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60.67pt" svg:height="613.96pt" svg:x="259.91pt" svg:y="3.49pt">
            <draw:object draw:notify-on-update-of-ranges="Sheet1.A1:Sheet1.A2048 Sheet1.B1:Sheet1.B2048 Sheet1.C1:Sheet1.C2048 Sheet1.D1:Sheet1.D20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49375" calcext:value-type="float">
            <text:p>0.49375</text:p>
          </table:table-cell>
          <table:table-cell office:value-type="float" office:value="0.247839" calcext:value-type="float">
            <text:p>0.24783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247839" calcext:value-type="float">
            <text:p>0.247839</text:p>
          </table:table-cell>
        </table:table-row>
        <table:table-row table:style-name="ro1">
          <table:table-cell office:value-type="float" office:value="0.731559" calcext:value-type="float">
            <text:p>0.731559</text:p>
          </table:table-cell>
          <table:table-cell office:value-type="float" office:value="0.36857" calcext:value-type="float">
            <text:p>0.36857</text:p>
          </table:table-cell>
          <table:table-cell office:value-type="float" office:value="0.731559" calcext:value-type="float">
            <text:p>0.731559</text:p>
          </table:table-cell>
          <table:table-cell office:value-type="float" office:value="0.36857" calcext:value-type="float">
            <text:p>0.36857</text:p>
          </table:table-cell>
        </table:table-row>
        <table:table-row table:style-name="ro1">
          <table:table-cell office:value-type="float" office:value="0.963712" calcext:value-type="float">
            <text:p>0.963712</text:p>
          </table:table-cell>
          <table:table-cell office:value-type="float" office:value="0.487245" calcext:value-type="float">
            <text:p>0.487245</text:p>
          </table:table-cell>
          <table:table-cell office:value-type="float" office:value="0.963712" calcext:value-type="float">
            <text:p>0.963712</text:p>
          </table:table-cell>
          <table:table-cell office:value-type="float" office:value="0.487246" calcext:value-type="float">
            <text:p>0.487246</text:p>
          </table:table-cell>
        </table:table-row>
        <table:table-row table:style-name="ro1">
          <table:table-cell office:value-type="float" office:value="1.19048" calcext:value-type="float">
            <text:p>1.19048</text:p>
          </table:table-cell>
          <table:table-cell office:value-type="float" office:value="0.603912" calcext:value-type="float">
            <text:p>0.603912</text:p>
          </table:table-cell>
          <table:table-cell office:value-type="float" office:value="1.190476" calcext:value-type="float">
            <text:p>1.190476</text:p>
          </table:table-cell>
          <table:table-cell office:value-type="float" office:value="0.603914" calcext:value-type="float">
            <text:p>0.603914</text:p>
          </table:table-cell>
        </table:table-row>
        <table:table-row table:style-name="ro1">
          <table:table-cell office:value-type="float" office:value="1.4121" calcext:value-type="float">
            <text:p>1.4121</text:p>
          </table:table-cell>
          <table:table-cell office:value-type="float" office:value="0.71862" calcext:value-type="float">
            <text:p>0.71862</text:p>
          </table:table-cell>
          <table:table-cell office:value-type="float" office:value="1.412097" calcext:value-type="float">
            <text:p>1.412097</text:p>
          </table:table-cell>
          <table:table-cell office:value-type="float" office:value="0.718623" calcext:value-type="float">
            <text:p>0.718623</text:p>
          </table:table-cell>
        </table:table-row>
        <table:table-row table:style-name="ro1">
          <table:table-cell office:value-type="float" office:value="1.62881" calcext:value-type="float">
            <text:p>1.62881</text:p>
          </table:table-cell>
          <table:table-cell office:value-type="float" office:value="0.831413" calcext:value-type="float">
            <text:p>0.831413</text:p>
          </table:table-cell>
          <table:table-cell office:value-type="float" office:value="1.628807" calcext:value-type="float">
            <text:p>1.628807</text:p>
          </table:table-cell>
          <table:table-cell office:value-type="float" office:value="0.831417" calcext:value-type="float">
            <text:p>0.831417</text:p>
          </table:table-cell>
        </table:table-row>
        <table:table-row table:style-name="ro1">
          <table:table-cell office:value-type="float" office:value="1.84082" calcext:value-type="float">
            <text:p>1.84082</text:p>
          </table:table-cell>
          <table:table-cell office:value-type="float" office:value="0.942335" calcext:value-type="float">
            <text:p>0.942335</text:p>
          </table:table-cell>
          <table:table-cell office:value-type="float" office:value="1.840821" calcext:value-type="float">
            <text:p>1.840821</text:p>
          </table:table-cell>
          <table:table-cell office:value-type="float" office:value="0.942341" calcext:value-type="float">
            <text:p>0.942341</text:p>
          </table:table-cell>
        </table:table-row>
        <table:table-row table:style-name="ro1">
          <table:table-cell office:value-type="float" office:value="2.04834" calcext:value-type="float">
            <text:p>2.04834</text:p>
          </table:table-cell>
          <table:table-cell office:value-type="float" office:value="1.05143" calcext:value-type="float">
            <text:p>1.05143</text:p>
          </table:table-cell>
          <table:table-cell office:value-type="float" office:value="2.04834" calcext:value-type="float">
            <text:p>2.04834</text:p>
          </table:table-cell>
          <table:table-cell office:value-type="float" office:value="1.051435" calcext:value-type="float">
            <text:p>1.051435</text:p>
          </table:table-cell>
        </table:table-row>
        <table:table-row table:style-name="ro1">
          <table:table-cell office:value-type="float" office:value="2.25155" calcext:value-type="float">
            <text:p>2.2515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2.251552" calcext:value-type="float">
            <text:p>2.251552</text:p>
          </table:table-cell>
          <table:table-cell office:value-type="float" office:value="1.158741" calcext:value-type="float">
            <text:p>1.158741</text:p>
          </table:table-cell>
        </table:table-row>
        <table:table-row table:style-name="ro1">
          <table:table-cell office:value-type="float" office:value="2.45063" calcext:value-type="float">
            <text:p>2.45063</text:p>
          </table:table-cell>
          <table:table-cell office:value-type="float" office:value="1.26429" calcext:value-type="float">
            <text:p>1.26429</text:p>
          </table:table-cell>
          <table:table-cell office:value-type="float" office:value="2.450635" calcext:value-type="float">
            <text:p>2.450635</text:p>
          </table:table-cell>
          <table:table-cell office:value-type="float" office:value="1.264297" calcext:value-type="float">
            <text:p>1.264297</text:p>
          </table:table-cell>
        </table:table-row>
        <table:table-row table:style-name="ro1">
          <table:table-cell office:value-type="float" office:value="2.64575" calcext:value-type="float">
            <text:p>2.64575</text:p>
          </table:table-cell>
          <table:table-cell office:value-type="float" office:value="1.36813" calcext:value-type="float">
            <text:p>1.36813</text:p>
          </table:table-cell>
          <table:table-cell office:value-type="float" office:value="2.645754" calcext:value-type="float">
            <text:p>2.645754</text:p>
          </table:table-cell>
          <table:table-cell office:value-type="float" office:value="1.36814" calcext:value-type="float">
            <text:p>1.36814</text:p>
          </table:table-cell>
        </table:table-row>
        <table:table-row table:style-name="ro1">
          <table:table-cell office:value-type="float" office:value="2.83707" calcext:value-type="float">
            <text:p>2.83707</text:p>
          </table:table-cell>
          <table:table-cell office:value-type="float" office:value="1.47029" calcext:value-type="float">
            <text:p>1.47029</text:p>
          </table:table-cell>
          <table:table-cell office:value-type="float" office:value="2.837066" calcext:value-type="float">
            <text:p>2.837066</text:p>
          </table:table-cell>
          <table:table-cell office:value-type="float" office:value="1.470306" calcext:value-type="float">
            <text:p>1.470306</text:p>
          </table:table-cell>
        </table:table-row>
        <table:table-row table:style-name="ro1">
          <table:table-cell office:value-type="float" office:value="3.02472" calcext:value-type="float">
            <text:p>3.02472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3.024718" calcext:value-type="float">
            <text:p>3.024718</text:p>
          </table:table-cell>
          <table:table-cell office:value-type="float" office:value="1.57083" calcext:value-type="float">
            <text:p>1.57083</text:p>
          </table:table-cell>
        </table:table-row>
        <table:table-row table:style-name="ro1">
          <table:table-cell office:value-type="float" office:value="3.20885" calcext:value-type="float">
            <text:p>3.20885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3.208849" calcext:value-type="float">
            <text:p>3.208849</text:p>
          </table:table-cell>
          <table:table-cell office:value-type="float" office:value="1.669745" calcext:value-type="float">
            <text:p>1.669745</text:p>
          </table:table-cell>
        </table:table-row>
        <table:table-row table:style-name="ro1">
          <table:table-cell office:value-type="float" office:value="3.38959" calcext:value-type="float">
            <text:p>3.38959</text:p>
          </table:table-cell>
          <table:table-cell office:value-type="float" office:value="1.76706" calcext:value-type="float">
            <text:p>1.76706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1.767082" calcext:value-type="float">
            <text:p>1.767082</text:p>
          </table:table-cell>
        </table:table-row>
        <table:table-row table:style-name="ro1">
          <table:table-cell office:value-type="float" office:value="3.56706" calcext:value-type="float">
            <text:p>3.56706</text:p>
          </table:table-cell>
          <table:table-cell office:value-type="float" office:value="1.86285" calcext:value-type="float">
            <text:p>1.86285</text:p>
          </table:table-cell>
          <table:table-cell office:value-type="float" office:value="3.567063" calcext:value-type="float">
            <text:p>3.567063</text:p>
          </table:table-cell>
          <table:table-cell office:value-type="float" office:value="1.862874" calcext:value-type="float">
            <text:p>1.862874</text:p>
          </table:table-cell>
        </table:table-row>
        <table:table-row table:style-name="ro1">
          <table:table-cell office:value-type="float" office:value="3.74139" calcext:value-type="float">
            <text:p>3.74139</text:p>
          </table:table-cell>
          <table:table-cell office:value-type="float" office:value="1.95712" calcext:value-type="float">
            <text:p>1.95712</text:p>
          </table:table-cell>
          <table:table-cell office:value-type="float" office:value="3.741387" calcext:value-type="float">
            <text:p>3.741387</text:p>
          </table:table-cell>
          <table:table-cell office:value-type="float" office:value="1.95715" calcext:value-type="float">
            <text:p>1.95715</text:p>
          </table:table-cell>
        </table:table-row>
        <table:table-row table:style-name="ro1">
          <table:table-cell office:value-type="float" office:value="3.91267" calcext:value-type="float">
            <text:p>3.91267</text:p>
          </table:table-cell>
          <table:table-cell office:value-type="float" office:value="2.04991" calcext:value-type="float">
            <text:p>2.04991</text:p>
          </table:table-cell>
          <table:table-cell office:value-type="float" office:value="3.912673" calcext:value-type="float">
            <text:p>3.912673</text:p>
          </table:table-cell>
          <table:table-cell office:value-type="float" office:value="2.049938" calcext:value-type="float">
            <text:p>2.049938</text:p>
          </table:table-cell>
        </table:table-row>
        <table:table-row table:style-name="ro1">
          <table:table-cell office:value-type="float" office:value="4.08102" calcext:value-type="float">
            <text:p>4.08102</text:p>
          </table:table-cell>
          <table:table-cell office:value-type="float" office:value="2.14123" calcext:value-type="float">
            <text:p>2.14123</text:p>
          </table:table-cell>
          <table:table-cell office:value-type="float" office:value="4.081024" calcext:value-type="float">
            <text:p>4.081024</text:p>
          </table:table-cell>
          <table:table-cell office:value-type="float" office:value="2.141267" calcext:value-type="float">
            <text:p>2.141267</text:p>
          </table:table-cell>
        </table:table-row>
        <table:table-row table:style-name="ro1">
          <table:table-cell office:value-type="float" office:value="4.24654" calcext:value-type="float">
            <text:p>4.24654</text:p>
          </table:table-cell>
          <table:table-cell office:value-type="float" office:value="2.23113" calcext:value-type="float">
            <text:p>2.23113</text:p>
          </table:table-cell>
          <table:table-cell office:value-type="float" office:value="4.246541" calcext:value-type="float">
            <text:p>4.246541</text:p>
          </table:table-cell>
          <table:table-cell office:value-type="float" office:value="2.231163" calcext:value-type="float">
            <text:p>2.231163</text:p>
          </table:table-cell>
        </table:table-row>
        <table:table-row table:style-name="ro1">
          <table:table-cell office:value-type="float" office:value="4.40932" calcext:value-type="float">
            <text:p>4.40932</text:p>
          </table:table-cell>
          <table:table-cell office:value-type="float" office:value="2.31961" calcext:value-type="float">
            <text:p>2.31961</text:p>
          </table:table-cell>
          <table:table-cell office:value-type="float" office:value="4.409318" calcext:value-type="float">
            <text:p>4.409318</text:p>
          </table:table-cell>
          <table:table-cell office:value-type="float" office:value="2.319653" calcext:value-type="float">
            <text:p>2.319653</text:p>
          </table:table-cell>
        </table:table-row>
        <table:table-row table:style-name="ro1">
          <table:table-cell office:value-type="float" office:value="4.56945" calcext:value-type="float">
            <text:p>4.56945</text:p>
          </table:table-cell>
          <table:table-cell office:value-type="float" office:value="2.40672" calcext:value-type="float">
            <text:p>2.40672</text:p>
          </table:table-cell>
          <table:table-cell office:value-type="float" office:value="4.569446" calcext:value-type="float">
            <text:p>4.569446</text:p>
          </table:table-cell>
          <table:table-cell office:value-type="float" office:value="2.406761" calcext:value-type="float">
            <text:p>2.406761</text:p>
          </table:table-cell>
        </table:table-row>
        <table:table-row table:style-name="ro1">
          <table:table-cell office:value-type="float" office:value="4.72701" calcext:value-type="float">
            <text:p>4.72701</text:p>
          </table:table-cell>
          <table:table-cell office:value-type="float" office:value="2.49246" calcext:value-type="float">
            <text:p>2.49246</text:p>
          </table:table-cell>
          <table:table-cell office:value-type="float" office:value="4.72701" calcext:value-type="float">
            <text:p>4.72701</text:p>
          </table:table-cell>
          <table:table-cell office:value-type="float" office:value="2.492511" calcext:value-type="float">
            <text:p>2.492511</text:p>
          </table:table-cell>
        </table:table-row>
        <table:table-row table:style-name="ro1">
          <table:table-cell office:value-type="float" office:value="4.88209" calcext:value-type="float">
            <text:p>4.88209</text:p>
          </table:table-cell>
          <table:table-cell office:value-type="float" office:value="2.57688" calcext:value-type="float">
            <text:p>2.57688</text:p>
          </table:table-cell>
          <table:table-cell office:value-type="float" office:value="4.882091" calcext:value-type="float">
            <text:p>4.882091</text:p>
          </table:table-cell>
          <table:table-cell office:value-type="float" office:value="2.576928" calcext:value-type="float">
            <text:p>2.576928</text:p>
          </table:table-cell>
        </table:table-row>
        <table:table-row table:style-name="ro1">
          <table:table-cell office:value-type="float" office:value="5.03477" calcext:value-type="float">
            <text:p>5.03477</text:p>
          </table:table-cell>
          <table:table-cell office:value-type="float" office:value="2.65998" calcext:value-type="float">
            <text:p>2.65998</text:p>
          </table:table-cell>
          <table:table-cell office:value-type="float" office:value="5.034767" calcext:value-type="float">
            <text:p>5.034767</text:p>
          </table:table-cell>
          <table:table-cell office:value-type="float" office:value="2.660033" calcext:value-type="float">
            <text:p>2.660033</text:p>
          </table:table-cell>
        </table:table-row>
        <table:table-row table:style-name="ro1">
          <table:table-cell office:value-type="float" office:value="5.18511" calcext:value-type="float">
            <text:p>5.18511</text:p>
          </table:table-cell>
          <table:table-cell office:value-type="float" office:value="2.74179" calcext:value-type="float">
            <text:p>2.74179</text:p>
          </table:table-cell>
          <table:table-cell office:value-type="float" office:value="5.185112" calcext:value-type="float">
            <text:p>5.185112</text:p>
          </table:table-cell>
          <table:table-cell office:value-type="float" office:value="2.74185" calcext:value-type="float">
            <text:p>2.74185</text:p>
          </table:table-cell>
        </table:table-row>
        <table:table-row table:style-name="ro1">
          <table:table-cell office:value-type="float" office:value="5.3332" calcext:value-type="float">
            <text:p>5.3332</text:p>
          </table:table-cell>
          <table:table-cell office:value-type="float" office:value="2.82233" calcext:value-type="float">
            <text:p>2.82233</text:p>
          </table:table-cell>
          <table:table-cell office:value-type="float" office:value="5.333197" calcext:value-type="float">
            <text:p>5.333197</text:p>
          </table:table-cell>
          <table:table-cell office:value-type="float" office:value="2.822398" calcext:value-type="float">
            <text:p>2.822398</text:p>
          </table:table-cell>
        </table:table-row>
        <table:table-row table:style-name="ro1">
          <table:table-cell office:value-type="float" office:value="5.47909" calcext:value-type="float">
            <text:p>5.47909</text:p>
          </table:table-cell>
          <table:table-cell office:value-type="float" office:value="2.90163" calcext:value-type="float">
            <text:p>2.90163</text:p>
          </table:table-cell>
          <table:table-cell office:value-type="float" office:value="5.479089" calcext:value-type="float">
            <text:p>5.479089</text:p>
          </table:table-cell>
          <table:table-cell office:value-type="float" office:value="2.901699" calcext:value-type="float">
            <text:p>2.901699</text:p>
          </table:table-cell>
        </table:table-row>
        <table:table-row table:style-name="ro1">
          <table:table-cell office:value-type="float" office:value="5.62285" calcext:value-type="float">
            <text:p>5.62285</text:p>
          </table:table-cell>
          <table:table-cell office:value-type="float" office:value="2.9797" calcext:value-type="float">
            <text:p>2.9797</text:p>
          </table:table-cell>
          <table:table-cell office:value-type="float" office:value="5.622852" calcext:value-type="float">
            <text:p>5.622852</text:p>
          </table:table-cell>
          <table:table-cell office:value-type="float" office:value="2.979773" calcext:value-type="float">
            <text:p>2.979773</text:p>
          </table:table-cell>
        </table:table-row>
        <table:table-row table:style-name="ro1">
          <table:table-cell office:value-type="float" office:value="5.76455" calcext:value-type="float">
            <text:p>5.76455</text:p>
          </table:table-cell>
          <table:table-cell office:value-type="float" office:value="3.05656" calcext:value-type="float">
            <text:p>3.05656</text:p>
          </table:table-cell>
          <table:table-cell office:value-type="float" office:value="5.764549" calcext:value-type="float">
            <text:p>5.764549</text:p>
          </table:table-cell>
          <table:table-cell office:value-type="float" office:value="3.056638" calcext:value-type="float">
            <text:p>3.056638</text:p>
          </table:table-cell>
        </table:table-row>
        <table:table-row table:style-name="ro1">
          <table:table-cell office:value-type="float" office:value="5.90424" calcext:value-type="float">
            <text:p>5.90424</text:p>
          </table:table-cell>
          <table:table-cell office:value-type="float" office:value="3.13223" calcext:value-type="float">
            <text:p>3.13223</text:p>
          </table:table-cell>
          <table:table-cell office:value-type="float" office:value="5.904237" calcext:value-type="float">
            <text:p>5.904237</text:p>
          </table:table-cell>
          <table:table-cell office:value-type="float" office:value="3.132314" calcext:value-type="float">
            <text:p>3.132314</text:p>
          </table:table-cell>
        </table:table-row>
        <table:table-row table:style-name="ro1">
          <table:table-cell office:value-type="float" office:value="6.04197" calcext:value-type="float">
            <text:p>6.04197</text:p>
          </table:table-cell>
          <table:table-cell office:value-type="float" office:value="3.20673" calcext:value-type="float">
            <text:p>3.20673</text:p>
          </table:table-cell>
          <table:table-cell office:value-type="float" office:value="6.041975" calcext:value-type="float">
            <text:p>6.041975</text:p>
          </table:table-cell>
          <table:table-cell office:value-type="float" office:value="3.206819" calcext:value-type="float">
            <text:p>3.206819</text:p>
          </table:table-cell>
        </table:table-row>
        <table:table-row table:style-name="ro1">
          <table:table-cell office:value-type="float" office:value="6.17782" calcext:value-type="float">
            <text:p>6.17782</text:p>
          </table:table-cell>
          <table:table-cell office:value-type="float" office:value="3.28008" calcext:value-type="float">
            <text:p>3.28008</text:p>
          </table:table-cell>
          <table:table-cell office:value-type="float" office:value="6.177815" calcext:value-type="float">
            <text:p>6.177815</text:p>
          </table:table-cell>
          <table:table-cell office:value-type="float" office:value="3.28017" calcext:value-type="float">
            <text:p>3.28017</text:p>
          </table:table-cell>
        </table:table-row>
        <table:table-row table:style-name="ro1">
          <table:table-cell office:value-type="float" office:value="6.31181" calcext:value-type="float">
            <text:p>6.31181</text:p>
          </table:table-cell>
          <table:table-cell office:value-type="float" office:value="3.35229" calcext:value-type="float">
            <text:p>3.35229</text:p>
          </table:table-cell>
          <table:table-cell office:value-type="float" office:value="6.31181" calcext:value-type="float">
            <text:p>6.31181</text:p>
          </table:table-cell>
          <table:table-cell office:value-type="float" office:value="3.352385" calcext:value-type="float">
            <text:p>3.352385</text:p>
          </table:table-cell>
        </table:table-row>
        <table:table-row table:style-name="ro1">
          <table:table-cell office:value-type="float" office:value="6.44401" calcext:value-type="float">
            <text:p>6.44401</text:p>
          </table:table-cell>
          <table:table-cell office:value-type="float" office:value="3.42337" calcext:value-type="float">
            <text:p>3.42337</text:p>
          </table:table-cell>
          <table:table-cell office:value-type="float" office:value="6.44401" calcext:value-type="float">
            <text:p>6.44401</text:p>
          </table:table-cell>
          <table:table-cell office:value-type="float" office:value="3.42348" calcext:value-type="float">
            <text:p>3.42348</text:p>
          </table:table-cell>
        </table:table-row>
        <table:table-row table:style-name="ro1">
          <table:table-cell office:value-type="float" office:value="6.57446" calcext:value-type="float">
            <text:p>6.57446</text:p>
          </table:table-cell>
          <table:table-cell office:value-type="float" office:value="3.49336" calcext:value-type="float">
            <text:p>3.49336</text:p>
          </table:table-cell>
          <table:table-cell office:value-type="float" office:value="6.574462" calcext:value-type="float">
            <text:p>6.574462</text:p>
          </table:table-cell>
          <table:table-cell office:value-type="float" office:value="3.49347" calcext:value-type="float">
            <text:p>3.49347</text:p>
          </table:table-cell>
        </table:table-row>
        <table:table-row table:style-name="ro1">
          <table:table-cell office:value-type="float" office:value="6.70321" calcext:value-type="float">
            <text:p>6.70321</text:p>
          </table:table-cell>
          <table:table-cell office:value-type="float" office:value="3.56226" calcext:value-type="float">
            <text:p>3.56226</text:p>
          </table:table-cell>
          <table:table-cell office:value-type="float" office:value="6.703212" calcext:value-type="float">
            <text:p>6.703212</text:p>
          </table:table-cell>
          <table:table-cell office:value-type="float" office:value="3.562372" calcext:value-type="float">
            <text:p>3.562372</text:p>
          </table:table-cell>
        </table:table-row>
        <table:table-row table:style-name="ro1">
          <table:table-cell office:value-type="float" office:value="6.8303" calcext:value-type="float">
            <text:p>6.8303</text:p>
          </table:table-cell>
          <table:table-cell office:value-type="float" office:value="3.63008" calcext:value-type="float">
            <text:p>3.63008</text:p>
          </table:table-cell>
          <table:table-cell office:value-type="float" office:value="6.830305" calcext:value-type="float">
            <text:p>6.830305</text:p>
          </table:table-cell>
          <table:table-cell office:value-type="float" office:value="3.630201" calcext:value-type="float">
            <text:p>3.630201</text:p>
          </table:table-cell>
        </table:table-row>
        <table:table-row table:style-name="ro1">
          <table:table-cell office:value-type="float" office:value="6.95578" calcext:value-type="float">
            <text:p>6.95578</text:p>
          </table:table-cell>
          <table:table-cell office:value-type="float" office:value="3.69684" calcext:value-type="float">
            <text:p>3.69684</text:p>
          </table:table-cell>
          <table:table-cell office:value-type="float" office:value="6.955782" calcext:value-type="float">
            <text:p>6.955782</text:p>
          </table:table-cell>
          <table:table-cell office:value-type="float" office:value="3.696972" calcext:value-type="float">
            <text:p>3.696972</text:p>
          </table:table-cell>
        </table:table-row>
        <table:table-row table:style-name="ro1">
          <table:table-cell office:value-type="float" office:value="7.07968" calcext:value-type="float">
            <text:p>7.07968</text:p>
          </table:table-cell>
          <table:table-cell office:value-type="float" office:value="3.76256" calcext:value-type="float">
            <text:p>3.76256</text:p>
          </table:table-cell>
          <table:table-cell office:value-type="float" office:value="7.079685" calcext:value-type="float">
            <text:p>7.079685</text:p>
          </table:table-cell>
          <table:table-cell office:value-type="float" office:value="3.762697" calcext:value-type="float">
            <text:p>3.762697</text:p>
          </table:table-cell>
        </table:table-row>
        <table:table-row table:style-name="ro1">
          <table:table-cell office:value-type="float" office:value="7.20205" calcext:value-type="float">
            <text:p>7.20205</text:p>
          </table:table-cell>
          <table:table-cell office:value-type="float" office:value="3.82725" calcext:value-type="float">
            <text:p>3.82725</text:p>
          </table:table-cell>
          <table:table-cell office:value-type="float" office:value="7.202052" calcext:value-type="float">
            <text:p>7.202052</text:p>
          </table:table-cell>
          <table:table-cell office:value-type="float" office:value="3.827393" calcext:value-type="float">
            <text:p>3.827393</text:p>
          </table:table-cell>
        </table:table-row>
        <table:table-row table:style-name="ro1">
          <table:table-cell office:value-type="float" office:value="7.32292" calcext:value-type="float">
            <text:p>7.32292</text:p>
          </table:table-cell>
          <table:table-cell office:value-type="float" office:value="3.89092" calcext:value-type="float">
            <text:p>3.89092</text:p>
          </table:table-cell>
          <table:table-cell office:value-type="float" office:value="7.322922" calcext:value-type="float">
            <text:p>7.322922</text:p>
          </table:table-cell>
          <table:table-cell office:value-type="float" office:value="3.891071" calcext:value-type="float">
            <text:p>3.891071</text:p>
          </table:table-cell>
        </table:table-row>
        <table:table-row table:style-name="ro1">
          <table:table-cell office:value-type="float" office:value="7.44233" calcext:value-type="float">
            <text:p>7.44233</text:p>
          </table:table-cell>
          <table:table-cell office:value-type="float" office:value="3.95359" calcext:value-type="float">
            <text:p>3.95359</text:p>
          </table:table-cell>
          <table:table-cell office:value-type="float" office:value="7.442332" calcext:value-type="float">
            <text:p>7.442332</text:p>
          </table:table-cell>
          <table:table-cell office:value-type="float" office:value="3.953745" calcext:value-type="float">
            <text:p>3.953745</text:p>
          </table:table-cell>
        </table:table-row>
        <table:table-row table:style-name="ro1">
          <table:table-cell office:value-type="float" office:value="7.56032" calcext:value-type="float">
            <text:p>7.56032</text:p>
          </table:table-cell>
          <table:table-cell office:value-type="float" office:value="4.01527" calcext:value-type="float">
            <text:p>4.01527</text:p>
          </table:table-cell>
          <table:table-cell office:value-type="float" office:value="7.560315" calcext:value-type="float">
            <text:p>7.560315</text:p>
          </table:table-cell>
          <table:table-cell office:value-type="float" office:value="4.015428" calcext:value-type="float">
            <text:p>4.015428</text:p>
          </table:table-cell>
        </table:table-row>
        <table:table-row table:style-name="ro1">
          <table:table-cell office:value-type="float" office:value="7.67691" calcext:value-type="float">
            <text:p>7.67691</text:p>
          </table:table-cell>
          <table:table-cell office:value-type="float" office:value="4.07597" calcext:value-type="float">
            <text:p>4.07597</text:p>
          </table:table-cell>
          <table:table-cell office:value-type="float" office:value="7.676906" calcext:value-type="float">
            <text:p>7.676906</text:p>
          </table:table-cell>
          <table:table-cell office:value-type="float" office:value="4.076132" calcext:value-type="float">
            <text:p>4.076132</text:p>
          </table:table-cell>
        </table:table-row>
        <table:table-row table:style-name="ro1">
          <table:table-cell office:value-type="float" office:value="7.79214" calcext:value-type="float">
            <text:p>7.79214</text:p>
          </table:table-cell>
          <table:table-cell office:value-type="float" office:value="4.1357" calcext:value-type="float">
            <text:p>4.1357</text:p>
          </table:table-cell>
          <table:table-cell office:value-type="float" office:value="7.792139" calcext:value-type="float">
            <text:p>7.792139</text:p>
          </table:table-cell>
          <table:table-cell office:value-type="float" office:value="4.135869" calcext:value-type="float">
            <text:p>4.135869</text:p>
          </table:table-cell>
        </table:table-row>
        <table:table-row table:style-name="ro1">
          <table:table-cell office:value-type="float" office:value="7.90604" calcext:value-type="float">
            <text:p>7.90604</text:p>
          </table:table-cell>
          <table:table-cell office:value-type="float" office:value="4.19447" calcext:value-type="float">
            <text:p>4.19447</text:p>
          </table:table-cell>
          <table:table-cell office:value-type="float" office:value="7.906043" calcext:value-type="float">
            <text:p>7.906043</text:p>
          </table:table-cell>
          <table:table-cell office:value-type="float" office:value="4.19465" calcext:value-type="float">
            <text:p>4.19465</text:p>
          </table:table-cell>
        </table:table-row>
        <table:table-row table:style-name="ro1">
          <table:table-cell office:value-type="float" office:value="8.01865" calcext:value-type="float">
            <text:p>8.01865</text:p>
          </table:table-cell>
          <table:table-cell office:value-type="float" office:value="4.2523" calcext:value-type="float">
            <text:p>4.2523</text:p>
          </table:table-cell>
          <table:table-cell office:value-type="float" office:value="8.018649" calcext:value-type="float">
            <text:p>8.018649</text:p>
          </table:table-cell>
          <table:table-cell office:value-type="float" office:value="4.252487" calcext:value-type="float">
            <text:p>4.252487</text:p>
          </table:table-cell>
        </table:table-row>
        <table:table-row table:style-name="ro1">
          <table:table-cell office:value-type="float" office:value="8.12999" calcext:value-type="float">
            <text:p>8.12999</text:p>
          </table:table-cell>
          <table:table-cell office:value-type="float" office:value="4.3092" calcext:value-type="float">
            <text:p>4.3092</text:p>
          </table:table-cell>
          <table:table-cell office:value-type="float" office:value="8.129988" calcext:value-type="float">
            <text:p>8.129988</text:p>
          </table:table-cell>
          <table:table-cell office:value-type="float" office:value="4.309392" calcext:value-type="float">
            <text:p>4.309392</text:p>
          </table:table-cell>
        </table:table-row>
        <table:table-row table:style-name="ro1">
          <table:table-cell office:value-type="float" office:value="8.24009" calcext:value-type="float">
            <text:p>8.24009</text:p>
          </table:table-cell>
          <table:table-cell office:value-type="float" office:value="4.36517" calcext:value-type="float">
            <text:p>4.36517</text:p>
          </table:table-cell>
          <table:table-cell office:value-type="float" office:value="8.240087" calcext:value-type="float">
            <text:p>8.240087</text:p>
          </table:table-cell>
          <table:table-cell office:value-type="float" office:value="4.365373" calcext:value-type="float">
            <text:p>4.365373</text:p>
          </table:table-cell>
        </table:table-row>
        <table:table-row table:style-name="ro1">
          <table:table-cell office:value-type="float" office:value="8.34897" calcext:value-type="float">
            <text:p>8.34897</text:p>
          </table:table-cell>
          <table:table-cell office:value-type="float" office:value="4.42023" calcext:value-type="float">
            <text:p>4.42023</text:p>
          </table:table-cell>
          <table:table-cell office:value-type="float" office:value="8.348974" calcext:value-type="float">
            <text:p>8.348974</text:p>
          </table:table-cell>
          <table:table-cell office:value-type="float" office:value="4.420443" calcext:value-type="float">
            <text:p>4.420443</text:p>
          </table:table-cell>
        </table:table-row>
        <table:table-row table:style-name="ro1">
          <table:table-cell office:value-type="float" office:value="8.45668" calcext:value-type="float">
            <text:p>8.45668</text:p>
          </table:table-cell>
          <table:table-cell office:value-type="float" office:value="4.4744" calcext:value-type="float">
            <text:p>4.4744</text:p>
          </table:table-cell>
          <table:table-cell office:value-type="float" office:value="8.456676" calcext:value-type="float">
            <text:p>8.456676</text:p>
          </table:table-cell>
          <table:table-cell office:value-type="float" office:value="4.474611" calcext:value-type="float">
            <text:p>4.474611</text:p>
          </table:table-cell>
        </table:table-row>
        <table:table-row table:style-name="ro1">
          <table:table-cell office:value-type="float" office:value="8.56322" calcext:value-type="float">
            <text:p>8.56322</text:p>
          </table:table-cell>
          <table:table-cell office:value-type="float" office:value="4.52766" calcext:value-type="float">
            <text:p>4.52766</text:p>
          </table:table-cell>
          <table:table-cell office:value-type="float" office:value="8.563217" calcext:value-type="float">
            <text:p>8.563217</text:p>
          </table:table-cell>
          <table:table-cell office:value-type="float" office:value="4.527888" calcext:value-type="float">
            <text:p>4.527888</text:p>
          </table:table-cell>
        </table:table-row>
        <table:table-row table:style-name="ro1">
          <table:table-cell office:value-type="float" office:value="8.66862" calcext:value-type="float">
            <text:p>8.66862</text:p>
          </table:table-cell>
          <table:table-cell office:value-type="float" office:value="4.58005" calcext:value-type="float">
            <text:p>4.58005</text:p>
          </table:table-cell>
          <table:table-cell office:value-type="float" office:value="8.668623" calcext:value-type="float">
            <text:p>8.668623</text:p>
          </table:table-cell>
          <table:table-cell office:value-type="float" office:value="4.580281" calcext:value-type="float">
            <text:p>4.580281</text:p>
          </table:table-cell>
        </table:table-row>
        <table:table-row table:style-name="ro1">
          <table:table-cell office:value-type="float" office:value="8.77292" calcext:value-type="float">
            <text:p>8.77292</text:p>
          </table:table-cell>
          <table:table-cell office:value-type="float" office:value="4.63156" calcext:value-type="float">
            <text:p>4.63156</text:p>
          </table:table-cell>
          <table:table-cell office:value-type="float" office:value="8.772918" calcext:value-type="float">
            <text:p>8.772918</text:p>
          </table:table-cell>
          <table:table-cell office:value-type="float" office:value="4.631802" calcext:value-type="float">
            <text:p>4.631802</text:p>
          </table:table-cell>
        </table:table-row>
        <table:table-row table:style-name="ro1">
          <table:table-cell office:value-type="float" office:value="8.87613" calcext:value-type="float">
            <text:p>8.87613</text:p>
          </table:table-cell>
          <table:table-cell office:value-type="float" office:value="4.68221" calcext:value-type="float">
            <text:p>4.68221</text:p>
          </table:table-cell>
          <table:table-cell office:value-type="float" office:value="8.876126" calcext:value-type="float">
            <text:p>8.876126</text:p>
          </table:table-cell>
          <table:table-cell office:value-type="float" office:value="4.682459" calcext:value-type="float">
            <text:p>4.682459</text:p>
          </table:table-cell>
        </table:table-row>
        <table:table-row table:style-name="ro1">
          <table:table-cell office:value-type="float" office:value="8.97827" calcext:value-type="float">
            <text:p>8.97827</text:p>
          </table:table-cell>
          <table:table-cell office:value-type="float" office:value="4.732" calcext:value-type="float">
            <text:p>4.732</text:p>
          </table:table-cell>
          <table:table-cell office:value-type="float" office:value="8.978268" calcext:value-type="float">
            <text:p>8.978268</text:p>
          </table:table-cell>
          <table:table-cell office:value-type="float" office:value="4.73226" calcext:value-type="float">
            <text:p>4.73226</text:p>
          </table:table-cell>
        </table:table-row>
        <table:table-row table:style-name="ro1">
          <table:table-cell office:value-type="float" office:value="9.07937" calcext:value-type="float">
            <text:p>9.07937</text:p>
          </table:table-cell>
          <table:table-cell office:value-type="float" office:value="4.78095" calcext:value-type="float">
            <text:p>4.78095</text:p>
          </table:table-cell>
          <table:table-cell office:value-type="float" office:value="9.079367" calcext:value-type="float">
            <text:p>9.079367</text:p>
          </table:table-cell>
          <table:table-cell office:value-type="float" office:value="4.781215" calcext:value-type="float">
            <text:p>4.781215</text:p>
          </table:table-cell>
        </table:table-row>
        <table:table-row table:style-name="ro1">
          <table:table-cell office:value-type="float" office:value="9.17944" calcext:value-type="float">
            <text:p>9.17944</text:p>
          </table:table-cell>
          <table:table-cell office:value-type="float" office:value="4.82906" calcext:value-type="float">
            <text:p>4.82906</text:p>
          </table:table-cell>
          <table:table-cell office:value-type="float" office:value="9.179444" calcext:value-type="float">
            <text:p>9.179444</text:p>
          </table:table-cell>
          <table:table-cell office:value-type="float" office:value="4.829332" calcext:value-type="float">
            <text:p>4.829332</text:p>
          </table:table-cell>
        </table:table-row>
        <table:table-row table:style-name="ro1">
          <table:table-cell office:value-type="float" office:value="9.27852" calcext:value-type="float">
            <text:p>9.27852</text:p>
          </table:table-cell>
          <table:table-cell office:value-type="float" office:value="4.87634" calcext:value-type="float">
            <text:p>4.87634</text:p>
          </table:table-cell>
          <table:table-cell office:value-type="float" office:value="9.278519" calcext:value-type="float">
            <text:p>9.278519</text:p>
          </table:table-cell>
          <table:table-cell office:value-type="float" office:value="4.876619" calcext:value-type="float">
            <text:p>4.876619</text:p>
          </table:table-cell>
        </table:table-row>
        <table:table-row table:style-name="ro1">
          <table:table-cell office:value-type="float" office:value="9.37661" calcext:value-type="float">
            <text:p>9.37661</text:p>
          </table:table-cell>
          <table:table-cell office:value-type="float" office:value="4.92279" calcext:value-type="float">
            <text:p>4.92279</text:p>
          </table:table-cell>
          <table:table-cell office:value-type="float" office:value="9.376613" calcext:value-type="float">
            <text:p>9.376613</text:p>
          </table:table-cell>
          <table:table-cell office:value-type="float" office:value="4.923083" calcext:value-type="float">
            <text:p>4.923083</text:p>
          </table:table-cell>
        </table:table-row>
        <table:table-row table:style-name="ro1">
          <table:table-cell office:value-type="float" office:value="9.47374" calcext:value-type="float">
            <text:p>9.47374</text:p>
          </table:table-cell>
          <table:table-cell office:value-type="float" office:value="4.96843" calcext:value-type="float">
            <text:p>4.96843</text:p>
          </table:table-cell>
          <table:table-cell office:value-type="float" office:value="9.473744" calcext:value-type="float">
            <text:p>9.473744</text:p>
          </table:table-cell>
          <table:table-cell office:value-type="float" office:value="4.968733" calcext:value-type="float">
            <text:p>4.968733</text:p>
          </table:table-cell>
        </table:table-row>
        <table:table-row table:style-name="ro1">
          <table:table-cell office:value-type="float" office:value="9.56993" calcext:value-type="float">
            <text:p>9.56993</text:p>
          </table:table-cell>
          <table:table-cell office:value-type="float" office:value="5.01327" calcext:value-type="float">
            <text:p>5.01327</text:p>
          </table:table-cell>
          <table:table-cell office:value-type="float" office:value="9.569932" calcext:value-type="float">
            <text:p>9.569932</text:p>
          </table:table-cell>
          <table:table-cell office:value-type="float" office:value="5.013576" calcext:value-type="float">
            <text:p>5.013576</text:p>
          </table:table-cell>
        </table:table-row>
        <table:table-row table:style-name="ro1">
          <table:table-cell office:value-type="float" office:value="9.6652" calcext:value-type="float">
            <text:p>9.6652</text:p>
          </table:table-cell>
          <table:table-cell office:value-type="float" office:value="5.0573" calcext:value-type="float">
            <text:p>5.0573</text:p>
          </table:table-cell>
          <table:table-cell office:value-type="float" office:value="9.665195" calcext:value-type="float">
            <text:p>9.665195</text:p>
          </table:table-cell>
          <table:table-cell office:value-type="float" office:value="5.05762" calcext:value-type="float">
            <text:p>5.05762</text:p>
          </table:table-cell>
        </table:table-row>
        <table:table-row table:style-name="ro1">
          <table:table-cell office:value-type="float" office:value="9.75955" calcext:value-type="float">
            <text:p>9.75955</text:p>
          </table:table-cell>
          <table:table-cell office:value-type="float" office:value="5.10055" calcext:value-type="float">
            <text:p>5.10055</text:p>
          </table:table-cell>
          <table:table-cell office:value-type="float" office:value="9.759551" calcext:value-type="float">
            <text:p>9.759551</text:p>
          </table:table-cell>
          <table:table-cell office:value-type="float" office:value="5.100871" calcext:value-type="float">
            <text:p>5.100871</text:p>
          </table:table-cell>
        </table:table-row>
        <table:table-row table:style-name="ro1">
          <table:table-cell office:value-type="float" office:value="9.85302" calcext:value-type="float">
            <text:p>9.85302</text:p>
          </table:table-cell>
          <table:table-cell office:value-type="float" office:value="5.143" calcext:value-type="float">
            <text:p>5.143</text:p>
          </table:table-cell>
          <table:table-cell office:value-type="float" office:value="9.853016" calcext:value-type="float">
            <text:p>9.853016</text:p>
          </table:table-cell>
          <table:table-cell office:value-type="float" office:value="5.143336" calcext:value-type="float">
            <text:p>5.143336</text:p>
          </table:table-cell>
        </table:table-row>
        <table:table-row table:style-name="ro1">
          <table:table-cell office:value-type="float" office:value="9.94561" calcext:value-type="float">
            <text:p>9.94561</text:p>
          </table:table-cell>
          <table:table-cell office:value-type="float" office:value="5.18468" calcext:value-type="float">
            <text:p>5.18468</text:p>
          </table:table-cell>
          <table:table-cell office:value-type="float" office:value="9.945607" calcext:value-type="float">
            <text:p>9.945607</text:p>
          </table:table-cell>
          <table:table-cell office:value-type="float" office:value="5.185023" calcext:value-type="float">
            <text:p>5.185023</text:p>
          </table:table-cell>
        </table:table-row>
        <table:table-row table:style-name="ro1">
          <table:table-cell office:value-type="float" office:value="10.0373" calcext:value-type="float">
            <text:p>10.0373</text:p>
          </table:table-cell>
          <table:table-cell office:value-type="float" office:value="5.22558" calcext:value-type="float">
            <text:p>5.22558</text:p>
          </table:table-cell>
          <table:table-cell office:value-type="float" office:value="10.037341" calcext:value-type="float">
            <text:p>10.037341</text:p>
          </table:table-cell>
          <table:table-cell office:value-type="float" office:value="5.225937" calcext:value-type="float">
            <text:p>5.225937</text:p>
          </table:table-cell>
        </table:table-row>
        <table:table-row table:style-name="ro1">
          <table:table-cell office:value-type="float" office:value="10.1282" calcext:value-type="float">
            <text:p>10.1282</text:p>
          </table:table-cell>
          <table:table-cell office:value-type="float" office:value="5.26572" calcext:value-type="float">
            <text:p>5.26572</text:p>
          </table:table-cell>
          <table:table-cell office:value-type="float" office:value="10.128234" calcext:value-type="float">
            <text:p>10.128234</text:p>
          </table:table-cell>
          <table:table-cell office:value-type="float" office:value="5.266085" calcext:value-type="float">
            <text:p>5.266085</text:p>
          </table:table-cell>
        </table:table-row>
        <table:table-row table:style-name="ro1">
          <table:table-cell office:value-type="float" office:value="10.2183" calcext:value-type="float">
            <text:p>10.2183</text:p>
          </table:table-cell>
          <table:table-cell office:value-type="float" office:value="5.3051" calcext:value-type="float">
            <text:p>5.3051</text:p>
          </table:table-cell>
          <table:table-cell office:value-type="float" office:value="10.2183" calcext:value-type="float">
            <text:p>10.2183</text:p>
          </table:table-cell>
          <table:table-cell office:value-type="float" office:value="5.305474" calcext:value-type="float">
            <text:p>5.305474</text:p>
          </table:table-cell>
        </table:table-row>
        <table:table-row table:style-name="ro1">
          <table:table-cell office:value-type="float" office:value="10.3076" calcext:value-type="float">
            <text:p>10.3076</text:p>
          </table:table-cell>
          <table:table-cell office:value-type="float" office:value="5.34373" calcext:value-type="float">
            <text:p>5.34373</text:p>
          </table:table-cell>
          <table:table-cell office:value-type="float" office:value="10.307556" calcext:value-type="float">
            <text:p>10.307556</text:p>
          </table:table-cell>
          <table:table-cell office:value-type="float" office:value="5.344108" calcext:value-type="float">
            <text:p>5.344108</text:p>
          </table:table-cell>
        </table:table-row>
        <table:table-row table:style-name="ro1">
          <table:table-cell office:value-type="float" office:value="10.396" calcext:value-type="float">
            <text:p>10.396</text:p>
          </table:table-cell>
          <table:table-cell office:value-type="float" office:value="5.3816" calcext:value-type="float">
            <text:p>5.3816</text:p>
          </table:table-cell>
          <table:table-cell office:value-type="float" office:value="10.396014" calcext:value-type="float">
            <text:p>10.396014</text:p>
          </table:table-cell>
          <table:table-cell office:value-type="float" office:value="5.381995" calcext:value-type="float">
            <text:p>5.381995</text:p>
          </table:table-cell>
        </table:table-row>
        <table:table-row table:style-name="ro1">
          <table:table-cell office:value-type="float" office:value="10.4837" calcext:value-type="float">
            <text:p>10.4837</text:p>
          </table:table-cell>
          <table:table-cell office:value-type="float" office:value="5.41874" calcext:value-type="float">
            <text:p>5.41874</text:p>
          </table:table-cell>
          <table:table-cell office:value-type="float" office:value="10.48369" calcext:value-type="float">
            <text:p>10.48369</text:p>
          </table:table-cell>
          <table:table-cell office:value-type="float" office:value="5.41914" calcext:value-type="float">
            <text:p>5.41914</text:p>
          </table:table-cell>
        </table:table-row>
        <table:table-row table:style-name="ro1">
          <table:table-cell office:value-type="float" office:value="10.5706" calcext:value-type="float">
            <text:p>10.5706</text:p>
          </table:table-cell>
          <table:table-cell office:value-type="float" office:value="5.45514" calcext:value-type="float">
            <text:p>5.45514</text:p>
          </table:table-cell>
          <table:table-cell office:value-type="float" office:value="10.570598" calcext:value-type="float">
            <text:p>10.570598</text:p>
          </table:table-cell>
          <table:table-cell office:value-type="float" office:value="5.455548" calcext:value-type="float">
            <text:p>5.455548</text:p>
          </table:table-cell>
        </table:table-row>
        <table:table-row table:style-name="ro1">
          <table:table-cell office:value-type="float" office:value="10.6568" calcext:value-type="float">
            <text:p>10.6568</text:p>
          </table:table-cell>
          <table:table-cell office:value-type="float" office:value="5.4908" calcext:value-type="float">
            <text:p>5.4908</text:p>
          </table:table-cell>
          <table:table-cell office:value-type="float" office:value="10.65675" calcext:value-type="float">
            <text:p>10.65675</text:p>
          </table:table-cell>
          <table:table-cell office:value-type="float" office:value="5.491226" calcext:value-type="float">
            <text:p>5.491226</text:p>
          </table:table-cell>
        </table:table-row>
        <table:table-row table:style-name="ro1">
          <table:table-cell office:value-type="float" office:value="10.7422" calcext:value-type="float">
            <text:p>10.7422</text:p>
          </table:table-cell>
          <table:table-cell office:value-type="float" office:value="5.52574" calcext:value-type="float">
            <text:p>5.52574</text:p>
          </table:table-cell>
          <table:table-cell office:value-type="float" office:value="10.74216" calcext:value-type="float">
            <text:p>10.74216</text:p>
          </table:table-cell>
          <table:table-cell office:value-type="float" office:value="5.526177" calcext:value-type="float">
            <text:p>5.526177</text:p>
          </table:table-cell>
        </table:table-row>
        <table:table-row table:style-name="ro1">
          <table:table-cell office:value-type="float" office:value="10.8268" calcext:value-type="float">
            <text:p>10.8268</text:p>
          </table:table-cell>
          <table:table-cell office:value-type="float" office:value="5.55996" calcext:value-type="float">
            <text:p>5.55996</text:p>
          </table:table-cell>
          <table:table-cell office:value-type="float" office:value="10.82684" calcext:value-type="float">
            <text:p>10.82684</text:p>
          </table:table-cell>
          <table:table-cell office:value-type="float" office:value="5.560408" calcext:value-type="float">
            <text:p>5.560408</text:p>
          </table:table-cell>
        </table:table-row>
        <table:table-row table:style-name="ro1">
          <table:table-cell office:value-type="float" office:value="10.9108" calcext:value-type="float">
            <text:p>10.9108</text:p>
          </table:table-cell>
          <table:table-cell office:value-type="float" office:value="5.59347" calcext:value-type="float">
            <text:p>5.59347</text:p>
          </table:table-cell>
          <table:table-cell office:value-type="float" office:value="10.910804" calcext:value-type="float">
            <text:p>10.910804</text:p>
          </table:table-cell>
          <table:table-cell office:value-type="float" office:value="5.593923" calcext:value-type="float">
            <text:p>5.593923</text:p>
          </table:table-cell>
        </table:table-row>
        <table:table-row table:style-name="ro1">
          <table:table-cell office:value-type="float" office:value="10.9941" calcext:value-type="float">
            <text:p>10.9941</text:p>
          </table:table-cell>
          <table:table-cell office:value-type="float" office:value="5.62626" calcext:value-type="float">
            <text:p>5.62626</text:p>
          </table:table-cell>
          <table:table-cell office:value-type="float" office:value="10.994062" calcext:value-type="float">
            <text:p>10.994062</text:p>
          </table:table-cell>
          <table:table-cell office:value-type="float" office:value="5.626727" calcext:value-type="float">
            <text:p>5.626727</text:p>
          </table:table-cell>
        </table:table-row>
        <table:table-row table:style-name="ro1">
          <table:table-cell office:value-type="float" office:value="11.0766" calcext:value-type="float">
            <text:p>11.0766</text:p>
          </table:table-cell>
          <table:table-cell office:value-type="float" office:value="5.65835" calcext:value-type="float">
            <text:p>5.65835</text:p>
          </table:table-cell>
          <table:table-cell office:value-type="float" office:value="11.076627" calcext:value-type="float">
            <text:p>11.076627</text:p>
          </table:table-cell>
          <table:table-cell office:value-type="float" office:value="5.658825" calcext:value-type="float">
            <text:p>5.658825</text:p>
          </table:table-cell>
        </table:table-row>
        <table:table-row table:style-name="ro1">
          <table:table-cell office:value-type="float" office:value="11.1585" calcext:value-type="float">
            <text:p>11.1585</text:p>
          </table:table-cell>
          <table:table-cell office:value-type="float" office:value="5.68973" calcext:value-type="float">
            <text:p>5.68973</text:p>
          </table:table-cell>
          <table:table-cell office:value-type="float" office:value="11.158511" calcext:value-type="float">
            <text:p>11.158511</text:p>
          </table:table-cell>
          <table:table-cell office:value-type="float" office:value="5.690221" calcext:value-type="float">
            <text:p>5.690221</text:p>
          </table:table-cell>
        </table:table-row>
        <table:table-row table:style-name="ro1">
          <table:table-cell office:value-type="float" office:value="11.2397" calcext:value-type="float">
            <text:p>11.2397</text:p>
          </table:table-cell>
          <table:table-cell office:value-type="float" office:value="5.72042" calcext:value-type="float">
            <text:p>5.72042</text:p>
          </table:table-cell>
          <table:table-cell office:value-type="float" office:value="11.239724" calcext:value-type="float">
            <text:p>11.239724</text:p>
          </table:table-cell>
          <table:table-cell office:value-type="float" office:value="5.72092" calcext:value-type="float">
            <text:p>5.72092</text:p>
          </table:table-cell>
        </table:table-row>
        <table:table-row table:style-name="ro1">
          <table:table-cell office:value-type="float" office:value="11.3203" calcext:value-type="float">
            <text:p>11.3203</text:p>
          </table:table-cell>
          <table:table-cell office:value-type="float" office:value="5.75041" calcext:value-type="float">
            <text:p>5.75041</text:p>
          </table:table-cell>
          <table:table-cell office:value-type="float" office:value="11.320277" calcext:value-type="float">
            <text:p>11.320277</text:p>
          </table:table-cell>
          <table:table-cell office:value-type="float" office:value="5.750927" calcext:value-type="float">
            <text:p>5.750927</text:p>
          </table:table-cell>
        </table:table-row>
        <table:table-row table:style-name="ro1">
          <table:table-cell office:value-type="float" office:value="11.4002" calcext:value-type="float">
            <text:p>11.4002</text:p>
          </table:table-cell>
          <table:table-cell office:value-type="float" office:value="5.77972" calcext:value-type="float">
            <text:p>5.77972</text:p>
          </table:table-cell>
          <table:table-cell office:value-type="float" office:value="11.400182" calcext:value-type="float">
            <text:p>11.400182</text:p>
          </table:table-cell>
          <table:table-cell office:value-type="float" office:value="5.780245" calcext:value-type="float">
            <text:p>5.780245</text:p>
          </table:table-cell>
        </table:table-row>
        <table:table-row table:style-name="ro1">
          <table:table-cell office:value-type="float" office:value="11.4794" calcext:value-type="float">
            <text:p>11.4794</text:p>
          </table:table-cell>
          <table:table-cell office:value-type="float" office:value="5.80834" calcext:value-type="float">
            <text:p>5.80834</text:p>
          </table:table-cell>
          <table:table-cell office:value-type="float" office:value="11.479448" calcext:value-type="float">
            <text:p>11.479448</text:p>
          </table:table-cell>
          <table:table-cell office:value-type="float" office:value="5.808878" calcext:value-type="float">
            <text:p>5.808878</text:p>
          </table:table-cell>
        </table:table-row>
        <table:table-row table:style-name="ro1">
          <table:table-cell office:value-type="float" office:value="11.5581" calcext:value-type="float">
            <text:p>11.5581</text:p>
          </table:table-cell>
          <table:table-cell office:value-type="float" office:value="5.83628" calcext:value-type="float">
            <text:p>5.83628</text:p>
          </table:table-cell>
          <table:table-cell office:value-type="float" office:value="11.558086" calcext:value-type="float">
            <text:p>11.558086</text:p>
          </table:table-cell>
          <table:table-cell office:value-type="float" office:value="5.836831" calcext:value-type="float">
            <text:p>5.836831</text:p>
          </table:table-cell>
        </table:table-row>
        <table:table-row table:style-name="ro1">
          <table:table-cell office:value-type="float" office:value="11.6361" calcext:value-type="float">
            <text:p>11.6361</text:p>
          </table:table-cell>
          <table:table-cell office:value-type="float" office:value="5.86355" calcext:value-type="float">
            <text:p>5.86355</text:p>
          </table:table-cell>
          <table:table-cell office:value-type="float" office:value="11.636105" calcext:value-type="float">
            <text:p>11.636105</text:p>
          </table:table-cell>
          <table:table-cell office:value-type="float" office:value="5.864107" calcext:value-type="float">
            <text:p>5.864107</text:p>
          </table:table-cell>
        </table:table-row>
        <table:table-row table:style-name="ro1">
          <table:table-cell office:value-type="float" office:value="11.7135" calcext:value-type="float">
            <text:p>11.7135</text:p>
          </table:table-cell>
          <table:table-cell office:value-type="float" office:value="5.89014" calcext:value-type="float">
            <text:p>5.89014</text:p>
          </table:table-cell>
          <table:table-cell office:value-type="float" office:value="11.713516" calcext:value-type="float">
            <text:p>11.713516</text:p>
          </table:table-cell>
          <table:table-cell office:value-type="float" office:value="5.89071" calcext:value-type="float">
            <text:p>5.89071</text:p>
          </table:table-cell>
        </table:table-row>
        <table:table-row table:style-name="ro1">
          <table:table-cell office:value-type="float" office:value="11.7903" calcext:value-type="float">
            <text:p>11.7903</text:p>
          </table:table-cell>
          <table:table-cell office:value-type="float" office:value="5.91606" calcext:value-type="float">
            <text:p>5.91606</text:p>
          </table:table-cell>
          <table:table-cell office:value-type="float" office:value="11.790327" calcext:value-type="float">
            <text:p>11.790327</text:p>
          </table:table-cell>
          <table:table-cell office:value-type="float" office:value="5.916644" calcext:value-type="float">
            <text:p>5.916644</text:p>
          </table:table-cell>
        </table:table-row>
        <table:table-row table:style-name="ro1">
          <table:table-cell office:value-type="float" office:value="11.8665" calcext:value-type="float">
            <text:p>11.8665</text:p>
          </table:table-cell>
          <table:table-cell office:value-type="float" office:value="5.94132" calcext:value-type="float">
            <text:p>5.94132</text:p>
          </table:table-cell>
          <table:table-cell office:value-type="float" office:value="11.866548" calcext:value-type="float">
            <text:p>11.866548</text:p>
          </table:table-cell>
          <table:table-cell office:value-type="float" office:value="5.941912" calcext:value-type="float">
            <text:p>5.941912</text:p>
          </table:table-cell>
        </table:table-row>
        <table:table-row table:style-name="ro1">
          <table:table-cell office:value-type="float" office:value="11.9422" calcext:value-type="float">
            <text:p>11.9422</text:p>
          </table:table-cell>
          <table:table-cell office:value-type="float" office:value="5.96591" calcext:value-type="float">
            <text:p>5.96591</text:p>
          </table:table-cell>
          <table:table-cell office:value-type="float" office:value="11.942189" calcext:value-type="float">
            <text:p>11.942189</text:p>
          </table:table-cell>
          <table:table-cell office:value-type="float" office:value="5.966517" calcext:value-type="float">
            <text:p>5.966517</text:p>
          </table:table-cell>
        </table:table-row>
        <table:table-row table:style-name="ro1">
          <table:table-cell office:value-type="float" office:value="12.0173" calcext:value-type="float">
            <text:p>12.0173</text:p>
          </table:table-cell>
          <table:table-cell office:value-type="float" office:value="5.98984" calcext:value-type="float">
            <text:p>5.98984</text:p>
          </table:table-cell>
          <table:table-cell office:value-type="float" office:value="12.017257" calcext:value-type="float">
            <text:p>12.017257</text:p>
          </table:table-cell>
          <table:table-cell office:value-type="float" office:value="5.990464" calcext:value-type="float">
            <text:p>5.990464</text:p>
          </table:table-cell>
        </table:table-row>
        <table:table-row table:style-name="ro1">
          <table:table-cell office:value-type="float" office:value="12.0918" calcext:value-type="float">
            <text:p>12.0918</text:p>
          </table:table-cell>
          <table:table-cell office:value-type="float" office:value="6.01312" calcext:value-type="float">
            <text:p>6.01312</text:p>
          </table:table-cell>
          <table:table-cell office:value-type="float" office:value="12.091762" calcext:value-type="float">
            <text:p>12.091762</text:p>
          </table:table-cell>
          <table:table-cell office:value-type="float" office:value="6.013755" calcext:value-type="float">
            <text:p>6.013755</text:p>
          </table:table-cell>
        </table:table-row>
        <table:table-row table:style-name="ro1">
          <table:table-cell office:value-type="float" office:value="12.1657" calcext:value-type="float">
            <text:p>12.1657</text:p>
          </table:table-cell>
          <table:table-cell office:value-type="float" office:value="6.03575" calcext:value-type="float">
            <text:p>6.03575</text:p>
          </table:table-cell>
          <table:table-cell office:value-type="float" office:value="12.165712" calcext:value-type="float">
            <text:p>12.165712</text:p>
          </table:table-cell>
          <table:table-cell office:value-type="float" office:value="6.036392" calcext:value-type="float">
            <text:p>6.036392</text:p>
          </table:table-cell>
        </table:table-row>
        <table:table-row table:style-name="ro1">
          <table:table-cell office:value-type="float" office:value="12.2391" calcext:value-type="float">
            <text:p>12.2391</text:p>
          </table:table-cell>
          <table:table-cell office:value-type="float" office:value="6.05772" calcext:value-type="float">
            <text:p>6.05772</text:p>
          </table:table-cell>
          <table:table-cell office:value-type="float" office:value="12.239115" calcext:value-type="float">
            <text:p>12.239115</text:p>
          </table:table-cell>
          <table:table-cell office:value-type="float" office:value="6.05838" calcext:value-type="float">
            <text:p>6.0583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.07905" calcext:value-type="float">
            <text:p>6.07905</text:p>
          </table:table-cell>
          <table:table-cell office:value-type="float" office:value="12.311979" calcext:value-type="float">
            <text:p>12.311979</text:p>
          </table:table-cell>
          <table:table-cell office:value-type="float" office:value="6.079722" calcext:value-type="float">
            <text:p>6.079722</text:p>
          </table:table-cell>
        </table:table-row>
        <table:table-row table:style-name="ro1">
          <table:table-cell office:value-type="float" office:value="12.3843" calcext:value-type="float">
            <text:p>12.3843</text:p>
          </table:table-cell>
          <table:table-cell office:value-type="float" office:value="6.09973" calcext:value-type="float">
            <text:p>6.09973</text:p>
          </table:table-cell>
          <table:table-cell office:value-type="float" office:value="12.384312" calcext:value-type="float">
            <text:p>12.384312</text:p>
          </table:table-cell>
          <table:table-cell office:value-type="float" office:value="6.100419" calcext:value-type="float">
            <text:p>6.100419</text:p>
          </table:table-cell>
        </table:table-row>
        <table:table-row table:style-name="ro1">
          <table:table-cell office:value-type="float" office:value="12.4561" calcext:value-type="float">
            <text:p>12.4561</text:p>
          </table:table-cell>
          <table:table-cell office:value-type="float" office:value="6.11977" calcext:value-type="float">
            <text:p>6.11977</text:p>
          </table:table-cell>
          <table:table-cell office:value-type="float" office:value="12.456122" calcext:value-type="float">
            <text:p>12.456122</text:p>
          </table:table-cell>
          <table:table-cell office:value-type="float" office:value="6.120474" calcext:value-type="float">
            <text:p>6.120474</text:p>
          </table:table-cell>
        </table:table-row>
        <table:table-row table:style-name="ro1">
          <table:table-cell office:value-type="float" office:value="12.5274" calcext:value-type="float">
            <text:p>12.5274</text:p>
          </table:table-cell>
          <table:table-cell office:value-type="float" office:value="6.13918" calcext:value-type="float">
            <text:p>6.13918</text:p>
          </table:table-cell>
          <table:table-cell office:value-type="float" office:value="12.527416" calcext:value-type="float">
            <text:p>12.527416</text:p>
          </table:table-cell>
          <table:table-cell office:value-type="float" office:value="6.139891" calcext:value-type="float">
            <text:p>6.139891</text:p>
          </table:table-cell>
        </table:table-row>
        <table:table-row table:style-name="ro1">
          <table:table-cell office:value-type="float" office:value="12.5982" calcext:value-type="float">
            <text:p>12.5982</text:p>
          </table:table-cell>
          <table:table-cell office:value-type="float" office:value="6.15794" calcext:value-type="float">
            <text:p>6.15794</text:p>
          </table:table-cell>
          <table:table-cell office:value-type="float" office:value="12.598202" calcext:value-type="float">
            <text:p>12.598202</text:p>
          </table:table-cell>
          <table:table-cell office:value-type="float" office:value="6.158672" calcext:value-type="float">
            <text:p>6.158672</text:p>
          </table:table-cell>
        </table:table-row>
        <table:table-row table:style-name="ro1">
          <table:table-cell office:value-type="float" office:value="12.6685" calcext:value-type="float">
            <text:p>12.6685</text:p>
          </table:table-cell>
          <table:table-cell office:value-type="float" office:value="6.17608" calcext:value-type="float">
            <text:p>6.17608</text:p>
          </table:table-cell>
          <table:table-cell office:value-type="float" office:value="12.668487" calcext:value-type="float">
            <text:p>12.668487</text:p>
          </table:table-cell>
          <table:table-cell office:value-type="float" office:value="6.176819" calcext:value-type="float">
            <text:p>6.176819</text:p>
          </table:table-cell>
        </table:table-row>
        <table:table-row table:style-name="ro1">
          <table:table-cell office:value-type="float" office:value="12.7383" calcext:value-type="float">
            <text:p>12.7383</text:p>
          </table:table-cell>
          <table:table-cell office:value-type="float" office:value="6.19358" calcext:value-type="float">
            <text:p>6.19358</text:p>
          </table:table-cell>
          <table:table-cell office:value-type="float" office:value="12.738278" calcext:value-type="float">
            <text:p>12.738278</text:p>
          </table:table-cell>
          <table:table-cell office:value-type="float" office:value="6.194334" calcext:value-type="float">
            <text:p>6.194334</text:p>
          </table:table-cell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6.21045" calcext:value-type="float">
            <text:p>6.21045</text:p>
          </table:table-cell>
          <table:table-cell office:value-type="float" office:value="12.807581" calcext:value-type="float">
            <text:p>12.807581</text:p>
          </table:table-cell>
          <table:table-cell office:value-type="float" office:value="6.21122" calcext:value-type="float">
            <text:p>6.21122</text:p>
          </table:table-cell>
        </table:table-row>
        <table:table-row table:style-name="ro1">
          <table:table-cell office:value-type="float" office:value="12.8764" calcext:value-type="float">
            <text:p>12.8764</text:p>
          </table:table-cell>
          <table:table-cell office:value-type="float" office:value="6.22669" calcext:value-type="float">
            <text:p>6.22669</text:p>
          </table:table-cell>
          <table:table-cell office:value-type="float" office:value="12.876405" calcext:value-type="float">
            <text:p>12.876405</text:p>
          </table:table-cell>
          <table:table-cell office:value-type="float" office:value="6.227479" calcext:value-type="float">
            <text:p>6.227479</text:p>
          </table:table-cell>
        </table:table-row>
        <table:table-row table:style-name="ro1">
          <table:table-cell office:value-type="float" office:value="12.9448" calcext:value-type="float">
            <text:p>12.9448</text:p>
          </table:table-cell>
          <table:table-cell office:value-type="float" office:value="6.24231" calcext:value-type="float">
            <text:p>6.24231</text:p>
          </table:table-cell>
          <table:table-cell office:value-type="float" office:value="12.944755" calcext:value-type="float">
            <text:p>12.944755</text:p>
          </table:table-cell>
          <table:table-cell office:value-type="float" office:value="6.243113" calcext:value-type="float">
            <text:p>6.243113</text:p>
          </table:table-cell>
        </table:table-row>
        <table:table-row table:style-name="ro1">
          <table:table-cell office:value-type="float" office:value="13.0126" calcext:value-type="float">
            <text:p>13.0126</text:p>
          </table:table-cell>
          <table:table-cell office:value-type="float" office:value="6.25731" calcext:value-type="float">
            <text:p>6.25731</text:p>
          </table:table-cell>
          <table:table-cell office:value-type="float" office:value="13.012637" calcext:value-type="float">
            <text:p>13.012637</text:p>
          </table:table-cell>
          <table:table-cell office:value-type="float" office:value="6.258124" calcext:value-type="float">
            <text:p>6.258124</text:p>
          </table:table-cell>
        </table:table-row>
        <table:table-row table:style-name="ro1">
          <table:table-cell office:value-type="float" office:value="13.0801" calcext:value-type="float">
            <text:p>13.0801</text:p>
          </table:table-cell>
          <table:table-cell office:value-type="float" office:value="6.27168" calcext:value-type="float">
            <text:p>6.27168</text:p>
          </table:table-cell>
          <table:table-cell office:value-type="float" office:value="13.080059" calcext:value-type="float">
            <text:p>13.080059</text:p>
          </table:table-cell>
          <table:table-cell office:value-type="float" office:value="6.272514" calcext:value-type="float">
            <text:p>6.272514</text:p>
          </table:table-cell>
        </table:table-row>
        <table:table-row table:style-name="ro1">
          <table:table-cell office:value-type="float" office:value="13.147" calcext:value-type="float">
            <text:p>13.147</text:p>
          </table:table-cell>
          <table:table-cell office:value-type="float" office:value="6.28544" calcext:value-type="float">
            <text:p>6.28544</text:p>
          </table:table-cell>
          <table:table-cell office:value-type="float" office:value="13.147027" calcext:value-type="float">
            <text:p>13.147027</text:p>
          </table:table-cell>
          <table:table-cell office:value-type="float" office:value="6.286285" calcext:value-type="float">
            <text:p>6.286285</text:p>
          </table:table-cell>
        </table:table-row>
        <table:table-row table:style-name="ro1">
          <table:table-cell office:value-type="float" office:value="13.2135" calcext:value-type="float">
            <text:p>13.2135</text:p>
          </table:table-cell>
          <table:table-cell office:value-type="float" office:value="6.29858" calcext:value-type="float">
            <text:p>6.29858</text:p>
          </table:table-cell>
          <table:table-cell office:value-type="float" office:value="13.213545" calcext:value-type="float">
            <text:p>13.213545</text:p>
          </table:table-cell>
          <table:table-cell office:value-type="float" office:value="6.299438" calcext:value-type="float">
            <text:p>6.299438</text:p>
          </table:table-cell>
        </table:table-row>
        <table:table-row table:style-name="ro1">
          <table:table-cell office:value-type="float" office:value="13.2796" calcext:value-type="float">
            <text:p>13.2796</text:p>
          </table:table-cell>
          <table:table-cell office:value-type="float" office:value="6.3111" calcext:value-type="float">
            <text:p>6.3111</text:p>
          </table:table-cell>
          <table:table-cell office:value-type="float" office:value="13.279622" calcext:value-type="float">
            <text:p>13.279622</text:p>
          </table:table-cell>
          <table:table-cell office:value-type="float" office:value="6.311976" calcext:value-type="float">
            <text:p>6.311976</text:p>
          </table:table-cell>
        </table:table-row>
        <table:table-row table:style-name="ro1">
          <table:table-cell office:value-type="float" office:value="13.3453" calcext:value-type="float">
            <text:p>13.3453</text:p>
          </table:table-cell>
          <table:table-cell office:value-type="float" office:value="6.32301" calcext:value-type="float">
            <text:p>6.32301</text:p>
          </table:table-cell>
          <table:table-cell office:value-type="float" office:value="13.345262" calcext:value-type="float">
            <text:p>13.345262</text:p>
          </table:table-cell>
          <table:table-cell office:value-type="float" office:value="6.323899" calcext:value-type="float">
            <text:p>6.323899</text:p>
          </table:table-cell>
        </table:table-row>
        <table:table-row table:style-name="ro1">
          <table:table-cell office:value-type="float" office:value="13.4105" calcext:value-type="float">
            <text:p>13.4105</text:p>
          </table:table-cell>
          <table:table-cell office:value-type="float" office:value="6.3343" calcext:value-type="float">
            <text:p>6.3343</text:p>
          </table:table-cell>
          <table:table-cell office:value-type="float" office:value="13.41047" calcext:value-type="float">
            <text:p>13.41047</text:p>
          </table:table-cell>
          <table:table-cell office:value-type="float" office:value="6.335209" calcext:value-type="float">
            <text:p>6.335209</text:p>
          </table:table-cell>
        </table:table-row>
        <table:table-row table:style-name="ro1">
          <table:table-cell office:value-type="float" office:value="13.4753" calcext:value-type="float">
            <text:p>13.4753</text:p>
          </table:table-cell>
          <table:table-cell office:value-type="float" office:value="6.34498" calcext:value-type="float">
            <text:p>6.34498</text:p>
          </table:table-cell>
          <table:table-cell office:value-type="float" office:value="13.475254" calcext:value-type="float">
            <text:p>13.475254</text:p>
          </table:table-cell>
          <table:table-cell office:value-type="float" office:value="6.345908" calcext:value-type="float">
            <text:p>6.345908</text:p>
          </table:table-cell>
        </table:table-row>
        <table:table-row table:style-name="ro1">
          <table:table-cell office:value-type="float" office:value="13.5396" calcext:value-type="float">
            <text:p>13.5396</text:p>
          </table:table-cell>
          <table:table-cell office:value-type="float" office:value="6.35506" calcext:value-type="float">
            <text:p>6.35506</text:p>
          </table:table-cell>
          <table:table-cell office:value-type="float" office:value="13.539618" calcext:value-type="float">
            <text:p>13.539618</text:p>
          </table:table-cell>
          <table:table-cell office:value-type="float" office:value="6.355997" calcext:value-type="float">
            <text:p>6.355997</text:p>
          </table:table-cell>
        </table:table-row>
        <table:table-row table:style-name="ro1">
          <table:table-cell office:value-type="float" office:value="13.6036" calcext:value-type="float">
            <text:p>13.6036</text:p>
          </table:table-cell>
          <table:table-cell office:value-type="float" office:value="6.36452" calcext:value-type="float">
            <text:p>6.36452</text:p>
          </table:table-cell>
          <table:table-cell office:value-type="float" office:value="13.603568" calcext:value-type="float">
            <text:p>13.603568</text:p>
          </table:table-cell>
          <table:table-cell office:value-type="float" office:value="6.365477" calcext:value-type="float">
            <text:p>6.365477</text:p>
          </table:table-cell>
        </table:table-row>
        <table:table-row table:style-name="ro1">
          <table:table-cell office:value-type="float" office:value="13.6671" calcext:value-type="float">
            <text:p>13.6671</text:p>
          </table:table-cell>
          <table:table-cell office:value-type="float" office:value="6.37338" calcext:value-type="float">
            <text:p>6.37338</text:p>
          </table:table-cell>
          <table:table-cell office:value-type="float" office:value="13.667109" calcext:value-type="float">
            <text:p>13.667109</text:p>
          </table:table-cell>
          <table:table-cell office:value-type="float" office:value="6.37435" calcext:value-type="float">
            <text:p>6.37435</text:p>
          </table:table-cell>
        </table:table-row>
        <table:table-row table:style-name="ro1">
          <table:table-cell office:value-type="float" office:value="13.7302" calcext:value-type="float">
            <text:p>13.7302</text:p>
          </table:table-cell>
          <table:table-cell office:value-type="float" office:value="6.38163" calcext:value-type="float">
            <text:p>6.38163</text:p>
          </table:table-cell>
          <table:table-cell office:value-type="float" office:value="13.730246" calcext:value-type="float">
            <text:p>13.730246</text:p>
          </table:table-cell>
          <table:table-cell office:value-type="float" office:value="6.382616" calcext:value-type="float">
            <text:p>6.382616</text:p>
          </table:table-cell>
        </table:table-row>
        <table:table-row table:style-name="ro1">
          <table:table-cell office:value-type="float" office:value="13.793" calcext:value-type="float">
            <text:p>13.793</text:p>
          </table:table-cell>
          <table:table-cell office:value-type="float" office:value="6.38927" calcext:value-type="float">
            <text:p>6.38927</text:p>
          </table:table-cell>
          <table:table-cell office:value-type="float" office:value="13.792984" calcext:value-type="float">
            <text:p>13.792984</text:p>
          </table:table-cell>
          <table:table-cell office:value-type="float" office:value="6.390277" calcext:value-type="float">
            <text:p>6.390277</text:p>
          </table:table-cell>
        </table:table-row>
        <table:table-row table:style-name="ro1">
          <table:table-cell office:value-type="float" office:value="13.8553" calcext:value-type="float">
            <text:p>13.8553</text:p>
          </table:table-cell>
          <table:table-cell office:value-type="float" office:value="6.39631" calcext:value-type="float">
            <text:p>6.39631</text:p>
          </table:table-cell>
          <table:table-cell office:value-type="float" office:value="13.855329" calcext:value-type="float">
            <text:p>13.855329</text:p>
          </table:table-cell>
          <table:table-cell office:value-type="float" office:value="6.397334" calcext:value-type="float">
            <text:p>6.397334</text:p>
          </table:table-cell>
        </table:table-row>
        <table:table-row table:style-name="ro1">
          <table:table-cell office:value-type="float" office:value="13.9173" calcext:value-type="float">
            <text:p>13.9173</text:p>
          </table:table-cell>
          <table:table-cell office:value-type="float" office:value="6.40275" calcext:value-type="float">
            <text:p>6.40275</text:p>
          </table:table-cell>
          <table:table-cell office:value-type="float" office:value="13.917285" calcext:value-type="float">
            <text:p>13.917285</text:p>
          </table:table-cell>
          <table:table-cell office:value-type="float" office:value="6.403787" calcext:value-type="float">
            <text:p>6.403787</text:p>
          </table:table-cell>
        </table:table-row>
        <table:table-row table:style-name="ro1">
          <table:table-cell office:value-type="float" office:value="13.9789" calcext:value-type="float">
            <text:p>13.9789</text:p>
          </table:table-cell>
          <table:table-cell office:value-type="float" office:value="6.40858" calcext:value-type="float">
            <text:p>6.40858</text:p>
          </table:table-cell>
          <table:table-cell office:value-type="float" office:value="13.978857" calcext:value-type="float">
            <text:p>13.978857</text:p>
          </table:table-cell>
          <table:table-cell office:value-type="float" office:value="6.409637" calcext:value-type="float">
            <text:p>6.409637</text:p>
          </table:table-cell>
        </table:table-row>
        <table:table-row table:style-name="ro1">
          <table:table-cell office:value-type="float" office:value="14.0401" calcext:value-type="float">
            <text:p>14.0401</text:p>
          </table:table-cell>
          <table:table-cell office:value-type="float" office:value="6.41381" calcext:value-type="float">
            <text:p>6.41381</text:p>
          </table:table-cell>
          <table:table-cell office:value-type="float" office:value="14.04005" calcext:value-type="float">
            <text:p>14.04005</text:p>
          </table:table-cell>
          <table:table-cell office:value-type="float" office:value="6.414885" calcext:value-type="float">
            <text:p>6.414885</text:p>
          </table:table-cell>
        </table:table-row>
        <table:table-row table:style-name="ro1">
          <table:table-cell office:value-type="float" office:value="14.1009" calcext:value-type="float">
            <text:p>14.1009</text:p>
          </table:table-cell>
          <table:table-cell office:value-type="float" office:value="6.41844" calcext:value-type="float">
            <text:p>6.41844</text:p>
          </table:table-cell>
          <table:table-cell office:value-type="float" office:value="14.100869" calcext:value-type="float">
            <text:p>14.100869</text:p>
          </table:table-cell>
          <table:table-cell office:value-type="float" office:value="6.419532" calcext:value-type="float">
            <text:p>6.419532</text:p>
          </table:table-cell>
        </table:table-row>
        <table:table-row table:style-name="ro1">
          <table:table-cell office:value-type="float" office:value="14.1613" calcext:value-type="float">
            <text:p>14.1613</text:p>
          </table:table-cell>
          <table:table-cell office:value-type="float" office:value="6.42247" calcext:value-type="float">
            <text:p>6.42247</text:p>
          </table:table-cell>
          <table:table-cell office:value-type="float" office:value="14.161318" calcext:value-type="float">
            <text:p>14.161318</text:p>
          </table:table-cell>
          <table:table-cell office:value-type="float" office:value="6.423578" calcext:value-type="float">
            <text:p>6.423578</text:p>
          </table:table-cell>
        </table:table-row>
        <table:table-row table:style-name="ro1">
          <table:table-cell office:value-type="float" office:value="14.2214" calcext:value-type="float">
            <text:p>14.2214</text:p>
          </table:table-cell>
          <table:table-cell office:value-type="float" office:value="6.4259" calcext:value-type="float">
            <text:p>6.4259</text:p>
          </table:table-cell>
          <table:table-cell office:value-type="float" office:value="14.221401" calcext:value-type="float">
            <text:p>14.221401</text:p>
          </table:table-cell>
          <table:table-cell office:value-type="float" office:value="6.427024" calcext:value-type="float">
            <text:p>6.427024</text:p>
          </table:table-cell>
        </table:table-row>
        <table:table-row table:style-name="ro1">
          <table:table-cell office:value-type="float" office:value="14.2811" calcext:value-type="float">
            <text:p>14.2811</text:p>
          </table:table-cell>
          <table:table-cell office:value-type="float" office:value="6.42872" calcext:value-type="float">
            <text:p>6.42872</text:p>
          </table:table-cell>
          <table:table-cell office:value-type="float" office:value="14.281123" calcext:value-type="float">
            <text:p>14.281123</text:p>
          </table:table-cell>
          <table:table-cell office:value-type="float" office:value="6.429871" calcext:value-type="float">
            <text:p>6.429871</text:p>
          </table:table-cell>
        </table:table-row>
        <table:table-row table:style-name="ro1">
          <table:table-cell office:value-type="float" office:value="14.3405" calcext:value-type="float">
            <text:p>14.3405</text:p>
          </table:table-cell>
          <table:table-cell office:value-type="float" office:value="6.43095" calcext:value-type="float">
            <text:p>6.43095</text:p>
          </table:table-cell>
          <table:table-cell office:value-type="float" office:value="14.340489" calcext:value-type="float">
            <text:p>14.340489</text:p>
          </table:table-cell>
          <table:table-cell office:value-type="float" office:value="6.432118" calcext:value-type="float">
            <text:p>6.432118</text:p>
          </table:table-cell>
        </table:table-row>
        <table:table-row table:style-name="ro1">
          <table:table-cell office:value-type="float" office:value="14.3995" calcext:value-type="float">
            <text:p>14.3995</text:p>
          </table:table-cell>
          <table:table-cell office:value-type="float" office:value="6.43258" calcext:value-type="float">
            <text:p>6.43258</text:p>
          </table:table-cell>
          <table:table-cell office:value-type="float" office:value="14.399502" calcext:value-type="float">
            <text:p>14.399502</text:p>
          </table:table-cell>
          <table:table-cell office:value-type="float" office:value="6.433766" calcext:value-type="float">
            <text:p>6.433766</text:p>
          </table:table-cell>
        </table:table-row>
        <table:table-row table:style-name="ro1">
          <table:table-cell office:value-type="float" office:value="14.4582" calcext:value-type="float">
            <text:p>14.4582</text:p>
          </table:table-cell>
          <table:table-cell office:value-type="float" office:value="6.43361" calcext:value-type="float">
            <text:p>6.43361</text:p>
          </table:table-cell>
          <table:table-cell office:value-type="float" office:value="14.458167" calcext:value-type="float">
            <text:p>14.458167</text:p>
          </table:table-cell>
          <table:table-cell office:value-type="float" office:value="6.434815" calcext:value-type="float">
            <text:p>6.434815</text:p>
          </table:table-cell>
        </table:table-row>
        <table:table-row table:style-name="ro1">
          <table:table-cell office:value-type="float" office:value="14.5165" calcext:value-type="float">
            <text:p>14.5165</text:p>
          </table:table-cell>
          <table:table-cell office:value-type="float" office:value="6.43404" calcext:value-type="float">
            <text:p>6.43404</text:p>
          </table:table-cell>
          <table:table-cell office:value-type="float" office:value="14.516488" calcext:value-type="float">
            <text:p>14.516488</text:p>
          </table:table-cell>
          <table:table-cell office:value-type="float" office:value="6.435265" calcext:value-type="float">
            <text:p>6.435265</text:p>
          </table:table-cell>
        </table:table-row>
        <table:table-row table:style-name="ro1">
          <table:table-cell office:value-type="float" office:value="14.5745" calcext:value-type="float">
            <text:p>14.5745</text:p>
          </table:table-cell>
          <table:table-cell office:value-type="float" office:value="6.43388" calcext:value-type="float">
            <text:p>6.43388</text:p>
          </table:table-cell>
          <table:table-cell office:value-type="float" office:value="14.574469" calcext:value-type="float">
            <text:p>14.574469</text:p>
          </table:table-cell>
          <table:table-cell office:value-type="float" office:value="6.435117" calcext:value-type="float">
            <text:p>6.435117</text:p>
          </table:table-cell>
        </table:table-row>
        <table:table-row table:style-name="ro1">
          <table:table-cell office:value-type="float" office:value="14.6321" calcext:value-type="float">
            <text:p>14.6321</text:p>
          </table:table-cell>
          <table:table-cell office:value-type="float" office:value="6.43311" calcext:value-type="float">
            <text:p>6.43311</text:p>
          </table:table-cell>
          <table:table-cell office:value-type="float" office:value="14.632113" calcext:value-type="float">
            <text:p>14.632113</text:p>
          </table:table-cell>
          <table:table-cell office:value-type="float" office:value="6.434371" calcext:value-type="float">
            <text:p>6.434371</text:p>
          </table:table-cell>
        </table:table-row>
        <table:table-row table:style-name="ro1">
          <table:table-cell office:value-type="float" office:value="14.6894" calcext:value-type="float">
            <text:p>14.6894</text:p>
          </table:table-cell>
          <table:table-cell office:value-type="float" office:value="6.43174" calcext:value-type="float">
            <text:p>6.43174</text:p>
          </table:table-cell>
          <table:table-cell office:value-type="float" office:value="14.689426" calcext:value-type="float">
            <text:p>14.689426</text:p>
          </table:table-cell>
          <table:table-cell office:value-type="float" office:value="6.433025" calcext:value-type="float">
            <text:p>6.433025</text:p>
          </table:table-cell>
        </table:table-row>
        <table:table-row table:style-name="ro1">
          <table:table-cell office:value-type="float" office:value="14.7464" calcext:value-type="float">
            <text:p>14.7464</text:p>
          </table:table-cell>
          <table:table-cell office:value-type="float" office:value="6.42978" calcext:value-type="float">
            <text:p>6.42978</text:p>
          </table:table-cell>
          <table:table-cell office:value-type="float" office:value="14.746409" calcext:value-type="float">
            <text:p>14.746409</text:p>
          </table:table-cell>
          <table:table-cell office:value-type="float" office:value="6.431082" calcext:value-type="float">
            <text:p>6.431082</text:p>
          </table:table-cell>
        </table:table-row>
        <table:table-row table:style-name="ro1">
          <table:table-cell office:value-type="float" office:value="14.8031" calcext:value-type="float">
            <text:p>14.8031</text:p>
          </table:table-cell>
          <table:table-cell office:value-type="float" office:value="6.42722" calcext:value-type="float">
            <text:p>6.42722</text:p>
          </table:table-cell>
          <table:table-cell office:value-type="float" office:value="14.803068" calcext:value-type="float">
            <text:p>14.803068</text:p>
          </table:table-cell>
          <table:table-cell office:value-type="float" office:value="6.42854" calcext:value-type="float">
            <text:p>6.42854</text:p>
          </table:table-cell>
        </table:table-row>
        <table:table-row table:style-name="ro1">
          <table:table-cell office:value-type="float" office:value="14.8594" calcext:value-type="float">
            <text:p>14.8594</text:p>
          </table:table-cell>
          <table:table-cell office:value-type="float" office:value="6.42406" calcext:value-type="float">
            <text:p>6.42406</text:p>
          </table:table-cell>
          <table:table-cell office:value-type="float" office:value="14.859407" calcext:value-type="float">
            <text:p>14.859407</text:p>
          </table:table-cell>
          <table:table-cell office:value-type="float" office:value="6.425401" calcext:value-type="float">
            <text:p>6.425401</text:p>
          </table:table-cell>
        </table:table-row>
        <table:table-row table:style-name="ro1">
          <table:table-cell office:value-type="float" office:value="14.9154" calcext:value-type="float">
            <text:p>14.9154</text:p>
          </table:table-cell>
          <table:table-cell office:value-type="float" office:value="6.4203" calcext:value-type="float">
            <text:p>6.4203</text:p>
          </table:table-cell>
          <table:table-cell office:value-type="float" office:value="14.915427" calcext:value-type="float">
            <text:p>14.915427</text:p>
          </table:table-cell>
          <table:table-cell office:value-type="float" office:value="6.421663" calcext:value-type="float">
            <text:p>6.421663</text:p>
          </table:table-cell>
        </table:table-row>
        <table:table-row table:style-name="ro1">
          <table:table-cell office:value-type="float" office:value="14.9711" calcext:value-type="float">
            <text:p>14.9711</text:p>
          </table:table-cell>
          <table:table-cell office:value-type="float" office:value="6.41595" calcext:value-type="float">
            <text:p>6.41595</text:p>
          </table:table-cell>
          <table:table-cell office:value-type="float" office:value="14.971134" calcext:value-type="float">
            <text:p>14.971134</text:p>
          </table:table-cell>
          <table:table-cell office:value-type="float" office:value="6.417329" calcext:value-type="float">
            <text:p>6.417329</text:p>
          </table:table-cell>
        </table:table-row>
        <table:table-row table:style-name="ro1">
          <table:table-cell office:value-type="float" office:value="15.0265" calcext:value-type="float">
            <text:p>15.0265</text:p>
          </table:table-cell>
          <table:table-cell office:value-type="float" office:value="6.41099" calcext:value-type="float">
            <text:p>6.41099</text:p>
          </table:table-cell>
          <table:table-cell office:value-type="float" office:value="15.02653" calcext:value-type="float">
            <text:p>15.02653</text:p>
          </table:table-cell>
          <table:table-cell office:value-type="float" office:value="6.412398" calcext:value-type="float">
            <text:p>6.412398</text:p>
          </table:table-cell>
        </table:table-row>
        <table:table-row table:style-name="ro1">
          <table:table-cell office:value-type="float" office:value="15.0816" calcext:value-type="float">
            <text:p>15.0816</text:p>
          </table:table-cell>
          <table:table-cell office:value-type="float" office:value="6.40545" calcext:value-type="float">
            <text:p>6.40545</text:p>
          </table:table-cell>
          <table:table-cell office:value-type="float" office:value="15.08162" calcext:value-type="float">
            <text:p>15.08162</text:p>
          </table:table-cell>
          <table:table-cell office:value-type="float" office:value="6.406871" calcext:value-type="float">
            <text:p>6.406871</text:p>
          </table:table-cell>
        </table:table-row>
        <table:table-row table:style-name="ro1">
          <table:table-cell office:value-type="float" office:value="15.1364" calcext:value-type="float">
            <text:p>15.1364</text:p>
          </table:table-cell>
          <table:table-cell office:value-type="float" office:value="6.3993" calcext:value-type="float">
            <text:p>6.3993</text:p>
          </table:table-cell>
          <table:table-cell office:value-type="float" office:value="15.136406" calcext:value-type="float">
            <text:p>15.136406</text:p>
          </table:table-cell>
          <table:table-cell office:value-type="float" office:value="6.400749" calcext:value-type="float">
            <text:p>6.400749</text:p>
          </table:table-cell>
        </table:table-row>
        <table:table-row table:style-name="ro1">
          <table:table-cell office:value-type="float" office:value="15.1909" calcext:value-type="float">
            <text:p>15.1909</text:p>
          </table:table-cell>
          <table:table-cell office:value-type="float" office:value="6.39256" calcext:value-type="float">
            <text:p>6.39256</text:p>
          </table:table-cell>
          <table:table-cell office:value-type="float" office:value="15.190892" calcext:value-type="float">
            <text:p>15.190892</text:p>
          </table:table-cell>
          <table:table-cell office:value-type="float" office:value="6.394031" calcext:value-type="float">
            <text:p>6.394031</text:p>
          </table:table-cell>
        </table:table-row>
        <table:table-row table:style-name="ro1">
          <table:table-cell office:value-type="float" office:value="15.2451" calcext:value-type="float">
            <text:p>15.2451</text:p>
          </table:table-cell>
          <table:table-cell office:value-type="float" office:value="6.38523" calcext:value-type="float">
            <text:p>6.38523</text:p>
          </table:table-cell>
          <table:table-cell office:value-type="float" office:value="15.245081" calcext:value-type="float">
            <text:p>15.245081</text:p>
          </table:table-cell>
          <table:table-cell office:value-type="float" office:value="6.38672" calcext:value-type="float">
            <text:p>6.38672</text:p>
          </table:table-cell>
        </table:table-row>
        <table:table-row table:style-name="ro1">
          <table:table-cell office:value-type="float" office:value="15.299" calcext:value-type="float">
            <text:p>15.299</text:p>
          </table:table-cell>
          <table:table-cell office:value-type="float" office:value="6.3773" calcext:value-type="float">
            <text:p>6.3773</text:p>
          </table:table-cell>
          <table:table-cell office:value-type="float" office:value="15.298977" calcext:value-type="float">
            <text:p>15.298977</text:p>
          </table:table-cell>
          <table:table-cell office:value-type="float" office:value="6.378815" calcext:value-type="float">
            <text:p>6.378815</text:p>
          </table:table-cell>
        </table:table-row>
        <table:table-row table:style-name="ro1">
          <table:table-cell office:value-type="float" office:value="15.3526" calcext:value-type="float">
            <text:p>15.3526</text:p>
          </table:table-cell>
          <table:table-cell office:value-type="float" office:value="6.36878" calcext:value-type="float">
            <text:p>6.36878</text:p>
          </table:table-cell>
          <table:table-cell office:value-type="float" office:value="15.352582" calcext:value-type="float">
            <text:p>15.352582</text:p>
          </table:table-cell>
          <table:table-cell office:value-type="float" office:value="6.370318" calcext:value-type="float">
            <text:p>6.370318</text:p>
          </table:table-cell>
        </table:table-row>
        <table:table-row table:style-name="ro1">
          <table:table-cell office:value-type="float" office:value="15.4059" calcext:value-type="float">
            <text:p>15.4059</text:p>
          </table:table-cell>
          <table:table-cell office:value-type="float" office:value="6.35967" calcext:value-type="float">
            <text:p>6.35967</text:p>
          </table:table-cell>
          <table:table-cell office:value-type="float" office:value="15.405899" calcext:value-type="float">
            <text:p>15.405899</text:p>
          </table:table-cell>
          <table:table-cell office:value-type="float" office:value="6.36123" calcext:value-type="float">
            <text:p>6.36123</text:p>
          </table:table-cell>
        </table:table-row>
        <table:table-row table:style-name="ro1">
          <table:table-cell office:value-type="float" office:value="15.4589" calcext:value-type="float">
            <text:p>15.4589</text:p>
          </table:table-cell>
          <table:table-cell office:value-type="float" office:value="6.34997" calcext:value-type="float">
            <text:p>6.34997</text:p>
          </table:table-cell>
          <table:table-cell office:value-type="float" office:value="15.458933" calcext:value-type="float">
            <text:p>15.458933</text:p>
          </table:table-cell>
          <table:table-cell office:value-type="float" office:value="6.351551" calcext:value-type="float">
            <text:p>6.351551</text:p>
          </table:table-cell>
        </table:table-row>
        <table:table-row table:style-name="ro1">
          <table:table-cell office:value-type="float" office:value="15.5117" calcext:value-type="float">
            <text:p>15.5117</text:p>
          </table:table-cell>
          <table:table-cell office:value-type="float" office:value="6.33968" calcext:value-type="float">
            <text:p>6.33968</text:p>
          </table:table-cell>
          <table:table-cell office:value-type="float" office:value="15.511685" calcext:value-type="float">
            <text:p>15.511685</text:p>
          </table:table-cell>
          <table:table-cell office:value-type="float" office:value="6.341284" calcext:value-type="float">
            <text:p>6.341284</text:p>
          </table:table-cell>
        </table:table-row>
        <table:table-row table:style-name="ro1">
          <table:table-cell office:value-type="float" office:value="15.5642" calcext:value-type="float">
            <text:p>15.5642</text:p>
          </table:table-cell>
          <table:table-cell office:value-type="float" office:value="6.3288" calcext:value-type="float">
            <text:p>6.3288</text:p>
          </table:table-cell>
          <table:table-cell office:value-type="float" office:value="15.564159" calcext:value-type="float">
            <text:p>15.564159</text:p>
          </table:table-cell>
          <table:table-cell office:value-type="float" office:value="6.330428" calcext:value-type="float">
            <text:p>6.330428</text:p>
          </table:table-cell>
        </table:table-row>
        <table:table-row table:style-name="ro1">
          <table:table-cell office:value-type="float" office:value="15.6164" calcext:value-type="float">
            <text:p>15.6164</text:p>
          </table:table-cell>
          <table:table-cell office:value-type="float" office:value="6.31734" calcext:value-type="float">
            <text:p>6.31734</text:p>
          </table:table-cell>
          <table:table-cell office:value-type="float" office:value="15.616357" calcext:value-type="float">
            <text:p>15.616357</text:p>
          </table:table-cell>
          <table:table-cell office:value-type="float" office:value="6.318985" calcext:value-type="float">
            <text:p>6.318985</text:p>
          </table:table-cell>
        </table:table-row>
        <table:table-row table:style-name="ro1">
          <table:table-cell office:value-type="float" office:value="15.6683" calcext:value-type="float">
            <text:p>15.6683</text:p>
          </table:table-cell>
          <table:table-cell office:value-type="float" office:value="6.30529" calcext:value-type="float">
            <text:p>6.30529</text:p>
          </table:table-cell>
          <table:table-cell office:value-type="float" office:value="15.668283" calcext:value-type="float">
            <text:p>15.668283</text:p>
          </table:table-cell>
          <table:table-cell office:value-type="float" office:value="6.306957" calcext:value-type="float">
            <text:p>6.306957</text:p>
          </table:table-cell>
        </table:table-row>
        <table:table-row table:style-name="ro1">
          <table:table-cell office:value-type="float" office:value="15.7199" calcext:value-type="float">
            <text:p>15.7199</text:p>
          </table:table-cell>
          <table:table-cell office:value-type="float" office:value="6.29265" calcext:value-type="float">
            <text:p>6.29265</text:p>
          </table:table-cell>
          <table:table-cell office:value-type="float" office:value="15.719939" calcext:value-type="float">
            <text:p>15.719939</text:p>
          </table:table-cell>
          <table:table-cell office:value-type="float" office:value="6.294345" calcext:value-type="float">
            <text:p>6.294345</text:p>
          </table:table-cell>
        </table:table-row>
        <table:table-row table:style-name="ro1">
          <table:table-cell office:value-type="float" office:value="15.7713" calcext:value-type="float">
            <text:p>15.7713</text:p>
          </table:table-cell>
          <table:table-cell office:value-type="float" office:value="6.27944" calcext:value-type="float">
            <text:p>6.27944</text:p>
          </table:table-cell>
          <table:table-cell office:value-type="float" office:value="15.771329" calcext:value-type="float">
            <text:p>15.771329</text:p>
          </table:table-cell>
          <table:table-cell office:value-type="float" office:value="6.281151" calcext:value-type="float">
            <text:p>6.281151</text:p>
          </table:table-cell>
        </table:table-row>
        <table:table-row table:style-name="ro1">
          <table:table-cell office:value-type="float" office:value="15.8225" calcext:value-type="float">
            <text:p>15.8225</text:p>
          </table:table-cell>
          <table:table-cell office:value-type="float" office:value="6.26564" calcext:value-type="float">
            <text:p>6.26564</text:p>
          </table:table-cell>
          <table:table-cell office:value-type="float" office:value="15.822454" calcext:value-type="float">
            <text:p>15.822454</text:p>
          </table:table-cell>
          <table:table-cell office:value-type="float" office:value="6.267375" calcext:value-type="float">
            <text:p>6.267375</text:p>
          </table:table-cell>
        </table:table-row>
        <table:table-row table:style-name="ro1">
          <table:table-cell office:value-type="float" office:value="15.8733" calcext:value-type="float">
            <text:p>15.8733</text:p>
          </table:table-cell>
          <table:table-cell office:value-type="float" office:value="6.25126" calcext:value-type="float">
            <text:p>6.25126</text:p>
          </table:table-cell>
          <table:table-cell office:value-type="float" office:value="15.873318" calcext:value-type="float">
            <text:p>15.873318</text:p>
          </table:table-cell>
          <table:table-cell office:value-type="float" office:value="6.253019" calcext:value-type="float">
            <text:p>6.253019</text:p>
          </table:table-cell>
        </table:table-row>
        <table:table-row table:style-name="ro1">
          <table:table-cell office:value-type="float" office:value="15.9239" calcext:value-type="float">
            <text:p>15.9239</text:p>
          </table:table-cell>
          <table:table-cell office:value-type="float" office:value="6.2363" calcext:value-type="float">
            <text:p>6.2363</text:p>
          </table:table-cell>
          <table:table-cell office:value-type="float" office:value="15.923924" calcext:value-type="float">
            <text:p>15.923924</text:p>
          </table:table-cell>
          <table:table-cell office:value-type="float" office:value="6.238086" calcext:value-type="float">
            <text:p>6.238086</text:p>
          </table:table-cell>
        </table:table-row>
        <table:table-row table:style-name="ro1">
          <table:table-cell office:value-type="float" office:value="15.9743" calcext:value-type="float">
            <text:p>15.9743</text:p>
          </table:table-cell>
          <table:table-cell office:value-type="float" office:value="6.22077" calcext:value-type="float">
            <text:p>6.22077</text:p>
          </table:table-cell>
          <table:table-cell office:value-type="float" office:value="15.974273" calcext:value-type="float">
            <text:p>15.974273</text:p>
          </table:table-cell>
          <table:table-cell office:value-type="float" office:value="6.222576" calcext:value-type="float">
            <text:p>6.222576</text:p>
          </table:table-cell>
        </table:table-row>
        <table:table-row table:style-name="ro1">
          <table:table-cell office:value-type="float" office:value="16.0244" calcext:value-type="float">
            <text:p>16.0244</text:p>
          </table:table-cell>
          <table:table-cell office:value-type="float" office:value="6.20466" calcext:value-type="float">
            <text:p>6.20466</text:p>
          </table:table-cell>
          <table:table-cell office:value-type="float" office:value="16.024369" calcext:value-type="float">
            <text:p>16.024369</text:p>
          </table:table-cell>
          <table:table-cell office:value-type="float" office:value="6.206492" calcext:value-type="float">
            <text:p>6.206492</text:p>
          </table:table-cell>
        </table:table-row>
        <table:table-row table:style-name="ro1">
          <table:table-cell office:value-type="float" office:value="16.0742" calcext:value-type="float">
            <text:p>16.0742</text:p>
          </table:table-cell>
          <table:table-cell office:value-type="float" office:value="6.18798" calcext:value-type="float">
            <text:p>6.18798</text:p>
          </table:table-cell>
          <table:table-cell office:value-type="float" office:value="16.074214" calcext:value-type="float">
            <text:p>16.074214</text:p>
          </table:table-cell>
          <table:table-cell office:value-type="float" office:value="6.189836" calcext:value-type="float">
            <text:p>6.189836</text:p>
          </table:table-cell>
        </table:table-row>
        <table:table-row table:style-name="ro1">
          <table:table-cell office:value-type="float" office:value="16.1238" calcext:value-type="float">
            <text:p>16.1238</text:p>
          </table:table-cell>
          <table:table-cell office:value-type="float" office:value="6.17073" calcext:value-type="float">
            <text:p>6.17073</text:p>
          </table:table-cell>
          <table:table-cell office:value-type="float" office:value="16.12381" calcext:value-type="float">
            <text:p>16.12381</text:p>
          </table:table-cell>
          <table:table-cell office:value-type="float" office:value="6.172608" calcext:value-type="float">
            <text:p>6.172608</text:p>
          </table:table-cell>
        </table:table-row>
        <table:table-row table:style-name="ro1">
          <table:table-cell office:value-type="float" office:value="16.1732" calcext:value-type="float">
            <text:p>16.1732</text:p>
          </table:table-cell>
          <table:table-cell office:value-type="float" office:value="6.15291" calcext:value-type="float">
            <text:p>6.15291</text:p>
          </table:table-cell>
          <table:table-cell office:value-type="float" office:value="16.17316" calcext:value-type="float">
            <text:p>16.17316</text:p>
          </table:table-cell>
          <table:table-cell office:value-type="float" office:value="6.154811" calcext:value-type="float">
            <text:p>6.154811</text:p>
          </table:table-cell>
        </table:table-row>
        <table:table-row table:style-name="ro1">
          <table:table-cell office:value-type="float" office:value="16.2223" calcext:value-type="float">
            <text:p>16.2223</text:p>
          </table:table-cell>
          <table:table-cell office:value-type="float" office:value="6.13452" calcext:value-type="float">
            <text:p>6.13452</text:p>
          </table:table-cell>
          <table:table-cell office:value-type="float" office:value="16.222267" calcext:value-type="float">
            <text:p>16.222267</text:p>
          </table:table-cell>
          <table:table-cell office:value-type="float" office:value="6.136448" calcext:value-type="float">
            <text:p>6.136448</text:p>
          </table:table-cell>
        </table:table-row>
        <table:table-row table:style-name="ro1">
          <table:table-cell office:value-type="float" office:value="16.2711" calcext:value-type="float">
            <text:p>16.2711</text:p>
          </table:table-cell>
          <table:table-cell office:value-type="float" office:value="6.11557" calcext:value-type="float">
            <text:p>6.11557</text:p>
          </table:table-cell>
          <table:table-cell office:value-type="float" office:value="16.271133" calcext:value-type="float">
            <text:p>16.271133</text:p>
          </table:table-cell>
          <table:table-cell office:value-type="float" office:value="6.11752" calcext:value-type="float">
            <text:p>6.11752</text:p>
          </table:table-cell>
        </table:table-row>
        <table:table-row table:style-name="ro1">
          <table:table-cell office:value-type="float" office:value="16.3198" calcext:value-type="float">
            <text:p>16.3198</text:p>
          </table:table-cell>
          <table:table-cell office:value-type="float" office:value="6.09605" calcext:value-type="float">
            <text:p>6.09605</text:p>
          </table:table-cell>
          <table:table-cell office:value-type="float" office:value="16.31976" calcext:value-type="float">
            <text:p>16.31976</text:p>
          </table:table-cell>
          <table:table-cell office:value-type="float" office:value="6.098029" calcext:value-type="float">
            <text:p>6.098029</text:p>
          </table:table-cell>
        </table:table-row>
        <table:table-row table:style-name="ro1">
          <table:table-cell office:value-type="float" office:value="16.3682" calcext:value-type="float">
            <text:p>16.3682</text:p>
          </table:table-cell>
          <table:table-cell office:value-type="float" office:value="6.07597" calcext:value-type="float">
            <text:p>6.07597</text:p>
          </table:table-cell>
          <table:table-cell office:value-type="float" office:value="16.36815" calcext:value-type="float">
            <text:p>16.36815</text:p>
          </table:table-cell>
          <table:table-cell office:value-type="float" office:value="6.077978" calcext:value-type="float">
            <text:p>6.077978</text:p>
          </table:table-cell>
        </table:table-row>
        <table:table-row table:style-name="ro1">
          <table:table-cell office:value-type="float" office:value="16.4163" calcext:value-type="float">
            <text:p>16.4163</text:p>
          </table:table-cell>
          <table:table-cell office:value-type="float" office:value="6.05534" calcext:value-type="float">
            <text:p>6.05534</text:p>
          </table:table-cell>
          <table:table-cell office:value-type="float" office:value="16.416306" calcext:value-type="float">
            <text:p>16.416306</text:p>
          </table:table-cell>
          <table:table-cell office:value-type="float" office:value="6.057368" calcext:value-type="float">
            <text:p>6.057368</text:p>
          </table:table-cell>
        </table:table-row>
        <table:table-row table:style-name="ro1">
          <table:table-cell office:value-type="float" office:value="16.4642" calcext:value-type="float">
            <text:p>16.4642</text:p>
          </table:table-cell>
          <table:table-cell office:value-type="float" office:value="6.03415" calcext:value-type="float">
            <text:p>6.03415</text:p>
          </table:table-cell>
          <table:table-cell office:value-type="float" office:value="16.464231" calcext:value-type="float">
            <text:p>16.464231</text:p>
          </table:table-cell>
          <table:table-cell office:value-type="float" office:value="6.036202" calcext:value-type="float">
            <text:p>6.036202</text:p>
          </table:table-cell>
        </table:table-row>
        <table:table-row table:style-name="ro1">
          <table:table-cell office:value-type="float" office:value="16.5119" calcext:value-type="float">
            <text:p>16.5119</text:p>
          </table:table-cell>
          <table:table-cell office:value-type="float" office:value="6.0124" calcext:value-type="float">
            <text:p>6.0124</text:p>
          </table:table-cell>
          <table:table-cell office:value-type="float" office:value="16.511925" calcext:value-type="float">
            <text:p>16.511925</text:p>
          </table:table-cell>
          <table:table-cell office:value-type="float" office:value="6.014482" calcext:value-type="float">
            <text:p>6.014482</text:p>
          </table:table-cell>
        </table:table-row>
        <table:table-row table:style-name="ro1">
          <table:table-cell office:value-type="float" office:value="16.5594" calcext:value-type="float">
            <text:p>16.5594</text:p>
          </table:table-cell>
          <table:table-cell office:value-type="float" office:value="5.99011" calcext:value-type="float">
            <text:p>5.99011</text:p>
          </table:table-cell>
          <table:table-cell office:value-type="float" office:value="16.559393" calcext:value-type="float">
            <text:p>16.559393</text:p>
          </table:table-cell>
          <table:table-cell office:value-type="float" office:value="5.992211" calcext:value-type="float">
            <text:p>5.992211</text:p>
          </table:table-cell>
        </table:table-row>
        <table:table-row table:style-name="ro1">
          <table:table-cell office:value-type="float" office:value="16.6066" calcext:value-type="float">
            <text:p>16.6066</text:p>
          </table:table-cell>
          <table:table-cell office:value-type="float" office:value="5.96726" calcext:value-type="float">
            <text:p>5.96726</text:p>
          </table:table-cell>
          <table:table-cell office:value-type="float" office:value="16.606634" calcext:value-type="float">
            <text:p>16.606634</text:p>
          </table:table-cell>
          <table:table-cell office:value-type="float" office:value="5.969391" calcext:value-type="float">
            <text:p>5.969391</text:p>
          </table:table-cell>
        </table:table-row>
        <table:table-row table:style-name="ro1">
          <table:table-cell office:value-type="float" office:value="16.6537" calcext:value-type="float">
            <text:p>16.6537</text:p>
          </table:table-cell>
          <table:table-cell office:value-type="float" office:value="5.94387" calcext:value-type="float">
            <text:p>5.94387</text:p>
          </table:table-cell>
          <table:table-cell office:value-type="float" office:value="16.653653" calcext:value-type="float">
            <text:p>16.653653</text:p>
          </table:table-cell>
          <table:table-cell office:value-type="float" office:value="5.946025" calcext:value-type="float">
            <text:p>5.946025</text:p>
          </table:table-cell>
        </table:table-row>
        <table:table-row table:style-name="ro1">
          <table:table-cell office:value-type="float" office:value="16.7005" calcext:value-type="float">
            <text:p>16.7005</text:p>
          </table:table-cell>
          <table:table-cell office:value-type="float" office:value="5.91993" calcext:value-type="float">
            <text:p>5.91993</text:p>
          </table:table-cell>
          <table:table-cell office:value-type="float" office:value="16.700451" calcext:value-type="float">
            <text:p>16.700451</text:p>
          </table:table-cell>
          <table:table-cell office:value-type="float" office:value="5.922115" calcext:value-type="float">
            <text:p>5.922115</text:p>
          </table:table-cell>
        </table:table-row>
        <table:table-row table:style-name="ro1">
          <table:table-cell office:value-type="float" office:value="16.747" calcext:value-type="float">
            <text:p>16.747</text:p>
          </table:table-cell>
          <table:table-cell office:value-type="float" office:value="5.89546" calcext:value-type="float">
            <text:p>5.89546</text:p>
          </table:table-cell>
          <table:table-cell office:value-type="float" office:value="16.747029" calcext:value-type="float">
            <text:p>16.747029</text:p>
          </table:table-cell>
          <table:table-cell office:value-type="float" office:value="5.897663" calcext:value-type="float">
            <text:p>5.897663</text:p>
          </table:table-cell>
        </table:table-row>
        <table:table-row table:style-name="ro1">
          <table:table-cell office:value-type="float" office:value="16.7934" calcext:value-type="float">
            <text:p>16.7934</text:p>
          </table:table-cell>
          <table:table-cell office:value-type="float" office:value="5.87044" calcext:value-type="float">
            <text:p>5.87044</text:p>
          </table:table-cell>
          <table:table-cell office:value-type="float" office:value="16.793391" calcext:value-type="float">
            <text:p>16.793391</text:p>
          </table:table-cell>
          <table:table-cell office:value-type="float" office:value="5.872672" calcext:value-type="float">
            <text:p>5.872672</text:p>
          </table:table-cell>
        </table:table-row>
        <table:table-row table:style-name="ro1">
          <table:table-cell office:value-type="float" office:value="16.8395" calcext:value-type="float">
            <text:p>16.8395</text:p>
          </table:table-cell>
          <table:table-cell office:value-type="float" office:value="5.84489" calcext:value-type="float">
            <text:p>5.84489</text:p>
          </table:table-cell>
          <table:table-cell office:value-type="float" office:value="16.839538" calcext:value-type="float">
            <text:p>16.839538</text:p>
          </table:table-cell>
          <table:table-cell office:value-type="float" office:value="5.847146" calcext:value-type="float">
            <text:p>5.847146</text:p>
          </table:table-cell>
        </table:table-row>
        <table:table-row table:style-name="ro1">
          <table:table-cell office:value-type="float" office:value="16.8855" calcext:value-type="float">
            <text:p>16.8855</text:p>
          </table:table-cell>
          <table:table-cell office:value-type="float" office:value="5.8188" calcext:value-type="float">
            <text:p>5.8188</text:p>
          </table:table-cell>
          <table:table-cell office:value-type="float" office:value="16.885472" calcext:value-type="float">
            <text:p>16.885472</text:p>
          </table:table-cell>
          <table:table-cell office:value-type="float" office:value="5.821086" calcext:value-type="float">
            <text:p>5.821086</text:p>
          </table:table-cell>
        </table:table-row>
        <table:table-row table:style-name="ro1">
          <table:table-cell office:value-type="float" office:value="16.9312" calcext:value-type="float">
            <text:p>16.9312</text:p>
          </table:table-cell>
          <table:table-cell office:value-type="float" office:value="5.79219" calcext:value-type="float">
            <text:p>5.79219</text:p>
          </table:table-cell>
          <table:table-cell office:value-type="float" office:value="16.931194" calcext:value-type="float">
            <text:p>16.931194</text:p>
          </table:table-cell>
          <table:table-cell office:value-type="float" office:value="5.794495" calcext:value-type="float">
            <text:p>5.794495</text:p>
          </table:table-cell>
        </table:table-row>
        <table:table-row table:style-name="ro1">
          <table:table-cell office:value-type="float" office:value="16.9767" calcext:value-type="float">
            <text:p>16.9767</text:p>
          </table:table-cell>
          <table:table-cell office:value-type="float" office:value="5.76504" calcext:value-type="float">
            <text:p>5.76504</text:p>
          </table:table-cell>
          <table:table-cell office:value-type="float" office:value="16.976708" calcext:value-type="float">
            <text:p>16.976708</text:p>
          </table:table-cell>
          <table:table-cell office:value-type="float" office:value="5.767377" calcext:value-type="float">
            <text:p>5.767377</text:p>
          </table:table-cell>
        </table:table-row>
        <table:table-row table:style-name="ro1">
          <table:table-cell office:value-type="float" office:value="17.022" calcext:value-type="float">
            <text:p>17.022</text:p>
          </table:table-cell>
          <table:table-cell office:value-type="float" office:value="5.73737" calcext:value-type="float">
            <text:p>5.73737</text:p>
          </table:table-cell>
          <table:table-cell office:value-type="float" office:value="17.022015" calcext:value-type="float">
            <text:p>17.022015</text:p>
          </table:table-cell>
          <table:table-cell office:value-type="float" office:value="5.739733" calcext:value-type="float">
            <text:p>5.739733</text:p>
          </table:table-cell>
        </table:table-row>
        <table:table-row table:style-name="ro1">
          <table:table-cell office:value-type="float" office:value="17.0671" calcext:value-type="float">
            <text:p>17.0671</text:p>
          </table:table-cell>
          <table:table-cell office:value-type="float" office:value="5.70918" calcext:value-type="float">
            <text:p>5.70918</text:p>
          </table:table-cell>
          <table:table-cell office:value-type="float" office:value="17.067116" calcext:value-type="float">
            <text:p>17.067116</text:p>
          </table:table-cell>
          <table:table-cell office:value-type="float" office:value="5.711568" calcext:value-type="float">
            <text:p>5.711568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.68047" calcext:value-type="float">
            <text:p>5.68047</text:p>
          </table:table-cell>
          <table:table-cell office:value-type="float" office:value="17.112014" calcext:value-type="float">
            <text:p>17.112014</text:p>
          </table:table-cell>
          <table:table-cell office:value-type="float" office:value="5.682883" calcext:value-type="float">
            <text:p>5.682883</text:p>
          </table:table-cell>
        </table:table-row>
        <table:table-row table:style-name="ro1">
          <table:table-cell office:value-type="float" office:value="17.1567" calcext:value-type="float">
            <text:p>17.1567</text:p>
          </table:table-cell>
          <table:table-cell office:value-type="float" office:value="5.65124" calcext:value-type="float">
            <text:p>5.65124</text:p>
          </table:table-cell>
          <table:table-cell office:value-type="float" office:value="17.15671" calcext:value-type="float">
            <text:p>17.15671</text:p>
          </table:table-cell>
          <table:table-cell office:value-type="float" office:value="5.653682" calcext:value-type="float">
            <text:p>5.653682</text:p>
          </table:table-cell>
        </table:table-row>
        <table:table-row table:style-name="ro1">
          <table:table-cell office:value-type="float" office:value="17.2012" calcext:value-type="float">
            <text:p>17.2012</text:p>
          </table:table-cell>
          <table:table-cell office:value-type="float" office:value="5.6215" calcext:value-type="float">
            <text:p>5.6215</text:p>
          </table:table-cell>
          <table:table-cell office:value-type="float" office:value="17.201207" calcext:value-type="float">
            <text:p>17.201207</text:p>
          </table:table-cell>
          <table:table-cell office:value-type="float" office:value="5.623967" calcext:value-type="float">
            <text:p>5.623967</text:p>
          </table:table-cell>
        </table:table-row>
        <table:table-row table:style-name="ro1">
          <table:table-cell office:value-type="float" office:value="17.2455" calcext:value-type="float">
            <text:p>17.2455</text:p>
          </table:table-cell>
          <table:table-cell office:value-type="float" office:value="5.59125" calcext:value-type="float">
            <text:p>5.59125</text:p>
          </table:table-cell>
          <table:table-cell office:value-type="float" office:value="17.245505" calcext:value-type="float">
            <text:p>17.245505</text:p>
          </table:table-cell>
          <table:table-cell office:value-type="float" office:value="5.593743" calcext:value-type="float">
            <text:p>5.593743</text:p>
          </table:table-cell>
        </table:table-row>
        <table:table-row table:style-name="ro1">
          <table:table-cell office:value-type="float" office:value="17.2896" calcext:value-type="float">
            <text:p>17.2896</text:p>
          </table:table-cell>
          <table:table-cell office:value-type="float" office:value="5.56049" calcext:value-type="float">
            <text:p>5.56049</text:p>
          </table:table-cell>
          <table:table-cell office:value-type="float" office:value="17.289608" calcext:value-type="float">
            <text:p>17.289608</text:p>
          </table:table-cell>
          <table:table-cell office:value-type="float" office:value="5.563011" calcext:value-type="float">
            <text:p>5.563011</text:p>
          </table:table-cell>
        </table:table-row>
        <table:table-row table:style-name="ro1">
          <table:table-cell office:value-type="float" office:value="17.3335" calcext:value-type="float">
            <text:p>17.3335</text:p>
          </table:table-cell>
          <table:table-cell office:value-type="float" office:value="5.52923" calcext:value-type="float">
            <text:p>5.52923</text:p>
          </table:table-cell>
          <table:table-cell office:value-type="float" office:value="17.333516" calcext:value-type="float">
            <text:p>17.333516</text:p>
          </table:table-cell>
          <table:table-cell office:value-type="float" office:value="5.531775" calcext:value-type="float">
            <text:p>5.531775</text:p>
          </table:table-cell>
        </table:table-row>
        <table:table-row table:style-name="ro1">
          <table:table-cell office:value-type="float" office:value="17.3772" calcext:value-type="float">
            <text:p>17.3772</text:p>
          </table:table-cell>
          <table:table-cell office:value-type="float" office:value="5.49747" calcext:value-type="float">
            <text:p>5.49747</text:p>
          </table:table-cell>
          <table:table-cell office:value-type="float" office:value="17.377231" calcext:value-type="float">
            <text:p>17.377231</text:p>
          </table:table-cell>
          <table:table-cell office:value-type="float" office:value="5.500038" calcext:value-type="float">
            <text:p>5.500038</text:p>
          </table:table-cell>
        </table:table-row>
        <table:table-row table:style-name="ro1">
          <table:table-cell office:value-type="float" office:value="17.4208" calcext:value-type="float">
            <text:p>17.4208</text:p>
          </table:table-cell>
          <table:table-cell office:value-type="float" office:value="5.46521" calcext:value-type="float">
            <text:p>5.46521</text:p>
          </table:table-cell>
          <table:table-cell office:value-type="float" office:value="17.420755" calcext:value-type="float">
            <text:p>17.420755</text:p>
          </table:table-cell>
          <table:table-cell office:value-type="float" office:value="5.467803" calcext:value-type="float">
            <text:p>5.467803</text:p>
          </table:table-cell>
        </table:table-row>
        <table:table-row table:style-name="ro1">
          <table:table-cell office:value-type="float" office:value="17.4641" calcext:value-type="float">
            <text:p>17.4641</text:p>
          </table:table-cell>
          <table:table-cell office:value-type="float" office:value="5.43245" calcext:value-type="float">
            <text:p>5.43245</text:p>
          </table:table-cell>
          <table:table-cell office:value-type="float" office:value="17.464089" calcext:value-type="float">
            <text:p>17.464089</text:p>
          </table:table-cell>
          <table:table-cell office:value-type="float" office:value="5.435074" calcext:value-type="float">
            <text:p>5.435074</text:p>
          </table:table-cell>
        </table:table-row>
        <table:table-row table:style-name="ro1">
          <table:table-cell office:value-type="float" office:value="17.5072" calcext:value-type="float">
            <text:p>17.5072</text:p>
          </table:table-cell>
          <table:table-cell office:value-type="float" office:value="5.3992" calcext:value-type="float">
            <text:p>5.3992</text:p>
          </table:table-cell>
          <table:table-cell office:value-type="float" office:value="17.507236" calcext:value-type="float">
            <text:p>17.507236</text:p>
          </table:table-cell>
          <table:table-cell office:value-type="float" office:value="5.401853" calcext:value-type="float">
            <text:p>5.401853</text:p>
          </table:table-cell>
        </table:table-row>
        <table:table-row table:style-name="ro1">
          <table:table-cell office:value-type="float" office:value="17.5502" calcext:value-type="float">
            <text:p>17.5502</text:p>
          </table:table-cell>
          <table:table-cell office:value-type="float" office:value="5.36547" calcext:value-type="float">
            <text:p>5.36547</text:p>
          </table:table-cell>
          <table:table-cell office:value-type="float" office:value="17.550196" calcext:value-type="float">
            <text:p>17.550196</text:p>
          </table:table-cell>
          <table:table-cell office:value-type="float" office:value="5.368144" calcext:value-type="float">
            <text:p>5.368144</text:p>
          </table:table-cell>
        </table:table-row>
        <table:table-row table:style-name="ro1">
          <table:table-cell office:value-type="float" office:value="17.593" calcext:value-type="float">
            <text:p>17.593</text:p>
          </table:table-cell>
          <table:table-cell office:value-type="float" office:value="5.33125" calcext:value-type="float">
            <text:p>5.33125</text:p>
          </table:table-cell>
          <table:table-cell office:value-type="float" office:value="17.592972" calcext:value-type="float">
            <text:p>17.592972</text:p>
          </table:table-cell>
          <table:table-cell office:value-type="float" office:value="5.33395" calcext:value-type="float">
            <text:p>5.33395</text:p>
          </table:table-cell>
        </table:table-row>
        <table:table-row table:style-name="ro1">
          <table:table-cell office:value-type="float" office:value="17.6356" calcext:value-type="float">
            <text:p>17.6356</text:p>
          </table:table-cell>
          <table:table-cell office:value-type="float" office:value="5.29655" calcext:value-type="float">
            <text:p>5.29655</text:p>
          </table:table-cell>
          <table:table-cell office:value-type="float" office:value="17.635565" calcext:value-type="float">
            <text:p>17.635565</text:p>
          </table:table-cell>
          <table:table-cell office:value-type="float" office:value="5.299274" calcext:value-type="float">
            <text:p>5.299274</text:p>
          </table:table-cell>
        </table:table-row>
        <table:table-row table:style-name="ro1">
          <table:table-cell office:value-type="float" office:value="17.678" calcext:value-type="float">
            <text:p>17.678</text:p>
          </table:table-cell>
          <table:table-cell office:value-type="float" office:value="5.26137" calcext:value-type="float">
            <text:p>5.26137</text:p>
          </table:table-cell>
          <table:table-cell office:value-type="float" office:value="17.677977" calcext:value-type="float">
            <text:p>17.677977</text:p>
          </table:table-cell>
          <table:table-cell office:value-type="float" office:value="5.26412" calcext:value-type="float">
            <text:p>5.26412</text:p>
          </table:table-cell>
        </table:table-row>
        <table:table-row table:style-name="ro1">
          <table:table-cell office:value-type="float" office:value="17.7202" calcext:value-type="float">
            <text:p>17.7202</text:p>
          </table:table-cell>
          <table:table-cell office:value-type="float" office:value="5.22571" calcext:value-type="float">
            <text:p>5.22571</text:p>
          </table:table-cell>
          <table:table-cell office:value-type="float" office:value="17.720209" calcext:value-type="float">
            <text:p>17.720209</text:p>
          </table:table-cell>
          <table:table-cell office:value-type="float" office:value="5.228492" calcext:value-type="float">
            <text:p>5.228492</text:p>
          </table:table-cell>
        </table:table-row>
        <table:table-row table:style-name="ro1">
          <table:table-cell office:value-type="float" office:value="17.7623" calcext:value-type="float">
            <text:p>17.7623</text:p>
          </table:table-cell>
          <table:table-cell office:value-type="float" office:value="5.18958" calcext:value-type="float">
            <text:p>5.18958</text:p>
          </table:table-cell>
          <table:table-cell office:value-type="float" office:value="17.762262" calcext:value-type="float">
            <text:p>17.762262</text:p>
          </table:table-cell>
          <table:table-cell office:value-type="float" office:value="5.192391" calcext:value-type="float">
            <text:p>5.192391</text:p>
          </table:table-cell>
        </table:table-row>
        <table:table-row table:style-name="ro1">
          <table:table-cell office:value-type="float" office:value="17.8041" calcext:value-type="float">
            <text:p>17.8041</text:p>
          </table:table-cell>
          <table:table-cell office:value-type="float" office:value="5.15299" calcext:value-type="float">
            <text:p>5.15299</text:p>
          </table:table-cell>
          <table:table-cell office:value-type="float" office:value="17.804138" calcext:value-type="float">
            <text:p>17.804138</text:p>
          </table:table-cell>
          <table:table-cell office:value-type="float" office:value="5.155822" calcext:value-type="float">
            <text:p>5.155822</text:p>
          </table:table-cell>
        </table:table-row>
        <table:table-row table:style-name="ro1">
          <table:table-cell office:value-type="float" office:value="17.8458" calcext:value-type="float">
            <text:p>17.8458</text:p>
          </table:table-cell>
          <table:table-cell office:value-type="float" office:value="5.11593" calcext:value-type="float">
            <text:p>5.11593</text:p>
          </table:table-cell>
          <table:table-cell office:value-type="float" office:value="17.84584" calcext:value-type="float">
            <text:p>17.84584</text:p>
          </table:table-cell>
          <table:table-cell office:value-type="float" office:value="5.118789" calcext:value-type="float">
            <text:p>5.118789</text:p>
          </table:table-cell>
        </table:table-row>
        <table:table-row table:style-name="ro1">
          <table:table-cell office:value-type="float" office:value="17.8874" calcext:value-type="float">
            <text:p>17.8874</text:p>
          </table:table-cell>
          <table:table-cell office:value-type="float" office:value="5.07841" calcext:value-type="float">
            <text:p>5.07841</text:p>
          </table:table-cell>
          <table:table-cell office:value-type="float" office:value="17.887367" calcext:value-type="float">
            <text:p>17.887367</text:p>
          </table:table-cell>
          <table:table-cell office:value-type="float" office:value="5.081294" calcext:value-type="float">
            <text:p>5.081294</text:p>
          </table:table-cell>
        </table:table-row>
        <table:table-row table:style-name="ro1">
          <table:table-cell office:value-type="float" office:value="17.9287" calcext:value-type="float">
            <text:p>17.9287</text:p>
          </table:table-cell>
          <table:table-cell office:value-type="float" office:value="5.04043" calcext:value-type="float">
            <text:p>5.04043</text:p>
          </table:table-cell>
          <table:table-cell office:value-type="float" office:value="17.928722" calcext:value-type="float">
            <text:p>17.928722</text:p>
          </table:table-cell>
          <table:table-cell office:value-type="float" office:value="5.043341" calcext:value-type="float">
            <text:p>5.043341</text:p>
          </table:table-cell>
        </table:table-row>
        <table:table-row table:style-name="ro1">
          <table:table-cell office:value-type="float" office:value="17.9699" calcext:value-type="float">
            <text:p>17.9699</text:p>
          </table:table-cell>
          <table:table-cell office:value-type="float" office:value="5.00199" calcext:value-type="float">
            <text:p>5.00199</text:p>
          </table:table-cell>
          <table:table-cell office:value-type="float" office:value="17.969905" calcext:value-type="float">
            <text:p>17.969905</text:p>
          </table:table-cell>
          <table:table-cell office:value-type="float" office:value="5.004934" calcext:value-type="float">
            <text:p>5.004934</text:p>
          </table:table-cell>
        </table:table-row>
        <table:table-row table:style-name="ro1">
          <table:table-cell office:value-type="float" office:value="18.0109" calcext:value-type="float">
            <text:p>18.0109</text:p>
          </table:table-cell>
          <table:table-cell office:value-type="float" office:value="4.96311" calcext:value-type="float">
            <text:p>4.96311</text:p>
          </table:table-cell>
          <table:table-cell office:value-type="float" office:value="18.01092" calcext:value-type="float">
            <text:p>18.01092</text:p>
          </table:table-cell>
          <table:table-cell office:value-type="float" office:value="4.966075" calcext:value-type="float">
            <text:p>4.966075</text:p>
          </table:table-cell>
        </table:table-row>
        <table:table-row table:style-name="ro1">
          <table:table-cell office:value-type="float" office:value="18.0518" calcext:value-type="float">
            <text:p>18.0518</text:p>
          </table:table-cell>
          <table:table-cell office:value-type="float" office:value="4.92377" calcext:value-type="float">
            <text:p>4.92377</text:p>
          </table:table-cell>
          <table:table-cell office:value-type="float" office:value="18.051766" calcext:value-type="float">
            <text:p>18.051766</text:p>
          </table:table-cell>
          <table:table-cell office:value-type="float" office:value="4.926769" calcext:value-type="float">
            <text:p>4.926769</text:p>
          </table:table-cell>
        </table:table-row>
        <table:table-row table:style-name="ro1">
          <table:table-cell office:value-type="float" office:value="18.0924" calcext:value-type="float">
            <text:p>18.0924</text:p>
          </table:table-cell>
          <table:table-cell office:value-type="float" office:value="4.884" calcext:value-type="float">
            <text:p>4.884</text:p>
          </table:table-cell>
          <table:table-cell office:value-type="float" office:value="18.092445" calcext:value-type="float">
            <text:p>18.092445</text:p>
          </table:table-cell>
          <table:table-cell office:value-type="float" office:value="4.887019" calcext:value-type="float">
            <text:p>4.887019</text:p>
          </table:table-cell>
        </table:table-row>
        <table:table-row table:style-name="ro1">
          <table:table-cell office:value-type="float" office:value="18.133" calcext:value-type="float">
            <text:p>18.133</text:p>
          </table:table-cell>
          <table:table-cell office:value-type="float" office:value="4.84378" calcext:value-type="float">
            <text:p>4.84378</text:p>
          </table:table-cell>
          <table:table-cell office:value-type="float" office:value="18.132958" calcext:value-type="float">
            <text:p>18.132958</text:p>
          </table:table-cell>
          <table:table-cell office:value-type="float" office:value="4.846829" calcext:value-type="float">
            <text:p>4.846829</text:p>
          </table:table-cell>
        </table:table-row>
        <table:table-row table:style-name="ro1">
          <table:table-cell office:value-type="float" office:value="18.1733" calcext:value-type="float">
            <text:p>18.1733</text:p>
          </table:table-cell>
          <table:table-cell office:value-type="float" office:value="4.80313" calcext:value-type="float">
            <text:p>4.80313</text:p>
          </table:table-cell>
          <table:table-cell office:value-type="float" office:value="18.173308" calcext:value-type="float">
            <text:p>18.173308</text:p>
          </table:table-cell>
          <table:table-cell office:value-type="float" office:value="4.806201" calcext:value-type="float">
            <text:p>4.806201</text:p>
          </table:table-cell>
        </table:table-row>
        <table:table-row table:style-name="ro1">
          <table:table-cell office:value-type="float" office:value="18.2135" calcext:value-type="float">
            <text:p>18.2135</text:p>
          </table:table-cell>
          <table:table-cell office:value-type="float" office:value="4.76204" calcext:value-type="float">
            <text:p>4.76204</text:p>
          </table:table-cell>
          <table:table-cell office:value-type="float" office:value="18.213494" calcext:value-type="float">
            <text:p>18.213494</text:p>
          </table:table-cell>
          <table:table-cell office:value-type="float" office:value="4.76514" calcext:value-type="float">
            <text:p>4.76514</text:p>
          </table:table-cell>
        </table:table-row>
        <table:table-row table:style-name="ro1">
          <table:table-cell office:value-type="float" office:value="18.2535" calcext:value-type="float">
            <text:p>18.2535</text:p>
          </table:table-cell>
          <table:table-cell office:value-type="float" office:value="4.72052" calcext:value-type="float">
            <text:p>4.72052</text:p>
          </table:table-cell>
          <table:table-cell office:value-type="float" office:value="18.25352" calcext:value-type="float">
            <text:p>18.25352</text:p>
          </table:table-cell>
          <table:table-cell office:value-type="float" office:value="4.723649" calcext:value-type="float">
            <text:p>4.723649</text:p>
          </table:table-cell>
        </table:table-row>
        <table:table-row table:style-name="ro1">
          <table:table-cell office:value-type="float" office:value="18.2934" calcext:value-type="float">
            <text:p>18.2934</text:p>
          </table:table-cell>
          <table:table-cell office:value-type="float" office:value="4.67858" calcext:value-type="float">
            <text:p>4.67858</text:p>
          </table:table-cell>
          <table:table-cell office:value-type="float" office:value="18.293385" calcext:value-type="float">
            <text:p>18.293385</text:p>
          </table:table-cell>
          <table:table-cell office:value-type="float" office:value="4.681732" calcext:value-type="float">
            <text:p>4.681732</text:p>
          </table:table-cell>
        </table:table-row>
        <table:table-row table:style-name="ro1">
          <table:table-cell office:value-type="float" office:value="18.3331" calcext:value-type="float">
            <text:p>18.3331</text:p>
          </table:table-cell>
          <table:table-cell office:value-type="float" office:value="4.63621" calcext:value-type="float">
            <text:p>4.63621</text:p>
          </table:table-cell>
          <table:table-cell office:value-type="float" office:value="18.333091" calcext:value-type="float">
            <text:p>18.333091</text:p>
          </table:table-cell>
          <table:table-cell office:value-type="float" office:value="4.639391" calcext:value-type="float">
            <text:p>4.639391</text:p>
          </table:table-cell>
        </table:table-row>
        <table:table-row table:style-name="ro1">
          <table:table-cell office:value-type="float" office:value="18.3726" calcext:value-type="float">
            <text:p>18.3726</text:p>
          </table:table-cell>
          <table:table-cell office:value-type="float" office:value="4.59342" calcext:value-type="float">
            <text:p>4.59342</text:p>
          </table:table-cell>
          <table:table-cell office:value-type="float" office:value="18.372639" calcext:value-type="float">
            <text:p>18.372639</text:p>
          </table:table-cell>
          <table:table-cell office:value-type="float" office:value="4.596632" calcext:value-type="float">
            <text:p>4.596632</text:p>
          </table:table-cell>
        </table:table-row>
        <table:table-row table:style-name="ro1">
          <table:table-cell office:value-type="float" office:value="18.412" calcext:value-type="float">
            <text:p>18.412</text:p>
          </table:table-cell>
          <table:table-cell office:value-type="float" office:value="4.55022" calcext:value-type="float">
            <text:p>4.55022</text:p>
          </table:table-cell>
          <table:table-cell office:value-type="float" office:value="18.412031" calcext:value-type="float">
            <text:p>18.412031</text:p>
          </table:table-cell>
          <table:table-cell office:value-type="float" office:value="4.553456" calcext:value-type="float">
            <text:p>4.553456</text:p>
          </table:table-cell>
        </table:table-row>
        <table:table-row table:style-name="ro1">
          <table:table-cell office:value-type="float" office:value="18.4513" calcext:value-type="float">
            <text:p>18.4513</text:p>
          </table:table-cell>
          <table:table-cell office:value-type="float" office:value="4.50661" calcext:value-type="float">
            <text:p>4.50661</text:p>
          </table:table-cell>
          <table:table-cell office:value-type="float" office:value="18.451268" calcext:value-type="float">
            <text:p>18.451268</text:p>
          </table:table-cell>
          <table:table-cell office:value-type="float" office:value="4.509869" calcext:value-type="float">
            <text:p>4.509869</text:p>
          </table:table-cell>
        </table:table-row>
        <table:table-row table:style-name="ro1">
          <table:table-cell office:value-type="float" office:value="18.4904" calcext:value-type="float">
            <text:p>18.4904</text:p>
          </table:table-cell>
          <table:table-cell office:value-type="float" office:value="4.46259" calcext:value-type="float">
            <text:p>4.46259</text:p>
          </table:table-cell>
          <table:table-cell office:value-type="float" office:value="18.490351" calcext:value-type="float">
            <text:p>18.490351</text:p>
          </table:table-cell>
          <table:table-cell office:value-type="float" office:value="4.465873" calcext:value-type="float">
            <text:p>4.465873</text:p>
          </table:table-cell>
        </table:table-row>
        <table:table-row table:style-name="ro1">
          <table:table-cell office:value-type="float" office:value="18.5293" calcext:value-type="float">
            <text:p>18.5293</text:p>
          </table:table-cell>
          <table:table-cell office:value-type="float" office:value="4.41816" calcext:value-type="float">
            <text:p>4.41816</text:p>
          </table:table-cell>
          <table:table-cell office:value-type="float" office:value="18.529281" calcext:value-type="float">
            <text:p>18.529281</text:p>
          </table:table-cell>
          <table:table-cell office:value-type="float" office:value="4.421472" calcext:value-type="float">
            <text:p>4.421472</text:p>
          </table:table-cell>
        </table:table-row>
        <table:table-row table:style-name="ro1">
          <table:table-cell office:value-type="float" office:value="18.5681" calcext:value-type="float">
            <text:p>18.5681</text:p>
          </table:table-cell>
          <table:table-cell office:value-type="float" office:value="4.37333" calcext:value-type="float">
            <text:p>4.37333</text:p>
          </table:table-cell>
          <table:table-cell office:value-type="float" office:value="18.568059" calcext:value-type="float">
            <text:p>18.568059</text:p>
          </table:table-cell>
          <table:table-cell office:value-type="float" office:value="4.37667" calcext:value-type="float">
            <text:p>4.37667</text:p>
          </table:table-cell>
        </table:table-row>
        <table:table-row table:style-name="ro1">
          <table:table-cell office:value-type="float" office:value="18.6067" calcext:value-type="float">
            <text:p>18.6067</text:p>
          </table:table-cell>
          <table:table-cell office:value-type="float" office:value="4.3281" calcext:value-type="float">
            <text:p>4.3281</text:p>
          </table:table-cell>
          <table:table-cell office:value-type="float" office:value="18.606688" calcext:value-type="float">
            <text:p>18.606688</text:p>
          </table:table-cell>
          <table:table-cell office:value-type="float" office:value="4.33147" calcext:value-type="float">
            <text:p>4.33147</text:p>
          </table:table-cell>
        </table:table-row>
        <table:table-row table:style-name="ro1">
          <table:table-cell office:value-type="float" office:value="18.6452" calcext:value-type="float">
            <text:p>18.6452</text:p>
          </table:table-cell>
          <table:table-cell office:value-type="float" office:value="4.28248" calcext:value-type="float">
            <text:p>4.28248</text:p>
          </table:table-cell>
          <table:table-cell office:value-type="float" office:value="18.645167" calcext:value-type="float">
            <text:p>18.645167</text:p>
          </table:table-cell>
          <table:table-cell office:value-type="float" office:value="4.285875" calcext:value-type="float">
            <text:p>4.285875</text:p>
          </table:table-cell>
        </table:table-row>
        <table:table-row table:style-name="ro1">
          <table:table-cell office:value-type="float" office:value="18.6835" calcext:value-type="float">
            <text:p>18.6835</text:p>
          </table:table-cell>
          <table:table-cell office:value-type="float" office:value="4.23647" calcext:value-type="float">
            <text:p>4.23647</text:p>
          </table:table-cell>
          <table:table-cell office:value-type="float" office:value="18.683498" calcext:value-type="float">
            <text:p>18.683498</text:p>
          </table:table-cell>
          <table:table-cell office:value-type="float" office:value="4.23989" calcext:value-type="float">
            <text:p>4.23989</text:p>
          </table:table-cell>
        </table:table-row>
        <table:table-row table:style-name="ro1">
          <table:table-cell office:value-type="float" office:value="18.7217" calcext:value-type="float">
            <text:p>18.7217</text:p>
          </table:table-cell>
          <table:table-cell office:value-type="float" office:value="4.19007" calcext:value-type="float">
            <text:p>4.19007</text:p>
          </table:table-cell>
          <table:table-cell office:value-type="float" office:value="18.721682" calcext:value-type="float">
            <text:p>18.721682</text:p>
          </table:table-cell>
          <table:table-cell office:value-type="float" office:value="4.193518" calcext:value-type="float">
            <text:p>4.193518</text:p>
          </table:table-cell>
        </table:table-row>
        <table:table-row table:style-name="ro1">
          <table:table-cell office:value-type="float" office:value="18.7597" calcext:value-type="float">
            <text:p>18.7597</text:p>
          </table:table-cell>
          <table:table-cell office:value-type="float" office:value="4.14329" calcext:value-type="float">
            <text:p>4.14329</text:p>
          </table:table-cell>
          <table:table-cell office:value-type="float" office:value="18.75972" calcext:value-type="float">
            <text:p>18.75972</text:p>
          </table:table-cell>
          <table:table-cell office:value-type="float" office:value="4.146762" calcext:value-type="float">
            <text:p>4.146762</text:p>
          </table:table-cell>
        </table:table-row>
        <table:table-row table:style-name="ro1">
          <table:table-cell office:value-type="float" office:value="18.7976" calcext:value-type="float">
            <text:p>18.7976</text:p>
          </table:table-cell>
          <table:table-cell office:value-type="float" office:value="4.09613" calcext:value-type="float">
            <text:p>4.09613</text:p>
          </table:table-cell>
          <table:table-cell office:value-type="float" office:value="18.797613" calcext:value-type="float">
            <text:p>18.797613</text:p>
          </table:table-cell>
          <table:table-cell office:value-type="float" office:value="4.099626" calcext:value-type="float">
            <text:p>4.099626</text:p>
          </table:table-cell>
        </table:table-row>
        <table:table-row table:style-name="ro1">
          <table:table-cell office:value-type="float" office:value="18.8354" calcext:value-type="float">
            <text:p>18.8354</text:p>
          </table:table-cell>
          <table:table-cell office:value-type="float" office:value="4.04859" calcext:value-type="float">
            <text:p>4.04859</text:p>
          </table:table-cell>
          <table:table-cell office:value-type="float" office:value="18.835363" calcext:value-type="float">
            <text:p>18.835363</text:p>
          </table:table-cell>
          <table:table-cell office:value-type="float" office:value="4.052114" calcext:value-type="float">
            <text:p>4.052114</text:p>
          </table:table-cell>
        </table:table-row>
        <table:table-row table:style-name="ro1">
          <table:table-cell office:value-type="float" office:value="18.873" calcext:value-type="float">
            <text:p>18.873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18.872971" calcext:value-type="float">
            <text:p>18.872971</text:p>
          </table:table-cell>
          <table:table-cell office:value-type="float" office:value="4.00423" calcext:value-type="float">
            <text:p>4.00423</text:p>
          </table:table-cell>
        </table:table-row>
        <table:table-row table:style-name="ro1">
          <table:table-cell office:value-type="float" office:value="18.9104" calcext:value-type="float">
            <text:p>18.9104</text:p>
          </table:table-cell>
          <table:table-cell office:value-type="float" office:value="3.9524" calcext:value-type="float">
            <text:p>3.9524</text:p>
          </table:table-cell>
          <table:table-cell office:value-type="float" office:value="18.910437" calcext:value-type="float">
            <text:p>18.910437</text:p>
          </table:table-cell>
          <table:table-cell office:value-type="float" office:value="3.955976" calcext:value-type="float">
            <text:p>3.955976</text:p>
          </table:table-cell>
        </table:table-row>
        <table:table-row table:style-name="ro1">
          <table:table-cell office:value-type="float" office:value="18.9478" calcext:value-type="float">
            <text:p>18.9478</text:p>
          </table:table-cell>
          <table:table-cell office:value-type="float" office:value="3.90376" calcext:value-type="float">
            <text:p>3.90376</text:p>
          </table:table-cell>
          <table:table-cell office:value-type="float" office:value="18.947762" calcext:value-type="float">
            <text:p>18.947762</text:p>
          </table:table-cell>
          <table:table-cell office:value-type="float" office:value="3.907356" calcext:value-type="float">
            <text:p>3.907356</text:p>
          </table:table-cell>
        </table:table-row>
        <table:table-row table:style-name="ro1">
          <table:table-cell office:value-type="float" office:value="18.9849" calcext:value-type="float">
            <text:p>18.9849</text:p>
          </table:table-cell>
          <table:table-cell office:value-type="float" office:value="3.85475" calcext:value-type="float">
            <text:p>3.85475</text:p>
          </table:table-cell>
          <table:table-cell office:value-type="float" office:value="18.984948" calcext:value-type="float">
            <text:p>18.984948</text:p>
          </table:table-cell>
          <table:table-cell office:value-type="float" office:value="3.858374" calcext:value-type="float">
            <text:p>3.858374</text:p>
          </table:table-cell>
        </table:table-row>
        <table:table-row table:style-name="ro1">
          <table:table-cell office:value-type="float" office:value="19.022" calcext:value-type="float">
            <text:p>19.022</text:p>
          </table:table-cell>
          <table:table-cell office:value-type="float" office:value="3.80538" calcext:value-type="float">
            <text:p>3.80538</text:p>
          </table:table-cell>
          <table:table-cell office:value-type="float" office:value="19.021996" calcext:value-type="float">
            <text:p>19.021996</text:p>
          </table:table-cell>
          <table:table-cell office:value-type="float" office:value="3.809033" calcext:value-type="float">
            <text:p>3.809033</text:p>
          </table:table-cell>
        </table:table-row>
        <table:table-row table:style-name="ro1">
          <table:table-cell office:value-type="float" office:value="19.0589" calcext:value-type="float">
            <text:p>19.0589</text:p>
          </table:table-cell>
          <table:table-cell office:value-type="float" office:value="3.75566" calcext:value-type="float">
            <text:p>3.75566</text:p>
          </table:table-cell>
          <table:table-cell office:value-type="float" office:value="19.058907" calcext:value-type="float">
            <text:p>19.058907</text:p>
          </table:table-cell>
          <table:table-cell office:value-type="float" office:value="3.759338" calcext:value-type="float">
            <text:p>3.759338</text:p>
          </table:table-cell>
        </table:table-row>
        <table:table-row table:style-name="ro1">
          <table:table-cell office:value-type="float" office:value="19.0957" calcext:value-type="float">
            <text:p>19.0957</text:p>
          </table:table-cell>
          <table:table-cell office:value-type="float" office:value="3.70559" calcext:value-type="float">
            <text:p>3.70559</text:p>
          </table:table-cell>
          <table:table-cell office:value-type="float" office:value="19.095682" calcext:value-type="float">
            <text:p>19.095682</text:p>
          </table:table-cell>
          <table:table-cell office:value-type="float" office:value="3.70929" calcext:value-type="float">
            <text:p>3.70929</text:p>
          </table:table-cell>
        </table:table-row>
        <table:table-row table:style-name="ro1">
          <table:table-cell office:value-type="float" office:value="19.1323" calcext:value-type="float">
            <text:p>19.1323</text:p>
          </table:table-cell>
          <table:table-cell office:value-type="float" office:value="3.65517" calcext:value-type="float">
            <text:p>3.65517</text:p>
          </table:table-cell>
          <table:table-cell office:value-type="float" office:value="19.132321" calcext:value-type="float">
            <text:p>19.132321</text:p>
          </table:table-cell>
          <table:table-cell office:value-type="float" office:value="3.658895" calcext:value-type="float">
            <text:p>3.658895</text:p>
          </table:table-cell>
        </table:table-row>
        <table:table-row table:style-name="ro1">
          <table:table-cell office:value-type="float" office:value="19.1688" calcext:value-type="float">
            <text:p>19.1688</text:p>
          </table:table-cell>
          <table:table-cell office:value-type="float" office:value="3.6044" calcext:value-type="float">
            <text:p>3.6044</text:p>
          </table:table-cell>
          <table:table-cell office:value-type="float" office:value="19.168826" calcext:value-type="float">
            <text:p>19.168826</text:p>
          </table:table-cell>
          <table:table-cell office:value-type="float" office:value="3.608155" calcext:value-type="float">
            <text:p>3.608155</text:p>
          </table:table-cell>
        </table:table-row>
        <table:table-row table:style-name="ro1">
          <table:table-cell office:value-type="float" office:value="19.2052" calcext:value-type="float">
            <text:p>19.2052</text:p>
          </table:table-cell>
          <table:table-cell office:value-type="float" office:value="3.55329" calcext:value-type="float">
            <text:p>3.55329</text:p>
          </table:table-cell>
          <table:table-cell office:value-type="float" office:value="19.205198" calcext:value-type="float">
            <text:p>19.205198</text:p>
          </table:table-cell>
          <table:table-cell office:value-type="float" office:value="3.557074" calcext:value-type="float">
            <text:p>3.557074</text:p>
          </table:table-cell>
        </table:table-row>
        <table:table-row table:style-name="ro1">
          <table:table-cell office:value-type="float" office:value="19.2414" calcext:value-type="float">
            <text:p>19.2414</text:p>
          </table:table-cell>
          <table:table-cell office:value-type="float" office:value="3.50185" calcext:value-type="float">
            <text:p>3.50185</text:p>
          </table:table-cell>
          <table:table-cell office:value-type="float" office:value="19.241437" calcext:value-type="float">
            <text:p>19.241437</text:p>
          </table:table-cell>
          <table:table-cell office:value-type="float" office:value="3.505655" calcext:value-type="float">
            <text:p>3.505655</text:p>
          </table:table-cell>
        </table:table-row>
        <table:table-row table:style-name="ro1">
          <table:table-cell office:value-type="float" office:value="19.2775" calcext:value-type="float">
            <text:p>19.2775</text:p>
          </table:table-cell>
          <table:table-cell office:value-type="float" office:value="3.45007" calcext:value-type="float">
            <text:p>3.45007</text:p>
          </table:table-cell>
          <table:table-cell office:value-type="float" office:value="19.277545" calcext:value-type="float">
            <text:p>19.277545</text:p>
          </table:table-cell>
          <table:table-cell office:value-type="float" office:value="3.453903" calcext:value-type="float">
            <text:p>3.453903</text:p>
          </table:table-cell>
        </table:table-row>
        <table:table-row table:style-name="ro1">
          <table:table-cell office:value-type="float" office:value="19.3135" calcext:value-type="float">
            <text:p>19.3135</text:p>
          </table:table-cell>
          <table:table-cell office:value-type="float" office:value="3.39796" calcext:value-type="float">
            <text:p>3.39796</text:p>
          </table:table-cell>
          <table:table-cell office:value-type="float" office:value="19.313523" calcext:value-type="float">
            <text:p>19.313523</text:p>
          </table:table-cell>
          <table:table-cell office:value-type="float" office:value="3.401819" calcext:value-type="float">
            <text:p>3.401819</text:p>
          </table:table-cell>
        </table:table-row>
        <table:table-row table:style-name="ro1">
          <table:table-cell office:value-type="float" office:value="19.3494" calcext:value-type="float">
            <text:p>19.3494</text:p>
          </table:table-cell>
          <table:table-cell office:value-type="float" office:value="3.34553" calcext:value-type="float">
            <text:p>3.34553</text:p>
          </table:table-cell>
          <table:table-cell office:value-type="float" office:value="19.349371" calcext:value-type="float">
            <text:p>19.349371</text:p>
          </table:table-cell>
          <table:table-cell office:value-type="float" office:value="3.349408" calcext:value-type="float">
            <text:p>3.349408</text:p>
          </table:table-cell>
        </table:table-row>
        <table:table-row table:style-name="ro1">
          <table:table-cell office:value-type="float" office:value="19.3851" calcext:value-type="float">
            <text:p>19.3851</text:p>
          </table:table-cell>
          <table:table-cell office:value-type="float" office:value="3.29277" calcext:value-type="float">
            <text:p>3.29277</text:p>
          </table:table-cell>
          <table:table-cell office:value-type="float" office:value="19.385091" calcext:value-type="float">
            <text:p>19.385091</text:p>
          </table:table-cell>
          <table:table-cell office:value-type="float" office:value="3.296674" calcext:value-type="float">
            <text:p>3.296674</text:p>
          </table:table-cell>
        </table:table-row>
        <table:table-row table:style-name="ro1">
          <table:table-cell office:value-type="float" office:value="19.4207" calcext:value-type="float">
            <text:p>19.4207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9.420683" calcext:value-type="float">
            <text:p>19.420683</text:p>
          </table:table-cell>
          <table:table-cell office:value-type="float" office:value="3.243618" calcext:value-type="float">
            <text:p>3.243618</text:p>
          </table:table-cell>
        </table:table-row>
        <table:table-row table:style-name="ro1">
          <table:table-cell office:value-type="float" office:value="19.4561" calcext:value-type="float">
            <text:p>19.4561</text:p>
          </table:table-cell>
          <table:table-cell office:value-type="float" office:value="3.18629" calcext:value-type="float">
            <text:p>3.18629</text:p>
          </table:table-cell>
          <table:table-cell office:value-type="float" office:value="19.456149" calcext:value-type="float">
            <text:p>19.456149</text:p>
          </table:table-cell>
          <table:table-cell office:value-type="float" office:value="3.190246" calcext:value-type="float">
            <text:p>3.190246</text:p>
          </table:table-cell>
        </table:table-row>
        <table:table-row table:style-name="ro1">
          <table:table-cell office:value-type="float" office:value="19.4915" calcext:value-type="float">
            <text:p>19.4915</text:p>
          </table:table-cell>
          <table:table-cell office:value-type="float" office:value="3.13258" calcext:value-type="float">
            <text:p>3.13258</text:p>
          </table:table-cell>
          <table:table-cell office:value-type="float" office:value="19.491489" calcext:value-type="float">
            <text:p>19.491489</text:p>
          </table:table-cell>
          <table:table-cell office:value-type="float" office:value="3.13656" calcext:value-type="float">
            <text:p>3.13656</text:p>
          </table:table-cell>
        </table:table-row>
        <table:table-row table:style-name="ro1">
          <table:table-cell office:value-type="float" office:value="19.5267" calcext:value-type="float">
            <text:p>19.5267</text:p>
          </table:table-cell>
          <table:table-cell office:value-type="float" office:value="3.07856" calcext:value-type="float">
            <text:p>3.07856</text:p>
          </table:table-cell>
          <table:table-cell office:value-type="float" office:value="19.526704" calcext:value-type="float">
            <text:p>19.526704</text:p>
          </table:table-cell>
          <table:table-cell office:value-type="float" office:value="3.082564" calcext:value-type="float">
            <text:p>3.082564</text:p>
          </table:table-cell>
        </table:table-row>
        <table:table-row table:style-name="ro1">
          <table:table-cell office:value-type="float" office:value="19.5618" calcext:value-type="float">
            <text:p>19.5618</text:p>
          </table:table-cell>
          <table:table-cell office:value-type="float" office:value="3.02423" calcext:value-type="float">
            <text:p>3.02423</text:p>
          </table:table-cell>
          <table:table-cell office:value-type="float" office:value="19.561795" calcext:value-type="float">
            <text:p>19.561795</text:p>
          </table:table-cell>
          <table:table-cell office:value-type="float" office:value="3.028261" calcext:value-type="float">
            <text:p>3.028261</text:p>
          </table:table-cell>
        </table:table-row>
        <table:table-row table:style-name="ro1">
          <table:table-cell office:value-type="float" office:value="19.5968" calcext:value-type="float">
            <text:p>19.5968</text:p>
          </table:table-cell>
          <table:table-cell office:value-type="float" office:value="2.9696" calcext:value-type="float">
            <text:p>2.9696</text:p>
          </table:table-cell>
          <table:table-cell office:value-type="float" office:value="19.596762" calcext:value-type="float">
            <text:p>19.596762</text:p>
          </table:table-cell>
          <table:table-cell office:value-type="float" office:value="2.973654" calcext:value-type="float">
            <text:p>2.973654</text:p>
          </table:table-cell>
        </table:table-row>
        <table:table-row table:style-name="ro1">
          <table:table-cell office:value-type="float" office:value="19.6316" calcext:value-type="float">
            <text:p>19.6316</text:p>
          </table:table-cell>
          <table:table-cell office:value-type="float" office:value="2.91466" calcext:value-type="float">
            <text:p>2.91466</text:p>
          </table:table-cell>
          <table:table-cell office:value-type="float" office:value="19.631608" calcext:value-type="float">
            <text:p>19.631608</text:p>
          </table:table-cell>
          <table:table-cell office:value-type="float" office:value="2.918747" calcext:value-type="float">
            <text:p>2.918747</text:p>
          </table:table-cell>
        </table:table-row>
        <table:table-row table:style-name="ro1">
          <table:table-cell office:value-type="float" office:value="19.6663" calcext:value-type="float">
            <text:p>19.6663</text:p>
          </table:table-cell>
          <table:table-cell office:value-type="float" office:value="2.85943" calcext:value-type="float">
            <text:p>2.85943</text:p>
          </table:table-cell>
          <table:table-cell office:value-type="float" office:value="19.666332" calcext:value-type="float">
            <text:p>19.666332</text:p>
          </table:table-cell>
          <table:table-cell office:value-type="float" office:value="2.863543" calcext:value-type="float">
            <text:p>2.863543</text:p>
          </table:table-cell>
        </table:table-row>
        <table:table-row table:style-name="ro1">
          <table:table-cell office:value-type="float" office:value="19.7009" calcext:value-type="float">
            <text:p>19.7009</text:p>
          </table:table-cell>
          <table:table-cell office:value-type="float" office:value="2.80391" calcext:value-type="float">
            <text:p>2.80391</text:p>
          </table:table-cell>
          <table:table-cell office:value-type="float" office:value="19.700935" calcext:value-type="float">
            <text:p>19.700935</text:p>
          </table:table-cell>
          <table:table-cell office:value-type="float" office:value="2.808045" calcext:value-type="float">
            <text:p>2.808045</text:p>
          </table:table-cell>
        </table:table-row>
        <table:table-row table:style-name="ro1">
          <table:table-cell office:value-type="float" office:value="19.7354" calcext:value-type="float">
            <text:p>19.7354</text:p>
          </table:table-cell>
          <table:table-cell office:value-type="float" office:value="2.7481" calcext:value-type="float">
            <text:p>2.7481</text:p>
          </table:table-cell>
          <table:table-cell office:value-type="float" office:value="19.735419" calcext:value-type="float">
            <text:p>19.735419</text:p>
          </table:table-cell>
          <table:table-cell office:value-type="float" office:value="2.752256" calcext:value-type="float">
            <text:p>2.752256</text:p>
          </table:table-cell>
        </table:table-row>
        <table:table-row table:style-name="ro1">
          <table:table-cell office:value-type="float" office:value="19.7698" calcext:value-type="float">
            <text:p>19.7698</text:p>
          </table:table-cell>
          <table:table-cell office:value-type="float" office:value="2.692" calcext:value-type="float">
            <text:p>2.692</text:p>
          </table:table-cell>
          <table:table-cell office:value-type="float" office:value="19.769784" calcext:value-type="float">
            <text:p>19.769784</text:p>
          </table:table-cell>
          <table:table-cell office:value-type="float" office:value="2.69618" calcext:value-type="float">
            <text:p>2.69618</text:p>
          </table:table-cell>
        </table:table-row>
        <table:table-row table:style-name="ro1">
          <table:table-cell office:value-type="float" office:value="19.804" calcext:value-type="float">
            <text:p>19.804</text:p>
          </table:table-cell>
          <table:table-cell office:value-type="float" office:value="2.63561" calcext:value-type="float">
            <text:p>2.63561</text:p>
          </table:table-cell>
          <table:table-cell office:value-type="float" office:value="19.80403" calcext:value-type="float">
            <text:p>19.80403</text:p>
          </table:table-cell>
          <table:table-cell office:value-type="float" office:value="2.63982" calcext:value-type="float">
            <text:p>2.63982</text:p>
          </table:table-cell>
        </table:table-row>
        <table:table-row table:style-name="ro1">
          <table:table-cell office:value-type="float" office:value="19.8382" calcext:value-type="float">
            <text:p>19.8382</text:p>
          </table:table-cell>
          <table:table-cell office:value-type="float" office:value="2.57895" calcext:value-type="float">
            <text:p>2.57895</text:p>
          </table:table-cell>
          <table:table-cell office:value-type="float" office:value="19.83816" calcext:value-type="float">
            <text:p>19.83816</text:p>
          </table:table-cell>
          <table:table-cell office:value-type="float" office:value="2.583179" calcext:value-type="float">
            <text:p>2.583179</text:p>
          </table:table-cell>
        </table:table-row>
        <table:table-row table:style-name="ro1">
          <table:table-cell office:value-type="float" office:value="19.8722" calcext:value-type="float">
            <text:p>19.8722</text:p>
          </table:table-cell>
          <table:table-cell office:value-type="float" office:value="2.522" calcext:value-type="float">
            <text:p>2.522</text:p>
          </table:table-cell>
          <table:table-cell office:value-type="float" office:value="19.872173" calcext:value-type="float">
            <text:p>19.872173</text:p>
          </table:table-cell>
          <table:table-cell office:value-type="float" office:value="2.52626" calcext:value-type="float">
            <text:p>2.52626</text:p>
          </table:table-cell>
        </table:table-row>
        <table:table-row table:style-name="ro1">
          <table:table-cell office:value-type="float" office:value="19.9061" calcext:value-type="float">
            <text:p>19.9061</text:p>
          </table:table-cell>
          <table:table-cell office:value-type="float" office:value="2.46479" calcext:value-type="float">
            <text:p>2.46479</text:p>
          </table:table-cell>
          <table:table-cell office:value-type="float" office:value="19.90607" calcext:value-type="float">
            <text:p>19.90607</text:p>
          </table:table-cell>
          <table:table-cell office:value-type="float" office:value="2.469067" calcext:value-type="float">
            <text:p>2.469067</text:p>
          </table:table-cell>
        </table:table-row>
        <table:table-row table:style-name="ro1">
          <table:table-cell office:value-type="float" office:value="19.9399" calcext:value-type="float">
            <text:p>19.9399</text:p>
          </table:table-cell>
          <table:table-cell office:value-type="float" office:value="2.4073" calcext:value-type="float">
            <text:p>2.4073</text:p>
          </table:table-cell>
          <table:table-cell office:value-type="float" office:value="19.939852" calcext:value-type="float">
            <text:p>19.939852</text:p>
          </table:table-cell>
          <table:table-cell office:value-type="float" office:value="2.411602" calcext:value-type="float">
            <text:p>2.411602</text:p>
          </table:table-cell>
        </table:table-row>
        <table:table-row table:style-name="ro1">
          <table:table-cell office:value-type="float" office:value="19.9735" calcext:value-type="float">
            <text:p>19.9735</text:p>
          </table:table-cell>
          <table:table-cell office:value-type="float" office:value="2.34954" calcext:value-type="float">
            <text:p>2.34954</text:p>
          </table:table-cell>
          <table:table-cell office:value-type="float" office:value="19.973521" calcext:value-type="float">
            <text:p>19.973521</text:p>
          </table:table-cell>
          <table:table-cell office:value-type="float" office:value="2.353869" calcext:value-type="float">
            <text:p>2.353869</text:p>
          </table:table-cell>
        </table:table-row>
        <table:table-row table:style-name="ro1">
          <table:table-cell office:value-type="float" office:value="20.0071" calcext:value-type="float">
            <text:p>20.007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20.007075" calcext:value-type="float">
            <text:p>20.007075</text:p>
          </table:table-cell>
          <table:table-cell office:value-type="float" office:value="2.295871" calcext:value-type="float">
            <text:p>2.295871</text:p>
          </table:table-cell>
        </table:table-row>
        <table:table-row table:style-name="ro1">
          <table:table-cell office:value-type="float" office:value="20.0405" calcext:value-type="float">
            <text:p>20.0405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20.040518" calcext:value-type="float">
            <text:p>20.040518</text:p>
          </table:table-cell>
          <table:table-cell office:value-type="float" office:value="2.237611" calcext:value-type="float">
            <text:p>2.237611</text:p>
          </table:table-cell>
        </table:table-row>
        <table:table-row table:style-name="ro1">
          <table:table-cell office:value-type="float" office:value="20.0738" calcext:value-type="float">
            <text:p>20.0738</text:p>
          </table:table-cell>
          <table:table-cell office:value-type="float" office:value="2.17469" calcext:value-type="float">
            <text:p>2.17469</text:p>
          </table:table-cell>
          <table:table-cell office:value-type="float" office:value="20.073848" calcext:value-type="float">
            <text:p>20.073848</text:p>
          </table:table-cell>
          <table:table-cell office:value-type="float" office:value="2.179091" calcext:value-type="float">
            <text:p>2.179091</text:p>
          </table:table-cell>
        </table:table-row>
        <table:table-row table:style-name="ro1">
          <table:table-cell office:value-type="float" office:value="20.1071" calcext:value-type="float">
            <text:p>20.1071</text:p>
          </table:table-cell>
          <table:table-cell office:value-type="float" office:value="2.11589" calcext:value-type="float">
            <text:p>2.11589</text:p>
          </table:table-cell>
          <table:table-cell office:value-type="float" office:value="20.107068" calcext:value-type="float">
            <text:p>20.107068</text:p>
          </table:table-cell>
          <table:table-cell office:value-type="float" office:value="2.120315" calcext:value-type="float">
            <text:p>2.120315</text:p>
          </table:table-cell>
        </table:table-row>
        <table:table-row table:style-name="ro1">
          <table:table-cell office:value-type="float" office:value="20.1402" calcext:value-type="float">
            <text:p>20.1402</text:p>
          </table:table-cell>
          <table:table-cell office:value-type="float" office:value="2.05684" calcext:value-type="float">
            <text:p>2.05684</text:p>
          </table:table-cell>
          <table:table-cell office:value-type="float" office:value="20.140177" calcext:value-type="float">
            <text:p>20.140177</text:p>
          </table:table-cell>
          <table:table-cell office:value-type="float" office:value="2.061287" calcext:value-type="float">
            <text:p>2.061287</text:p>
          </table:table-cell>
        </table:table-row>
        <table:table-row table:style-name="ro1">
          <table:table-cell office:value-type="float" office:value="20.1732" calcext:value-type="float">
            <text:p>20.1732</text:p>
          </table:table-cell>
          <table:table-cell office:value-type="float" office:value="1.99754" calcext:value-type="float">
            <text:p>1.99754</text:p>
          </table:table-cell>
          <table:table-cell office:value-type="float" office:value="20.173176" calcext:value-type="float">
            <text:p>20.173176</text:p>
          </table:table-cell>
          <table:table-cell office:value-type="float" office:value="2.002008" calcext:value-type="float">
            <text:p>2.002008</text:p>
          </table:table-cell>
        </table:table-row>
        <table:table-row table:style-name="ro1">
          <table:table-cell office:value-type="float" office:value="20.2061" calcext:value-type="float">
            <text:p>20.2061</text:p>
          </table:table-cell>
          <table:table-cell office:value-type="float" office:value="1.93799" calcext:value-type="float">
            <text:p>1.93799</text:p>
          </table:table-cell>
          <table:table-cell office:value-type="float" office:value="20.206066" calcext:value-type="float">
            <text:p>20.206066</text:p>
          </table:table-cell>
          <table:table-cell office:value-type="float" office:value="1.942482" calcext:value-type="float">
            <text:p>1.942482</text:p>
          </table:table-cell>
        </table:table-row>
        <table:table-row table:style-name="ro1">
          <table:table-cell office:value-type="float" office:value="20.2388" calcext:value-type="float">
            <text:p>20.2388</text:p>
          </table:table-cell>
          <table:table-cell office:value-type="float" office:value="1.87819" calcext:value-type="float">
            <text:p>1.87819</text:p>
          </table:table-cell>
          <table:table-cell office:value-type="float" office:value="20.238849" calcext:value-type="float">
            <text:p>20.238849</text:p>
          </table:table-cell>
          <table:table-cell office:value-type="float" office:value="1.882711" calcext:value-type="float">
            <text:p>1.882711</text:p>
          </table:table-cell>
        </table:table-row>
        <table:table-row table:style-name="ro1">
          <table:table-cell office:value-type="float" office:value="20.2715" calcext:value-type="float">
            <text:p>20.2715</text:p>
          </table:table-cell>
          <table:table-cell office:value-type="float" office:value="1.81816" calcext:value-type="float">
            <text:p>1.81816</text:p>
          </table:table-cell>
          <table:table-cell office:value-type="float" office:value="20.271524" calcext:value-type="float">
            <text:p>20.271524</text:p>
          </table:table-cell>
          <table:table-cell office:value-type="float" office:value="1.8227" calcext:value-type="float">
            <text:p>1.8227</text:p>
          </table:table-cell>
        </table:table-row>
        <table:table-row table:style-name="ro1">
          <table:table-cell office:value-type="float" office:value="20.3041" calcext:value-type="float">
            <text:p>20.3041</text:p>
          </table:table-cell>
          <table:table-cell office:value-type="float" office:value="1.75788" calcext:value-type="float">
            <text:p>1.75788</text:p>
          </table:table-cell>
          <table:table-cell office:value-type="float" office:value="20.304092" calcext:value-type="float">
            <text:p>20.304092</text:p>
          </table:table-cell>
          <table:table-cell office:value-type="float" office:value="1.76245" calcext:value-type="float">
            <text:p>1.76245</text:p>
          </table:table-cell>
        </table:table-row>
        <table:table-row table:style-name="ro1">
          <table:table-cell office:value-type="float" office:value="20.3366" calcext:value-type="float">
            <text:p>20.3366</text:p>
          </table:table-cell>
          <table:table-cell office:value-type="float" office:value="1.69738" calcext:value-type="float">
            <text:p>1.69738</text:p>
          </table:table-cell>
          <table:table-cell office:value-type="float" office:value="20.336554" calcext:value-type="float">
            <text:p>20.336554</text:p>
          </table:table-cell>
          <table:table-cell office:value-type="float" office:value="1.701964" calcext:value-type="float">
            <text:p>1.701964</text:p>
          </table:table-cell>
        </table:table-row>
        <table:table-row table:style-name="ro1">
          <table:table-cell office:value-type="float" office:value="20.3689" calcext:value-type="float">
            <text:p>20.3689</text:p>
          </table:table-cell>
          <table:table-cell office:value-type="float" office:value="1.63663" calcext:value-type="float">
            <text:p>1.63663</text:p>
          </table:table-cell>
          <table:table-cell office:value-type="float" office:value="20.36891" calcext:value-type="float">
            <text:p>20.36891</text:p>
          </table:table-cell>
          <table:table-cell office:value-type="float" office:value="1.641246" calcext:value-type="float">
            <text:p>1.641246</text:p>
          </table:table-cell>
        </table:table-row>
        <table:table-row table:style-name="ro1">
          <table:table-cell office:value-type="float" office:value="20.4012" calcext:value-type="float">
            <text:p>20.4012</text:p>
          </table:table-cell>
          <table:table-cell office:value-type="float" office:value="1.57566" calcext:value-type="float">
            <text:p>1.57566</text:p>
          </table:table-cell>
          <table:table-cell office:value-type="float" office:value="20.401162" calcext:value-type="float">
            <text:p>20.401162</text:p>
          </table:table-cell>
          <table:table-cell office:value-type="float" office:value="1.580298" calcext:value-type="float">
            <text:p>1.580298</text:p>
          </table:table-cell>
        </table:table-row>
        <table:table-row table:style-name="ro1">
          <table:table-cell office:value-type="float" office:value="20.4333" calcext:value-type="float">
            <text:p>20.4333</text:p>
          </table:table-cell>
          <table:table-cell office:value-type="float" office:value="1.51446" calcext:value-type="float">
            <text:p>1.51446</text:p>
          </table:table-cell>
          <table:table-cell office:value-type="float" office:value="20.43331" calcext:value-type="float">
            <text:p>20.43331</text:p>
          </table:table-cell>
          <table:table-cell office:value-type="float" office:value="1.519123" calcext:value-type="float">
            <text:p>1.519123</text:p>
          </table:table-cell>
        </table:table-row>
        <table:table-row table:style-name="ro1">
          <table:table-cell office:value-type="float" office:value="20.4654" calcext:value-type="float">
            <text:p>20.4654</text:p>
          </table:table-cell>
          <table:table-cell office:value-type="float" office:value="1.45304" calcext:value-type="float">
            <text:p>1.45304</text:p>
          </table:table-cell>
          <table:table-cell office:value-type="float" office:value="20.465355" calcext:value-type="float">
            <text:p>20.465355</text:p>
          </table:table-cell>
          <table:table-cell office:value-type="float" office:value="1.457723" calcext:value-type="float">
            <text:p>1.457723</text:p>
          </table:table-cell>
        </table:table-row>
        <table:table-row table:style-name="ro1">
          <table:table-cell office:value-type="float" office:value="20.4973" calcext:value-type="float">
            <text:p>20.4973</text:p>
          </table:table-cell>
          <table:table-cell office:value-type="float" office:value="1.3914" calcext:value-type="float">
            <text:p>1.3914</text:p>
          </table:table-cell>
          <table:table-cell office:value-type="float" office:value="20.497297" calcext:value-type="float">
            <text:p>20.497297</text:p>
          </table:table-cell>
          <table:table-cell office:value-type="float" office:value="1.396102" calcext:value-type="float">
            <text:p>1.396102</text:p>
          </table:table-cell>
        </table:table-row>
        <table:table-row table:style-name="ro1">
          <table:table-cell office:value-type="float" office:value="20.5291" calcext:value-type="float">
            <text:p>20.5291</text:p>
          </table:table-cell>
          <table:table-cell office:value-type="float" office:value="1.32954" calcext:value-type="float">
            <text:p>1.32954</text:p>
          </table:table-cell>
          <table:table-cell office:value-type="float" office:value="20.529136" calcext:value-type="float">
            <text:p>20.529136</text:p>
          </table:table-cell>
          <table:table-cell office:value-type="float" office:value="1.334263" calcext:value-type="float">
            <text:p>1.334263</text:p>
          </table:table-cell>
        </table:table-row>
        <table:table-row table:style-name="ro1">
          <table:table-cell office:value-type="float" office:value="20.5609" calcext:value-type="float">
            <text:p>20.5609</text:p>
          </table:table-cell>
          <table:table-cell office:value-type="float" office:value="1.26746" calcext:value-type="float">
            <text:p>1.26746</text:p>
          </table:table-cell>
          <table:table-cell office:value-type="float" office:value="20.560875" calcext:value-type="float">
            <text:p>20.560875</text:p>
          </table:table-cell>
          <table:table-cell office:value-type="float" office:value="1.272207" calcext:value-type="float">
            <text:p>1.272207</text:p>
          </table:table-cell>
        </table:table-row>
        <table:table-row table:style-name="ro1">
          <table:table-cell office:value-type="float" office:value="20.5925" calcext:value-type="float">
            <text:p>20.5925</text:p>
          </table:table-cell>
          <table:table-cell office:value-type="float" office:value="1.20516" calcext:value-type="float">
            <text:p>1.20516</text:p>
          </table:table-cell>
          <table:table-cell office:value-type="float" office:value="20.592513" calcext:value-type="float">
            <text:p>20.592513</text:p>
          </table:table-cell>
          <table:table-cell office:value-type="float" office:value="1.209937" calcext:value-type="float">
            <text:p>1.209937</text:p>
          </table:table-cell>
        </table:table-row>
        <table:table-row table:style-name="ro1">
          <table:table-cell office:value-type="float" office:value="20.6241" calcext:value-type="float">
            <text:p>20.6241</text:p>
          </table:table-cell>
          <table:table-cell office:value-type="float" office:value="1.14266" calcext:value-type="float">
            <text:p>1.14266</text:p>
          </table:table-cell>
          <table:table-cell office:value-type="float" office:value="20.62405" calcext:value-type="float">
            <text:p>20.62405</text:p>
          </table:table-cell>
          <table:table-cell office:value-type="float" office:value="1.147457" calcext:value-type="float">
            <text:p>1.147457</text:p>
          </table:table-cell>
        </table:table-row>
        <table:table-row table:style-name="ro1">
          <table:table-cell office:value-type="float" office:value="20.6555" calcext:value-type="float">
            <text:p>20.6555</text:p>
          </table:table-cell>
          <table:table-cell office:value-type="float" office:value="1.07995" calcext:value-type="float">
            <text:p>1.07995</text:p>
          </table:table-cell>
          <table:table-cell office:value-type="float" office:value="20.655488" calcext:value-type="float">
            <text:p>20.655488</text:p>
          </table:table-cell>
          <table:table-cell office:value-type="float" office:value="1.084768" calcext:value-type="float">
            <text:p>1.084768</text:p>
          </table:table-cell>
        </table:table-row>
        <table:table-row table:style-name="ro1">
          <table:table-cell office:value-type="float" office:value="20.6868" calcext:value-type="float">
            <text:p>20.6868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20.686828" calcext:value-type="float">
            <text:p>20.686828</text:p>
          </table:table-cell>
          <table:table-cell office:value-type="float" office:value="1.021874" calcext:value-type="float">
            <text:p>1.021874</text:p>
          </table:table-cell>
        </table:table-row>
        <table:table-row table:style-name="ro1">
          <table:table-cell office:value-type="float" office:value="20.7181" calcext:value-type="float">
            <text:p>20.7181</text:p>
          </table:table-cell>
          <table:table-cell office:value-type="float" office:value="0.953915" calcext:value-type="float">
            <text:p>0.953915</text:p>
          </table:table-cell>
          <table:table-cell office:value-type="float" office:value="20.718069" calcext:value-type="float">
            <text:p>20.718069</text:p>
          </table:table-cell>
          <table:table-cell office:value-type="float" office:value="0.958777" calcext:value-type="float">
            <text:p>0.958777</text:p>
          </table:table-cell>
        </table:table-row>
        <table:table-row table:style-name="ro1">
          <table:table-cell office:value-type="float" office:value="20.7492" calcext:value-type="float">
            <text:p>20.7492</text:p>
          </table:table-cell>
          <table:table-cell office:value-type="float" office:value="0.890595" calcext:value-type="float">
            <text:p>0.890595</text:p>
          </table:table-cell>
          <table:table-cell office:value-type="float" office:value="20.749212" calcext:value-type="float">
            <text:p>20.749212</text:p>
          </table:table-cell>
          <table:table-cell office:value-type="float" office:value="0.89548" calcext:value-type="float">
            <text:p>0.89548</text:p>
          </table:table-cell>
        </table:table-row>
        <table:table-row table:style-name="ro1">
          <table:table-cell office:value-type="float" office:value="20.7803" calcext:value-type="float">
            <text:p>20.7803</text:p>
          </table:table-cell>
          <table:table-cell office:value-type="float" office:value="0.827077" calcext:value-type="float">
            <text:p>0.827077</text:p>
          </table:table-cell>
          <table:table-cell office:value-type="float" office:value="20.780259" calcext:value-type="float">
            <text:p>20.780259</text:p>
          </table:table-cell>
          <table:table-cell office:value-type="float" office:value="0.831985" calcext:value-type="float">
            <text:p>0.831985</text:p>
          </table:table-cell>
        </table:table-row>
        <table:table-row table:style-name="ro1">
          <table:table-cell office:value-type="float" office:value="20.8112" calcext:value-type="float">
            <text:p>20.8112</text:p>
          </table:table-cell>
          <table:table-cell office:value-type="float" office:value="0.763365" calcext:value-type="float">
            <text:p>0.763365</text:p>
          </table:table-cell>
          <table:table-cell office:value-type="float" office:value="20.811209" calcext:value-type="float">
            <text:p>20.811209</text:p>
          </table:table-cell>
          <table:table-cell office:value-type="float" office:value="0.768294" calcext:value-type="float">
            <text:p>0.768294</text:p>
          </table:table-cell>
        </table:table-row>
        <table:table-row table:style-name="ro1">
          <table:table-cell office:value-type="float" office:value="20.8421" calcext:value-type="float">
            <text:p>20.8421</text:p>
          </table:table-cell>
          <table:table-cell office:value-type="float" office:value="0.699459" calcext:value-type="float">
            <text:p>0.699459</text:p>
          </table:table-cell>
          <table:table-cell office:value-type="float" office:value="20.842063" calcext:value-type="float">
            <text:p>20.842063</text:p>
          </table:table-cell>
          <table:table-cell office:value-type="float" office:value="0.70441" calcext:value-type="float">
            <text:p>0.70441</text:p>
          </table:table-cell>
        </table:table-row>
        <table:table-row table:style-name="ro1">
          <table:table-cell office:value-type="float" office:value="20.8728" calcext:value-type="float">
            <text:p>20.8728</text:p>
          </table:table-cell>
          <table:table-cell office:value-type="float" office:value="0.635363" calcext:value-type="float">
            <text:p>0.635363</text:p>
          </table:table-cell>
          <table:table-cell office:value-type="float" office:value="20.872823" calcext:value-type="float">
            <text:p>20.872823</text:p>
          </table:table-cell>
          <table:table-cell office:value-type="float" office:value="0.640336" calcext:value-type="float">
            <text:p>0.640336</text:p>
          </table:table-cell>
        </table:table-row>
        <table:table-row table:style-name="ro1">
          <table:table-cell office:value-type="float" office:value="20.9035" calcext:value-type="float">
            <text:p>20.9035</text:p>
          </table:table-cell>
          <table:table-cell office:value-type="float" office:value="0.571079" calcext:value-type="float">
            <text:p>0.571079</text:p>
          </table:table-cell>
          <table:table-cell office:value-type="float" office:value="20.903487" calcext:value-type="float">
            <text:p>20.903487</text:p>
          </table:table-cell>
          <table:table-cell office:value-type="float" office:value="0.576074" calcext:value-type="float">
            <text:p>0.576074</text:p>
          </table:table-cell>
        </table:table-row>
        <table:table-row table:style-name="ro1">
          <table:table-cell office:value-type="float" office:value="20.9341" calcext:value-type="float">
            <text:p>20.9341</text:p>
          </table:table-cell>
          <table:table-cell office:value-type="float" office:value="0.50661" calcext:value-type="float">
            <text:p>0.50661</text:p>
          </table:table-cell>
          <table:table-cell office:value-type="float" office:value="20.934058" calcext:value-type="float">
            <text:p>20.934058</text:p>
          </table:table-cell>
          <table:table-cell office:value-type="float" office:value="0.511627" calcext:value-type="float">
            <text:p>0.511627</text:p>
          </table:table-cell>
        </table:table-row>
        <table:table-row table:style-name="ro1">
          <table:table-cell office:value-type="float" office:value="20.9645" calcext:value-type="float">
            <text:p>20.9645</text:p>
          </table:table-cell>
          <table:table-cell office:value-type="float" office:value="0.441957" calcext:value-type="float">
            <text:p>0.441957</text:p>
          </table:table-cell>
          <table:table-cell office:value-type="float" office:value="20.964535" calcext:value-type="float">
            <text:p>20.964535</text:p>
          </table:table-cell>
          <table:table-cell office:value-type="float" office:value="0.446996" calcext:value-type="float">
            <text:p>0.446996</text:p>
          </table:table-cell>
        </table:table-row>
        <table:table-row table:style-name="ro1">
          <table:table-cell office:value-type="float" office:value="20.9949" calcext:value-type="float">
            <text:p>20.9949</text:p>
          </table:table-cell>
          <table:table-cell office:value-type="float" office:value="0.377124" calcext:value-type="float">
            <text:p>0.377124</text:p>
          </table:table-cell>
          <table:table-cell office:value-type="float" office:value="20.994919" calcext:value-type="float">
            <text:p>20.994919</text:p>
          </table:table-cell>
          <table:table-cell office:value-type="float" office:value="0.382184" calcext:value-type="float">
            <text:p>0.382184</text:p>
          </table:table-cell>
        </table:table-row>
        <table:table-row table:style-name="ro1">
          <table:table-cell office:value-type="float" office:value="21.0252" calcext:value-type="float">
            <text:p>21.0252</text:p>
          </table:table-cell>
          <table:table-cell office:value-type="float" office:value="0.312112" calcext:value-type="float">
            <text:p>0.312112</text:p>
          </table:table-cell>
          <table:table-cell office:value-type="float" office:value="21.025211" calcext:value-type="float">
            <text:p>21.025211</text:p>
          </table:table-cell>
          <table:table-cell office:value-type="float" office:value="0.317194" calcext:value-type="float">
            <text:p>0.317194</text:p>
          </table:table-cell>
        </table:table-row>
        <table:table-row table:style-name="ro1">
          <table:table-cell office:value-type="float" office:value="21.0554" calcext:value-type="float">
            <text:p>21.0554</text:p>
          </table:table-cell>
          <table:table-cell office:value-type="float" office:value="0.246924" calcext:value-type="float">
            <text:p>0.246924</text:p>
          </table:table-cell>
          <table:table-cell office:value-type="float" office:value="21.055411" calcext:value-type="float">
            <text:p>21.055411</text:p>
          </table:table-cell>
          <table:table-cell office:value-type="float" office:value="0.252028" calcext:value-type="float">
            <text:p>0.252028</text:p>
          </table:table-cell>
        </table:table-row>
        <table:table-row table:style-name="ro1">
          <table:table-cell office:value-type="float" office:value="21.0855" calcext:value-type="float">
            <text:p>21.0855</text:p>
          </table:table-cell>
          <table:table-cell office:value-type="float" office:value="0.181562" calcext:value-type="float">
            <text:p>0.181562</text:p>
          </table:table-cell>
          <table:table-cell office:value-type="float" office:value="21.08552" calcext:value-type="float">
            <text:p>21.08552</text:p>
          </table:table-cell>
          <table:table-cell office:value-type="float" office:value="0.186688" calcext:value-type="float">
            <text:p>0.186688</text:p>
          </table:table-cell>
        </table:table-row>
        <table:table-row table:style-name="ro1">
          <table:table-cell office:value-type="float" office:value="21.1155" calcext:value-type="float">
            <text:p>21.1155</text:p>
          </table:table-cell>
          <table:table-cell office:value-type="float" office:value="0.116029" calcext:value-type="float">
            <text:p>0.116029</text:p>
          </table:table-cell>
          <table:table-cell office:value-type="float" office:value="21.115538" calcext:value-type="float">
            <text:p>21.115538</text:p>
          </table:table-cell>
          <table:table-cell office:value-type="float" office:value="0.121176" calcext:value-type="float">
            <text:p>0.121176</text:p>
          </table:table-cell>
        </table:table-row>
        <table:table-row table:style-name="ro1">
          <table:table-cell office:value-type="float" office:value="21.1455" calcext:value-type="float">
            <text:p>21.1455</text:p>
          </table:table-cell>
          <table:table-cell office:value-type="float" office:value="0.0503267" calcext:value-type="float">
            <text:p>0.0503267</text:p>
          </table:table-cell>
          <table:table-cell office:value-type="float" office:value="21.145466" calcext:value-type="float">
            <text:p>21.145466</text:p>
          </table:table-cell>
          <table:table-cell office:value-type="float" office:value="0.055495" calcext:value-type="float">
            <text:p>0.055495</text:p>
          </table:table-cell>
        </table:table-row>
        <table:table-row table:style-name="ro1">
          <table:table-cell office:value-type="float" office:value="21.1753" calcext:value-type="float">
            <text:p>21.1753</text:p>
          </table:table-cell>
          <table:table-cell office:value-type="float" office:value="0" calcext:value-type="float">
            <text:p>0</text:p>
          </table:table-cell>
          <table:table-cell office:value-type="float" office:value="21.175305" calcext:value-type="float">
            <text:p>21.17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133" calcext:value-type="float">
            <text:p>21.4133</text:p>
          </table:table-cell>
          <table:table-cell office:value-type="float" office:value="0" calcext:value-type="float">
            <text:p>0</text:p>
          </table:table-cell>
          <table:table-cell office:value-type="float" office:value="21.413301" calcext:value-type="float">
            <text:p>21.41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31" calcext:value-type="float">
            <text:p>21.4431</text:p>
          </table:table-cell>
          <table:table-cell office:value-type="float" office:value="0.0658696" calcext:value-type="float">
            <text:p>0.0658696</text:p>
          </table:table-cell>
          <table:table-cell office:value-type="float" office:value="21.44305" calcext:value-type="float">
            <text:p>21.44305</text:p>
          </table:table-cell>
          <table:table-cell office:value-type="float" office:value="0.066013" calcext:value-type="float">
            <text:p>0.066013</text:p>
          </table:table-cell>
        </table:table-row>
        <table:table-row table:style-name="ro1">
          <table:table-cell office:value-type="float" office:value="21.4727" calcext:value-type="float">
            <text:p>21.4727</text:p>
          </table:table-cell>
          <table:table-cell office:value-type="float" office:value="0.130707" calcext:value-type="float">
            <text:p>0.130707</text:p>
          </table:table-cell>
          <table:table-cell office:value-type="float" office:value="21.472711" calcext:value-type="float">
            <text:p>21.472711</text:p>
          </table:table-cell>
          <table:table-cell office:value-type="float" office:value="0.130992" calcext:value-type="float">
            <text:p>0.130992</text:p>
          </table:table-cell>
        </table:table-row>
        <table:table-row table:style-name="ro1">
          <table:table-cell office:value-type="float" office:value="21.5023" calcext:value-type="float">
            <text:p>21.5023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21.502284" calcext:value-type="float">
            <text:p>21.502284</text:p>
          </table:table-cell>
          <table:table-cell office:value-type="float" office:value="0.19495" calcext:value-type="float">
            <text:p>0.19495</text:p>
          </table:table-cell>
        </table:table-row>
        <table:table-row table:style-name="ro1">
          <table:table-cell office:value-type="float" office:value="21.5318" calcext:value-type="float">
            <text:p>21.5318</text:p>
          </table:table-cell>
          <table:table-cell office:value-type="float" office:value="0.257336" calcext:value-type="float">
            <text:p>0.257336</text:p>
          </table:table-cell>
          <table:table-cell office:value-type="float" office:value="21.53177" calcext:value-type="float">
            <text:p>21.53177</text:p>
          </table:table-cell>
          <table:table-cell office:value-type="float" office:value="0.257901" calcext:value-type="float">
            <text:p>0.257901</text:p>
          </table:table-cell>
        </table:table-row>
        <table:table-row table:style-name="ro1">
          <table:table-cell office:value-type="float" office:value="21.5612" calcext:value-type="float">
            <text:p>21.5612</text:p>
          </table:table-cell>
          <table:table-cell office:value-type="float" office:value="0.319155" calcext:value-type="float">
            <text:p>0.319155</text:p>
          </table:table-cell>
          <table:table-cell office:value-type="float" office:value="21.561169" calcext:value-type="float">
            <text:p>21.561169</text:p>
          </table:table-cell>
          <table:table-cell office:value-type="float" office:value="0.319857" calcext:value-type="float">
            <text:p>0.319857</text:p>
          </table:table-cell>
        </table:table-row>
        <table:table-row table:style-name="ro1">
          <table:table-cell office:value-type="float" office:value="21.5905" calcext:value-type="float">
            <text:p>21.5905</text:p>
          </table:table-cell>
          <table:table-cell office:value-type="float" office:value="0.379992" calcext:value-type="float">
            <text:p>0.379992</text:p>
          </table:table-cell>
          <table:table-cell office:value-type="float" office:value="21.590481" calcext:value-type="float">
            <text:p>21.590481</text:p>
          </table:table-cell>
          <table:table-cell office:value-type="float" office:value="0.38083" calcext:value-type="float">
            <text:p>0.38083</text:p>
          </table:table-cell>
        </table:table-row>
        <table:table-row table:style-name="ro1">
          <table:table-cell office:value-type="float" office:value="21.6197" calcext:value-type="float">
            <text:p>21.6197</text:p>
          </table:table-cell>
          <table:table-cell office:value-type="float" office:value="0.439861" calcext:value-type="float">
            <text:p>0.439861</text:p>
          </table:table-cell>
          <table:table-cell office:value-type="float" office:value="21.619707" calcext:value-type="float">
            <text:p>21.619707</text:p>
          </table:table-cell>
          <table:table-cell office:value-type="float" office:value="0.440833" calcext:value-type="float">
            <text:p>0.440833</text:p>
          </table:table-cell>
        </table:table-row>
        <table:table-row table:style-name="ro1">
          <table:table-cell office:value-type="float" office:value="21.6488" calcext:value-type="float">
            <text:p>21.6488</text:p>
          </table:table-cell>
          <table:table-cell office:value-type="float" office:value="0.498772" calcext:value-type="float">
            <text:p>0.498772</text:p>
          </table:table-cell>
          <table:table-cell office:value-type="float" office:value="21.648848" calcext:value-type="float">
            <text:p>21.648848</text:p>
          </table:table-cell>
          <table:table-cell office:value-type="float" office:value="0.499878" calcext:value-type="float">
            <text:p>0.499878</text:p>
          </table:table-cell>
        </table:table-row>
        <table:table-row table:style-name="ro1">
          <table:table-cell office:value-type="float" office:value="21.6779" calcext:value-type="float">
            <text:p>21.6779</text:p>
          </table:table-cell>
          <table:table-cell office:value-type="float" office:value="0.556738" calcext:value-type="float">
            <text:p>0.556738</text:p>
          </table:table-cell>
          <table:table-cell office:value-type="float" office:value="21.677904" calcext:value-type="float">
            <text:p>21.677904</text:p>
          </table:table-cell>
          <table:table-cell office:value-type="float" office:value="0.557975" calcext:value-type="float">
            <text:p>0.557975</text:p>
          </table:table-cell>
        </table:table-row>
        <table:table-row table:style-name="ro1">
          <table:table-cell office:value-type="float" office:value="21.7069" calcext:value-type="float">
            <text:p>21.7069</text:p>
          </table:table-cell>
          <table:table-cell office:value-type="float" office:value="0.613769" calcext:value-type="float">
            <text:p>0.613769</text:p>
          </table:table-cell>
          <table:table-cell office:value-type="float" office:value="21.706875" calcext:value-type="float">
            <text:p>21.706875</text:p>
          </table:table-cell>
          <table:table-cell office:value-type="float" office:value="0.615136" calcext:value-type="float">
            <text:p>0.615136</text:p>
          </table:table-cell>
        </table:table-row>
        <table:table-row table:style-name="ro1">
          <table:table-cell office:value-type="float" office:value="21.7358" calcext:value-type="float">
            <text:p>21.7358</text:p>
          </table:table-cell>
          <table:table-cell office:value-type="float" office:value="0.669876" calcext:value-type="float">
            <text:p>0.669876</text:p>
          </table:table-cell>
          <table:table-cell office:value-type="float" office:value="21.735763" calcext:value-type="float">
            <text:p>21.735763</text:p>
          </table:table-cell>
          <table:table-cell office:value-type="float" office:value="0.671372" calcext:value-type="float">
            <text:p>0.671372</text:p>
          </table:table-cell>
        </table:table-row>
        <table:table-row table:style-name="ro1">
          <table:table-cell office:value-type="float" office:value="21.7646" calcext:value-type="float">
            <text:p>21.7646</text:p>
          </table:table-cell>
          <table:table-cell office:value-type="float" office:value="0.725069" calcext:value-type="float">
            <text:p>0.725069</text:p>
          </table:table-cell>
          <table:table-cell office:value-type="float" office:value="21.764567" calcext:value-type="float">
            <text:p>21.764567</text:p>
          </table:table-cell>
          <table:table-cell office:value-type="float" office:value="0.726693" calcext:value-type="float">
            <text:p>0.726693</text:p>
          </table:table-cell>
        </table:table-row>
        <table:table-row table:style-name="ro1">
          <table:table-cell office:value-type="float" office:value="21.7933" calcext:value-type="float">
            <text:p>21.7933</text:p>
          </table:table-cell>
          <table:table-cell office:value-type="float" office:value="0.779359" calcext:value-type="float">
            <text:p>0.779359</text:p>
          </table:table-cell>
          <table:table-cell office:value-type="float" office:value="21.793288" calcext:value-type="float">
            <text:p>21.793288</text:p>
          </table:table-cell>
          <table:table-cell office:value-type="float" office:value="0.78111" calcext:value-type="float">
            <text:p>0.78111</text:p>
          </table:table-cell>
        </table:table-row>
        <table:table-row table:style-name="ro1">
          <table:table-cell office:value-type="float" office:value="21.8219" calcext:value-type="float">
            <text:p>21.8219</text:p>
          </table:table-cell>
          <table:table-cell office:value-type="float" office:value="0.832756" calcext:value-type="float">
            <text:p>0.832756</text:p>
          </table:table-cell>
          <table:table-cell office:value-type="float" office:value="21.821927" calcext:value-type="float">
            <text:p>21.821927</text:p>
          </table:table-cell>
          <table:table-cell office:value-type="float" office:value="0.834631" calcext:value-type="float">
            <text:p>0.834631</text:p>
          </table:table-cell>
        </table:table-row>
        <table:table-row table:style-name="ro1">
          <table:table-cell office:value-type="float" office:value="21.8505" calcext:value-type="float">
            <text:p>21.8505</text:p>
          </table:table-cell>
          <table:table-cell office:value-type="float" office:value="0.885269" calcext:value-type="float">
            <text:p>0.885269</text:p>
          </table:table-cell>
          <table:table-cell office:value-type="float" office:value="21.850484" calcext:value-type="float">
            <text:p>21.850484</text:p>
          </table:table-cell>
          <table:table-cell office:value-type="float" office:value="0.887268" calcext:value-type="float">
            <text:p>0.887268</text:p>
          </table:table-cell>
        </table:table-row>
        <table:table-row table:style-name="ro1">
          <table:table-cell office:value-type="float" office:value="21.879" calcext:value-type="float">
            <text:p>21.879</text:p>
          </table:table-cell>
          <table:table-cell office:value-type="float" office:value="0.936907" calcext:value-type="float">
            <text:p>0.936907</text:p>
          </table:table-cell>
          <table:table-cell office:value-type="float" office:value="21.878959" calcext:value-type="float">
            <text:p>21.878959</text:p>
          </table:table-cell>
          <table:table-cell office:value-type="float" office:value="0.939029" calcext:value-type="float">
            <text:p>0.939029</text:p>
          </table:table-cell>
        </table:table-row>
        <table:table-row table:style-name="ro1">
          <table:table-cell office:value-type="float" office:value="21.9074" calcext:value-type="float">
            <text:p>21.9074</text:p>
          </table:table-cell>
          <table:table-cell office:value-type="float" office:value="0.987679" calcext:value-type="float">
            <text:p>0.987679</text:p>
          </table:table-cell>
          <table:table-cell office:value-type="float" office:value="21.907353" calcext:value-type="float">
            <text:p>21.907353</text:p>
          </table:table-cell>
          <table:table-cell office:value-type="float" office:value="0.989924" calcext:value-type="float">
            <text:p>0.989924</text:p>
          </table:table-cell>
        </table:table-row>
        <table:table-row table:style-name="ro1">
          <table:table-cell office:value-type="float" office:value="21.9357" calcext:value-type="float">
            <text:p>21.9357</text:p>
          </table:table-cell>
          <table:table-cell office:value-type="float" office:value="1.0376" calcext:value-type="float">
            <text:p>1.0376</text:p>
          </table:table-cell>
          <table:table-cell office:value-type="float" office:value="21.935666" calcext:value-type="float">
            <text:p>21.935666</text:p>
          </table:table-cell>
          <table:table-cell office:value-type="float" office:value="1.039961" calcext:value-type="float">
            <text:p>1.039961</text:p>
          </table:table-cell>
        </table:table-row>
        <table:table-row table:style-name="ro1">
          <table:table-cell office:value-type="float" office:value="21.9639" calcext:value-type="float">
            <text:p>21.9639</text:p>
          </table:table-cell>
          <table:table-cell office:value-type="float" office:value="1.08666" calcext:value-type="float">
            <text:p>1.08666</text:p>
          </table:table-cell>
          <table:table-cell office:value-type="float" office:value="21.9639" calcext:value-type="float">
            <text:p>21.9639</text:p>
          </table:table-cell>
          <table:table-cell office:value-type="float" office:value="1.08915" calcext:value-type="float">
            <text:p>1.08915</text:p>
          </table:table-cell>
        </table:table-row>
        <table:table-row table:style-name="ro1">
          <table:table-cell office:value-type="float" office:value="21.9921" calcext:value-type="float">
            <text:p>21.9921</text:p>
          </table:table-cell>
          <table:table-cell office:value-type="float" office:value="1.13489" calcext:value-type="float">
            <text:p>1.13489</text:p>
          </table:table-cell>
          <table:table-cell office:value-type="float" office:value="21.992053" calcext:value-type="float">
            <text:p>21.992053</text:p>
          </table:table-cell>
          <table:table-cell office:value-type="float" office:value="1.137497" calcext:value-type="float">
            <text:p>1.137497</text:p>
          </table:table-cell>
        </table:table-row>
        <table:table-row table:style-name="ro1">
          <table:table-cell office:value-type="float" office:value="22.0201" calcext:value-type="float">
            <text:p>22.0201</text:p>
          </table:table-cell>
          <table:table-cell office:value-type="float" office:value="1.18229" calcext:value-type="float">
            <text:p>1.18229</text:p>
          </table:table-cell>
          <table:table-cell office:value-type="float" office:value="22.020127" calcext:value-type="float">
            <text:p>22.020127</text:p>
          </table:table-cell>
          <table:table-cell office:value-type="float" office:value="1.185013" calcext:value-type="float">
            <text:p>1.185013</text:p>
          </table:table-cell>
        </table:table-row>
        <table:table-row table:style-name="ro1">
          <table:table-cell office:value-type="float" office:value="22.0481" calcext:value-type="float">
            <text:p>22.0481</text:p>
          </table:table-cell>
          <table:table-cell office:value-type="float" office:value="1.22886" calcext:value-type="float">
            <text:p>1.22886</text:p>
          </table:table-cell>
          <table:table-cell office:value-type="float" office:value="22.048123" calcext:value-type="float">
            <text:p>22.048123</text:p>
          </table:table-cell>
          <table:table-cell office:value-type="float" office:value="1.231704" calcext:value-type="float">
            <text:p>1.231704</text:p>
          </table:table-cell>
        </table:table-row>
        <table:table-row table:style-name="ro1">
          <table:table-cell office:value-type="float" office:value="22.076" calcext:value-type="float">
            <text:p>22.076</text:p>
          </table:table-cell>
          <table:table-cell office:value-type="float" office:value="1.27462" calcext:value-type="float">
            <text:p>1.27462</text:p>
          </table:table-cell>
          <table:table-cell office:value-type="float" office:value="22.07604" calcext:value-type="float">
            <text:p>22.07604</text:p>
          </table:table-cell>
          <table:table-cell office:value-type="float" office:value="1.277579" calcext:value-type="float">
            <text:p>1.277579</text:p>
          </table:table-cell>
        </table:table-row>
        <table:table-row table:style-name="ro1">
          <table:table-cell office:value-type="float" office:value="22.1039" calcext:value-type="float">
            <text:p>22.1039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22.103879" calcext:value-type="float">
            <text:p>22.103879</text:p>
          </table:table-cell>
          <table:table-cell office:value-type="float" office:value="1.322644" calcext:value-type="float">
            <text:p>1.322644</text:p>
          </table:table-cell>
        </table:table-row>
        <table:table-row table:style-name="ro1">
          <table:table-cell office:value-type="float" office:value="22.1316" calcext:value-type="float">
            <text:p>22.1316</text:p>
          </table:table-cell>
          <table:table-cell office:value-type="float" office:value="1.36372" calcext:value-type="float">
            <text:p>1.36372</text:p>
          </table:table-cell>
          <table:table-cell office:value-type="float" office:value="22.131641" calcext:value-type="float">
            <text:p>22.131641</text:p>
          </table:table-cell>
          <table:table-cell office:value-type="float" office:value="1.366908" calcext:value-type="float">
            <text:p>1.366908</text:p>
          </table:table-cell>
        </table:table-row>
        <table:table-row table:style-name="ro1">
          <table:table-cell office:value-type="float" office:value="22.1593" calcext:value-type="float">
            <text:p>22.1593</text:p>
          </table:table-cell>
          <table:table-cell office:value-type="float" office:value="1.40708" calcext:value-type="float">
            <text:p>1.40708</text:p>
          </table:table-cell>
          <table:table-cell office:value-type="float" office:value="22.159325" calcext:value-type="float">
            <text:p>22.159325</text:p>
          </table:table-cell>
          <table:table-cell office:value-type="float" office:value="1.410377" calcext:value-type="float">
            <text:p>1.410377</text:p>
          </table:table-cell>
        </table:table-row>
        <table:table-row table:style-name="ro1">
          <table:table-cell office:value-type="float" office:value="22.1869" calcext:value-type="float">
            <text:p>22.1869</text:p>
          </table:table-cell>
          <table:table-cell office:value-type="float" office:value="1.44965" calcext:value-type="float">
            <text:p>1.44965</text:p>
          </table:table-cell>
          <table:table-cell office:value-type="float" office:value="22.186933" calcext:value-type="float">
            <text:p>22.186933</text:p>
          </table:table-cell>
          <table:table-cell office:value-type="float" office:value="1.453059" calcext:value-type="float">
            <text:p>1.453059</text:p>
          </table:table-cell>
        </table:table-row>
        <table:table-row table:style-name="ro1">
          <table:table-cell office:value-type="float" office:value="22.2145" calcext:value-type="float">
            <text:p>22.2145</text:p>
          </table:table-cell>
          <table:table-cell office:value-type="float" office:value="1.49144" calcext:value-type="float">
            <text:p>1.49144</text:p>
          </table:table-cell>
          <table:table-cell office:value-type="float" office:value="22.214465" calcext:value-type="float">
            <text:p>22.214465</text:p>
          </table:table-cell>
          <table:table-cell office:value-type="float" office:value="1.494961" calcext:value-type="float">
            <text:p>1.494961</text:p>
          </table:table-cell>
        </table:table-row>
        <table:table-row table:style-name="ro1">
          <table:table-cell office:value-type="float" office:value="22.2419" calcext:value-type="float">
            <text:p>22.2419</text:p>
          </table:table-cell>
          <table:table-cell office:value-type="float" office:value="1.53245" calcext:value-type="float">
            <text:p>1.53245</text:p>
          </table:table-cell>
          <table:table-cell office:value-type="float" office:value="22.241921" calcext:value-type="float">
            <text:p>22.241921</text:p>
          </table:table-cell>
          <table:table-cell office:value-type="float" office:value="1.536088" calcext:value-type="float">
            <text:p>1.536088</text:p>
          </table:table-cell>
        </table:table-row>
        <table:table-row table:style-name="ro1">
          <table:table-cell office:value-type="float" office:value="22.2693" calcext:value-type="float">
            <text:p>22.2693</text:p>
          </table:table-cell>
          <table:table-cell office:value-type="float" office:value="1.5727" calcext:value-type="float">
            <text:p>1.5727</text:p>
          </table:table-cell>
          <table:table-cell office:value-type="float" office:value="22.269301" calcext:value-type="float">
            <text:p>22.269301</text:p>
          </table:table-cell>
          <table:table-cell office:value-type="float" office:value="1.576447" calcext:value-type="float">
            <text:p>1.576447</text:p>
          </table:table-cell>
        </table:table-row>
        <table:table-row table:style-name="ro1">
          <table:table-cell office:value-type="float" office:value="22.2966" calcext:value-type="float">
            <text:p>22.2966</text:p>
          </table:table-cell>
          <table:table-cell office:value-type="float" office:value="1.61219" calcext:value-type="float">
            <text:p>1.61219</text:p>
          </table:table-cell>
          <table:table-cell office:value-type="float" office:value="22.296607" calcext:value-type="float">
            <text:p>22.296607</text:p>
          </table:table-cell>
          <table:table-cell office:value-type="float" office:value="1.616045" calcext:value-type="float">
            <text:p>1.616045</text:p>
          </table:table-cell>
        </table:table-row>
        <table:table-row table:style-name="ro1">
          <table:table-cell office:value-type="float" office:value="22.3238" calcext:value-type="float">
            <text:p>22.3238</text:p>
          </table:table-cell>
          <table:table-cell office:value-type="float" office:value="1.65092" calcext:value-type="float">
            <text:p>1.65092</text:p>
          </table:table-cell>
          <table:table-cell office:value-type="float" office:value="22.323838" calcext:value-type="float">
            <text:p>22.323838</text:p>
          </table:table-cell>
          <table:table-cell office:value-type="float" office:value="1.654888" calcext:value-type="float">
            <text:p>1.654888</text:p>
          </table:table-cell>
        </table:table-row>
        <table:table-row table:style-name="ro1">
          <table:table-cell office:value-type="float" office:value="22.351" calcext:value-type="float">
            <text:p>22.351</text:p>
          </table:table-cell>
          <table:table-cell office:value-type="float" office:value="1.68891" calcext:value-type="float">
            <text:p>1.68891</text:p>
          </table:table-cell>
          <table:table-cell office:value-type="float" office:value="22.350995" calcext:value-type="float">
            <text:p>22.350995</text:p>
          </table:table-cell>
          <table:table-cell office:value-type="float" office:value="1.692981" calcext:value-type="float">
            <text:p>1.692981</text:p>
          </table:table-cell>
        </table:table-row>
        <table:table-row table:style-name="ro1">
          <table:table-cell office:value-type="float" office:value="22.3781" calcext:value-type="float">
            <text:p>22.3781</text:p>
          </table:table-cell>
          <table:table-cell office:value-type="float" office:value="1.72615" calcext:value-type="float">
            <text:p>1.72615</text:p>
          </table:table-cell>
          <table:table-cell office:value-type="float" office:value="22.378078" calcext:value-type="float">
            <text:p>22.378078</text:p>
          </table:table-cell>
          <table:table-cell office:value-type="float" office:value="1.73033" calcext:value-type="float">
            <text:p>1.73033</text:p>
          </table:table-cell>
        </table:table-row>
        <table:table-row table:style-name="ro1">
          <table:table-cell office:value-type="float" office:value="22.4051" calcext:value-type="float">
            <text:p>22.4051</text:p>
          </table:table-cell>
          <table:table-cell office:value-type="float" office:value="1.76265" calcext:value-type="float">
            <text:p>1.76265</text:p>
          </table:table-cell>
          <table:table-cell office:value-type="float" office:value="22.405088" calcext:value-type="float">
            <text:p>22.405088</text:p>
          </table:table-cell>
          <table:table-cell office:value-type="float" office:value="1.766942" calcext:value-type="float">
            <text:p>1.766942</text:p>
          </table:table-cell>
        </table:table-row>
        <table:table-row table:style-name="ro1">
          <table:table-cell office:value-type="float" office:value="22.432" calcext:value-type="float">
            <text:p>22.432</text:p>
          </table:table-cell>
          <table:table-cell office:value-type="float" office:value="1.79842" calcext:value-type="float">
            <text:p>1.79842</text:p>
          </table:table-cell>
          <table:table-cell office:value-type="float" office:value="22.432025" calcext:value-type="float">
            <text:p>22.432025</text:p>
          </table:table-cell>
          <table:table-cell office:value-type="float" office:value="1.802821" calcext:value-type="float">
            <text:p>1.802821</text:p>
          </table:table-cell>
        </table:table-row>
        <table:table-row table:style-name="ro1">
          <table:table-cell office:value-type="float" office:value="22.4589" calcext:value-type="float">
            <text:p>22.4589</text:p>
          </table:table-cell>
          <table:table-cell office:value-type="float" office:value="1.83347" calcext:value-type="float">
            <text:p>1.83347</text:p>
          </table:table-cell>
          <table:table-cell office:value-type="float" office:value="22.458889" calcext:value-type="float">
            <text:p>22.458889</text:p>
          </table:table-cell>
          <table:table-cell office:value-type="float" office:value="1.837972" calcext:value-type="float">
            <text:p>1.837972</text:p>
          </table:table-cell>
        </table:table-row>
        <table:table-row table:style-name="ro1">
          <table:table-cell office:value-type="float" office:value="22.4857" calcext:value-type="float">
            <text:p>22.4857</text:p>
          </table:table-cell>
          <table:table-cell office:value-type="float" office:value="1.86779" calcext:value-type="float">
            <text:p>1.86779</text:p>
          </table:table-cell>
          <table:table-cell office:value-type="float" office:value="22.485681" calcext:value-type="float">
            <text:p>22.485681</text:p>
          </table:table-cell>
          <table:table-cell office:value-type="float" office:value="1.872402" calcext:value-type="float">
            <text:p>1.872402</text:p>
          </table:table-cell>
        </table:table-row>
        <table:table-row table:style-name="ro1">
          <table:table-cell office:value-type="float" office:value="22.5124" calcext:value-type="float">
            <text:p>22.5124</text:p>
          </table:table-cell>
          <table:table-cell office:value-type="float" office:value="1.9014" calcext:value-type="float">
            <text:p>1.9014</text:p>
          </table:table-cell>
          <table:table-cell office:value-type="float" office:value="22.512401" calcext:value-type="float">
            <text:p>22.512401</text:p>
          </table:table-cell>
          <table:table-cell office:value-type="float" office:value="1.906114" calcext:value-type="float">
            <text:p>1.906114</text:p>
          </table:table-cell>
        </table:table-row>
        <table:table-row table:style-name="ro1">
          <table:table-cell office:value-type="float" office:value="22.5391" calcext:value-type="float">
            <text:p>22.5391</text:p>
          </table:table-cell>
          <table:table-cell office:value-type="float" office:value="1.93429" calcext:value-type="float">
            <text:p>1.93429</text:p>
          </table:table-cell>
          <table:table-cell office:value-type="float" office:value="22.53905" calcext:value-type="float">
            <text:p>22.53905</text:p>
          </table:table-cell>
          <table:table-cell office:value-type="float" office:value="1.939114" calcext:value-type="float">
            <text:p>1.939114</text:p>
          </table:table-cell>
        </table:table-row>
        <table:table-row table:style-name="ro1">
          <table:table-cell office:value-type="float" office:value="22.5656" calcext:value-type="float">
            <text:p>22.5656</text:p>
          </table:table-cell>
          <table:table-cell office:value-type="float" office:value="1.96648" calcext:value-type="float">
            <text:p>1.96648</text:p>
          </table:table-cell>
          <table:table-cell office:value-type="float" office:value="22.565628" calcext:value-type="float">
            <text:p>22.565628</text:p>
          </table:table-cell>
          <table:table-cell office:value-type="float" office:value="1.971407" calcext:value-type="float">
            <text:p>1.971407</text:p>
          </table:table-cell>
        </table:table-row>
        <table:table-row table:style-name="ro1">
          <table:table-cell office:value-type="float" office:value="22.5921" calcext:value-type="float">
            <text:p>22.5921</text:p>
          </table:table-cell>
          <table:table-cell office:value-type="float" office:value="1.99797" calcext:value-type="float">
            <text:p>1.99797</text:p>
          </table:table-cell>
          <table:table-cell office:value-type="float" office:value="22.592135" calcext:value-type="float">
            <text:p>22.592135</text:p>
          </table:table-cell>
          <table:table-cell office:value-type="float" office:value="2.002997" calcext:value-type="float">
            <text:p>2.002997</text:p>
          </table:table-cell>
        </table:table-row>
        <table:table-row table:style-name="ro1">
          <table:table-cell office:value-type="float" office:value="22.6186" calcext:value-type="float">
            <text:p>22.6186</text:p>
          </table:table-cell>
          <table:table-cell office:value-type="float" office:value="2.02876" calcext:value-type="float">
            <text:p>2.02876</text:p>
          </table:table-cell>
          <table:table-cell office:value-type="float" office:value="22.618572" calcext:value-type="float">
            <text:p>22.618572</text:p>
          </table:table-cell>
          <table:table-cell office:value-type="float" office:value="2.033889" calcext:value-type="float">
            <text:p>2.033889</text:p>
          </table:table-cell>
        </table:table-row>
        <table:table-row table:style-name="ro1">
          <table:table-cell office:value-type="float" office:value="22.6449" calcext:value-type="float">
            <text:p>22.6449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22.644939" calcext:value-type="float">
            <text:p>22.644939</text:p>
          </table:table-cell>
          <table:table-cell office:value-type="float" office:value="2.064086" calcext:value-type="float">
            <text:p>2.064086</text:p>
          </table:table-cell>
        </table:table-row>
        <table:table-row table:style-name="ro1">
          <table:table-cell office:value-type="float" office:value="22.6712" calcext:value-type="float">
            <text:p>22.6712</text:p>
          </table:table-cell>
          <table:table-cell office:value-type="float" office:value="2.08826" calcext:value-type="float">
            <text:p>2.08826</text:p>
          </table:table-cell>
          <table:table-cell office:value-type="float" office:value="22.671237" calcext:value-type="float">
            <text:p>22.671237</text:p>
          </table:table-cell>
          <table:table-cell office:value-type="float" office:value="2.093594" calcext:value-type="float">
            <text:p>2.093594</text:p>
          </table:table-cell>
        </table:table-row>
        <table:table-row table:style-name="ro1">
          <table:table-cell office:value-type="float" office:value="22.6975" calcext:value-type="float">
            <text:p>22.6975</text:p>
          </table:table-cell>
          <table:table-cell office:value-type="float" office:value="2.11698" calcext:value-type="float">
            <text:p>2.11698</text:p>
          </table:table-cell>
          <table:table-cell office:value-type="float" office:value="22.697465" calcext:value-type="float">
            <text:p>22.697465</text:p>
          </table:table-cell>
          <table:table-cell office:value-type="float" office:value="2.122416" calcext:value-type="float">
            <text:p>2.122416</text:p>
          </table:table-cell>
        </table:table-row>
        <table:table-row table:style-name="ro1">
          <table:table-cell office:value-type="float" office:value="22.7236" calcext:value-type="float">
            <text:p>22.7236</text:p>
          </table:table-cell>
          <table:table-cell office:value-type="float" office:value="2.14501" calcext:value-type="float">
            <text:p>2.14501</text:p>
          </table:table-cell>
          <table:table-cell office:value-type="float" office:value="22.723625" calcext:value-type="float">
            <text:p>22.723625</text:p>
          </table:table-cell>
          <table:table-cell office:value-type="float" office:value="2.150557" calcext:value-type="float">
            <text:p>2.150557</text:p>
          </table:table-cell>
        </table:table-row>
        <table:table-row table:style-name="ro1">
          <table:table-cell office:value-type="float" office:value="22.7497" calcext:value-type="float">
            <text:p>22.7497</text:p>
          </table:table-cell>
          <table:table-cell office:value-type="float" office:value="2.17238" calcext:value-type="float">
            <text:p>2.17238</text:p>
          </table:table-cell>
          <table:table-cell office:value-type="float" office:value="22.749716" calcext:value-type="float">
            <text:p>22.749716</text:p>
          </table:table-cell>
          <table:table-cell office:value-type="float" office:value="2.17802" calcext:value-type="float">
            <text:p>2.17802</text:p>
          </table:table-cell>
        </table:table-row>
        <table:table-row table:style-name="ro1">
          <table:table-cell office:value-type="float" office:value="22.7757" calcext:value-type="float">
            <text:p>22.7757</text:p>
          </table:table-cell>
          <table:table-cell office:value-type="float" office:value="2.19906" calcext:value-type="float">
            <text:p>2.19906</text:p>
          </table:table-cell>
          <table:table-cell office:value-type="float" office:value="22.775739" calcext:value-type="float">
            <text:p>22.775739</text:p>
          </table:table-cell>
          <table:table-cell office:value-type="float" office:value="2.204809" calcext:value-type="float">
            <text:p>2.204809</text:p>
          </table:table-cell>
        </table:table-row>
        <table:table-row table:style-name="ro1">
          <table:table-cell office:value-type="float" office:value="22.8017" calcext:value-type="float">
            <text:p>22.8017</text:p>
          </table:table-cell>
          <table:table-cell office:value-type="float" office:value="2.22508" calcext:value-type="float">
            <text:p>2.22508</text:p>
          </table:table-cell>
          <table:table-cell office:value-type="float" office:value="22.801694" calcext:value-type="float">
            <text:p>22.801694</text:p>
          </table:table-cell>
          <table:table-cell office:value-type="float" office:value="2.230927" calcext:value-type="float">
            <text:p>2.230927</text:p>
          </table:table-cell>
        </table:table-row>
        <table:table-row table:style-name="ro1">
          <table:table-cell office:value-type="float" office:value="22.8276" calcext:value-type="float">
            <text:p>22.8276</text:p>
          </table:table-cell>
          <table:table-cell office:value-type="float" office:value="2.25043" calcext:value-type="float">
            <text:p>2.25043</text:p>
          </table:table-cell>
          <table:table-cell office:value-type="float" office:value="22.827582" calcext:value-type="float">
            <text:p>22.827582</text:p>
          </table:table-cell>
          <table:table-cell office:value-type="float" office:value="2.256379" calcext:value-type="float">
            <text:p>2.256379</text:p>
          </table:table-cell>
        </table:table-row>
        <table:table-row table:style-name="ro1">
          <table:table-cell office:value-type="float" office:value="22.8534" calcext:value-type="float">
            <text:p>22.8534</text:p>
          </table:table-cell>
          <table:table-cell office:value-type="float" office:value="2.27512" calcext:value-type="float">
            <text:p>2.27512</text:p>
          </table:table-cell>
          <table:table-cell office:value-type="float" office:value="22.853403" calcext:value-type="float">
            <text:p>22.853403</text:p>
          </table:table-cell>
          <table:table-cell office:value-type="float" office:value="2.281168" calcext:value-type="float">
            <text:p>2.281168</text:p>
          </table:table-cell>
        </table:table-row>
        <table:table-row table:style-name="ro1">
          <table:table-cell office:value-type="float" office:value="22.8792" calcext:value-type="float">
            <text:p>22.8792</text:p>
          </table:table-cell>
          <table:table-cell office:value-type="float" office:value="2.29915" calcext:value-type="float">
            <text:p>2.29915</text:p>
          </table:table-cell>
          <table:table-cell office:value-type="float" office:value="22.879158" calcext:value-type="float">
            <text:p>22.879158</text:p>
          </table:table-cell>
          <table:table-cell office:value-type="float" office:value="2.305296" calcext:value-type="float">
            <text:p>2.305296</text:p>
          </table:table-cell>
        </table:table-row>
        <table:table-row table:style-name="ro1">
          <table:table-cell office:value-type="float" office:value="22.9048" calcext:value-type="float">
            <text:p>22.9048</text:p>
          </table:table-cell>
          <table:table-cell office:value-type="float" office:value="2.32252" calcext:value-type="float">
            <text:p>2.32252</text:p>
          </table:table-cell>
          <table:table-cell office:value-type="float" office:value="22.904846" calcext:value-type="float">
            <text:p>22.904846</text:p>
          </table:table-cell>
          <table:table-cell office:value-type="float" office:value="2.328768" calcext:value-type="float">
            <text:p>2.328768</text:p>
          </table:table-cell>
        </table:table-row>
        <table:table-row table:style-name="ro1">
          <table:table-cell office:value-type="float" office:value="22.9305" calcext:value-type="float">
            <text:p>22.9305</text:p>
          </table:table-cell>
          <table:table-cell office:value-type="float" office:value="2.34524" calcext:value-type="float">
            <text:p>2.34524</text:p>
          </table:table-cell>
          <table:table-cell office:value-type="float" office:value="22.930468" calcext:value-type="float">
            <text:p>22.930468</text:p>
          </table:table-cell>
          <table:table-cell office:value-type="float" office:value="2.351586" calcext:value-type="float">
            <text:p>2.351586</text:p>
          </table:table-cell>
        </table:table-row>
        <table:table-row table:style-name="ro1">
          <table:table-cell office:value-type="float" office:value="22.956" calcext:value-type="float">
            <text:p>22.956</text:p>
          </table:table-cell>
          <table:table-cell office:value-type="float" office:value="2.36731" calcext:value-type="float">
            <text:p>2.36731</text:p>
          </table:table-cell>
          <table:table-cell office:value-type="float" office:value="22.956024" calcext:value-type="float">
            <text:p>22.956024</text:p>
          </table:table-cell>
          <table:table-cell office:value-type="float" office:value="2.373753" calcext:value-type="float">
            <text:p>2.373753</text:p>
          </table:table-cell>
        </table:table-row>
        <table:table-row table:style-name="ro1">
          <table:table-cell office:value-type="float" office:value="22.9815" calcext:value-type="float">
            <text:p>22.9815</text:p>
          </table:table-cell>
          <table:table-cell office:value-type="float" office:value="2.38873" calcext:value-type="float">
            <text:p>2.38873</text:p>
          </table:table-cell>
          <table:table-cell office:value-type="float" office:value="22.981515" calcext:value-type="float">
            <text:p>22.981515</text:p>
          </table:table-cell>
          <table:table-cell office:value-type="float" office:value="2.395273" calcext:value-type="float">
            <text:p>2.395273</text:p>
          </table:table-cell>
        </table:table-row>
        <table:table-row table:style-name="ro1">
          <table:table-cell office:value-type="float" office:value="23.0069" calcext:value-type="float">
            <text:p>23.0069</text:p>
          </table:table-cell>
          <table:table-cell office:value-type="float" office:value="2.40951" calcext:value-type="float">
            <text:p>2.40951</text:p>
          </table:table-cell>
          <table:table-cell office:value-type="float" office:value="23.006941" calcext:value-type="float">
            <text:p>23.006941</text:p>
          </table:table-cell>
          <table:table-cell office:value-type="float" office:value="2.416148" calcext:value-type="float">
            <text:p>2.416148</text:p>
          </table:table-cell>
        </table:table-row>
        <table:table-row table:style-name="ro1">
          <table:table-cell office:value-type="float" office:value="23.0323" calcext:value-type="float">
            <text:p>23.0323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23.032303" calcext:value-type="float">
            <text:p>23.032303</text:p>
          </table:table-cell>
          <table:table-cell office:value-type="float" office:value="2.436381" calcext:value-type="float">
            <text:p>2.436381</text:p>
          </table:table-cell>
        </table:table-row>
        <table:table-row table:style-name="ro1">
          <table:table-cell office:value-type="float" office:value="23.0576" calcext:value-type="float">
            <text:p>23.0576</text:p>
          </table:table-cell>
          <table:table-cell office:value-type="float" office:value="2.44914" calcext:value-type="float">
            <text:p>2.44914</text:p>
          </table:table-cell>
          <table:table-cell office:value-type="float" office:value="23.0576" calcext:value-type="float">
            <text:p>23.0576</text:p>
          </table:table-cell>
          <table:table-cell office:value-type="float" office:value="2.455974" calcext:value-type="float">
            <text:p>2.455974</text:p>
          </table:table-cell>
        </table:table-row>
        <table:table-row table:style-name="ro1">
          <table:table-cell office:value-type="float" office:value="23.0828" calcext:value-type="float">
            <text:p>23.0828</text:p>
          </table:table-cell>
          <table:table-cell office:value-type="float" office:value="2.468" calcext:value-type="float">
            <text:p>2.468</text:p>
          </table:table-cell>
          <table:table-cell office:value-type="float" office:value="23.082833" calcext:value-type="float">
            <text:p>23.082833</text:p>
          </table:table-cell>
          <table:table-cell office:value-type="float" office:value="2.47493" calcext:value-type="float">
            <text:p>2.47493</text:p>
          </table:table-cell>
        </table:table-row>
        <table:table-row table:style-name="ro1">
          <table:table-cell office:value-type="float" office:value="23.108" calcext:value-type="float">
            <text:p>23.108</text:p>
          </table:table-cell>
          <table:table-cell office:value-type="float" office:value="2.48622" calcext:value-type="float">
            <text:p>2.48622</text:p>
          </table:table-cell>
          <table:table-cell office:value-type="float" office:value="23.108002" calcext:value-type="float">
            <text:p>23.108002</text:p>
          </table:table-cell>
          <table:table-cell office:value-type="float" office:value="2.493252" calcext:value-type="float">
            <text:p>2.493252</text:p>
          </table:table-cell>
        </table:table-row>
        <table:table-row table:style-name="ro1">
          <table:table-cell office:value-type="float" office:value="23.1331" calcext:value-type="float">
            <text:p>23.1331</text:p>
          </table:table-cell>
          <table:table-cell office:value-type="float" office:value="2.50381" calcext:value-type="float">
            <text:p>2.50381</text:p>
          </table:table-cell>
          <table:table-cell office:value-type="float" office:value="23.133108" calcext:value-type="float">
            <text:p>23.133108</text:p>
          </table:table-cell>
          <table:table-cell office:value-type="float" office:value="2.510942" calcext:value-type="float">
            <text:p>2.510942</text:p>
          </table:table-cell>
        </table:table-row>
        <table:table-row table:style-name="ro1">
          <table:table-cell office:value-type="float" office:value="23.1582" calcext:value-type="float">
            <text:p>23.1582</text:p>
          </table:table-cell>
          <table:table-cell office:value-type="float" office:value="2.52077" calcext:value-type="float">
            <text:p>2.52077</text:p>
          </table:table-cell>
          <table:table-cell office:value-type="float" office:value="23.158151" calcext:value-type="float">
            <text:p>23.158151</text:p>
          </table:table-cell>
          <table:table-cell office:value-type="float" office:value="2.528002" calcext:value-type="float">
            <text:p>2.528002</text:p>
          </table:table-cell>
        </table:table-row>
        <table:table-row table:style-name="ro1">
          <table:table-cell office:value-type="float" office:value="23.1831" calcext:value-type="float">
            <text:p>23.1831</text:p>
          </table:table-cell>
          <table:table-cell office:value-type="float" office:value="2.53711" calcext:value-type="float">
            <text:p>2.53711</text:p>
          </table:table-cell>
          <table:table-cell office:value-type="float" office:value="23.183132" calcext:value-type="float">
            <text:p>23.183132</text:p>
          </table:table-cell>
          <table:table-cell office:value-type="float" office:value="2.544434" calcext:value-type="float">
            <text:p>2.54443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2.55282" calcext:value-type="float">
            <text:p>2.55282</text:p>
          </table:table-cell>
          <table:table-cell office:value-type="float" office:value="23.20805" calcext:value-type="float">
            <text:p>23.20805</text:p>
          </table:table-cell>
          <table:table-cell office:value-type="float" office:value="2.560241" calcext:value-type="float">
            <text:p>2.560241</text:p>
          </table:table-cell>
        </table:table-row>
        <table:table-row table:style-name="ro1">
          <table:table-cell office:value-type="float" office:value="23.2329" calcext:value-type="float">
            <text:p>23.2329</text:p>
          </table:table-cell>
          <table:table-cell office:value-type="float" office:value="2.5679" calcext:value-type="float">
            <text:p>2.5679</text:p>
          </table:table-cell>
          <table:table-cell office:value-type="float" office:value="23.232906" calcext:value-type="float">
            <text:p>23.232906</text:p>
          </table:table-cell>
          <table:table-cell office:value-type="float" office:value="2.575424" calcext:value-type="float">
            <text:p>2.575424</text:p>
          </table:table-cell>
        </table:table-row>
        <table:table-row table:style-name="ro1">
          <table:table-cell office:value-type="float" office:value="23.2577" calcext:value-type="float">
            <text:p>23.2577</text:p>
          </table:table-cell>
          <table:table-cell office:value-type="float" office:value="2.58237" calcext:value-type="float">
            <text:p>2.58237</text:p>
          </table:table-cell>
          <table:table-cell office:value-type="float" office:value="23.2577" calcext:value-type="float">
            <text:p>23.2577</text:p>
          </table:table-cell>
          <table:table-cell office:value-type="float" office:value="2.589986" calcext:value-type="float">
            <text:p>2.589986</text:p>
          </table:table-cell>
        </table:table-row>
        <table:table-row table:style-name="ro1">
          <table:table-cell office:value-type="float" office:value="23.2824" calcext:value-type="float">
            <text:p>23.2824</text:p>
          </table:table-cell>
          <table:table-cell office:value-type="float" office:value="2.59621" calcext:value-type="float">
            <text:p>2.59621</text:p>
          </table:table-cell>
          <table:table-cell office:value-type="float" office:value="23.282432" calcext:value-type="float">
            <text:p>23.282432</text:p>
          </table:table-cell>
          <table:table-cell office:value-type="float" office:value="2.603927" calcext:value-type="float">
            <text:p>2.603927</text:p>
          </table:table-cell>
        </table:table-row>
        <table:table-row table:style-name="ro1">
          <table:table-cell office:value-type="float" office:value="23.3071" calcext:value-type="float">
            <text:p>23.3071</text:p>
          </table:table-cell>
          <table:table-cell office:value-type="float" office:value="2.60944" calcext:value-type="float">
            <text:p>2.60944</text:p>
          </table:table-cell>
          <table:table-cell office:value-type="float" office:value="23.307104" calcext:value-type="float">
            <text:p>23.307104</text:p>
          </table:table-cell>
          <table:table-cell office:value-type="float" office:value="2.617251" calcext:value-type="float">
            <text:p>2.617251</text:p>
          </table:table-cell>
        </table:table-row>
        <table:table-row table:style-name="ro1">
          <table:table-cell office:value-type="float" office:value="23.3317" calcext:value-type="float">
            <text:p>23.3317</text:p>
          </table:table-cell>
          <table:table-cell office:value-type="float" office:value="2.62205" calcext:value-type="float">
            <text:p>2.62205</text:p>
          </table:table-cell>
          <table:table-cell office:value-type="float" office:value="23.331714" calcext:value-type="float">
            <text:p>23.331714</text:p>
          </table:table-cell>
          <table:table-cell office:value-type="float" office:value="2.629959" calcext:value-type="float">
            <text:p>2.629959</text:p>
          </table:table-cell>
        </table:table-row>
        <table:table-row table:style-name="ro1">
          <table:table-cell office:value-type="float" office:value="23.3563" calcext:value-type="float">
            <text:p>23.3563</text:p>
          </table:table-cell>
          <table:table-cell office:value-type="float" office:value="2.63405" calcext:value-type="float">
            <text:p>2.63405</text:p>
          </table:table-cell>
          <table:table-cell office:value-type="float" office:value="23.356264" calcext:value-type="float">
            <text:p>23.356264</text:p>
          </table:table-cell>
          <table:table-cell office:value-type="float" office:value="2.642052" calcext:value-type="float">
            <text:p>2.642052</text:p>
          </table:table-cell>
        </table:table-row>
        <table:table-row table:style-name="ro1">
          <table:table-cell office:value-type="float" office:value="23.3808" calcext:value-type="float">
            <text:p>23.3808</text:p>
          </table:table-cell>
          <table:table-cell office:value-type="float" office:value="2.64543" calcext:value-type="float">
            <text:p>2.64543</text:p>
          </table:table-cell>
          <table:table-cell office:value-type="float" office:value="23.380754" calcext:value-type="float">
            <text:p>23.380754</text:p>
          </table:table-cell>
          <table:table-cell office:value-type="float" office:value="2.653531" calcext:value-type="float">
            <text:p>2.653531</text:p>
          </table:table-cell>
        </table:table-row>
        <table:table-row table:style-name="ro1">
          <table:table-cell office:value-type="float" office:value="23.4052" calcext:value-type="float">
            <text:p>23.4052</text:p>
          </table:table-cell>
          <table:table-cell office:value-type="float" office:value="2.6562" calcext:value-type="float">
            <text:p>2.6562</text:p>
          </table:table-cell>
          <table:table-cell office:value-type="float" office:value="23.405184" calcext:value-type="float">
            <text:p>23.405184</text:p>
          </table:table-cell>
          <table:table-cell office:value-type="float" office:value="2.664399" calcext:value-type="float">
            <text:p>2.664399</text:p>
          </table:table-cell>
        </table:table-row>
        <table:table-row table:style-name="ro1">
          <table:table-cell office:value-type="float" office:value="23.4296" calcext:value-type="float">
            <text:p>23.4296</text:p>
          </table:table-cell>
          <table:table-cell office:value-type="float" office:value="2.66636" calcext:value-type="float">
            <text:p>2.66636</text:p>
          </table:table-cell>
          <table:table-cell office:value-type="float" office:value="23.429554" calcext:value-type="float">
            <text:p>23.429554</text:p>
          </table:table-cell>
          <table:table-cell office:value-type="float" office:value="2.674657" calcext:value-type="float">
            <text:p>2.674657</text:p>
          </table:table-cell>
        </table:table-row>
        <table:table-row table:style-name="ro1">
          <table:table-cell office:value-type="float" office:value="23.4539" calcext:value-type="float">
            <text:p>23.4539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23.453864" calcext:value-type="float">
            <text:p>23.453864</text:p>
          </table:table-cell>
          <table:table-cell office:value-type="float" office:value="2.684305" calcext:value-type="float">
            <text:p>2.684305</text:p>
          </table:table-cell>
        </table:table-row>
        <table:table-row table:style-name="ro1">
          <table:table-cell office:value-type="float" office:value="23.4781" calcext:value-type="float">
            <text:p>23.4781</text:p>
          </table:table-cell>
          <table:table-cell office:value-type="float" office:value="2.68486" calcext:value-type="float">
            <text:p>2.68486</text:p>
          </table:table-cell>
          <table:table-cell office:value-type="float" office:value="23.478116" calcext:value-type="float">
            <text:p>23.478116</text:p>
          </table:table-cell>
          <table:table-cell office:value-type="float" office:value="2.693346" calcext:value-type="float">
            <text:p>2.693346</text:p>
          </table:table-cell>
        </table:table-row>
        <table:table-row table:style-name="ro1">
          <table:table-cell office:value-type="float" office:value="23.5023" calcext:value-type="float">
            <text:p>23.5023</text:p>
          </table:table-cell>
          <table:table-cell office:value-type="float" office:value="2.69319" calcext:value-type="float">
            <text:p>2.69319</text:p>
          </table:table-cell>
          <table:table-cell office:value-type="float" office:value="23.502309" calcext:value-type="float">
            <text:p>23.502309</text:p>
          </table:table-cell>
          <table:table-cell office:value-type="float" office:value="2.70178" calcext:value-type="float">
            <text:p>2.70178</text:p>
          </table:table-cell>
        </table:table-row>
        <table:table-row table:style-name="ro1">
          <table:table-cell office:value-type="float" office:value="23.5264" calcext:value-type="float">
            <text:p>23.5264</text:p>
          </table:table-cell>
          <table:table-cell office:value-type="float" office:value="2.70092" calcext:value-type="float">
            <text:p>2.70092</text:p>
          </table:table-cell>
          <table:table-cell office:value-type="float" office:value="23.526443" calcext:value-type="float">
            <text:p>23.526443</text:p>
          </table:table-cell>
          <table:table-cell office:value-type="float" office:value="2.709608" calcext:value-type="float">
            <text:p>2.709608</text:p>
          </table:table-cell>
        </table:table-row>
        <table:table-row table:style-name="ro1">
          <table:table-cell office:value-type="float" office:value="23.5505" calcext:value-type="float">
            <text:p>23.5505</text:p>
          </table:table-cell>
          <table:table-cell office:value-type="float" office:value="2.70805" calcext:value-type="float">
            <text:p>2.70805</text:p>
          </table:table-cell>
          <table:table-cell office:value-type="float" office:value="23.550519" calcext:value-type="float">
            <text:p>23.550519</text:p>
          </table:table-cell>
          <table:table-cell office:value-type="float" office:value="2.716831" calcext:value-type="float">
            <text:p>2.716831</text:p>
          </table:table-cell>
        </table:table-row>
        <table:table-row table:style-name="ro1">
          <table:table-cell office:value-type="float" office:value="23.5745" calcext:value-type="float">
            <text:p>23.5745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23.574537" calcext:value-type="float">
            <text:p>23.574537</text:p>
          </table:table-cell>
          <table:table-cell office:value-type="float" office:value="2.723451" calcext:value-type="float">
            <text:p>2.723451</text:p>
          </table:table-cell>
        </table:table-row>
        <table:table-row table:style-name="ro1">
          <table:table-cell office:value-type="float" office:value="23.5985" calcext:value-type="float">
            <text:p>23.5985</text:p>
          </table:table-cell>
          <table:table-cell office:value-type="float" office:value="2.72049" calcext:value-type="float">
            <text:p>2.72049</text:p>
          </table:table-cell>
          <table:table-cell office:value-type="float" office:value="23.598497" calcext:value-type="float">
            <text:p>23.598497</text:p>
          </table:table-cell>
          <table:table-cell office:value-type="float" office:value="2.729468" calcext:value-type="float">
            <text:p>2.729468</text:p>
          </table:table-cell>
        </table:table-row>
        <table:table-row table:style-name="ro1">
          <table:table-cell office:value-type="float" office:value="23.6224" calcext:value-type="float">
            <text:p>23.6224</text:p>
          </table:table-cell>
          <table:table-cell office:value-type="float" office:value="2.72581" calcext:value-type="float">
            <text:p>2.72581</text:p>
          </table:table-cell>
          <table:table-cell office:value-type="float" office:value="23.6224" calcext:value-type="float">
            <text:p>23.6224</text:p>
          </table:table-cell>
          <table:table-cell office:value-type="float" office:value="2.734883" calcext:value-type="float">
            <text:p>2.734883</text:p>
          </table:table-cell>
        </table:table-row>
        <table:table-row table:style-name="ro1">
          <table:table-cell office:value-type="float" office:value="23.6462" calcext:value-type="float">
            <text:p>23.6462</text:p>
          </table:table-cell>
          <table:table-cell office:value-type="float" office:value="2.73053" calcext:value-type="float">
            <text:p>2.73053</text:p>
          </table:table-cell>
          <table:table-cell office:value-type="float" office:value="23.646246" calcext:value-type="float">
            <text:p>23.646246</text:p>
          </table:table-cell>
          <table:table-cell office:value-type="float" office:value="2.739696" calcext:value-type="float">
            <text:p>2.739696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2.73464" calcext:value-type="float">
            <text:p>2.73464</text:p>
          </table:table-cell>
          <table:table-cell office:value-type="float" office:value="23.670035" calcext:value-type="float">
            <text:p>23.670035</text:p>
          </table:table-cell>
          <table:table-cell office:value-type="float" office:value="2.743908" calcext:value-type="float">
            <text:p>2.743908</text:p>
          </table:table-cell>
        </table:table-row>
        <table:table-row table:style-name="ro1">
          <table:table-cell office:value-type="float" office:value="23.6938" calcext:value-type="float">
            <text:p>23.6938</text:p>
          </table:table-cell>
          <table:table-cell office:value-type="float" office:value="2.73816" calcext:value-type="float">
            <text:p>2.73816</text:p>
          </table:table-cell>
          <table:table-cell office:value-type="float" office:value="23.693767" calcext:value-type="float">
            <text:p>23.693767</text:p>
          </table:table-cell>
          <table:table-cell office:value-type="float" office:value="2.74752" calcext:value-type="float">
            <text:p>2.74752</text:p>
          </table:table-cell>
        </table:table-row>
        <table:table-row table:style-name="ro1">
          <table:table-cell office:value-type="float" office:value="23.7174" calcext:value-type="float">
            <text:p>23.7174</text:p>
          </table:table-cell>
          <table:table-cell office:value-type="float" office:value="2.74107" calcext:value-type="float">
            <text:p>2.74107</text:p>
          </table:table-cell>
          <table:table-cell office:value-type="float" office:value="23.717443" calcext:value-type="float">
            <text:p>23.717443</text:p>
          </table:table-cell>
          <table:table-cell office:value-type="float" office:value="2.750532" calcext:value-type="float">
            <text:p>2.750532</text:p>
          </table:table-cell>
        </table:table-row>
        <table:table-row table:style-name="ro1">
          <table:table-cell office:value-type="float" office:value="23.7411" calcext:value-type="float">
            <text:p>23.7411</text:p>
          </table:table-cell>
          <table:table-cell office:value-type="float" office:value="2.74339" calcext:value-type="float">
            <text:p>2.74339</text:p>
          </table:table-cell>
          <table:table-cell office:value-type="float" office:value="23.741063" calcext:value-type="float">
            <text:p>23.741063</text:p>
          </table:table-cell>
          <table:table-cell office:value-type="float" office:value="2.752945" calcext:value-type="float">
            <text:p>2.752945</text:p>
          </table:table-cell>
        </table:table-row>
        <table:table-row table:style-name="ro1">
          <table:table-cell office:value-type="float" office:value="23.7646" calcext:value-type="float">
            <text:p>23.7646</text:p>
          </table:table-cell>
          <table:table-cell office:value-type="float" office:value="2.7451" calcext:value-type="float">
            <text:p>2.7451</text:p>
          </table:table-cell>
          <table:table-cell office:value-type="float" office:value="23.764627" calcext:value-type="float">
            <text:p>23.764627</text:p>
          </table:table-cell>
          <table:table-cell office:value-type="float" office:value="2.754759" calcext:value-type="float">
            <text:p>2.754759</text:p>
          </table:table-cell>
        </table:table-row>
        <table:table-row table:style-name="ro1">
          <table:table-cell office:value-type="float" office:value="23.7881" calcext:value-type="float">
            <text:p>23.7881</text:p>
          </table:table-cell>
          <table:table-cell office:value-type="float" office:value="2.74622" calcext:value-type="float">
            <text:p>2.74622</text:p>
          </table:table-cell>
          <table:table-cell office:value-type="float" office:value="23.788136" calcext:value-type="float">
            <text:p>23.788136</text:p>
          </table:table-cell>
          <table:table-cell office:value-type="float" office:value="2.755973" calcext:value-type="float">
            <text:p>2.755973</text:p>
          </table:table-cell>
        </table:table-row>
        <table:table-row table:style-name="ro1">
          <table:table-cell office:value-type="float" office:value="23.8116" calcext:value-type="float">
            <text:p>23.8116</text:p>
          </table:table-cell>
          <table:table-cell office:value-type="float" office:value="2.74674" calcext:value-type="float">
            <text:p>2.74674</text:p>
          </table:table-cell>
          <table:table-cell office:value-type="float" office:value="23.811589" calcext:value-type="float">
            <text:p>23.811589</text:p>
          </table:table-cell>
          <table:table-cell office:value-type="float" office:value="2.756589" calcext:value-type="float">
            <text:p>2.756589</text:p>
          </table:table-cell>
        </table:table-row>
        <table:table-row table:style-name="ro1">
          <table:table-cell office:value-type="float" office:value="23.835" calcext:value-type="float">
            <text:p>23.835</text:p>
          </table:table-cell>
          <table:table-cell office:value-type="float" office:value="2.74665" calcext:value-type="float">
            <text:p>2.74665</text:p>
          </table:table-cell>
          <table:table-cell office:value-type="float" office:value="23.834988" calcext:value-type="float">
            <text:p>23.834988</text:p>
          </table:table-cell>
          <table:table-cell office:value-type="float" office:value="2.756607" calcext:value-type="float">
            <text:p>2.756607</text:p>
          </table:table-cell>
        </table:table-row>
        <table:table-row table:style-name="ro1">
          <table:table-cell office:value-type="float" office:value="23.8583" calcext:value-type="float">
            <text:p>23.8583</text:p>
          </table:table-cell>
          <table:table-cell office:value-type="float" office:value="2.74597" calcext:value-type="float">
            <text:p>2.74597</text:p>
          </table:table-cell>
          <table:table-cell office:value-type="float" office:value="23.858331" calcext:value-type="float">
            <text:p>23.858331</text:p>
          </table:table-cell>
          <table:table-cell office:value-type="float" office:value="2.756026" calcext:value-type="float">
            <text:p>2.756026</text:p>
          </table:table-cell>
        </table:table-row>
        <table:table-row table:style-name="ro1">
          <table:table-cell office:value-type="float" office:value="23.8816" calcext:value-type="float">
            <text:p>23.8816</text:p>
          </table:table-cell>
          <table:table-cell office:value-type="float" office:value="2.7447" calcext:value-type="float">
            <text:p>2.7447</text:p>
          </table:table-cell>
          <table:table-cell office:value-type="float" office:value="23.88162" calcext:value-type="float">
            <text:p>23.88162</text:p>
          </table:table-cell>
          <table:table-cell office:value-type="float" office:value="2.754846" calcext:value-type="float">
            <text:p>2.754846</text:p>
          </table:table-cell>
        </table:table-row>
        <table:table-row table:style-name="ro1">
          <table:table-cell office:value-type="float" office:value="23.9049" calcext:value-type="float">
            <text:p>23.9049</text:p>
          </table:table-cell>
          <table:table-cell office:value-type="float" office:value="2.74282" calcext:value-type="float">
            <text:p>2.74282</text:p>
          </table:table-cell>
          <table:table-cell office:value-type="float" office:value="23.904855" calcext:value-type="float">
            <text:p>23.904855</text:p>
          </table:table-cell>
          <table:table-cell office:value-type="float" office:value="2.753068" calcext:value-type="float">
            <text:p>2.753068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2.74034" calcext:value-type="float">
            <text:p>2.74034</text:p>
          </table:table-cell>
          <table:table-cell office:value-type="float" office:value="23.928036" calcext:value-type="float">
            <text:p>23.928036</text:p>
          </table:table-cell>
          <table:table-cell office:value-type="float" office:value="2.750692" calcext:value-type="float">
            <text:p>2.750692</text:p>
          </table:table-cell>
        </table:table-row>
        <table:table-row table:style-name="ro1">
          <table:table-cell office:value-type="float" office:value="23.9512" calcext:value-type="float">
            <text:p>23.9512</text:p>
          </table:table-cell>
          <table:table-cell office:value-type="float" office:value="2.73727" calcext:value-type="float">
            <text:p>2.73727</text:p>
          </table:table-cell>
          <table:table-cell office:value-type="float" office:value="23.951163" calcext:value-type="float">
            <text:p>23.951163</text:p>
          </table:table-cell>
          <table:table-cell office:value-type="float" office:value="2.747717" calcext:value-type="float">
            <text:p>2.747717</text:p>
          </table:table-cell>
        </table:table-row>
        <table:table-row table:style-name="ro1">
          <table:table-cell office:value-type="float" office:value="23.9742" calcext:value-type="float">
            <text:p>23.9742</text:p>
          </table:table-cell>
          <table:table-cell office:value-type="float" office:value="2.7336" calcext:value-type="float">
            <text:p>2.7336</text:p>
          </table:table-cell>
          <table:table-cell office:value-type="float" office:value="23.974237" calcext:value-type="float">
            <text:p>23.974237</text:p>
          </table:table-cell>
          <table:table-cell office:value-type="float" office:value="2.744145" calcext:value-type="float">
            <text:p>2.744145</text:p>
          </table:table-cell>
        </table:table-row>
        <table:table-row table:style-name="ro1">
          <table:table-cell office:value-type="float" office:value="23.9973" calcext:value-type="float">
            <text:p>23.9973</text:p>
          </table:table-cell>
          <table:table-cell office:value-type="float" office:value="2.72933" calcext:value-type="float">
            <text:p>2.72933</text:p>
          </table:table-cell>
          <table:table-cell office:value-type="float" office:value="23.997257" calcext:value-type="float">
            <text:p>23.997257</text:p>
          </table:table-cell>
          <table:table-cell office:value-type="float" office:value="2.739976" calcext:value-type="float">
            <text:p>2.739976</text:p>
          </table:table-cell>
        </table:table-row>
        <table:table-row table:style-name="ro1">
          <table:table-cell office:value-type="float" office:value="24.0202" calcext:value-type="float">
            <text:p>24.0202</text:p>
          </table:table-cell>
          <table:table-cell office:value-type="float" office:value="2.72446" calcext:value-type="float">
            <text:p>2.72446</text:p>
          </table:table-cell>
          <table:table-cell office:value-type="float" office:value="24.020225" calcext:value-type="float">
            <text:p>24.020225</text:p>
          </table:table-cell>
          <table:table-cell office:value-type="float" office:value="2.73521" calcext:value-type="float">
            <text:p>2.73521</text:p>
          </table:table-cell>
        </table:table-row>
        <table:table-row table:style-name="ro1">
          <table:table-cell office:value-type="float" office:value="24.0431" calcext:value-type="float">
            <text:p>24.0431</text:p>
          </table:table-cell>
          <table:table-cell office:value-type="float" office:value="2.719" calcext:value-type="float">
            <text:p>2.719</text:p>
          </table:table-cell>
          <table:table-cell office:value-type="float" office:value="24.04314" calcext:value-type="float">
            <text:p>24.04314</text:p>
          </table:table-cell>
          <table:table-cell office:value-type="float" office:value="2.729848" calcext:value-type="float">
            <text:p>2.729848</text:p>
          </table:table-cell>
        </table:table-row>
        <table:table-row table:style-name="ro1">
          <table:table-cell office:value-type="float" office:value="24.066" calcext:value-type="float">
            <text:p>24.066</text:p>
          </table:table-cell>
          <table:table-cell office:value-type="float" office:value="2.71294" calcext:value-type="float">
            <text:p>2.71294</text:p>
          </table:table-cell>
          <table:table-cell office:value-type="float" office:value="24.066002" calcext:value-type="float">
            <text:p>24.066002</text:p>
          </table:table-cell>
          <table:table-cell office:value-type="float" office:value="2.72389" calcext:value-type="float">
            <text:p>2.72389</text:p>
          </table:table-cell>
        </table:table-row>
        <table:table-row table:style-name="ro1">
          <table:table-cell office:value-type="float" office:value="24.0888" calcext:value-type="float">
            <text:p>24.0888</text:p>
          </table:table-cell>
          <table:table-cell office:value-type="float" office:value="2.70629" calcext:value-type="float">
            <text:p>2.70629</text:p>
          </table:table-cell>
          <table:table-cell office:value-type="float" office:value="24.088812" calcext:value-type="float">
            <text:p>24.088812</text:p>
          </table:table-cell>
          <table:table-cell office:value-type="float" office:value="2.717337" calcext:value-type="float">
            <text:p>2.717337</text:p>
          </table:table-cell>
        </table:table-row>
        <table:table-row table:style-name="ro1">
          <table:table-cell office:value-type="float" office:value="24.1116" calcext:value-type="float">
            <text:p>24.1116</text:p>
          </table:table-cell>
          <table:table-cell office:value-type="float" office:value="2.69904" calcext:value-type="float">
            <text:p>2.69904</text:p>
          </table:table-cell>
          <table:table-cell office:value-type="float" office:value="24.11157" calcext:value-type="float">
            <text:p>24.11157</text:p>
          </table:table-cell>
          <table:table-cell office:value-type="float" office:value="2.710189" calcext:value-type="float">
            <text:p>2.710189</text:p>
          </table:table-cell>
        </table:table-row>
        <table:table-row table:style-name="ro1">
          <table:table-cell office:value-type="float" office:value="24.1343" calcext:value-type="float">
            <text:p>24.1343</text:p>
          </table:table-cell>
          <table:table-cell office:value-type="float" office:value="2.6912" calcext:value-type="float">
            <text:p>2.6912</text:p>
          </table:table-cell>
          <table:table-cell office:value-type="float" office:value="24.134276" calcext:value-type="float">
            <text:p>24.134276</text:p>
          </table:table-cell>
          <table:table-cell office:value-type="float" office:value="2.702449" calcext:value-type="float">
            <text:p>2.702449</text:p>
          </table:table-cell>
        </table:table-row>
        <table:table-row table:style-name="ro1">
          <table:table-cell office:value-type="float" office:value="24.1569" calcext:value-type="float">
            <text:p>24.1569</text:p>
          </table:table-cell>
          <table:table-cell office:value-type="float" office:value="2.68277" calcext:value-type="float">
            <text:p>2.68277</text:p>
          </table:table-cell>
          <table:table-cell office:value-type="float" office:value="24.15693" calcext:value-type="float">
            <text:p>24.15693</text:p>
          </table:table-cell>
          <table:table-cell office:value-type="float" office:value="2.694115" calcext:value-type="float">
            <text:p>2.694115</text:p>
          </table:table-cell>
        </table:table-row>
        <table:table-row table:style-name="ro1">
          <table:table-cell office:value-type="float" office:value="24.1795" calcext:value-type="float">
            <text:p>24.1795</text:p>
          </table:table-cell>
          <table:table-cell office:value-type="float" office:value="2.67374" calcext:value-type="float">
            <text:p>2.67374</text:p>
          </table:table-cell>
          <table:table-cell office:value-type="float" office:value="24.179533" calcext:value-type="float">
            <text:p>24.179533</text:p>
          </table:table-cell>
          <table:table-cell office:value-type="float" office:value="2.68519" calcext:value-type="float">
            <text:p>2.68519</text:p>
          </table:table-cell>
        </table:table-row>
        <table:table-row table:style-name="ro1">
          <table:table-cell office:value-type="float" office:value="24.2021" calcext:value-type="float">
            <text:p>24.2021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24.202086" calcext:value-type="float">
            <text:p>24.202086</text:p>
          </table:table-cell>
          <table:table-cell office:value-type="float" office:value="2.675675" calcext:value-type="float">
            <text:p>2.675675</text:p>
          </table:table-cell>
        </table:table-row>
        <table:table-row table:style-name="ro1">
          <table:table-cell office:value-type="float" office:value="24.2246" calcext:value-type="float">
            <text:p>24.2246</text:p>
          </table:table-cell>
          <table:table-cell office:value-type="float" office:value="2.65392" calcext:value-type="float">
            <text:p>2.65392</text:p>
          </table:table-cell>
          <table:table-cell office:value-type="float" office:value="24.224587" calcext:value-type="float">
            <text:p>24.224587</text:p>
          </table:table-cell>
          <table:table-cell office:value-type="float" office:value="2.66557" calcext:value-type="float">
            <text:p>2.66557</text:p>
          </table:table-cell>
        </table:table-row>
        <table:table-row table:style-name="ro1">
          <table:table-cell office:value-type="float" office:value="24.247" calcext:value-type="float">
            <text:p>24.247</text:p>
          </table:table-cell>
          <table:table-cell office:value-type="float" office:value="2.64313" calcext:value-type="float">
            <text:p>2.64313</text:p>
          </table:table-cell>
          <table:table-cell office:value-type="float" office:value="24.247037" calcext:value-type="float">
            <text:p>24.247037</text:p>
          </table:table-cell>
          <table:table-cell office:value-type="float" office:value="2.654877" calcext:value-type="float">
            <text:p>2.654877</text:p>
          </table:table-cell>
        </table:table-row>
        <table:table-row table:style-name="ro1">
          <table:table-cell office:value-type="float" office:value="24.2694" calcext:value-type="float">
            <text:p>24.2694</text:p>
          </table:table-cell>
          <table:table-cell office:value-type="float" office:value="2.63175" calcext:value-type="float">
            <text:p>2.63175</text:p>
          </table:table-cell>
          <table:table-cell office:value-type="float" office:value="24.269438" calcext:value-type="float">
            <text:p>24.269438</text:p>
          </table:table-cell>
          <table:table-cell office:value-type="float" office:value="2.643596" calcext:value-type="float">
            <text:p>2.643596</text:p>
          </table:table-cell>
        </table:table-row>
        <table:table-row table:style-name="ro1">
          <table:table-cell office:value-type="float" office:value="24.2918" calcext:value-type="float">
            <text:p>24.2918</text:p>
          </table:table-cell>
          <table:table-cell office:value-type="float" office:value="2.61978" calcext:value-type="float">
            <text:p>2.61978</text:p>
          </table:table-cell>
          <table:table-cell office:value-type="float" office:value="24.291788" calcext:value-type="float">
            <text:p>24.291788</text:p>
          </table:table-cell>
          <table:table-cell office:value-type="float" office:value="2.63173" calcext:value-type="float">
            <text:p>2.63173</text:p>
          </table:table-cell>
        </table:table-row>
        <table:table-row table:style-name="ro1">
          <table:table-cell office:value-type="float" office:value="24.3141" calcext:value-type="float">
            <text:p>24.3141</text:p>
          </table:table-cell>
          <table:table-cell office:value-type="float" office:value="2.60723" calcext:value-type="float">
            <text:p>2.60723</text:p>
          </table:table-cell>
          <table:table-cell office:value-type="float" office:value="24.314088" calcext:value-type="float">
            <text:p>24.314088</text:p>
          </table:table-cell>
          <table:table-cell office:value-type="float" office:value="2.619279" calcext:value-type="float">
            <text:p>2.619279</text:p>
          </table:table-cell>
        </table:table-row>
        <table:table-row table:style-name="ro1">
          <table:table-cell office:value-type="float" office:value="24.3363" calcext:value-type="float">
            <text:p>24.3363</text:p>
          </table:table-cell>
          <table:table-cell office:value-type="float" office:value="2.5941" calcext:value-type="float">
            <text:p>2.5941</text:p>
          </table:table-cell>
          <table:table-cell office:value-type="float" office:value="24.336338" calcext:value-type="float">
            <text:p>24.336338</text:p>
          </table:table-cell>
          <table:table-cell office:value-type="float" office:value="2.606246" calcext:value-type="float">
            <text:p>2.606246</text:p>
          </table:table-cell>
        </table:table-row>
        <table:table-row table:style-name="ro1">
          <table:table-cell office:value-type="float" office:value="24.3585" calcext:value-type="float">
            <text:p>24.3585</text:p>
          </table:table-cell>
          <table:table-cell office:value-type="float" office:value="2.58038" calcext:value-type="float">
            <text:p>2.58038</text:p>
          </table:table-cell>
          <table:table-cell office:value-type="float" office:value="24.358539" calcext:value-type="float">
            <text:p>24.358539</text:p>
          </table:table-cell>
          <table:table-cell office:value-type="float" office:value="2.59263" calcext:value-type="float">
            <text:p>2.59263</text:p>
          </table:table-cell>
        </table:table-row>
        <table:table-row table:style-name="ro1">
          <table:table-cell office:value-type="float" office:value="24.3807" calcext:value-type="float">
            <text:p>24.3807</text:p>
          </table:table-cell>
          <table:table-cell office:value-type="float" office:value="2.56608" calcext:value-type="float">
            <text:p>2.56608</text:p>
          </table:table-cell>
          <table:table-cell office:value-type="float" office:value="24.380691" calcext:value-type="float">
            <text:p>24.380691</text:p>
          </table:table-cell>
          <table:table-cell office:value-type="float" office:value="2.578435" calcext:value-type="float">
            <text:p>2.578435</text:p>
          </table:table-cell>
        </table:table-row>
        <table:table-row table:style-name="ro1">
          <table:table-cell office:value-type="float" office:value="24.4028" calcext:value-type="float">
            <text:p>24.4028</text:p>
          </table:table-cell>
          <table:table-cell office:value-type="float" office:value="2.55121" calcext:value-type="float">
            <text:p>2.55121</text:p>
          </table:table-cell>
          <table:table-cell office:value-type="float" office:value="24.402793" calcext:value-type="float">
            <text:p>24.402793</text:p>
          </table:table-cell>
          <table:table-cell office:value-type="float" office:value="2.563661" calcext:value-type="float">
            <text:p>2.563661</text:p>
          </table:table-cell>
        </table:table-row>
        <table:table-row table:style-name="ro1">
          <table:table-cell office:value-type="float" office:value="24.4248" calcext:value-type="float">
            <text:p>24.4248</text:p>
          </table:table-cell>
          <table:table-cell office:value-type="float" office:value="2.53576" calcext:value-type="float">
            <text:p>2.53576</text:p>
          </table:table-cell>
          <table:table-cell office:value-type="float" office:value="24.424847" calcext:value-type="float">
            <text:p>24.424847</text:p>
          </table:table-cell>
          <table:table-cell office:value-type="float" office:value="2.548311" calcext:value-type="float">
            <text:p>2.548311</text:p>
          </table:table-cell>
        </table:table-row>
        <table:table-row table:style-name="ro1">
          <table:table-cell office:value-type="float" office:value="24.4469" calcext:value-type="float">
            <text:p>24.4469</text:p>
          </table:table-cell>
          <table:table-cell office:value-type="float" office:value="2.51974" calcext:value-type="float">
            <text:p>2.51974</text:p>
          </table:table-cell>
          <table:table-cell office:value-type="float" office:value="24.446852" calcext:value-type="float">
            <text:p>24.446852</text:p>
          </table:table-cell>
          <table:table-cell office:value-type="float" office:value="2.532385" calcext:value-type="float">
            <text:p>2.532385</text:p>
          </table:table-cell>
        </table:table-row>
        <table:table-row table:style-name="ro1">
          <table:table-cell office:value-type="float" office:value="24.4688" calcext:value-type="float">
            <text:p>24.4688</text:p>
          </table:table-cell>
          <table:table-cell office:value-type="float" office:value="2.50314" calcext:value-type="float">
            <text:p>2.50314</text:p>
          </table:table-cell>
          <table:table-cell office:value-type="float" office:value="24.468808" calcext:value-type="float">
            <text:p>24.468808</text:p>
          </table:table-cell>
          <table:table-cell office:value-type="float" office:value="2.515887" calcext:value-type="float">
            <text:p>2.515887</text:p>
          </table:table-cell>
        </table:table-row>
        <table:table-row table:style-name="ro1">
          <table:table-cell office:value-type="float" office:value="24.4907" calcext:value-type="float">
            <text:p>24.4907</text:p>
          </table:table-cell>
          <table:table-cell office:value-type="float" office:value="2.48597" calcext:value-type="float">
            <text:p>2.48597</text:p>
          </table:table-cell>
          <table:table-cell office:value-type="float" office:value="24.490717" calcext:value-type="float">
            <text:p>24.490717</text:p>
          </table:table-cell>
          <table:table-cell office:value-type="float" office:value="2.498817" calcext:value-type="float">
            <text:p>2.498817</text:p>
          </table:table-cell>
        </table:table-row>
        <table:table-row table:style-name="ro1">
          <table:table-cell office:value-type="float" office:value="24.5126" calcext:value-type="float">
            <text:p>24.5126</text:p>
          </table:table-cell>
          <table:table-cell office:value-type="float" office:value="2.46823" calcext:value-type="float">
            <text:p>2.46823</text:p>
          </table:table-cell>
          <table:table-cell office:value-type="float" office:value="24.512577" calcext:value-type="float">
            <text:p>24.512577</text:p>
          </table:table-cell>
          <table:table-cell office:value-type="float" office:value="2.481178" calcext:value-type="float">
            <text:p>2.481178</text:p>
          </table:table-cell>
        </table:table-row>
        <table:table-row table:style-name="ro1">
          <table:table-cell office:value-type="float" office:value="24.5344" calcext:value-type="float">
            <text:p>24.5344</text:p>
          </table:table-cell>
          <table:table-cell office:value-type="float" office:value="2.44992" calcext:value-type="float">
            <text:p>2.44992</text:p>
          </table:table-cell>
          <table:table-cell office:value-type="float" office:value="24.53439" calcext:value-type="float">
            <text:p>24.53439</text:p>
          </table:table-cell>
          <table:table-cell office:value-type="float" office:value="2.462971" calcext:value-type="float">
            <text:p>2.462971</text:p>
          </table:table-cell>
        </table:table-row>
        <table:table-row table:style-name="ro1">
          <table:table-cell office:value-type="float" office:value="24.5562" calcext:value-type="float">
            <text:p>24.5562</text:p>
          </table:table-cell>
          <table:table-cell office:value-type="float" office:value="2.43105" calcext:value-type="float">
            <text:p>2.43105</text:p>
          </table:table-cell>
          <table:table-cell office:value-type="float" office:value="24.556155" calcext:value-type="float">
            <text:p>24.556155</text:p>
          </table:table-cell>
          <table:table-cell office:value-type="float" office:value="2.444198" calcext:value-type="float">
            <text:p>2.444198</text:p>
          </table:table-cell>
        </table:table-row>
        <table:table-row table:style-name="ro1">
          <table:table-cell office:value-type="float" office:value="24.5779" calcext:value-type="float">
            <text:p>24.5779</text:p>
          </table:table-cell>
          <table:table-cell office:value-type="float" office:value="2.41162" calcext:value-type="float">
            <text:p>2.41162</text:p>
          </table:table-cell>
          <table:table-cell office:value-type="float" office:value="24.577872" calcext:value-type="float">
            <text:p>24.577872</text:p>
          </table:table-cell>
          <table:table-cell office:value-type="float" office:value="2.424863" calcext:value-type="float">
            <text:p>2.424863</text:p>
          </table:table-cell>
        </table:table-row>
        <table:table-row table:style-name="ro1">
          <table:table-cell office:value-type="float" office:value="24.5995" calcext:value-type="float">
            <text:p>24.5995</text:p>
          </table:table-cell>
          <table:table-cell office:value-type="float" office:value="2.39162" calcext:value-type="float">
            <text:p>2.39162</text:p>
          </table:table-cell>
          <table:table-cell office:value-type="float" office:value="24.599543" calcext:value-type="float">
            <text:p>24.599543</text:p>
          </table:table-cell>
          <table:table-cell office:value-type="float" office:value="2.404966" calcext:value-type="float">
            <text:p>2.404966</text:p>
          </table:table-cell>
        </table:table-row>
        <table:table-row table:style-name="ro1">
          <table:table-cell office:value-type="float" office:value="24.6212" calcext:value-type="float">
            <text:p>24.6212</text:p>
          </table:table-cell>
          <table:table-cell office:value-type="float" office:value="2.37107" calcext:value-type="float">
            <text:p>2.37107</text:p>
          </table:table-cell>
          <table:table-cell office:value-type="float" office:value="24.621166" calcext:value-type="float">
            <text:p>24.621166</text:p>
          </table:table-cell>
          <table:table-cell office:value-type="float" office:value="2.384511" calcext:value-type="float">
            <text:p>2.384511</text:p>
          </table:table-cell>
        </table:table-row>
        <table:table-row table:style-name="ro1">
          <table:table-cell office:value-type="float" office:value="24.6427" calcext:value-type="float">
            <text:p>24.6427</text:p>
          </table:table-cell>
          <table:table-cell office:value-type="float" office:value="2.34996" calcext:value-type="float">
            <text:p>2.34996</text:p>
          </table:table-cell>
          <table:table-cell office:value-type="float" office:value="24.642743" calcext:value-type="float">
            <text:p>24.642743</text:p>
          </table:table-cell>
          <table:table-cell office:value-type="float" office:value="2.363498" calcext:value-type="float">
            <text:p>2.363498</text:p>
          </table:table-cell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.32829" calcext:value-type="float">
            <text:p>2.32829</text:p>
          </table:table-cell>
          <table:table-cell office:value-type="float" office:value="24.664273" calcext:value-type="float">
            <text:p>24.664273</text:p>
          </table:table-cell>
          <table:table-cell office:value-type="float" office:value="2.341932" calcext:value-type="float">
            <text:p>2.341932</text:p>
          </table:table-cell>
        </table:table-row>
        <table:table-row table:style-name="ro1">
          <table:table-cell office:value-type="float" office:value="24.6858" calcext:value-type="float">
            <text:p>24.6858</text:p>
          </table:table-cell>
          <table:table-cell office:value-type="float" office:value="2.30607" calcext:value-type="float">
            <text:p>2.30607</text:p>
          </table:table-cell>
          <table:table-cell office:value-type="float" office:value="24.685757" calcext:value-type="float">
            <text:p>24.685757</text:p>
          </table:table-cell>
          <table:table-cell office:value-type="float" office:value="2.319813" calcext:value-type="float">
            <text:p>2.319813</text:p>
          </table:table-cell>
        </table:table-row>
        <table:table-row table:style-name="ro1">
          <table:table-cell office:value-type="float" office:value="24.7072" calcext:value-type="float">
            <text:p>24.7072</text:p>
          </table:table-cell>
          <table:table-cell office:value-type="float" office:value="2.28331" calcext:value-type="float">
            <text:p>2.28331</text:p>
          </table:table-cell>
          <table:table-cell office:value-type="float" office:value="24.707195" calcext:value-type="float">
            <text:p>24.707195</text:p>
          </table:table-cell>
          <table:table-cell office:value-type="float" office:value="2.297144" calcext:value-type="float">
            <text:p>2.297144</text:p>
          </table:table-cell>
        </table:table-row>
        <table:table-row table:style-name="ro1">
          <table:table-cell office:value-type="float" office:value="24.7286" calcext:value-type="float">
            <text:p>24.7286</text:p>
          </table:table-cell>
          <table:table-cell office:value-type="float" office:value="2.25999" calcext:value-type="float">
            <text:p>2.25999</text:p>
          </table:table-cell>
          <table:table-cell office:value-type="float" office:value="24.728587" calcext:value-type="float">
            <text:p>24.728587</text:p>
          </table:table-cell>
          <table:table-cell office:value-type="float" office:value="2.273929" calcext:value-type="float">
            <text:p>2.273929</text:p>
          </table:table-cell>
        </table:table-row>
        <table:table-row table:style-name="ro1">
          <table:table-cell office:value-type="float" office:value="24.7499" calcext:value-type="float">
            <text:p>24.7499</text:p>
          </table:table-cell>
          <table:table-cell office:value-type="float" office:value="2.23614" calcext:value-type="float">
            <text:p>2.23614</text:p>
          </table:table-cell>
          <table:table-cell office:value-type="float" office:value="24.749933" calcext:value-type="float">
            <text:p>24.749933</text:p>
          </table:table-cell>
          <table:table-cell office:value-type="float" office:value="2.250169" calcext:value-type="float">
            <text:p>2.250169</text:p>
          </table:table-cell>
        </table:table-row>
        <table:table-row table:style-name="ro1">
          <table:table-cell office:value-type="float" office:value="24.7712" calcext:value-type="float">
            <text:p>24.7712</text:p>
          </table:table-cell>
          <table:table-cell office:value-type="float" office:value="2.21174" calcext:value-type="float">
            <text:p>2.21174</text:p>
          </table:table-cell>
          <table:table-cell office:value-type="float" office:value="24.771233" calcext:value-type="float">
            <text:p>24.771233</text:p>
          </table:table-cell>
          <table:table-cell office:value-type="float" office:value="2.225866" calcext:value-type="float">
            <text:p>2.225866</text:p>
          </table:table-cell>
        </table:table-row>
        <table:table-row table:style-name="ro1">
          <table:table-cell office:value-type="float" office:value="24.7925" calcext:value-type="float">
            <text:p>24.7925</text:p>
          </table:table-cell>
          <table:table-cell office:value-type="float" office:value="2.1868" calcext:value-type="float">
            <text:p>2.1868</text:p>
          </table:table-cell>
          <table:table-cell office:value-type="float" office:value="24.792488" calcext:value-type="float">
            <text:p>24.792488</text:p>
          </table:table-cell>
          <table:table-cell office:value-type="float" office:value="2.201024" calcext:value-type="float">
            <text:p>2.201024</text:p>
          </table:table-cell>
        </table:table-row>
        <table:table-row table:style-name="ro1">
          <table:table-cell office:value-type="float" office:value="24.8137" calcext:value-type="float">
            <text:p>24.8137</text:p>
          </table:table-cell>
          <table:table-cell office:value-type="float" office:value="2.16132" calcext:value-type="float">
            <text:p>2.16132</text:p>
          </table:table-cell>
          <table:table-cell office:value-type="float" office:value="24.813698" calcext:value-type="float">
            <text:p>24.813698</text:p>
          </table:table-cell>
          <table:table-cell office:value-type="float" office:value="2.175646" calcext:value-type="float">
            <text:p>2.175646</text:p>
          </table:table-cell>
        </table:table-row>
        <table:table-row table:style-name="ro1">
          <table:table-cell office:value-type="float" office:value="24.8349" calcext:value-type="float">
            <text:p>24.8349</text:p>
          </table:table-cell>
          <table:table-cell office:value-type="float" office:value="2.13532" calcext:value-type="float">
            <text:p>2.13532</text:p>
          </table:table-cell>
          <table:table-cell office:value-type="float" office:value="24.834863" calcext:value-type="float">
            <text:p>24.834863</text:p>
          </table:table-cell>
          <table:table-cell office:value-type="float" office:value="2.149733" calcext:value-type="float">
            <text:p>2.149733</text:p>
          </table:table-cell>
        </table:table-row>
        <table:table-row table:style-name="ro1">
          <table:table-cell office:value-type="float" office:value="24.856" calcext:value-type="float">
            <text:p>24.856</text:p>
          </table:table-cell>
          <table:table-cell office:value-type="float" office:value="2.10878" calcext:value-type="float">
            <text:p>2.10878</text:p>
          </table:table-cell>
          <table:table-cell office:value-type="float" office:value="24.855983" calcext:value-type="float">
            <text:p>24.855983</text:p>
          </table:table-cell>
          <table:table-cell office:value-type="float" office:value="2.123289" calcext:value-type="float">
            <text:p>2.123289</text:p>
          </table:table-cell>
        </table:table-row>
        <table:table-row table:style-name="ro1">
          <table:table-cell office:value-type="float" office:value="24.8771" calcext:value-type="float">
            <text:p>24.8771</text:p>
          </table:table-cell>
          <table:table-cell office:value-type="float" office:value="2.08171" calcext:value-type="float">
            <text:p>2.08171</text:p>
          </table:table-cell>
          <table:table-cell office:value-type="float" office:value="24.877059" calcext:value-type="float">
            <text:p>24.877059</text:p>
          </table:table-cell>
          <table:table-cell office:value-type="float" office:value="2.096316" calcext:value-type="float">
            <text:p>2.096316</text:p>
          </table:table-cell>
        </table:table-row>
        <table:table-row table:style-name="ro1">
          <table:table-cell office:value-type="float" office:value="24.8981" calcext:value-type="float">
            <text:p>24.8981</text:p>
          </table:table-cell>
          <table:table-cell office:value-type="float" office:value="2.05411" calcext:value-type="float">
            <text:p>2.05411</text:p>
          </table:table-cell>
          <table:table-cell office:value-type="float" office:value="24.89809" calcext:value-type="float">
            <text:p>24.89809</text:p>
          </table:table-cell>
          <table:table-cell office:value-type="float" office:value="2.068817" calcext:value-type="float">
            <text:p>2.068817</text:p>
          </table:table-cell>
        </table:table-row>
        <table:table-row table:style-name="ro1">
          <table:table-cell office:value-type="float" office:value="24.9191" calcext:value-type="float">
            <text:p>24.9191</text:p>
          </table:table-cell>
          <table:table-cell office:value-type="float" office:value="2.026" calcext:value-type="float">
            <text:p>2.026</text:p>
          </table:table-cell>
          <table:table-cell office:value-type="float" office:value="24.919076" calcext:value-type="float">
            <text:p>24.919076</text:p>
          </table:table-cell>
          <table:table-cell office:value-type="float" office:value="2.040796" calcext:value-type="float">
            <text:p>2.040796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1.99736" calcext:value-type="float">
            <text:p>1.99736</text:p>
          </table:table-cell>
          <table:table-cell office:value-type="float" office:value="24.940019" calcext:value-type="float">
            <text:p>24.940019</text:p>
          </table:table-cell>
          <table:table-cell office:value-type="float" office:value="2.012254" calcext:value-type="float">
            <text:p>2.012254</text:p>
          </table:table-cell>
        </table:table-row>
        <table:table-row table:style-name="ro1">
          <table:table-cell office:value-type="float" office:value="24.9609" calcext:value-type="float">
            <text:p>24.9609</text:p>
          </table:table-cell>
          <table:table-cell office:value-type="float" office:value="1.96821" calcext:value-type="float">
            <text:p>1.96821</text:p>
          </table:table-cell>
          <table:table-cell office:value-type="float" office:value="24.960918" calcext:value-type="float">
            <text:p>24.960918</text:p>
          </table:table-cell>
          <table:table-cell office:value-type="float" office:value="1.983196" calcext:value-type="float">
            <text:p>1.983196</text:p>
          </table:table-cell>
        </table:table-row>
        <table:table-row table:style-name="ro1">
          <table:table-cell office:value-type="float" office:value="24.9818" calcext:value-type="float">
            <text:p>24.9818</text:p>
          </table:table-cell>
          <table:table-cell office:value-type="float" office:value="1.93854" calcext:value-type="float">
            <text:p>1.93854</text:p>
          </table:table-cell>
          <table:table-cell office:value-type="float" office:value="24.981773" calcext:value-type="float">
            <text:p>24.981773</text:p>
          </table:table-cell>
          <table:table-cell office:value-type="float" office:value="1.953623" calcext:value-type="float">
            <text:p>1.953623</text:p>
          </table:table-cell>
        </table:table-row>
        <table:table-row table:style-name="ro1">
          <table:table-cell office:value-type="float" office:value="25.0026" calcext:value-type="float">
            <text:p>25.0026</text:p>
          </table:table-cell>
          <table:table-cell office:value-type="float" office:value="1.90836" calcext:value-type="float">
            <text:p>1.90836</text:p>
          </table:table-cell>
          <table:table-cell office:value-type="float" office:value="25.002585" calcext:value-type="float">
            <text:p>25.002585</text:p>
          </table:table-cell>
          <table:table-cell office:value-type="float" office:value="1.923539" calcext:value-type="float">
            <text:p>1.923539</text:p>
          </table:table-cell>
        </table:table-row>
        <table:table-row table:style-name="ro1">
          <table:table-cell office:value-type="float" office:value="25.0234" calcext:value-type="float">
            <text:p>25.0234</text:p>
          </table:table-cell>
          <table:table-cell office:value-type="float" office:value="1.87768" calcext:value-type="float">
            <text:p>1.87768</text:p>
          </table:table-cell>
          <table:table-cell office:value-type="float" office:value="25.023354" calcext:value-type="float">
            <text:p>25.023354</text:p>
          </table:table-cell>
          <table:table-cell office:value-type="float" office:value="1.892947" calcext:value-type="float">
            <text:p>1.892947</text:p>
          </table:table-cell>
        </table:table-row>
        <table:table-row table:style-name="ro1">
          <table:table-cell office:value-type="float" office:value="25.0441" calcext:value-type="float">
            <text:p>25.0441</text:p>
          </table:table-cell>
          <table:table-cell office:value-type="float" office:value="1.84649" calcext:value-type="float">
            <text:p>1.84649</text:p>
          </table:table-cell>
          <table:table-cell office:value-type="float" office:value="25.044079" calcext:value-type="float">
            <text:p>25.044079</text:p>
          </table:table-cell>
          <table:table-cell office:value-type="float" office:value="1.86185" calcext:value-type="float">
            <text:p>1.86185</text:p>
          </table:table-cell>
        </table:table-row>
        <table:table-row table:style-name="ro1">
          <table:table-cell office:value-type="float" office:value="25.0648" calcext:value-type="float">
            <text:p>25.0648</text:p>
          </table:table-cell>
          <table:table-cell office:value-type="float" office:value="1.8148" calcext:value-type="float">
            <text:p>1.8148</text:p>
          </table:table-cell>
          <table:table-cell office:value-type="float" office:value="25.064761" calcext:value-type="float">
            <text:p>25.064761</text:p>
          </table:table-cell>
          <table:table-cell office:value-type="float" office:value="1.830251" calcext:value-type="float">
            <text:p>1.830251</text:p>
          </table:table-cell>
        </table:table-row>
        <table:table-row table:style-name="ro1">
          <table:table-cell office:value-type="float" office:value="25.0854" calcext:value-type="float">
            <text:p>25.0854</text:p>
          </table:table-cell>
          <table:table-cell office:value-type="float" office:value="1.78261" calcext:value-type="float">
            <text:p>1.78261</text:p>
          </table:table-cell>
          <table:table-cell office:value-type="float" office:value="25.085401" calcext:value-type="float">
            <text:p>25.085401</text:p>
          </table:table-cell>
          <table:table-cell office:value-type="float" office:value="1.798154" calcext:value-type="float">
            <text:p>1.798154</text:p>
          </table:table-cell>
        </table:table-row>
        <table:table-row table:style-name="ro1">
          <table:table-cell office:value-type="float" office:value="25.106" calcext:value-type="float">
            <text:p>25.106</text:p>
          </table:table-cell>
          <table:table-cell office:value-type="float" office:value="1.74992" calcext:value-type="float">
            <text:p>1.74992</text:p>
          </table:table-cell>
          <table:table-cell office:value-type="float" office:value="25.105998" calcext:value-type="float">
            <text:p>25.105998</text:p>
          </table:table-cell>
          <table:table-cell office:value-type="float" office:value="1.765561" calcext:value-type="float">
            <text:p>1.765561</text:p>
          </table:table-cell>
        </table:table-row>
        <table:table-row table:style-name="ro1">
          <table:table-cell office:value-type="float" office:value="25.1266" calcext:value-type="float">
            <text:p>25.1266</text:p>
          </table:table-cell>
          <table:table-cell office:value-type="float" office:value="1.71675" calcext:value-type="float">
            <text:p>1.71675</text:p>
          </table:table-cell>
          <table:table-cell office:value-type="float" office:value="25.126552" calcext:value-type="float">
            <text:p>25.126552</text:p>
          </table:table-cell>
          <table:table-cell office:value-type="float" office:value="1.732476" calcext:value-type="float">
            <text:p>1.732476</text:p>
          </table:table-cell>
        </table:table-row>
        <table:table-row table:style-name="ro1">
          <table:table-cell office:value-type="float" office:value="25.1471" calcext:value-type="float">
            <text:p>25.1471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25.147065" calcext:value-type="float">
            <text:p>25.147065</text:p>
          </table:table-cell>
          <table:table-cell office:value-type="float" office:value="1.698901" calcext:value-type="float">
            <text:p>1.698901</text:p>
          </table:table-cell>
        </table:table-row>
        <table:table-row table:style-name="ro1">
          <table:table-cell office:value-type="float" office:value="25.1675" calcext:value-type="float">
            <text:p>25.1675</text:p>
          </table:table-cell>
          <table:table-cell office:value-type="float" office:value="1.64893" calcext:value-type="float">
            <text:p>1.64893</text:p>
          </table:table-cell>
          <table:table-cell office:value-type="float" office:value="25.167535" calcext:value-type="float">
            <text:p>25.167535</text:p>
          </table:table-cell>
          <table:table-cell office:value-type="float" office:value="1.664841" calcext:value-type="float">
            <text:p>1.664841</text:p>
          </table:table-cell>
        </table:table-row>
        <table:table-row table:style-name="ro1">
          <table:table-cell office:value-type="float" office:value="25.188" calcext:value-type="float">
            <text:p>25.188</text:p>
          </table:table-cell>
          <table:table-cell office:value-type="float" office:value="1.6143" calcext:value-type="float">
            <text:p>1.6143</text:p>
          </table:table-cell>
          <table:table-cell office:value-type="float" office:value="25.187963" calcext:value-type="float">
            <text:p>25.187963</text:p>
          </table:table-cell>
          <table:table-cell office:value-type="float" office:value="1.630298" calcext:value-type="float">
            <text:p>1.630298</text:p>
          </table:table-cell>
        </table:table-row>
        <table:table-row table:style-name="ro1">
          <table:table-cell office:value-type="float" office:value="25.2083" calcext:value-type="float">
            <text:p>25.2083</text:p>
          </table:table-cell>
          <table:table-cell office:value-type="float" office:value="1.57919" calcext:value-type="float">
            <text:p>1.57919</text:p>
          </table:table-cell>
          <table:table-cell office:value-type="float" office:value="25.20835" calcext:value-type="float">
            <text:p>25.20835</text:p>
          </table:table-cell>
          <table:table-cell office:value-type="float" office:value="1.595276" calcext:value-type="float">
            <text:p>1.595276</text:p>
          </table:table-cell>
        </table:table-row>
        <table:table-row table:style-name="ro1">
          <table:table-cell office:value-type="float" office:value="25.2287" calcext:value-type="float">
            <text:p>25.2287</text:p>
          </table:table-cell>
          <table:table-cell office:value-type="float" office:value="1.5436" calcext:value-type="float">
            <text:p>1.5436</text:p>
          </table:table-cell>
          <table:table-cell office:value-type="float" office:value="25.228695" calcext:value-type="float">
            <text:p>25.228695</text:p>
          </table:table-cell>
          <table:table-cell office:value-type="float" office:value="1.559778" calcext:value-type="float">
            <text:p>1.559778</text:p>
          </table:table-cell>
        </table:table-row>
        <table:table-row table:style-name="ro1">
          <table:table-cell office:value-type="float" office:value="25.249" calcext:value-type="float">
            <text:p>25.249</text:p>
          </table:table-cell>
          <table:table-cell office:value-type="float" office:value="1.50754" calcext:value-type="float">
            <text:p>1.50754</text:p>
          </table:table-cell>
          <table:table-cell office:value-type="float" office:value="25.248999" calcext:value-type="float">
            <text:p>25.248999</text:p>
          </table:table-cell>
          <table:table-cell office:value-type="float" office:value="1.523808" calcext:value-type="float">
            <text:p>1.523808</text:p>
          </table:table-cell>
        </table:table-row>
        <table:table-row table:style-name="ro1">
          <table:table-cell office:value-type="float" office:value="25.2693" calcext:value-type="float">
            <text:p>25.2693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25.269261" calcext:value-type="float">
            <text:p>25.269261</text:p>
          </table:table-cell>
          <table:table-cell office:value-type="float" office:value="1.487369" calcext:value-type="float">
            <text:p>1.487369</text:p>
          </table:table-cell>
        </table:table-row>
        <table:table-row table:style-name="ro1">
          <table:table-cell office:value-type="float" office:value="25.2895" calcext:value-type="float">
            <text:p>25.2895</text:p>
          </table:table-cell>
          <table:table-cell office:value-type="float" office:value="1.43402" calcext:value-type="float">
            <text:p>1.43402</text:p>
          </table:table-cell>
          <table:table-cell office:value-type="float" office:value="25.289482" calcext:value-type="float">
            <text:p>25.289482</text:p>
          </table:table-cell>
          <table:table-cell office:value-type="float" office:value="1.450463" calcext:value-type="float">
            <text:p>1.450463</text:p>
          </table:table-cell>
        </table:table-row>
        <table:table-row table:style-name="ro1">
          <table:table-cell office:value-type="float" office:value="25.3097" calcext:value-type="float">
            <text:p>25.3097</text:p>
          </table:table-cell>
          <table:table-cell office:value-type="float" office:value="1.39656" calcext:value-type="float">
            <text:p>1.39656</text:p>
          </table:table-cell>
          <table:table-cell office:value-type="float" office:value="25.309663" calcext:value-type="float">
            <text:p>25.309663</text:p>
          </table:table-cell>
          <table:table-cell office:value-type="float" office:value="1.413096" calcext:value-type="float">
            <text:p>1.413096</text:p>
          </table:table-cell>
        </table:table-row>
        <table:table-row table:style-name="ro1">
          <table:table-cell office:value-type="float" office:value="25.3298" calcext:value-type="float">
            <text:p>25.3298</text:p>
          </table:table-cell>
          <table:table-cell office:value-type="float" office:value="1.35865" calcext:value-type="float">
            <text:p>1.35865</text:p>
          </table:table-cell>
          <table:table-cell office:value-type="float" office:value="25.329803" calcext:value-type="float">
            <text:p>25.329803</text:p>
          </table:table-cell>
          <table:table-cell office:value-type="float" office:value="1.375269" calcext:value-type="float">
            <text:p>1.375269</text:p>
          </table:table-cell>
        </table:table-row>
        <table:table-row table:style-name="ro1">
          <table:table-cell office:value-type="float" office:value="25.3499" calcext:value-type="float">
            <text:p>25.3499</text:p>
          </table:table-cell>
          <table:table-cell office:value-type="float" office:value="1.32028" calcext:value-type="float">
            <text:p>1.32028</text:p>
          </table:table-cell>
          <table:table-cell office:value-type="float" office:value="25.349902" calcext:value-type="float">
            <text:p>25.349902</text:p>
          </table:table-cell>
          <table:table-cell office:value-type="float" office:value="1.336987" calcext:value-type="float">
            <text:p>1.336987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25.369961" calcext:value-type="float">
            <text:p>25.369961</text:p>
          </table:table-cell>
          <table:table-cell office:value-type="float" office:value="1.298253" calcext:value-type="float">
            <text:p>1.298253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1.24219" calcext:value-type="float">
            <text:p>1.24219</text:p>
          </table:table-cell>
          <table:table-cell office:value-type="float" office:value="25.389979" calcext:value-type="float">
            <text:p>25.389979</text:p>
          </table:table-cell>
          <table:table-cell office:value-type="float" office:value="1.25907" calcext:value-type="float">
            <text:p>1.25907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1.20248" calcext:value-type="float">
            <text:p>1.20248</text:p>
          </table:table-cell>
          <table:table-cell office:value-type="float" office:value="25.409958" calcext:value-type="float">
            <text:p>25.409958</text:p>
          </table:table-cell>
          <table:table-cell office:value-type="float" office:value="1.219443" calcext:value-type="float">
            <text:p>1.219443</text:p>
          </table:table-cell>
        </table:table-row>
        <table:table-row table:style-name="ro1">
          <table:table-cell office:value-type="float" office:value="25.4299" calcext:value-type="float">
            <text:p>25.4299</text:p>
          </table:table-cell>
          <table:table-cell office:value-type="float" office:value="1.16233" calcext:value-type="float">
            <text:p>1.16233</text:p>
          </table:table-cell>
          <table:table-cell office:value-type="float" office:value="25.429896" calcext:value-type="float">
            <text:p>25.429896</text:p>
          </table:table-cell>
          <table:table-cell office:value-type="float" office:value="1.179373" calcext:value-type="float">
            <text:p>1.179373</text:p>
          </table:table-cell>
        </table:table-row>
        <table:table-row table:style-name="ro1">
          <table:table-cell office:value-type="float" office:value="25.4498" calcext:value-type="float">
            <text:p>25.4498</text:p>
          </table:table-cell>
          <table:table-cell office:value-type="float" office:value="1.12173" calcext:value-type="float">
            <text:p>1.12173</text:p>
          </table:table-cell>
          <table:table-cell office:value-type="float" office:value="25.449795" calcext:value-type="float">
            <text:p>25.449795</text:p>
          </table:table-cell>
          <table:table-cell office:value-type="float" office:value="1.138866" calcext:value-type="float">
            <text:p>1.138866</text:p>
          </table:table-cell>
        </table:table-row>
        <table:table-row table:style-name="ro1">
          <table:table-cell office:value-type="float" office:value="25.4697" calcext:value-type="float">
            <text:p>25.4697</text:p>
          </table:table-cell>
          <table:table-cell office:value-type="float" office:value="1.08071" calcext:value-type="float">
            <text:p>1.08071</text:p>
          </table:table-cell>
          <table:table-cell office:value-type="float" office:value="25.469654" calcext:value-type="float">
            <text:p>25.469654</text:p>
          </table:table-cell>
          <table:table-cell office:value-type="float" office:value="1.097925" calcext:value-type="float">
            <text:p>1.097925</text:p>
          </table:table-cell>
        </table:table-row>
        <table:table-row table:style-name="ro1">
          <table:table-cell office:value-type="float" office:value="25.4895" calcext:value-type="float">
            <text:p>25.4895</text:p>
          </table:table-cell>
          <table:table-cell office:value-type="float" office:value="1.03925" calcext:value-type="float">
            <text:p>1.03925</text:p>
          </table:table-cell>
          <table:table-cell office:value-type="float" office:value="25.489474" calcext:value-type="float">
            <text:p>25.489474</text:p>
          </table:table-cell>
          <table:table-cell office:value-type="float" office:value="1.056552" calcext:value-type="float">
            <text:p>1.056552</text:p>
          </table:table-cell>
        </table:table-row>
        <table:table-row table:style-name="ro1">
          <table:table-cell office:value-type="float" office:value="25.5093" calcext:value-type="float">
            <text:p>25.5093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25.509254" calcext:value-type="float">
            <text:p>25.509254</text:p>
          </table:table-cell>
          <table:table-cell office:value-type="float" office:value="1.014752" calcext:value-type="float">
            <text:p>1.014752</text:p>
          </table:table-cell>
        </table:table-row>
        <table:table-row table:style-name="ro1">
          <table:table-cell office:value-type="float" office:value="25.529" calcext:value-type="float">
            <text:p>25.529</text:p>
          </table:table-cell>
          <table:table-cell office:value-type="float" office:value="0.955064" calcext:value-type="float">
            <text:p>0.955064</text:p>
          </table:table-cell>
          <table:table-cell office:value-type="float" office:value="25.528996" calcext:value-type="float">
            <text:p>25.528996</text:p>
          </table:table-cell>
          <table:table-cell office:value-type="float" office:value="0.972529" calcext:value-type="float">
            <text:p>0.972529</text:p>
          </table:table-cell>
        </table:table-row>
        <table:table-row table:style-name="ro1">
          <table:table-cell office:value-type="float" office:value="25.5487" calcext:value-type="float">
            <text:p>25.5487</text:p>
          </table:table-cell>
          <table:table-cell office:value-type="float" office:value="0.912338" calcext:value-type="float">
            <text:p>0.912338</text:p>
          </table:table-cell>
          <table:table-cell office:value-type="float" office:value="25.548698" calcext:value-type="float">
            <text:p>25.548698</text:p>
          </table:table-cell>
          <table:table-cell office:value-type="float" office:value="0.929885" calcext:value-type="float">
            <text:p>0.929885</text:p>
          </table:table-cell>
        </table:table-row>
        <table:table-row table:style-name="ro1">
          <table:table-cell office:value-type="float" office:value="25.5684" calcext:value-type="float">
            <text:p>25.5684</text:p>
          </table:table-cell>
          <table:table-cell office:value-type="float" office:value="0.869196" calcext:value-type="float">
            <text:p>0.869196</text:p>
          </table:table-cell>
          <table:table-cell office:value-type="float" office:value="25.568362" calcext:value-type="float">
            <text:p>25.568362</text:p>
          </table:table-cell>
          <table:table-cell office:value-type="float" office:value="0.886824" calcext:value-type="float">
            <text:p>0.886824</text:p>
          </table:table-cell>
        </table:table-row>
        <table:table-row table:style-name="ro1">
          <table:table-cell office:value-type="float" office:value="25.588" calcext:value-type="float">
            <text:p>25.588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25.587987" calcext:value-type="float">
            <text:p>25.587987</text:p>
          </table:table-cell>
          <table:table-cell office:value-type="float" office:value="0.84335" calcext:value-type="float">
            <text:p>0.84335</text:p>
          </table:table-cell>
        </table:table-row>
        <table:table-row table:style-name="ro1">
          <table:table-cell office:value-type="float" office:value="25.6076" calcext:value-type="float">
            <text:p>25.6076</text:p>
          </table:table-cell>
          <table:table-cell office:value-type="float" office:value="0.781678" calcext:value-type="float">
            <text:p>0.781678</text:p>
          </table:table-cell>
          <table:table-cell office:value-type="float" office:value="25.607573" calcext:value-type="float">
            <text:p>25.607573</text:p>
          </table:table-cell>
          <table:table-cell office:value-type="float" office:value="0.799467" calcext:value-type="float">
            <text:p>0.799467</text:p>
          </table:table-cell>
        </table:table-row>
        <table:table-row table:style-name="ro1">
          <table:table-cell office:value-type="float" office:value="25.6271" calcext:value-type="float">
            <text:p>25.6271</text:p>
          </table:table-cell>
          <table:table-cell office:value-type="float" office:value="0.737308" calcext:value-type="float">
            <text:p>0.737308</text:p>
          </table:table-cell>
          <table:table-cell office:value-type="float" office:value="25.627121" calcext:value-type="float">
            <text:p>25.627121</text:p>
          </table:table-cell>
          <table:table-cell office:value-type="float" office:value="0.755177" calcext:value-type="float">
            <text:p>0.755177</text:p>
          </table:table-cell>
        </table:table-row>
        <table:table-row table:style-name="ro1">
          <table:table-cell office:value-type="float" office:value="25.6466" calcext:value-type="float">
            <text:p>25.6466</text:p>
          </table:table-cell>
          <table:table-cell office:value-type="float" office:value="0.692537" calcext:value-type="float">
            <text:p>0.692537</text:p>
          </table:table-cell>
          <table:table-cell office:value-type="float" office:value="25.646631" calcext:value-type="float">
            <text:p>25.646631</text:p>
          </table:table-cell>
          <table:table-cell office:value-type="float" office:value="0.710486" calcext:value-type="float">
            <text:p>0.710486</text:p>
          </table:table-cell>
        </table:table-row>
        <table:table-row table:style-name="ro1">
          <table:table-cell office:value-type="float" office:value="25.6661" calcext:value-type="float">
            <text:p>25.6661</text:p>
          </table:table-cell>
          <table:table-cell office:value-type="float" office:value="0.647368" calcext:value-type="float">
            <text:p>0.647368</text:p>
          </table:table-cell>
          <table:table-cell office:value-type="float" office:value="25.666103" calcext:value-type="float">
            <text:p>25.666103</text:p>
          </table:table-cell>
          <table:table-cell office:value-type="float" office:value="0.665395" calcext:value-type="float">
            <text:p>0.665395</text:p>
          </table:table-cell>
        </table:table-row>
        <table:table-row table:style-name="ro1">
          <table:table-cell office:value-type="float" office:value="25.6855" calcext:value-type="float">
            <text:p>25.6855</text:p>
          </table:table-cell>
          <table:table-cell office:value-type="float" office:value="0.601804" calcext:value-type="float">
            <text:p>0.601804</text:p>
          </table:table-cell>
          <table:table-cell office:value-type="float" office:value="25.685537" calcext:value-type="float">
            <text:p>25.685537</text:p>
          </table:table-cell>
          <table:table-cell office:value-type="float" office:value="0.619909" calcext:value-type="float">
            <text:p>0.619909</text:p>
          </table:table-cell>
        </table:table-row>
        <table:table-row table:style-name="ro1">
          <table:table-cell office:value-type="float" office:value="25.7049" calcext:value-type="float">
            <text:p>25.7049</text:p>
          </table:table-cell>
          <table:table-cell office:value-type="float" office:value="0.555849" calcext:value-type="float">
            <text:p>0.555849</text:p>
          </table:table-cell>
          <table:table-cell office:value-type="float" office:value="25.704933" calcext:value-type="float">
            <text:p>25.704933</text:p>
          </table:table-cell>
          <table:table-cell office:value-type="float" office:value="0.574032" calcext:value-type="float">
            <text:p>0.574032</text:p>
          </table:table-cell>
        </table:table-row>
        <table:table-row table:style-name="ro1">
          <table:table-cell office:value-type="float" office:value="25.7243" calcext:value-type="float">
            <text:p>25.7243</text:p>
          </table:table-cell>
          <table:table-cell office:value-type="float" office:value="0.509506" calcext:value-type="float">
            <text:p>0.509506</text:p>
          </table:table-cell>
          <table:table-cell office:value-type="float" office:value="25.724291" calcext:value-type="float">
            <text:p>25.724291</text:p>
          </table:table-cell>
          <table:table-cell office:value-type="float" office:value="0.527766" calcext:value-type="float">
            <text:p>0.527766</text:p>
          </table:table-cell>
        </table:table-row>
        <table:table-row table:style-name="ro1">
          <table:table-cell office:value-type="float" office:value="25.7436" calcext:value-type="float">
            <text:p>25.7436</text:p>
          </table:table-cell>
          <table:table-cell office:value-type="float" office:value="0.462779" calcext:value-type="float">
            <text:p>0.462779</text:p>
          </table:table-cell>
          <table:table-cell office:value-type="float" office:value="25.743612" calcext:value-type="float">
            <text:p>25.743612</text:p>
          </table:table-cell>
          <table:table-cell office:value-type="float" office:value="0.481116" calcext:value-type="float">
            <text:p>0.481116</text:p>
          </table:table-cell>
        </table:table-row>
        <table:table-row table:style-name="ro1">
          <table:table-cell office:value-type="float" office:value="25.7629" calcext:value-type="float">
            <text:p>25.7629</text:p>
          </table:table-cell>
          <table:table-cell office:value-type="float" office:value="0.415672" calcext:value-type="float">
            <text:p>0.415672</text:p>
          </table:table-cell>
          <table:table-cell office:value-type="float" office:value="25.762896" calcext:value-type="float">
            <text:p>25.762896</text:p>
          </table:table-cell>
          <table:table-cell office:value-type="float" office:value="0.434085" calcext:value-type="float">
            <text:p>0.434085</text:p>
          </table:table-cell>
        </table:table-row>
        <table:table-row table:style-name="ro1">
          <table:table-cell office:value-type="float" office:value="25.7821" calcext:value-type="float">
            <text:p>25.7821</text:p>
          </table:table-cell>
          <table:table-cell office:value-type="float" office:value="0.368188" calcext:value-type="float">
            <text:p>0.368188</text:p>
          </table:table-cell>
          <table:table-cell office:value-type="float" office:value="25.782142" calcext:value-type="float">
            <text:p>25.782142</text:p>
          </table:table-cell>
          <table:table-cell office:value-type="float" office:value="0.386677" calcext:value-type="float">
            <text:p>0.386677</text:p>
          </table:table-cell>
        </table:table-row>
        <table:table-row table:style-name="ro1">
          <table:table-cell office:value-type="float" office:value="25.8014" calcext:value-type="float">
            <text:p>25.8014</text:p>
          </table:table-cell>
          <table:table-cell office:value-type="float" office:value="0.32033" calcext:value-type="float">
            <text:p>0.32033</text:p>
          </table:table-cell>
          <table:table-cell office:value-type="float" office:value="25.801352" calcext:value-type="float">
            <text:p>25.801352</text:p>
          </table:table-cell>
          <table:table-cell office:value-type="float" office:value="0.338895" calcext:value-type="float">
            <text:p>0.338895</text:p>
          </table:table-cell>
        </table:table-row>
        <table:table-row table:style-name="ro1">
          <table:table-cell office:value-type="float" office:value="25.8205" calcext:value-type="float">
            <text:p>25.8205</text:p>
          </table:table-cell>
          <table:table-cell office:value-type="float" office:value="0.272103" calcext:value-type="float">
            <text:p>0.272103</text:p>
          </table:table-cell>
          <table:table-cell office:value-type="float" office:value="25.820524" calcext:value-type="float">
            <text:p>25.820524</text:p>
          </table:table-cell>
          <table:table-cell office:value-type="float" office:value="0.290743" calcext:value-type="float">
            <text:p>0.290743</text:p>
          </table:table-cell>
        </table:table-row>
        <table:table-row table:style-name="ro1">
          <table:table-cell office:value-type="float" office:value="25.8397" calcext:value-type="float">
            <text:p>25.8397</text:p>
          </table:table-cell>
          <table:table-cell office:value-type="float" office:value="0.22351" calcext:value-type="float">
            <text:p>0.22351</text:p>
          </table:table-cell>
          <table:table-cell office:value-type="float" office:value="25.83966" calcext:value-type="float">
            <text:p>25.83966</text:p>
          </table:table-cell>
          <table:table-cell office:value-type="float" office:value="0.242224" calcext:value-type="float">
            <text:p>0.242224</text:p>
          </table:table-cell>
        </table:table-row>
        <table:table-row table:style-name="ro1">
          <table:table-cell office:value-type="float" office:value="25.8588" calcext:value-type="float">
            <text:p>25.8588</text:p>
          </table:table-cell>
          <table:table-cell office:value-type="float" office:value="0.174554" calcext:value-type="float">
            <text:p>0.174554</text:p>
          </table:table-cell>
          <table:table-cell office:value-type="float" office:value="25.858759" calcext:value-type="float">
            <text:p>25.858759</text:p>
          </table:table-cell>
          <table:table-cell office:value-type="float" office:value="0.193341" calcext:value-type="float">
            <text:p>0.193341</text:p>
          </table:table-cell>
        </table:table-row>
        <table:table-row table:style-name="ro1">
          <table:table-cell office:value-type="float" office:value="25.8778" calcext:value-type="float">
            <text:p>25.8778</text:p>
          </table:table-cell>
          <table:table-cell office:value-type="float" office:value="0.125239" calcext:value-type="float">
            <text:p>0.125239</text:p>
          </table:table-cell>
          <table:table-cell office:value-type="float" office:value="25.877822" calcext:value-type="float">
            <text:p>25.877822</text:p>
          </table:table-cell>
          <table:table-cell office:value-type="float" office:value="0.1441" calcext:value-type="float">
            <text:p>0.1441</text:p>
          </table:table-cell>
        </table:table-row>
        <table:table-row table:style-name="ro1">
          <table:table-cell office:value-type="float" office:value="25.8968" calcext:value-type="float">
            <text:p>25.8968</text:p>
          </table:table-cell>
          <table:table-cell office:value-type="float" office:value="0.0755684" calcext:value-type="float">
            <text:p>0.0755684</text:p>
          </table:table-cell>
          <table:table-cell office:value-type="float" office:value="25.896848" calcext:value-type="float">
            <text:p>25.896848</text:p>
          </table:table-cell>
          <table:table-cell office:value-type="float" office:value="0.094502" calcext:value-type="float">
            <text:p>0.094502</text:p>
          </table:table-cell>
        </table:table-row>
        <table:table-row table:style-name="ro1">
          <table:table-cell office:value-type="float" office:value="25.9158" calcext:value-type="float">
            <text:p>25.9158</text:p>
          </table:table-cell>
          <table:table-cell office:value-type="float" office:value="0.0255459" calcext:value-type="float">
            <text:p>0.0255459</text:p>
          </table:table-cell>
          <table:table-cell office:value-type="float" office:value="25.915838" calcext:value-type="float">
            <text:p>25.915838</text:p>
          </table:table-cell>
          <table:table-cell office:value-type="float" office:value="0.044551" calcext:value-type="float">
            <text:p>0.044551</text:p>
          </table:table-cell>
        </table:table-row>
        <table:table-row table:style-name="ro1">
          <table:table-cell office:value-type="float" office:value="25.9348" calcext:value-type="float">
            <text:p>25.9348</text:p>
          </table:table-cell>
          <table:table-cell office:value-type="float" office:value="0" calcext:value-type="float">
            <text:p>0</text:p>
          </table:table-cell>
          <table:table-cell office:value-type="float" office:value="25.934792" calcext:value-type="float">
            <text:p>25.934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861" calcext:value-type="float">
            <text:p>26.0861</text:p>
          </table:table-cell>
          <table:table-cell office:value-type="float" office:value="0" calcext:value-type="float">
            <text:p>0</text:p>
          </table:table-cell>
          <table:table-cell office:value-type="float" office:value="26.086137" calcext:value-type="float">
            <text:p>26.086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051" calcext:value-type="float">
            <text:p>26.1051</text:p>
          </table:table-cell>
          <table:table-cell office:value-type="float" office:value="0.0503711" calcext:value-type="float">
            <text:p>0.0503711</text:p>
          </table:table-cell>
          <table:table-cell office:value-type="float" office:value="26.105056" calcext:value-type="float">
            <text:p>26.105056</text:p>
          </table:table-cell>
          <table:table-cell office:value-type="float" office:value="0.050645" calcext:value-type="float">
            <text:p>0.050645</text:p>
          </table:table-cell>
        </table:table-row>
        <table:table-row table:style-name="ro1">
          <table:table-cell office:value-type="float" office:value="26.1239" calcext:value-type="float">
            <text:p>26.1239</text:p>
          </table:table-cell>
          <table:table-cell office:value-type="float" office:value="0.0998897" calcext:value-type="float">
            <text:p>0.0998897</text:p>
          </table:table-cell>
          <table:table-cell office:value-type="float" office:value="26.123938" calcext:value-type="float">
            <text:p>26.123938</text:p>
          </table:table-cell>
          <table:table-cell office:value-type="float" office:value="0.100435" calcext:value-type="float">
            <text:p>0.100435</text:p>
          </table:table-cell>
        </table:table-row>
        <table:table-row table:style-name="ro1">
          <table:table-cell office:value-type="float" office:value="26.1428" calcext:value-type="float">
            <text:p>26.1428</text:p>
          </table:table-cell>
          <table:table-cell office:value-type="float" office:value="0.148564" calcext:value-type="float">
            <text:p>0.148564</text:p>
          </table:table-cell>
          <table:table-cell office:value-type="float" office:value="26.142785" calcext:value-type="float">
            <text:p>26.142785</text:p>
          </table:table-cell>
          <table:table-cell office:value-type="float" office:value="0.149378" calcext:value-type="float">
            <text:p>0.149378</text:p>
          </table:table-cell>
        </table:table-row>
        <table:table-row table:style-name="ro1">
          <table:table-cell office:value-type="float" office:value="26.1616" calcext:value-type="float">
            <text:p>26.1616</text:p>
          </table:table-cell>
          <table:table-cell office:value-type="float" office:value="0.196403" calcext:value-type="float">
            <text:p>0.196403</text:p>
          </table:table-cell>
          <table:table-cell office:value-type="float" office:value="26.161596" calcext:value-type="float">
            <text:p>26.161596</text:p>
          </table:table-cell>
          <table:table-cell office:value-type="float" office:value="0.197484" calcext:value-type="float">
            <text:p>0.197484</text:p>
          </table:table-cell>
        </table:table-row>
        <table:table-row table:style-name="ro1">
          <table:table-cell office:value-type="float" office:value="26.1804" calcext:value-type="float">
            <text:p>26.1804</text:p>
          </table:table-cell>
          <table:table-cell office:value-type="float" office:value="0.243415" calcext:value-type="float">
            <text:p>0.243415</text:p>
          </table:table-cell>
          <table:table-cell office:value-type="float" office:value="26.180372" calcext:value-type="float">
            <text:p>26.180372</text:p>
          </table:table-cell>
          <table:table-cell office:value-type="float" office:value="0.244759" calcext:value-type="float">
            <text:p>0.244759</text:p>
          </table:table-cell>
        </table:table-row>
        <table:table-row table:style-name="ro1">
          <table:table-cell office:value-type="float" office:value="26.1991" calcext:value-type="float">
            <text:p>26.1991</text:p>
          </table:table-cell>
          <table:table-cell office:value-type="float" office:value="0.289606" calcext:value-type="float">
            <text:p>0.289606</text:p>
          </table:table-cell>
          <table:table-cell office:value-type="float" office:value="26.199112" calcext:value-type="float">
            <text:p>26.199112</text:p>
          </table:table-cell>
          <table:table-cell office:value-type="float" office:value="0.291213" calcext:value-type="float">
            <text:p>0.291213</text:p>
          </table:table-cell>
        </table:table-row>
        <table:table-row table:style-name="ro1">
          <table:table-cell office:value-type="float" office:value="26.2178" calcext:value-type="float">
            <text:p>26.2178</text:p>
          </table:table-cell>
          <table:table-cell office:value-type="float" office:value="0.334986" calcext:value-type="float">
            <text:p>0.334986</text:p>
          </table:table-cell>
          <table:table-cell office:value-type="float" office:value="26.217818" calcext:value-type="float">
            <text:p>26.217818</text:p>
          </table:table-cell>
          <table:table-cell office:value-type="float" office:value="0.336852" calcext:value-type="float">
            <text:p>0.336852</text:p>
          </table:table-cell>
        </table:table-row>
        <table:table-row table:style-name="ro1">
          <table:table-cell office:value-type="float" office:value="26.2365" calcext:value-type="float">
            <text:p>26.2365</text:p>
          </table:table-cell>
          <table:table-cell office:value-type="float" office:value="0.379561" calcext:value-type="float">
            <text:p>0.379561</text:p>
          </table:table-cell>
          <table:table-cell office:value-type="float" office:value="26.236488" calcext:value-type="float">
            <text:p>26.236488</text:p>
          </table:table-cell>
          <table:table-cell office:value-type="float" office:value="0.381684" calcext:value-type="float">
            <text:p>0.381684</text:p>
          </table:table-cell>
        </table:table-row>
        <table:table-row table:style-name="ro1">
          <table:table-cell office:value-type="float" office:value="26.2551" calcext:value-type="float">
            <text:p>26.2551</text:p>
          </table:table-cell>
          <table:table-cell office:value-type="float" office:value="0.423338" calcext:value-type="float">
            <text:p>0.423338</text:p>
          </table:table-cell>
          <table:table-cell office:value-type="float" office:value="26.255124" calcext:value-type="float">
            <text:p>26.255124</text:p>
          </table:table-cell>
          <table:table-cell office:value-type="float" office:value="0.425717" calcext:value-type="float">
            <text:p>0.425717</text:p>
          </table:table-cell>
        </table:table-row>
        <table:table-row table:style-name="ro1">
          <table:table-cell office:value-type="float" office:value="26.2737" calcext:value-type="float">
            <text:p>26.2737</text:p>
          </table:table-cell>
          <table:table-cell office:value-type="float" office:value="0.466325" calcext:value-type="float">
            <text:p>0.466325</text:p>
          </table:table-cell>
          <table:table-cell office:value-type="float" office:value="26.273724" calcext:value-type="float">
            <text:p>26.273724</text:p>
          </table:table-cell>
          <table:table-cell office:value-type="float" office:value="0.468957" calcext:value-type="float">
            <text:p>0.468957</text:p>
          </table:table-cell>
        </table:table-row>
        <table:table-row table:style-name="ro1">
          <table:table-cell office:value-type="float" office:value="26.2923" calcext:value-type="float">
            <text:p>26.2923</text:p>
          </table:table-cell>
          <table:table-cell office:value-type="float" office:value="0.508528" calcext:value-type="float">
            <text:p>0.508528</text:p>
          </table:table-cell>
          <table:table-cell office:value-type="float" office:value="26.292291" calcext:value-type="float">
            <text:p>26.292291</text:p>
          </table:table-cell>
          <table:table-cell office:value-type="float" office:value="0.511412" calcext:value-type="float">
            <text:p>0.511412</text:p>
          </table:table-cell>
        </table:table-row>
        <table:table-row table:style-name="ro1">
          <table:table-cell office:value-type="float" office:value="26.3108" calcext:value-type="float">
            <text:p>26.3108</text:p>
          </table:table-cell>
          <table:table-cell office:value-type="float" office:value="0.549955" calcext:value-type="float">
            <text:p>0.549955</text:p>
          </table:table-cell>
          <table:table-cell office:value-type="float" office:value="26.310822" calcext:value-type="float">
            <text:p>26.310822</text:p>
          </table:table-cell>
          <table:table-cell office:value-type="float" office:value="0.553087" calcext:value-type="float">
            <text:p>0.553087</text:p>
          </table:table-cell>
        </table:table-row>
        <table:table-row table:style-name="ro1">
          <table:table-cell office:value-type="float" office:value="26.3293" calcext:value-type="float">
            <text:p>26.3293</text:p>
          </table:table-cell>
          <table:table-cell office:value-type="float" office:value="0.590611" calcext:value-type="float">
            <text:p>0.590611</text:p>
          </table:table-cell>
          <table:table-cell office:value-type="float" office:value="26.32932" calcext:value-type="float">
            <text:p>26.32932</text:p>
          </table:table-cell>
          <table:table-cell office:value-type="float" office:value="0.593991" calcext:value-type="float">
            <text:p>0.593991</text:p>
          </table:table-cell>
        </table:table-row>
        <table:table-row table:style-name="ro1">
          <table:table-cell office:value-type="float" office:value="26.3478" calcext:value-type="float">
            <text:p>26.3478</text:p>
          </table:table-cell>
          <table:table-cell office:value-type="float" office:value="0.630503" calcext:value-type="float">
            <text:p>0.630503</text:p>
          </table:table-cell>
          <table:table-cell office:value-type="float" office:value="26.347783" calcext:value-type="float">
            <text:p>26.347783</text:p>
          </table:table-cell>
          <table:table-cell office:value-type="float" office:value="0.634129" calcext:value-type="float">
            <text:p>0.634129</text:p>
          </table:table-cell>
        </table:table-row>
        <table:table-row table:style-name="ro1">
          <table:table-cell office:value-type="float" office:value="26.3662" calcext:value-type="float">
            <text:p>26.3662</text:p>
          </table:table-cell>
          <table:table-cell office:value-type="float" office:value="0.669637" calcext:value-type="float">
            <text:p>0.669637</text:p>
          </table:table-cell>
          <table:table-cell office:value-type="float" office:value="26.366212" calcext:value-type="float">
            <text:p>26.366212</text:p>
          </table:table-cell>
          <table:table-cell office:value-type="float" office:value="0.673507" calcext:value-type="float">
            <text:p>0.673507</text:p>
          </table:table-cell>
        </table:table-row>
        <table:table-row table:style-name="ro1">
          <table:table-cell office:value-type="float" office:value="26.3846" calcext:value-type="float">
            <text:p>26.3846</text:p>
          </table:table-cell>
          <table:table-cell office:value-type="float" office:value="0.70802" calcext:value-type="float">
            <text:p>0.70802</text:p>
          </table:table-cell>
          <table:table-cell office:value-type="float" office:value="26.384607" calcext:value-type="float">
            <text:p>26.384607</text:p>
          </table:table-cell>
          <table:table-cell office:value-type="float" office:value="0.712132" calcext:value-type="float">
            <text:p>0.712132</text:p>
          </table:table-cell>
        </table:table-row>
        <table:table-row table:style-name="ro1">
          <table:table-cell office:value-type="float" office:value="26.403" calcext:value-type="float">
            <text:p>26.403</text:p>
          </table:table-cell>
          <table:table-cell office:value-type="float" office:value="0.745656" calcext:value-type="float">
            <text:p>0.745656</text:p>
          </table:table-cell>
          <table:table-cell office:value-type="float" office:value="26.402969" calcext:value-type="float">
            <text:p>26.402969</text:p>
          </table:table-cell>
          <table:table-cell office:value-type="float" office:value="0.750008" calcext:value-type="float">
            <text:p>0.750008</text:p>
          </table:table-cell>
        </table:table-row>
        <table:table-row table:style-name="ro1">
          <table:table-cell office:value-type="float" office:value="26.4213" calcext:value-type="float">
            <text:p>26.4213</text:p>
          </table:table-cell>
          <table:table-cell office:value-type="float" office:value="0.782552" calcext:value-type="float">
            <text:p>0.782552</text:p>
          </table:table-cell>
          <table:table-cell office:value-type="float" office:value="26.421296" calcext:value-type="float">
            <text:p>26.421296</text:p>
          </table:table-cell>
          <table:table-cell office:value-type="float" office:value="0.787143" calcext:value-type="float">
            <text:p>0.787143</text:p>
          </table:table-cell>
        </table:table-row>
        <table:table-row table:style-name="ro1">
          <table:table-cell office:value-type="float" office:value="26.4396" calcext:value-type="float">
            <text:p>26.4396</text:p>
          </table:table-cell>
          <table:table-cell office:value-type="float" office:value="0.818713" calcext:value-type="float">
            <text:p>0.818713</text:p>
          </table:table-cell>
          <table:table-cell office:value-type="float" office:value="26.43959" calcext:value-type="float">
            <text:p>26.43959</text:p>
          </table:table-cell>
          <table:table-cell office:value-type="float" office:value="0.823542" calcext:value-type="float">
            <text:p>0.823542</text:p>
          </table:table-cell>
        </table:table-row>
        <table:table-row table:style-name="ro1">
          <table:table-cell office:value-type="float" office:value="26.4579" calcext:value-type="float">
            <text:p>26.4579</text:p>
          </table:table-cell>
          <table:table-cell office:value-type="float" office:value="0.854144" calcext:value-type="float">
            <text:p>0.854144</text:p>
          </table:table-cell>
          <table:table-cell office:value-type="float" office:value="26.457851" calcext:value-type="float">
            <text:p>26.457851</text:p>
          </table:table-cell>
          <table:table-cell office:value-type="float" office:value="0.859209" calcext:value-type="float">
            <text:p>0.859209</text:p>
          </table:table-cell>
        </table:table-row>
        <table:table-row table:style-name="ro1">
          <table:table-cell office:value-type="float" office:value="26.4761" calcext:value-type="float">
            <text:p>26.4761</text:p>
          </table:table-cell>
          <table:table-cell office:value-type="float" office:value="0.888851" calcext:value-type="float">
            <text:p>0.888851</text:p>
          </table:table-cell>
          <table:table-cell office:value-type="float" office:value="26.476078" calcext:value-type="float">
            <text:p>26.476078</text:p>
          </table:table-cell>
          <table:table-cell office:value-type="float" office:value="0.89415" calcext:value-type="float">
            <text:p>0.89415</text:p>
          </table:table-cell>
        </table:table-row>
        <table:table-row table:style-name="ro1">
          <table:table-cell office:value-type="float" office:value="26.4943" calcext:value-type="float">
            <text:p>26.4943</text:p>
          </table:table-cell>
          <table:table-cell office:value-type="float" office:value="0.922839" calcext:value-type="float">
            <text:p>0.922839</text:p>
          </table:table-cell>
          <table:table-cell office:value-type="float" office:value="26.494272" calcext:value-type="float">
            <text:p>26.494272</text:p>
          </table:table-cell>
          <table:table-cell office:value-type="float" office:value="0.928371" calcext:value-type="float">
            <text:p>0.928371</text:p>
          </table:table-cell>
        </table:table-row>
        <table:table-row table:style-name="ro1">
          <table:table-cell office:value-type="float" office:value="26.5124" calcext:value-type="float">
            <text:p>26.5124</text:p>
          </table:table-cell>
          <table:table-cell office:value-type="float" office:value="0.956113" calcext:value-type="float">
            <text:p>0.956113</text:p>
          </table:table-cell>
          <table:table-cell office:value-type="float" office:value="26.512433" calcext:value-type="float">
            <text:p>26.512433</text:p>
          </table:table-cell>
          <table:table-cell office:value-type="float" office:value="0.961877" calcext:value-type="float">
            <text:p>0.961877</text:p>
          </table:table-cell>
        </table:table-row>
        <table:table-row table:style-name="ro1">
          <table:table-cell office:value-type="float" office:value="26.5306" calcext:value-type="float">
            <text:p>26.5306</text:p>
          </table:table-cell>
          <table:table-cell office:value-type="float" office:value="0.988677" calcext:value-type="float">
            <text:p>0.988677</text:p>
          </table:table-cell>
          <table:table-cell office:value-type="float" office:value="26.530561" calcext:value-type="float">
            <text:p>26.530561</text:p>
          </table:table-cell>
          <table:table-cell office:value-type="float" office:value="0.994671" calcext:value-type="float">
            <text:p>0.994671</text:p>
          </table:table-cell>
        </table:table-row>
        <table:table-row table:style-name="ro1">
          <table:table-cell office:value-type="float" office:value="26.5487" calcext:value-type="float">
            <text:p>26.5487</text:p>
          </table:table-cell>
          <table:table-cell office:value-type="float" office:value="1.02054" calcext:value-type="float">
            <text:p>1.02054</text:p>
          </table:table-cell>
          <table:table-cell office:value-type="float" office:value="26.548656" calcext:value-type="float">
            <text:p>26.548656</text:p>
          </table:table-cell>
          <table:table-cell office:value-type="float" office:value="1.026759" calcext:value-type="float">
            <text:p>1.026759</text:p>
          </table:table-cell>
        </table:table-row>
        <table:table-row table:style-name="ro1">
          <table:table-cell office:value-type="float" office:value="26.5667" calcext:value-type="float">
            <text:p>26.5667</text:p>
          </table:table-cell>
          <table:table-cell office:value-type="float" office:value="1.0517" calcext:value-type="float">
            <text:p>1.0517</text:p>
          </table:table-cell>
          <table:table-cell office:value-type="float" office:value="26.566718" calcext:value-type="float">
            <text:p>26.566718</text:p>
          </table:table-cell>
          <table:table-cell office:value-type="float" office:value="1.058146" calcext:value-type="float">
            <text:p>1.058146</text:p>
          </table:table-cell>
        </table:table-row>
        <table:table-row table:style-name="ro1">
          <table:table-cell office:value-type="float" office:value="26.5847" calcext:value-type="float">
            <text:p>26.5847</text:p>
          </table:table-cell>
          <table:table-cell office:value-type="float" office:value="1.08216" calcext:value-type="float">
            <text:p>1.08216</text:p>
          </table:table-cell>
          <table:table-cell office:value-type="float" office:value="26.584748" calcext:value-type="float">
            <text:p>26.584748</text:p>
          </table:table-cell>
          <table:table-cell office:value-type="float" office:value="1.088836" calcext:value-type="float">
            <text:p>1.088836</text:p>
          </table:table-cell>
        </table:table-row>
        <table:table-row table:style-name="ro1">
          <table:table-cell office:value-type="float" office:value="26.6027" calcext:value-type="float">
            <text:p>26.6027</text:p>
          </table:table-cell>
          <table:table-cell office:value-type="float" office:value="1.11193" calcext:value-type="float">
            <text:p>1.11193</text:p>
          </table:table-cell>
          <table:table-cell office:value-type="float" office:value="26.602745" calcext:value-type="float">
            <text:p>26.602745</text:p>
          </table:table-cell>
          <table:table-cell office:value-type="float" office:value="1.118833" calcext:value-type="float">
            <text:p>1.118833</text:p>
          </table:table-cell>
        </table:table-row>
        <table:table-row table:style-name="ro1">
          <table:table-cell office:value-type="float" office:value="26.6207" calcext:value-type="float">
            <text:p>26.6207</text:p>
          </table:table-cell>
          <table:table-cell office:value-type="float" office:value="1.14102" calcext:value-type="float">
            <text:p>1.14102</text:p>
          </table:table-cell>
          <table:table-cell office:value-type="float" office:value="26.62071" calcext:value-type="float">
            <text:p>26.62071</text:p>
          </table:table-cell>
          <table:table-cell office:value-type="float" office:value="1.148141" calcext:value-type="float">
            <text:p>1.148141</text:p>
          </table:table-cell>
        </table:table-row>
        <table:table-row table:style-name="ro1">
          <table:table-cell office:value-type="float" office:value="26.6386" calcext:value-type="float">
            <text:p>26.6386</text:p>
          </table:table-cell>
          <table:table-cell office:value-type="float" office:value="1.16942" calcext:value-type="float">
            <text:p>1.16942</text:p>
          </table:table-cell>
          <table:table-cell office:value-type="float" office:value="26.638642" calcext:value-type="float">
            <text:p>26.638642</text:p>
          </table:table-cell>
          <table:table-cell office:value-type="float" office:value="1.176766" calcext:value-type="float">
            <text:p>1.176766</text:p>
          </table:table-cell>
        </table:table-row>
        <table:table-row table:style-name="ro1">
          <table:table-cell office:value-type="float" office:value="26.6565" calcext:value-type="float">
            <text:p>26.6565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26.656543" calcext:value-type="float">
            <text:p>26.656543</text:p>
          </table:table-cell>
          <table:table-cell office:value-type="float" office:value="1.204709" calcext:value-type="float">
            <text:p>1.204709</text:p>
          </table:table-cell>
        </table:table-row>
        <table:table-row table:style-name="ro1">
          <table:table-cell office:value-type="float" office:value="26.6744" calcext:value-type="float">
            <text:p>26.6744</text:p>
          </table:table-cell>
          <table:table-cell office:value-type="float" office:value="1.22418" calcext:value-type="float">
            <text:p>1.22418</text:p>
          </table:table-cell>
          <table:table-cell office:value-type="float" office:value="26.674411" calcext:value-type="float">
            <text:p>26.674411</text:p>
          </table:table-cell>
          <table:table-cell office:value-type="float" office:value="1.231976" calcext:value-type="float">
            <text:p>1.231976</text:p>
          </table:table-cell>
        </table:table-row>
        <table:table-row table:style-name="ro1">
          <table:table-cell office:value-type="float" office:value="26.6922" calcext:value-type="float">
            <text:p>26.6922</text:p>
          </table:table-cell>
          <table:table-cell office:value-type="float" office:value="1.25056" calcext:value-type="float">
            <text:p>1.25056</text:p>
          </table:table-cell>
          <table:table-cell office:value-type="float" office:value="26.692247" calcext:value-type="float">
            <text:p>26.692247</text:p>
          </table:table-cell>
          <table:table-cell office:value-type="float" office:value="1.25857" calcext:value-type="float">
            <text:p>1.25857</text:p>
          </table:table-cell>
        </table:table-row>
        <table:table-row table:style-name="ro1">
          <table:table-cell office:value-type="float" office:value="26.7101" calcext:value-type="float">
            <text:p>26.7101</text:p>
          </table:table-cell>
          <table:table-cell office:value-type="float" office:value="1.27626" calcext:value-type="float">
            <text:p>1.27626</text:p>
          </table:table-cell>
          <table:table-cell office:value-type="float" office:value="26.710052" calcext:value-type="float">
            <text:p>26.710052</text:p>
          </table:table-cell>
          <table:table-cell office:value-type="float" office:value="1.284495" calcext:value-type="float">
            <text:p>1.284495</text:p>
          </table:table-cell>
        </table:table-row>
        <table:table-row table:style-name="ro1">
          <table:table-cell office:value-type="float" office:value="26.7278" calcext:value-type="float">
            <text:p>26.7278</text:p>
          </table:table-cell>
          <table:table-cell office:value-type="float" office:value="1.3013" calcext:value-type="float">
            <text:p>1.3013</text:p>
          </table:table-cell>
          <table:table-cell office:value-type="float" office:value="26.727825" calcext:value-type="float">
            <text:p>26.727825</text:p>
          </table:table-cell>
          <table:table-cell office:value-type="float" office:value="1.309754" calcext:value-type="float">
            <text:p>1.309754</text:p>
          </table:table-cell>
        </table:table-row>
        <table:table-row table:style-name="ro1">
          <table:table-cell office:value-type="float" office:value="26.7456" calcext:value-type="float">
            <text:p>26.7456</text:p>
          </table:table-cell>
          <table:table-cell office:value-type="float" office:value="1.32568" calcext:value-type="float">
            <text:p>1.32568</text:p>
          </table:table-cell>
          <table:table-cell office:value-type="float" office:value="26.745566" calcext:value-type="float">
            <text:p>26.745566</text:p>
          </table:table-cell>
          <table:table-cell office:value-type="float" office:value="1.33435" calcext:value-type="float">
            <text:p>1.33435</text:p>
          </table:table-cell>
        </table:table-row>
        <table:table-row table:style-name="ro1">
          <table:table-cell office:value-type="float" office:value="26.7633" calcext:value-type="float">
            <text:p>26.7633</text:p>
          </table:table-cell>
          <table:table-cell office:value-type="float" office:value="1.34941" calcext:value-type="float">
            <text:p>1.34941</text:p>
          </table:table-cell>
          <table:table-cell office:value-type="float" office:value="26.763276" calcext:value-type="float">
            <text:p>26.763276</text:p>
          </table:table-cell>
          <table:table-cell office:value-type="float" office:value="1.358288" calcext:value-type="float">
            <text:p>1.358288</text:p>
          </table:table-cell>
        </table:table-row>
        <table:table-row table:style-name="ro1">
          <table:table-cell office:value-type="float" office:value="26.781" calcext:value-type="float">
            <text:p>26.781</text:p>
          </table:table-cell>
          <table:table-cell office:value-type="float" office:value="1.37247" calcext:value-type="float">
            <text:p>1.37247</text:p>
          </table:table-cell>
          <table:table-cell office:value-type="float" office:value="26.780954" calcext:value-type="float">
            <text:p>26.780954</text:p>
          </table:table-cell>
          <table:table-cell office:value-type="float" office:value="1.38157" calcext:value-type="float">
            <text:p>1.38157</text:p>
          </table:table-cell>
        </table:table-row>
        <table:table-row table:style-name="ro1">
          <table:table-cell office:value-type="float" office:value="26.7986" calcext:value-type="float">
            <text:p>26.7986</text:p>
          </table:table-cell>
          <table:table-cell office:value-type="float" office:value="1.39489" calcext:value-type="float">
            <text:p>1.39489</text:p>
          </table:table-cell>
          <table:table-cell office:value-type="float" office:value="26.798601" calcext:value-type="float">
            <text:p>26.798601</text:p>
          </table:table-cell>
          <table:table-cell office:value-type="float" office:value="1.404199" calcext:value-type="float">
            <text:p>1.404199</text:p>
          </table:table-cell>
        </table:table-row>
        <table:table-row table:style-name="ro1">
          <table:table-cell office:value-type="float" office:value="26.8162" calcext:value-type="float">
            <text:p>26.8162</text:p>
          </table:table-cell>
          <table:table-cell office:value-type="float" office:value="1.41665" calcext:value-type="float">
            <text:p>1.41665</text:p>
          </table:table-cell>
          <table:table-cell office:value-type="float" office:value="26.816217" calcext:value-type="float">
            <text:p>26.816217</text:p>
          </table:table-cell>
          <table:table-cell office:value-type="float" office:value="1.426178" calcext:value-type="float">
            <text:p>1.426178</text:p>
          </table:table-cell>
        </table:table-row>
        <table:table-row table:style-name="ro1">
          <table:table-cell office:value-type="float" office:value="26.8338" calcext:value-type="float">
            <text:p>26.8338</text:p>
          </table:table-cell>
          <table:table-cell office:value-type="float" office:value="1.43777" calcext:value-type="float">
            <text:p>1.43777</text:p>
          </table:table-cell>
          <table:table-cell office:value-type="float" office:value="26.833802" calcext:value-type="float">
            <text:p>26.833802</text:p>
          </table:table-cell>
          <table:table-cell office:value-type="float" office:value="1.44751" calcext:value-type="float">
            <text:p>1.44751</text:p>
          </table:table-cell>
        </table:table-row>
        <table:table-row table:style-name="ro1">
          <table:table-cell office:value-type="float" office:value="26.8514" calcext:value-type="float">
            <text:p>26.8514</text:p>
          </table:table-cell>
          <table:table-cell office:value-type="float" office:value="1.45825" calcext:value-type="float">
            <text:p>1.45825</text:p>
          </table:table-cell>
          <table:table-cell office:value-type="float" office:value="26.851357" calcext:value-type="float">
            <text:p>26.851357</text:p>
          </table:table-cell>
          <table:table-cell office:value-type="float" office:value="1.468199" calcext:value-type="float">
            <text:p>1.468199</text:p>
          </table:table-cell>
        </table:table-row>
        <table:table-row table:style-name="ro1">
          <table:table-cell office:value-type="float" office:value="26.8689" calcext:value-type="float">
            <text:p>26.8689</text:p>
          </table:table-cell>
          <table:table-cell office:value-type="float" office:value="1.47808" calcext:value-type="float">
            <text:p>1.47808</text:p>
          </table:table-cell>
          <table:table-cell office:value-type="float" office:value="26.86888" calcext:value-type="float">
            <text:p>26.86888</text:p>
          </table:table-cell>
          <table:table-cell office:value-type="float" office:value="1.488246" calcext:value-type="float">
            <text:p>1.488246</text:p>
          </table:table-cell>
        </table:table-row>
        <table:table-row table:style-name="ro1">
          <table:table-cell office:value-type="float" office:value="26.8864" calcext:value-type="float">
            <text:p>26.8864</text:p>
          </table:table-cell>
          <table:table-cell office:value-type="float" office:value="1.49728" calcext:value-type="float">
            <text:p>1.49728</text:p>
          </table:table-cell>
          <table:table-cell office:value-type="float" office:value="26.886372" calcext:value-type="float">
            <text:p>26.886372</text:p>
          </table:table-cell>
          <table:table-cell office:value-type="float" office:value="1.507654" calcext:value-type="float">
            <text:p>1.507654</text:p>
          </table:table-cell>
        </table:table-row>
        <table:table-row table:style-name="ro1">
          <table:table-cell office:value-type="float" office:value="26.9038" calcext:value-type="float">
            <text:p>26.9038</text:p>
          </table:table-cell>
          <table:table-cell office:value-type="float" office:value="1.51584" calcext:value-type="float">
            <text:p>1.51584</text:p>
          </table:table-cell>
          <table:table-cell office:value-type="float" office:value="26.903834" calcext:value-type="float">
            <text:p>26.903834</text:p>
          </table:table-cell>
          <table:table-cell office:value-type="float" office:value="1.526426" calcext:value-type="float">
            <text:p>1.526426</text:p>
          </table:table-cell>
        </table:table-row>
        <table:table-row table:style-name="ro1">
          <table:table-cell office:value-type="float" office:value="26.9213" calcext:value-type="float">
            <text:p>26.9213</text:p>
          </table:table-cell>
          <table:table-cell office:value-type="float" office:value="1.53377" calcext:value-type="float">
            <text:p>1.53377</text:p>
          </table:table-cell>
          <table:table-cell office:value-type="float" office:value="26.921266" calcext:value-type="float">
            <text:p>26.921266</text:p>
          </table:table-cell>
          <table:table-cell office:value-type="float" office:value="1.544564" calcext:value-type="float">
            <text:p>1.544564</text:p>
          </table:table-cell>
        </table:table-row>
        <table:table-row table:style-name="ro1">
          <table:table-cell office:value-type="float" office:value="26.9387" calcext:value-type="float">
            <text:p>26.9387</text:p>
          </table:table-cell>
          <table:table-cell office:value-type="float" office:value="1.55107" calcext:value-type="float">
            <text:p>1.55107</text:p>
          </table:table-cell>
          <table:table-cell office:value-type="float" office:value="26.938667" calcext:value-type="float">
            <text:p>26.938667</text:p>
          </table:table-cell>
          <table:table-cell office:value-type="float" office:value="1.562071" calcext:value-type="float">
            <text:p>1.562071</text:p>
          </table:table-cell>
        </table:table-row>
        <table:table-row table:style-name="ro1">
          <table:table-cell office:value-type="float" office:value="26.956" calcext:value-type="float">
            <text:p>26.956</text:p>
          </table:table-cell>
          <table:table-cell office:value-type="float" office:value="1.56773" calcext:value-type="float">
            <text:p>1.56773</text:p>
          </table:table-cell>
          <table:table-cell office:value-type="float" office:value="26.956038" calcext:value-type="float">
            <text:p>26.956038</text:p>
          </table:table-cell>
          <table:table-cell office:value-type="float" office:value="1.578948" calcext:value-type="float">
            <text:p>1.578948</text:p>
          </table:table-cell>
        </table:table-row>
        <table:table-row table:style-name="ro1">
          <table:table-cell office:value-type="float" office:value="26.9734" calcext:value-type="float">
            <text:p>26.9734</text:p>
          </table:table-cell>
          <table:table-cell office:value-type="float" office:value="1.58378" calcext:value-type="float">
            <text:p>1.58378</text:p>
          </table:table-cell>
          <table:table-cell office:value-type="float" office:value="26.973378" calcext:value-type="float">
            <text:p>26.973378</text:p>
          </table:table-cell>
          <table:table-cell office:value-type="float" office:value="1.595199" calcext:value-type="float">
            <text:p>1.595199</text:p>
          </table:table-cell>
        </table:table-row>
        <table:table-row table:style-name="ro1">
          <table:table-cell office:value-type="float" office:value="26.9907" calcext:value-type="float">
            <text:p>26.9907</text:p>
          </table:table-cell>
          <table:table-cell office:value-type="float" office:value="1.59919" calcext:value-type="float">
            <text:p>1.59919</text:p>
          </table:table-cell>
          <table:table-cell office:value-type="float" office:value="26.990689" calcext:value-type="float">
            <text:p>26.990689</text:p>
          </table:table-cell>
          <table:table-cell office:value-type="float" office:value="1.610824" calcext:value-type="float">
            <text:p>1.610824</text:p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1.61399" calcext:value-type="float">
            <text:p>1.61399</text:p>
          </table:table-cell>
          <table:table-cell office:value-type="float" office:value="27.00797" calcext:value-type="float">
            <text:p>27.00797</text:p>
          </table:table-cell>
          <table:table-cell office:value-type="float" office:value="1.625827" calcext:value-type="float">
            <text:p>1.625827</text:p>
          </table:table-cell>
        </table:table-row>
        <table:table-row table:style-name="ro1">
          <table:table-cell office:value-type="float" office:value="27.0252" calcext:value-type="float">
            <text:p>27.0252</text:p>
          </table:table-cell>
          <table:table-cell office:value-type="float" office:value="1.62816" calcext:value-type="float">
            <text:p>1.62816</text:p>
          </table:table-cell>
          <table:table-cell office:value-type="float" office:value="27.02522" calcext:value-type="float">
            <text:p>27.02522</text:p>
          </table:table-cell>
          <table:table-cell office:value-type="float" office:value="1.640208" calcext:value-type="float">
            <text:p>1.640208</text:p>
          </table:table-cell>
        </table:table-row>
        <table:table-row table:style-name="ro1">
          <table:table-cell office:value-type="float" office:value="27.0424" calcext:value-type="float">
            <text:p>27.0424</text:p>
          </table:table-cell>
          <table:table-cell office:value-type="float" office:value="1.64172" calcext:value-type="float">
            <text:p>1.64172</text:p>
          </table:table-cell>
          <table:table-cell office:value-type="float" office:value="27.042441" calcext:value-type="float">
            <text:p>27.042441</text:p>
          </table:table-cell>
          <table:table-cell office:value-type="float" office:value="1.653971" calcext:value-type="float">
            <text:p>1.653971</text:p>
          </table:table-cell>
        </table:table-row>
        <table:table-row table:style-name="ro1">
          <table:table-cell office:value-type="float" office:value="27.0596" calcext:value-type="float">
            <text:p>27.0596</text:p>
          </table:table-cell>
          <table:table-cell office:value-type="float" office:value="1.65466" calcext:value-type="float">
            <text:p>1.65466</text:p>
          </table:table-cell>
          <table:table-cell office:value-type="float" office:value="27.059633" calcext:value-type="float">
            <text:p>27.059633</text:p>
          </table:table-cell>
          <table:table-cell office:value-type="float" office:value="1.667116" calcext:value-type="float">
            <text:p>1.667116</text:p>
          </table:table-cell>
        </table:table-row>
        <table:table-row table:style-name="ro1">
          <table:table-cell office:value-type="float" office:value="27.0768" calcext:value-type="float">
            <text:p>27.0768</text:p>
          </table:table-cell>
          <table:table-cell office:value-type="float" office:value="1.66698" calcext:value-type="float">
            <text:p>1.66698</text:p>
          </table:table-cell>
          <table:table-cell office:value-type="float" office:value="27.076794" calcext:value-type="float">
            <text:p>27.076794</text:p>
          </table:table-cell>
          <table:table-cell office:value-type="float" office:value="1.679645" calcext:value-type="float">
            <text:p>1.679645</text:p>
          </table:table-cell>
        </table:table-row>
        <table:table-row table:style-name="ro1">
          <table:table-cell office:value-type="float" office:value="27.0939" calcext:value-type="float">
            <text:p>27.0939</text:p>
          </table:table-cell>
          <table:table-cell office:value-type="float" office:value="1.67869" calcext:value-type="float">
            <text:p>1.67869</text:p>
          </table:table-cell>
          <table:table-cell office:value-type="float" office:value="27.093927" calcext:value-type="float">
            <text:p>27.093927</text:p>
          </table:table-cell>
          <table:table-cell office:value-type="float" office:value="1.691559" calcext:value-type="float">
            <text:p>1.691559</text:p>
          </table:table-cell>
        </table:table-row>
        <table:table-row table:style-name="ro1">
          <table:table-cell office:value-type="float" office:value="27.111" calcext:value-type="float">
            <text:p>27.111</text:p>
          </table:table-cell>
          <table:table-cell office:value-type="float" office:value="1.68979" calcext:value-type="float">
            <text:p>1.68979</text:p>
          </table:table-cell>
          <table:table-cell office:value-type="float" office:value="27.11103" calcext:value-type="float">
            <text:p>27.11103</text:p>
          </table:table-cell>
          <table:table-cell office:value-type="float" office:value="1.702861" calcext:value-type="float">
            <text:p>1.702861</text:p>
          </table:table-cell>
        </table:table-row>
        <table:table-row table:style-name="ro1">
          <table:table-cell office:value-type="float" office:value="27.1281" calcext:value-type="float">
            <text:p>27.1281</text:p>
          </table:table-cell>
          <table:table-cell office:value-type="float" office:value="1.70027" calcext:value-type="float">
            <text:p>1.70027</text:p>
          </table:table-cell>
          <table:table-cell office:value-type="float" office:value="27.128103" calcext:value-type="float">
            <text:p>27.128103</text:p>
          </table:table-cell>
          <table:table-cell office:value-type="float" office:value="1.713552" calcext:value-type="float">
            <text:p>1.713552</text:p>
          </table:table-cell>
        </table:table-row>
        <table:table-row table:style-name="ro1">
          <table:table-cell office:value-type="float" office:value="27.1451" calcext:value-type="float">
            <text:p>27.1451</text:p>
          </table:table-cell>
          <table:table-cell office:value-type="float" office:value="1.71015" calcext:value-type="float">
            <text:p>1.71015</text:p>
          </table:table-cell>
          <table:table-cell office:value-type="float" office:value="27.145148" calcext:value-type="float">
            <text:p>27.145148</text:p>
          </table:table-cell>
          <table:table-cell office:value-type="float" office:value="1.723633" calcext:value-type="float">
            <text:p>1.723633</text:p>
          </table:table-cell>
        </table:table-row>
        <table:table-row table:style-name="ro1">
          <table:table-cell office:value-type="float" office:value="27.1622" calcext:value-type="float">
            <text:p>27.1622</text:p>
          </table:table-cell>
          <table:table-cell office:value-type="float" office:value="1.71941" calcext:value-type="float">
            <text:p>1.71941</text:p>
          </table:table-cell>
          <table:table-cell office:value-type="float" office:value="27.162163" calcext:value-type="float">
            <text:p>27.162163</text:p>
          </table:table-cell>
          <table:table-cell office:value-type="float" office:value="1.733105" calcext:value-type="float">
            <text:p>1.733105</text:p>
          </table:table-cell>
        </table:table-row>
        <table:table-row table:style-name="ro1">
          <table:table-cell office:value-type="float" office:value="27.1791" calcext:value-type="float">
            <text:p>27.1791</text:p>
          </table:table-cell>
          <table:table-cell office:value-type="float" office:value="1.72807" calcext:value-type="float">
            <text:p>1.72807</text:p>
          </table:table-cell>
          <table:table-cell office:value-type="float" office:value="27.17915" calcext:value-type="float">
            <text:p>27.17915</text:p>
          </table:table-cell>
          <table:table-cell office:value-type="float" office:value="1.741969" calcext:value-type="float">
            <text:p>1.741969</text:p>
          </table:table-cell>
        </table:table-row>
        <table:table-row table:style-name="ro1">
          <table:table-cell office:value-type="float" office:value="27.1961" calcext:value-type="float">
            <text:p>27.1961</text:p>
          </table:table-cell>
          <table:table-cell office:value-type="float" office:value="1.73613" calcext:value-type="float">
            <text:p>1.73613</text:p>
          </table:table-cell>
          <table:table-cell office:value-type="float" office:value="27.196108" calcext:value-type="float">
            <text:p>27.196108</text:p>
          </table:table-cell>
          <table:table-cell office:value-type="float" office:value="1.750227" calcext:value-type="float">
            <text:p>1.750227</text:p>
          </table:table-cell>
        </table:table-row>
        <table:table-row table:style-name="ro1">
          <table:table-cell office:value-type="float" office:value="27.213" calcext:value-type="float">
            <text:p>27.213</text:p>
          </table:table-cell>
          <table:table-cell office:value-type="float" office:value="1.74358" calcext:value-type="float">
            <text:p>1.74358</text:p>
          </table:table-cell>
          <table:table-cell office:value-type="float" office:value="27.213037" calcext:value-type="float">
            <text:p>27.213037</text:p>
          </table:table-cell>
          <table:table-cell office:value-type="float" office:value="1.75788" calcext:value-type="float">
            <text:p>1.75788</text:p>
          </table:table-cell>
        </table:table-row>
        <table:table-row table:style-name="ro1">
          <table:table-cell office:value-type="float" office:value="27.2299" calcext:value-type="float">
            <text:p>27.2299</text:p>
          </table:table-cell>
          <table:table-cell office:value-type="float" office:value="1.75042" calcext:value-type="float">
            <text:p>1.75042</text:p>
          </table:table-cell>
          <table:table-cell office:value-type="float" office:value="27.229937" calcext:value-type="float">
            <text:p>27.229937</text:p>
          </table:table-cell>
          <table:table-cell office:value-type="float" office:value="1.764928" calcext:value-type="float">
            <text:p>1.764928</text:p>
          </table:table-cell>
        </table:table-row>
        <table:table-row table:style-name="ro1">
          <table:table-cell office:value-type="float" office:value="27.2468" calcext:value-type="float">
            <text:p>27.2468</text:p>
          </table:table-cell>
          <table:table-cell office:value-type="float" office:value="1.75666" calcext:value-type="float">
            <text:p>1.75666</text:p>
          </table:table-cell>
          <table:table-cell office:value-type="float" office:value="27.246809" calcext:value-type="float">
            <text:p>27.246809</text:p>
          </table:table-cell>
          <table:table-cell office:value-type="float" office:value="1.771373" calcext:value-type="float">
            <text:p>1.771373</text:p>
          </table:table-cell>
        </table:table-row>
        <table:table-row table:style-name="ro1">
          <table:table-cell office:value-type="float" office:value="27.2637" calcext:value-type="float">
            <text:p>27.2637</text:p>
          </table:table-cell>
          <table:table-cell office:value-type="float" office:value="1.7623" calcext:value-type="float">
            <text:p>1.7623</text:p>
          </table:table-cell>
          <table:table-cell office:value-type="float" office:value="27.263652" calcext:value-type="float">
            <text:p>27.263652</text:p>
          </table:table-cell>
          <table:table-cell office:value-type="float" office:value="1.777215" calcext:value-type="float">
            <text:p>1.777215</text:p>
          </table:table-cell>
        </table:table-row>
        <table:table-row table:style-name="ro1">
          <table:table-cell office:value-type="float" office:value="27.2805" calcext:value-type="float">
            <text:p>27.2805</text:p>
          </table:table-cell>
          <table:table-cell office:value-type="float" office:value="1.76734" calcext:value-type="float">
            <text:p>1.76734</text:p>
          </table:table-cell>
          <table:table-cell office:value-type="float" office:value="27.280467" calcext:value-type="float">
            <text:p>27.280467</text:p>
          </table:table-cell>
          <table:table-cell office:value-type="float" office:value="1.782455" calcext:value-type="float">
            <text:p>1.782455</text:p>
          </table:table-cell>
        </table:table-row>
        <table:table-row table:style-name="ro1">
          <table:table-cell office:value-type="float" office:value="27.2973" calcext:value-type="float">
            <text:p>27.2973</text:p>
          </table:table-cell>
          <table:table-cell office:value-type="float" office:value="1.77177" calcext:value-type="float">
            <text:p>1.77177</text:p>
          </table:table-cell>
          <table:table-cell office:value-type="float" office:value="27.297253" calcext:value-type="float">
            <text:p>27.297253</text:p>
          </table:table-cell>
          <table:table-cell office:value-type="float" office:value="1.787094" calcext:value-type="float">
            <text:p>1.787094</text:p>
          </table:table-cell>
        </table:table-row>
        <table:table-row table:style-name="ro1">
          <table:table-cell office:value-type="float" office:value="27.314" calcext:value-type="float">
            <text:p>27.314</text:p>
          </table:table-cell>
          <table:table-cell office:value-type="float" office:value="1.7756" calcext:value-type="float">
            <text:p>1.7756</text:p>
          </table:table-cell>
          <table:table-cell office:value-type="float" office:value="27.314012" calcext:value-type="float">
            <text:p>27.314012</text:p>
          </table:table-cell>
          <table:table-cell office:value-type="float" office:value="1.791132" calcext:value-type="float">
            <text:p>1.791132</text:p>
          </table:table-cell>
        </table:table-row>
        <table:table-row table:style-name="ro1">
          <table:table-cell office:value-type="float" office:value="27.3307" calcext:value-type="float">
            <text:p>27.3307</text:p>
          </table:table-cell>
          <table:table-cell office:value-type="float" office:value="1.77884" calcext:value-type="float">
            <text:p>1.77884</text:p>
          </table:table-cell>
          <table:table-cell office:value-type="float" office:value="27.330742" calcext:value-type="float">
            <text:p>27.330742</text:p>
          </table:table-cell>
          <table:table-cell office:value-type="float" office:value="1.79457" calcext:value-type="float">
            <text:p>1.79457</text:p>
          </table:table-cell>
        </table:table-row>
        <table:table-row table:style-name="ro1">
          <table:table-cell office:value-type="float" office:value="27.3474" calcext:value-type="float">
            <text:p>27.3474</text:p>
          </table:table-cell>
          <table:table-cell office:value-type="float" office:value="1.78147" calcext:value-type="float">
            <text:p>1.78147</text:p>
          </table:table-cell>
          <table:table-cell office:value-type="float" office:value="27.347444" calcext:value-type="float">
            <text:p>27.347444</text:p>
          </table:table-cell>
          <table:table-cell office:value-type="float" office:value="1.797408" calcext:value-type="float">
            <text:p>1.797408</text:p>
          </table:table-cell>
        </table:table-row>
        <table:table-row table:style-name="ro1">
          <table:table-cell office:value-type="float" office:value="27.3641" calcext:value-type="float">
            <text:p>27.364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27.364119" calcext:value-type="float">
            <text:p>27.364119</text:p>
          </table:table-cell>
          <table:table-cell office:value-type="float" office:value="1.799647" calcext:value-type="float">
            <text:p>1.799647</text:p>
          </table:table-cell>
        </table:table-row>
        <table:table-row table:style-name="ro1">
          <table:table-cell office:value-type="float" office:value="27.3808" calcext:value-type="float">
            <text:p>27.3808</text:p>
          </table:table-cell>
          <table:table-cell office:value-type="float" office:value="1.78494" calcext:value-type="float">
            <text:p>1.78494</text:p>
          </table:table-cell>
          <table:table-cell office:value-type="float" office:value="27.380766" calcext:value-type="float">
            <text:p>27.380766</text:p>
          </table:table-cell>
          <table:table-cell office:value-type="float" office:value="1.801287" calcext:value-type="float">
            <text:p>1.801287</text:p>
          </table:table-cell>
        </table:table-row>
        <table:table-row table:style-name="ro1">
          <table:table-cell office:value-type="float" office:value="27.3974" calcext:value-type="float">
            <text:p>27.3974</text:p>
          </table:table-cell>
          <table:table-cell office:value-type="float" office:value="1.78578" calcext:value-type="float">
            <text:p>1.78578</text:p>
          </table:table-cell>
          <table:table-cell office:value-type="float" office:value="27.397385" calcext:value-type="float">
            <text:p>27.397385</text:p>
          </table:table-cell>
          <table:table-cell office:value-type="float" office:value="1.802327" calcext:value-type="float">
            <text:p>1.802327</text:p>
          </table:table-cell>
        </table:table-row>
        <table:table-row table:style-name="ro1">
          <table:table-cell office:value-type="float" office:value="27.414" calcext:value-type="float">
            <text:p>27.414</text:p>
          </table:table-cell>
          <table:table-cell office:value-type="float" office:value="1.78602" calcext:value-type="float">
            <text:p>1.78602</text:p>
          </table:table-cell>
          <table:table-cell office:value-type="float" office:value="27.413976" calcext:value-type="float">
            <text:p>27.413976</text:p>
          </table:table-cell>
          <table:table-cell office:value-type="float" office:value="1.80277" calcext:value-type="float">
            <text:p>1.80277</text:p>
          </table:table-cell>
        </table:table-row>
        <table:table-row table:style-name="ro1">
          <table:table-cell office:value-type="float" office:value="27.4305" calcext:value-type="float">
            <text:p>27.4305</text:p>
          </table:table-cell>
          <table:table-cell office:value-type="float" office:value="1.78566" calcext:value-type="float">
            <text:p>1.78566</text:p>
          </table:table-cell>
          <table:table-cell office:value-type="float" office:value="27.43054" calcext:value-type="float">
            <text:p>27.43054</text:p>
          </table:table-cell>
          <table:table-cell office:value-type="float" office:value="1.802614" calcext:value-type="float">
            <text:p>1.802614</text:p>
          </table:table-cell>
        </table:table-row>
        <table:table-row table:style-name="ro1">
          <table:table-cell office:value-type="float" office:value="27.4471" calcext:value-type="float">
            <text:p>27.4471</text:p>
          </table:table-cell>
          <table:table-cell office:value-type="float" office:value="1.7847" calcext:value-type="float">
            <text:p>1.7847</text:p>
          </table:table-cell>
          <table:table-cell office:value-type="float" office:value="27.447076" calcext:value-type="float">
            <text:p>27.447076</text:p>
          </table:table-cell>
          <table:table-cell office:value-type="float" office:value="1.801859" calcext:value-type="float">
            <text:p>1.801859</text:p>
          </table:table-cell>
        </table:table-row>
        <table:table-row table:style-name="ro1">
          <table:table-cell office:value-type="float" office:value="27.4636" calcext:value-type="float">
            <text:p>27.4636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27.463585" calcext:value-type="float">
            <text:p>27.463585</text:p>
          </table:table-cell>
          <table:table-cell office:value-type="float" office:value="1.800505" calcext:value-type="float">
            <text:p>1.800505</text:p>
          </table:table-cell>
        </table:table-row>
        <table:table-row table:style-name="ro1">
          <table:table-cell office:value-type="float" office:value="27.4801" calcext:value-type="float">
            <text:p>27.4801</text:p>
          </table:table-cell>
          <table:table-cell office:value-type="float" office:value="1.78098" calcext:value-type="float">
            <text:p>1.78098</text:p>
          </table:table-cell>
          <table:table-cell office:value-type="float" office:value="27.480067" calcext:value-type="float">
            <text:p>27.480067</text:p>
          </table:table-cell>
          <table:table-cell office:value-type="float" office:value="1.798554" calcext:value-type="float">
            <text:p>1.798554</text:p>
          </table:table-cell>
        </table:table-row>
        <table:table-row table:style-name="ro1">
          <table:table-cell office:value-type="float" office:value="27.4965" calcext:value-type="float">
            <text:p>27.4965</text:p>
          </table:table-cell>
          <table:table-cell office:value-type="float" office:value="1.77822" calcext:value-type="float">
            <text:p>1.77822</text:p>
          </table:table-cell>
          <table:table-cell office:value-type="float" office:value="27.496521" calcext:value-type="float">
            <text:p>27.496521</text:p>
          </table:table-cell>
          <table:table-cell office:value-type="float" office:value="1.796004" calcext:value-type="float">
            <text:p>1.796004</text:p>
          </table:table-cell>
        </table:table-row>
        <table:table-row table:style-name="ro1">
          <table:table-cell office:value-type="float" office:value="27.5129" calcext:value-type="float">
            <text:p>27.5129</text:p>
          </table:table-cell>
          <table:table-cell office:value-type="float" office:value="1.77487" calcext:value-type="float">
            <text:p>1.77487</text:p>
          </table:table-cell>
          <table:table-cell office:value-type="float" office:value="27.512949" calcext:value-type="float">
            <text:p>27.512949</text:p>
          </table:table-cell>
          <table:table-cell office:value-type="float" office:value="1.792856" calcext:value-type="float">
            <text:p>1.792856</text:p>
          </table:table-cell>
        </table:table-row>
        <table:table-row table:style-name="ro1">
          <table:table-cell office:value-type="float" office:value="27.5293" calcext:value-type="float">
            <text:p>27.5293</text:p>
          </table:table-cell>
          <table:table-cell office:value-type="float" office:value="1.77092" calcext:value-type="float">
            <text:p>1.77092</text:p>
          </table:table-cell>
          <table:table-cell office:value-type="float" office:value="27.529349" calcext:value-type="float">
            <text:p>27.529349</text:p>
          </table:table-cell>
          <table:table-cell office:value-type="float" office:value="1.789111" calcext:value-type="float">
            <text:p>1.789111</text:p>
          </table:table-cell>
        </table:table-row>
        <table:table-row table:style-name="ro1">
          <table:table-cell office:value-type="float" office:value="27.5457" calcext:value-type="float">
            <text:p>27.5457</text:p>
          </table:table-cell>
          <table:table-cell office:value-type="float" office:value="1.76637" calcext:value-type="float">
            <text:p>1.76637</text:p>
          </table:table-cell>
          <table:table-cell office:value-type="float" office:value="27.545723" calcext:value-type="float">
            <text:p>27.545723</text:p>
          </table:table-cell>
          <table:table-cell office:value-type="float" office:value="1.784769" calcext:value-type="float">
            <text:p>1.784769</text:p>
          </table:table-cell>
        </table:table-row>
        <table:table-row table:style-name="ro1">
          <table:table-cell office:value-type="float" office:value="27.5621" calcext:value-type="float">
            <text:p>27.5621</text:p>
          </table:table-cell>
          <table:table-cell office:value-type="float" office:value="1.76123" calcext:value-type="float">
            <text:p>1.76123</text:p>
          </table:table-cell>
          <table:table-cell office:value-type="float" office:value="27.56207" calcext:value-type="float">
            <text:p>27.56207</text:p>
          </table:table-cell>
          <table:table-cell office:value-type="float" office:value="1.779829" calcext:value-type="float">
            <text:p>1.779829</text:p>
          </table:table-cell>
        </table:table-row>
        <table:table-row table:style-name="ro1">
          <table:table-cell office:value-type="float" office:value="27.5784" calcext:value-type="float">
            <text:p>27.5784</text:p>
          </table:table-cell>
          <table:table-cell office:value-type="float" office:value="1.75549" calcext:value-type="float">
            <text:p>1.75549</text:p>
          </table:table-cell>
          <table:table-cell office:value-type="float" office:value="27.57839" calcext:value-type="float">
            <text:p>27.57839</text:p>
          </table:table-cell>
          <table:table-cell office:value-type="float" office:value="1.774294" calcext:value-type="float">
            <text:p>1.774294</text:p>
          </table:table-cell>
        </table:table-row>
        <table:table-row table:style-name="ro1">
          <table:table-cell office:value-type="float" office:value="27.5947" calcext:value-type="float">
            <text:p>27.5947</text:p>
          </table:table-cell>
          <table:table-cell office:value-type="float" office:value="1.74915" calcext:value-type="float">
            <text:p>1.74915</text:p>
          </table:table-cell>
          <table:table-cell office:value-type="float" office:value="27.594684" calcext:value-type="float">
            <text:p>27.594684</text:p>
          </table:table-cell>
          <table:table-cell office:value-type="float" office:value="1.768164" calcext:value-type="float">
            <text:p>1.768164</text:p>
          </table:table-cell>
        </table:table-row>
        <table:table-row table:style-name="ro1">
          <table:table-cell office:value-type="float" office:value="27.611" calcext:value-type="float">
            <text:p>27.611</text:p>
          </table:table-cell>
          <table:table-cell office:value-type="float" office:value="1.74222" calcext:value-type="float">
            <text:p>1.74222</text:p>
          </table:table-cell>
          <table:table-cell office:value-type="float" office:value="27.61095" calcext:value-type="float">
            <text:p>27.61095</text:p>
          </table:table-cell>
          <table:table-cell office:value-type="float" office:value="1.761438" calcext:value-type="float">
            <text:p>1.761438</text:p>
          </table:table-cell>
        </table:table-row>
        <table:table-row table:style-name="ro1">
          <table:table-cell office:value-type="float" office:value="27.6272" calcext:value-type="float">
            <text:p>27.6272</text:p>
          </table:table-cell>
          <table:table-cell office:value-type="float" office:value="1.73469" calcext:value-type="float">
            <text:p>1.73469</text:p>
          </table:table-cell>
          <table:table-cell office:value-type="float" office:value="27.627191" calcext:value-type="float">
            <text:p>27.627191</text:p>
          </table:table-cell>
          <table:table-cell office:value-type="float" office:value="1.754119" calcext:value-type="float">
            <text:p>1.754119</text:p>
          </table:table-cell>
        </table:table-row>
        <table:table-row table:style-name="ro1">
          <table:table-cell office:value-type="float" office:value="27.6434" calcext:value-type="float">
            <text:p>27.6434</text:p>
          </table:table-cell>
          <table:table-cell office:value-type="float" office:value="1.72658" calcext:value-type="float">
            <text:p>1.72658</text:p>
          </table:table-cell>
          <table:table-cell office:value-type="float" office:value="27.643405" calcext:value-type="float">
            <text:p>27.643405</text:p>
          </table:table-cell>
          <table:table-cell office:value-type="float" office:value="1.746206" calcext:value-type="float">
            <text:p>1.746206</text:p>
          </table:table-cell>
        </table:table-row>
        <table:table-row table:style-name="ro1">
          <table:table-cell office:value-type="float" office:value="27.6596" calcext:value-type="float">
            <text:p>27.6596</text:p>
          </table:table-cell>
          <table:table-cell office:value-type="float" office:value="1.71787" calcext:value-type="float">
            <text:p>1.71787</text:p>
          </table:table-cell>
          <table:table-cell office:value-type="float" office:value="27.659593" calcext:value-type="float">
            <text:p>27.659593</text:p>
          </table:table-cell>
          <table:table-cell office:value-type="float" office:value="1.737701" calcext:value-type="float">
            <text:p>1.737701</text:p>
          </table:table-cell>
        </table:table-row>
        <table:table-row table:style-name="ro1">
          <table:table-cell office:value-type="float" office:value="27.6758" calcext:value-type="float">
            <text:p>27.6758</text:p>
          </table:table-cell>
          <table:table-cell office:value-type="float" office:value="1.70856" calcext:value-type="float">
            <text:p>1.70856</text:p>
          </table:table-cell>
          <table:table-cell office:value-type="float" office:value="27.675754" calcext:value-type="float">
            <text:p>27.675754</text:p>
          </table:table-cell>
          <table:table-cell office:value-type="float" office:value="1.728605" calcext:value-type="float">
            <text:p>1.728605</text:p>
          </table:table-cell>
        </table:table-row>
        <table:table-row table:style-name="ro1">
          <table:table-cell office:value-type="float" office:value="27.6919" calcext:value-type="float">
            <text:p>27.6919</text:p>
          </table:table-cell>
          <table:table-cell office:value-type="float" office:value="1.69867" calcext:value-type="float">
            <text:p>1.69867</text:p>
          </table:table-cell>
          <table:table-cell office:value-type="float" office:value="27.69189" calcext:value-type="float">
            <text:p>27.69189</text:p>
          </table:table-cell>
          <table:table-cell office:value-type="float" office:value="1.718918" calcext:value-type="float">
            <text:p>1.718918</text:p>
          </table:table-cell>
        </table:table-row>
        <table:table-row table:style-name="ro1">
          <table:table-cell office:value-type="float" office:value="27.708" calcext:value-type="float">
            <text:p>27.708</text:p>
          </table:table-cell>
          <table:table-cell office:value-type="float" office:value="1.68819" calcext:value-type="float">
            <text:p>1.68819</text:p>
          </table:table-cell>
          <table:table-cell office:value-type="float" office:value="27.707999" calcext:value-type="float">
            <text:p>27.707999</text:p>
          </table:table-cell>
          <table:table-cell office:value-type="float" office:value="1.708642" calcext:value-type="float">
            <text:p>1.708642</text:p>
          </table:table-cell>
        </table:table-row>
        <table:table-row table:style-name="ro1">
          <table:table-cell office:value-type="float" office:value="27.7241" calcext:value-type="float">
            <text:p>27.7241</text:p>
          </table:table-cell>
          <table:table-cell office:value-type="float" office:value="1.67712" calcext:value-type="float">
            <text:p>1.67712</text:p>
          </table:table-cell>
          <table:table-cell office:value-type="float" office:value="27.724083" calcext:value-type="float">
            <text:p>27.724083</text:p>
          </table:table-cell>
          <table:table-cell office:value-type="float" office:value="1.697778" calcext:value-type="float">
            <text:p>1.697778</text:p>
          </table:table-cell>
        </table:table-row>
        <table:table-row table:style-name="ro1">
          <table:table-cell office:value-type="float" office:value="27.7401" calcext:value-type="float">
            <text:p>27.7401</text:p>
          </table:table-cell>
          <table:table-cell office:value-type="float" office:value="1.66547" calcext:value-type="float">
            <text:p>1.66547</text:p>
          </table:table-cell>
          <table:table-cell office:value-type="float" office:value="27.74014" calcext:value-type="float">
            <text:p>27.74014</text:p>
          </table:table-cell>
          <table:table-cell office:value-type="float" office:value="1.686328" calcext:value-type="float">
            <text:p>1.686328</text:p>
          </table:table-cell>
        </table:table-row>
        <table:table-row table:style-name="ro1">
          <table:table-cell office:value-type="float" office:value="27.7562" calcext:value-type="float">
            <text:p>27.7562</text:p>
          </table:table-cell>
          <table:table-cell office:value-type="float" office:value="1.65323" calcext:value-type="float">
            <text:p>1.65323</text:p>
          </table:table-cell>
          <table:table-cell office:value-type="float" office:value="27.756172" calcext:value-type="float">
            <text:p>27.756172</text:p>
          </table:table-cell>
          <table:table-cell office:value-type="float" office:value="1.674292" calcext:value-type="float">
            <text:p>1.674292</text:p>
          </table:table-cell>
        </table:table-row>
        <table:table-row table:style-name="ro1">
          <table:table-cell office:value-type="float" office:value="27.7722" calcext:value-type="float">
            <text:p>27.7722</text:p>
          </table:table-cell>
          <table:table-cell office:value-type="float" office:value="1.6404" calcext:value-type="float">
            <text:p>1.6404</text:p>
          </table:table-cell>
          <table:table-cell office:value-type="float" office:value="27.772178" calcext:value-type="float">
            <text:p>27.772178</text:p>
          </table:table-cell>
          <table:table-cell office:value-type="float" office:value="1.661672" calcext:value-type="float">
            <text:p>1.661672</text:p>
          </table:table-cell>
        </table:table-row>
        <table:table-row table:style-name="ro1">
          <table:table-cell office:value-type="float" office:value="27.7882" calcext:value-type="float">
            <text:p>27.7882</text:p>
          </table:table-cell>
          <table:table-cell office:value-type="float" office:value="1.627" calcext:value-type="float">
            <text:p>1.627</text:p>
          </table:table-cell>
          <table:table-cell office:value-type="float" office:value="27.788159" calcext:value-type="float">
            <text:p>27.788159</text:p>
          </table:table-cell>
          <table:table-cell office:value-type="float" office:value="1.648469" calcext:value-type="float">
            <text:p>1.648469</text:p>
          </table:table-cell>
        </table:table-row>
        <table:table-row table:style-name="ro1">
          <table:table-cell office:value-type="float" office:value="27.8041" calcext:value-type="float">
            <text:p>27.8041</text:p>
          </table:table-cell>
          <table:table-cell office:value-type="float" office:value="1.61301" calcext:value-type="float">
            <text:p>1.61301</text:p>
          </table:table-cell>
          <table:table-cell office:value-type="float" office:value="27.804114" calcext:value-type="float">
            <text:p>27.804114</text:p>
          </table:table-cell>
          <table:table-cell office:value-type="float" office:value="1.634686" calcext:value-type="float">
            <text:p>1.634686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1.59845" calcext:value-type="float">
            <text:p>1.59845</text:p>
          </table:table-cell>
          <table:table-cell office:value-type="float" office:value="27.820043" calcext:value-type="float">
            <text:p>27.820043</text:p>
          </table:table-cell>
          <table:table-cell office:value-type="float" office:value="1.620322" calcext:value-type="float">
            <text:p>1.620322</text:p>
          </table:table-cell>
        </table:table-row>
        <table:table-row table:style-name="ro1">
          <table:table-cell office:value-type="float" office:value="27.8359" calcext:value-type="float">
            <text:p>27.8359</text:p>
          </table:table-cell>
          <table:table-cell office:value-type="float" office:value="1.5833" calcext:value-type="float">
            <text:p>1.5833</text:p>
          </table:table-cell>
          <table:table-cell office:value-type="float" office:value="27.835948" calcext:value-type="float">
            <text:p>27.835948</text:p>
          </table:table-cell>
          <table:table-cell office:value-type="float" office:value="1.605381" calcext:value-type="float">
            <text:p>1.605381</text:p>
          </table:table-cell>
        </table:table-row>
        <table:table-row table:style-name="ro1">
          <table:table-cell office:value-type="float" office:value="27.8518" calcext:value-type="float">
            <text:p>27.8518</text:p>
          </table:table-cell>
          <table:table-cell office:value-type="float" office:value="1.56758" calcext:value-type="float">
            <text:p>1.56758</text:p>
          </table:table-cell>
          <table:table-cell office:value-type="float" office:value="27.851826" calcext:value-type="float">
            <text:p>27.851826</text:p>
          </table:table-cell>
          <table:table-cell office:value-type="float" office:value="1.589864" calcext:value-type="float">
            <text:p>1.589864</text:p>
          </table:table-cell>
        </table:table-row>
        <table:table-row table:style-name="ro1">
          <table:table-cell office:value-type="float" office:value="27.8677" calcext:value-type="float">
            <text:p>27.8677</text:p>
          </table:table-cell>
          <table:table-cell office:value-type="float" office:value="1.55129" calcext:value-type="float">
            <text:p>1.55129</text:p>
          </table:table-cell>
          <table:table-cell office:value-type="float" office:value="27.86768" calcext:value-type="float">
            <text:p>27.86768</text:p>
          </table:table-cell>
          <table:table-cell office:value-type="float" office:value="1.573772" calcext:value-type="float">
            <text:p>1.573772</text:p>
          </table:table-cell>
        </table:table-row>
        <table:table-row table:style-name="ro1">
          <table:table-cell office:value-type="float" office:value="27.8835" calcext:value-type="float">
            <text:p>27.8835</text:p>
          </table:table-cell>
          <table:table-cell office:value-type="float" office:value="1.53442" calcext:value-type="float">
            <text:p>1.53442</text:p>
          </table:table-cell>
          <table:table-cell office:value-type="float" office:value="27.883509" calcext:value-type="float">
            <text:p>27.883509</text:p>
          </table:table-cell>
          <table:table-cell office:value-type="float" office:value="1.557107" calcext:value-type="float">
            <text:p>1.557107</text:p>
          </table:table-cell>
        </table:table-row>
        <table:table-row table:style-name="ro1">
          <table:table-cell office:value-type="float" office:value="27.8993" calcext:value-type="float">
            <text:p>27.8993</text:p>
          </table:table-cell>
          <table:table-cell office:value-type="float" office:value="1.51699" calcext:value-type="float">
            <text:p>1.51699</text:p>
          </table:table-cell>
          <table:table-cell office:value-type="float" office:value="27.899312" calcext:value-type="float">
            <text:p>27.899312</text:p>
          </table:table-cell>
          <table:table-cell office:value-type="float" office:value="1.539872" calcext:value-type="float">
            <text:p>1.539872</text:p>
          </table:table-cell>
        </table:table-row>
        <table:table-row table:style-name="ro1">
          <table:table-cell office:value-type="float" office:value="27.9151" calcext:value-type="float">
            <text:p>27.9151</text:p>
          </table:table-cell>
          <table:table-cell office:value-type="float" office:value="1.49898" calcext:value-type="float">
            <text:p>1.49898</text:p>
          </table:table-cell>
          <table:table-cell office:value-type="float" office:value="27.915091" calcext:value-type="float">
            <text:p>27.915091</text:p>
          </table:table-cell>
          <table:table-cell office:value-type="float" office:value="1.522068" calcext:value-type="float">
            <text:p>1.522068</text:p>
          </table:table-cell>
        </table:table-row>
        <table:table-row table:style-name="ro1">
          <table:table-cell office:value-type="float" office:value="27.9308" calcext:value-type="float">
            <text:p>27.9308</text:p>
          </table:table-cell>
          <table:table-cell office:value-type="float" office:value="1.48041" calcext:value-type="float">
            <text:p>1.48041</text:p>
          </table:table-cell>
          <table:table-cell office:value-type="float" office:value="27.930844" calcext:value-type="float">
            <text:p>27.930844</text:p>
          </table:table-cell>
          <table:table-cell office:value-type="float" office:value="1.503697" calcext:value-type="float">
            <text:p>1.503697</text:p>
          </table:table-cell>
        </table:table-row>
        <table:table-row table:style-name="ro1">
          <table:table-cell office:value-type="float" office:value="27.9466" calcext:value-type="float">
            <text:p>27.9466</text:p>
          </table:table-cell>
          <table:table-cell office:value-type="float" office:value="1.46128" calcext:value-type="float">
            <text:p>1.46128</text:p>
          </table:table-cell>
          <table:table-cell office:value-type="float" office:value="27.946573" calcext:value-type="float">
            <text:p>27.946573</text:p>
          </table:table-cell>
          <table:table-cell office:value-type="float" office:value="1.484761" calcext:value-type="float">
            <text:p>1.484761</text:p>
          </table:table-cell>
        </table:table-row>
        <table:table-row table:style-name="ro1">
          <table:table-cell office:value-type="float" office:value="27.9623" calcext:value-type="float">
            <text:p>27.9623</text:p>
          </table:table-cell>
          <table:table-cell office:value-type="float" office:value="1.44158" calcext:value-type="float">
            <text:p>1.44158</text:p>
          </table:table-cell>
          <table:table-cell office:value-type="float" office:value="27.962277" calcext:value-type="float">
            <text:p>27.962277</text:p>
          </table:table-cell>
          <table:table-cell office:value-type="float" office:value="1.465262" calcext:value-type="float">
            <text:p>1.465262</text:p>
          </table:table-cell>
        </table:table-row>
        <table:table-row table:style-name="ro1">
          <table:table-cell office:value-type="float" office:value="27.978" calcext:value-type="float">
            <text:p>27.978</text:p>
          </table:table-cell>
          <table:table-cell office:value-type="float" office:value="1.42132" calcext:value-type="float">
            <text:p>1.42132</text:p>
          </table:table-cell>
          <table:table-cell office:value-type="float" office:value="27.977956" calcext:value-type="float">
            <text:p>27.977956</text:p>
          </table:table-cell>
          <table:table-cell office:value-type="float" office:value="1.445203" calcext:value-type="float">
            <text:p>1.445203</text:p>
          </table:table-cell>
        </table:table-row>
        <table:table-row table:style-name="ro1">
          <table:table-cell office:value-type="float" office:value="27.9936" calcext:value-type="float">
            <text:p>27.9936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27.993611" calcext:value-type="float">
            <text:p>27.993611</text:p>
          </table:table-cell>
          <table:table-cell office:value-type="float" office:value="1.424586" calcext:value-type="float">
            <text:p>1.424586</text:p>
          </table:table-cell>
        </table:table-row>
        <table:table-row table:style-name="ro1">
          <table:table-cell office:value-type="float" office:value="28.0092" calcext:value-type="float">
            <text:p>28.0092</text:p>
          </table:table-cell>
          <table:table-cell office:value-type="float" office:value="1.37914" calcext:value-type="float">
            <text:p>1.37914</text:p>
          </table:table-cell>
          <table:table-cell office:value-type="float" office:value="28.009241" calcext:value-type="float">
            <text:p>28.009241</text:p>
          </table:table-cell>
          <table:table-cell office:value-type="float" office:value="1.403412" calcext:value-type="float">
            <text:p>1.403412</text:p>
          </table:table-cell>
        </table:table-row>
        <table:table-row table:style-name="ro1">
          <table:table-cell office:value-type="float" office:value="28.0248" calcext:value-type="float">
            <text:p>28.0248</text:p>
          </table:table-cell>
          <table:table-cell office:value-type="float" office:value="1.35721" calcext:value-type="float">
            <text:p>1.35721</text:p>
          </table:table-cell>
          <table:table-cell office:value-type="float" office:value="28.024847" calcext:value-type="float">
            <text:p>28.024847</text:p>
          </table:table-cell>
          <table:table-cell office:value-type="float" office:value="1.381685" calcext:value-type="float">
            <text:p>1.381685</text:p>
          </table:table-cell>
        </table:table-row>
        <table:table-row table:style-name="ro1">
          <table:table-cell office:value-type="float" office:value="28.0404" calcext:value-type="float">
            <text:p>28.0404</text:p>
          </table:table-cell>
          <table:table-cell office:value-type="float" office:value="1.33474" calcext:value-type="float">
            <text:p>1.33474</text:p>
          </table:table-cell>
          <table:table-cell office:value-type="float" office:value="28.040429" calcext:value-type="float">
            <text:p>28.040429</text:p>
          </table:table-cell>
          <table:table-cell office:value-type="float" office:value="1.359407" calcext:value-type="float">
            <text:p>1.359407</text:p>
          </table:table-cell>
        </table:table-row>
        <table:table-row table:style-name="ro1">
          <table:table-cell office:value-type="float" office:value="28.056" calcext:value-type="float">
            <text:p>28.056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28.055986" calcext:value-type="float">
            <text:p>28.055986</text:p>
          </table:table-cell>
          <table:table-cell office:value-type="float" office:value="1.336579" calcext:value-type="float">
            <text:p>1.336579</text:p>
          </table:table-cell>
        </table:table-row>
        <table:table-row table:style-name="ro1">
          <table:table-cell office:value-type="float" office:value="28.0715" calcext:value-type="float">
            <text:p>28.0715</text:p>
          </table:table-cell>
          <table:table-cell office:value-type="float" office:value="1.28815" calcext:value-type="float">
            <text:p>1.28815</text:p>
          </table:table-cell>
          <table:table-cell office:value-type="float" office:value="28.071519" calcext:value-type="float">
            <text:p>28.071519</text:p>
          </table:table-cell>
          <table:table-cell office:value-type="float" office:value="1.313206" calcext:value-type="float">
            <text:p>1.313206</text:p>
          </table:table-cell>
        </table:table-row>
        <table:table-row table:style-name="ro1">
          <table:table-cell office:value-type="float" office:value="28.087" calcext:value-type="float">
            <text:p>28.087</text:p>
          </table:table-cell>
          <table:table-cell office:value-type="float" office:value="1.26404" calcext:value-type="float">
            <text:p>1.26404</text:p>
          </table:table-cell>
          <table:table-cell office:value-type="float" office:value="28.087028" calcext:value-type="float">
            <text:p>28.087028</text:p>
          </table:table-cell>
          <table:table-cell office:value-type="float" office:value="1.289288" calcext:value-type="float">
            <text:p>1.289288</text:p>
          </table:table-cell>
        </table:table-row>
        <table:table-row table:style-name="ro1">
          <table:table-cell office:value-type="float" office:value="28.1025" calcext:value-type="float">
            <text:p>28.1025</text:p>
          </table:table-cell>
          <table:table-cell office:value-type="float" office:value="1.23939" calcext:value-type="float">
            <text:p>1.23939</text:p>
          </table:table-cell>
          <table:table-cell office:value-type="float" office:value="28.102513" calcext:value-type="float">
            <text:p>28.102513</text:p>
          </table:table-cell>
          <table:table-cell office:value-type="float" office:value="1.264829" calcext:value-type="float">
            <text:p>1.264829</text:p>
          </table:table-cell>
        </table:table-row>
        <table:table-row table:style-name="ro1">
          <table:table-cell office:value-type="float" office:value="28.118" calcext:value-type="float">
            <text:p>28.118</text:p>
          </table:table-cell>
          <table:table-cell office:value-type="float" office:value="1.2142" calcext:value-type="float">
            <text:p>1.2142</text:p>
          </table:table-cell>
          <table:table-cell office:value-type="float" office:value="28.117973" calcext:value-type="float">
            <text:p>28.117973</text:p>
          </table:table-cell>
          <table:table-cell office:value-type="float" office:value="1.239831" calcext:value-type="float">
            <text:p>1.239831</text:p>
          </table:table-cell>
        </table:table-row>
        <table:table-row table:style-name="ro1">
          <table:table-cell office:value-type="float" office:value="28.1334" calcext:value-type="float">
            <text:p>28.1334</text:p>
          </table:table-cell>
          <table:table-cell office:value-type="float" office:value="1.18847" calcext:value-type="float">
            <text:p>1.18847</text:p>
          </table:table-cell>
          <table:table-cell office:value-type="float" office:value="28.13341" calcext:value-type="float">
            <text:p>28.13341</text:p>
          </table:table-cell>
          <table:table-cell office:value-type="float" office:value="1.214297" calcext:value-type="float">
            <text:p>1.214297</text:p>
          </table:table-cell>
        </table:table-row>
        <table:table-row table:style-name="ro1">
          <table:table-cell office:value-type="float" office:value="28.1488" calcext:value-type="float">
            <text:p>28.1488</text:p>
          </table:table-cell>
          <table:table-cell office:value-type="float" office:value="1.16221" calcext:value-type="float">
            <text:p>1.16221</text:p>
          </table:table-cell>
          <table:table-cell office:value-type="float" office:value="28.148823" calcext:value-type="float">
            <text:p>28.148823</text:p>
          </table:table-cell>
          <table:table-cell office:value-type="float" office:value="1.18823" calcext:value-type="float">
            <text:p>1.18823</text:p>
          </table:table-cell>
        </table:table-row>
        <table:table-row table:style-name="ro1">
          <table:table-cell office:value-type="float" office:value="28.1642" calcext:value-type="float">
            <text:p>28.1642</text:p>
          </table:table-cell>
          <table:table-cell office:value-type="float" office:value="1.13543" calcext:value-type="float">
            <text:p>1.13543</text:p>
          </table:table-cell>
          <table:table-cell office:value-type="float" office:value="28.164213" calcext:value-type="float">
            <text:p>28.164213</text:p>
          </table:table-cell>
          <table:table-cell office:value-type="float" office:value="1.161632" calcext:value-type="float">
            <text:p>1.161632</text:p>
          </table:table-cell>
        </table:table-row>
        <table:table-row table:style-name="ro1">
          <table:table-cell office:value-type="float" office:value="28.1796" calcext:value-type="float">
            <text:p>28.1796</text:p>
          </table:table-cell>
          <table:table-cell office:value-type="float" office:value="1.10811" calcext:value-type="float">
            <text:p>1.10811</text:p>
          </table:table-cell>
          <table:table-cell office:value-type="float" office:value="28.179578" calcext:value-type="float">
            <text:p>28.179578</text:p>
          </table:table-cell>
          <table:table-cell office:value-type="float" office:value="1.134506" calcext:value-type="float">
            <text:p>1.134506</text:p>
          </table:table-cell>
        </table:table-row>
        <table:table-row table:style-name="ro1">
          <table:table-cell office:value-type="float" office:value="28.1949" calcext:value-type="float">
            <text:p>28.1949</text:p>
          </table:table-cell>
          <table:table-cell office:value-type="float" office:value="1.08027" calcext:value-type="float">
            <text:p>1.08027</text:p>
          </table:table-cell>
          <table:table-cell office:value-type="float" office:value="28.194921" calcext:value-type="float">
            <text:p>28.194921</text:p>
          </table:table-cell>
          <table:table-cell office:value-type="float" office:value="1.106856" calcext:value-type="float">
            <text:p>1.106856</text:p>
          </table:table-cell>
        </table:table-row>
        <table:table-row table:style-name="ro1">
          <table:table-cell office:value-type="float" office:value="28.2102" calcext:value-type="float">
            <text:p>28.2102</text:p>
          </table:table-cell>
          <table:table-cell office:value-type="float" office:value="1.05191" calcext:value-type="float">
            <text:p>1.05191</text:p>
          </table:table-cell>
          <table:table-cell office:value-type="float" office:value="28.210239" calcext:value-type="float">
            <text:p>28.210239</text:p>
          </table:table-cell>
          <table:table-cell office:value-type="float" office:value="1.078683" calcext:value-type="float">
            <text:p>1.078683</text:p>
          </table:table-cell>
        </table:table-row>
        <table:table-row table:style-name="ro1">
          <table:table-cell office:value-type="float" office:value="28.2255" calcext:value-type="float">
            <text:p>28.2255</text:p>
          </table:table-cell>
          <table:table-cell office:value-type="float" office:value="1.02304" calcext:value-type="float">
            <text:p>1.02304</text:p>
          </table:table-cell>
          <table:table-cell office:value-type="float" office:value="28.225534" calcext:value-type="float">
            <text:p>28.225534</text:p>
          </table:table-cell>
          <table:table-cell office:value-type="float" office:value="1.049991" calcext:value-type="float">
            <text:p>1.049991</text:p>
          </table:table-cell>
        </table:table-row>
        <table:table-row table:style-name="ro1">
          <table:table-cell office:value-type="float" office:value="28.2408" calcext:value-type="float">
            <text:p>28.2408</text:p>
          </table:table-cell>
          <table:table-cell office:value-type="float" office:value="0.993643" calcext:value-type="float">
            <text:p>0.993643</text:p>
          </table:table-cell>
          <table:table-cell office:value-type="float" office:value="28.240806" calcext:value-type="float">
            <text:p>28.240806</text:p>
          </table:table-cell>
          <table:table-cell office:value-type="float" office:value="1.020783" calcext:value-type="float">
            <text:p>1.020783</text:p>
          </table:table-cell>
        </table:table-row>
        <table:table-row table:style-name="ro1">
          <table:table-cell office:value-type="float" office:value="28.2561" calcext:value-type="float">
            <text:p>28.2561</text:p>
          </table:table-cell>
          <table:table-cell office:value-type="float" office:value="0.963737" calcext:value-type="float">
            <text:p>0.963737</text:p>
          </table:table-cell>
          <table:table-cell office:value-type="float" office:value="28.256054" calcext:value-type="float">
            <text:p>28.256054</text:p>
          </table:table-cell>
          <table:table-cell office:value-type="float" office:value="0.991062" calcext:value-type="float">
            <text:p>0.991062</text:p>
          </table:table-cell>
        </table:table-row>
        <table:table-row table:style-name="ro1">
          <table:table-cell office:value-type="float" office:value="28.2713" calcext:value-type="float">
            <text:p>28.2713</text:p>
          </table:table-cell>
          <table:table-cell office:value-type="float" office:value="0.933321" calcext:value-type="float">
            <text:p>0.933321</text:p>
          </table:table-cell>
          <table:table-cell office:value-type="float" office:value="28.271279" calcext:value-type="float">
            <text:p>28.271279</text:p>
          </table:table-cell>
          <table:table-cell office:value-type="float" office:value="0.96083" calcext:value-type="float">
            <text:p>0.96083</text:p>
          </table:table-cell>
        </table:table-row>
        <table:table-row table:style-name="ro1">
          <table:table-cell office:value-type="float" office:value="28.2865" calcext:value-type="float">
            <text:p>28.2865</text:p>
          </table:table-cell>
          <table:table-cell office:value-type="float" office:value="0.9024" calcext:value-type="float">
            <text:p>0.9024</text:p>
          </table:table-cell>
          <table:table-cell office:value-type="float" office:value="28.286481" calcext:value-type="float">
            <text:p>28.286481</text:p>
          </table:table-cell>
          <table:table-cell office:value-type="float" office:value="0.930091" calcext:value-type="float">
            <text:p>0.930091</text:p>
          </table:table-cell>
        </table:table-row>
        <table:table-row table:style-name="ro1">
          <table:table-cell office:value-type="float" office:value="28.3017" calcext:value-type="float">
            <text:p>28.3017</text:p>
          </table:table-cell>
          <table:table-cell office:value-type="float" office:value="0.870975" calcext:value-type="float">
            <text:p>0.870975</text:p>
          </table:table-cell>
          <table:table-cell office:value-type="float" office:value="28.30166" calcext:value-type="float">
            <text:p>28.30166</text:p>
          </table:table-cell>
          <table:table-cell office:value-type="float" office:value="0.898848" calcext:value-type="float">
            <text:p>0.898848</text:p>
          </table:table-cell>
        </table:table-row>
        <table:table-row table:style-name="ro1">
          <table:table-cell office:value-type="float" office:value="28.3168" calcext:value-type="float">
            <text:p>28.3168</text:p>
          </table:table-cell>
          <table:table-cell office:value-type="float" office:value="0.839051" calcext:value-type="float">
            <text:p>0.839051</text:p>
          </table:table-cell>
          <table:table-cell office:value-type="float" office:value="28.316816" calcext:value-type="float">
            <text:p>28.316816</text:p>
          </table:table-cell>
          <table:table-cell office:value-type="float" office:value="0.867105" calcext:value-type="float">
            <text:p>0.867105</text:p>
          </table:table-cell>
        </table:table-row>
        <table:table-row table:style-name="ro1">
          <table:table-cell office:value-type="float" office:value="28.3319" calcext:value-type="float">
            <text:p>28.3319</text:p>
          </table:table-cell>
          <table:table-cell office:value-type="float" office:value="0.806629" calcext:value-type="float">
            <text:p>0.806629</text:p>
          </table:table-cell>
          <table:table-cell office:value-type="float" office:value="28.331949" calcext:value-type="float">
            <text:p>28.331949</text:p>
          </table:table-cell>
          <table:table-cell office:value-type="float" office:value="0.834863" calcext:value-type="float">
            <text:p>0.834863</text:p>
          </table:table-cell>
        </table:table-row>
        <table:table-row table:style-name="ro1">
          <table:table-cell office:value-type="float" office:value="28.3471" calcext:value-type="float">
            <text:p>28.3471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28.347058" calcext:value-type="float">
            <text:p>28.347058</text:p>
          </table:table-cell>
          <table:table-cell office:value-type="float" office:value="0.802127" calcext:value-type="float">
            <text:p>0.802127</text:p>
          </table:table-cell>
        </table:table-row>
        <table:table-row table:style-name="ro1">
          <table:table-cell office:value-type="float" office:value="28.3621" calcext:value-type="float">
            <text:p>28.3621</text:p>
          </table:table-cell>
          <table:table-cell office:value-type="float" office:value="0.740309" calcext:value-type="float">
            <text:p>0.740309</text:p>
          </table:table-cell>
          <table:table-cell office:value-type="float" office:value="28.362145" calcext:value-type="float">
            <text:p>28.362145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float" office:value="28.3772" calcext:value-type="float">
            <text:p>28.3772</text:p>
          </table:table-cell>
          <table:table-cell office:value-type="float" office:value="0.706416" calcext:value-type="float">
            <text:p>0.706416</text:p>
          </table:table-cell>
          <table:table-cell office:value-type="float" office:value="28.37721" calcext:value-type="float">
            <text:p>28.37721</text:p>
          </table:table-cell>
          <table:table-cell office:value-type="float" office:value="0.735184" calcext:value-type="float">
            <text:p>0.735184</text:p>
          </table:table-cell>
        </table:table-row>
        <table:table-row table:style-name="ro1">
          <table:table-cell office:value-type="float" office:value="28.3923" calcext:value-type="float">
            <text:p>28.3923</text:p>
          </table:table-cell>
          <table:table-cell office:value-type="float" office:value="0.672039" calcext:value-type="float">
            <text:p>0.672039</text:p>
          </table:table-cell>
          <table:table-cell office:value-type="float" office:value="28.392251" calcext:value-type="float">
            <text:p>28.392251</text:p>
          </table:table-cell>
          <table:table-cell office:value-type="float" office:value="0.700983" calcext:value-type="float">
            <text:p>0.700983</text:p>
          </table:table-cell>
        </table:table-row>
        <table:table-row table:style-name="ro1">
          <table:table-cell office:value-type="float" office:value="28.4073" calcext:value-type="float">
            <text:p>28.4073</text:p>
          </table:table-cell>
          <table:table-cell office:value-type="float" office:value="0.637182" calcext:value-type="float">
            <text:p>0.637182</text:p>
          </table:table-cell>
          <table:table-cell office:value-type="float" office:value="28.40727" calcext:value-type="float">
            <text:p>28.40727</text:p>
          </table:table-cell>
          <table:table-cell office:value-type="float" office:value="0.666301" calcext:value-type="float">
            <text:p>0.666301</text:p>
          </table:table-cell>
        </table:table-row>
        <table:table-row table:style-name="ro1">
          <table:table-cell office:value-type="float" office:value="28.4223" calcext:value-type="float">
            <text:p>28.4223</text:p>
          </table:table-cell>
          <table:table-cell office:value-type="float" office:value="0.601848" calcext:value-type="float">
            <text:p>0.601848</text:p>
          </table:table-cell>
          <table:table-cell office:value-type="float" office:value="28.422267" calcext:value-type="float">
            <text:p>28.422267</text:p>
          </table:table-cell>
          <table:table-cell office:value-type="float" office:value="0.631141" calcext:value-type="float">
            <text:p>0.631141</text:p>
          </table:table-cell>
        </table:table-row>
        <table:table-row table:style-name="ro1">
          <table:table-cell office:value-type="float" office:value="28.4372" calcext:value-type="float">
            <text:p>28.4372</text:p>
          </table:table-cell>
          <table:table-cell office:value-type="float" office:value="0.566039" calcext:value-type="float">
            <text:p>0.566039</text:p>
          </table:table-cell>
          <table:table-cell office:value-type="float" office:value="28.437241" calcext:value-type="float">
            <text:p>28.437241</text:p>
          </table:table-cell>
          <table:table-cell office:value-type="float" office:value="0.595506" calcext:value-type="float">
            <text:p>0.595506</text:p>
          </table:table-cell>
        </table:table-row>
        <table:table-row table:style-name="ro1">
          <table:table-cell office:value-type="float" office:value="28.4522" calcext:value-type="float">
            <text:p>28.4522</text:p>
          </table:table-cell>
          <table:table-cell office:value-type="float" office:value="0.529761" calcext:value-type="float">
            <text:p>0.529761</text:p>
          </table:table-cell>
          <table:table-cell office:value-type="float" office:value="28.452192" calcext:value-type="float">
            <text:p>28.452192</text:p>
          </table:table-cell>
          <table:table-cell office:value-type="float" office:value="0.559399" calcext:value-type="float">
            <text:p>0.559399</text:p>
          </table:table-cell>
        </table:table-row>
        <table:table-row table:style-name="ro1">
          <table:table-cell office:value-type="float" office:value="28.4671" calcext:value-type="float">
            <text:p>28.4671</text:p>
          </table:table-cell>
          <table:table-cell office:value-type="float" office:value="0.493015" calcext:value-type="float">
            <text:p>0.493015</text:p>
          </table:table-cell>
          <table:table-cell office:value-type="float" office:value="28.467121" calcext:value-type="float">
            <text:p>28.467121</text:p>
          </table:table-cell>
          <table:table-cell office:value-type="float" office:value="0.522824" calcext:value-type="float">
            <text:p>0.522824</text:p>
          </table:table-cell>
        </table:table-row>
        <table:table-row table:style-name="ro1">
          <table:table-cell office:value-type="float" office:value="28.482" calcext:value-type="float">
            <text:p>28.482</text:p>
          </table:table-cell>
          <table:table-cell office:value-type="float" office:value="0.455805" calcext:value-type="float">
            <text:p>0.455805</text:p>
          </table:table-cell>
          <table:table-cell office:value-type="float" office:value="28.482028" calcext:value-type="float">
            <text:p>28.482028</text:p>
          </table:table-cell>
          <table:table-cell office:value-type="float" office:value="0.485784" calcext:value-type="float">
            <text:p>0.485784</text:p>
          </table:table-cell>
        </table:table-row>
        <table:table-row table:style-name="ro1">
          <table:table-cell office:value-type="float" office:value="28.4969" calcext:value-type="float">
            <text:p>28.4969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28.496913" calcext:value-type="float">
            <text:p>28.496913</text:p>
          </table:table-cell>
          <table:table-cell office:value-type="float" office:value="0.448283" calcext:value-type="float">
            <text:p>0.448283</text:p>
          </table:table-cell>
        </table:table-row>
        <table:table-row table:style-name="ro1">
          <table:table-cell office:value-type="float" office:value="28.5118" calcext:value-type="float">
            <text:p>28.5118</text:p>
          </table:table-cell>
          <table:table-cell office:value-type="float" office:value="0.380008" calcext:value-type="float">
            <text:p>0.380008</text:p>
          </table:table-cell>
          <table:table-cell office:value-type="float" office:value="28.511775" calcext:value-type="float">
            <text:p>28.511775</text:p>
          </table:table-cell>
          <table:table-cell office:value-type="float" office:value="0.410324" calcext:value-type="float">
            <text:p>0.410324</text:p>
          </table:table-cell>
        </table:table-row>
        <table:table-row table:style-name="ro1">
          <table:table-cell office:value-type="float" office:value="28.5266" calcext:value-type="float">
            <text:p>28.5266</text:p>
          </table:table-cell>
          <table:table-cell office:value-type="float" office:value="0.341428" calcext:value-type="float">
            <text:p>0.341428</text:p>
          </table:table-cell>
          <table:table-cell office:value-type="float" office:value="28.526616" calcext:value-type="float">
            <text:p>28.526616</text:p>
          </table:table-cell>
          <table:table-cell office:value-type="float" office:value="0.37191" calcext:value-type="float">
            <text:p>0.37191</text:p>
          </table:table-cell>
        </table:table-row>
        <table:table-row table:style-name="ro1">
          <table:table-cell office:value-type="float" office:value="28.5414" calcext:value-type="float">
            <text:p>28.5414</text:p>
          </table:table-cell>
          <table:table-cell office:value-type="float" office:value="0.302398" calcext:value-type="float">
            <text:p>0.302398</text:p>
          </table:table-cell>
          <table:table-cell office:value-type="float" office:value="28.541434" calcext:value-type="float">
            <text:p>28.541434</text:p>
          </table:table-cell>
          <table:table-cell office:value-type="float" office:value="0.333046" calcext:value-type="float">
            <text:p>0.333046</text:p>
          </table:table-cell>
        </table:table-row>
        <table:table-row table:style-name="ro1">
          <table:table-cell office:value-type="float" office:value="28.5562" calcext:value-type="float">
            <text:p>28.5562</text:p>
          </table:table-cell>
          <table:table-cell office:value-type="float" office:value="0.262921" calcext:value-type="float">
            <text:p>0.262921</text:p>
          </table:table-cell>
          <table:table-cell office:value-type="float" office:value="28.556231" calcext:value-type="float">
            <text:p>28.556231</text:p>
          </table:table-cell>
          <table:table-cell office:value-type="float" office:value="0.293733" calcext:value-type="float">
            <text:p>0.293733</text:p>
          </table:table-cell>
        </table:table-row>
        <table:table-row table:style-name="ro1">
          <table:table-cell office:value-type="float" office:value="28.571" calcext:value-type="float">
            <text:p>28.571</text:p>
          </table:table-cell>
          <table:table-cell office:value-type="float" office:value="0.223001" calcext:value-type="float">
            <text:p>0.223001</text:p>
          </table:table-cell>
          <table:table-cell office:value-type="float" office:value="28.571005" calcext:value-type="float">
            <text:p>28.571005</text:p>
          </table:table-cell>
          <table:table-cell office:value-type="float" office:value="0.253977" calcext:value-type="float">
            <text:p>0.253977</text:p>
          </table:table-cell>
        </table:table-row>
        <table:table-row table:style-name="ro1">
          <table:table-cell office:value-type="float" office:value="28.5858" calcext:value-type="float">
            <text:p>28.5858</text:p>
          </table:table-cell>
          <table:table-cell office:value-type="float" office:value="0.182643" calcext:value-type="float">
            <text:p>0.182643</text:p>
          </table:table-cell>
          <table:table-cell office:value-type="float" office:value="28.585758" calcext:value-type="float">
            <text:p>28.585758</text:p>
          </table:table-cell>
          <table:table-cell office:value-type="float" office:value="0.213781" calcext:value-type="float">
            <text:p>0.213781</text:p>
          </table:table-cell>
        </table:table-row>
        <table:table-row table:style-name="ro1">
          <table:table-cell office:value-type="float" office:value="28.6005" calcext:value-type="float">
            <text:p>28.6005</text:p>
          </table:table-cell>
          <table:table-cell office:value-type="float" office:value="0.141848" calcext:value-type="float">
            <text:p>0.141848</text:p>
          </table:table-cell>
          <table:table-cell office:value-type="float" office:value="28.600489" calcext:value-type="float">
            <text:p>28.600489</text:p>
          </table:table-cell>
          <table:table-cell office:value-type="float" office:value="0.173147" calcext:value-type="float">
            <text:p>0.173147</text:p>
          </table:table-cell>
        </table:table-row>
        <table:table-row table:style-name="ro1">
          <table:table-cell office:value-type="float" office:value="28.6152" calcext:value-type="float">
            <text:p>28.6152</text:p>
          </table:table-cell>
          <table:table-cell office:value-type="float" office:value="0.100621" calcext:value-type="float">
            <text:p>0.100621</text:p>
          </table:table-cell>
          <table:table-cell office:value-type="float" office:value="28.615198" calcext:value-type="float">
            <text:p>28.615198</text:p>
          </table:table-cell>
          <table:table-cell office:value-type="float" office:value="0.13208" calcext:value-type="float">
            <text:p>0.13208</text:p>
          </table:table-cell>
        </table:table-row>
        <table:table-row table:style-name="ro1">
          <table:table-cell office:value-type="float" office:value="28.6299" calcext:value-type="float">
            <text:p>28.6299</text:p>
          </table:table-cell>
          <table:table-cell office:value-type="float" office:value="0.0589648" calcext:value-type="float">
            <text:p>0.0589648</text:p>
          </table:table-cell>
          <table:table-cell office:value-type="float" office:value="28.629886" calcext:value-type="float">
            <text:p>28.629886</text:p>
          </table:table-cell>
          <table:table-cell office:value-type="float" office:value="0.090584" calcext:value-type="float">
            <text:p>0.090584</text:p>
          </table:table-cell>
        </table:table-row>
        <table:table-row table:style-name="ro1">
          <table:table-cell office:value-type="float" office:value="28.6446" calcext:value-type="float">
            <text:p>28.6446</text:p>
          </table:table-cell>
          <table:table-cell office:value-type="float" office:value="0.0168837" calcext:value-type="float">
            <text:p>0.0168837</text:p>
          </table:table-cell>
          <table:table-cell office:value-type="float" office:value="28.644552" calcext:value-type="float">
            <text:p>28.644552</text:p>
          </table:table-cell>
          <table:table-cell office:value-type="float" office:value="0.04866" calcext:value-type="float">
            <text:p>0.04866</text:p>
          </table:table-cell>
        </table:table-row>
        <table:table-row table:style-name="ro1">
          <table:table-cell office:value-type="float" office:value="28.6592" calcext:value-type="float">
            <text:p>28.6592</text:p>
          </table:table-cell>
          <table:table-cell office:value-type="float" office:value="0" calcext:value-type="float">
            <text:p>0</text:p>
          </table:table-cell>
          <table:table-cell office:value-type="float" office:value="28.659196" calcext:value-type="float">
            <text:p>28.659196</text:p>
          </table:table-cell>
          <table:table-cell office:value-type="float" office:value="0.006314" calcext:value-type="float">
            <text:p>0.006314</text:p>
          </table:table-cell>
        </table:table-row>
        <table:table-row table:style-name="ro1">
          <table:table-cell office:value-type="float" office:value="28.7762" calcext:value-type="float">
            <text:p>28.7762</text:p>
          </table:table-cell>
          <table:table-cell office:value-type="float" office:value="0" calcext:value-type="float">
            <text:p>0</text:p>
          </table:table-cell>
          <table:table-cell office:value-type="float" office:value="28.673819" calcext:value-type="float">
            <text:p>28.67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908" calcext:value-type="float">
            <text:p>28.7908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28.790633" calcext:value-type="float">
            <text:p>28.79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054" calcext:value-type="float">
            <text:p>28.8054</text:p>
          </table:table-cell>
          <table:table-cell office:value-type="float" office:value="0.0842262" calcext:value-type="float">
            <text:p>0.0842262</text:p>
          </table:table-cell>
          <table:table-cell office:value-type="float" office:value="28.805234" calcext:value-type="float">
            <text:p>28.805234</text:p>
          </table:table-cell>
          <table:table-cell office:value-type="float" office:value="0.043181" calcext:value-type="float">
            <text:p>0.043181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125177" calcext:value-type="float">
            <text:p>0.125177</text:p>
          </table:table-cell>
          <table:table-cell office:value-type="float" office:value="28.819815" calcext:value-type="float">
            <text:p>28.819815</text:p>
          </table:table-cell>
          <table:table-cell office:value-type="float" office:value="0.085577" calcext:value-type="float">
            <text:p>0.085577</text:p>
          </table:table-cell>
        </table:table-row>
        <table:table-row table:style-name="ro1">
          <table:table-cell office:value-type="float" office:value="28.8345" calcext:value-type="float">
            <text:p>28.8345</text:p>
          </table:table-cell>
          <table:table-cell office:value-type="float" office:value="0.165361" calcext:value-type="float">
            <text:p>0.165361</text:p>
          </table:table-cell>
          <table:table-cell office:value-type="float" office:value="28.834374" calcext:value-type="float">
            <text:p>28.834374</text:p>
          </table:table-cell>
          <table:table-cell office:value-type="float" office:value="0.127194" calcext:value-type="float">
            <text:p>0.127194</text:p>
          </table:table-cell>
        </table:table-row>
        <table:table-row table:style-name="ro1">
          <table:table-cell office:value-type="float" office:value="28.8491" calcext:value-type="float">
            <text:p>28.8491</text:p>
          </table:table-cell>
          <table:table-cell office:value-type="float" office:value="0.204785" calcext:value-type="float">
            <text:p>0.204785</text:p>
          </table:table-cell>
          <table:table-cell office:value-type="float" office:value="28.848912" calcext:value-type="float">
            <text:p>28.848912</text:p>
          </table:table-cell>
          <table:table-cell office:value-type="float" office:value="0.16804" calcext:value-type="float">
            <text:p>0.16804</text:p>
          </table:table-cell>
        </table:table-row>
        <table:table-row table:style-name="ro1">
          <table:table-cell office:value-type="float" office:value="28.8636" calcext:value-type="float">
            <text:p>28.8636</text:p>
          </table:table-cell>
          <table:table-cell office:value-type="float" office:value="0.243454" calcext:value-type="float">
            <text:p>0.243454</text:p>
          </table:table-cell>
          <table:table-cell office:value-type="float" office:value="28.863429" calcext:value-type="float">
            <text:p>28.863429</text:p>
          </table:table-cell>
          <table:table-cell office:value-type="float" office:value="0.208121" calcext:value-type="float">
            <text:p>0.208121</text:p>
          </table:table-cell>
        </table:table-row>
        <table:table-row table:style-name="ro1">
          <table:table-cell office:value-type="float" office:value="28.8781" calcext:value-type="float">
            <text:p>28.8781</text:p>
          </table:table-cell>
          <table:table-cell office:value-type="float" office:value="0.281376" calcext:value-type="float">
            <text:p>0.281376</text:p>
          </table:table-cell>
          <table:table-cell office:value-type="float" office:value="28.877924" calcext:value-type="float">
            <text:p>28.877924</text:p>
          </table:table-cell>
          <table:table-cell office:value-type="float" office:value="0.247442" calcext:value-type="float">
            <text:p>0.247442</text:p>
          </table:table-cell>
        </table:table-row>
        <table:table-row table:style-name="ro1">
          <table:table-cell office:value-type="float" office:value="28.8926" calcext:value-type="float">
            <text:p>28.8926</text:p>
          </table:table-cell>
          <table:table-cell office:value-type="float" office:value="0.318555" calcext:value-type="float">
            <text:p>0.318555</text:p>
          </table:table-cell>
          <table:table-cell office:value-type="float" office:value="28.892399" calcext:value-type="float">
            <text:p>28.892399</text:p>
          </table:table-cell>
          <table:table-cell office:value-type="float" office:value="0.28601" calcext:value-type="float">
            <text:p>0.28601</text:p>
          </table:table-cell>
        </table:table-row>
        <table:table-row table:style-name="ro1">
          <table:table-cell office:value-type="float" office:value="28.907" calcext:value-type="float">
            <text:p>28.907</text:p>
          </table:table-cell>
          <table:table-cell office:value-type="float" office:value="0.354997" calcext:value-type="float">
            <text:p>0.354997</text:p>
          </table:table-cell>
          <table:table-cell office:value-type="float" office:value="28.906853" calcext:value-type="float">
            <text:p>28.906853</text:p>
          </table:table-cell>
          <table:table-cell office:value-type="float" office:value="0.323831" calcext:value-type="float">
            <text:p>0.323831</text:p>
          </table:table-cell>
        </table:table-row>
        <table:table-row table:style-name="ro1">
          <table:table-cell office:value-type="float" office:value="28.9215" calcext:value-type="float">
            <text:p>28.9215</text:p>
          </table:table-cell>
          <table:table-cell office:value-type="float" office:value="0.390707" calcext:value-type="float">
            <text:p>0.390707</text:p>
          </table:table-cell>
          <table:table-cell office:value-type="float" office:value="28.921286" calcext:value-type="float">
            <text:p>28.921286</text:p>
          </table:table-cell>
          <table:table-cell office:value-type="float" office:value="0.36091" calcext:value-type="float">
            <text:p>0.36091</text:p>
          </table:table-cell>
        </table:table-row>
        <table:table-row table:style-name="ro1">
          <table:table-cell office:value-type="float" office:value="28.9359" calcext:value-type="float">
            <text:p>28.9359</text:p>
          </table:table-cell>
          <table:table-cell office:value-type="float" office:value="0.425691" calcext:value-type="float">
            <text:p>0.425691</text:p>
          </table:table-cell>
          <table:table-cell office:value-type="float" office:value="28.935698" calcext:value-type="float">
            <text:p>28.935698</text:p>
          </table:table-cell>
          <table:table-cell office:value-type="float" office:value="0.397253" calcext:value-type="float">
            <text:p>0.397253</text:p>
          </table:table-cell>
        </table:table-row>
        <table:table-row table:style-name="ro1">
          <table:table-cell office:value-type="float" office:value="28.9503" calcext:value-type="float">
            <text:p>28.9503</text:p>
          </table:table-cell>
          <table:table-cell office:value-type="float" office:value="0.459954" calcext:value-type="float">
            <text:p>0.459954</text:p>
          </table:table-cell>
          <table:table-cell office:value-type="float" office:value="28.950089" calcext:value-type="float">
            <text:p>28.950089</text:p>
          </table:table-cell>
          <table:table-cell office:value-type="float" office:value="0.432866" calcext:value-type="float">
            <text:p>0.432866</text:p>
          </table:table-cell>
        </table:table-row>
        <table:table-row table:style-name="ro1">
          <table:table-cell office:value-type="float" office:value="28.9646" calcext:value-type="float">
            <text:p>28.96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28.964459" calcext:value-type="float">
            <text:p>28.964459</text:p>
          </table:table-cell>
          <table:table-cell office:value-type="float" office:value="0.467753" calcext:value-type="float">
            <text:p>0.467753</text:p>
          </table:table-cell>
        </table:table-row>
        <table:table-row table:style-name="ro1">
          <table:table-cell office:value-type="float" office:value="28.979" calcext:value-type="float">
            <text:p>28.979</text:p>
          </table:table-cell>
          <table:table-cell office:value-type="float" office:value="0.526336" calcext:value-type="float">
            <text:p>0.526336</text:p>
          </table:table-cell>
          <table:table-cell office:value-type="float" office:value="28.978809" calcext:value-type="float">
            <text:p>28.978809</text:p>
          </table:table-cell>
          <table:table-cell office:value-type="float" office:value="0.50192" calcext:value-type="float">
            <text:p>0.50192</text:p>
          </table:table-cell>
        </table:table-row>
        <table:table-row table:style-name="ro1">
          <table:table-cell office:value-type="float" office:value="28.9933" calcext:value-type="float">
            <text:p>28.9933</text:p>
          </table:table-cell>
          <table:table-cell office:value-type="float" office:value="0.558465" calcext:value-type="float">
            <text:p>0.558465</text:p>
          </table:table-cell>
          <table:table-cell office:value-type="float" office:value="28.993139" calcext:value-type="float">
            <text:p>28.993139</text:p>
          </table:table-cell>
          <table:table-cell office:value-type="float" office:value="0.535372" calcext:value-type="float">
            <text:p>0.535372</text:p>
          </table:table-cell>
        </table:table-row>
        <table:table-row table:style-name="ro1">
          <table:table-cell office:value-type="float" office:value="29.0076" calcext:value-type="float">
            <text:p>29.0076</text:p>
          </table:table-cell>
          <table:table-cell office:value-type="float" office:value="0.589892" calcext:value-type="float">
            <text:p>0.589892</text:p>
          </table:table-cell>
          <table:table-cell office:value-type="float" office:value="29.007447" calcext:value-type="float">
            <text:p>29.007447</text:p>
          </table:table-cell>
          <table:table-cell office:value-type="float" office:value="0.568113" calcext:value-type="float">
            <text:p>0.568113</text:p>
          </table:table-cell>
        </table:table-row>
        <table:table-row table:style-name="ro1">
          <table:table-cell office:value-type="float" office:value="29.0219" calcext:value-type="float">
            <text:p>29.0219</text:p>
          </table:table-cell>
          <table:table-cell office:value-type="float" office:value="0.620621" calcext:value-type="float">
            <text:p>0.620621</text:p>
          </table:table-cell>
          <table:table-cell office:value-type="float" office:value="29.021736" calcext:value-type="float">
            <text:p>29.021736</text:p>
          </table:table-cell>
          <table:table-cell office:value-type="float" office:value="0.600148" calcext:value-type="float">
            <text:p>0.600148</text:p>
          </table:table-cell>
        </table:table-row>
        <table:table-row table:style-name="ro1">
          <table:table-cell office:value-type="float" office:value="29.0362" calcext:value-type="float">
            <text:p>29.0362</text:p>
          </table:table-cell>
          <table:table-cell office:value-type="float" office:value="0.650657" calcext:value-type="float">
            <text:p>0.650657</text:p>
          </table:table-cell>
          <table:table-cell office:value-type="float" office:value="29.036003" calcext:value-type="float">
            <text:p>29.036003</text:p>
          </table:table-cell>
          <table:table-cell office:value-type="float" office:value="0.631482" calcext:value-type="float">
            <text:p>0.631482</text:p>
          </table:table-cell>
        </table:table-row>
        <table:table-row table:style-name="ro1">
          <table:table-cell office:value-type="float" office:value="29.0504" calcext:value-type="float">
            <text:p>29.0504</text:p>
          </table:table-cell>
          <table:table-cell office:value-type="float" office:value="0.680004" calcext:value-type="float">
            <text:p>0.680004</text:p>
          </table:table-cell>
          <table:table-cell office:value-type="float" office:value="29.050251" calcext:value-type="float">
            <text:p>29.050251</text:p>
          </table:table-cell>
          <table:table-cell office:value-type="float" office:value="0.66212" calcext:value-type="float">
            <text:p>0.66212</text:p>
          </table:table-cell>
        </table:table-row>
        <table:table-row table:style-name="ro1">
          <table:table-cell office:value-type="float" office:value="29.0646" calcext:value-type="float">
            <text:p>29.0646</text:p>
          </table:table-cell>
          <table:table-cell office:value-type="float" office:value="0.708667" calcext:value-type="float">
            <text:p>0.708667</text:p>
          </table:table-cell>
          <table:table-cell office:value-type="float" office:value="29.064478" calcext:value-type="float">
            <text:p>29.064478</text:p>
          </table:table-cell>
          <table:table-cell office:value-type="float" office:value="0.692065" calcext:value-type="float">
            <text:p>0.692065</text:p>
          </table:table-cell>
        </table:table-row>
        <table:table-row table:style-name="ro1">
          <table:table-cell office:value-type="float" office:value="29.0789" calcext:value-type="float">
            <text:p>29.0789</text:p>
          </table:table-cell>
          <table:table-cell office:value-type="float" office:value="0.736648" calcext:value-type="float">
            <text:p>0.736648</text:p>
          </table:table-cell>
          <table:table-cell office:value-type="float" office:value="29.078685" calcext:value-type="float">
            <text:p>29.078685</text:p>
          </table:table-cell>
          <table:table-cell office:value-type="float" office:value="0.721322" calcext:value-type="float">
            <text:p>0.721322</text:p>
          </table:table-cell>
        </table:table-row>
        <table:table-row table:style-name="ro1">
          <table:table-cell office:value-type="float" office:value="29.093" calcext:value-type="float">
            <text:p>29.093</text:p>
          </table:table-cell>
          <table:table-cell office:value-type="float" office:value="0.763953" calcext:value-type="float">
            <text:p>0.763953</text:p>
          </table:table-cell>
          <table:table-cell office:value-type="float" office:value="29.092872" calcext:value-type="float">
            <text:p>29.092872</text:p>
          </table:table-cell>
          <table:table-cell office:value-type="float" office:value="0.749895" calcext:value-type="float">
            <text:p>0.749895</text:p>
          </table:table-cell>
        </table:table-row>
        <table:table-row table:style-name="ro1">
          <table:table-cell office:value-type="float" office:value="29.1072" calcext:value-type="float">
            <text:p>29.1072</text:p>
          </table:table-cell>
          <table:table-cell office:value-type="float" office:value="0.790584" calcext:value-type="float">
            <text:p>0.790584</text:p>
          </table:table-cell>
          <table:table-cell office:value-type="float" office:value="29.107039" calcext:value-type="float">
            <text:p>29.107039</text:p>
          </table:table-cell>
          <table:table-cell office:value-type="float" office:value="0.777787" calcext:value-type="float">
            <text:p>0.777787</text:p>
          </table:table-cell>
        </table:table-row>
        <table:table-row table:style-name="ro1">
          <table:table-cell office:value-type="float" office:value="29.1214" calcext:value-type="float">
            <text:p>29.1214</text:p>
          </table:table-cell>
          <table:table-cell office:value-type="float" office:value="0.816545" calcext:value-type="float">
            <text:p>0.816545</text:p>
          </table:table-cell>
          <table:table-cell office:value-type="float" office:value="29.121185" calcext:value-type="float">
            <text:p>29.121185</text:p>
          </table:table-cell>
          <table:table-cell office:value-type="float" office:value="0.805003" calcext:value-type="float">
            <text:p>0.805003</text:p>
          </table:table-cell>
        </table:table-row>
        <table:table-row table:style-name="ro1">
          <table:table-cell office:value-type="float" office:value="29.1355" calcext:value-type="float">
            <text:p>29.1355</text:p>
          </table:table-cell>
          <table:table-cell office:value-type="float" office:value="0.84184" calcext:value-type="float">
            <text:p>0.84184</text:p>
          </table:table-cell>
          <table:table-cell office:value-type="float" office:value="29.135312" calcext:value-type="float">
            <text:p>29.135312</text:p>
          </table:table-cell>
          <table:table-cell office:value-type="float" office:value="0.831547" calcext:value-type="float">
            <text:p>0.831547</text:p>
          </table:table-cell>
        </table:table-row>
        <table:table-row table:style-name="ro1">
          <table:table-cell office:value-type="float" office:value="29.1496" calcext:value-type="float">
            <text:p>29.1496</text:p>
          </table:table-cell>
          <table:table-cell office:value-type="float" office:value="0.866473" calcext:value-type="float">
            <text:p>0.866473</text:p>
          </table:table-cell>
          <table:table-cell office:value-type="float" office:value="29.149418" calcext:value-type="float">
            <text:p>29.149418</text:p>
          </table:table-cell>
          <table:table-cell office:value-type="float" office:value="0.857421" calcext:value-type="float">
            <text:p>0.857421</text:p>
          </table:table-cell>
        </table:table-row>
        <table:table-row table:style-name="ro1">
          <table:table-cell office:value-type="float" office:value="29.1637" calcext:value-type="float">
            <text:p>29.1637</text:p>
          </table:table-cell>
          <table:table-cell office:value-type="float" office:value="0.890446" calcext:value-type="float">
            <text:p>0.890446</text:p>
          </table:table-cell>
          <table:table-cell office:value-type="float" office:value="29.163505" calcext:value-type="float">
            <text:p>29.163505</text:p>
          </table:table-cell>
          <table:table-cell office:value-type="float" office:value="0.88263" calcext:value-type="float">
            <text:p>0.88263</text:p>
          </table:table-cell>
        </table:table-row>
        <table:table-row table:style-name="ro1">
          <table:table-cell office:value-type="float" office:value="29.1777" calcext:value-type="float">
            <text:p>29.1777</text:p>
          </table:table-cell>
          <table:table-cell office:value-type="float" office:value="0.913763" calcext:value-type="float">
            <text:p>0.913763</text:p>
          </table:table-cell>
          <table:table-cell office:value-type="float" office:value="29.177572" calcext:value-type="float">
            <text:p>29.177572</text:p>
          </table:table-cell>
          <table:table-cell office:value-type="float" office:value="0.907177" calcext:value-type="float">
            <text:p>0.907177</text:p>
          </table:table-cell>
        </table:table-row>
        <table:table-row table:style-name="ro1">
          <table:table-cell office:value-type="float" office:value="29.1918" calcext:value-type="float">
            <text:p>29.1918</text:p>
          </table:table-cell>
          <table:table-cell office:value-type="float" office:value="0.936426" calcext:value-type="float">
            <text:p>0.936426</text:p>
          </table:table-cell>
          <table:table-cell office:value-type="float" office:value="29.191619" calcext:value-type="float">
            <text:p>29.191619</text:p>
          </table:table-cell>
          <table:table-cell office:value-type="float" office:value="0.931065" calcext:value-type="float">
            <text:p>0.931065</text:p>
          </table:table-cell>
        </table:table-row>
        <table:table-row table:style-name="ro1">
          <table:table-cell office:value-type="float" office:value="29.2058" calcext:value-type="float">
            <text:p>29.2058</text:p>
          </table:table-cell>
          <table:table-cell office:value-type="float" office:value="0.95844" calcext:value-type="float">
            <text:p>0.95844</text:p>
          </table:table-cell>
          <table:table-cell office:value-type="float" office:value="29.205646" calcext:value-type="float">
            <text:p>29.205646</text:p>
          </table:table-cell>
          <table:table-cell office:value-type="float" office:value="0.954298" calcext:value-type="float">
            <text:p>0.954298</text:p>
          </table:table-cell>
        </table:table-row>
        <table:table-row table:style-name="ro1">
          <table:table-cell office:value-type="float" office:value="29.2198" calcext:value-type="float">
            <text:p>29.2198</text:p>
          </table:table-cell>
          <table:table-cell office:value-type="float" office:value="0.979806" calcext:value-type="float">
            <text:p>0.979806</text:p>
          </table:table-cell>
          <table:table-cell office:value-type="float" office:value="29.219654" calcext:value-type="float">
            <text:p>29.219654</text:p>
          </table:table-cell>
          <table:table-cell office:value-type="float" office:value="0.976878" calcext:value-type="float">
            <text:p>0.976878</text:p>
          </table:table-cell>
        </table:table-row>
        <table:table-row table:style-name="ro1">
          <table:table-cell office:value-type="float" office:value="29.2338" calcext:value-type="float">
            <text:p>29.2338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29.233642" calcext:value-type="float">
            <text:p>29.233642</text:p>
          </table:table-cell>
          <table:table-cell office:value-type="float" office:value="0.998808" calcext:value-type="float">
            <text:p>0.998808</text:p>
          </table:table-cell>
        </table:table-row>
        <table:table-row table:style-name="ro1">
          <table:table-cell office:value-type="float" office:value="29.2478" calcext:value-type="float">
            <text:p>29.2478</text:p>
          </table:table-cell>
          <table:table-cell office:value-type="float" office:value="1.02061" calcext:value-type="float">
            <text:p>1.02061</text:p>
          </table:table-cell>
          <table:table-cell office:value-type="float" office:value="29.247611" calcext:value-type="float">
            <text:p>29.247611</text:p>
          </table:table-cell>
          <table:table-cell office:value-type="float" office:value="1.020092" calcext:value-type="float">
            <text:p>1.020092</text:p>
          </table:table-cell>
        </table:table-row>
        <table:table-row table:style-name="ro1">
          <table:table-cell office:value-type="float" office:value="29.2617" calcext:value-type="float">
            <text:p>29.2617</text:p>
          </table:table-cell>
          <table:table-cell office:value-type="float" office:value="1.04005" calcext:value-type="float">
            <text:p>1.04005</text:p>
          </table:table-cell>
          <table:table-cell office:value-type="float" office:value="29.26156" calcext:value-type="float">
            <text:p>29.26156</text:p>
          </table:table-cell>
          <table:table-cell office:value-type="float" office:value="1.040732" calcext:value-type="float">
            <text:p>1.040732</text:p>
          </table:table-cell>
        </table:table-row>
        <table:table-row table:style-name="ro1">
          <table:table-cell office:value-type="float" office:value="29.2757" calcext:value-type="float">
            <text:p>29.2757</text:p>
          </table:table-cell>
          <table:table-cell office:value-type="float" office:value="1.05885" calcext:value-type="float">
            <text:p>1.05885</text:p>
          </table:table-cell>
          <table:table-cell office:value-type="float" office:value="29.275489" calcext:value-type="float">
            <text:p>29.275489</text:p>
          </table:table-cell>
          <table:table-cell office:value-type="float" office:value="1.060731" calcext:value-type="float">
            <text:p>1.060731</text:p>
          </table:table-cell>
        </table:table-row>
        <table:table-row table:style-name="ro1">
          <table:table-cell office:value-type="float" office:value="29.2896" calcext:value-type="float">
            <text:p>29.2896</text:p>
          </table:table-cell>
          <table:table-cell office:value-type="float" office:value="1.07703" calcext:value-type="float">
            <text:p>1.07703</text:p>
          </table:table-cell>
          <table:table-cell office:value-type="float" office:value="29.289399" calcext:value-type="float">
            <text:p>29.289399</text:p>
          </table:table-cell>
          <table:table-cell office:value-type="float" office:value="1.080091" calcext:value-type="float">
            <text:p>1.080091</text:p>
          </table:table-cell>
        </table:table-row>
        <table:table-row table:style-name="ro1">
          <table:table-cell office:value-type="float" office:value="29.3035" calcext:value-type="float">
            <text:p>29.3035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29.30329" calcext:value-type="float">
            <text:p>29.30329</text:p>
          </table:table-cell>
          <table:table-cell office:value-type="float" office:value="1.098816" calcext:value-type="float">
            <text:p>1.098816</text:p>
          </table:table-cell>
        </table:table-row>
        <table:table-row table:style-name="ro1">
          <table:table-cell office:value-type="float" office:value="29.3173" calcext:value-type="float">
            <text:p>29.3173</text:p>
          </table:table-cell>
          <table:table-cell office:value-type="float" office:value="1.11147" calcext:value-type="float">
            <text:p>1.11147</text:p>
          </table:table-cell>
          <table:table-cell office:value-type="float" office:value="29.317162" calcext:value-type="float">
            <text:p>29.317162</text:p>
          </table:table-cell>
          <table:table-cell office:value-type="float" office:value="1.116906" calcext:value-type="float">
            <text:p>1.116906</text:p>
          </table:table-cell>
        </table:table-row>
        <table:table-row table:style-name="ro1">
          <table:table-cell office:value-type="float" office:value="29.3312" calcext:value-type="float">
            <text:p>29.3312</text:p>
          </table:table-cell>
          <table:table-cell office:value-type="float" office:value="1.12775" calcext:value-type="float">
            <text:p>1.12775</text:p>
          </table:table-cell>
          <table:table-cell office:value-type="float" office:value="29.331014" calcext:value-type="float">
            <text:p>29.331014</text:p>
          </table:table-cell>
          <table:table-cell office:value-type="float" office:value="1.134366" calcext:value-type="float">
            <text:p>1.134366</text:p>
          </table:table-cell>
        </table:table-row>
        <table:table-row table:style-name="ro1">
          <table:table-cell office:value-type="float" office:value="29.345" calcext:value-type="float">
            <text:p>29.345</text:p>
          </table:table-cell>
          <table:table-cell office:value-type="float" office:value="1.14341" calcext:value-type="float">
            <text:p>1.14341</text:p>
          </table:table-cell>
          <table:table-cell office:value-type="float" office:value="29.344847" calcext:value-type="float">
            <text:p>29.344847</text:p>
          </table:table-cell>
          <table:table-cell office:value-type="float" office:value="1.151196" calcext:value-type="float">
            <text:p>1.151196</text:p>
          </table:table-cell>
        </table:table-row>
        <table:table-row table:style-name="ro1">
          <table:table-cell office:value-type="float" office:value="29.3588" calcext:value-type="float">
            <text:p>29.3588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29.358661" calcext:value-type="float">
            <text:p>29.358661</text:p>
          </table:table-cell>
          <table:table-cell office:value-type="float" office:value="1.167399" calcext:value-type="float">
            <text:p>1.167399</text:p>
          </table:table-cell>
        </table:table-row>
        <table:table-row table:style-name="ro1">
          <table:table-cell office:value-type="float" office:value="29.3726" calcext:value-type="float">
            <text:p>29.3726</text:p>
          </table:table-cell>
          <table:table-cell office:value-type="float" office:value="1.17286" calcext:value-type="float">
            <text:p>1.17286</text:p>
          </table:table-cell>
          <table:table-cell office:value-type="float" office:value="29.372456" calcext:value-type="float">
            <text:p>29.372456</text:p>
          </table:table-cell>
          <table:table-cell office:value-type="float" office:value="1.182978" calcext:value-type="float">
            <text:p>1.182978</text:p>
          </table:table-cell>
        </table:table-row>
        <table:table-row table:style-name="ro1">
          <table:table-cell office:value-type="float" office:value="29.3864" calcext:value-type="float">
            <text:p>29.3864</text:p>
          </table:table-cell>
          <table:table-cell office:value-type="float" office:value="1.18665" calcext:value-type="float">
            <text:p>1.18665</text:p>
          </table:table-cell>
          <table:table-cell office:value-type="float" office:value="29.386231" calcext:value-type="float">
            <text:p>29.386231</text:p>
          </table:table-cell>
          <table:table-cell office:value-type="float" office:value="1.197934" calcext:value-type="float">
            <text:p>1.197934</text:p>
          </table:table-cell>
        </table:table-row>
        <table:table-row table:style-name="ro1">
          <table:table-cell office:value-type="float" office:value="29.4002" calcext:value-type="float">
            <text:p>29.4002</text:p>
          </table:table-cell>
          <table:table-cell office:value-type="float" office:value="1.19982" calcext:value-type="float">
            <text:p>1.19982</text:p>
          </table:table-cell>
          <table:table-cell office:value-type="float" office:value="29.399988" calcext:value-type="float">
            <text:p>29.399988</text:p>
          </table:table-cell>
          <table:table-cell office:value-type="float" office:value="1.212269" calcext:value-type="float">
            <text:p>1.212269</text:p>
          </table:table-cell>
        </table:table-row>
        <table:table-row table:style-name="ro1">
          <table:table-cell office:value-type="float" office:value="29.4139" calcext:value-type="float">
            <text:p>29.4139</text:p>
          </table:table-cell>
          <table:table-cell office:value-type="float" office:value="1.21238" calcext:value-type="float">
            <text:p>1.21238</text:p>
          </table:table-cell>
          <table:table-cell office:value-type="float" office:value="29.413726" calcext:value-type="float">
            <text:p>29.413726</text:p>
          </table:table-cell>
          <table:table-cell office:value-type="float" office:value="1.225985" calcext:value-type="float">
            <text:p>1.225985</text:p>
          </table:table-cell>
        </table:table-row>
        <table:table-row table:style-name="ro1">
          <table:table-cell office:value-type="float" office:value="29.4276" calcext:value-type="float">
            <text:p>29.4276</text:p>
          </table:table-cell>
          <table:table-cell office:value-type="float" office:value="1.22433" calcext:value-type="float">
            <text:p>1.22433</text:p>
          </table:table-cell>
          <table:table-cell office:value-type="float" office:value="29.427445" calcext:value-type="float">
            <text:p>29.427445</text:p>
          </table:table-cell>
          <table:table-cell office:value-type="float" office:value="1.239083" calcext:value-type="float">
            <text:p>1.239083</text:p>
          </table:table-cell>
        </table:table-row>
        <table:table-row table:style-name="ro1">
          <table:table-cell office:value-type="float" office:value="29.4413" calcext:value-type="float">
            <text:p>29.4413</text:p>
          </table:table-cell>
          <table:table-cell office:value-type="float" office:value="1.23566" calcext:value-type="float">
            <text:p>1.23566</text:p>
          </table:table-cell>
          <table:table-cell office:value-type="float" office:value="29.441145" calcext:value-type="float">
            <text:p>29.441145</text:p>
          </table:table-cell>
          <table:table-cell office:value-type="float" office:value="1.251566" calcext:value-type="float">
            <text:p>1.251566</text:p>
          </table:table-cell>
        </table:table-row>
        <table:table-row table:style-name="ro1">
          <table:table-cell office:value-type="float" office:value="29.455" calcext:value-type="float">
            <text:p>29.455</text:p>
          </table:table-cell>
          <table:table-cell office:value-type="float" office:value="1.24638" calcext:value-type="float">
            <text:p>1.24638</text:p>
          </table:table-cell>
          <table:table-cell office:value-type="float" office:value="29.454827" calcext:value-type="float">
            <text:p>29.454827</text:p>
          </table:table-cell>
          <table:table-cell office:value-type="float" office:value="1.263434" calcext:value-type="float">
            <text:p>1.263434</text:p>
          </table:table-cell>
        </table:table-row>
        <table:table-row table:style-name="ro1">
          <table:table-cell office:value-type="float" office:value="29.4687" calcext:value-type="float">
            <text:p>29.4687</text:p>
          </table:table-cell>
          <table:table-cell office:value-type="float" office:value="1.25649" calcext:value-type="float">
            <text:p>1.25649</text:p>
          </table:table-cell>
          <table:table-cell office:value-type="float" office:value="29.46849" calcext:value-type="float">
            <text:p>29.46849</text:p>
          </table:table-cell>
          <table:table-cell office:value-type="float" office:value="1.27469" calcext:value-type="float">
            <text:p>1.27469</text:p>
          </table:table-cell>
        </table:table-row>
        <table:table-row table:style-name="ro1">
          <table:table-cell office:value-type="float" office:value="29.4823" calcext:value-type="float">
            <text:p>29.4823</text:p>
          </table:table-cell>
          <table:table-cell office:value-type="float" office:value="1.26599" calcext:value-type="float">
            <text:p>1.26599</text:p>
          </table:table-cell>
          <table:table-cell office:value-type="float" office:value="29.482134" calcext:value-type="float">
            <text:p>29.482134</text:p>
          </table:table-cell>
          <table:table-cell office:value-type="float" office:value="1.285335" calcext:value-type="float">
            <text:p>1.285335</text:p>
          </table:table-cell>
        </table:table-row>
        <table:table-row table:style-name="ro1">
          <table:table-cell office:value-type="float" office:value="29.4959" calcext:value-type="float">
            <text:p>29.4959</text:p>
          </table:table-cell>
          <table:table-cell office:value-type="float" office:value="1.27488" calcext:value-type="float">
            <text:p>1.27488</text:p>
          </table:table-cell>
          <table:table-cell office:value-type="float" office:value="29.495759" calcext:value-type="float">
            <text:p>29.495759</text:p>
          </table:table-cell>
          <table:table-cell office:value-type="float" office:value="1.29537" calcext:value-type="float">
            <text:p>1.29537</text:p>
          </table:table-cell>
        </table:table-row>
        <table:table-row table:style-name="ro1">
          <table:table-cell office:value-type="float" office:value="29.5095" calcext:value-type="float">
            <text:p>29.5095</text:p>
          </table:table-cell>
          <table:table-cell office:value-type="float" office:value="1.28317" calcext:value-type="float">
            <text:p>1.28317</text:p>
          </table:table-cell>
          <table:table-cell office:value-type="float" office:value="29.509366" calcext:value-type="float">
            <text:p>29.509366</text:p>
          </table:table-cell>
          <table:table-cell office:value-type="float" office:value="1.304796" calcext:value-type="float">
            <text:p>1.304796</text:p>
          </table:table-cell>
        </table:table-row>
        <table:table-row table:style-name="ro1">
          <table:table-cell office:value-type="float" office:value="29.5231" calcext:value-type="float">
            <text:p>29.5231</text:p>
          </table:table-cell>
          <table:table-cell office:value-type="float" office:value="1.29085" calcext:value-type="float">
            <text:p>1.29085</text:p>
          </table:table-cell>
          <table:table-cell office:value-type="float" office:value="29.522954" calcext:value-type="float">
            <text:p>29.522954</text:p>
          </table:table-cell>
          <table:table-cell office:value-type="float" office:value="1.313615" calcext:value-type="float">
            <text:p>1.313615</text:p>
          </table:table-cell>
        </table:table-row>
        <table:table-row table:style-name="ro1">
          <table:table-cell office:value-type="float" office:value="29.5367" calcext:value-type="float">
            <text:p>29.5367</text:p>
          </table:table-cell>
          <table:table-cell office:value-type="float" office:value="1.29792" calcext:value-type="float">
            <text:p>1.29792</text:p>
          </table:table-cell>
          <table:table-cell office:value-type="float" office:value="29.536524" calcext:value-type="float">
            <text:p>29.536524</text:p>
          </table:table-cell>
          <table:table-cell office:value-type="float" office:value="1.321827" calcext:value-type="float">
            <text:p>1.321827</text:p>
          </table:table-cell>
        </table:table-row>
        <table:table-row table:style-name="ro1">
          <table:table-cell office:value-type="float" office:value="29.5502" calcext:value-type="float">
            <text:p>29.5502</text:p>
          </table:table-cell>
          <table:table-cell office:value-type="float" office:value="1.30439" calcext:value-type="float">
            <text:p>1.30439</text:p>
          </table:table-cell>
          <table:table-cell office:value-type="float" office:value="29.550076" calcext:value-type="float">
            <text:p>29.550076</text:p>
          </table:table-cell>
          <table:table-cell office:value-type="float" office:value="1.329435" calcext:value-type="float">
            <text:p>1.329435</text:p>
          </table:table-cell>
        </table:table-row>
        <table:table-row table:style-name="ro1">
          <table:table-cell office:value-type="float" office:value="29.5638" calcext:value-type="float">
            <text:p>29.5638</text:p>
          </table:table-cell>
          <table:table-cell office:value-type="float" office:value="1.31026" calcext:value-type="float">
            <text:p>1.31026</text:p>
          </table:table-cell>
          <table:table-cell office:value-type="float" office:value="29.563609" calcext:value-type="float">
            <text:p>29.563609</text:p>
          </table:table-cell>
          <table:table-cell office:value-type="float" office:value="1.336437" calcext:value-type="float">
            <text:p>1.336437</text:p>
          </table:table-cell>
        </table:table-row>
        <table:table-row table:style-name="ro1">
          <table:table-cell office:value-type="float" office:value="29.5773" calcext:value-type="float">
            <text:p>29.5773</text:p>
          </table:table-cell>
          <table:table-cell office:value-type="float" office:value="1.31553" calcext:value-type="float">
            <text:p>1.31553</text:p>
          </table:table-cell>
          <table:table-cell office:value-type="float" office:value="29.577124" calcext:value-type="float">
            <text:p>29.577124</text:p>
          </table:table-cell>
          <table:table-cell office:value-type="float" office:value="1.342837" calcext:value-type="float">
            <text:p>1.342837</text:p>
          </table:table-cell>
        </table:table-row>
        <table:table-row table:style-name="ro1">
          <table:table-cell office:value-type="float" office:value="29.5908" calcext:value-type="float">
            <text:p>29.5908</text:p>
          </table:table-cell>
          <table:table-cell office:value-type="float" office:value="1.32019" calcext:value-type="float">
            <text:p>1.32019</text:p>
          </table:table-cell>
          <table:table-cell office:value-type="float" office:value="29.59062" calcext:value-type="float">
            <text:p>29.59062</text:p>
          </table:table-cell>
          <table:table-cell office:value-type="float" office:value="1.348634" calcext:value-type="float">
            <text:p>1.348634</text:p>
          </table:table-cell>
        </table:table-row>
        <table:table-row table:style-name="ro1">
          <table:table-cell office:value-type="float" office:value="29.6043" calcext:value-type="float">
            <text:p>29.6043</text:p>
          </table:table-cell>
          <table:table-cell office:value-type="float" office:value="1.32426" calcext:value-type="float">
            <text:p>1.32426</text:p>
          </table:table-cell>
          <table:table-cell office:value-type="float" office:value="29.604098" calcext:value-type="float">
            <text:p>29.604098</text:p>
          </table:table-cell>
          <table:table-cell office:value-type="float" office:value="1.353828" calcext:value-type="float">
            <text:p>1.353828</text:p>
          </table:table-cell>
        </table:table-row>
        <table:table-row table:style-name="ro1">
          <table:table-cell office:value-type="float" office:value="29.6177" calcext:value-type="float">
            <text:p>29.6177</text:p>
          </table:table-cell>
          <table:table-cell office:value-type="float" office:value="1.32772" calcext:value-type="float">
            <text:p>1.32772</text:p>
          </table:table-cell>
          <table:table-cell office:value-type="float" office:value="29.617559" calcext:value-type="float">
            <text:p>29.617559</text:p>
          </table:table-cell>
          <table:table-cell office:value-type="float" office:value="1.358422" calcext:value-type="float">
            <text:p>1.358422</text:p>
          </table:table-cell>
        </table:table-row>
        <table:table-row table:style-name="ro1">
          <table:table-cell office:value-type="float" office:value="29.6312" calcext:value-type="float">
            <text:p>29.6312</text:p>
          </table:table-cell>
          <table:table-cell office:value-type="float" office:value="1.33058" calcext:value-type="float">
            <text:p>1.33058</text:p>
          </table:table-cell>
          <table:table-cell office:value-type="float" office:value="29.631001" calcext:value-type="float">
            <text:p>29.631001</text:p>
          </table:table-cell>
          <table:table-cell office:value-type="float" office:value="1.362415" calcext:value-type="float">
            <text:p>1.362415</text:p>
          </table:table-cell>
        </table:table-row>
        <table:table-row table:style-name="ro1">
          <table:table-cell office:value-type="float" office:value="29.6446" calcext:value-type="float">
            <text:p>29.6446</text:p>
          </table:table-cell>
          <table:table-cell office:value-type="float" office:value="1.33285" calcext:value-type="float">
            <text:p>1.33285</text:p>
          </table:table-cell>
          <table:table-cell office:value-type="float" office:value="29.644425" calcext:value-type="float">
            <text:p>29.644425</text:p>
          </table:table-cell>
          <table:table-cell office:value-type="float" office:value="1.365808" calcext:value-type="float">
            <text:p>1.365808</text:p>
          </table:table-cell>
        </table:table-row>
        <table:table-row table:style-name="ro1">
          <table:table-cell office:value-type="float" office:value="29.658" calcext:value-type="float">
            <text:p>29.658</text:p>
          </table:table-cell>
          <table:table-cell office:value-type="float" office:value="1.33451" calcext:value-type="float">
            <text:p>1.33451</text:p>
          </table:table-cell>
          <table:table-cell office:value-type="float" office:value="29.65783" calcext:value-type="float">
            <text:p>29.65783</text:p>
          </table:table-cell>
          <table:table-cell office:value-type="float" office:value="1.368601" calcext:value-type="float">
            <text:p>1.368601</text:p>
          </table:table-cell>
        </table:table-row>
        <table:table-row table:style-name="ro1">
          <table:table-cell office:value-type="float" office:value="29.6714" calcext:value-type="float">
            <text:p>29.6714</text:p>
          </table:table-cell>
          <table:table-cell office:value-type="float" office:value="1.33558" calcext:value-type="float">
            <text:p>1.33558</text:p>
          </table:table-cell>
          <table:table-cell office:value-type="float" office:value="29.671218" calcext:value-type="float">
            <text:p>29.671218</text:p>
          </table:table-cell>
          <table:table-cell office:value-type="float" office:value="1.370795" calcext:value-type="float">
            <text:p>1.370795</text:p>
          </table:table-cell>
        </table:table-row>
        <table:table-row table:style-name="ro1">
          <table:table-cell office:value-type="float" office:value="29.6848" calcext:value-type="float">
            <text:p>29.6848</text:p>
          </table:table-cell>
          <table:table-cell office:value-type="float" office:value="1.33605" calcext:value-type="float">
            <text:p>1.33605</text:p>
          </table:table-cell>
          <table:table-cell office:value-type="float" office:value="29.684588" calcext:value-type="float">
            <text:p>29.684588</text:p>
          </table:table-cell>
          <table:table-cell office:value-type="float" office:value="1.372389" calcext:value-type="float">
            <text:p>1.372389</text:p>
          </table:table-cell>
        </table:table-row>
        <table:table-row table:style-name="ro1">
          <table:table-cell office:value-type="float" office:value="29.6981" calcext:value-type="float">
            <text:p>29.6981</text:p>
          </table:table-cell>
          <table:table-cell office:value-type="float" office:value="1.33592" calcext:value-type="float">
            <text:p>1.33592</text:p>
          </table:table-cell>
          <table:table-cell office:value-type="float" office:value="29.697941" calcext:value-type="float">
            <text:p>29.697941</text:p>
          </table:table-cell>
          <table:table-cell office:value-type="float" office:value="1.373385" calcext:value-type="float">
            <text:p>1.373385</text:p>
          </table:table-cell>
        </table:table-row>
        <table:table-row table:style-name="ro1">
          <table:table-cell office:value-type="float" office:value="29.7114" calcext:value-type="float">
            <text:p>29.7114</text:p>
          </table:table-cell>
          <table:table-cell office:value-type="float" office:value="1.33518" calcext:value-type="float">
            <text:p>1.33518</text:p>
          </table:table-cell>
          <table:table-cell office:value-type="float" office:value="29.711275" calcext:value-type="float">
            <text:p>29.711275</text:p>
          </table:table-cell>
          <table:table-cell office:value-type="float" office:value="1.373782" calcext:value-type="float">
            <text:p>1.373782</text:p>
          </table:table-cell>
        </table:table-row>
        <table:table-row table:style-name="ro1">
          <table:table-cell office:value-type="float" office:value="29.7248" calcext:value-type="float">
            <text:p>29.7248</text:p>
          </table:table-cell>
          <table:table-cell office:value-type="float" office:value="1.33386" calcext:value-type="float">
            <text:p>1.33386</text:p>
          </table:table-cell>
          <table:table-cell office:value-type="float" office:value="29.724592" calcext:value-type="float">
            <text:p>29.724592</text:p>
          </table:table-cell>
          <table:table-cell office:value-type="float" office:value="1.373581" calcext:value-type="float">
            <text:p>1.373581</text:p>
          </table:table-cell>
        </table:table-row>
        <table:table-row table:style-name="ro1">
          <table:table-cell office:value-type="float" office:value="29.7381" calcext:value-type="float">
            <text:p>29.7381</text:p>
          </table:table-cell>
          <table:table-cell office:value-type="float" office:value="1.33193" calcext:value-type="float">
            <text:p>1.33193</text:p>
          </table:table-cell>
          <table:table-cell office:value-type="float" office:value="29.73789" calcext:value-type="float">
            <text:p>29.73789</text:p>
          </table:table-cell>
          <table:table-cell office:value-type="float" office:value="1.372781" calcext:value-type="float">
            <text:p>1.372781</text:p>
          </table:table-cell>
        </table:table-row>
        <table:table-row table:style-name="ro1">
          <table:table-cell office:value-type="float" office:value="29.7513" calcext:value-type="float">
            <text:p>29.7513</text:p>
          </table:table-cell>
          <table:table-cell office:value-type="float" office:value="1.3294" calcext:value-type="float">
            <text:p>1.3294</text:p>
          </table:table-cell>
          <table:table-cell office:value-type="float" office:value="29.751172" calcext:value-type="float">
            <text:p>29.751172</text:p>
          </table:table-cell>
          <table:table-cell office:value-type="float" office:value="1.371383" calcext:value-type="float">
            <text:p>1.371383</text:p>
          </table:table-cell>
        </table:table-row>
        <table:table-row table:style-name="ro1">
          <table:table-cell office:value-type="float" office:value="29.7646" calcext:value-type="float">
            <text:p>29.7646</text:p>
          </table:table-cell>
          <table:table-cell office:value-type="float" office:value="1.32628" calcext:value-type="float">
            <text:p>1.32628</text:p>
          </table:table-cell>
          <table:table-cell office:value-type="float" office:value="29.764435" calcext:value-type="float">
            <text:p>29.764435</text:p>
          </table:table-cell>
          <table:table-cell office:value-type="float" office:value="1.369386" calcext:value-type="float">
            <text:p>1.369386</text:p>
          </table:table-cell>
        </table:table-row>
        <table:table-row table:style-name="ro1">
          <table:table-cell office:value-type="float" office:value="29.7779" calcext:value-type="float">
            <text:p>29.7779</text:p>
          </table:table-cell>
          <table:table-cell office:value-type="float" office:value="1.32256" calcext:value-type="float">
            <text:p>1.32256</text:p>
          </table:table-cell>
          <table:table-cell office:value-type="float" office:value="29.777681" calcext:value-type="float">
            <text:p>29.777681</text:p>
          </table:table-cell>
          <table:table-cell office:value-type="float" office:value="1.366792" calcext:value-type="float">
            <text:p>1.366792</text:p>
          </table:table-cell>
        </table:table-row>
        <table:table-row table:style-name="ro1">
          <table:table-cell office:value-type="float" office:value="29.7911" calcext:value-type="float">
            <text:p>29.7911</text:p>
          </table:table-cell>
          <table:table-cell office:value-type="float" office:value="1.31824" calcext:value-type="float">
            <text:p>1.31824</text:p>
          </table:table-cell>
          <table:table-cell office:value-type="float" office:value="29.790909" calcext:value-type="float">
            <text:p>29.790909</text:p>
          </table:table-cell>
          <table:table-cell office:value-type="float" office:value="1.363599" calcext:value-type="float">
            <text:p>1.363599</text:p>
          </table:table-cell>
        </table:table-row>
        <table:table-row table:style-name="ro1">
          <table:table-cell office:value-type="float" office:value="29.8043" calcext:value-type="float">
            <text:p>29.8043</text:p>
          </table:table-cell>
          <table:table-cell office:value-type="float" office:value="1.31332" calcext:value-type="float">
            <text:p>1.31332</text:p>
          </table:table-cell>
          <table:table-cell office:value-type="float" office:value="29.80412" calcext:value-type="float">
            <text:p>29.80412</text:p>
          </table:table-cell>
          <table:table-cell office:value-type="float" office:value="1.359809" calcext:value-type="float">
            <text:p>1.359809</text:p>
          </table:table-cell>
        </table:table-row>
        <table:table-row table:style-name="ro1">
          <table:table-cell office:value-type="float" office:value="29.8175" calcext:value-type="float">
            <text:p>29.8175</text:p>
          </table:table-cell>
          <table:table-cell office:value-type="float" office:value="1.30781" calcext:value-type="float">
            <text:p>1.30781</text:p>
          </table:table-cell>
          <table:table-cell office:value-type="float" office:value="29.817314" calcext:value-type="float">
            <text:p>29.817314</text:p>
          </table:table-cell>
          <table:table-cell office:value-type="float" office:value="1.355421" calcext:value-type="float">
            <text:p>1.355421</text:p>
          </table:table-cell>
        </table:table-row>
        <table:table-row table:style-name="ro1">
          <table:table-cell office:value-type="float" office:value="29.8307" calcext:value-type="float">
            <text:p>29.8307</text:p>
          </table:table-cell>
          <table:table-cell office:value-type="float" office:value="1.3017" calcext:value-type="float">
            <text:p>1.3017</text:p>
          </table:table-cell>
          <table:table-cell office:value-type="float" office:value="29.83049" calcext:value-type="float">
            <text:p>29.83049</text:p>
          </table:table-cell>
          <table:table-cell office:value-type="float" office:value="1.350437" calcext:value-type="float">
            <text:p>1.350437</text:p>
          </table:table-cell>
        </table:table-row>
        <table:table-row table:style-name="ro1">
          <table:table-cell office:value-type="float" office:value="29.8438" calcext:value-type="float">
            <text:p>29.8438</text:p>
          </table:table-cell>
          <table:table-cell office:value-type="float" office:value="1.295" calcext:value-type="float">
            <text:p>1.295</text:p>
          </table:table-cell>
          <table:table-cell office:value-type="float" office:value="29.843648" calcext:value-type="float">
            <text:p>29.843648</text:p>
          </table:table-cell>
          <table:table-cell office:value-type="float" office:value="1.344857" calcext:value-type="float">
            <text:p>1.344857</text:p>
          </table:table-cell>
        </table:table-row>
        <table:table-row table:style-name="ro1">
          <table:table-cell office:value-type="float" office:value="29.857" calcext:value-type="float">
            <text:p>29.857</text:p>
          </table:table-cell>
          <table:table-cell office:value-type="float" office:value="1.2877" calcext:value-type="float">
            <text:p>1.2877</text:p>
          </table:table-cell>
          <table:table-cell office:value-type="float" office:value="29.85679" calcext:value-type="float">
            <text:p>29.85679</text:p>
          </table:table-cell>
          <table:table-cell office:value-type="float" office:value="1.338682" calcext:value-type="float">
            <text:p>1.338682</text:p>
          </table:table-cell>
        </table:table-row>
        <table:table-row table:style-name="ro1">
          <table:table-cell office:value-type="float" office:value="29.8701" calcext:value-type="float">
            <text:p>29.8701</text:p>
          </table:table-cell>
          <table:table-cell office:value-type="float" office:value="1.27981" calcext:value-type="float">
            <text:p>1.27981</text:p>
          </table:table-cell>
          <table:table-cell office:value-type="float" office:value="29.869914" calcext:value-type="float">
            <text:p>29.869914</text:p>
          </table:table-cell>
          <table:table-cell office:value-type="float" office:value="1.331912" calcext:value-type="float">
            <text:p>1.331912</text:p>
          </table:table-cell>
        </table:table-row>
        <table:table-row table:style-name="ro1">
          <table:table-cell office:value-type="float" office:value="29.8832" calcext:value-type="float">
            <text:p>29.8832</text:p>
          </table:table-cell>
          <table:table-cell office:value-type="float" office:value="1.27132" calcext:value-type="float">
            <text:p>1.27132</text:p>
          </table:table-cell>
          <table:table-cell office:value-type="float" office:value="29.883021" calcext:value-type="float">
            <text:p>29.883021</text:p>
          </table:table-cell>
          <table:table-cell office:value-type="float" office:value="1.324548" calcext:value-type="float">
            <text:p>1.324548</text:p>
          </table:table-cell>
        </table:table-row>
        <table:table-row table:style-name="ro1">
          <table:table-cell office:value-type="float" office:value="29.8963" calcext:value-type="float">
            <text:p>29.8963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29.89611" calcext:value-type="float">
            <text:p>29.89611</text:p>
          </table:table-cell>
          <table:table-cell office:value-type="float" office:value="1.31659" calcext:value-type="float">
            <text:p>1.31659</text:p>
          </table:table-cell>
        </table:table-row>
        <table:table-row table:style-name="ro1">
          <table:table-cell office:value-type="float" office:value="29.9094" calcext:value-type="float">
            <text:p>29.9094</text:p>
          </table:table-cell>
          <table:table-cell office:value-type="float" office:value="1.25258" calcext:value-type="float">
            <text:p>1.25258</text:p>
          </table:table-cell>
          <table:table-cell office:value-type="float" office:value="29.909183" calcext:value-type="float">
            <text:p>29.909183</text:p>
          </table:table-cell>
          <table:table-cell office:value-type="float" office:value="1.308041" calcext:value-type="float">
            <text:p>1.308041</text:p>
          </table:table-cell>
        </table:table-row>
        <table:table-row table:style-name="ro1">
          <table:table-cell office:value-type="float" office:value="29.9224" calcext:value-type="float">
            <text:p>29.9224</text:p>
          </table:table-cell>
          <table:table-cell office:value-type="float" office:value="1.24233" calcext:value-type="float">
            <text:p>1.24233</text:p>
          </table:table-cell>
          <table:table-cell office:value-type="float" office:value="29.922238" calcext:value-type="float">
            <text:p>29.922238</text:p>
          </table:table-cell>
          <table:table-cell office:value-type="float" office:value="1.2989" calcext:value-type="float">
            <text:p>1.2989</text:p>
          </table:table-cell>
        </table:table-row>
        <table:table-row table:style-name="ro1">
          <table:table-cell office:value-type="float" office:value="29.9354" calcext:value-type="float">
            <text:p>29.9354</text:p>
          </table:table-cell>
          <table:table-cell office:value-type="float" office:value="1.23148" calcext:value-type="float">
            <text:p>1.23148</text:p>
          </table:table-cell>
          <table:table-cell office:value-type="float" office:value="29.935277" calcext:value-type="float">
            <text:p>29.935277</text:p>
          </table:table-cell>
          <table:table-cell office:value-type="float" office:value="1.289169" calcext:value-type="float">
            <text:p>1.289169</text:p>
          </table:table-cell>
        </table:table-row>
        <table:table-row table:style-name="ro1">
          <table:table-cell office:value-type="float" office:value="29.9485" calcext:value-type="float">
            <text:p>29.9485</text:p>
          </table:table-cell>
          <table:table-cell office:value-type="float" office:value="1.22005" calcext:value-type="float">
            <text:p>1.22005</text:p>
          </table:table-cell>
          <table:table-cell office:value-type="float" office:value="29.948298" calcext:value-type="float">
            <text:p>29.948298</text:p>
          </table:table-cell>
          <table:table-cell office:value-type="float" office:value="1.278849" calcext:value-type="float">
            <text:p>1.278849</text:p>
          </table:table-cell>
        </table:table-row>
        <table:table-row table:style-name="ro1">
          <table:table-cell office:value-type="float" office:value="29.9615" calcext:value-type="float">
            <text:p>29.9615</text:p>
          </table:table-cell>
          <table:table-cell office:value-type="float" office:value="1.20804" calcext:value-type="float">
            <text:p>1.20804</text:p>
          </table:table-cell>
          <table:table-cell office:value-type="float" office:value="29.961302" calcext:value-type="float">
            <text:p>29.961302</text:p>
          </table:table-cell>
          <table:table-cell office:value-type="float" office:value="1.267941" calcext:value-type="float">
            <text:p>1.267941</text:p>
          </table:table-cell>
        </table:table-row>
        <table:table-row table:style-name="ro1">
          <table:table-cell office:value-type="float" office:value="29.9745" calcext:value-type="float">
            <text:p>29.9745</text:p>
          </table:table-cell>
          <table:table-cell office:value-type="float" office:value="1.19544" calcext:value-type="float">
            <text:p>1.19544</text:p>
          </table:table-cell>
          <table:table-cell office:value-type="float" office:value="29.97429" calcext:value-type="float">
            <text:p>29.97429</text:p>
          </table:table-cell>
          <table:table-cell office:value-type="float" office:value="1.256447" calcext:value-type="float">
            <text:p>1.256447</text:p>
          </table:table-cell>
        </table:table-row>
        <table:table-row table:style-name="ro1">
          <table:table-cell office:value-type="float" office:value="29.9874" calcext:value-type="float">
            <text:p>29.9874</text:p>
          </table:table-cell>
          <table:table-cell office:value-type="float" office:value="1.18225" calcext:value-type="float">
            <text:p>1.18225</text:p>
          </table:table-cell>
          <table:table-cell office:value-type="float" office:value="29.987261" calcext:value-type="float">
            <text:p>29.987261</text:p>
          </table:table-cell>
          <table:table-cell office:value-type="float" office:value="1.244367" calcext:value-type="float">
            <text:p>1.244367</text:p>
          </table:table-cell>
        </table:table-row>
        <table:table-row table:style-name="ro1">
          <table:table-cell office:value-type="float" office:value="30.0004" calcext:value-type="float">
            <text:p>30.0004</text:p>
          </table:table-cell>
          <table:table-cell office:value-type="float" office:value="1.16849" calcext:value-type="float">
            <text:p>1.16849</text:p>
          </table:table-cell>
          <table:table-cell office:value-type="float" office:value="30.000214" calcext:value-type="float">
            <text:p>30.000214</text:p>
          </table:table-cell>
          <table:table-cell office:value-type="float" office:value="1.231703" calcext:value-type="float">
            <text:p>1.231703</text:p>
          </table:table-cell>
        </table:table-row>
        <table:table-row table:style-name="ro1">
          <table:table-cell office:value-type="float" office:value="30.0133" calcext:value-type="float">
            <text:p>30.0133</text:p>
          </table:table-cell>
          <table:table-cell office:value-type="float" office:value="1.15415" calcext:value-type="float">
            <text:p>1.15415</text:p>
          </table:table-cell>
          <table:table-cell office:value-type="float" office:value="30.013151" calcext:value-type="float">
            <text:p>30.013151</text:p>
          </table:table-cell>
          <table:table-cell office:value-type="float" office:value="1.218456" calcext:value-type="float">
            <text:p>1.218456</text:p>
          </table:table-cell>
        </table:table-row>
        <table:table-row table:style-name="ro1">
          <table:table-cell office:value-type="float" office:value="30.0262" calcext:value-type="float">
            <text:p>30.0262</text:p>
          </table:table-cell>
          <table:table-cell office:value-type="float" office:value="1.13922" calcext:value-type="float">
            <text:p>1.13922</text:p>
          </table:table-cell>
          <table:table-cell office:value-type="float" office:value="30.026072" calcext:value-type="float">
            <text:p>30.026072</text:p>
          </table:table-cell>
          <table:table-cell office:value-type="float" office:value="1.204629" calcext:value-type="float">
            <text:p>1.204629</text:p>
          </table:table-cell>
        </table:table-row>
        <table:table-row table:style-name="ro1">
          <table:table-cell office:value-type="float" office:value="30.0391" calcext:value-type="float">
            <text:p>30.0391</text:p>
          </table:table-cell>
          <table:table-cell office:value-type="float" office:value="1.12372" calcext:value-type="float">
            <text:p>1.12372</text:p>
          </table:table-cell>
          <table:table-cell office:value-type="float" office:value="30.038975" calcext:value-type="float">
            <text:p>30.038975</text:p>
          </table:table-cell>
          <table:table-cell office:value-type="float" office:value="1.190222" calcext:value-type="float">
            <text:p>1.190222</text:p>
          </table:table-cell>
        </table:table-row>
        <table:table-row table:style-name="ro1">
          <table:table-cell office:value-type="float" office:value="30.052" calcext:value-type="float">
            <text:p>30.052</text:p>
          </table:table-cell>
          <table:table-cell office:value-type="float" office:value="1.10765" calcext:value-type="float">
            <text:p>1.10765</text:p>
          </table:table-cell>
          <table:table-cell office:value-type="float" office:value="30.051862" calcext:value-type="float">
            <text:p>30.051862</text:p>
          </table:table-cell>
          <table:table-cell office:value-type="float" office:value="1.175237" calcext:value-type="float">
            <text:p>1.175237</text:p>
          </table:table-cell>
        </table:table-row>
        <table:table-row table:style-name="ro1">
          <table:table-cell office:value-type="float" office:value="30.0649" calcext:value-type="float">
            <text:p>30.0649</text:p>
          </table:table-cell>
          <table:table-cell office:value-type="float" office:value="1.091" calcext:value-type="float">
            <text:p>1.091</text:p>
          </table:table-cell>
          <table:table-cell office:value-type="float" office:value="30.064733" calcext:value-type="float">
            <text:p>30.064733</text:p>
          </table:table-cell>
          <table:table-cell office:value-type="float" office:value="1.159677" calcext:value-type="float">
            <text:p>1.159677</text:p>
          </table:table-cell>
        </table:table-row>
        <table:table-row table:style-name="ro1">
          <table:table-cell office:value-type="float" office:value="30.0778" calcext:value-type="float">
            <text:p>30.0778</text:p>
          </table:table-cell>
          <table:table-cell office:value-type="float" office:value="1.07379" calcext:value-type="float">
            <text:p>1.07379</text:p>
          </table:table-cell>
          <table:table-cell office:value-type="float" office:value="30.077587" calcext:value-type="float">
            <text:p>30.077587</text:p>
          </table:table-cell>
          <table:table-cell office:value-type="float" office:value="1.143542" calcext:value-type="float">
            <text:p>1.143542</text:p>
          </table:table-cell>
        </table:table-row>
        <table:table-row table:style-name="ro1">
          <table:table-cell office:value-type="float" office:value="30.0906" calcext:value-type="float">
            <text:p>30.0906</text:p>
          </table:table-cell>
          <table:table-cell office:value-type="float" office:value="1.056" calcext:value-type="float">
            <text:p>1.056</text:p>
          </table:table-cell>
          <table:table-cell office:value-type="float" office:value="30.090424" calcext:value-type="float">
            <text:p>30.090424</text:p>
          </table:table-cell>
          <table:table-cell office:value-type="float" office:value="1.126834" calcext:value-type="float">
            <text:p>1.126834</text:p>
          </table:table-cell>
        </table:table-row>
        <table:table-row table:style-name="ro1">
          <table:table-cell office:value-type="float" office:value="30.1034" calcext:value-type="float">
            <text:p>30.1034</text:p>
          </table:table-cell>
          <table:table-cell office:value-type="float" office:value="1.03764" calcext:value-type="float">
            <text:p>1.03764</text:p>
          </table:table-cell>
          <table:table-cell office:value-type="float" office:value="30.103245" calcext:value-type="float">
            <text:p>30.103245</text:p>
          </table:table-cell>
          <table:table-cell office:value-type="float" office:value="1.109556" calcext:value-type="float">
            <text:p>1.109556</text:p>
          </table:table-cell>
        </table:table-row>
        <table:table-row table:style-name="ro1">
          <table:table-cell office:value-type="float" office:value="30.1162" calcext:value-type="float">
            <text:p>30.1162</text:p>
          </table:table-cell>
          <table:table-cell office:value-type="float" office:value="1.01873" calcext:value-type="float">
            <text:p>1.01873</text:p>
          </table:table-cell>
          <table:table-cell office:value-type="float" office:value="30.116049" calcext:value-type="float">
            <text:p>30.116049</text:p>
          </table:table-cell>
          <table:table-cell office:value-type="float" office:value="1.091709" calcext:value-type="float">
            <text:p>1.091709</text:p>
          </table:table-cell>
        </table:table-row>
        <table:table-row table:style-name="ro1">
          <table:table-cell office:value-type="float" office:value="30.129" calcext:value-type="float">
            <text:p>30.129</text:p>
          </table:table-cell>
          <table:table-cell office:value-type="float" office:value="0.999243" calcext:value-type="float">
            <text:p>0.999243</text:p>
          </table:table-cell>
          <table:table-cell office:value-type="float" office:value="30.128837" calcext:value-type="float">
            <text:p>30.128837</text:p>
          </table:table-cell>
          <table:table-cell office:value-type="float" office:value="1.073295" calcext:value-type="float">
            <text:p>1.073295</text:p>
          </table:table-cell>
        </table:table-row>
        <table:table-row table:style-name="ro1">
          <table:table-cell office:value-type="float" office:value="30.1418" calcext:value-type="float">
            <text:p>30.1418</text:p>
          </table:table-cell>
          <table:table-cell office:value-type="float" office:value="0.979201" calcext:value-type="float">
            <text:p>0.979201</text:p>
          </table:table-cell>
          <table:table-cell office:value-type="float" office:value="30.141609" calcext:value-type="float">
            <text:p>30.141609</text:p>
          </table:table-cell>
          <table:table-cell office:value-type="float" office:value="1.054317" calcext:value-type="float">
            <text:p>1.054317</text:p>
          </table:table-cell>
        </table:table-row>
        <table:table-row table:style-name="ro1">
          <table:table-cell office:value-type="float" office:value="30.1545" calcext:value-type="float">
            <text:p>30.1545</text:p>
          </table:table-cell>
          <table:table-cell office:value-type="float" office:value="0.958599" calcext:value-type="float">
            <text:p>0.958599</text:p>
          </table:table-cell>
          <table:table-cell office:value-type="float" office:value="30.154364" calcext:value-type="float">
            <text:p>30.154364</text:p>
          </table:table-cell>
          <table:table-cell office:value-type="float" office:value="1.034776" calcext:value-type="float">
            <text:p>1.034776</text:p>
          </table:table-cell>
        </table:table-row>
        <table:table-row table:style-name="ro1">
          <table:table-cell office:value-type="float" office:value="30.1673" calcext:value-type="float">
            <text:p>30.1673</text:p>
          </table:table-cell>
          <table:table-cell office:value-type="float" office:value="0.937441" calcext:value-type="float">
            <text:p>0.937441</text:p>
          </table:table-cell>
          <table:table-cell office:value-type="float" office:value="30.167103" calcext:value-type="float">
            <text:p>30.167103</text:p>
          </table:table-cell>
          <table:table-cell office:value-type="float" office:value="1.014675" calcext:value-type="float">
            <text:p>1.014675</text:p>
          </table:table-cell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30.179826" calcext:value-type="float">
            <text:p>30.179826</text:p>
          </table:table-cell>
          <table:table-cell office:value-type="float" office:value="0.994016" calcext:value-type="float">
            <text:p>0.994016</text:p>
          </table:table-cell>
        </table:table-row>
        <table:table-row table:style-name="ro1">
          <table:table-cell office:value-type="float" office:value="30.1927" calcext:value-type="float">
            <text:p>30.1927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0.192532" calcext:value-type="float">
            <text:p>30.192532</text:p>
          </table:table-cell>
          <table:table-cell office:value-type="float" office:value="0.972801" calcext:value-type="float">
            <text:p>0.972801</text:p>
          </table:table-cell>
        </table:table-row>
        <table:table-row table:style-name="ro1">
          <table:table-cell office:value-type="float" office:value="30.2054" calcext:value-type="float">
            <text:p>30.2054</text:p>
          </table:table-cell>
          <table:table-cell office:value-type="float" office:value="0.870654" calcext:value-type="float">
            <text:p>0.870654</text:p>
          </table:table-cell>
          <table:table-cell office:value-type="float" office:value="30.205223" calcext:value-type="float">
            <text:p>30.205223</text:p>
          </table:table-cell>
          <table:table-cell office:value-type="float" office:value="0.951032" calcext:value-type="float">
            <text:p>0.951032</text:p>
          </table:table-cell>
        </table:table-row>
        <table:table-row table:style-name="ro1">
          <table:table-cell office:value-type="float" office:value="30.2181" calcext:value-type="float">
            <text:p>30.2181</text:p>
          </table:table-cell>
          <table:table-cell office:value-type="float" office:value="0.847295" calcext:value-type="float">
            <text:p>0.847295</text:p>
          </table:table-cell>
          <table:table-cell office:value-type="float" office:value="30.217897" calcext:value-type="float">
            <text:p>30.217897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>
          <table:table-cell office:value-type="float" office:value="30.2307" calcext:value-type="float">
            <text:p>30.2307</text:p>
          </table:table-cell>
          <table:table-cell office:value-type="float" office:value="0.823391" calcext:value-type="float">
            <text:p>0.823391</text:p>
          </table:table-cell>
          <table:table-cell office:value-type="float" office:value="30.230555" calcext:value-type="float">
            <text:p>30.230555</text:p>
          </table:table-cell>
          <table:table-cell office:value-type="float" office:value="0.905844" calcext:value-type="float">
            <text:p>0.905844</text:p>
          </table:table-cell>
        </table:table-row>
        <table:table-row table:style-name="ro1">
          <table:table-cell office:value-type="float" office:value="30.2434" calcext:value-type="float">
            <text:p>30.2434</text:p>
          </table:table-cell>
          <table:table-cell office:value-type="float" office:value="0.798946" calcext:value-type="float">
            <text:p>0.798946</text:p>
          </table:table-cell>
          <table:table-cell office:value-type="float" office:value="30.243198" calcext:value-type="float">
            <text:p>30.243198</text:p>
          </table:table-cell>
          <table:table-cell office:value-type="float" office:value="0.882429" calcext:value-type="float">
            <text:p>0.882429</text:p>
          </table:table-cell>
        </table:table-row>
        <table:table-row table:style-name="ro1">
          <table:table-cell office:value-type="float" office:value="30.256" calcext:value-type="float">
            <text:p>30.256</text:p>
          </table:table-cell>
          <table:table-cell office:value-type="float" office:value="0.773962" calcext:value-type="float">
            <text:p>0.773962</text:p>
          </table:table-cell>
          <table:table-cell office:value-type="float" office:value="30.255824" calcext:value-type="float">
            <text:p>30.255824</text:p>
          </table:table-cell>
          <table:table-cell office:value-type="float" office:value="0.85847" calcext:value-type="float">
            <text:p>0.85847</text:p>
          </table:table-cell>
        </table:table-row>
        <table:table-row table:style-name="ro1">
          <table:table-cell office:value-type="float" office:value="30.2686" calcext:value-type="float">
            <text:p>30.2686</text:p>
          </table:table-cell>
          <table:table-cell office:value-type="float" office:value="0.748442" calcext:value-type="float">
            <text:p>0.748442</text:p>
          </table:table-cell>
          <table:table-cell office:value-type="float" office:value="30.268434" calcext:value-type="float">
            <text:p>30.268434</text:p>
          </table:table-cell>
          <table:table-cell office:value-type="float" office:value="0.833971" calcext:value-type="float">
            <text:p>0.833971</text:p>
          </table:table-cell>
        </table:table-row>
        <table:table-row table:style-name="ro1">
          <table:table-cell office:value-type="float" office:value="30.2812" calcext:value-type="float">
            <text:p>30.2812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30.281029" calcext:value-type="float">
            <text:p>30.281029</text:p>
          </table:table-cell>
          <table:table-cell office:value-type="float" office:value="0.808932" calcext:value-type="float">
            <text:p>0.808932</text:p>
          </table:table-cell>
        </table:table-row>
        <table:table-row table:style-name="ro1">
          <table:table-cell office:value-type="float" office:value="30.2938" calcext:value-type="float">
            <text:p>30.2938</text:p>
          </table:table-cell>
          <table:table-cell office:value-type="float" office:value="0.695803" calcext:value-type="float">
            <text:p>0.695803</text:p>
          </table:table-cell>
          <table:table-cell office:value-type="float" office:value="30.293607" calcext:value-type="float">
            <text:p>30.293607</text:p>
          </table:table-cell>
          <table:table-cell office:value-type="float" office:value="0.783358" calcext:value-type="float">
            <text:p>0.783358</text:p>
          </table:table-cell>
        </table:table-row>
        <table:table-row table:style-name="ro1">
          <table:table-cell office:value-type="float" office:value="30.3063" calcext:value-type="float">
            <text:p>30.3063</text:p>
          </table:table-cell>
          <table:table-cell office:value-type="float" office:value="0.66869" calcext:value-type="float">
            <text:p>0.66869</text:p>
          </table:table-cell>
          <table:table-cell office:value-type="float" office:value="30.30617" calcext:value-type="float">
            <text:p>30.30617</text:p>
          </table:table-cell>
          <table:table-cell office:value-type="float" office:value="0.757251" calcext:value-type="float">
            <text:p>0.757251</text:p>
          </table:table-cell>
        </table:table-row>
        <table:table-row table:style-name="ro1">
          <table:table-cell office:value-type="float" office:value="30.3189" calcext:value-type="float">
            <text:p>30.3189</text:p>
          </table:table-cell>
          <table:table-cell office:value-type="float" office:value="0.641052" calcext:value-type="float">
            <text:p>0.641052</text:p>
          </table:table-cell>
          <table:table-cell office:value-type="float" office:value="30.318717" calcext:value-type="float">
            <text:p>30.318717</text:p>
          </table:table-cell>
          <table:table-cell office:value-type="float" office:value="0.730613" calcext:value-type="float">
            <text:p>0.730613</text:p>
          </table:table-cell>
        </table:table-row>
        <table:table-row table:style-name="ro1">
          <table:table-cell office:value-type="float" office:value="30.3314" calcext:value-type="float">
            <text:p>30.3314</text:p>
          </table:table-cell>
          <table:table-cell office:value-type="float" office:value="0.612892" calcext:value-type="float">
            <text:p>0.612892</text:p>
          </table:table-cell>
          <table:table-cell office:value-type="float" office:value="30.331248" calcext:value-type="float">
            <text:p>30.331248</text:p>
          </table:table-cell>
          <table:table-cell office:value-type="float" office:value="0.703448" calcext:value-type="float">
            <text:p>0.703448</text:p>
          </table:table-cell>
        </table:table-row>
        <table:table-row table:style-name="ro1">
          <table:table-cell office:value-type="float" office:value="30.3439" calcext:value-type="float">
            <text:p>30.3439</text:p>
          </table:table-cell>
          <table:table-cell office:value-type="float" office:value="0.584212" calcext:value-type="float">
            <text:p>0.584212</text:p>
          </table:table-cell>
          <table:table-cell office:value-type="float" office:value="30.343764" calcext:value-type="float">
            <text:p>30.343764</text:p>
          </table:table-cell>
          <table:table-cell office:value-type="float" office:value="0.675758" calcext:value-type="float">
            <text:p>0.675758</text:p>
          </table:table-cell>
        </table:table-row>
        <table:table-row table:style-name="ro1">
          <table:table-cell office:value-type="float" office:value="30.3564" calcext:value-type="float">
            <text:p>30.3564</text:p>
          </table:table-cell>
          <table:table-cell office:value-type="float" office:value="0.555015" calcext:value-type="float">
            <text:p>0.555015</text:p>
          </table:table-cell>
          <table:table-cell office:value-type="float" office:value="30.356264" calcext:value-type="float">
            <text:p>30.356264</text:p>
          </table:table-cell>
          <table:table-cell office:value-type="float" office:value="0.647546" calcext:value-type="float">
            <text:p>0.647546</text:p>
          </table:table-cell>
        </table:table-row>
        <table:table-row table:style-name="ro1">
          <table:table-cell office:value-type="float" office:value="30.3689" calcext:value-type="float">
            <text:p>30.3689</text:p>
          </table:table-cell>
          <table:table-cell office:value-type="float" office:value="0.525305" calcext:value-type="float">
            <text:p>0.525305</text:p>
          </table:table-cell>
          <table:table-cell office:value-type="float" office:value="30.368748" calcext:value-type="float">
            <text:p>30.368748</text:p>
          </table:table-cell>
          <table:table-cell office:value-type="float" office:value="0.618815" calcext:value-type="float">
            <text:p>0.618815</text:p>
          </table:table-cell>
        </table:table-row>
        <table:table-row table:style-name="ro1">
          <table:table-cell office:value-type="float" office:value="30.3814" calcext:value-type="float">
            <text:p>30.3814</text:p>
          </table:table-cell>
          <table:table-cell office:value-type="float" office:value="0.495085" calcext:value-type="float">
            <text:p>0.495085</text:p>
          </table:table-cell>
          <table:table-cell office:value-type="float" office:value="30.381217" calcext:value-type="float">
            <text:p>30.381217</text:p>
          </table:table-cell>
          <table:table-cell office:value-type="float" office:value="0.589568" calcext:value-type="float">
            <text:p>0.589568</text:p>
          </table:table-cell>
        </table:table-row>
        <table:table-row table:style-name="ro1">
          <table:table-cell office:value-type="float" office:value="30.3938" calcext:value-type="float">
            <text:p>30.3938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30.39367" calcext:value-type="float">
            <text:p>30.39367</text:p>
          </table:table-cell>
          <table:table-cell office:value-type="float" office:value="0.559809" calcext:value-type="float">
            <text:p>0.559809</text:p>
          </table:table-cell>
        </table:table-row>
        <table:table-row table:style-name="ro1">
          <table:table-cell office:value-type="float" office:value="30.4063" calcext:value-type="float">
            <text:p>30.4063</text:p>
          </table:table-cell>
          <table:table-cell office:value-type="float" office:value="0.433124" calcext:value-type="float">
            <text:p>0.433124</text:p>
          </table:table-cell>
          <table:table-cell office:value-type="float" office:value="30.406108" calcext:value-type="float">
            <text:p>30.406108</text:p>
          </table:table-cell>
          <table:table-cell office:value-type="float" office:value="0.529539" calcext:value-type="float">
            <text:p>0.529539</text:p>
          </table:table-cell>
        </table:table-row>
        <table:table-row table:style-name="ro1">
          <table:table-cell office:value-type="float" office:value="30.4187" calcext:value-type="float">
            <text:p>30.4187</text:p>
          </table:table-cell>
          <table:table-cell office:value-type="float" office:value="0.401391" calcext:value-type="float">
            <text:p>0.401391</text:p>
          </table:table-cell>
          <table:table-cell office:value-type="float" office:value="30.41853" calcext:value-type="float">
            <text:p>30.41853</text:p>
          </table:table-cell>
          <table:table-cell office:value-type="float" office:value="0.498762" calcext:value-type="float">
            <text:p>0.498762</text:p>
          </table:table-cell>
        </table:table-row>
        <table:table-row table:style-name="ro1">
          <table:table-cell office:value-type="float" office:value="30.4311" calcext:value-type="float">
            <text:p>30.4311</text:p>
          </table:table-cell>
          <table:table-cell office:value-type="float" office:value="0.369159" calcext:value-type="float">
            <text:p>0.369159</text:p>
          </table:table-cell>
          <table:table-cell office:value-type="float" office:value="30.430936" calcext:value-type="float">
            <text:p>30.430936</text:p>
          </table:table-cell>
          <table:table-cell office:value-type="float" office:value="0.467481" calcext:value-type="float">
            <text:p>0.467481</text:p>
          </table:table-cell>
        </table:table-row>
        <table:table-row table:style-name="ro1">
          <table:table-cell office:value-type="float" office:value="30.4435" calcext:value-type="float">
            <text:p>30.4435</text:p>
          </table:table-cell>
          <table:table-cell office:value-type="float" office:value="0.336433" calcext:value-type="float">
            <text:p>0.336433</text:p>
          </table:table-cell>
          <table:table-cell office:value-type="float" office:value="30.443328" calcext:value-type="float">
            <text:p>30.443328</text:p>
          </table:table-cell>
          <table:table-cell office:value-type="float" office:value="0.4357" calcext:value-type="float">
            <text:p>0.4357</text:p>
          </table:table-cell>
        </table:table-row>
        <table:table-row table:style-name="ro1">
          <table:table-cell office:value-type="float" office:value="30.4559" calcext:value-type="float">
            <text:p>30.4559</text:p>
          </table:table-cell>
          <table:table-cell office:value-type="float" office:value="0.303215" calcext:value-type="float">
            <text:p>0.303215</text:p>
          </table:table-cell>
          <table:table-cell office:value-type="float" office:value="30.455704" calcext:value-type="float">
            <text:p>30.455704</text:p>
          </table:table-cell>
          <table:table-cell office:value-type="float" office:value="0.403421" calcext:value-type="float">
            <text:p>0.403421</text:p>
          </table:table-cell>
        </table:table-row>
        <table:table-row table:style-name="ro1">
          <table:table-cell office:value-type="float" office:value="30.4682" calcext:value-type="float">
            <text:p>30.4682</text:p>
          </table:table-cell>
          <table:table-cell office:value-type="float" office:value="0.269509" calcext:value-type="float">
            <text:p>0.269509</text:p>
          </table:table-cell>
          <table:table-cell office:value-type="float" office:value="30.468064" calcext:value-type="float">
            <text:p>30.468064</text:p>
          </table:table-cell>
          <table:table-cell office:value-type="float" office:value="0.370648" calcext:value-type="float">
            <text:p>0.370648</text:p>
          </table:table-cell>
        </table:table-row>
        <table:table-row table:style-name="ro1">
          <table:table-cell office:value-type="float" office:value="30.4806" calcext:value-type="float">
            <text:p>30.4806</text:p>
          </table:table-cell>
          <table:table-cell office:value-type="float" office:value="0.235317" calcext:value-type="float">
            <text:p>0.235317</text:p>
          </table:table-cell>
          <table:table-cell office:value-type="float" office:value="30.48041" calcext:value-type="float">
            <text:p>30.48041</text:p>
          </table:table-cell>
          <table:table-cell office:value-type="float" office:value="0.337384" calcext:value-type="float">
            <text:p>0.337384</text:p>
          </table:table-cell>
        </table:table-row>
        <table:table-row table:style-name="ro1">
          <table:table-cell office:value-type="float" office:value="30.4929" calcext:value-type="float">
            <text:p>30.4929</text:p>
          </table:table-cell>
          <table:table-cell office:value-type="float" office:value="0.200644" calcext:value-type="float">
            <text:p>0.200644</text:p>
          </table:table-cell>
          <table:table-cell office:value-type="float" office:value="30.49274" calcext:value-type="float">
            <text:p>30.49274</text:p>
          </table:table-cell>
          <table:table-cell office:value-type="float" office:value="0.303632" calcext:value-type="float">
            <text:p>0.303632</text:p>
          </table:table-cell>
        </table:table-row>
        <table:table-row table:style-name="ro1">
          <table:table-cell office:value-type="float" office:value="30.5052" calcext:value-type="float">
            <text:p>30.5052</text:p>
          </table:table-cell>
          <table:table-cell office:value-type="float" office:value="0.165492" calcext:value-type="float">
            <text:p>0.165492</text:p>
          </table:table-cell>
          <table:table-cell office:value-type="float" office:value="30.505055" calcext:value-type="float">
            <text:p>30.505055</text:p>
          </table:table-cell>
          <table:table-cell office:value-type="float" office:value="0.269395" calcext:value-type="float">
            <text:p>0.269395</text:p>
          </table:table-cell>
        </table:table-row>
        <table:table-row table:style-name="ro1">
          <table:table-cell office:value-type="float" office:value="30.5175" calcext:value-type="float">
            <text:p>30.5175</text:p>
          </table:table-cell>
          <table:table-cell office:value-type="float" office:value="0.129864" calcext:value-type="float">
            <text:p>0.129864</text:p>
          </table:table-cell>
          <table:table-cell office:value-type="float" office:value="30.517354" calcext:value-type="float">
            <text:p>30.517354</text:p>
          </table:table-cell>
          <table:table-cell office:value-type="float" office:value="0.234676" calcext:value-type="float">
            <text:p>0.234676</text:p>
          </table:table-cell>
        </table:table-row>
        <table:table-row table:style-name="ro1">
          <table:table-cell office:value-type="float" office:value="30.5298" calcext:value-type="float">
            <text:p>30.5298</text:p>
          </table:table-cell>
          <table:table-cell office:value-type="float" office:value="0.0937655" calcext:value-type="float">
            <text:p>0.0937655</text:p>
          </table:table-cell>
          <table:table-cell office:value-type="float" office:value="30.529639" calcext:value-type="float">
            <text:p>30.529639</text:p>
          </table:table-cell>
          <table:table-cell office:value-type="float" office:value="0.19948" calcext:value-type="float">
            <text:p>0.19948</text:p>
          </table:table-cell>
        </table:table-row>
        <table:table-row table:style-name="ro1">
          <table:table-cell office:value-type="float" office:value="30.5421" calcext:value-type="float">
            <text:p>30.5421</text:p>
          </table:table-cell>
          <table:table-cell office:value-type="float" office:value="0.0571981" calcext:value-type="float">
            <text:p>0.0571981</text:p>
          </table:table-cell>
          <table:table-cell office:value-type="float" office:value="30.541909" calcext:value-type="float">
            <text:p>30.541909</text:p>
          </table:table-cell>
          <table:table-cell office:value-type="float" office:value="0.163809" calcext:value-type="float">
            <text:p>0.163809</text:p>
          </table:table-cell>
        </table:table-row>
        <table:table-row table:style-name="ro1">
          <table:table-cell office:value-type="float" office:value="30.5543" calcext:value-type="float">
            <text:p>30.5543</text:p>
          </table:table-cell>
          <table:table-cell office:value-type="float" office:value="0.0201656" calcext:value-type="float">
            <text:p>0.0201656</text:p>
          </table:table-cell>
          <table:table-cell office:value-type="float" office:value="30.554163" calcext:value-type="float">
            <text:p>30.554163</text:p>
          </table:table-cell>
          <table:table-cell office:value-type="float" office:value="0.127667" calcext:value-type="float">
            <text:p>0.127667</text:p>
          </table:table-cell>
        </table:table-row>
        <table:table-row table:style-name="ro1">
          <table:table-cell office:value-type="float" office:value="30.5666" calcext:value-type="float">
            <text:p>30.5666</text:p>
          </table:table-cell>
          <table:table-cell office:value-type="float" office:value="0" calcext:value-type="float">
            <text:p>0</text:p>
          </table:table-cell>
          <table:table-cell office:value-type="float" office:value="30.566403" calcext:value-type="float">
            <text:p>30.566403</text:p>
          </table:table-cell>
          <table:table-cell office:value-type="float" office:value="0.091057" calcext:value-type="float">
            <text:p>0.091057</text:p>
          </table:table-cell>
        </table:table-row>
        <table:table-row table:style-name="ro1">
          <table:table-cell office:value-type="float" office:value="30.6644" calcext:value-type="float">
            <text:p>30.6644</text:p>
          </table:table-cell>
          <table:table-cell office:value-type="float" office:value="0" calcext:value-type="float">
            <text:p>0</text:p>
          </table:table-cell>
          <table:table-cell office:value-type="float" office:value="30.578627" calcext:value-type="float">
            <text:p>30.578627</text:p>
          </table:table-cell>
          <table:table-cell office:value-type="float" office:value="0.053982" calcext:value-type="float">
            <text:p>0.053982</text:p>
          </table:table-cell>
        </table:table-row>
        <table:table-row table:style-name="ro1">
          <table:table-cell office:value-type="float" office:value="30.6766" calcext:value-type="float">
            <text:p>30.6766</text:p>
          </table:table-cell>
          <table:table-cell office:value-type="float" office:value="0.0374941" calcext:value-type="float">
            <text:p>0.0374941</text:p>
          </table:table-cell>
          <table:table-cell office:value-type="float" office:value="30.590837" calcext:value-type="float">
            <text:p>30.590837</text:p>
          </table:table-cell>
          <table:table-cell office:value-type="float" office:value="0.016447" calcext:value-type="float">
            <text:p>0.016447</text:p>
          </table:table-cell>
        </table:table-row>
        <table:table-row table:style-name="ro1">
          <table:table-cell office:value-type="float" office:value="30.6888" calcext:value-type="float">
            <text:p>30.6888</text:p>
          </table:table-cell>
          <table:table-cell office:value-type="float" office:value="0.0742488" calcext:value-type="float">
            <text:p>0.0742488</text:p>
          </table:table-cell>
          <table:table-cell office:value-type="float" office:value="30.603031" calcext:value-type="float">
            <text:p>30.60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01" calcext:value-type="float">
            <text:p>30.701</text:p>
          </table:table-cell>
          <table:table-cell office:value-type="float" office:value="0.11027" calcext:value-type="float">
            <text:p>0.11027</text:p>
          </table:table-cell>
          <table:table-cell office:value-type="float" office:value="30.700469" calcext:value-type="float">
            <text:p>30.7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132" calcext:value-type="float">
            <text:p>30.7132</text:p>
          </table:table-cell>
          <table:table-cell office:value-type="float" office:value="0.145562" calcext:value-type="float">
            <text:p>0.145562</text:p>
          </table:table-cell>
          <table:table-cell office:value-type="float" office:value="30.712649" calcext:value-type="float">
            <text:p>30.712649</text:p>
          </table:table-cell>
          <table:table-cell office:value-type="float" office:value="0.038448" calcext:value-type="float">
            <text:p>0.038448</text:p>
          </table:table-cell>
        </table:table-row>
        <table:table-row table:style-name="ro1">
          <table:table-cell office:value-type="float" office:value="30.7253" calcext:value-type="float">
            <text:p>30.7253</text:p>
          </table:table-cell>
          <table:table-cell office:value-type="float" office:value="0.180131" calcext:value-type="float">
            <text:p>0.180131</text:p>
          </table:table-cell>
          <table:table-cell office:value-type="float" office:value="30.724814" calcext:value-type="float">
            <text:p>30.724814</text:p>
          </table:table-cell>
          <table:table-cell office:value-type="float" office:value="0.076149" calcext:value-type="float">
            <text:p>0.076149</text:p>
          </table:table-cell>
        </table:table-row>
        <table:table-row table:style-name="ro1">
          <table:table-cell office:value-type="float" office:value="30.7375" calcext:value-type="float">
            <text:p>30.7375</text:p>
          </table:table-cell>
          <table:table-cell office:value-type="float" office:value="0.213982" calcext:value-type="float">
            <text:p>0.213982</text:p>
          </table:table-cell>
          <table:table-cell office:value-type="float" office:value="30.736964" calcext:value-type="float">
            <text:p>30.736964</text:p>
          </table:table-cell>
          <table:table-cell office:value-type="float" office:value="0.113109" calcext:value-type="float">
            <text:p>0.113109</text:p>
          </table:table-cell>
        </table:table-row>
        <table:table-row table:style-name="ro1">
          <table:table-cell office:value-type="float" office:value="30.7496" calcext:value-type="float">
            <text:p>30.7496</text:p>
          </table:table-cell>
          <table:table-cell office:value-type="float" office:value="0.247119" calcext:value-type="float">
            <text:p>0.247119</text:p>
          </table:table-cell>
          <table:table-cell office:value-type="float" office:value="30.7491" calcext:value-type="float">
            <text:p>30.7491</text:p>
          </table:table-cell>
          <table:table-cell office:value-type="float" office:value="0.149335" calcext:value-type="float">
            <text:p>0.149335</text:p>
          </table:table-cell>
        </table:table-row>
        <table:table-row table:style-name="ro1">
          <table:table-cell office:value-type="float" office:value="30.7617" calcext:value-type="float">
            <text:p>30.7617</text:p>
          </table:table-cell>
          <table:table-cell office:value-type="float" office:value="0.279548" calcext:value-type="float">
            <text:p>0.279548</text:p>
          </table:table-cell>
          <table:table-cell office:value-type="float" office:value="30.76122" calcext:value-type="float">
            <text:p>30.76122</text:p>
          </table:table-cell>
          <table:table-cell office:value-type="float" office:value="0.18483" calcext:value-type="float">
            <text:p>0.18483</text:p>
          </table:table-cell>
        </table:table-row>
        <table:table-row table:style-name="ro1">
          <table:table-cell office:value-type="float" office:value="30.7739" calcext:value-type="float">
            <text:p>30.7739</text:p>
          </table:table-cell>
          <table:table-cell office:value-type="float" office:value="0.311273" calcext:value-type="float">
            <text:p>0.311273</text:p>
          </table:table-cell>
          <table:table-cell office:value-type="float" office:value="30.773326" calcext:value-type="float">
            <text:p>30.773326</text:p>
          </table:table-cell>
          <table:table-cell office:value-type="float" office:value="0.219601" calcext:value-type="float">
            <text:p>0.219601</text:p>
          </table:table-cell>
        </table:table-row>
        <table:table-row table:style-name="ro1">
          <table:table-cell office:value-type="float" office:value="30.7859" calcext:value-type="float">
            <text:p>30.7859</text:p>
          </table:table-cell>
          <table:table-cell office:value-type="float" office:value="0.342299" calcext:value-type="float">
            <text:p>0.342299</text:p>
          </table:table-cell>
          <table:table-cell office:value-type="float" office:value="30.785418" calcext:value-type="float">
            <text:p>30.785418</text:p>
          </table:table-cell>
          <table:table-cell office:value-type="float" office:value="0.253653" calcext:value-type="float">
            <text:p>0.253653</text:p>
          </table:table-cell>
        </table:table-row>
        <table:table-row table:style-name="ro1">
          <table:table-cell office:value-type="float" office:value="30.798" calcext:value-type="float">
            <text:p>30.798</text:p>
          </table:table-cell>
          <table:table-cell office:value-type="float" office:value="0.37263" calcext:value-type="float">
            <text:p>0.37263</text:p>
          </table:table-cell>
          <table:table-cell office:value-type="float" office:value="30.797494" calcext:value-type="float">
            <text:p>30.797494</text:p>
          </table:table-cell>
          <table:table-cell office:value-type="float" office:value="0.28699" calcext:value-type="float">
            <text:p>0.28699</text:p>
          </table:table-cell>
        </table:table-row>
        <table:table-row table:style-name="ro1">
          <table:table-cell office:value-type="float" office:value="30.8101" calcext:value-type="float">
            <text:p>30.8101</text:p>
          </table:table-cell>
          <table:table-cell office:value-type="float" office:value="0.402269" calcext:value-type="float">
            <text:p>0.402269</text:p>
          </table:table-cell>
          <table:table-cell office:value-type="float" office:value="30.809556" calcext:value-type="float">
            <text:p>30.809556</text:p>
          </table:table-cell>
          <table:table-cell office:value-type="float" office:value="0.319618" calcext:value-type="float">
            <text:p>0.319618</text:p>
          </table:table-cell>
        </table:table-row>
        <table:table-row table:style-name="ro1">
          <table:table-cell office:value-type="float" office:value="30.8221" calcext:value-type="float">
            <text:p>30.8221</text:p>
          </table:table-cell>
          <table:table-cell office:value-type="float" office:value="0.431223" calcext:value-type="float">
            <text:p>0.431223</text:p>
          </table:table-cell>
          <table:table-cell office:value-type="float" office:value="30.821604" calcext:value-type="float">
            <text:p>30.821604</text:p>
          </table:table-cell>
          <table:table-cell office:value-type="float" office:value="0.35154" calcext:value-type="float">
            <text:p>0.35154</text:p>
          </table:table-cell>
        </table:table-row>
        <table:table-row table:style-name="ro1">
          <table:table-cell office:value-type="float" office:value="30.8342" calcext:value-type="float">
            <text:p>30.8342</text:p>
          </table:table-cell>
          <table:table-cell office:value-type="float" office:value="0.459493" calcext:value-type="float">
            <text:p>0.459493</text:p>
          </table:table-cell>
          <table:table-cell office:value-type="float" office:value="30.833637" calcext:value-type="float">
            <text:p>30.833637</text:p>
          </table:table-cell>
          <table:table-cell office:value-type="float" office:value="0.382762" calcext:value-type="float">
            <text:p>0.382762</text:p>
          </table:table-cell>
        </table:table-row>
        <table:table-row table:style-name="ro1">
          <table:table-cell office:value-type="float" office:value="30.8462" calcext:value-type="float">
            <text:p>30.8462</text:p>
          </table:table-cell>
          <table:table-cell office:value-type="float" office:value="0.487085" calcext:value-type="float">
            <text:p>0.487085</text:p>
          </table:table-cell>
          <table:table-cell office:value-type="float" office:value="30.845655" calcext:value-type="float">
            <text:p>30.845655</text:p>
          </table:table-cell>
          <table:table-cell office:value-type="float" office:value="0.413288" calcext:value-type="float">
            <text:p>0.413288</text:p>
          </table:table-cell>
        </table:table-row>
        <table:table-row table:style-name="ro1">
          <table:table-cell office:value-type="float" office:value="30.8582" calcext:value-type="float">
            <text:p>30.8582</text:p>
          </table:table-cell>
          <table:table-cell office:value-type="float" office:value="0.514002" calcext:value-type="float">
            <text:p>0.514002</text:p>
          </table:table-cell>
          <table:table-cell office:value-type="float" office:value="30.85766" calcext:value-type="float">
            <text:p>30.85766</text:p>
          </table:table-cell>
          <table:table-cell office:value-type="float" office:value="0.443122" calcext:value-type="float">
            <text:p>0.443122</text:p>
          </table:table-cell>
        </table:table-row>
        <table:table-row table:style-name="ro1">
          <table:table-cell office:value-type="float" office:value="30.8702" calcext:value-type="float">
            <text:p>30.8702</text:p>
          </table:table-cell>
          <table:table-cell office:value-type="float" office:value="0.540248" calcext:value-type="float">
            <text:p>0.540248</text:p>
          </table:table-cell>
          <table:table-cell office:value-type="float" office:value="30.869649" calcext:value-type="float">
            <text:p>30.869649</text:p>
          </table:table-cell>
          <table:table-cell office:value-type="float" office:value="0.472269" calcext:value-type="float">
            <text:p>0.472269</text:p>
          </table:table-cell>
        </table:table-row>
        <table:table-row table:style-name="ro1">
          <table:table-cell office:value-type="float" office:value="30.8822" calcext:value-type="float">
            <text:p>30.8822</text:p>
          </table:table-cell>
          <table:table-cell office:value-type="float" office:value="0.565826" calcext:value-type="float">
            <text:p>0.565826</text:p>
          </table:table-cell>
          <table:table-cell office:value-type="float" office:value="30.881625" calcext:value-type="float">
            <text:p>30.881625</text:p>
          </table:table-cell>
          <table:table-cell office:value-type="float" office:value="0.500732" calcext:value-type="float">
            <text:p>0.500732</text:p>
          </table:table-cell>
        </table:table-row>
        <table:table-row table:style-name="ro1">
          <table:table-cell office:value-type="float" office:value="30.8941" calcext:value-type="float">
            <text:p>30.8941</text:p>
          </table:table-cell>
          <table:table-cell office:value-type="float" office:value="0.59074" calcext:value-type="float">
            <text:p>0.59074</text:p>
          </table:table-cell>
          <table:table-cell office:value-type="float" office:value="30.893586" calcext:value-type="float">
            <text:p>30.893586</text:p>
          </table:table-cell>
          <table:table-cell office:value-type="float" office:value="0.528515" calcext:value-type="float">
            <text:p>0.528515</text:p>
          </table:table-cell>
        </table:table-row>
        <table:table-row table:style-name="ro1">
          <table:table-cell office:value-type="float" office:value="30.9061" calcext:value-type="float">
            <text:p>30.9061</text:p>
          </table:table-cell>
          <table:table-cell office:value-type="float" office:value="0.614994" calcext:value-type="float">
            <text:p>0.614994</text:p>
          </table:table-cell>
          <table:table-cell office:value-type="float" office:value="30.905532" calcext:value-type="float">
            <text:p>30.905532</text:p>
          </table:table-cell>
          <table:table-cell office:value-type="float" office:value="0.555623" calcext:value-type="float">
            <text:p>0.555623</text:p>
          </table:table-cell>
        </table:table-row>
        <table:table-row table:style-name="ro1">
          <table:table-cell office:value-type="float" office:value="30.918" calcext:value-type="float">
            <text:p>30.918</text:p>
          </table:table-cell>
          <table:table-cell office:value-type="float" office:value="0.638589" calcext:value-type="float">
            <text:p>0.638589</text:p>
          </table:table-cell>
          <table:table-cell office:value-type="float" office:value="30.917465" calcext:value-type="float">
            <text:p>30.917465</text:p>
          </table:table-cell>
          <table:table-cell office:value-type="float" office:value="0.582059" calcext:value-type="float">
            <text:p>0.582059</text:p>
          </table:table-cell>
        </table:table-row>
        <table:table-row table:style-name="ro1">
          <table:table-cell office:value-type="float" office:value="30.9299" calcext:value-type="float">
            <text:p>30.9299</text:p>
          </table:table-cell>
          <table:table-cell office:value-type="float" office:value="0.661531" calcext:value-type="float">
            <text:p>0.661531</text:p>
          </table:table-cell>
          <table:table-cell office:value-type="float" office:value="30.929383" calcext:value-type="float">
            <text:p>30.929383</text:p>
          </table:table-cell>
          <table:table-cell office:value-type="float" office:value="0.607826" calcext:value-type="float">
            <text:p>0.607826</text:p>
          </table:table-cell>
        </table:table-row>
        <table:table-row table:style-name="ro1">
          <table:table-cell office:value-type="float" office:value="30.9418" calcext:value-type="float">
            <text:p>30.9418</text:p>
          </table:table-cell>
          <table:table-cell office:value-type="float" office:value="0.68382" calcext:value-type="float">
            <text:p>0.68382</text:p>
          </table:table-cell>
          <table:table-cell office:value-type="float" office:value="30.941287" calcext:value-type="float">
            <text:p>30.941287</text:p>
          </table:table-cell>
          <table:table-cell office:value-type="float" office:value="0.632929" calcext:value-type="float">
            <text:p>0.632929</text:p>
          </table:table-cell>
        </table:table-row>
        <table:table-row table:style-name="ro1">
          <table:table-cell office:value-type="float" office:value="30.9537" calcext:value-type="float">
            <text:p>30.9537</text:p>
          </table:table-cell>
          <table:table-cell office:value-type="float" office:value="0.705462" calcext:value-type="float">
            <text:p>0.705462</text:p>
          </table:table-cell>
          <table:table-cell office:value-type="float" office:value="30.953177" calcext:value-type="float">
            <text:p>30.953177</text:p>
          </table:table-cell>
          <table:table-cell office:value-type="float" office:value="0.65737" calcext:value-type="float">
            <text:p>0.65737</text:p>
          </table:table-cell>
        </table:table-row>
        <table:table-row table:style-name="ro1">
          <table:table-cell office:value-type="float" office:value="30.9656" calcext:value-type="float">
            <text:p>30.9656</text:p>
          </table:table-cell>
          <table:table-cell office:value-type="float" office:value="0.726458" calcext:value-type="float">
            <text:p>0.726458</text:p>
          </table:table-cell>
          <table:table-cell office:value-type="float" office:value="30.965052" calcext:value-type="float">
            <text:p>30.965052</text:p>
          </table:table-cell>
          <table:table-cell office:value-type="float" office:value="0.681152" calcext:value-type="float">
            <text:p>0.681152</text:p>
          </table:table-cell>
        </table:table-row>
        <table:table-row table:style-name="ro1">
          <table:table-cell office:value-type="float" office:value="30.9774" calcext:value-type="float">
            <text:p>30.9774</text:p>
          </table:table-cell>
          <table:table-cell office:value-type="float" office:value="0.74681" calcext:value-type="float">
            <text:p>0.74681</text:p>
          </table:table-cell>
          <table:table-cell office:value-type="float" office:value="30.976914" calcext:value-type="float">
            <text:p>30.976914</text:p>
          </table:table-cell>
          <table:table-cell office:value-type="float" office:value="0.70428" calcext:value-type="float">
            <text:p>0.70428</text:p>
          </table:table-cell>
        </table:table-row>
        <table:table-row table:style-name="ro1">
          <table:table-cell office:value-type="float" office:value="30.9893" calcext:value-type="float">
            <text:p>30.9893</text:p>
          </table:table-cell>
          <table:table-cell office:value-type="float" office:value="0.766523" calcext:value-type="float">
            <text:p>0.766523</text:p>
          </table:table-cell>
          <table:table-cell office:value-type="float" office:value="30.988761" calcext:value-type="float">
            <text:p>30.988761</text:p>
          </table:table-cell>
          <table:table-cell office:value-type="float" office:value="0.726755" calcext:value-type="float">
            <text:p>0.726755</text:p>
          </table:table-cell>
        </table:table-row>
        <table:table-row table:style-name="ro1">
          <table:table-cell office:value-type="float" office:value="31.0011" calcext:value-type="float">
            <text:p>31.0011</text:p>
          </table:table-cell>
          <table:table-cell office:value-type="float" office:value="0.785598" calcext:value-type="float">
            <text:p>0.785598</text:p>
          </table:table-cell>
          <table:table-cell office:value-type="float" office:value="31.000595" calcext:value-type="float">
            <text:p>31.000595</text:p>
          </table:table-cell>
          <table:table-cell office:value-type="float" office:value="0.748581" calcext:value-type="float">
            <text:p>0.748581</text:p>
          </table:table-cell>
        </table:table-row>
        <table:table-row table:style-name="ro1">
          <table:table-cell office:value-type="float" office:value="31.0129" calcext:value-type="float">
            <text:p>31.0129</text:p>
          </table:table-cell>
          <table:table-cell office:value-type="float" office:value="0.804038" calcext:value-type="float">
            <text:p>0.804038</text:p>
          </table:table-cell>
          <table:table-cell office:value-type="float" office:value="31.012414" calcext:value-type="float">
            <text:p>31.012414</text:p>
          </table:table-cell>
          <table:table-cell office:value-type="float" office:value="0.769761" calcext:value-type="float">
            <text:p>0.769761</text:p>
          </table:table-cell>
        </table:table-row>
        <table:table-row table:style-name="ro1">
          <table:table-cell office:value-type="float" office:value="31.0247" calcext:value-type="float">
            <text:p>31.0247</text:p>
          </table:table-cell>
          <table:table-cell office:value-type="float" office:value="0.821846" calcext:value-type="float">
            <text:p>0.821846</text:p>
          </table:table-cell>
          <table:table-cell office:value-type="float" office:value="31.02422" calcext:value-type="float">
            <text:p>31.02422</text:p>
          </table:table-cell>
          <table:table-cell office:value-type="float" office:value="0.790298" calcext:value-type="float">
            <text:p>0.790298</text:p>
          </table:table-cell>
        </table:table-row>
        <table:table-row table:style-name="ro1">
          <table:table-cell office:value-type="float" office:value="31.0365" calcext:value-type="float">
            <text:p>31.0365</text:p>
          </table:table-cell>
          <table:table-cell office:value-type="float" office:value="0.839023" calcext:value-type="float">
            <text:p>0.839023</text:p>
          </table:table-cell>
          <table:table-cell office:value-type="float" office:value="31.036011" calcext:value-type="float">
            <text:p>31.036011</text:p>
          </table:table-cell>
          <table:table-cell office:value-type="float" office:value="0.810194" calcext:value-type="float">
            <text:p>0.810194</text:p>
          </table:table-cell>
        </table:table-row>
        <table:table-row table:style-name="ro1">
          <table:table-cell office:value-type="float" office:value="31.0483" calcext:value-type="float">
            <text:p>31.0483</text:p>
          </table:table-cell>
          <table:table-cell office:value-type="float" office:value="0.855571" calcext:value-type="float">
            <text:p>0.855571</text:p>
          </table:table-cell>
          <table:table-cell office:value-type="float" office:value="31.047789" calcext:value-type="float">
            <text:p>31.047789</text:p>
          </table:table-cell>
          <table:table-cell office:value-type="float" office:value="0.829452" calcext:value-type="float">
            <text:p>0.829452</text:p>
          </table:table-cell>
        </table:table-row>
        <table:table-row table:style-name="ro1">
          <table:table-cell office:value-type="float" office:value="31.0601" calcext:value-type="float">
            <text:p>31.0601</text:p>
          </table:table-cell>
          <table:table-cell office:value-type="float" office:value="0.871494" calcext:value-type="float">
            <text:p>0.871494</text:p>
          </table:table-cell>
          <table:table-cell office:value-type="float" office:value="31.059552" calcext:value-type="float">
            <text:p>31.059552</text:p>
          </table:table-cell>
          <table:table-cell office:value-type="float" office:value="0.848074" calcext:value-type="float">
            <text:p>0.848074</text:p>
          </table:table-cell>
        </table:table-row>
        <table:table-row table:style-name="ro1">
          <table:table-cell office:value-type="float" office:value="31.0718" calcext:value-type="float">
            <text:p>31.0718</text:p>
          </table:table-cell>
          <table:table-cell office:value-type="float" office:value="0.886792" calcext:value-type="float">
            <text:p>0.886792</text:p>
          </table:table-cell>
          <table:table-cell office:value-type="float" office:value="31.071302" calcext:value-type="float">
            <text:p>31.071302</text:p>
          </table:table-cell>
          <table:table-cell office:value-type="float" office:value="0.866063" calcext:value-type="float">
            <text:p>0.866063</text:p>
          </table:table-cell>
        </table:table-row>
        <table:table-row table:style-name="ro1">
          <table:table-cell office:value-type="float" office:value="31.0836" calcext:value-type="float">
            <text:p>31.0836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31.083038" calcext:value-type="float">
            <text:p>31.083038</text:p>
          </table:table-cell>
          <table:table-cell office:value-type="float" office:value="0.883421" calcext:value-type="float">
            <text:p>0.883421</text:p>
          </table:table-cell>
        </table:table-row>
        <table:table-row table:style-name="ro1">
          <table:table-cell office:value-type="float" office:value="31.0953" calcext:value-type="float">
            <text:p>31.0953</text:p>
          </table:table-cell>
          <table:table-cell office:value-type="float" office:value="0.915524" calcext:value-type="float">
            <text:p>0.915524</text:p>
          </table:table-cell>
          <table:table-cell office:value-type="float" office:value="31.094761" calcext:value-type="float">
            <text:p>31.094761</text:p>
          </table:table-cell>
          <table:table-cell office:value-type="float" office:value="0.900151" calcext:value-type="float">
            <text:p>0.900151</text:p>
          </table:table-cell>
        </table:table-row>
        <table:table-row table:style-name="ro1">
          <table:table-cell office:value-type="float" office:value="31.107" calcext:value-type="float">
            <text:p>31.107</text:p>
          </table:table-cell>
          <table:table-cell office:value-type="float" office:value="0.928961" calcext:value-type="float">
            <text:p>0.928961</text:p>
          </table:table-cell>
          <table:table-cell office:value-type="float" office:value="31.106469" calcext:value-type="float">
            <text:p>31.106469</text:p>
          </table:table-cell>
          <table:table-cell office:value-type="float" office:value="0.916254" calcext:value-type="float">
            <text:p>0.916254</text:p>
          </table:table-cell>
        </table:table-row>
        <table:table-row table:style-name="ro1">
          <table:table-cell office:value-type="float" office:value="31.1187" calcext:value-type="float">
            <text:p>31.1187</text:p>
          </table:table-cell>
          <table:table-cell office:value-type="float" office:value="0.941782" calcext:value-type="float">
            <text:p>0.941782</text:p>
          </table:table-cell>
          <table:table-cell office:value-type="float" office:value="31.118164" calcext:value-type="float">
            <text:p>31.118164</text:p>
          </table:table-cell>
          <table:table-cell office:value-type="float" office:value="0.931732" calcext:value-type="float">
            <text:p>0.931732</text:p>
          </table:table-cell>
        </table:table-row>
        <table:table-row table:style-name="ro1">
          <table:table-cell office:value-type="float" office:value="31.1304" calcext:value-type="float">
            <text:p>31.1304</text:p>
          </table:table-cell>
          <table:table-cell office:value-type="float" office:value="0.953987" calcext:value-type="float">
            <text:p>0.953987</text:p>
          </table:table-cell>
          <table:table-cell office:value-type="float" office:value="31.129846" calcext:value-type="float">
            <text:p>31.129846</text:p>
          </table:table-cell>
          <table:table-cell office:value-type="float" office:value="0.946588" calcext:value-type="float">
            <text:p>0.946588</text:p>
          </table:table-cell>
        </table:table-row>
        <table:table-row table:style-name="ro1">
          <table:table-cell office:value-type="float" office:value="31.142" calcext:value-type="float">
            <text:p>31.142</text:p>
          </table:table-cell>
          <table:table-cell office:value-type="float" office:value="0.965579" calcext:value-type="float">
            <text:p>0.965579</text:p>
          </table:table-cell>
          <table:table-cell office:value-type="float" office:value="31.141513" calcext:value-type="float">
            <text:p>31.141513</text:p>
          </table:table-cell>
          <table:table-cell office:value-type="float" office:value="0.960823" calcext:value-type="float">
            <text:p>0.960823</text:p>
          </table:table-cell>
        </table:table-row>
        <table:table-row table:style-name="ro1">
          <table:table-cell office:value-type="float" office:value="31.1537" calcext:value-type="float">
            <text:p>31.1537</text:p>
          </table:table-cell>
          <table:table-cell office:value-type="float" office:value="0.976558" calcext:value-type="float">
            <text:p>0.976558</text:p>
          </table:table-cell>
          <table:table-cell office:value-type="float" office:value="31.153167" calcext:value-type="float">
            <text:p>31.153167</text:p>
          </table:table-cell>
          <table:table-cell office:value-type="float" office:value="0.97444" calcext:value-type="float">
            <text:p>0.97444</text:p>
          </table:table-cell>
        </table:table-row>
        <table:table-row table:style-name="ro1">
          <table:table-cell office:value-type="float" office:value="31.1653" calcext:value-type="float">
            <text:p>31.1653</text:p>
          </table:table-cell>
          <table:table-cell office:value-type="float" office:value="0.986927" calcext:value-type="float">
            <text:p>0.986927</text:p>
          </table:table-cell>
          <table:table-cell office:value-type="float" office:value="31.164807" calcext:value-type="float">
            <text:p>31.164807</text:p>
          </table:table-cell>
          <table:table-cell office:value-type="float" office:value="0.987439" calcext:value-type="float">
            <text:p>0.987439</text:p>
          </table:table-cell>
        </table:table-row>
        <table:table-row table:style-name="ro1">
          <table:table-cell office:value-type="float" office:value="31.177" calcext:value-type="float">
            <text:p>31.177</text:p>
          </table:table-cell>
          <table:table-cell office:value-type="float" office:value="0.996686" calcext:value-type="float">
            <text:p>0.996686</text:p>
          </table:table-cell>
          <table:table-cell office:value-type="float" office:value="31.176434" calcext:value-type="float">
            <text:p>31.176434</text:p>
          </table:table-cell>
          <table:table-cell office:value-type="float" office:value="0.999823" calcext:value-type="float">
            <text:p>0.999823</text:p>
          </table:table-cell>
        </table:table-row>
        <table:table-row table:style-name="ro1">
          <table:table-cell office:value-type="float" office:value="31.1886" calcext:value-type="float">
            <text:p>31.1886</text:p>
          </table:table-cell>
          <table:table-cell office:value-type="float" office:value="1.00584" calcext:value-type="float">
            <text:p>1.00584</text:p>
          </table:table-cell>
          <table:table-cell office:value-type="float" office:value="31.188048" calcext:value-type="float">
            <text:p>31.188048</text:p>
          </table:table-cell>
          <table:table-cell office:value-type="float" office:value="1.011593" calcext:value-type="float">
            <text:p>1.011593</text:p>
          </table:table-cell>
        </table:table-row>
        <table:table-row table:style-name="ro1">
          <table:table-cell office:value-type="float" office:value="31.2002" calcext:value-type="float">
            <text:p>31.2002</text:p>
          </table:table-cell>
          <table:table-cell office:value-type="float" office:value="1.01438" calcext:value-type="float">
            <text:p>1.01438</text:p>
          </table:table-cell>
          <table:table-cell office:value-type="float" office:value="31.199647" calcext:value-type="float">
            <text:p>31.199647</text:p>
          </table:table-cell>
          <table:table-cell office:value-type="float" office:value="1.022751" calcext:value-type="float">
            <text:p>1.022751</text:p>
          </table:table-cell>
        </table:table-row>
        <table:table-row table:style-name="ro1">
          <table:table-cell office:value-type="float" office:value="31.2118" calcext:value-type="float">
            <text:p>31.2118</text:p>
          </table:table-cell>
          <table:table-cell office:value-type="float" office:value="1.02232" calcext:value-type="float">
            <text:p>1.02232</text:p>
          </table:table-cell>
          <table:table-cell office:value-type="float" office:value="31.211234" calcext:value-type="float">
            <text:p>31.211234</text:p>
          </table:table-cell>
          <table:table-cell office:value-type="float" office:value="1.033297" calcext:value-type="float">
            <text:p>1.033297</text:p>
          </table:table-cell>
        </table:table-row>
        <table:table-row table:style-name="ro1">
          <table:table-cell office:value-type="float" office:value="31.2233" calcext:value-type="float">
            <text:p>31.2233</text:p>
          </table:table-cell>
          <table:table-cell office:value-type="float" office:value="1.02965" calcext:value-type="float">
            <text:p>1.02965</text:p>
          </table:table-cell>
          <table:table-cell office:value-type="float" office:value="31.222807" calcext:value-type="float">
            <text:p>31.222807</text:p>
          </table:table-cell>
          <table:table-cell office:value-type="float" office:value="1.043234" calcext:value-type="float">
            <text:p>1.043234</text:p>
          </table:table-cell>
        </table:table-row>
        <table:table-row table:style-name="ro1">
          <table:table-cell office:value-type="float" office:value="31.2349" calcext:value-type="float">
            <text:p>31.2349</text:p>
          </table:table-cell>
          <table:table-cell office:value-type="float" office:value="1.03638" calcext:value-type="float">
            <text:p>1.03638</text:p>
          </table:table-cell>
          <table:table-cell office:value-type="float" office:value="31.234366" calcext:value-type="float">
            <text:p>31.234366</text:p>
          </table:table-cell>
          <table:table-cell office:value-type="float" office:value="1.052563" calcext:value-type="float">
            <text:p>1.052563</text:p>
          </table:table-cell>
        </table:table-row>
        <table:table-row table:style-name="ro1">
          <table:table-cell office:value-type="float" office:value="31.2464" calcext:value-type="float">
            <text:p>31.2464</text:p>
          </table:table-cell>
          <table:table-cell office:value-type="float" office:value="1.0425" calcext:value-type="float">
            <text:p>1.0425</text:p>
          </table:table-cell>
          <table:table-cell office:value-type="float" office:value="31.245912" calcext:value-type="float">
            <text:p>31.245912</text:p>
          </table:table-cell>
          <table:table-cell office:value-type="float" office:value="1.061284" calcext:value-type="float">
            <text:p>1.061284</text:p>
          </table:table-cell>
        </table:table-row>
        <table:table-row table:style-name="ro1">
          <table:table-cell office:value-type="float" office:value="31.258" calcext:value-type="float">
            <text:p>31.258</text:p>
          </table:table-cell>
          <table:table-cell office:value-type="float" office:value="1.04803" calcext:value-type="float">
            <text:p>1.04803</text:p>
          </table:table-cell>
          <table:table-cell office:value-type="float" office:value="31.257445" calcext:value-type="float">
            <text:p>31.257445</text:p>
          </table:table-cell>
          <table:table-cell office:value-type="float" office:value="1.069399" calcext:value-type="float">
            <text:p>1.069399</text:p>
          </table:table-cell>
        </table:table-row>
        <table:table-row table:style-name="ro1">
          <table:table-cell office:value-type="float" office:value="31.2695" calcext:value-type="float">
            <text:p>31.2695</text:p>
          </table:table-cell>
          <table:table-cell office:value-type="float" office:value="1.05295" calcext:value-type="float">
            <text:p>1.05295</text:p>
          </table:table-cell>
          <table:table-cell office:value-type="float" office:value="31.268965" calcext:value-type="float">
            <text:p>31.268965</text:p>
          </table:table-cell>
          <table:table-cell office:value-type="float" office:value="1.076909" calcext:value-type="float">
            <text:p>1.076909</text:p>
          </table:table-cell>
        </table:table-row>
        <table:table-row table:style-name="ro1">
          <table:table-cell office:value-type="float" office:value="31.281" calcext:value-type="float">
            <text:p>31.281</text:p>
          </table:table-cell>
          <table:table-cell office:value-type="float" office:value="1.05727" calcext:value-type="float">
            <text:p>1.05727</text:p>
          </table:table-cell>
          <table:table-cell office:value-type="float" office:value="31.280471" calcext:value-type="float">
            <text:p>31.280471</text:p>
          </table:table-cell>
          <table:table-cell office:value-type="float" office:value="1.083815" calcext:value-type="float">
            <text:p>1.083815</text:p>
          </table:table-cell>
        </table:table-row>
        <table:table-row table:style-name="ro1">
          <table:table-cell office:value-type="float" office:value="31.2925" calcext:value-type="float">
            <text:p>31.2925</text:p>
          </table:table-cell>
          <table:table-cell office:value-type="float" office:value="1.06099" calcext:value-type="float">
            <text:p>1.06099</text:p>
          </table:table-cell>
          <table:table-cell office:value-type="float" office:value="31.291964" calcext:value-type="float">
            <text:p>31.291964</text:p>
          </table:table-cell>
          <table:table-cell office:value-type="float" office:value="1.090117" calcext:value-type="float">
            <text:p>1.090117</text:p>
          </table:table-cell>
        </table:table-row>
        <table:table-row table:style-name="ro1">
          <table:table-cell office:value-type="float" office:value="31.304" calcext:value-type="float">
            <text:p>31.304</text:p>
          </table:table-cell>
          <table:table-cell office:value-type="float" office:value="1.06411" calcext:value-type="float">
            <text:p>1.06411</text:p>
          </table:table-cell>
          <table:table-cell office:value-type="float" office:value="31.303444" calcext:value-type="float">
            <text:p>31.303444</text:p>
          </table:table-cell>
          <table:table-cell office:value-type="float" office:value="1.095817" calcext:value-type="float">
            <text:p>1.095817</text:p>
          </table:table-cell>
        </table:table-row>
        <table:table-row table:style-name="ro1">
          <table:table-cell office:value-type="float" office:value="31.3154" calcext:value-type="float">
            <text:p>31.3154</text:p>
          </table:table-cell>
          <table:table-cell office:value-type="float" office:value="1.06663" calcext:value-type="float">
            <text:p>1.06663</text:p>
          </table:table-cell>
          <table:table-cell office:value-type="float" office:value="31.314911" calcext:value-type="float">
            <text:p>31.314911</text:p>
          </table:table-cell>
          <table:table-cell office:value-type="float" office:value="1.100916" calcext:value-type="float">
            <text:p>1.100916</text:p>
          </table:table-cell>
        </table:table-row>
        <table:table-row table:style-name="ro1">
          <table:table-cell office:value-type="float" office:value="31.3269" calcext:value-type="float">
            <text:p>31.3269</text:p>
          </table:table-cell>
          <table:table-cell office:value-type="float" office:value="1.06855" calcext:value-type="float">
            <text:p>1.06855</text:p>
          </table:table-cell>
          <table:table-cell office:value-type="float" office:value="31.326364" calcext:value-type="float">
            <text:p>31.326364</text:p>
          </table:table-cell>
          <table:table-cell office:value-type="float" office:value="1.105413" calcext:value-type="float">
            <text:p>1.105413</text:p>
          </table:table-cell>
        </table:table-row>
        <table:table-row table:style-name="ro1">
          <table:table-cell office:value-type="float" office:value="31.3383" calcext:value-type="float">
            <text:p>31.3383</text:p>
          </table:table-cell>
          <table:table-cell office:value-type="float" office:value="1.06987" calcext:value-type="float">
            <text:p>1.06987</text:p>
          </table:table-cell>
          <table:table-cell office:value-type="float" office:value="31.337804" calcext:value-type="float">
            <text:p>31.337804</text:p>
          </table:table-cell>
          <table:table-cell office:value-type="float" office:value="1.109309" calcext:value-type="float">
            <text:p>1.109309</text:p>
          </table:table-cell>
        </table:table-row>
        <table:table-row table:style-name="ro1">
          <table:table-cell office:value-type="float" office:value="31.3498" calcext:value-type="float">
            <text:p>31.3498</text:p>
          </table:table-cell>
          <table:table-cell office:value-type="float" office:value="1.07059" calcext:value-type="float">
            <text:p>1.07059</text:p>
          </table:table-cell>
          <table:table-cell office:value-type="float" office:value="31.349232" calcext:value-type="float">
            <text:p>31.349232</text:p>
          </table:table-cell>
          <table:table-cell office:value-type="float" office:value="1.112605" calcext:value-type="float">
            <text:p>1.112605</text:p>
          </table:table-cell>
        </table:table-row>
        <table:table-row table:style-name="ro1">
          <table:table-cell office:value-type="float" office:value="31.3612" calcext:value-type="float">
            <text:p>31.3612</text:p>
          </table:table-cell>
          <table:table-cell office:value-type="float" office:value="1.07071" calcext:value-type="float">
            <text:p>1.07071</text:p>
          </table:table-cell>
          <table:table-cell office:value-type="float" office:value="31.360646" calcext:value-type="float">
            <text:p>31.360646</text:p>
          </table:table-cell>
          <table:table-cell office:value-type="float" office:value="1.115302" calcext:value-type="float">
            <text:p>1.115302</text:p>
          </table:table-cell>
        </table:table-row>
        <table:table-row table:style-name="ro1">
          <table:table-cell office:value-type="float" office:value="31.3726" calcext:value-type="float">
            <text:p>31.3726</text:p>
          </table:table-cell>
          <table:table-cell office:value-type="float" office:value="1.07024" calcext:value-type="float">
            <text:p>1.07024</text:p>
          </table:table-cell>
          <table:table-cell office:value-type="float" office:value="31.372047" calcext:value-type="float">
            <text:p>31.372047</text:p>
          </table:table-cell>
          <table:table-cell office:value-type="float" office:value="1.1174" calcext:value-type="float">
            <text:p>1.1174</text:p>
          </table:table-cell>
        </table:table-row>
        <table:table-row table:style-name="ro1">
          <table:table-cell office:value-type="float" office:value="31.384" calcext:value-type="float">
            <text:p>31.384</text:p>
          </table:table-cell>
          <table:table-cell office:value-type="float" office:value="1.06916" calcext:value-type="float">
            <text:p>1.06916</text:p>
          </table:table-cell>
          <table:table-cell office:value-type="float" office:value="31.383435" calcext:value-type="float">
            <text:p>31.383435</text:p>
          </table:table-cell>
          <table:table-cell office:value-type="float" office:value="1.118898" calcext:value-type="float">
            <text:p>1.118898</text:p>
          </table:table-cell>
        </table:table-row>
        <table:table-row table:style-name="ro1">
          <table:table-cell office:value-type="float" office:value="31.3953" calcext:value-type="float">
            <text:p>31.3953</text:p>
          </table:table-cell>
          <table:table-cell office:value-type="float" office:value="1.06749" calcext:value-type="float">
            <text:p>1.06749</text:p>
          </table:table-cell>
          <table:table-cell office:value-type="float" office:value="31.394811" calcext:value-type="float">
            <text:p>31.394811</text:p>
          </table:table-cell>
          <table:table-cell office:value-type="float" office:value="1.119798" calcext:value-type="float">
            <text:p>1.119798</text:p>
          </table:table-cell>
        </table:table-row>
        <table:table-row table:style-name="ro1">
          <table:table-cell office:value-type="float" office:value="31.4067" calcext:value-type="float">
            <text:p>31.4067</text:p>
          </table:table-cell>
          <table:table-cell office:value-type="float" office:value="1.06522" calcext:value-type="float">
            <text:p>1.06522</text:p>
          </table:table-cell>
          <table:table-cell office:value-type="float" office:value="31.406173" calcext:value-type="float">
            <text:p>31.406173</text:p>
          </table:table-cell>
          <table:table-cell office:value-type="float" office:value="1.120099" calcext:value-type="float">
            <text:p>1.120099</text:p>
          </table:table-cell>
        </table:table-row>
        <table:table-row table:style-name="ro1">
          <table:table-cell office:value-type="float" office:value="31.4181" calcext:value-type="float">
            <text:p>31.4181</text:p>
          </table:table-cell>
          <table:table-cell office:value-type="float" office:value="1.06235" calcext:value-type="float">
            <text:p>1.06235</text:p>
          </table:table-cell>
          <table:table-cell office:value-type="float" office:value="31.417522" calcext:value-type="float">
            <text:p>31.417522</text:p>
          </table:table-cell>
          <table:table-cell office:value-type="float" office:value="1.119801" calcext:value-type="float">
            <text:p>1.119801</text:p>
          </table:table-cell>
        </table:table-row>
        <table:table-row table:style-name="ro1">
          <table:table-cell office:value-type="float" office:value="31.4294" calcext:value-type="float">
            <text:p>31.4294</text:p>
          </table:table-cell>
          <table:table-cell office:value-type="float" office:value="1.05888" calcext:value-type="float">
            <text:p>1.05888</text:p>
          </table:table-cell>
          <table:table-cell office:value-type="float" office:value="31.428859" calcext:value-type="float">
            <text:p>31.428859</text:p>
          </table:table-cell>
          <table:table-cell office:value-type="float" office:value="1.118905" calcext:value-type="float">
            <text:p>1.118905</text:p>
          </table:table-cell>
        </table:table-row>
        <table:table-row table:style-name="ro1">
          <table:table-cell office:value-type="float" office:value="31.4407" calcext:value-type="float">
            <text:p>31.4407</text:p>
          </table:table-cell>
          <table:table-cell office:value-type="float" office:value="1.05481" calcext:value-type="float">
            <text:p>1.05481</text:p>
          </table:table-cell>
          <table:table-cell office:value-type="float" office:value="31.440183" calcext:value-type="float">
            <text:p>31.440183</text:p>
          </table:table-cell>
          <table:table-cell office:value-type="float" office:value="1.117411" calcext:value-type="float">
            <text:p>1.117411</text:p>
          </table:table-cell>
        </table:table-row>
        <table:table-row table:style-name="ro1">
          <table:table-cell office:value-type="float" office:value="31.452" calcext:value-type="float">
            <text:p>31.452</text:p>
          </table:table-cell>
          <table:table-cell office:value-type="float" office:value="1.05015" calcext:value-type="float">
            <text:p>1.05015</text:p>
          </table:table-cell>
          <table:table-cell office:value-type="float" office:value="31.451493" calcext:value-type="float">
            <text:p>31.451493</text:p>
          </table:table-cell>
          <table:table-cell office:value-type="float" office:value="1.115318" calcext:value-type="float">
            <text:p>1.115318</text:p>
          </table:table-cell>
        </table:table-row>
        <table:table-row table:style-name="ro1">
          <table:table-cell office:value-type="float" office:value="31.4633" calcext:value-type="float">
            <text:p>31.4633</text:p>
          </table:table-cell>
          <table:table-cell office:value-type="float" office:value="1.04489" calcext:value-type="float">
            <text:p>1.04489</text:p>
          </table:table-cell>
          <table:table-cell office:value-type="float" office:value="31.462791" calcext:value-type="float">
            <text:p>31.462791</text:p>
          </table:table-cell>
          <table:table-cell office:value-type="float" office:value="1.112627" calcext:value-type="float">
            <text:p>1.112627</text:p>
          </table:table-cell>
        </table:table-row>
        <table:table-row table:style-name="ro1">
          <table:table-cell office:value-type="float" office:value="31.4746" calcext:value-type="float">
            <text:p>31.4746</text:p>
          </table:table-cell>
          <table:table-cell office:value-type="float" office:value="1.03904" calcext:value-type="float">
            <text:p>1.03904</text:p>
          </table:table-cell>
          <table:table-cell office:value-type="float" office:value="31.474077" calcext:value-type="float">
            <text:p>31.474077</text:p>
          </table:table-cell>
          <table:table-cell office:value-type="float" office:value="1.109338" calcext:value-type="float">
            <text:p>1.109338</text:p>
          </table:table-cell>
        </table:table-row>
        <table:table-row table:style-name="ro1">
          <table:table-cell office:value-type="float" office:value="31.4859" calcext:value-type="float">
            <text:p>31.4859</text:p>
          </table:table-cell>
          <table:table-cell office:value-type="float" office:value="1.03259" calcext:value-type="float">
            <text:p>1.03259</text:p>
          </table:table-cell>
          <table:table-cell office:value-type="float" office:value="31.485349" calcext:value-type="float">
            <text:p>31.485349</text:p>
          </table:table-cell>
          <table:table-cell office:value-type="float" office:value="1.105452" calcext:value-type="float">
            <text:p>1.105452</text:p>
          </table:table-cell>
        </table:table-row>
        <table:table-row table:style-name="ro1">
          <table:table-cell office:value-type="float" office:value="31.4971" calcext:value-type="float">
            <text:p>31.4971</text:p>
          </table:table-cell>
          <table:table-cell office:value-type="float" office:value="1.02554" calcext:value-type="float">
            <text:p>1.02554</text:p>
          </table:table-cell>
          <table:table-cell office:value-type="float" office:value="31.496609" calcext:value-type="float">
            <text:p>31.496609</text:p>
          </table:table-cell>
          <table:table-cell office:value-type="float" office:value="1.100969" calcext:value-type="float">
            <text:p>1.100969</text:p>
          </table:table-cell>
        </table:table-row>
        <table:table-row table:style-name="ro1">
          <table:table-cell office:value-type="float" office:value="31.5084" calcext:value-type="float">
            <text:p>31.5084</text:p>
          </table:table-cell>
          <table:table-cell office:value-type="float" office:value="1.0179" calcext:value-type="float">
            <text:p>1.0179</text:p>
          </table:table-cell>
          <table:table-cell office:value-type="float" office:value="31.507856" calcext:value-type="float">
            <text:p>31.507856</text:p>
          </table:table-cell>
          <table:table-cell office:value-type="float" office:value="1.095889" calcext:value-type="float">
            <text:p>1.095889</text:p>
          </table:table-cell>
        </table:table-row>
        <table:table-row table:style-name="ro1">
          <table:table-cell office:value-type="float" office:value="31.5196" calcext:value-type="float">
            <text:p>31.5196</text:p>
          </table:table-cell>
          <table:table-cell office:value-type="float" office:value="1.00967" calcext:value-type="float">
            <text:p>1.00967</text:p>
          </table:table-cell>
          <table:table-cell office:value-type="float" office:value="31.519091" calcext:value-type="float">
            <text:p>31.519091</text:p>
          </table:table-cell>
          <table:table-cell office:value-type="float" office:value="1.090213" calcext:value-type="float">
            <text:p>1.090213</text:p>
          </table:table-cell>
        </table:table-row>
        <table:table-row table:style-name="ro1">
          <table:table-cell office:value-type="float" office:value="31.5308" calcext:value-type="float">
            <text:p>31.5308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31.530313" calcext:value-type="float">
            <text:p>31.530313</text:p>
          </table:table-cell>
          <table:table-cell office:value-type="float" office:value="1.083942" calcext:value-type="float">
            <text:p>1.083942</text:p>
          </table:table-cell>
        </table:table-row>
        <table:table-row table:style-name="ro1">
          <table:table-cell office:value-type="float" office:value="31.5421" calcext:value-type="float">
            <text:p>31.5421</text:p>
          </table:table-cell>
          <table:table-cell office:value-type="float" office:value="0.991433" calcext:value-type="float">
            <text:p>0.991433</text:p>
          </table:table-cell>
          <table:table-cell office:value-type="float" office:value="31.541522" calcext:value-type="float">
            <text:p>31.541522</text:p>
          </table:table-cell>
          <table:table-cell office:value-type="float" office:value="1.077076" calcext:value-type="float">
            <text:p>1.077076</text:p>
          </table:table-cell>
        </table:table-row>
        <table:table-row table:style-name="ro1">
          <table:table-cell office:value-type="float" office:value="31.5532" calcext:value-type="float">
            <text:p>31.5532</text:p>
          </table:table-cell>
          <table:table-cell office:value-type="float" office:value="0.981429" calcext:value-type="float">
            <text:p>0.981429</text:p>
          </table:table-cell>
          <table:table-cell office:value-type="float" office:value="31.552719" calcext:value-type="float">
            <text:p>31.552719</text:p>
          </table:table-cell>
          <table:table-cell office:value-type="float" office:value="1.069617" calcext:value-type="float">
            <text:p>1.069617</text:p>
          </table:table-cell>
        </table:table-row>
        <table:table-row table:style-name="ro1">
          <table:table-cell office:value-type="float" office:value="31.5644" calcext:value-type="float">
            <text:p>31.5644</text:p>
          </table:table-cell>
          <table:table-cell office:value-type="float" office:value="0.970836" calcext:value-type="float">
            <text:p>0.970836</text:p>
          </table:table-cell>
          <table:table-cell office:value-type="float" office:value="31.563903" calcext:value-type="float">
            <text:p>31.563903</text:p>
          </table:table-cell>
          <table:table-cell office:value-type="float" office:value="1.061564" calcext:value-type="float">
            <text:p>1.061564</text:p>
          </table:table-cell>
        </table:table-row>
        <table:table-row table:style-name="ro1">
          <table:table-cell office:value-type="float" office:value="31.5756" calcext:value-type="float">
            <text:p>31.5756</text:p>
          </table:table-cell>
          <table:table-cell office:value-type="float" office:value="0.959655" calcext:value-type="float">
            <text:p>0.959655</text:p>
          </table:table-cell>
          <table:table-cell office:value-type="float" office:value="31.575075" calcext:value-type="float">
            <text:p>31.575075</text:p>
          </table:table-cell>
          <table:table-cell office:value-type="float" office:value="1.052919" calcext:value-type="float">
            <text:p>1.052919</text:p>
          </table:table-cell>
        </table:table-row>
        <table:table-row table:style-name="ro1">
          <table:table-cell office:value-type="float" office:value="31.5868" calcext:value-type="float">
            <text:p>31.5868</text:p>
          </table:table-cell>
          <table:table-cell office:value-type="float" office:value="0.947888" calcext:value-type="float">
            <text:p>0.947888</text:p>
          </table:table-cell>
          <table:table-cell office:value-type="float" office:value="31.586234" calcext:value-type="float">
            <text:p>31.586234</text:p>
          </table:table-cell>
          <table:table-cell office:value-type="float" office:value="1.043684" calcext:value-type="float">
            <text:p>1.043684</text:p>
          </table:table-cell>
        </table:table-row>
        <table:table-row table:style-name="ro1">
          <table:table-cell office:value-type="float" office:value="31.5979" calcext:value-type="float">
            <text:p>31.5979</text:p>
          </table:table-cell>
          <table:table-cell office:value-type="float" office:value="0.935536" calcext:value-type="float">
            <text:p>0.935536</text:p>
          </table:table-cell>
          <table:table-cell office:value-type="float" office:value="31.59738" calcext:value-type="float">
            <text:p>31.59738</text:p>
          </table:table-cell>
          <table:table-cell office:value-type="float" office:value="1.033858" calcext:value-type="float">
            <text:p>1.033858</text:p>
          </table:table-cell>
        </table:table-row>
        <table:table-row table:style-name="ro1">
          <table:table-cell office:value-type="float" office:value="31.609" calcext:value-type="float">
            <text:p>31.609</text:p>
          </table:table-cell>
          <table:table-cell office:value-type="float" office:value="0.922601" calcext:value-type="float">
            <text:p>0.922601</text:p>
          </table:table-cell>
          <table:table-cell office:value-type="float" office:value="31.608515" calcext:value-type="float">
            <text:p>31.608515</text:p>
          </table:table-cell>
          <table:table-cell office:value-type="float" office:value="1.023443" calcext:value-type="float">
            <text:p>1.023443</text:p>
          </table:table-cell>
        </table:table-row>
        <table:table-row table:style-name="ro1">
          <table:table-cell office:value-type="float" office:value="31.6202" calcext:value-type="float">
            <text:p>31.6202</text:p>
          </table:table-cell>
          <table:table-cell office:value-type="float" office:value="0.909083" calcext:value-type="float">
            <text:p>0.909083</text:p>
          </table:table-cell>
          <table:table-cell office:value-type="float" office:value="31.619637" calcext:value-type="float">
            <text:p>31.619637</text:p>
          </table:table-cell>
          <table:table-cell office:value-type="float" office:value="1.012441" calcext:value-type="float">
            <text:p>1.012441</text:p>
          </table:table-cell>
        </table:table-row>
        <table:table-row table:style-name="ro1">
          <table:table-cell office:value-type="float" office:value="31.6313" calcext:value-type="float">
            <text:p>31.6313</text:p>
          </table:table-cell>
          <table:table-cell office:value-type="float" office:value="0.894985" calcext:value-type="float">
            <text:p>0.894985</text:p>
          </table:table-cell>
          <table:table-cell office:value-type="float" office:value="31.630746" calcext:value-type="float">
            <text:p>31.630746</text:p>
          </table:table-cell>
          <table:table-cell office:value-type="float" office:value="1.000852" calcext:value-type="float">
            <text:p>1.000852</text:p>
          </table:table-cell>
        </table:table-row>
        <table:table-row table:style-name="ro1">
          <table:table-cell office:value-type="float" office:value="31.6424" calcext:value-type="float">
            <text:p>31.6424</text:p>
          </table:table-cell>
          <table:table-cell office:value-type="float" office:value="0.880309" calcext:value-type="float">
            <text:p>0.880309</text:p>
          </table:table-cell>
          <table:table-cell office:value-type="float" office:value="31.641843" calcext:value-type="float">
            <text:p>31.641843</text:p>
          </table:table-cell>
          <table:table-cell office:value-type="float" office:value="0.988678" calcext:value-type="float">
            <text:p>0.988678</text:p>
          </table:table-cell>
        </table:table-row>
        <table:table-row table:style-name="ro1">
          <table:table-cell office:value-type="float" office:value="31.6535" calcext:value-type="float">
            <text:p>31.6535</text:p>
          </table:table-cell>
          <table:table-cell office:value-type="float" office:value="0.865055" calcext:value-type="float">
            <text:p>0.865055</text:p>
          </table:table-cell>
          <table:table-cell office:value-type="float" office:value="31.652928" calcext:value-type="float">
            <text:p>31.652928</text:p>
          </table:table-cell>
          <table:table-cell office:value-type="float" office:value="0.975921" calcext:value-type="float">
            <text:p>0.975921</text:p>
          </table:table-cell>
        </table:table-row>
        <table:table-row table:style-name="ro1">
          <table:table-cell office:value-type="float" office:value="31.6645" calcext:value-type="float">
            <text:p>31.6645</text:p>
          </table:table-cell>
          <table:table-cell office:value-type="float" office:value="0.849225" calcext:value-type="float">
            <text:p>0.849225</text:p>
          </table:table-cell>
          <table:table-cell office:value-type="float" office:value="31.664001" calcext:value-type="float">
            <text:p>31.664001</text:p>
          </table:table-cell>
          <table:table-cell office:value-type="float" office:value="0.962581" calcext:value-type="float">
            <text:p>0.962581</text:p>
          </table:table-cell>
        </table:table-row>
        <table:table-row table:style-name="ro1">
          <table:table-cell office:value-type="float" office:value="31.6756" calcext:value-type="float">
            <text:p>31.6756</text:p>
          </table:table-cell>
          <table:table-cell office:value-type="float" office:value="0.832822" calcext:value-type="float">
            <text:p>0.832822</text:p>
          </table:table-cell>
          <table:table-cell office:value-type="float" office:value="31.675061" calcext:value-type="float">
            <text:p>31.675061</text:p>
          </table:table-cell>
          <table:table-cell office:value-type="float" office:value="0.94866" calcext:value-type="float">
            <text:p>0.94866</text:p>
          </table:table-cell>
        </table:table-row>
        <table:table-row table:style-name="ro1">
          <table:table-cell office:value-type="float" office:value="31.6866" calcext:value-type="float">
            <text:p>31.6866</text:p>
          </table:table-cell>
          <table:table-cell office:value-type="float" office:value="0.815847" calcext:value-type="float">
            <text:p>0.815847</text:p>
          </table:table-cell>
          <table:table-cell office:value-type="float" office:value="31.686109" calcext:value-type="float">
            <text:p>31.686109</text:p>
          </table:table-cell>
          <table:table-cell office:value-type="float" office:value="0.93416" calcext:value-type="float">
            <text:p>0.93416</text:p>
          </table:table-cell>
        </table:table-row>
        <table:table-row table:style-name="ro1">
          <table:table-cell office:value-type="float" office:value="31.6977" calcext:value-type="float">
            <text:p>31.6977</text:p>
          </table:table-cell>
          <table:table-cell office:value-type="float" office:value="0.798302" calcext:value-type="float">
            <text:p>0.798302</text:p>
          </table:table-cell>
          <table:table-cell office:value-type="float" office:value="31.697145" calcext:value-type="float">
            <text:p>31.697145</text:p>
          </table:table-cell>
          <table:table-cell office:value-type="float" office:value="0.919083" calcext:value-type="float">
            <text:p>0.919083</text:p>
          </table:table-cell>
        </table:table-row>
        <table:table-row table:style-name="ro1">
          <table:table-cell office:value-type="float" office:value="31.7087" calcext:value-type="float">
            <text:p>31.7087</text:p>
          </table:table-cell>
          <table:table-cell office:value-type="float" office:value="0.780189" calcext:value-type="float">
            <text:p>0.780189</text:p>
          </table:table-cell>
          <table:table-cell office:value-type="float" office:value="31.708169" calcext:value-type="float">
            <text:p>31.708169</text:p>
          </table:table-cell>
          <table:table-cell office:value-type="float" office:value="0.90343" calcext:value-type="float">
            <text:p>0.90343</text:p>
          </table:table-cell>
        </table:table-row>
        <table:table-row table:style-name="ro1">
          <table:table-cell office:value-type="float" office:value="31.7197" calcext:value-type="float">
            <text:p>31.7197</text:p>
          </table:table-cell>
          <table:table-cell office:value-type="float" office:value="0.76151" calcext:value-type="float">
            <text:p>0.76151</text:p>
          </table:table-cell>
          <table:table-cell office:value-type="float" office:value="31.719181" calcext:value-type="float">
            <text:p>31.719181</text:p>
          </table:table-cell>
          <table:table-cell office:value-type="float" office:value="0.887203" calcext:value-type="float">
            <text:p>0.887203</text:p>
          </table:table-cell>
        </table:table-row>
        <table:table-row table:style-name="ro1">
          <table:table-cell office:value-type="float" office:value="31.7307" calcext:value-type="float">
            <text:p>31.7307</text:p>
          </table:table-cell>
          <table:table-cell office:value-type="float" office:value="0.742267" calcext:value-type="float">
            <text:p>0.742267</text:p>
          </table:table-cell>
          <table:table-cell office:value-type="float" office:value="31.73018" calcext:value-type="float">
            <text:p>31.73018</text:p>
          </table:table-cell>
          <table:table-cell office:value-type="float" office:value="0.870403" calcext:value-type="float">
            <text:p>0.870403</text:p>
          </table:table-cell>
        </table:table-row>
        <table:table-row table:style-name="ro1">
          <table:table-cell office:value-type="float" office:value="31.7417" calcext:value-type="float">
            <text:p>31.7417</text:p>
          </table:table-cell>
          <table:table-cell office:value-type="float" office:value="0.722463" calcext:value-type="float">
            <text:p>0.722463</text:p>
          </table:table-cell>
          <table:table-cell office:value-type="float" office:value="31.741168" calcext:value-type="float">
            <text:p>31.741168</text:p>
          </table:table-cell>
          <table:table-cell office:value-type="float" office:value="0.853034" calcext:value-type="float">
            <text:p>0.853034</text:p>
          </table:table-cell>
        </table:table-row>
        <table:table-row table:style-name="ro1">
          <table:table-cell office:value-type="float" office:value="31.7527" calcext:value-type="float">
            <text:p>31.7527</text:p>
          </table:table-cell>
          <table:table-cell office:value-type="float" office:value="0.702099" calcext:value-type="float">
            <text:p>0.702099</text:p>
          </table:table-cell>
          <table:table-cell office:value-type="float" office:value="31.752143" calcext:value-type="float">
            <text:p>31.752143</text:p>
          </table:table-cell>
          <table:table-cell office:value-type="float" office:value="0.835095" calcext:value-type="float">
            <text:p>0.835095</text:p>
          </table:table-cell>
        </table:table-row>
        <table:table-row table:style-name="ro1">
          <table:table-cell office:value-type="float" office:value="31.7636" calcext:value-type="float">
            <text:p>31.7636</text:p>
          </table:table-cell>
          <table:table-cell office:value-type="float" office:value="0.681178" calcext:value-type="float">
            <text:p>0.681178</text:p>
          </table:table-cell>
          <table:table-cell office:value-type="float" office:value="31.763106" calcext:value-type="float">
            <text:p>31.763106</text:p>
          </table:table-cell>
          <table:table-cell office:value-type="float" office:value="0.816591" calcext:value-type="float">
            <text:p>0.816591</text:p>
          </table:table-cell>
        </table:table-row>
        <table:table-row table:style-name="ro1">
          <table:table-cell office:value-type="float" office:value="31.7746" calcext:value-type="float">
            <text:p>31.7746</text:p>
          </table:table-cell>
          <table:table-cell office:value-type="float" office:value="0.659701" calcext:value-type="float">
            <text:p>0.659701</text:p>
          </table:table-cell>
          <table:table-cell office:value-type="float" office:value="31.774057" calcext:value-type="float">
            <text:p>31.774057</text:p>
          </table:table-cell>
          <table:table-cell office:value-type="float" office:value="0.797522" calcext:value-type="float">
            <text:p>0.797522</text:p>
          </table:table-cell>
        </table:table-row>
        <table:table-row table:style-name="ro1">
          <table:table-cell office:value-type="float" office:value="31.7855" calcext:value-type="float">
            <text:p>31.7855</text:p>
          </table:table-cell>
          <table:table-cell office:value-type="float" office:value="0.637672" calcext:value-type="float">
            <text:p>0.637672</text:p>
          </table:table-cell>
          <table:table-cell office:value-type="float" office:value="31.784997" calcext:value-type="float">
            <text:p>31.784997</text:p>
          </table:table-cell>
          <table:table-cell office:value-type="float" office:value="0.777891" calcext:value-type="float">
            <text:p>0.777891</text:p>
          </table:table-cell>
        </table:table-row>
        <table:table-row table:style-name="ro1">
          <table:table-cell office:value-type="float" office:value="31.7965" calcext:value-type="float">
            <text:p>31.7965</text:p>
          </table:table-cell>
          <table:table-cell office:value-type="float" office:value="0.615093" calcext:value-type="float">
            <text:p>0.615093</text:p>
          </table:table-cell>
          <table:table-cell office:value-type="float" office:value="31.795924" calcext:value-type="float">
            <text:p>31.795924</text:p>
          </table:table-cell>
          <table:table-cell office:value-type="float" office:value="0.7577" calcext:value-type="float">
            <text:p>0.7577</text:p>
          </table:table-cell>
        </table:table-row>
        <table:table-row table:style-name="ro1">
          <table:table-cell office:value-type="float" office:value="31.8074" calcext:value-type="float">
            <text:p>31.8074</text:p>
          </table:table-cell>
          <table:table-cell office:value-type="float" office:value="0.591966" calcext:value-type="float">
            <text:p>0.591966</text:p>
          </table:table-cell>
          <table:table-cell office:value-type="float" office:value="31.806839" calcext:value-type="float">
            <text:p>31.806839</text:p>
          </table:table-cell>
          <table:table-cell office:value-type="float" office:value="0.736951" calcext:value-type="float">
            <text:p>0.736951</text:p>
          </table:table-cell>
        </table:table-row>
        <table:table-row table:style-name="ro1">
          <table:table-cell office:value-type="float" office:value="31.8183" calcext:value-type="float">
            <text:p>31.8183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31.817742" calcext:value-type="float">
            <text:p>31.817742</text:p>
          </table:table-cell>
          <table:table-cell office:value-type="float" office:value="0.715647" calcext:value-type="float">
            <text:p>0.715647</text:p>
          </table:table-cell>
        </table:table-row>
        <table:table-row table:style-name="ro1">
          <table:table-cell office:value-type="float" office:value="31.8292" calcext:value-type="float">
            <text:p>31.8292</text:p>
          </table:table-cell>
          <table:table-cell office:value-type="float" office:value="0.544079" calcext:value-type="float">
            <text:p>0.544079</text:p>
          </table:table-cell>
          <table:table-cell office:value-type="float" office:value="31.828634" calcext:value-type="float">
            <text:p>31.828634</text:p>
          </table:table-cell>
          <table:table-cell office:value-type="float" office:value="0.69379" calcext:value-type="float">
            <text:p>0.69379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0.519324" calcext:value-type="float">
            <text:p>0.519324</text:p>
          </table:table-cell>
          <table:table-cell office:value-type="float" office:value="31.839514" calcext:value-type="float">
            <text:p>31.839514</text:p>
          </table:table-cell>
          <table:table-cell office:value-type="float" office:value="0.671381" calcext:value-type="float">
            <text:p>0.671381</text:p>
          </table:table-cell>
        </table:table-row>
        <table:table-row table:style-name="ro1">
          <table:table-cell office:value-type="float" office:value="31.8509" calcext:value-type="float">
            <text:p>31.8509</text:p>
          </table:table-cell>
          <table:table-cell office:value-type="float" office:value="0.494032" calcext:value-type="float">
            <text:p>0.494032</text:p>
          </table:table-cell>
          <table:table-cell office:value-type="float" office:value="31.850381" calcext:value-type="float">
            <text:p>31.850381</text:p>
          </table:table-cell>
          <table:table-cell office:value-type="float" office:value="0.648425" calcext:value-type="float">
            <text:p>0.648425</text:p>
          </table:table-cell>
        </table:table-row>
        <table:table-row table:style-name="ro1">
          <table:table-cell office:value-type="float" office:value="31.8618" calcext:value-type="float">
            <text:p>31.8618</text:p>
          </table:table-cell>
          <table:table-cell office:value-type="float" office:value="0.468205" calcext:value-type="float">
            <text:p>0.468205</text:p>
          </table:table-cell>
          <table:table-cell office:value-type="float" office:value="31.861237" calcext:value-type="float">
            <text:p>31.861237</text:p>
          </table:table-cell>
          <table:table-cell office:value-type="float" office:value="0.624922" calcext:value-type="float">
            <text:p>0.624922</text:p>
          </table:table-cell>
        </table:table-row>
        <table:table-row table:style-name="ro1">
          <table:table-cell office:value-type="float" office:value="31.8726" calcext:value-type="float">
            <text:p>31.8726</text:p>
          </table:table-cell>
          <table:table-cell office:value-type="float" office:value="0.441845" calcext:value-type="float">
            <text:p>0.441845</text:p>
          </table:table-cell>
          <table:table-cell office:value-type="float" office:value="31.872082" calcext:value-type="float">
            <text:p>31.872082</text:p>
          </table:table-cell>
          <table:table-cell office:value-type="float" office:value="0.600877" calcext:value-type="float">
            <text:p>0.600877</text:p>
          </table:table-cell>
        </table:table-row>
        <table:table-row table:style-name="ro1">
          <table:table-cell office:value-type="float" office:value="31.8834" calcext:value-type="float">
            <text:p>31.8834</text:p>
          </table:table-cell>
          <table:table-cell office:value-type="float" office:value="0.414957" calcext:value-type="float">
            <text:p>0.414957</text:p>
          </table:table-cell>
          <table:table-cell office:value-type="float" office:value="31.882914" calcext:value-type="float">
            <text:p>31.882914</text:p>
          </table:table-cell>
          <table:table-cell office:value-type="float" office:value="0.57629" calcext:value-type="float">
            <text:p>0.57629</text:p>
          </table:table-cell>
        </table:table-row>
        <table:table-row table:style-name="ro1">
          <table:table-cell office:value-type="float" office:value="31.8943" calcext:value-type="float">
            <text:p>31.8943</text:p>
          </table:table-cell>
          <table:table-cell office:value-type="float" office:value="0.387542" calcext:value-type="float">
            <text:p>0.387542</text:p>
          </table:table-cell>
          <table:table-cell office:value-type="float" office:value="31.893735" calcext:value-type="float">
            <text:p>31.893735</text:p>
          </table:table-cell>
          <table:table-cell office:value-type="float" office:value="0.551166" calcext:value-type="float">
            <text:p>0.551166</text:p>
          </table:table-cell>
        </table:table-row>
        <table:table-row table:style-name="ro1">
          <table:table-cell office:value-type="float" office:value="31.9051" calcext:value-type="float">
            <text:p>31.9051</text:p>
          </table:table-cell>
          <table:table-cell office:value-type="float" office:value="0.359603" calcext:value-type="float">
            <text:p>0.359603</text:p>
          </table:table-cell>
          <table:table-cell office:value-type="float" office:value="31.904544" calcext:value-type="float">
            <text:p>31.904544</text:p>
          </table:table-cell>
          <table:table-cell office:value-type="float" office:value="0.525506" calcext:value-type="float">
            <text:p>0.525506</text:p>
          </table:table-cell>
        </table:table-row>
        <table:table-row table:style-name="ro1">
          <table:table-cell office:value-type="float" office:value="31.9159" calcext:value-type="float">
            <text:p>31.9159</text:p>
          </table:table-cell>
          <table:table-cell office:value-type="float" office:value="0.331144" calcext:value-type="float">
            <text:p>0.331144</text:p>
          </table:table-cell>
          <table:table-cell office:value-type="float" office:value="31.915341" calcext:value-type="float">
            <text:p>31.915341</text:p>
          </table:table-cell>
          <table:table-cell office:value-type="float" office:value="0.499313" calcext:value-type="float">
            <text:p>0.499313</text:p>
          </table:table-cell>
        </table:table-row>
        <table:table-row table:style-name="ro1">
          <table:table-cell office:value-type="float" office:value="31.9267" calcext:value-type="float">
            <text:p>31.9267</text:p>
          </table:table-cell>
          <table:table-cell office:value-type="float" office:value="0.302166" calcext:value-type="float">
            <text:p>0.302166</text:p>
          </table:table-cell>
          <table:table-cell office:value-type="float" office:value="31.926127" calcext:value-type="float">
            <text:p>31.926127</text:p>
          </table:table-cell>
          <table:table-cell office:value-type="float" office:value="0.47259" calcext:value-type="float">
            <text:p>0.47259</text:p>
          </table:table-cell>
        </table:table-row>
        <table:table-row table:style-name="ro1">
          <table:table-cell office:value-type="float" office:value="31.9374" calcext:value-type="float">
            <text:p>31.9374</text:p>
          </table:table-cell>
          <table:table-cell office:value-type="float" office:value="0.272675" calcext:value-type="float">
            <text:p>0.272675</text:p>
          </table:table-cell>
          <table:table-cell office:value-type="float" office:value="31.936901" calcext:value-type="float">
            <text:p>31.936901</text:p>
          </table:table-cell>
          <table:table-cell office:value-type="float" office:value="0.44534" calcext:value-type="float">
            <text:p>0.44534</text:p>
          </table:table-cell>
        </table:table-row>
        <table:table-row table:style-name="ro1">
          <table:table-cell office:value-type="float" office:value="31.9482" calcext:value-type="float">
            <text:p>31.9482</text:p>
          </table:table-cell>
          <table:table-cell office:value-type="float" office:value="0.242671" calcext:value-type="float">
            <text:p>0.242671</text:p>
          </table:table-cell>
          <table:table-cell office:value-type="float" office:value="31.947663" calcext:value-type="float">
            <text:p>31.947663</text:p>
          </table:table-cell>
          <table:table-cell office:value-type="float" office:value="0.417566" calcext:value-type="float">
            <text:p>0.417566</text:p>
          </table:table-cell>
        </table:table-row>
        <table:table-row table:style-name="ro1">
          <table:table-cell office:value-type="float" office:value="31.9589" calcext:value-type="float">
            <text:p>31.9589</text:p>
          </table:table-cell>
          <table:table-cell office:value-type="float" office:value="0.212158" calcext:value-type="float">
            <text:p>0.212158</text:p>
          </table:table-cell>
          <table:table-cell office:value-type="float" office:value="31.958414" calcext:value-type="float">
            <text:p>31.958414</text:p>
          </table:table-cell>
          <table:table-cell office:value-type="float" office:value="0.389271" calcext:value-type="float">
            <text:p>0.389271</text:p>
          </table:table-cell>
        </table:table-row>
        <table:table-row table:style-name="ro1">
          <table:table-cell office:value-type="float" office:value="31.9697" calcext:value-type="float">
            <text:p>31.9697</text:p>
          </table:table-cell>
          <table:table-cell office:value-type="float" office:value="0.18114" calcext:value-type="float">
            <text:p>0.18114</text:p>
          </table:table-cell>
          <table:table-cell office:value-type="float" office:value="31.969154" calcext:value-type="float">
            <text:p>31.969154</text:p>
          </table:table-cell>
          <table:table-cell office:value-type="float" office:value="0.360457" calcext:value-type="float">
            <text:p>0.360457</text:p>
          </table:table-cell>
        </table:table-row>
        <table:table-row table:style-name="ro1">
          <table:table-cell office:value-type="float" office:value="31.9804" calcext:value-type="float">
            <text:p>31.9804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31.979881" calcext:value-type="float">
            <text:p>31.979881</text:p>
          </table:table-cell>
          <table:table-cell office:value-type="float" office:value="0.331127" calcext:value-type="float">
            <text:p>0.331127</text:p>
          </table:table-cell>
        </table:table-row>
        <table:table-row table:style-name="ro1">
          <table:table-cell office:value-type="float" office:value="31.9911" calcext:value-type="float">
            <text:p>31.9911</text:p>
          </table:table-cell>
          <table:table-cell office:value-type="float" office:value="0.1176" calcext:value-type="float">
            <text:p>0.1176</text:p>
          </table:table-cell>
          <table:table-cell office:value-type="float" office:value="31.990598" calcext:value-type="float">
            <text:p>31.990598</text:p>
          </table:table-cell>
          <table:table-cell office:value-type="float" office:value="0.301285" calcext:value-type="float">
            <text:p>0.301285</text:p>
          </table:table-cell>
        </table:table-row>
        <table:table-row table:style-name="ro1">
          <table:table-cell office:value-type="float" office:value="32.0018" calcext:value-type="float">
            <text:p>32.0018</text:p>
          </table:table-cell>
          <table:table-cell office:value-type="float" office:value="0.0850835" calcext:value-type="float">
            <text:p>0.0850835</text:p>
          </table:table-cell>
          <table:table-cell office:value-type="float" office:value="32.001302" calcext:value-type="float">
            <text:p>32.001302</text:p>
          </table:table-cell>
          <table:table-cell office:value-type="float" office:value="0.270934" calcext:value-type="float">
            <text:p>0.270934</text:p>
          </table:table-cell>
        </table:table-row>
        <table:table-row table:style-name="ro1">
          <table:table-cell office:value-type="float" office:value="32.0125" calcext:value-type="float">
            <text:p>32.0125</text:p>
          </table:table-cell>
          <table:table-cell office:value-type="float" office:value="0.0520743" calcext:value-type="float">
            <text:p>0.0520743</text:p>
          </table:table-cell>
          <table:table-cell office:value-type="float" office:value="32.011996" calcext:value-type="float">
            <text:p>32.011996</text:p>
          </table:table-cell>
          <table:table-cell office:value-type="float" office:value="0.240076" calcext:value-type="float">
            <text:p>0.240076</text:p>
          </table:table-cell>
        </table:table-row>
        <table:table-row table:style-name="ro1">
          <table:table-cell office:value-type="float" office:value="32.0232" calcext:value-type="float">
            <text:p>32.0232</text:p>
          </table:table-cell>
          <table:table-cell office:value-type="float" office:value="0.0185752" calcext:value-type="float">
            <text:p>0.0185752</text:p>
          </table:table-cell>
          <table:table-cell office:value-type="float" office:value="32.022678" calcext:value-type="float">
            <text:p>32.022678</text:p>
          </table:table-cell>
          <table:table-cell office:value-type="float" office:value="0.208715" calcext:value-type="float">
            <text:p>0.208715</text:p>
          </table:table-cell>
        </table:table-row>
        <table:table-row table:style-name="ro1">
          <table:table-cell office:value-type="float" office:value="32.0339" calcext:value-type="float">
            <text:p>32.0339</text:p>
          </table:table-cell>
          <table:table-cell office:value-type="float" office:value="0" calcext:value-type="float">
            <text:p>0</text:p>
          </table:table-cell>
          <table:table-cell office:value-type="float" office:value="32.033348" calcext:value-type="float">
            <text:p>32.033348</text:p>
          </table:table-cell>
          <table:table-cell office:value-type="float" office:value="0.176853" calcext:value-type="float">
            <text:p>0.176853</text:p>
          </table:table-cell>
        </table:table-row>
        <table:table-row table:style-name="ro1">
          <table:table-cell office:value-type="float" office:value="32.1191" calcext:value-type="float">
            <text:p>32.1191</text:p>
          </table:table-cell>
          <table:table-cell office:value-type="float" office:value="0" calcext:value-type="float">
            <text:p>0</text:p>
          </table:table-cell>
          <table:table-cell office:value-type="float" office:value="32.044007" calcext:value-type="float">
            <text:p>32.044007</text:p>
          </table:table-cell>
          <table:table-cell office:value-type="float" office:value="0.144494" calcext:value-type="float">
            <text:p>0.144494</text:p>
          </table:table-cell>
        </table:table-row>
        <table:table-row table:style-name="ro1">
          <table:table-cell office:value-type="float" office:value="32.1298" calcext:value-type="float">
            <text:p>32.1298</text:p>
          </table:table-cell>
          <table:table-cell office:value-type="float" office:value="0.0339856" calcext:value-type="float">
            <text:p>0.0339856</text:p>
          </table:table-cell>
          <table:table-cell office:value-type="float" office:value="32.054655" calcext:value-type="float">
            <text:p>32.054655</text:p>
          </table:table-cell>
          <table:table-cell office:value-type="float" office:value="0.111642" calcext:value-type="float">
            <text:p>0.111642</text:p>
          </table:table-cell>
        </table:table-row>
        <table:table-row table:style-name="ro1">
          <table:table-cell office:value-type="float" office:value="32.1405" calcext:value-type="float">
            <text:p>32.1405</text:p>
          </table:table-cell>
          <table:table-cell office:value-type="float" office:value="0.0672569" calcext:value-type="float">
            <text:p>0.0672569</text:p>
          </table:table-cell>
          <table:table-cell office:value-type="float" office:value="32.065291" calcext:value-type="float">
            <text:p>32.065291</text:p>
          </table:table-cell>
          <table:table-cell office:value-type="float" office:value="0.078299" calcext:value-type="float">
            <text:p>0.078299</text:p>
          </table:table-cell>
        </table:table-row>
        <table:table-row table:style-name="ro1">
          <table:table-cell office:value-type="float" office:value="32.1511" calcext:value-type="float">
            <text:p>32.1511</text:p>
          </table:table-cell>
          <table:table-cell office:value-type="float" office:value="0.0998188" calcext:value-type="float">
            <text:p>0.0998188</text:p>
          </table:table-cell>
          <table:table-cell office:value-type="float" office:value="32.075916" calcext:value-type="float">
            <text:p>32.075916</text:p>
          </table:table-cell>
          <table:table-cell office:value-type="float" office:value="0.044469" calcext:value-type="float">
            <text:p>0.044469</text:p>
          </table:table-cell>
        </table:table-row>
        <table:table-row table:style-name="ro1">
          <table:table-cell office:value-type="float" office:value="32.1617" calcext:value-type="float">
            <text:p>32.1617</text:p>
          </table:table-cell>
          <table:table-cell office:value-type="float" office:value="0.131676" calcext:value-type="float">
            <text:p>0.131676</text:p>
          </table:table-cell>
          <table:table-cell office:value-type="float" office:value="32.08653" calcext:value-type="float">
            <text:p>32.08653</text:p>
          </table:table-cell>
          <table:table-cell office:value-type="float" office:value="0.010154" calcext:value-type="float">
            <text:p>0.010154</text:p>
          </table:table-cell>
        </table:table-row>
        <table:table-row table:style-name="ro1">
          <table:table-cell office:value-type="float" office:value="32.1723" calcext:value-type="float">
            <text:p>32.1723</text:p>
          </table:table-cell>
          <table:table-cell office:value-type="float" office:value="0.162833" calcext:value-type="float">
            <text:p>0.162833</text:p>
          </table:table-cell>
          <table:table-cell office:value-type="float" office:value="32.097133" calcext:value-type="float">
            <text:p>32.097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829" calcext:value-type="float">
            <text:p>32.1829</text:p>
          </table:table-cell>
          <table:table-cell office:value-type="float" office:value="0.193294" calcext:value-type="float">
            <text:p>0.193294</text:p>
          </table:table-cell>
          <table:table-cell office:value-type="float" office:value="32.181863" calcext:value-type="float">
            <text:p>32.18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935" calcext:value-type="float">
            <text:p>32.1935</text:p>
          </table:table-cell>
          <table:table-cell office:value-type="float" office:value="0.223063" calcext:value-type="float">
            <text:p>0.223063</text:p>
          </table:table-cell>
          <table:table-cell office:value-type="float" office:value="32.192454" calcext:value-type="float">
            <text:p>32.192454</text:p>
          </table:table-cell>
          <table:table-cell office:value-type="float" office:value="0.035273" calcext:value-type="float">
            <text:p>0.035273</text:p>
          </table:table-cell>
        </table:table-row>
        <table:table-row table:style-name="ro1">
          <table:table-cell office:value-type="float" office:value="32.2041" calcext:value-type="float">
            <text:p>32.2041</text:p>
          </table:table-cell>
          <table:table-cell office:value-type="float" office:value="0.252145" calcext:value-type="float">
            <text:p>0.252145</text:p>
          </table:table-cell>
          <table:table-cell office:value-type="float" office:value="32.203034" calcext:value-type="float">
            <text:p>32.203034</text:p>
          </table:table-cell>
          <table:table-cell office:value-type="float" office:value="0.069823" calcext:value-type="float">
            <text:p>0.069823</text:p>
          </table:table-cell>
        </table:table-row>
        <table:table-row table:style-name="ro1">
          <table:table-cell office:value-type="float" office:value="32.2147" calcext:value-type="float">
            <text:p>32.2147</text:p>
          </table:table-cell>
          <table:table-cell office:value-type="float" office:value="0.280544" calcext:value-type="float">
            <text:p>0.280544</text:p>
          </table:table-cell>
          <table:table-cell office:value-type="float" office:value="32.213603" calcext:value-type="float">
            <text:p>32.213603</text:p>
          </table:table-cell>
          <table:table-cell office:value-type="float" office:value="0.103654" calcext:value-type="float">
            <text:p>0.103654</text:p>
          </table:table-cell>
        </table:table-row>
        <table:table-row table:style-name="ro1">
          <table:table-cell office:value-type="float" office:value="32.2252" calcext:value-type="float">
            <text:p>32.2252</text:p>
          </table:table-cell>
          <table:table-cell office:value-type="float" office:value="0.308263" calcext:value-type="float">
            <text:p>0.308263</text:p>
          </table:table-cell>
          <table:table-cell office:value-type="float" office:value="32.224161" calcext:value-type="float">
            <text:p>32.224161</text:p>
          </table:table-cell>
          <table:table-cell office:value-type="float" office:value="0.136773" calcext:value-type="float">
            <text:p>0.136773</text:p>
          </table:table-cell>
        </table:table-row>
        <table:table-row table:style-name="ro1">
          <table:table-cell office:value-type="float" office:value="32.2358" calcext:value-type="float">
            <text:p>32.2358</text:p>
          </table:table-cell>
          <table:table-cell office:value-type="float" office:value="0.335307" calcext:value-type="float">
            <text:p>0.335307</text:p>
          </table:table-cell>
          <table:table-cell office:value-type="float" office:value="32.234707" calcext:value-type="float">
            <text:p>32.234707</text:p>
          </table:table-cell>
          <table:table-cell office:value-type="float" office:value="0.169184" calcext:value-type="float">
            <text:p>0.169184</text:p>
          </table:table-cell>
        </table:table-row>
        <table:table-row table:style-name="ro1">
          <table:table-cell office:value-type="float" office:value="32.2463" calcext:value-type="float">
            <text:p>32.2463</text:p>
          </table:table-cell>
          <table:table-cell office:value-type="float" office:value="0.361679" calcext:value-type="float">
            <text:p>0.361679</text:p>
          </table:table-cell>
          <table:table-cell office:value-type="float" office:value="32.245243" calcext:value-type="float">
            <text:p>32.245243</text:p>
          </table:table-cell>
          <table:table-cell office:value-type="float" office:value="0.200891" calcext:value-type="float">
            <text:p>0.200891</text:p>
          </table:table-cell>
        </table:table-row>
        <table:table-row table:style-name="ro1">
          <table:table-cell office:value-type="float" office:value="32.2568" calcext:value-type="float">
            <text:p>32.2568</text:p>
          </table:table-cell>
          <table:table-cell office:value-type="float" office:value="0.387383" calcext:value-type="float">
            <text:p>0.387383</text:p>
          </table:table-cell>
          <table:table-cell office:value-type="float" office:value="32.255767" calcext:value-type="float">
            <text:p>32.255767</text:p>
          </table:table-cell>
          <table:table-cell office:value-type="float" office:value="0.231899" calcext:value-type="float">
            <text:p>0.231899</text:p>
          </table:table-cell>
        </table:table-row>
        <table:table-row table:style-name="ro1">
          <table:table-cell office:value-type="float" office:value="32.2674" calcext:value-type="float">
            <text:p>32.2674</text:p>
          </table:table-cell>
          <table:table-cell office:value-type="float" office:value="0.412421" calcext:value-type="float">
            <text:p>0.412421</text:p>
          </table:table-cell>
          <table:table-cell office:value-type="float" office:value="32.26628" calcext:value-type="float">
            <text:p>32.26628</text:p>
          </table:table-cell>
          <table:table-cell office:value-type="float" office:value="0.262212" calcext:value-type="float">
            <text:p>0.262212</text:p>
          </table:table-cell>
        </table:table-row>
        <table:table-row table:style-name="ro1">
          <table:table-cell office:value-type="float" office:value="32.2779" calcext:value-type="float">
            <text:p>32.2779</text:p>
          </table:table-cell>
          <table:table-cell office:value-type="float" office:value="0.436799" calcext:value-type="float">
            <text:p>0.436799</text:p>
          </table:table-cell>
          <table:table-cell office:value-type="float" office:value="32.276782" calcext:value-type="float">
            <text:p>32.276782</text:p>
          </table:table-cell>
          <table:table-cell office:value-type="float" office:value="0.291835" calcext:value-type="float">
            <text:p>0.291835</text:p>
          </table:table-cell>
        </table:table-row>
        <table:table-row table:style-name="ro1">
          <table:table-cell office:value-type="float" office:value="32.2883" calcext:value-type="float">
            <text:p>32.2883</text:p>
          </table:table-cell>
          <table:table-cell office:value-type="float" office:value="0.460518" calcext:value-type="float">
            <text:p>0.460518</text:p>
          </table:table-cell>
          <table:table-cell office:value-type="float" office:value="32.287274" calcext:value-type="float">
            <text:p>32.287274</text:p>
          </table:table-cell>
          <table:table-cell office:value-type="float" office:value="0.320771" calcext:value-type="float">
            <text:p>0.320771</text:p>
          </table:table-cell>
        </table:table-row>
        <table:table-row table:style-name="ro1">
          <table:table-cell office:value-type="float" office:value="32.2988" calcext:value-type="float">
            <text:p>32.2988</text:p>
          </table:table-cell>
          <table:table-cell office:value-type="float" office:value="0.483582" calcext:value-type="float">
            <text:p>0.483582</text:p>
          </table:table-cell>
          <table:table-cell office:value-type="float" office:value="32.297754" calcext:value-type="float">
            <text:p>32.297754</text:p>
          </table:table-cell>
          <table:table-cell office:value-type="float" office:value="0.349026" calcext:value-type="float">
            <text:p>0.349026</text:p>
          </table:table-cell>
        </table:table-row>
        <table:table-row table:style-name="ro1">
          <table:table-cell office:value-type="float" office:value="32.3093" calcext:value-type="float">
            <text:p>32.3093</text:p>
          </table:table-cell>
          <table:table-cell office:value-type="float" office:value="0.505994" calcext:value-type="float">
            <text:p>0.505994</text:p>
          </table:table-cell>
          <table:table-cell office:value-type="float" office:value="32.308223" calcext:value-type="float">
            <text:p>32.308223</text:p>
          </table:table-cell>
          <table:table-cell office:value-type="float" office:value="0.376601" calcext:value-type="float">
            <text:p>0.376601</text:p>
          </table:table-cell>
        </table:table-row>
        <table:table-row table:style-name="ro1">
          <table:table-cell office:value-type="float" office:value="32.3198" calcext:value-type="float">
            <text:p>32.3198</text:p>
          </table:table-cell>
          <table:table-cell office:value-type="float" office:value="0.527757" calcext:value-type="float">
            <text:p>0.527757</text:p>
          </table:table-cell>
          <table:table-cell office:value-type="float" office:value="32.318681" calcext:value-type="float">
            <text:p>32.318681</text:p>
          </table:table-cell>
          <table:table-cell office:value-type="float" office:value="0.403503" calcext:value-type="float">
            <text:p>0.403503</text:p>
          </table:table-cell>
        </table:table-row>
        <table:table-row table:style-name="ro1">
          <table:table-cell office:value-type="float" office:value="32.3302" calcext:value-type="float">
            <text:p>32.3302</text:p>
          </table:table-cell>
          <table:table-cell office:value-type="float" office:value="0.548874" calcext:value-type="float">
            <text:p>0.548874</text:p>
          </table:table-cell>
          <table:table-cell office:value-type="float" office:value="32.329128" calcext:value-type="float">
            <text:p>32.329128</text:p>
          </table:table-cell>
          <table:table-cell office:value-type="float" office:value="0.429733" calcext:value-type="float">
            <text:p>0.429733</text:p>
          </table:table-cell>
        </table:table-row>
        <table:table-row table:style-name="ro1">
          <table:table-cell office:value-type="float" office:value="32.3406" calcext:value-type="float">
            <text:p>32.3406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32.339565" calcext:value-type="float">
            <text:p>32.339565</text:p>
          </table:table-cell>
          <table:table-cell office:value-type="float" office:value="0.455296" calcext:value-type="float">
            <text:p>0.455296</text:p>
          </table:table-cell>
        </table:table-row>
        <table:table-row table:style-name="ro1">
          <table:table-cell office:value-type="float" office:value="32.3511" calcext:value-type="float">
            <text:p>32.3511</text:p>
          </table:table-cell>
          <table:table-cell office:value-type="float" office:value="0.589181" calcext:value-type="float">
            <text:p>0.589181</text:p>
          </table:table-cell>
          <table:table-cell office:value-type="float" office:value="32.34999" calcext:value-type="float">
            <text:p>32.34999</text:p>
          </table:table-cell>
          <table:table-cell office:value-type="float" office:value="0.480195" calcext:value-type="float">
            <text:p>0.480195</text:p>
          </table:table-cell>
        </table:table-row>
        <table:table-row table:style-name="ro1">
          <table:table-cell office:value-type="float" office:value="32.3615" calcext:value-type="float">
            <text:p>32.3615</text:p>
          </table:table-cell>
          <table:table-cell office:value-type="float" office:value="0.608376" calcext:value-type="float">
            <text:p>0.608376</text:p>
          </table:table-cell>
          <table:table-cell office:value-type="float" office:value="32.360405" calcext:value-type="float">
            <text:p>32.360405</text:p>
          </table:table-cell>
          <table:table-cell office:value-type="float" office:value="0.504433" calcext:value-type="float">
            <text:p>0.504433</text:p>
          </table:table-cell>
        </table:table-row>
        <table:table-row table:style-name="ro1">
          <table:table-cell office:value-type="float" office:value="32.3719" calcext:value-type="float">
            <text:p>32.3719</text:p>
          </table:table-cell>
          <table:table-cell office:value-type="float" office:value="0.626935" calcext:value-type="float">
            <text:p>0.626935</text:p>
          </table:table-cell>
          <table:table-cell office:value-type="float" office:value="32.370809" calcext:value-type="float">
            <text:p>32.370809</text:p>
          </table:table-cell>
          <table:table-cell office:value-type="float" office:value="0.528015" calcext:value-type="float">
            <text:p>0.528015</text:p>
          </table:table-cell>
        </table:table-row>
        <table:table-row table:style-name="ro1">
          <table:table-cell office:value-type="float" office:value="32.3823" calcext:value-type="float">
            <text:p>32.3823</text:p>
          </table:table-cell>
          <table:table-cell office:value-type="float" office:value="0.644862" calcext:value-type="float">
            <text:p>0.644862</text:p>
          </table:table-cell>
          <table:table-cell office:value-type="float" office:value="32.381201" calcext:value-type="float">
            <text:p>32.381201</text:p>
          </table:table-cell>
          <table:table-cell office:value-type="float" office:value="0.550942" calcext:value-type="float">
            <text:p>0.550942</text:p>
          </table:table-cell>
        </table:table-row>
        <table:table-row table:style-name="ro1">
          <table:table-cell office:value-type="float" office:value="32.3927" calcext:value-type="float">
            <text:p>32.3927</text:p>
          </table:table-cell>
          <table:table-cell office:value-type="float" office:value="0.662157" calcext:value-type="float">
            <text:p>0.662157</text:p>
          </table:table-cell>
          <table:table-cell office:value-type="float" office:value="32.391584" calcext:value-type="float">
            <text:p>32.391584</text:p>
          </table:table-cell>
          <table:table-cell office:value-type="float" office:value="0.573218" calcext:value-type="float">
            <text:p>0.573218</text:p>
          </table:table-cell>
        </table:table-row>
        <table:table-row table:style-name="ro1">
          <table:table-cell office:value-type="float" office:value="32.403" calcext:value-type="float">
            <text:p>32.403</text:p>
          </table:table-cell>
          <table:table-cell office:value-type="float" office:value="0.678823" calcext:value-type="float">
            <text:p>0.678823</text:p>
          </table:table-cell>
          <table:table-cell office:value-type="float" office:value="32.401955" calcext:value-type="float">
            <text:p>32.401955</text:p>
          </table:table-cell>
          <table:table-cell office:value-type="float" office:value="0.594845" calcext:value-type="float">
            <text:p>0.594845</text:p>
          </table:table-cell>
        </table:table-row>
        <table:table-row table:style-name="ro1">
          <table:table-cell office:value-type="float" office:value="32.4134" calcext:value-type="float">
            <text:p>32.4134</text:p>
          </table:table-cell>
          <table:table-cell office:value-type="float" office:value="0.694864" calcext:value-type="float">
            <text:p>0.694864</text:p>
          </table:table-cell>
          <table:table-cell office:value-type="float" office:value="32.412316" calcext:value-type="float">
            <text:p>32.412316</text:p>
          </table:table-cell>
          <table:table-cell office:value-type="float" office:value="0.615828" calcext:value-type="float">
            <text:p>0.615828</text:p>
          </table:table-cell>
        </table:table-row>
        <table:table-row table:style-name="ro1">
          <table:table-cell office:value-type="float" office:value="32.4237" calcext:value-type="float">
            <text:p>32.4237</text:p>
          </table:table-cell>
          <table:table-cell office:value-type="float" office:value="0.710279" calcext:value-type="float">
            <text:p>0.710279</text:p>
          </table:table-cell>
          <table:table-cell office:value-type="float" office:value="32.422665" calcext:value-type="float">
            <text:p>32.422665</text:p>
          </table:table-cell>
          <table:table-cell office:value-type="float" office:value="0.636168" calcext:value-type="float">
            <text:p>0.636168</text:p>
          </table:table-cell>
        </table:table-row>
        <table:table-row table:style-name="ro1">
          <table:table-cell office:value-type="float" office:value="32.4341" calcext:value-type="float">
            <text:p>32.4341</text:p>
          </table:table-cell>
          <table:table-cell office:value-type="float" office:value="0.725072" calcext:value-type="float">
            <text:p>0.725072</text:p>
          </table:table-cell>
          <table:table-cell office:value-type="float" office:value="32.433005" calcext:value-type="float">
            <text:p>32.433005</text:p>
          </table:table-cell>
          <table:table-cell office:value-type="float" office:value="0.655868" calcext:value-type="float">
            <text:p>0.655868</text:p>
          </table:table-cell>
        </table:table-row>
        <table:table-row table:style-name="ro1">
          <table:table-cell office:value-type="float" office:value="32.4444" calcext:value-type="float">
            <text:p>32.4444</text:p>
          </table:table-cell>
          <table:table-cell office:value-type="float" office:value="0.739245" calcext:value-type="float">
            <text:p>0.739245</text:p>
          </table:table-cell>
          <table:table-cell office:value-type="float" office:value="32.443333" calcext:value-type="float">
            <text:p>32.443333</text:p>
          </table:table-cell>
          <table:table-cell office:value-type="float" office:value="0.67493" calcext:value-type="float">
            <text:p>0.67493</text:p>
          </table:table-cell>
        </table:table-row>
        <table:table-row table:style-name="ro1">
          <table:table-cell office:value-type="float" office:value="32.4547" calcext:value-type="float">
            <text:p>32.4547</text:p>
          </table:table-cell>
          <table:table-cell office:value-type="float" office:value="0.752798" calcext:value-type="float">
            <text:p>0.752798</text:p>
          </table:table-cell>
          <table:table-cell office:value-type="float" office:value="32.453651" calcext:value-type="float">
            <text:p>32.453651</text:p>
          </table:table-cell>
          <table:table-cell office:value-type="float" office:value="0.693358" calcext:value-type="float">
            <text:p>0.693358</text:p>
          </table:table-cell>
        </table:table-row>
        <table:table-row table:style-name="ro1">
          <table:table-cell office:value-type="float" office:value="32.465" calcext:value-type="float">
            <text:p>32.465</text:p>
          </table:table-cell>
          <table:table-cell office:value-type="float" office:value="0.765735" calcext:value-type="float">
            <text:p>0.765735</text:p>
          </table:table-cell>
          <table:table-cell office:value-type="float" office:value="32.463958" calcext:value-type="float">
            <text:p>32.463958</text:p>
          </table:table-cell>
          <table:table-cell office:value-type="float" office:value="0.711153" calcext:value-type="float">
            <text:p>0.711153</text:p>
          </table:table-cell>
        </table:table-row>
        <table:table-row table:style-name="ro1">
          <table:table-cell office:value-type="float" office:value="32.4753" calcext:value-type="float">
            <text:p>32.4753</text:p>
          </table:table-cell>
          <table:table-cell office:value-type="float" office:value="0.778056" calcext:value-type="float">
            <text:p>0.778056</text:p>
          </table:table-cell>
          <table:table-cell office:value-type="float" office:value="32.474254" calcext:value-type="float">
            <text:p>32.474254</text:p>
          </table:table-cell>
          <table:table-cell office:value-type="float" office:value="0.728318" calcext:value-type="float">
            <text:p>0.728318</text:p>
          </table:table-cell>
        </table:table-row>
        <table:table-row table:style-name="ro1">
          <table:table-cell office:value-type="float" office:value="32.4856" calcext:value-type="float">
            <text:p>32.4856</text:p>
          </table:table-cell>
          <table:table-cell office:value-type="float" office:value="0.789763" calcext:value-type="float">
            <text:p>0.789763</text:p>
          </table:table-cell>
          <table:table-cell office:value-type="float" office:value="32.48454" calcext:value-type="float">
            <text:p>32.48454</text:p>
          </table:table-cell>
          <table:table-cell office:value-type="float" office:value="0.744855" calcext:value-type="float">
            <text:p>0.744855</text:p>
          </table:table-cell>
        </table:table-row>
        <table:table-row table:style-name="ro1">
          <table:table-cell office:value-type="float" office:value="32.4959" calcext:value-type="float">
            <text:p>32.4959</text:p>
          </table:table-cell>
          <table:table-cell office:value-type="float" office:value="0.800857" calcext:value-type="float">
            <text:p>0.800857</text:p>
          </table:table-cell>
          <table:table-cell office:value-type="float" office:value="32.494816" calcext:value-type="float">
            <text:p>32.494816</text:p>
          </table:table-cell>
          <table:table-cell office:value-type="float" office:value="0.760766" calcext:value-type="float">
            <text:p>0.760766</text:p>
          </table:table-cell>
        </table:table-row>
        <table:table-row table:style-name="ro1">
          <table:table-cell office:value-type="float" office:value="32.5062" calcext:value-type="float">
            <text:p>32.5062</text:p>
          </table:table-cell>
          <table:table-cell office:value-type="float" office:value="0.811341" calcext:value-type="float">
            <text:p>0.811341</text:p>
          </table:table-cell>
          <table:table-cell office:value-type="float" office:value="32.50508" calcext:value-type="float">
            <text:p>32.50508</text:p>
          </table:table-cell>
          <table:table-cell office:value-type="float" office:value="0.776053" calcext:value-type="float">
            <text:p>0.776053</text:p>
          </table:table-cell>
        </table:table-row>
        <table:table-row table:style-name="ro1">
          <table:table-cell office:value-type="float" office:value="32.5164" calcext:value-type="float">
            <text:p>32.5164</text:p>
          </table:table-cell>
          <table:table-cell office:value-type="float" office:value="0.821214" calcext:value-type="float">
            <text:p>0.821214</text:p>
          </table:table-cell>
          <table:table-cell office:value-type="float" office:value="32.515335" calcext:value-type="float">
            <text:p>32.515335</text:p>
          </table:table-cell>
          <table:table-cell office:value-type="float" office:value="0.790719" calcext:value-type="float">
            <text:p>0.790719</text:p>
          </table:table-cell>
        </table:table-row>
        <table:table-row table:style-name="ro1">
          <table:table-cell office:value-type="float" office:value="32.5266" calcext:value-type="float">
            <text:p>32.5266</text:p>
          </table:table-cell>
          <table:table-cell office:value-type="float" office:value="0.83048" calcext:value-type="float">
            <text:p>0.83048</text:p>
          </table:table-cell>
          <table:table-cell office:value-type="float" office:value="32.525578" calcext:value-type="float">
            <text:p>32.525578</text:p>
          </table:table-cell>
          <table:table-cell office:value-type="float" office:value="0.804764" calcext:value-type="float">
            <text:p>0.804764</text:p>
          </table:table-cell>
        </table:table-row>
        <table:table-row table:style-name="ro1">
          <table:table-cell office:value-type="float" office:value="32.5369" calcext:value-type="float">
            <text:p>32.5369</text:p>
          </table:table-cell>
          <table:table-cell office:value-type="float" office:value="0.839138" calcext:value-type="float">
            <text:p>0.839138</text:p>
          </table:table-cell>
          <table:table-cell office:value-type="float" office:value="32.535812" calcext:value-type="float">
            <text:p>32.535812</text:p>
          </table:table-cell>
          <table:table-cell office:value-type="float" office:value="0.818191" calcext:value-type="float">
            <text:p>0.818191</text:p>
          </table:table-cell>
        </table:table-row>
        <table:table-row table:style-name="ro1">
          <table:table-cell office:value-type="float" office:value="32.5471" calcext:value-type="float">
            <text:p>32.5471</text:p>
          </table:table-cell>
          <table:table-cell office:value-type="float" office:value="0.847189" calcext:value-type="float">
            <text:p>0.847189</text:p>
          </table:table-cell>
          <table:table-cell office:value-type="float" office:value="32.546034" calcext:value-type="float">
            <text:p>32.546034</text:p>
          </table:table-cell>
          <table:table-cell office:value-type="float" office:value="0.831001" calcext:value-type="float">
            <text:p>0.831001</text:p>
          </table:table-cell>
        </table:table-row>
        <table:table-row table:style-name="ro1">
          <table:table-cell office:value-type="float" office:value="32.5573" calcext:value-type="float">
            <text:p>32.5573</text:p>
          </table:table-cell>
          <table:table-cell office:value-type="float" office:value="0.854636" calcext:value-type="float">
            <text:p>0.854636</text:p>
          </table:table-cell>
          <table:table-cell office:value-type="float" office:value="32.556247" calcext:value-type="float">
            <text:p>32.556247</text:p>
          </table:table-cell>
          <table:table-cell office:value-type="float" office:value="0.843197" calcext:value-type="float">
            <text:p>0.843197</text:p>
          </table:table-cell>
        </table:table-row>
        <table:table-row table:style-name="ro1">
          <table:table-cell office:value-type="float" office:value="32.5675" calcext:value-type="float">
            <text:p>32.5675</text:p>
          </table:table-cell>
          <table:table-cell office:value-type="float" office:value="0.861478" calcext:value-type="float">
            <text:p>0.861478</text:p>
          </table:table-cell>
          <table:table-cell office:value-type="float" office:value="32.566449" calcext:value-type="float">
            <text:p>32.566449</text:p>
          </table:table-cell>
          <table:table-cell office:value-type="float" office:value="0.854779" calcext:value-type="float">
            <text:p>0.854779</text:p>
          </table:table-cell>
        </table:table-row>
        <table:table-row table:style-name="ro1">
          <table:table-cell office:value-type="float" office:value="32.5777" calcext:value-type="float">
            <text:p>32.5777</text:p>
          </table:table-cell>
          <table:table-cell office:value-type="float" office:value="0.867717" calcext:value-type="float">
            <text:p>0.867717</text:p>
          </table:table-cell>
          <table:table-cell office:value-type="float" office:value="32.57664" calcext:value-type="float">
            <text:p>32.57664</text:p>
          </table:table-cell>
          <table:table-cell office:value-type="float" office:value="0.865749" calcext:value-type="float">
            <text:p>0.865749</text:p>
          </table:table-cell>
        </table:table-row>
        <table:table-row table:style-name="ro1">
          <table:table-cell office:value-type="float" office:value="32.5879" calcext:value-type="float">
            <text:p>32.5879</text:p>
          </table:table-cell>
          <table:table-cell office:value-type="float" office:value="0.873353" calcext:value-type="float">
            <text:p>0.873353</text:p>
          </table:table-cell>
          <table:table-cell office:value-type="float" office:value="32.586821" calcext:value-type="float">
            <text:p>32.586821</text:p>
          </table:table-cell>
          <table:table-cell office:value-type="float" office:value="0.876108" calcext:value-type="float">
            <text:p>0.876108</text:p>
          </table:table-cell>
        </table:table-row>
        <table:table-row table:style-name="ro1">
          <table:table-cell office:value-type="float" office:value="32.5981" calcext:value-type="float">
            <text:p>32.5981</text:p>
          </table:table-cell>
          <table:table-cell office:value-type="float" office:value="0.878387" calcext:value-type="float">
            <text:p>0.878387</text:p>
          </table:table-cell>
          <table:table-cell office:value-type="float" office:value="32.596992" calcext:value-type="float">
            <text:p>32.596992</text:p>
          </table:table-cell>
          <table:table-cell office:value-type="float" office:value="0.885858" calcext:value-type="float">
            <text:p>0.885858</text:p>
          </table:table-cell>
        </table:table-row>
        <table:table-row table:style-name="ro1">
          <table:table-cell office:value-type="float" office:value="32.6082" calcext:value-type="float">
            <text:p>32.6082</text:p>
          </table:table-cell>
          <table:table-cell office:value-type="float" office:value="0.88282" calcext:value-type="float">
            <text:p>0.88282</text:p>
          </table:table-cell>
          <table:table-cell office:value-type="float" office:value="32.607152" calcext:value-type="float">
            <text:p>32.607152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32.6184" calcext:value-type="float">
            <text:p>32.6184</text:p>
          </table:table-cell>
          <table:table-cell office:value-type="float" office:value="0.886652" calcext:value-type="float">
            <text:p>0.886652</text:p>
          </table:table-cell>
          <table:table-cell office:value-type="float" office:value="32.617302" calcext:value-type="float">
            <text:p>32.617302</text:p>
          </table:table-cell>
          <table:table-cell office:value-type="float" office:value="0.903536" calcext:value-type="float">
            <text:p>0.903536</text:p>
          </table:table-cell>
        </table:table-row>
        <table:table-row table:style-name="ro1">
          <table:table-cell office:value-type="float" office:value="32.6285" calcext:value-type="float">
            <text:p>32.6285</text:p>
          </table:table-cell>
          <table:table-cell office:value-type="float" office:value="0.889884" calcext:value-type="float">
            <text:p>0.889884</text:p>
          </table:table-cell>
          <table:table-cell office:value-type="float" office:value="32.627442" calcext:value-type="float">
            <text:p>32.627442</text:p>
          </table:table-cell>
          <table:table-cell office:value-type="float" office:value="0.911465" calcext:value-type="float">
            <text:p>0.911465</text:p>
          </table:table-cell>
        </table:table-row>
        <table:table-row table:style-name="ro1">
          <table:table-cell office:value-type="float" office:value="32.6386" calcext:value-type="float">
            <text:p>32.6386</text:p>
          </table:table-cell>
          <table:table-cell office:value-type="float" office:value="0.892516" calcext:value-type="float">
            <text:p>0.892516</text:p>
          </table:table-cell>
          <table:table-cell office:value-type="float" office:value="32.637572" calcext:value-type="float">
            <text:p>32.637572</text:p>
          </table:table-cell>
          <table:table-cell office:value-type="float" office:value="0.918789" calcext:value-type="float">
            <text:p>0.918789</text:p>
          </table:table-cell>
        </table:table-row>
        <table:table-row table:style-name="ro1">
          <table:table-cell office:value-type="float" office:value="32.6488" calcext:value-type="float">
            <text:p>32.6488</text:p>
          </table:table-cell>
          <table:table-cell office:value-type="float" office:value="0.894548" calcext:value-type="float">
            <text:p>0.894548</text:p>
          </table:table-cell>
          <table:table-cell office:value-type="float" office:value="32.647691" calcext:value-type="float">
            <text:p>32.647691</text:p>
          </table:table-cell>
          <table:table-cell office:value-type="float" office:value="0.92551" calcext:value-type="float">
            <text:p>0.92551</text:p>
          </table:table-cell>
        </table:table-row>
        <table:table-row table:style-name="ro1">
          <table:table-cell office:value-type="float" office:value="32.6589" calcext:value-type="float">
            <text:p>32.6589</text:p>
          </table:table-cell>
          <table:table-cell office:value-type="float" office:value="0.895982" calcext:value-type="float">
            <text:p>0.895982</text:p>
          </table:table-cell>
          <table:table-cell office:value-type="float" office:value="32.6578" calcext:value-type="float">
            <text:p>32.6578</text:p>
          </table:table-cell>
          <table:table-cell office:value-type="float" office:value="0.931628" calcext:value-type="float">
            <text:p>0.931628</text:p>
          </table:table-cell>
        </table:table-row>
        <table:table-row table:style-name="ro1">
          <table:table-cell office:value-type="float" office:value="32.669" calcext:value-type="float">
            <text:p>32.669</text:p>
          </table:table-cell>
          <table:table-cell office:value-type="float" office:value="0.896816" calcext:value-type="float">
            <text:p>0.896816</text:p>
          </table:table-cell>
          <table:table-cell office:value-type="float" office:value="32.667899" calcext:value-type="float">
            <text:p>32.667899</text:p>
          </table:table-cell>
          <table:table-cell office:value-type="float" office:value="0.937143" calcext:value-type="float">
            <text:p>0.937143</text:p>
          </table:table-cell>
        </table:table-row>
        <table:table-row table:style-name="ro1">
          <table:table-cell office:value-type="float" office:value="32.6791" calcext:value-type="float">
            <text:p>32.6791</text:p>
          </table:table-cell>
          <table:table-cell office:value-type="float" office:value="0.897052" calcext:value-type="float">
            <text:p>0.897052</text:p>
          </table:table-cell>
          <table:table-cell office:value-type="float" office:value="32.677987" calcext:value-type="float">
            <text:p>32.677987</text:p>
          </table:table-cell>
          <table:table-cell office:value-type="float" office:value="0.942056" calcext:value-type="float">
            <text:p>0.942056</text:p>
          </table:table-cell>
        </table:table-row>
        <table:table-row table:style-name="ro1">
          <table:table-cell office:value-type="float" office:value="32.6891" calcext:value-type="float">
            <text:p>32.6891</text:p>
          </table:table-cell>
          <table:table-cell office:value-type="float" office:value="0.896689" calcext:value-type="float">
            <text:p>0.896689</text:p>
          </table:table-cell>
          <table:table-cell office:value-type="float" office:value="32.688065" calcext:value-type="float">
            <text:p>32.688065</text:p>
          </table:table-cell>
          <table:table-cell office:value-type="float" office:value="0.946369" calcext:value-type="float">
            <text:p>0.946369</text:p>
          </table:table-cell>
        </table:table-row>
        <table:table-row table:style-name="ro1">
          <table:table-cell office:value-type="float" office:value="32.6992" calcext:value-type="float">
            <text:p>32.6992</text:p>
          </table:table-cell>
          <table:table-cell office:value-type="float" office:value="0.895727" calcext:value-type="float">
            <text:p>0.895727</text:p>
          </table:table-cell>
          <table:table-cell office:value-type="float" office:value="32.698134" calcext:value-type="float">
            <text:p>32.698134</text:p>
          </table:table-cell>
          <table:table-cell office:value-type="float" office:value="0.950081" calcext:value-type="float">
            <text:p>0.950081</text:p>
          </table:table-cell>
        </table:table-row>
        <table:table-row table:style-name="ro1">
          <table:table-cell office:value-type="float" office:value="32.7093" calcext:value-type="float">
            <text:p>32.7093</text:p>
          </table:table-cell>
          <table:table-cell office:value-type="float" office:value="0.894167" calcext:value-type="float">
            <text:p>0.894167</text:p>
          </table:table-cell>
          <table:table-cell office:value-type="float" office:value="32.708192" calcext:value-type="float">
            <text:p>32.708192</text:p>
          </table:table-cell>
          <table:table-cell office:value-type="float" office:value="0.953194" calcext:value-type="float">
            <text:p>0.953194</text:p>
          </table:table-cell>
        </table:table-row>
        <table:table-row table:style-name="ro1">
          <table:table-cell office:value-type="float" office:value="32.7193" calcext:value-type="float">
            <text:p>32.7193</text:p>
          </table:table-cell>
          <table:table-cell office:value-type="float" office:value="0.892008" calcext:value-type="float">
            <text:p>0.892008</text:p>
          </table:table-cell>
          <table:table-cell office:value-type="float" office:value="32.71824" calcext:value-type="float">
            <text:p>32.71824</text:p>
          </table:table-cell>
          <table:table-cell office:value-type="float" office:value="0.955706" calcext:value-type="float">
            <text:p>0.955706</text:p>
          </table:table-cell>
        </table:table-row>
        <table:table-row table:style-name="ro1">
          <table:table-cell office:value-type="float" office:value="32.7293" calcext:value-type="float">
            <text:p>32.7293</text:p>
          </table:table-cell>
          <table:table-cell office:value-type="float" office:value="0.88925" calcext:value-type="float">
            <text:p>0.88925</text:p>
          </table:table-cell>
          <table:table-cell office:value-type="float" office:value="32.728278" calcext:value-type="float">
            <text:p>32.728278</text:p>
          </table:table-cell>
          <table:table-cell office:value-type="float" office:value="0.95762" calcext:value-type="float">
            <text:p>0.95762</text:p>
          </table:table-cell>
        </table:table-row>
        <table:table-row table:style-name="ro1">
          <table:table-cell office:value-type="float" office:value="32.7394" calcext:value-type="float">
            <text:p>32.7394</text:p>
          </table:table-cell>
          <table:table-cell office:value-type="float" office:value="0.885895" calcext:value-type="float">
            <text:p>0.885895</text:p>
          </table:table-cell>
          <table:table-cell office:value-type="float" office:value="32.738305" calcext:value-type="float">
            <text:p>32.738305</text:p>
          </table:table-cell>
          <table:table-cell office:value-type="float" office:value="0.958935" calcext:value-type="float">
            <text:p>0.958935</text:p>
          </table:table-cell>
        </table:table-row>
        <table:table-row table:style-name="ro1">
          <table:table-cell office:value-type="float" office:value="32.7494" calcext:value-type="float">
            <text:p>32.7494</text:p>
          </table:table-cell>
          <table:table-cell office:value-type="float" office:value="0.881942" calcext:value-type="float">
            <text:p>0.881942</text:p>
          </table:table-cell>
          <table:table-cell office:value-type="float" office:value="32.748323" calcext:value-type="float">
            <text:p>32.748323</text:p>
          </table:table-cell>
          <table:table-cell office:value-type="float" office:value="0.959651" calcext:value-type="float">
            <text:p>0.959651</text:p>
          </table:table-cell>
        </table:table-row>
        <table:table-row table:style-name="ro1">
          <table:table-cell office:value-type="float" office:value="32.7594" calcext:value-type="float">
            <text:p>32.7594</text:p>
          </table:table-cell>
          <table:table-cell office:value-type="float" office:value="0.877392" calcext:value-type="float">
            <text:p>0.877392</text:p>
          </table:table-cell>
          <table:table-cell office:value-type="float" office:value="32.758331" calcext:value-type="float">
            <text:p>32.758331</text:p>
          </table:table-cell>
          <table:table-cell office:value-type="float" office:value="0.959768" calcext:value-type="float">
            <text:p>0.959768</text:p>
          </table:table-cell>
        </table:table-row>
        <table:table-row table:style-name="ro1">
          <table:table-cell office:value-type="float" office:value="32.7694" calcext:value-type="float">
            <text:p>32.7694</text:p>
          </table:table-cell>
          <table:table-cell office:value-type="float" office:value="0.872245" calcext:value-type="float">
            <text:p>0.872245</text:p>
          </table:table-cell>
          <table:table-cell office:value-type="float" office:value="32.768329" calcext:value-type="float">
            <text:p>32.768329</text:p>
          </table:table-cell>
          <table:table-cell office:value-type="float" office:value="0.959287" calcext:value-type="float">
            <text:p>0.959287</text:p>
          </table:table-cell>
        </table:table-row>
        <table:table-row table:style-name="ro1">
          <table:table-cell office:value-type="float" office:value="32.7794" calcext:value-type="float">
            <text:p>32.7794</text:p>
          </table:table-cell>
          <table:table-cell office:value-type="float" office:value="0.866502" calcext:value-type="float">
            <text:p>0.866502</text:p>
          </table:table-cell>
          <table:table-cell office:value-type="float" office:value="32.778316" calcext:value-type="float">
            <text:p>32.778316</text:p>
          </table:table-cell>
          <table:table-cell office:value-type="float" office:value="0.958207" calcext:value-type="float">
            <text:p>0.958207</text:p>
          </table:table-cell>
        </table:table-row>
        <table:table-row table:style-name="ro1">
          <table:table-cell office:value-type="float" office:value="32.7894" calcext:value-type="float">
            <text:p>32.7894</text:p>
          </table:table-cell>
          <table:table-cell office:value-type="float" office:value="0.860164" calcext:value-type="float">
            <text:p>0.860164</text:p>
          </table:table-cell>
          <table:table-cell office:value-type="float" office:value="32.788294" calcext:value-type="float">
            <text:p>32.788294</text:p>
          </table:table-cell>
          <table:table-cell office:value-type="float" office:value="0.956529" calcext:value-type="float">
            <text:p>0.956529</text:p>
          </table:table-cell>
        </table:table-row>
        <table:table-row table:style-name="ro1">
          <table:table-cell office:value-type="float" office:value="32.7993" calcext:value-type="float">
            <text:p>32.7993</text:p>
          </table:table-cell>
          <table:table-cell office:value-type="float" office:value="0.853231" calcext:value-type="float">
            <text:p>0.853231</text:p>
          </table:table-cell>
          <table:table-cell office:value-type="float" office:value="32.798262" calcext:value-type="float">
            <text:p>32.798262</text:p>
          </table:table-cell>
          <table:table-cell office:value-type="float" office:value="0.954253" calcext:value-type="float">
            <text:p>0.954253</text:p>
          </table:table-cell>
        </table:table-row>
        <table:table-row table:style-name="ro1">
          <table:table-cell office:value-type="float" office:value="32.8093" calcext:value-type="float">
            <text:p>32.8093</text:p>
          </table:table-cell>
          <table:table-cell office:value-type="float" office:value="0.845704" calcext:value-type="float">
            <text:p>0.845704</text:p>
          </table:table-cell>
          <table:table-cell office:value-type="float" office:value="32.80822" calcext:value-type="float">
            <text:p>32.80822</text:p>
          </table:table-cell>
          <table:table-cell office:value-type="float" office:value="0.951379" calcext:value-type="float">
            <text:p>0.951379</text:p>
          </table:table-cell>
        </table:table-row>
        <table:table-row table:style-name="ro1">
          <table:table-cell office:value-type="float" office:value="32.8192" calcext:value-type="float">
            <text:p>32.8192</text:p>
          </table:table-cell>
          <table:table-cell office:value-type="float" office:value="0.837584" calcext:value-type="float">
            <text:p>0.837584</text:p>
          </table:table-cell>
          <table:table-cell office:value-type="float" office:value="32.818167" calcext:value-type="float">
            <text:p>32.818167</text:p>
          </table:table-cell>
          <table:table-cell office:value-type="float" office:value="0.947906" calcext:value-type="float">
            <text:p>0.947906</text:p>
          </table:table-cell>
        </table:table-row>
        <table:table-row table:style-name="ro1">
          <table:table-cell office:value-type="float" office:value="32.8292" calcext:value-type="float">
            <text:p>32.8292</text:p>
          </table:table-cell>
          <table:table-cell office:value-type="float" office:value="0.828871" calcext:value-type="float">
            <text:p>0.828871</text:p>
          </table:table-cell>
          <table:table-cell office:value-type="float" office:value="32.828105" calcext:value-type="float">
            <text:p>32.828105</text:p>
          </table:table-cell>
          <table:table-cell office:value-type="float" office:value="0.943837" calcext:value-type="float">
            <text:p>0.943837</text:p>
          </table:table-cell>
        </table:table-row>
        <table:table-row table:style-name="ro1">
          <table:table-cell office:value-type="float" office:value="32.8391" calcext:value-type="float">
            <text:p>32.8391</text:p>
          </table:table-cell>
          <table:table-cell office:value-type="float" office:value="0.819568" calcext:value-type="float">
            <text:p>0.819568</text:p>
          </table:table-cell>
          <table:table-cell office:value-type="float" office:value="32.838034" calcext:value-type="float">
            <text:p>32.838034</text:p>
          </table:table-cell>
          <table:table-cell office:value-type="float" office:value="0.939171" calcext:value-type="float">
            <text:p>0.939171</text:p>
          </table:table-cell>
        </table:table-row>
        <table:table-row table:style-name="ro1">
          <table:table-cell office:value-type="float" office:value="32.849" calcext:value-type="float">
            <text:p>32.849</text:p>
          </table:table-cell>
          <table:table-cell office:value-type="float" office:value="0.809674" calcext:value-type="float">
            <text:p>0.809674</text:p>
          </table:table-cell>
          <table:table-cell office:value-type="float" office:value="32.847952" calcext:value-type="float">
            <text:p>32.847952</text:p>
          </table:table-cell>
          <table:table-cell office:value-type="float" office:value="0.933908" calcext:value-type="float">
            <text:p>0.933908</text:p>
          </table:table-cell>
        </table:table-row>
        <table:table-row table:style-name="ro1">
          <table:table-cell office:value-type="float" office:value="32.8589" calcext:value-type="float">
            <text:p>32.8589</text:p>
          </table:table-cell>
          <table:table-cell office:value-type="float" office:value="0.799192" calcext:value-type="float">
            <text:p>0.799192</text:p>
          </table:table-cell>
          <table:table-cell office:value-type="float" office:value="32.85786" calcext:value-type="float">
            <text:p>32.85786</text:p>
          </table:table-cell>
          <table:table-cell office:value-type="float" office:value="0.928049" calcext:value-type="float">
            <text:p>0.928049</text:p>
          </table:table-cell>
        </table:table-row>
        <table:table-row table:style-name="ro1">
          <table:table-cell office:value-type="float" office:value="32.8688" calcext:value-type="float">
            <text:p>32.8688</text:p>
          </table:table-cell>
          <table:table-cell office:value-type="float" office:value="0.788122" calcext:value-type="float">
            <text:p>0.788122</text:p>
          </table:table-cell>
          <table:table-cell office:value-type="float" office:value="32.867759" calcext:value-type="float">
            <text:p>32.867759</text:p>
          </table:table-cell>
          <table:table-cell office:value-type="float" office:value="0.921596" calcext:value-type="float">
            <text:p>0.921596</text:p>
          </table:table-cell>
        </table:table-row>
        <table:table-row table:style-name="ro1">
          <table:table-cell office:value-type="float" office:value="32.8787" calcext:value-type="float">
            <text:p>32.8787</text:p>
          </table:table-cell>
          <table:table-cell office:value-type="float" office:value="0.776465" calcext:value-type="float">
            <text:p>0.776465</text:p>
          </table:table-cell>
          <table:table-cell office:value-type="float" office:value="32.877648" calcext:value-type="float">
            <text:p>32.877648</text:p>
          </table:table-cell>
          <table:table-cell office:value-type="float" office:value="0.914548" calcext:value-type="float">
            <text:p>0.914548</text:p>
          </table:table-cell>
        </table:table-row>
        <table:table-row table:style-name="ro1">
          <table:table-cell office:value-type="float" office:value="32.8886" calcext:value-type="float">
            <text:p>32.8886</text:p>
          </table:table-cell>
          <table:table-cell office:value-type="float" office:value="0.764223" calcext:value-type="float">
            <text:p>0.764223</text:p>
          </table:table-cell>
          <table:table-cell office:value-type="float" office:value="32.887527" calcext:value-type="float">
            <text:p>32.887527</text:p>
          </table:table-cell>
          <table:table-cell office:value-type="float" office:value="0.906906" calcext:value-type="float">
            <text:p>0.906906</text:p>
          </table:table-cell>
        </table:table-row>
        <table:table-row table:style-name="ro1">
          <table:table-cell office:value-type="float" office:value="32.8985" calcext:value-type="float">
            <text:p>32.8985</text:p>
          </table:table-cell>
          <table:table-cell office:value-type="float" office:value="0.751397" calcext:value-type="float">
            <text:p>0.751397</text:p>
          </table:table-cell>
          <table:table-cell office:value-type="float" office:value="32.897396" calcext:value-type="float">
            <text:p>32.897396</text:p>
          </table:table-cell>
          <table:table-cell office:value-type="float" office:value="0.898672" calcext:value-type="float">
            <text:p>0.898672</text:p>
          </table:table-cell>
        </table:table-row>
        <table:table-row table:style-name="ro1">
          <table:table-cell office:value-type="float" office:value="32.9083" calcext:value-type="float">
            <text:p>32.9083</text:p>
          </table:table-cell>
          <table:table-cell office:value-type="float" office:value="0.737989" calcext:value-type="float">
            <text:p>0.737989</text:p>
          </table:table-cell>
          <table:table-cell office:value-type="float" office:value="32.907256" calcext:value-type="float">
            <text:p>32.907256</text:p>
          </table:table-cell>
          <table:table-cell office:value-type="float" office:value="0.889846" calcext:value-type="float">
            <text:p>0.889846</text:p>
          </table:table-cell>
        </table:table-row>
        <table:table-row table:style-name="ro1">
          <table:table-cell office:value-type="float" office:value="32.9182" calcext:value-type="float">
            <text:p>32.9182</text:p>
          </table:table-cell>
          <table:table-cell office:value-type="float" office:value="0.724" calcext:value-type="float">
            <text:p>0.724</text:p>
          </table:table-cell>
          <table:table-cell office:value-type="float" office:value="32.917105" calcext:value-type="float">
            <text:p>32.917105</text:p>
          </table:table-cell>
          <table:table-cell office:value-type="float" office:value="0.880429" calcext:value-type="float">
            <text:p>0.880429</text:p>
          </table:table-cell>
        </table:table-row>
        <table:table-row table:style-name="ro1">
          <table:table-cell office:value-type="float" office:value="32.928" calcext:value-type="float">
            <text:p>32.928</text:p>
          </table:table-cell>
          <table:table-cell office:value-type="float" office:value="0.709432" calcext:value-type="float">
            <text:p>0.709432</text:p>
          </table:table-cell>
          <table:table-cell office:value-type="float" office:value="32.926946" calcext:value-type="float">
            <text:p>32.926946</text:p>
          </table:table-cell>
          <table:table-cell office:value-type="float" office:value="0.870422" calcext:value-type="float">
            <text:p>0.870422</text:p>
          </table:table-cell>
        </table:table-row>
        <table:table-row table:style-name="ro1">
          <table:table-cell office:value-type="float" office:value="32.9378" calcext:value-type="float">
            <text:p>32.937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32.936776" calcext:value-type="float">
            <text:p>32.936776</text:p>
          </table:table-cell>
          <table:table-cell office:value-type="float" office:value="0.859827" calcext:value-type="float">
            <text:p>0.859827</text:p>
          </table:table-cell>
        </table:table-row>
        <table:table-row table:style-name="ro1">
          <table:table-cell office:value-type="float" office:value="32.9477" calcext:value-type="float">
            <text:p>32.9477</text:p>
          </table:table-cell>
          <table:table-cell office:value-type="float" office:value="0.678566" calcext:value-type="float">
            <text:p>0.678566</text:p>
          </table:table-cell>
          <table:table-cell office:value-type="float" office:value="32.946597" calcext:value-type="float">
            <text:p>32.946597</text:p>
          </table:table-cell>
          <table:table-cell office:value-type="float" office:value="0.848645" calcext:value-type="float">
            <text:p>0.848645</text:p>
          </table:table-cell>
        </table:table-row>
        <table:table-row table:style-name="ro1">
          <table:table-cell office:value-type="float" office:value="32.9575" calcext:value-type="float">
            <text:p>32.9575</text:p>
          </table:table-cell>
          <table:table-cell office:value-type="float" office:value="0.66227" calcext:value-type="float">
            <text:p>0.66227</text:p>
          </table:table-cell>
          <table:table-cell office:value-type="float" office:value="32.956408" calcext:value-type="float">
            <text:p>32.956408</text:p>
          </table:table-cell>
          <table:table-cell office:value-type="float" office:value="0.836876" calcext:value-type="float">
            <text:p>0.836876</text:p>
          </table:table-cell>
        </table:table-row>
        <table:table-row table:style-name="ro1">
          <table:table-cell office:value-type="float" office:value="32.9673" calcext:value-type="float">
            <text:p>32.9673</text:p>
          </table:table-cell>
          <table:table-cell office:value-type="float" office:value="0.645403" calcext:value-type="float">
            <text:p>0.645403</text:p>
          </table:table-cell>
          <table:table-cell office:value-type="float" office:value="32.966209" calcext:value-type="float">
            <text:p>32.966209</text:p>
          </table:table-cell>
          <table:table-cell office:value-type="float" office:value="0.824523" calcext:value-type="float">
            <text:p>0.824523</text:p>
          </table:table-cell>
        </table:table-row>
        <table:table-row table:style-name="ro1">
          <table:table-cell office:value-type="float" office:value="32.9771" calcext:value-type="float">
            <text:p>32.9771</text:p>
          </table:table-cell>
          <table:table-cell office:value-type="float" office:value="0.627965" calcext:value-type="float">
            <text:p>0.627965</text:p>
          </table:table-cell>
          <table:table-cell office:value-type="float" office:value="32.976001" calcext:value-type="float">
            <text:p>32.976001</text:p>
          </table:table-cell>
          <table:table-cell office:value-type="float" office:value="0.811587" calcext:value-type="float">
            <text:p>0.811587</text:p>
          </table:table-cell>
        </table:table-row>
        <table:table-row table:style-name="ro1">
          <table:table-cell office:value-type="float" office:value="32.9869" calcext:value-type="float">
            <text:p>32.9869</text:p>
          </table:table-cell>
          <table:table-cell office:value-type="float" office:value="0.609958" calcext:value-type="float">
            <text:p>0.609958</text:p>
          </table:table-cell>
          <table:table-cell office:value-type="float" office:value="32.985784" calcext:value-type="float">
            <text:p>32.985784</text:p>
          </table:table-cell>
          <table:table-cell office:value-type="float" office:value="0.798068" calcext:value-type="float">
            <text:p>0.798068</text:p>
          </table:table-cell>
        </table:table-row>
        <table:table-row table:style-name="ro1">
          <table:table-cell office:value-type="float" office:value="32.9966" calcext:value-type="float">
            <text:p>32.9966</text:p>
          </table:table-cell>
          <table:table-cell office:value-type="float" office:value="0.591386" calcext:value-type="float">
            <text:p>0.591386</text:p>
          </table:table-cell>
          <table:table-cell office:value-type="float" office:value="32.995556" calcext:value-type="float">
            <text:p>32.995556</text:p>
          </table:table-cell>
          <table:table-cell office:value-type="float" office:value="0.78397" calcext:value-type="float">
            <text:p>0.78397</text:p>
          </table:table-cell>
        </table:table-row>
        <table:table-row table:style-name="ro1">
          <table:table-cell office:value-type="float" office:value="33.0064" calcext:value-type="float">
            <text:p>33.0064</text:p>
          </table:table-cell>
          <table:table-cell office:value-type="float" office:value="0.572249" calcext:value-type="float">
            <text:p>0.572249</text:p>
          </table:table-cell>
          <table:table-cell office:value-type="float" office:value="33.00532" calcext:value-type="float">
            <text:p>33.00532</text:p>
          </table:table-cell>
          <table:table-cell office:value-type="float" office:value="0.769293" calcext:value-type="float">
            <text:p>0.769293</text:p>
          </table:table-cell>
        </table:table-row>
        <table:table-row table:style-name="ro1">
          <table:table-cell office:value-type="float" office:value="33.0161" calcext:value-type="float">
            <text:p>33.0161</text:p>
          </table:table-cell>
          <table:table-cell office:value-type="float" office:value="0.55255" calcext:value-type="float">
            <text:p>0.55255</text:p>
          </table:table-cell>
          <table:table-cell office:value-type="float" office:value="33.015073" calcext:value-type="float">
            <text:p>33.015073</text:p>
          </table:table-cell>
          <table:table-cell office:value-type="float" office:value="0.754038" calcext:value-type="float">
            <text:p>0.754038</text:p>
          </table:table-cell>
        </table:table-row>
        <table:table-row table:style-name="ro1">
          <table:table-cell office:value-type="float" office:value="33.0259" calcext:value-type="float">
            <text:p>33.0259</text:p>
          </table:table-cell>
          <table:table-cell office:value-type="float" office:value="0.532291" calcext:value-type="float">
            <text:p>0.532291</text:p>
          </table:table-cell>
          <table:table-cell office:value-type="float" office:value="33.024817" calcext:value-type="float">
            <text:p>33.024817</text:p>
          </table:table-cell>
          <table:table-cell office:value-type="float" office:value="0.738209" calcext:value-type="float">
            <text:p>0.738209</text:p>
          </table:table-cell>
        </table:table-row>
        <table:table-row table:style-name="ro1">
          <table:table-cell office:value-type="float" office:value="33.0356" calcext:value-type="float">
            <text:p>33.0356</text:p>
          </table:table-cell>
          <table:table-cell office:value-type="float" office:value="0.511475" calcext:value-type="float">
            <text:p>0.511475</text:p>
          </table:table-cell>
          <table:table-cell office:value-type="float" office:value="33.034552" calcext:value-type="float">
            <text:p>33.034552</text:p>
          </table:table-cell>
          <table:table-cell office:value-type="float" office:value="0.721806" calcext:value-type="float">
            <text:p>0.721806</text:p>
          </table:table-cell>
        </table:table-row>
        <table:table-row table:style-name="ro1">
          <table:table-cell office:value-type="float" office:value="33.0453" calcext:value-type="float">
            <text:p>33.0453</text:p>
          </table:table-cell>
          <table:table-cell office:value-type="float" office:value="0.490103" calcext:value-type="float">
            <text:p>0.490103</text:p>
          </table:table-cell>
          <table:table-cell office:value-type="float" office:value="33.044277" calcext:value-type="float">
            <text:p>33.044277</text:p>
          </table:table-cell>
          <table:table-cell office:value-type="float" office:value="0.704831" calcext:value-type="float">
            <text:p>0.704831</text:p>
          </table:table-cell>
        </table:table-row>
        <table:table-row table:style-name="ro1">
          <table:table-cell office:value-type="float" office:value="33.0551" calcext:value-type="float">
            <text:p>33.0551</text:p>
          </table:table-cell>
          <table:table-cell office:value-type="float" office:value="0.468178" calcext:value-type="float">
            <text:p>0.468178</text:p>
          </table:table-cell>
          <table:table-cell office:value-type="float" office:value="33.053993" calcext:value-type="float">
            <text:p>33.053993</text:p>
          </table:table-cell>
          <table:table-cell office:value-type="float" office:value="0.687287" calcext:value-type="float">
            <text:p>0.687287</text:p>
          </table:table-cell>
        </table:table-row>
        <table:table-row table:style-name="ro1">
          <table:table-cell office:value-type="float" office:value="33.0648" calcext:value-type="float">
            <text:p>33.0648</text:p>
          </table:table-cell>
          <table:table-cell office:value-type="float" office:value="0.445702" calcext:value-type="float">
            <text:p>0.445702</text:p>
          </table:table-cell>
          <table:table-cell office:value-type="float" office:value="33.063699" calcext:value-type="float">
            <text:p>33.063699</text:p>
          </table:table-cell>
          <table:table-cell office:value-type="float" office:value="0.669175" calcext:value-type="float">
            <text:p>0.669175</text:p>
          </table:table-cell>
        </table:table-row>
        <table:table-row table:style-name="ro1">
          <table:table-cell office:value-type="float" office:value="33.0745" calcext:value-type="float">
            <text:p>33.0745</text:p>
          </table:table-cell>
          <table:table-cell office:value-type="float" office:value="0.422678" calcext:value-type="float">
            <text:p>0.422678</text:p>
          </table:table-cell>
          <table:table-cell office:value-type="float" office:value="33.073396" calcext:value-type="float">
            <text:p>33.073396</text:p>
          </table:table-cell>
          <table:table-cell office:value-type="float" office:value="0.650497" calcext:value-type="float">
            <text:p>0.650497</text:p>
          </table:table-cell>
        </table:table-row>
        <table:table-row table:style-name="ro1">
          <table:table-cell office:value-type="float" office:value="33.0842" calcext:value-type="float">
            <text:p>33.0842</text:p>
          </table:table-cell>
          <table:table-cell office:value-type="float" office:value="0.399108" calcext:value-type="float">
            <text:p>0.399108</text:p>
          </table:table-cell>
          <table:table-cell office:value-type="float" office:value="33.083084" calcext:value-type="float">
            <text:p>33.083084</text:p>
          </table:table-cell>
          <table:table-cell office:value-type="float" office:value="0.631255" calcext:value-type="float">
            <text:p>0.631255</text:p>
          </table:table-cell>
        </table:table-row>
        <table:table-row table:style-name="ro1">
          <table:table-cell office:value-type="float" office:value="33.0938" calcext:value-type="float">
            <text:p>33.0938</text:p>
          </table:table-cell>
          <table:table-cell office:value-type="float" office:value="0.374995" calcext:value-type="float">
            <text:p>0.374995</text:p>
          </table:table-cell>
          <table:table-cell office:value-type="float" office:value="33.092762" calcext:value-type="float">
            <text:p>33.092762</text:p>
          </table:table-cell>
          <table:table-cell office:value-type="float" office:value="0.611452" calcext:value-type="float">
            <text:p>0.611452</text:p>
          </table:table-cell>
        </table:table-row>
        <table:table-row table:style-name="ro1">
          <table:table-cell office:value-type="float" office:value="33.1035" calcext:value-type="float">
            <text:p>33.1035</text:p>
          </table:table-cell>
          <table:table-cell office:value-type="float" office:value="0.350341" calcext:value-type="float">
            <text:p>0.350341</text:p>
          </table:table-cell>
          <table:table-cell office:value-type="float" office:value="33.10243" calcext:value-type="float">
            <text:p>33.10243</text:p>
          </table:table-cell>
          <table:table-cell office:value-type="float" office:value="0.59109" calcext:value-type="float">
            <text:p>0.59109</text:p>
          </table:table-cell>
        </table:table-row>
        <table:table-row table:style-name="ro1">
          <table:table-cell office:value-type="float" office:value="33.1132" calcext:value-type="float">
            <text:p>33.1132</text:p>
          </table:table-cell>
          <table:table-cell office:value-type="float" office:value="0.32515" calcext:value-type="float">
            <text:p>0.32515</text:p>
          </table:table-cell>
          <table:table-cell office:value-type="float" office:value="33.11209" calcext:value-type="float">
            <text:p>33.11209</text:p>
          </table:table-cell>
          <table:table-cell office:value-type="float" office:value="0.57017" calcext:value-type="float">
            <text:p>0.57017</text:p>
          </table:table-cell>
        </table:table-row>
        <table:table-row table:style-name="ro1">
          <table:table-cell office:value-type="float" office:value="33.1228" calcext:value-type="float">
            <text:p>33.1228</text:p>
          </table:table-cell>
          <table:table-cell office:value-type="float" office:value="0.299423" calcext:value-type="float">
            <text:p>0.299423</text:p>
          </table:table-cell>
          <table:table-cell office:value-type="float" office:value="33.12174" calcext:value-type="float">
            <text:p>33.12174</text:p>
          </table:table-cell>
          <table:table-cell office:value-type="float" office:value="0.548696" calcext:value-type="float">
            <text:p>0.548696</text:p>
          </table:table-cell>
        </table:table-row>
        <table:table-row table:style-name="ro1">
          <table:table-cell office:value-type="float" office:value="33.1325" calcext:value-type="float">
            <text:p>33.1325</text:p>
          </table:table-cell>
          <table:table-cell office:value-type="float" office:value="0.273163" calcext:value-type="float">
            <text:p>0.273163</text:p>
          </table:table-cell>
          <table:table-cell office:value-type="float" office:value="33.13138" calcext:value-type="float">
            <text:p>33.13138</text:p>
          </table:table-cell>
          <table:table-cell office:value-type="float" office:value="0.526669" calcext:value-type="float">
            <text:p>0.526669</text:p>
          </table:table-cell>
        </table:table-row>
        <table:table-row table:style-name="ro1">
          <table:table-cell office:value-type="float" office:value="33.1421" calcext:value-type="float">
            <text:p>33.1421</text:p>
          </table:table-cell>
          <table:table-cell office:value-type="float" office:value="0.246374" calcext:value-type="float">
            <text:p>0.246374</text:p>
          </table:table-cell>
          <table:table-cell office:value-type="float" office:value="33.141012" calcext:value-type="float">
            <text:p>33.141012</text:p>
          </table:table-cell>
          <table:table-cell office:value-type="float" office:value="0.504093" calcext:value-type="float">
            <text:p>0.504093</text:p>
          </table:table-cell>
        </table:table-row>
        <table:table-row table:style-name="ro1">
          <table:table-cell office:value-type="float" office:value="33.1517" calcext:value-type="float">
            <text:p>33.1517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33.150634" calcext:value-type="float">
            <text:p>33.150634</text:p>
          </table:table-cell>
          <table:table-cell office:value-type="float" office:value="0.480968" calcext:value-type="float">
            <text:p>0.480968</text:p>
          </table:table-cell>
        </table:table-row>
        <table:table-row table:style-name="ro1">
          <table:table-cell office:value-type="float" office:value="33.1613" calcext:value-type="float">
            <text:p>33.1613</text:p>
          </table:table-cell>
          <table:table-cell office:value-type="float" office:value="0.191218" calcext:value-type="float">
            <text:p>0.191218</text:p>
          </table:table-cell>
          <table:table-cell office:value-type="float" office:value="33.160247" calcext:value-type="float">
            <text:p>33.160247</text:p>
          </table:table-cell>
          <table:table-cell office:value-type="float" office:value="0.457299" calcext:value-type="float">
            <text:p>0.457299</text:p>
          </table:table-cell>
        </table:table-row>
        <table:table-row table:style-name="ro1">
          <table:table-cell office:value-type="float" office:value="33.1709" calcext:value-type="float">
            <text:p>33.1709</text:p>
          </table:table-cell>
          <table:table-cell office:value-type="float" office:value="0.162856" calcext:value-type="float">
            <text:p>0.162856</text:p>
          </table:table-cell>
          <table:table-cell office:value-type="float" office:value="33.169851" calcext:value-type="float">
            <text:p>33.169851</text:p>
          </table:table-cell>
          <table:table-cell office:value-type="float" office:value="0.433087" calcext:value-type="float">
            <text:p>0.433087</text:p>
          </table:table-cell>
        </table:table-row>
        <table:table-row table:style-name="ro1">
          <table:table-cell office:value-type="float" office:value="33.1805" calcext:value-type="float">
            <text:p>33.1805</text:p>
          </table:table-cell>
          <table:table-cell office:value-type="float" office:value="0.133976" calcext:value-type="float">
            <text:p>0.133976</text:p>
          </table:table-cell>
          <table:table-cell office:value-type="float" office:value="33.179445" calcext:value-type="float">
            <text:p>33.179445</text:p>
          </table:table-cell>
          <table:table-cell office:value-type="float" office:value="0.408335" calcext:value-type="float">
            <text:p>0.408335</text:p>
          </table:table-cell>
        </table:table-row>
        <table:table-row table:style-name="ro1">
          <table:table-cell office:value-type="float" office:value="33.1901" calcext:value-type="float">
            <text:p>33.1901</text:p>
          </table:table-cell>
          <table:table-cell office:value-type="float" office:value="0.104581" calcext:value-type="float">
            <text:p>0.104581</text:p>
          </table:table-cell>
          <table:table-cell office:value-type="float" office:value="33.18903" calcext:value-type="float">
            <text:p>33.18903</text:p>
          </table:table-cell>
          <table:table-cell office:value-type="float" office:value="0.383046" calcext:value-type="float">
            <text:p>0.383046</text:p>
          </table:table-cell>
        </table:table-row>
        <table:table-row table:style-name="ro1">
          <table:table-cell office:value-type="float" office:value="33.1997" calcext:value-type="float">
            <text:p>33.1997</text:p>
          </table:table-cell>
          <table:table-cell office:value-type="float" office:value="0.0746733" calcext:value-type="float">
            <text:p>0.0746733</text:p>
          </table:table-cell>
          <table:table-cell office:value-type="float" office:value="33.198606" calcext:value-type="float">
            <text:p>33.198606</text:p>
          </table:table-cell>
          <table:table-cell office:value-type="float" office:value="0.357222" calcext:value-type="float">
            <text:p>0.357222</text:p>
          </table:table-cell>
        </table:table-row>
        <table:table-row table:style-name="ro1">
          <table:table-cell office:value-type="float" office:value="33.2092" calcext:value-type="float">
            <text:p>33.2092</text:p>
          </table:table-cell>
          <table:table-cell office:value-type="float" office:value="0.0442564" calcext:value-type="float">
            <text:p>0.0442564</text:p>
          </table:table-cell>
          <table:table-cell office:value-type="float" office:value="33.208173" calcext:value-type="float">
            <text:p>33.208173</text:p>
          </table:table-cell>
          <table:table-cell office:value-type="float" office:value="0.330867" calcext:value-type="float">
            <text:p>0.330867</text:p>
          </table:table-cell>
        </table:table-row>
        <table:table-row table:style-name="ro1">
          <table:table-cell office:value-type="float" office:value="33.2188" calcext:value-type="float">
            <text:p>33.2188</text:p>
          </table:table-cell>
          <table:table-cell office:value-type="float" office:value="0.0133332" calcext:value-type="float">
            <text:p>0.0133332</text:p>
          </table:table-cell>
          <table:table-cell office:value-type="float" office:value="33.217731" calcext:value-type="float">
            <text:p>33.217731</text:p>
          </table:table-cell>
          <table:table-cell office:value-type="float" office:value="0.303982" calcext:value-type="float">
            <text:p>0.303982</text:p>
          </table:table-cell>
        </table:table-row>
        <table:table-row table:style-name="ro1">
          <table:table-cell office:value-type="float" office:value="33.2284" calcext:value-type="float">
            <text:p>33.2284</text:p>
          </table:table-cell>
          <table:table-cell office:value-type="float" office:value="0" calcext:value-type="float">
            <text:p>0</text:p>
          </table:table-cell>
          <table:table-cell office:value-type="float" office:value="33.227279" calcext:value-type="float">
            <text:p>33.227279</text:p>
          </table:table-cell>
          <table:table-cell office:value-type="float" office:value="0.276571" calcext:value-type="float">
            <text:p>0.276571</text:p>
          </table:table-cell>
        </table:table-row>
        <table:table-row table:style-name="ro1">
          <table:table-cell office:value-type="float" office:value="33.3047" calcext:value-type="float">
            <text:p>33.3047</text:p>
          </table:table-cell>
          <table:table-cell office:value-type="float" office:value="0" calcext:value-type="float">
            <text:p>0</text:p>
          </table:table-cell>
          <table:table-cell office:value-type="float" office:value="33.236819" calcext:value-type="float">
            <text:p>33.236819</text:p>
          </table:table-cell>
          <table:table-cell office:value-type="float" office:value="0.248637" calcext:value-type="float">
            <text:p>0.248637</text:p>
          </table:table-cell>
        </table:table-row>
        <table:table-row table:style-name="ro1">
          <table:table-cell office:value-type="float" office:value="33.3142" calcext:value-type="float">
            <text:p>33.3142</text:p>
          </table:table-cell>
          <table:table-cell office:value-type="float" office:value="0.0314263" calcext:value-type="float">
            <text:p>0.0314263</text:p>
          </table:table-cell>
          <table:table-cell office:value-type="float" office:value="33.246349" calcext:value-type="float">
            <text:p>33.246349</text:p>
          </table:table-cell>
          <table:table-cell office:value-type="float" office:value="0.220182" calcext:value-type="float">
            <text:p>0.220182</text:p>
          </table:table-cell>
        </table:table-row>
        <table:table-row table:style-name="ro1">
          <table:table-cell office:value-type="float" office:value="33.3237" calcext:value-type="float">
            <text:p>33.3237</text:p>
          </table:table-cell>
          <table:table-cell office:value-type="float" office:value="0.0621551" calcext:value-type="float">
            <text:p>0.0621551</text:p>
          </table:table-cell>
          <table:table-cell office:value-type="float" office:value="33.25587" calcext:value-type="float">
            <text:p>33.25587</text:p>
          </table:table-cell>
          <table:table-cell office:value-type="float" office:value="0.191209" calcext:value-type="float">
            <text:p>0.191209</text:p>
          </table:table-cell>
        </table:table-row>
        <table:table-row table:style-name="ro1">
          <table:table-cell office:value-type="float" office:value="33.3333" calcext:value-type="float">
            <text:p>33.3333</text:p>
          </table:table-cell>
          <table:table-cell office:value-type="float" office:value="0.0921906" calcext:value-type="float">
            <text:p>0.0921906</text:p>
          </table:table-cell>
          <table:table-cell office:value-type="float" office:value="33.265383" calcext:value-type="float">
            <text:p>33.265383</text:p>
          </table:table-cell>
          <table:table-cell office:value-type="float" office:value="0.161722" calcext:value-type="float">
            <text:p>0.161722</text:p>
          </table:table-cell>
        </table:table-row>
        <table:table-row table:style-name="ro1">
          <table:table-cell office:value-type="float" office:value="33.3428" calcext:value-type="float">
            <text:p>33.3428</text:p>
          </table:table-cell>
          <table:table-cell office:value-type="float" office:value="0.121537" calcext:value-type="float">
            <text:p>0.121537</text:p>
          </table:table-cell>
          <table:table-cell office:value-type="float" office:value="33.274886" calcext:value-type="float">
            <text:p>33.274886</text:p>
          </table:table-cell>
          <table:table-cell office:value-type="float" office:value="0.131723" calcext:value-type="float">
            <text:p>0.131723</text:p>
          </table:table-cell>
        </table:table-row>
        <table:table-row table:style-name="ro1">
          <table:table-cell office:value-type="float" office:value="33.3523" calcext:value-type="float">
            <text:p>33.3523</text:p>
          </table:table-cell>
          <table:table-cell office:value-type="float" office:value="0.150199" calcext:value-type="float">
            <text:p>0.150199</text:p>
          </table:table-cell>
          <table:table-cell office:value-type="float" office:value="33.28438" calcext:value-type="float">
            <text:p>33.28438</text:p>
          </table:table-cell>
          <table:table-cell office:value-type="float" office:value="0.101216" calcext:value-type="float">
            <text:p>0.101216</text:p>
          </table:table-cell>
        </table:table-row>
        <table:table-row table:style-name="ro1">
          <table:table-cell office:value-type="float" office:value="33.3618" calcext:value-type="float">
            <text:p>33.3618</text:p>
          </table:table-cell>
          <table:table-cell office:value-type="float" office:value="0.17818" calcext:value-type="float">
            <text:p>0.17818</text:p>
          </table:table-cell>
          <table:table-cell office:value-type="float" office:value="33.293865" calcext:value-type="float">
            <text:p>33.293865</text:p>
          </table:table-cell>
          <table:table-cell office:value-type="float" office:value="0.070203" calcext:value-type="float">
            <text:p>0.070203</text:p>
          </table:table-cell>
        </table:table-row>
        <table:table-row table:style-name="ro1">
          <table:table-cell office:value-type="float" office:value="33.3713" calcext:value-type="float">
            <text:p>33.3713</text:p>
          </table:table-cell>
          <table:table-cell office:value-type="float" office:value="0.205484" calcext:value-type="float">
            <text:p>0.205484</text:p>
          </table:table-cell>
          <table:table-cell office:value-type="float" office:value="33.303341" calcext:value-type="float">
            <text:p>33.303341</text:p>
          </table:table-cell>
          <table:table-cell office:value-type="float" office:value="0.038688" calcext:value-type="float">
            <text:p>0.038688</text:p>
          </table:table-cell>
        </table:table-row>
        <table:table-row table:style-name="ro1">
          <table:table-cell office:value-type="float" office:value="33.3807" calcext:value-type="float">
            <text:p>33.3807</text:p>
          </table:table-cell>
          <table:table-cell office:value-type="float" office:value="0.232114" calcext:value-type="float">
            <text:p>0.232114</text:p>
          </table:table-cell>
          <table:table-cell office:value-type="float" office:value="33.312808" calcext:value-type="float">
            <text:p>33.312808</text:p>
          </table:table-cell>
          <table:table-cell office:value-type="float" office:value="0.006674" calcext:value-type="float">
            <text:p>0.006674</text:p>
          </table:table-cell>
        </table:table-row>
        <table:table-row table:style-name="ro1">
          <table:table-cell office:value-type="float" office:value="33.3902" calcext:value-type="float">
            <text:p>33.3902</text:p>
          </table:table-cell>
          <table:table-cell office:value-type="float" office:value="0.258075" calcext:value-type="float">
            <text:p>0.258075</text:p>
          </table:table-cell>
          <table:table-cell office:value-type="float" office:value="33.322266" calcext:value-type="float">
            <text:p>33.32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997" calcext:value-type="float">
            <text:p>33.3997</text:p>
          </table:table-cell>
          <table:table-cell office:value-type="float" office:value="0.28337" calcext:value-type="float">
            <text:p>0.28337</text:p>
          </table:table-cell>
          <table:table-cell office:value-type="float" office:value="33.39786" calcext:value-type="float">
            <text:p>33.39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091" calcext:value-type="float">
            <text:p>33.4091</text:p>
          </table:table-cell>
          <table:table-cell office:value-type="float" office:value="0.308002" calcext:value-type="float">
            <text:p>0.308002</text:p>
          </table:table-cell>
          <table:table-cell office:value-type="float" office:value="33.407309" calcext:value-type="float">
            <text:p>33.407309</text:p>
          </table:table-cell>
          <table:table-cell office:value-type="float" office:value="0.033003" calcext:value-type="float">
            <text:p>0.033003</text:p>
          </table:table-cell>
        </table:table-row>
        <table:table-row table:style-name="ro1">
          <table:table-cell office:value-type="float" office:value="33.4185" calcext:value-type="float">
            <text:p>33.4185</text:p>
          </table:table-cell>
          <table:table-cell office:value-type="float" office:value="0.331974" calcext:value-type="float">
            <text:p>0.331974</text:p>
          </table:table-cell>
          <table:table-cell office:value-type="float" office:value="33.41675" calcext:value-type="float">
            <text:p>33.41675</text:p>
          </table:table-cell>
          <table:table-cell office:value-type="float" office:value="0.065299" calcext:value-type="float">
            <text:p>0.065299</text:p>
          </table:table-cell>
        </table:table-row>
        <table:table-row table:style-name="ro1">
          <table:table-cell office:value-type="float" office:value="33.428" calcext:value-type="float">
            <text:p>33.428</text:p>
          </table:table-cell>
          <table:table-cell office:value-type="float" office:value="0.35529" calcext:value-type="float">
            <text:p>0.35529</text:p>
          </table:table-cell>
          <table:table-cell office:value-type="float" office:value="33.426181" calcext:value-type="float">
            <text:p>33.426181</text:p>
          </table:table-cell>
          <table:table-cell office:value-type="float" office:value="0.096892" calcext:value-type="float">
            <text:p>0.096892</text:p>
          </table:table-cell>
        </table:table-row>
        <table:table-row table:style-name="ro1">
          <table:table-cell office:value-type="float" office:value="33.4374" calcext:value-type="float">
            <text:p>33.4374</text:p>
          </table:table-cell>
          <table:table-cell office:value-type="float" office:value="0.377953" calcext:value-type="float">
            <text:p>0.377953</text:p>
          </table:table-cell>
          <table:table-cell office:value-type="float" office:value="33.435604" calcext:value-type="float">
            <text:p>33.435604</text:p>
          </table:table-cell>
          <table:table-cell office:value-type="float" office:value="0.127787" calcext:value-type="float">
            <text:p>0.127787</text:p>
          </table:table-cell>
        </table:table-row>
        <table:table-row table:style-name="ro1">
          <table:table-cell office:value-type="float" office:value="33.4468" calcext:value-type="float">
            <text:p>33.4468</text:p>
          </table:table-cell>
          <table:table-cell office:value-type="float" office:value="0.399967" calcext:value-type="float">
            <text:p>0.399967</text:p>
          </table:table-cell>
          <table:table-cell office:value-type="float" office:value="33.445017" calcext:value-type="float">
            <text:p>33.445017</text:p>
          </table:table-cell>
          <table:table-cell office:value-type="float" office:value="0.157987" calcext:value-type="float">
            <text:p>0.157987</text:p>
          </table:table-cell>
        </table:table-row>
        <table:table-row table:style-name="ro1">
          <table:table-cell office:value-type="float" office:value="33.4562" calcext:value-type="float">
            <text:p>33.4562</text:p>
          </table:table-cell>
          <table:table-cell office:value-type="float" office:value="0.421332" calcext:value-type="float">
            <text:p>0.421332</text:p>
          </table:table-cell>
          <table:table-cell office:value-type="float" office:value="33.454422" calcext:value-type="float">
            <text:p>33.454422</text:p>
          </table:table-cell>
          <table:table-cell office:value-type="float" office:value="0.187498" calcext:value-type="float">
            <text:p>0.187498</text:p>
          </table:table-cell>
        </table:table-row>
        <table:table-row table:style-name="ro1">
          <table:table-cell office:value-type="float" office:value="33.4656" calcext:value-type="float">
            <text:p>33.4656</text:p>
          </table:table-cell>
          <table:table-cell office:value-type="float" office:value="0.442054" calcext:value-type="float">
            <text:p>0.442054</text:p>
          </table:table-cell>
          <table:table-cell office:value-type="float" office:value="33.463818" calcext:value-type="float">
            <text:p>33.463818</text:p>
          </table:table-cell>
          <table:table-cell office:value-type="float" office:value="0.216323" calcext:value-type="float">
            <text:p>0.216323</text:p>
          </table:table-cell>
        </table:table-row>
        <table:table-row table:style-name="ro1">
          <table:table-cell office:value-type="float" office:value="33.475" calcext:value-type="float">
            <text:p>33.475</text:p>
          </table:table-cell>
          <table:table-cell office:value-type="float" office:value="0.462133" calcext:value-type="float">
            <text:p>0.462133</text:p>
          </table:table-cell>
          <table:table-cell office:value-type="float" office:value="33.473205" calcext:value-type="float">
            <text:p>33.473205</text:p>
          </table:table-cell>
          <table:table-cell office:value-type="float" office:value="0.244467" calcext:value-type="float">
            <text:p>0.244467</text:p>
          </table:table-cell>
        </table:table-row>
        <table:table-row table:style-name="ro1">
          <table:table-cell office:value-type="float" office:value="33.4844" calcext:value-type="float">
            <text:p>33.4844</text:p>
          </table:table-cell>
          <table:table-cell office:value-type="float" office:value="0.481574" calcext:value-type="float">
            <text:p>0.481574</text:p>
          </table:table-cell>
          <table:table-cell office:value-type="float" office:value="33.482583" calcext:value-type="float">
            <text:p>33.482583</text:p>
          </table:table-cell>
          <table:table-cell office:value-type="float" office:value="0.271932" calcext:value-type="float">
            <text:p>0.271932</text:p>
          </table:table-cell>
        </table:table-row>
        <table:table-row table:style-name="ro1">
          <table:table-cell office:value-type="float" office:value="33.4937" calcext:value-type="float">
            <text:p>33.4937</text:p>
          </table:table-cell>
          <table:table-cell office:value-type="float" office:value="0.500378" calcext:value-type="float">
            <text:p>0.500378</text:p>
          </table:table-cell>
          <table:table-cell office:value-type="float" office:value="33.491953" calcext:value-type="float">
            <text:p>33.491953</text:p>
          </table:table-cell>
          <table:table-cell office:value-type="float" office:value="0.298724" calcext:value-type="float">
            <text:p>0.298724</text:p>
          </table:table-cell>
        </table:table-row>
        <table:table-row table:style-name="ro1">
          <table:table-cell office:value-type="float" office:value="33.5031" calcext:value-type="float">
            <text:p>33.5031</text:p>
          </table:table-cell>
          <table:table-cell office:value-type="float" office:value="0.518548" calcext:value-type="float">
            <text:p>0.518548</text:p>
          </table:table-cell>
          <table:table-cell office:value-type="float" office:value="33.501313" calcext:value-type="float">
            <text:p>33.501313</text:p>
          </table:table-cell>
          <table:table-cell office:value-type="float" office:value="0.324846" calcext:value-type="float">
            <text:p>0.324846</text:p>
          </table:table-cell>
        </table:table-row>
        <table:table-row table:style-name="ro1">
          <table:table-cell office:value-type="float" office:value="33.5125" calcext:value-type="float">
            <text:p>33.5125</text:p>
          </table:table-cell>
          <table:table-cell office:value-type="float" office:value="0.536086" calcext:value-type="float">
            <text:p>0.536086</text:p>
          </table:table-cell>
          <table:table-cell office:value-type="float" office:value="33.510665" calcext:value-type="float">
            <text:p>33.510665</text:p>
          </table:table-cell>
          <table:table-cell office:value-type="float" office:value="0.3503" calcext:value-type="float">
            <text:p>0.3503</text:p>
          </table:table-cell>
        </table:table-row>
        <table:table-row table:style-name="ro1">
          <table:table-cell office:value-type="float" office:value="33.5218" calcext:value-type="float">
            <text:p>33.5218</text:p>
          </table:table-cell>
          <table:table-cell office:value-type="float" office:value="0.552995" calcext:value-type="float">
            <text:p>0.552995</text:p>
          </table:table-cell>
          <table:table-cell office:value-type="float" office:value="33.520008" calcext:value-type="float">
            <text:p>33.520008</text:p>
          </table:table-cell>
          <table:table-cell office:value-type="float" office:value="0.375092" calcext:value-type="float">
            <text:p>0.375092</text:p>
          </table:table-cell>
        </table:table-row>
        <table:table-row table:style-name="ro1">
          <table:table-cell office:value-type="float" office:value="33.5311" calcext:value-type="float">
            <text:p>33.5311</text:p>
          </table:table-cell>
          <table:table-cell office:value-type="float" office:value="0.569277" calcext:value-type="float">
            <text:p>0.569277</text:p>
          </table:table-cell>
          <table:table-cell office:value-type="float" office:value="33.529343" calcext:value-type="float">
            <text:p>33.529343</text:p>
          </table:table-cell>
          <table:table-cell office:value-type="float" office:value="0.399223" calcext:value-type="float">
            <text:p>0.399223</text:p>
          </table:table-cell>
        </table:table-row>
        <table:table-row table:style-name="ro1">
          <table:table-cell office:value-type="float" office:value="33.5405" calcext:value-type="float">
            <text:p>33.5405</text:p>
          </table:table-cell>
          <table:table-cell office:value-type="float" office:value="0.584933" calcext:value-type="float">
            <text:p>0.584933</text:p>
          </table:table-cell>
          <table:table-cell office:value-type="float" office:value="33.538669" calcext:value-type="float">
            <text:p>33.538669</text:p>
          </table:table-cell>
          <table:table-cell office:value-type="float" office:value="0.422698" calcext:value-type="float">
            <text:p>0.422698</text:p>
          </table:table-cell>
        </table:table-row>
        <table:table-row table:style-name="ro1">
          <table:table-cell office:value-type="float" office:value="33.5498" calcext:value-type="float">
            <text:p>33.5498</text:p>
          </table:table-cell>
          <table:table-cell office:value-type="float" office:value="0.599965" calcext:value-type="float">
            <text:p>0.599965</text:p>
          </table:table-cell>
          <table:table-cell office:value-type="float" office:value="33.547986" calcext:value-type="float">
            <text:p>33.547986</text:p>
          </table:table-cell>
          <table:table-cell office:value-type="float" office:value="0.445518" calcext:value-type="float">
            <text:p>0.445518</text:p>
          </table:table-cell>
        </table:table-row>
        <table:table-row table:style-name="ro1">
          <table:table-cell office:value-type="float" office:value="33.5591" calcext:value-type="float">
            <text:p>33.5591</text:p>
          </table:table-cell>
          <table:table-cell office:value-type="float" office:value="0.614377" calcext:value-type="float">
            <text:p>0.614377</text:p>
          </table:table-cell>
          <table:table-cell office:value-type="float" office:value="33.557294" calcext:value-type="float">
            <text:p>33.557294</text:p>
          </table:table-cell>
          <table:table-cell office:value-type="float" office:value="0.467689" calcext:value-type="float">
            <text:p>0.467689</text:p>
          </table:table-cell>
        </table:table-row>
        <table:table-row table:style-name="ro1">
          <table:table-cell office:value-type="float" office:value="33.5684" calcext:value-type="float">
            <text:p>33.5684</text:p>
          </table:table-cell>
          <table:table-cell office:value-type="float" office:value="0.628169" calcext:value-type="float">
            <text:p>0.628169</text:p>
          </table:table-cell>
          <table:table-cell office:value-type="float" office:value="33.566594" calcext:value-type="float">
            <text:p>33.566594</text:p>
          </table:table-cell>
          <table:table-cell office:value-type="float" office:value="0.489211" calcext:value-type="float">
            <text:p>0.489211</text:p>
          </table:table-cell>
        </table:table-row>
        <table:table-row table:style-name="ro1">
          <table:table-cell office:value-type="float" office:value="33.5777" calcext:value-type="float">
            <text:p>33.5777</text:p>
          </table:table-cell>
          <table:table-cell office:value-type="float" office:value="0.641343" calcext:value-type="float">
            <text:p>0.641343</text:p>
          </table:table-cell>
          <table:table-cell office:value-type="float" office:value="33.575885" calcext:value-type="float">
            <text:p>33.575885</text:p>
          </table:table-cell>
          <table:table-cell office:value-type="float" office:value="0.510089" calcext:value-type="float">
            <text:p>0.510089</text:p>
          </table:table-cell>
        </table:table-row>
        <table:table-row table:style-name="ro1">
          <table:table-cell office:value-type="float" office:value="33.587" calcext:value-type="float">
            <text:p>33.587</text:p>
          </table:table-cell>
          <table:table-cell office:value-type="float" office:value="0.653901" calcext:value-type="float">
            <text:p>0.653901</text:p>
          </table:table-cell>
          <table:table-cell office:value-type="float" office:value="33.585167" calcext:value-type="float">
            <text:p>33.585167</text:p>
          </table:table-cell>
          <table:table-cell office:value-type="float" office:value="0.530324" calcext:value-type="float">
            <text:p>0.530324</text:p>
          </table:table-cell>
        </table:table-row>
        <table:table-row table:style-name="ro1">
          <table:table-cell office:value-type="float" office:value="33.5962" calcext:value-type="float">
            <text:p>33.5962</text:p>
          </table:table-cell>
          <table:table-cell office:value-type="float" office:value="0.665845" calcext:value-type="float">
            <text:p>0.665845</text:p>
          </table:table-cell>
          <table:table-cell office:value-type="float" office:value="33.594441" calcext:value-type="float">
            <text:p>33.594441</text:p>
          </table:table-cell>
          <table:table-cell office:value-type="float" office:value="0.54992" calcext:value-type="float">
            <text:p>0.54992</text:p>
          </table:table-cell>
        </table:table-row>
        <table:table-row table:style-name="ro1">
          <table:table-cell office:value-type="float" office:value="33.6055" calcext:value-type="float">
            <text:p>33.6055</text:p>
          </table:table-cell>
          <table:table-cell office:value-type="float" office:value="0.677175" calcext:value-type="float">
            <text:p>0.677175</text:p>
          </table:table-cell>
          <table:table-cell office:value-type="float" office:value="33.603706" calcext:value-type="float">
            <text:p>33.603706</text:p>
          </table:table-cell>
          <table:table-cell office:value-type="float" office:value="0.56888" calcext:value-type="float">
            <text:p>0.56888</text:p>
          </table:table-cell>
        </table:table-row>
        <table:table-row table:style-name="ro1">
          <table:table-cell office:value-type="float" office:value="33.6148" calcext:value-type="float">
            <text:p>33.6148</text:p>
          </table:table-cell>
          <table:table-cell office:value-type="float" office:value="0.687894" calcext:value-type="float">
            <text:p>0.687894</text:p>
          </table:table-cell>
          <table:table-cell office:value-type="float" office:value="33.612963" calcext:value-type="float">
            <text:p>33.612963</text:p>
          </table:table-cell>
          <table:table-cell office:value-type="float" office:value="0.587204" calcext:value-type="float">
            <text:p>0.587204</text:p>
          </table:table-cell>
        </table:table-row>
        <table:table-row table:style-name="ro1">
          <table:table-cell office:value-type="float" office:value="33.624" calcext:value-type="float">
            <text:p>33.624</text:p>
          </table:table-cell>
          <table:table-cell office:value-type="float" office:value="0.698003" calcext:value-type="float">
            <text:p>0.698003</text:p>
          </table:table-cell>
          <table:table-cell office:value-type="float" office:value="33.622211" calcext:value-type="float">
            <text:p>33.622211</text:p>
          </table:table-cell>
          <table:table-cell office:value-type="float" office:value="0.604897" calcext:value-type="float">
            <text:p>0.604897</text:p>
          </table:table-cell>
        </table:table-row>
        <table:table-row table:style-name="ro1">
          <table:table-cell office:value-type="float" office:value="33.6332" calcext:value-type="float">
            <text:p>33.6332</text:p>
          </table:table-cell>
          <table:table-cell office:value-type="float" office:value="0.707503" calcext:value-type="float">
            <text:p>0.707503</text:p>
          </table:table-cell>
          <table:table-cell office:value-type="float" office:value="33.63145" calcext:value-type="float">
            <text:p>33.63145</text:p>
          </table:table-cell>
          <table:table-cell office:value-type="float" office:value="0.621959" calcext:value-type="float">
            <text:p>0.621959</text:p>
          </table:table-cell>
        </table:table-row>
        <table:table-row table:style-name="ro1">
          <table:table-cell office:value-type="float" office:value="33.6425" calcext:value-type="float">
            <text:p>33.6425</text:p>
          </table:table-cell>
          <table:table-cell office:value-type="float" office:value="0.716394" calcext:value-type="float">
            <text:p>0.716394</text:p>
          </table:table-cell>
          <table:table-cell office:value-type="float" office:value="33.640681" calcext:value-type="float">
            <text:p>33.640681</text:p>
          </table:table-cell>
          <table:table-cell office:value-type="float" office:value="0.638394" calcext:value-type="float">
            <text:p>0.638394</text:p>
          </table:table-cell>
        </table:table-row>
        <table:table-row table:style-name="ro1">
          <table:table-cell office:value-type="float" office:value="33.6517" calcext:value-type="float">
            <text:p>33.6517</text:p>
          </table:table-cell>
          <table:table-cell office:value-type="float" office:value="0.72468" calcext:value-type="float">
            <text:p>0.72468</text:p>
          </table:table-cell>
          <table:table-cell office:value-type="float" office:value="33.649904" calcext:value-type="float">
            <text:p>33.649904</text:p>
          </table:table-cell>
          <table:table-cell office:value-type="float" office:value="0.654204" calcext:value-type="float">
            <text:p>0.654204</text:p>
          </table:table-cell>
        </table:table-row>
        <table:table-row table:style-name="ro1">
          <table:table-cell office:value-type="float" office:value="33.6609" calcext:value-type="float">
            <text:p>33.6609</text:p>
          </table:table-cell>
          <table:table-cell office:value-type="float" office:value="0.732359" calcext:value-type="float">
            <text:p>0.732359</text:p>
          </table:table-cell>
          <table:table-cell office:value-type="float" office:value="33.659118" calcext:value-type="float">
            <text:p>33.659118</text:p>
          </table:table-cell>
          <table:table-cell office:value-type="float" office:value="0.669389" calcext:value-type="float">
            <text:p>0.669389</text:p>
          </table:table-cell>
        </table:table-row>
        <table:table-row table:style-name="ro1">
          <table:table-cell office:value-type="float" office:value="33.6701" calcext:value-type="float">
            <text:p>33.6701</text:p>
          </table:table-cell>
          <table:table-cell office:value-type="float" office:value="0.739434" calcext:value-type="float">
            <text:p>0.739434</text:p>
          </table:table-cell>
          <table:table-cell office:value-type="float" office:value="33.668323" calcext:value-type="float">
            <text:p>33.668323</text:p>
          </table:table-cell>
          <table:table-cell office:value-type="float" office:value="0.683954" calcext:value-type="float">
            <text:p>0.683954</text:p>
          </table:table-cell>
        </table:table-row>
        <table:table-row table:style-name="ro1">
          <table:table-cell office:value-type="float" office:value="33.6793" calcext:value-type="float">
            <text:p>33.6793</text:p>
          </table:table-cell>
          <table:table-cell office:value-type="float" office:value="0.745906" calcext:value-type="float">
            <text:p>0.745906</text:p>
          </table:table-cell>
          <table:table-cell office:value-type="float" office:value="33.67752" calcext:value-type="float">
            <text:p>33.67752</text:p>
          </table:table-cell>
          <table:table-cell office:value-type="float" office:value="0.697898" calcext:value-type="float">
            <text:p>0.697898</text:p>
          </table:table-cell>
        </table:table-row>
        <table:table-row table:style-name="ro1">
          <table:table-cell office:value-type="float" office:value="33.6885" calcext:value-type="float">
            <text:p>33.6885</text:p>
          </table:table-cell>
          <table:table-cell office:value-type="float" office:value="0.751774" calcext:value-type="float">
            <text:p>0.751774</text:p>
          </table:table-cell>
          <table:table-cell office:value-type="float" office:value="33.686709" calcext:value-type="float">
            <text:p>33.686709</text:p>
          </table:table-cell>
          <table:table-cell office:value-type="float" office:value="0.711225" calcext:value-type="float">
            <text:p>0.711225</text:p>
          </table:table-cell>
        </table:table-row>
        <table:table-row table:style-name="ro1">
          <table:table-cell office:value-type="float" office:value="33.6977" calcext:value-type="float">
            <text:p>33.6977</text:p>
          </table:table-cell>
          <table:table-cell office:value-type="float" office:value="0.75704" calcext:value-type="float">
            <text:p>0.75704</text:p>
          </table:table-cell>
          <table:table-cell office:value-type="float" office:value="33.695889" calcext:value-type="float">
            <text:p>33.695889</text:p>
          </table:table-cell>
          <table:table-cell office:value-type="float" office:value="0.723935" calcext:value-type="float">
            <text:p>0.723935</text:p>
          </table:table-cell>
        </table:table-row>
        <table:table-row table:style-name="ro1">
          <table:table-cell office:value-type="float" office:value="33.7069" calcext:value-type="float">
            <text:p>33.7069</text:p>
          </table:table-cell>
          <table:table-cell office:value-type="float" office:value="0.761705" calcext:value-type="float">
            <text:p>0.761705</text:p>
          </table:table-cell>
          <table:table-cell office:value-type="float" office:value="33.70506" calcext:value-type="float">
            <text:p>33.70506</text:p>
          </table:table-cell>
          <table:table-cell office:value-type="float" office:value="0.73603" calcext:value-type="float">
            <text:p>0.73603</text:p>
          </table:table-cell>
        </table:table-row>
        <table:table-row table:style-name="ro1">
          <table:table-cell office:value-type="float" office:value="33.716" calcext:value-type="float">
            <text:p>33.716</text:p>
          </table:table-cell>
          <table:table-cell office:value-type="float" office:value="0.765768" calcext:value-type="float">
            <text:p>0.765768</text:p>
          </table:table-cell>
          <table:table-cell office:value-type="float" office:value="33.714224" calcext:value-type="float">
            <text:p>33.714224</text:p>
          </table:table-cell>
          <table:table-cell office:value-type="float" office:value="0.747512" calcext:value-type="float">
            <text:p>0.747512</text:p>
          </table:table-cell>
        </table:table-row>
        <table:table-row table:style-name="ro1">
          <table:table-cell office:value-type="float" office:value="33.7252" calcext:value-type="float">
            <text:p>33.7252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33.723378" calcext:value-type="float">
            <text:p>33.723378</text:p>
          </table:table-cell>
          <table:table-cell office:value-type="float" office:value="0.758383" calcext:value-type="float">
            <text:p>0.758383</text:p>
          </table:table-cell>
        </table:table-row>
        <table:table-row table:style-name="ro1">
          <table:table-cell office:value-type="float" office:value="33.7343" calcext:value-type="float">
            <text:p>33.7343</text:p>
          </table:table-cell>
          <table:table-cell office:value-type="float" office:value="0.772095" calcext:value-type="float">
            <text:p>0.772095</text:p>
          </table:table-cell>
          <table:table-cell office:value-type="float" office:value="33.732525" calcext:value-type="float">
            <text:p>33.732525</text:p>
          </table:table-cell>
          <table:table-cell office:value-type="float" office:value="0.768643" calcext:value-type="float">
            <text:p>0.768643</text:p>
          </table:table-cell>
        </table:table-row>
        <table:table-row table:style-name="ro1">
          <table:table-cell office:value-type="float" office:value="33.7435" calcext:value-type="float">
            <text:p>33.7435</text:p>
          </table:table-cell>
          <table:table-cell office:value-type="float" office:value="0.774358" calcext:value-type="float">
            <text:p>0.774358</text:p>
          </table:table-cell>
          <table:table-cell office:value-type="float" office:value="33.741663" calcext:value-type="float">
            <text:p>33.741663</text:p>
          </table:table-cell>
          <table:table-cell office:value-type="float" office:value="0.778294" calcext:value-type="float">
            <text:p>0.778294</text:p>
          </table:table-cell>
        </table:table-row>
        <table:table-row table:style-name="ro1">
          <table:table-cell office:value-type="float" office:value="33.7526" calcext:value-type="float">
            <text:p>33.7526</text:p>
          </table:table-cell>
          <table:table-cell office:value-type="float" office:value="0.776023" calcext:value-type="float">
            <text:p>0.776023</text:p>
          </table:table-cell>
          <table:table-cell office:value-type="float" office:value="33.750793" calcext:value-type="float">
            <text:p>33.750793</text:p>
          </table:table-cell>
          <table:table-cell office:value-type="float" office:value="0.787338" calcext:value-type="float">
            <text:p>0.787338</text:p>
          </table:table-cell>
        </table:table-row>
        <table:table-row table:style-name="ro1">
          <table:table-cell office:value-type="float" office:value="33.7617" calcext:value-type="float">
            <text:p>33.7617</text:p>
          </table:table-cell>
          <table:table-cell office:value-type="float" office:value="0.777088" calcext:value-type="float">
            <text:p>0.777088</text:p>
          </table:table-cell>
          <table:table-cell office:value-type="float" office:value="33.759914" calcext:value-type="float">
            <text:p>33.759914</text:p>
          </table:table-cell>
          <table:table-cell office:value-type="float" office:value="0.795774" calcext:value-type="float">
            <text:p>0.795774</text:p>
          </table:table-cell>
        </table:table-row>
        <table:table-row table:style-name="ro1">
          <table:table-cell office:value-type="float" office:value="33.7708" calcext:value-type="float">
            <text:p>33.7708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33.769027" calcext:value-type="float">
            <text:p>33.769027</text:p>
          </table:table-cell>
          <table:table-cell office:value-type="float" office:value="0.803605" calcext:value-type="float">
            <text:p>0.803605</text:p>
          </table:table-cell>
        </table:table-row>
        <table:table-row table:style-name="ro1">
          <table:table-cell office:value-type="float" office:value="33.7799" calcext:value-type="float">
            <text:p>33.7799</text:p>
          </table:table-cell>
          <table:table-cell office:value-type="float" office:value="0.777423" calcext:value-type="float">
            <text:p>0.777423</text:p>
          </table:table-cell>
          <table:table-cell office:value-type="float" office:value="33.778132" calcext:value-type="float">
            <text:p>33.778132</text:p>
          </table:table-cell>
          <table:table-cell office:value-type="float" office:value="0.810831" calcext:value-type="float">
            <text:p>0.810831</text:p>
          </table:table-cell>
        </table:table-row>
        <table:table-row table:style-name="ro1">
          <table:table-cell office:value-type="float" office:value="33.789" calcext:value-type="float">
            <text:p>33.789</text:p>
          </table:table-cell>
          <table:table-cell office:value-type="float" office:value="0.776692" calcext:value-type="float">
            <text:p>0.776692</text:p>
          </table:table-cell>
          <table:table-cell office:value-type="float" office:value="33.787228" calcext:value-type="float">
            <text:p>33.787228</text:p>
          </table:table-cell>
          <table:table-cell office:value-type="float" office:value="0.817453" calcext:value-type="float">
            <text:p>0.817453</text:p>
          </table:table-cell>
        </table:table-row>
        <table:table-row table:style-name="ro1">
          <table:table-cell office:value-type="float" office:value="33.7981" calcext:value-type="float">
            <text:p>33.7981</text:p>
          </table:table-cell>
          <table:table-cell office:value-type="float" office:value="0.775362" calcext:value-type="float">
            <text:p>0.775362</text:p>
          </table:table-cell>
          <table:table-cell office:value-type="float" office:value="33.796317" calcext:value-type="float">
            <text:p>33.796317</text:p>
          </table:table-cell>
          <table:table-cell office:value-type="float" office:value="0.823473" calcext:value-type="float">
            <text:p>0.823473</text:p>
          </table:table-cell>
        </table:table-row>
        <table:table-row table:style-name="ro1">
          <table:table-cell office:value-type="float" office:value="33.8072" calcext:value-type="float">
            <text:p>33.8072</text:p>
          </table:table-cell>
          <table:table-cell office:value-type="float" office:value="0.773434" calcext:value-type="float">
            <text:p>0.773434</text:p>
          </table:table-cell>
          <table:table-cell office:value-type="float" office:value="33.805397" calcext:value-type="float">
            <text:p>33.805397</text:p>
          </table:table-cell>
          <table:table-cell office:value-type="float" office:value="0.82889" calcext:value-type="float">
            <text:p>0.82889</text:p>
          </table:table-cell>
        </table:table-row>
        <table:table-row table:style-name="ro1">
          <table:table-cell office:value-type="float" office:value="33.8163" calcext:value-type="float">
            <text:p>33.8163</text:p>
          </table:table-cell>
          <table:table-cell office:value-type="float" office:value="0.770907" calcext:value-type="float">
            <text:p>0.770907</text:p>
          </table:table-cell>
          <table:table-cell office:value-type="float" office:value="33.814468" calcext:value-type="float">
            <text:p>33.814468</text:p>
          </table:table-cell>
          <table:table-cell office:value-type="float" office:value="0.833706" calcext:value-type="float">
            <text:p>0.833706</text:p>
          </table:table-cell>
        </table:table-row>
        <table:table-row table:style-name="ro1">
          <table:table-cell office:value-type="float" office:value="33.8253" calcext:value-type="float">
            <text:p>33.8253</text:p>
          </table:table-cell>
          <table:table-cell office:value-type="float" office:value="0.767782" calcext:value-type="float">
            <text:p>0.767782</text:p>
          </table:table-cell>
          <table:table-cell office:value-type="float" office:value="33.823532" calcext:value-type="float">
            <text:p>33.823532</text:p>
          </table:table-cell>
          <table:table-cell office:value-type="float" office:value="0.837921" calcext:value-type="float">
            <text:p>0.837921</text:p>
          </table:table-cell>
        </table:table-row>
        <table:table-row table:style-name="ro1">
          <table:table-cell office:value-type="float" office:value="33.8344" calcext:value-type="float">
            <text:p>33.8344</text:p>
          </table:table-cell>
          <table:table-cell office:value-type="float" office:value="0.76406" calcext:value-type="float">
            <text:p>0.76406</text:p>
          </table:table-cell>
          <table:table-cell office:value-type="float" office:value="33.832587" calcext:value-type="float">
            <text:p>33.832587</text:p>
          </table:table-cell>
          <table:table-cell office:value-type="float" office:value="0.841535" calcext:value-type="float">
            <text:p>0.841535</text:p>
          </table:table-cell>
        </table:table-row>
        <table:table-row table:style-name="ro1">
          <table:table-cell office:value-type="float" office:value="33.8434" calcext:value-type="float">
            <text:p>33.8434</text:p>
          </table:table-cell>
          <table:table-cell office:value-type="float" office:value="0.75974" calcext:value-type="float">
            <text:p>0.75974</text:p>
          </table:table-cell>
          <table:table-cell office:value-type="float" office:value="33.841634" calcext:value-type="float">
            <text:p>33.841634</text:p>
          </table:table-cell>
          <table:table-cell office:value-type="float" office:value="0.84455" calcext:value-type="float">
            <text:p>0.84455</text:p>
          </table:table-cell>
        </table:table-row>
        <table:table-row table:style-name="ro1">
          <table:table-cell office:value-type="float" office:value="33.8525" calcext:value-type="float">
            <text:p>33.8525</text:p>
          </table:table-cell>
          <table:table-cell office:value-type="float" office:value="0.754823" calcext:value-type="float">
            <text:p>0.754823</text:p>
          </table:table-cell>
          <table:table-cell office:value-type="float" office:value="33.850673" calcext:value-type="float">
            <text:p>33.850673</text:p>
          </table:table-cell>
          <table:table-cell office:value-type="float" office:value="0.846965" calcext:value-type="float">
            <text:p>0.846965</text:p>
          </table:table-cell>
        </table:table-row>
        <table:table-row table:style-name="ro1">
          <table:table-cell office:value-type="float" office:value="33.8615" calcext:value-type="float">
            <text:p>33.8615</text:p>
          </table:table-cell>
          <table:table-cell office:value-type="float" office:value="0.74931" calcext:value-type="float">
            <text:p>0.74931</text:p>
          </table:table-cell>
          <table:table-cell office:value-type="float" office:value="33.859704" calcext:value-type="float">
            <text:p>33.859704</text:p>
          </table:table-cell>
          <table:table-cell office:value-type="float" office:value="0.848782" calcext:value-type="float">
            <text:p>0.848782</text:p>
          </table:table-cell>
        </table:table-row>
        <table:table-row table:style-name="ro1">
          <table:table-cell office:value-type="float" office:value="33.8705" calcext:value-type="float">
            <text:p>33.8705</text:p>
          </table:table-cell>
          <table:table-cell office:value-type="float" office:value="0.743201" calcext:value-type="float">
            <text:p>0.743201</text:p>
          </table:table-cell>
          <table:table-cell office:value-type="float" office:value="33.868726" calcext:value-type="float">
            <text:p>33.868726</text:p>
          </table:table-cell>
          <table:table-cell office:value-type="float" office:value="0.849999" calcext:value-type="float">
            <text:p>0.849999</text:p>
          </table:table-cell>
        </table:table-row>
        <table:table-row table:style-name="ro1">
          <table:table-cell office:value-type="float" office:value="33.8795" calcext:value-type="float">
            <text:p>33.8795</text:p>
          </table:table-cell>
          <table:table-cell office:value-type="float" office:value="0.736497" calcext:value-type="float">
            <text:p>0.736497</text:p>
          </table:table-cell>
          <table:table-cell office:value-type="float" office:value="33.877741" calcext:value-type="float">
            <text:p>33.877741</text:p>
          </table:table-cell>
          <table:table-cell office:value-type="float" office:value="0.850617" calcext:value-type="float">
            <text:p>0.850617</text:p>
          </table:table-cell>
        </table:table-row>
        <table:table-row table:style-name="ro1">
          <table:table-cell office:value-type="float" office:value="33.8885" calcext:value-type="float">
            <text:p>33.8885</text:p>
          </table:table-cell>
          <table:table-cell office:value-type="float" office:value="0.729199" calcext:value-type="float">
            <text:p>0.729199</text:p>
          </table:table-cell>
          <table:table-cell office:value-type="float" office:value="33.886747" calcext:value-type="float">
            <text:p>33.886747</text:p>
          </table:table-cell>
          <table:table-cell office:value-type="float" office:value="0.850637" calcext:value-type="float">
            <text:p>0.850637</text:p>
          </table:table-cell>
        </table:table-row>
        <table:table-row table:style-name="ro1">
          <table:table-cell office:value-type="float" office:value="33.8975" calcext:value-type="float">
            <text:p>33.8975</text:p>
          </table:table-cell>
          <table:table-cell office:value-type="float" office:value="0.721307" calcext:value-type="float">
            <text:p>0.721307</text:p>
          </table:table-cell>
          <table:table-cell office:value-type="float" office:value="33.895745" calcext:value-type="float">
            <text:p>33.895745</text:p>
          </table:table-cell>
          <table:table-cell office:value-type="float" office:value="0.850059" calcext:value-type="float">
            <text:p>0.850059</text:p>
          </table:table-cell>
        </table:table-row>
        <table:table-row table:style-name="ro1">
          <table:table-cell office:value-type="float" office:value="33.9065" calcext:value-type="float">
            <text:p>33.9065</text:p>
          </table:table-cell>
          <table:table-cell office:value-type="float" office:value="0.712823" calcext:value-type="float">
            <text:p>0.712823</text:p>
          </table:table-cell>
          <table:table-cell office:value-type="float" office:value="33.904735" calcext:value-type="float">
            <text:p>33.904735</text:p>
          </table:table-cell>
          <table:table-cell office:value-type="float" office:value="0.848882" calcext:value-type="float">
            <text:p>0.848882</text:p>
          </table:table-cell>
        </table:table-row>
        <table:table-row table:style-name="ro1">
          <table:table-cell office:value-type="float" office:value="33.9155" calcext:value-type="float">
            <text:p>33.9155</text:p>
          </table:table-cell>
          <table:table-cell office:value-type="float" office:value="0.703748" calcext:value-type="float">
            <text:p>0.703748</text:p>
          </table:table-cell>
          <table:table-cell office:value-type="float" office:value="33.913717" calcext:value-type="float">
            <text:p>33.913717</text:p>
          </table:table-cell>
          <table:table-cell office:value-type="float" office:value="0.847106" calcext:value-type="float">
            <text:p>0.847106</text:p>
          </table:table-cell>
        </table:table-row>
        <table:table-row table:style-name="ro1">
          <table:table-cell office:value-type="float" office:value="33.9245" calcext:value-type="float">
            <text:p>33.9245</text:p>
          </table:table-cell>
          <table:table-cell office:value-type="float" office:value="0.694081" calcext:value-type="float">
            <text:p>0.694081</text:p>
          </table:table-cell>
          <table:table-cell office:value-type="float" office:value="33.922691" calcext:value-type="float">
            <text:p>33.922691</text:p>
          </table:table-cell>
          <table:table-cell office:value-type="float" office:value="0.844732" calcext:value-type="float">
            <text:p>0.844732</text:p>
          </table:table-cell>
        </table:table-row>
        <table:table-row table:style-name="ro1">
          <table:table-cell office:value-type="float" office:value="33.9335" calcext:value-type="float">
            <text:p>33.9335</text:p>
          </table:table-cell>
          <table:table-cell office:value-type="float" office:value="0.683826" calcext:value-type="float">
            <text:p>0.683826</text:p>
          </table:table-cell>
          <table:table-cell office:value-type="float" office:value="33.931657" calcext:value-type="float">
            <text:p>33.931657</text:p>
          </table:table-cell>
          <table:table-cell office:value-type="float" office:value="0.841761" calcext:value-type="float">
            <text:p>0.841761</text:p>
          </table:table-cell>
        </table:table-row>
        <table:table-row table:style-name="ro1">
          <table:table-cell office:value-type="float" office:value="33.9424" calcext:value-type="float">
            <text:p>33.9424</text:p>
          </table:table-cell>
          <table:table-cell office:value-type="float" office:value="0.672982" calcext:value-type="float">
            <text:p>0.672982</text:p>
          </table:table-cell>
          <table:table-cell office:value-type="float" office:value="33.940615" calcext:value-type="float">
            <text:p>33.940615</text:p>
          </table:table-cell>
          <table:table-cell office:value-type="float" office:value="0.838191" calcext:value-type="float">
            <text:p>0.838191</text:p>
          </table:table-cell>
        </table:table-row>
        <table:table-row table:style-name="ro1">
          <table:table-cell office:value-type="float" office:value="33.9514" calcext:value-type="float">
            <text:p>33.9514</text:p>
          </table:table-cell>
          <table:table-cell office:value-type="float" office:value="0.661551" calcext:value-type="float">
            <text:p>0.661551</text:p>
          </table:table-cell>
          <table:table-cell office:value-type="float" office:value="33.949565" calcext:value-type="float">
            <text:p>33.949565</text:p>
          </table:table-cell>
          <table:table-cell office:value-type="float" office:value="0.834025" calcext:value-type="float">
            <text:p>0.834025</text:p>
          </table:table-cell>
        </table:table-row>
        <table:table-row table:style-name="ro1">
          <table:table-cell office:value-type="float" office:value="33.9603" calcext:value-type="float">
            <text:p>33.9603</text:p>
          </table:table-cell>
          <table:table-cell office:value-type="float" office:value="0.649535" calcext:value-type="float">
            <text:p>0.649535</text:p>
          </table:table-cell>
          <table:table-cell office:value-type="float" office:value="33.958506" calcext:value-type="float">
            <text:p>33.958506</text:p>
          </table:table-cell>
          <table:table-cell office:value-type="float" office:value="0.829261" calcext:value-type="float">
            <text:p>0.829261</text:p>
          </table:table-cell>
        </table:table-row>
        <table:table-row table:style-name="ro1">
          <table:table-cell office:value-type="float" office:value="33.9692" calcext:value-type="float">
            <text:p>33.9692</text:p>
          </table:table-cell>
          <table:table-cell office:value-type="float" office:value="0.636934" calcext:value-type="float">
            <text:p>0.636934</text:p>
          </table:table-cell>
          <table:table-cell office:value-type="float" office:value="33.96744" calcext:value-type="float">
            <text:p>33.96744</text:p>
          </table:table-cell>
          <table:table-cell office:value-type="float" office:value="0.823901" calcext:value-type="float">
            <text:p>0.823901</text:p>
          </table:table-cell>
        </table:table-row>
        <table:table-row table:style-name="ro1">
          <table:table-cell office:value-type="float" office:value="33.9782" calcext:value-type="float">
            <text:p>33.9782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33.976366" calcext:value-type="float">
            <text:p>33.976366</text:p>
          </table:table-cell>
          <table:table-cell office:value-type="float" office:value="0.817946" calcext:value-type="float">
            <text:p>0.817946</text:p>
          </table:table-cell>
        </table:table-row>
        <table:table-row table:style-name="ro1">
          <table:table-cell office:value-type="float" office:value="33.9871" calcext:value-type="float">
            <text:p>33.9871</text:p>
          </table:table-cell>
          <table:table-cell office:value-type="float" office:value="0.609985" calcext:value-type="float">
            <text:p>0.609985</text:p>
          </table:table-cell>
          <table:table-cell office:value-type="float" office:value="33.985284" calcext:value-type="float">
            <text:p>33.985284</text:p>
          </table:table-cell>
          <table:table-cell office:value-type="float" office:value="0.811396" calcext:value-type="float">
            <text:p>0.811396</text:p>
          </table:table-cell>
        </table:table-row>
        <table:table-row table:style-name="ro1">
          <table:table-cell office:value-type="float" office:value="33.996" calcext:value-type="float">
            <text:p>33.996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33.994194" calcext:value-type="float">
            <text:p>33.994194</text:p>
          </table:table-cell>
          <table:table-cell office:value-type="float" office:value="0.804251" calcext:value-type="float">
            <text:p>0.804251</text:p>
          </table:table-cell>
        </table:table-row>
        <table:table-row table:style-name="ro1">
          <table:table-cell office:value-type="float" office:value="34.0049" calcext:value-type="float">
            <text:p>34.0049</text:p>
          </table:table-cell>
          <table:table-cell office:value-type="float" office:value="0.580717" calcext:value-type="float">
            <text:p>0.580717</text:p>
          </table:table-cell>
          <table:table-cell office:value-type="float" office:value="34.003096" calcext:value-type="float">
            <text:p>34.003096</text:p>
          </table:table-cell>
          <table:table-cell office:value-type="float" office:value="0.796513" calcext:value-type="float">
            <text:p>0.796513</text:p>
          </table:table-cell>
        </table:table-row>
        <table:table-row table:style-name="ro1">
          <table:table-cell office:value-type="float" office:value="34.0138" calcext:value-type="float">
            <text:p>34.0138</text:p>
          </table:table-cell>
          <table:table-cell office:value-type="float" office:value="0.565218" calcext:value-type="float">
            <text:p>0.565218</text:p>
          </table:table-cell>
          <table:table-cell office:value-type="float" office:value="34.01199" calcext:value-type="float">
            <text:p>34.01199</text:p>
          </table:table-cell>
          <table:table-cell office:value-type="float" office:value="0.788182" calcext:value-type="float">
            <text:p>0.788182</text:p>
          </table:table-cell>
        </table:table-row>
        <table:table-row table:style-name="ro1">
          <table:table-cell office:value-type="float" office:value="34.0227" calcext:value-type="float">
            <text:p>34.0227</text:p>
          </table:table-cell>
          <table:table-cell office:value-type="float" office:value="0.549143" calcext:value-type="float">
            <text:p>0.549143</text:p>
          </table:table-cell>
          <table:table-cell office:value-type="float" office:value="34.020876" calcext:value-type="float">
            <text:p>34.020876</text:p>
          </table:table-cell>
          <table:table-cell office:value-type="float" office:value="0.77926" calcext:value-type="float">
            <text:p>0.77926</text:p>
          </table:table-cell>
        </table:table-row>
        <table:table-row table:style-name="ro1">
          <table:table-cell office:value-type="float" office:value="34.0315" calcext:value-type="float">
            <text:p>34.0315</text:p>
          </table:table-cell>
          <table:table-cell office:value-type="float" office:value="0.532496" calcext:value-type="float">
            <text:p>0.532496</text:p>
          </table:table-cell>
          <table:table-cell office:value-type="float" office:value="34.029754" calcext:value-type="float">
            <text:p>34.029754</text:p>
          </table:table-cell>
          <table:table-cell office:value-type="float" office:value="0.769747" calcext:value-type="float">
            <text:p>0.769747</text:p>
          </table:table-cell>
        </table:table-row>
        <table:table-row table:style-name="ro1">
          <table:table-cell office:value-type="float" office:value="34.0404" calcext:value-type="float">
            <text:p>34.0404</text:p>
          </table:table-cell>
          <table:table-cell office:value-type="float" office:value="0.515278" calcext:value-type="float">
            <text:p>0.515278</text:p>
          </table:table-cell>
          <table:table-cell office:value-type="float" office:value="34.038625" calcext:value-type="float">
            <text:p>34.038625</text:p>
          </table:table-cell>
          <table:table-cell office:value-type="float" office:value="0.759644" calcext:value-type="float">
            <text:p>0.759644</text:p>
          </table:table-cell>
        </table:table-row>
        <table:table-row table:style-name="ro1">
          <table:table-cell office:value-type="float" office:value="34.0493" calcext:value-type="float">
            <text:p>34.0493</text:p>
          </table:table-cell>
          <table:table-cell office:value-type="float" office:value="0.497491" calcext:value-type="float">
            <text:p>0.497491</text:p>
          </table:table-cell>
          <table:table-cell office:value-type="float" office:value="34.047487" calcext:value-type="float">
            <text:p>34.047487</text:p>
          </table:table-cell>
          <table:table-cell office:value-type="float" office:value="0.748954" calcext:value-type="float">
            <text:p>0.748954</text:p>
          </table:table-cell>
        </table:table-row>
        <table:table-row table:style-name="ro1">
          <table:table-cell office:value-type="float" office:value="34.0581" calcext:value-type="float">
            <text:p>34.0581</text:p>
          </table:table-cell>
          <table:table-cell office:value-type="float" office:value="0.479136" calcext:value-type="float">
            <text:p>0.479136</text:p>
          </table:table-cell>
          <table:table-cell office:value-type="float" office:value="34.056342" calcext:value-type="float">
            <text:p>34.056342</text:p>
          </table:table-cell>
          <table:table-cell office:value-type="float" office:value="0.737676" calcext:value-type="float">
            <text:p>0.737676</text:p>
          </table:table-cell>
        </table:table-row>
        <table:table-row table:style-name="ro1">
          <table:table-cell office:value-type="float" office:value="34.067" calcext:value-type="float">
            <text:p>34.067</text:p>
          </table:table-cell>
          <table:table-cell office:value-type="float" office:value="0.460217" calcext:value-type="float">
            <text:p>0.460217</text:p>
          </table:table-cell>
          <table:table-cell office:value-type="float" office:value="34.065188" calcext:value-type="float">
            <text:p>34.065188</text:p>
          </table:table-cell>
          <table:table-cell office:value-type="float" office:value="0.725812" calcext:value-type="float">
            <text:p>0.725812</text:p>
          </table:table-cell>
        </table:table-row>
        <table:table-row table:style-name="ro1">
          <table:table-cell office:value-type="float" office:value="34.0758" calcext:value-type="float">
            <text:p>34.0758</text:p>
          </table:table-cell>
          <table:table-cell office:value-type="float" office:value="0.440734" calcext:value-type="float">
            <text:p>0.440734</text:p>
          </table:table-cell>
          <table:table-cell office:value-type="float" office:value="34.074027" calcext:value-type="float">
            <text:p>34.074027</text:p>
          </table:table-cell>
          <table:table-cell office:value-type="float" office:value="0.713364" calcext:value-type="float">
            <text:p>0.713364</text:p>
          </table:table-cell>
        </table:table-row>
        <table:table-row table:style-name="ro1">
          <table:table-cell office:value-type="float" office:value="34.0847" calcext:value-type="float">
            <text:p>34.0847</text:p>
          </table:table-cell>
          <table:table-cell office:value-type="float" office:value="0.420691" calcext:value-type="float">
            <text:p>0.420691</text:p>
          </table:table-cell>
          <table:table-cell office:value-type="float" office:value="34.082859" calcext:value-type="float">
            <text:p>34.082859</text:p>
          </table:table-cell>
          <table:table-cell office:value-type="float" office:value="0.700333" calcext:value-type="float">
            <text:p>0.700333</text:p>
          </table:table-cell>
        </table:table-row>
        <table:table-row table:style-name="ro1">
          <table:table-cell office:value-type="float" office:value="34.0935" calcext:value-type="float">
            <text:p>34.0935</text:p>
          </table:table-cell>
          <table:table-cell office:value-type="float" office:value="0.400089" calcext:value-type="float">
            <text:p>0.400089</text:p>
          </table:table-cell>
          <table:table-cell office:value-type="float" office:value="34.091682" calcext:value-type="float">
            <text:p>34.091682</text:p>
          </table:table-cell>
          <table:table-cell office:value-type="float" office:value="0.68672" calcext:value-type="float">
            <text:p>0.68672</text:p>
          </table:table-cell>
        </table:table-row>
        <table:table-row table:style-name="ro1">
          <table:table-cell office:value-type="float" office:value="34.1023" calcext:value-type="float">
            <text:p>34.1023</text:p>
          </table:table-cell>
          <table:table-cell office:value-type="float" office:value="0.378931" calcext:value-type="float">
            <text:p>0.378931</text:p>
          </table:table-cell>
          <table:table-cell office:value-type="float" office:value="34.100497" calcext:value-type="float">
            <text:p>34.100497</text:p>
          </table:table-cell>
          <table:table-cell office:value-type="float" office:value="0.672527" calcext:value-type="float">
            <text:p>0.672527</text:p>
          </table:table-cell>
        </table:table-row>
        <table:table-row table:style-name="ro1">
          <table:table-cell office:value-type="float" office:value="34.1111" calcext:value-type="float">
            <text:p>34.1111</text:p>
          </table:table-cell>
          <table:table-cell office:value-type="float" office:value="0.357219" calcext:value-type="float">
            <text:p>0.357219</text:p>
          </table:table-cell>
          <table:table-cell office:value-type="float" office:value="34.109305" calcext:value-type="float">
            <text:p>34.109305</text:p>
          </table:table-cell>
          <table:table-cell office:value-type="float" office:value="0.657756" calcext:value-type="float">
            <text:p>0.657756</text:p>
          </table:table-cell>
        </table:table-row>
        <table:table-row table:style-name="ro1">
          <table:table-cell office:value-type="float" office:value="34.1199" calcext:value-type="float">
            <text:p>34.1199</text:p>
          </table:table-cell>
          <table:table-cell office:value-type="float" office:value="0.334955" calcext:value-type="float">
            <text:p>0.334955</text:p>
          </table:table-cell>
          <table:table-cell office:value-type="float" office:value="34.118105" calcext:value-type="float">
            <text:p>34.118105</text:p>
          </table:table-cell>
          <table:table-cell office:value-type="float" office:value="0.642408" calcext:value-type="float">
            <text:p>0.642408</text:p>
          </table:table-cell>
        </table:table-row>
        <table:table-row table:style-name="ro1">
          <table:table-cell office:value-type="float" office:value="34.1287" calcext:value-type="float">
            <text:p>34.1287</text:p>
          </table:table-cell>
          <table:table-cell office:value-type="float" office:value="0.312142" calcext:value-type="float">
            <text:p>0.312142</text:p>
          </table:table-cell>
          <table:table-cell office:value-type="float" office:value="34.126898" calcext:value-type="float">
            <text:p>34.126898</text:p>
          </table:table-cell>
          <table:table-cell office:value-type="float" office:value="0.626485" calcext:value-type="float">
            <text:p>0.626485</text:p>
          </table:table-cell>
        </table:table-row>
        <table:table-row table:style-name="ro1">
          <table:table-cell office:value-type="float" office:value="34.1375" calcext:value-type="float">
            <text:p>34.1375</text:p>
          </table:table-cell>
          <table:table-cell office:value-type="float" office:value="0.288782" calcext:value-type="float">
            <text:p>0.288782</text:p>
          </table:table-cell>
          <table:table-cell office:value-type="float" office:value="34.135682" calcext:value-type="float">
            <text:p>34.135682</text:p>
          </table:table-cell>
          <table:table-cell office:value-type="float" office:value="0.609989" calcext:value-type="float">
            <text:p>0.609989</text:p>
          </table:table-cell>
        </table:table-row>
        <table:table-row table:style-name="ro1">
          <table:table-cell office:value-type="float" office:value="34.1463" calcext:value-type="float">
            <text:p>34.1463</text:p>
          </table:table-cell>
          <table:table-cell office:value-type="float" office:value="0.264878" calcext:value-type="float">
            <text:p>0.264878</text:p>
          </table:table-cell>
          <table:table-cell office:value-type="float" office:value="34.144459" calcext:value-type="float">
            <text:p>34.144459</text:p>
          </table:table-cell>
          <table:table-cell office:value-type="float" office:value="0.592921" calcext:value-type="float">
            <text:p>0.592921</text:p>
          </table:table-cell>
        </table:table-row>
        <table:table-row table:style-name="ro1">
          <table:table-cell office:value-type="float" office:value="34.155" calcext:value-type="float">
            <text:p>34.155</text:p>
          </table:table-cell>
          <table:table-cell office:value-type="float" office:value="0.240433" calcext:value-type="float">
            <text:p>0.240433</text:p>
          </table:table-cell>
          <table:table-cell office:value-type="float" office:value="34.153228" calcext:value-type="float">
            <text:p>34.153228</text:p>
          </table:table-cell>
          <table:table-cell office:value-type="float" office:value="0.575284" calcext:value-type="float">
            <text:p>0.575284</text:p>
          </table:table-cell>
        </table:table-row>
        <table:table-row table:style-name="ro1">
          <table:table-cell office:value-type="float" office:value="34.1638" calcext:value-type="float">
            <text:p>34.1638</text:p>
          </table:table-cell>
          <table:table-cell office:value-type="float" office:value="0.215448" calcext:value-type="float">
            <text:p>0.215448</text:p>
          </table:table-cell>
          <table:table-cell office:value-type="float" office:value="34.16199" calcext:value-type="float">
            <text:p>34.16199</text:p>
          </table:table-cell>
          <table:table-cell office:value-type="float" office:value="0.55708" calcext:value-type="float">
            <text:p>0.55708</text:p>
          </table:table-cell>
        </table:table-row>
        <table:table-row table:style-name="ro1">
          <table:table-cell office:value-type="float" office:value="34.1725" calcext:value-type="float">
            <text:p>34.1725</text:p>
          </table:table-cell>
          <table:table-cell office:value-type="float" office:value="0.189928" calcext:value-type="float">
            <text:p>0.189928</text:p>
          </table:table-cell>
          <table:table-cell office:value-type="float" office:value="34.170743" calcext:value-type="float">
            <text:p>34.170743</text:p>
          </table:table-cell>
          <table:table-cell office:value-type="float" office:value="0.53831" calcext:value-type="float">
            <text:p>0.53831</text:p>
          </table:table-cell>
        </table:table-row>
        <table:table-row table:style-name="ro1">
          <table:table-cell office:value-type="float" office:value="34.1813" calcext:value-type="float">
            <text:p>34.1813</text:p>
          </table:table-cell>
          <table:table-cell office:value-type="float" office:value="0.163873" calcext:value-type="float">
            <text:p>0.163873</text:p>
          </table:table-cell>
          <table:table-cell office:value-type="float" office:value="34.179489" calcext:value-type="float">
            <text:p>34.179489</text:p>
          </table:table-cell>
          <table:table-cell office:value-type="float" office:value="0.518977" calcext:value-type="float">
            <text:p>0.518977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0.137288" calcext:value-type="float">
            <text:p>0.137288</text:p>
          </table:table-cell>
          <table:table-cell office:value-type="float" office:value="34.188228" calcext:value-type="float">
            <text:p>34.188228</text:p>
          </table:table-cell>
          <table:table-cell office:value-type="float" office:value="0.499083" calcext:value-type="float">
            <text:p>0.499083</text:p>
          </table:table-cell>
        </table:table-row>
        <table:table-row table:style-name="ro1">
          <table:table-cell office:value-type="float" office:value="34.1988" calcext:value-type="float">
            <text:p>34.1988</text:p>
          </table:table-cell>
          <table:table-cell office:value-type="float" office:value="0.110174" calcext:value-type="float">
            <text:p>0.110174</text:p>
          </table:table-cell>
          <table:table-cell office:value-type="float" office:value="34.196959" calcext:value-type="float">
            <text:p>34.196959</text:p>
          </table:table-cell>
          <table:table-cell office:value-type="float" office:value="0.478629" calcext:value-type="float">
            <text:p>0.478629</text:p>
          </table:table-cell>
        </table:table-row>
        <table:table-row table:style-name="ro1">
          <table:table-cell office:value-type="float" office:value="34.2075" calcext:value-type="float">
            <text:p>34.2075</text:p>
          </table:table-cell>
          <table:table-cell office:value-type="float" office:value="0.0825358" calcext:value-type="float">
            <text:p>0.0825358</text:p>
          </table:table-cell>
          <table:table-cell office:value-type="float" office:value="34.205682" calcext:value-type="float">
            <text:p>34.205682</text:p>
          </table:table-cell>
          <table:table-cell office:value-type="float" office:value="0.457619" calcext:value-type="float">
            <text:p>0.457619</text:p>
          </table:table-cell>
        </table:table-row>
        <table:table-row table:style-name="ro1">
          <table:table-cell office:value-type="float" office:value="34.2162" calcext:value-type="float">
            <text:p>34.2162</text:p>
          </table:table-cell>
          <table:table-cell office:value-type="float" office:value="0.0543748" calcext:value-type="float">
            <text:p>0.0543748</text:p>
          </table:table-cell>
          <table:table-cell office:value-type="float" office:value="34.214398" calcext:value-type="float">
            <text:p>34.214398</text:p>
          </table:table-cell>
          <table:table-cell office:value-type="float" office:value="0.436055" calcext:value-type="float">
            <text:p>0.436055</text:p>
          </table:table-cell>
        </table:table-row>
        <table:table-row table:style-name="ro1">
          <table:table-cell office:value-type="float" office:value="34.2249" calcext:value-type="float">
            <text:p>34.2249</text:p>
          </table:table-cell>
          <table:table-cell office:value-type="float" office:value="0.0256943" calcext:value-type="float">
            <text:p>0.0256943</text:p>
          </table:table-cell>
          <table:table-cell office:value-type="float" office:value="34.223106" calcext:value-type="float">
            <text:p>34.223106</text:p>
          </table:table-cell>
          <table:table-cell office:value-type="float" office:value="0.413939" calcext:value-type="float">
            <text:p>0.413939</text:p>
          </table:table-cell>
        </table:table-row>
        <table:table-row table:style-name="ro1">
          <table:table-cell office:value-type="float" office:value="34.2336" calcext:value-type="float">
            <text:p>34.2336</text:p>
          </table:table-cell>
          <table:table-cell office:value-type="float" office:value="0" calcext:value-type="float">
            <text:p>0</text:p>
          </table:table-cell>
          <table:table-cell office:value-type="float" office:value="34.231806" calcext:value-type="float">
            <text:p>34.231806</text:p>
          </table:table-cell>
          <table:table-cell office:value-type="float" office:value="0.391273" calcext:value-type="float">
            <text:p>0.391273</text:p>
          </table:table-cell>
        </table:table-row>
        <table:table-row table:style-name="ro1">
          <table:table-cell office:value-type="float" office:value="34.3031" calcext:value-type="float">
            <text:p>34.3031</text:p>
          </table:table-cell>
          <table:table-cell office:value-type="float" office:value="0" calcext:value-type="float">
            <text:p>0</text:p>
          </table:table-cell>
          <table:table-cell office:value-type="float" office:value="34.240499" calcext:value-type="float">
            <text:p>34.240499</text:p>
          </table:table-cell>
          <table:table-cell office:value-type="float" office:value="0.368059" calcext:value-type="float">
            <text:p>0.368059</text:p>
          </table:table-cell>
        </table:table-row>
        <table:table-row table:style-name="ro1">
          <table:table-cell office:value-type="float" office:value="34.3118" calcext:value-type="float">
            <text:p>34.3118</text:p>
          </table:table-cell>
          <table:table-cell office:value-type="float" office:value="0.0291969" calcext:value-type="float">
            <text:p>0.0291969</text:p>
          </table:table-cell>
          <table:table-cell office:value-type="float" office:value="34.249184" calcext:value-type="float">
            <text:p>34.249184</text:p>
          </table:table-cell>
          <table:table-cell office:value-type="float" office:value="0.344301" calcext:value-type="float">
            <text:p>0.344301</text:p>
          </table:table-cell>
        </table:table-row>
        <table:table-row table:style-name="ro1">
          <table:table-cell office:value-type="float" office:value="34.3205" calcext:value-type="float">
            <text:p>34.3205</text:p>
          </table:table-cell>
          <table:table-cell office:value-type="float" office:value="0.0577099" calcext:value-type="float">
            <text:p>0.0577099</text:p>
          </table:table-cell>
          <table:table-cell office:value-type="float" office:value="34.257862" calcext:value-type="float">
            <text:p>34.257862</text:p>
          </table:table-cell>
          <table:table-cell office:value-type="float" office:value="0.320001" calcext:value-type="float">
            <text:p>0.320001</text:p>
          </table:table-cell>
        </table:table-row>
        <table:table-row table:style-name="ro1">
          <table:table-cell office:value-type="float" office:value="34.3292" calcext:value-type="float">
            <text:p>34.3292</text:p>
          </table:table-cell>
          <table:table-cell office:value-type="float" office:value="0.0855428" calcext:value-type="float">
            <text:p>0.0855428</text:p>
          </table:table-cell>
          <table:table-cell office:value-type="float" office:value="34.266532" calcext:value-type="float">
            <text:p>34.266532</text:p>
          </table:table-cell>
          <table:table-cell office:value-type="float" office:value="0.295162" calcext:value-type="float">
            <text:p>0.295162</text:p>
          </table:table-cell>
        </table:table-row>
        <table:table-row table:style-name="ro1">
          <table:table-cell office:value-type="float" office:value="34.3379" calcext:value-type="float">
            <text:p>34.3379</text:p>
          </table:table-cell>
          <table:table-cell office:value-type="float" office:value="0.112699" calcext:value-type="float">
            <text:p>0.112699</text:p>
          </table:table-cell>
          <table:table-cell office:value-type="float" office:value="34.275195" calcext:value-type="float">
            <text:p>34.275195</text:p>
          </table:table-cell>
          <table:table-cell office:value-type="float" office:value="0.269786" calcext:value-type="float">
            <text:p>0.269786</text:p>
          </table:table-cell>
        </table:table-row>
        <table:table-row table:style-name="ro1">
          <table:table-cell office:value-type="float" office:value="34.3465" calcext:value-type="float">
            <text:p>34.3465</text:p>
          </table:table-cell>
          <table:table-cell office:value-type="float" office:value="0.139184" calcext:value-type="float">
            <text:p>0.139184</text:p>
          </table:table-cell>
          <table:table-cell office:value-type="float" office:value="34.28385" calcext:value-type="float">
            <text:p>34.28385</text:p>
          </table:table-cell>
          <table:table-cell office:value-type="float" office:value="0.243875" calcext:value-type="float">
            <text:p>0.243875</text:p>
          </table:table-cell>
        </table:table-row>
        <table:table-row table:style-name="ro1">
          <table:table-cell office:value-type="float" office:value="34.3552" calcext:value-type="float">
            <text:p>34.3552</text:p>
          </table:table-cell>
          <table:table-cell office:value-type="float" office:value="0.164999" calcext:value-type="float">
            <text:p>0.164999</text:p>
          </table:table-cell>
          <table:table-cell office:value-type="float" office:value="34.292498" calcext:value-type="float">
            <text:p>34.292498</text:p>
          </table:table-cell>
          <table:table-cell office:value-type="float" office:value="0.217433" calcext:value-type="float">
            <text:p>0.217433</text:p>
          </table:table-cell>
        </table:table-row>
        <table:table-row table:style-name="ro1">
          <table:table-cell office:value-type="float" office:value="34.3638" calcext:value-type="float">
            <text:p>34.3638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34.301138" calcext:value-type="float">
            <text:p>34.301138</text:p>
          </table:table-cell>
          <table:table-cell office:value-type="float" office:value="0.190463" calcext:value-type="float">
            <text:p>0.190463</text:p>
          </table:table-cell>
        </table:table-row>
        <table:table-row table:style-name="ro1">
          <table:table-cell office:value-type="float" office:value="34.3725" calcext:value-type="float">
            <text:p>34.3725</text:p>
          </table:table-cell>
          <table:table-cell office:value-type="float" office:value="0.214637" calcext:value-type="float">
            <text:p>0.214637</text:p>
          </table:table-cell>
          <table:table-cell office:value-type="float" office:value="34.309771" calcext:value-type="float">
            <text:p>34.309771</text:p>
          </table:table-cell>
          <table:table-cell office:value-type="float" office:value="0.162966" calcext:value-type="float">
            <text:p>0.162966</text:p>
          </table:table-cell>
        </table:table-row>
        <table:table-row table:style-name="ro1">
          <table:table-cell office:value-type="float" office:value="34.3811" calcext:value-type="float">
            <text:p>34.3811</text:p>
          </table:table-cell>
          <table:table-cell office:value-type="float" office:value="0.238466" calcext:value-type="float">
            <text:p>0.238466</text:p>
          </table:table-cell>
          <table:table-cell office:value-type="float" office:value="34.318396" calcext:value-type="float">
            <text:p>34.318396</text:p>
          </table:table-cell>
          <table:table-cell office:value-type="float" office:value="0.134947" calcext:value-type="float">
            <text:p>0.134947</text:p>
          </table:table-cell>
        </table:table-row>
        <table:table-row table:style-name="ro1">
          <table:table-cell office:value-type="float" office:value="34.3897" calcext:value-type="float">
            <text:p>34.3897</text:p>
          </table:table-cell>
          <table:table-cell office:value-type="float" office:value="0.261639" calcext:value-type="float">
            <text:p>0.261639</text:p>
          </table:table-cell>
          <table:table-cell office:value-type="float" office:value="34.327014" calcext:value-type="float">
            <text:p>34.327014</text:p>
          </table:table-cell>
          <table:table-cell office:value-type="float" office:value="0.106408" calcext:value-type="float">
            <text:p>0.106408</text:p>
          </table:table-cell>
        </table:table-row>
        <table:table-row table:style-name="ro1">
          <table:table-cell office:value-type="float" office:value="34.3983" calcext:value-type="float">
            <text:p>34.3983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34.335624" calcext:value-type="float">
            <text:p>34.335624</text:p>
          </table:table-cell>
          <table:table-cell office:value-type="float" office:value="0.077351" calcext:value-type="float">
            <text:p>0.077351</text:p>
          </table:table-cell>
        </table:table-row>
        <table:table-row table:style-name="ro1">
          <table:table-cell office:value-type="float" office:value="34.407" calcext:value-type="float">
            <text:p>34.407</text:p>
          </table:table-cell>
          <table:table-cell office:value-type="float" office:value="0.306032" calcext:value-type="float">
            <text:p>0.306032</text:p>
          </table:table-cell>
          <table:table-cell office:value-type="float" office:value="34.344227" calcext:value-type="float">
            <text:p>34.344227</text:p>
          </table:table-cell>
          <table:table-cell office:value-type="float" office:value="0.047781" calcext:value-type="float">
            <text:p>0.047781</text:p>
          </table:table-cell>
        </table:table-row>
        <table:table-row table:style-name="ro1">
          <table:table-cell office:value-type="float" office:value="34.4156" calcext:value-type="float">
            <text:p>34.4156</text:p>
          </table:table-cell>
          <table:table-cell office:value-type="float" office:value="0.327257" calcext:value-type="float">
            <text:p>0.327257</text:p>
          </table:table-cell>
          <table:table-cell office:value-type="float" office:value="34.352823" calcext:value-type="float">
            <text:p>34.352823</text:p>
          </table:table-cell>
          <table:table-cell office:value-type="float" office:value="0.017699" calcext:value-type="float">
            <text:p>0.017699</text:p>
          </table:table-cell>
        </table:table-row>
        <table:table-row table:style-name="ro1">
          <table:table-cell office:value-type="float" office:value="34.4242" calcext:value-type="float">
            <text:p>34.4242</text:p>
          </table:table-cell>
          <table:table-cell office:value-type="float" office:value="0.347838" calcext:value-type="float">
            <text:p>0.347838</text:p>
          </table:table-cell>
          <table:table-cell office:value-type="float" office:value="34.361411" calcext:value-type="float">
            <text:p>34.36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327" calcext:value-type="float">
            <text:p>34.4327</text:p>
          </table:table-cell>
          <table:table-cell office:value-type="float" office:value="0.367779" calcext:value-type="float">
            <text:p>0.367779</text:p>
          </table:table-cell>
          <table:table-cell office:value-type="float" office:value="34.430058" calcext:value-type="float">
            <text:p>34.43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413" calcext:value-type="float">
            <text:p>34.4413</text:p>
          </table:table-cell>
          <table:table-cell office:value-type="float" office:value="0.38708" calcext:value-type="float">
            <text:p>0.38708</text:p>
          </table:table-cell>
          <table:table-cell office:value-type="float" office:value="34.438639" calcext:value-type="float">
            <text:p>34.438639</text:p>
          </table:table-cell>
          <table:table-cell office:value-type="float" office:value="0.031095" calcext:value-type="float">
            <text:p>0.031095</text:p>
          </table:table-cell>
        </table:table-row>
        <table:table-row table:style-name="ro1">
          <table:table-cell office:value-type="float" office:value="34.4499" calcext:value-type="float">
            <text:p>34.4499</text:p>
          </table:table-cell>
          <table:table-cell office:value-type="float" office:value="0.405746" calcext:value-type="float">
            <text:p>0.405746</text:p>
          </table:table-cell>
          <table:table-cell office:value-type="float" office:value="34.447212" calcext:value-type="float">
            <text:p>34.447212</text:p>
          </table:table-cell>
          <table:table-cell office:value-type="float" office:value="0.061494" calcext:value-type="float">
            <text:p>0.061494</text:p>
          </table:table-cell>
        </table:table-row>
        <table:table-row table:style-name="ro1">
          <table:table-cell office:value-type="float" office:value="34.4585" calcext:value-type="float">
            <text:p>34.4585</text:p>
          </table:table-cell>
          <table:table-cell office:value-type="float" office:value="0.423778" calcext:value-type="float">
            <text:p>0.423778</text:p>
          </table:table-cell>
          <table:table-cell office:value-type="float" office:value="34.455779" calcext:value-type="float">
            <text:p>34.455779</text:p>
          </table:table-cell>
          <table:table-cell office:value-type="float" office:value="0.091203" calcext:value-type="float">
            <text:p>0.091203</text:p>
          </table:table-cell>
        </table:table-row>
        <table:table-row table:style-name="ro1">
          <table:table-cell office:value-type="float" office:value="34.467" calcext:value-type="float">
            <text:p>34.467</text:p>
          </table:table-cell>
          <table:table-cell office:value-type="float" office:value="0.441179" calcext:value-type="float">
            <text:p>0.441179</text:p>
          </table:table-cell>
          <table:table-cell office:value-type="float" office:value="34.464337" calcext:value-type="float">
            <text:p>34.464337</text:p>
          </table:table-cell>
          <table:table-cell office:value-type="float" office:value="0.120224" calcext:value-type="float">
            <text:p>0.120224</text:p>
          </table:table-cell>
        </table:table-row>
        <table:table-row table:style-name="ro1">
          <table:table-cell office:value-type="float" office:value="34.4756" calcext:value-type="float">
            <text:p>34.4756</text:p>
          </table:table-cell>
          <table:table-cell office:value-type="float" office:value="0.45795" calcext:value-type="float">
            <text:p>0.45795</text:p>
          </table:table-cell>
          <table:table-cell office:value-type="float" office:value="34.472889" calcext:value-type="float">
            <text:p>34.472889</text:p>
          </table:table-cell>
          <table:table-cell office:value-type="float" office:value="0.148563" calcext:value-type="float">
            <text:p>0.148563</text:p>
          </table:table-cell>
        </table:table-row>
        <table:table-row table:style-name="ro1">
          <table:table-cell office:value-type="float" office:value="34.4841" calcext:value-type="float">
            <text:p>34.4841</text:p>
          </table:table-cell>
          <table:table-cell office:value-type="float" office:value="0.474095" calcext:value-type="float">
            <text:p>0.474095</text:p>
          </table:table-cell>
          <table:table-cell office:value-type="float" office:value="34.481433" calcext:value-type="float">
            <text:p>34.481433</text:p>
          </table:table-cell>
          <table:table-cell office:value-type="float" office:value="0.176223" calcext:value-type="float">
            <text:p>0.176223</text:p>
          </table:table-cell>
        </table:table-row>
        <table:table-row table:style-name="ro1">
          <table:table-cell office:value-type="float" office:value="34.4927" calcext:value-type="float">
            <text:p>34.4927</text:p>
          </table:table-cell>
          <table:table-cell office:value-type="float" office:value="0.489615" calcext:value-type="float">
            <text:p>0.489615</text:p>
          </table:table-cell>
          <table:table-cell office:value-type="float" office:value="34.48997" calcext:value-type="float">
            <text:p>34.48997</text:p>
          </table:table-cell>
          <table:table-cell office:value-type="float" office:value="0.203208" calcext:value-type="float">
            <text:p>0.203208</text:p>
          </table:table-cell>
        </table:table-row>
        <table:table-row table:style-name="ro1">
          <table:table-cell office:value-type="float" office:value="34.5012" calcext:value-type="float">
            <text:p>34.5012</text:p>
          </table:table-cell>
          <table:table-cell office:value-type="float" office:value="0.504512" calcext:value-type="float">
            <text:p>0.504512</text:p>
          </table:table-cell>
          <table:table-cell office:value-type="float" office:value="34.498499" calcext:value-type="float">
            <text:p>34.498499</text:p>
          </table:table-cell>
          <table:table-cell office:value-type="float" office:value="0.229522" calcext:value-type="float">
            <text:p>0.229522</text:p>
          </table:table-cell>
        </table:table-row>
        <table:table-row table:style-name="ro1">
          <table:table-cell office:value-type="float" office:value="34.5097" calcext:value-type="float">
            <text:p>34.5097</text:p>
          </table:table-cell>
          <table:table-cell office:value-type="float" office:value="0.518789" calcext:value-type="float">
            <text:p>0.518789</text:p>
          </table:table-cell>
          <table:table-cell office:value-type="float" office:value="34.507022" calcext:value-type="float">
            <text:p>34.507022</text:p>
          </table:table-cell>
          <table:table-cell office:value-type="float" office:value="0.255168" calcext:value-type="float">
            <text:p>0.255168</text:p>
          </table:table-cell>
        </table:table-row>
        <table:table-row table:style-name="ro1">
          <table:table-cell office:value-type="float" office:value="34.5182" calcext:value-type="float">
            <text:p>34.5182</text:p>
          </table:table-cell>
          <table:table-cell office:value-type="float" office:value="0.532446" calcext:value-type="float">
            <text:p>0.532446</text:p>
          </table:table-cell>
          <table:table-cell office:value-type="float" office:value="34.515537" calcext:value-type="float">
            <text:p>34.515537</text:p>
          </table:table-cell>
          <table:table-cell office:value-type="float" office:value="0.280149" calcext:value-type="float">
            <text:p>0.280149</text:p>
          </table:table-cell>
        </table:table-row>
        <table:table-row table:style-name="ro1">
          <table:table-cell office:value-type="float" office:value="34.5267" calcext:value-type="float">
            <text:p>34.5267</text:p>
          </table:table-cell>
          <table:table-cell office:value-type="float" office:value="0.545485" calcext:value-type="float">
            <text:p>0.545485</text:p>
          </table:table-cell>
          <table:table-cell office:value-type="float" office:value="34.524045" calcext:value-type="float">
            <text:p>34.524045</text:p>
          </table:table-cell>
          <table:table-cell office:value-type="float" office:value="0.30447" calcext:value-type="float">
            <text:p>0.30447</text:p>
          </table:table-cell>
        </table:table-row>
        <table:table-row table:style-name="ro1">
          <table:table-cell office:value-type="float" office:value="34.5352" calcext:value-type="float">
            <text:p>34.5352</text:p>
          </table:table-cell>
          <table:table-cell office:value-type="float" office:value="0.557909" calcext:value-type="float">
            <text:p>0.557909</text:p>
          </table:table-cell>
          <table:table-cell office:value-type="float" office:value="34.532545" calcext:value-type="float">
            <text:p>34.532545</text:p>
          </table:table-cell>
          <table:table-cell office:value-type="float" office:value="0.328133" calcext:value-type="float">
            <text:p>0.328133</text:p>
          </table:table-cell>
        </table:table-row>
        <table:table-row table:style-name="ro1">
          <table:table-cell office:value-type="float" office:value="34.5437" calcext:value-type="float">
            <text:p>34.5437</text:p>
          </table:table-cell>
          <table:table-cell office:value-type="float" office:value="0.569719" calcext:value-type="float">
            <text:p>0.569719</text:p>
          </table:table-cell>
          <table:table-cell office:value-type="float" office:value="34.541038" calcext:value-type="float">
            <text:p>34.541038</text:p>
          </table:table-cell>
          <table:table-cell office:value-type="float" office:value="0.351141" calcext:value-type="float">
            <text:p>0.351141</text:p>
          </table:table-cell>
        </table:table-row>
        <table:table-row table:style-name="ro1">
          <table:table-cell office:value-type="float" office:value="34.5522" calcext:value-type="float">
            <text:p>34.5522</text:p>
          </table:table-cell>
          <table:table-cell office:value-type="float" office:value="0.580916" calcext:value-type="float">
            <text:p>0.580916</text:p>
          </table:table-cell>
          <table:table-cell office:value-type="float" office:value="34.549525" calcext:value-type="float">
            <text:p>34.549525</text:p>
          </table:table-cell>
          <table:table-cell office:value-type="float" office:value="0.373498" calcext:value-type="float">
            <text:p>0.373498</text:p>
          </table:table-cell>
        </table:table-row>
        <table:table-row table:style-name="ro1">
          <table:table-cell office:value-type="float" office:value="34.5607" calcext:value-type="float">
            <text:p>34.5607</text:p>
          </table:table-cell>
          <table:table-cell office:value-type="float" office:value="0.591502" calcext:value-type="float">
            <text:p>0.591502</text:p>
          </table:table-cell>
          <table:table-cell office:value-type="float" office:value="34.558004" calcext:value-type="float">
            <text:p>34.558004</text:p>
          </table:table-cell>
          <table:table-cell office:value-type="float" office:value="0.395206" calcext:value-type="float">
            <text:p>0.395206</text:p>
          </table:table-cell>
        </table:table-row>
        <table:table-row table:style-name="ro1">
          <table:table-cell office:value-type="float" office:value="34.5692" calcext:value-type="float">
            <text:p>34.5692</text:p>
          </table:table-cell>
          <table:table-cell office:value-type="float" office:value="0.601478" calcext:value-type="float">
            <text:p>0.601478</text:p>
          </table:table-cell>
          <table:table-cell office:value-type="float" office:value="34.566475" calcext:value-type="float">
            <text:p>34.566475</text:p>
          </table:table-cell>
          <table:table-cell office:value-type="float" office:value="0.416269" calcext:value-type="float">
            <text:p>0.416269</text:p>
          </table:table-cell>
        </table:table-row>
        <table:table-row table:style-name="ro1">
          <table:table-cell office:value-type="float" office:value="34.5776" calcext:value-type="float">
            <text:p>34.5776</text:p>
          </table:table-cell>
          <table:table-cell office:value-type="float" office:value="0.610845" calcext:value-type="float">
            <text:p>0.610845</text:p>
          </table:table-cell>
          <table:table-cell office:value-type="float" office:value="34.57494" calcext:value-type="float">
            <text:p>34.57494</text:p>
          </table:table-cell>
          <table:table-cell office:value-type="float" office:value="0.436689" calcext:value-type="float">
            <text:p>0.436689</text:p>
          </table:table-cell>
        </table:table-row>
        <table:table-row table:style-name="ro1">
          <table:table-cell office:value-type="float" office:value="34.5861" calcext:value-type="float">
            <text:p>34.5861</text:p>
          </table:table-cell>
          <table:table-cell office:value-type="float" office:value="0.619604" calcext:value-type="float">
            <text:p>0.619604</text:p>
          </table:table-cell>
          <table:table-cell office:value-type="float" office:value="34.583397" calcext:value-type="float">
            <text:p>34.583397</text:p>
          </table:table-cell>
          <table:table-cell office:value-type="float" office:value="0.456468" calcext:value-type="float">
            <text:p>0.456468</text:p>
          </table:table-cell>
        </table:table-row>
        <table:table-row table:style-name="ro1">
          <table:table-cell office:value-type="float" office:value="34.5945" calcext:value-type="float">
            <text:p>34.5945</text:p>
          </table:table-cell>
          <table:table-cell office:value-type="float" office:value="0.627758" calcext:value-type="float">
            <text:p>0.627758</text:p>
          </table:table-cell>
          <table:table-cell office:value-type="float" office:value="34.591847" calcext:value-type="float">
            <text:p>34.591847</text:p>
          </table:table-cell>
          <table:table-cell office:value-type="float" office:value="0.47561" calcext:value-type="float">
            <text:p>0.47561</text:p>
          </table:table-cell>
        </table:table-row>
        <table:table-row table:style-name="ro1">
          <table:table-cell office:value-type="float" office:value="34.603" calcext:value-type="float">
            <text:p>34.603</text:p>
          </table:table-cell>
          <table:table-cell office:value-type="float" office:value="0.635305" calcext:value-type="float">
            <text:p>0.635305</text:p>
          </table:table-cell>
          <table:table-cell office:value-type="float" office:value="34.60029" calcext:value-type="float">
            <text:p>34.60029</text:p>
          </table:table-cell>
          <table:table-cell office:value-type="float" office:value="0.494117" calcext:value-type="float">
            <text:p>0.494117</text:p>
          </table:table-cell>
        </table:table-row>
        <table:table-row table:style-name="ro1">
          <table:table-cell office:value-type="float" office:value="34.6114" calcext:value-type="float">
            <text:p>34.6114</text:p>
          </table:table-cell>
          <table:table-cell office:value-type="float" office:value="0.642249" calcext:value-type="float">
            <text:p>0.642249</text:p>
          </table:table-cell>
          <table:table-cell office:value-type="float" office:value="34.608726" calcext:value-type="float">
            <text:p>34.608726</text:p>
          </table:table-cell>
          <table:table-cell office:value-type="float" office:value="0.51199" calcext:value-type="float">
            <text:p>0.51199</text:p>
          </table:table-cell>
        </table:table-row>
        <table:table-row table:style-name="ro1">
          <table:table-cell office:value-type="float" office:value="34.6198" calcext:value-type="float">
            <text:p>34.6198</text:p>
          </table:table-cell>
          <table:table-cell office:value-type="float" office:value="0.648588" calcext:value-type="float">
            <text:p>0.648588</text:p>
          </table:table-cell>
          <table:table-cell office:value-type="float" office:value="34.617155" calcext:value-type="float">
            <text:p>34.617155</text:p>
          </table:table-cell>
          <table:table-cell office:value-type="float" office:value="0.529234" calcext:value-type="float">
            <text:p>0.529234</text:p>
          </table:table-cell>
        </table:table-row>
        <table:table-row table:style-name="ro1">
          <table:table-cell office:value-type="float" office:value="34.6283" calcext:value-type="float">
            <text:p>34.6283</text:p>
          </table:table-cell>
          <table:table-cell office:value-type="float" office:value="0.654325" calcext:value-type="float">
            <text:p>0.654325</text:p>
          </table:table-cell>
          <table:table-cell office:value-type="float" office:value="34.625577" calcext:value-type="float">
            <text:p>34.625577</text:p>
          </table:table-cell>
          <table:table-cell office:value-type="float" office:value="0.545849" calcext:value-type="float">
            <text:p>0.545849</text:p>
          </table:table-cell>
        </table:table-row>
        <table:table-row table:style-name="ro1">
          <table:table-cell office:value-type="float" office:value="34.6367" calcext:value-type="float">
            <text:p>34.6367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34.633992" calcext:value-type="float">
            <text:p>34.633992</text:p>
          </table:table-cell>
          <table:table-cell office:value-type="float" office:value="0.561838" calcext:value-type="float">
            <text:p>0.561838</text:p>
          </table:table-cell>
        </table:table-row>
        <table:table-row table:style-name="ro1">
          <table:table-cell office:value-type="float" office:value="34.6451" calcext:value-type="float">
            <text:p>34.6451</text:p>
          </table:table-cell>
          <table:table-cell office:value-type="float" office:value="0.663993" calcext:value-type="float">
            <text:p>0.663993</text:p>
          </table:table-cell>
          <table:table-cell office:value-type="float" office:value="34.642399" calcext:value-type="float">
            <text:p>34.642399</text:p>
          </table:table-cell>
          <table:table-cell office:value-type="float" office:value="0.577202" calcext:value-type="float">
            <text:p>0.577202</text:p>
          </table:table-cell>
        </table:table-row>
        <table:table-row table:style-name="ro1">
          <table:table-cell office:value-type="float" office:value="34.6535" calcext:value-type="float">
            <text:p>34.6535</text:p>
          </table:table-cell>
          <table:table-cell office:value-type="float" office:value="0.667926" calcext:value-type="float">
            <text:p>0.667926</text:p>
          </table:table-cell>
          <table:table-cell office:value-type="float" office:value="34.6508" calcext:value-type="float">
            <text:p>34.6508</text:p>
          </table:table-cell>
          <table:table-cell office:value-type="float" office:value="0.591945" calcext:value-type="float">
            <text:p>0.591945</text:p>
          </table:table-cell>
        </table:table-row>
        <table:table-row table:style-name="ro1">
          <table:table-cell office:value-type="float" office:value="34.6619" calcext:value-type="float">
            <text:p>34.6619</text:p>
          </table:table-cell>
          <table:table-cell office:value-type="float" office:value="0.671259" calcext:value-type="float">
            <text:p>0.671259</text:p>
          </table:table-cell>
          <table:table-cell office:value-type="float" office:value="34.659193" calcext:value-type="float">
            <text:p>34.659193</text:p>
          </table:table-cell>
          <table:table-cell office:value-type="float" office:value="0.606067" calcext:value-type="float">
            <text:p>0.606067</text:p>
          </table:table-cell>
        </table:table-row>
        <table:table-row table:style-name="ro1">
          <table:table-cell office:value-type="float" office:value="34.6703" calcext:value-type="float">
            <text:p>34.6703</text:p>
          </table:table-cell>
          <table:table-cell office:value-type="float" office:value="0.673991" calcext:value-type="float">
            <text:p>0.673991</text:p>
          </table:table-cell>
          <table:table-cell office:value-type="float" office:value="34.66758" calcext:value-type="float">
            <text:p>34.66758</text:p>
          </table:table-cell>
          <table:table-cell office:value-type="float" office:value="0.619571" calcext:value-type="float">
            <text:p>0.619571</text:p>
          </table:table-cell>
        </table:table-row>
        <table:table-row table:style-name="ro1">
          <table:table-cell office:value-type="float" office:value="34.6786" calcext:value-type="float">
            <text:p>34.6786</text:p>
          </table:table-cell>
          <table:table-cell office:value-type="float" office:value="0.676124" calcext:value-type="float">
            <text:p>0.676124</text:p>
          </table:table-cell>
          <table:table-cell office:value-type="float" office:value="34.675959" calcext:value-type="float">
            <text:p>34.675959</text:p>
          </table:table-cell>
          <table:table-cell office:value-type="float" office:value="0.632458" calcext:value-type="float">
            <text:p>0.632458</text:p>
          </table:table-cell>
        </table:table-row>
        <table:table-row table:style-name="ro1">
          <table:table-cell office:value-type="float" office:value="34.687" calcext:value-type="float">
            <text:p>34.687</text:p>
          </table:table-cell>
          <table:table-cell office:value-type="float" office:value="0.677658" calcext:value-type="float">
            <text:p>0.677658</text:p>
          </table:table-cell>
          <table:table-cell office:value-type="float" office:value="34.684331" calcext:value-type="float">
            <text:p>34.684331</text:p>
          </table:table-cell>
          <table:table-cell office:value-type="float" office:value="0.64473" calcext:value-type="float">
            <text:p>0.64473</text:p>
          </table:table-cell>
        </table:table-row>
        <table:table-row table:style-name="ro1">
          <table:table-cell office:value-type="float" office:value="34.6954" calcext:value-type="float">
            <text:p>34.6954</text:p>
          </table:table-cell>
          <table:table-cell office:value-type="float" office:value="0.678593" calcext:value-type="float">
            <text:p>0.678593</text:p>
          </table:table-cell>
          <table:table-cell office:value-type="float" office:value="34.692697" calcext:value-type="float">
            <text:p>34.692697</text:p>
          </table:table-cell>
          <table:table-cell office:value-type="float" office:value="0.656388" calcext:value-type="float">
            <text:p>0.656388</text:p>
          </table:table-cell>
        </table:table-row>
        <table:table-row table:style-name="ro1">
          <table:table-cell office:value-type="float" office:value="34.7037" calcext:value-type="float">
            <text:p>34.7037</text:p>
          </table:table-cell>
          <table:table-cell office:value-type="float" office:value="0.678929" calcext:value-type="float">
            <text:p>0.678929</text:p>
          </table:table-cell>
          <table:table-cell office:value-type="float" office:value="34.701055" calcext:value-type="float">
            <text:p>34.701055</text:p>
          </table:table-cell>
          <table:table-cell office:value-type="float" office:value="0.667434" calcext:value-type="float">
            <text:p>0.667434</text:p>
          </table:table-cell>
        </table:table-row>
        <table:table-row table:style-name="ro1">
          <table:table-cell office:value-type="float" office:value="34.7121" calcext:value-type="float">
            <text:p>34.7121</text:p>
          </table:table-cell>
          <table:table-cell office:value-type="float" office:value="0.678666" calcext:value-type="float">
            <text:p>0.678666</text:p>
          </table:table-cell>
          <table:table-cell office:value-type="float" office:value="34.709406" calcext:value-type="float">
            <text:p>34.709406</text:p>
          </table:table-cell>
          <table:table-cell office:value-type="float" office:value="0.67787" calcext:value-type="float">
            <text:p>0.67787</text:p>
          </table:table-cell>
        </table:table-row>
        <table:table-row table:style-name="ro1">
          <table:table-cell office:value-type="float" office:value="34.7204" calcext:value-type="float">
            <text:p>34.7204</text:p>
          </table:table-cell>
          <table:table-cell office:value-type="float" office:value="0.677804" calcext:value-type="float">
            <text:p>0.677804</text:p>
          </table:table-cell>
          <table:table-cell office:value-type="float" office:value="34.717751" calcext:value-type="float">
            <text:p>34.717751</text:p>
          </table:table-cell>
          <table:table-cell office:value-type="float" office:value="0.687696" calcext:value-type="float">
            <text:p>0.687696</text:p>
          </table:table-cell>
        </table:table-row>
        <table:table-row table:style-name="ro1">
          <table:table-cell office:value-type="float" office:value="34.7288" calcext:value-type="float">
            <text:p>34.7288</text:p>
          </table:table-cell>
          <table:table-cell office:value-type="float" office:value="0.676344" calcext:value-type="float">
            <text:p>0.676344</text:p>
          </table:table-cell>
          <table:table-cell office:value-type="float" office:value="34.726088" calcext:value-type="float">
            <text:p>34.726088</text:p>
          </table:table-cell>
          <table:table-cell office:value-type="float" office:value="0.696913" calcext:value-type="float">
            <text:p>0.696913</text:p>
          </table:table-cell>
        </table:table-row>
        <table:table-row table:style-name="ro1">
          <table:table-cell office:value-type="float" office:value="34.7371" calcext:value-type="float">
            <text:p>34.7371</text:p>
          </table:table-cell>
          <table:table-cell office:value-type="float" office:value="0.674285" calcext:value-type="float">
            <text:p>0.674285</text:p>
          </table:table-cell>
          <table:table-cell office:value-type="float" office:value="34.734419" calcext:value-type="float">
            <text:p>34.734419</text:p>
          </table:table-cell>
          <table:table-cell office:value-type="float" office:value="0.705524" calcext:value-type="float">
            <text:p>0.705524</text:p>
          </table:table-cell>
        </table:table-row>
        <table:table-row table:style-name="ro1">
          <table:table-cell office:value-type="float" office:value="34.7454" calcext:value-type="float">
            <text:p>34.7454</text:p>
          </table:table-cell>
          <table:table-cell office:value-type="float" office:value="0.671628" calcext:value-type="float">
            <text:p>0.671628</text:p>
          </table:table-cell>
          <table:table-cell office:value-type="float" office:value="34.742742" calcext:value-type="float">
            <text:p>34.742742</text:p>
          </table:table-cell>
          <table:table-cell office:value-type="float" office:value="0.713529" calcext:value-type="float">
            <text:p>0.713529</text:p>
          </table:table-cell>
        </table:table-row>
        <table:table-row table:style-name="ro1">
          <table:table-cell office:value-type="float" office:value="34.7537" calcext:value-type="float">
            <text:p>34.7537</text:p>
          </table:table-cell>
          <table:table-cell office:value-type="float" office:value="0.668373" calcext:value-type="float">
            <text:p>0.668373</text:p>
          </table:table-cell>
          <table:table-cell office:value-type="float" office:value="34.751059" calcext:value-type="float">
            <text:p>34.751059</text:p>
          </table:table-cell>
          <table:table-cell office:value-type="float" office:value="0.720929" calcext:value-type="float">
            <text:p>0.720929</text:p>
          </table:table-cell>
        </table:table-row>
        <table:table-row table:style-name="ro1">
          <table:table-cell office:value-type="float" office:value="34.7621" calcext:value-type="float">
            <text:p>34.7621</text:p>
          </table:table-cell>
          <table:table-cell office:value-type="float" office:value="0.66452" calcext:value-type="float">
            <text:p>0.66452</text:p>
          </table:table-cell>
          <table:table-cell office:value-type="float" office:value="34.759368" calcext:value-type="float">
            <text:p>34.759368</text:p>
          </table:table-cell>
          <table:table-cell office:value-type="float" office:value="0.727724" calcext:value-type="float">
            <text:p>0.727724</text:p>
          </table:table-cell>
        </table:table-row>
        <table:table-row table:style-name="ro1">
          <table:table-cell office:value-type="float" office:value="34.7704" calcext:value-type="float">
            <text:p>34.7704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34.767671" calcext:value-type="float">
            <text:p>34.767671</text:p>
          </table:table-cell>
          <table:table-cell office:value-type="float" office:value="0.733917" calcext:value-type="float">
            <text:p>0.733917</text:p>
          </table:table-cell>
        </table:table-row>
        <table:table-row table:style-name="ro1">
          <table:table-cell office:value-type="float" office:value="34.7787" calcext:value-type="float">
            <text:p>34.7787</text:p>
          </table:table-cell>
          <table:table-cell office:value-type="float" office:value="0.655023" calcext:value-type="float">
            <text:p>0.655023</text:p>
          </table:table-cell>
          <table:table-cell office:value-type="float" office:value="34.775967" calcext:value-type="float">
            <text:p>34.775967</text:p>
          </table:table-cell>
          <table:table-cell office:value-type="float" office:value="0.739507" calcext:value-type="float">
            <text:p>0.739507</text:p>
          </table:table-cell>
        </table:table-row>
        <table:table-row table:style-name="ro1">
          <table:table-cell office:value-type="float" office:value="34.7869" calcext:value-type="float">
            <text:p>34.7869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34.784256" calcext:value-type="float">
            <text:p>34.784256</text:p>
          </table:table-cell>
          <table:table-cell office:value-type="float" office:value="0.744495" calcext:value-type="float">
            <text:p>0.744495</text:p>
          </table:table-cell>
        </table:table-row>
        <table:table-row table:style-name="ro1">
          <table:table-cell office:value-type="float" office:value="34.7952" calcext:value-type="float">
            <text:p>34.7952</text:p>
          </table:table-cell>
          <table:table-cell office:value-type="float" office:value="0.643141" calcext:value-type="float">
            <text:p>0.643141</text:p>
          </table:table-cell>
          <table:table-cell office:value-type="float" office:value="34.792538" calcext:value-type="float">
            <text:p>34.792538</text:p>
          </table:table-cell>
          <table:table-cell office:value-type="float" office:value="0.748883" calcext:value-type="float">
            <text:p>0.748883</text:p>
          </table:table-cell>
        </table:table-row>
        <table:table-row table:style-name="ro1">
          <table:table-cell office:value-type="float" office:value="34.8035" calcext:value-type="float">
            <text:p>34.8035</text:p>
          </table:table-cell>
          <table:table-cell office:value-type="float" office:value="0.636308" calcext:value-type="float">
            <text:p>0.636308</text:p>
          </table:table-cell>
          <table:table-cell office:value-type="float" office:value="34.800813" calcext:value-type="float">
            <text:p>34.800813</text:p>
          </table:table-cell>
          <table:table-cell office:value-type="float" office:value="0.75267" calcext:value-type="float">
            <text:p>0.75267</text:p>
          </table:table-cell>
        </table:table-row>
        <table:table-row table:style-name="ro1">
          <table:table-cell office:value-type="float" office:value="34.8118" calcext:value-type="float">
            <text:p>34.8118</text:p>
          </table:table-cell>
          <table:table-cell office:value-type="float" office:value="0.62888" calcext:value-type="float">
            <text:p>0.62888</text:p>
          </table:table-cell>
          <table:table-cell office:value-type="float" office:value="34.809082" calcext:value-type="float">
            <text:p>34.809082</text:p>
          </table:table-cell>
          <table:table-cell office:value-type="float" office:value="0.755857" calcext:value-type="float">
            <text:p>0.755857</text:p>
          </table:table-cell>
        </table:table-row>
        <table:table-row table:style-name="ro1">
          <table:table-cell office:value-type="float" office:value="34.82" calcext:value-type="float">
            <text:p>34.82</text:p>
          </table:table-cell>
          <table:table-cell office:value-type="float" office:value="0.620859" calcext:value-type="float">
            <text:p>0.620859</text:p>
          </table:table-cell>
          <table:table-cell office:value-type="float" office:value="34.817343" calcext:value-type="float">
            <text:p>34.817343</text:p>
          </table:table-cell>
          <table:table-cell office:value-type="float" office:value="0.758444" calcext:value-type="float">
            <text:p>0.758444</text:p>
          </table:table-cell>
        </table:table-row>
        <table:table-row table:style-name="ro1">
          <table:table-cell office:value-type="float" office:value="34.8283" calcext:value-type="float">
            <text:p>34.8283</text:p>
          </table:table-cell>
          <table:table-cell office:value-type="float" office:value="0.612246" calcext:value-type="float">
            <text:p>0.612246</text:p>
          </table:table-cell>
          <table:table-cell office:value-type="float" office:value="34.825598" calcext:value-type="float">
            <text:p>34.825598</text:p>
          </table:table-cell>
          <table:table-cell office:value-type="float" office:value="0.760433" calcext:value-type="float">
            <text:p>0.760433</text:p>
          </table:table-cell>
        </table:table-row>
        <table:table-row table:style-name="ro1">
          <table:table-cell office:value-type="float" office:value="34.8365" calcext:value-type="float">
            <text:p>34.8365</text:p>
          </table:table-cell>
          <table:table-cell office:value-type="float" office:value="0.603042" calcext:value-type="float">
            <text:p>0.603042</text:p>
          </table:table-cell>
          <table:table-cell office:value-type="float" office:value="34.833846" calcext:value-type="float">
            <text:p>34.833846</text:p>
          </table:table-cell>
          <table:table-cell office:value-type="float" office:value="0.761822" calcext:value-type="float">
            <text:p>0.761822</text:p>
          </table:table-cell>
        </table:table-row>
        <table:table-row table:style-name="ro1">
          <table:table-cell office:value-type="float" office:value="34.8448" calcext:value-type="float">
            <text:p>34.8448</text:p>
          </table:table-cell>
          <table:table-cell office:value-type="float" office:value="0.593247" calcext:value-type="float">
            <text:p>0.593247</text:p>
          </table:table-cell>
          <table:table-cell office:value-type="float" office:value="34.842087" calcext:value-type="float">
            <text:p>34.842087</text:p>
          </table:table-cell>
          <table:table-cell office:value-type="float" office:value="0.762612" calcext:value-type="float">
            <text:p>0.762612</text:p>
          </table:table-cell>
        </table:table-row>
        <table:table-row table:style-name="ro1">
          <table:table-cell office:value-type="float" office:value="34.853" calcext:value-type="float">
            <text:p>34.853</text:p>
          </table:table-cell>
          <table:table-cell office:value-type="float" office:value="0.582863" calcext:value-type="float">
            <text:p>0.582863</text:p>
          </table:table-cell>
          <table:table-cell office:value-type="float" office:value="34.850322" calcext:value-type="float">
            <text:p>34.850322</text:p>
          </table:table-cell>
          <table:table-cell office:value-type="float" office:value="0.762804" calcext:value-type="float">
            <text:p>0.762804</text:p>
          </table:table-cell>
        </table:table-row>
        <table:table-row table:style-name="ro1">
          <table:table-cell office:value-type="float" office:value="34.8612" calcext:value-type="float">
            <text:p>34.8612</text:p>
          </table:table-cell>
          <table:table-cell office:value-type="float" office:value="0.571891" calcext:value-type="float">
            <text:p>0.571891</text:p>
          </table:table-cell>
          <table:table-cell office:value-type="float" office:value="34.858549" calcext:value-type="float">
            <text:p>34.858549</text:p>
          </table:table-cell>
          <table:table-cell office:value-type="float" office:value="0.762398" calcext:value-type="float">
            <text:p>0.762398</text:p>
          </table:table-cell>
        </table:table-row>
        <table:table-row table:style-name="ro1">
          <table:table-cell office:value-type="float" office:value="34.8695" calcext:value-type="float">
            <text:p>34.8695</text:p>
          </table:table-cell>
          <table:table-cell office:value-type="float" office:value="0.560332" calcext:value-type="float">
            <text:p>0.560332</text:p>
          </table:table-cell>
          <table:table-cell office:value-type="float" office:value="34.86677" calcext:value-type="float">
            <text:p>34.86677</text:p>
          </table:table-cell>
          <table:table-cell office:value-type="float" office:value="0.761392" calcext:value-type="float">
            <text:p>0.761392</text:p>
          </table:table-cell>
        </table:table-row>
        <table:table-row table:style-name="ro1">
          <table:table-cell office:value-type="float" office:value="34.8777" calcext:value-type="float">
            <text:p>34.8777</text:p>
          </table:table-cell>
          <table:table-cell office:value-type="float" office:value="0.548188" calcext:value-type="float">
            <text:p>0.548188</text:p>
          </table:table-cell>
          <table:table-cell office:value-type="float" office:value="34.874984" calcext:value-type="float">
            <text:p>34.874984</text:p>
          </table:table-cell>
          <table:table-cell office:value-type="float" office:value="0.759789" calcext:value-type="float">
            <text:p>0.759789</text:p>
          </table:table-cell>
        </table:table-row>
        <table:table-row table:style-name="ro1">
          <table:table-cell office:value-type="float" office:value="34.8859" calcext:value-type="float">
            <text:p>34.8859</text:p>
          </table:table-cell>
          <table:table-cell office:value-type="float" office:value="0.53546" calcext:value-type="float">
            <text:p>0.53546</text:p>
          </table:table-cell>
          <table:table-cell office:value-type="float" office:value="34.883191" calcext:value-type="float">
            <text:p>34.883191</text:p>
          </table:table-cell>
          <table:table-cell office:value-type="float" office:value="0.757587" calcext:value-type="float">
            <text:p>0.757587</text:p>
          </table:table-cell>
        </table:table-row>
        <table:table-row table:style-name="ro1">
          <table:table-cell office:value-type="float" office:value="34.8941" calcext:value-type="float">
            <text:p>34.8941</text:p>
          </table:table-cell>
          <table:table-cell office:value-type="float" office:value="0.52215" calcext:value-type="float">
            <text:p>0.52215</text:p>
          </table:table-cell>
          <table:table-cell office:value-type="float" office:value="34.891392" calcext:value-type="float">
            <text:p>34.891392</text:p>
          </table:table-cell>
          <table:table-cell office:value-type="float" office:value="0.754787" calcext:value-type="float">
            <text:p>0.754787</text:p>
          </table:table-cell>
        </table:table-row>
        <table:table-row table:style-name="ro1">
          <table:table-cell office:value-type="float" office:value="34.9023" calcext:value-type="float">
            <text:p>34.9023</text:p>
          </table:table-cell>
          <table:table-cell office:value-type="float" office:value="0.508258" calcext:value-type="float">
            <text:p>0.508258</text:p>
          </table:table-cell>
          <table:table-cell office:value-type="float" office:value="34.899586" calcext:value-type="float">
            <text:p>34.899586</text:p>
          </table:table-cell>
          <table:table-cell office:value-type="float" office:value="0.751389" calcext:value-type="float">
            <text:p>0.751389</text:p>
          </table:table-cell>
        </table:table-row>
        <table:table-row table:style-name="ro1">
          <table:table-cell office:value-type="float" office:value="34.9105" calcext:value-type="float">
            <text:p>34.9105</text:p>
          </table:table-cell>
          <table:table-cell office:value-type="float" office:value="0.493787" calcext:value-type="float">
            <text:p>0.493787</text:p>
          </table:table-cell>
          <table:table-cell office:value-type="float" office:value="34.907773" calcext:value-type="float">
            <text:p>34.907773</text:p>
          </table:table-cell>
          <table:table-cell office:value-type="float" office:value="0.747394" calcext:value-type="float">
            <text:p>0.747394</text:p>
          </table:table-cell>
        </table:table-row>
        <table:table-row table:style-name="ro1">
          <table:table-cell office:value-type="float" office:value="34.9186" calcext:value-type="float">
            <text:p>34.9186</text:p>
          </table:table-cell>
          <table:table-cell office:value-type="float" office:value="0.478738" calcext:value-type="float">
            <text:p>0.478738</text:p>
          </table:table-cell>
          <table:table-cell office:value-type="float" office:value="34.915953" calcext:value-type="float">
            <text:p>34.915953</text:p>
          </table:table-cell>
          <table:table-cell office:value-type="float" office:value="0.742802" calcext:value-type="float">
            <text:p>0.742802</text:p>
          </table:table-cell>
        </table:table-row>
        <table:table-row table:style-name="ro1">
          <table:table-cell office:value-type="float" office:value="34.9268" calcext:value-type="float">
            <text:p>34.9268</text:p>
          </table:table-cell>
          <table:table-cell office:value-type="float" office:value="0.463113" calcext:value-type="float">
            <text:p>0.463113</text:p>
          </table:table-cell>
          <table:table-cell office:value-type="float" office:value="34.924127" calcext:value-type="float">
            <text:p>34.924127</text:p>
          </table:table-cell>
          <table:table-cell office:value-type="float" office:value="0.737613" calcext:value-type="float">
            <text:p>0.737613</text:p>
          </table:table-cell>
        </table:table-row>
        <table:table-row table:style-name="ro1">
          <table:table-cell office:value-type="float" office:value="34.935" calcext:value-type="float">
            <text:p>34.935</text:p>
          </table:table-cell>
          <table:table-cell office:value-type="float" office:value="0.446914" calcext:value-type="float">
            <text:p>0.446914</text:p>
          </table:table-cell>
          <table:table-cell office:value-type="float" office:value="34.932294" calcext:value-type="float">
            <text:p>34.932294</text:p>
          </table:table-cell>
          <table:table-cell office:value-type="float" office:value="0.731829" calcext:value-type="float">
            <text:p>0.731829</text:p>
          </table:table-cell>
        </table:table-row>
        <table:table-row table:style-name="ro1">
          <table:table-cell office:value-type="float" office:value="34.9431" calcext:value-type="float">
            <text:p>34.9431</text:p>
          </table:table-cell>
          <table:table-cell office:value-type="float" office:value="0.430142" calcext:value-type="float">
            <text:p>0.430142</text:p>
          </table:table-cell>
          <table:table-cell office:value-type="float" office:value="34.940454" calcext:value-type="float">
            <text:p>34.940454</text:p>
          </table:table-cell>
          <table:table-cell office:value-type="float" office:value="0.725449" calcext:value-type="float">
            <text:p>0.725449</text:p>
          </table:table-cell>
        </table:table-row>
        <table:table-row table:style-name="ro1">
          <table:table-cell office:value-type="float" office:value="34.9513" calcext:value-type="float">
            <text:p>34.9513</text:p>
          </table:table-cell>
          <table:table-cell office:value-type="float" office:value="0.412799" calcext:value-type="float">
            <text:p>0.412799</text:p>
          </table:table-cell>
          <table:table-cell office:value-type="float" office:value="34.948608" calcext:value-type="float">
            <text:p>34.948608</text:p>
          </table:table-cell>
          <table:table-cell office:value-type="float" office:value="0.718475" calcext:value-type="float">
            <text:p>0.718475</text:p>
          </table:table-cell>
        </table:table-row>
        <table:table-row table:style-name="ro1">
          <table:table-cell office:value-type="float" office:value="34.9594" calcext:value-type="float">
            <text:p>34.9594</text:p>
          </table:table-cell>
          <table:table-cell office:value-type="float" office:value="0.394888" calcext:value-type="float">
            <text:p>0.394888</text:p>
          </table:table-cell>
          <table:table-cell office:value-type="float" office:value="34.956755" calcext:value-type="float">
            <text:p>34.956755</text:p>
          </table:table-cell>
          <table:table-cell office:value-type="float" office:value="0.710908" calcext:value-type="float">
            <text:p>0.710908</text:p>
          </table:table-cell>
        </table:table-row>
        <table:table-row table:style-name="ro1">
          <table:table-cell office:value-type="float" office:value="34.9676" calcext:value-type="float">
            <text:p>34.9676</text:p>
          </table:table-cell>
          <table:table-cell office:value-type="float" office:value="0.37641" calcext:value-type="float">
            <text:p>0.37641</text:p>
          </table:table-cell>
          <table:table-cell office:value-type="float" office:value="34.964896" calcext:value-type="float">
            <text:p>34.964896</text:p>
          </table:table-cell>
          <table:table-cell office:value-type="float" office:value="0.702747" calcext:value-type="float">
            <text:p>0.702747</text:p>
          </table:table-cell>
        </table:table-row>
        <table:table-row table:style-name="ro1">
          <table:table-cell office:value-type="float" office:value="34.9757" calcext:value-type="float">
            <text:p>34.9757</text:p>
          </table:table-cell>
          <table:table-cell office:value-type="float" office:value="0.357368" calcext:value-type="float">
            <text:p>0.357368</text:p>
          </table:table-cell>
          <table:table-cell office:value-type="float" office:value="34.973029" calcext:value-type="float">
            <text:p>34.973029</text:p>
          </table:table-cell>
          <table:table-cell office:value-type="float" office:value="0.693995" calcext:value-type="float">
            <text:p>0.693995</text:p>
          </table:table-cell>
        </table:table-row>
        <table:table-row table:style-name="ro1">
          <table:table-cell office:value-type="float" office:value="34.9838" calcext:value-type="float">
            <text:p>34.9838</text:p>
          </table:table-cell>
          <table:table-cell office:value-type="float" office:value="0.337763" calcext:value-type="float">
            <text:p>0.337763</text:p>
          </table:table-cell>
          <table:table-cell office:value-type="float" office:value="34.981156" calcext:value-type="float">
            <text:p>34.981156</text:p>
          </table:table-cell>
          <table:table-cell office:value-type="float" office:value="0.684651" calcext:value-type="float">
            <text:p>0.684651</text:p>
          </table:table-cell>
        </table:table-row>
        <table:table-row table:style-name="ro1">
          <table:table-cell office:value-type="float" office:value="34.992" calcext:value-type="float">
            <text:p>34.992</text:p>
          </table:table-cell>
          <table:table-cell office:value-type="float" office:value="0.317598" calcext:value-type="float">
            <text:p>0.317598</text:p>
          </table:table-cell>
          <table:table-cell office:value-type="float" office:value="34.989277" calcext:value-type="float">
            <text:p>34.989277</text:p>
          </table:table-cell>
          <table:table-cell office:value-type="float" office:value="0.674718" calcext:value-type="float">
            <text:p>0.674718</text:p>
          </table:table-cell>
        </table:table-row>
        <table:table-row table:style-name="ro1">
          <table:table-cell office:value-type="float" office:value="35.0001" calcext:value-type="float">
            <text:p>35.0001</text:p>
          </table:table-cell>
          <table:table-cell office:value-type="float" office:value="0.296874" calcext:value-type="float">
            <text:p>0.296874</text:p>
          </table:table-cell>
          <table:table-cell office:value-type="float" office:value="34.997391" calcext:value-type="float">
            <text:p>34.997391</text:p>
          </table:table-cell>
          <table:table-cell office:value-type="float" office:value="0.664196" calcext:value-type="float">
            <text:p>0.664196</text:p>
          </table:table-cell>
        </table:table-row>
        <table:table-row table:style-name="ro1">
          <table:table-cell office:value-type="float" office:value="35.0082" calcext:value-type="float">
            <text:p>35.0082</text:p>
          </table:table-cell>
          <table:table-cell office:value-type="float" office:value="0.275595" calcext:value-type="float">
            <text:p>0.275595</text:p>
          </table:table-cell>
          <table:table-cell office:value-type="float" office:value="35.005498" calcext:value-type="float">
            <text:p>35.005498</text:p>
          </table:table-cell>
          <table:table-cell office:value-type="float" office:value="0.653087" calcext:value-type="float">
            <text:p>0.653087</text:p>
          </table:table-cell>
        </table:table-row>
        <table:table-row table:style-name="ro1">
          <table:table-cell office:value-type="float" office:value="35.0163" calcext:value-type="float">
            <text:p>35.0163</text:p>
          </table:table-cell>
          <table:table-cell office:value-type="float" office:value="0.253762" calcext:value-type="float">
            <text:p>0.253762</text:p>
          </table:table-cell>
          <table:table-cell office:value-type="float" office:value="35.013599" calcext:value-type="float">
            <text:p>35.013599</text:p>
          </table:table-cell>
          <table:table-cell office:value-type="float" office:value="0.641391" calcext:value-type="float">
            <text:p>0.641391</text:p>
          </table:table-cell>
        </table:table-row>
        <table:table-row table:style-name="ro1">
          <table:table-cell office:value-type="float" office:value="35.0244" calcext:value-type="float">
            <text:p>35.0244</text:p>
          </table:table-cell>
          <table:table-cell office:value-type="float" office:value="0.231379" calcext:value-type="float">
            <text:p>0.231379</text:p>
          </table:table-cell>
          <table:table-cell office:value-type="float" office:value="35.021694" calcext:value-type="float">
            <text:p>35.021694</text:p>
          </table:table-cell>
          <table:table-cell office:value-type="float" office:value="0.629111" calcext:value-type="float">
            <text:p>0.629111</text:p>
          </table:table-cell>
        </table:table-row>
        <table:table-row table:style-name="ro1">
          <table:table-cell office:value-type="float" office:value="35.0325" calcext:value-type="float">
            <text:p>35.0325</text:p>
          </table:table-cell>
          <table:table-cell office:value-type="float" office:value="0.208446" calcext:value-type="float">
            <text:p>0.208446</text:p>
          </table:table-cell>
          <table:table-cell office:value-type="float" office:value="35.029781" calcext:value-type="float">
            <text:p>35.029781</text:p>
          </table:table-cell>
          <table:table-cell office:value-type="float" office:value="0.616247" calcext:value-type="float">
            <text:p>0.616247</text:p>
          </table:table-cell>
        </table:table-row>
        <table:table-row table:style-name="ro1">
          <table:table-cell office:value-type="float" office:value="35.0406" calcext:value-type="float">
            <text:p>35.0406</text:p>
          </table:table-cell>
          <table:table-cell office:value-type="float" office:value="0.184968" calcext:value-type="float">
            <text:p>0.184968</text:p>
          </table:table-cell>
          <table:table-cell office:value-type="float" office:value="35.037862" calcext:value-type="float">
            <text:p>35.037862</text:p>
          </table:table-cell>
          <table:table-cell office:value-type="float" office:value="0.602801" calcext:value-type="float">
            <text:p>0.602801</text:p>
          </table:table-cell>
        </table:table-row>
        <table:table-row table:style-name="ro1">
          <table:table-cell office:value-type="float" office:value="35.0486" calcext:value-type="float">
            <text:p>35.0486</text:p>
          </table:table-cell>
          <table:table-cell office:value-type="float" office:value="0.160946" calcext:value-type="float">
            <text:p>0.160946</text:p>
          </table:table-cell>
          <table:table-cell office:value-type="float" office:value="35.045937" calcext:value-type="float">
            <text:p>35.045937</text:p>
          </table:table-cell>
          <table:table-cell office:value-type="float" office:value="0.588775" calcext:value-type="float">
            <text:p>0.588775</text:p>
          </table:table-cell>
        </table:table-row>
        <table:table-row table:style-name="ro1">
          <table:table-cell office:value-type="float" office:value="35.0567" calcext:value-type="float">
            <text:p>35.0567</text:p>
          </table:table-cell>
          <table:table-cell office:value-type="float" office:value="0.136382" calcext:value-type="float">
            <text:p>0.136382</text:p>
          </table:table-cell>
          <table:table-cell office:value-type="float" office:value="35.054005" calcext:value-type="float">
            <text:p>35.054005</text:p>
          </table:table-cell>
          <table:table-cell office:value-type="float" office:value="0.574169" calcext:value-type="float">
            <text:p>0.574169</text:p>
          </table:table-cell>
        </table:table-row>
        <table:table-row table:style-name="ro1">
          <table:table-cell office:value-type="float" office:value="35.0648" calcext:value-type="float">
            <text:p>35.0648</text:p>
          </table:table-cell>
          <table:table-cell office:value-type="float" office:value="0.111281" calcext:value-type="float">
            <text:p>0.111281</text:p>
          </table:table-cell>
          <table:table-cell office:value-type="float" office:value="35.062067" calcext:value-type="float">
            <text:p>35.062067</text:p>
          </table:table-cell>
          <table:table-cell office:value-type="float" office:value="0.558987" calcext:value-type="float">
            <text:p>0.558987</text:p>
          </table:table-cell>
        </table:table-row>
        <table:table-row table:style-name="ro1">
          <table:table-cell office:value-type="float" office:value="35.0728" calcext:value-type="float">
            <text:p>35.0728</text:p>
          </table:table-cell>
          <table:table-cell office:value-type="float" office:value="0.0856432" calcext:value-type="float">
            <text:p>0.0856432</text:p>
          </table:table-cell>
          <table:table-cell office:value-type="float" office:value="35.070122" calcext:value-type="float">
            <text:p>35.070122</text:p>
          </table:table-cell>
          <table:table-cell office:value-type="float" office:value="0.543229" calcext:value-type="float">
            <text:p>0.543229</text:p>
          </table:table-cell>
        </table:table-row>
        <table:table-row table:style-name="ro1">
          <table:table-cell office:value-type="float" office:value="35.0809" calcext:value-type="float">
            <text:p>35.0809</text:p>
          </table:table-cell>
          <table:table-cell office:value-type="float" office:value="0.0594728" calcext:value-type="float">
            <text:p>0.0594728</text:p>
          </table:table-cell>
          <table:table-cell office:value-type="float" office:value="35.078171" calcext:value-type="float">
            <text:p>35.078171</text:p>
          </table:table-cell>
          <table:table-cell office:value-type="float" office:value="0.526897" calcext:value-type="float">
            <text:p>0.526897</text:p>
          </table:table-cell>
        </table:table-row>
        <table:table-row table:style-name="ro1">
          <table:table-cell office:value-type="float" office:value="35.0889" calcext:value-type="float">
            <text:p>35.0889</text:p>
          </table:table-cell>
          <table:table-cell office:value-type="float" office:value="0.0327721" calcext:value-type="float">
            <text:p>0.0327721</text:p>
          </table:table-cell>
          <table:table-cell office:value-type="float" office:value="35.086213" calcext:value-type="float">
            <text:p>35.086213</text:p>
          </table:table-cell>
          <table:table-cell office:value-type="float" office:value="0.509994" calcext:value-type="float">
            <text:p>0.509994</text:p>
          </table:table-cell>
        </table:table-row>
        <table:table-row table:style-name="ro1">
          <table:table-cell office:value-type="float" office:value="35.0969" calcext:value-type="float">
            <text:p>35.0969</text:p>
          </table:table-cell>
          <table:table-cell office:value-type="float" office:value="0.00554396" calcext:value-type="float">
            <text:p>0.00554396</text:p>
          </table:table-cell>
          <table:table-cell office:value-type="float" office:value="35.094248" calcext:value-type="float">
            <text:p>35.094248</text:p>
          </table:table-cell>
          <table:table-cell office:value-type="float" office:value="0.49252" calcext:value-type="float">
            <text:p>0.49252</text:p>
          </table:table-cell>
        </table:table-row>
        <table:table-row table:style-name="ro1">
          <table:table-cell office:value-type="float" office:value="35.105" calcext:value-type="float">
            <text:p>35.105</text:p>
          </table:table-cell>
          <table:table-cell office:value-type="float" office:value="0" calcext:value-type="float">
            <text:p>0</text:p>
          </table:table-cell>
          <table:table-cell office:value-type="float" office:value="35.102278" calcext:value-type="float">
            <text:p>35.102278</text:p>
          </table:table-cell>
          <table:table-cell office:value-type="float" office:value="0.474478" calcext:value-type="float">
            <text:p>0.474478</text:p>
          </table:table-cell>
        </table:table-row>
        <table:table-row table:style-name="ro1">
          <table:table-cell office:value-type="float" office:value="35.1691" calcext:value-type="float">
            <text:p>35.1691</text:p>
          </table:table-cell>
          <table:table-cell office:value-type="float" office:value="0" calcext:value-type="float">
            <text:p>0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0.455871" calcext:value-type="float">
            <text:p>0.455871</text:p>
          </table:table-cell>
        </table:table-row>
        <table:table-row table:style-name="ro1">
          <table:table-cell office:value-type="float" office:value="35.1772" calcext:value-type="float">
            <text:p>35.1772</text:p>
          </table:table-cell>
          <table:table-cell office:value-type="float" office:value="0.0277528" calcext:value-type="float">
            <text:p>0.0277528</text:p>
          </table:table-cell>
          <table:table-cell office:value-type="float" office:value="35.118317" calcext:value-type="float">
            <text:p>35.118317</text:p>
          </table:table-cell>
          <table:table-cell office:value-type="float" office:value="0.436699" calcext:value-type="float">
            <text:p>0.436699</text:p>
          </table:table-cell>
        </table:table-row>
        <table:table-row table:style-name="ro1">
          <table:table-cell office:value-type="float" office:value="35.1852" calcext:value-type="float">
            <text:p>35.1852</text:p>
          </table:table-cell>
          <table:table-cell office:value-type="float" office:value="0.0548298" calcext:value-type="float">
            <text:p>0.0548298</text:p>
          </table:table-cell>
          <table:table-cell office:value-type="float" office:value="35.126327" calcext:value-type="float">
            <text:p>35.126327</text:p>
          </table:table-cell>
          <table:table-cell office:value-type="float" office:value="0.416966" calcext:value-type="float">
            <text:p>0.416966</text:p>
          </table:table-cell>
        </table:table-row>
        <table:table-row table:style-name="ro1">
          <table:table-cell office:value-type="float" office:value="35.1932" calcext:value-type="float">
            <text:p>35.1932</text:p>
          </table:table-cell>
          <table:table-cell office:value-type="float" office:value="0.0812347" calcext:value-type="float">
            <text:p>0.0812347</text:p>
          </table:table-cell>
          <table:table-cell office:value-type="float" office:value="35.13433" calcext:value-type="float">
            <text:p>35.13433</text:p>
          </table:table-cell>
          <table:table-cell office:value-type="float" office:value="0.396673" calcext:value-type="float">
            <text:p>0.396673</text:p>
          </table:table-cell>
        </table:table-row>
        <table:table-row table:style-name="ro1">
          <table:table-cell office:value-type="float" office:value="35.2012" calcext:value-type="float">
            <text:p>35.2012</text:p>
          </table:table-cell>
          <table:table-cell office:value-type="float" office:value="0.106971" calcext:value-type="float">
            <text:p>0.106971</text:p>
          </table:table-cell>
          <table:table-cell office:value-type="float" office:value="35.142327" calcext:value-type="float">
            <text:p>35.142327</text:p>
          </table:table-cell>
          <table:table-cell office:value-type="float" office:value="0.375823" calcext:value-type="float">
            <text:p>0.375823</text:p>
          </table:table-cell>
        </table:table-row>
        <table:table-row table:style-name="ro1">
          <table:table-cell office:value-type="float" office:value="35.2092" calcext:value-type="float">
            <text:p>35.2092</text:p>
          </table:table-cell>
          <table:table-cell office:value-type="float" office:value="0.132043" calcext:value-type="float">
            <text:p>0.132043</text:p>
          </table:table-cell>
          <table:table-cell office:value-type="float" office:value="35.150318" calcext:value-type="float">
            <text:p>35.150318</text:p>
          </table:table-cell>
          <table:table-cell office:value-type="float" office:value="0.354418" calcext:value-type="float">
            <text:p>0.354418</text:p>
          </table:table-cell>
        </table:table-row>
        <table:table-row table:style-name="ro1">
          <table:table-cell office:value-type="float" office:value="35.2172" calcext:value-type="float">
            <text:p>35.2172</text:p>
          </table:table-cell>
          <table:table-cell office:value-type="float" office:value="0.156452" calcext:value-type="float">
            <text:p>0.156452</text:p>
          </table:table-cell>
          <table:table-cell office:value-type="float" office:value="35.158302" calcext:value-type="float">
            <text:p>35.158302</text:p>
          </table:table-cell>
          <table:table-cell office:value-type="float" office:value="0.33246" calcext:value-type="float">
            <text:p>0.33246</text:p>
          </table:table-cell>
        </table:table-row>
        <table:table-row table:style-name="ro1">
          <table:table-cell office:value-type="float" office:value="35.2252" calcext:value-type="float">
            <text:p>35.2252</text:p>
          </table:table-cell>
          <table:table-cell office:value-type="float" office:value="0.180204" calcext:value-type="float">
            <text:p>0.180204</text:p>
          </table:table-cell>
          <table:table-cell office:value-type="float" office:value="35.16628" calcext:value-type="float">
            <text:p>35.16628</text:p>
          </table:table-cell>
          <table:table-cell office:value-type="float" office:value="0.309951" calcext:value-type="float">
            <text:p>0.309951</text:p>
          </table:table-cell>
        </table:table-row>
        <table:table-row table:style-name="ro1">
          <table:table-cell office:value-type="float" office:value="35.2332" calcext:value-type="float">
            <text:p>35.2332</text:p>
          </table:table-cell>
          <table:table-cell office:value-type="float" office:value="0.2033" calcext:value-type="float">
            <text:p>0.2033</text:p>
          </table:table-cell>
          <table:table-cell office:value-type="float" office:value="35.174252" calcext:value-type="float">
            <text:p>35.174252</text:p>
          </table:table-cell>
          <table:table-cell office:value-type="float" office:value="0.286895" calcext:value-type="float">
            <text:p>0.286895</text:p>
          </table:table-cell>
        </table:table-row>
        <table:table-row table:style-name="ro1">
          <table:table-cell office:value-type="float" office:value="35.2411" calcext:value-type="float">
            <text:p>35.2411</text:p>
          </table:table-cell>
          <table:table-cell office:value-type="float" office:value="0.225745" calcext:value-type="float">
            <text:p>0.225745</text:p>
          </table:table-cell>
          <table:table-cell office:value-type="float" office:value="35.182217" calcext:value-type="float">
            <text:p>35.182217</text:p>
          </table:table-cell>
          <table:table-cell office:value-type="float" office:value="0.263293" calcext:value-type="float">
            <text:p>0.263293</text:p>
          </table:table-cell>
        </table:table-row>
        <table:table-row table:style-name="ro1">
          <table:table-cell office:value-type="float" office:value="35.2491" calcext:value-type="float">
            <text:p>35.2491</text:p>
          </table:table-cell>
          <table:table-cell office:value-type="float" office:value="0.24754" calcext:value-type="float">
            <text:p>0.24754</text:p>
          </table:table-cell>
          <table:table-cell office:value-type="float" office:value="35.190176" calcext:value-type="float">
            <text:p>35.190176</text:p>
          </table:table-cell>
          <table:table-cell office:value-type="float" office:value="0.239149" calcext:value-type="float">
            <text:p>0.239149</text:p>
          </table:table-cell>
        </table:table-row>
        <table:table-row table:style-name="ro1">
          <table:table-cell office:value-type="float" office:value="35.257" calcext:value-type="float">
            <text:p>35.257</text:p>
          </table:table-cell>
          <table:table-cell office:value-type="float" office:value="0.268688" calcext:value-type="float">
            <text:p>0.268688</text:p>
          </table:table-cell>
          <table:table-cell office:value-type="float" office:value="35.198128" calcext:value-type="float">
            <text:p>35.198128</text:p>
          </table:table-cell>
          <table:table-cell office:value-type="float" office:value="0.214464" calcext:value-type="float">
            <text:p>0.214464</text:p>
          </table:table-cell>
        </table:table-row>
        <table:table-row table:style-name="ro1">
          <table:table-cell office:value-type="float" office:value="35.265" calcext:value-type="float">
            <text:p>35.265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35.206075" calcext:value-type="float">
            <text:p>35.206075</text:p>
          </table:table-cell>
          <table:table-cell office:value-type="float" office:value="0.189241" calcext:value-type="float">
            <text:p>0.189241</text:p>
          </table:table-cell>
        </table:table-row>
        <table:table-row table:style-name="ro1">
          <table:table-cell office:value-type="float" office:value="35.2729" calcext:value-type="float">
            <text:p>35.2729</text:p>
          </table:table-cell>
          <table:table-cell office:value-type="float" office:value="0.309058" calcext:value-type="float">
            <text:p>0.309058</text:p>
          </table:table-cell>
          <table:table-cell office:value-type="float" office:value="35.214014" calcext:value-type="float">
            <text:p>35.214014</text:p>
          </table:table-cell>
          <table:table-cell office:value-type="float" office:value="0.163484" calcext:value-type="float">
            <text:p>0.163484</text:p>
          </table:table-cell>
        </table:table-row>
        <table:table-row table:style-name="ro1">
          <table:table-cell office:value-type="float" office:value="35.2809" calcext:value-type="float">
            <text:p>35.2809</text:p>
          </table:table-cell>
          <table:table-cell office:value-type="float" office:value="0.328285" calcext:value-type="float">
            <text:p>0.328285</text:p>
          </table:table-cell>
          <table:table-cell office:value-type="float" office:value="35.221948" calcext:value-type="float">
            <text:p>35.221948</text:p>
          </table:table-cell>
          <table:table-cell office:value-type="float" office:value="0.137195" calcext:value-type="float">
            <text:p>0.137195</text:p>
          </table:table-cell>
        </table:table-row>
        <table:table-row table:style-name="ro1">
          <table:table-cell office:value-type="float" office:value="35.2888" calcext:value-type="float">
            <text:p>35.2888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35.229875" calcext:value-type="float">
            <text:p>35.229875</text:p>
          </table:table-cell>
          <table:table-cell office:value-type="float" office:value="0.110376" calcext:value-type="float">
            <text:p>0.110376</text:p>
          </table:table-cell>
        </table:table-row>
        <table:table-row table:style-name="ro1">
          <table:table-cell office:value-type="float" office:value="35.2967" calcext:value-type="float">
            <text:p>35.2967</text:p>
          </table:table-cell>
          <table:table-cell office:value-type="float" office:value="0.364833" calcext:value-type="float">
            <text:p>0.364833</text:p>
          </table:table-cell>
          <table:table-cell office:value-type="float" office:value="35.237796" calcext:value-type="float">
            <text:p>35.237796</text:p>
          </table:table-cell>
          <table:table-cell office:value-type="float" office:value="0.08303" calcext:value-type="float">
            <text:p>0.08303</text:p>
          </table:table-cell>
        </table:table-row>
        <table:table-row table:style-name="ro1">
          <table:table-cell office:value-type="float" office:value="35.3047" calcext:value-type="float">
            <text:p>35.3047</text:p>
          </table:table-cell>
          <table:table-cell office:value-type="float" office:value="0.382159" calcext:value-type="float">
            <text:p>0.382159</text:p>
          </table:table-cell>
          <table:table-cell office:value-type="float" office:value="35.245711" calcext:value-type="float">
            <text:p>35.245711</text:p>
          </table:table-cell>
          <table:table-cell office:value-type="float" office:value="0.055161" calcext:value-type="float">
            <text:p>0.055161</text:p>
          </table:table-cell>
        </table:table-row>
        <table:table-row table:style-name="ro1">
          <table:table-cell office:value-type="float" office:value="35.3126" calcext:value-type="float">
            <text:p>35.3126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35.25362" calcext:value-type="float">
            <text:p>35.25362</text:p>
          </table:table-cell>
          <table:table-cell office:value-type="float" office:value="0.02677" calcext:value-type="float">
            <text:p>0.02677</text:p>
          </table:table-cell>
        </table:table-row>
        <table:table-row table:style-name="ro1">
          <table:table-cell office:value-type="float" office:value="35.3205" calcext:value-type="float">
            <text:p>35.3205</text:p>
          </table:table-cell>
          <table:table-cell office:value-type="float" office:value="0.414927" calcext:value-type="float">
            <text:p>0.414927</text:p>
          </table:table-cell>
          <table:table-cell office:value-type="float" office:value="35.261522" calcext:value-type="float">
            <text:p>35.26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284" calcext:value-type="float">
            <text:p>35.3284</text:p>
          </table:table-cell>
          <table:table-cell office:value-type="float" office:value="0.430374" calcext:value-type="float">
            <text:p>0.430374</text:p>
          </table:table-cell>
          <table:table-cell office:value-type="float" office:value="35.32469" calcext:value-type="float">
            <text:p>35.3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363" calcext:value-type="float">
            <text:p>35.3363</text:p>
          </table:table-cell>
          <table:table-cell office:value-type="float" office:value="0.445197" calcext:value-type="float">
            <text:p>0.445197</text:p>
          </table:table-cell>
          <table:table-cell office:value-type="float" office:value="35.332586" calcext:value-type="float">
            <text:p>35.332586</text:p>
          </table:table-cell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35.3442" calcext:value-type="float">
            <text:p>35.3442</text:p>
          </table:table-cell>
          <table:table-cell office:value-type="float" office:value="0.4594" calcext:value-type="float">
            <text:p>0.4594</text:p>
          </table:table-cell>
          <table:table-cell office:value-type="float" office:value="35.340475" calcext:value-type="float">
            <text:p>35.340475</text:p>
          </table:table-cell>
          <table:table-cell office:value-type="float" office:value="0.058161" calcext:value-type="float">
            <text:p>0.058161</text:p>
          </table:table-cell>
        </table:table-row>
        <table:table-row table:style-name="ro1">
          <table:table-cell office:value-type="float" office:value="35.3521" calcext:value-type="float">
            <text:p>35.3521</text:p>
          </table:table-cell>
          <table:table-cell office:value-type="float" office:value="0.472985" calcext:value-type="float">
            <text:p>0.472985</text:p>
          </table:table-cell>
          <table:table-cell office:value-type="float" office:value="35.348359" calcext:value-type="float">
            <text:p>35.348359</text:p>
          </table:table-cell>
          <table:table-cell office:value-type="float" office:value="0.086218" calcext:value-type="float">
            <text:p>0.086218</text:p>
          </table:table-cell>
        </table:table-row>
        <table:table-row table:style-name="ro1">
          <table:table-cell office:value-type="float" office:value="35.3599" calcext:value-type="float">
            <text:p>35.3599</text:p>
          </table:table-cell>
          <table:table-cell office:value-type="float" office:value="0.485951" calcext:value-type="float">
            <text:p>0.485951</text:p>
          </table:table-cell>
          <table:table-cell office:value-type="float" office:value="35.356236" calcext:value-type="float">
            <text:p>35.356236</text:p>
          </table:table-cell>
          <table:table-cell office:value-type="float" office:value="0.113598" calcext:value-type="float">
            <text:p>0.113598</text:p>
          </table:table-cell>
        </table:table-row>
        <table:table-row table:style-name="ro1">
          <table:table-cell office:value-type="float" office:value="35.3678" calcext:value-type="float">
            <text:p>35.3678</text:p>
          </table:table-cell>
          <table:table-cell office:value-type="float" office:value="0.498303" calcext:value-type="float">
            <text:p>0.498303</text:p>
          </table:table-cell>
          <table:table-cell office:value-type="float" office:value="35.364107" calcext:value-type="float">
            <text:p>35.364107</text:p>
          </table:table-cell>
          <table:table-cell office:value-type="float" office:value="0.140304" calcext:value-type="float">
            <text:p>0.140304</text:p>
          </table:table-cell>
        </table:table-row>
        <table:table-row table:style-name="ro1">
          <table:table-cell office:value-type="float" office:value="35.3757" calcext:value-type="float">
            <text:p>35.3757</text:p>
          </table:table-cell>
          <table:table-cell office:value-type="float" office:value="0.51004" calcext:value-type="float">
            <text:p>0.51004</text:p>
          </table:table-cell>
          <table:table-cell office:value-type="float" office:value="35.371972" calcext:value-type="float">
            <text:p>35.371972</text:p>
          </table:table-cell>
          <table:table-cell office:value-type="float" office:value="0.16634" calcext:value-type="float">
            <text:p>0.16634</text:p>
          </table:table-cell>
        </table:table-row>
        <table:table-row table:style-name="ro1">
          <table:table-cell office:value-type="float" office:value="35.3835" calcext:value-type="float">
            <text:p>35.3835</text:p>
          </table:table-cell>
          <table:table-cell office:value-type="float" office:value="0.521165" calcext:value-type="float">
            <text:p>0.521165</text:p>
          </table:table-cell>
          <table:table-cell office:value-type="float" office:value="35.379831" calcext:value-type="float">
            <text:p>35.379831</text:p>
          </table:table-cell>
          <table:table-cell office:value-type="float" office:value="0.19171" calcext:value-type="float">
            <text:p>0.19171</text:p>
          </table:table-cell>
        </table:table-row>
        <table:table-row table:style-name="ro1">
          <table:table-cell office:value-type="float" office:value="35.3914" calcext:value-type="float">
            <text:p>35.3914</text:p>
          </table:table-cell>
          <table:table-cell office:value-type="float" office:value="0.531678" calcext:value-type="float">
            <text:p>0.531678</text:p>
          </table:table-cell>
          <table:table-cell office:value-type="float" office:value="35.387683" calcext:value-type="float">
            <text:p>35.387683</text:p>
          </table:table-cell>
          <table:table-cell office:value-type="float" office:value="0.216417" calcext:value-type="float">
            <text:p>0.216417</text:p>
          </table:table-cell>
        </table:table-row>
        <table:table-row table:style-name="ro1">
          <table:table-cell office:value-type="float" office:value="35.3992" calcext:value-type="float">
            <text:p>35.3992</text:p>
          </table:table-cell>
          <table:table-cell office:value-type="float" office:value="0.541582" calcext:value-type="float">
            <text:p>0.541582</text:p>
          </table:table-cell>
          <table:table-cell office:value-type="float" office:value="35.39553" calcext:value-type="float">
            <text:p>35.39553</text:p>
          </table:table-cell>
          <table:table-cell office:value-type="float" office:value="0.240465" calcext:value-type="float">
            <text:p>0.240465</text:p>
          </table:table-cell>
        </table:table-row>
        <table:table-row table:style-name="ro1">
          <table:table-cell office:value-type="float" office:value="35.4071" calcext:value-type="float">
            <text:p>35.4071</text:p>
          </table:table-cell>
          <table:table-cell office:value-type="float" office:value="0.550877" calcext:value-type="float">
            <text:p>0.550877</text:p>
          </table:table-cell>
          <table:table-cell office:value-type="float" office:value="35.40337" calcext:value-type="float">
            <text:p>35.40337</text:p>
          </table:table-cell>
          <table:table-cell office:value-type="float" office:value="0.263856" calcext:value-type="float">
            <text:p>0.263856</text:p>
          </table:table-cell>
        </table:table-row>
        <table:table-row table:style-name="ro1">
          <table:table-cell office:value-type="float" office:value="35.4149" calcext:value-type="float">
            <text:p>35.4149</text:p>
          </table:table-cell>
          <table:table-cell office:value-type="float" office:value="0.559565" calcext:value-type="float">
            <text:p>0.559565</text:p>
          </table:table-cell>
          <table:table-cell office:value-type="float" office:value="35.411204" calcext:value-type="float">
            <text:p>35.411204</text:p>
          </table:table-cell>
          <table:table-cell office:value-type="float" office:value="0.286593" calcext:value-type="float">
            <text:p>0.286593</text:p>
          </table:table-cell>
        </table:table-row>
        <table:table-row table:style-name="ro1">
          <table:table-cell office:value-type="float" office:value="35.4227" calcext:value-type="float">
            <text:p>35.4227</text:p>
          </table:table-cell>
          <table:table-cell office:value-type="float" office:value="0.567647" calcext:value-type="float">
            <text:p>0.567647</text:p>
          </table:table-cell>
          <table:table-cell office:value-type="float" office:value="35.419032" calcext:value-type="float">
            <text:p>35.419032</text:p>
          </table:table-cell>
          <table:table-cell office:value-type="float" office:value="0.308681" calcext:value-type="float">
            <text:p>0.308681</text:p>
          </table:table-cell>
        </table:table-row>
        <table:table-row table:style-name="ro1">
          <table:table-cell office:value-type="float" office:value="35.4306" calcext:value-type="float">
            <text:p>35.4306</text:p>
          </table:table-cell>
          <table:table-cell office:value-type="float" office:value="0.575123" calcext:value-type="float">
            <text:p>0.575123</text:p>
          </table:table-cell>
          <table:table-cell office:value-type="float" office:value="35.426854" calcext:value-type="float">
            <text:p>35.426854</text:p>
          </table:table-cell>
          <table:table-cell office:value-type="float" office:value="0.330121" calcext:value-type="float">
            <text:p>0.330121</text:p>
          </table:table-cell>
        </table:table-row>
        <table:table-row table:style-name="ro1">
          <table:table-cell office:value-type="float" office:value="35.4384" calcext:value-type="float">
            <text:p>35.4384</text:p>
          </table:table-cell>
          <table:table-cell office:value-type="float" office:value="0.581995" calcext:value-type="float">
            <text:p>0.581995</text:p>
          </table:table-cell>
          <table:table-cell office:value-type="float" office:value="35.43467" calcext:value-type="float">
            <text:p>35.43467</text:p>
          </table:table-cell>
          <table:table-cell office:value-type="float" office:value="0.350917" calcext:value-type="float">
            <text:p>0.350917</text:p>
          </table:table-cell>
        </table:table-row>
        <table:table-row table:style-name="ro1">
          <table:table-cell office:value-type="float" office:value="35.4462" calcext:value-type="float">
            <text:p>35.4462</text:p>
          </table:table-cell>
          <table:table-cell office:value-type="float" office:value="0.588263" calcext:value-type="float">
            <text:p>0.588263</text:p>
          </table:table-cell>
          <table:table-cell office:value-type="float" office:value="35.442479" calcext:value-type="float">
            <text:p>35.442479</text:p>
          </table:table-cell>
          <table:table-cell office:value-type="float" office:value="0.371071" calcext:value-type="float">
            <text:p>0.371071</text:p>
          </table:table-cell>
        </table:table-row>
        <table:table-row table:style-name="ro1">
          <table:table-cell office:value-type="float" office:value="35.454" calcext:value-type="float">
            <text:p>35.454</text:p>
          </table:table-cell>
          <table:table-cell office:value-type="float" office:value="0.593929" calcext:value-type="float">
            <text:p>0.593929</text:p>
          </table:table-cell>
          <table:table-cell office:value-type="float" office:value="35.450283" calcext:value-type="float">
            <text:p>35.450283</text:p>
          </table:table-cell>
          <table:table-cell office:value-type="float" office:value="0.390586" calcext:value-type="float">
            <text:p>0.390586</text:p>
          </table:table-cell>
        </table:table-row>
        <table:table-row table:style-name="ro1">
          <table:table-cell office:value-type="float" office:value="35.4618" calcext:value-type="float">
            <text:p>35.4618</text:p>
          </table:table-cell>
          <table:table-cell office:value-type="float" office:value="0.598993" calcext:value-type="float">
            <text:p>0.598993</text:p>
          </table:table-cell>
          <table:table-cell office:value-type="float" office:value="35.45808" calcext:value-type="float">
            <text:p>35.45808</text:p>
          </table:table-cell>
          <table:table-cell office:value-type="float" office:value="0.409464" calcext:value-type="float">
            <text:p>0.409464</text:p>
          </table:table-cell>
        </table:table-row>
        <table:table-row table:style-name="ro1">
          <table:table-cell office:value-type="float" office:value="35.4696" calcext:value-type="float">
            <text:p>35.4696</text:p>
          </table:table-cell>
          <table:table-cell office:value-type="float" office:value="0.603455" calcext:value-type="float">
            <text:p>0.603455</text:p>
          </table:table-cell>
          <table:table-cell office:value-type="float" office:value="35.465871" calcext:value-type="float">
            <text:p>35.465871</text:p>
          </table:table-cell>
          <table:table-cell office:value-type="float" office:value="0.427707" calcext:value-type="float">
            <text:p>0.427707</text:p>
          </table:table-cell>
        </table:table-row>
        <table:table-row table:style-name="ro1">
          <table:table-cell office:value-type="float" office:value="35.4774" calcext:value-type="float">
            <text:p>35.4774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35.473657" calcext:value-type="float">
            <text:p>35.473657</text:p>
          </table:table-cell>
          <table:table-cell office:value-type="float" office:value="0.44532" calcext:value-type="float">
            <text:p>0.44532</text:p>
          </table:table-cell>
        </table:table-row>
        <table:table-row table:style-name="ro1">
          <table:table-cell office:value-type="float" office:value="35.4851" calcext:value-type="float">
            <text:p>35.4851</text:p>
          </table:table-cell>
          <table:table-cell office:value-type="float" office:value="0.610578" calcext:value-type="float">
            <text:p>0.610578</text:p>
          </table:table-cell>
          <table:table-cell office:value-type="float" office:value="35.481436" calcext:value-type="float">
            <text:p>35.481436</text:p>
          </table:table-cell>
          <table:table-cell office:value-type="float" office:value="0.462302" calcext:value-type="float">
            <text:p>0.462302</text:p>
          </table:table-cell>
        </table:table-row>
        <table:table-row table:style-name="ro1">
          <table:table-cell office:value-type="float" office:value="35.4929" calcext:value-type="float">
            <text:p>35.4929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35.489209" calcext:value-type="float">
            <text:p>35.489209</text:p>
          </table:table-cell>
          <table:table-cell office:value-type="float" office:value="0.478657" calcext:value-type="float">
            <text:p>0.478657</text:p>
          </table:table-cell>
        </table:table-row>
        <table:table-row table:style-name="ro1">
          <table:table-cell office:value-type="float" office:value="35.5007" calcext:value-type="float">
            <text:p>35.5007</text:p>
          </table:table-cell>
          <table:table-cell office:value-type="float" office:value="0.615302" calcext:value-type="float">
            <text:p>0.615302</text:p>
          </table:table-cell>
          <table:table-cell office:value-type="float" office:value="35.496976" calcext:value-type="float">
            <text:p>35.496976</text:p>
          </table:table-cell>
          <table:table-cell office:value-type="float" office:value="0.494387" calcext:value-type="float">
            <text:p>0.494387</text:p>
          </table:table-cell>
        </table:table-row>
        <table:table-row table:style-name="ro1">
          <table:table-cell office:value-type="float" office:value="35.5084" calcext:value-type="float">
            <text:p>35.5084</text:p>
          </table:table-cell>
          <table:table-cell office:value-type="float" office:value="0.616765" calcext:value-type="float">
            <text:p>0.616765</text:p>
          </table:table-cell>
          <table:table-cell office:value-type="float" office:value="35.504737" calcext:value-type="float">
            <text:p>35.504737</text:p>
          </table:table-cell>
          <table:table-cell office:value-type="float" office:value="0.509493" calcext:value-type="float">
            <text:p>0.509493</text:p>
          </table:table-cell>
        </table:table-row>
        <table:table-row table:style-name="ro1">
          <table:table-cell office:value-type="float" office:value="35.5162" calcext:value-type="float">
            <text:p>35.5162</text:p>
          </table:table-cell>
          <table:table-cell office:value-type="float" office:value="0.617629" calcext:value-type="float">
            <text:p>0.617629</text:p>
          </table:table-cell>
          <table:table-cell office:value-type="float" office:value="35.512492" calcext:value-type="float">
            <text:p>35.512492</text:p>
          </table:table-cell>
          <table:table-cell office:value-type="float" office:value="0.523979" calcext:value-type="float">
            <text:p>0.523979</text:p>
          </table:table-cell>
        </table:table-row>
        <table:table-row table:style-name="ro1">
          <table:table-cell office:value-type="float" office:value="35.5239" calcext:value-type="float">
            <text:p>35.5239</text:p>
          </table:table-cell>
          <table:table-cell office:value-type="float" office:value="0.617894" calcext:value-type="float">
            <text:p>0.617894</text:p>
          </table:table-cell>
          <table:table-cell office:value-type="float" office:value="35.520241" calcext:value-type="float">
            <text:p>35.520241</text:p>
          </table:table-cell>
          <table:table-cell office:value-type="float" office:value="0.537844" calcext:value-type="float">
            <text:p>0.537844</text:p>
          </table:table-cell>
        </table:table-row>
        <table:table-row table:style-name="ro1">
          <table:table-cell office:value-type="float" office:value="35.5317" calcext:value-type="float">
            <text:p>35.5317</text:p>
          </table:table-cell>
          <table:table-cell office:value-type="float" office:value="0.617561" calcext:value-type="float">
            <text:p>0.617561</text:p>
          </table:table-cell>
          <table:table-cell office:value-type="float" office:value="35.527984" calcext:value-type="float">
            <text:p>35.527984</text:p>
          </table:table-cell>
          <table:table-cell office:value-type="float" office:value="0.551092" calcext:value-type="float">
            <text:p>0.551092</text:p>
          </table:table-cell>
        </table:table-row>
        <table:table-row table:style-name="ro1">
          <table:table-cell office:value-type="float" office:value="35.5394" calcext:value-type="float">
            <text:p>35.5394</text:p>
          </table:table-cell>
          <table:table-cell office:value-type="float" office:value="0.616629" calcext:value-type="float">
            <text:p>0.616629</text:p>
          </table:table-cell>
          <table:table-cell office:value-type="float" office:value="35.535721" calcext:value-type="float">
            <text:p>35.535721</text:p>
          </table:table-cell>
          <table:table-cell office:value-type="float" office:value="0.563724" calcext:value-type="float">
            <text:p>0.563724</text:p>
          </table:table-cell>
        </table:table-row>
        <table:table-row table:style-name="ro1">
          <table:table-cell office:value-type="float" office:value="35.5472" calcext:value-type="float">
            <text:p>35.5472</text:p>
          </table:table-cell>
          <table:table-cell office:value-type="float" office:value="0.615098" calcext:value-type="float">
            <text:p>0.615098</text:p>
          </table:table-cell>
          <table:table-cell office:value-type="float" office:value="35.543452" calcext:value-type="float">
            <text:p>35.543452</text:p>
          </table:table-cell>
          <table:table-cell office:value-type="float" office:value="0.575741" calcext:value-type="float">
            <text:p>0.575741</text:p>
          </table:table-cell>
        </table:table-row>
        <table:table-row table:style-name="ro1">
          <table:table-cell office:value-type="float" office:value="35.5549" calcext:value-type="float">
            <text:p>35.5549</text:p>
          </table:table-cell>
          <table:table-cell office:value-type="float" office:value="0.612968" calcext:value-type="float">
            <text:p>0.612968</text:p>
          </table:table-cell>
          <table:table-cell office:value-type="float" office:value="35.551177" calcext:value-type="float">
            <text:p>35.551177</text:p>
          </table:table-cell>
          <table:table-cell office:value-type="float" office:value="0.587145" calcext:value-type="float">
            <text:p>0.587145</text:p>
          </table:table-cell>
        </table:table-row>
        <table:table-row table:style-name="ro1">
          <table:table-cell office:value-type="float" office:value="35.5626" calcext:value-type="float">
            <text:p>35.5626</text:p>
          </table:table-cell>
          <table:table-cell office:value-type="float" office:value="0.61024" calcext:value-type="float">
            <text:p>0.61024</text:p>
          </table:table-cell>
          <table:table-cell office:value-type="float" office:value="35.558896" calcext:value-type="float">
            <text:p>35.558896</text:p>
          </table:table-cell>
          <table:table-cell office:value-type="float" office:value="0.597938" calcext:value-type="float">
            <text:p>0.597938</text:p>
          </table:table-cell>
        </table:table-row>
        <table:table-row table:style-name="ro1">
          <table:table-cell office:value-type="float" office:value="35.5703" calcext:value-type="float">
            <text:p>35.5703</text:p>
          </table:table-cell>
          <table:table-cell office:value-type="float" office:value="0.606914" calcext:value-type="float">
            <text:p>0.606914</text:p>
          </table:table-cell>
          <table:table-cell office:value-type="float" office:value="35.566609" calcext:value-type="float">
            <text:p>35.566609</text:p>
          </table:table-cell>
          <table:table-cell office:value-type="float" office:value="0.60812" calcext:value-type="float">
            <text:p>0.60812</text:p>
          </table:table-cell>
        </table:table-row>
        <table:table-row table:style-name="ro1">
          <table:table-cell office:value-type="float" office:value="35.578" calcext:value-type="float">
            <text:p>35.578</text:p>
          </table:table-cell>
          <table:table-cell office:value-type="float" office:value="0.602991" calcext:value-type="float">
            <text:p>0.602991</text:p>
          </table:table-cell>
          <table:table-cell office:value-type="float" office:value="35.574317" calcext:value-type="float">
            <text:p>35.574317</text:p>
          </table:table-cell>
          <table:table-cell office:value-type="float" office:value="0.617694" calcext:value-type="float">
            <text:p>0.617694</text:p>
          </table:table-cell>
        </table:table-row>
        <table:table-row table:style-name="ro1">
          <table:table-cell office:value-type="float" office:value="35.5857" calcext:value-type="float">
            <text:p>35.5857</text:p>
          </table:table-cell>
          <table:table-cell office:value-type="float" office:value="0.59847" calcext:value-type="float">
            <text:p>0.59847</text:p>
          </table:table-cell>
          <table:table-cell office:value-type="float" office:value="35.582018" calcext:value-type="float">
            <text:p>35.582018</text:p>
          </table:table-cell>
          <table:table-cell office:value-type="float" office:value="0.62666" calcext:value-type="float">
            <text:p>0.62666</text:p>
          </table:table-cell>
        </table:table-row>
        <table:table-row table:style-name="ro1">
          <table:table-cell office:value-type="float" office:value="35.5934" calcext:value-type="float">
            <text:p>35.5934</text:p>
          </table:table-cell>
          <table:table-cell office:value-type="float" office:value="0.593353" calcext:value-type="float">
            <text:p>0.593353</text:p>
          </table:table-cell>
          <table:table-cell office:value-type="float" office:value="35.589713" calcext:value-type="float">
            <text:p>35.589713</text:p>
          </table:table-cell>
          <table:table-cell office:value-type="float" office:value="0.635019" calcext:value-type="float">
            <text:p>0.635019</text:p>
          </table:table-cell>
        </table:table-row>
        <table:table-row table:style-name="ro1">
          <table:table-cell office:value-type="float" office:value="35.6011" calcext:value-type="float">
            <text:p>35.6011</text:p>
          </table:table-cell>
          <table:table-cell office:value-type="float" office:value="0.587639" calcext:value-type="float">
            <text:p>0.587639</text:p>
          </table:table-cell>
          <table:table-cell office:value-type="float" office:value="35.597403" calcext:value-type="float">
            <text:p>35.597403</text:p>
          </table:table-cell>
          <table:table-cell office:value-type="float" office:value="0.642773" calcext:value-type="float">
            <text:p>0.642773</text:p>
          </table:table-cell>
        </table:table-row>
        <table:table-row table:style-name="ro1">
          <table:table-cell office:value-type="float" office:value="35.6088" calcext:value-type="float">
            <text:p>35.6088</text:p>
          </table:table-cell>
          <table:table-cell office:value-type="float" office:value="0.58133" calcext:value-type="float">
            <text:p>0.58133</text:p>
          </table:table-cell>
          <table:table-cell office:value-type="float" office:value="35.605086" calcext:value-type="float">
            <text:p>35.605086</text:p>
          </table:table-cell>
          <table:table-cell office:value-type="float" office:value="0.649922" calcext:value-type="float">
            <text:p>0.649922</text:p>
          </table:table-cell>
        </table:table-row>
        <table:table-row table:style-name="ro1">
          <table:table-cell office:value-type="float" office:value="35.6165" calcext:value-type="float">
            <text:p>35.6165</text:p>
          </table:table-cell>
          <table:table-cell office:value-type="float" office:value="0.574427" calcext:value-type="float">
            <text:p>0.574427</text:p>
          </table:table-cell>
          <table:table-cell office:value-type="float" office:value="35.612764" calcext:value-type="float">
            <text:p>35.612764</text:p>
          </table:table-cell>
          <table:table-cell office:value-type="float" office:value="0.656467" calcext:value-type="float">
            <text:p>0.656467</text:p>
          </table:table-cell>
        </table:table-row>
        <table:table-row table:style-name="ro1">
          <table:table-cell office:value-type="float" office:value="35.6241" calcext:value-type="float">
            <text:p>35.6241</text:p>
          </table:table-cell>
          <table:table-cell office:value-type="float" office:value="0.566929" calcext:value-type="float">
            <text:p>0.566929</text:p>
          </table:table-cell>
          <table:table-cell office:value-type="float" office:value="35.620435" calcext:value-type="float">
            <text:p>35.620435</text:p>
          </table:table-cell>
          <table:table-cell office:value-type="float" office:value="0.66241" calcext:value-type="float">
            <text:p>0.66241</text:p>
          </table:table-cell>
        </table:table-row>
        <table:table-row table:style-name="ro1">
          <table:table-cell office:value-type="float" office:value="35.6318" calcext:value-type="float">
            <text:p>35.6318</text:p>
          </table:table-cell>
          <table:table-cell office:value-type="float" office:value="0.558838" calcext:value-type="float">
            <text:p>0.558838</text:p>
          </table:table-cell>
          <table:table-cell office:value-type="float" office:value="35.628101" calcext:value-type="float">
            <text:p>35.628101</text:p>
          </table:table-cell>
          <table:table-cell office:value-type="float" office:value="0.667751" calcext:value-type="float">
            <text:p>0.667751</text:p>
          </table:table-cell>
        </table:table-row>
        <table:table-row table:style-name="ro1">
          <table:table-cell office:value-type="float" office:value="35.6395" calcext:value-type="float">
            <text:p>35.6395</text:p>
          </table:table-cell>
          <table:table-cell office:value-type="float" office:value="0.550155" calcext:value-type="float">
            <text:p>0.550155</text:p>
          </table:table-cell>
          <table:table-cell office:value-type="float" office:value="35.635761" calcext:value-type="float">
            <text:p>35.635761</text:p>
          </table:table-cell>
          <table:table-cell office:value-type="float" office:value="0.67249" calcext:value-type="float">
            <text:p>0.67249</text:p>
          </table:table-cell>
        </table:table-row>
        <table:table-row table:style-name="ro1">
          <table:table-cell office:value-type="float" office:value="35.6471" calcext:value-type="float">
            <text:p>35.6471</text:p>
          </table:table-cell>
          <table:table-cell office:value-type="float" office:value="0.540881" calcext:value-type="float">
            <text:p>0.540881</text:p>
          </table:table-cell>
          <table:table-cell office:value-type="float" office:value="35.643415" calcext:value-type="float">
            <text:p>35.643415</text:p>
          </table:table-cell>
          <table:table-cell office:value-type="float" office:value="0.676628" calcext:value-type="float">
            <text:p>0.676628</text:p>
          </table:table-cell>
        </table:table-row>
        <table:table-row table:style-name="ro1">
          <table:table-cell office:value-type="float" office:value="35.6548" calcext:value-type="float">
            <text:p>35.6548</text:p>
          </table:table-cell>
          <table:table-cell office:value-type="float" office:value="0.531016" calcext:value-type="float">
            <text:p>0.531016</text:p>
          </table:table-cell>
          <table:table-cell office:value-type="float" office:value="35.651063" calcext:value-type="float">
            <text:p>35.651063</text:p>
          </table:table-cell>
          <table:table-cell office:value-type="float" office:value="0.680166" calcext:value-type="float">
            <text:p>0.680166</text:p>
          </table:table-cell>
        </table:table-row>
        <table:table-row table:style-name="ro1">
          <table:table-cell office:value-type="float" office:value="35.6624" calcext:value-type="float">
            <text:p>35.6624</text:p>
          </table:table-cell>
          <table:table-cell office:value-type="float" office:value="0.520563" calcext:value-type="float">
            <text:p>0.520563</text:p>
          </table:table-cell>
          <table:table-cell office:value-type="float" office:value="35.658706" calcext:value-type="float">
            <text:p>35.658706</text:p>
          </table:table-cell>
          <table:table-cell office:value-type="float" office:value="0.683104" calcext:value-type="float">
            <text:p>0.683104</text:p>
          </table:table-cell>
        </table:table-row>
        <table:table-row table:style-name="ro1">
          <table:table-cell office:value-type="float" office:value="35.67" calcext:value-type="float">
            <text:p>35.67</text:p>
          </table:table-cell>
          <table:table-cell office:value-type="float" office:value="0.509521" calcext:value-type="float">
            <text:p>0.509521</text:p>
          </table:table-cell>
          <table:table-cell office:value-type="float" office:value="35.666342" calcext:value-type="float">
            <text:p>35.666342</text:p>
          </table:table-cell>
          <table:table-cell office:value-type="float" office:value="0.685443" calcext:value-type="float">
            <text:p>0.685443</text:p>
          </table:table-cell>
        </table:table-row>
        <table:table-row table:style-name="ro1">
          <table:table-cell office:value-type="float" office:value="35.6777" calcext:value-type="float">
            <text:p>35.6777</text:p>
          </table:table-cell>
          <table:table-cell office:value-type="float" office:value="0.497893" calcext:value-type="float">
            <text:p>0.497893</text:p>
          </table:table-cell>
          <table:table-cell office:value-type="float" office:value="35.673973" calcext:value-type="float">
            <text:p>35.673973</text:p>
          </table:table-cell>
          <table:table-cell office:value-type="float" office:value="0.687183" calcext:value-type="float">
            <text:p>0.687183</text:p>
          </table:table-cell>
        </table:table-row>
        <table:table-row table:style-name="ro1">
          <table:table-cell office:value-type="float" office:value="35.6853" calcext:value-type="float">
            <text:p>35.6853</text:p>
          </table:table-cell>
          <table:table-cell office:value-type="float" office:value="0.48568" calcext:value-type="float">
            <text:p>0.48568</text:p>
          </table:table-cell>
          <table:table-cell office:value-type="float" office:value="35.681598" calcext:value-type="float">
            <text:p>35.681598</text:p>
          </table:table-cell>
          <table:table-cell office:value-type="float" office:value="0.688324" calcext:value-type="float">
            <text:p>0.688324</text:p>
          </table:table-cell>
        </table:table-row>
        <table:table-row table:style-name="ro1">
          <table:table-cell office:value-type="float" office:value="35.6929" calcext:value-type="float">
            <text:p>35.6929</text:p>
          </table:table-cell>
          <table:table-cell office:value-type="float" office:value="0.472883" calcext:value-type="float">
            <text:p>0.472883</text:p>
          </table:table-cell>
          <table:table-cell office:value-type="float" office:value="35.689217" calcext:value-type="float">
            <text:p>35.689217</text:p>
          </table:table-cell>
          <table:table-cell office:value-type="float" office:value="0.688866" calcext:value-type="float">
            <text:p>0.688866</text:p>
          </table:table-cell>
        </table:table-row>
        <table:table-row table:style-name="ro1">
          <table:table-cell office:value-type="float" office:value="35.7005" calcext:value-type="float">
            <text:p>35.7005</text:p>
          </table:table-cell>
          <table:table-cell office:value-type="float" office:value="0.459504" calcext:value-type="float">
            <text:p>0.459504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.68881" calcext:value-type="float">
            <text:p>0.68881</text:p>
          </table:table-cell>
        </table:table-row>
        <table:table-row table:style-name="ro1">
          <table:table-cell office:value-type="float" office:value="35.7081" calcext:value-type="float">
            <text:p>35.7081</text:p>
          </table:table-cell>
          <table:table-cell office:value-type="float" office:value="0.445544" calcext:value-type="float">
            <text:p>0.445544</text:p>
          </table:table-cell>
          <table:table-cell office:value-type="float" office:value="35.704437" calcext:value-type="float">
            <text:p>35.704437</text:p>
          </table:table-cell>
          <table:table-cell office:value-type="float" office:value="0.688155" calcext:value-type="float">
            <text:p>0.688155</text:p>
          </table:table-cell>
        </table:table-row>
        <table:table-row table:style-name="ro1">
          <table:table-cell office:value-type="float" office:value="35.7157" calcext:value-type="float">
            <text:p>35.7157</text:p>
          </table:table-cell>
          <table:table-cell office:value-type="float" office:value="0.431004" calcext:value-type="float">
            <text:p>0.431004</text:p>
          </table:table-cell>
          <table:table-cell office:value-type="float" office:value="35.712039" calcext:value-type="float">
            <text:p>35.712039</text:p>
          </table:table-cell>
          <table:table-cell office:value-type="float" office:value="0.686902" calcext:value-type="float">
            <text:p>0.686902</text:p>
          </table:table-cell>
        </table:table-row>
        <table:table-row table:style-name="ro1">
          <table:table-cell office:value-type="float" office:value="35.7233" calcext:value-type="float">
            <text:p>35.7233</text:p>
          </table:table-cell>
          <table:table-cell office:value-type="float" office:value="0.415887" calcext:value-type="float">
            <text:p>0.415887</text:p>
          </table:table-cell>
          <table:table-cell office:value-type="float" office:value="35.719635" calcext:value-type="float">
            <text:p>35.719635</text:p>
          </table:table-cell>
          <table:table-cell office:value-type="float" office:value="0.68505" calcext:value-type="float">
            <text:p>0.68505</text:p>
          </table:table-cell>
        </table:table-row>
        <table:table-row table:style-name="ro1">
          <table:table-cell office:value-type="float" office:value="35.7309" calcext:value-type="float">
            <text:p>35.7309</text:p>
          </table:table-cell>
          <table:table-cell office:value-type="float" office:value="0.400194" calcext:value-type="float">
            <text:p>0.400194</text:p>
          </table:table-cell>
          <table:table-cell office:value-type="float" office:value="35.727225" calcext:value-type="float">
            <text:p>35.727225</text:p>
          </table:table-cell>
          <table:table-cell office:value-type="float" office:value="0.6826" calcext:value-type="float">
            <text:p>0.6826</text:p>
          </table:table-cell>
        </table:table-row>
        <table:table-row table:style-name="ro1">
          <table:table-cell office:value-type="float" office:value="35.7385" calcext:value-type="float">
            <text:p>35.7385</text:p>
          </table:table-cell>
          <table:table-cell office:value-type="float" office:value="0.383927" calcext:value-type="float">
            <text:p>0.383927</text:p>
          </table:table-cell>
          <table:table-cell office:value-type="float" office:value="35.734809" calcext:value-type="float">
            <text:p>35.734809</text:p>
          </table:table-cell>
          <table:table-cell office:value-type="float" office:value="0.679552" calcext:value-type="float">
            <text:p>0.679552</text:p>
          </table:table-cell>
        </table:table-row>
        <table:table-row table:style-name="ro1">
          <table:table-cell office:value-type="float" office:value="35.7461" calcext:value-type="float">
            <text:p>35.7461</text:p>
          </table:table-cell>
          <table:table-cell office:value-type="float" office:value="0.367088" calcext:value-type="float">
            <text:p>0.367088</text:p>
          </table:table-cell>
          <table:table-cell office:value-type="float" office:value="35.742388" calcext:value-type="float">
            <text:p>35.742388</text:p>
          </table:table-cell>
          <table:table-cell office:value-type="float" office:value="0.675907" calcext:value-type="float">
            <text:p>0.675907</text:p>
          </table:table-cell>
        </table:table-row>
        <table:table-row table:style-name="ro1">
          <table:table-cell office:value-type="float" office:value="35.7537" calcext:value-type="float">
            <text:p>35.7537</text:p>
          </table:table-cell>
          <table:table-cell office:value-type="float" office:value="0.349678" calcext:value-type="float">
            <text:p>0.349678</text:p>
          </table:table-cell>
          <table:table-cell office:value-type="float" office:value="35.749961" calcext:value-type="float">
            <text:p>35.749961</text:p>
          </table:table-cell>
          <table:table-cell office:value-type="float" office:value="0.671664" calcext:value-type="float">
            <text:p>0.671664</text:p>
          </table:table-cell>
        </table:table-row>
        <table:table-row table:style-name="ro1">
          <table:table-cell office:value-type="float" office:value="35.7612" calcext:value-type="float">
            <text:p>35.7612</text:p>
          </table:table-cell>
          <table:table-cell office:value-type="float" office:value="0.3317" calcext:value-type="float">
            <text:p>0.3317</text:p>
          </table:table-cell>
          <table:table-cell office:value-type="float" office:value="35.757528" calcext:value-type="float">
            <text:p>35.757528</text:p>
          </table:table-cell>
          <table:table-cell office:value-type="float" office:value="0.666825" calcext:value-type="float">
            <text:p>0.666825</text:p>
          </table:table-cell>
        </table:table-row>
        <table:table-row table:style-name="ro1">
          <table:table-cell office:value-type="float" office:value="35.7688" calcext:value-type="float">
            <text:p>35.7688</text:p>
          </table:table-cell>
          <table:table-cell office:value-type="float" office:value="0.313155" calcext:value-type="float">
            <text:p>0.313155</text:p>
          </table:table-cell>
          <table:table-cell office:value-type="float" office:value="35.765089" calcext:value-type="float">
            <text:p>35.765089</text:p>
          </table:table-cell>
          <table:table-cell office:value-type="float" office:value="0.661389" calcext:value-type="float">
            <text:p>0.661389</text:p>
          </table:table-cell>
        </table:table-row>
        <table:table-row table:style-name="ro1">
          <table:table-cell office:value-type="float" office:value="35.7763" calcext:value-type="float">
            <text:p>35.7763</text:p>
          </table:table-cell>
          <table:table-cell office:value-type="float" office:value="0.294046" calcext:value-type="float">
            <text:p>0.294046</text:p>
          </table:table-cell>
          <table:table-cell office:value-type="float" office:value="35.772645" calcext:value-type="float">
            <text:p>35.772645</text:p>
          </table:table-cell>
          <table:table-cell office:value-type="float" office:value="0.655358" calcext:value-type="float">
            <text:p>0.655358</text:p>
          </table:table-cell>
        </table:table-row>
        <table:table-row table:style-name="ro1">
          <table:table-cell office:value-type="float" office:value="35.7839" calcext:value-type="float">
            <text:p>35.7839</text:p>
          </table:table-cell>
          <table:table-cell office:value-type="float" office:value="0.274375" calcext:value-type="float">
            <text:p>0.274375</text:p>
          </table:table-cell>
          <table:table-cell office:value-type="float" office:value="35.780195" calcext:value-type="float">
            <text:p>35.780195</text:p>
          </table:table-cell>
          <table:table-cell office:value-type="float" office:value="0.648732" calcext:value-type="float">
            <text:p>0.648732</text:p>
          </table:table-cell>
        </table:table-row>
        <table:table-row table:style-name="ro1">
          <table:table-cell office:value-type="float" office:value="35.7914" calcext:value-type="float">
            <text:p>35.7914</text:p>
          </table:table-cell>
          <table:table-cell office:value-type="float" office:value="0.254143" calcext:value-type="float">
            <text:p>0.254143</text:p>
          </table:table-cell>
          <table:table-cell office:value-type="float" office:value="35.787739" calcext:value-type="float">
            <text:p>35.787739</text:p>
          </table:table-cell>
          <table:table-cell office:value-type="float" office:value="0.641511" calcext:value-type="float">
            <text:p>0.641511</text:p>
          </table:table-cell>
        </table:table-row>
        <table:table-row table:style-name="ro1">
          <table:table-cell office:value-type="float" office:value="35.799" calcext:value-type="float">
            <text:p>35.799</text:p>
          </table:table-cell>
          <table:table-cell office:value-type="float" office:value="0.233354" calcext:value-type="float">
            <text:p>0.233354</text:p>
          </table:table-cell>
          <table:table-cell office:value-type="float" office:value="35.795277" calcext:value-type="float">
            <text:p>35.795277</text:p>
          </table:table-cell>
          <table:table-cell office:value-type="float" office:value="0.633698" calcext:value-type="float">
            <text:p>0.633698</text:p>
          </table:table-cell>
        </table:table-row>
        <table:table-row table:style-name="ro1">
          <table:table-cell office:value-type="float" office:value="35.8065" calcext:value-type="float">
            <text:p>35.8065</text:p>
          </table:table-cell>
          <table:table-cell office:value-type="float" office:value="0.212009" calcext:value-type="float">
            <text:p>0.212009</text:p>
          </table:table-cell>
          <table:table-cell office:value-type="float" office:value="35.80281" calcext:value-type="float">
            <text:p>35.80281</text:p>
          </table:table-cell>
          <table:table-cell office:value-type="float" office:value="0.625292" calcext:value-type="float">
            <text:p>0.625292</text:p>
          </table:table-cell>
        </table:table-row>
        <table:table-row table:style-name="ro1">
          <table:table-cell office:value-type="float" office:value="35.814" calcext:value-type="float">
            <text:p>35.814</text:p>
          </table:table-cell>
          <table:table-cell office:value-type="float" office:value="0.190112" calcext:value-type="float">
            <text:p>0.190112</text:p>
          </table:table-cell>
          <table:table-cell office:value-type="float" office:value="35.810338" calcext:value-type="float">
            <text:p>35.810338</text:p>
          </table:table-cell>
          <table:table-cell office:value-type="float" office:value="0.616294" calcext:value-type="float">
            <text:p>0.616294</text:p>
          </table:table-cell>
        </table:table-row>
        <table:table-row table:style-name="ro1">
          <table:table-cell office:value-type="float" office:value="35.8216" calcext:value-type="float">
            <text:p>35.8216</text:p>
          </table:table-cell>
          <table:table-cell office:value-type="float" office:value="0.167663" calcext:value-type="float">
            <text:p>0.167663</text:p>
          </table:table-cell>
          <table:table-cell office:value-type="float" office:value="35.817859" calcext:value-type="float">
            <text:p>35.817859</text:p>
          </table:table-cell>
          <table:table-cell office:value-type="float" office:value="0.606706" calcext:value-type="float">
            <text:p>0.606706</text:p>
          </table:table-cell>
        </table:table-row>
        <table:table-row table:style-name="ro1">
          <table:table-cell office:value-type="float" office:value="35.8291" calcext:value-type="float">
            <text:p>35.8291</text:p>
          </table:table-cell>
          <table:table-cell office:value-type="float" office:value="0.144666" calcext:value-type="float">
            <text:p>0.144666</text:p>
          </table:table-cell>
          <table:table-cell office:value-type="float" office:value="35.825375" calcext:value-type="float">
            <text:p>35.825375</text:p>
          </table:table-cell>
          <table:table-cell office:value-type="float" office:value="0.596528" calcext:value-type="float">
            <text:p>0.596528</text:p>
          </table:table-cell>
        </table:table-row>
        <table:table-row table:style-name="ro1">
          <table:table-cell office:value-type="float" office:value="35.8366" calcext:value-type="float">
            <text:p>35.8366</text:p>
          </table:table-cell>
          <table:table-cell office:value-type="float" office:value="0.121123" calcext:value-type="float">
            <text:p>0.121123</text:p>
          </table:table-cell>
          <table:table-cell office:value-type="float" office:value="35.832885" calcext:value-type="float">
            <text:p>35.832885</text:p>
          </table:table-cell>
          <table:table-cell office:value-type="float" office:value="0.585763" calcext:value-type="float">
            <text:p>0.585763</text:p>
          </table:table-cell>
        </table:table-row>
        <table:table-row table:style-name="ro1">
          <table:table-cell office:value-type="float" office:value="35.8441" calcext:value-type="float">
            <text:p>35.8441</text:p>
          </table:table-cell>
          <table:table-cell office:value-type="float" office:value="0.0970366" calcext:value-type="float">
            <text:p>0.0970366</text:p>
          </table:table-cell>
          <table:table-cell office:value-type="float" office:value="35.84039" calcext:value-type="float">
            <text:p>35.84039</text:p>
          </table:table-cell>
          <table:table-cell office:value-type="float" office:value="0.57441" calcext:value-type="float">
            <text:p>0.57441</text:p>
          </table:table-cell>
        </table:table-row>
        <table:table-row table:style-name="ro1">
          <table:table-cell office:value-type="float" office:value="35.8516" calcext:value-type="float">
            <text:p>35.8516</text:p>
          </table:table-cell>
          <table:table-cell office:value-type="float" office:value="0.0724096" calcext:value-type="float">
            <text:p>0.0724096</text:p>
          </table:table-cell>
          <table:table-cell office:value-type="float" office:value="35.847889" calcext:value-type="float">
            <text:p>35.847889</text:p>
          </table:table-cell>
          <table:table-cell office:value-type="float" office:value="0.562472" calcext:value-type="float">
            <text:p>0.562472</text:p>
          </table:table-cell>
        </table:table-row>
        <table:table-row table:style-name="ro1">
          <table:table-cell office:value-type="float" office:value="35.8591" calcext:value-type="float">
            <text:p>35.8591</text:p>
          </table:table-cell>
          <table:table-cell office:value-type="float" office:value="0.0472445" calcext:value-type="float">
            <text:p>0.0472445</text:p>
          </table:table-cell>
          <table:table-cell office:value-type="float" office:value="35.855382" calcext:value-type="float">
            <text:p>35.855382</text:p>
          </table:table-cell>
          <table:table-cell office:value-type="float" office:value="0.54995" calcext:value-type="float">
            <text:p>0.54995</text:p>
          </table:table-cell>
        </table:table-row>
        <table:table-row table:style-name="ro1">
          <table:table-cell office:value-type="float" office:value="35.8666" calcext:value-type="float">
            <text:p>35.8666</text:p>
          </table:table-cell>
          <table:table-cell office:value-type="float" office:value="0.0215439" calcext:value-type="float">
            <text:p>0.0215439</text:p>
          </table:table-cell>
          <table:table-cell office:value-type="float" office:value="35.86287" calcext:value-type="float">
            <text:p>35.86287</text:p>
          </table:table-cell>
          <table:table-cell office:value-type="float" office:value="0.536844" calcext:value-type="float">
            <text:p>0.536844</text:p>
          </table:table-cell>
        </table:table-row>
        <table:table-row table:style-name="ro1">
          <table:table-cell office:value-type="float" office:value="35.8741" calcext:value-type="float">
            <text:p>35.8741</text:p>
          </table:table-cell>
          <table:table-cell office:value-type="float" office:value="0" calcext:value-type="float">
            <text:p>0</text:p>
          </table:table-cell>
          <table:table-cell office:value-type="float" office:value="35.870352" calcext:value-type="float">
            <text:p>35.870352</text:p>
          </table:table-cell>
          <table:table-cell office:value-type="float" office:value="0.523157" calcext:value-type="float">
            <text:p>0.523157</text:p>
          </table:table-cell>
        </table:table-row>
        <table:table-row table:style-name="ro1">
          <table:table-cell office:value-type="float" office:value="35.9339" calcext:value-type="float">
            <text:p>35.9339</text:p>
          </table:table-cell>
          <table:table-cell office:value-type="float" office:value="0" calcext:value-type="float">
            <text:p>0</text:p>
          </table:table-cell>
          <table:table-cell office:value-type="float" office:value="35.877828" calcext:value-type="float">
            <text:p>35.877828</text:p>
          </table:table-cell>
          <table:table-cell office:value-type="float" office:value="0.508891" calcext:value-type="float">
            <text:p>0.508891</text:p>
          </table:table-cell>
        </table:table-row>
        <table:table-row table:style-name="ro1">
          <table:table-cell office:value-type="float" office:value="35.9413" calcext:value-type="float">
            <text:p>35.9413</text:p>
          </table:table-cell>
          <table:table-cell office:value-type="float" office:value="0.0262332" calcext:value-type="float">
            <text:p>0.0262332</text:p>
          </table:table-cell>
          <table:table-cell office:value-type="float" office:value="35.885299" calcext:value-type="float">
            <text:p>35.885299</text:p>
          </table:table-cell>
          <table:table-cell office:value-type="float" office:value="0.494046" calcext:value-type="float">
            <text:p>0.494046</text:p>
          </table:table-cell>
        </table:table-row>
        <table:table-row table:style-name="ro1">
          <table:table-cell office:value-type="float" office:value="35.9488" calcext:value-type="float">
            <text:p>35.9488</text:p>
          </table:table-cell>
          <table:table-cell office:value-type="float" office:value="0.0517989" calcext:value-type="float">
            <text:p>0.0517989</text:p>
          </table:table-cell>
          <table:table-cell office:value-type="float" office:value="35.892765" calcext:value-type="float">
            <text:p>35.892765</text:p>
          </table:table-cell>
          <table:table-cell office:value-type="float" office:value="0.478625" calcext:value-type="float">
            <text:p>0.478625</text:p>
          </table:table-cell>
        </table:table-row>
        <table:table-row table:style-name="ro1">
          <table:table-cell office:value-type="float" office:value="35.9563" calcext:value-type="float">
            <text:p>35.9563</text:p>
          </table:table-cell>
          <table:table-cell office:value-type="float" office:value="0.0767004" calcext:value-type="float">
            <text:p>0.0767004</text:p>
          </table:table-cell>
          <table:table-cell office:value-type="float" office:value="35.900224" calcext:value-type="float">
            <text:p>35.900224</text:p>
          </table:table-cell>
          <table:table-cell office:value-type="float" office:value="0.462629" calcext:value-type="float">
            <text:p>0.462629</text:p>
          </table:table-cell>
        </table:table-row>
        <table:table-row table:style-name="ro1">
          <table:table-cell office:value-type="float" office:value="35.9637" calcext:value-type="float">
            <text:p>35.9637</text:p>
          </table:table-cell>
          <table:table-cell office:value-type="float" office:value="0.100941" calcext:value-type="float">
            <text:p>0.100941</text:p>
          </table:table-cell>
          <table:table-cell office:value-type="float" office:value="35.907679" calcext:value-type="float">
            <text:p>35.907679</text:p>
          </table:table-cell>
          <table:table-cell office:value-type="float" office:value="0.44606" calcext:value-type="float">
            <text:p>0.44606</text:p>
          </table:table-cell>
        </table:table-row>
        <table:table-row table:style-name="ro1">
          <table:table-cell office:value-type="float" office:value="35.9712" calcext:value-type="float">
            <text:p>35.9712</text:p>
          </table:table-cell>
          <table:table-cell office:value-type="float" office:value="0.124524" calcext:value-type="float">
            <text:p>0.124524</text:p>
          </table:table-cell>
          <table:table-cell office:value-type="float" office:value="35.915127" calcext:value-type="float">
            <text:p>35.915127</text:p>
          </table:table-cell>
          <table:table-cell office:value-type="float" office:value="0.428919" calcext:value-type="float">
            <text:p>0.428919</text:p>
          </table:table-cell>
        </table:table-row>
        <table:table-row table:style-name="ro1">
          <table:table-cell office:value-type="float" office:value="35.9786" calcext:value-type="float">
            <text:p>35.9786</text:p>
          </table:table-cell>
          <table:table-cell office:value-type="float" office:value="0.147453" calcext:value-type="float">
            <text:p>0.147453</text:p>
          </table:table-cell>
          <table:table-cell office:value-type="float" office:value="35.92257" calcext:value-type="float">
            <text:p>35.92257</text:p>
          </table:table-cell>
          <table:table-cell office:value-type="float" office:value="0.41121" calcext:value-type="float">
            <text:p>0.41121</text:p>
          </table:table-cell>
        </table:table-row>
        <table:table-row table:style-name="ro1">
          <table:table-cell office:value-type="float" office:value="35.9861" calcext:value-type="float">
            <text:p>35.9861</text:p>
          </table:table-cell>
          <table:table-cell office:value-type="float" office:value="0.169731" calcext:value-type="float">
            <text:p>0.169731</text:p>
          </table:table-cell>
          <table:table-cell office:value-type="float" office:value="35.930008" calcext:value-type="float">
            <text:p>35.930008</text:p>
          </table:table-cell>
          <table:table-cell office:value-type="float" office:value="0.392934" calcext:value-type="float">
            <text:p>0.392934</text:p>
          </table:table-cell>
        </table:table-row>
        <table:table-row table:style-name="ro1">
          <table:table-cell office:value-type="float" office:value="35.9935" calcext:value-type="float">
            <text:p>35.9935</text:p>
          </table:table-cell>
          <table:table-cell office:value-type="float" office:value="0.19136" calcext:value-type="float">
            <text:p>0.19136</text:p>
          </table:table-cell>
          <table:table-cell office:value-type="float" office:value="35.93744" calcext:value-type="float">
            <text:p>35.93744</text:p>
          </table:table-cell>
          <table:table-cell office:value-type="float" office:value="0.374092" calcext:value-type="float">
            <text:p>0.374092</text:p>
          </table:table-cell>
        </table:table-row>
        <table:table-row table:style-name="ro1">
          <table:table-cell office:value-type="float" office:value="36.001" calcext:value-type="float">
            <text:p>36.001</text:p>
          </table:table-cell>
          <table:table-cell office:value-type="float" office:value="0.212344" calcext:value-type="float">
            <text:p>0.212344</text:p>
          </table:table-cell>
          <table:table-cell office:value-type="float" office:value="35.944866" calcext:value-type="float">
            <text:p>35.944866</text:p>
          </table:table-cell>
          <table:table-cell office:value-type="float" office:value="0.354687" calcext:value-type="float">
            <text:p>0.354687</text:p>
          </table:table-cell>
        </table:table-row>
        <table:table-row table:style-name="ro1">
          <table:table-cell office:value-type="float" office:value="36.0084" calcext:value-type="float">
            <text:p>36.0084</text:p>
          </table:table-cell>
          <table:table-cell office:value-type="float" office:value="0.232685" calcext:value-type="float">
            <text:p>0.232685</text:p>
          </table:table-cell>
          <table:table-cell office:value-type="float" office:value="35.952287" calcext:value-type="float">
            <text:p>35.952287</text:p>
          </table:table-cell>
          <table:table-cell office:value-type="float" office:value="0.334722" calcext:value-type="float">
            <text:p>0.334722</text:p>
          </table:table-cell>
        </table:table-row>
        <table:table-row table:style-name="ro1">
          <table:table-cell office:value-type="float" office:value="36.0158" calcext:value-type="float">
            <text:p>36.0158</text:p>
          </table:table-cell>
          <table:table-cell office:value-type="float" office:value="0.252385" calcext:value-type="float">
            <text:p>0.252385</text:p>
          </table:table-cell>
          <table:table-cell office:value-type="float" office:value="35.959703" calcext:value-type="float">
            <text:p>35.959703</text:p>
          </table:table-cell>
          <table:table-cell office:value-type="float" office:value="0.314197" calcext:value-type="float">
            <text:p>0.314197</text:p>
          </table:table-cell>
        </table:table-row>
        <table:table-row table:style-name="ro1">
          <table:table-cell office:value-type="float" office:value="36.0232" calcext:value-type="float">
            <text:p>36.0232</text:p>
          </table:table-cell>
          <table:table-cell office:value-type="float" office:value="0.271449" calcext:value-type="float">
            <text:p>0.271449</text:p>
          </table:table-cell>
          <table:table-cell office:value-type="float" office:value="35.967113" calcext:value-type="float">
            <text:p>35.967113</text:p>
          </table:table-cell>
          <table:table-cell office:value-type="float" office:value="0.293117" calcext:value-type="float">
            <text:p>0.293117</text:p>
          </table:table-cell>
        </table:table-row>
        <table:table-row table:style-name="ro1">
          <table:table-cell office:value-type="float" office:value="36.0306" calcext:value-type="float">
            <text:p>36.0306</text:p>
          </table:table-cell>
          <table:table-cell office:value-type="float" office:value="0.289877" calcext:value-type="float">
            <text:p>0.289877</text:p>
          </table:table-cell>
          <table:table-cell office:value-type="float" office:value="35.974517" calcext:value-type="float">
            <text:p>35.974517</text:p>
          </table:table-cell>
          <table:table-cell office:value-type="float" office:value="0.271482" calcext:value-type="float">
            <text:p>0.271482</text:p>
          </table:table-cell>
        </table:table-row>
        <table:table-row table:style-name="ro1">
          <table:table-cell office:value-type="float" office:value="36.038" calcext:value-type="float">
            <text:p>36.038</text:p>
          </table:table-cell>
          <table:table-cell office:value-type="float" office:value="0.307672" calcext:value-type="float">
            <text:p>0.307672</text:p>
          </table:table-cell>
          <table:table-cell office:value-type="float" office:value="35.981916" calcext:value-type="float">
            <text:p>35.981916</text:p>
          </table:table-cell>
          <table:table-cell office:value-type="float" office:value="0.249295" calcext:value-type="float">
            <text:p>0.249295</text:p>
          </table:table-cell>
        </table:table-row>
        <table:table-row table:style-name="ro1">
          <table:table-cell office:value-type="float" office:value="36.0454" calcext:value-type="float">
            <text:p>36.0454</text:p>
          </table:table-cell>
          <table:table-cell office:value-type="float" office:value="0.324837" calcext:value-type="float">
            <text:p>0.324837</text:p>
          </table:table-cell>
          <table:table-cell office:value-type="float" office:value="35.98931" calcext:value-type="float">
            <text:p>35.98931</text:p>
          </table:table-cell>
          <table:table-cell office:value-type="float" office:value="0.22656" calcext:value-type="float">
            <text:p>0.22656</text:p>
          </table:table-cell>
        </table:table-row>
        <table:table-row table:style-name="ro1">
          <table:table-cell office:value-type="float" office:value="36.0528" calcext:value-type="float">
            <text:p>36.0528</text:p>
          </table:table-cell>
          <table:table-cell office:value-type="float" office:value="0.341374" calcext:value-type="float">
            <text:p>0.341374</text:p>
          </table:table-cell>
          <table:table-cell office:value-type="float" office:value="35.996698" calcext:value-type="float">
            <text:p>35.996698</text:p>
          </table:table-cell>
          <table:table-cell office:value-type="float" office:value="0.203277" calcext:value-type="float">
            <text:p>0.203277</text:p>
          </table:table-cell>
        </table:table-row>
        <table:table-row table:style-name="ro1">
          <table:table-cell office:value-type="float" office:value="36.0602" calcext:value-type="float">
            <text:p>36.0602</text:p>
          </table:table-cell>
          <table:table-cell office:value-type="float" office:value="0.357284" calcext:value-type="float">
            <text:p>0.357284</text:p>
          </table:table-cell>
          <table:table-cell office:value-type="float" office:value="36.004081" calcext:value-type="float">
            <text:p>36.004081</text:p>
          </table:table-cell>
          <table:table-cell office:value-type="float" office:value="0.17945" calcext:value-type="float">
            <text:p>0.17945</text:p>
          </table:table-cell>
        </table:table-row>
        <table:table-row table:style-name="ro1">
          <table:table-cell office:value-type="float" office:value="36.0676" calcext:value-type="float">
            <text:p>36.0676</text:p>
          </table:table-cell>
          <table:table-cell office:value-type="float" office:value="0.372571" calcext:value-type="float">
            <text:p>0.372571</text:p>
          </table:table-cell>
          <table:table-cell office:value-type="float" office:value="36.011458" calcext:value-type="float">
            <text:p>36.011458</text:p>
          </table:table-cell>
          <table:table-cell office:value-type="float" office:value="0.155081" calcext:value-type="float">
            <text:p>0.155081</text:p>
          </table:table-cell>
        </table:table-row>
        <table:table-row table:style-name="ro1">
          <table:table-cell office:value-type="float" office:value="36.075" calcext:value-type="float">
            <text:p>36.075</text:p>
          </table:table-cell>
          <table:table-cell office:value-type="float" office:value="0.387235" calcext:value-type="float">
            <text:p>0.387235</text:p>
          </table:table-cell>
          <table:table-cell office:value-type="float" office:value="36.018829" calcext:value-type="float">
            <text:p>36.018829</text:p>
          </table:table-cell>
          <table:table-cell office:value-type="float" office:value="0.130173" calcext:value-type="float">
            <text:p>0.130173</text:p>
          </table:table-cell>
        </table:table-row>
        <table:table-row table:style-name="ro1">
          <table:table-cell office:value-type="float" office:value="36.0823" calcext:value-type="float">
            <text:p>36.0823</text:p>
          </table:table-cell>
          <table:table-cell office:value-type="float" office:value="0.401279" calcext:value-type="float">
            <text:p>0.401279</text:p>
          </table:table-cell>
          <table:table-cell office:value-type="float" office:value="36.026196" calcext:value-type="float">
            <text:p>36.026196</text:p>
          </table:table-cell>
          <table:table-cell office:value-type="float" office:value="0.104728" calcext:value-type="float">
            <text:p>0.104728</text:p>
          </table:table-cell>
        </table:table-row>
        <table:table-row table:style-name="ro1">
          <table:table-cell office:value-type="float" office:value="36.0897" calcext:value-type="float">
            <text:p>36.0897</text:p>
          </table:table-cell>
          <table:table-cell office:value-type="float" office:value="0.414705" calcext:value-type="float">
            <text:p>0.414705</text:p>
          </table:table-cell>
          <table:table-cell office:value-type="float" office:value="36.033557" calcext:value-type="float">
            <text:p>36.033557</text:p>
          </table:table-cell>
          <table:table-cell office:value-type="float" office:value="0.07875" calcext:value-type="float">
            <text:p>0.07875</text:p>
          </table:table-cell>
        </table:table-row>
        <table:table-row table:style-name="ro1">
          <table:table-cell office:value-type="float" office:value="36.0971" calcext:value-type="float">
            <text:p>36.0971</text:p>
          </table:table-cell>
          <table:table-cell office:value-type="float" office:value="0.427514" calcext:value-type="float">
            <text:p>0.427514</text:p>
          </table:table-cell>
          <table:table-cell office:value-type="float" office:value="36.040912" calcext:value-type="float">
            <text:p>36.040912</text:p>
          </table:table-cell>
          <table:table-cell office:value-type="float" office:value="0.052241" calcext:value-type="float">
            <text:p>0.052241</text:p>
          </table:table-cell>
        </table:table-row>
        <table:table-row table:style-name="ro1">
          <table:table-cell office:value-type="float" office:value="36.1044" calcext:value-type="float">
            <text:p>36.1044</text:p>
          </table:table-cell>
          <table:table-cell office:value-type="float" office:value="0.439708" calcext:value-type="float">
            <text:p>0.439708</text:p>
          </table:table-cell>
          <table:table-cell office:value-type="float" office:value="36.048262" calcext:value-type="float">
            <text:p>36.048262</text:p>
          </table:table-cell>
          <table:table-cell office:value-type="float" office:value="0.025203" calcext:value-type="float">
            <text:p>0.025203</text:p>
          </table:table-cell>
        </table:table-row>
        <table:table-row table:style-name="ro1">
          <table:table-cell office:value-type="float" office:value="36.1118" calcext:value-type="float">
            <text:p>36.1118</text:p>
          </table:table-cell>
          <table:table-cell office:value-type="float" office:value="0.451288" calcext:value-type="float">
            <text:p>0.451288</text:p>
          </table:table-cell>
          <table:table-cell office:value-type="float" office:value="36.055607" calcext:value-type="float">
            <text:p>36.055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191" calcext:value-type="float">
            <text:p>36.1191</text:p>
          </table:table-cell>
          <table:table-cell office:value-type="float" office:value="0.462256" calcext:value-type="float">
            <text:p>0.462256</text:p>
          </table:table-cell>
          <table:table-cell office:value-type="float" office:value="36.114321" calcext:value-type="float">
            <text:p>36.114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265" calcext:value-type="float">
            <text:p>36.1265</text:p>
          </table:table-cell>
          <table:table-cell office:value-type="float" office:value="0.472613" calcext:value-type="float">
            <text:p>0.472613</text:p>
          </table:table-cell>
          <table:table-cell office:value-type="float" office:value="36.12166" calcext:value-type="float">
            <text:p>36.12166</text:p>
          </table:table-cell>
          <table:table-cell office:value-type="float" office:value="0.028086" calcext:value-type="float">
            <text:p>0.028086</text:p>
          </table:table-cell>
        </table:table-row>
        <table:table-row table:style-name="ro1">
          <table:table-cell office:value-type="float" office:value="36.1338" calcext:value-type="float">
            <text:p>36.1338</text:p>
          </table:table-cell>
          <table:table-cell office:value-type="float" office:value="0.482361" calcext:value-type="float">
            <text:p>0.482361</text:p>
          </table:table-cell>
          <table:table-cell office:value-type="float" office:value="36.128994" calcext:value-type="float">
            <text:p>36.128994</text:p>
          </table:table-cell>
          <table:table-cell office:value-type="float" office:value="0.055494" calcext:value-type="float">
            <text:p>0.055494</text:p>
          </table:table-cell>
        </table:table-row>
        <table:table-row table:style-name="ro1">
          <table:table-cell office:value-type="float" office:value="36.1411" calcext:value-type="float">
            <text:p>36.1411</text:p>
          </table:table-cell>
          <table:table-cell office:value-type="float" office:value="0.4915" calcext:value-type="float">
            <text:p>0.4915</text:p>
          </table:table-cell>
          <table:table-cell office:value-type="float" office:value="36.136322" calcext:value-type="float">
            <text:p>36.136322</text:p>
          </table:table-cell>
          <table:table-cell office:value-type="float" office:value="0.082229" calcext:value-type="float">
            <text:p>0.082229</text:p>
          </table:table-cell>
        </table:table-row>
        <table:table-row table:style-name="ro1">
          <table:table-cell office:value-type="float" office:value="36.1484" calcext:value-type="float">
            <text:p>36.1484</text:p>
          </table:table-cell>
          <table:table-cell office:value-type="float" office:value="0.500032" calcext:value-type="float">
            <text:p>0.500032</text:p>
          </table:table-cell>
          <table:table-cell office:value-type="float" office:value="36.143645" calcext:value-type="float">
            <text:p>36.143645</text:p>
          </table:table-cell>
          <table:table-cell office:value-type="float" office:value="0.108293" calcext:value-type="float">
            <text:p>0.108293</text:p>
          </table:table-cell>
        </table:table-row>
        <table:table-row table:style-name="ro1">
          <table:table-cell office:value-type="float" office:value="36.1558" calcext:value-type="float">
            <text:p>36.1558</text:p>
          </table:table-cell>
          <table:table-cell office:value-type="float" office:value="0.507959" calcext:value-type="float">
            <text:p>0.507959</text:p>
          </table:table-cell>
          <table:table-cell office:value-type="float" office:value="36.150963" calcext:value-type="float">
            <text:p>36.150963</text:p>
          </table:table-cell>
          <table:table-cell office:value-type="float" office:value="0.133691" calcext:value-type="float">
            <text:p>0.133691</text:p>
          </table:table-cell>
        </table:table-row>
        <table:table-row table:style-name="ro1">
          <table:table-cell office:value-type="float" office:value="36.1631" calcext:value-type="float">
            <text:p>36.1631</text:p>
          </table:table-cell>
          <table:table-cell office:value-type="float" office:value="0.51528" calcext:value-type="float">
            <text:p>0.51528</text:p>
          </table:table-cell>
          <table:table-cell office:value-type="float" office:value="36.158275" calcext:value-type="float">
            <text:p>36.158275</text:p>
          </table:table-cell>
          <table:table-cell office:value-type="float" office:value="0.158426" calcext:value-type="float">
            <text:p>0.158426</text:p>
          </table:table-cell>
        </table:table-row>
        <table:table-row table:style-name="ro1">
          <table:table-cell office:value-type="float" office:value="36.1704" calcext:value-type="float">
            <text:p>36.1704</text:p>
          </table:table-cell>
          <table:table-cell office:value-type="float" office:value="0.521997" calcext:value-type="float">
            <text:p>0.521997</text:p>
          </table:table-cell>
          <table:table-cell office:value-type="float" office:value="36.165582" calcext:value-type="float">
            <text:p>36.165582</text:p>
          </table:table-cell>
          <table:table-cell office:value-type="float" office:value="0.182502" calcext:value-type="float">
            <text:p>0.182502</text:p>
          </table:table-cell>
        </table:table-row>
        <table:table-row table:style-name="ro1">
          <table:table-cell office:value-type="float" office:value="36.1777" calcext:value-type="float">
            <text:p>36.1777</text:p>
          </table:table-cell>
          <table:table-cell office:value-type="float" office:value="0.528111" calcext:value-type="float">
            <text:p>0.528111</text:p>
          </table:table-cell>
          <table:table-cell office:value-type="float" office:value="36.172884" calcext:value-type="float">
            <text:p>36.172884</text:p>
          </table:table-cell>
          <table:table-cell office:value-type="float" office:value="0.20592" calcext:value-type="float">
            <text:p>0.20592</text:p>
          </table:table-cell>
        </table:table-row>
        <table:table-row table:style-name="ro1">
          <table:table-cell office:value-type="float" office:value="36.185" calcext:value-type="float">
            <text:p>36.185</text:p>
          </table:table-cell>
          <table:table-cell office:value-type="float" office:value="0.533622" calcext:value-type="float">
            <text:p>0.533622</text:p>
          </table:table-cell>
          <table:table-cell office:value-type="float" office:value="36.18018" calcext:value-type="float">
            <text:p>36.18018</text:p>
          </table:table-cell>
          <table:table-cell office:value-type="float" office:value="0.228686" calcext:value-type="float">
            <text:p>0.228686</text:p>
          </table:table-cell>
        </table:table-row>
        <table:table-row table:style-name="ro1">
          <table:table-cell office:value-type="float" office:value="36.1923" calcext:value-type="float">
            <text:p>36.1923</text:p>
          </table:table-cell>
          <table:table-cell office:value-type="float" office:value="0.538532" calcext:value-type="float">
            <text:p>0.538532</text:p>
          </table:table-cell>
          <table:table-cell office:value-type="float" office:value="36.187471" calcext:value-type="float">
            <text:p>36.187471</text:p>
          </table:table-cell>
          <table:table-cell office:value-type="float" office:value="0.250801" calcext:value-type="float">
            <text:p>0.250801</text:p>
          </table:table-cell>
        </table:table-row>
        <table:table-row table:style-name="ro1">
          <table:table-cell office:value-type="float" office:value="36.1996" calcext:value-type="float">
            <text:p>36.1996</text:p>
          </table:table-cell>
          <table:table-cell office:value-type="float" office:value="0.54284" calcext:value-type="float">
            <text:p>0.54284</text:p>
          </table:table-cell>
          <table:table-cell office:value-type="float" office:value="36.194757" calcext:value-type="float">
            <text:p>36.194757</text:p>
          </table:table-cell>
          <table:table-cell office:value-type="float" office:value="0.272268" calcext:value-type="float">
            <text:p>0.272268</text:p>
          </table:table-cell>
        </table:table-row>
        <table:table-row table:style-name="ro1">
          <table:table-cell office:value-type="float" office:value="36.2068" calcext:value-type="float">
            <text:p>36.2068</text:p>
          </table:table-cell>
          <table:table-cell office:value-type="float" office:value="0.546548" calcext:value-type="float">
            <text:p>0.546548</text:p>
          </table:table-cell>
          <table:table-cell office:value-type="float" office:value="36.202038" calcext:value-type="float">
            <text:p>36.202038</text:p>
          </table:table-cell>
          <table:table-cell office:value-type="float" office:value="0.293091" calcext:value-type="float">
            <text:p>0.293091</text:p>
          </table:table-cell>
        </table:table-row>
        <table:table-row table:style-name="ro1">
          <table:table-cell office:value-type="float" office:value="36.2141" calcext:value-type="float">
            <text:p>36.2141</text:p>
          </table:table-cell>
          <table:table-cell office:value-type="float" office:value="0.549656" calcext:value-type="float">
            <text:p>0.549656</text:p>
          </table:table-cell>
          <table:table-cell office:value-type="float" office:value="36.209313" calcext:value-type="float">
            <text:p>36.209313</text:p>
          </table:table-cell>
          <table:table-cell office:value-type="float" office:value="0.313272" calcext:value-type="float">
            <text:p>0.313272</text:p>
          </table:table-cell>
        </table:table-row>
        <table:table-row table:style-name="ro1">
          <table:table-cell office:value-type="float" office:value="36.2214" calcext:value-type="float">
            <text:p>36.2214</text:p>
          </table:table-cell>
          <table:table-cell office:value-type="float" office:value="0.552164" calcext:value-type="float">
            <text:p>0.552164</text:p>
          </table:table-cell>
          <table:table-cell office:value-type="float" office:value="36.216582" calcext:value-type="float">
            <text:p>36.216582</text:p>
          </table:table-cell>
          <table:table-cell office:value-type="float" office:value="0.332814" calcext:value-type="float">
            <text:p>0.332814</text:p>
          </table:table-cell>
        </table:table-row>
        <table:table-row table:style-name="ro1">
          <table:table-cell office:value-type="float" office:value="36.2286" calcext:value-type="float">
            <text:p>36.2286</text:p>
          </table:table-cell>
          <table:table-cell office:value-type="float" office:value="0.554072" calcext:value-type="float">
            <text:p>0.554072</text:p>
          </table:table-cell>
          <table:table-cell office:value-type="float" office:value="36.223847" calcext:value-type="float">
            <text:p>36.223847</text:p>
          </table:table-cell>
          <table:table-cell office:value-type="float" office:value="0.351719" calcext:value-type="float">
            <text:p>0.351719</text:p>
          </table:table-cell>
        </table:table-row>
        <table:table-row table:style-name="ro1">
          <table:table-cell office:value-type="float" office:value="36.2359" calcext:value-type="float">
            <text:p>36.2359</text:p>
          </table:table-cell>
          <table:table-cell office:value-type="float" office:value="0.555382" calcext:value-type="float">
            <text:p>0.555382</text:p>
          </table:table-cell>
          <table:table-cell office:value-type="float" office:value="36.231106" calcext:value-type="float">
            <text:p>36.231106</text:p>
          </table:table-cell>
          <table:table-cell office:value-type="float" office:value="0.36999" calcext:value-type="float">
            <text:p>0.36999</text:p>
          </table:table-cell>
        </table:table-row>
        <table:table-row table:style-name="ro1">
          <table:table-cell office:value-type="float" office:value="36.2432" calcext:value-type="float">
            <text:p>36.2432</text:p>
          </table:table-cell>
          <table:table-cell office:value-type="float" office:value="0.556092" calcext:value-type="float">
            <text:p>0.556092</text:p>
          </table:table-cell>
          <table:table-cell office:value-type="float" office:value="36.23836" calcext:value-type="float">
            <text:p>36.23836</text:p>
          </table:table-cell>
          <table:table-cell office:value-type="float" office:value="0.387628" calcext:value-type="float">
            <text:p>0.387628</text:p>
          </table:table-cell>
        </table:table-row>
        <table:table-row table:style-name="ro1">
          <table:table-cell office:value-type="float" office:value="36.2504" calcext:value-type="float">
            <text:p>36.2504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36.245609" calcext:value-type="float">
            <text:p>36.245609</text:p>
          </table:table-cell>
          <table:table-cell office:value-type="float" office:value="0.404638" calcext:value-type="float">
            <text:p>0.404638</text:p>
          </table:table-cell>
        </table:table-row>
        <table:table-row table:style-name="ro1">
          <table:table-cell office:value-type="float" office:value="36.2577" calcext:value-type="float">
            <text:p>36.2577</text:p>
          </table:table-cell>
          <table:table-cell office:value-type="float" office:value="0.555717" calcext:value-type="float">
            <text:p>0.555717</text:p>
          </table:table-cell>
          <table:table-cell office:value-type="float" office:value="36.252852" calcext:value-type="float">
            <text:p>36.252852</text:p>
          </table:table-cell>
          <table:table-cell office:value-type="float" office:value="0.421019" calcext:value-type="float">
            <text:p>0.421019</text:p>
          </table:table-cell>
        </table:table-row>
        <table:table-row table:style-name="ro1">
          <table:table-cell office:value-type="float" office:value="36.2649" calcext:value-type="float">
            <text:p>36.2649</text:p>
          </table:table-cell>
          <table:table-cell office:value-type="float" office:value="0.554631" calcext:value-type="float">
            <text:p>0.554631</text:p>
          </table:table-cell>
          <table:table-cell office:value-type="float" office:value="36.260091" calcext:value-type="float">
            <text:p>36.260091</text:p>
          </table:table-cell>
          <table:table-cell office:value-type="float" office:value="0.436775" calcext:value-type="float">
            <text:p>0.436775</text:p>
          </table:table-cell>
        </table:table-row>
        <table:table-row table:style-name="ro1">
          <table:table-cell office:value-type="float" office:value="36.2721" calcext:value-type="float">
            <text:p>36.2721</text:p>
          </table:table-cell>
          <table:table-cell office:value-type="float" office:value="0.552947" calcext:value-type="float">
            <text:p>0.552947</text:p>
          </table:table-cell>
          <table:table-cell office:value-type="float" office:value="36.267324" calcext:value-type="float">
            <text:p>36.267324</text:p>
          </table:table-cell>
          <table:table-cell office:value-type="float" office:value="0.451908" calcext:value-type="float">
            <text:p>0.451908</text:p>
          </table:table-cell>
        </table:table-row>
        <table:table-row table:style-name="ro1">
          <table:table-cell office:value-type="float" office:value="36.2794" calcext:value-type="float">
            <text:p>36.2794</text:p>
          </table:table-cell>
          <table:table-cell office:value-type="float" office:value="0.550664" calcext:value-type="float">
            <text:p>0.550664</text:p>
          </table:table-cell>
          <table:table-cell office:value-type="float" office:value="36.274551" calcext:value-type="float">
            <text:p>36.274551</text:p>
          </table:table-cell>
          <table:table-cell office:value-type="float" office:value="0.46642" calcext:value-type="float">
            <text:p>0.46642</text:p>
          </table:table-cell>
        </table:table-row>
        <table:table-row table:style-name="ro1">
          <table:table-cell office:value-type="float" office:value="36.2866" calcext:value-type="float">
            <text:p>36.2866</text:p>
          </table:table-cell>
          <table:table-cell office:value-type="float" office:value="0.547783" calcext:value-type="float">
            <text:p>0.547783</text:p>
          </table:table-cell>
          <table:table-cell office:value-type="float" office:value="36.281774" calcext:value-type="float">
            <text:p>36.281774</text:p>
          </table:table-cell>
          <table:table-cell office:value-type="float" office:value="0.480312" calcext:value-type="float">
            <text:p>0.480312</text:p>
          </table:table-cell>
        </table:table-row>
        <table:table-row table:style-name="ro1">
          <table:table-cell office:value-type="float" office:value="36.2938" calcext:value-type="float">
            <text:p>36.2938</text:p>
          </table:table-cell>
          <table:table-cell office:value-type="float" office:value="0.544304" calcext:value-type="float">
            <text:p>0.544304</text:p>
          </table:table-cell>
          <table:table-cell office:value-type="float" office:value="36.288991" calcext:value-type="float">
            <text:p>36.288991</text:p>
          </table:table-cell>
          <table:table-cell office:value-type="float" office:value="0.493586" calcext:value-type="float">
            <text:p>0.493586</text:p>
          </table:table-cell>
        </table:table-row>
        <table:table-row table:style-name="ro1">
          <table:table-cell office:value-type="float" office:value="36.301" calcext:value-type="float">
            <text:p>36.301</text:p>
          </table:table-cell>
          <table:table-cell office:value-type="float" office:value="0.540227" calcext:value-type="float">
            <text:p>0.540227</text:p>
          </table:table-cell>
          <table:table-cell office:value-type="float" office:value="36.296203" calcext:value-type="float">
            <text:p>36.296203</text:p>
          </table:table-cell>
          <table:table-cell office:value-type="float" office:value="0.506243" calcext:value-type="float">
            <text:p>0.506243</text:p>
          </table:table-cell>
        </table:table-row>
        <table:table-row table:style-name="ro1">
          <table:table-cell office:value-type="float" office:value="36.3082" calcext:value-type="float">
            <text:p>36.3082</text:p>
          </table:table-cell>
          <table:table-cell office:value-type="float" office:value="0.535553" calcext:value-type="float">
            <text:p>0.535553</text:p>
          </table:table-cell>
          <table:table-cell office:value-type="float" office:value="36.30341" calcext:value-type="float">
            <text:p>36.30341</text:p>
          </table:table-cell>
          <table:table-cell office:value-type="float" office:value="0.518287" calcext:value-type="float">
            <text:p>0.518287</text:p>
          </table:table-cell>
        </table:table-row>
        <table:table-row table:style-name="ro1">
          <table:table-cell office:value-type="float" office:value="36.3154" calcext:value-type="float">
            <text:p>36.3154</text:p>
          </table:table-cell>
          <table:table-cell office:value-type="float" office:value="0.530283" calcext:value-type="float">
            <text:p>0.530283</text:p>
          </table:table-cell>
          <table:table-cell office:value-type="float" office:value="36.310612" calcext:value-type="float">
            <text:p>36.310612</text:p>
          </table:table-cell>
          <table:table-cell office:value-type="float" office:value="0.529717" calcext:value-type="float">
            <text:p>0.529717</text:p>
          </table:table-cell>
        </table:table-row>
        <table:table-row table:style-name="ro1">
          <table:table-cell office:value-type="float" office:value="36.3226" calcext:value-type="float">
            <text:p>36.3226</text:p>
          </table:table-cell>
          <table:table-cell office:value-type="float" office:value="0.524417" calcext:value-type="float">
            <text:p>0.524417</text:p>
          </table:table-cell>
          <table:table-cell office:value-type="float" office:value="36.317808" calcext:value-type="float">
            <text:p>36.317808</text:p>
          </table:table-cell>
          <table:table-cell office:value-type="float" office:value="0.540535" calcext:value-type="float">
            <text:p>0.540535</text:p>
          </table:table-cell>
        </table:table-row>
        <table:table-row table:style-name="ro1">
          <table:table-cell office:value-type="float" office:value="36.3298" calcext:value-type="float">
            <text:p>36.3298</text:p>
          </table:table-cell>
          <table:table-cell office:value-type="float" office:value="0.517955" calcext:value-type="float">
            <text:p>0.517955</text:p>
          </table:table-cell>
          <table:table-cell office:value-type="float" office:value="36.325" calcext:value-type="float">
            <text:p>36.325</text:p>
          </table:table-cell>
          <table:table-cell office:value-type="float" office:value="0.550744" calcext:value-type="float">
            <text:p>0.550744</text:p>
          </table:table-cell>
        </table:table-row>
        <table:table-row table:style-name="ro1">
          <table:table-cell office:value-type="float" office:value="36.337" calcext:value-type="float">
            <text:p>36.337</text:p>
          </table:table-cell>
          <table:table-cell office:value-type="float" office:value="0.510899" calcext:value-type="float">
            <text:p>0.510899</text:p>
          </table:table-cell>
          <table:table-cell office:value-type="float" office:value="36.332186" calcext:value-type="float">
            <text:p>36.332186</text:p>
          </table:table-cell>
          <table:table-cell office:value-type="float" office:value="0.560343" calcext:value-type="float">
            <text:p>0.560343</text:p>
          </table:table-cell>
        </table:table-row>
        <table:table-row table:style-name="ro1">
          <table:table-cell office:value-type="float" office:value="36.3442" calcext:value-type="float">
            <text:p>36.3442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36.339367" calcext:value-type="float">
            <text:p>36.339367</text:p>
          </table:table-cell>
          <table:table-cell office:value-type="float" office:value="0.569334" calcext:value-type="float">
            <text:p>0.569334</text:p>
          </table:table-cell>
        </table:table-row>
        <table:table-row table:style-name="ro1">
          <table:table-cell office:value-type="float" office:value="36.3513" calcext:value-type="float">
            <text:p>36.3513</text:p>
          </table:table-cell>
          <table:table-cell office:value-type="float" office:value="0.495007" calcext:value-type="float">
            <text:p>0.495007</text:p>
          </table:table-cell>
          <table:table-cell office:value-type="float" office:value="36.346543" calcext:value-type="float">
            <text:p>36.346543</text:p>
          </table:table-cell>
          <table:table-cell office:value-type="float" office:value="0.577719" calcext:value-type="float">
            <text:p>0.577719</text:p>
          </table:table-cell>
        </table:table-row>
        <table:table-row table:style-name="ro1">
          <table:table-cell office:value-type="float" office:value="36.3585" calcext:value-type="float">
            <text:p>36.3585</text:p>
          </table:table-cell>
          <table:table-cell office:value-type="float" office:value="0.486172" calcext:value-type="float">
            <text:p>0.486172</text:p>
          </table:table-cell>
          <table:table-cell office:value-type="float" office:value="36.353714" calcext:value-type="float">
            <text:p>36.353714</text:p>
          </table:table-cell>
          <table:table-cell office:value-type="float" office:value="0.585499" calcext:value-type="float">
            <text:p>0.585499</text:p>
          </table:table-cell>
        </table:table-row>
        <table:table-row table:style-name="ro1">
          <table:table-cell office:value-type="float" office:value="36.3657" calcext:value-type="float">
            <text:p>36.3657</text:p>
          </table:table-cell>
          <table:table-cell office:value-type="float" office:value="0.476746" calcext:value-type="float">
            <text:p>0.476746</text:p>
          </table:table-cell>
          <table:table-cell office:value-type="float" office:value="36.360879" calcext:value-type="float">
            <text:p>36.360879</text:p>
          </table:table-cell>
          <table:table-cell office:value-type="float" office:value="0.592673" calcext:value-type="float">
            <text:p>0.592673</text:p>
          </table:table-cell>
        </table:table-row>
        <table:table-row table:style-name="ro1">
          <table:table-cell office:value-type="float" office:value="36.3728" calcext:value-type="float">
            <text:p>36.3728</text:p>
          </table:table-cell>
          <table:table-cell office:value-type="float" office:value="0.466731" calcext:value-type="float">
            <text:p>0.466731</text:p>
          </table:table-cell>
          <table:table-cell office:value-type="float" office:value="36.36804" calcext:value-type="float">
            <text:p>36.36804</text:p>
          </table:table-cell>
          <table:table-cell office:value-type="float" office:value="0.599244" calcext:value-type="float">
            <text:p>0.599244</text:p>
          </table:table-cell>
        </table:table-row>
        <table:table-row table:style-name="ro1">
          <table:table-cell office:value-type="float" office:value="36.38" calcext:value-type="float">
            <text:p>36.38</text:p>
          </table:table-cell>
          <table:table-cell office:value-type="float" office:value="0.456126" calcext:value-type="float">
            <text:p>0.456126</text:p>
          </table:table-cell>
          <table:table-cell office:value-type="float" office:value="36.375195" calcext:value-type="float">
            <text:p>36.375195</text:p>
          </table:table-cell>
          <table:table-cell office:value-type="float" office:value="0.605213" calcext:value-type="float">
            <text:p>0.605213</text:p>
          </table:table-cell>
        </table:table-row>
        <table:table-row table:style-name="ro1">
          <table:table-cell office:value-type="float" office:value="36.3871" calcext:value-type="float">
            <text:p>36.3871</text:p>
          </table:table-cell>
          <table:table-cell office:value-type="float" office:value="0.444934" calcext:value-type="float">
            <text:p>0.444934</text:p>
          </table:table-cell>
          <table:table-cell office:value-type="float" office:value="36.382345" calcext:value-type="float">
            <text:p>36.382345</text:p>
          </table:table-cell>
          <table:table-cell office:value-type="float" office:value="0.610579" calcext:value-type="float">
            <text:p>0.610579</text:p>
          </table:table-cell>
        </table:table-row>
        <table:table-row table:style-name="ro1">
          <table:table-cell office:value-type="float" office:value="36.3943" calcext:value-type="float">
            <text:p>36.3943</text:p>
          </table:table-cell>
          <table:table-cell table:style-name="ce1" office:value-type="float" office:value="0.433156" calcext:value-type="float">
            <text:p>4.33E-01</text:p>
          </table:table-cell>
          <table:table-cell office:value-type="float" office:value="36.38949" calcext:value-type="float">
            <text:p>36.38949</text:p>
          </table:table-cell>
          <table:table-cell office:value-type="float" office:value="0.615343" calcext:value-type="float">
            <text:p>0.615343</text:p>
          </table:table-cell>
        </table:table-row>
        <table:table-row table:style-name="ro1">
          <table:table-cell office:value-type="float" office:value="36.4014" calcext:value-type="float">
            <text:p>36.4014</text:p>
          </table:table-cell>
          <table:table-cell office:value-type="float" office:value="0.420794" calcext:value-type="float">
            <text:p>0.420794</text:p>
          </table:table-cell>
          <table:table-cell office:value-type="float" office:value="36.39663" calcext:value-type="float">
            <text:p>36.39663</text:p>
          </table:table-cell>
          <table:table-cell office:value-type="float" office:value="0.619507" calcext:value-type="float">
            <text:p>0.619507</text:p>
          </table:table-cell>
        </table:table-row>
        <table:table-row table:style-name="ro1">
          <table:table-cell office:value-type="float" office:value="36.4086" calcext:value-type="float">
            <text:p>36.4086</text:p>
          </table:table-cell>
          <table:table-cell office:value-type="float" office:value="0.407847" calcext:value-type="float">
            <text:p>0.407847</text:p>
          </table:table-cell>
          <table:table-cell office:value-type="float" office:value="36.403765" calcext:value-type="float">
            <text:p>36.403765</text:p>
          </table:table-cell>
          <table:table-cell office:value-type="float" office:value="0.623071" calcext:value-type="float">
            <text:p>0.623071</text:p>
          </table:table-cell>
        </table:table-row>
        <table:table-row table:style-name="ro1">
          <table:table-cell office:value-type="float" office:value="36.4157" calcext:value-type="float">
            <text:p>36.4157</text:p>
          </table:table-cell>
          <table:table-cell office:value-type="float" office:value="0.394319" calcext:value-type="float">
            <text:p>0.394319</text:p>
          </table:table-cell>
          <table:table-cell office:value-type="float" office:value="36.410895" calcext:value-type="float">
            <text:p>36.410895</text:p>
          </table:table-cell>
          <table:table-cell office:value-type="float" office:value="0.626034" calcext:value-type="float">
            <text:p>0.626034</text:p>
          </table:table-cell>
        </table:table-row>
        <table:table-row table:style-name="ro1">
          <table:table-cell office:value-type="float" office:value="36.4228" calcext:value-type="float">
            <text:p>36.4228</text:p>
          </table:table-cell>
          <table:table-cell office:value-type="float" office:value="0.38021" calcext:value-type="float">
            <text:p>0.38021</text:p>
          </table:table-cell>
          <table:table-cell office:value-type="float" office:value="36.418019" calcext:value-type="float">
            <text:p>36.418019</text:p>
          </table:table-cell>
          <table:table-cell office:value-type="float" office:value="0.628399" calcext:value-type="float">
            <text:p>0.628399</text:p>
          </table:table-cell>
        </table:table-row>
        <table:table-row table:style-name="ro1">
          <table:table-cell office:value-type="float" office:value="36.4299" calcext:value-type="float">
            <text:p>36.4299</text:p>
          </table:table-cell>
          <table:table-cell office:value-type="float" office:value="0.365522" calcext:value-type="float">
            <text:p>0.365522</text:p>
          </table:table-cell>
          <table:table-cell office:value-type="float" office:value="36.425139" calcext:value-type="float">
            <text:p>36.425139</text:p>
          </table:table-cell>
          <table:table-cell office:value-type="float" office:value="0.630164" calcext:value-type="float">
            <text:p>0.630164</text:p>
          </table:table-cell>
        </table:table-row>
        <table:table-row table:style-name="ro1">
          <table:table-cell office:value-type="float" office:value="36.4371" calcext:value-type="float">
            <text:p>36.4371</text:p>
          </table:table-cell>
          <table:table-cell office:value-type="float" office:value="0.350257" calcext:value-type="float">
            <text:p>0.350257</text:p>
          </table:table-cell>
          <table:table-cell office:value-type="float" office:value="36.432254" calcext:value-type="float">
            <text:p>36.432254</text:p>
          </table:table-cell>
          <table:table-cell office:value-type="float" office:value="0.63133" calcext:value-type="float">
            <text:p>0.63133</text:p>
          </table:table-cell>
        </table:table-row>
        <table:table-row table:style-name="ro1">
          <table:table-cell office:value-type="float" office:value="36.4442" calcext:value-type="float">
            <text:p>36.4442</text:p>
          </table:table-cell>
          <table:table-cell office:value-type="float" office:value="0.334417" calcext:value-type="float">
            <text:p>0.334417</text:p>
          </table:table-cell>
          <table:table-cell office:value-type="float" office:value="36.439363" calcext:value-type="float">
            <text:p>36.439363</text:p>
          </table:table-cell>
          <table:table-cell office:value-type="float" office:value="0.631898" calcext:value-type="float">
            <text:p>0.631898</text:p>
          </table:table-cell>
        </table:table-row>
        <table:table-row table:style-name="ro1">
          <table:table-cell office:value-type="float" office:value="36.4513" calcext:value-type="float">
            <text:p>36.4513</text:p>
          </table:table-cell>
          <table:table-cell office:value-type="float" office:value="0.318003" calcext:value-type="float">
            <text:p>0.318003</text:p>
          </table:table-cell>
          <table:table-cell office:value-type="float" office:value="36.446467" calcext:value-type="float">
            <text:p>36.446467</text:p>
          </table:table-cell>
          <table:table-cell office:value-type="float" office:value="0.631867" calcext:value-type="float">
            <text:p>0.631867</text:p>
          </table:table-cell>
        </table:table-row>
        <table:table-row table:style-name="ro1">
          <table:table-cell office:value-type="float" office:value="36.4584" calcext:value-type="float">
            <text:p>36.4584</text:p>
          </table:table-cell>
          <table:table-cell office:value-type="float" office:value="0.301017" calcext:value-type="float">
            <text:p>0.301017</text:p>
          </table:table-cell>
          <table:table-cell office:value-type="float" office:value="36.453567" calcext:value-type="float">
            <text:p>36.453567</text:p>
          </table:table-cell>
          <table:table-cell office:value-type="float" office:value="0.631237" calcext:value-type="float">
            <text:p>0.631237</text:p>
          </table:table-cell>
        </table:table-row>
        <table:table-row table:style-name="ro1">
          <table:table-cell office:value-type="float" office:value="36.4655" calcext:value-type="float">
            <text:p>36.4655</text:p>
          </table:table-cell>
          <table:table-cell office:value-type="float" office:value="0.283462" calcext:value-type="float">
            <text:p>0.283462</text:p>
          </table:table-cell>
          <table:table-cell office:value-type="float" office:value="36.460661" calcext:value-type="float">
            <text:p>36.460661</text:p>
          </table:table-cell>
          <table:table-cell office:value-type="float" office:value="0.630009" calcext:value-type="float">
            <text:p>0.630009</text:p>
          </table:table-cell>
        </table:table-row>
        <table:table-row table:style-name="ro1">
          <table:table-cell office:value-type="float" office:value="36.4726" calcext:value-type="float">
            <text:p>36.4726</text:p>
          </table:table-cell>
          <table:table-cell office:value-type="float" office:value="0.265338" calcext:value-type="float">
            <text:p>0.265338</text:p>
          </table:table-cell>
          <table:table-cell office:value-type="float" office:value="36.46775" calcext:value-type="float">
            <text:p>36.46775</text:p>
          </table:table-cell>
          <table:table-cell office:value-type="float" office:value="0.628183" calcext:value-type="float">
            <text:p>0.628183</text:p>
          </table:table-cell>
        </table:table-row>
        <table:table-row table:style-name="ro1">
          <table:table-cell office:value-type="float" office:value="36.4796" calcext:value-type="float">
            <text:p>36.4796</text:p>
          </table:table-cell>
          <table:table-cell office:value-type="float" office:value="0.246648" calcext:value-type="float">
            <text:p>0.246648</text:p>
          </table:table-cell>
          <table:table-cell office:value-type="float" office:value="36.474835" calcext:value-type="float">
            <text:p>36.474835</text:p>
          </table:table-cell>
          <table:table-cell office:value-type="float" office:value="0.625758" calcext:value-type="float">
            <text:p>0.625758</text:p>
          </table:table-cell>
        </table:table-row>
        <table:table-row table:style-name="ro1">
          <table:table-cell office:value-type="float" office:value="36.4867" calcext:value-type="float">
            <text:p>36.4867</text:p>
          </table:table-cell>
          <table:table-cell office:value-type="float" office:value="0.227395" calcext:value-type="float">
            <text:p>0.227395</text:p>
          </table:table-cell>
          <table:table-cell office:value-type="float" office:value="36.481914" calcext:value-type="float">
            <text:p>36.481914</text:p>
          </table:table-cell>
          <table:table-cell office:value-type="float" office:value="0.622736" calcext:value-type="float">
            <text:p>0.622736</text:p>
          </table:table-cell>
        </table:table-row>
        <table:table-row table:style-name="ro1">
          <table:table-cell office:value-type="float" office:value="36.4938" calcext:value-type="float">
            <text:p>36.4938</text:p>
          </table:table-cell>
          <table:table-cell office:value-type="float" office:value="0.20758" calcext:value-type="float">
            <text:p>0.20758</text:p>
          </table:table-cell>
          <table:table-cell office:value-type="float" office:value="36.488988" calcext:value-type="float">
            <text:p>36.488988</text:p>
          </table:table-cell>
          <table:table-cell office:value-type="float" office:value="0.619116" calcext:value-type="float">
            <text:p>0.619116</text:p>
          </table:table-cell>
        </table:table-row>
        <table:table-row table:style-name="ro1">
          <table:table-cell office:value-type="float" office:value="36.5009" calcext:value-type="float">
            <text:p>36.5009</text:p>
          </table:table-cell>
          <table:table-cell office:value-type="float" office:value="0.187205" calcext:value-type="float">
            <text:p>0.187205</text:p>
          </table:table-cell>
          <table:table-cell office:value-type="float" office:value="36.496057" calcext:value-type="float">
            <text:p>36.496057</text:p>
          </table:table-cell>
          <table:table-cell office:value-type="float" office:value="0.614898" calcext:value-type="float">
            <text:p>0.614898</text:p>
          </table:table-cell>
        </table:table-row>
        <table:table-row table:style-name="ro1">
          <table:table-cell office:value-type="float" office:value="36.5079" calcext:value-type="float">
            <text:p>36.5079</text:p>
          </table:table-cell>
          <table:table-cell office:value-type="float" office:value="0.166274" calcext:value-type="float">
            <text:p>0.166274</text:p>
          </table:table-cell>
          <table:table-cell office:value-type="float" office:value="36.503122" calcext:value-type="float">
            <text:p>36.503122</text:p>
          </table:table-cell>
          <table:table-cell office:value-type="float" office:value="0.610084" calcext:value-type="float">
            <text:p>0.610084</text:p>
          </table:table-cell>
        </table:table-row>
        <table:table-row table:style-name="ro1">
          <table:table-cell office:value-type="float" office:value="36.515" calcext:value-type="float">
            <text:p>36.515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36.510181" calcext:value-type="float">
            <text:p>36.510181</text:p>
          </table:table-cell>
          <table:table-cell office:value-type="float" office:value="0.604674" calcext:value-type="float">
            <text:p>0.604674</text:p>
          </table:table-cell>
        </table:table-row>
        <table:table-row table:style-name="ro1">
          <table:table-cell office:value-type="float" office:value="36.522" calcext:value-type="float">
            <text:p>36.522</text:p>
          </table:table-cell>
          <table:table-cell office:value-type="float" office:value="0.122748" calcext:value-type="float">
            <text:p>0.122748</text:p>
          </table:table-cell>
          <table:table-cell office:value-type="float" office:value="36.517235" calcext:value-type="float">
            <text:p>36.517235</text:p>
          </table:table-cell>
          <table:table-cell office:value-type="float" office:value="0.598668" calcext:value-type="float">
            <text:p>0.598668</text:p>
          </table:table-cell>
        </table:table-row>
        <table:table-row table:style-name="ro1">
          <table:table-cell office:value-type="float" office:value="36.5291" calcext:value-type="float">
            <text:p>36.5291</text:p>
          </table:table-cell>
          <table:table-cell office:value-type="float" office:value="0.100158" calcext:value-type="float">
            <text:p>0.100158</text:p>
          </table:table-cell>
          <table:table-cell office:value-type="float" office:value="36.524285" calcext:value-type="float">
            <text:p>36.524285</text:p>
          </table:table-cell>
          <table:table-cell office:value-type="float" office:value="0.592067" calcext:value-type="float">
            <text:p>0.592067</text:p>
          </table:table-cell>
        </table:table-row>
        <table:table-row table:style-name="ro1">
          <table:table-cell office:value-type="float" office:value="36.5361" calcext:value-type="float">
            <text:p>36.5361</text:p>
          </table:table-cell>
          <table:table-cell office:value-type="float" office:value="0.0770208" calcext:value-type="float">
            <text:p>0.0770208</text:p>
          </table:table-cell>
          <table:table-cell office:value-type="float" office:value="36.531329" calcext:value-type="float">
            <text:p>36.531329</text:p>
          </table:table-cell>
          <table:table-cell office:value-type="float" office:value="0.584872" calcext:value-type="float">
            <text:p>0.584872</text:p>
          </table:table-cell>
        </table:table-row>
        <table:table-row table:style-name="ro1">
          <table:table-cell office:value-type="float" office:value="36.5432" calcext:value-type="float">
            <text:p>36.5432</text:p>
          </table:table-cell>
          <table:table-cell office:value-type="float" office:value="0.0533384" calcext:value-type="float">
            <text:p>0.0533384</text:p>
          </table:table-cell>
          <table:table-cell office:value-type="float" office:value="36.538368" calcext:value-type="float">
            <text:p>36.538368</text:p>
          </table:table-cell>
          <table:table-cell office:value-type="float" office:value="0.577083" calcext:value-type="float">
            <text:p>0.577083</text:p>
          </table:table-cell>
        </table:table-row>
        <table:table-row table:style-name="ro1">
          <table:table-cell office:value-type="float" office:value="36.5502" calcext:value-type="float">
            <text:p>36.5502</text:p>
          </table:table-cell>
          <table:table-cell office:value-type="float" office:value="0.0291133" calcext:value-type="float">
            <text:p>0.0291133</text:p>
          </table:table-cell>
          <table:table-cell office:value-type="float" office:value="36.545403" calcext:value-type="float">
            <text:p>36.545403</text:p>
          </table:table-cell>
          <table:table-cell office:value-type="float" office:value="0.568702" calcext:value-type="float">
            <text:p>0.568702</text:p>
          </table:table-cell>
        </table:table-row>
        <table:table-row table:style-name="ro1">
          <table:table-cell office:value-type="float" office:value="36.5572" calcext:value-type="float">
            <text:p>36.5572</text:p>
          </table:table-cell>
          <table:table-cell office:value-type="float" office:value="0.00434809" calcext:value-type="float">
            <text:p>0.00434809</text:p>
          </table:table-cell>
          <table:table-cell office:value-type="float" office:value="36.552432" calcext:value-type="float">
            <text:p>36.552432</text:p>
          </table:table-cell>
          <table:table-cell office:value-type="float" office:value="0.559729" calcext:value-type="float">
            <text:p>0.559729</text:p>
          </table:table-cell>
        </table:table-row>
        <table:table-row table:style-name="ro1">
          <table:table-cell office:value-type="float" office:value="36.5643" calcext:value-type="float">
            <text:p>36.5643</text:p>
          </table:table-cell>
          <table:table-cell office:value-type="float" office:value="0" calcext:value-type="float">
            <text:p>0</text:p>
          </table:table-cell>
          <table:table-cell office:value-type="float" office:value="36.559457" calcext:value-type="float">
            <text:p>36.559457</text:p>
          </table:table-cell>
          <table:table-cell office:value-type="float" office:value="0.550166" calcext:value-type="float">
            <text:p>0.550166</text:p>
          </table:table-cell>
        </table:table-row>
        <table:table-row table:style-name="ro1">
          <table:table-cell office:value-type="float" office:value="36.6204" calcext:value-type="float">
            <text:p>36.6204</text:p>
          </table:table-cell>
          <table:table-cell office:value-type="float" office:value="0" calcext:value-type="float">
            <text:p>0</text:p>
          </table:table-cell>
          <table:table-cell office:value-type="float" office:value="36.566476" calcext:value-type="float">
            <text:p>36.566476</text:p>
          </table:table-cell>
          <table:table-cell office:value-type="float" office:value="0.540014" calcext:value-type="float">
            <text:p>0.540014</text:p>
          </table:table-cell>
        </table:table-row>
        <table:table-row table:style-name="ro1">
          <table:table-cell office:value-type="float" office:value="36.6274" calcext:value-type="float">
            <text:p>36.6274</text:p>
          </table:table-cell>
          <table:table-cell office:value-type="float" office:value="0.0253026" calcext:value-type="float">
            <text:p>0.0253026</text:p>
          </table:table-cell>
          <table:table-cell office:value-type="float" office:value="36.573491" calcext:value-type="float">
            <text:p>36.573491</text:p>
          </table:table-cell>
          <table:table-cell office:value-type="float" office:value="0.529273" calcext:value-type="float">
            <text:p>0.529273</text:p>
          </table:table-cell>
        </table:table-row>
        <table:table-row table:style-name="ro1">
          <table:table-cell office:value-type="float" office:value="36.6344" calcext:value-type="float">
            <text:p>36.6344</text:p>
          </table:table-cell>
          <table:table-cell office:value-type="float" office:value="0.0499424" calcext:value-type="float">
            <text:p>0.0499424</text:p>
          </table:table-cell>
          <table:table-cell office:value-type="float" office:value="36.580501" calcext:value-type="float">
            <text:p>36.580501</text:p>
          </table:table-cell>
          <table:table-cell office:value-type="float" office:value="0.517945" calcext:value-type="float">
            <text:p>0.517945</text:p>
          </table:table-cell>
        </table:table-row>
        <table:table-row table:style-name="ro1">
          <table:table-cell office:value-type="float" office:value="36.6415" calcext:value-type="float">
            <text:p>36.6415</text:p>
          </table:table-cell>
          <table:table-cell office:value-type="float" office:value="0.0739228" calcext:value-type="float">
            <text:p>0.0739228</text:p>
          </table:table-cell>
          <table:table-cell office:value-type="float" office:value="36.587505" calcext:value-type="float">
            <text:p>36.587505</text:p>
          </table:table-cell>
          <table:table-cell office:value-type="float" office:value="0.506032" calcext:value-type="float">
            <text:p>0.506032</text:p>
          </table:table-cell>
        </table:table-row>
        <table:table-row table:style-name="ro1">
          <table:table-cell office:value-type="float" office:value="36.6485" calcext:value-type="float">
            <text:p>36.6485</text:p>
          </table:table-cell>
          <table:table-cell office:value-type="float" office:value="0.0972469" calcext:value-type="float">
            <text:p>0.0972469</text:p>
          </table:table-cell>
          <table:table-cell office:value-type="float" office:value="36.594505" calcext:value-type="float">
            <text:p>36.594505</text:p>
          </table:table-cell>
          <table:table-cell office:value-type="float" office:value="0.493534" calcext:value-type="float">
            <text:p>0.493534</text:p>
          </table:table-cell>
        </table:table-row>
        <table:table-row table:style-name="ro1">
          <table:table-cell office:value-type="float" office:value="36.6555" calcext:value-type="float">
            <text:p>36.6555</text:p>
          </table:table-cell>
          <table:table-cell office:value-type="float" office:value="0.119918" calcext:value-type="float">
            <text:p>0.119918</text:p>
          </table:table-cell>
          <table:table-cell office:value-type="float" office:value="36.6015" calcext:value-type="float">
            <text:p>36.6015</text:p>
          </table:table-cell>
          <table:table-cell office:value-type="float" office:value="0.480453" calcext:value-type="float">
            <text:p>0.480453</text:p>
          </table:table-cell>
        </table:table-row>
        <table:table-row table:style-name="ro1">
          <table:table-cell office:value-type="float" office:value="36.6625" calcext:value-type="float">
            <text:p>36.6625</text:p>
          </table:table-cell>
          <table:table-cell office:value-type="float" office:value="0.141939" calcext:value-type="float">
            <text:p>0.141939</text:p>
          </table:table-cell>
          <table:table-cell office:value-type="float" office:value="36.608491" calcext:value-type="float">
            <text:p>36.608491</text:p>
          </table:table-cell>
          <table:table-cell office:value-type="float" office:value="0.466791" calcext:value-type="float">
            <text:p>0.466791</text:p>
          </table:table-cell>
        </table:table-row>
        <table:table-row table:style-name="ro1">
          <table:table-cell office:value-type="float" office:value="36.6694" calcext:value-type="float">
            <text:p>36.6694</text:p>
          </table:table-cell>
          <table:table-cell office:value-type="float" office:value="0.163312" calcext:value-type="float">
            <text:p>0.163312</text:p>
          </table:table-cell>
          <table:table-cell office:value-type="float" office:value="36.615476" calcext:value-type="float">
            <text:p>36.615476</text:p>
          </table:table-cell>
          <table:table-cell office:value-type="float" office:value="0.452549" calcext:value-type="float">
            <text:p>0.452549</text:p>
          </table:table-cell>
        </table:table-row>
        <table:table-row table:style-name="ro1">
          <table:table-cell office:value-type="float" office:value="36.6764" calcext:value-type="float">
            <text:p>36.6764</text:p>
          </table:table-cell>
          <table:table-cell office:value-type="float" office:value="0.184041" calcext:value-type="float">
            <text:p>0.184041</text:p>
          </table:table-cell>
          <table:table-cell office:value-type="float" office:value="36.622456" calcext:value-type="float">
            <text:p>36.622456</text:p>
          </table:table-cell>
          <table:table-cell office:value-type="float" office:value="0.437729" calcext:value-type="float">
            <text:p>0.437729</text:p>
          </table:table-cell>
        </table:table-row>
        <table:table-row table:style-name="ro1">
          <table:table-cell office:value-type="float" office:value="36.6834" calcext:value-type="float">
            <text:p>36.6834</text:p>
          </table:table-cell>
          <table:table-cell office:value-type="float" office:value="0.204129" calcext:value-type="float">
            <text:p>0.204129</text:p>
          </table:table-cell>
          <table:table-cell office:value-type="float" office:value="36.629432" calcext:value-type="float">
            <text:p>36.629432</text:p>
          </table:table-cell>
          <table:table-cell office:value-type="float" office:value="0.422332" calcext:value-type="float">
            <text:p>0.422332</text:p>
          </table:table-cell>
        </table:table-row>
        <table:table-row table:style-name="ro1">
          <table:table-cell office:value-type="float" office:value="36.6904" calcext:value-type="float">
            <text:p>36.6904</text:p>
          </table:table-cell>
          <table:table-cell office:value-type="float" office:value="0.223577" calcext:value-type="float">
            <text:p>0.223577</text:p>
          </table:table-cell>
          <table:table-cell office:value-type="float" office:value="36.636402" calcext:value-type="float">
            <text:p>36.636402</text:p>
          </table:table-cell>
          <table:table-cell office:value-type="float" office:value="0.40636" calcext:value-type="float">
            <text:p>0.40636</text:p>
          </table:table-cell>
        </table:table-row>
        <table:table-row table:style-name="ro1">
          <table:table-cell office:value-type="float" office:value="36.6974" calcext:value-type="float">
            <text:p>36.6974</text:p>
          </table:table-cell>
          <table:table-cell office:value-type="float" office:value="0.242389" calcext:value-type="float">
            <text:p>0.242389</text:p>
          </table:table-cell>
          <table:table-cell office:value-type="float" office:value="36.643368" calcext:value-type="float">
            <text:p>36.643368</text:p>
          </table:table-cell>
          <table:table-cell office:value-type="float" office:value="0.389815" calcext:value-type="float">
            <text:p>0.389815</text:p>
          </table:table-cell>
        </table:table-row>
        <table:table-row table:style-name="ro1">
          <table:table-cell office:value-type="float" office:value="36.7043" calcext:value-type="float">
            <text:p>36.7043</text:p>
          </table:table-cell>
          <table:table-cell office:value-type="float" office:value="0.260566" calcext:value-type="float">
            <text:p>0.260566</text:p>
          </table:table-cell>
          <table:table-cell office:value-type="float" office:value="36.650329" calcext:value-type="float">
            <text:p>36.650329</text:p>
          </table:table-cell>
          <table:table-cell office:value-type="float" office:value="0.372699" calcext:value-type="float">
            <text:p>0.372699</text:p>
          </table:table-cell>
        </table:table-row>
        <table:table-row table:style-name="ro1">
          <table:table-cell office:value-type="float" office:value="36.7113" calcext:value-type="float">
            <text:p>36.7113</text:p>
          </table:table-cell>
          <table:table-cell office:value-type="float" office:value="0.278112" calcext:value-type="float">
            <text:p>0.278112</text:p>
          </table:table-cell>
          <table:table-cell office:value-type="float" office:value="36.657285" calcext:value-type="float">
            <text:p>36.657285</text:p>
          </table:table-cell>
          <table:table-cell office:value-type="float" office:value="0.355014" calcext:value-type="float">
            <text:p>0.355014</text:p>
          </table:table-cell>
        </table:table-row>
        <table:table-row table:style-name="ro1">
          <table:table-cell office:value-type="float" office:value="36.7182" calcext:value-type="float">
            <text:p>36.7182</text:p>
          </table:table-cell>
          <table:table-cell office:value-type="float" office:value="0.295028" calcext:value-type="float">
            <text:p>0.295028</text:p>
          </table:table-cell>
          <table:table-cell office:value-type="float" office:value="36.664236" calcext:value-type="float">
            <text:p>36.664236</text:p>
          </table:table-cell>
          <table:table-cell office:value-type="float" office:value="0.336762" calcext:value-type="float">
            <text:p>0.336762</text:p>
          </table:table-cell>
        </table:table-row>
        <table:table-row table:style-name="ro1">
          <table:table-cell office:value-type="float" office:value="36.7252" calcext:value-type="float">
            <text:p>36.7252</text:p>
          </table:table-cell>
          <table:table-cell office:value-type="float" office:value="0.311317" calcext:value-type="float">
            <text:p>0.311317</text:p>
          </table:table-cell>
          <table:table-cell office:value-type="float" office:value="36.671183" calcext:value-type="float">
            <text:p>36.671183</text:p>
          </table:table-cell>
          <table:table-cell office:value-type="float" office:value="0.317944" calcext:value-type="float">
            <text:p>0.317944</text:p>
          </table:table-cell>
        </table:table-row>
        <table:table-row table:style-name="ro1">
          <table:table-cell office:value-type="float" office:value="36.7321" calcext:value-type="float">
            <text:p>36.7321</text:p>
          </table:table-cell>
          <table:table-cell office:value-type="float" office:value="0.326981" calcext:value-type="float">
            <text:p>0.326981</text:p>
          </table:table-cell>
          <table:table-cell office:value-type="float" office:value="36.678124" calcext:value-type="float">
            <text:p>36.678124</text:p>
          </table:table-cell>
          <table:table-cell office:value-type="float" office:value="0.298563" calcext:value-type="float">
            <text:p>0.298563</text:p>
          </table:table-cell>
        </table:table-row>
        <table:table-row table:style-name="ro1">
          <table:table-cell office:value-type="float" office:value="36.7391" calcext:value-type="float">
            <text:p>36.7391</text:p>
          </table:table-cell>
          <table:table-cell office:value-type="float" office:value="0.342021" calcext:value-type="float">
            <text:p>0.342021</text:p>
          </table:table-cell>
          <table:table-cell office:value-type="float" office:value="36.685061" calcext:value-type="float">
            <text:p>36.685061</text:p>
          </table:table-cell>
          <table:table-cell office:value-type="float" office:value="0.278621" calcext:value-type="float">
            <text:p>0.278621</text:p>
          </table:table-cell>
        </table:table-row>
        <table:table-row table:style-name="ro1">
          <table:table-cell office:value-type="float" office:value="36.746" calcext:value-type="float">
            <text:p>36.746</text:p>
          </table:table-cell>
          <table:table-cell office:value-type="float" office:value="0.35644" calcext:value-type="float">
            <text:p>0.35644</text:p>
          </table:table-cell>
          <table:table-cell office:value-type="float" office:value="36.691993" calcext:value-type="float">
            <text:p>36.691993</text:p>
          </table:table-cell>
          <table:table-cell office:value-type="float" office:value="0.258121" calcext:value-type="float">
            <text:p>0.258121</text:p>
          </table:table-cell>
        </table:table-row>
        <table:table-row table:style-name="ro1">
          <table:table-cell office:value-type="float" office:value="36.753" calcext:value-type="float">
            <text:p>36.753</text:p>
          </table:table-cell>
          <table:table-cell office:value-type="float" office:value="0.370239" calcext:value-type="float">
            <text:p>0.370239</text:p>
          </table:table-cell>
          <table:table-cell office:value-type="float" office:value="36.69892" calcext:value-type="float">
            <text:p>36.69892</text:p>
          </table:table-cell>
          <table:table-cell office:value-type="float" office:value="0.237063" calcext:value-type="float">
            <text:p>0.237063</text:p>
          </table:table-cell>
        </table:table-row>
        <table:table-row table:style-name="ro1">
          <table:table-cell office:value-type="float" office:value="36.7599" calcext:value-type="float">
            <text:p>36.7599</text:p>
          </table:table-cell>
          <table:table-cell office:value-type="float" office:value="0.383421" calcext:value-type="float">
            <text:p>0.383421</text:p>
          </table:table-cell>
          <table:table-cell office:value-type="float" office:value="36.705842" calcext:value-type="float">
            <text:p>36.705842</text:p>
          </table:table-cell>
          <table:table-cell office:value-type="float" office:value="0.215452" calcext:value-type="float">
            <text:p>0.215452</text:p>
          </table:table-cell>
        </table:table-row>
        <table:table-row table:style-name="ro1">
          <table:table-cell office:value-type="float" office:value="36.7668" calcext:value-type="float">
            <text:p>36.7668</text:p>
          </table:table-cell>
          <table:table-cell office:value-type="float" office:value="0.395986" calcext:value-type="float">
            <text:p>0.395986</text:p>
          </table:table-cell>
          <table:table-cell office:value-type="float" office:value="36.71276" calcext:value-type="float">
            <text:p>36.71276</text:p>
          </table:table-cell>
          <table:table-cell office:value-type="float" office:value="0.193289" calcext:value-type="float">
            <text:p>0.193289</text:p>
          </table:table-cell>
        </table:table-row>
        <table:table-row table:style-name="ro1">
          <table:table-cell office:value-type="float" office:value="36.7737" calcext:value-type="float">
            <text:p>36.7737</text:p>
          </table:table-cell>
          <table:table-cell office:value-type="float" office:value="0.407937" calcext:value-type="float">
            <text:p>0.407937</text:p>
          </table:table-cell>
          <table:table-cell office:value-type="float" office:value="36.719673" calcext:value-type="float">
            <text:p>36.719673</text:p>
          </table:table-cell>
          <table:table-cell office:value-type="float" office:value="0.170576" calcext:value-type="float">
            <text:p>0.170576</text:p>
          </table:table-cell>
        </table:table-row>
        <table:table-row table:style-name="ro1">
          <table:table-cell office:value-type="float" office:value="36.7806" calcext:value-type="float">
            <text:p>36.7806</text:p>
          </table:table-cell>
          <table:table-cell office:value-type="float" office:value="0.419275" calcext:value-type="float">
            <text:p>0.419275</text:p>
          </table:table-cell>
          <table:table-cell office:value-type="float" office:value="36.726581" calcext:value-type="float">
            <text:p>36.726581</text:p>
          </table:table-cell>
          <table:table-cell office:value-type="float" office:value="0.147317" calcext:value-type="float">
            <text:p>0.147317</text:p>
          </table:table-cell>
        </table:table-row>
        <table:table-row table:style-name="ro1">
          <table:table-cell office:value-type="float" office:value="36.7875" calcext:value-type="float">
            <text:p>36.7875</text:p>
          </table:table-cell>
          <table:table-cell office:value-type="float" office:value="0.430001" calcext:value-type="float">
            <text:p>0.430001</text:p>
          </table:table-cell>
          <table:table-cell office:value-type="float" office:value="36.733484" calcext:value-type="float">
            <text:p>36.733484</text:p>
          </table:table-cell>
          <table:table-cell office:value-type="float" office:value="0.123512" calcext:value-type="float">
            <text:p>0.123512</text:p>
          </table:table-cell>
        </table:table-row>
        <table:table-row table:style-name="ro1">
          <table:table-cell office:value-type="float" office:value="36.7944" calcext:value-type="float">
            <text:p>36.7944</text:p>
          </table:table-cell>
          <table:table-cell office:value-type="float" office:value="0.440117" calcext:value-type="float">
            <text:p>0.440117</text:p>
          </table:table-cell>
          <table:table-cell office:value-type="float" office:value="36.740382" calcext:value-type="float">
            <text:p>36.740382</text:p>
          </table:table-cell>
          <table:table-cell office:value-type="float" office:value="0.099167" calcext:value-type="float">
            <text:p>0.099167</text:p>
          </table:table-cell>
        </table:table-row>
        <table:table-row table:style-name="ro1">
          <table:table-cell office:value-type="float" office:value="36.8013" calcext:value-type="float">
            <text:p>36.8013</text:p>
          </table:table-cell>
          <table:table-cell office:value-type="float" office:value="0.449624" calcext:value-type="float">
            <text:p>0.449624</text:p>
          </table:table-cell>
          <table:table-cell office:value-type="float" office:value="36.747276" calcext:value-type="float">
            <text:p>36.747276</text:p>
          </table:table-cell>
          <table:table-cell office:value-type="float" office:value="0.074281" calcext:value-type="float">
            <text:p>0.074281</text:p>
          </table:table-cell>
        </table:table-row>
        <table:table-row table:style-name="ro1">
          <table:table-cell office:value-type="float" office:value="36.8082" calcext:value-type="float">
            <text:p>36.8082</text:p>
          </table:table-cell>
          <table:table-cell office:value-type="float" office:value="0.458523" calcext:value-type="float">
            <text:p>0.458523</text:p>
          </table:table-cell>
          <table:table-cell office:value-type="float" office:value="36.754165" calcext:value-type="float">
            <text:p>36.754165</text:p>
          </table:table-cell>
          <table:table-cell office:value-type="float" office:value="0.048859" calcext:value-type="float">
            <text:p>0.048859</text:p>
          </table:table-cell>
        </table:table-row>
        <table:table-row table:style-name="ro1">
          <table:table-cell office:value-type="float" office:value="36.8151" calcext:value-type="float">
            <text:p>36.8151</text:p>
          </table:table-cell>
          <table:table-cell office:value-type="float" office:value="0.466816" calcext:value-type="float">
            <text:p>0.466816</text:p>
          </table:table-cell>
          <table:table-cell office:value-type="float" office:value="36.761049" calcext:value-type="float">
            <text:p>36.761049</text:p>
          </table:table-cell>
          <table:table-cell office:value-type="float" office:value="0.022904" calcext:value-type="float">
            <text:p>0.022904</text:p>
          </table:table-cell>
        </table:table-row>
        <table:table-row table:style-name="ro1">
          <table:table-cell office:value-type="float" office:value="36.822" calcext:value-type="float">
            <text:p>36.822</text:p>
          </table:table-cell>
          <table:table-cell office:value-type="float" office:value="0.474503" calcext:value-type="float">
            <text:p>0.474503</text:p>
          </table:table-cell>
          <table:table-cell office:value-type="float" office:value="36.767929" calcext:value-type="float">
            <text:p>36.76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289" calcext:value-type="float">
            <text:p>36.8289</text:p>
          </table:table-cell>
          <table:table-cell office:value-type="float" office:value="0.481585" calcext:value-type="float">
            <text:p>0.481585</text:p>
          </table:table-cell>
          <table:table-cell office:value-type="float" office:value="36.822926" calcext:value-type="float">
            <text:p>36.82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358" calcext:value-type="float">
            <text:p>36.8358</text:p>
          </table:table-cell>
          <table:table-cell office:value-type="float" office:value="0.488063" calcext:value-type="float">
            <text:p>0.488063</text:p>
          </table:table-cell>
          <table:table-cell office:value-type="float" office:value="36.829801" calcext:value-type="float">
            <text:p>36.829801</text:p>
          </table:table-cell>
          <table:table-cell office:value-type="float" office:value="0.027015" calcext:value-type="float">
            <text:p>0.027015</text:p>
          </table:table-cell>
        </table:table-row>
        <table:table-row table:style-name="ro1">
          <table:table-cell office:value-type="float" office:value="36.8426" calcext:value-type="float">
            <text:p>36.8426</text:p>
          </table:table-cell>
          <table:table-cell office:value-type="float" office:value="0.493939" calcext:value-type="float">
            <text:p>0.493939</text:p>
          </table:table-cell>
          <table:table-cell office:value-type="float" office:value="36.836671" calcext:value-type="float">
            <text:p>36.836671</text:p>
          </table:table-cell>
          <table:table-cell office:value-type="float" office:value="0.053359" calcext:value-type="float">
            <text:p>0.053359</text:p>
          </table:table-cell>
        </table:table-row>
        <table:table-row table:style-name="ro1">
          <table:table-cell office:value-type="float" office:value="36.8495" calcext:value-type="float">
            <text:p>36.8495</text:p>
          </table:table-cell>
          <table:table-cell office:value-type="float" office:value="0.499212" calcext:value-type="float">
            <text:p>0.499212</text:p>
          </table:table-cell>
          <table:table-cell office:value-type="float" office:value="36.843536" calcext:value-type="float">
            <text:p>36.843536</text:p>
          </table:table-cell>
          <table:table-cell office:value-type="float" office:value="0.079035" calcext:value-type="float">
            <text:p>0.079035</text:p>
          </table:table-cell>
        </table:table-row>
        <table:table-row table:style-name="ro1">
          <table:table-cell office:value-type="float" office:value="36.8564" calcext:value-type="float">
            <text:p>36.8564</text:p>
          </table:table-cell>
          <table:table-cell office:value-type="float" office:value="0.503884" calcext:value-type="float">
            <text:p>0.503884</text:p>
          </table:table-cell>
          <table:table-cell office:value-type="float" office:value="36.850397" calcext:value-type="float">
            <text:p>36.850397</text:p>
          </table:table-cell>
          <table:table-cell office:value-type="float" office:value="0.104046" calcext:value-type="float">
            <text:p>0.104046</text:p>
          </table:table-cell>
        </table:table-row>
        <table:table-row table:style-name="ro1">
          <table:table-cell office:value-type="float" office:value="36.8632" calcext:value-type="float">
            <text:p>36.8632</text:p>
          </table:table-cell>
          <table:table-cell office:value-type="float" office:value="0.507955" calcext:value-type="float">
            <text:p>0.507955</text:p>
          </table:table-cell>
          <table:table-cell office:value-type="float" office:value="36.857253" calcext:value-type="float">
            <text:p>36.857253</text:p>
          </table:table-cell>
          <table:table-cell office:value-type="float" office:value="0.128397" calcext:value-type="float">
            <text:p>0.128397</text:p>
          </table:table-cell>
        </table:table-row>
        <table:table-row table:style-name="ro1">
          <table:table-cell office:value-type="float" office:value="36.8701" calcext:value-type="float">
            <text:p>36.8701</text:p>
          </table:table-cell>
          <table:table-cell office:value-type="float" office:value="0.511425" calcext:value-type="float">
            <text:p>0.511425</text:p>
          </table:table-cell>
          <table:table-cell office:value-type="float" office:value="36.864104" calcext:value-type="float">
            <text:p>36.864104</text:p>
          </table:table-cell>
          <table:table-cell office:value-type="float" office:value="0.152089" calcext:value-type="float">
            <text:p>0.152089</text:p>
          </table:table-cell>
        </table:table-row>
        <table:table-row table:style-name="ro1">
          <table:table-cell office:value-type="float" office:value="36.8769" calcext:value-type="float">
            <text:p>36.8769</text:p>
          </table:table-cell>
          <table:table-cell office:value-type="float" office:value="0.514296" calcext:value-type="float">
            <text:p>0.514296</text:p>
          </table:table-cell>
          <table:table-cell office:value-type="float" office:value="36.87095" calcext:value-type="float">
            <text:p>36.87095</text:p>
          </table:table-cell>
          <table:table-cell office:value-type="float" office:value="0.175127" calcext:value-type="float">
            <text:p>0.175127</text:p>
          </table:table-cell>
        </table:table-row>
        <table:table-row table:style-name="ro1">
          <table:table-cell office:value-type="float" office:value="36.8838" calcext:value-type="float">
            <text:p>36.8838</text:p>
          </table:table-cell>
          <table:table-cell office:value-type="float" office:value="0.516566" calcext:value-type="float">
            <text:p>0.516566</text:p>
          </table:table-cell>
          <table:table-cell office:value-type="float" office:value="36.877792" calcext:value-type="float">
            <text:p>36.877792</text:p>
          </table:table-cell>
          <table:table-cell office:value-type="float" office:value="0.197513" calcext:value-type="float">
            <text:p>0.197513</text:p>
          </table:table-cell>
        </table:table-row>
        <table:table-row table:style-name="ro1">
          <table:table-cell office:value-type="float" office:value="36.8906" calcext:value-type="float">
            <text:p>36.8906</text:p>
          </table:table-cell>
          <table:table-cell office:value-type="float" office:value="0.518238" calcext:value-type="float">
            <text:p>0.518238</text:p>
          </table:table-cell>
          <table:table-cell office:value-type="float" office:value="36.884629" calcext:value-type="float">
            <text:p>36.884629</text:p>
          </table:table-cell>
          <table:table-cell office:value-type="float" office:value="0.219251" calcext:value-type="float">
            <text:p>0.219251</text:p>
          </table:table-cell>
        </table:table-row>
        <table:table-row table:style-name="ro1">
          <table:table-cell office:value-type="float" office:value="36.8974" calcext:value-type="float">
            <text:p>36.8974</text:p>
          </table:table-cell>
          <table:table-cell office:value-type="float" office:value="0.519311" calcext:value-type="float">
            <text:p>0.519311</text:p>
          </table:table-cell>
          <table:table-cell office:value-type="float" office:value="36.891461" calcext:value-type="float">
            <text:p>36.891461</text:p>
          </table:table-cell>
          <table:table-cell office:value-type="float" office:value="0.240342" calcext:value-type="float">
            <text:p>0.240342</text:p>
          </table:table-cell>
        </table:table-row>
        <table:table-row table:style-name="ro1">
          <table:table-cell office:value-type="float" office:value="36.9042" calcext:value-type="float">
            <text:p>36.9042</text:p>
          </table:table-cell>
          <table:table-cell office:value-type="float" office:value="0.519784" calcext:value-type="float">
            <text:p>0.519784</text:p>
          </table:table-cell>
          <table:table-cell office:value-type="float" office:value="36.898289" calcext:value-type="float">
            <text:p>36.898289</text:p>
          </table:table-cell>
          <table:table-cell office:value-type="float" office:value="0.260791" calcext:value-type="float">
            <text:p>0.260791</text:p>
          </table:table-cell>
        </table:table-row>
        <table:table-row table:style-name="ro1">
          <table:table-cell office:value-type="float" office:value="36.9111" calcext:value-type="float">
            <text:p>36.9111</text:p>
          </table:table-cell>
          <table:table-cell office:value-type="float" office:value="0.519659" calcext:value-type="float">
            <text:p>0.519659</text:p>
          </table:table-cell>
          <table:table-cell office:value-type="float" office:value="36.905112" calcext:value-type="float">
            <text:p>36.905112</text:p>
          </table:table-cell>
          <table:table-cell office:value-type="float" office:value="0.280599" calcext:value-type="float">
            <text:p>0.280599</text:p>
          </table:table-cell>
        </table:table-row>
        <table:table-row table:style-name="ro1">
          <table:table-cell office:value-type="float" office:value="36.9179" calcext:value-type="float">
            <text:p>36.9179</text:p>
          </table:table-cell>
          <table:table-cell office:value-type="float" office:value="0.518935" calcext:value-type="float">
            <text:p>0.518935</text:p>
          </table:table-cell>
          <table:table-cell office:value-type="float" office:value="36.911931" calcext:value-type="float">
            <text:p>36.911931</text:p>
          </table:table-cell>
          <table:table-cell office:value-type="float" office:value="0.29977" calcext:value-type="float">
            <text:p>0.29977</text:p>
          </table:table-cell>
        </table:table-row>
        <table:table-row table:style-name="ro1">
          <table:table-cell office:value-type="float" office:value="36.9247" calcext:value-type="float">
            <text:p>36.9247</text:p>
          </table:table-cell>
          <table:table-cell office:value-type="float" office:value="0.517613" calcext:value-type="float">
            <text:p>0.517613</text:p>
          </table:table-cell>
          <table:table-cell office:value-type="float" office:value="36.918744" calcext:value-type="float">
            <text:p>36.918744</text:p>
          </table:table-cell>
          <table:table-cell office:value-type="float" office:value="0.318305" calcext:value-type="float">
            <text:p>0.318305</text:p>
          </table:table-cell>
        </table:table-row>
        <table:table-row table:style-name="ro1">
          <table:table-cell office:value-type="float" office:value="36.9315" calcext:value-type="float">
            <text:p>36.9315</text:p>
          </table:table-cell>
          <table:table-cell office:value-type="float" office:value="0.515692" calcext:value-type="float">
            <text:p>0.515692</text:p>
          </table:table-cell>
          <table:table-cell office:value-type="float" office:value="36.925554" calcext:value-type="float">
            <text:p>36.925554</text:p>
          </table:table-cell>
          <table:table-cell office:value-type="float" office:value="0.336207" calcext:value-type="float">
            <text:p>0.336207</text:p>
          </table:table-cell>
        </table:table-row>
        <table:table-row table:style-name="ro1">
          <table:table-cell office:value-type="float" office:value="36.9383" calcext:value-type="float">
            <text:p>36.9383</text:p>
          </table:table-cell>
          <table:table-cell office:value-type="float" office:value="0.513172" calcext:value-type="float">
            <text:p>0.513172</text:p>
          </table:table-cell>
          <table:table-cell office:value-type="float" office:value="36.932358" calcext:value-type="float">
            <text:p>36.932358</text:p>
          </table:table-cell>
          <table:table-cell office:value-type="float" office:value="0.353479" calcext:value-type="float">
            <text:p>0.353479</text:p>
          </table:table-cell>
        </table:table-row>
        <table:table-row table:style-name="ro1">
          <table:table-cell office:value-type="float" office:value="36.9451" calcext:value-type="float">
            <text:p>36.9451</text:p>
          </table:table-cell>
          <table:table-cell office:value-type="float" office:value="0.510055" calcext:value-type="float">
            <text:p>0.510055</text:p>
          </table:table-cell>
          <table:table-cell office:value-type="float" office:value="36.939158" calcext:value-type="float">
            <text:p>36.939158</text:p>
          </table:table-cell>
          <table:table-cell office:value-type="float" office:value="0.370122" calcext:value-type="float">
            <text:p>0.370122</text:p>
          </table:table-cell>
        </table:table-row>
        <table:table-row table:style-name="ro1">
          <table:table-cell office:value-type="float" office:value="36.9519" calcext:value-type="float">
            <text:p>36.9519</text:p>
          </table:table-cell>
          <table:table-cell office:value-type="float" office:value="0.506339" calcext:value-type="float">
            <text:p>0.506339</text:p>
          </table:table-cell>
          <table:table-cell office:value-type="float" office:value="36.945953" calcext:value-type="float">
            <text:p>36.945953</text:p>
          </table:table-cell>
          <table:table-cell office:value-type="float" office:value="0.386139" calcext:value-type="float">
            <text:p>0.386139</text:p>
          </table:table-cell>
        </table:table-row>
        <table:table-row table:style-name="ro1">
          <table:table-cell office:value-type="float" office:value="36.9587" calcext:value-type="float">
            <text:p>36.9587</text:p>
          </table:table-cell>
          <table:table-cell office:value-type="float" office:value="0.502026" calcext:value-type="float">
            <text:p>0.502026</text:p>
          </table:table-cell>
          <table:table-cell office:value-type="float" office:value="36.952744" calcext:value-type="float">
            <text:p>36.952744</text:p>
          </table:table-cell>
          <table:table-cell office:value-type="float" office:value="0.401532" calcext:value-type="float">
            <text:p>0.401532</text:p>
          </table:table-cell>
        </table:table-row>
        <table:table-row table:style-name="ro1">
          <table:table-cell office:value-type="float" office:value="36.9655" calcext:value-type="float">
            <text:p>36.9655</text:p>
          </table:table-cell>
          <table:table-cell office:value-type="float" office:value="0.497117" calcext:value-type="float">
            <text:p>0.497117</text:p>
          </table:table-cell>
          <table:table-cell office:value-type="float" office:value="36.95953" calcext:value-type="float">
            <text:p>36.95953</text:p>
          </table:table-cell>
          <table:table-cell office:value-type="float" office:value="0.416302" calcext:value-type="float">
            <text:p>0.416302</text:p>
          </table:table-cell>
        </table:table-row>
        <table:table-row table:style-name="ro1">
          <table:table-cell office:value-type="float" office:value="36.9723" calcext:value-type="float">
            <text:p>36.9723</text:p>
          </table:table-cell>
          <table:table-cell office:value-type="float" office:value="0.491611" calcext:value-type="float">
            <text:p>0.491611</text:p>
          </table:table-cell>
          <table:table-cell office:value-type="float" office:value="36.966311" calcext:value-type="float">
            <text:p>36.966311</text:p>
          </table:table-cell>
          <table:table-cell office:value-type="float" office:value="0.430453" calcext:value-type="float">
            <text:p>0.430453</text:p>
          </table:table-cell>
        </table:table-row>
        <table:table-row table:style-name="ro1">
          <table:table-cell office:value-type="float" office:value="36.979" calcext:value-type="float">
            <text:p>36.979</text:p>
          </table:table-cell>
          <table:table-cell office:value-type="float" office:value="0.485509" calcext:value-type="float">
            <text:p>0.485509</text:p>
          </table:table-cell>
          <table:table-cell office:value-type="float" office:value="36.973088" calcext:value-type="float">
            <text:p>36.973088</text:p>
          </table:table-cell>
          <table:table-cell office:value-type="float" office:value="0.443984" calcext:value-type="float">
            <text:p>0.443984</text:p>
          </table:table-cell>
        </table:table-row>
        <table:table-row table:style-name="ro1">
          <table:table-cell office:value-type="float" office:value="36.9858" calcext:value-type="float">
            <text:p>36.9858</text:p>
          </table:table-cell>
          <table:table-cell office:value-type="float" office:value="0.478812" calcext:value-type="float">
            <text:p>0.478812</text:p>
          </table:table-cell>
          <table:table-cell office:value-type="float" office:value="36.97986" calcext:value-type="float">
            <text:p>36.97986</text:p>
          </table:table-cell>
          <table:table-cell office:value-type="float" office:value="0.456899" calcext:value-type="float">
            <text:p>0.456899</text:p>
          </table:table-cell>
        </table:table-row>
        <table:table-row table:style-name="ro1">
          <table:table-cell office:value-type="float" office:value="36.9926" calcext:value-type="float">
            <text:p>36.9926</text:p>
          </table:table-cell>
          <table:table-cell office:value-type="float" office:value="0.471521" calcext:value-type="float">
            <text:p>0.471521</text:p>
          </table:table-cell>
          <table:table-cell office:value-type="float" office:value="36.986628" calcext:value-type="float">
            <text:p>36.986628</text:p>
          </table:table-cell>
          <table:table-cell office:value-type="float" office:value="0.469199" calcext:value-type="float">
            <text:p>0.469199</text:p>
          </table:table-cell>
        </table:table-row>
        <table:table-row table:style-name="ro1">
          <table:table-cell office:value-type="float" office:value="36.9994" calcext:value-type="float">
            <text:p>36.9994</text:p>
          </table:table-cell>
          <table:table-cell office:value-type="float" office:value="0.463637" calcext:value-type="float">
            <text:p>0.463637</text:p>
          </table:table-cell>
          <table:table-cell office:value-type="float" office:value="36.993391" calcext:value-type="float">
            <text:p>36.993391</text:p>
          </table:table-cell>
          <table:table-cell office:value-type="float" office:value="0.480885" calcext:value-type="float">
            <text:p>0.480885</text:p>
          </table:table-cell>
        </table:table-row>
        <table:table-row table:style-name="ro1">
          <table:table-cell office:value-type="float" office:value="37.0061" calcext:value-type="float">
            <text:p>37.0061</text:p>
          </table:table-cell>
          <table:table-cell office:value-type="float" office:value="0.45516" calcext:value-type="float">
            <text:p>0.45516</text:p>
          </table:table-cell>
          <table:table-cell office:value-type="float" office:value="37.000149" calcext:value-type="float">
            <text:p>37.000149</text:p>
          </table:table-cell>
          <table:table-cell office:value-type="float" office:value="0.491958" calcext:value-type="float">
            <text:p>0.491958</text:p>
          </table:table-cell>
        </table:table-row>
        <table:table-row table:style-name="ro1">
          <table:table-cell office:value-type="float" office:value="37.0129" calcext:value-type="float">
            <text:p>37.0129</text:p>
          </table:table-cell>
          <table:table-cell office:value-type="float" office:value="0.446091" calcext:value-type="float">
            <text:p>0.446091</text:p>
          </table:table-cell>
          <table:table-cell office:value-type="float" office:value="37.006903" calcext:value-type="float">
            <text:p>37.006903</text:p>
          </table:table-cell>
          <table:table-cell office:value-type="float" office:value="0.502421" calcext:value-type="float">
            <text:p>0.502421</text:p>
          </table:table-cell>
        </table:table-row>
        <table:table-row table:style-name="ro1">
          <table:table-cell office:value-type="float" office:value="37.0196" calcext:value-type="float">
            <text:p>37.0196</text:p>
          </table:table-cell>
          <table:table-cell office:value-type="float" office:value="0.436432" calcext:value-type="float">
            <text:p>0.436432</text:p>
          </table:table-cell>
          <table:table-cell office:value-type="float" office:value="37.013653" calcext:value-type="float">
            <text:p>37.013653</text:p>
          </table:table-cell>
          <table:table-cell office:value-type="float" office:value="0.512275" calcext:value-type="float">
            <text:p>0.512275</text:p>
          </table:table-cell>
        </table:table-row>
        <table:table-row table:style-name="ro1">
          <table:table-cell office:value-type="float" office:value="37.0264" calcext:value-type="float">
            <text:p>37.0264</text:p>
          </table:table-cell>
          <table:table-cell office:value-type="float" office:value="0.426183" calcext:value-type="float">
            <text:p>0.426183</text:p>
          </table:table-cell>
          <table:table-cell office:value-type="float" office:value="37.020398" calcext:value-type="float">
            <text:p>37.020398</text:p>
          </table:table-cell>
          <table:table-cell office:value-type="float" office:value="0.52152" calcext:value-type="float">
            <text:p>0.52152</text:p>
          </table:table-cell>
        </table:table-row>
        <table:table-row table:style-name="ro1">
          <table:table-cell office:value-type="float" office:value="37.0331" calcext:value-type="float">
            <text:p>37.0331</text:p>
          </table:table-cell>
          <table:table-cell office:value-type="float" office:value="0.415347" calcext:value-type="float">
            <text:p>0.415347</text:p>
          </table:table-cell>
          <table:table-cell office:value-type="float" office:value="37.027138" calcext:value-type="float">
            <text:p>37.027138</text:p>
          </table:table-cell>
          <table:table-cell office:value-type="float" office:value="0.530158" calcext:value-type="float">
            <text:p>0.530158</text:p>
          </table:table-cell>
        </table:table-row>
        <table:table-row table:style-name="ro1">
          <table:table-cell office:value-type="float" office:value="37.0398" calcext:value-type="float">
            <text:p>37.0398</text:p>
          </table:table-cell>
          <table:table-cell office:value-type="float" office:value="0.403923" calcext:value-type="float">
            <text:p>0.403923</text:p>
          </table:table-cell>
          <table:table-cell office:value-type="float" office:value="37.033873" calcext:value-type="float">
            <text:p>37.033873</text:p>
          </table:table-cell>
          <table:table-cell office:value-type="float" office:value="0.53819" calcext:value-type="float">
            <text:p>0.53819</text:p>
          </table:table-cell>
        </table:table-row>
        <table:table-row table:style-name="ro1">
          <table:table-cell office:value-type="float" office:value="37.0466" calcext:value-type="float">
            <text:p>37.0466</text:p>
          </table:table-cell>
          <table:table-cell office:value-type="float" office:value="0.391913" calcext:value-type="float">
            <text:p>0.391913</text:p>
          </table:table-cell>
          <table:table-cell office:value-type="float" office:value="37.040605" calcext:value-type="float">
            <text:p>37.040605</text:p>
          </table:table-cell>
          <table:table-cell office:value-type="float" office:value="0.545617" calcext:value-type="float">
            <text:p>0.545617</text:p>
          </table:table-cell>
        </table:table-row>
        <table:table-row table:style-name="ro1">
          <table:table-cell office:value-type="float" office:value="37.0533" calcext:value-type="float">
            <text:p>37.0533</text:p>
          </table:table-cell>
          <table:table-cell office:value-type="float" office:value="0.379319" calcext:value-type="float">
            <text:p>0.379319</text:p>
          </table:table-cell>
          <table:table-cell office:value-type="float" office:value="37.047331" calcext:value-type="float">
            <text:p>37.047331</text:p>
          </table:table-cell>
          <table:table-cell office:value-type="float" office:value="0.55244" calcext:value-type="float">
            <text:p>0.55244</text:p>
          </table:table-cell>
        </table:table-row>
        <table:table-row table:style-name="ro1">
          <table:table-cell office:value-type="float" office:value="37.06" calcext:value-type="float">
            <text:p>37.06</text:p>
          </table:table-cell>
          <table:table-cell office:value-type="float" office:value="0.366143" calcext:value-type="float">
            <text:p>0.366143</text:p>
          </table:table-cell>
          <table:table-cell office:value-type="float" office:value="37.054053" calcext:value-type="float">
            <text:p>37.054053</text:p>
          </table:table-cell>
          <table:table-cell office:value-type="float" office:value="0.558659" calcext:value-type="float">
            <text:p>0.558659</text:p>
          </table:table-cell>
        </table:table-row>
        <table:table-row table:style-name="ro1">
          <table:table-cell office:value-type="float" office:value="37.0667" calcext:value-type="float">
            <text:p>37.0667</text:p>
          </table:table-cell>
          <table:table-cell office:value-type="float" office:value="0.352385" calcext:value-type="float">
            <text:p>0.352385</text:p>
          </table:table-cell>
          <table:table-cell office:value-type="float" office:value="37.060771" calcext:value-type="float">
            <text:p>37.060771</text:p>
          </table:table-cell>
          <table:table-cell office:value-type="float" office:value="0.564277" calcext:value-type="float">
            <text:p>0.564277</text:p>
          </table:table-cell>
        </table:table-row>
        <table:table-row table:style-name="ro1">
          <table:table-cell office:value-type="float" office:value="37.0734" calcext:value-type="float">
            <text:p>37.0734</text:p>
          </table:table-cell>
          <table:table-cell office:value-type="float" office:value="0.338047" calcext:value-type="float">
            <text:p>0.338047</text:p>
          </table:table-cell>
          <table:table-cell office:value-type="float" office:value="37.067484" calcext:value-type="float">
            <text:p>37.067484</text:p>
          </table:table-cell>
          <table:table-cell office:value-type="float" office:value="0.569292" calcext:value-type="float">
            <text:p>0.569292</text:p>
          </table:table-cell>
        </table:table-row>
        <table:table-row table:style-name="ro1">
          <table:table-cell office:value-type="float" office:value="37.0802" calcext:value-type="float">
            <text:p>37.0802</text:p>
          </table:table-cell>
          <table:table-cell office:value-type="float" office:value="0.32313" calcext:value-type="float">
            <text:p>0.32313</text:p>
          </table:table-cell>
          <table:table-cell office:value-type="float" office:value="37.074193" calcext:value-type="float">
            <text:p>37.074193</text:p>
          </table:table-cell>
          <table:table-cell office:value-type="float" office:value="0.573707" calcext:value-type="float">
            <text:p>0.573707</text:p>
          </table:table-cell>
        </table:table-row>
        <table:table-row table:style-name="ro1">
          <table:table-cell office:value-type="float" office:value="37.0869" calcext:value-type="float">
            <text:p>37.0869</text:p>
          </table:table-cell>
          <table:table-cell office:value-type="float" office:value="0.307638" calcext:value-type="float">
            <text:p>0.307638</text:p>
          </table:table-cell>
          <table:table-cell office:value-type="float" office:value="37.080897" calcext:value-type="float">
            <text:p>37.080897</text:p>
          </table:table-cell>
          <table:table-cell office:value-type="float" office:value="0.577521" calcext:value-type="float">
            <text:p>0.577521</text:p>
          </table:table-cell>
        </table:table-row>
        <table:table-row table:style-name="ro1">
          <table:table-cell office:value-type="float" office:value="37.0936" calcext:value-type="float">
            <text:p>37.0936</text:p>
          </table:table-cell>
          <table:table-cell office:value-type="float" office:value="0.29157" calcext:value-type="float">
            <text:p>0.29157</text:p>
          </table:table-cell>
          <table:table-cell office:value-type="float" office:value="37.087596" calcext:value-type="float">
            <text:p>37.087596</text:p>
          </table:table-cell>
          <table:table-cell office:value-type="float" office:value="0.580735" calcext:value-type="float">
            <text:p>0.580735</text:p>
          </table:table-cell>
        </table:table-row>
        <table:table-row table:style-name="ro1">
          <table:table-cell office:value-type="float" office:value="37.1003" calcext:value-type="float">
            <text:p>37.1003</text:p>
          </table:table-cell>
          <table:table-cell office:value-type="float" office:value="0.27493" calcext:value-type="float">
            <text:p>0.27493</text:p>
          </table:table-cell>
          <table:table-cell office:value-type="float" office:value="37.094291" calcext:value-type="float">
            <text:p>37.094291</text:p>
          </table:table-cell>
          <table:table-cell office:value-type="float" office:value="0.583349" calcext:value-type="float">
            <text:p>0.583349</text:p>
          </table:table-cell>
        </table:table-row>
        <table:table-row table:style-name="ro1">
          <table:table-cell office:value-type="float" office:value="37.1069" calcext:value-type="float">
            <text:p>37.1069</text:p>
          </table:table-cell>
          <table:table-cell office:value-type="float" office:value="0.257719" calcext:value-type="float">
            <text:p>0.257719</text:p>
          </table:table-cell>
          <table:table-cell office:value-type="float" office:value="37.100982" calcext:value-type="float">
            <text:p>37.100982</text:p>
          </table:table-cell>
          <table:table-cell office:value-type="float" office:value="0.585364" calcext:value-type="float">
            <text:p>0.585364</text:p>
          </table:table-cell>
        </table:table-row>
        <table:table-row table:style-name="ro1">
          <table:table-cell office:value-type="float" office:value="37.1136" calcext:value-type="float">
            <text:p>37.1136</text:p>
          </table:table-cell>
          <table:table-cell office:value-type="float" office:value="0.239938" calcext:value-type="float">
            <text:p>0.239938</text:p>
          </table:table-cell>
          <table:table-cell office:value-type="float" office:value="37.107668" calcext:value-type="float">
            <text:p>37.107668</text:p>
          </table:table-cell>
          <table:table-cell office:value-type="float" office:value="0.586781" calcext:value-type="float">
            <text:p>0.586781</text:p>
          </table:table-cell>
        </table:table-row>
        <table:table-row table:style-name="ro1">
          <table:table-cell office:value-type="float" office:value="37.1203" calcext:value-type="float">
            <text:p>37.1203</text:p>
          </table:table-cell>
          <table:table-cell office:value-type="float" office:value="0.22159" calcext:value-type="float">
            <text:p>0.22159</text:p>
          </table:table-cell>
          <table:table-cell office:value-type="float" office:value="37.11435" calcext:value-type="float">
            <text:p>37.11435</text:p>
          </table:table-cell>
          <table:table-cell office:value-type="float" office:value="0.587598" calcext:value-type="float">
            <text:p>0.587598</text:p>
          </table:table-cell>
        </table:table-row>
        <table:table-row table:style-name="ro1">
          <table:table-cell office:value-type="float" office:value="37.127" calcext:value-type="float">
            <text:p>37.127</text:p>
          </table:table-cell>
          <table:table-cell office:value-type="float" office:value="0.202678" calcext:value-type="float">
            <text:p>0.202678</text:p>
          </table:table-cell>
          <table:table-cell office:value-type="float" office:value="37.121027" calcext:value-type="float">
            <text:p>37.121027</text:p>
          </table:table-cell>
          <table:table-cell office:value-type="float" office:value="0.587817" calcext:value-type="float">
            <text:p>0.587817</text:p>
          </table:table-cell>
        </table:table-row>
        <table:table-row table:style-name="ro1">
          <table:table-cell office:value-type="float" office:value="37.1337" calcext:value-type="float">
            <text:p>37.1337</text:p>
          </table:table-cell>
          <table:table-cell office:value-type="float" office:value="0.183202" calcext:value-type="float">
            <text:p>0.183202</text:p>
          </table:table-cell>
          <table:table-cell office:value-type="float" office:value="37.1277" calcext:value-type="float">
            <text:p>37.1277</text:p>
          </table:table-cell>
          <table:table-cell office:value-type="float" office:value="0.587437" calcext:value-type="float">
            <text:p>0.587437</text:p>
          </table:table-cell>
        </table:table-row>
        <table:table-row table:style-name="ro1">
          <table:table-cell office:value-type="float" office:value="37.1403" calcext:value-type="float">
            <text:p>37.1403</text:p>
          </table:table-cell>
          <table:table-cell office:value-type="float" office:value="0.163165" calcext:value-type="float">
            <text:p>0.163165</text:p>
          </table:table-cell>
          <table:table-cell office:value-type="float" office:value="37.134368" calcext:value-type="float">
            <text:p>37.134368</text:p>
          </table:table-cell>
          <table:table-cell office:value-type="float" office:value="0.586459" calcext:value-type="float">
            <text:p>0.586459</text:p>
          </table:table-cell>
        </table:table-row>
        <table:table-row table:style-name="ro1">
          <table:table-cell office:value-type="float" office:value="37.147" calcext:value-type="float">
            <text:p>37.147</text:p>
          </table:table-cell>
          <table:table-cell office:value-type="float" office:value="0.14257" calcext:value-type="float">
            <text:p>0.14257</text:p>
          </table:table-cell>
          <table:table-cell office:value-type="float" office:value="37.141032" calcext:value-type="float">
            <text:p>37.141032</text:p>
          </table:table-cell>
          <table:table-cell office:value-type="float" office:value="0.584883" calcext:value-type="float">
            <text:p>0.584883</text:p>
          </table:table-cell>
        </table:table-row>
        <table:table-row table:style-name="ro1">
          <table:table-cell office:value-type="float" office:value="37.1537" calcext:value-type="float">
            <text:p>37.1537</text:p>
          </table:table-cell>
          <table:table-cell office:value-type="float" office:value="0.121418" calcext:value-type="float">
            <text:p>0.121418</text:p>
          </table:table-cell>
          <table:table-cell office:value-type="float" office:value="37.147691" calcext:value-type="float">
            <text:p>37.147691</text:p>
          </table:table-cell>
          <table:table-cell office:value-type="float" office:value="0.582708" calcext:value-type="float">
            <text:p>0.582708</text:p>
          </table:table-cell>
        </table:table-row>
        <table:table-row table:style-name="ro1">
          <table:table-cell office:value-type="float" office:value="37.1603" calcext:value-type="float">
            <text:p>37.1603</text:p>
          </table:table-cell>
          <table:table-cell office:value-type="float" office:value="0.0997129" calcext:value-type="float">
            <text:p>0.0997129</text:p>
          </table:table-cell>
          <table:table-cell office:value-type="float" office:value="37.154346" calcext:value-type="float">
            <text:p>37.154346</text:p>
          </table:table-cell>
          <table:table-cell office:value-type="float" office:value="0.579935" calcext:value-type="float">
            <text:p>0.579935</text:p>
          </table:table-cell>
        </table:table-row>
        <table:table-row table:style-name="ro1">
          <table:table-cell office:value-type="float" office:value="37.167" calcext:value-type="float">
            <text:p>37.167</text:p>
          </table:table-cell>
          <table:table-cell office:value-type="float" office:value="0.0774557" calcext:value-type="float">
            <text:p>0.0774557</text:p>
          </table:table-cell>
          <table:table-cell office:value-type="float" office:value="37.160997" calcext:value-type="float">
            <text:p>37.160997</text:p>
          </table:table-cell>
          <table:table-cell office:value-type="float" office:value="0.576564" calcext:value-type="float">
            <text:p>0.576564</text:p>
          </table:table-cell>
        </table:table-row>
        <table:table-row table:style-name="ro1">
          <table:table-cell office:value-type="float" office:value="37.1736" calcext:value-type="float">
            <text:p>37.1736</text:p>
          </table:table-cell>
          <table:table-cell office:value-type="float" office:value="0.0546493" calcext:value-type="float">
            <text:p>0.0546493</text:p>
          </table:table-cell>
          <table:table-cell office:value-type="float" office:value="37.167643" calcext:value-type="float">
            <text:p>37.167643</text:p>
          </table:table-cell>
          <table:table-cell office:value-type="float" office:value="0.572596" calcext:value-type="float">
            <text:p>0.572596</text:p>
          </table:table-cell>
        </table:table-row>
        <table:table-row table:style-name="ro1">
          <table:table-cell office:value-type="float" office:value="37.1802" calcext:value-type="float">
            <text:p>37.1802</text:p>
          </table:table-cell>
          <table:table-cell office:value-type="float" office:value="0.0312962" calcext:value-type="float">
            <text:p>0.0312962</text:p>
          </table:table-cell>
          <table:table-cell office:value-type="float" office:value="37.174284" calcext:value-type="float">
            <text:p>37.174284</text:p>
          </table:table-cell>
          <table:table-cell office:value-type="float" office:value="0.56803" calcext:value-type="float">
            <text:p>0.56803</text:p>
          </table:table-cell>
        </table:table-row>
        <table:table-row table:style-name="ro1">
          <table:table-cell office:value-type="float" office:value="37.1869" calcext:value-type="float">
            <text:p>37.1869</text:p>
          </table:table-cell>
          <table:table-cell office:value-type="float" office:value="0.00739879" calcext:value-type="float">
            <text:p>0.00739879</text:p>
          </table:table-cell>
          <table:table-cell office:value-type="float" office:value="37.180922" calcext:value-type="float">
            <text:p>37.180922</text:p>
          </table:table-cell>
          <table:table-cell office:value-type="float" office:value="0.562869" calcext:value-type="float">
            <text:p>0.562869</text:p>
          </table:table-cell>
        </table:table-row>
        <table:table-row table:style-name="ro1">
          <table:table-cell office:value-type="float" office:value="37.1935" calcext:value-type="float">
            <text:p>37.1935</text:p>
          </table:table-cell>
          <table:table-cell office:value-type="float" office:value="0" calcext:value-type="float">
            <text:p>0</text:p>
          </table:table-cell>
          <table:table-cell office:value-type="float" office:value="37.187555" calcext:value-type="float">
            <text:p>37.187555</text:p>
          </table:table-cell>
          <table:table-cell office:value-type="float" office:value="0.557111" calcext:value-type="float">
            <text:p>0.557111</text:p>
          </table:table-cell>
        </table:table-row>
        <table:table-row table:style-name="ro1">
          <table:table-cell office:value-type="float" office:value="37.2465" calcext:value-type="float">
            <text:p>37.2465</text:p>
          </table:table-cell>
          <table:table-cell office:value-type="float" office:value="0" calcext:value-type="float">
            <text:p>0</text:p>
          </table:table-cell>
          <table:table-cell office:value-type="float" office:value="37.194183" calcext:value-type="float">
            <text:p>37.194183</text:p>
          </table:table-cell>
          <table:table-cell office:value-type="float" office:value="0.550758" calcext:value-type="float">
            <text:p>0.550758</text:p>
          </table:table-cell>
        </table:table-row>
        <table:table-row table:style-name="ro1">
          <table:table-cell office:value-type="float" office:value="37.2532" calcext:value-type="float">
            <text:p>37.2532</text:p>
          </table:table-cell>
          <table:table-cell office:value-type="float" office:value="0.024439" calcext:value-type="float">
            <text:p>0.024439</text:p>
          </table:table-cell>
          <table:table-cell office:value-type="float" office:value="37.200807" calcext:value-type="float">
            <text:p>37.200807</text:p>
          </table:table-cell>
          <table:table-cell office:value-type="float" office:value="0.543811" calcext:value-type="float">
            <text:p>0.543811</text:p>
          </table:table-cell>
        </table:table-row>
        <table:table-row table:style-name="ro1">
          <table:table-cell office:value-type="float" office:value="37.2598" calcext:value-type="float">
            <text:p>37.2598</text:p>
          </table:table-cell>
          <table:table-cell office:value-type="float" office:value="0.0482196" calcext:value-type="float">
            <text:p>0.0482196</text:p>
          </table:table-cell>
          <table:table-cell office:value-type="float" office:value="37.207427" calcext:value-type="float">
            <text:p>37.207427</text:p>
          </table:table-cell>
          <table:table-cell office:value-type="float" office:value="0.53627" calcext:value-type="float">
            <text:p>0.53627</text:p>
          </table:table-cell>
        </table:table-row>
        <table:table-row table:style-name="ro1">
          <table:table-cell office:value-type="float" office:value="37.2664" calcext:value-type="float">
            <text:p>37.2664</text:p>
          </table:table-cell>
          <table:table-cell office:value-type="float" office:value="0.0713448" calcext:value-type="float">
            <text:p>0.0713448</text:p>
          </table:table-cell>
          <table:table-cell office:value-type="float" office:value="37.214042" calcext:value-type="float">
            <text:p>37.214042</text:p>
          </table:table-cell>
          <table:table-cell office:value-type="float" office:value="0.528136" calcext:value-type="float">
            <text:p>0.528136</text:p>
          </table:table-cell>
        </table:table-row>
        <table:table-row table:style-name="ro1">
          <table:table-cell office:value-type="float" office:value="37.273" calcext:value-type="float">
            <text:p>37.273</text:p>
          </table:table-cell>
          <table:table-cell office:value-type="float" office:value="0.0938178" calcext:value-type="float">
            <text:p>0.0938178</text:p>
          </table:table-cell>
          <table:table-cell office:value-type="float" office:value="37.220653" calcext:value-type="float">
            <text:p>37.220653</text:p>
          </table:table-cell>
          <table:table-cell office:value-type="float" office:value="0.51941" calcext:value-type="float">
            <text:p>0.51941</text:p>
          </table:table-cell>
        </table:table-row>
        <table:table-row table:style-name="ro1">
          <table:table-cell office:value-type="float" office:value="37.2796" calcext:value-type="float">
            <text:p>37.2796</text:p>
          </table:table-cell>
          <table:table-cell office:value-type="float" office:value="0.115642" calcext:value-type="float">
            <text:p>0.115642</text:p>
          </table:table-cell>
          <table:table-cell office:value-type="float" office:value="37.22726" calcext:value-type="float">
            <text:p>37.22726</text:p>
          </table:table-cell>
          <table:table-cell office:value-type="float" office:value="0.510094" calcext:value-type="float">
            <text:p>0.510094</text:p>
          </table:table-cell>
        </table:table-row>
        <table:table-row table:style-name="ro1">
          <table:table-cell office:value-type="float" office:value="37.2862" calcext:value-type="float">
            <text:p>37.2862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37.233862" calcext:value-type="float">
            <text:p>37.233862</text:p>
          </table:table-cell>
          <table:table-cell office:value-type="float" office:value="0.500187" calcext:value-type="float">
            <text:p>0.500187</text:p>
          </table:table-cell>
        </table:table-row>
        <table:table-row table:style-name="ro1">
          <table:table-cell office:value-type="float" office:value="37.2929" calcext:value-type="float">
            <text:p>37.2929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37.24046" calcext:value-type="float">
            <text:p>37.24046</text:p>
          </table:table-cell>
          <table:table-cell office:value-type="float" office:value="0.489692" calcext:value-type="float">
            <text:p>0.489692</text:p>
          </table:table-cell>
        </table:table-row>
        <table:table-row table:style-name="ro1">
          <table:table-cell office:value-type="float" office:value="37.2994" calcext:value-type="float">
            <text:p>37.2994</text:p>
          </table:table-cell>
          <table:table-cell office:value-type="float" office:value="0.177245" calcext:value-type="float">
            <text:p>0.177245</text:p>
          </table:table-cell>
          <table:table-cell office:value-type="float" office:value="37.247053" calcext:value-type="float">
            <text:p>37.247053</text:p>
          </table:table-cell>
          <table:table-cell office:value-type="float" office:value="0.478609" calcext:value-type="float">
            <text:p>0.478609</text:p>
          </table:table-cell>
        </table:table-row>
        <table:table-row table:style-name="ro1">
          <table:table-cell office:value-type="float" office:value="37.306" calcext:value-type="float">
            <text:p>37.306</text:p>
          </table:table-cell>
          <table:table-cell office:value-type="float" office:value="0.1965" calcext:value-type="float">
            <text:p>0.1965</text:p>
          </table:table-cell>
          <table:table-cell office:value-type="float" office:value="37.253642" calcext:value-type="float">
            <text:p>37.253642</text:p>
          </table:table-cell>
          <table:table-cell office:value-type="float" office:value="0.466939" calcext:value-type="float">
            <text:p>0.466939</text:p>
          </table:table-cell>
        </table:table-row>
        <table:table-row table:style-name="ro1">
          <table:table-cell office:value-type="float" office:value="37.3126" calcext:value-type="float">
            <text:p>37.3126</text:p>
          </table:table-cell>
          <table:table-cell office:value-type="float" office:value="0.215119" calcext:value-type="float">
            <text:p>0.215119</text:p>
          </table:table-cell>
          <table:table-cell office:value-type="float" office:value="37.260227" calcext:value-type="float">
            <text:p>37.260227</text:p>
          </table:table-cell>
          <table:table-cell office:value-type="float" office:value="0.454685" calcext:value-type="float">
            <text:p>0.454685</text:p>
          </table:table-cell>
        </table:table-row>
        <table:table-row table:style-name="ro1">
          <table:table-cell office:value-type="float" office:value="37.3192" calcext:value-type="float">
            <text:p>37.3192</text:p>
          </table:table-cell>
          <table:table-cell office:value-type="float" office:value="0.233104" calcext:value-type="float">
            <text:p>0.233104</text:p>
          </table:table-cell>
          <table:table-cell office:value-type="float" office:value="37.266808" calcext:value-type="float">
            <text:p>37.266808</text:p>
          </table:table-cell>
          <table:table-cell office:value-type="float" office:value="0.441848" calcext:value-type="float">
            <text:p>0.441848</text:p>
          </table:table-cell>
        </table:table-row>
        <table:table-row table:style-name="ro1">
          <table:table-cell office:value-type="float" office:value="37.3258" calcext:value-type="float">
            <text:p>37.3258</text:p>
          </table:table-cell>
          <table:table-cell office:value-type="float" office:value="0.250458" calcext:value-type="float">
            <text:p>0.250458</text:p>
          </table:table-cell>
          <table:table-cell office:value-type="float" office:value="37.273384" calcext:value-type="float">
            <text:p>37.273384</text:p>
          </table:table-cell>
          <table:table-cell office:value-type="float" office:value="0.428428" calcext:value-type="float">
            <text:p>0.428428</text:p>
          </table:table-cell>
        </table:table-row>
        <table:table-row table:style-name="ro1">
          <table:table-cell office:value-type="float" office:value="37.3324" calcext:value-type="float">
            <text:p>37.3324</text:p>
          </table:table-cell>
          <table:table-cell office:value-type="float" office:value="0.267183" calcext:value-type="float">
            <text:p>0.267183</text:p>
          </table:table-cell>
          <table:table-cell office:value-type="float" office:value="37.279956" calcext:value-type="float">
            <text:p>37.279956</text:p>
          </table:table-cell>
          <table:table-cell office:value-type="float" office:value="0.414428" calcext:value-type="float">
            <text:p>0.414428</text:p>
          </table:table-cell>
        </table:table-row>
        <table:table-row table:style-name="ro1">
          <table:table-cell office:value-type="float" office:value="37.3389" calcext:value-type="float">
            <text:p>37.3389</text:p>
          </table:table-cell>
          <table:table-cell office:value-type="float" office:value="0.283282" calcext:value-type="float">
            <text:p>0.283282</text:p>
          </table:table-cell>
          <table:table-cell office:value-type="float" office:value="37.286523" calcext:value-type="float">
            <text:p>37.286523</text:p>
          </table:table-cell>
          <table:table-cell office:value-type="float" office:value="0.399849" calcext:value-type="float">
            <text:p>0.399849</text:p>
          </table:table-cell>
        </table:table-row>
        <table:table-row table:style-name="ro1">
          <table:table-cell office:value-type="float" office:value="37.3455" calcext:value-type="float">
            <text:p>37.3455</text:p>
          </table:table-cell>
          <table:table-cell office:value-type="float" office:value="0.298756" calcext:value-type="float">
            <text:p>0.298756</text:p>
          </table:table-cell>
          <table:table-cell office:value-type="float" office:value="37.293086" calcext:value-type="float">
            <text:p>37.293086</text:p>
          </table:table-cell>
          <table:table-cell office:value-type="float" office:value="0.384692" calcext:value-type="float">
            <text:p>0.384692</text:p>
          </table:table-cell>
        </table:table-row>
        <table:table-row table:style-name="ro1">
          <table:table-cell office:value-type="float" office:value="37.3521" calcext:value-type="float">
            <text:p>37.3521</text:p>
          </table:table-cell>
          <table:table-cell office:value-type="float" office:value="0.313607" calcext:value-type="float">
            <text:p>0.313607</text:p>
          </table:table-cell>
          <table:table-cell office:value-type="float" office:value="37.299645" calcext:value-type="float">
            <text:p>37.299645</text:p>
          </table:table-cell>
          <table:table-cell office:value-type="float" office:value="0.36896" calcext:value-type="float">
            <text:p>0.36896</text:p>
          </table:table-cell>
        </table:table-row>
        <table:table-row table:style-name="ro1">
          <table:table-cell office:value-type="float" office:value="37.3586" calcext:value-type="float">
            <text:p>37.3586</text:p>
          </table:table-cell>
          <table:table-cell office:value-type="float" office:value="0.327837" calcext:value-type="float">
            <text:p>0.327837</text:p>
          </table:table-cell>
          <table:table-cell office:value-type="float" office:value="37.3062" calcext:value-type="float">
            <text:p>37.3062</text:p>
          </table:table-cell>
          <table:table-cell office:value-type="float" office:value="0.352654" calcext:value-type="float">
            <text:p>0.352654</text:p>
          </table:table-cell>
        </table:table-row>
        <table:table-row table:style-name="ro1">
          <table:table-cell office:value-type="float" office:value="37.3652" calcext:value-type="float">
            <text:p>37.3652</text:p>
          </table:table-cell>
          <table:table-cell office:value-type="float" office:value="0.341449" calcext:value-type="float">
            <text:p>0.341449</text:p>
          </table:table-cell>
          <table:table-cell office:value-type="float" office:value="37.31275" calcext:value-type="float">
            <text:p>37.31275</text:p>
          </table:table-cell>
          <table:table-cell office:value-type="float" office:value="0.335776" calcext:value-type="float">
            <text:p>0.335776</text:p>
          </table:table-cell>
        </table:table-row>
        <table:table-row table:style-name="ro1">
          <table:table-cell office:value-type="float" office:value="37.3717" calcext:value-type="float">
            <text:p>37.3717</text:p>
          </table:table-cell>
          <table:table-cell office:value-type="float" office:value="0.354443" calcext:value-type="float">
            <text:p>0.354443</text:p>
          </table:table-cell>
          <table:table-cell office:value-type="float" office:value="37.319296" calcext:value-type="float">
            <text:p>37.319296</text:p>
          </table:table-cell>
          <table:table-cell office:value-type="float" office:value="0.318328" calcext:value-type="float">
            <text:p>0.318328</text:p>
          </table:table-cell>
        </table:table-row>
        <table:table-row table:style-name="ro1">
          <table:table-cell office:value-type="float" office:value="37.3783" calcext:value-type="float">
            <text:p>37.3783</text:p>
          </table:table-cell>
          <table:table-cell office:value-type="float" office:value="0.366821" calcext:value-type="float">
            <text:p>0.366821</text:p>
          </table:table-cell>
          <table:table-cell office:value-type="float" office:value="37.325838" calcext:value-type="float">
            <text:p>37.325838</text:p>
          </table:table-cell>
          <table:table-cell office:value-type="float" office:value="0.300312" calcext:value-type="float">
            <text:p>0.300312</text:p>
          </table:table-cell>
        </table:table-row>
        <table:table-row table:style-name="ro1">
          <table:table-cell office:value-type="float" office:value="37.3848" calcext:value-type="float">
            <text:p>37.3848</text:p>
          </table:table-cell>
          <table:table-cell office:value-type="float" office:value="0.378586" calcext:value-type="float">
            <text:p>0.378586</text:p>
          </table:table-cell>
          <table:table-cell office:value-type="float" office:value="37.332375" calcext:value-type="float">
            <text:p>37.332375</text:p>
          </table:table-cell>
          <table:table-cell office:value-type="float" office:value="0.28173" calcext:value-type="float">
            <text:p>0.28173</text:p>
          </table:table-cell>
        </table:table-row>
        <table:table-row table:style-name="ro1">
          <table:table-cell office:value-type="float" office:value="37.3914" calcext:value-type="float">
            <text:p>37.3914</text:p>
          </table:table-cell>
          <table:table-cell office:value-type="float" office:value="0.389737" calcext:value-type="float">
            <text:p>0.389737</text:p>
          </table:table-cell>
          <table:table-cell office:value-type="float" office:value="37.338908" calcext:value-type="float">
            <text:p>37.338908</text:p>
          </table:table-cell>
          <table:table-cell office:value-type="float" office:value="0.262584" calcext:value-type="float">
            <text:p>0.262584</text:p>
          </table:table-cell>
        </table:table-row>
        <table:table-row table:style-name="ro1">
          <table:table-cell office:value-type="float" office:value="37.3979" calcext:value-type="float">
            <text:p>37.3979</text:p>
          </table:table-cell>
          <table:table-cell office:value-type="float" office:value="0.400278" calcext:value-type="float">
            <text:p>0.400278</text:p>
          </table:table-cell>
          <table:table-cell office:value-type="float" office:value="37.345437" calcext:value-type="float">
            <text:p>37.345437</text:p>
          </table:table-cell>
          <table:table-cell office:value-type="float" office:value="0.242876" calcext:value-type="float">
            <text:p>0.242876</text:p>
          </table:table-cell>
        </table:table-row>
        <table:table-row table:style-name="ro1">
          <table:table-cell office:value-type="float" office:value="37.4044" calcext:value-type="float">
            <text:p>37.4044</text:p>
          </table:table-cell>
          <table:table-cell office:value-type="float" office:value="0.410209" calcext:value-type="float">
            <text:p>0.410209</text:p>
          </table:table-cell>
          <table:table-cell office:value-type="float" office:value="37.351962" calcext:value-type="float">
            <text:p>37.351962</text:p>
          </table:table-cell>
          <table:table-cell office:value-type="float" office:value="0.222608" calcext:value-type="float">
            <text:p>0.222608</text:p>
          </table:table-cell>
        </table:table-row>
        <table:table-row table:style-name="ro1">
          <table:table-cell office:value-type="float" office:value="37.411" calcext:value-type="float">
            <text:p>37.411</text:p>
          </table:table-cell>
          <table:table-cell office:value-type="float" office:value="0.419531" calcext:value-type="float">
            <text:p>0.419531</text:p>
          </table:table-cell>
          <table:table-cell office:value-type="float" office:value="37.358482" calcext:value-type="float">
            <text:p>37.358482</text:p>
          </table:table-cell>
          <table:table-cell office:value-type="float" office:value="0.201783" calcext:value-type="float">
            <text:p>0.201783</text:p>
          </table:table-cell>
        </table:table-row>
        <table:table-row table:style-name="ro1">
          <table:table-cell office:value-type="float" office:value="37.4175" calcext:value-type="float">
            <text:p>37.4175</text:p>
          </table:table-cell>
          <table:table-cell office:value-type="float" office:value="0.428246" calcext:value-type="float">
            <text:p>0.428246</text:p>
          </table:table-cell>
          <table:table-cell office:value-type="float" office:value="37.364998" calcext:value-type="float">
            <text:p>37.364998</text:p>
          </table:table-cell>
          <table:table-cell office:value-type="float" office:value="0.180403" calcext:value-type="float">
            <text:p>0.180403</text:p>
          </table:table-cell>
        </table:table-row>
        <table:table-row table:style-name="ro1">
          <table:table-cell office:value-type="float" office:value="37.424" calcext:value-type="float">
            <text:p>37.424</text:p>
          </table:table-cell>
          <table:table-cell office:value-type="float" office:value="0.436354" calcext:value-type="float">
            <text:p>0.436354</text:p>
          </table:table-cell>
          <table:table-cell office:value-type="float" office:value="37.37151" calcext:value-type="float">
            <text:p>37.37151</text:p>
          </table:table-cell>
          <table:table-cell office:value-type="float" office:value="0.15847" calcext:value-type="float">
            <text:p>0.15847</text:p>
          </table:table-cell>
        </table:table-row>
        <table:table-row table:style-name="ro1">
          <table:table-cell office:value-type="float" office:value="37.4305" calcext:value-type="float">
            <text:p>37.4305</text:p>
          </table:table-cell>
          <table:table-cell office:value-type="float" office:value="0.443857" calcext:value-type="float">
            <text:p>0.443857</text:p>
          </table:table-cell>
          <table:table-cell office:value-type="float" office:value="37.378018" calcext:value-type="float">
            <text:p>37.378018</text:p>
          </table:table-cell>
          <table:table-cell office:value-type="float" office:value="0.135986" calcext:value-type="float">
            <text:p>0.135986</text:p>
          </table:table-cell>
        </table:table-row>
        <table:table-row table:style-name="ro1">
          <table:table-cell office:value-type="float" office:value="37.437" calcext:value-type="float">
            <text:p>37.437</text:p>
          </table:table-cell>
          <table:table-cell office:value-type="float" office:value="0.450755" calcext:value-type="float">
            <text:p>0.450755</text:p>
          </table:table-cell>
          <table:table-cell office:value-type="float" office:value="37.384521" calcext:value-type="float">
            <text:p>37.384521</text:p>
          </table:table-cell>
          <table:table-cell office:value-type="float" office:value="0.112954" calcext:value-type="float">
            <text:p>0.112954</text:p>
          </table:table-cell>
        </table:table-row>
        <table:table-row table:style-name="ro1">
          <table:table-cell office:value-type="float" office:value="37.4435" calcext:value-type="float">
            <text:p>37.4435</text:p>
          </table:table-cell>
          <table:table-cell office:value-type="float" office:value="0.45705" calcext:value-type="float">
            <text:p>0.45705</text:p>
          </table:table-cell>
          <table:table-cell office:value-type="float" office:value="37.39102" calcext:value-type="float">
            <text:p>37.39102</text:p>
          </table:table-cell>
          <table:table-cell office:value-type="float" office:value="0.089377" calcext:value-type="float">
            <text:p>0.089377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0.462743" calcext:value-type="float">
            <text:p>0.462743</text:p>
          </table:table-cell>
          <table:table-cell office:value-type="float" office:value="37.397515" calcext:value-type="float">
            <text:p>37.397515</text:p>
          </table:table-cell>
          <table:table-cell office:value-type="float" office:value="0.065257" calcext:value-type="float">
            <text:p>0.065257</text:p>
          </table:table-cell>
        </table:table-row>
        <table:table-row table:style-name="ro1">
          <table:table-cell office:value-type="float" office:value="37.4565" calcext:value-type="float">
            <text:p>37.4565</text:p>
          </table:table-cell>
          <table:table-cell office:value-type="float" office:value="0.467833" calcext:value-type="float">
            <text:p>0.467833</text:p>
          </table:table-cell>
          <table:table-cell office:value-type="float" office:value="37.404006" calcext:value-type="float">
            <text:p>37.404006</text:p>
          </table:table-cell>
          <table:table-cell office:value-type="float" office:value="0.040597" calcext:value-type="float">
            <text:p>0.040597</text:p>
          </table:table-cell>
        </table:table-row>
        <table:table-row table:style-name="ro1">
          <table:table-cell office:value-type="float" office:value="37.463" calcext:value-type="float">
            <text:p>37.463</text:p>
          </table:table-cell>
          <table:table-cell office:value-type="float" office:value="0.472322" calcext:value-type="float">
            <text:p>0.472322</text:p>
          </table:table-cell>
          <table:table-cell office:value-type="float" office:value="37.410492" calcext:value-type="float">
            <text:p>37.410492</text:p>
          </table:table-cell>
          <table:table-cell office:value-type="float" office:value="0.015398" calcext:value-type="float">
            <text:p>0.015398</text:p>
          </table:table-cell>
        </table:table-row>
        <table:table-row table:style-name="ro1">
          <table:table-cell office:value-type="float" office:value="37.4695" calcext:value-type="float">
            <text:p>37.4695</text:p>
          </table:table-cell>
          <table:table-cell office:value-type="float" office:value="0.47621" calcext:value-type="float">
            <text:p>0.47621</text:p>
          </table:table-cell>
          <table:table-cell office:value-type="float" office:value="37.416975" calcext:value-type="float">
            <text:p>37.41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76" calcext:value-type="float">
            <text:p>37.476</text:p>
          </table:table-cell>
          <table:table-cell office:value-type="float" office:value="0.479498" calcext:value-type="float">
            <text:p>0.479498</text:p>
          </table:table-cell>
          <table:table-cell office:value-type="float" office:value="37.468799" calcext:value-type="float">
            <text:p>37.46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824" calcext:value-type="float">
            <text:p>37.4824</text:p>
          </table:table-cell>
          <table:table-cell office:value-type="float" office:value="0.482187" calcext:value-type="float">
            <text:p>0.482187</text:p>
          </table:table-cell>
          <table:table-cell office:value-type="float" office:value="37.475277" calcext:value-type="float">
            <text:p>37.475277</text:p>
          </table:table-cell>
          <table:table-cell office:value-type="float" office:value="0.026266" calcext:value-type="float">
            <text:p>0.026266</text:p>
          </table:table-cell>
        </table:table-row>
        <table:table-row table:style-name="ro1">
          <table:table-cell office:value-type="float" office:value="37.4889" calcext:value-type="float">
            <text:p>37.4889</text:p>
          </table:table-cell>
          <table:table-cell office:value-type="float" office:value="0.484275" calcext:value-type="float">
            <text:p>0.484275</text:p>
          </table:table-cell>
          <table:table-cell office:value-type="float" office:value="37.481751" calcext:value-type="float">
            <text:p>37.481751</text:p>
          </table:table-cell>
          <table:table-cell office:value-type="float" office:value="0.051864" calcext:value-type="float">
            <text:p>0.051864</text:p>
          </table:table-cell>
        </table:table-row>
        <table:table-row table:style-name="ro1">
          <table:table-cell office:value-type="float" office:value="37.4954" calcext:value-type="float">
            <text:p>37.4954</text:p>
          </table:table-cell>
          <table:table-cell office:value-type="float" office:value="0.485765" calcext:value-type="float">
            <text:p>0.485765</text:p>
          </table:table-cell>
          <table:table-cell office:value-type="float" office:value="37.488221" calcext:value-type="float">
            <text:p>37.488221</text:p>
          </table:table-cell>
          <table:table-cell office:value-type="float" office:value="0.076798" calcext:value-type="float">
            <text:p>0.076798</text:p>
          </table:table-cell>
        </table:table-row>
        <table:table-row table:style-name="ro1">
          <table:table-cell office:value-type="float" office:value="37.5019" calcext:value-type="float">
            <text:p>37.5019</text:p>
          </table:table-cell>
          <table:table-cell office:value-type="float" office:value="0.486655" calcext:value-type="float">
            <text:p>0.486655</text:p>
          </table:table-cell>
          <table:table-cell office:value-type="float" office:value="37.494686" calcext:value-type="float">
            <text:p>37.494686</text:p>
          </table:table-cell>
          <table:table-cell office:value-type="float" office:value="0.101071" calcext:value-type="float">
            <text:p>0.101071</text:p>
          </table:table-cell>
        </table:table-row>
        <table:table-row table:style-name="ro1">
          <table:table-cell office:value-type="float" office:value="37.5083" calcext:value-type="float">
            <text:p>37.5083</text:p>
          </table:table-cell>
          <table:table-cell office:value-type="float" office:value="0.486947" calcext:value-type="float">
            <text:p>0.486947</text:p>
          </table:table-cell>
          <table:table-cell office:value-type="float" office:value="37.501148" calcext:value-type="float">
            <text:p>37.501148</text:p>
          </table:table-cell>
          <table:table-cell office:value-type="float" office:value="0.124687" calcext:value-type="float">
            <text:p>0.124687</text:p>
          </table:table-cell>
        </table:table-row>
        <table:table-row table:style-name="ro1">
          <table:table-cell office:value-type="float" office:value="37.5148" calcext:value-type="float">
            <text:p>37.5148</text:p>
          </table:table-cell>
          <table:table-cell office:value-type="float" office:value="0.48664" calcext:value-type="float">
            <text:p>0.48664</text:p>
          </table:table-cell>
          <table:table-cell office:value-type="float" office:value="37.507605" calcext:value-type="float">
            <text:p>37.507605</text:p>
          </table:table-cell>
          <table:table-cell office:value-type="float" office:value="0.147648" calcext:value-type="float">
            <text:p>0.147648</text:p>
          </table:table-cell>
        </table:table-row>
        <table:table-row table:style-name="ro1">
          <table:table-cell office:value-type="float" office:value="37.5212" calcext:value-type="float">
            <text:p>37.521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37.514058" calcext:value-type="float">
            <text:p>37.514058</text:p>
          </table:table-cell>
          <table:table-cell office:value-type="float" office:value="0.169959" calcext:value-type="float">
            <text:p>0.169959</text:p>
          </table:table-cell>
        </table:table-row>
        <table:table-row table:style-name="ro1">
          <table:table-cell office:value-type="float" office:value="37.5277" calcext:value-type="float">
            <text:p>37.5277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37.520507" calcext:value-type="float">
            <text:p>37.520507</text:p>
          </table:table-cell>
          <table:table-cell office:value-type="float" office:value="0.19162" calcext:value-type="float">
            <text:p>0.19162</text:p>
          </table:table-cell>
        </table:table-row>
        <table:table-row table:style-name="ro1">
          <table:table-cell office:value-type="float" office:value="37.5341" calcext:value-type="float">
            <text:p>37.5341</text:p>
          </table:table-cell>
          <table:table-cell office:value-type="float" office:value="0.482126" calcext:value-type="float">
            <text:p>0.482126</text:p>
          </table:table-cell>
          <table:table-cell office:value-type="float" office:value="37.526951" calcext:value-type="float">
            <text:p>37.526951</text:p>
          </table:table-cell>
          <table:table-cell office:value-type="float" office:value="0.212637" calcext:value-type="float">
            <text:p>0.212637</text:p>
          </table:table-cell>
        </table:table-row>
        <table:table-row table:style-name="ro1">
          <table:table-cell office:value-type="float" office:value="37.5406" calcext:value-type="float">
            <text:p>37.5406</text:p>
          </table:table-cell>
          <table:table-cell office:value-type="float" office:value="0.479425" calcext:value-type="float">
            <text:p>0.479425</text:p>
          </table:table-cell>
          <table:table-cell office:value-type="float" office:value="37.533392" calcext:value-type="float">
            <text:p>37.533392</text:p>
          </table:table-cell>
          <table:table-cell office:value-type="float" office:value="0.233011" calcext:value-type="float">
            <text:p>0.233011</text:p>
          </table:table-cell>
        </table:table-row>
        <table:table-row table:style-name="ro1">
          <table:table-cell office:value-type="float" office:value="37.547" calcext:value-type="float">
            <text:p>37.547</text:p>
          </table:table-cell>
          <table:table-cell office:value-type="float" office:value="0.476126" calcext:value-type="float">
            <text:p>0.476126</text:p>
          </table:table-cell>
          <table:table-cell office:value-type="float" office:value="37.539828" calcext:value-type="float">
            <text:p>37.539828</text:p>
          </table:table-cell>
          <table:table-cell office:value-type="float" office:value="0.252744" calcext:value-type="float">
            <text:p>0.252744</text:p>
          </table:table-cell>
        </table:table-row>
        <table:table-row table:style-name="ro1">
          <table:table-cell office:value-type="float" office:value="37.5534" calcext:value-type="float">
            <text:p>37.5534</text:p>
          </table:table-cell>
          <table:table-cell office:value-type="float" office:value="0.472229" calcext:value-type="float">
            <text:p>0.472229</text:p>
          </table:table-cell>
          <table:table-cell office:value-type="float" office:value="37.546261" calcext:value-type="float">
            <text:p>37.546261</text:p>
          </table:table-cell>
          <table:table-cell office:value-type="float" office:value="0.27184" calcext:value-type="float">
            <text:p>0.27184</text:p>
          </table:table-cell>
        </table:table-row>
        <table:table-row table:style-name="ro1">
          <table:table-cell office:value-type="float" office:value="37.5599" calcext:value-type="float">
            <text:p>37.5599</text:p>
          </table:table-cell>
          <table:table-cell office:value-type="float" office:value="0.467734" calcext:value-type="float">
            <text:p>0.467734</text:p>
          </table:table-cell>
          <table:table-cell office:value-type="float" office:value="37.552689" calcext:value-type="float">
            <text:p>37.552689</text:p>
          </table:table-cell>
          <table:table-cell office:value-type="float" office:value="0.290301" calcext:value-type="float">
            <text:p>0.290301</text:p>
          </table:table-cell>
        </table:table-row>
        <table:table-row table:style-name="ro1">
          <table:table-cell office:value-type="float" office:value="37.5663" calcext:value-type="float">
            <text:p>37.5663</text:p>
          </table:table-cell>
          <table:table-cell office:value-type="float" office:value="0.462643" calcext:value-type="float">
            <text:p>0.462643</text:p>
          </table:table-cell>
          <table:table-cell office:value-type="float" office:value="37.559113" calcext:value-type="float">
            <text:p>37.559113</text:p>
          </table:table-cell>
          <table:table-cell office:value-type="float" office:value="0.30813" calcext:value-type="float">
            <text:p>0.30813</text:p>
          </table:table-cell>
        </table:table-row>
        <table:table-row table:style-name="ro1">
          <table:table-cell office:value-type="float" office:value="37.5727" calcext:value-type="float">
            <text:p>37.5727</text:p>
          </table:table-cell>
          <table:table-cell office:value-type="float" office:value="0.456956" calcext:value-type="float">
            <text:p>0.456956</text:p>
          </table:table-cell>
          <table:table-cell office:value-type="float" office:value="37.565532" calcext:value-type="float">
            <text:p>37.565532</text:p>
          </table:table-cell>
          <table:table-cell office:value-type="float" office:value="0.325328" calcext:value-type="float">
            <text:p>0.325328</text:p>
          </table:table-cell>
        </table:table-row>
        <table:table-row table:style-name="ro1">
          <table:table-cell office:value-type="float" office:value="37.5791" calcext:value-type="float">
            <text:p>37.5791</text:p>
          </table:table-cell>
          <table:table-cell office:value-type="float" office:value="0.450674" calcext:value-type="float">
            <text:p>0.450674</text:p>
          </table:table-cell>
          <table:table-cell office:value-type="float" office:value="37.571948" calcext:value-type="float">
            <text:p>37.571948</text:p>
          </table:table-cell>
          <table:table-cell office:value-type="float" office:value="0.341898" calcext:value-type="float">
            <text:p>0.341898</text:p>
          </table:table-cell>
        </table:table-row>
        <table:table-row table:style-name="ro1">
          <table:table-cell office:value-type="float" office:value="37.5855" calcext:value-type="float">
            <text:p>37.5855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37.57836" calcext:value-type="float">
            <text:p>37.57836</text:p>
          </table:table-cell>
          <table:table-cell office:value-type="float" office:value="0.357842" calcext:value-type="float">
            <text:p>0.357842</text:p>
          </table:table-cell>
        </table:table-row>
        <table:table-row table:style-name="ro1">
          <table:table-cell office:value-type="float" office:value="37.5919" calcext:value-type="float">
            <text:p>37.5919</text:p>
          </table:table-cell>
          <table:table-cell office:value-type="float" office:value="0.436325" calcext:value-type="float">
            <text:p>0.436325</text:p>
          </table:table-cell>
          <table:table-cell office:value-type="float" office:value="37.584767" calcext:value-type="float">
            <text:p>37.584767</text:p>
          </table:table-cell>
          <table:table-cell office:value-type="float" office:value="0.373162" calcext:value-type="float">
            <text:p>0.373162</text:p>
          </table:table-cell>
        </table:table-row>
        <table:table-row table:style-name="ro1">
          <table:table-cell office:value-type="float" office:value="37.5983" calcext:value-type="float">
            <text:p>37.5983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37.591171" calcext:value-type="float">
            <text:p>37.591171</text:p>
          </table:table-cell>
          <table:table-cell office:value-type="float" office:value="0.38786" calcext:value-type="float">
            <text:p>0.38786</text:p>
          </table:table-cell>
        </table:table-row>
        <table:table-row table:style-name="ro1">
          <table:table-cell office:value-type="float" office:value="37.6047" calcext:value-type="float">
            <text:p>37.6047</text:p>
          </table:table-cell>
          <table:table-cell office:value-type="float" office:value="0.419603" calcext:value-type="float">
            <text:p>0.419603</text:p>
          </table:table-cell>
          <table:table-cell office:value-type="float" office:value="37.59757" calcext:value-type="float">
            <text:p>37.59757</text:p>
          </table:table-cell>
          <table:table-cell office:value-type="float" office:value="0.401938" calcext:value-type="float">
            <text:p>0.401938</text:p>
          </table:table-cell>
        </table:table-row>
        <table:table-row table:style-name="ro1">
          <table:table-cell office:value-type="float" office:value="37.6111" calcext:value-type="float">
            <text:p>37.6111</text:p>
          </table:table-cell>
          <table:table-cell office:value-type="float" office:value="0.410355" calcext:value-type="float">
            <text:p>0.410355</text:p>
          </table:table-cell>
          <table:table-cell office:value-type="float" office:value="37.603965" calcext:value-type="float">
            <text:p>37.603965</text:p>
          </table:table-cell>
          <table:table-cell office:value-type="float" office:value="0.415398" calcext:value-type="float">
            <text:p>0.415398</text:p>
          </table:table-cell>
        </table:table-row>
        <table:table-row table:style-name="ro1">
          <table:table-cell office:value-type="float" office:value="37.6175" calcext:value-type="float">
            <text:p>37.6175</text:p>
          </table:table-cell>
          <table:table-cell office:value-type="float" office:value="0.400516" calcext:value-type="float">
            <text:p>0.400516</text:p>
          </table:table-cell>
          <table:table-cell office:value-type="float" office:value="37.610356" calcext:value-type="float">
            <text:p>37.610356</text:p>
          </table:table-cell>
          <table:table-cell office:value-type="float" office:value="0.428241" calcext:value-type="float">
            <text:p>0.428241</text:p>
          </table:table-cell>
        </table:table-row>
        <table:table-row table:style-name="ro1">
          <table:table-cell office:value-type="float" office:value="37.6239" calcext:value-type="float">
            <text:p>37.6239</text:p>
          </table:table-cell>
          <table:table-cell office:value-type="float" office:value="0.390089" calcext:value-type="float">
            <text:p>0.390089</text:p>
          </table:table-cell>
          <table:table-cell office:value-type="float" office:value="37.616743" calcext:value-type="float">
            <text:p>37.616743</text:p>
          </table:table-cell>
          <table:table-cell office:value-type="float" office:value="0.440468" calcext:value-type="float">
            <text:p>0.440468</text:p>
          </table:table-cell>
        </table:table-row>
        <table:table-row table:style-name="ro1">
          <table:table-cell office:value-type="float" office:value="37.6303" calcext:value-type="float">
            <text:p>37.6303</text:p>
          </table:table-cell>
          <table:table-cell office:value-type="float" office:value="0.379073" calcext:value-type="float">
            <text:p>0.379073</text:p>
          </table:table-cell>
          <table:table-cell office:value-type="float" office:value="37.623126" calcext:value-type="float">
            <text:p>37.623126</text:p>
          </table:table-cell>
          <table:table-cell office:value-type="float" office:value="0.452083" calcext:value-type="float">
            <text:p>0.452083</text:p>
          </table:table-cell>
        </table:table-row>
        <table:table-row table:style-name="ro1">
          <table:table-cell office:value-type="float" office:value="37.6367" calcext:value-type="float">
            <text:p>37.6367</text:p>
          </table:table-cell>
          <table:table-cell office:value-type="float" office:value="0.367471" calcext:value-type="float">
            <text:p>0.367471</text:p>
          </table:table-cell>
          <table:table-cell office:value-type="float" office:value="37.629505" calcext:value-type="float">
            <text:p>37.629505</text:p>
          </table:table-cell>
          <table:table-cell office:value-type="float" office:value="0.463085" calcext:value-type="float">
            <text:p>0.463085</text:p>
          </table:table-cell>
        </table:table-row>
        <table:table-row table:style-name="ro1">
          <table:table-cell office:value-type="float" office:value="37.643" calcext:value-type="float">
            <text:p>37.643</text:p>
          </table:table-cell>
          <table:table-cell office:value-type="float" office:value="0.355284" calcext:value-type="float">
            <text:p>0.355284</text:p>
          </table:table-cell>
          <table:table-cell office:value-type="float" office:value="37.63588" calcext:value-type="float">
            <text:p>37.63588</text:p>
          </table:table-cell>
          <table:table-cell office:value-type="float" office:value="0.473477" calcext:value-type="float">
            <text:p>0.473477</text:p>
          </table:table-cell>
        </table:table-row>
        <table:table-row table:style-name="ro1">
          <table:table-cell office:value-type="float" office:value="37.6494" calcext:value-type="float">
            <text:p>37.6494</text:p>
          </table:table-cell>
          <table:table-cell office:value-type="float" office:value="0.342513" calcext:value-type="float">
            <text:p>0.342513</text:p>
          </table:table-cell>
          <table:table-cell office:value-type="float" office:value="37.64225" calcext:value-type="float">
            <text:p>37.64225</text:p>
          </table:table-cell>
          <table:table-cell office:value-type="float" office:value="0.483259" calcext:value-type="float">
            <text:p>0.483259</text:p>
          </table:table-cell>
        </table:table-row>
        <table:table-row table:style-name="ro1">
          <table:table-cell office:value-type="float" office:value="37.6558" calcext:value-type="float">
            <text:p>37.6558</text:p>
          </table:table-cell>
          <table:table-cell office:value-type="float" office:value="0.329159" calcext:value-type="float">
            <text:p>0.329159</text:p>
          </table:table-cell>
          <table:table-cell office:value-type="float" office:value="37.648617" calcext:value-type="float">
            <text:p>37.648617</text:p>
          </table:table-cell>
          <table:table-cell office:value-type="float" office:value="0.492433" calcext:value-type="float">
            <text:p>0.492433</text:p>
          </table:table-cell>
        </table:table-row>
        <table:table-row table:style-name="ro1">
          <table:table-cell office:value-type="float" office:value="37.6621" calcext:value-type="float">
            <text:p>37.6621</text:p>
          </table:table-cell>
          <table:table-cell office:value-type="float" office:value="0.315225" calcext:value-type="float">
            <text:p>0.315225</text:p>
          </table:table-cell>
          <table:table-cell office:value-type="float" office:value="37.65498" calcext:value-type="float">
            <text:p>37.6549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37.6685" calcext:value-type="float">
            <text:p>37.6685</text:p>
          </table:table-cell>
          <table:table-cell office:value-type="float" office:value="0.300711" calcext:value-type="float">
            <text:p>0.300711</text:p>
          </table:table-cell>
          <table:table-cell office:value-type="float" office:value="37.661338" calcext:value-type="float">
            <text:p>37.661338</text:p>
          </table:table-cell>
          <table:table-cell office:value-type="float" office:value="0.508961" calcext:value-type="float">
            <text:p>0.508961</text:p>
          </table:table-cell>
        </table:table-row>
        <table:table-row table:style-name="ro1">
          <table:table-cell office:value-type="float" office:value="37.6749" calcext:value-type="float">
            <text:p>37.6749</text:p>
          </table:table-cell>
          <table:table-cell office:value-type="float" office:value="0.285619" calcext:value-type="float">
            <text:p>0.285619</text:p>
          </table:table-cell>
          <table:table-cell office:value-type="float" office:value="37.667693" calcext:value-type="float">
            <text:p>37.667693</text:p>
          </table:table-cell>
          <table:table-cell office:value-type="float" office:value="0.516318" calcext:value-type="float">
            <text:p>0.516318</text:p>
          </table:table-cell>
        </table:table-row>
        <table:table-row table:style-name="ro1">
          <table:table-cell office:value-type="float" office:value="37.6812" calcext:value-type="float">
            <text:p>37.6812</text:p>
          </table:table-cell>
          <table:table-cell office:value-type="float" office:value="0.269952" calcext:value-type="float">
            <text:p>0.269952</text:p>
          </table:table-cell>
          <table:table-cell office:value-type="float" office:value="37.674043" calcext:value-type="float">
            <text:p>37.674043</text:p>
          </table:table-cell>
          <table:table-cell office:value-type="float" office:value="0.52307" calcext:value-type="float">
            <text:p>0.52307</text:p>
          </table:table-cell>
        </table:table-row>
        <table:table-row table:style-name="ro1">
          <table:table-cell office:value-type="float" office:value="37.6876" calcext:value-type="float">
            <text:p>37.6876</text:p>
          </table:table-cell>
          <table:table-cell office:value-type="float" office:value="0.25371" calcext:value-type="float">
            <text:p>0.25371</text:p>
          </table:table-cell>
          <table:table-cell office:value-type="float" office:value="37.68039" calcext:value-type="float">
            <text:p>37.68039</text:p>
          </table:table-cell>
          <table:table-cell office:value-type="float" office:value="0.529219" calcext:value-type="float">
            <text:p>0.529219</text:p>
          </table:table-cell>
        </table:table-row>
        <table:table-row table:style-name="ro1">
          <table:table-cell office:value-type="float" office:value="37.6939" calcext:value-type="float">
            <text:p>37.6939</text:p>
          </table:table-cell>
          <table:table-cell office:value-type="float" office:value="0.236896" calcext:value-type="float">
            <text:p>0.236896</text:p>
          </table:table-cell>
          <table:table-cell office:value-type="float" office:value="37.686732" calcext:value-type="float">
            <text:p>37.686732</text:p>
          </table:table-cell>
          <table:table-cell office:value-type="float" office:value="0.534766" calcext:value-type="float">
            <text:p>0.534766</text:p>
          </table:table-cell>
        </table:table-row>
        <table:table-row table:style-name="ro1">
          <table:table-cell office:value-type="float" office:value="37.7002" calcext:value-type="float">
            <text:p>37.7002</text:p>
          </table:table-cell>
          <table:table-cell office:value-type="float" office:value="0.219511" calcext:value-type="float">
            <text:p>0.219511</text:p>
          </table:table-cell>
          <table:table-cell office:value-type="float" office:value="37.69307" calcext:value-type="float">
            <text:p>37.69307</text:p>
          </table:table-cell>
          <table:table-cell office:value-type="float" office:value="0.539712" calcext:value-type="float">
            <text:p>0.539712</text:p>
          </table:table-cell>
        </table:table-row>
        <table:table-row table:style-name="ro1">
          <table:table-cell office:value-type="float" office:value="37.7066" calcext:value-type="float">
            <text:p>37.7066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37.699405" calcext:value-type="float">
            <text:p>37.699405</text:p>
          </table:table-cell>
          <table:table-cell office:value-type="float" office:value="0.544056" calcext:value-type="float">
            <text:p>0.544056</text:p>
          </table:table-cell>
        </table:table-row>
        <table:table-row table:style-name="ro1">
          <table:table-cell office:value-type="float" office:value="37.7129" calcext:value-type="float">
            <text:p>37.7129</text:p>
          </table:table-cell>
          <table:table-cell office:value-type="float" office:value="0.183038" calcext:value-type="float">
            <text:p>0.183038</text:p>
          </table:table-cell>
          <table:table-cell office:value-type="float" office:value="37.705735" calcext:value-type="float">
            <text:p>37.705735</text:p>
          </table:table-cell>
          <table:table-cell office:value-type="float" office:value="0.5478" calcext:value-type="float">
            <text:p>0.5478</text:p>
          </table:table-cell>
        </table:table-row>
        <table:table-row table:style-name="ro1">
          <table:table-cell office:value-type="float" office:value="37.7192" calcext:value-type="float">
            <text:p>37.7192</text:p>
          </table:table-cell>
          <table:table-cell office:value-type="float" office:value="0.163954" calcext:value-type="float">
            <text:p>0.163954</text:p>
          </table:table-cell>
          <table:table-cell office:value-type="float" office:value="37.712062" calcext:value-type="float">
            <text:p>37.712062</text:p>
          </table:table-cell>
          <table:table-cell office:value-type="float" office:value="0.550944" calcext:value-type="float">
            <text:p>0.550944</text:p>
          </table:table-cell>
        </table:table-row>
        <table:table-row table:style-name="ro1">
          <table:table-cell office:value-type="float" office:value="37.7255" calcext:value-type="float">
            <text:p>37.7255</text:p>
          </table:table-cell>
          <table:table-cell office:value-type="float" office:value="0.144308" calcext:value-type="float">
            <text:p>0.144308</text:p>
          </table:table-cell>
          <table:table-cell office:value-type="float" office:value="37.718384" calcext:value-type="float">
            <text:p>37.718384</text:p>
          </table:table-cell>
          <table:table-cell office:value-type="float" office:value="0.553489" calcext:value-type="float">
            <text:p>0.553489</text:p>
          </table:table-cell>
        </table:table-row>
        <table:table-row table:style-name="ro1">
          <table:table-cell office:value-type="float" office:value="37.7319" calcext:value-type="float">
            <text:p>37.7319</text:p>
          </table:table-cell>
          <table:table-cell office:value-type="float" office:value="0.124101" calcext:value-type="float">
            <text:p>0.124101</text:p>
          </table:table-cell>
          <table:table-cell office:value-type="float" office:value="37.724702" calcext:value-type="float">
            <text:p>37.724702</text:p>
          </table:table-cell>
          <table:table-cell office:value-type="float" office:value="0.555434" calcext:value-type="float">
            <text:p>0.555434</text:p>
          </table:table-cell>
        </table:table-row>
        <table:table-row table:style-name="ro1">
          <table:table-cell office:value-type="float" office:value="37.7382" calcext:value-type="float">
            <text:p>37.7382</text:p>
          </table:table-cell>
          <table:table-cell office:value-type="float" office:value="0.103336" calcext:value-type="float">
            <text:p>0.103336</text:p>
          </table:table-cell>
          <table:table-cell office:value-type="float" office:value="37.731017" calcext:value-type="float">
            <text:p>37.731017</text:p>
          </table:table-cell>
          <table:table-cell office:value-type="float" office:value="0.55678" calcext:value-type="float">
            <text:p>0.55678</text:p>
          </table:table-cell>
        </table:table-row>
        <table:table-row table:style-name="ro1">
          <table:table-cell office:value-type="float" office:value="37.7445" calcext:value-type="float">
            <text:p>37.7445</text:p>
          </table:table-cell>
          <table:table-cell office:value-type="float" office:value="0.0820162" calcext:value-type="float">
            <text:p>0.0820162</text:p>
          </table:table-cell>
          <table:table-cell office:value-type="float" office:value="37.737327" calcext:value-type="float">
            <text:p>37.737327</text:p>
          </table:table-cell>
          <table:table-cell office:value-type="float" office:value="0.557528" calcext:value-type="float">
            <text:p>0.557528</text:p>
          </table:table-cell>
        </table:table-row>
        <table:table-row table:style-name="ro1">
          <table:table-cell office:value-type="float" office:value="37.7508" calcext:value-type="float">
            <text:p>37.7508</text:p>
          </table:table-cell>
          <table:table-cell office:value-type="float" office:value="0.0601427" calcext:value-type="float">
            <text:p>0.0601427</text:p>
          </table:table-cell>
          <table:table-cell office:value-type="float" office:value="37.743633" calcext:value-type="float">
            <text:p>37.743633</text:p>
          </table:table-cell>
          <table:table-cell office:value-type="float" office:value="0.557677" calcext:value-type="float">
            <text:p>0.557677</text:p>
          </table:table-cell>
        </table:table-row>
        <table:table-row table:style-name="ro1">
          <table:table-cell office:value-type="float" office:value="37.7571" calcext:value-type="float">
            <text:p>37.7571</text:p>
          </table:table-cell>
          <table:table-cell office:value-type="float" office:value="0.0377183" calcext:value-type="float">
            <text:p>0.0377183</text:p>
          </table:table-cell>
          <table:table-cell office:value-type="float" office:value="37.749936" calcext:value-type="float">
            <text:p>37.749936</text:p>
          </table:table-cell>
          <table:table-cell office:value-type="float" office:value="0.557227" calcext:value-type="float">
            <text:p>0.557227</text:p>
          </table:table-cell>
        </table:table-row>
        <table:table-row table:style-name="ro1">
          <table:table-cell office:value-type="float" office:value="37.7634" calcext:value-type="float">
            <text:p>37.7634</text:p>
          </table:table-cell>
          <table:table-cell office:value-type="float" office:value="0.0147455" calcext:value-type="float">
            <text:p>0.0147455</text:p>
          </table:table-cell>
          <table:table-cell office:value-type="float" office:value="37.756234" calcext:value-type="float">
            <text:p>37.756234</text:p>
          </table:table-cell>
          <table:table-cell office:value-type="float" office:value="0.556179" calcext:value-type="float">
            <text:p>0.556179</text:p>
          </table:table-cell>
        </table:table-row>
        <table:table-row table:style-name="ro1">
          <table:table-cell office:value-type="float" office:value="37.7697" calcext:value-type="float">
            <text:p>37.7697</text:p>
          </table:table-cell>
          <table:table-cell office:value-type="float" office:value="0" calcext:value-type="float">
            <text:p>0</text:p>
          </table:table-cell>
          <table:table-cell office:value-type="float" office:value="37.762529" calcext:value-type="float">
            <text:p>37.762529</text:p>
          </table:table-cell>
          <table:table-cell office:value-type="float" office:value="0.554532" calcext:value-type="float">
            <text:p>0.554532</text:p>
          </table:table-cell>
        </table:table-row>
        <table:table-row table:style-name="ro1">
          <table:table-cell office:value-type="float" office:value="37.82" calcext:value-type="float">
            <text:p>37.82</text:p>
          </table:table-cell>
          <table:table-cell office:value-type="float" office:value="0" calcext:value-type="float">
            <text:p>0</text:p>
          </table:table-cell>
          <table:table-cell office:value-type="float" office:value="37.768819" calcext:value-type="float">
            <text:p>37.768819</text:p>
          </table:table-cell>
          <table:table-cell office:value-type="float" office:value="0.552288" calcext:value-type="float">
            <text:p>0.552288</text:p>
          </table:table-cell>
        </table:table-row>
        <table:table-row table:style-name="ro1">
          <table:table-cell office:value-type="float" office:value="37.8263" calcext:value-type="float">
            <text:p>37.8263</text:p>
          </table:table-cell>
          <table:table-cell office:value-type="float" office:value="0.0235189" calcext:value-type="float">
            <text:p>0.0235189</text:p>
          </table:table-cell>
          <table:table-cell office:value-type="float" office:value="37.775106" calcext:value-type="float">
            <text:p>37.775106</text:p>
          </table:table-cell>
          <table:table-cell office:value-type="float" office:value="0.549445" calcext:value-type="float">
            <text:p>0.549445</text:p>
          </table:table-cell>
        </table:table-row>
        <table:table-row table:style-name="ro1">
          <table:table-cell office:value-type="float" office:value="37.8326" calcext:value-type="float">
            <text:p>37.8326</text:p>
          </table:table-cell>
          <table:table-cell office:value-type="float" office:value="0.0463836" calcext:value-type="float">
            <text:p>0.0463836</text:p>
          </table:table-cell>
          <table:table-cell office:value-type="float" office:value="37.781388" calcext:value-type="float">
            <text:p>37.781388</text:p>
          </table:table-cell>
          <table:table-cell office:value-type="float" office:value="0.546004" calcext:value-type="float">
            <text:p>0.546004</text:p>
          </table:table-cell>
        </table:table-row>
        <table:table-row table:style-name="ro1">
          <table:table-cell office:value-type="float" office:value="37.8389" calcext:value-type="float">
            <text:p>37.8389</text:p>
          </table:table-cell>
          <table:table-cell office:value-type="float" office:value="0.0685974" calcext:value-type="float">
            <text:p>0.0685974</text:p>
          </table:table-cell>
          <table:table-cell office:value-type="float" office:value="37.787667" calcext:value-type="float">
            <text:p>37.787667</text:p>
          </table:table-cell>
          <table:table-cell office:value-type="float" office:value="0.541966" calcext:value-type="float">
            <text:p>0.541966</text:p>
          </table:table-cell>
        </table:table-row>
        <table:table-row table:style-name="ro1">
          <table:table-cell office:value-type="float" office:value="37.8452" calcext:value-type="float">
            <text:p>37.8452</text:p>
          </table:table-cell>
          <table:table-cell office:value-type="float" office:value="0.090163" calcext:value-type="float">
            <text:p>0.090163</text:p>
          </table:table-cell>
          <table:table-cell office:value-type="float" office:value="37.793942" calcext:value-type="float">
            <text:p>37.793942</text:p>
          </table:table-cell>
          <table:table-cell office:value-type="float" office:value="0.537331" calcext:value-type="float">
            <text:p>0.537331</text:p>
          </table:table-cell>
        </table:table-row>
        <table:table-row table:style-name="ro1">
          <table:table-cell office:value-type="float" office:value="37.8514" calcext:value-type="float">
            <text:p>37.8514</text:p>
          </table:table-cell>
          <table:table-cell office:value-type="float" office:value="0.111083" calcext:value-type="float">
            <text:p>0.111083</text:p>
          </table:table-cell>
          <table:table-cell office:value-type="float" office:value="37.800213" calcext:value-type="float">
            <text:p>37.800213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37.8577" calcext:value-type="float">
            <text:p>37.8577</text:p>
          </table:table-cell>
          <table:table-cell office:value-type="float" office:value="0.131361" calcext:value-type="float">
            <text:p>0.131361</text:p>
          </table:table-cell>
          <table:table-cell office:value-type="float" office:value="37.806479" calcext:value-type="float">
            <text:p>37.806479</text:p>
          </table:table-cell>
          <table:table-cell office:value-type="float" office:value="0.526273" calcext:value-type="float">
            <text:p>0.526273</text:p>
          </table:table-cell>
        </table:table-row>
        <table:table-row table:style-name="ro1">
          <table:table-cell office:value-type="float" office:value="37.864" calcext:value-type="float">
            <text:p>37.864</text:p>
          </table:table-cell>
          <table:table-cell office:value-type="float" office:value="0.150999" calcext:value-type="float">
            <text:p>0.150999</text:p>
          </table:table-cell>
          <table:table-cell office:value-type="float" office:value="37.812742" calcext:value-type="float">
            <text:p>37.812742</text:p>
          </table:table-cell>
          <table:table-cell office:value-type="float" office:value="0.519851" calcext:value-type="float">
            <text:p>0.519851</text:p>
          </table:table-cell>
        </table:table-row>
        <table:table-row table:style-name="ro1">
          <table:table-cell office:value-type="float" office:value="37.8702" calcext:value-type="float">
            <text:p>37.8702</text:p>
          </table:table-cell>
          <table:table-cell office:value-type="float" office:value="0.17" calcext:value-type="float">
            <text:p>0.17</text:p>
          </table:table-cell>
          <table:table-cell office:value-type="float" office:value="37.819001" calcext:value-type="float">
            <text:p>37.819001</text:p>
          </table:table-cell>
          <table:table-cell office:value-type="float" office:value="0.512834" calcext:value-type="float">
            <text:p>0.512834</text:p>
          </table:table-cell>
        </table:table-row>
        <table:table-row table:style-name="ro1">
          <table:table-cell office:value-type="float" office:value="37.8765" calcext:value-type="float">
            <text:p>37.8765</text:p>
          </table:table-cell>
          <table:table-cell office:value-type="float" office:value="0.188366" calcext:value-type="float">
            <text:p>0.188366</text:p>
          </table:table-cell>
          <table:table-cell office:value-type="float" office:value="37.825256" calcext:value-type="float">
            <text:p>37.825256</text:p>
          </table:table-cell>
          <table:table-cell office:value-type="float" office:value="0.505224" calcext:value-type="float">
            <text:p>0.505224</text:p>
          </table:table-cell>
        </table:table-row>
        <table:table-row table:style-name="ro1">
          <table:table-cell office:value-type="float" office:value="37.8827" calcext:value-type="float">
            <text:p>37.8827</text:p>
          </table:table-cell>
          <table:table-cell office:value-type="float" office:value="0.206099" calcext:value-type="float">
            <text:p>0.206099</text:p>
          </table:table-cell>
          <table:table-cell office:value-type="float" office:value="37.831508" calcext:value-type="float">
            <text:p>37.831508</text:p>
          </table:table-cell>
          <table:table-cell office:value-type="float" office:value="0.49702" calcext:value-type="float">
            <text:p>0.49702</text:p>
          </table:table-cell>
        </table:table-row>
        <table:table-row table:style-name="ro1">
          <table:table-cell office:value-type="float" office:value="37.889" calcext:value-type="float">
            <text:p>37.889</text:p>
          </table:table-cell>
          <table:table-cell office:value-type="float" office:value="0.223202" calcext:value-type="float">
            <text:p>0.223202</text:p>
          </table:table-cell>
          <table:table-cell office:value-type="float" office:value="37.837755" calcext:value-type="float">
            <text:p>37.837755</text:p>
          </table:table-cell>
          <table:table-cell office:value-type="float" office:value="0.488226" calcext:value-type="float">
            <text:p>0.488226</text:p>
          </table:table-cell>
        </table:table-row>
        <table:table-row table:style-name="ro1">
          <table:table-cell office:value-type="float" office:value="37.8952" calcext:value-type="float">
            <text:p>37.8952</text:p>
          </table:table-cell>
          <table:table-cell office:value-type="float" office:value="0.239677" calcext:value-type="float">
            <text:p>0.239677</text:p>
          </table:table-cell>
          <table:table-cell office:value-type="float" office:value="37.843998" calcext:value-type="float">
            <text:p>37.843998</text:p>
          </table:table-cell>
          <table:table-cell office:value-type="float" office:value="0.47884" calcext:value-type="float">
            <text:p>0.47884</text:p>
          </table:table-cell>
        </table:table-row>
        <table:table-row table:style-name="ro1">
          <table:table-cell office:value-type="float" office:value="37.9015" calcext:value-type="float">
            <text:p>37.9015</text:p>
          </table:table-cell>
          <table:table-cell office:value-type="float" office:value="0.255527" calcext:value-type="float">
            <text:p>0.255527</text:p>
          </table:table-cell>
          <table:table-cell office:value-type="float" office:value="37.850238" calcext:value-type="float">
            <text:p>37.850238</text:p>
          </table:table-cell>
          <table:table-cell office:value-type="float" office:value="0.468864" calcext:value-type="float">
            <text:p>0.468864</text:p>
          </table:table-cell>
        </table:table-row>
        <table:table-row table:style-name="ro1">
          <table:table-cell office:value-type="float" office:value="37.9077" calcext:value-type="float">
            <text:p>37.9077</text:p>
          </table:table-cell>
          <table:table-cell office:value-type="float" office:value="0.270752" calcext:value-type="float">
            <text:p>0.270752</text:p>
          </table:table-cell>
          <table:table-cell office:value-type="float" office:value="37.856473" calcext:value-type="float">
            <text:p>37.856473</text:p>
          </table:table-cell>
          <table:table-cell office:value-type="float" office:value="0.4583" calcext:value-type="float">
            <text:p>0.4583</text:p>
          </table:table-cell>
        </table:table-row>
        <table:table-row table:style-name="ro1">
          <table:table-cell office:value-type="float" office:value="37.914" calcext:value-type="float">
            <text:p>37.914</text:p>
          </table:table-cell>
          <table:table-cell office:value-type="float" office:value="0.285355" calcext:value-type="float">
            <text:p>0.285355</text:p>
          </table:table-cell>
          <table:table-cell office:value-type="float" office:value="37.862705" calcext:value-type="float">
            <text:p>37.862705</text:p>
          </table:table-cell>
          <table:table-cell office:value-type="float" office:value="0.447149" calcext:value-type="float">
            <text:p>0.447149</text:p>
          </table:table-cell>
        </table:table-row>
        <table:table-row table:style-name="ro1">
          <table:table-cell office:value-type="float" office:value="37.9202" calcext:value-type="float">
            <text:p>37.9202</text:p>
          </table:table-cell>
          <table:table-cell office:value-type="float" office:value="0.299339" calcext:value-type="float">
            <text:p>0.299339</text:p>
          </table:table-cell>
          <table:table-cell office:value-type="float" office:value="37.868933" calcext:value-type="float">
            <text:p>37.868933</text:p>
          </table:table-cell>
          <table:table-cell office:value-type="float" office:value="0.435411" calcext:value-type="float">
            <text:p>0.435411</text:p>
          </table:table-cell>
        </table:table-row>
        <table:table-row table:style-name="ro1">
          <table:table-cell office:value-type="float" office:value="37.9264" calcext:value-type="float">
            <text:p>37.9264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37.875157" calcext:value-type="float">
            <text:p>37.875157</text:p>
          </table:table-cell>
          <table:table-cell office:value-type="float" office:value="0.423089" calcext:value-type="float">
            <text:p>0.423089</text:p>
          </table:table-cell>
        </table:table-row>
        <table:table-row table:style-name="ro1">
          <table:table-cell office:value-type="float" office:value="37.9326" calcext:value-type="float">
            <text:p>37.9326</text:p>
          </table:table-cell>
          <table:table-cell office:value-type="float" office:value="0.325452" calcext:value-type="float">
            <text:p>0.325452</text:p>
          </table:table-cell>
          <table:table-cell office:value-type="float" office:value="37.881377" calcext:value-type="float">
            <text:p>37.881377</text:p>
          </table:table-cell>
          <table:table-cell office:value-type="float" office:value="0.410183" calcext:value-type="float">
            <text:p>0.410183</text:p>
          </table:table-cell>
        </table:table-row>
        <table:table-row table:style-name="ro1">
          <table:table-cell office:value-type="float" office:value="37.9389" calcext:value-type="float">
            <text:p>37.9389</text:p>
          </table:table-cell>
          <table:table-cell office:value-type="float" office:value="0.337586" calcext:value-type="float">
            <text:p>0.337586</text:p>
          </table:table-cell>
          <table:table-cell office:value-type="float" office:value="37.887593" calcext:value-type="float">
            <text:p>37.887593</text:p>
          </table:table-cell>
          <table:table-cell office:value-type="float" office:value="0.396696" calcext:value-type="float">
            <text:p>0.396696</text:p>
          </table:table-cell>
        </table:table-row>
        <table:table-row table:style-name="ro1">
          <table:table-cell office:value-type="float" office:value="37.9451" calcext:value-type="float">
            <text:p>37.9451</text:p>
          </table:table-cell>
          <table:table-cell office:value-type="float" office:value="0.349105" calcext:value-type="float">
            <text:p>0.349105</text:p>
          </table:table-cell>
          <table:table-cell office:value-type="float" office:value="37.893805" calcext:value-type="float">
            <text:p>37.893805</text:p>
          </table:table-cell>
          <table:table-cell office:value-type="float" office:value="0.382628" calcext:value-type="float">
            <text:p>0.382628</text:p>
          </table:table-cell>
        </table:table-row>
        <table:table-row table:style-name="ro1">
          <table:table-cell office:value-type="float" office:value="37.9513" calcext:value-type="float">
            <text:p>37.9513</text:p>
          </table:table-cell>
          <table:table-cell office:value-type="float" office:value="0.360013" calcext:value-type="float">
            <text:p>0.360013</text:p>
          </table:table-cell>
          <table:table-cell office:value-type="float" office:value="37.900014" calcext:value-type="float">
            <text:p>37.900014</text:p>
          </table:table-cell>
          <table:table-cell office:value-type="float" office:value="0.367981" calcext:value-type="float">
            <text:p>0.367981</text:p>
          </table:table-cell>
        </table:table-row>
        <table:table-row table:style-name="ro1">
          <table:table-cell office:value-type="float" office:value="37.9575" calcext:value-type="float">
            <text:p>37.9575</text:p>
          </table:table-cell>
          <table:table-cell office:value-type="float" office:value="0.370311" calcext:value-type="float">
            <text:p>0.370311</text:p>
          </table:table-cell>
          <table:table-cell office:value-type="float" office:value="37.906218" calcext:value-type="float">
            <text:p>37.906218</text:p>
          </table:table-cell>
          <table:table-cell office:value-type="float" office:value="0.352757" calcext:value-type="float">
            <text:p>0.352757</text:p>
          </table:table-cell>
        </table:table-row>
        <table:table-row table:style-name="ro1">
          <table:table-cell office:value-type="float" office:value="37.9637" calcext:value-type="float">
            <text:p>37.9637</text:p>
          </table:table-cell>
          <table:table-cell office:value-type="float" office:value="0.379998" calcext:value-type="float">
            <text:p>0.379998</text:p>
          </table:table-cell>
          <table:table-cell office:value-type="float" office:value="37.912419" calcext:value-type="float">
            <text:p>37.912419</text:p>
          </table:table-cell>
          <table:table-cell office:value-type="float" office:value="0.336958" calcext:value-type="float">
            <text:p>0.336958</text:p>
          </table:table-cell>
        </table:table-row>
        <table:table-row table:style-name="ro1">
          <table:table-cell office:value-type="float" office:value="37.9699" calcext:value-type="float">
            <text:p>37.9699</text:p>
          </table:table-cell>
          <table:table-cell office:value-type="float" office:value="0.389078" calcext:value-type="float">
            <text:p>0.389078</text:p>
          </table:table-cell>
          <table:table-cell office:value-type="float" office:value="37.918616" calcext:value-type="float">
            <text:p>37.918616</text:p>
          </table:table-cell>
          <table:table-cell office:value-type="float" office:value="0.320585" calcext:value-type="float">
            <text:p>0.320585</text:p>
          </table:table-cell>
        </table:table-row>
        <table:table-row table:style-name="ro1">
          <table:table-cell office:value-type="float" office:value="37.9761" calcext:value-type="float">
            <text:p>37.9761</text:p>
          </table:table-cell>
          <table:table-cell office:value-type="float" office:value="0.397551" calcext:value-type="float">
            <text:p>0.397551</text:p>
          </table:table-cell>
          <table:table-cell office:value-type="float" office:value="37.924809" calcext:value-type="float">
            <text:p>37.924809</text:p>
          </table:table-cell>
          <table:table-cell office:value-type="float" office:value="0.303641" calcext:value-type="float">
            <text:p>0.303641</text:p>
          </table:table-cell>
        </table:table-row>
        <table:table-row table:style-name="ro1">
          <table:table-cell office:value-type="float" office:value="37.9823" calcext:value-type="float">
            <text:p>37.9823</text:p>
          </table:table-cell>
          <table:table-cell office:value-type="float" office:value="0.405418" calcext:value-type="float">
            <text:p>0.405418</text:p>
          </table:table-cell>
          <table:table-cell office:value-type="float" office:value="37.930998" calcext:value-type="float">
            <text:p>37.930998</text:p>
          </table:table-cell>
          <table:table-cell office:value-type="float" office:value="0.286126" calcext:value-type="float">
            <text:p>0.286126</text:p>
          </table:table-cell>
        </table:table-row>
        <table:table-row table:style-name="ro1">
          <table:table-cell office:value-type="float" office:value="37.9885" calcext:value-type="float">
            <text:p>37.9885</text:p>
          </table:table-cell>
          <table:table-cell office:value-type="float" office:value="0.41268" calcext:value-type="float">
            <text:p>0.41268</text:p>
          </table:table-cell>
          <table:table-cell office:value-type="float" office:value="37.937183" calcext:value-type="float">
            <text:p>37.937183</text:p>
          </table:table-cell>
          <table:table-cell office:value-type="float" office:value="0.268044" calcext:value-type="float">
            <text:p>0.268044</text:p>
          </table:table-cell>
        </table:table-row>
        <table:table-row table:style-name="ro1">
          <table:table-cell office:value-type="float" office:value="37.9947" calcext:value-type="float">
            <text:p>37.9947</text:p>
          </table:table-cell>
          <table:table-cell office:value-type="float" office:value="0.419338" calcext:value-type="float">
            <text:p>0.419338</text:p>
          </table:table-cell>
          <table:table-cell office:value-type="float" office:value="37.943365" calcext:value-type="float">
            <text:p>37.943365</text:p>
          </table:table-cell>
          <table:table-cell office:value-type="float" office:value="0.249396" calcext:value-type="float">
            <text:p>0.249396</text:p>
          </table:table-cell>
        </table:table-row>
        <table:table-row table:style-name="ro1">
          <table:table-cell office:value-type="float" office:value="38.0009" calcext:value-type="float">
            <text:p>38.0009</text:p>
          </table:table-cell>
          <table:table-cell office:value-type="float" office:value="0.425392" calcext:value-type="float">
            <text:p>0.425392</text:p>
          </table:table-cell>
          <table:table-cell office:value-type="float" office:value="37.949543" calcext:value-type="float">
            <text:p>37.949543</text:p>
          </table:table-cell>
          <table:table-cell office:value-type="float" office:value="0.230184" calcext:value-type="float">
            <text:p>0.230184</text:p>
          </table:table-cell>
        </table:table-row>
        <table:table-row table:style-name="ro1">
          <table:table-cell office:value-type="float" office:value="38.007" calcext:value-type="float">
            <text:p>38.007</text:p>
          </table:table-cell>
          <table:table-cell office:value-type="float" office:value="0.430844" calcext:value-type="float">
            <text:p>0.430844</text:p>
          </table:table-cell>
          <table:table-cell office:value-type="float" office:value="37.955717" calcext:value-type="float">
            <text:p>37.955717</text:p>
          </table:table-cell>
          <table:table-cell office:value-type="float" office:value="0.210411" calcext:value-type="float">
            <text:p>0.210411</text:p>
          </table:table-cell>
        </table:table-row>
        <table:table-row table:style-name="ro1">
          <table:table-cell office:value-type="float" office:value="38.0132" calcext:value-type="float">
            <text:p>38.0132</text:p>
          </table:table-cell>
          <table:table-cell office:value-type="float" office:value="0.435695" calcext:value-type="float">
            <text:p>0.435695</text:p>
          </table:table-cell>
          <table:table-cell office:value-type="float" office:value="37.961887" calcext:value-type="float">
            <text:p>37.961887</text:p>
          </table:table-cell>
          <table:table-cell office:value-type="float" office:value="0.190078" calcext:value-type="float">
            <text:p>0.190078</text:p>
          </table:table-cell>
        </table:table-row>
        <table:table-row table:style-name="ro1">
          <table:table-cell office:value-type="float" office:value="38.0194" calcext:value-type="float">
            <text:p>38.0194</text:p>
          </table:table-cell>
          <table:table-cell office:value-type="float" office:value="0.439944" calcext:value-type="float">
            <text:p>0.439944</text:p>
          </table:table-cell>
          <table:table-cell office:value-type="float" office:value="37.968053" calcext:value-type="float">
            <text:p>37.968053</text:p>
          </table:table-cell>
          <table:table-cell office:value-type="float" office:value="0.169187" calcext:value-type="float">
            <text:p>0.169187</text:p>
          </table:table-cell>
        </table:table-row>
        <table:table-row table:style-name="ro1">
          <table:table-cell office:value-type="float" office:value="38.0255" calcext:value-type="float">
            <text:p>38.0255</text:p>
          </table:table-cell>
          <table:table-cell office:value-type="float" office:value="0.443593" calcext:value-type="float">
            <text:p>0.443593</text:p>
          </table:table-cell>
          <table:table-cell office:value-type="float" office:value="37.974216" calcext:value-type="float">
            <text:p>37.974216</text:p>
          </table:table-cell>
          <table:table-cell office:value-type="float" office:value="0.147742" calcext:value-type="float">
            <text:p>0.147742</text:p>
          </table:table-cell>
        </table:table-row>
        <table:table-row table:style-name="ro1">
          <table:table-cell office:value-type="float" office:value="38.0317" calcext:value-type="float">
            <text:p>38.0317</text:p>
          </table:table-cell>
          <table:table-cell office:value-type="float" office:value="0.446642" calcext:value-type="float">
            <text:p>0.446642</text:p>
          </table:table-cell>
          <table:table-cell office:value-type="float" office:value="37.980374" calcext:value-type="float">
            <text:p>37.980374</text:p>
          </table:table-cell>
          <table:table-cell office:value-type="float" office:value="0.125745" calcext:value-type="float">
            <text:p>0.125745</text:p>
          </table:table-cell>
        </table:table-row>
        <table:table-row table:style-name="ro1">
          <table:table-cell office:value-type="float" office:value="38.0379" calcext:value-type="float">
            <text:p>38.0379</text:p>
          </table:table-cell>
          <table:table-cell office:value-type="float" office:value="0.449091" calcext:value-type="float">
            <text:p>0.449091</text:p>
          </table:table-cell>
          <table:table-cell office:value-type="float" office:value="37.986529" calcext:value-type="float">
            <text:p>37.986529</text:p>
          </table:table-cell>
          <table:table-cell office:value-type="float" office:value="0.103197" calcext:value-type="float">
            <text:p>0.103197</text:p>
          </table:table-cell>
        </table:table-row>
        <table:table-row table:style-name="ro1">
          <table:table-cell office:value-type="float" office:value="38.044" calcext:value-type="float">
            <text:p>38.044</text:p>
          </table:table-cell>
          <table:table-cell office:value-type="float" office:value="0.450941" calcext:value-type="float">
            <text:p>0.450941</text:p>
          </table:table-cell>
          <table:table-cell office:value-type="float" office:value="37.99268" calcext:value-type="float">
            <text:p>37.99268</text:p>
          </table:table-cell>
          <table:table-cell office:value-type="float" office:value="0.080101" calcext:value-type="float">
            <text:p>0.080101</text:p>
          </table:table-cell>
        </table:table-row>
        <table:table-row table:style-name="ro1">
          <table:table-cell office:value-type="float" office:value="38.0502" calcext:value-type="float">
            <text:p>38.0502</text:p>
          </table:table-cell>
          <table:table-cell office:value-type="float" office:value="0.452191" calcext:value-type="float">
            <text:p>0.452191</text:p>
          </table:table-cell>
          <table:table-cell office:value-type="float" office:value="37.998828" calcext:value-type="float">
            <text:p>37.998828</text:p>
          </table:table-cell>
          <table:table-cell office:value-type="float" office:value="0.056461" calcext:value-type="float">
            <text:p>0.056461</text:p>
          </table:table-cell>
        </table:table-row>
        <table:table-row table:style-name="ro1">
          <table:table-cell office:value-type="float" office:value="38.0563" calcext:value-type="float">
            <text:p>38.0563</text:p>
          </table:table-cell>
          <table:table-cell office:value-type="float" office:value="0.452843" calcext:value-type="float">
            <text:p>0.452843</text:p>
          </table:table-cell>
          <table:table-cell office:value-type="float" office:value="38.004971" calcext:value-type="float">
            <text:p>38.004971</text:p>
          </table:table-cell>
          <table:table-cell office:value-type="float" office:value="0.032277" calcext:value-type="float">
            <text:p>0.032277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office:value-type="float" office:value="0.452896" calcext:value-type="float">
            <text:p>0.452896</text:p>
          </table:table-cell>
          <table:table-cell office:value-type="float" office:value="38.011111" calcext:value-type="float">
            <text:p>38.011111</text:p>
          </table:table-cell>
          <table:table-cell office:value-type="float" office:value="0.007554" calcext:value-type="float">
            <text:p>0.007554</text:p>
          </table:table-cell>
        </table:table-row>
        <table:table-row table:style-name="ro1">
          <table:table-cell office:value-type="float" office:value="38.0686" calcext:value-type="float">
            <text:p>38.0686</text:p>
          </table:table-cell>
          <table:table-cell office:value-type="float" office:value="0.45235" calcext:value-type="float">
            <text:p>0.45235</text:p>
          </table:table-cell>
          <table:table-cell office:value-type="float" office:value="38.017247" calcext:value-type="float">
            <text:p>38.01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747" calcext:value-type="float">
            <text:p>38.0747</text:p>
          </table:table-cell>
          <table:table-cell office:value-type="float" office:value="0.451205" calcext:value-type="float">
            <text:p>0.451205</text:p>
          </table:table-cell>
          <table:table-cell office:value-type="float" office:value="38.066305" calcext:value-type="float">
            <text:p>38.06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809" calcext:value-type="float">
            <text:p>38.0809</text:p>
          </table:table-cell>
          <table:table-cell office:value-type="float" office:value="0.449462" calcext:value-type="float">
            <text:p>0.449462</text:p>
          </table:table-cell>
          <table:table-cell office:value-type="float" office:value="38.072437" calcext:value-type="float">
            <text:p>38.072437</text:p>
          </table:table-cell>
          <table:table-cell office:value-type="float" office:value="0.025796" calcext:value-type="float">
            <text:p>0.025796</text:p>
          </table:table-cell>
        </table:table-row>
        <table:table-row table:style-name="ro1">
          <table:table-cell office:value-type="float" office:value="38.087" calcext:value-type="float">
            <text:p>38.087</text:p>
          </table:table-cell>
          <table:table-cell office:value-type="float" office:value="0.447121" calcext:value-type="float">
            <text:p>0.447121</text:p>
          </table:table-cell>
          <table:table-cell office:value-type="float" office:value="38.078566" calcext:value-type="float">
            <text:p>38.078566</text:p>
          </table:table-cell>
          <table:table-cell office:value-type="float" office:value="0.050926" calcext:value-type="float">
            <text:p>0.050926</text:p>
          </table:table-cell>
        </table:table-row>
        <table:table-row table:style-name="ro1">
          <table:table-cell office:value-type="float" office:value="38.0931" calcext:value-type="float">
            <text:p>38.0931</text:p>
          </table:table-cell>
          <table:table-cell office:value-type="float" office:value="0.444181" calcext:value-type="float">
            <text:p>0.444181</text:p>
          </table:table-cell>
          <table:table-cell office:value-type="float" office:value="38.084691" calcext:value-type="float">
            <text:p>38.084691</text:p>
          </table:table-cell>
          <table:table-cell office:value-type="float" office:value="0.075395" calcext:value-type="float">
            <text:p>0.075395</text:p>
          </table:table-cell>
        </table:table-row>
        <table:table-row table:style-name="ro1">
          <table:table-cell office:value-type="float" office:value="38.0992" calcext:value-type="float">
            <text:p>38.0992</text:p>
          </table:table-cell>
          <table:table-cell office:value-type="float" office:value="0.440643" calcext:value-type="float">
            <text:p>0.440643</text:p>
          </table:table-cell>
          <table:table-cell office:value-type="float" office:value="38.090812" calcext:value-type="float">
            <text:p>38.090812</text:p>
          </table:table-cell>
          <table:table-cell office:value-type="float" office:value="0.099205" calcext:value-type="float">
            <text:p>0.099205</text:p>
          </table:table-cell>
        </table:table-row>
        <table:table-row table:style-name="ro1">
          <table:table-cell office:value-type="float" office:value="38.1054" calcext:value-type="float">
            <text:p>38.1054</text:p>
          </table:table-cell>
          <table:table-cell office:value-type="float" office:value="0.436508" calcext:value-type="float">
            <text:p>0.436508</text:p>
          </table:table-cell>
          <table:table-cell office:value-type="float" office:value="38.096929" calcext:value-type="float">
            <text:p>38.096929</text:p>
          </table:table-cell>
          <table:table-cell office:value-type="float" office:value="0.12236" calcext:value-type="float">
            <text:p>0.12236</text:p>
          </table:table-cell>
        </table:table-row>
        <table:table-row table:style-name="ro1">
          <table:table-cell office:value-type="float" office:value="38.1115" calcext:value-type="float">
            <text:p>38.1115</text:p>
          </table:table-cell>
          <table:table-cell office:value-type="float" office:value="0.431775" calcext:value-type="float">
            <text:p>0.431775</text:p>
          </table:table-cell>
          <table:table-cell office:value-type="float" office:value="38.103042" calcext:value-type="float">
            <text:p>38.103042</text:p>
          </table:table-cell>
          <table:table-cell office:value-type="float" office:value="0.144863" calcext:value-type="float">
            <text:p>0.144863</text:p>
          </table:table-cell>
        </table:table-row>
        <table:table-row table:style-name="ro1">
          <table:table-cell office:value-type="float" office:value="38.1176" calcext:value-type="float">
            <text:p>38.1176</text:p>
          </table:table-cell>
          <table:table-cell office:value-type="float" office:value="0.426447" calcext:value-type="float">
            <text:p>0.426447</text:p>
          </table:table-cell>
          <table:table-cell office:value-type="float" office:value="38.109152" calcext:value-type="float">
            <text:p>38.109152</text:p>
          </table:table-cell>
          <table:table-cell office:value-type="float" office:value="0.166717" calcext:value-type="float">
            <text:p>0.166717</text:p>
          </table:table-cell>
        </table:table-row>
        <table:table-row table:style-name="ro1">
          <table:table-cell office:value-type="float" office:value="38.1237" calcext:value-type="float">
            <text:p>38.1237</text:p>
          </table:table-cell>
          <table:table-cell office:value-type="float" office:value="0.420522" calcext:value-type="float">
            <text:p>0.420522</text:p>
          </table:table-cell>
          <table:table-cell office:value-type="float" office:value="38.115258" calcext:value-type="float">
            <text:p>38.115258</text:p>
          </table:table-cell>
          <table:table-cell office:value-type="float" office:value="0.187925" calcext:value-type="float">
            <text:p>0.187925</text:p>
          </table:table-cell>
        </table:table-row>
        <table:table-row table:style-name="ro1">
          <table:table-cell office:value-type="float" office:value="38.1298" calcext:value-type="float">
            <text:p>38.1298</text:p>
          </table:table-cell>
          <table:table-cell office:value-type="float" office:value="0.414002" calcext:value-type="float">
            <text:p>0.414002</text:p>
          </table:table-cell>
          <table:table-cell office:value-type="float" office:value="38.121361" calcext:value-type="float">
            <text:p>38.121361</text:p>
          </table:table-cell>
          <table:table-cell office:value-type="float" office:value="0.208489" calcext:value-type="float">
            <text:p>0.208489</text:p>
          </table:table-cell>
        </table:table-row>
        <table:table-row table:style-name="ro1">
          <table:table-cell office:value-type="float" office:value="38.1359" calcext:value-type="float">
            <text:p>38.1359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38.127459" calcext:value-type="float">
            <text:p>38.127459</text:p>
          </table:table-cell>
          <table:table-cell office:value-type="float" office:value="0.228412" calcext:value-type="float">
            <text:p>0.228412</text:p>
          </table:table-cell>
        </table:table-row>
        <table:table-row table:style-name="ro1">
          <table:table-cell office:value-type="float" office:value="38.142" calcext:value-type="float">
            <text:p>38.142</text:p>
          </table:table-cell>
          <table:table-cell office:value-type="float" office:value="0.399179" calcext:value-type="float">
            <text:p>0.399179</text:p>
          </table:table-cell>
          <table:table-cell office:value-type="float" office:value="38.133554" calcext:value-type="float">
            <text:p>38.133554</text:p>
          </table:table-cell>
          <table:table-cell office:value-type="float" office:value="0.247697" calcext:value-type="float">
            <text:p>0.247697</text:p>
          </table:table-cell>
        </table:table-row>
        <table:table-row table:style-name="ro1">
          <table:table-cell office:value-type="float" office:value="38.1481" calcext:value-type="float">
            <text:p>38.1481</text:p>
          </table:table-cell>
          <table:table-cell office:value-type="float" office:value="0.390878" calcext:value-type="float">
            <text:p>0.390878</text:p>
          </table:table-cell>
          <table:table-cell office:value-type="float" office:value="38.139645" calcext:value-type="float">
            <text:p>38.139645</text:p>
          </table:table-cell>
          <table:table-cell office:value-type="float" office:value="0.266346" calcext:value-type="float">
            <text:p>0.266346</text:p>
          </table:table-cell>
        </table:table-row>
        <table:table-row table:style-name="ro1">
          <table:table-cell office:value-type="float" office:value="38.1542" calcext:value-type="float">
            <text:p>38.1542</text:p>
          </table:table-cell>
          <table:table-cell office:value-type="float" office:value="0.381986" calcext:value-type="float">
            <text:p>0.381986</text:p>
          </table:table-cell>
          <table:table-cell office:value-type="float" office:value="38.145733" calcext:value-type="float">
            <text:p>38.145733</text:p>
          </table:table-cell>
          <table:table-cell office:value-type="float" office:value="0.284362" calcext:value-type="float">
            <text:p>0.284362</text:p>
          </table:table-cell>
        </table:table-row>
        <table:table-row table:style-name="ro1">
          <table:table-cell office:value-type="float" office:value="38.1602" calcext:value-type="float">
            <text:p>38.1602</text:p>
          </table:table-cell>
          <table:table-cell office:value-type="float" office:value="0.372502" calcext:value-type="float">
            <text:p>0.372502</text:p>
          </table:table-cell>
          <table:table-cell office:value-type="float" office:value="38.151816" calcext:value-type="float">
            <text:p>38.151816</text:p>
          </table:table-cell>
          <table:table-cell office:value-type="float" office:value="0.301746" calcext:value-type="float">
            <text:p>0.301746</text:p>
          </table:table-cell>
        </table:table-row>
        <table:table-row table:style-name="ro1">
          <table:table-cell office:value-type="float" office:value="38.1663" calcext:value-type="float">
            <text:p>38.1663</text:p>
          </table:table-cell>
          <table:table-cell office:value-type="float" office:value="0.362428" calcext:value-type="float">
            <text:p>0.362428</text:p>
          </table:table-cell>
          <table:table-cell office:value-type="float" office:value="38.157896" calcext:value-type="float">
            <text:p>38.157896</text:p>
          </table:table-cell>
          <table:table-cell office:value-type="float" office:value="0.318502" calcext:value-type="float">
            <text:p>0.318502</text:p>
          </table:table-cell>
        </table:table-row>
        <table:table-row table:style-name="ro1">
          <table:table-cell office:value-type="float" office:value="38.1724" calcext:value-type="float">
            <text:p>38.1724</text:p>
          </table:table-cell>
          <table:table-cell office:value-type="float" office:value="0.351766" calcext:value-type="float">
            <text:p>0.351766</text:p>
          </table:table-cell>
          <table:table-cell office:value-type="float" office:value="38.163973" calcext:value-type="float">
            <text:p>38.163973</text:p>
          </table:table-cell>
          <table:table-cell office:value-type="float" office:value="0.334632" calcext:value-type="float">
            <text:p>0.334632</text:p>
          </table:table-cell>
        </table:table-row>
        <table:table-row table:style-name="ro1">
          <table:table-cell office:value-type="float" office:value="38.1785" calcext:value-type="float">
            <text:p>38.1785</text:p>
          </table:table-cell>
          <table:table-cell office:value-type="float" office:value="0.340517" calcext:value-type="float">
            <text:p>0.340517</text:p>
          </table:table-cell>
          <table:table-cell office:value-type="float" office:value="38.170045" calcext:value-type="float">
            <text:p>38.170045</text:p>
          </table:table-cell>
          <table:table-cell office:value-type="float" office:value="0.350137" calcext:value-type="float">
            <text:p>0.350137</text:p>
          </table:table-cell>
        </table:table-row>
        <table:table-row table:style-name="ro1">
          <table:table-cell office:value-type="float" office:value="38.1845" calcext:value-type="float">
            <text:p>38.1845</text:p>
          </table:table-cell>
          <table:table-cell office:value-type="float" office:value="0.328681" calcext:value-type="float">
            <text:p>0.328681</text:p>
          </table:table-cell>
          <table:table-cell office:value-type="float" office:value="38.176114" calcext:value-type="float">
            <text:p>38.176114</text:p>
          </table:table-cell>
          <table:table-cell office:value-type="float" office:value="0.365019" calcext:value-type="float">
            <text:p>0.365019</text:p>
          </table:table-cell>
        </table:table-row>
        <table:table-row table:style-name="ro1">
          <table:table-cell office:value-type="float" office:value="38.1906" calcext:value-type="float">
            <text:p>38.1906</text:p>
          </table:table-cell>
          <table:table-cell office:value-type="float" office:value="0.316261" calcext:value-type="float">
            <text:p>0.316261</text:p>
          </table:table-cell>
          <table:table-cell office:value-type="float" office:value="38.18218" calcext:value-type="float">
            <text:p>38.18218</text:p>
          </table:table-cell>
          <table:table-cell office:value-type="float" office:value="0.379281" calcext:value-type="float">
            <text:p>0.379281</text:p>
          </table:table-cell>
        </table:table-row>
        <table:table-row table:style-name="ro1">
          <table:table-cell office:value-type="float" office:value="38.1967" calcext:value-type="float">
            <text:p>38.1967</text:p>
          </table:table-cell>
          <table:table-cell office:value-type="float" office:value="0.303257" calcext:value-type="float">
            <text:p>0.303257</text:p>
          </table:table-cell>
          <table:table-cell office:value-type="float" office:value="38.188241" calcext:value-type="float">
            <text:p>38.188241</text:p>
          </table:table-cell>
          <table:table-cell office:value-type="float" office:value="0.392923" calcext:value-type="float">
            <text:p>0.392923</text:p>
          </table:table-cell>
        </table:table-row>
        <table:table-row table:style-name="ro1">
          <table:table-cell office:value-type="float" office:value="38.2027" calcext:value-type="float">
            <text:p>38.2027</text:p>
          </table:table-cell>
          <table:table-cell office:value-type="float" office:value="0.289672" calcext:value-type="float">
            <text:p>0.289672</text:p>
          </table:table-cell>
          <table:table-cell office:value-type="float" office:value="38.194299" calcext:value-type="float">
            <text:p>38.194299</text:p>
          </table:table-cell>
          <table:table-cell office:value-type="float" office:value="0.405949" calcext:value-type="float">
            <text:p>0.405949</text:p>
          </table:table-cell>
        </table:table-row>
        <table:table-row table:style-name="ro1">
          <table:table-cell office:value-type="float" office:value="38.2088" calcext:value-type="float">
            <text:p>38.2088</text:p>
          </table:table-cell>
          <table:table-cell office:value-type="float" office:value="0.275506" calcext:value-type="float">
            <text:p>0.275506</text:p>
          </table:table-cell>
          <table:table-cell office:value-type="float" office:value="38.200353" calcext:value-type="float">
            <text:p>38.200353</text:p>
          </table:table-cell>
          <table:table-cell office:value-type="float" office:value="0.418359" calcext:value-type="float">
            <text:p>0.418359</text:p>
          </table:table-cell>
        </table:table-row>
        <table:table-row table:style-name="ro1">
          <table:table-cell office:value-type="float" office:value="38.2148" calcext:value-type="float">
            <text:p>38.2148</text:p>
          </table:table-cell>
          <table:table-cell office:value-type="float" office:value="0.260762" calcext:value-type="float">
            <text:p>0.260762</text:p>
          </table:table-cell>
          <table:table-cell office:value-type="float" office:value="38.206404" calcext:value-type="float">
            <text:p>38.206404</text:p>
          </table:table-cell>
          <table:table-cell office:value-type="float" office:value="0.430155" calcext:value-type="float">
            <text:p>0.430155</text:p>
          </table:table-cell>
        </table:table-row>
        <table:table-row table:style-name="ro1">
          <table:table-cell office:value-type="float" office:value="38.2209" calcext:value-type="float">
            <text:p>38.2209</text:p>
          </table:table-cell>
          <table:table-cell office:value-type="float" office:value="0.24544" calcext:value-type="float">
            <text:p>0.24544</text:p>
          </table:table-cell>
          <table:table-cell office:value-type="float" office:value="38.212451" calcext:value-type="float">
            <text:p>38.212451</text:p>
          </table:table-cell>
          <table:table-cell office:value-type="float" office:value="0.441338" calcext:value-type="float">
            <text:p>0.441338</text:p>
          </table:table-cell>
        </table:table-row>
        <table:table-row table:style-name="ro1">
          <table:table-cell office:value-type="float" office:value="38.2269" calcext:value-type="float">
            <text:p>38.2269</text:p>
          </table:table-cell>
          <table:table-cell office:value-type="float" office:value="0.229544" calcext:value-type="float">
            <text:p>0.229544</text:p>
          </table:table-cell>
          <table:table-cell office:value-type="float" office:value="38.218494" calcext:value-type="float">
            <text:p>38.218494</text:p>
          </table:table-cell>
          <table:table-cell office:value-type="float" office:value="0.451911" calcext:value-type="float">
            <text:p>0.451911</text:p>
          </table:table-cell>
        </table:table-row>
        <table:table-row table:style-name="ro1">
          <table:table-cell office:value-type="float" office:value="38.233" calcext:value-type="float">
            <text:p>38.233</text:p>
          </table:table-cell>
          <table:table-cell office:value-type="float" office:value="0.213073" calcext:value-type="float">
            <text:p>0.213073</text:p>
          </table:table-cell>
          <table:table-cell office:value-type="float" office:value="38.224534" calcext:value-type="float">
            <text:p>38.224534</text:p>
          </table:table-cell>
          <table:table-cell office:value-type="float" office:value="0.461873" calcext:value-type="float">
            <text:p>0.461873</text:p>
          </table:table-cell>
        </table:table-row>
        <table:table-row table:style-name="ro1">
          <table:table-cell office:value-type="float" office:value="38.239" calcext:value-type="float">
            <text:p>38.239</text:p>
          </table:table-cell>
          <table:table-cell office:value-type="float" office:value="0.196031" calcext:value-type="float">
            <text:p>0.196031</text:p>
          </table:table-cell>
          <table:table-cell office:value-type="float" office:value="38.23057" calcext:value-type="float">
            <text:p>38.23057</text:p>
          </table:table-cell>
          <table:table-cell office:value-type="float" office:value="0.471228" calcext:value-type="float">
            <text:p>0.471228</text:p>
          </table:table-cell>
        </table:table-row>
        <table:table-row table:style-name="ro1">
          <table:table-cell office:value-type="float" office:value="38.245" calcext:value-type="float">
            <text:p>38.245</text:p>
          </table:table-cell>
          <table:table-cell office:value-type="float" office:value="0.17842" calcext:value-type="float">
            <text:p>0.17842</text:p>
          </table:table-cell>
          <table:table-cell office:value-type="float" office:value="38.236602" calcext:value-type="float">
            <text:p>38.236602</text:p>
          </table:table-cell>
          <table:table-cell office:value-type="float" office:value="0.479975" calcext:value-type="float">
            <text:p>0.479975</text:p>
          </table:table-cell>
        </table:table-row>
        <table:table-row table:style-name="ro1">
          <table:table-cell office:value-type="float" office:value="38.2511" calcext:value-type="float">
            <text:p>38.2511</text:p>
          </table:table-cell>
          <table:table-cell office:value-type="float" office:value="0.160241" calcext:value-type="float">
            <text:p>0.160241</text:p>
          </table:table-cell>
          <table:table-cell office:value-type="float" office:value="38.242631" calcext:value-type="float">
            <text:p>38.242631</text:p>
          </table:table-cell>
          <table:table-cell office:value-type="float" office:value="0.488116" calcext:value-type="float">
            <text:p>0.488116</text:p>
          </table:table-cell>
        </table:table-row>
        <table:table-row table:style-name="ro1">
          <table:table-cell office:value-type="float" office:value="38.2571" calcext:value-type="float">
            <text:p>38.2571</text:p>
          </table:table-cell>
          <table:table-cell office:value-type="float" office:value="0.141496" calcext:value-type="float">
            <text:p>0.141496</text:p>
          </table:table-cell>
          <table:table-cell office:value-type="float" office:value="38.248656" calcext:value-type="float">
            <text:p>38.248656</text:p>
          </table:table-cell>
          <table:table-cell office:value-type="float" office:value="0.495651" calcext:value-type="float">
            <text:p>0.495651</text:p>
          </table:table-cell>
        </table:table-row>
        <table:table-row table:style-name="ro1">
          <table:table-cell office:value-type="float" office:value="38.2631" calcext:value-type="float">
            <text:p>38.2631</text:p>
          </table:table-cell>
          <table:table-cell office:value-type="float" office:value="0.122187" calcext:value-type="float">
            <text:p>0.122187</text:p>
          </table:table-cell>
          <table:table-cell office:value-type="float" office:value="38.254677" calcext:value-type="float">
            <text:p>38.254677</text:p>
          </table:table-cell>
          <table:table-cell office:value-type="float" office:value="0.502583" calcext:value-type="float">
            <text:p>0.502583</text:p>
          </table:table-cell>
        </table:table-row>
        <table:table-row table:style-name="ro1">
          <table:table-cell office:value-type="float" office:value="38.2691" calcext:value-type="float">
            <text:p>38.2691</text:p>
          </table:table-cell>
          <table:table-cell office:value-type="float" office:value="0.102317" calcext:value-type="float">
            <text:p>0.102317</text:p>
          </table:table-cell>
          <table:table-cell office:value-type="float" office:value="38.260695" calcext:value-type="float">
            <text:p>38.260695</text:p>
          </table:table-cell>
          <table:table-cell office:value-type="float" office:value="0.508911" calcext:value-type="float">
            <text:p>0.508911</text:p>
          </table:table-cell>
        </table:table-row>
        <table:table-row table:style-name="ro1">
          <table:table-cell office:value-type="float" office:value="38.2751" calcext:value-type="float">
            <text:p>38.2751</text:p>
          </table:table-cell>
          <table:table-cell office:value-type="float" office:value="0.0818874" calcext:value-type="float">
            <text:p>0.0818874</text:p>
          </table:table-cell>
          <table:table-cell office:value-type="float" office:value="38.266709" calcext:value-type="float">
            <text:p>38.266709</text:p>
          </table:table-cell>
          <table:table-cell office:value-type="float" office:value="0.514636" calcext:value-type="float">
            <text:p>0.514636</text:p>
          </table:table-cell>
        </table:table-row>
        <table:table-row table:style-name="ro1">
          <table:table-cell office:value-type="float" office:value="38.2811" calcext:value-type="float">
            <text:p>38.2811</text:p>
          </table:table-cell>
          <table:table-cell office:value-type="float" office:value="0.060901" calcext:value-type="float">
            <text:p>0.060901</text:p>
          </table:table-cell>
          <table:table-cell office:value-type="float" office:value="38.27272" calcext:value-type="float">
            <text:p>38.27272</text:p>
          </table:table-cell>
          <table:table-cell office:value-type="float" office:value="0.51976" calcext:value-type="float">
            <text:p>0.51976</text:p>
          </table:table-cell>
        </table:table-row>
        <table:table-row table:style-name="ro1">
          <table:table-cell office:value-type="float" office:value="38.2872" calcext:value-type="float">
            <text:p>38.2872</text:p>
          </table:table-cell>
          <table:table-cell office:value-type="float" office:value="0.0393599" calcext:value-type="float">
            <text:p>0.0393599</text:p>
          </table:table-cell>
          <table:table-cell office:value-type="float" office:value="38.278727" calcext:value-type="float">
            <text:p>38.278727</text:p>
          </table:table-cell>
          <table:table-cell office:value-type="float" office:value="0.524282" calcext:value-type="float">
            <text:p>0.524282</text:p>
          </table:table-cell>
        </table:table-row>
        <table:table-row table:style-name="ro1">
          <table:table-cell office:value-type="float" office:value="38.2932" calcext:value-type="float">
            <text:p>38.2932</text:p>
          </table:table-cell>
          <table:table-cell office:value-type="float" office:value="0.0172664" calcext:value-type="float">
            <text:p>0.0172664</text:p>
          </table:table-cell>
          <table:table-cell office:value-type="float" office:value="38.28473" calcext:value-type="float">
            <text:p>38.28473</text:p>
          </table:table-cell>
          <table:table-cell office:value-type="float" office:value="0.528204" calcext:value-type="float">
            <text:p>0.528204</text:p>
          </table:table-cell>
        </table:table-row>
        <table:table-row table:style-name="ro1">
          <table:table-cell office:value-type="float" office:value="38.2992" calcext:value-type="float">
            <text:p>38.2992</text:p>
          </table:table-cell>
          <table:table-cell office:value-type="float" office:value="0" calcext:value-type="float">
            <text:p>0</text:p>
          </table:table-cell>
          <table:table-cell office:value-type="float" office:value="38.29073" calcext:value-type="float">
            <text:p>38.29073</text:p>
          </table:table-cell>
          <table:table-cell office:value-type="float" office:value="0.531526" calcext:value-type="float">
            <text:p>0.531526</text:p>
          </table:table-cell>
        </table:table-row>
        <table:table-row table:style-name="ro1">
          <table:table-cell office:value-type="float" office:value="38.3471" calcext:value-type="float">
            <text:p>38.3471</text:p>
          </table:table-cell>
          <table:table-cell office:value-type="float" office:value="0" calcext:value-type="float">
            <text:p>0</text:p>
          </table:table-cell>
          <table:table-cell office:value-type="float" office:value="38.296726" calcext:value-type="float">
            <text:p>38.296726</text:p>
          </table:table-cell>
          <table:table-cell office:value-type="float" office:value="0.534248" calcext:value-type="float">
            <text:p>0.534248</text:p>
          </table:table-cell>
        </table:table-row>
        <table:table-row table:style-name="ro1">
          <table:table-cell office:value-type="float" office:value="38.3531" calcext:value-type="float">
            <text:p>38.3531</text:p>
          </table:table-cell>
          <table:table-cell office:value-type="float" office:value="0.0226434" calcext:value-type="float">
            <text:p>0.0226434</text:p>
          </table:table-cell>
          <table:table-cell office:value-type="float" office:value="38.302718" calcext:value-type="float">
            <text:p>38.302718</text:p>
          </table:table-cell>
          <table:table-cell office:value-type="float" office:value="0.536371" calcext:value-type="float">
            <text:p>0.536371</text:p>
          </table:table-cell>
        </table:table-row>
        <table:table-row table:style-name="ro1">
          <table:table-cell office:value-type="float" office:value="38.3591" calcext:value-type="float">
            <text:p>38.3591</text:p>
          </table:table-cell>
          <table:table-cell office:value-type="float" office:value="0.0446368" calcext:value-type="float">
            <text:p>0.0446368</text:p>
          </table:table-cell>
          <table:table-cell office:value-type="float" office:value="38.308707" calcext:value-type="float">
            <text:p>38.308707</text:p>
          </table:table-cell>
          <table:table-cell office:value-type="float" office:value="0.537895" calcext:value-type="float">
            <text:p>0.537895</text:p>
          </table:table-cell>
        </table:table-row>
        <table:table-row table:style-name="ro1">
          <table:table-cell office:value-type="float" office:value="38.3651" calcext:value-type="float">
            <text:p>38.3651</text:p>
          </table:table-cell>
          <table:table-cell office:value-type="float" office:value="0.065983" calcext:value-type="float">
            <text:p>0.065983</text:p>
          </table:table-cell>
          <table:table-cell office:value-type="float" office:value="38.314693" calcext:value-type="float">
            <text:p>38.314693</text:p>
          </table:table-cell>
          <table:table-cell office:value-type="float" office:value="0.53882" calcext:value-type="float">
            <text:p>0.53882</text:p>
          </table:table-cell>
        </table:table-row>
        <table:table-row table:style-name="ro1">
          <table:table-cell office:value-type="float" office:value="38.3711" calcext:value-type="float">
            <text:p>38.3711</text:p>
          </table:table-cell>
          <table:table-cell office:value-type="float" office:value="0.086685" calcext:value-type="float">
            <text:p>0.086685</text:p>
          </table:table-cell>
          <table:table-cell office:value-type="float" office:value="38.320674" calcext:value-type="float">
            <text:p>38.320674</text:p>
          </table:table-cell>
          <table:table-cell office:value-type="float" office:value="0.539146" calcext:value-type="float">
            <text:p>0.539146</text:p>
          </table:table-cell>
        </table:table-row>
        <table:table-row table:style-name="ro1">
          <table:table-cell office:value-type="float" office:value="38.3771" calcext:value-type="float">
            <text:p>38.3771</text:p>
          </table:table-cell>
          <table:table-cell office:value-type="float" office:value="0.106745" calcext:value-type="float">
            <text:p>0.106745</text:p>
          </table:table-cell>
          <table:table-cell office:value-type="float" office:value="38.326653" calcext:value-type="float">
            <text:p>38.326653</text:p>
          </table:table-cell>
          <table:table-cell office:value-type="float" office:value="0.538874" calcext:value-type="float">
            <text:p>0.538874</text:p>
          </table:table-cell>
        </table:table-row>
        <table:table-row table:style-name="ro1">
          <table:table-cell office:value-type="float" office:value="38.3831" calcext:value-type="float">
            <text:p>38.3831</text:p>
          </table:table-cell>
          <table:table-cell office:value-type="float" office:value="0.126167" calcext:value-type="float">
            <text:p>0.126167</text:p>
          </table:table-cell>
          <table:table-cell office:value-type="float" office:value="38.332627" calcext:value-type="float">
            <text:p>38.332627</text:p>
          </table:table-cell>
          <table:table-cell office:value-type="float" office:value="0.538003" calcext:value-type="float">
            <text:p>0.538003</text:p>
          </table:table-cell>
        </table:table-row>
        <table:table-row table:style-name="ro1">
          <table:table-cell office:value-type="float" office:value="38.389" calcext:value-type="float">
            <text:p>38.389</text:p>
          </table:table-cell>
          <table:table-cell office:value-type="float" office:value="0.144951" calcext:value-type="float">
            <text:p>0.144951</text:p>
          </table:table-cell>
          <table:table-cell office:value-type="float" office:value="38.338598" calcext:value-type="float">
            <text:p>38.338598</text:p>
          </table:table-cell>
          <table:table-cell office:value-type="float" office:value="0.536534" calcext:value-type="float">
            <text:p>0.536534</text:p>
          </table:table-cell>
        </table:table-row>
        <table:table-row table:style-name="ro1">
          <table:table-cell office:value-type="float" office:value="38.395" calcext:value-type="float">
            <text:p>38.395</text:p>
          </table:table-cell>
          <table:table-cell office:value-type="float" office:value="0.163102" calcext:value-type="float">
            <text:p>0.163102</text:p>
          </table:table-cell>
          <table:table-cell office:value-type="float" office:value="38.344566" calcext:value-type="float">
            <text:p>38.344566</text:p>
          </table:table-cell>
          <table:table-cell office:value-type="float" office:value="0.534467" calcext:value-type="float">
            <text:p>0.534467</text:p>
          </table:table-cell>
        </table:table-row>
        <table:table-row table:style-name="ro1">
          <table:table-cell office:value-type="float" office:value="38.401" calcext:value-type="float">
            <text:p>38.401</text:p>
          </table:table-cell>
          <table:table-cell office:value-type="float" office:value="0.180621" calcext:value-type="float">
            <text:p>0.180621</text:p>
          </table:table-cell>
          <table:table-cell office:value-type="float" office:value="38.35053" calcext:value-type="float">
            <text:p>38.35053</text:p>
          </table:table-cell>
          <table:table-cell office:value-type="float" office:value="0.531801" calcext:value-type="float">
            <text:p>0.531801</text:p>
          </table:table-cell>
        </table:table-row>
        <table:table-row table:style-name="ro1">
          <table:table-cell office:value-type="float" office:value="38.4069" calcext:value-type="float">
            <text:p>38.4069</text:p>
          </table:table-cell>
          <table:table-cell office:value-type="float" office:value="0.197511" calcext:value-type="float">
            <text:p>0.197511</text:p>
          </table:table-cell>
          <table:table-cell office:value-type="float" office:value="38.35649" calcext:value-type="float">
            <text:p>38.35649</text:p>
          </table:table-cell>
          <table:table-cell office:value-type="float" office:value="0.528538" calcext:value-type="float">
            <text:p>0.528538</text:p>
          </table:table-cell>
        </table:table-row>
        <table:table-row table:style-name="ro1">
          <table:table-cell office:value-type="float" office:value="38.4129" calcext:value-type="float">
            <text:p>38.4129</text:p>
          </table:table-cell>
          <table:table-cell office:value-type="float" office:value="0.213773" calcext:value-type="float">
            <text:p>0.213773</text:p>
          </table:table-cell>
          <table:table-cell office:value-type="float" office:value="38.362447" calcext:value-type="float">
            <text:p>38.362447</text:p>
          </table:table-cell>
          <table:table-cell office:value-type="float" office:value="0.524677" calcext:value-type="float">
            <text:p>0.524677</text:p>
          </table:table-cell>
        </table:table-row>
        <table:table-row table:style-name="ro1">
          <table:table-cell office:value-type="float" office:value="38.4188" calcext:value-type="float">
            <text:p>38.4188</text:p>
          </table:table-cell>
          <table:table-cell office:value-type="float" office:value="0.229411" calcext:value-type="float">
            <text:p>0.229411</text:p>
          </table:table-cell>
          <table:table-cell office:value-type="float" office:value="38.3684" calcext:value-type="float">
            <text:p>38.3684</text:p>
          </table:table-cell>
          <table:table-cell office:value-type="float" office:value="0.520219" calcext:value-type="float">
            <text:p>0.520219</text:p>
          </table:table-cell>
        </table:table-row>
        <table:table-row table:style-name="ro1">
          <table:table-cell office:value-type="float" office:value="38.4248" calcext:value-type="float">
            <text:p>38.4248</text:p>
          </table:table-cell>
          <table:table-cell office:value-type="float" office:value="0.244425" calcext:value-type="float">
            <text:p>0.244425</text:p>
          </table:table-cell>
          <table:table-cell office:value-type="float" office:value="38.37435" calcext:value-type="float">
            <text:p>38.37435</text:p>
          </table:table-cell>
          <table:table-cell office:value-type="float" office:value="0.515164" calcext:value-type="float">
            <text:p>0.515164</text:p>
          </table:table-cell>
        </table:table-row>
        <table:table-row table:style-name="ro1">
          <table:table-cell office:value-type="float" office:value="38.4307" calcext:value-type="float">
            <text:p>38.4307</text:p>
          </table:table-cell>
          <table:table-cell office:value-type="float" office:value="0.258817" calcext:value-type="float">
            <text:p>0.258817</text:p>
          </table:table-cell>
          <table:table-cell office:value-type="float" office:value="38.380296" calcext:value-type="float">
            <text:p>38.380296</text:p>
          </table:table-cell>
          <table:table-cell office:value-type="float" office:value="0.509514" calcext:value-type="float">
            <text:p>0.509514</text:p>
          </table:table-cell>
        </table:table-row>
        <table:table-row table:style-name="ro1">
          <table:table-cell office:value-type="float" office:value="38.4367" calcext:value-type="float">
            <text:p>38.4367</text:p>
          </table:table-cell>
          <table:table-cell office:value-type="float" office:value="0.27259" calcext:value-type="float">
            <text:p>0.27259</text:p>
          </table:table-cell>
          <table:table-cell office:value-type="float" office:value="38.386239" calcext:value-type="float">
            <text:p>38.386239</text:p>
          </table:table-cell>
          <table:table-cell office:value-type="float" office:value="0.503268" calcext:value-type="float">
            <text:p>0.503268</text:p>
          </table:table-cell>
        </table:table-row>
        <table:table-row table:style-name="ro1">
          <table:table-cell office:value-type="float" office:value="38.4426" calcext:value-type="float">
            <text:p>38.4426</text:p>
          </table:table-cell>
          <table:table-cell office:value-type="float" office:value="0.285746" calcext:value-type="float">
            <text:p>0.285746</text:p>
          </table:table-cell>
          <table:table-cell office:value-type="float" office:value="38.392178" calcext:value-type="float">
            <text:p>38.392178</text:p>
          </table:table-cell>
          <table:table-cell office:value-type="float" office:value="0.496427" calcext:value-type="float">
            <text:p>0.496427</text:p>
          </table:table-cell>
        </table:table-row>
        <table:table-row table:style-name="ro1">
          <table:table-cell office:value-type="float" office:value="38.4486" calcext:value-type="float">
            <text:p>38.4486</text:p>
          </table:table-cell>
          <table:table-cell office:value-type="float" office:value="0.298285" calcext:value-type="float">
            <text:p>0.298285</text:p>
          </table:table-cell>
          <table:table-cell office:value-type="float" office:value="38.398113" calcext:value-type="float">
            <text:p>38.398113</text:p>
          </table:table-cell>
          <table:table-cell office:value-type="float" office:value="0.488993" calcext:value-type="float">
            <text:p>0.488993</text:p>
          </table:table-cell>
        </table:table-row>
        <table:table-row table:style-name="ro1">
          <table:table-cell office:value-type="float" office:value="38.4545" calcext:value-type="float">
            <text:p>38.4545</text:p>
          </table:table-cell>
          <table:table-cell office:value-type="float" office:value="0.31021" calcext:value-type="float">
            <text:p>0.31021</text:p>
          </table:table-cell>
          <table:table-cell office:value-type="float" office:value="38.404045" calcext:value-type="float">
            <text:p>38.404045</text:p>
          </table:table-cell>
          <table:table-cell office:value-type="float" office:value="0.480966" calcext:value-type="float">
            <text:p>0.480966</text:p>
          </table:table-cell>
        </table:table-row>
        <table:table-row table:style-name="ro1">
          <table:table-cell office:value-type="float" office:value="38.4604" calcext:value-type="float">
            <text:p>38.4604</text:p>
          </table:table-cell>
          <table:table-cell office:value-type="float" office:value="0.321522" calcext:value-type="float">
            <text:p>0.321522</text:p>
          </table:table-cell>
          <table:table-cell office:value-type="float" office:value="38.409974" calcext:value-type="float">
            <text:p>38.409974</text:p>
          </table:table-cell>
          <table:table-cell office:value-type="float" office:value="0.472346" calcext:value-type="float">
            <text:p>0.472346</text:p>
          </table:table-cell>
        </table:table-row>
        <table:table-row table:style-name="ro1">
          <table:table-cell office:value-type="float" office:value="38.4664" calcext:value-type="float">
            <text:p>38.4664</text:p>
          </table:table-cell>
          <table:table-cell office:value-type="float" office:value="0.332223" calcext:value-type="float">
            <text:p>0.332223</text:p>
          </table:table-cell>
          <table:table-cell office:value-type="float" office:value="38.415899" calcext:value-type="float">
            <text:p>38.415899</text:p>
          </table:table-cell>
          <table:table-cell office:value-type="float" office:value="0.463135" calcext:value-type="float">
            <text:p>0.463135</text:p>
          </table:table-cell>
        </table:table-row>
        <table:table-row table:style-name="ro1">
          <table:table-cell office:value-type="float" office:value="38.4723" calcext:value-type="float">
            <text:p>38.4723</text:p>
          </table:table-cell>
          <table:table-cell office:value-type="float" office:value="0.342313" calcext:value-type="float">
            <text:p>0.342313</text:p>
          </table:table-cell>
          <table:table-cell office:value-type="float" office:value="38.421821" calcext:value-type="float">
            <text:p>38.421821</text:p>
          </table:table-cell>
          <table:table-cell office:value-type="float" office:value="0.453335" calcext:value-type="float">
            <text:p>0.453335</text:p>
          </table:table-cell>
        </table:table-row>
        <table:table-row table:style-name="ro1">
          <table:table-cell office:value-type="float" office:value="38.4782" calcext:value-type="float">
            <text:p>38.4782</text:p>
          </table:table-cell>
          <table:table-cell office:value-type="float" office:value="0.351794" calcext:value-type="float">
            <text:p>0.351794</text:p>
          </table:table-cell>
          <table:table-cell office:value-type="float" office:value="38.427739" calcext:value-type="float">
            <text:p>38.427739</text:p>
          </table:table-cell>
          <table:table-cell office:value-type="float" office:value="0.442945" calcext:value-type="float">
            <text:p>0.442945</text:p>
          </table:table-cell>
        </table:table-row>
        <table:table-row table:style-name="ro1">
          <table:table-cell office:value-type="float" office:value="38.4841" calcext:value-type="float">
            <text:p>38.4841</text:p>
          </table:table-cell>
          <table:table-cell office:value-type="float" office:value="0.360668" calcext:value-type="float">
            <text:p>0.360668</text:p>
          </table:table-cell>
          <table:table-cell office:value-type="float" office:value="38.433653" calcext:value-type="float">
            <text:p>38.433653</text:p>
          </table:table-cell>
          <table:table-cell office:value-type="float" office:value="0.431968" calcext:value-type="float">
            <text:p>0.431968</text:p>
          </table:table-cell>
        </table:table-row>
        <table:table-row table:style-name="ro1">
          <table:table-cell office:value-type="float" office:value="38.4901" calcext:value-type="float">
            <text:p>38.4901</text:p>
          </table:table-cell>
          <table:table-cell office:value-type="float" office:value="0.368935" calcext:value-type="float">
            <text:p>0.368935</text:p>
          </table:table-cell>
          <table:table-cell office:value-type="float" office:value="38.439564" calcext:value-type="float">
            <text:p>38.439564</text:p>
          </table:table-cell>
          <table:table-cell office:value-type="float" office:value="0.420404" calcext:value-type="float">
            <text:p>0.420404</text:p>
          </table:table-cell>
        </table:table-row>
        <table:table-row table:style-name="ro1">
          <table:table-cell office:value-type="float" office:value="38.496" calcext:value-type="float">
            <text:p>38.496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38.445472" calcext:value-type="float">
            <text:p>38.445472</text:p>
          </table:table-cell>
          <table:table-cell office:value-type="float" office:value="0.408255" calcext:value-type="float">
            <text:p>0.408255</text:p>
          </table:table-cell>
        </table:table-row>
        <table:table-row table:style-name="ro1">
          <table:table-cell office:value-type="float" office:value="38.5019" calcext:value-type="float">
            <text:p>38.5019</text:p>
          </table:table-cell>
          <table:table-cell office:value-type="float" office:value="0.383653" calcext:value-type="float">
            <text:p>0.383653</text:p>
          </table:table-cell>
          <table:table-cell office:value-type="float" office:value="38.451376" calcext:value-type="float">
            <text:p>38.451376</text:p>
          </table:table-cell>
          <table:table-cell office:value-type="float" office:value="0.395522" calcext:value-type="float">
            <text:p>0.395522</text:p>
          </table:table-cell>
        </table:table-row>
        <table:table-row table:style-name="ro1">
          <table:table-cell office:value-type="float" office:value="38.5078" calcext:value-type="float">
            <text:p>38.5078</text:p>
          </table:table-cell>
          <table:table-cell office:value-type="float" office:value="0.390106" calcext:value-type="float">
            <text:p>0.390106</text:p>
          </table:table-cell>
          <table:table-cell office:value-type="float" office:value="38.457276" calcext:value-type="float">
            <text:p>38.457276</text:p>
          </table:table-cell>
          <table:table-cell office:value-type="float" office:value="0.382206" calcext:value-type="float">
            <text:p>0.382206</text:p>
          </table:table-cell>
        </table:table-row>
        <table:table-row table:style-name="ro1">
          <table:table-cell office:value-type="float" office:value="38.5137" calcext:value-type="float">
            <text:p>38.5137</text:p>
          </table:table-cell>
          <table:table-cell office:value-type="float" office:value="0.395956" calcext:value-type="float">
            <text:p>0.395956</text:p>
          </table:table-cell>
          <table:table-cell office:value-type="float" office:value="38.463173" calcext:value-type="float">
            <text:p>38.463173</text:p>
          </table:table-cell>
          <table:table-cell office:value-type="float" office:value="0.36831" calcext:value-type="float">
            <text:p>0.36831</text:p>
          </table:table-cell>
        </table:table-row>
        <table:table-row table:style-name="ro1">
          <table:table-cell office:value-type="float" office:value="38.5196" calcext:value-type="float">
            <text:p>38.5196</text:p>
          </table:table-cell>
          <table:table-cell office:value-type="float" office:value="0.401203" calcext:value-type="float">
            <text:p>0.401203</text:p>
          </table:table-cell>
          <table:table-cell office:value-type="float" office:value="38.469067" calcext:value-type="float">
            <text:p>38.469067</text:p>
          </table:table-cell>
          <table:table-cell office:value-type="float" office:value="0.353835" calcext:value-type="float">
            <text:p>0.353835</text:p>
          </table:table-cell>
        </table:table-row>
        <table:table-row table:style-name="ro1">
          <table:table-cell office:value-type="float" office:value="38.5255" calcext:value-type="float">
            <text:p>38.5255</text:p>
          </table:table-cell>
          <table:table-cell office:value-type="float" office:value="0.40585" calcext:value-type="float">
            <text:p>0.40585</text:p>
          </table:table-cell>
          <table:table-cell office:value-type="float" office:value="38.474957" calcext:value-type="float">
            <text:p>38.474957</text:p>
          </table:table-cell>
          <table:table-cell office:value-type="float" office:value="0.338782" calcext:value-type="float">
            <text:p>0.338782</text:p>
          </table:table-cell>
        </table:table-row>
        <table:table-row table:style-name="ro1">
          <table:table-cell office:value-type="float" office:value="38.5314" calcext:value-type="float">
            <text:p>38.5314</text:p>
          </table:table-cell>
          <table:table-cell office:value-type="float" office:value="0.409895" calcext:value-type="float">
            <text:p>0.409895</text:p>
          </table:table-cell>
          <table:table-cell office:value-type="float" office:value="38.480844" calcext:value-type="float">
            <text:p>38.480844</text:p>
          </table:table-cell>
          <table:table-cell office:value-type="float" office:value="0.323153" calcext:value-type="float">
            <text:p>0.323153</text:p>
          </table:table-cell>
        </table:table-row>
        <table:table-row table:style-name="ro1">
          <table:table-cell office:value-type="float" office:value="38.5372" calcext:value-type="float">
            <text:p>38.5372</text:p>
          </table:table-cell>
          <table:table-cell office:value-type="float" office:value="0.41334" calcext:value-type="float">
            <text:p>0.41334</text:p>
          </table:table-cell>
          <table:table-cell office:value-type="float" office:value="38.486727" calcext:value-type="float">
            <text:p>38.486727</text:p>
          </table:table-cell>
          <table:table-cell office:value-type="float" office:value="0.30695" calcext:value-type="float">
            <text:p>0.30695</text:p>
          </table:table-cell>
        </table:table-row>
        <table:table-row table:style-name="ro1">
          <table:table-cell office:value-type="float" office:value="38.5431" calcext:value-type="float">
            <text:p>38.5431</text:p>
          </table:table-cell>
          <table:table-cell office:value-type="float" office:value="0.416185" calcext:value-type="float">
            <text:p>0.416185</text:p>
          </table:table-cell>
          <table:table-cell office:value-type="float" office:value="38.492606" calcext:value-type="float">
            <text:p>38.492606</text:p>
          </table:table-cell>
          <table:table-cell office:value-type="float" office:value="0.290175" calcext:value-type="float">
            <text:p>0.290175</text:p>
          </table:table-cell>
        </table:table-row>
        <table:table-row table:style-name="ro1">
          <table:table-cell office:value-type="float" office:value="38.549" calcext:value-type="float">
            <text:p>38.549</text:p>
          </table:table-cell>
          <table:table-cell office:value-type="float" office:value="0.418431" calcext:value-type="float">
            <text:p>0.418431</text:p>
          </table:table-cell>
          <table:table-cell office:value-type="float" office:value="38.498483" calcext:value-type="float">
            <text:p>38.498483</text:p>
          </table:table-cell>
          <table:table-cell office:value-type="float" office:value="0.27283" calcext:value-type="float">
            <text:p>0.27283</text:p>
          </table:table-cell>
        </table:table-row>
        <table:table-row table:style-name="ro1">
          <table:table-cell office:value-type="float" office:value="38.5549" calcext:value-type="float">
            <text:p>38.5549</text:p>
          </table:table-cell>
          <table:table-cell office:value-type="float" office:value="0.420077" calcext:value-type="float">
            <text:p>0.420077</text:p>
          </table:table-cell>
          <table:table-cell office:value-type="float" office:value="38.504356" calcext:value-type="float">
            <text:p>38.504356</text:p>
          </table:table-cell>
          <table:table-cell office:value-type="float" office:value="0.254916" calcext:value-type="float">
            <text:p>0.254916</text:p>
          </table:table-cell>
        </table:table-row>
        <table:table-row table:style-name="ro1">
          <table:table-cell office:value-type="float" office:value="38.5608" calcext:value-type="float">
            <text:p>38.5608</text:p>
          </table:table-cell>
          <table:table-cell office:value-type="float" office:value="0.421124" calcext:value-type="float">
            <text:p>0.421124</text:p>
          </table:table-cell>
          <table:table-cell office:value-type="float" office:value="38.510225" calcext:value-type="float">
            <text:p>38.510225</text:p>
          </table:table-cell>
          <table:table-cell office:value-type="float" office:value="0.236435" calcext:value-type="float">
            <text:p>0.236435</text:p>
          </table:table-cell>
        </table:table-row>
        <table:table-row table:style-name="ro1">
          <table:table-cell office:value-type="float" office:value="38.5666" calcext:value-type="float">
            <text:p>38.5666</text:p>
          </table:table-cell>
          <table:table-cell office:value-type="float" office:value="0.421573" calcext:value-type="float">
            <text:p>0.421573</text:p>
          </table:table-cell>
          <table:table-cell office:value-type="float" office:value="38.516091" calcext:value-type="float">
            <text:p>38.516091</text:p>
          </table:table-cell>
          <table:table-cell office:value-type="float" office:value="0.21739" calcext:value-type="float">
            <text:p>0.21739</text:p>
          </table:table-cell>
        </table:table-row>
        <table:table-row table:style-name="ro1">
          <table:table-cell office:value-type="float" office:value="38.5725" calcext:value-type="float">
            <text:p>38.5725</text:p>
          </table:table-cell>
          <table:table-cell office:value-type="float" office:value="0.421422" calcext:value-type="float">
            <text:p>0.421422</text:p>
          </table:table-cell>
          <table:table-cell office:value-type="float" office:value="38.521953" calcext:value-type="float">
            <text:p>38.521953</text:p>
          </table:table-cell>
          <table:table-cell office:value-type="float" office:value="0.197783" calcext:value-type="float">
            <text:p>0.197783</text:p>
          </table:table-cell>
        </table:table-row>
        <table:table-row table:style-name="ro1">
          <table:table-cell office:value-type="float" office:value="38.5784" calcext:value-type="float">
            <text:p>38.5784</text:p>
          </table:table-cell>
          <table:table-cell office:value-type="float" office:value="0.420673" calcext:value-type="float">
            <text:p>0.420673</text:p>
          </table:table-cell>
          <table:table-cell office:value-type="float" office:value="38.527812" calcext:value-type="float">
            <text:p>38.527812</text:p>
          </table:table-cell>
          <table:table-cell office:value-type="float" office:value="0.177616" calcext:value-type="float">
            <text:p>0.177616</text:p>
          </table:table-cell>
        </table:table-row>
        <table:table-row table:style-name="ro1">
          <table:table-cell office:value-type="float" office:value="38.5842" calcext:value-type="float">
            <text:p>38.5842</text:p>
          </table:table-cell>
          <table:table-cell office:value-type="float" office:value="0.419325" calcext:value-type="float">
            <text:p>0.419325</text:p>
          </table:table-cell>
          <table:table-cell office:value-type="float" office:value="38.533668" calcext:value-type="float">
            <text:p>38.533668</text:p>
          </table:table-cell>
          <table:table-cell office:value-type="float" office:value="0.15689" calcext:value-type="float">
            <text:p>0.15689</text:p>
          </table:table-cell>
        </table:table-row>
        <table:table-row table:style-name="ro1">
          <table:table-cell office:value-type="float" office:value="38.5901" calcext:value-type="float">
            <text:p>38.5901</text:p>
          </table:table-cell>
          <table:table-cell office:value-type="float" office:value="0.417379" calcext:value-type="float">
            <text:p>0.417379</text:p>
          </table:table-cell>
          <table:table-cell office:value-type="float" office:value="38.53952" calcext:value-type="float">
            <text:p>38.53952</text:p>
          </table:table-cell>
          <table:table-cell office:value-type="float" office:value="0.13561" calcext:value-type="float">
            <text:p>0.13561</text:p>
          </table:table-cell>
        </table:table-row>
        <table:table-row table:style-name="ro1">
          <table:table-cell office:value-type="float" office:value="38.5959" calcext:value-type="float">
            <text:p>38.5959</text:p>
          </table:table-cell>
          <table:table-cell office:value-type="float" office:value="0.414834" calcext:value-type="float">
            <text:p>0.414834</text:p>
          </table:table-cell>
          <table:table-cell office:value-type="float" office:value="38.545369" calcext:value-type="float">
            <text:p>38.545369</text:p>
          </table:table-cell>
          <table:table-cell office:value-type="float" office:value="0.113775" calcext:value-type="float">
            <text:p>0.113775</text:p>
          </table:table-cell>
        </table:table-row>
        <table:table-row table:style-name="ro1">
          <table:table-cell office:value-type="float" office:value="38.6018" calcext:value-type="float">
            <text:p>38.6018</text:p>
          </table:table-cell>
          <table:table-cell office:value-type="float" office:value="0.411691" calcext:value-type="float">
            <text:p>0.411691</text:p>
          </table:table-cell>
          <table:table-cell office:value-type="float" office:value="38.551214" calcext:value-type="float">
            <text:p>38.551214</text:p>
          </table:table-cell>
          <table:table-cell office:value-type="float" office:value="0.091391" calcext:value-type="float">
            <text:p>0.091391</text:p>
          </table:table-cell>
        </table:table-row>
        <table:table-row table:style-name="ro1">
          <table:table-cell office:value-type="float" office:value="38.6076" calcext:value-type="float">
            <text:p>38.6076</text:p>
          </table:table-cell>
          <table:table-cell office:value-type="float" office:value="0.407951" calcext:value-type="float">
            <text:p>0.407951</text:p>
          </table:table-cell>
          <table:table-cell office:value-type="float" office:value="38.557056" calcext:value-type="float">
            <text:p>38.557056</text:p>
          </table:table-cell>
          <table:table-cell office:value-type="float" office:value="0.068457" calcext:value-type="float">
            <text:p>0.068457</text:p>
          </table:table-cell>
        </table:table-row>
        <table:table-row table:style-name="ro1">
          <table:table-cell office:value-type="float" office:value="38.6135" calcext:value-type="float">
            <text:p>38.6135</text:p>
          </table:table-cell>
          <table:table-cell office:value-type="float" office:value="0.403613" calcext:value-type="float">
            <text:p>0.403613</text:p>
          </table:table-cell>
          <table:table-cell office:value-type="float" office:value="38.562895" calcext:value-type="float">
            <text:p>38.562895</text:p>
          </table:table-cell>
          <table:table-cell office:value-type="float" office:value="0.044978" calcext:value-type="float">
            <text:p>0.044978</text:p>
          </table:table-cell>
        </table:table-row>
        <table:table-row table:style-name="ro1">
          <table:table-cell office:value-type="float" office:value="38.6193" calcext:value-type="float">
            <text:p>38.6193</text:p>
          </table:table-cell>
          <table:table-cell office:value-type="float" office:value="0.398678" calcext:value-type="float">
            <text:p>0.398678</text:p>
          </table:table-cell>
          <table:table-cell office:value-type="float" office:value="38.56873" calcext:value-type="float">
            <text:p>38.56873</text:p>
          </table:table-cell>
          <table:table-cell office:value-type="float" office:value="0.020955" calcext:value-type="float">
            <text:p>0.020955</text:p>
          </table:table-cell>
        </table:table-row>
        <table:table-row table:style-name="ro1">
          <table:table-cell office:value-type="float" office:value="38.6251" calcext:value-type="float">
            <text:p>38.6251</text:p>
          </table:table-cell>
          <table:table-cell office:value-type="float" office:value="0.393147" calcext:value-type="float">
            <text:p>0.393147</text:p>
          </table:table-cell>
          <table:table-cell office:value-type="float" office:value="38.574561" calcext:value-type="float">
            <text:p>38.57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31" calcext:value-type="float">
            <text:p>38.63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38.621188" calcext:value-type="float">
            <text:p>38.62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368" calcext:value-type="float">
            <text:p>38.6368</text:p>
          </table:table-cell>
          <table:table-cell office:value-type="float" office:value="0.380298" calcext:value-type="float">
            <text:p>0.380298</text:p>
          </table:table-cell>
          <table:table-cell office:value-type="float" office:value="38.627016" calcext:value-type="float">
            <text:p>38.627016</text:p>
          </table:table-cell>
          <table:table-cell office:value-type="float" office:value="0.025102" calcext:value-type="float">
            <text:p>0.025102</text:p>
          </table:table-cell>
        </table:table-row>
        <table:table-row table:style-name="ro1">
          <table:table-cell office:value-type="float" office:value="38.6426" calcext:value-type="float">
            <text:p>38.6426</text:p>
          </table:table-cell>
          <table:table-cell office:value-type="float" office:value="0.372982" calcext:value-type="float">
            <text:p>0.372982</text:p>
          </table:table-cell>
          <table:table-cell office:value-type="float" office:value="38.632841" calcext:value-type="float">
            <text:p>38.632841</text:p>
          </table:table-cell>
          <table:table-cell office:value-type="float" office:value="0.049542" calcext:value-type="float">
            <text:p>0.049542</text:p>
          </table:table-cell>
        </table:table-row>
        <table:table-row table:style-name="ro1">
          <table:table-cell office:value-type="float" office:value="38.6484" calcext:value-type="float">
            <text:p>38.6484</text:p>
          </table:table-cell>
          <table:table-cell office:value-type="float" office:value="0.365072" calcext:value-type="float">
            <text:p>0.365072</text:p>
          </table:table-cell>
          <table:table-cell office:value-type="float" office:value="38.638662" calcext:value-type="float">
            <text:p>38.638662</text:p>
          </table:table-cell>
          <table:table-cell office:value-type="float" office:value="0.073324" calcext:value-type="float">
            <text:p>0.073324</text:p>
          </table:table-cell>
        </table:table-row>
        <table:table-row table:style-name="ro1">
          <table:table-cell office:value-type="float" office:value="38.6543" calcext:value-type="float">
            <text:p>38.6543</text:p>
          </table:table-cell>
          <table:table-cell office:value-type="float" office:value="0.35657" calcext:value-type="float">
            <text:p>0.35657</text:p>
          </table:table-cell>
          <table:table-cell office:value-type="float" office:value="38.64448" calcext:value-type="float">
            <text:p>38.64448</text:p>
          </table:table-cell>
          <table:table-cell office:value-type="float" office:value="0.096451" calcext:value-type="float">
            <text:p>0.096451</text:p>
          </table:table-cell>
        </table:table-row>
        <table:table-row table:style-name="ro1">
          <table:table-cell office:value-type="float" office:value="38.6601" calcext:value-type="float">
            <text:p>38.6601</text:p>
          </table:table-cell>
          <table:table-cell office:value-type="float" office:value="0.347476" calcext:value-type="float">
            <text:p>0.347476</text:p>
          </table:table-cell>
          <table:table-cell office:value-type="float" office:value="38.650295" calcext:value-type="float">
            <text:p>38.650295</text:p>
          </table:table-cell>
          <table:table-cell office:value-type="float" office:value="0.118926" calcext:value-type="float">
            <text:p>0.118926</text:p>
          </table:table-cell>
        </table:table-row>
        <table:table-row table:style-name="ro1">
          <table:table-cell office:value-type="float" office:value="38.6659" calcext:value-type="float">
            <text:p>38.6659</text:p>
          </table:table-cell>
          <table:table-cell office:value-type="float" office:value="0.337792" calcext:value-type="float">
            <text:p>0.337792</text:p>
          </table:table-cell>
          <table:table-cell office:value-type="float" office:value="38.656106" calcext:value-type="float">
            <text:p>38.656106</text:p>
          </table:table-cell>
          <table:table-cell office:value-type="float" office:value="0.140751" calcext:value-type="float">
            <text:p>0.140751</text:p>
          </table:table-cell>
        </table:table-row>
        <table:table-row table:style-name="ro1">
          <table:table-cell office:value-type="float" office:value="38.6717" calcext:value-type="float">
            <text:p>38.6717</text:p>
          </table:table-cell>
          <table:table-cell office:value-type="float" office:value="0.327519" calcext:value-type="float">
            <text:p>0.327519</text:p>
          </table:table-cell>
          <table:table-cell office:value-type="float" office:value="38.661914" calcext:value-type="float">
            <text:p>38.661914</text:p>
          </table:table-cell>
          <table:table-cell office:value-type="float" office:value="0.161931" calcext:value-type="float">
            <text:p>0.161931</text:p>
          </table:table-cell>
        </table:table-row>
        <table:table-row table:style-name="ro1">
          <table:table-cell office:value-type="float" office:value="38.6775" calcext:value-type="float">
            <text:p>38.6775</text:p>
          </table:table-cell>
          <table:table-cell office:value-type="float" office:value="0.316657" calcext:value-type="float">
            <text:p>0.316657</text:p>
          </table:table-cell>
          <table:table-cell office:value-type="float" office:value="38.667719" calcext:value-type="float">
            <text:p>38.667719</text:p>
          </table:table-cell>
          <table:table-cell office:value-type="float" office:value="0.182467" calcext:value-type="float">
            <text:p>0.182467</text:p>
          </table:table-cell>
        </table:table-row>
        <table:table-row table:style-name="ro1">
          <table:table-cell office:value-type="float" office:value="38.6833" calcext:value-type="float">
            <text:p>38.6833</text:p>
          </table:table-cell>
          <table:table-cell office:value-type="float" office:value="0.305209" calcext:value-type="float">
            <text:p>0.305209</text:p>
          </table:table-cell>
          <table:table-cell office:value-type="float" office:value="38.67352" calcext:value-type="float">
            <text:p>38.67352</text:p>
          </table:table-cell>
          <table:table-cell office:value-type="float" office:value="0.202363" calcext:value-type="float">
            <text:p>0.202363</text:p>
          </table:table-cell>
        </table:table-row>
        <table:table-row table:style-name="ro1">
          <table:table-cell office:value-type="float" office:value="38.6891" calcext:value-type="float">
            <text:p>38.6891</text:p>
          </table:table-cell>
          <table:table-cell office:value-type="float" office:value="0.293174" calcext:value-type="float">
            <text:p>0.293174</text:p>
          </table:table-cell>
          <table:table-cell office:value-type="float" office:value="38.679318" calcext:value-type="float">
            <text:p>38.679318</text:p>
          </table:table-cell>
          <table:table-cell office:value-type="float" office:value="0.22162" calcext:value-type="float">
            <text:p>0.22162</text:p>
          </table:table-cell>
        </table:table-row>
        <table:table-row table:style-name="ro1">
          <table:table-cell office:value-type="float" office:value="38.6949" calcext:value-type="float">
            <text:p>38.6949</text:p>
          </table:table-cell>
          <table:table-cell office:value-type="float" office:value="0.280556" calcext:value-type="float">
            <text:p>0.280556</text:p>
          </table:table-cell>
          <table:table-cell office:value-type="float" office:value="38.685113" calcext:value-type="float">
            <text:p>38.685113</text:p>
          </table:table-cell>
          <table:table-cell office:value-type="float" office:value="0.240242" calcext:value-type="float">
            <text:p>0.240242</text:p>
          </table:table-cell>
        </table:table-row>
        <table:table-row table:style-name="ro1">
          <table:table-cell office:value-type="float" office:value="38.7007" calcext:value-type="float">
            <text:p>38.7007</text:p>
          </table:table-cell>
          <table:table-cell office:value-type="float" office:value="0.267355" calcext:value-type="float">
            <text:p>0.267355</text:p>
          </table:table-cell>
          <table:table-cell office:value-type="float" office:value="38.690904" calcext:value-type="float">
            <text:p>38.690904</text:p>
          </table:table-cell>
          <table:table-cell office:value-type="float" office:value="0.25823" calcext:value-type="float">
            <text:p>0.25823</text:p>
          </table:table-cell>
        </table:table-row>
        <table:table-row table:style-name="ro1">
          <table:table-cell office:value-type="float" office:value="38.7065" calcext:value-type="float">
            <text:p>38.7065</text:p>
          </table:table-cell>
          <table:table-cell office:value-type="float" office:value="0.253572" calcext:value-type="float">
            <text:p>0.253572</text:p>
          </table:table-cell>
          <table:table-cell office:value-type="float" office:value="38.696691" calcext:value-type="float">
            <text:p>38.696691</text:p>
          </table:table-cell>
          <table:table-cell office:value-type="float" office:value="0.275588" calcext:value-type="float">
            <text:p>0.275588</text:p>
          </table:table-cell>
        </table:table-row>
        <table:table-row table:style-name="ro1">
          <table:table-cell office:value-type="float" office:value="38.7122" calcext:value-type="float">
            <text:p>38.7122</text:p>
          </table:table-cell>
          <table:table-cell office:value-type="float" office:value="0.239209" calcext:value-type="float">
            <text:p>0.239209</text:p>
          </table:table-cell>
          <table:table-cell office:value-type="float" office:value="38.702476" calcext:value-type="float">
            <text:p>38.702476</text:p>
          </table:table-cell>
          <table:table-cell office:value-type="float" office:value="0.292317" calcext:value-type="float">
            <text:p>0.292317</text:p>
          </table:table-cell>
        </table:table-row>
        <table:table-row table:style-name="ro1">
          <table:table-cell office:value-type="float" office:value="38.718" calcext:value-type="float">
            <text:p>38.718</text:p>
          </table:table-cell>
          <table:table-cell office:value-type="float" office:value="0.224269" calcext:value-type="float">
            <text:p>0.224269</text:p>
          </table:table-cell>
          <table:table-cell office:value-type="float" office:value="38.708257" calcext:value-type="float">
            <text:p>38.708257</text:p>
          </table:table-cell>
          <table:table-cell office:value-type="float" office:value="0.308419" calcext:value-type="float">
            <text:p>0.308419</text:p>
          </table:table-cell>
        </table:table-row>
        <table:table-row table:style-name="ro1">
          <table:table-cell office:value-type="float" office:value="38.7238" calcext:value-type="float">
            <text:p>38.7238</text:p>
          </table:table-cell>
          <table:table-cell office:value-type="float" office:value="0.208752" calcext:value-type="float">
            <text:p>0.208752</text:p>
          </table:table-cell>
          <table:table-cell office:value-type="float" office:value="38.714035" calcext:value-type="float">
            <text:p>38.714035</text:p>
          </table:table-cell>
          <table:table-cell office:value-type="float" office:value="0.323897" calcext:value-type="float">
            <text:p>0.323897</text:p>
          </table:table-cell>
        </table:table-row>
        <table:table-row table:style-name="ro1">
          <table:table-cell office:value-type="float" office:value="38.7296" calcext:value-type="float">
            <text:p>38.7296</text:p>
          </table:table-cell>
          <table:table-cell office:value-type="float" office:value="0.19266" calcext:value-type="float">
            <text:p>0.19266</text:p>
          </table:table-cell>
          <table:table-cell office:value-type="float" office:value="38.719809" calcext:value-type="float">
            <text:p>38.719809</text:p>
          </table:table-cell>
          <table:table-cell office:value-type="float" office:value="0.338752" calcext:value-type="float">
            <text:p>0.338752</text:p>
          </table:table-cell>
        </table:table-row>
        <table:table-row table:style-name="ro1">
          <table:table-cell office:value-type="float" office:value="38.7354" calcext:value-type="float">
            <text:p>38.7354</text:p>
          </table:table-cell>
          <table:table-cell office:value-type="float" office:value="0.175996" calcext:value-type="float">
            <text:p>0.175996</text:p>
          </table:table-cell>
          <table:table-cell office:value-type="float" office:value="38.72558" calcext:value-type="float">
            <text:p>38.72558</text:p>
          </table:table-cell>
          <table:table-cell office:value-type="float" office:value="0.352987" calcext:value-type="float">
            <text:p>0.352987</text:p>
          </table:table-cell>
        </table:table-row>
        <table:table-row table:style-name="ro1">
          <table:table-cell office:value-type="float" office:value="38.7411" calcext:value-type="float">
            <text:p>38.7411</text:p>
          </table:table-cell>
          <table:table-cell office:value-type="float" office:value="0.15876" calcext:value-type="float">
            <text:p>0.15876</text:p>
          </table:table-cell>
          <table:table-cell office:value-type="float" office:value="38.731348" calcext:value-type="float">
            <text:p>38.731348</text:p>
          </table:table-cell>
          <table:table-cell office:value-type="float" office:value="0.366603" calcext:value-type="float">
            <text:p>0.366603</text:p>
          </table:table-cell>
        </table:table-row>
        <table:table-row table:style-name="ro1">
          <table:table-cell office:value-type="float" office:value="38.7469" calcext:value-type="float">
            <text:p>38.7469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38.737112" calcext:value-type="float">
            <text:p>38.737112</text:p>
          </table:table-cell>
          <table:table-cell office:value-type="float" office:value="0.379601" calcext:value-type="float">
            <text:p>0.379601</text:p>
          </table:table-cell>
        </table:table-row>
        <table:table-row table:style-name="ro1">
          <table:table-cell office:value-type="float" office:value="38.7526" calcext:value-type="float">
            <text:p>38.7526</text:p>
          </table:table-cell>
          <table:table-cell office:value-type="float" office:value="0.122584" calcext:value-type="float">
            <text:p>0.122584</text:p>
          </table:table-cell>
          <table:table-cell office:value-type="float" office:value="38.742873" calcext:value-type="float">
            <text:p>38.742873</text:p>
          </table:table-cell>
          <table:table-cell office:value-type="float" office:value="0.391985" calcext:value-type="float">
            <text:p>0.391985</text:p>
          </table:table-cell>
        </table:table-row>
        <table:table-row table:style-name="ro1">
          <table:table-cell office:value-type="float" office:value="38.7584" calcext:value-type="float">
            <text:p>38.7584</text:p>
          </table:table-cell>
          <table:table-cell office:value-type="float" office:value="0.103647" calcext:value-type="float">
            <text:p>0.103647</text:p>
          </table:table-cell>
          <table:table-cell office:value-type="float" office:value="38.748631" calcext:value-type="float">
            <text:p>38.748631</text:p>
          </table:table-cell>
          <table:table-cell office:value-type="float" office:value="0.403754" calcext:value-type="float">
            <text:p>0.403754</text:p>
          </table:table-cell>
        </table:table-row>
        <table:table-row table:style-name="ro1">
          <table:table-cell office:value-type="float" office:value="38.7642" calcext:value-type="float">
            <text:p>38.7642</text:p>
          </table:table-cell>
          <table:table-cell office:value-type="float" office:value="0.0841479" calcext:value-type="float">
            <text:p>0.0841479</text:p>
          </table:table-cell>
          <table:table-cell office:value-type="float" office:value="38.754386" calcext:value-type="float">
            <text:p>38.754386</text:p>
          </table:table-cell>
          <table:table-cell office:value-type="float" office:value="0.414911" calcext:value-type="float">
            <text:p>0.414911</text:p>
          </table:table-cell>
        </table:table-row>
        <table:table-row table:style-name="ro1">
          <table:table-cell office:value-type="float" office:value="38.7699" calcext:value-type="float">
            <text:p>38.7699</text:p>
          </table:table-cell>
          <table:table-cell office:value-type="float" office:value="0.0640876" calcext:value-type="float">
            <text:p>0.0640876</text:p>
          </table:table-cell>
          <table:table-cell office:value-type="float" office:value="38.760137" calcext:value-type="float">
            <text:p>38.760137</text:p>
          </table:table-cell>
          <table:table-cell office:value-type="float" office:value="0.425458" calcext:value-type="float">
            <text:p>0.425458</text:p>
          </table:table-cell>
        </table:table-row>
        <table:table-row table:style-name="ro1">
          <table:table-cell office:value-type="float" office:value="38.7757" calcext:value-type="float">
            <text:p>38.7757</text:p>
          </table:table-cell>
          <table:table-cell office:value-type="float" office:value="0.0434689" calcext:value-type="float">
            <text:p>0.0434689</text:p>
          </table:table-cell>
          <table:table-cell office:value-type="float" office:value="38.765885" calcext:value-type="float">
            <text:p>38.765885</text:p>
          </table:table-cell>
          <table:table-cell office:value-type="float" office:value="0.435394" calcext:value-type="float">
            <text:p>0.435394</text:p>
          </table:table-cell>
        </table:table-row>
        <table:table-row table:style-name="ro1">
          <table:table-cell office:value-type="float" office:value="38.7814" calcext:value-type="float">
            <text:p>38.7814</text:p>
          </table:table-cell>
          <table:table-cell office:value-type="float" office:value="0.0222939" calcext:value-type="float">
            <text:p>0.0222939</text:p>
          </table:table-cell>
          <table:table-cell office:value-type="float" office:value="38.771629" calcext:value-type="float">
            <text:p>38.771629</text:p>
          </table:table-cell>
          <table:table-cell office:value-type="float" office:value="0.444722" calcext:value-type="float">
            <text:p>0.444722</text:p>
          </table:table-cell>
        </table:table-row>
        <table:table-row table:style-name="ro1">
          <table:table-cell office:value-type="float" office:value="38.7871" calcext:value-type="float">
            <text:p>38.7871</text:p>
          </table:table-cell>
          <table:table-cell office:value-type="float" office:value="0.000564949" calcext:value-type="float">
            <text:p>0.000564949</text:p>
          </table:table-cell>
          <table:table-cell office:value-type="float" office:value="38.77737" calcext:value-type="float">
            <text:p>38.77737</text:p>
          </table:table-cell>
          <table:table-cell office:value-type="float" office:value="0.453443" calcext:value-type="float">
            <text:p>0.453443</text:p>
          </table:table-cell>
        </table:table-row>
        <table:table-row table:style-name="ro1">
          <table:table-cell office:value-type="float" office:value="38.7929" calcext:value-type="float">
            <text:p>38.7929</text:p>
          </table:table-cell>
          <table:table-cell office:value-type="float" office:value="0" calcext:value-type="float">
            <text:p>0</text:p>
          </table:table-cell>
          <table:table-cell office:value-type="float" office:value="38.783108" calcext:value-type="float">
            <text:p>38.783108</text:p>
          </table:table-cell>
          <table:table-cell office:value-type="float" office:value="0.461557" calcext:value-type="float">
            <text:p>0.461557</text:p>
          </table:table-cell>
        </table:table-row>
        <table:table-row table:style-name="ro1">
          <table:table-cell office:value-type="float" office:value="38.8388" calcext:value-type="float">
            <text:p>38.8388</text:p>
          </table:table-cell>
          <table:table-cell office:value-type="float" office:value="0" calcext:value-type="float">
            <text:p>0</text:p>
          </table:table-cell>
          <table:table-cell office:value-type="float" office:value="38.788843" calcext:value-type="float">
            <text:p>38.788843</text:p>
          </table:table-cell>
          <table:table-cell office:value-type="float" office:value="0.469067" calcext:value-type="float">
            <text:p>0.469067</text:p>
          </table:table-cell>
        </table:table-row>
        <table:table-row table:style-name="ro1">
          <table:table-cell office:value-type="float" office:value="38.8445" calcext:value-type="float">
            <text:p>38.8445</text:p>
          </table:table-cell>
          <table:table-cell office:value-type="float" office:value="0.0222805" calcext:value-type="float">
            <text:p>0.0222805</text:p>
          </table:table-cell>
          <table:table-cell office:value-type="float" office:value="38.794574" calcext:value-type="float">
            <text:p>38.794574</text:p>
          </table:table-cell>
          <table:table-cell office:value-type="float" office:value="0.475972" calcext:value-type="float">
            <text:p>0.475972</text:p>
          </table:table-cell>
        </table:table-row>
        <table:table-row table:style-name="ro1">
          <table:table-cell office:value-type="float" office:value="38.8502" calcext:value-type="float">
            <text:p>38.8502</text:p>
          </table:table-cell>
          <table:table-cell office:value-type="float" office:value="0.0439125" calcext:value-type="float">
            <text:p>0.0439125</text:p>
          </table:table-cell>
          <table:table-cell office:value-type="float" office:value="38.800302" calcext:value-type="float">
            <text:p>38.800302</text:p>
          </table:table-cell>
          <table:table-cell office:value-type="float" office:value="0.482274" calcext:value-type="float">
            <text:p>0.482274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0.064899" calcext:value-type="float">
            <text:p>0.064899</text:p>
          </table:table-cell>
          <table:table-cell office:value-type="float" office:value="38.806027" calcext:value-type="float">
            <text:p>38.806027</text:p>
          </table:table-cell>
          <table:table-cell office:value-type="float" office:value="0.487973" calcext:value-type="float">
            <text:p>0.487973</text:p>
          </table:table-cell>
        </table:table-row>
        <table:table-row table:style-name="ro1">
          <table:table-cell office:value-type="float" office:value="38.8617" calcext:value-type="float">
            <text:p>38.8617</text:p>
          </table:table-cell>
          <table:table-cell office:value-type="float" office:value="0.0852428" calcext:value-type="float">
            <text:p>0.0852428</text:p>
          </table:table-cell>
          <table:table-cell office:value-type="float" office:value="38.811749" calcext:value-type="float">
            <text:p>38.811749</text:p>
          </table:table-cell>
          <table:table-cell office:value-type="float" office:value="0.493071" calcext:value-type="float">
            <text:p>0.493071</text:p>
          </table:table-cell>
        </table:table-row>
        <table:table-row table:style-name="ro1">
          <table:table-cell office:value-type="float" office:value="38.8674" calcext:value-type="float">
            <text:p>38.8674</text:p>
          </table:table-cell>
          <table:table-cell office:value-type="float" office:value="0.104946" calcext:value-type="float">
            <text:p>0.104946</text:p>
          </table:table-cell>
          <table:table-cell office:value-type="float" office:value="38.817467" calcext:value-type="float">
            <text:p>38.817467</text:p>
          </table:table-cell>
          <table:table-cell office:value-type="float" office:value="0.497567" calcext:value-type="float">
            <text:p>0.497567</text:p>
          </table:table-cell>
        </table:table-row>
        <table:table-row table:style-name="ro1">
          <table:table-cell office:value-type="float" office:value="38.8731" calcext:value-type="float">
            <text:p>38.8731</text:p>
          </table:table-cell>
          <table:table-cell office:value-type="float" office:value="0.124012" calcext:value-type="float">
            <text:p>0.124012</text:p>
          </table:table-cell>
          <table:table-cell office:value-type="float" office:value="38.823182" calcext:value-type="float">
            <text:p>38.823182</text:p>
          </table:table-cell>
          <table:table-cell office:value-type="float" office:value="0.501463" calcext:value-type="float">
            <text:p>0.501463</text:p>
          </table:table-cell>
        </table:table-row>
        <table:table-row table:style-name="ro1">
          <table:table-cell office:value-type="float" office:value="38.8788" calcext:value-type="float">
            <text:p>38.8788</text:p>
          </table:table-cell>
          <table:table-cell office:value-type="float" office:value="0.142443" calcext:value-type="float">
            <text:p>0.142443</text:p>
          </table:table-cell>
          <table:table-cell office:value-type="float" office:value="38.828894" calcext:value-type="float">
            <text:p>38.828894</text:p>
          </table:table-cell>
          <table:table-cell office:value-type="float" office:value="0.504759" calcext:value-type="float">
            <text:p>0.504759</text:p>
          </table:table-cell>
        </table:table-row>
        <table:table-row table:style-name="ro1">
          <table:table-cell office:value-type="float" office:value="38.8845" calcext:value-type="float">
            <text:p>38.8845</text:p>
          </table:table-cell>
          <table:table-cell office:value-type="float" office:value="0.160241" calcext:value-type="float">
            <text:p>0.160241</text:p>
          </table:table-cell>
          <table:table-cell office:value-type="float" office:value="38.834602" calcext:value-type="float">
            <text:p>38.834602</text:p>
          </table:table-cell>
          <table:table-cell office:value-type="float" office:value="0.507455" calcext:value-type="float">
            <text:p>0.507455</text:p>
          </table:table-cell>
        </table:table-row>
        <table:table-row table:style-name="ro1">
          <table:table-cell office:value-type="float" office:value="38.8903" calcext:value-type="float">
            <text:p>38.8903</text:p>
          </table:table-cell>
          <table:table-cell office:value-type="float" office:value="0.177409" calcext:value-type="float">
            <text:p>0.177409</text:p>
          </table:table-cell>
          <table:table-cell office:value-type="float" office:value="38.840307" calcext:value-type="float">
            <text:p>38.840307</text:p>
          </table:table-cell>
          <table:table-cell office:value-type="float" office:value="0.509552" calcext:value-type="float">
            <text:p>0.509552</text:p>
          </table:table-cell>
        </table:table-row>
        <table:table-row table:style-name="ro1">
          <table:table-cell office:value-type="float" office:value="38.896" calcext:value-type="float">
            <text:p>38.896</text:p>
          </table:table-cell>
          <table:table-cell office:value-type="float" office:value="0.193949" calcext:value-type="float">
            <text:p>0.193949</text:p>
          </table:table-cell>
          <table:table-cell office:value-type="float" office:value="38.846009" calcext:value-type="float">
            <text:p>38.846009</text:p>
          </table:table-cell>
          <table:table-cell office:value-type="float" office:value="0.51105" calcext:value-type="float">
            <text:p>0.51105</text:p>
          </table:table-cell>
        </table:table-row>
        <table:table-row table:style-name="ro1">
          <table:table-cell office:value-type="float" office:value="38.9017" calcext:value-type="float">
            <text:p>38.9017</text:p>
          </table:table-cell>
          <table:table-cell office:value-type="float" office:value="0.209862" calcext:value-type="float">
            <text:p>0.209862</text:p>
          </table:table-cell>
          <table:table-cell office:value-type="float" office:value="38.851708" calcext:value-type="float">
            <text:p>38.851708</text:p>
          </table:table-cell>
          <table:table-cell office:value-type="float" office:value="0.511949" calcext:value-type="float">
            <text:p>0.511949</text:p>
          </table:table-cell>
        </table:table-row>
        <table:table-row table:style-name="ro1">
          <table:table-cell office:value-type="float" office:value="38.9074" calcext:value-type="float">
            <text:p>38.9074</text:p>
          </table:table-cell>
          <table:table-cell office:value-type="float" office:value="0.225151" calcext:value-type="float">
            <text:p>0.225151</text:p>
          </table:table-cell>
          <table:table-cell office:value-type="float" office:value="38.857403" calcext:value-type="float">
            <text:p>38.857403</text:p>
          </table:table-cell>
          <table:table-cell office:value-type="float" office:value="0.51225" calcext:value-type="float">
            <text:p>0.51225</text:p>
          </table:table-cell>
        </table:table-row>
        <table:table-row table:style-name="ro1">
          <table:table-cell office:value-type="float" office:value="38.9131" calcext:value-type="float">
            <text:p>38.9131</text:p>
          </table:table-cell>
          <table:table-cell office:value-type="float" office:value="0.239819" calcext:value-type="float">
            <text:p>0.239819</text:p>
          </table:table-cell>
          <table:table-cell office:value-type="float" office:value="38.863095" calcext:value-type="float">
            <text:p>38.863095</text:p>
          </table:table-cell>
          <table:table-cell office:value-type="float" office:value="0.511952" calcext:value-type="float">
            <text:p>0.511952</text:p>
          </table:table-cell>
        </table:table-row>
        <table:table-row table:style-name="ro1">
          <table:table-cell office:value-type="float" office:value="38.9187" calcext:value-type="float">
            <text:p>38.9187</text:p>
          </table:table-cell>
          <table:table-cell office:value-type="float" office:value="0.253865" calcext:value-type="float">
            <text:p>0.253865</text:p>
          </table:table-cell>
          <table:table-cell office:value-type="float" office:value="38.868784" calcext:value-type="float">
            <text:p>38.868784</text:p>
          </table:table-cell>
          <table:table-cell office:value-type="float" office:value="0.511055" calcext:value-type="float">
            <text:p>0.511055</text:p>
          </table:table-cell>
        </table:table-row>
        <table:table-row table:style-name="ro1">
          <table:table-cell office:value-type="float" office:value="38.9244" calcext:value-type="float">
            <text:p>38.9244</text:p>
          </table:table-cell>
          <table:table-cell office:value-type="float" office:value="0.267294" calcext:value-type="float">
            <text:p>0.267294</text:p>
          </table:table-cell>
          <table:table-cell office:value-type="float" office:value="38.87447" calcext:value-type="float">
            <text:p>38.87447</text:p>
          </table:table-cell>
          <table:table-cell office:value-type="float" office:value="0.50956" calcext:value-type="float">
            <text:p>0.50956</text:p>
          </table:table-cell>
        </table:table-row>
        <table:table-row table:style-name="ro1">
          <table:table-cell office:value-type="float" office:value="38.9301" calcext:value-type="float">
            <text:p>38.9301</text:p>
          </table:table-cell>
          <table:table-cell office:value-type="float" office:value="0.280105" calcext:value-type="float">
            <text:p>0.280105</text:p>
          </table:table-cell>
          <table:table-cell office:value-type="float" office:value="38.880153" calcext:value-type="float">
            <text:p>38.880153</text:p>
          </table:table-cell>
          <table:table-cell office:value-type="float" office:value="0.507467" calcext:value-type="float">
            <text:p>0.507467</text:p>
          </table:table-cell>
        </table:table-row>
        <table:table-row table:style-name="ro1">
          <table:table-cell office:value-type="float" office:value="38.9358" calcext:value-type="float">
            <text:p>38.9358</text:p>
          </table:table-cell>
          <table:table-cell office:value-type="float" office:value="0.292302" calcext:value-type="float">
            <text:p>0.292302</text:p>
          </table:table-cell>
          <table:table-cell office:value-type="float" office:value="38.885832" calcext:value-type="float">
            <text:p>38.885832</text:p>
          </table:table-cell>
          <table:table-cell office:value-type="float" office:value="0.504775" calcext:value-type="float">
            <text:p>0.504775</text:p>
          </table:table-cell>
        </table:table-row>
        <table:table-row table:style-name="ro1">
          <table:table-cell office:value-type="float" office:value="38.9415" calcext:value-type="float">
            <text:p>38.9415</text:p>
          </table:table-cell>
          <table:table-cell office:value-type="float" office:value="0.303885" calcext:value-type="float">
            <text:p>0.303885</text:p>
          </table:table-cell>
          <table:table-cell office:value-type="float" office:value="38.891508" calcext:value-type="float">
            <text:p>38.891508</text:p>
          </table:table-cell>
          <table:table-cell office:value-type="float" office:value="0.501486" calcext:value-type="float">
            <text:p>0.501486</text:p>
          </table:table-cell>
        </table:table-row>
        <table:table-row table:style-name="ro1">
          <table:table-cell office:value-type="float" office:value="38.9472" calcext:value-type="float">
            <text:p>38.9472</text:p>
          </table:table-cell>
          <table:table-cell office:value-type="float" office:value="0.314855" calcext:value-type="float">
            <text:p>0.314855</text:p>
          </table:table-cell>
          <table:table-cell office:value-type="float" office:value="38.897181" calcext:value-type="float">
            <text:p>38.897181</text:p>
          </table:table-cell>
          <table:table-cell office:value-type="float" office:value="0.497599" calcext:value-type="float">
            <text:p>0.497599</text:p>
          </table:table-cell>
        </table:table-row>
        <table:table-row table:style-name="ro1">
          <table:table-cell office:value-type="float" office:value="38.9528" calcext:value-type="float">
            <text:p>38.9528</text:p>
          </table:table-cell>
          <table:table-cell office:value-type="float" office:value="0.325215" calcext:value-type="float">
            <text:p>0.325215</text:p>
          </table:table-cell>
          <table:table-cell office:value-type="float" office:value="38.90285" calcext:value-type="float">
            <text:p>38.90285</text:p>
          </table:table-cell>
          <table:table-cell office:value-type="float" office:value="0.493115" calcext:value-type="float">
            <text:p>0.493115</text:p>
          </table:table-cell>
        </table:table-row>
        <table:table-row table:style-name="ro1">
          <table:table-cell office:value-type="float" office:value="38.9585" calcext:value-type="float">
            <text:p>38.9585</text:p>
          </table:table-cell>
          <table:table-cell office:value-type="float" office:value="0.334966" calcext:value-type="float">
            <text:p>0.334966</text:p>
          </table:table-cell>
          <table:table-cell office:value-type="float" office:value="38.908517" calcext:value-type="float">
            <text:p>38.908517</text:p>
          </table:table-cell>
          <table:table-cell office:value-type="float" office:value="0.488035" calcext:value-type="float">
            <text:p>0.488035</text:p>
          </table:table-cell>
        </table:table-row>
        <table:table-row table:style-name="ro1">
          <table:table-cell office:value-type="float" office:value="38.9642" calcext:value-type="float">
            <text:p>38.9642</text:p>
          </table:table-cell>
          <table:table-cell office:value-type="float" office:value="0.344108" calcext:value-type="float">
            <text:p>0.344108</text:p>
          </table:table-cell>
          <table:table-cell office:value-type="float" office:value="38.91418" calcext:value-type="float">
            <text:p>38.91418</text:p>
          </table:table-cell>
          <table:table-cell office:value-type="float" office:value="0.482359" calcext:value-type="float">
            <text:p>0.482359</text:p>
          </table:table-cell>
        </table:table-row>
        <table:table-row table:style-name="ro1">
          <table:table-cell office:value-type="float" office:value="38.9698" calcext:value-type="float">
            <text:p>38.9698</text:p>
          </table:table-cell>
          <table:table-cell office:value-type="float" office:value="0.352643" calcext:value-type="float">
            <text:p>0.352643</text:p>
          </table:table-cell>
          <table:table-cell office:value-type="float" office:value="38.91984" calcext:value-type="float">
            <text:p>38.91984</text:p>
          </table:table-cell>
          <table:table-cell office:value-type="float" office:value="0.476087" calcext:value-type="float">
            <text:p>0.476087</text:p>
          </table:table-cell>
        </table:table-row>
        <table:table-row table:style-name="ro1">
          <table:table-cell office:value-type="float" office:value="38.9755" calcext:value-type="float">
            <text:p>38.9755</text:p>
          </table:table-cell>
          <table:table-cell office:value-type="float" office:value="0.360572" calcext:value-type="float">
            <text:p>0.360572</text:p>
          </table:table-cell>
          <table:table-cell office:value-type="float" office:value="38.925496" calcext:value-type="float">
            <text:p>38.925496</text:p>
          </table:table-cell>
          <table:table-cell office:value-type="float" office:value="0.469221" calcext:value-type="float">
            <text:p>0.469221</text:p>
          </table:table-cell>
        </table:table-row>
        <table:table-row table:style-name="ro1">
          <table:table-cell office:value-type="float" office:value="38.9811" calcext:value-type="float">
            <text:p>38.9811</text:p>
          </table:table-cell>
          <table:table-cell office:value-type="float" office:value="0.367896" calcext:value-type="float">
            <text:p>0.367896</text:p>
          </table:table-cell>
          <table:table-cell office:value-type="float" office:value="38.93115" calcext:value-type="float">
            <text:p>38.93115</text:p>
          </table:table-cell>
          <table:table-cell office:value-type="float" office:value="0.461761" calcext:value-type="float">
            <text:p>0.461761</text:p>
          </table:table-cell>
        </table:table-row>
        <table:table-row table:style-name="ro1">
          <table:table-cell office:value-type="float" office:value="38.9868" calcext:value-type="float">
            <text:p>38.9868</text:p>
          </table:table-cell>
          <table:table-cell office:value-type="float" office:value="0.374616" calcext:value-type="float">
            <text:p>0.374616</text:p>
          </table:table-cell>
          <table:table-cell office:value-type="float" office:value="38.9368" calcext:value-type="float">
            <text:p>38.9368</text:p>
          </table:table-cell>
          <table:table-cell office:value-type="float" office:value="0.453708" calcext:value-type="float">
            <text:p>0.453708</text:p>
          </table:table-cell>
        </table:table-row>
        <table:table-row table:style-name="ro1">
          <table:table-cell office:value-type="float" office:value="38.9924" calcext:value-type="float">
            <text:p>38.9924</text:p>
          </table:table-cell>
          <table:table-cell office:value-type="float" office:value="0.380732" calcext:value-type="float">
            <text:p>0.380732</text:p>
          </table:table-cell>
          <table:table-cell office:value-type="float" office:value="38.942447" calcext:value-type="float">
            <text:p>38.942447</text:p>
          </table:table-cell>
          <table:table-cell office:value-type="float" office:value="0.445063" calcext:value-type="float">
            <text:p>0.445063</text:p>
          </table:table-cell>
        </table:table-row>
        <table:table-row table:style-name="ro1">
          <table:table-cell office:value-type="float" office:value="38.9981" calcext:value-type="float">
            <text:p>38.9981</text:p>
          </table:table-cell>
          <table:table-cell office:value-type="float" office:value="0.386246" calcext:value-type="float">
            <text:p>0.386246</text:p>
          </table:table-cell>
          <table:table-cell office:value-type="float" office:value="38.948091" calcext:value-type="float">
            <text:p>38.948091</text:p>
          </table:table-cell>
          <table:table-cell office:value-type="float" office:value="0.435826" calcext:value-type="float">
            <text:p>0.435826</text:p>
          </table:table-cell>
        </table:table-row>
        <table:table-row table:style-name="ro1">
          <table:table-cell office:value-type="float" office:value="39.0037" calcext:value-type="float">
            <text:p>39.0037</text:p>
          </table:table-cell>
          <table:table-cell office:value-type="float" office:value="0.391159" calcext:value-type="float">
            <text:p>0.391159</text:p>
          </table:table-cell>
          <table:table-cell office:value-type="float" office:value="38.953732" calcext:value-type="float">
            <text:p>38.953732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39.0094" calcext:value-type="float">
            <text:p>39.0094</text:p>
          </table:table-cell>
          <table:table-cell office:value-type="float" office:value="0.39547" calcext:value-type="float">
            <text:p>0.39547</text:p>
          </table:table-cell>
          <table:table-cell office:value-type="float" office:value="38.95937" calcext:value-type="float">
            <text:p>38.95937</text:p>
          </table:table-cell>
          <table:table-cell office:value-type="float" office:value="0.415585" calcext:value-type="float">
            <text:p>0.415585</text:p>
          </table:table-cell>
        </table:table-row>
        <table:table-row table:style-name="ro1">
          <table:table-cell office:value-type="float" office:value="39.015" calcext:value-type="float">
            <text:p>39.015</text:p>
          </table:table-cell>
          <table:table-cell office:value-type="float" office:value="0.39918" calcext:value-type="float">
            <text:p>0.39918</text:p>
          </table:table-cell>
          <table:table-cell office:value-type="float" office:value="38.965004" calcext:value-type="float">
            <text:p>38.965004</text:p>
          </table:table-cell>
          <table:table-cell office:value-type="float" office:value="0.404582" calcext:value-type="float">
            <text:p>0.404582</text:p>
          </table:table-cell>
        </table:table-row>
        <table:table-row table:style-name="ro1">
          <table:table-cell office:value-type="float" office:value="39.0207" calcext:value-type="float">
            <text:p>39.0207</text:p>
          </table:table-cell>
          <table:table-cell office:value-type="float" office:value="0.40229" calcext:value-type="float">
            <text:p>0.40229</text:p>
          </table:table-cell>
          <table:table-cell office:value-type="float" office:value="38.970635" calcext:value-type="float">
            <text:p>38.970635</text:p>
          </table:table-cell>
          <table:table-cell office:value-type="float" office:value="0.392993" calcext:value-type="float">
            <text:p>0.392993</text:p>
          </table:table-cell>
        </table:table-row>
        <table:table-row table:style-name="ro1">
          <table:table-cell office:value-type="float" office:value="39.0263" calcext:value-type="float">
            <text:p>39.0263</text:p>
          </table:table-cell>
          <table:table-cell office:value-type="float" office:value="0.404801" calcext:value-type="float">
            <text:p>0.404801</text:p>
          </table:table-cell>
          <table:table-cell office:value-type="float" office:value="38.976264" calcext:value-type="float">
            <text:p>38.976264</text:p>
          </table:table-cell>
          <table:table-cell office:value-type="float" office:value="0.380818" calcext:value-type="float">
            <text:p>0.380818</text:p>
          </table:table-cell>
        </table:table-row>
        <table:table-row table:style-name="ro1">
          <table:table-cell office:value-type="float" office:value="39.0319" calcext:value-type="float">
            <text:p>39.0319</text:p>
          </table:table-cell>
          <table:table-cell office:value-type="float" office:value="0.406712" calcext:value-type="float">
            <text:p>0.406712</text:p>
          </table:table-cell>
          <table:table-cell office:value-type="float" office:value="38.981888" calcext:value-type="float">
            <text:p>38.981888</text:p>
          </table:table-cell>
          <table:table-cell office:value-type="float" office:value="0.36806" calcext:value-type="float">
            <text:p>0.36806</text:p>
          </table:table-cell>
        </table:table-row>
        <table:table-row table:style-name="ro1">
          <table:table-cell office:value-type="float" office:value="39.0375" calcext:value-type="float">
            <text:p>39.0375</text:p>
          </table:table-cell>
          <table:table-cell office:value-type="float" office:value="0.408024" calcext:value-type="float">
            <text:p>0.408024</text:p>
          </table:table-cell>
          <table:table-cell office:value-type="float" office:value="38.98751" calcext:value-type="float">
            <text:p>38.98751</text:p>
          </table:table-cell>
          <table:table-cell office:value-type="float" office:value="0.35472" calcext:value-type="float">
            <text:p>0.35472</text:p>
          </table:table-cell>
        </table:table-row>
        <table:table-row table:style-name="ro1">
          <table:table-cell office:value-type="float" office:value="39.0432" calcext:value-type="float">
            <text:p>39.0432</text:p>
          </table:table-cell>
          <table:table-cell office:value-type="float" office:value="0.408738" calcext:value-type="float">
            <text:p>0.408738</text:p>
          </table:table-cell>
          <table:table-cell office:value-type="float" office:value="38.993129" calcext:value-type="float">
            <text:p>38.993129</text:p>
          </table:table-cell>
          <table:table-cell office:value-type="float" office:value="0.340799" calcext:value-type="float">
            <text:p>0.340799</text:p>
          </table:table-cell>
        </table:table-row>
        <table:table-row table:style-name="ro1">
          <table:table-cell office:value-type="float" office:value="39.0488" calcext:value-type="float">
            <text:p>39.0488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38.998744" calcext:value-type="float">
            <text:p>38.998744</text:p>
          </table:table-cell>
          <table:table-cell office:value-type="float" office:value="0.326298" calcext:value-type="float">
            <text:p>0.326298</text:p>
          </table:table-cell>
        </table:table-row>
        <table:table-row table:style-name="ro1">
          <table:table-cell office:value-type="float" office:value="39.0544" calcext:value-type="float">
            <text:p>39.0544</text:p>
          </table:table-cell>
          <table:table-cell office:value-type="float" office:value="0.408368" calcext:value-type="float">
            <text:p>0.408368</text:p>
          </table:table-cell>
          <table:table-cell office:value-type="float" office:value="39.004357" calcext:value-type="float">
            <text:p>39.004357</text:p>
          </table:table-cell>
          <table:table-cell office:value-type="float" office:value="0.311221" calcext:value-type="float">
            <text:p>0.311221</text:p>
          </table:table-cell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0.407285" calcext:value-type="float">
            <text:p>0.407285</text:p>
          </table:table-cell>
          <table:table-cell office:value-type="float" office:value="39.009966" calcext:value-type="float">
            <text:p>39.009966</text:p>
          </table:table-cell>
          <table:table-cell office:value-type="float" office:value="0.295567" calcext:value-type="float">
            <text:p>0.295567</text:p>
          </table:table-cell>
        </table:table-row>
        <table:table-row table:style-name="ro1">
          <table:table-cell office:value-type="float" office:value="39.0656" calcext:value-type="float">
            <text:p>39.0656</text:p>
          </table:table-cell>
          <table:table-cell office:value-type="float" office:value="0.405603" calcext:value-type="float">
            <text:p>0.405603</text:p>
          </table:table-cell>
          <table:table-cell office:value-type="float" office:value="39.015572" calcext:value-type="float">
            <text:p>39.015572</text:p>
          </table:table-cell>
          <table:table-cell office:value-type="float" office:value="0.279339" calcext:value-type="float">
            <text:p>0.279339</text:p>
          </table:table-cell>
        </table:table-row>
        <table:table-row table:style-name="ro1">
          <table:table-cell office:value-type="float" office:value="39.0712" calcext:value-type="float">
            <text:p>39.0712</text:p>
          </table:table-cell>
          <table:table-cell office:value-type="float" office:value="0.403323" calcext:value-type="float">
            <text:p>0.403323</text:p>
          </table:table-cell>
          <table:table-cell office:value-type="float" office:value="39.021174" calcext:value-type="float">
            <text:p>39.021174</text:p>
          </table:table-cell>
          <table:table-cell office:value-type="float" office:value="0.262539" calcext:value-type="float">
            <text:p>0.262539</text:p>
          </table:table-cell>
        </table:table-row>
        <table:table-row table:style-name="ro1">
          <table:table-cell office:value-type="float" office:value="39.0768" calcext:value-type="float">
            <text:p>39.0768</text:p>
          </table:table-cell>
          <table:table-cell office:value-type="float" office:value="0.400444" calcext:value-type="float">
            <text:p>0.400444</text:p>
          </table:table-cell>
          <table:table-cell office:value-type="float" office:value="39.026774" calcext:value-type="float">
            <text:p>39.026774</text:p>
          </table:table-cell>
          <table:table-cell office:value-type="float" office:value="0.245169" calcext:value-type="float">
            <text:p>0.245169</text:p>
          </table:table-cell>
        </table:table-row>
        <table:table-row table:style-name="ro1">
          <table:table-cell office:value-type="float" office:value="39.0824" calcext:value-type="float">
            <text:p>39.0824</text:p>
          </table:table-cell>
          <table:table-cell office:value-type="float" office:value="0.396968" calcext:value-type="float">
            <text:p>0.396968</text:p>
          </table:table-cell>
          <table:table-cell office:value-type="float" office:value="39.032371" calcext:value-type="float">
            <text:p>39.032371</text:p>
          </table:table-cell>
          <table:table-cell office:value-type="float" office:value="0.22723" calcext:value-type="float">
            <text:p>0.22723</text:p>
          </table:table-cell>
        </table:table-row>
        <table:table-row table:style-name="ro1">
          <table:table-cell office:value-type="float" office:value="39.088" calcext:value-type="float">
            <text:p>39.088</text:p>
          </table:table-cell>
          <table:table-cell office:value-type="float" office:value="0.392894" calcext:value-type="float">
            <text:p>0.392894</text:p>
          </table:table-cell>
          <table:table-cell office:value-type="float" office:value="39.037964" calcext:value-type="float">
            <text:p>39.037964</text:p>
          </table:table-cell>
          <table:table-cell office:value-type="float" office:value="0.208725" calcext:value-type="float">
            <text:p>0.208725</text:p>
          </table:table-cell>
        </table:table-row>
        <table:table-row table:style-name="ro1">
          <table:table-cell office:value-type="float" office:value="39.0936" calcext:value-type="float">
            <text:p>39.0936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39.043554" calcext:value-type="float">
            <text:p>39.043554</text:p>
          </table:table-cell>
          <table:table-cell office:value-type="float" office:value="0.189656" calcext:value-type="float">
            <text:p>0.189656</text:p>
          </table:table-cell>
        </table:table-row>
        <table:table-row table:style-name="ro1">
          <table:table-cell office:value-type="float" office:value="39.0992" calcext:value-type="float">
            <text:p>39.0992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39.049142" calcext:value-type="float">
            <text:p>39.049142</text:p>
          </table:table-cell>
          <table:table-cell office:value-type="float" office:value="0.170024" calcext:value-type="float">
            <text:p>0.170024</text:p>
          </table:table-cell>
        </table:table-row>
        <table:table-row table:style-name="ro1">
          <table:table-cell office:value-type="float" office:value="39.1048" calcext:value-type="float">
            <text:p>39.1048</text:p>
          </table:table-cell>
          <table:table-cell office:value-type="float" office:value="0.377092" calcext:value-type="float">
            <text:p>0.377092</text:p>
          </table:table-cell>
          <table:table-cell office:value-type="float" office:value="39.054726" calcext:value-type="float">
            <text:p>39.054726</text:p>
          </table:table-cell>
          <table:table-cell office:value-type="float" office:value="0.149833" calcext:value-type="float">
            <text:p>0.149833</text:p>
          </table:table-cell>
        </table:table-row>
        <table:table-row table:style-name="ro1">
          <table:table-cell office:value-type="float" office:value="39.1104" calcext:value-type="float">
            <text:p>39.1104</text:p>
          </table:table-cell>
          <table:table-cell office:value-type="float" office:value="0.370633" calcext:value-type="float">
            <text:p>0.370633</text:p>
          </table:table-cell>
          <table:table-cell office:value-type="float" office:value="39.060307" calcext:value-type="float">
            <text:p>39.060307</text:p>
          </table:table-cell>
          <table:table-cell office:value-type="float" office:value="0.129084" calcext:value-type="float">
            <text:p>0.129084</text:p>
          </table:table-cell>
        </table:table-row>
        <table:table-row table:style-name="ro1">
          <table:table-cell office:value-type="float" office:value="39.116" calcext:value-type="float">
            <text:p>39.116</text:p>
          </table:table-cell>
          <table:table-cell office:value-type="float" office:value="0.363579" calcext:value-type="float">
            <text:p>0.363579</text:p>
          </table:table-cell>
          <table:table-cell office:value-type="float" office:value="39.065884" calcext:value-type="float">
            <text:p>39.065884</text:p>
          </table:table-cell>
          <table:table-cell office:value-type="float" office:value="0.107779" calcext:value-type="float">
            <text:p>0.107779</text:p>
          </table:table-cell>
        </table:table-row>
        <table:table-row table:style-name="ro1">
          <table:table-cell office:value-type="float" office:value="39.1215" calcext:value-type="float">
            <text:p>39.1215</text:p>
          </table:table-cell>
          <table:table-cell office:value-type="float" office:value="0.355932" calcext:value-type="float">
            <text:p>0.355932</text:p>
          </table:table-cell>
          <table:table-cell office:value-type="float" office:value="39.071459" calcext:value-type="float">
            <text:p>39.071459</text:p>
          </table:table-cell>
          <table:table-cell office:value-type="float" office:value="0.085921" calcext:value-type="float">
            <text:p>0.085921</text:p>
          </table:table-cell>
        </table:table-row>
        <table:table-row table:style-name="ro1">
          <table:table-cell office:value-type="float" office:value="39.1271" calcext:value-type="float">
            <text:p>39.1271</text:p>
          </table:table-cell>
          <table:table-cell office:value-type="float" office:value="0.347692" calcext:value-type="float">
            <text:p>0.347692</text:p>
          </table:table-cell>
          <table:table-cell office:value-type="float" office:value="39.077031" calcext:value-type="float">
            <text:p>39.077031</text:p>
          </table:table-cell>
          <table:table-cell office:value-type="float" office:value="0.063512" calcext:value-type="float">
            <text:p>0.063512</text:p>
          </table:table-cell>
        </table:table-row>
        <table:table-row table:style-name="ro1">
          <table:table-cell office:value-type="float" office:value="39.1327" calcext:value-type="float">
            <text:p>39.1327</text:p>
          </table:table-cell>
          <table:table-cell office:value-type="float" office:value="0.33886" calcext:value-type="float">
            <text:p>0.33886</text:p>
          </table:table-cell>
          <table:table-cell office:value-type="float" office:value="39.082599" calcext:value-type="float">
            <text:p>39.082599</text:p>
          </table:table-cell>
          <table:table-cell office:value-type="float" office:value="0.040555" calcext:value-type="float">
            <text:p>0.040555</text:p>
          </table:table-cell>
        </table:table-row>
        <table:table-row table:style-name="ro1">
          <table:table-cell office:value-type="float" office:value="39.1382" calcext:value-type="float">
            <text:p>39.1382</text:p>
          </table:table-cell>
          <table:table-cell office:value-type="float" office:value="0.329437" calcext:value-type="float">
            <text:p>0.329437</text:p>
          </table:table-cell>
          <table:table-cell office:value-type="float" office:value="39.088165" calcext:value-type="float">
            <text:p>39.088165</text:p>
          </table:table-cell>
          <table:table-cell office:value-type="float" office:value="0.017052" calcext:value-type="float">
            <text:p>0.017052</text:p>
          </table:table-cell>
        </table:table-row>
        <table:table-row table:style-name="ro1">
          <table:table-cell office:value-type="float" office:value="39.1438" calcext:value-type="float">
            <text:p>39.1438</text:p>
          </table:table-cell>
          <table:table-cell office:value-type="float" office:value="0.319424" calcext:value-type="float">
            <text:p>0.319424</text:p>
          </table:table-cell>
          <table:table-cell office:value-type="float" office:value="39.093727" calcext:value-type="float">
            <text:p>39.093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494" calcext:value-type="float">
            <text:p>39.1494</text:p>
          </table:table-cell>
          <table:table-cell office:value-type="float" office:value="0.308822" calcext:value-type="float">
            <text:p>0.308822</text:p>
          </table:table-cell>
          <table:table-cell office:value-type="float" office:value="39.138201" calcext:value-type="float">
            <text:p>39.138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549" calcext:value-type="float">
            <text:p>39.1549</text:p>
          </table:table-cell>
          <table:table-cell office:value-type="float" office:value="0.297633" calcext:value-type="float">
            <text:p>0.297633</text:p>
          </table:table-cell>
          <table:table-cell office:value-type="float" office:value="39.14376" calcext:value-type="float">
            <text:p>39.14376</text:p>
          </table:table-cell>
          <table:table-cell office:value-type="float" office:value="0.024587" calcext:value-type="float">
            <text:p>0.024587</text:p>
          </table:table-cell>
        </table:table-row>
        <table:table-row table:style-name="ro1">
          <table:table-cell office:value-type="float" office:value="39.1605" calcext:value-type="float">
            <text:p>39.1605</text:p>
          </table:table-cell>
          <table:table-cell office:value-type="float" office:value="0.285857" calcext:value-type="float">
            <text:p>0.285857</text:p>
          </table:table-cell>
          <table:table-cell office:value-type="float" office:value="39.149316" calcext:value-type="float">
            <text:p>39.149316</text:p>
          </table:table-cell>
          <table:table-cell office:value-type="float" office:value="0.048515" calcext:value-type="float">
            <text:p>0.048515</text:p>
          </table:table-cell>
        </table:table-row>
        <table:table-row table:style-name="ro1">
          <table:table-cell office:value-type="float" office:value="39.166" calcext:value-type="float">
            <text:p>39.166</text:p>
          </table:table-cell>
          <table:table-cell office:value-type="float" office:value="0.273497" calcext:value-type="float">
            <text:p>0.273497</text:p>
          </table:table-cell>
          <table:table-cell office:value-type="float" office:value="39.154869" calcext:value-type="float">
            <text:p>39.154869</text:p>
          </table:table-cell>
          <table:table-cell office:value-type="float" office:value="0.071787" calcext:value-type="float">
            <text:p>0.071787</text:p>
          </table:table-cell>
        </table:table-row>
        <table:table-row table:style-name="ro1">
          <table:table-cell office:value-type="float" office:value="39.1716" calcext:value-type="float">
            <text:p>39.1716</text:p>
          </table:table-cell>
          <table:table-cell office:value-type="float" office:value="0.260553" calcext:value-type="float">
            <text:p>0.260553</text:p>
          </table:table-cell>
          <table:table-cell office:value-type="float" office:value="39.160419" calcext:value-type="float">
            <text:p>39.160419</text:p>
          </table:table-cell>
          <table:table-cell office:value-type="float" office:value="0.094406" calcext:value-type="float">
            <text:p>0.094406</text:p>
          </table:table-cell>
        </table:table-row>
        <table:table-row table:style-name="ro1">
          <table:table-cell office:value-type="float" office:value="39.1771" calcext:value-type="float">
            <text:p>39.1771</text:p>
          </table:table-cell>
          <table:table-cell office:value-type="float" office:value="0.247028" calcext:value-type="float">
            <text:p>0.247028</text:p>
          </table:table-cell>
          <table:table-cell office:value-type="float" office:value="39.165966" calcext:value-type="float">
            <text:p>39.165966</text:p>
          </table:table-cell>
          <table:table-cell office:value-type="float" office:value="0.116376" calcext:value-type="float">
            <text:p>0.116376</text:p>
          </table:table-cell>
        </table:table-row>
        <table:table-row table:style-name="ro1">
          <table:table-cell office:value-type="float" office:value="39.1827" calcext:value-type="float">
            <text:p>39.1827</text:p>
          </table:table-cell>
          <table:table-cell office:value-type="float" office:value="0.232921" calcext:value-type="float">
            <text:p>0.232921</text:p>
          </table:table-cell>
          <table:table-cell office:value-type="float" office:value="39.171509" calcext:value-type="float">
            <text:p>39.171509</text:p>
          </table:table-cell>
          <table:table-cell office:value-type="float" office:value="0.137699" calcext:value-type="float">
            <text:p>0.137699</text:p>
          </table:table-cell>
        </table:table-row>
        <table:table-row table:style-name="ro1">
          <table:table-cell office:value-type="float" office:value="39.1882" calcext:value-type="float">
            <text:p>39.1882</text:p>
          </table:table-cell>
          <table:table-cell office:value-type="float" office:value="0.218236" calcext:value-type="float">
            <text:p>0.218236</text:p>
          </table:table-cell>
          <table:table-cell office:value-type="float" office:value="39.17705" calcext:value-type="float">
            <text:p>39.17705</text:p>
          </table:table-cell>
          <table:table-cell office:value-type="float" office:value="0.158378" calcext:value-type="float">
            <text:p>0.158378</text:p>
          </table:table-cell>
        </table:table-row>
        <table:table-row table:style-name="ro1">
          <table:table-cell office:value-type="float" office:value="39.1938" calcext:value-type="float">
            <text:p>39.1938</text:p>
          </table:table-cell>
          <table:table-cell office:value-type="float" office:value="0.202974" calcext:value-type="float">
            <text:p>0.202974</text:p>
          </table:table-cell>
          <table:table-cell office:value-type="float" office:value="39.182588" calcext:value-type="float">
            <text:p>39.182588</text:p>
          </table:table-cell>
          <table:table-cell office:value-type="float" office:value="0.178416" calcext:value-type="float">
            <text:p>0.178416</text:p>
          </table:table-cell>
        </table:table-row>
        <table:table-row table:style-name="ro1">
          <table:table-cell office:value-type="float" office:value="39.1993" calcext:value-type="float">
            <text:p>39.1993</text:p>
          </table:table-cell>
          <table:table-cell office:value-type="float" office:value="0.187136" calcext:value-type="float">
            <text:p>0.187136</text:p>
          </table:table-cell>
          <table:table-cell office:value-type="float" office:value="39.188122" calcext:value-type="float">
            <text:p>39.188122</text:p>
          </table:table-cell>
          <table:table-cell office:value-type="float" office:value="0.197814" calcext:value-type="float">
            <text:p>0.197814</text:p>
          </table:table-cell>
        </table:table-row>
        <table:table-row table:style-name="ro1">
          <table:table-cell office:value-type="float" office:value="39.2048" calcext:value-type="float">
            <text:p>39.2048</text:p>
          </table:table-cell>
          <table:table-cell office:value-type="float" office:value="0.170725" calcext:value-type="float">
            <text:p>0.170725</text:p>
          </table:table-cell>
          <table:table-cell office:value-type="float" office:value="39.193654" calcext:value-type="float">
            <text:p>39.193654</text:p>
          </table:table-cell>
          <table:table-cell office:value-type="float" office:value="0.216577" calcext:value-type="float">
            <text:p>0.216577</text:p>
          </table:table-cell>
        </table:table-row>
        <table:table-row table:style-name="ro1">
          <table:table-cell office:value-type="float" office:value="39.2104" calcext:value-type="float">
            <text:p>39.2104</text:p>
          </table:table-cell>
          <table:table-cell office:value-type="float" office:value="0.153741" calcext:value-type="float">
            <text:p>0.153741</text:p>
          </table:table-cell>
          <table:table-cell office:value-type="float" office:value="39.199182" calcext:value-type="float">
            <text:p>39.199182</text:p>
          </table:table-cell>
          <table:table-cell office:value-type="float" office:value="0.234706" calcext:value-type="float">
            <text:p>0.234706</text:p>
          </table:table-cell>
        </table:table-row>
        <table:table-row table:style-name="ro1">
          <table:table-cell office:value-type="float" office:value="39.2159" calcext:value-type="float">
            <text:p>39.2159</text:p>
          </table:table-cell>
          <table:table-cell office:value-type="float" office:value="0.136188" calcext:value-type="float">
            <text:p>0.136188</text:p>
          </table:table-cell>
          <table:table-cell office:value-type="float" office:value="39.204708" calcext:value-type="float">
            <text:p>39.204708</text:p>
          </table:table-cell>
          <table:table-cell office:value-type="float" office:value="0.252204" calcext:value-type="float">
            <text:p>0.252204</text:p>
          </table:table-cell>
        </table:table-row>
        <table:table-row table:style-name="ro1">
          <table:table-cell office:value-type="float" office:value="39.2214" calcext:value-type="float">
            <text:p>39.2214</text:p>
          </table:table-cell>
          <table:table-cell office:value-type="float" office:value="0.118067" calcext:value-type="float">
            <text:p>0.118067</text:p>
          </table:table-cell>
          <table:table-cell office:value-type="float" office:value="39.21023" calcext:value-type="float">
            <text:p>39.21023</text:p>
          </table:table-cell>
          <table:table-cell office:value-type="float" office:value="0.269072" calcext:value-type="float">
            <text:p>0.269072</text:p>
          </table:table-cell>
        </table:table-row>
        <table:table-row table:style-name="ro1">
          <table:table-cell office:value-type="float" office:value="39.2269" calcext:value-type="float">
            <text:p>39.2269</text:p>
          </table:table-cell>
          <table:table-cell office:value-type="float" office:value="0.0993801" calcext:value-type="float">
            <text:p>0.0993801</text:p>
          </table:table-cell>
          <table:table-cell office:value-type="float" office:value="39.215749" calcext:value-type="float">
            <text:p>39.215749</text:p>
          </table:table-cell>
          <table:table-cell office:value-type="float" office:value="0.285313" calcext:value-type="float">
            <text:p>0.285313</text:p>
          </table:table-cell>
        </table:table-row>
        <table:table-row table:style-name="ro1">
          <table:table-cell office:value-type="float" office:value="39.2324" calcext:value-type="float">
            <text:p>39.2324</text:p>
          </table:table-cell>
          <table:table-cell office:value-type="float" office:value="0.0801292" calcext:value-type="float">
            <text:p>0.0801292</text:p>
          </table:table-cell>
          <table:table-cell office:value-type="float" office:value="39.221266" calcext:value-type="float">
            <text:p>39.221266</text:p>
          </table:table-cell>
          <table:table-cell office:value-type="float" office:value="0.30093" calcext:value-type="float">
            <text:p>0.30093</text:p>
          </table:table-cell>
        </table:table-row>
        <table:table-row table:style-name="ro1">
          <table:table-cell office:value-type="float" office:value="39.238" calcext:value-type="float">
            <text:p>39.238</text:p>
          </table:table-cell>
          <table:table-cell office:value-type="float" office:value="0.0603167" calcext:value-type="float">
            <text:p>0.0603167</text:p>
          </table:table-cell>
          <table:table-cell office:value-type="float" office:value="39.226779" calcext:value-type="float">
            <text:p>39.226779</text:p>
          </table:table-cell>
          <table:table-cell office:value-type="float" office:value="0.315923" calcext:value-type="float">
            <text:p>0.315923</text:p>
          </table:table-cell>
        </table:table-row>
        <table:table-row table:style-name="ro1">
          <table:table-cell office:value-type="float" office:value="39.2435" calcext:value-type="float">
            <text:p>39.2435</text:p>
          </table:table-cell>
          <table:table-cell office:value-type="float" office:value="0.0399446" calcext:value-type="float">
            <text:p>0.0399446</text:p>
          </table:table-cell>
          <table:table-cell office:value-type="float" office:value="39.232289" calcext:value-type="float">
            <text:p>39.232289</text:p>
          </table:table-cell>
          <table:table-cell office:value-type="float" office:value="0.330296" calcext:value-type="float">
            <text:p>0.330296</text:p>
          </table:table-cell>
        </table:table-row>
        <table:table-row table:style-name="ro1">
          <table:table-cell office:value-type="float" office:value="39.249" calcext:value-type="float">
            <text:p>39.249</text:p>
          </table:table-cell>
          <table:table-cell office:value-type="float" office:value="0.0190153" calcext:value-type="float">
            <text:p>0.0190153</text:p>
          </table:table-cell>
          <table:table-cell office:value-type="float" office:value="39.237796" calcext:value-type="float">
            <text:p>39.237796</text:p>
          </table:table-cell>
          <table:table-cell office:value-type="float" office:value="0.344049" calcext:value-type="float">
            <text:p>0.344049</text:p>
          </table:table-cell>
        </table:table-row>
        <table:table-row table:style-name="ro1">
          <table:table-cell office:value-type="float" office:value="39.2545" calcext:value-type="float">
            <text:p>39.2545</text:p>
          </table:table-cell>
          <table:table-cell office:value-type="float" office:value="0" calcext:value-type="float">
            <text:p>0</text:p>
          </table:table-cell>
          <table:table-cell office:value-type="float" office:value="39.2433" calcext:value-type="float">
            <text:p>39.2433</text:p>
          </table:table-cell>
          <table:table-cell office:value-type="float" office:value="0.357185" calcext:value-type="float">
            <text:p>0.357185</text:p>
          </table:table-cell>
        </table:table-row>
        <table:table-row table:style-name="ro1">
          <table:table-cell office:value-type="float" office:value="39.2985" calcext:value-type="float">
            <text:p>39.2985</text:p>
          </table:table-cell>
          <table:table-cell office:value-type="float" office:value="0" calcext:value-type="float">
            <text:p>0</text:p>
          </table:table-cell>
          <table:table-cell office:value-type="float" office:value="39.248801" calcext:value-type="float">
            <text:p>39.248801</text:p>
          </table:table-cell>
          <table:table-cell office:value-type="float" office:value="0.369705" calcext:value-type="float">
            <text:p>0.369705</text:p>
          </table:table-cell>
        </table:table-row>
        <table:table-row table:style-name="ro1">
          <table:table-cell office:value-type="float" office:value="39.304" calcext:value-type="float">
            <text:p>39.304</text:p>
          </table:table-cell>
          <table:table-cell office:value-type="float" office:value="0.0214843" calcext:value-type="float">
            <text:p>0.0214843</text:p>
          </table:table-cell>
          <table:table-cell office:value-type="float" office:value="39.254299" calcext:value-type="float">
            <text:p>39.254299</text:p>
          </table:table-cell>
          <table:table-cell office:value-type="float" office:value="0.38161" calcext:value-type="float">
            <text:p>0.38161</text:p>
          </table:table-cell>
        </table:table-row>
        <table:table-row table:style-name="ro1">
          <table:table-cell office:value-type="float" office:value="39.3095" calcext:value-type="float">
            <text:p>39.3095</text:p>
          </table:table-cell>
          <table:table-cell office:value-type="float" office:value="0.0423236" calcext:value-type="float">
            <text:p>0.0423236</text:p>
          </table:table-cell>
          <table:table-cell office:value-type="float" office:value="39.259794" calcext:value-type="float">
            <text:p>39.259794</text:p>
          </table:table-cell>
          <table:table-cell office:value-type="float" office:value="0.392903" calcext:value-type="float">
            <text:p>0.392903</text:p>
          </table:table-cell>
        </table:table-row>
        <table:table-row table:style-name="ro1">
          <table:table-cell office:value-type="float" office:value="39.315" calcext:value-type="float">
            <text:p>39.315</text:p>
          </table:table-cell>
          <table:table-cell office:value-type="float" office:value="0.0625208" calcext:value-type="float">
            <text:p>0.0625208</text:p>
          </table:table-cell>
          <table:table-cell office:value-type="float" office:value="39.265286" calcext:value-type="float">
            <text:p>39.265286</text:p>
          </table:table-cell>
          <table:table-cell office:value-type="float" office:value="0.403585" calcext:value-type="float">
            <text:p>0.403585</text:p>
          </table:table-cell>
        </table:table-row>
        <table:table-row table:style-name="ro1">
          <table:table-cell office:value-type="float" office:value="39.3205" calcext:value-type="float">
            <text:p>39.3205</text:p>
          </table:table-cell>
          <table:table-cell office:value-type="float" office:value="0.0820784" calcext:value-type="float">
            <text:p>0.0820784</text:p>
          </table:table-cell>
          <table:table-cell office:value-type="float" office:value="39.270775" calcext:value-type="float">
            <text:p>39.270775</text:p>
          </table:table-cell>
          <table:table-cell office:value-type="float" office:value="0.413657" calcext:value-type="float">
            <text:p>0.413657</text:p>
          </table:table-cell>
        </table:table-row>
        <table:table-row table:style-name="ro1">
          <table:table-cell office:value-type="float" office:value="39.326" calcext:value-type="float">
            <text:p>39.326</text:p>
          </table:table-cell>
          <table:table-cell office:value-type="float" office:value="0.100999" calcext:value-type="float">
            <text:p>0.100999</text:p>
          </table:table-cell>
          <table:table-cell office:value-type="float" office:value="39.276261" calcext:value-type="float">
            <text:p>39.276261</text:p>
          </table:table-cell>
          <table:table-cell office:value-type="float" office:value="0.42312" calcext:value-type="float">
            <text:p>0.42312</text:p>
          </table:table-cell>
        </table:table-row>
        <table:table-row table:style-name="ro1">
          <table:table-cell office:value-type="float" office:value="39.3314" calcext:value-type="float">
            <text:p>39.3314</text:p>
          </table:table-cell>
          <table:table-cell office:value-type="float" office:value="0.119285" calcext:value-type="float">
            <text:p>0.119285</text:p>
          </table:table-cell>
          <table:table-cell office:value-type="float" office:value="39.281744" calcext:value-type="float">
            <text:p>39.281744</text:p>
          </table:table-cell>
          <table:table-cell office:value-type="float" office:value="0.431976" calcext:value-type="float">
            <text:p>0.431976</text:p>
          </table:table-cell>
        </table:table-row>
        <table:table-row table:style-name="ro1">
          <table:table-cell office:value-type="float" office:value="39.3369" calcext:value-type="float">
            <text:p>39.3369</text:p>
          </table:table-cell>
          <table:table-cell office:value-type="float" office:value="0.136939" calcext:value-type="float">
            <text:p>0.136939</text:p>
          </table:table-cell>
          <table:table-cell office:value-type="float" office:value="39.287224" calcext:value-type="float">
            <text:p>39.287224</text:p>
          </table:table-cell>
          <table:table-cell office:value-type="float" office:value="0.440225" calcext:value-type="float">
            <text:p>0.440225</text:p>
          </table:table-cell>
        </table:table-row>
        <table:table-row table:style-name="ro1">
          <table:table-cell office:value-type="float" office:value="39.3424" calcext:value-type="float">
            <text:p>39.3424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39.292701" calcext:value-type="float">
            <text:p>39.292701</text:p>
          </table:table-cell>
          <table:table-cell office:value-type="float" office:value="0.447868" calcext:value-type="float">
            <text:p>0.447868</text:p>
          </table:table-cell>
        </table:table-row>
        <table:table-row table:style-name="ro1">
          <table:table-cell office:value-type="float" office:value="39.3479" calcext:value-type="float">
            <text:p>39.3479</text:p>
          </table:table-cell>
          <table:table-cell office:value-type="float" office:value="0.170359" calcext:value-type="float">
            <text:p>0.170359</text:p>
          </table:table-cell>
          <table:table-cell office:value-type="float" office:value="39.298175" calcext:value-type="float">
            <text:p>39.298175</text:p>
          </table:table-cell>
          <table:table-cell office:value-type="float" office:value="0.454908" calcext:value-type="float">
            <text:p>0.454908</text:p>
          </table:table-cell>
        </table:table-row>
        <table:table-row table:style-name="ro1">
          <table:table-cell office:value-type="float" office:value="39.3534" calcext:value-type="float">
            <text:p>39.3534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39.303646" calcext:value-type="float">
            <text:p>39.303646</text:p>
          </table:table-cell>
          <table:table-cell office:value-type="float" office:value="0.461344" calcext:value-type="float">
            <text:p>0.461344</text:p>
          </table:table-cell>
        </table:table-row>
        <table:table-row table:style-name="ro1">
          <table:table-cell office:value-type="float" office:value="39.3588" calcext:value-type="float">
            <text:p>39.3588</text:p>
          </table:table-cell>
          <table:table-cell office:value-type="float" office:value="0.201277" calcext:value-type="float">
            <text:p>0.201277</text:p>
          </table:table-cell>
          <table:table-cell office:value-type="float" office:value="39.309114" calcext:value-type="float">
            <text:p>39.309114</text:p>
          </table:table-cell>
          <table:table-cell office:value-type="float" office:value="0.467177" calcext:value-type="float">
            <text:p>0.467177</text:p>
          </table:table-cell>
        </table:table-row>
        <table:table-row table:style-name="ro1">
          <table:table-cell office:value-type="float" office:value="39.3643" calcext:value-type="float">
            <text:p>39.3643</text:p>
          </table:table-cell>
          <table:table-cell office:value-type="float" office:value="0.215802" calcext:value-type="float">
            <text:p>0.215802</text:p>
          </table:table-cell>
          <table:table-cell office:value-type="float" office:value="39.314579" calcext:value-type="float">
            <text:p>39.314579</text:p>
          </table:table-cell>
          <table:table-cell office:value-type="float" office:value="0.472408" calcext:value-type="float">
            <text:p>0.472408</text:p>
          </table:table-cell>
        </table:table-row>
        <table:table-row table:style-name="ro1">
          <table:table-cell office:value-type="float" office:value="39.3698" calcext:value-type="float">
            <text:p>39.3698</text:p>
          </table:table-cell>
          <table:table-cell office:value-type="float" office:value="0.229707" calcext:value-type="float">
            <text:p>0.229707</text:p>
          </table:table-cell>
          <table:table-cell office:value-type="float" office:value="39.320041" calcext:value-type="float">
            <text:p>39.320041</text:p>
          </table:table-cell>
          <table:table-cell office:value-type="float" office:value="0.477038" calcext:value-type="float">
            <text:p>0.477038</text:p>
          </table:table-cell>
        </table:table-row>
        <table:table-row table:style-name="ro1">
          <table:table-cell office:value-type="float" office:value="39.3752" calcext:value-type="float">
            <text:p>39.3752</text:p>
          </table:table-cell>
          <table:table-cell office:value-type="float" office:value="0.242995" calcext:value-type="float">
            <text:p>0.242995</text:p>
          </table:table-cell>
          <table:table-cell office:value-type="float" office:value="39.3255" calcext:value-type="float">
            <text:p>39.3255</text:p>
          </table:table-cell>
          <table:table-cell office:value-type="float" office:value="0.481068" calcext:value-type="float">
            <text:p>0.481068</text:p>
          </table:table-cell>
        </table:table-row>
        <table:table-row table:style-name="ro1">
          <table:table-cell office:value-type="float" office:value="39.3807" calcext:value-type="float">
            <text:p>39.3807</text:p>
          </table:table-cell>
          <table:table-cell office:value-type="float" office:value="0.255665" calcext:value-type="float">
            <text:p>0.255665</text:p>
          </table:table-cell>
          <table:table-cell office:value-type="float" office:value="39.330956" calcext:value-type="float">
            <text:p>39.330956</text:p>
          </table:table-cell>
          <table:table-cell office:value-type="float" office:value="0.484497" calcext:value-type="float">
            <text:p>0.484497</text:p>
          </table:table-cell>
        </table:table-row>
        <table:table-row table:style-name="ro1">
          <table:table-cell office:value-type="float" office:value="39.3861" calcext:value-type="float">
            <text:p>39.3861</text:p>
          </table:table-cell>
          <table:table-cell office:value-type="float" office:value="0.267722" calcext:value-type="float">
            <text:p>0.267722</text:p>
          </table:table-cell>
          <table:table-cell office:value-type="float" office:value="39.336409" calcext:value-type="float">
            <text:p>39.336409</text:p>
          </table:table-cell>
          <table:table-cell office:value-type="float" office:value="0.487326" calcext:value-type="float">
            <text:p>0.487326</text:p>
          </table:table-cell>
        </table:table-row>
        <table:table-row table:style-name="ro1">
          <table:table-cell office:value-type="float" office:value="39.3916" calcext:value-type="float">
            <text:p>39.3916</text:p>
          </table:table-cell>
          <table:table-cell office:value-type="float" office:value="0.279164" calcext:value-type="float">
            <text:p>0.279164</text:p>
          </table:table-cell>
          <table:table-cell office:value-type="float" office:value="39.341859" calcext:value-type="float">
            <text:p>39.341859</text:p>
          </table:table-cell>
          <table:table-cell office:value-type="float" office:value="0.489556" calcext:value-type="float">
            <text:p>0.489556</text:p>
          </table:table-cell>
        </table:table-row>
        <table:table-row table:style-name="ro1">
          <table:table-cell office:value-type="float" office:value="39.397" calcext:value-type="float">
            <text:p>39.397</text:p>
          </table:table-cell>
          <table:table-cell office:value-type="float" office:value="0.289995" calcext:value-type="float">
            <text:p>0.289995</text:p>
          </table:table-cell>
          <table:table-cell office:value-type="float" office:value="39.347306" calcext:value-type="float">
            <text:p>39.347306</text:p>
          </table:table-cell>
          <table:table-cell office:value-type="float" office:value="0.491187" calcext:value-type="float">
            <text:p>0.491187</text:p>
          </table:table-cell>
        </table:table-row>
        <table:table-row table:style-name="ro1">
          <table:table-cell office:value-type="float" office:value="39.4025" calcext:value-type="float">
            <text:p>39.4025</text:p>
          </table:table-cell>
          <table:table-cell office:value-type="float" office:value="0.300216" calcext:value-type="float">
            <text:p>0.300216</text:p>
          </table:table-cell>
          <table:table-cell office:value-type="float" office:value="39.35275" calcext:value-type="float">
            <text:p>39.35275</text:p>
          </table:table-cell>
          <table:table-cell office:value-type="float" office:value="0.492219" calcext:value-type="float">
            <text:p>0.492219</text:p>
          </table:table-cell>
        </table:table-row>
        <table:table-row table:style-name="ro1">
          <table:table-cell office:value-type="float" office:value="39.4079" calcext:value-type="float">
            <text:p>39.4079</text:p>
          </table:table-cell>
          <table:table-cell office:value-type="float" office:value="0.309827" calcext:value-type="float">
            <text:p>0.309827</text:p>
          </table:table-cell>
          <table:table-cell office:value-type="float" office:value="39.358192" calcext:value-type="float">
            <text:p>39.358192</text:p>
          </table:table-cell>
          <table:table-cell office:value-type="float" office:value="0.492653" calcext:value-type="float">
            <text:p>0.492653</text:p>
          </table:table-cell>
        </table:table-row>
        <table:table-row table:style-name="ro1">
          <table:table-cell office:value-type="float" office:value="39.4134" calcext:value-type="float">
            <text:p>39.4134</text:p>
          </table:table-cell>
          <table:table-cell office:value-type="float" office:value="0.31883" calcext:value-type="float">
            <text:p>0.31883</text:p>
          </table:table-cell>
          <table:table-cell office:value-type="float" office:value="39.36363" calcext:value-type="float">
            <text:p>39.36363</text:p>
          </table:table-cell>
          <table:table-cell office:value-type="float" office:value="0.492488" calcext:value-type="float">
            <text:p>0.492488</text:p>
          </table:table-cell>
        </table:table-row>
        <table:table-row table:style-name="ro1">
          <table:table-cell office:value-type="float" office:value="39.4188" calcext:value-type="float">
            <text:p>39.4188</text:p>
          </table:table-cell>
          <table:table-cell office:value-type="float" office:value="0.327227" calcext:value-type="float">
            <text:p>0.327227</text:p>
          </table:table-cell>
          <table:table-cell office:value-type="float" office:value="39.369065" calcext:value-type="float">
            <text:p>39.369065</text:p>
          </table:table-cell>
          <table:table-cell office:value-type="float" office:value="0.491724" calcext:value-type="float">
            <text:p>0.491724</text:p>
          </table:table-cell>
        </table:table-row>
        <table:table-row table:style-name="ro1">
          <table:table-cell office:value-type="float" office:value="39.4242" calcext:value-type="float">
            <text:p>39.4242</text:p>
          </table:table-cell>
          <table:table-cell office:value-type="float" office:value="0.335017" calcext:value-type="float">
            <text:p>0.335017</text:p>
          </table:table-cell>
          <table:table-cell office:value-type="float" office:value="39.374497" calcext:value-type="float">
            <text:p>39.374497</text:p>
          </table:table-cell>
          <table:table-cell office:value-type="float" office:value="0.490362" calcext:value-type="float">
            <text:p>0.490362</text:p>
          </table:table-cell>
        </table:table-row>
        <table:table-row table:style-name="ro1">
          <table:table-cell office:value-type="float" office:value="39.4297" calcext:value-type="float">
            <text:p>39.4297</text:p>
          </table:table-cell>
          <table:table-cell office:value-type="float" office:value="0.342203" calcext:value-type="float">
            <text:p>0.342203</text:p>
          </table:table-cell>
          <table:table-cell office:value-type="float" office:value="39.379927" calcext:value-type="float">
            <text:p>39.379927</text:p>
          </table:table-cell>
          <table:table-cell office:value-type="float" office:value="0.488402" calcext:value-type="float">
            <text:p>0.488402</text:p>
          </table:table-cell>
        </table:table-row>
        <table:table-row table:style-name="ro1">
          <table:table-cell office:value-type="float" office:value="39.4351" calcext:value-type="float">
            <text:p>39.4351</text:p>
          </table:table-cell>
          <table:table-cell office:value-type="float" office:value="0.348785" calcext:value-type="float">
            <text:p>0.348785</text:p>
          </table:table-cell>
          <table:table-cell office:value-type="float" office:value="39.385353" calcext:value-type="float">
            <text:p>39.385353</text:p>
          </table:table-cell>
          <table:table-cell office:value-type="float" office:value="0.485843" calcext:value-type="float">
            <text:p>0.485843</text:p>
          </table:table-cell>
        </table:table-row>
        <table:table-row table:style-name="ro1">
          <table:table-cell office:value-type="float" office:value="39.4405" calcext:value-type="float">
            <text:p>39.4405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39.390777" calcext:value-type="float">
            <text:p>39.390777</text:p>
          </table:table-cell>
          <table:table-cell office:value-type="float" office:value="0.482687" calcext:value-type="float">
            <text:p>0.482687</text:p>
          </table:table-cell>
        </table:table-row>
        <table:table-row table:style-name="ro1">
          <table:table-cell office:value-type="float" office:value="39.446" calcext:value-type="float">
            <text:p>39.446</text:p>
          </table:table-cell>
          <table:table-cell office:value-type="float" office:value="0.36014" calcext:value-type="float">
            <text:p>0.36014</text:p>
          </table:table-cell>
          <table:table-cell office:value-type="float" office:value="39.396197" calcext:value-type="float">
            <text:p>39.396197</text:p>
          </table:table-cell>
          <table:table-cell office:value-type="float" office:value="0.478933" calcext:value-type="float">
            <text:p>0.478933</text:p>
          </table:table-cell>
        </table:table-row>
        <table:table-row table:style-name="ro1">
          <table:table-cell office:value-type="float" office:value="39.4514" calcext:value-type="float">
            <text:p>39.4514</text:p>
          </table:table-cell>
          <table:table-cell office:value-type="float" office:value="0.364915" calcext:value-type="float">
            <text:p>0.364915</text:p>
          </table:table-cell>
          <table:table-cell office:value-type="float" office:value="39.401615" calcext:value-type="float">
            <text:p>39.401615</text:p>
          </table:table-cell>
          <table:table-cell office:value-type="float" office:value="0.474581" calcext:value-type="float">
            <text:p>0.474581</text:p>
          </table:table-cell>
        </table:table-row>
        <table:table-row table:style-name="ro1">
          <table:table-cell office:value-type="float" office:value="39.4568" calcext:value-type="float">
            <text:p>39.4568</text:p>
          </table:table-cell>
          <table:table-cell office:value-type="float" office:value="0.369089" calcext:value-type="float">
            <text:p>0.369089</text:p>
          </table:table-cell>
          <table:table-cell office:value-type="float" office:value="39.407029" calcext:value-type="float">
            <text:p>39.407029</text:p>
          </table:table-cell>
          <table:table-cell office:value-type="float" office:value="0.469634" calcext:value-type="float">
            <text:p>0.469634</text:p>
          </table:table-cell>
        </table:table-row>
        <table:table-row table:style-name="ro1">
          <table:table-cell office:value-type="float" office:value="39.4622" calcext:value-type="float">
            <text:p>39.4622</text:p>
          </table:table-cell>
          <table:table-cell office:value-type="float" office:value="0.372662" calcext:value-type="float">
            <text:p>0.372662</text:p>
          </table:table-cell>
          <table:table-cell office:value-type="float" office:value="39.412441" calcext:value-type="float">
            <text:p>39.412441</text:p>
          </table:table-cell>
          <table:table-cell office:value-type="float" office:value="0.46409" calcext:value-type="float">
            <text:p>0.46409</text:p>
          </table:table-cell>
        </table:table-row>
        <table:table-row table:style-name="ro1">
          <table:table-cell office:value-type="float" office:value="39.4676" calcext:value-type="float">
            <text:p>39.4676</text:p>
          </table:table-cell>
          <table:table-cell office:value-type="float" office:value="0.375635" calcext:value-type="float">
            <text:p>0.375635</text:p>
          </table:table-cell>
          <table:table-cell office:value-type="float" office:value="39.41785" calcext:value-type="float">
            <text:p>39.41785</text:p>
          </table:table-cell>
          <table:table-cell office:value-type="float" office:value="0.45795" calcext:value-type="float">
            <text:p>0.45795</text:p>
          </table:table-cell>
        </table:table-row>
        <table:table-row table:style-name="ro1">
          <table:table-cell office:value-type="float" office:value="39.473" calcext:value-type="float">
            <text:p>39.473</text:p>
          </table:table-cell>
          <table:table-cell office:value-type="float" office:value="0.378009" calcext:value-type="float">
            <text:p>0.378009</text:p>
          </table:table-cell>
          <table:table-cell office:value-type="float" office:value="39.423256" calcext:value-type="float">
            <text:p>39.423256</text:p>
          </table:table-cell>
          <table:table-cell office:value-type="float" office:value="0.451216" calcext:value-type="float">
            <text:p>0.451216</text:p>
          </table:table-cell>
        </table:table-row>
        <table:table-row table:style-name="ro1">
          <table:table-cell office:value-type="float" office:value="39.4784" calcext:value-type="float">
            <text:p>39.4784</text:p>
          </table:table-cell>
          <table:table-cell office:value-type="float" office:value="0.379783" calcext:value-type="float">
            <text:p>0.379783</text:p>
          </table:table-cell>
          <table:table-cell office:value-type="float" office:value="39.428659" calcext:value-type="float">
            <text:p>39.428659</text:p>
          </table:table-cell>
          <table:table-cell office:value-type="float" office:value="0.443888" calcext:value-type="float">
            <text:p>0.443888</text:p>
          </table:table-cell>
        </table:table-row>
        <table:table-row table:style-name="ro1">
          <table:table-cell office:value-type="float" office:value="39.4838" calcext:value-type="float">
            <text:p>39.4838</text:p>
          </table:table-cell>
          <table:table-cell office:value-type="float" office:value="0.380958" calcext:value-type="float">
            <text:p>0.380958</text:p>
          </table:table-cell>
          <table:table-cell office:value-type="float" office:value="39.434059" calcext:value-type="float">
            <text:p>39.434059</text:p>
          </table:table-cell>
          <table:table-cell office:value-type="float" office:value="0.435966" calcext:value-type="float">
            <text:p>0.435966</text:p>
          </table:table-cell>
        </table:table-row>
        <table:table-row table:style-name="ro1">
          <table:table-cell office:value-type="float" office:value="39.4892" calcext:value-type="float">
            <text:p>39.4892</text:p>
          </table:table-cell>
          <table:table-cell office:value-type="float" office:value="0.381535" calcext:value-type="float">
            <text:p>0.381535</text:p>
          </table:table-cell>
          <table:table-cell office:value-type="float" office:value="39.439456" calcext:value-type="float">
            <text:p>39.439456</text:p>
          </table:table-cell>
          <table:table-cell office:value-type="float" office:value="0.427453" calcext:value-type="float">
            <text:p>0.427453</text:p>
          </table:table-cell>
        </table:table-row>
        <table:table-row table:style-name="ro1">
          <table:table-cell office:value-type="float" office:value="39.4946" calcext:value-type="float">
            <text:p>39.4946</text:p>
          </table:table-cell>
          <table:table-cell office:value-type="float" office:value="0.381512" calcext:value-type="float">
            <text:p>0.381512</text:p>
          </table:table-cell>
          <table:table-cell office:value-type="float" office:value="39.44485" calcext:value-type="float">
            <text:p>39.44485</text:p>
          </table:table-cell>
          <table:table-cell office:value-type="float" office:value="0.418348" calcext:value-type="float">
            <text:p>0.418348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380891" calcext:value-type="float">
            <text:p>0.380891</text:p>
          </table:table-cell>
          <table:table-cell office:value-type="float" office:value="39.450241" calcext:value-type="float">
            <text:p>39.450241</text:p>
          </table:table-cell>
          <table:table-cell office:value-type="float" office:value="0.408653" calcext:value-type="float">
            <text:p>0.408653</text:p>
          </table:table-cell>
        </table:table-row>
        <table:table-row table:style-name="ro1">
          <table:table-cell office:value-type="float" office:value="39.5054" calcext:value-type="float">
            <text:p>39.5054</text:p>
          </table:table-cell>
          <table:table-cell office:value-type="float" office:value="0.379671" calcext:value-type="float">
            <text:p>0.379671</text:p>
          </table:table-cell>
          <table:table-cell office:value-type="float" office:value="39.455629" calcext:value-type="float">
            <text:p>39.455629</text:p>
          </table:table-cell>
          <table:table-cell office:value-type="float" office:value="0.398368" calcext:value-type="float">
            <text:p>0.398368</text:p>
          </table:table-cell>
        </table:table-row>
        <table:table-row table:style-name="ro1">
          <table:table-cell office:value-type="float" office:value="39.5108" calcext:value-type="float">
            <text:p>39.5108</text:p>
          </table:table-cell>
          <table:table-cell office:value-type="float" office:value="0.377852" calcext:value-type="float">
            <text:p>0.377852</text:p>
          </table:table-cell>
          <table:table-cell office:value-type="float" office:value="39.461015" calcext:value-type="float">
            <text:p>39.461015</text:p>
          </table:table-cell>
          <table:table-cell office:value-type="float" office:value="0.387496" calcext:value-type="float">
            <text:p>0.387496</text:p>
          </table:table-cell>
        </table:table-row>
        <table:table-row table:style-name="ro1">
          <table:table-cell office:value-type="float" office:value="39.5162" calcext:value-type="float">
            <text:p>39.5162</text:p>
          </table:table-cell>
          <table:table-cell office:value-type="float" office:value="0.375435" calcext:value-type="float">
            <text:p>0.375435</text:p>
          </table:table-cell>
          <table:table-cell office:value-type="float" office:value="39.466398" calcext:value-type="float">
            <text:p>39.466398</text:p>
          </table:table-cell>
          <table:table-cell office:value-type="float" office:value="0.376037" calcext:value-type="float">
            <text:p>0.376037</text:p>
          </table:table-cell>
        </table:table-row>
        <table:table-row table:style-name="ro1">
          <table:table-cell office:value-type="float" office:value="39.5216" calcext:value-type="float">
            <text:p>39.5216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39.471777" calcext:value-type="float">
            <text:p>39.471777</text:p>
          </table:table-cell>
          <table:table-cell office:value-type="float" office:value="0.363992" calcext:value-type="float">
            <text:p>0.363992</text:p>
          </table:table-cell>
        </table:table-row>
        <table:table-row table:style-name="ro1">
          <table:table-cell office:value-type="float" office:value="39.527" calcext:value-type="float">
            <text:p>39.527</text:p>
          </table:table-cell>
          <table:table-cell office:value-type="float" office:value="0.368807" calcext:value-type="float">
            <text:p>0.368807</text:p>
          </table:table-cell>
          <table:table-cell office:value-type="float" office:value="39.477154" calcext:value-type="float">
            <text:p>39.477154</text:p>
          </table:table-cell>
          <table:table-cell office:value-type="float" office:value="0.351364" calcext:value-type="float">
            <text:p>0.351364</text:p>
          </table:table-cell>
        </table:table-row>
        <table:table-row table:style-name="ro1">
          <table:table-cell office:value-type="float" office:value="39.5323" calcext:value-type="float">
            <text:p>39.5323</text:p>
          </table:table-cell>
          <table:table-cell office:value-type="float" office:value="0.364597" calcext:value-type="float">
            <text:p>0.364597</text:p>
          </table:table-cell>
          <table:table-cell office:value-type="float" office:value="39.482528" calcext:value-type="float">
            <text:p>39.482528</text:p>
          </table:table-cell>
          <table:table-cell office:value-type="float" office:value="0.338153" calcext:value-type="float">
            <text:p>0.338153</text:p>
          </table:table-cell>
        </table:table-row>
        <table:table-row table:style-name="ro1">
          <table:table-cell office:value-type="float" office:value="39.5377" calcext:value-type="float">
            <text:p>39.5377</text:p>
          </table:table-cell>
          <table:table-cell office:value-type="float" office:value="0.359789" calcext:value-type="float">
            <text:p>0.359789</text:p>
          </table:table-cell>
          <table:table-cell office:value-type="float" office:value="39.487899" calcext:value-type="float">
            <text:p>39.487899</text:p>
          </table:table-cell>
          <table:table-cell office:value-type="float" office:value="0.32436" calcext:value-type="float">
            <text:p>0.32436</text:p>
          </table:table-cell>
        </table:table-row>
        <table:table-row table:style-name="ro1">
          <table:table-cell office:value-type="float" office:value="39.5431" calcext:value-type="float">
            <text:p>39.5431</text:p>
          </table:table-cell>
          <table:table-cell office:value-type="float" office:value="0.354386" calcext:value-type="float">
            <text:p>0.354386</text:p>
          </table:table-cell>
          <table:table-cell office:value-type="float" office:value="39.493267" calcext:value-type="float">
            <text:p>39.493267</text:p>
          </table:table-cell>
          <table:table-cell office:value-type="float" office:value="0.309989" calcext:value-type="float">
            <text:p>0.309989</text:p>
          </table:table-cell>
        </table:table-row>
        <table:table-row table:style-name="ro1">
          <table:table-cell office:value-type="float" office:value="39.5485" calcext:value-type="float">
            <text:p>39.5485</text:p>
          </table:table-cell>
          <table:table-cell office:value-type="float" office:value="0.348386" calcext:value-type="float">
            <text:p>0.348386</text:p>
          </table:table-cell>
          <table:table-cell office:value-type="float" office:value="39.498632" calcext:value-type="float">
            <text:p>39.498632</text:p>
          </table:table-cell>
          <table:table-cell office:value-type="float" office:value="0.295039" calcext:value-type="float">
            <text:p>0.295039</text:p>
          </table:table-cell>
        </table:table-row>
        <table:table-row table:style-name="ro1">
          <table:table-cell office:value-type="float" office:value="39.5538" calcext:value-type="float">
            <text:p>39.5538</text:p>
          </table:table-cell>
          <table:table-cell office:value-type="float" office:value="0.341791" calcext:value-type="float">
            <text:p>0.341791</text:p>
          </table:table-cell>
          <table:table-cell office:value-type="float" office:value="39.503995" calcext:value-type="float">
            <text:p>39.503995</text:p>
          </table:table-cell>
          <table:table-cell office:value-type="float" office:value="0.279513" calcext:value-type="float">
            <text:p>0.279513</text:p>
          </table:table-cell>
        </table:table-row>
        <table:table-row table:style-name="ro1">
          <table:table-cell office:value-type="float" office:value="39.5592" calcext:value-type="float">
            <text:p>39.5592</text:p>
          </table:table-cell>
          <table:table-cell office:value-type="float" office:value="0.334602" calcext:value-type="float">
            <text:p>0.334602</text:p>
          </table:table-cell>
          <table:table-cell office:value-type="float" office:value="39.509354" calcext:value-type="float">
            <text:p>39.509354</text:p>
          </table:table-cell>
          <table:table-cell office:value-type="float" office:value="0.263413" calcext:value-type="float">
            <text:p>0.263413</text:p>
          </table:table-cell>
        </table:table-row>
        <table:table-row table:style-name="ro1">
          <table:table-cell office:value-type="float" office:value="39.5645" calcext:value-type="float">
            <text:p>39.5645</text:p>
          </table:table-cell>
          <table:table-cell office:value-type="float" office:value="0.326819" calcext:value-type="float">
            <text:p>0.326819</text:p>
          </table:table-cell>
          <table:table-cell office:value-type="float" office:value="39.514711" calcext:value-type="float">
            <text:p>39.514711</text:p>
          </table:table-cell>
          <table:table-cell office:value-type="float" office:value="0.24674" calcext:value-type="float">
            <text:p>0.24674</text:p>
          </table:table-cell>
        </table:table-row>
        <table:table-row table:style-name="ro1">
          <table:table-cell office:value-type="float" office:value="39.5699" calcext:value-type="float">
            <text:p>39.5699</text:p>
          </table:table-cell>
          <table:table-cell office:value-type="float" office:value="0.318443" calcext:value-type="float">
            <text:p>0.318443</text:p>
          </table:table-cell>
          <table:table-cell office:value-type="float" office:value="39.520064" calcext:value-type="float">
            <text:p>39.520064</text:p>
          </table:table-cell>
          <table:table-cell office:value-type="float" office:value="0.229496" calcext:value-type="float">
            <text:p>0.229496</text:p>
          </table:table-cell>
        </table:table-row>
        <table:table-row table:style-name="ro1">
          <table:table-cell office:value-type="float" office:value="39.5752" calcext:value-type="float">
            <text:p>39.5752</text:p>
          </table:table-cell>
          <table:table-cell office:value-type="float" office:value="0.309476" calcext:value-type="float">
            <text:p>0.309476</text:p>
          </table:table-cell>
          <table:table-cell office:value-type="float" office:value="39.525415" calcext:value-type="float">
            <text:p>39.525415</text:p>
          </table:table-cell>
          <table:table-cell office:value-type="float" office:value="0.211683" calcext:value-type="float">
            <text:p>0.211683</text:p>
          </table:table-cell>
        </table:table-row>
        <table:table-row table:style-name="ro1">
          <table:table-cell office:value-type="float" office:value="39.5806" calcext:value-type="float">
            <text:p>39.5806</text:p>
          </table:table-cell>
          <table:table-cell office:value-type="float" office:value="0.299918" calcext:value-type="float">
            <text:p>0.299918</text:p>
          </table:table-cell>
          <table:table-cell office:value-type="float" office:value="39.530763" calcext:value-type="float">
            <text:p>39.530763</text:p>
          </table:table-cell>
          <table:table-cell office:value-type="float" office:value="0.193304" calcext:value-type="float">
            <text:p>0.193304</text:p>
          </table:table-cell>
        </table:table-row>
        <table:table-row table:style-name="ro1">
          <table:table-cell office:value-type="float" office:value="39.5859" calcext:value-type="float">
            <text:p>39.5859</text:p>
          </table:table-cell>
          <table:table-cell office:value-type="float" office:value="0.28977" calcext:value-type="float">
            <text:p>0.28977</text:p>
          </table:table-cell>
          <table:table-cell office:value-type="float" office:value="39.536108" calcext:value-type="float">
            <text:p>39.536108</text:p>
          </table:table-cell>
          <table:table-cell office:value-type="float" office:value="0.17436" calcext:value-type="float">
            <text:p>0.17436</text:p>
          </table:table-cell>
        </table:table-row>
        <table:table-row table:style-name="ro1">
          <table:table-cell office:value-type="float" office:value="39.5913" calcext:value-type="float">
            <text:p>39.5913</text:p>
          </table:table-cell>
          <table:table-cell office:value-type="float" office:value="0.279034" calcext:value-type="float">
            <text:p>0.279034</text:p>
          </table:table-cell>
          <table:table-cell office:value-type="float" office:value="39.541451" calcext:value-type="float">
            <text:p>39.541451</text:p>
          </table:table-cell>
          <table:table-cell office:value-type="float" office:value="0.154853" calcext:value-type="float">
            <text:p>0.154853</text:p>
          </table:table-cell>
        </table:table-row>
        <table:table-row table:style-name="ro1">
          <table:table-cell office:value-type="float" office:value="39.5966" calcext:value-type="float">
            <text:p>39.5966</text:p>
          </table:table-cell>
          <table:table-cell office:value-type="float" office:value="0.267711" calcext:value-type="float">
            <text:p>0.267711</text:p>
          </table:table-cell>
          <table:table-cell office:value-type="float" office:value="39.54679" calcext:value-type="float">
            <text:p>39.54679</text:p>
          </table:table-cell>
          <table:table-cell office:value-type="float" office:value="0.134786" calcext:value-type="float">
            <text:p>0.134786</text:p>
          </table:table-cell>
        </table:table-row>
        <table:table-row table:style-name="ro1">
          <table:table-cell office:value-type="float" office:value="39.602" calcext:value-type="float">
            <text:p>39.602</text:p>
          </table:table-cell>
          <table:table-cell office:value-type="float" office:value="0.255802" calcext:value-type="float">
            <text:p>0.255802</text:p>
          </table:table-cell>
          <table:table-cell office:value-type="float" office:value="39.552127" calcext:value-type="float">
            <text:p>39.552127</text:p>
          </table:table-cell>
          <table:table-cell office:value-type="float" office:value="0.11416" calcext:value-type="float">
            <text:p>0.11416</text:p>
          </table:table-cell>
        </table:table-row>
        <table:table-row table:style-name="ro1">
          <table:table-cell office:value-type="float" office:value="39.6073" calcext:value-type="float">
            <text:p>39.6073</text:p>
          </table:table-cell>
          <table:table-cell office:value-type="float" office:value="0.243308" calcext:value-type="float">
            <text:p>0.243308</text:p>
          </table:table-cell>
          <table:table-cell office:value-type="float" office:value="39.55746" calcext:value-type="float">
            <text:p>39.55746</text:p>
          </table:table-cell>
          <table:table-cell office:value-type="float" office:value="0.092979" calcext:value-type="float">
            <text:p>0.092979</text:p>
          </table:table-cell>
        </table:table-row>
        <table:table-row table:style-name="ro1">
          <table:table-cell office:value-type="float" office:value="39.6126" calcext:value-type="float">
            <text:p>39.6126</text:p>
          </table:table-cell>
          <table:table-cell office:value-type="float" office:value="0.230231" calcext:value-type="float">
            <text:p>0.230231</text:p>
          </table:table-cell>
          <table:table-cell office:value-type="float" office:value="39.562791" calcext:value-type="float">
            <text:p>39.562791</text:p>
          </table:table-cell>
          <table:table-cell office:value-type="float" office:value="0.071244" calcext:value-type="float">
            <text:p>0.071244</text:p>
          </table:table-cell>
        </table:table-row>
        <table:table-row table:style-name="ro1">
          <table:table-cell office:value-type="float" office:value="39.618" calcext:value-type="float">
            <text:p>39.618</text:p>
          </table:table-cell>
          <table:table-cell office:value-type="float" office:value="0.216572" calcext:value-type="float">
            <text:p>0.216572</text:p>
          </table:table-cell>
          <table:table-cell office:value-type="float" office:value="39.568119" calcext:value-type="float">
            <text:p>39.568119</text:p>
          </table:table-cell>
          <table:table-cell office:value-type="float" office:value="0.048957" calcext:value-type="float">
            <text:p>0.048957</text:p>
          </table:table-cell>
        </table:table-row>
        <table:table-row table:style-name="ro1">
          <table:table-cell office:value-type="float" office:value="39.6233" calcext:value-type="float">
            <text:p>39.6233</text:p>
          </table:table-cell>
          <table:table-cell office:value-type="float" office:value="0.202334" calcext:value-type="float">
            <text:p>0.202334</text:p>
          </table:table-cell>
          <table:table-cell office:value-type="float" office:value="39.573445" calcext:value-type="float">
            <text:p>39.573445</text:p>
          </table:table-cell>
          <table:table-cell office:value-type="float" office:value="0.026122" calcext:value-type="float">
            <text:p>0.026122</text:p>
          </table:table-cell>
        </table:table-row>
        <table:table-row table:style-name="ro1">
          <table:table-cell office:value-type="float" office:value="39.6286" calcext:value-type="float">
            <text:p>39.6286</text:p>
          </table:table-cell>
          <table:table-cell office:value-type="float" office:value="0.187517" calcext:value-type="float">
            <text:p>0.187517</text:p>
          </table:table-cell>
          <table:table-cell office:value-type="float" office:value="39.578767" calcext:value-type="float">
            <text:p>39.578767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float" office:value="39.634" calcext:value-type="float">
            <text:p>39.634</text:p>
          </table:table-cell>
          <table:table-cell office:value-type="float" office:value="0.172123" calcext:value-type="float">
            <text:p>0.172123</text:p>
          </table:table-cell>
          <table:table-cell office:value-type="float" office:value="39.584086" calcext:value-type="float">
            <text:p>39.58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393" calcext:value-type="float">
            <text:p>39.6393</text:p>
          </table:table-cell>
          <table:table-cell office:value-type="float" office:value="0.156154" calcext:value-type="float">
            <text:p>0.156154</text:p>
          </table:table-cell>
          <table:table-cell office:value-type="float" office:value="39.62662" calcext:value-type="float">
            <text:p>39.6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446" calcext:value-type="float">
            <text:p>39.6446</text:p>
          </table:table-cell>
          <table:table-cell office:value-type="float" office:value="0.139611" calcext:value-type="float">
            <text:p>0.139611</text:p>
          </table:table-cell>
          <table:table-cell office:value-type="float" office:value="39.631937" calcext:value-type="float">
            <text:p>39.631937</text:p>
          </table:table-cell>
          <table:table-cell office:value-type="float" office:value="0.024467" calcext:value-type="float">
            <text:p>0.024467</text:p>
          </table:table-cell>
        </table:table-row>
        <table:table-row table:style-name="ro1">
          <table:table-cell office:value-type="float" office:value="39.6499" calcext:value-type="float">
            <text:p>39.6499</text:p>
          </table:table-cell>
          <table:table-cell office:value-type="float" office:value="0.122498" calcext:value-type="float">
            <text:p>0.122498</text:p>
          </table:table-cell>
          <table:table-cell office:value-type="float" office:value="39.637251" calcext:value-type="float">
            <text:p>39.637251</text:p>
          </table:table-cell>
          <table:table-cell office:value-type="float" office:value="0.048276" calcext:value-type="float">
            <text:p>0.048276</text:p>
          </table:table-cell>
        </table:table-row>
        <table:table-row table:style-name="ro1">
          <table:table-cell office:value-type="float" office:value="39.6552" calcext:value-type="float">
            <text:p>39.6552</text:p>
          </table:table-cell>
          <table:table-cell office:value-type="float" office:value="0.104814" calcext:value-type="float">
            <text:p>0.104814</text:p>
          </table:table-cell>
          <table:table-cell office:value-type="float" office:value="39.642562" calcext:value-type="float">
            <text:p>39.642562</text:p>
          </table:table-cell>
          <table:table-cell office:value-type="float" office:value="0.071429" calcext:value-type="float">
            <text:p>0.071429</text:p>
          </table:table-cell>
        </table:table-row>
        <table:table-row table:style-name="ro1">
          <table:table-cell office:value-type="float" office:value="39.6605" calcext:value-type="float">
            <text:p>39.6605</text:p>
          </table:table-cell>
          <table:table-cell office:value-type="float" office:value="0.0865637" calcext:value-type="float">
            <text:p>0.0865637</text:p>
          </table:table-cell>
          <table:table-cell office:value-type="float" office:value="39.64787" calcext:value-type="float">
            <text:p>39.64787</text:p>
          </table:table-cell>
          <table:table-cell office:value-type="float" office:value="0.09393" calcext:value-type="float">
            <text:p>0.09393</text:p>
          </table:table-cell>
        </table:table-row>
        <table:table-row table:style-name="ro1">
          <table:table-cell office:value-type="float" office:value="39.6658" calcext:value-type="float">
            <text:p>39.6658</text:p>
          </table:table-cell>
          <table:table-cell office:value-type="float" office:value="0.0677476" calcext:value-type="float">
            <text:p>0.0677476</text:p>
          </table:table-cell>
          <table:table-cell office:value-type="float" office:value="39.653175" calcext:value-type="float">
            <text:p>39.653175</text:p>
          </table:table-cell>
          <table:table-cell office:value-type="float" office:value="0.115782" calcext:value-type="float">
            <text:p>0.115782</text:p>
          </table:table-cell>
        </table:table-row>
        <table:table-row table:style-name="ro1">
          <table:table-cell office:value-type="float" office:value="39.6711" calcext:value-type="float">
            <text:p>39.6711</text:p>
          </table:table-cell>
          <table:table-cell office:value-type="float" office:value="0.0483682" calcext:value-type="float">
            <text:p>0.0483682</text:p>
          </table:table-cell>
          <table:table-cell office:value-type="float" office:value="39.658478" calcext:value-type="float">
            <text:p>39.658478</text:p>
          </table:table-cell>
          <table:table-cell office:value-type="float" office:value="0.136988" calcext:value-type="float">
            <text:p>0.136988</text:p>
          </table:table-cell>
        </table:table-row>
        <table:table-row table:style-name="ro1">
          <table:table-cell office:value-type="float" office:value="39.6764" calcext:value-type="float">
            <text:p>39.6764</text:p>
          </table:table-cell>
          <table:table-cell office:value-type="float" office:value="0.0284276" calcext:value-type="float">
            <text:p>0.0284276</text:p>
          </table:table-cell>
          <table:table-cell office:value-type="float" office:value="39.663778" calcext:value-type="float">
            <text:p>39.663778</text:p>
          </table:table-cell>
          <table:table-cell office:value-type="float" office:value="0.15755" calcext:value-type="float">
            <text:p>0.15755</text:p>
          </table:table-cell>
        </table:table-row>
        <table:table-row table:style-name="ro1">
          <table:table-cell office:value-type="float" office:value="39.6817" calcext:value-type="float">
            <text:p>39.6817</text:p>
          </table:table-cell>
          <table:table-cell office:value-type="float" office:value="0.00792792" calcext:value-type="float">
            <text:p>0.00792792</text:p>
          </table:table-cell>
          <table:table-cell office:value-type="float" office:value="39.669075" calcext:value-type="float">
            <text:p>39.669075</text:p>
          </table:table-cell>
          <table:table-cell office:value-type="float" office:value="0.177472" calcext:value-type="float">
            <text:p>0.177472</text:p>
          </table:table-cell>
        </table:table-row>
        <table:table-row table:style-name="ro1">
          <table:table-cell office:value-type="float" office:value="39.687" calcext:value-type="float">
            <text:p>39.687</text:p>
          </table:table-cell>
          <table:table-cell office:value-type="float" office:value="0" calcext:value-type="float">
            <text:p>0</text:p>
          </table:table-cell>
          <table:table-cell office:value-type="float" office:value="39.674369" calcext:value-type="float">
            <text:p>39.674369</text:p>
          </table:table-cell>
          <table:table-cell office:value-type="float" office:value="0.196755" calcext:value-type="float">
            <text:p>0.196755</text:p>
          </table:table-cell>
        </table:table-row>
        <table:table-row table:style-name="ro1">
          <table:table-cell office:value-type="float" office:value="39.7294" calcext:value-type="float">
            <text:p>39.7294</text:p>
          </table:table-cell>
          <table:table-cell office:value-type="float" office:value="0" calcext:value-type="float">
            <text:p>0</text:p>
          </table:table-cell>
          <table:table-cell office:value-type="float" office:value="39.67966" calcext:value-type="float">
            <text:p>39.67966</text:p>
          </table:table-cell>
          <table:table-cell office:value-type="float" office:value="0.215402" calcext:value-type="float">
            <text:p>0.215402</text:p>
          </table:table-cell>
        </table:table-row>
        <table:table-row table:style-name="ro1">
          <table:table-cell office:value-type="float" office:value="39.7346" calcext:value-type="float">
            <text:p>39.7346</text:p>
          </table:table-cell>
          <table:table-cell office:value-type="float" office:value="0.0210564" calcext:value-type="float">
            <text:p>0.0210564</text:p>
          </table:table-cell>
          <table:table-cell office:value-type="float" office:value="39.684949" calcext:value-type="float">
            <text:p>39.684949</text:p>
          </table:table-cell>
          <table:table-cell office:value-type="float" office:value="0.233416" calcext:value-type="float">
            <text:p>0.233416</text:p>
          </table:table-cell>
        </table:table-row>
        <table:table-row table:style-name="ro1">
          <table:table-cell office:value-type="float" office:value="39.7399" calcext:value-type="float">
            <text:p>39.7399</text:p>
          </table:table-cell>
          <table:table-cell office:value-type="float" office:value="0.0414696" calcext:value-type="float">
            <text:p>0.0414696</text:p>
          </table:table-cell>
          <table:table-cell office:value-type="float" office:value="39.690235" calcext:value-type="float">
            <text:p>39.690235</text:p>
          </table:table-cell>
          <table:table-cell office:value-type="float" office:value="0.250799" calcext:value-type="float">
            <text:p>0.250799</text:p>
          </table:table-cell>
        </table:table-row>
        <table:table-row table:style-name="ro1">
          <table:table-cell office:value-type="float" office:value="39.7452" calcext:value-type="float">
            <text:p>39.7452</text:p>
          </table:table-cell>
          <table:table-cell office:value-type="float" office:value="0.0612425" calcext:value-type="float">
            <text:p>0.0612425</text:p>
          </table:table-cell>
          <table:table-cell office:value-type="float" office:value="39.695518" calcext:value-type="float">
            <text:p>39.695518</text:p>
          </table:table-cell>
          <table:table-cell office:value-type="float" office:value="0.267554" calcext:value-type="float">
            <text:p>0.267554</text:p>
          </table:table-cell>
        </table:table-row>
        <table:table-row table:style-name="ro1">
          <table:table-cell office:value-type="float" office:value="39.7505" calcext:value-type="float">
            <text:p>39.7505</text:p>
          </table:table-cell>
          <table:table-cell office:value-type="float" office:value="0.0803775" calcext:value-type="float">
            <text:p>0.0803775</text:p>
          </table:table-cell>
          <table:table-cell office:value-type="float" office:value="39.700798" calcext:value-type="float">
            <text:p>39.700798</text:p>
          </table:table-cell>
          <table:table-cell office:value-type="float" office:value="0.283681" calcext:value-type="float">
            <text:p>0.283681</text:p>
          </table:table-cell>
        </table:table-row>
        <table:table-row table:style-name="ro1">
          <table:table-cell office:value-type="float" office:value="39.7558" calcext:value-type="float">
            <text:p>39.7558</text:p>
          </table:table-cell>
          <table:table-cell office:value-type="float" office:value="0.0988771" calcext:value-type="float">
            <text:p>0.0988771</text:p>
          </table:table-cell>
          <table:table-cell office:value-type="float" office:value="39.706075" calcext:value-type="float">
            <text:p>39.706075</text:p>
          </table:table-cell>
          <table:table-cell office:value-type="float" office:value="0.299184" calcext:value-type="float">
            <text:p>0.299184</text:p>
          </table:table-cell>
        </table:table-row>
        <table:table-row table:style-name="ro1">
          <table:table-cell office:value-type="float" office:value="39.7611" calcext:value-type="float">
            <text:p>39.7611</text:p>
          </table:table-cell>
          <table:table-cell office:value-type="float" office:value="0.116744" calcext:value-type="float">
            <text:p>0.116744</text:p>
          </table:table-cell>
          <table:table-cell office:value-type="float" office:value="39.71135" calcext:value-type="float">
            <text:p>39.71135</text:p>
          </table:table-cell>
          <table:table-cell office:value-type="float" office:value="0.314065" calcext:value-type="float">
            <text:p>0.314065</text:p>
          </table:table-cell>
        </table:table-row>
        <table:table-row table:style-name="ro1">
          <table:table-cell office:value-type="float" office:value="39.7663" calcext:value-type="float">
            <text:p>39.7663</text:p>
          </table:table-cell>
          <table:table-cell office:value-type="float" office:value="0.13398" calcext:value-type="float">
            <text:p>0.13398</text:p>
          </table:table-cell>
          <table:table-cell office:value-type="float" office:value="39.716622" calcext:value-type="float">
            <text:p>39.716622</text:p>
          </table:table-cell>
          <table:table-cell office:value-type="float" office:value="0.328325" calcext:value-type="float">
            <text:p>0.328325</text:p>
          </table:table-cell>
        </table:table-row>
        <table:table-row table:style-name="ro1">
          <table:table-cell office:value-type="float" office:value="39.7716" calcext:value-type="float">
            <text:p>39.7716</text:p>
          </table:table-cell>
          <table:table-cell office:value-type="float" office:value="0.150587" calcext:value-type="float">
            <text:p>0.150587</text:p>
          </table:table-cell>
          <table:table-cell office:value-type="float" office:value="39.721891" calcext:value-type="float">
            <text:p>39.721891</text:p>
          </table:table-cell>
          <table:table-cell office:value-type="float" office:value="0.341966" calcext:value-type="float">
            <text:p>0.341966</text:p>
          </table:table-cell>
        </table:table-row>
        <table:table-row table:style-name="ro1">
          <table:table-cell office:value-type="float" office:value="39.7769" calcext:value-type="float">
            <text:p>39.7769</text:p>
          </table:table-cell>
          <table:table-cell office:value-type="float" office:value="0.166568" calcext:value-type="float">
            <text:p>0.166568</text:p>
          </table:table-cell>
          <table:table-cell office:value-type="float" office:value="39.727157" calcext:value-type="float">
            <text:p>39.727157</text:p>
          </table:table-cell>
          <table:table-cell office:value-type="float" office:value="0.35499" calcext:value-type="float">
            <text:p>0.35499</text:p>
          </table:table-cell>
        </table:table-row>
        <table:table-row table:style-name="ro1">
          <table:table-cell office:value-type="float" office:value="39.7821" calcext:value-type="float">
            <text:p>39.7821</text:p>
          </table:table-cell>
          <table:table-cell office:value-type="float" office:value="0.181925" calcext:value-type="float">
            <text:p>0.181925</text:p>
          </table:table-cell>
          <table:table-cell office:value-type="float" office:value="39.732421" calcext:value-type="float">
            <text:p>39.732421</text:p>
          </table:table-cell>
          <table:table-cell office:value-type="float" office:value="0.367398" calcext:value-type="float">
            <text:p>0.367398</text:p>
          </table:table-cell>
        </table:table-row>
        <table:table-row table:style-name="ro1">
          <table:table-cell office:value-type="float" office:value="39.7874" calcext:value-type="float">
            <text:p>39.7874</text:p>
          </table:table-cell>
          <table:table-cell office:value-type="float" office:value="0.19666" calcext:value-type="float">
            <text:p>0.19666</text:p>
          </table:table-cell>
          <table:table-cell office:value-type="float" office:value="39.737681" calcext:value-type="float">
            <text:p>39.737681</text:p>
          </table:table-cell>
          <table:table-cell office:value-type="float" office:value="0.379192" calcext:value-type="float">
            <text:p>0.379192</text:p>
          </table:table-cell>
        </table:table-row>
        <table:table-row table:style-name="ro1">
          <table:table-cell office:value-type="float" office:value="39.7927" calcext:value-type="float">
            <text:p>39.7927</text:p>
          </table:table-cell>
          <table:table-cell office:value-type="float" office:value="0.210774" calcext:value-type="float">
            <text:p>0.210774</text:p>
          </table:table-cell>
          <table:table-cell office:value-type="float" office:value="39.742939" calcext:value-type="float">
            <text:p>39.742939</text:p>
          </table:table-cell>
          <table:table-cell office:value-type="float" office:value="0.390374" calcext:value-type="float">
            <text:p>0.390374</text:p>
          </table:table-cell>
        </table:table-row>
        <table:table-row table:style-name="ro1">
          <table:table-cell office:value-type="float" office:value="39.7979" calcext:value-type="float">
            <text:p>39.7979</text:p>
          </table:table-cell>
          <table:table-cell office:value-type="float" office:value="0.224269" calcext:value-type="float">
            <text:p>0.224269</text:p>
          </table:table-cell>
          <table:table-cell office:value-type="float" office:value="39.748194" calcext:value-type="float">
            <text:p>39.748194</text:p>
          </table:table-cell>
          <table:table-cell office:value-type="float" office:value="0.400945" calcext:value-type="float">
            <text:p>0.400945</text:p>
          </table:table-cell>
        </table:table-row>
        <table:table-row table:style-name="ro1">
          <table:table-cell office:value-type="float" office:value="39.8032" calcext:value-type="float">
            <text:p>39.8032</text:p>
          </table:table-cell>
          <table:table-cell office:value-type="float" office:value="0.237148" calcext:value-type="float">
            <text:p>0.237148</text:p>
          </table:table-cell>
          <table:table-cell office:value-type="float" office:value="39.753447" calcext:value-type="float">
            <text:p>39.753447</text:p>
          </table:table-cell>
          <table:table-cell office:value-type="float" office:value="0.410906" calcext:value-type="float">
            <text:p>0.410906</text:p>
          </table:table-cell>
        </table:table-row>
        <table:table-row table:style-name="ro1">
          <table:table-cell office:value-type="float" office:value="39.8084" calcext:value-type="float">
            <text:p>39.8084</text:p>
          </table:table-cell>
          <table:table-cell office:value-type="float" office:value="0.249411" calcext:value-type="float">
            <text:p>0.249411</text:p>
          </table:table-cell>
          <table:table-cell office:value-type="float" office:value="39.758697" calcext:value-type="float">
            <text:p>39.758697</text:p>
          </table:table-cell>
          <table:table-cell office:value-type="float" office:value="0.420259" calcext:value-type="float">
            <text:p>0.420259</text:p>
          </table:table-cell>
        </table:table-row>
        <table:table-row table:style-name="ro1">
          <table:table-cell office:value-type="float" office:value="39.8137" calcext:value-type="float">
            <text:p>39.8137</text:p>
          </table:table-cell>
          <table:table-cell office:value-type="float" office:value="0.26106" calcext:value-type="float">
            <text:p>0.26106</text:p>
          </table:table-cell>
          <table:table-cell office:value-type="float" office:value="39.763944" calcext:value-type="float">
            <text:p>39.763944</text:p>
          </table:table-cell>
          <table:table-cell office:value-type="float" office:value="0.429004" calcext:value-type="float">
            <text:p>0.429004</text:p>
          </table:table-cell>
        </table:table-row>
        <table:table-row table:style-name="ro1">
          <table:table-cell office:value-type="float" office:value="39.8189" calcext:value-type="float">
            <text:p>39.8189</text:p>
          </table:table-cell>
          <table:table-cell office:value-type="float" office:value="0.272097" calcext:value-type="float">
            <text:p>0.272097</text:p>
          </table:table-cell>
          <table:table-cell office:value-type="float" office:value="39.769188" calcext:value-type="float">
            <text:p>39.769188</text:p>
          </table:table-cell>
          <table:table-cell office:value-type="float" office:value="0.437143" calcext:value-type="float">
            <text:p>0.437143</text:p>
          </table:table-cell>
        </table:table-row>
        <table:table-row table:style-name="ro1">
          <table:table-cell office:value-type="float" office:value="39.8242" calcext:value-type="float">
            <text:p>39.8242</text:p>
          </table:table-cell>
          <table:table-cell office:value-type="float" office:value="0.282523" calcext:value-type="float">
            <text:p>0.282523</text:p>
          </table:table-cell>
          <table:table-cell office:value-type="float" office:value="39.774429" calcext:value-type="float">
            <text:p>39.774429</text:p>
          </table:table-cell>
          <table:table-cell office:value-type="float" office:value="0.444677" calcext:value-type="float">
            <text:p>0.444677</text:p>
          </table:table-cell>
        </table:table-row>
        <table:table-row table:style-name="ro1">
          <table:table-cell office:value-type="float" office:value="39.8294" calcext:value-type="float">
            <text:p>39.8294</text:p>
          </table:table-cell>
          <table:table-cell office:value-type="float" office:value="0.292339" calcext:value-type="float">
            <text:p>0.292339</text:p>
          </table:table-cell>
          <table:table-cell office:value-type="float" office:value="39.779668" calcext:value-type="float">
            <text:p>39.779668</text:p>
          </table:table-cell>
          <table:table-cell office:value-type="float" office:value="0.451607" calcext:value-type="float">
            <text:p>0.451607</text:p>
          </table:table-cell>
        </table:table-row>
        <table:table-row table:style-name="ro1">
          <table:table-cell office:value-type="float" office:value="39.8346" calcext:value-type="float">
            <text:p>39.8346</text:p>
          </table:table-cell>
          <table:table-cell office:value-type="float" office:value="0.301548" calcext:value-type="float">
            <text:p>0.301548</text:p>
          </table:table-cell>
          <table:table-cell office:value-type="float" office:value="39.784904" calcext:value-type="float">
            <text:p>39.784904</text:p>
          </table:table-cell>
          <table:table-cell office:value-type="float" office:value="0.457933" calcext:value-type="float">
            <text:p>0.457933</text:p>
          </table:table-cell>
        </table:table-row>
        <table:table-row table:style-name="ro1">
          <table:table-cell office:value-type="float" office:value="39.8399" calcext:value-type="float">
            <text:p>39.8399</text:p>
          </table:table-cell>
          <table:table-cell office:value-type="float" office:value="0.310148" calcext:value-type="float">
            <text:p>0.310148</text:p>
          </table:table-cell>
          <table:table-cell office:value-type="float" office:value="39.790137" calcext:value-type="float">
            <text:p>39.790137</text:p>
          </table:table-cell>
          <table:table-cell office:value-type="float" office:value="0.463657" calcext:value-type="float">
            <text:p>0.463657</text:p>
          </table:table-cell>
        </table:table-row>
        <table:table-row table:style-name="ro1">
          <table:table-cell office:value-type="float" office:value="39.8451" calcext:value-type="float">
            <text:p>39.8451</text:p>
          </table:table-cell>
          <table:table-cell office:value-type="float" office:value="0.318143" calcext:value-type="float">
            <text:p>0.318143</text:p>
          </table:table-cell>
          <table:table-cell office:value-type="float" office:value="39.795367" calcext:value-type="float">
            <text:p>39.795367</text:p>
          </table:table-cell>
          <table:table-cell office:value-type="float" office:value="0.468779" calcext:value-type="float">
            <text:p>0.468779</text:p>
          </table:table-cell>
        </table:table-row>
        <table:table-row table:style-name="ro1">
          <table:table-cell office:value-type="float" office:value="39.8503" calcext:value-type="float">
            <text:p>39.8503</text:p>
          </table:table-cell>
          <table:table-cell office:value-type="float" office:value="0.325532" calcext:value-type="float">
            <text:p>0.325532</text:p>
          </table:table-cell>
          <table:table-cell office:value-type="float" office:value="39.800595" calcext:value-type="float">
            <text:p>39.800595</text:p>
          </table:table-cell>
          <table:table-cell office:value-type="float" office:value="0.4733" calcext:value-type="float">
            <text:p>0.4733</text:p>
          </table:table-cell>
        </table:table-row>
        <table:table-row table:style-name="ro1">
          <table:table-cell office:value-type="float" office:value="39.8556" calcext:value-type="float">
            <text:p>39.8556</text:p>
          </table:table-cell>
          <table:table-cell office:value-type="float" office:value="0.332318" calcext:value-type="float">
            <text:p>0.332318</text:p>
          </table:table-cell>
          <table:table-cell office:value-type="float" office:value="39.80582" calcext:value-type="float">
            <text:p>39.80582</text:p>
          </table:table-cell>
          <table:table-cell office:value-type="float" office:value="0.47722" calcext:value-type="float">
            <text:p>0.47722</text:p>
          </table:table-cell>
        </table:table-row>
        <table:table-row table:style-name="ro1">
          <table:table-cell office:value-type="float" office:value="39.8608" calcext:value-type="float">
            <text:p>39.8608</text:p>
          </table:table-cell>
          <table:table-cell office:value-type="float" office:value="0.3385" calcext:value-type="float">
            <text:p>0.3385</text:p>
          </table:table-cell>
          <table:table-cell office:value-type="float" office:value="39.811042" calcext:value-type="float">
            <text:p>39.811042</text:p>
          </table:table-cell>
          <table:table-cell office:value-type="float" office:value="0.480541" calcext:value-type="float">
            <text:p>0.480541</text:p>
          </table:table-cell>
        </table:table-row>
        <table:table-row table:style-name="ro1">
          <table:table-cell office:value-type="float" office:value="39.866" calcext:value-type="float">
            <text:p>39.866</text:p>
          </table:table-cell>
          <table:table-cell office:value-type="float" office:value="0.344079" calcext:value-type="float">
            <text:p>0.344079</text:p>
          </table:table-cell>
          <table:table-cell office:value-type="float" office:value="39.816262" calcext:value-type="float">
            <text:p>39.816262</text:p>
          </table:table-cell>
          <table:table-cell office:value-type="float" office:value="0.483261" calcext:value-type="float">
            <text:p>0.483261</text:p>
          </table:table-cell>
        </table:table-row>
        <table:table-row table:style-name="ro1">
          <table:table-cell office:value-type="float" office:value="39.8712" calcext:value-type="float">
            <text:p>39.8712</text:p>
          </table:table-cell>
          <table:table-cell office:value-type="float" office:value="0.349056" calcext:value-type="float">
            <text:p>0.349056</text:p>
          </table:table-cell>
          <table:table-cell office:value-type="float" office:value="39.821479" calcext:value-type="float">
            <text:p>39.821479</text:p>
          </table:table-cell>
          <table:table-cell office:value-type="float" office:value="0.485382" calcext:value-type="float">
            <text:p>0.485382</text:p>
          </table:table-cell>
        </table:table-row>
        <table:table-row table:style-name="ro1">
          <table:table-cell office:value-type="float" office:value="39.8765" calcext:value-type="float">
            <text:p>39.8765</text:p>
          </table:table-cell>
          <table:table-cell office:value-type="float" office:value="0.353433" calcext:value-type="float">
            <text:p>0.353433</text:p>
          </table:table-cell>
          <table:table-cell office:value-type="float" office:value="39.826693" calcext:value-type="float">
            <text:p>39.826693</text:p>
          </table:table-cell>
          <table:table-cell office:value-type="float" office:value="0.486904" calcext:value-type="float">
            <text:p>0.486904</text:p>
          </table:table-cell>
        </table:table-row>
        <table:table-row table:style-name="ro1">
          <table:table-cell office:value-type="float" office:value="39.8817" calcext:value-type="float">
            <text:p>39.8817</text:p>
          </table:table-cell>
          <table:table-cell office:value-type="float" office:value="0.357208" calcext:value-type="float">
            <text:p>0.357208</text:p>
          </table:table-cell>
          <table:table-cell office:value-type="float" office:value="39.831904" calcext:value-type="float">
            <text:p>39.831904</text:p>
          </table:table-cell>
          <table:table-cell office:value-type="float" office:value="0.487828" calcext:value-type="float">
            <text:p>0.487828</text:p>
          </table:table-cell>
        </table:table-row>
        <table:table-row table:style-name="ro1">
          <table:table-cell office:value-type="float" office:value="39.8869" calcext:value-type="float">
            <text:p>39.8869</text:p>
          </table:table-cell>
          <table:table-cell office:value-type="float" office:value="0.360384" calcext:value-type="float">
            <text:p>0.360384</text:p>
          </table:table-cell>
          <table:table-cell office:value-type="float" office:value="39.837113" calcext:value-type="float">
            <text:p>39.837113</text:p>
          </table:table-cell>
          <table:table-cell office:value-type="float" office:value="0.488153" calcext:value-type="float">
            <text:p>0.488153</text:p>
          </table:table-cell>
        </table:table-row>
        <table:table-row table:style-name="ro1">
          <table:table-cell office:value-type="float" office:value="39.8921" calcext:value-type="float">
            <text:p>39.8921</text:p>
          </table:table-cell>
          <table:table-cell office:value-type="float" office:value="0.362959" calcext:value-type="float">
            <text:p>0.362959</text:p>
          </table:table-cell>
          <table:table-cell office:value-type="float" office:value="39.842319" calcext:value-type="float">
            <text:p>39.842319</text:p>
          </table:table-cell>
          <table:table-cell office:value-type="float" office:value="0.487879" calcext:value-type="float">
            <text:p>0.487879</text:p>
          </table:table-cell>
        </table:table-row>
        <table:table-row table:style-name="ro1">
          <table:table-cell office:value-type="float" office:value="39.8973" calcext:value-type="float">
            <text:p>39.8973</text:p>
          </table:table-cell>
          <table:table-cell office:value-type="float" office:value="0.364935" calcext:value-type="float">
            <text:p>0.364935</text:p>
          </table:table-cell>
          <table:table-cell office:value-type="float" office:value="39.847522" calcext:value-type="float">
            <text:p>39.847522</text:p>
          </table:table-cell>
          <table:table-cell office:value-type="float" office:value="0.487007" calcext:value-type="float">
            <text:p>0.487007</text:p>
          </table:table-cell>
        </table:table-row>
        <table:table-row table:style-name="ro1">
          <table:table-cell office:value-type="float" office:value="39.9025" calcext:value-type="float">
            <text:p>39.9025</text:p>
          </table:table-cell>
          <table:table-cell office:value-type="float" office:value="0.366312" calcext:value-type="float">
            <text:p>0.366312</text:p>
          </table:table-cell>
          <table:table-cell office:value-type="float" office:value="39.852722" calcext:value-type="float">
            <text:p>39.852722</text:p>
          </table:table-cell>
          <table:table-cell office:value-type="float" office:value="0.485536" calcext:value-type="float">
            <text:p>0.485536</text:p>
          </table:table-cell>
        </table:table-row>
        <table:table-row table:style-name="ro1">
          <table:table-cell office:value-type="float" office:value="39.9077" calcext:value-type="float">
            <text:p>39.9077</text:p>
          </table:table-cell>
          <table:table-cell office:value-type="float" office:value="0.367091" calcext:value-type="float">
            <text:p>0.367091</text:p>
          </table:table-cell>
          <table:table-cell office:value-type="float" office:value="39.85792" calcext:value-type="float">
            <text:p>39.85792</text:p>
          </table:table-cell>
          <table:table-cell office:value-type="float" office:value="0.483467" calcext:value-type="float">
            <text:p>0.483467</text:p>
          </table:table-cell>
        </table:table-row>
        <table:table-row table:style-name="ro1">
          <table:table-cell office:value-type="float" office:value="39.9129" calcext:value-type="float">
            <text:p>39.9129</text:p>
          </table:table-cell>
          <table:table-cell office:value-type="float" office:value="0.36727" calcext:value-type="float">
            <text:p>0.36727</text:p>
          </table:table-cell>
          <table:table-cell office:value-type="float" office:value="39.863115" calcext:value-type="float">
            <text:p>39.863115</text:p>
          </table:table-cell>
          <table:table-cell office:value-type="float" office:value="0.4808" calcext:value-type="float">
            <text:p>0.4808</text:p>
          </table:table-cell>
        </table:table-row>
        <table:table-row table:style-name="ro1">
          <table:table-cell office:value-type="float" office:value="39.9181" calcext:value-type="float">
            <text:p>39.9181</text:p>
          </table:table-cell>
          <table:table-cell office:value-type="float" office:value="0.36685" calcext:value-type="float">
            <text:p>0.36685</text:p>
          </table:table-cell>
          <table:table-cell office:value-type="float" office:value="39.868308" calcext:value-type="float">
            <text:p>39.868308</text:p>
          </table:table-cell>
          <table:table-cell office:value-type="float" office:value="0.477535" calcext:value-type="float">
            <text:p>0.477535</text:p>
          </table:table-cell>
        </table:table-row>
        <table:table-row table:style-name="ro1">
          <table:table-cell office:value-type="float" office:value="39.9233" calcext:value-type="float">
            <text:p>39.9233</text:p>
          </table:table-cell>
          <table:table-cell office:value-type="float" office:value="0.365832" calcext:value-type="float">
            <text:p>0.365832</text:p>
          </table:table-cell>
          <table:table-cell office:value-type="float" office:value="39.873498" calcext:value-type="float">
            <text:p>39.873498</text:p>
          </table:table-cell>
          <table:table-cell office:value-type="float" office:value="0.473672" calcext:value-type="float">
            <text:p>0.473672</text:p>
          </table:table-cell>
        </table:table-row>
        <table:table-row table:style-name="ro1">
          <table:table-cell office:value-type="float" office:value="39.9285" calcext:value-type="float">
            <text:p>39.9285</text:p>
          </table:table-cell>
          <table:table-cell office:value-type="float" office:value="0.364215" calcext:value-type="float">
            <text:p>0.364215</text:p>
          </table:table-cell>
          <table:table-cell office:value-type="float" office:value="39.878685" calcext:value-type="float">
            <text:p>39.878685</text:p>
          </table:table-cell>
          <table:table-cell office:value-type="float" office:value="0.469212" calcext:value-type="float">
            <text:p>0.469212</text:p>
          </table:table-cell>
        </table:table-row>
        <table:table-row table:style-name="ro1">
          <table:table-cell office:value-type="float" office:value="39.9337" calcext:value-type="float">
            <text:p>39.9337</text:p>
          </table:table-cell>
          <table:table-cell office:value-type="float" office:value="0.362" calcext:value-type="float">
            <text:p>0.362</text:p>
          </table:table-cell>
          <table:table-cell office:value-type="float" office:value="39.883869" calcext:value-type="float">
            <text:p>39.883869</text:p>
          </table:table-cell>
          <table:table-cell office:value-type="float" office:value="0.464156" calcext:value-type="float">
            <text:p>0.464156</text:p>
          </table:table-cell>
        </table:table-row>
        <table:table-row table:style-name="ro1">
          <table:table-cell office:value-type="float" office:value="39.9389" calcext:value-type="float">
            <text:p>39.9389</text:p>
          </table:table-cell>
          <table:table-cell office:value-type="float" office:value="0.359186" calcext:value-type="float">
            <text:p>0.359186</text:p>
          </table:table-cell>
          <table:table-cell office:value-type="float" office:value="39.889051" calcext:value-type="float">
            <text:p>39.889051</text:p>
          </table:table-cell>
          <table:table-cell office:value-type="float" office:value="0.458504" calcext:value-type="float">
            <text:p>0.458504</text:p>
          </table:table-cell>
        </table:table-row>
        <table:table-row table:style-name="ro1">
          <table:table-cell office:value-type="float" office:value="39.944" calcext:value-type="float">
            <text:p>39.944</text:p>
          </table:table-cell>
          <table:table-cell office:value-type="float" office:value="0.355775" calcext:value-type="float">
            <text:p>0.355775</text:p>
          </table:table-cell>
          <table:table-cell office:value-type="float" office:value="39.89423" calcext:value-type="float">
            <text:p>39.89423</text:p>
          </table:table-cell>
          <table:table-cell office:value-type="float" office:value="0.452257" calcext:value-type="float">
            <text:p>0.452257</text:p>
          </table:table-cell>
        </table:table-row>
        <table:table-row table:style-name="ro1">
          <table:table-cell office:value-type="float" office:value="39.9492" calcext:value-type="float">
            <text:p>39.9492</text:p>
          </table:table-cell>
          <table:table-cell office:value-type="float" office:value="0.351766" calcext:value-type="float">
            <text:p>0.351766</text:p>
          </table:table-cell>
          <table:table-cell office:value-type="float" office:value="39.899406" calcext:value-type="float">
            <text:p>39.899406</text:p>
          </table:table-cell>
          <table:table-cell office:value-type="float" office:value="0.445414" calcext:value-type="float">
            <text:p>0.445414</text:p>
          </table:table-cell>
        </table:table-row>
        <table:table-row table:style-name="ro1">
          <table:table-cell office:value-type="float" office:value="39.9544" calcext:value-type="float">
            <text:p>39.9544</text:p>
          </table:table-cell>
          <table:table-cell office:value-type="float" office:value="0.347159" calcext:value-type="float">
            <text:p>0.347159</text:p>
          </table:table-cell>
          <table:table-cell office:value-type="float" office:value="39.904579" calcext:value-type="float">
            <text:p>39.904579</text:p>
          </table:table-cell>
          <table:table-cell office:value-type="float" office:value="0.437978" calcext:value-type="float">
            <text:p>0.437978</text:p>
          </table:table-cell>
        </table:table-row>
        <table:table-row table:style-name="ro1">
          <table:table-cell office:value-type="float" office:value="39.9596" calcext:value-type="float">
            <text:p>39.9596</text:p>
          </table:table-cell>
          <table:table-cell office:value-type="float" office:value="0.341956" calcext:value-type="float">
            <text:p>0.341956</text:p>
          </table:table-cell>
          <table:table-cell office:value-type="float" office:value="39.90975" calcext:value-type="float">
            <text:p>39.90975</text:p>
          </table:table-cell>
          <table:table-cell office:value-type="float" office:value="0.429949" calcext:value-type="float">
            <text:p>0.429949</text:p>
          </table:table-cell>
        </table:table-row>
        <table:table-row table:style-name="ro1">
          <table:table-cell office:value-type="float" office:value="39.9647" calcext:value-type="float">
            <text:p>39.9647</text:p>
          </table:table-cell>
          <table:table-cell office:value-type="float" office:value="0.336157" calcext:value-type="float">
            <text:p>0.336157</text:p>
          </table:table-cell>
          <table:table-cell office:value-type="float" office:value="39.914919" calcext:value-type="float">
            <text:p>39.914919</text:p>
          </table:table-cell>
          <table:table-cell office:value-type="float" office:value="0.421328" calcext:value-type="float">
            <text:p>0.421328</text:p>
          </table:table-cell>
        </table:table-row>
        <table:table-row table:style-name="ro1">
          <table:table-cell office:value-type="float" office:value="39.9699" calcext:value-type="float">
            <text:p>39.9699</text:p>
          </table:table-cell>
          <table:table-cell office:value-type="float" office:value="0.329763" calcext:value-type="float">
            <text:p>0.329763</text:p>
          </table:table-cell>
          <table:table-cell office:value-type="float" office:value="39.920084" calcext:value-type="float">
            <text:p>39.920084</text:p>
          </table:table-cell>
          <table:table-cell office:value-type="float" office:value="0.412116" calcext:value-type="float">
            <text:p>0.412116</text:p>
          </table:table-cell>
        </table:table-row>
        <table:table-row table:style-name="ro1">
          <table:table-cell office:value-type="float" office:value="39.9751" calcext:value-type="float">
            <text:p>39.9751</text:p>
          </table:table-cell>
          <table:table-cell office:value-type="float" office:value="0.322774" calcext:value-type="float">
            <text:p>0.322774</text:p>
          </table:table-cell>
          <table:table-cell office:value-type="float" office:value="39.925247" calcext:value-type="float">
            <text:p>39.925247</text:p>
          </table:table-cell>
          <table:table-cell office:value-type="float" office:value="0.402314" calcext:value-type="float">
            <text:p>0.402314</text:p>
          </table:table-cell>
        </table:table-row>
        <table:table-row table:style-name="ro1">
          <table:table-cell office:value-type="float" office:value="39.9802" calcext:value-type="float">
            <text:p>39.9802</text:p>
          </table:table-cell>
          <table:table-cell office:value-type="float" office:value="0.315191" calcext:value-type="float">
            <text:p>0.315191</text:p>
          </table:table-cell>
          <table:table-cell office:value-type="float" office:value="39.930407" calcext:value-type="float">
            <text:p>39.930407</text:p>
          </table:table-cell>
          <table:table-cell office:value-type="float" office:value="0.391922" calcext:value-type="float">
            <text:p>0.391922</text:p>
          </table:table-cell>
        </table:table-row>
        <table:table-row table:style-name="ro1">
          <table:table-cell office:value-type="float" office:value="39.9854" calcext:value-type="float">
            <text:p>39.9854</text:p>
          </table:table-cell>
          <table:table-cell office:value-type="float" office:value="0.307015" calcext:value-type="float">
            <text:p>0.307015</text:p>
          </table:table-cell>
          <table:table-cell office:value-type="float" office:value="39.935565" calcext:value-type="float">
            <text:p>39.935565</text:p>
          </table:table-cell>
          <table:table-cell office:value-type="float" office:value="0.380943" calcext:value-type="float">
            <text:p>0.380943</text:p>
          </table:table-cell>
        </table:table-row>
        <table:table-row table:style-name="ro1">
          <table:table-cell office:value-type="float" office:value="39.9905" calcext:value-type="float">
            <text:p>39.9905</text:p>
          </table:table-cell>
          <table:table-cell office:value-type="float" office:value="0.298247" calcext:value-type="float">
            <text:p>0.298247</text:p>
          </table:table-cell>
          <table:table-cell office:value-type="float" office:value="39.94072" calcext:value-type="float">
            <text:p>39.94072</text:p>
          </table:table-cell>
          <table:table-cell office:value-type="float" office:value="0.369378" calcext:value-type="float">
            <text:p>0.369378</text:p>
          </table:table-cell>
        </table:table-row>
        <table:table-row table:style-name="ro1">
          <table:table-cell office:value-type="float" office:value="39.9957" calcext:value-type="float">
            <text:p>39.9957</text:p>
          </table:table-cell>
          <table:table-cell office:value-type="float" office:value="0.288888" calcext:value-type="float">
            <text:p>0.288888</text:p>
          </table:table-cell>
          <table:table-cell office:value-type="float" office:value="39.945872" calcext:value-type="float">
            <text:p>39.945872</text:p>
          </table:table-cell>
          <table:table-cell office:value-type="float" office:value="0.357227" calcext:value-type="float">
            <text:p>0.357227</text:p>
          </table:table-cell>
        </table:table-row>
        <table:table-row table:style-name="ro1">
          <table:table-cell office:value-type="float" office:value="40.0009" calcext:value-type="float">
            <text:p>40.0009</text:p>
          </table:table-cell>
          <table:table-cell office:value-type="float" office:value="0.278939" calcext:value-type="float">
            <text:p>0.278939</text:p>
          </table:table-cell>
          <table:table-cell office:value-type="float" office:value="39.951022" calcext:value-type="float">
            <text:p>39.951022</text:p>
          </table:table-cell>
          <table:table-cell office:value-type="float" office:value="0.344493" calcext:value-type="float">
            <text:p>0.344493</text:p>
          </table:table-cell>
        </table:table-row>
        <table:table-row table:style-name="ro1">
          <table:table-cell office:value-type="float" office:value="40.006" calcext:value-type="float">
            <text:p>40.006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39.956169" calcext:value-type="float">
            <text:p>39.956169</text:p>
          </table:table-cell>
          <table:table-cell office:value-type="float" office:value="0.331176" calcext:value-type="float">
            <text:p>0.331176</text:p>
          </table:table-cell>
        </table:table-row>
        <table:table-row table:style-name="ro1">
          <table:table-cell office:value-type="float" office:value="40.0112" calcext:value-type="float">
            <text:p>40.0112</text:p>
          </table:table-cell>
          <table:table-cell office:value-type="float" office:value="0.257276" calcext:value-type="float">
            <text:p>0.257276</text:p>
          </table:table-cell>
          <table:table-cell office:value-type="float" office:value="39.961313" calcext:value-type="float">
            <text:p>39.961313</text:p>
          </table:table-cell>
          <table:table-cell office:value-type="float" office:value="0.317278" calcext:value-type="float">
            <text:p>0.317278</text:p>
          </table:table-cell>
        </table:table-row>
        <table:table-row table:style-name="ro1">
          <table:table-cell office:value-type="float" office:value="40.0163" calcext:value-type="float">
            <text:p>40.0163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39.966455" calcext:value-type="float">
            <text:p>39.966455</text:p>
          </table:table-cell>
          <table:table-cell office:value-type="float" office:value="0.302801" calcext:value-type="float">
            <text:p>0.302801</text:p>
          </table:table-cell>
        </table:table-row>
        <table:table-row table:style-name="ro1">
          <table:table-cell office:value-type="float" office:value="40.0214" calcext:value-type="float">
            <text:p>40.0214</text:p>
          </table:table-cell>
          <table:table-cell office:value-type="float" office:value="0.233267" calcext:value-type="float">
            <text:p>0.233267</text:p>
          </table:table-cell>
          <table:table-cell office:value-type="float" office:value="39.971594" calcext:value-type="float">
            <text:p>39.971594</text:p>
          </table:table-cell>
          <table:table-cell office:value-type="float" office:value="0.287747" calcext:value-type="float">
            <text:p>0.287747</text:p>
          </table:table-cell>
        </table:table-row>
        <table:table-row table:style-name="ro1">
          <table:table-cell office:value-type="float" office:value="40.0266" calcext:value-type="float">
            <text:p>40.0266</text:p>
          </table:table-cell>
          <table:table-cell office:value-type="float" office:value="0.220386" calcext:value-type="float">
            <text:p>0.220386</text:p>
          </table:table-cell>
          <table:table-cell office:value-type="float" office:value="39.97673" calcext:value-type="float">
            <text:p>39.97673</text:p>
          </table:table-cell>
          <table:table-cell office:value-type="float" office:value="0.272116" calcext:value-type="float">
            <text:p>0.272116</text:p>
          </table:table-cell>
        </table:table-row>
        <table:table-row table:style-name="ro1">
          <table:table-cell office:value-type="float" office:value="40.0317" calcext:value-type="float">
            <text:p>40.0317</text:p>
          </table:table-cell>
          <table:table-cell office:value-type="float" office:value="0.206923" calcext:value-type="float">
            <text:p>0.206923</text:p>
          </table:table-cell>
          <table:table-cell office:value-type="float" office:value="39.981864" calcext:value-type="float">
            <text:p>39.981864</text:p>
          </table:table-cell>
          <table:table-cell office:value-type="float" office:value="0.255912" calcext:value-type="float">
            <text:p>0.255912</text:p>
          </table:table-cell>
        </table:table-row>
        <table:table-row table:style-name="ro1">
          <table:table-cell office:value-type="float" office:value="40.0368" calcext:value-type="float">
            <text:p>40.0368</text:p>
          </table:table-cell>
          <table:table-cell office:value-type="float" office:value="0.19288" calcext:value-type="float">
            <text:p>0.19288</text:p>
          </table:table-cell>
          <table:table-cell office:value-type="float" office:value="39.986995" calcext:value-type="float">
            <text:p>39.986995</text:p>
          </table:table-cell>
          <table:table-cell office:value-type="float" office:value="0.239135" calcext:value-type="float">
            <text:p>0.239135</text:p>
          </table:table-cell>
        </table:table-row>
        <table:table-row table:style-name="ro1">
          <table:table-cell office:value-type="float" office:value="40.042" calcext:value-type="float">
            <text:p>40.042</text:p>
          </table:table-cell>
          <table:table-cell office:value-type="float" office:value="0.178257" calcext:value-type="float">
            <text:p>0.178257</text:p>
          </table:table-cell>
          <table:table-cell office:value-type="float" office:value="39.992123" calcext:value-type="float">
            <text:p>39.992123</text:p>
          </table:table-cell>
          <table:table-cell office:value-type="float" office:value="0.221788" calcext:value-type="float">
            <text:p>0.221788</text:p>
          </table:table-cell>
        </table:table-row>
        <table:table-row table:style-name="ro1">
          <table:table-cell office:value-type="float" office:value="40.0471" calcext:value-type="float">
            <text:p>40.0471</text:p>
          </table:table-cell>
          <table:table-cell office:value-type="float" office:value="0.163058" calcext:value-type="float">
            <text:p>0.163058</text:p>
          </table:table-cell>
          <table:table-cell office:value-type="float" office:value="39.997249" calcext:value-type="float">
            <text:p>39.997249</text:p>
          </table:table-cell>
          <table:table-cell office:value-type="float" office:value="0.203872" calcext:value-type="float">
            <text:p>0.203872</text:p>
          </table:table-cell>
        </table:table-row>
        <table:table-row table:style-name="ro1">
          <table:table-cell office:value-type="float" office:value="40.0522" calcext:value-type="float">
            <text:p>40.0522</text:p>
          </table:table-cell>
          <table:table-cell office:value-type="float" office:value="0.147282" calcext:value-type="float">
            <text:p>0.147282</text:p>
          </table:table-cell>
          <table:table-cell office:value-type="float" office:value="40.002372" calcext:value-type="float">
            <text:p>40.002372</text:p>
          </table:table-cell>
          <table:table-cell office:value-type="float" office:value="0.18539" calcext:value-type="float">
            <text:p>0.18539</text:p>
          </table:table-cell>
        </table:table-row>
        <table:table-row table:style-name="ro1">
          <table:table-cell office:value-type="float" office:value="40.0574" calcext:value-type="float">
            <text:p>40.0574</text:p>
          </table:table-cell>
          <table:table-cell office:value-type="float" office:value="0.130933" calcext:value-type="float">
            <text:p>0.130933</text:p>
          </table:table-cell>
          <table:table-cell office:value-type="float" office:value="40.007493" calcext:value-type="float">
            <text:p>40.007493</text:p>
          </table:table-cell>
          <table:table-cell office:value-type="float" office:value="0.166344" calcext:value-type="float">
            <text:p>0.166344</text:p>
          </table:table-cell>
        </table:table-row>
        <table:table-row table:style-name="ro1">
          <table:table-cell office:value-type="float" office:value="40.0625" calcext:value-type="float">
            <text:p>40.0625</text:p>
          </table:table-cell>
          <table:table-cell office:value-type="float" office:value="0.114011" calcext:value-type="float">
            <text:p>0.114011</text:p>
          </table:table-cell>
          <table:table-cell office:value-type="float" office:value="40.012611" calcext:value-type="float">
            <text:p>40.012611</text:p>
          </table:table-cell>
          <table:table-cell office:value-type="float" office:value="0.146735" calcext:value-type="float">
            <text:p>0.146735</text:p>
          </table:table-cell>
        </table:table-row>
        <table:table-row table:style-name="ro1">
          <table:table-cell office:value-type="float" office:value="40.0676" calcext:value-type="float">
            <text:p>40.067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40.017726" calcext:value-type="float">
            <text:p>40.017726</text:p>
          </table:table-cell>
          <table:table-cell office:value-type="float" office:value="0.126566" calcext:value-type="float">
            <text:p>0.126566</text:p>
          </table:table-cell>
        </table:table-row>
        <table:table-row table:style-name="ro1">
          <table:table-cell office:value-type="float" office:value="40.0727" calcext:value-type="float">
            <text:p>40.0727</text:p>
          </table:table-cell>
          <table:table-cell office:value-type="float" office:value="0.0784604" calcext:value-type="float">
            <text:p>0.0784604</text:p>
          </table:table-cell>
          <table:table-cell office:value-type="float" office:value="40.022839" calcext:value-type="float">
            <text:p>40.022839</text:p>
          </table:table-cell>
          <table:table-cell office:value-type="float" office:value="0.10584" calcext:value-type="float">
            <text:p>0.10584</text:p>
          </table:table-cell>
        </table:table-row>
        <table:table-row table:style-name="ro1">
          <table:table-cell office:value-type="float" office:value="40.0778" calcext:value-type="float">
            <text:p>40.0778</text:p>
          </table:table-cell>
          <table:table-cell office:value-type="float" office:value="0.0598346" calcext:value-type="float">
            <text:p>0.0598346</text:p>
          </table:table-cell>
          <table:table-cell office:value-type="float" office:value="40.027949" calcext:value-type="float">
            <text:p>40.027949</text:p>
          </table:table-cell>
          <table:table-cell office:value-type="float" office:value="0.084557" calcext:value-type="float">
            <text:p>0.084557</text:p>
          </table:table-cell>
        </table:table-row>
        <table:table-row table:style-name="ro1">
          <table:table-cell office:value-type="float" office:value="40.0829" calcext:value-type="float">
            <text:p>40.0829</text:p>
          </table:table-cell>
          <table:table-cell office:value-type="float" office:value="0.0406448" calcext:value-type="float">
            <text:p>0.0406448</text:p>
          </table:table-cell>
          <table:table-cell office:value-type="float" office:value="40.033057" calcext:value-type="float">
            <text:p>40.033057</text:p>
          </table:table-cell>
          <table:table-cell office:value-type="float" office:value="0.062722" calcext:value-type="float">
            <text:p>0.062722</text:p>
          </table:table-cell>
        </table:table-row>
        <table:table-row table:style-name="ro1">
          <table:table-cell office:value-type="float" office:value="40.088" calcext:value-type="float">
            <text:p>40.088</text:p>
          </table:table-cell>
          <table:table-cell office:value-type="float" office:value="0.020893" calcext:value-type="float">
            <text:p>0.020893</text:p>
          </table:table-cell>
          <table:table-cell office:value-type="float" office:value="40.038161" calcext:value-type="float">
            <text:p>40.038161</text:p>
          </table:table-cell>
          <table:table-cell office:value-type="float" office:value="0.040335" calcext:value-type="float">
            <text:p>0.040335</text:p>
          </table:table-cell>
        </table:table-row>
        <table:table-row table:style-name="ro1">
          <table:table-cell office:value-type="float" office:value="40.0931" calcext:value-type="float">
            <text:p>40.0931</text:p>
          </table:table-cell>
          <table:table-cell office:value-type="float" office:value="0.000581471" calcext:value-type="float">
            <text:p>0.000581471</text:p>
          </table:table-cell>
          <table:table-cell office:value-type="float" office:value="40.043264" calcext:value-type="float">
            <text:p>40.043264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40.0982" calcext:value-type="float">
            <text:p>40.0982</text:p>
          </table:table-cell>
          <table:table-cell office:value-type="float" office:value="0" calcext:value-type="float">
            <text:p>0</text:p>
          </table:table-cell>
          <table:table-cell office:value-type="float" office:value="40.048363" calcext:value-type="float">
            <text:p>40.048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39" calcext:value-type="float">
            <text:p>40.139</text:p>
          </table:table-cell>
          <table:table-cell office:value-type="float" office:value="0" calcext:value-type="float">
            <text:p>0</text:p>
          </table:table-cell>
          <table:table-cell office:value-type="float" office:value="40.08914" calcext:value-type="float">
            <text:p>40.0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441" calcext:value-type="float">
            <text:p>40.1441</text:p>
          </table:table-cell>
          <table:table-cell office:value-type="float" office:value="0.020869" calcext:value-type="float">
            <text:p>0.020869</text:p>
          </table:table-cell>
          <table:table-cell office:value-type="float" office:value="40.094237" calcext:value-type="float">
            <text:p>40.094237</text:p>
          </table:table-cell>
          <table:table-cell office:value-type="float" office:value="0.024024" calcext:value-type="float">
            <text:p>0.024024</text:p>
          </table:table-cell>
        </table:table-row>
        <table:table-row table:style-name="ro1">
          <table:table-cell office:value-type="float" office:value="40.1492" calcext:value-type="float">
            <text:p>40.1492</text:p>
          </table:table-cell>
          <table:table-cell office:value-type="float" office:value="0.0410957" calcext:value-type="float">
            <text:p>0.0410957</text:p>
          </table:table-cell>
          <table:table-cell office:value-type="float" office:value="40.099332" calcext:value-type="float">
            <text:p>40.099332</text:p>
          </table:table-cell>
          <table:table-cell office:value-type="float" office:value="0.047392" calcext:value-type="float">
            <text:p>0.047392</text:p>
          </table:table-cell>
        </table:table-row>
        <table:table-row table:style-name="ro1">
          <table:table-cell office:value-type="float" office:value="40.1543" calcext:value-type="float">
            <text:p>40.1543</text:p>
          </table:table-cell>
          <table:table-cell office:value-type="float" office:value="0.0606828" calcext:value-type="float">
            <text:p>0.0606828</text:p>
          </table:table-cell>
          <table:table-cell office:value-type="float" office:value="40.104424" calcext:value-type="float">
            <text:p>40.104424</text:p>
          </table:table-cell>
          <table:table-cell office:value-type="float" office:value="0.070107" calcext:value-type="float">
            <text:p>0.070107</text:p>
          </table:table-cell>
        </table:table-row>
        <table:table-row table:style-name="ro1">
          <table:table-cell office:value-type="float" office:value="40.1594" calcext:value-type="float">
            <text:p>40.1594</text:p>
          </table:table-cell>
          <table:table-cell office:value-type="float" office:value="0.0796327" calcext:value-type="float">
            <text:p>0.0796327</text:p>
          </table:table-cell>
          <table:table-cell office:value-type="float" office:value="40.109513" calcext:value-type="float">
            <text:p>40.109513</text:p>
          </table:table-cell>
          <table:table-cell office:value-type="float" office:value="0.092172" calcext:value-type="float">
            <text:p>0.092172</text:p>
          </table:table-cell>
        </table:table-row>
        <table:table-row table:style-name="ro1">
          <table:table-cell office:value-type="float" office:value="40.1645" calcext:value-type="float">
            <text:p>40.1645</text:p>
          </table:table-cell>
          <table:table-cell office:value-type="float" office:value="0.0979479" calcext:value-type="float">
            <text:p>0.0979479</text:p>
          </table:table-cell>
          <table:table-cell office:value-type="float" office:value="40.1146" calcext:value-type="float">
            <text:p>40.1146</text:p>
          </table:table-cell>
          <table:table-cell office:value-type="float" office:value="0.113589" calcext:value-type="float">
            <text:p>0.113589</text:p>
          </table:table-cell>
        </table:table-row>
        <table:table-row table:style-name="ro1">
          <table:table-cell office:value-type="float" office:value="40.1696" calcext:value-type="float">
            <text:p>40.1696</text:p>
          </table:table-cell>
          <table:table-cell office:value-type="float" office:value="0.115631" calcext:value-type="float">
            <text:p>0.115631</text:p>
          </table:table-cell>
          <table:table-cell office:value-type="float" office:value="40.119684" calcext:value-type="float">
            <text:p>40.119684</text:p>
          </table:table-cell>
          <table:table-cell office:value-type="float" office:value="0.134362" calcext:value-type="float">
            <text:p>0.134362</text:p>
          </table:table-cell>
        </table:table-row>
        <table:table-row table:style-name="ro1">
          <table:table-cell office:value-type="float" office:value="40.1747" calcext:value-type="float">
            <text:p>40.1747</text:p>
          </table:table-cell>
          <table:table-cell office:value-type="float" office:value="0.132684" calcext:value-type="float">
            <text:p>0.132684</text:p>
          </table:table-cell>
          <table:table-cell office:value-type="float" office:value="40.124765" calcext:value-type="float">
            <text:p>40.124765</text:p>
          </table:table-cell>
          <table:table-cell office:value-type="float" office:value="0.154493" calcext:value-type="float">
            <text:p>0.154493</text:p>
          </table:table-cell>
        </table:table-row>
        <table:table-row table:style-name="ro1">
          <table:table-cell office:value-type="float" office:value="40.1798" calcext:value-type="float">
            <text:p>40.1798</text:p>
          </table:table-cell>
          <table:table-cell office:value-type="float" office:value="0.149109" calcext:value-type="float">
            <text:p>0.149109</text:p>
          </table:table-cell>
          <table:table-cell office:value-type="float" office:value="40.129844" calcext:value-type="float">
            <text:p>40.129844</text:p>
          </table:table-cell>
          <table:table-cell office:value-type="float" office:value="0.173986" calcext:value-type="float">
            <text:p>0.173986</text:p>
          </table:table-cell>
        </table:table-row>
        <table:table-row table:style-name="ro1">
          <table:table-cell office:value-type="float" office:value="40.1848" calcext:value-type="float">
            <text:p>40.1848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40.134921" calcext:value-type="float">
            <text:p>40.134921</text:p>
          </table:table-cell>
          <table:table-cell office:value-type="float" office:value="0.192841" calcext:value-type="float">
            <text:p>0.192841</text:p>
          </table:table-cell>
        </table:table-row>
        <table:table-row table:style-name="ro1">
          <table:table-cell office:value-type="float" office:value="40.1899" calcext:value-type="float">
            <text:p>40.1899</text:p>
          </table:table-cell>
          <table:table-cell office:value-type="float" office:value="0.180084" calcext:value-type="float">
            <text:p>0.180084</text:p>
          </table:table-cell>
          <table:table-cell office:value-type="float" office:value="40.139994" calcext:value-type="float">
            <text:p>40.139994</text:p>
          </table:table-cell>
          <table:table-cell office:value-type="float" office:value="0.211063" calcext:value-type="float">
            <text:p>0.211063</text:p>
          </table:table-cell>
        </table:table-row>
        <table:table-row table:style-name="ro1">
          <table:table-cell office:value-type="float" office:value="40.195" calcext:value-type="float">
            <text:p>40.195</text:p>
          </table:table-cell>
          <table:table-cell office:value-type="float" office:value="0.194638" calcext:value-type="float">
            <text:p>0.194638</text:p>
          </table:table-cell>
          <table:table-cell office:value-type="float" office:value="40.145066" calcext:value-type="float">
            <text:p>40.145066</text:p>
          </table:table-cell>
          <table:table-cell office:value-type="float" office:value="0.228653" calcext:value-type="float">
            <text:p>0.228653</text:p>
          </table:table-cell>
        </table:table-row>
        <table:table-row table:style-name="ro1">
          <table:table-cell office:value-type="float" office:value="40.2001" calcext:value-type="float">
            <text:p>40.2001</text:p>
          </table:table-cell>
          <table:table-cell office:value-type="float" office:value="0.208572" calcext:value-type="float">
            <text:p>0.208572</text:p>
          </table:table-cell>
          <table:table-cell office:value-type="float" office:value="40.150134" calcext:value-type="float">
            <text:p>40.150134</text:p>
          </table:table-cell>
          <table:table-cell office:value-type="float" office:value="0.245613" calcext:value-type="float">
            <text:p>0.245613</text:p>
          </table:table-cell>
        </table:table-row>
        <table:table-row table:style-name="ro1">
          <table:table-cell office:value-type="float" office:value="40.2051" calcext:value-type="float">
            <text:p>40.2051</text:p>
          </table:table-cell>
          <table:table-cell office:value-type="float" office:value="0.221887" calcext:value-type="float">
            <text:p>0.221887</text:p>
          </table:table-cell>
          <table:table-cell office:value-type="float" office:value="40.1552" calcext:value-type="float">
            <text:p>40.1552</text:p>
          </table:table-cell>
          <table:table-cell office:value-type="float" office:value="0.261946" calcext:value-type="float">
            <text:p>0.261946</text:p>
          </table:table-cell>
        </table:table-row>
        <table:table-row table:style-name="ro1">
          <table:table-cell office:value-type="float" office:value="40.2102" calcext:value-type="float">
            <text:p>40.2102</text:p>
          </table:table-cell>
          <table:table-cell office:value-type="float" office:value="0.234587" calcext:value-type="float">
            <text:p>0.234587</text:p>
          </table:table-cell>
          <table:table-cell office:value-type="float" office:value="40.160264" calcext:value-type="float">
            <text:p>40.160264</text:p>
          </table:table-cell>
          <table:table-cell office:value-type="float" office:value="0.277654" calcext:value-type="float">
            <text:p>0.277654</text:p>
          </table:table-cell>
        </table:table-row>
        <table:table-row table:style-name="ro1">
          <table:table-cell office:value-type="float" office:value="40.2153" calcext:value-type="float">
            <text:p>40.2153</text:p>
          </table:table-cell>
          <table:table-cell office:value-type="float" office:value="0.246671" calcext:value-type="float">
            <text:p>0.246671</text:p>
          </table:table-cell>
          <table:table-cell office:value-type="float" office:value="40.165325" calcext:value-type="float">
            <text:p>40.165325</text:p>
          </table:table-cell>
          <table:table-cell office:value-type="float" office:value="0.292738" calcext:value-type="float">
            <text:p>0.292738</text:p>
          </table:table-cell>
        </table:table-row>
        <table:table-row table:style-name="ro1">
          <table:table-cell office:value-type="float" office:value="40.2203" calcext:value-type="float">
            <text:p>40.2203</text:p>
          </table:table-cell>
          <table:table-cell office:value-type="float" office:value="0.258142" calcext:value-type="float">
            <text:p>0.258142</text:p>
          </table:table-cell>
          <table:table-cell office:value-type="float" office:value="40.170383" calcext:value-type="float">
            <text:p>40.170383</text:p>
          </table:table-cell>
          <table:table-cell office:value-type="float" office:value="0.307202" calcext:value-type="float">
            <text:p>0.307202</text:p>
          </table:table-cell>
        </table:table-row>
        <table:table-row table:style-name="ro1">
          <table:table-cell office:value-type="float" office:value="40.2254" calcext:value-type="float">
            <text:p>40.2254</text:p>
          </table:table-cell>
          <table:table-cell office:value-type="float" office:value="0.269001" calcext:value-type="float">
            <text:p>0.269001</text:p>
          </table:table-cell>
          <table:table-cell office:value-type="float" office:value="40.175439" calcext:value-type="float">
            <text:p>40.175439</text:p>
          </table:table-cell>
          <table:table-cell office:value-type="float" office:value="0.321045" calcext:value-type="float">
            <text:p>0.321045</text:p>
          </table:table-cell>
        </table:table-row>
        <table:table-row table:style-name="ro1">
          <table:table-cell office:value-type="float" office:value="40.2304" calcext:value-type="float">
            <text:p>40.2304</text:p>
          </table:table-cell>
          <table:table-cell office:value-type="float" office:value="0.27925" calcext:value-type="float">
            <text:p>0.27925</text:p>
          </table:table-cell>
          <table:table-cell office:value-type="float" office:value="40.180492" calcext:value-type="float">
            <text:p>40.180492</text:p>
          </table:table-cell>
          <table:table-cell office:value-type="float" office:value="0.334272" calcext:value-type="float">
            <text:p>0.334272</text:p>
          </table:table-cell>
        </table:table-row>
        <table:table-row table:style-name="ro1">
          <table:table-cell office:value-type="float" office:value="40.2355" calcext:value-type="float">
            <text:p>40.2355</text:p>
          </table:table-cell>
          <table:table-cell office:value-type="float" office:value="0.288889" calcext:value-type="float">
            <text:p>0.288889</text:p>
          </table:table-cell>
          <table:table-cell office:value-type="float" office:value="40.185543" calcext:value-type="float">
            <text:p>40.185543</text:p>
          </table:table-cell>
          <table:table-cell office:value-type="float" office:value="0.346882" calcext:value-type="float">
            <text:p>0.346882</text:p>
          </table:table-cell>
        </table:table-row>
        <table:table-row table:style-name="ro1">
          <table:table-cell office:value-type="float" office:value="40.2405" calcext:value-type="float">
            <text:p>40.2405</text:p>
          </table:table-cell>
          <table:table-cell office:value-type="float" office:value="0.29792" calcext:value-type="float">
            <text:p>0.29792</text:p>
          </table:table-cell>
          <table:table-cell office:value-type="float" office:value="40.190591" calcext:value-type="float">
            <text:p>40.190591</text:p>
          </table:table-cell>
          <table:table-cell office:value-type="float" office:value="0.358877" calcext:value-type="float">
            <text:p>0.358877</text:p>
          </table:table-cell>
        </table:table-row>
        <table:table-row table:style-name="ro1">
          <table:table-cell office:value-type="float" office:value="40.2456" calcext:value-type="float">
            <text:p>40.2456</text:p>
          </table:table-cell>
          <table:table-cell office:value-type="float" office:value="0.306345" calcext:value-type="float">
            <text:p>0.306345</text:p>
          </table:table-cell>
          <table:table-cell office:value-type="float" office:value="40.195637" calcext:value-type="float">
            <text:p>40.195637</text:p>
          </table:table-cell>
          <table:table-cell office:value-type="float" office:value="0.37026" calcext:value-type="float">
            <text:p>0.37026</text:p>
          </table:table-cell>
        </table:table-row>
        <table:table-row table:style-name="ro1">
          <table:table-cell office:value-type="float" office:value="40.2506" calcext:value-type="float">
            <text:p>40.2506</text:p>
          </table:table-cell>
          <table:table-cell office:value-type="float" office:value="0.314163" calcext:value-type="float">
            <text:p>0.314163</text:p>
          </table:table-cell>
          <table:table-cell office:value-type="float" office:value="40.20068" calcext:value-type="float">
            <text:p>40.20068</text:p>
          </table:table-cell>
          <table:table-cell office:value-type="float" office:value="0.381031" calcext:value-type="float">
            <text:p>0.381031</text:p>
          </table:table-cell>
        </table:table-row>
        <table:table-row table:style-name="ro1">
          <table:table-cell office:value-type="float" office:value="40.2557" calcext:value-type="float">
            <text:p>40.2557</text:p>
          </table:table-cell>
          <table:table-cell office:value-type="float" office:value="0.321377" calcext:value-type="float">
            <text:p>0.321377</text:p>
          </table:table-cell>
          <table:table-cell office:value-type="float" office:value="40.20572" calcext:value-type="float">
            <text:p>40.20572</text:p>
          </table:table-cell>
          <table:table-cell office:value-type="float" office:value="0.391192" calcext:value-type="float">
            <text:p>0.391192</text:p>
          </table:table-cell>
        </table:table-row>
        <table:table-row table:style-name="ro1">
          <table:table-cell office:value-type="float" office:value="40.2607" calcext:value-type="float">
            <text:p>40.2607</text:p>
          </table:table-cell>
          <table:table-cell office:value-type="float" office:value="0.327987" calcext:value-type="float">
            <text:p>0.327987</text:p>
          </table:table-cell>
          <table:table-cell office:value-type="float" office:value="40.210758" calcext:value-type="float">
            <text:p>40.210758</text:p>
          </table:table-cell>
          <table:table-cell office:value-type="float" office:value="0.400744" calcext:value-type="float">
            <text:p>0.400744</text:p>
          </table:table-cell>
        </table:table-row>
        <table:table-row table:style-name="ro1">
          <table:table-cell office:value-type="float" office:value="40.2658" calcext:value-type="float">
            <text:p>40.2658</text:p>
          </table:table-cell>
          <table:table-cell office:value-type="float" office:value="0.333993" calcext:value-type="float">
            <text:p>0.333993</text:p>
          </table:table-cell>
          <table:table-cell office:value-type="float" office:value="40.215794" calcext:value-type="float">
            <text:p>40.215794</text:p>
          </table:table-cell>
          <table:table-cell office:value-type="float" office:value="0.409689" calcext:value-type="float">
            <text:p>0.409689</text:p>
          </table:table-cell>
        </table:table-row>
        <table:table-row table:style-name="ro1">
          <table:table-cell office:value-type="float" office:value="40.2708" calcext:value-type="float">
            <text:p>40.2708</text:p>
          </table:table-cell>
          <table:table-cell office:value-type="float" office:value="0.339397" calcext:value-type="float">
            <text:p>0.339397</text:p>
          </table:table-cell>
          <table:table-cell office:value-type="float" office:value="40.220827" calcext:value-type="float">
            <text:p>40.220827</text:p>
          </table:table-cell>
          <table:table-cell office:value-type="float" office:value="0.418026" calcext:value-type="float">
            <text:p>0.418026</text:p>
          </table:table-cell>
        </table:table-row>
        <table:table-row table:style-name="ro1">
          <table:table-cell office:value-type="float" office:value="40.2758" calcext:value-type="float">
            <text:p>40.2758</text:p>
          </table:table-cell>
          <table:table-cell office:value-type="float" office:value="0.3442" calcext:value-type="float">
            <text:p>0.3442</text:p>
          </table:table-cell>
          <table:table-cell office:value-type="float" office:value="40.225857" calcext:value-type="float">
            <text:p>40.225857</text:p>
          </table:table-cell>
          <table:table-cell office:value-type="float" office:value="0.425759" calcext:value-type="float">
            <text:p>0.425759</text:p>
          </table:table-cell>
        </table:table-row>
        <table:table-row table:style-name="ro1">
          <table:table-cell office:value-type="float" office:value="40.2809" calcext:value-type="float">
            <text:p>40.2809</text:p>
          </table:table-cell>
          <table:table-cell office:value-type="float" office:value="0.348401" calcext:value-type="float">
            <text:p>0.348401</text:p>
          </table:table-cell>
          <table:table-cell office:value-type="float" office:value="40.230885" calcext:value-type="float">
            <text:p>40.230885</text:p>
          </table:table-cell>
          <table:table-cell office:value-type="float" office:value="0.432887" calcext:value-type="float">
            <text:p>0.432887</text:p>
          </table:table-cell>
        </table:table-row>
        <table:table-row table:style-name="ro1">
          <table:table-cell office:value-type="float" office:value="40.2859" calcext:value-type="float">
            <text:p>40.2859</text:p>
          </table:table-cell>
          <table:table-cell office:value-type="float" office:value="0.352002" calcext:value-type="float">
            <text:p>0.352002</text:p>
          </table:table-cell>
          <table:table-cell office:value-type="float" office:value="40.23591" calcext:value-type="float">
            <text:p>40.23591</text:p>
          </table:table-cell>
          <table:table-cell office:value-type="float" office:value="0.439411" calcext:value-type="float">
            <text:p>0.439411</text:p>
          </table:table-cell>
        </table:table-row>
        <table:table-row table:style-name="ro1">
          <table:table-cell office:value-type="float" office:value="40.2909" calcext:value-type="float">
            <text:p>40.2909</text:p>
          </table:table-cell>
          <table:table-cell office:value-type="float" office:value="0.355003" calcext:value-type="float">
            <text:p>0.355003</text:p>
          </table:table-cell>
          <table:table-cell office:value-type="float" office:value="40.240933" calcext:value-type="float">
            <text:p>40.240933</text:p>
          </table:table-cell>
          <table:table-cell office:value-type="float" office:value="0.445332" calcext:value-type="float">
            <text:p>0.445332</text:p>
          </table:table-cell>
        </table:table-row>
        <table:table-row table:style-name="ro1">
          <table:table-cell office:value-type="float" office:value="40.2959" calcext:value-type="float">
            <text:p>40.2959</text:p>
          </table:table-cell>
          <table:table-cell office:value-type="float" office:value="0.357404" calcext:value-type="float">
            <text:p>0.357404</text:p>
          </table:table-cell>
          <table:table-cell office:value-type="float" office:value="40.245954" calcext:value-type="float">
            <text:p>40.245954</text:p>
          </table:table-cell>
          <table:table-cell office:value-type="float" office:value="0.450652" calcext:value-type="float">
            <text:p>0.450652</text:p>
          </table:table-cell>
        </table:table-row>
        <table:table-row table:style-name="ro1">
          <table:table-cell office:value-type="float" office:value="40.301" calcext:value-type="float">
            <text:p>40.301</text:p>
          </table:table-cell>
          <table:table-cell office:value-type="float" office:value="0.359206" calcext:value-type="float">
            <text:p>0.359206</text:p>
          </table:table-cell>
          <table:table-cell office:value-type="float" office:value="40.250971" calcext:value-type="float">
            <text:p>40.250971</text:p>
          </table:table-cell>
          <table:table-cell office:value-type="float" office:value="0.45537" calcext:value-type="float">
            <text:p>0.45537</text:p>
          </table:table-cell>
        </table:table-row>
        <table:table-row table:style-name="ro1">
          <table:table-cell office:value-type="float" office:value="40.306" calcext:value-type="float">
            <text:p>40.306</text:p>
          </table:table-cell>
          <table:table-cell office:value-type="float" office:value="0.360409" calcext:value-type="float">
            <text:p>0.360409</text:p>
          </table:table-cell>
          <table:table-cell office:value-type="float" office:value="40.255987" calcext:value-type="float">
            <text:p>40.255987</text:p>
          </table:table-cell>
          <table:table-cell office:value-type="float" office:value="0.459487" calcext:value-type="float">
            <text:p>0.459487</text:p>
          </table:table-cell>
        </table:table-row>
        <table:table-row table:style-name="ro1">
          <table:table-cell office:value-type="float" office:value="40.311" calcext:value-type="float">
            <text:p>40.311</text:p>
          </table:table-cell>
          <table:table-cell office:value-type="float" office:value="0.361013" calcext:value-type="float">
            <text:p>0.361013</text:p>
          </table:table-cell>
          <table:table-cell office:value-type="float" office:value="40.260999" calcext:value-type="float">
            <text:p>40.260999</text:p>
          </table:table-cell>
          <table:table-cell office:value-type="float" office:value="0.463004" calcext:value-type="float">
            <text:p>0.463004</text:p>
          </table:table-cell>
        </table:table-row>
        <table:table-row table:style-name="ro1">
          <table:table-cell office:value-type="float" office:value="40.316" calcext:value-type="float">
            <text:p>40.316</text:p>
          </table:table-cell>
          <table:table-cell office:value-type="float" office:value="0.361018" calcext:value-type="float">
            <text:p>0.361018</text:p>
          </table:table-cell>
          <table:table-cell office:value-type="float" office:value="40.266009" calcext:value-type="float">
            <text:p>40.266009</text:p>
          </table:table-cell>
          <table:table-cell office:value-type="float" office:value="0.465921" calcext:value-type="float">
            <text:p>0.465921</text:p>
          </table:table-cell>
        </table:table-row>
        <table:table-row table:style-name="ro1">
          <table:table-cell office:value-type="float" office:value="40.321" calcext:value-type="float">
            <text:p>40.321</text:p>
          </table:table-cell>
          <table:table-cell office:value-type="float" office:value="0.360424" calcext:value-type="float">
            <text:p>0.360424</text:p>
          </table:table-cell>
          <table:table-cell office:value-type="float" office:value="40.271017" calcext:value-type="float">
            <text:p>40.271017</text:p>
          </table:table-cell>
          <table:table-cell office:value-type="float" office:value="0.468239" calcext:value-type="float">
            <text:p>0.468239</text:p>
          </table:table-cell>
        </table:table-row>
        <table:table-row table:style-name="ro1">
          <table:table-cell office:value-type="float" office:value="40.326" calcext:value-type="float">
            <text:p>40.326</text:p>
          </table:table-cell>
          <table:table-cell office:value-type="float" office:value="0.359232" calcext:value-type="float">
            <text:p>0.359232</text:p>
          </table:table-cell>
          <table:table-cell office:value-type="float" office:value="40.276022" calcext:value-type="float">
            <text:p>40.276022</text:p>
          </table:table-cell>
          <table:table-cell office:value-type="float" office:value="0.469957" calcext:value-type="float">
            <text:p>0.469957</text:p>
          </table:table-cell>
        </table:table-row>
        <table:table-row table:style-name="ro1">
          <table:table-cell office:value-type="float" office:value="40.331" calcext:value-type="float">
            <text:p>40.331</text:p>
          </table:table-cell>
          <table:table-cell office:value-type="float" office:value="0.357441" calcext:value-type="float">
            <text:p>0.357441</text:p>
          </table:table-cell>
          <table:table-cell office:value-type="float" office:value="40.281025" calcext:value-type="float">
            <text:p>40.281025</text:p>
          </table:table-cell>
          <table:table-cell office:value-type="float" office:value="0.471077" calcext:value-type="float">
            <text:p>0.471077</text:p>
          </table:table-cell>
        </table:table-row>
        <table:table-row table:style-name="ro1">
          <table:table-cell office:value-type="float" office:value="40.336" calcext:value-type="float">
            <text:p>40.336</text:p>
          </table:table-cell>
          <table:table-cell office:value-type="float" office:value="0.355052" calcext:value-type="float">
            <text:p>0.355052</text:p>
          </table:table-cell>
          <table:table-cell office:value-type="float" office:value="40.286025" calcext:value-type="float">
            <text:p>40.286025</text:p>
          </table:table-cell>
          <table:table-cell office:value-type="float" office:value="0.471598" calcext:value-type="float">
            <text:p>0.471598</text:p>
          </table:table-cell>
        </table:table-row>
        <table:table-row table:style-name="ro1">
          <table:table-cell office:value-type="float" office:value="40.341" calcext:value-type="float">
            <text:p>40.341</text:p>
          </table:table-cell>
          <table:table-cell office:value-type="float" office:value="0.352064" calcext:value-type="float">
            <text:p>0.352064</text:p>
          </table:table-cell>
          <table:table-cell office:value-type="float" office:value="40.291023" calcext:value-type="float">
            <text:p>40.291023</text:p>
          </table:table-cell>
          <table:table-cell office:value-type="float" office:value="0.471521" calcext:value-type="float">
            <text:p>0.471521</text:p>
          </table:table-cell>
        </table:table-row>
        <table:table-row table:style-name="ro1">
          <table:table-cell office:value-type="float" office:value="40.346" calcext:value-type="float">
            <text:p>40.346</text:p>
          </table:table-cell>
          <table:table-cell office:value-type="float" office:value="0.348479" calcext:value-type="float">
            <text:p>0.348479</text:p>
          </table:table-cell>
          <table:table-cell office:value-type="float" office:value="40.296018" calcext:value-type="float">
            <text:p>40.296018</text:p>
          </table:table-cell>
          <table:table-cell office:value-type="float" office:value="0.470845" calcext:value-type="float">
            <text:p>0.470845</text:p>
          </table:table-cell>
        </table:table-row>
        <table:table-row table:style-name="ro1">
          <table:table-cell office:value-type="float" office:value="40.351" calcext:value-type="float">
            <text:p>40.351</text:p>
          </table:table-cell>
          <table:table-cell office:value-type="float" office:value="0.344296" calcext:value-type="float">
            <text:p>0.344296</text:p>
          </table:table-cell>
          <table:table-cell office:value-type="float" office:value="40.301011" calcext:value-type="float">
            <text:p>40.301011</text:p>
          </table:table-cell>
          <table:table-cell office:value-type="float" office:value="0.469571" calcext:value-type="float">
            <text:p>0.469571</text:p>
          </table:table-cell>
        </table:table-row>
        <table:table-row table:style-name="ro1">
          <table:table-cell office:value-type="float" office:value="40.356" calcext:value-type="float">
            <text:p>40.356</text:p>
          </table:table-cell>
          <table:table-cell office:value-type="float" office:value="0.339516" calcext:value-type="float">
            <text:p>0.339516</text:p>
          </table:table-cell>
          <table:table-cell office:value-type="float" office:value="40.306001" calcext:value-type="float">
            <text:p>40.306001</text:p>
          </table:table-cell>
          <table:table-cell office:value-type="float" office:value="0.467698" calcext:value-type="float">
            <text:p>0.467698</text:p>
          </table:table-cell>
        </table:table-row>
        <table:table-row table:style-name="ro1">
          <table:table-cell office:value-type="float" office:value="40.361" calcext:value-type="float">
            <text:p>40.361</text:p>
          </table:table-cell>
          <table:table-cell office:value-type="float" office:value="0.334139" calcext:value-type="float">
            <text:p>0.334139</text:p>
          </table:table-cell>
          <table:table-cell office:value-type="float" office:value="40.310989" calcext:value-type="float">
            <text:p>40.310989</text:p>
          </table:table-cell>
          <table:table-cell office:value-type="float" office:value="0.465227" calcext:value-type="float">
            <text:p>0.465227</text:p>
          </table:table-cell>
        </table:table-row>
        <table:table-row table:style-name="ro1">
          <table:table-cell office:value-type="float" office:value="40.366" calcext:value-type="float">
            <text:p>40.366</text:p>
          </table:table-cell>
          <table:table-cell office:value-type="float" office:value="0.328167" calcext:value-type="float">
            <text:p>0.328167</text:p>
          </table:table-cell>
          <table:table-cell office:value-type="float" office:value="40.315974" calcext:value-type="float">
            <text:p>40.315974</text:p>
          </table:table-cell>
          <table:table-cell office:value-type="float" office:value="0.462158" calcext:value-type="float">
            <text:p>0.462158</text:p>
          </table:table-cell>
        </table:table-row>
        <table:table-row table:style-name="ro1">
          <table:table-cell office:value-type="float" office:value="40.371" calcext:value-type="float">
            <text:p>40.371</text:p>
          </table:table-cell>
          <table:table-cell office:value-type="float" office:value="0.3216" calcext:value-type="float">
            <text:p>0.3216</text:p>
          </table:table-cell>
          <table:table-cell office:value-type="float" office:value="40.320957" calcext:value-type="float">
            <text:p>40.320957</text:p>
          </table:table-cell>
          <table:table-cell office:value-type="float" office:value="0.458491" calcext:value-type="float">
            <text:p>0.458491</text:p>
          </table:table-cell>
        </table:table-row>
        <table:table-row table:style-name="ro1">
          <table:table-cell office:value-type="float" office:value="40.376" calcext:value-type="float">
            <text:p>40.376</text:p>
          </table:table-cell>
          <table:table-cell office:value-type="float" office:value="0.314438" calcext:value-type="float">
            <text:p>0.314438</text:p>
          </table:table-cell>
          <table:table-cell office:value-type="float" office:value="40.325937" calcext:value-type="float">
            <text:p>40.325937</text:p>
          </table:table-cell>
          <table:table-cell office:value-type="float" office:value="0.454228" calcext:value-type="float">
            <text:p>0.454228</text:p>
          </table:table-cell>
        </table:table-row>
        <table:table-row table:style-name="ro1">
          <table:table-cell office:value-type="float" office:value="40.3809" calcext:value-type="float">
            <text:p>40.3809</text:p>
          </table:table-cell>
          <table:table-cell office:value-type="float" office:value="0.306682" calcext:value-type="float">
            <text:p>0.306682</text:p>
          </table:table-cell>
          <table:table-cell office:value-type="float" office:value="40.330915" calcext:value-type="float">
            <text:p>40.330915</text:p>
          </table:table-cell>
          <table:table-cell office:value-type="float" office:value="0.449367" calcext:value-type="float">
            <text:p>0.449367</text:p>
          </table:table-cell>
        </table:table-row>
        <table:table-row table:style-name="ro1">
          <table:table-cell office:value-type="float" office:value="40.3859" calcext:value-type="float">
            <text:p>40.3859</text:p>
          </table:table-cell>
          <table:table-cell office:value-type="float" office:value="0.298334" calcext:value-type="float">
            <text:p>0.298334</text:p>
          </table:table-cell>
          <table:table-cell office:value-type="float" office:value="40.33589" calcext:value-type="float">
            <text:p>40.33589</text:p>
          </table:table-cell>
          <table:table-cell office:value-type="float" office:value="0.44391" calcext:value-type="float">
            <text:p>0.44391</text:p>
          </table:table-cell>
        </table:table-row>
        <table:table-row table:style-name="ro1">
          <table:table-cell office:value-type="float" office:value="40.3909" calcext:value-type="float">
            <text:p>40.3909</text:p>
          </table:table-cell>
          <table:table-cell office:value-type="float" office:value="0.289394" calcext:value-type="float">
            <text:p>0.289394</text:p>
          </table:table-cell>
          <table:table-cell office:value-type="float" office:value="40.340863" calcext:value-type="float">
            <text:p>40.340863</text:p>
          </table:table-cell>
          <table:table-cell office:value-type="float" office:value="0.437858" calcext:value-type="float">
            <text:p>0.437858</text:p>
          </table:table-cell>
        </table:table-row>
        <table:table-row table:style-name="ro1">
          <table:table-cell office:value-type="float" office:value="40.3959" calcext:value-type="float">
            <text:p>40.3959</text:p>
          </table:table-cell>
          <table:table-cell office:value-type="float" office:value="0.279863" calcext:value-type="float">
            <text:p>0.279863</text:p>
          </table:table-cell>
          <table:table-cell office:value-type="float" office:value="40.345833" calcext:value-type="float">
            <text:p>40.345833</text:p>
          </table:table-cell>
          <table:table-cell office:value-type="float" office:value="0.431211" calcext:value-type="float">
            <text:p>0.431211</text:p>
          </table:table-cell>
        </table:table-row>
        <table:table-row table:style-name="ro1">
          <table:table-cell office:value-type="float" office:value="40.4008" calcext:value-type="float">
            <text:p>40.4008</text:p>
          </table:table-cell>
          <table:table-cell office:value-type="float" office:value="0.269743" calcext:value-type="float">
            <text:p>0.269743</text:p>
          </table:table-cell>
          <table:table-cell office:value-type="float" office:value="40.350801" calcext:value-type="float">
            <text:p>40.350801</text:p>
          </table:table-cell>
          <table:table-cell office:value-type="float" office:value="0.42397" calcext:value-type="float">
            <text:p>0.42397</text:p>
          </table:table-cell>
        </table:table-row>
        <table:table-row table:style-name="ro1">
          <table:table-cell office:value-type="float" office:value="40.4058" calcext:value-type="float">
            <text:p>40.4058</text:p>
          </table:table-cell>
          <table:table-cell office:value-type="float" office:value="0.259034" calcext:value-type="float">
            <text:p>0.259034</text:p>
          </table:table-cell>
          <table:table-cell office:value-type="float" office:value="40.355767" calcext:value-type="float">
            <text:p>40.355767</text:p>
          </table:table-cell>
          <table:table-cell office:value-type="float" office:value="0.416135" calcext:value-type="float">
            <text:p>0.416135</text:p>
          </table:table-cell>
        </table:table-row>
        <table:table-row table:style-name="ro1">
          <table:table-cell office:value-type="float" office:value="40.4108" calcext:value-type="float">
            <text:p>40.4108</text:p>
          </table:table-cell>
          <table:table-cell office:value-type="float" office:value="0.247737" calcext:value-type="float">
            <text:p>0.247737</text:p>
          </table:table-cell>
          <table:table-cell office:value-type="float" office:value="40.360729" calcext:value-type="float">
            <text:p>40.360729</text:p>
          </table:table-cell>
          <table:table-cell office:value-type="float" office:value="0.407708" calcext:value-type="float">
            <text:p>0.407708</text:p>
          </table:table-cell>
        </table:table-row>
        <table:table-row table:style-name="ro1">
          <table:table-cell office:value-type="float" office:value="40.4157" calcext:value-type="float">
            <text:p>40.4157</text:p>
          </table:table-cell>
          <table:table-cell office:value-type="float" office:value="0.235855" calcext:value-type="float">
            <text:p>0.235855</text:p>
          </table:table-cell>
          <table:table-cell office:value-type="float" office:value="40.36569" calcext:value-type="float">
            <text:p>40.36569</text:p>
          </table:table-cell>
          <table:table-cell office:value-type="float" office:value="0.39869" calcext:value-type="float">
            <text:p>0.39869</text:p>
          </table:table-cell>
        </table:table-row>
        <table:table-row table:style-name="ro1">
          <table:table-cell office:value-type="float" office:value="40.4207" calcext:value-type="float">
            <text:p>40.4207</text:p>
          </table:table-cell>
          <table:table-cell office:value-type="float" office:value="0.223388" calcext:value-type="float">
            <text:p>0.223388</text:p>
          </table:table-cell>
          <table:table-cell office:value-type="float" office:value="40.370648" calcext:value-type="float">
            <text:p>40.370648</text:p>
          </table:table-cell>
          <table:table-cell office:value-type="float" office:value="0.389081" calcext:value-type="float">
            <text:p>0.389081</text:p>
          </table:table-cell>
        </table:table-row>
        <table:table-row table:style-name="ro1">
          <table:table-cell office:value-type="float" office:value="40.4257" calcext:value-type="float">
            <text:p>40.4257</text:p>
          </table:table-cell>
          <table:table-cell office:value-type="float" office:value="0.210338" calcext:value-type="float">
            <text:p>0.210338</text:p>
          </table:table-cell>
          <table:table-cell office:value-type="float" office:value="40.375604" calcext:value-type="float">
            <text:p>40.375604</text:p>
          </table:table-cell>
          <table:table-cell office:value-type="float" office:value="0.378883" calcext:value-type="float">
            <text:p>0.378883</text:p>
          </table:table-cell>
        </table:table-row>
        <table:table-row table:style-name="ro1">
          <table:table-cell office:value-type="float" office:value="40.4306" calcext:value-type="float">
            <text:p>40.4306</text:p>
          </table:table-cell>
          <table:table-cell office:value-type="float" office:value="0.196706" calcext:value-type="float">
            <text:p>0.196706</text:p>
          </table:table-cell>
          <table:table-cell office:value-type="float" office:value="40.380557" calcext:value-type="float">
            <text:p>40.380557</text:p>
          </table:table-cell>
          <table:table-cell office:value-type="float" office:value="0.368096" calcext:value-type="float">
            <text:p>0.368096</text:p>
          </table:table-cell>
        </table:table-row>
        <table:table-row table:style-name="ro1">
          <table:table-cell office:value-type="float" office:value="40.4356" calcext:value-type="float">
            <text:p>40.4356</text:p>
          </table:table-cell>
          <table:table-cell office:value-type="float" office:value="0.182494" calcext:value-type="float">
            <text:p>0.182494</text:p>
          </table:table-cell>
          <table:table-cell office:value-type="float" office:value="40.385507" calcext:value-type="float">
            <text:p>40.385507</text:p>
          </table:table-cell>
          <table:table-cell office:value-type="float" office:value="0.356723" calcext:value-type="float">
            <text:p>0.356723</text:p>
          </table:table-cell>
        </table:table-row>
        <table:table-row table:style-name="ro1">
          <table:table-cell office:value-type="float" office:value="40.4405" calcext:value-type="float">
            <text:p>40.4405</text:p>
          </table:table-cell>
          <table:table-cell office:value-type="float" office:value="0.167704" calcext:value-type="float">
            <text:p>0.167704</text:p>
          </table:table-cell>
          <table:table-cell office:value-type="float" office:value="40.390455" calcext:value-type="float">
            <text:p>40.390455</text:p>
          </table:table-cell>
          <table:table-cell office:value-type="float" office:value="0.344764" calcext:value-type="float">
            <text:p>0.344764</text:p>
          </table:table-cell>
        </table:table-row>
        <table:table-row table:style-name="ro1">
          <table:table-cell office:value-type="float" office:value="40.4455" calcext:value-type="float">
            <text:p>40.4455</text:p>
          </table:table-cell>
          <table:table-cell office:value-type="float" office:value="0.152336" calcext:value-type="float">
            <text:p>0.152336</text:p>
          </table:table-cell>
          <table:table-cell office:value-type="float" office:value="40.395401" calcext:value-type="float">
            <text:p>40.395401</text:p>
          </table:table-cell>
          <table:table-cell office:value-type="float" office:value="0.332221" calcext:value-type="float">
            <text:p>0.332221</text:p>
          </table:table-cell>
        </table:table-row>
        <table:table-row table:style-name="ro1">
          <table:table-cell office:value-type="float" office:value="40.4504" calcext:value-type="float">
            <text:p>40.4504</text:p>
          </table:table-cell>
          <table:table-cell office:value-type="float" office:value="0.136394" calcext:value-type="float">
            <text:p>0.136394</text:p>
          </table:table-cell>
          <table:table-cell office:value-type="float" office:value="40.400345" calcext:value-type="float">
            <text:p>40.400345</text:p>
          </table:table-cell>
          <table:table-cell office:value-type="float" office:value="0.319095" calcext:value-type="float">
            <text:p>0.319095</text:p>
          </table:table-cell>
        </table:table-row>
        <table:table-row table:style-name="ro1">
          <table:table-cell office:value-type="float" office:value="40.4553" calcext:value-type="float">
            <text:p>40.4553</text:p>
          </table:table-cell>
          <table:table-cell office:value-type="float" office:value="0.119878" calcext:value-type="float">
            <text:p>0.119878</text:p>
          </table:table-cell>
          <table:table-cell office:value-type="float" office:value="40.405285" calcext:value-type="float">
            <text:p>40.405285</text:p>
          </table:table-cell>
          <table:table-cell office:value-type="float" office:value="0.305388" calcext:value-type="float">
            <text:p>0.305388</text:p>
          </table:table-cell>
        </table:table-row>
        <table:table-row table:style-name="ro1">
          <table:table-cell office:value-type="float" office:value="40.4603" calcext:value-type="float">
            <text:p>40.4603</text:p>
          </table:table-cell>
          <table:table-cell office:value-type="float" office:value="0.10279" calcext:value-type="float">
            <text:p>0.10279</text:p>
          </table:table-cell>
          <table:table-cell office:value-type="float" office:value="40.410224" calcext:value-type="float">
            <text:p>40.410224</text:p>
          </table:table-cell>
          <table:table-cell office:value-type="float" office:value="0.291101" calcext:value-type="float">
            <text:p>0.291101</text:p>
          </table:table-cell>
        </table:table-row>
        <table:table-row table:style-name="ro1">
          <table:table-cell office:value-type="float" office:value="40.4652" calcext:value-type="float">
            <text:p>40.4652</text:p>
          </table:table-cell>
          <table:table-cell office:value-type="float" office:value="0.0851334" calcext:value-type="float">
            <text:p>0.0851334</text:p>
          </table:table-cell>
          <table:table-cell office:value-type="float" office:value="40.41516" calcext:value-type="float">
            <text:p>40.41516</text:p>
          </table:table-cell>
          <table:table-cell office:value-type="float" office:value="0.276236" calcext:value-type="float">
            <text:p>0.276236</text:p>
          </table:table-cell>
        </table:table-row>
        <table:table-row table:style-name="ro1">
          <table:table-cell office:value-type="float" office:value="40.4702" calcext:value-type="float">
            <text:p>40.4702</text:p>
          </table:table-cell>
          <table:table-cell office:value-type="float" office:value="0.0669089" calcext:value-type="float">
            <text:p>0.0669089</text:p>
          </table:table-cell>
          <table:table-cell office:value-type="float" office:value="40.420093" calcext:value-type="float">
            <text:p>40.420093</text:p>
          </table:table-cell>
          <table:table-cell office:value-type="float" office:value="0.260794" calcext:value-type="float">
            <text:p>0.260794</text:p>
          </table:table-cell>
        </table:table-row>
        <table:table-row table:style-name="ro1">
          <table:table-cell office:value-type="float" office:value="40.4751" calcext:value-type="float">
            <text:p>40.4751</text:p>
          </table:table-cell>
          <table:table-cell office:value-type="float" office:value="0.0481188" calcext:value-type="float">
            <text:p>0.0481188</text:p>
          </table:table-cell>
          <table:table-cell office:value-type="float" office:value="40.425025" calcext:value-type="float">
            <text:p>40.425025</text:p>
          </table:table-cell>
          <table:table-cell office:value-type="float" office:value="0.244778" calcext:value-type="float">
            <text:p>0.244778</text:p>
          </table:table-cell>
        </table:table-row>
        <table:table-row table:style-name="ro1">
          <table:table-cell office:value-type="float" office:value="40.48" calcext:value-type="float">
            <text:p>40.48</text:p>
          </table:table-cell>
          <table:table-cell office:value-type="float" office:value="0.0287653" calcext:value-type="float">
            <text:p>0.0287653</text:p>
          </table:table-cell>
          <table:table-cell office:value-type="float" office:value="40.429953" calcext:value-type="float">
            <text:p>40.429953</text:p>
          </table:table-cell>
          <table:table-cell office:value-type="float" office:value="0.228189" calcext:value-type="float">
            <text:p>0.228189</text:p>
          </table:table-cell>
        </table:table-row>
        <table:table-row table:style-name="ro1">
          <table:table-cell office:value-type="float" office:value="40.485" calcext:value-type="float">
            <text:p>40.485</text:p>
          </table:table-cell>
          <table:table-cell office:value-type="float" office:value="0.00885047" calcext:value-type="float">
            <text:p>0.00885047</text:p>
          </table:table-cell>
          <table:table-cell office:value-type="float" office:value="40.434879" calcext:value-type="float">
            <text:p>40.434879</text:p>
          </table:table-cell>
          <table:table-cell office:value-type="float" office:value="0.211028" calcext:value-type="float">
            <text:p>0.211028</text:p>
          </table:table-cell>
        </table:table-row>
        <table:table-row table:style-name="ro1">
          <table:table-cell office:value-type="float" office:value="40.4899" calcext:value-type="float">
            <text:p>40.4899</text:p>
          </table:table-cell>
          <table:table-cell office:value-type="float" office:value="0" calcext:value-type="float">
            <text:p>0</text:p>
          </table:table-cell>
          <table:table-cell office:value-type="float" office:value="40.439803" calcext:value-type="float">
            <text:p>40.439803</text:p>
          </table:table-cell>
          <table:table-cell office:value-type="float" office:value="0.193299" calcext:value-type="float">
            <text:p>0.193299</text:p>
          </table:table-cell>
        </table:table-row>
        <table:table-row table:style-name="ro1">
          <table:table-cell office:value-type="float" office:value="40.5293" calcext:value-type="float">
            <text:p>40.5293</text:p>
          </table:table-cell>
          <table:table-cell office:value-type="float" office:value="0" calcext:value-type="float">
            <text:p>0</text:p>
          </table:table-cell>
          <table:table-cell office:value-type="float" office:value="40.444725" calcext:value-type="float">
            <text:p>40.444725</text:p>
          </table:table-cell>
          <table:table-cell office:value-type="float" office:value="0.175003" calcext:value-type="float">
            <text:p>0.175003</text:p>
          </table:table-cell>
        </table:table-row>
        <table:table-row table:style-name="ro1">
          <table:table-cell office:value-type="float" office:value="40.5342" calcext:value-type="float">
            <text:p>40.5342</text:p>
          </table:table-cell>
          <table:table-cell office:value-type="float" office:value="0.0204739" calcext:value-type="float">
            <text:p>0.0204739</text:p>
          </table:table-cell>
          <table:table-cell office:value-type="float" office:value="40.449644" calcext:value-type="float">
            <text:p>40.449644</text:p>
          </table:table-cell>
          <table:table-cell office:value-type="float" office:value="0.156141" calcext:value-type="float">
            <text:p>0.156141</text:p>
          </table:table-cell>
        </table:table-row>
        <table:table-row table:style-name="ro1">
          <table:table-cell office:value-type="float" office:value="40.5391" calcext:value-type="float">
            <text:p>40.5391</text:p>
          </table:table-cell>
          <table:table-cell office:value-type="float" office:value="0.0403072" calcext:value-type="float">
            <text:p>0.0403072</text:p>
          </table:table-cell>
          <table:table-cell office:value-type="float" office:value="40.45456" calcext:value-type="float">
            <text:p>40.45456</text:p>
          </table:table-cell>
          <table:table-cell office:value-type="float" office:value="0.136717" calcext:value-type="float">
            <text:p>0.136717</text:p>
          </table:table-cell>
        </table:table-row>
        <table:table-row table:style-name="ro1">
          <table:table-cell office:value-type="float" office:value="40.544" calcext:value-type="float">
            <text:p>40.544</text:p>
          </table:table-cell>
          <table:table-cell office:value-type="float" office:value="0.0595023" calcext:value-type="float">
            <text:p>0.0595023</text:p>
          </table:table-cell>
          <table:table-cell office:value-type="float" office:value="40.459474" calcext:value-type="float">
            <text:p>40.459474</text:p>
          </table:table-cell>
          <table:table-cell office:value-type="float" office:value="0.116731" calcext:value-type="float">
            <text:p>0.116731</text:p>
          </table:table-cell>
        </table:table-row>
        <table:table-row table:style-name="ro1">
          <table:table-cell office:value-type="float" office:value="40.549" calcext:value-type="float">
            <text:p>40.549</text:p>
          </table:table-cell>
          <table:table-cell office:value-type="float" office:value="0.0780619" calcext:value-type="float">
            <text:p>0.0780619</text:p>
          </table:table-cell>
          <table:table-cell office:value-type="float" office:value="40.464386" calcext:value-type="float">
            <text:p>40.464386</text:p>
          </table:table-cell>
          <table:table-cell office:value-type="float" office:value="0.096187" calcext:value-type="float">
            <text:p>0.096187</text:p>
          </table:table-cell>
        </table:table-row>
        <table:table-row table:style-name="ro1">
          <table:table-cell office:value-type="float" office:value="40.5539" calcext:value-type="float">
            <text:p>40.5539</text:p>
          </table:table-cell>
          <table:table-cell office:value-type="float" office:value="0.0959882" calcext:value-type="float">
            <text:p>0.0959882</text:p>
          </table:table-cell>
          <table:table-cell office:value-type="float" office:value="40.469295" calcext:value-type="float">
            <text:p>40.469295</text:p>
          </table:table-cell>
          <table:table-cell office:value-type="float" office:value="0.075087" calcext:value-type="float">
            <text:p>0.075087</text:p>
          </table:table-cell>
        </table:table-row>
        <table:table-row table:style-name="ro1">
          <table:table-cell office:value-type="float" office:value="40.5588" calcext:value-type="float">
            <text:p>40.5588</text:p>
          </table:table-cell>
          <table:table-cell office:value-type="float" office:value="0.113284" calcext:value-type="float">
            <text:p>0.113284</text:p>
          </table:table-cell>
          <table:table-cell office:value-type="float" office:value="40.474202" calcext:value-type="float">
            <text:p>40.474202</text:p>
          </table:table-cell>
          <table:table-cell office:value-type="float" office:value="0.053433" calcext:value-type="float">
            <text:p>0.053433</text:p>
          </table:table-cell>
        </table:table-row>
        <table:table-row table:style-name="ro1">
          <table:table-cell office:value-type="float" office:value="40.5637" calcext:value-type="float">
            <text:p>40.5637</text:p>
          </table:table-cell>
          <table:table-cell office:value-type="float" office:value="0.12995" calcext:value-type="float">
            <text:p>0.12995</text:p>
          </table:table-cell>
          <table:table-cell office:value-type="float" office:value="40.479107" calcext:value-type="float">
            <text:p>40.479107</text:p>
          </table:table-cell>
          <table:table-cell office:value-type="float" office:value="0.031227" calcext:value-type="float">
            <text:p>0.031227</text:p>
          </table:table-cell>
        </table:table-row>
        <table:table-row table:style-name="ro1">
          <table:table-cell office:value-type="float" office:value="40.5686" calcext:value-type="float">
            <text:p>40.5686</text:p>
          </table:table-cell>
          <table:table-cell office:value-type="float" office:value="0.145991" calcext:value-type="float">
            <text:p>0.145991</text:p>
          </table:table-cell>
          <table:table-cell office:value-type="float" office:value="40.484009" calcext:value-type="float">
            <text:p>40.484009</text:p>
          </table:table-cell>
          <table:table-cell office:value-type="float" office:value="0.008472" calcext:value-type="float">
            <text:p>0.008472</text:p>
          </table:table-cell>
        </table:table-row>
        <table:table-row table:style-name="ro1">
          <table:table-cell office:value-type="float" office:value="40.5735" calcext:value-type="float">
            <text:p>40.5735</text:p>
          </table:table-cell>
          <table:table-cell office:value-type="float" office:value="0.161407" calcext:value-type="float">
            <text:p>0.161407</text:p>
          </table:table-cell>
          <table:table-cell office:value-type="float" office:value="40.488909" calcext:value-type="float">
            <text:p>40.488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784" calcext:value-type="float">
            <text:p>40.5784</text:p>
          </table:table-cell>
          <table:table-cell office:value-type="float" office:value="0.1762" calcext:value-type="float">
            <text:p>0.1762</text:p>
          </table:table-cell>
          <table:table-cell office:value-type="float" office:value="40.528087" calcext:value-type="float">
            <text:p>40.52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833" calcext:value-type="float">
            <text:p>40.5833</text:p>
          </table:table-cell>
          <table:table-cell office:value-type="float" office:value="0.190372" calcext:value-type="float">
            <text:p>0.190372</text:p>
          </table:table-cell>
          <table:table-cell office:value-type="float" office:value="40.532984" calcext:value-type="float">
            <text:p>40.532984</text:p>
          </table:table-cell>
          <table:table-cell office:value-type="float" office:value="0.023846" calcext:value-type="float">
            <text:p>0.023846</text:p>
          </table:table-cell>
        </table:table-row>
        <table:table-row table:style-name="ro1">
          <table:table-cell office:value-type="float" office:value="40.5882" calcext:value-type="float">
            <text:p>40.5882</text:p>
          </table:table-cell>
          <table:table-cell office:value-type="float" office:value="0.203926" calcext:value-type="float">
            <text:p>0.203926</text:p>
          </table:table-cell>
          <table:table-cell office:value-type="float" office:value="40.537879" calcext:value-type="float">
            <text:p>40.537879</text:p>
          </table:table-cell>
          <table:table-cell office:value-type="float" office:value="0.047037" calcext:value-type="float">
            <text:p>0.047037</text:p>
          </table:table-cell>
        </table:table-row>
        <table:table-row table:style-name="ro1">
          <table:table-cell office:value-type="float" office:value="40.5931" calcext:value-type="float">
            <text:p>40.5931</text:p>
          </table:table-cell>
          <table:table-cell office:value-type="float" office:value="0.216863" calcext:value-type="float">
            <text:p>0.216863</text:p>
          </table:table-cell>
          <table:table-cell office:value-type="float" office:value="40.542772" calcext:value-type="float">
            <text:p>40.542772</text:p>
          </table:table-cell>
          <table:table-cell office:value-type="float" office:value="0.069576" calcext:value-type="float">
            <text:p>0.069576</text:p>
          </table:table-cell>
        </table:table-row>
        <table:table-row table:style-name="ro1">
          <table:table-cell office:value-type="float" office:value="40.598" calcext:value-type="float">
            <text:p>40.598</text:p>
          </table:table-cell>
          <table:table-cell office:value-type="float" office:value="0.229184" calcext:value-type="float">
            <text:p>0.229184</text:p>
          </table:table-cell>
          <table:table-cell office:value-type="float" office:value="40.547662" calcext:value-type="float">
            <text:p>40.547662</text:p>
          </table:table-cell>
          <table:table-cell office:value-type="float" office:value="0.091465" calcext:value-type="float">
            <text:p>0.091465</text:p>
          </table:table-cell>
        </table:table-row>
        <table:table-row table:style-name="ro1">
          <table:table-cell office:value-type="float" office:value="40.6029" calcext:value-type="float">
            <text:p>40.6029</text:p>
          </table:table-cell>
          <table:table-cell office:value-type="float" office:value="0.240891" calcext:value-type="float">
            <text:p>0.240891</text:p>
          </table:table-cell>
          <table:table-cell office:value-type="float" office:value="40.552549" calcext:value-type="float">
            <text:p>40.552549</text:p>
          </table:table-cell>
          <table:table-cell office:value-type="float" office:value="0.112707" calcext:value-type="float">
            <text:p>0.112707</text:p>
          </table:table-cell>
        </table:table-row>
        <table:table-row table:style-name="ro1">
          <table:table-cell office:value-type="float" office:value="40.6078" calcext:value-type="float">
            <text:p>40.6078</text:p>
          </table:table-cell>
          <table:table-cell office:value-type="float" office:value="0.251986" calcext:value-type="float">
            <text:p>0.251986</text:p>
          </table:table-cell>
          <table:table-cell office:value-type="float" office:value="40.557435" calcext:value-type="float">
            <text:p>40.557435</text:p>
          </table:table-cell>
          <table:table-cell office:value-type="float" office:value="0.133306" calcext:value-type="float">
            <text:p>0.133306</text:p>
          </table:table-cell>
        </table:table-row>
        <table:table-row table:style-name="ro1">
          <table:table-cell office:value-type="float" office:value="40.6126" calcext:value-type="float">
            <text:p>40.6126</text:p>
          </table:table-cell>
          <table:table-cell office:value-type="float" office:value="0.26247" calcext:value-type="float">
            <text:p>0.26247</text:p>
          </table:table-cell>
          <table:table-cell office:value-type="float" office:value="40.562318" calcext:value-type="float">
            <text:p>40.562318</text:p>
          </table:table-cell>
          <table:table-cell office:value-type="float" office:value="0.153264" calcext:value-type="float">
            <text:p>0.153264</text:p>
          </table:table-cell>
        </table:table-row>
        <table:table-row table:style-name="ro1">
          <table:table-cell office:value-type="float" office:value="40.6175" calcext:value-type="float">
            <text:p>40.6175</text:p>
          </table:table-cell>
          <table:table-cell office:value-type="float" office:value="0.272344" calcext:value-type="float">
            <text:p>0.272344</text:p>
          </table:table-cell>
          <table:table-cell office:value-type="float" office:value="40.567198" calcext:value-type="float">
            <text:p>40.567198</text:p>
          </table:table-cell>
          <table:table-cell office:value-type="float" office:value="0.172584" calcext:value-type="float">
            <text:p>0.172584</text:p>
          </table:table-cell>
        </table:table-row>
        <table:table-row table:style-name="ro1">
          <table:table-cell office:value-type="float" office:value="40.6224" calcext:value-type="float">
            <text:p>40.6224</text:p>
          </table:table-cell>
          <table:table-cell office:value-type="float" office:value="0.281609" calcext:value-type="float">
            <text:p>0.281609</text:p>
          </table:table-cell>
          <table:table-cell office:value-type="float" office:value="40.572076" calcext:value-type="float">
            <text:p>40.572076</text:p>
          </table:table-cell>
          <table:table-cell office:value-type="float" office:value="0.191268" calcext:value-type="float">
            <text:p>0.191268</text:p>
          </table:table-cell>
        </table:table-row>
        <table:table-row table:style-name="ro1">
          <table:table-cell office:value-type="float" office:value="40.6273" calcext:value-type="float">
            <text:p>40.6273</text:p>
          </table:table-cell>
          <table:table-cell office:value-type="float" office:value="0.290267" calcext:value-type="float">
            <text:p>0.290267</text:p>
          </table:table-cell>
          <table:table-cell office:value-type="float" office:value="40.576952" calcext:value-type="float">
            <text:p>40.576952</text:p>
          </table:table-cell>
          <table:table-cell office:value-type="float" office:value="0.209318" calcext:value-type="float">
            <text:p>0.209318</text:p>
          </table:table-cell>
        </table:table-row>
        <table:table-row table:style-name="ro1">
          <table:table-cell office:value-type="float" office:value="40.6322" calcext:value-type="float">
            <text:p>40.6322</text:p>
          </table:table-cell>
          <table:table-cell office:value-type="float" office:value="0.298319" calcext:value-type="float">
            <text:p>0.298319</text:p>
          </table:table-cell>
          <table:table-cell office:value-type="float" office:value="40.581826" calcext:value-type="float">
            <text:p>40.581826</text:p>
          </table:table-cell>
          <table:table-cell office:value-type="float" office:value="0.226737" calcext:value-type="float">
            <text:p>0.226737</text:p>
          </table:table-cell>
        </table:table-row>
        <table:table-row table:style-name="ro1">
          <table:table-cell office:value-type="float" office:value="40.637" calcext:value-type="float">
            <text:p>40.637</text:p>
          </table:table-cell>
          <table:table-cell office:value-type="float" office:value="0.305766" calcext:value-type="float">
            <text:p>0.305766</text:p>
          </table:table-cell>
          <table:table-cell office:value-type="float" office:value="40.586697" calcext:value-type="float">
            <text:p>40.586697</text:p>
          </table:table-cell>
          <table:table-cell office:value-type="float" office:value="0.243527" calcext:value-type="float">
            <text:p>0.243527</text:p>
          </table:table-cell>
        </table:table-row>
        <table:table-row table:style-name="ro1">
          <table:table-cell office:value-type="float" office:value="40.6419" calcext:value-type="float">
            <text:p>40.6419</text:p>
          </table:table-cell>
          <table:table-cell office:value-type="float" office:value="0.312608" calcext:value-type="float">
            <text:p>0.312608</text:p>
          </table:table-cell>
          <table:table-cell office:value-type="float" office:value="40.591565" calcext:value-type="float">
            <text:p>40.591565</text:p>
          </table:table-cell>
          <table:table-cell office:value-type="float" office:value="0.259691" calcext:value-type="float">
            <text:p>0.259691</text:p>
          </table:table-cell>
        </table:table-row>
        <table:table-row table:style-name="ro1">
          <table:table-cell office:value-type="float" office:value="40.6468" calcext:value-type="float">
            <text:p>40.6468</text:p>
          </table:table-cell>
          <table:table-cell office:value-type="float" office:value="0.318847" calcext:value-type="float">
            <text:p>0.318847</text:p>
          </table:table-cell>
          <table:table-cell office:value-type="float" office:value="40.596432" calcext:value-type="float">
            <text:p>40.596432</text:p>
          </table:table-cell>
          <table:table-cell office:value-type="float" office:value="0.27523" calcext:value-type="float">
            <text:p>0.27523</text:p>
          </table:table-cell>
        </table:table-row>
        <table:table-row table:style-name="ro1">
          <table:table-cell office:value-type="float" office:value="40.6516" calcext:value-type="float">
            <text:p>40.6516</text:p>
          </table:table-cell>
          <table:table-cell office:value-type="float" office:value="0.324483" calcext:value-type="float">
            <text:p>0.324483</text:p>
          </table:table-cell>
          <table:table-cell office:value-type="float" office:value="40.601296" calcext:value-type="float">
            <text:p>40.601296</text:p>
          </table:table-cell>
          <table:table-cell office:value-type="float" office:value="0.290146" calcext:value-type="float">
            <text:p>0.290146</text:p>
          </table:table-cell>
        </table:table-row>
        <table:table-row table:style-name="ro1">
          <table:table-cell office:value-type="float" office:value="40.6565" calcext:value-type="float">
            <text:p>40.6565</text:p>
          </table:table-cell>
          <table:table-cell office:value-type="float" office:value="0.329517" calcext:value-type="float">
            <text:p>0.329517</text:p>
          </table:table-cell>
          <table:table-cell office:value-type="float" office:value="40.606157" calcext:value-type="float">
            <text:p>40.606157</text:p>
          </table:table-cell>
          <table:table-cell office:value-type="float" office:value="0.304441" calcext:value-type="float">
            <text:p>0.304441</text:p>
          </table:table-cell>
        </table:table-row>
        <table:table-row table:style-name="ro1">
          <table:table-cell office:value-type="float" office:value="40.6614" calcext:value-type="float">
            <text:p>40.6614</text:p>
          </table:table-cell>
          <table:table-cell office:value-type="float" office:value="0.33395" calcext:value-type="float">
            <text:p>0.33395</text:p>
          </table:table-cell>
          <table:table-cell office:value-type="float" office:value="40.611016" calcext:value-type="float">
            <text:p>40.611016</text:p>
          </table:table-cell>
          <table:table-cell office:value-type="float" office:value="0.318118" calcext:value-type="float">
            <text:p>0.318118</text:p>
          </table:table-cell>
        </table:table-row>
        <table:table-row table:style-name="ro1">
          <table:table-cell office:value-type="float" office:value="40.6662" calcext:value-type="float">
            <text:p>40.6662</text:p>
          </table:table-cell>
          <table:table-cell office:value-type="float" office:value="0.337783" calcext:value-type="float">
            <text:p>0.337783</text:p>
          </table:table-cell>
          <table:table-cell office:value-type="float" office:value="40.615873" calcext:value-type="float">
            <text:p>40.615873</text:p>
          </table:table-cell>
          <table:table-cell office:value-type="float" office:value="0.331177" calcext:value-type="float">
            <text:p>0.331177</text:p>
          </table:table-cell>
        </table:table-row>
        <table:table-row table:style-name="ro1">
          <table:table-cell office:value-type="float" office:value="40.6711" calcext:value-type="float">
            <text:p>40.6711</text:p>
          </table:table-cell>
          <table:table-cell office:value-type="float" office:value="0.341015" calcext:value-type="float">
            <text:p>0.341015</text:p>
          </table:table-cell>
          <table:table-cell office:value-type="float" office:value="40.620728" calcext:value-type="float">
            <text:p>40.620728</text:p>
          </table:table-cell>
          <table:table-cell office:value-type="float" office:value="0.34362" calcext:value-type="float">
            <text:p>0.34362</text:p>
          </table:table-cell>
        </table:table-row>
        <table:table-row table:style-name="ro1">
          <table:table-cell office:value-type="float" office:value="40.6759" calcext:value-type="float">
            <text:p>40.6759</text:p>
          </table:table-cell>
          <table:table-cell office:value-type="float" office:value="0.343647" calcext:value-type="float">
            <text:p>0.343647</text:p>
          </table:table-cell>
          <table:table-cell office:value-type="float" office:value="40.62558" calcext:value-type="float">
            <text:p>40.62558</text:p>
          </table:table-cell>
          <table:table-cell office:value-type="float" office:value="0.35545" calcext:value-type="float">
            <text:p>0.35545</text:p>
          </table:table-cell>
        </table:table-row>
        <table:table-row table:style-name="ro1">
          <table:table-cell office:value-type="float" office:value="40.6808" calcext:value-type="float">
            <text:p>40.6808</text:p>
          </table:table-cell>
          <table:table-cell office:value-type="float" office:value="0.34568" calcext:value-type="float">
            <text:p>0.34568</text:p>
          </table:table-cell>
          <table:table-cell office:value-type="float" office:value="40.63043" calcext:value-type="float">
            <text:p>40.6304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>
          <table:table-cell office:value-type="float" office:value="40.6856" calcext:value-type="float">
            <text:p>40.6856</text:p>
          </table:table-cell>
          <table:table-cell office:value-type="float" office:value="0.347114" calcext:value-type="float">
            <text:p>0.347114</text:p>
          </table:table-cell>
          <table:table-cell office:value-type="float" office:value="40.635277" calcext:value-type="float">
            <text:p>40.635277</text:p>
          </table:table-cell>
          <table:table-cell office:value-type="float" office:value="0.377273" calcext:value-type="float">
            <text:p>0.377273</text:p>
          </table:table-cell>
        </table:table-row>
        <table:table-row table:style-name="ro1">
          <table:table-cell office:value-type="float" office:value="40.6905" calcext:value-type="float">
            <text:p>40.6905</text:p>
          </table:table-cell>
          <table:table-cell office:value-type="float" office:value="0.347948" calcext:value-type="float">
            <text:p>0.347948</text:p>
          </table:table-cell>
          <table:table-cell office:value-type="float" office:value="40.640122" calcext:value-type="float">
            <text:p>40.640122</text:p>
          </table:table-cell>
          <table:table-cell office:value-type="float" office:value="0.387269" calcext:value-type="float">
            <text:p>0.387269</text:p>
          </table:table-cell>
        </table:table-row>
        <table:table-row table:style-name="ro1">
          <table:table-cell office:value-type="float" office:value="40.6953" calcext:value-type="float">
            <text:p>40.6953</text:p>
          </table:table-cell>
          <table:table-cell office:value-type="float" office:value="0.348184" calcext:value-type="float">
            <text:p>0.348184</text:p>
          </table:table-cell>
          <table:table-cell office:value-type="float" office:value="40.644965" calcext:value-type="float">
            <text:p>40.644965</text:p>
          </table:table-cell>
          <table:table-cell office:value-type="float" office:value="0.396656" calcext:value-type="float">
            <text:p>0.396656</text:p>
          </table:table-cell>
        </table:table-row>
        <table:table-row table:style-name="ro1">
          <table:table-cell office:value-type="float" office:value="40.7002" calcext:value-type="float">
            <text:p>40.7002</text:p>
          </table:table-cell>
          <table:table-cell office:value-type="float" office:value="0.347821" calcext:value-type="float">
            <text:p>0.347821</text:p>
          </table:table-cell>
          <table:table-cell office:value-type="float" office:value="40.649805" calcext:value-type="float">
            <text:p>40.649805</text:p>
          </table:table-cell>
          <table:table-cell office:value-type="float" office:value="0.405436" calcext:value-type="float">
            <text:p>0.405436</text:p>
          </table:table-cell>
        </table:table-row>
        <table:table-row table:style-name="ro1">
          <table:table-cell office:value-type="float" office:value="40.705" calcext:value-type="float">
            <text:p>40.705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40.654643" calcext:value-type="float">
            <text:p>40.654643</text:p>
          </table:table-cell>
          <table:table-cell office:value-type="float" office:value="0.41361" calcext:value-type="float">
            <text:p>0.41361</text:p>
          </table:table-cell>
        </table:table-row>
        <table:table-row table:style-name="ro1">
          <table:table-cell office:value-type="float" office:value="40.7099" calcext:value-type="float">
            <text:p>40.7099</text:p>
          </table:table-cell>
          <table:table-cell office:value-type="float" office:value="0.345299" calcext:value-type="float">
            <text:p>0.345299</text:p>
          </table:table-cell>
          <table:table-cell office:value-type="float" office:value="40.659479" calcext:value-type="float">
            <text:p>40.659479</text:p>
          </table:table-cell>
          <table:table-cell office:value-type="float" office:value="0.421179" calcext:value-type="float">
            <text:p>0.421179</text:p>
          </table:table-cell>
        </table:table-row>
        <table:table-row table:style-name="ro1">
          <table:table-cell office:value-type="float" office:value="40.7147" calcext:value-type="float">
            <text:p>40.7147</text:p>
          </table:table-cell>
          <table:table-cell office:value-type="float" office:value="0.343141" calcext:value-type="float">
            <text:p>0.343141</text:p>
          </table:table-cell>
          <table:table-cell office:value-type="float" office:value="40.664312" calcext:value-type="float">
            <text:p>40.664312</text:p>
          </table:table-cell>
          <table:table-cell office:value-type="float" office:value="0.428143" calcext:value-type="float">
            <text:p>0.428143</text:p>
          </table:table-cell>
        </table:table-row>
        <table:table-row table:style-name="ro1">
          <table:table-cell office:value-type="float" office:value="40.7195" calcext:value-type="float">
            <text:p>40.7195</text:p>
          </table:table-cell>
          <table:table-cell office:value-type="float" office:value="0.340383" calcext:value-type="float">
            <text:p>0.340383</text:p>
          </table:table-cell>
          <table:table-cell office:value-type="float" office:value="40.669143" calcext:value-type="float">
            <text:p>40.669143</text:p>
          </table:table-cell>
          <table:table-cell office:value-type="float" office:value="0.434504" calcext:value-type="float">
            <text:p>0.434504</text:p>
          </table:table-cell>
        </table:table-row>
        <table:table-row table:style-name="ro1">
          <table:table-cell office:value-type="float" office:value="40.7244" calcext:value-type="float">
            <text:p>40.7244</text:p>
          </table:table-cell>
          <table:table-cell office:value-type="float" office:value="0.337028" calcext:value-type="float">
            <text:p>0.337028</text:p>
          </table:table-cell>
          <table:table-cell office:value-type="float" office:value="40.673972" calcext:value-type="float">
            <text:p>40.673972</text:p>
          </table:table-cell>
          <table:table-cell office:value-type="float" office:value="0.440262" calcext:value-type="float">
            <text:p>0.440262</text:p>
          </table:table-cell>
        </table:table-row>
        <table:table-row table:style-name="ro1">
          <table:table-cell office:value-type="float" office:value="40.7292" calcext:value-type="float">
            <text:p>40.7292</text:p>
          </table:table-cell>
          <table:table-cell office:value-type="float" office:value="0.333076" calcext:value-type="float">
            <text:p>0.333076</text:p>
          </table:table-cell>
          <table:table-cell office:value-type="float" office:value="40.678798" calcext:value-type="float">
            <text:p>40.678798</text:p>
          </table:table-cell>
          <table:table-cell office:value-type="float" office:value="0.445419" calcext:value-type="float">
            <text:p>0.445419</text:p>
          </table:table-cell>
        </table:table-row>
        <table:table-row table:style-name="ro1">
          <table:table-cell office:value-type="float" office:value="40.734" calcext:value-type="float">
            <text:p>40.734</text:p>
          </table:table-cell>
          <table:table-cell office:value-type="float" office:value="0.328526" calcext:value-type="float">
            <text:p>0.328526</text:p>
          </table:table-cell>
          <table:table-cell office:value-type="float" office:value="40.683622" calcext:value-type="float">
            <text:p>40.683622</text:p>
          </table:table-cell>
          <table:table-cell office:value-type="float" office:value="0.449974" calcext:value-type="float">
            <text:p>0.449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2:01:53.621029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5:20:29.363306729</meta:creation-date>
    <dc:date>2019-12-29T13:05:39.997320079</dc:date>
    <meta:editing-duration>PT48M1S</meta:editing-duration>
    <meta:editing-cycles>3</meta:editing-cycles>
    <meta:generator>LibreOffice/6.2.8.2$Linux_X86_64 LibreOffice_project/f82ddfca21ebc1e222a662a32b25c0c9d20169ee</meta:generator>
    <meta:document-statistic meta:table-count="1" meta:cell-count="8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3cm" chart:symbol-height="0.0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19cm" svg:height="21.66cm" xlink:href=".." xlink:type="simple" chart:class="chart:scatter" chart:style-name="ch1">
        <chart:plot-area chart:style-name="ch2" table:cell-range-address="Sheet1.A1:Sheet1.B2048 Sheet1.D1:Sheet1.D2048" svg:x="0.748cm" svg:y="0.433cm" svg:width="35.923cm" svg:height="20.794cm">
          <chartooo:coordinate-region svg:x="1.184cm" svg:y="0.632cm" svg:width="35.487cm" svg:height="19.9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48" chart:class="chart:scatter">
            <chart:domain table:cell-range-address="Sheet1.A1:Sheet1.A2048"/>
            <chart:data-point chart:repeated="2048"/>
          </chart:series>
          <chart:series chart:style-name="ch7" chart:values-cell-range-address="Sheet1.D1:Sheet1.D2048" chart:class="chart:scatter">
            <chart:domain table:cell-range-address="Sheet1.C1:Sheet1.C2048"/>
            <chart:data-point chart:repeated="20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048</svg:desc>
                </draw:g>
              </table:table-cell>
              <table:table-cell office:value-type="float" office:value="0">
                <text:p>0</text:p>
                <draw:g>
                  <svg:desc>Sheet1.B1:Sheet1.B2048</svg:desc>
                </draw:g>
              </table:table-cell>
              <table:table-cell office:value-type="float" office:value="0">
                <text:p>0</text:p>
                <draw:g>
                  <svg:desc>Sheet1.C1:Sheet1.C2048</svg:desc>
                </draw:g>
              </table:table-cell>
              <table:table-cell office:value-type="float" office:value="0">
                <text:p>0</text:p>
                <draw:g>
                  <svg:desc>Sheet1.D1:Sheet1.D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75">
                <text:p>0.49375</text:p>
              </table:table-cell>
              <table:table-cell office:value-type="float" office:value="0.247839">
                <text:p>0.247839</text:p>
              </table:table-cell>
              <table:table-cell office:value-type="float" office:value="0.49375">
                <text:p>0.49375</text:p>
              </table:table-cell>
              <table:table-cell office:value-type="float" office:value="0.247839">
                <text:p>0.247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1559">
                <text:p>0.731559</text:p>
              </table:table-cell>
              <table:table-cell office:value-type="float" office:value="0.36857">
                <text:p>0.36857</text:p>
              </table:table-cell>
              <table:table-cell office:value-type="float" office:value="0.731559">
                <text:p>0.731559</text:p>
              </table:table-cell>
              <table:table-cell office:value-type="float" office:value="0.36857">
                <text:p>0.36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3712">
                <text:p>0.963712</text:p>
              </table:table-cell>
              <table:table-cell office:value-type="float" office:value="0.487245">
                <text:p>0.487245</text:p>
              </table:table-cell>
              <table:table-cell office:value-type="float" office:value="0.963712">
                <text:p>0.963712</text:p>
              </table:table-cell>
              <table:table-cell office:value-type="float" office:value="0.487246">
                <text:p>0.487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048">
                <text:p>1.19048</text:p>
              </table:table-cell>
              <table:table-cell office:value-type="float" office:value="0.603912">
                <text:p>0.603912</text:p>
              </table:table-cell>
              <table:table-cell office:value-type="float" office:value="1.190476">
                <text:p>1.190476</text:p>
              </table:table-cell>
              <table:table-cell office:value-type="float" office:value="0.603914">
                <text:p>0.603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21">
                <text:p>1.4121</text:p>
              </table:table-cell>
              <table:table-cell office:value-type="float" office:value="0.71862">
                <text:p>0.71862</text:p>
              </table:table-cell>
              <table:table-cell office:value-type="float" office:value="1.412097">
                <text:p>1.412097</text:p>
              </table:table-cell>
              <table:table-cell office:value-type="float" office:value="0.718623">
                <text:p>0.71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881">
                <text:p>1.62881</text:p>
              </table:table-cell>
              <table:table-cell office:value-type="float" office:value="0.831413">
                <text:p>0.831413</text:p>
              </table:table-cell>
              <table:table-cell office:value-type="float" office:value="1.628807">
                <text:p>1.628807</text:p>
              </table:table-cell>
              <table:table-cell office:value-type="float" office:value="0.831417">
                <text:p>0.831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082">
                <text:p>1.84082</text:p>
              </table:table-cell>
              <table:table-cell office:value-type="float" office:value="0.942335">
                <text:p>0.942335</text:p>
              </table:table-cell>
              <table:table-cell office:value-type="float" office:value="1.840821">
                <text:p>1.840821</text:p>
              </table:table-cell>
              <table:table-cell office:value-type="float" office:value="0.942341">
                <text:p>0.942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834">
                <text:p>2.04834</text:p>
              </table:table-cell>
              <table:table-cell office:value-type="float" office:value="1.05143">
                <text:p>1.05143</text:p>
              </table:table-cell>
              <table:table-cell office:value-type="float" office:value="2.04834">
                <text:p>2.04834</text:p>
              </table:table-cell>
              <table:table-cell office:value-type="float" office:value="1.051435">
                <text:p>1.05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155">
                <text:p>2.25155</text:p>
              </table:table-cell>
              <table:table-cell office:value-type="float" office:value="1.15873">
                <text:p>1.15873</text:p>
              </table:table-cell>
              <table:table-cell office:value-type="float" office:value="2.251552">
                <text:p>2.251552</text:p>
              </table:table-cell>
              <table:table-cell office:value-type="float" office:value="1.158741">
                <text:p>1.158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5063">
                <text:p>2.45063</text:p>
              </table:table-cell>
              <table:table-cell office:value-type="float" office:value="1.26429">
                <text:p>1.26429</text:p>
              </table:table-cell>
              <table:table-cell office:value-type="float" office:value="2.450635">
                <text:p>2.450635</text:p>
              </table:table-cell>
              <table:table-cell office:value-type="float" office:value="1.264297">
                <text:p>1.264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4575">
                <text:p>2.64575</text:p>
              </table:table-cell>
              <table:table-cell office:value-type="float" office:value="1.36813">
                <text:p>1.36813</text:p>
              </table:table-cell>
              <table:table-cell office:value-type="float" office:value="2.645754">
                <text:p>2.645754</text:p>
              </table:table-cell>
              <table:table-cell office:value-type="float" office:value="1.36814">
                <text:p>1.36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707">
                <text:p>2.83707</text:p>
              </table:table-cell>
              <table:table-cell office:value-type="float" office:value="1.47029">
                <text:p>1.47029</text:p>
              </table:table-cell>
              <table:table-cell office:value-type="float" office:value="2.837066">
                <text:p>2.837066</text:p>
              </table:table-cell>
              <table:table-cell office:value-type="float" office:value="1.470306">
                <text:p>1.470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472">
                <text:p>3.02472</text:p>
              </table:table-cell>
              <table:table-cell office:value-type="float" office:value="1.57081">
                <text:p>1.57081</text:p>
              </table:table-cell>
              <table:table-cell office:value-type="float" office:value="3.024718">
                <text:p>3.024718</text:p>
              </table:table-cell>
              <table:table-cell office:value-type="float" office:value="1.57083">
                <text:p>1.5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0885">
                <text:p>3.20885</text:p>
              </table:table-cell>
              <table:table-cell office:value-type="float" office:value="1.66973">
                <text:p>1.66973</text:p>
              </table:table-cell>
              <table:table-cell office:value-type="float" office:value="3.208849">
                <text:p>3.208849</text:p>
              </table:table-cell>
              <table:table-cell office:value-type="float" office:value="1.669745">
                <text:p>1.669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8959">
                <text:p>3.38959</text:p>
              </table:table-cell>
              <table:table-cell office:value-type="float" office:value="1.76706">
                <text:p>1.76706</text:p>
              </table:table-cell>
              <table:table-cell office:value-type="float" office:value="3.38959">
                <text:p>3.38959</text:p>
              </table:table-cell>
              <table:table-cell office:value-type="float" office:value="1.767082">
                <text:p>1.767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706">
                <text:p>3.56706</text:p>
              </table:table-cell>
              <table:table-cell office:value-type="float" office:value="1.86285">
                <text:p>1.86285</text:p>
              </table:table-cell>
              <table:table-cell office:value-type="float" office:value="3.567063">
                <text:p>3.567063</text:p>
              </table:table-cell>
              <table:table-cell office:value-type="float" office:value="1.862874">
                <text:p>1.862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4139">
                <text:p>3.74139</text:p>
              </table:table-cell>
              <table:table-cell office:value-type="float" office:value="1.95712">
                <text:p>1.95712</text:p>
              </table:table-cell>
              <table:table-cell office:value-type="float" office:value="3.741387">
                <text:p>3.741387</text:p>
              </table:table-cell>
              <table:table-cell office:value-type="float" office:value="1.95715">
                <text:p>1.95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267">
                <text:p>3.91267</text:p>
              </table:table-cell>
              <table:table-cell office:value-type="float" office:value="2.04991">
                <text:p>2.04991</text:p>
              </table:table-cell>
              <table:table-cell office:value-type="float" office:value="3.912673">
                <text:p>3.912673</text:p>
              </table:table-cell>
              <table:table-cell office:value-type="float" office:value="2.049938">
                <text:p>2.049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8102">
                <text:p>4.08102</text:p>
              </table:table-cell>
              <table:table-cell office:value-type="float" office:value="2.14123">
                <text:p>2.14123</text:p>
              </table:table-cell>
              <table:table-cell office:value-type="float" office:value="4.081024">
                <text:p>4.081024</text:p>
              </table:table-cell>
              <table:table-cell office:value-type="float" office:value="2.141267">
                <text:p>2.141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4654">
                <text:p>4.24654</text:p>
              </table:table-cell>
              <table:table-cell office:value-type="float" office:value="2.23113">
                <text:p>2.23113</text:p>
              </table:table-cell>
              <table:table-cell office:value-type="float" office:value="4.246541">
                <text:p>4.246541</text:p>
              </table:table-cell>
              <table:table-cell office:value-type="float" office:value="2.231163">
                <text:p>2.231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0932">
                <text:p>4.40932</text:p>
              </table:table-cell>
              <table:table-cell office:value-type="float" office:value="2.31961">
                <text:p>2.31961</text:p>
              </table:table-cell>
              <table:table-cell office:value-type="float" office:value="4.409318">
                <text:p>4.409318</text:p>
              </table:table-cell>
              <table:table-cell office:value-type="float" office:value="2.319653">
                <text:p>2.319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6945">
                <text:p>4.56945</text:p>
              </table:table-cell>
              <table:table-cell office:value-type="float" office:value="2.40672">
                <text:p>2.40672</text:p>
              </table:table-cell>
              <table:table-cell office:value-type="float" office:value="4.569446">
                <text:p>4.569446</text:p>
              </table:table-cell>
              <table:table-cell office:value-type="float" office:value="2.406761">
                <text:p>2.40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701">
                <text:p>4.72701</text:p>
              </table:table-cell>
              <table:table-cell office:value-type="float" office:value="2.49246">
                <text:p>2.49246</text:p>
              </table:table-cell>
              <table:table-cell office:value-type="float" office:value="4.72701">
                <text:p>4.72701</text:p>
              </table:table-cell>
              <table:table-cell office:value-type="float" office:value="2.492511">
                <text:p>2.492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8209">
                <text:p>4.88209</text:p>
              </table:table-cell>
              <table:table-cell office:value-type="float" office:value="2.57688">
                <text:p>2.57688</text:p>
              </table:table-cell>
              <table:table-cell office:value-type="float" office:value="4.882091">
                <text:p>4.882091</text:p>
              </table:table-cell>
              <table:table-cell office:value-type="float" office:value="2.576928">
                <text:p>2.5769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3477">
                <text:p>5.03477</text:p>
              </table:table-cell>
              <table:table-cell office:value-type="float" office:value="2.65998">
                <text:p>2.65998</text:p>
              </table:table-cell>
              <table:table-cell office:value-type="float" office:value="5.034767">
                <text:p>5.034767</text:p>
              </table:table-cell>
              <table:table-cell office:value-type="float" office:value="2.660033">
                <text:p>2.660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18511">
                <text:p>5.18511</text:p>
              </table:table-cell>
              <table:table-cell office:value-type="float" office:value="2.74179">
                <text:p>2.74179</text:p>
              </table:table-cell>
              <table:table-cell office:value-type="float" office:value="5.185112">
                <text:p>5.185112</text:p>
              </table:table-cell>
              <table:table-cell office:value-type="float" office:value="2.74185">
                <text:p>2.74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2">
                <text:p>5.3332</text:p>
              </table:table-cell>
              <table:table-cell office:value-type="float" office:value="2.82233">
                <text:p>2.82233</text:p>
              </table:table-cell>
              <table:table-cell office:value-type="float" office:value="5.333197">
                <text:p>5.333197</text:p>
              </table:table-cell>
              <table:table-cell office:value-type="float" office:value="2.822398">
                <text:p>2.822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7909">
                <text:p>5.47909</text:p>
              </table:table-cell>
              <table:table-cell office:value-type="float" office:value="2.90163">
                <text:p>2.90163</text:p>
              </table:table-cell>
              <table:table-cell office:value-type="float" office:value="5.479089">
                <text:p>5.479089</text:p>
              </table:table-cell>
              <table:table-cell office:value-type="float" office:value="2.901699">
                <text:p>2.90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2285">
                <text:p>5.62285</text:p>
              </table:table-cell>
              <table:table-cell office:value-type="float" office:value="2.9797">
                <text:p>2.9797</text:p>
              </table:table-cell>
              <table:table-cell office:value-type="float" office:value="5.622852">
                <text:p>5.622852</text:p>
              </table:table-cell>
              <table:table-cell office:value-type="float" office:value="2.979773">
                <text:p>2.979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6455">
                <text:p>5.76455</text:p>
              </table:table-cell>
              <table:table-cell office:value-type="float" office:value="3.05656">
                <text:p>3.05656</text:p>
              </table:table-cell>
              <table:table-cell office:value-type="float" office:value="5.764549">
                <text:p>5.764549</text:p>
              </table:table-cell>
              <table:table-cell office:value-type="float" office:value="3.056638">
                <text:p>3.056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0424">
                <text:p>5.90424</text:p>
              </table:table-cell>
              <table:table-cell office:value-type="float" office:value="3.13223">
                <text:p>3.13223</text:p>
              </table:table-cell>
              <table:table-cell office:value-type="float" office:value="5.904237">
                <text:p>5.904237</text:p>
              </table:table-cell>
              <table:table-cell office:value-type="float" office:value="3.132314">
                <text:p>3.132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4197">
                <text:p>6.04197</text:p>
              </table:table-cell>
              <table:table-cell office:value-type="float" office:value="3.20673">
                <text:p>3.20673</text:p>
              </table:table-cell>
              <table:table-cell office:value-type="float" office:value="6.041975">
                <text:p>6.041975</text:p>
              </table:table-cell>
              <table:table-cell office:value-type="float" office:value="3.206819">
                <text:p>3.206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7782">
                <text:p>6.17782</text:p>
              </table:table-cell>
              <table:table-cell office:value-type="float" office:value="3.28008">
                <text:p>3.28008</text:p>
              </table:table-cell>
              <table:table-cell office:value-type="float" office:value="6.177815">
                <text:p>6.177815</text:p>
              </table:table-cell>
              <table:table-cell office:value-type="float" office:value="3.28017">
                <text:p>3.28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1181">
                <text:p>6.31181</text:p>
              </table:table-cell>
              <table:table-cell office:value-type="float" office:value="3.35229">
                <text:p>3.35229</text:p>
              </table:table-cell>
              <table:table-cell office:value-type="float" office:value="6.31181">
                <text:p>6.31181</text:p>
              </table:table-cell>
              <table:table-cell office:value-type="float" office:value="3.352385">
                <text:p>3.352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4401">
                <text:p>6.44401</text:p>
              </table:table-cell>
              <table:table-cell office:value-type="float" office:value="3.42337">
                <text:p>3.42337</text:p>
              </table:table-cell>
              <table:table-cell office:value-type="float" office:value="6.44401">
                <text:p>6.44401</text:p>
              </table:table-cell>
              <table:table-cell office:value-type="float" office:value="3.42348">
                <text:p>3.42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7446">
                <text:p>6.57446</text:p>
              </table:table-cell>
              <table:table-cell office:value-type="float" office:value="3.49336">
                <text:p>3.49336</text:p>
              </table:table-cell>
              <table:table-cell office:value-type="float" office:value="6.574462">
                <text:p>6.574462</text:p>
              </table:table-cell>
              <table:table-cell office:value-type="float" office:value="3.49347">
                <text:p>3.49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0321">
                <text:p>6.70321</text:p>
              </table:table-cell>
              <table:table-cell office:value-type="float" office:value="3.56226">
                <text:p>3.56226</text:p>
              </table:table-cell>
              <table:table-cell office:value-type="float" office:value="6.703212">
                <text:p>6.703212</text:p>
              </table:table-cell>
              <table:table-cell office:value-type="float" office:value="3.562372">
                <text:p>3.562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303">
                <text:p>6.8303</text:p>
              </table:table-cell>
              <table:table-cell office:value-type="float" office:value="3.63008">
                <text:p>3.63008</text:p>
              </table:table-cell>
              <table:table-cell office:value-type="float" office:value="6.830305">
                <text:p>6.830305</text:p>
              </table:table-cell>
              <table:table-cell office:value-type="float" office:value="3.630201">
                <text:p>3.630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5578">
                <text:p>6.95578</text:p>
              </table:table-cell>
              <table:table-cell office:value-type="float" office:value="3.69684">
                <text:p>3.69684</text:p>
              </table:table-cell>
              <table:table-cell office:value-type="float" office:value="6.955782">
                <text:p>6.955782</text:p>
              </table:table-cell>
              <table:table-cell office:value-type="float" office:value="3.696972">
                <text:p>3.696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7968">
                <text:p>7.07968</text:p>
              </table:table-cell>
              <table:table-cell office:value-type="float" office:value="3.76256">
                <text:p>3.76256</text:p>
              </table:table-cell>
              <table:table-cell office:value-type="float" office:value="7.079685">
                <text:p>7.079685</text:p>
              </table:table-cell>
              <table:table-cell office:value-type="float" office:value="3.762697">
                <text:p>3.762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0205">
                <text:p>7.20205</text:p>
              </table:table-cell>
              <table:table-cell office:value-type="float" office:value="3.82725">
                <text:p>3.82725</text:p>
              </table:table-cell>
              <table:table-cell office:value-type="float" office:value="7.202052">
                <text:p>7.202052</text:p>
              </table:table-cell>
              <table:table-cell office:value-type="float" office:value="3.827393">
                <text:p>3.827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2292">
                <text:p>7.32292</text:p>
              </table:table-cell>
              <table:table-cell office:value-type="float" office:value="3.89092">
                <text:p>3.89092</text:p>
              </table:table-cell>
              <table:table-cell office:value-type="float" office:value="7.322922">
                <text:p>7.322922</text:p>
              </table:table-cell>
              <table:table-cell office:value-type="float" office:value="3.891071">
                <text:p>3.891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4233">
                <text:p>7.44233</text:p>
              </table:table-cell>
              <table:table-cell office:value-type="float" office:value="3.95359">
                <text:p>3.95359</text:p>
              </table:table-cell>
              <table:table-cell office:value-type="float" office:value="7.442332">
                <text:p>7.442332</text:p>
              </table:table-cell>
              <table:table-cell office:value-type="float" office:value="3.953745">
                <text:p>3.95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6032">
                <text:p>7.56032</text:p>
              </table:table-cell>
              <table:table-cell office:value-type="float" office:value="4.01527">
                <text:p>4.01527</text:p>
              </table:table-cell>
              <table:table-cell office:value-type="float" office:value="7.560315">
                <text:p>7.560315</text:p>
              </table:table-cell>
              <table:table-cell office:value-type="float" office:value="4.015428">
                <text:p>4.015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7691">
                <text:p>7.67691</text:p>
              </table:table-cell>
              <table:table-cell office:value-type="float" office:value="4.07597">
                <text:p>4.07597</text:p>
              </table:table-cell>
              <table:table-cell office:value-type="float" office:value="7.676906">
                <text:p>7.676906</text:p>
              </table:table-cell>
              <table:table-cell office:value-type="float" office:value="4.076132">
                <text:p>4.076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9214">
                <text:p>7.79214</text:p>
              </table:table-cell>
              <table:table-cell office:value-type="float" office:value="4.1357">
                <text:p>4.1357</text:p>
              </table:table-cell>
              <table:table-cell office:value-type="float" office:value="7.792139">
                <text:p>7.792139</text:p>
              </table:table-cell>
              <table:table-cell office:value-type="float" office:value="4.135869">
                <text:p>4.13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0604">
                <text:p>7.90604</text:p>
              </table:table-cell>
              <table:table-cell office:value-type="float" office:value="4.19447">
                <text:p>4.19447</text:p>
              </table:table-cell>
              <table:table-cell office:value-type="float" office:value="7.906043">
                <text:p>7.906043</text:p>
              </table:table-cell>
              <table:table-cell office:value-type="float" office:value="4.19465">
                <text:p>4.19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1865">
                <text:p>8.01865</text:p>
              </table:table-cell>
              <table:table-cell office:value-type="float" office:value="4.2523">
                <text:p>4.2523</text:p>
              </table:table-cell>
              <table:table-cell office:value-type="float" office:value="8.018649">
                <text:p>8.018649</text:p>
              </table:table-cell>
              <table:table-cell office:value-type="float" office:value="4.252487">
                <text:p>4.252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2999">
                <text:p>8.12999</text:p>
              </table:table-cell>
              <table:table-cell office:value-type="float" office:value="4.3092">
                <text:p>4.3092</text:p>
              </table:table-cell>
              <table:table-cell office:value-type="float" office:value="8.129988">
                <text:p>8.129988</text:p>
              </table:table-cell>
              <table:table-cell office:value-type="float" office:value="4.309392">
                <text:p>4.309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4009">
                <text:p>8.24009</text:p>
              </table:table-cell>
              <table:table-cell office:value-type="float" office:value="4.36517">
                <text:p>4.36517</text:p>
              </table:table-cell>
              <table:table-cell office:value-type="float" office:value="8.240087">
                <text:p>8.240087</text:p>
              </table:table-cell>
              <table:table-cell office:value-type="float" office:value="4.365373">
                <text:p>4.3653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4897">
                <text:p>8.34897</text:p>
              </table:table-cell>
              <table:table-cell office:value-type="float" office:value="4.42023">
                <text:p>4.42023</text:p>
              </table:table-cell>
              <table:table-cell office:value-type="float" office:value="8.348974">
                <text:p>8.348974</text:p>
              </table:table-cell>
              <table:table-cell office:value-type="float" office:value="4.420443">
                <text:p>4.420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5668">
                <text:p>8.45668</text:p>
              </table:table-cell>
              <table:table-cell office:value-type="float" office:value="4.4744">
                <text:p>4.4744</text:p>
              </table:table-cell>
              <table:table-cell office:value-type="float" office:value="8.456676">
                <text:p>8.456676</text:p>
              </table:table-cell>
              <table:table-cell office:value-type="float" office:value="4.474611">
                <text:p>4.474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6322">
                <text:p>8.56322</text:p>
              </table:table-cell>
              <table:table-cell office:value-type="float" office:value="4.52766">
                <text:p>4.52766</text:p>
              </table:table-cell>
              <table:table-cell office:value-type="float" office:value="8.563217">
                <text:p>8.563217</text:p>
              </table:table-cell>
              <table:table-cell office:value-type="float" office:value="4.527888">
                <text:p>4.527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6862">
                <text:p>8.66862</text:p>
              </table:table-cell>
              <table:table-cell office:value-type="float" office:value="4.58005">
                <text:p>4.58005</text:p>
              </table:table-cell>
              <table:table-cell office:value-type="float" office:value="8.668623">
                <text:p>8.668623</text:p>
              </table:table-cell>
              <table:table-cell office:value-type="float" office:value="4.580281">
                <text:p>4.580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7292">
                <text:p>8.77292</text:p>
              </table:table-cell>
              <table:table-cell office:value-type="float" office:value="4.63156">
                <text:p>4.63156</text:p>
              </table:table-cell>
              <table:table-cell office:value-type="float" office:value="8.772918">
                <text:p>8.772918</text:p>
              </table:table-cell>
              <table:table-cell office:value-type="float" office:value="4.631802">
                <text:p>4.631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7613">
                <text:p>8.87613</text:p>
              </table:table-cell>
              <table:table-cell office:value-type="float" office:value="4.68221">
                <text:p>4.68221</text:p>
              </table:table-cell>
              <table:table-cell office:value-type="float" office:value="8.876126">
                <text:p>8.876126</text:p>
              </table:table-cell>
              <table:table-cell office:value-type="float" office:value="4.682459">
                <text:p>4.682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7827">
                <text:p>8.97827</text:p>
              </table:table-cell>
              <table:table-cell office:value-type="float" office:value="4.732">
                <text:p>4.732</text:p>
              </table:table-cell>
              <table:table-cell office:value-type="float" office:value="8.978268">
                <text:p>8.978268</text:p>
              </table:table-cell>
              <table:table-cell office:value-type="float" office:value="4.73226">
                <text:p>4.73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7937">
                <text:p>9.07937</text:p>
              </table:table-cell>
              <table:table-cell office:value-type="float" office:value="4.78095">
                <text:p>4.78095</text:p>
              </table:table-cell>
              <table:table-cell office:value-type="float" office:value="9.079367">
                <text:p>9.079367</text:p>
              </table:table-cell>
              <table:table-cell office:value-type="float" office:value="4.781215">
                <text:p>4.781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7944">
                <text:p>9.17944</text:p>
              </table:table-cell>
              <table:table-cell office:value-type="float" office:value="4.82906">
                <text:p>4.82906</text:p>
              </table:table-cell>
              <table:table-cell office:value-type="float" office:value="9.179444">
                <text:p>9.179444</text:p>
              </table:table-cell>
              <table:table-cell office:value-type="float" office:value="4.829332">
                <text:p>4.82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7852">
                <text:p>9.27852</text:p>
              </table:table-cell>
              <table:table-cell office:value-type="float" office:value="4.87634">
                <text:p>4.87634</text:p>
              </table:table-cell>
              <table:table-cell office:value-type="float" office:value="9.278519">
                <text:p>9.278519</text:p>
              </table:table-cell>
              <table:table-cell office:value-type="float" office:value="4.876619">
                <text:p>4.876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37661">
                <text:p>9.37661</text:p>
              </table:table-cell>
              <table:table-cell office:value-type="float" office:value="4.92279">
                <text:p>4.92279</text:p>
              </table:table-cell>
              <table:table-cell office:value-type="float" office:value="9.376613">
                <text:p>9.376613</text:p>
              </table:table-cell>
              <table:table-cell office:value-type="float" office:value="4.923083">
                <text:p>4.923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7374">
                <text:p>9.47374</text:p>
              </table:table-cell>
              <table:table-cell office:value-type="float" office:value="4.96843">
                <text:p>4.96843</text:p>
              </table:table-cell>
              <table:table-cell office:value-type="float" office:value="9.473744">
                <text:p>9.473744</text:p>
              </table:table-cell>
              <table:table-cell office:value-type="float" office:value="4.968733">
                <text:p>4.968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6993">
                <text:p>9.56993</text:p>
              </table:table-cell>
              <table:table-cell office:value-type="float" office:value="5.01327">
                <text:p>5.01327</text:p>
              </table:table-cell>
              <table:table-cell office:value-type="float" office:value="9.569932">
                <text:p>9.569932</text:p>
              </table:table-cell>
              <table:table-cell office:value-type="float" office:value="5.013576">
                <text:p>5.013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6652">
                <text:p>9.6652</text:p>
              </table:table-cell>
              <table:table-cell office:value-type="float" office:value="5.0573">
                <text:p>5.0573</text:p>
              </table:table-cell>
              <table:table-cell office:value-type="float" office:value="9.665195">
                <text:p>9.665195</text:p>
              </table:table-cell>
              <table:table-cell office:value-type="float" office:value="5.05762">
                <text:p>5.05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75955">
                <text:p>9.75955</text:p>
              </table:table-cell>
              <table:table-cell office:value-type="float" office:value="5.10055">
                <text:p>5.10055</text:p>
              </table:table-cell>
              <table:table-cell office:value-type="float" office:value="9.759551">
                <text:p>9.759551</text:p>
              </table:table-cell>
              <table:table-cell office:value-type="float" office:value="5.100871">
                <text:p>5.100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85302">
                <text:p>9.85302</text:p>
              </table:table-cell>
              <table:table-cell office:value-type="float" office:value="5.143">
                <text:p>5.143</text:p>
              </table:table-cell>
              <table:table-cell office:value-type="float" office:value="9.853016">
                <text:p>9.853016</text:p>
              </table:table-cell>
              <table:table-cell office:value-type="float" office:value="5.143336">
                <text:p>5.14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94561">
                <text:p>9.94561</text:p>
              </table:table-cell>
              <table:table-cell office:value-type="float" office:value="5.18468">
                <text:p>5.18468</text:p>
              </table:table-cell>
              <table:table-cell office:value-type="float" office:value="9.945607">
                <text:p>9.945607</text:p>
              </table:table-cell>
              <table:table-cell office:value-type="float" office:value="5.185023">
                <text:p>5.185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373">
                <text:p>10.0373</text:p>
              </table:table-cell>
              <table:table-cell office:value-type="float" office:value="5.22558">
                <text:p>5.22558</text:p>
              </table:table-cell>
              <table:table-cell office:value-type="float" office:value="10.037341">
                <text:p>10.037341</text:p>
              </table:table-cell>
              <table:table-cell office:value-type="float" office:value="5.225937">
                <text:p>5.225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1282">
                <text:p>10.1282</text:p>
              </table:table-cell>
              <table:table-cell office:value-type="float" office:value="5.26572">
                <text:p>5.26572</text:p>
              </table:table-cell>
              <table:table-cell office:value-type="float" office:value="10.128234">
                <text:p>10.128234</text:p>
              </table:table-cell>
              <table:table-cell office:value-type="float" office:value="5.266085">
                <text:p>5.266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183">
                <text:p>10.2183</text:p>
              </table:table-cell>
              <table:table-cell office:value-type="float" office:value="5.3051">
                <text:p>5.3051</text:p>
              </table:table-cell>
              <table:table-cell office:value-type="float" office:value="10.2183">
                <text:p>10.2183</text:p>
              </table:table-cell>
              <table:table-cell office:value-type="float" office:value="5.305474">
                <text:p>5.305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3076">
                <text:p>10.3076</text:p>
              </table:table-cell>
              <table:table-cell office:value-type="float" office:value="5.34373">
                <text:p>5.34373</text:p>
              </table:table-cell>
              <table:table-cell office:value-type="float" office:value="10.307556">
                <text:p>10.307556</text:p>
              </table:table-cell>
              <table:table-cell office:value-type="float" office:value="5.344108">
                <text:p>5.344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396">
                <text:p>10.396</text:p>
              </table:table-cell>
              <table:table-cell office:value-type="float" office:value="5.3816">
                <text:p>5.3816</text:p>
              </table:table-cell>
              <table:table-cell office:value-type="float" office:value="10.396014">
                <text:p>10.396014</text:p>
              </table:table-cell>
              <table:table-cell office:value-type="float" office:value="5.381995">
                <text:p>5.381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4837">
                <text:p>10.4837</text:p>
              </table:table-cell>
              <table:table-cell office:value-type="float" office:value="5.41874">
                <text:p>5.41874</text:p>
              </table:table-cell>
              <table:table-cell office:value-type="float" office:value="10.48369">
                <text:p>10.48369</text:p>
              </table:table-cell>
              <table:table-cell office:value-type="float" office:value="5.41914">
                <text:p>5.41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5706">
                <text:p>10.5706</text:p>
              </table:table-cell>
              <table:table-cell office:value-type="float" office:value="5.45514">
                <text:p>5.45514</text:p>
              </table:table-cell>
              <table:table-cell office:value-type="float" office:value="10.570598">
                <text:p>10.570598</text:p>
              </table:table-cell>
              <table:table-cell office:value-type="float" office:value="5.455548">
                <text:p>5.45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568">
                <text:p>10.6568</text:p>
              </table:table-cell>
              <table:table-cell office:value-type="float" office:value="5.4908">
                <text:p>5.4908</text:p>
              </table:table-cell>
              <table:table-cell office:value-type="float" office:value="10.65675">
                <text:p>10.65675</text:p>
              </table:table-cell>
              <table:table-cell office:value-type="float" office:value="5.491226">
                <text:p>5.491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422">
                <text:p>10.7422</text:p>
              </table:table-cell>
              <table:table-cell office:value-type="float" office:value="5.52574">
                <text:p>5.52574</text:p>
              </table:table-cell>
              <table:table-cell office:value-type="float" office:value="10.74216">
                <text:p>10.74216</text:p>
              </table:table-cell>
              <table:table-cell office:value-type="float" office:value="5.526177">
                <text:p>5.526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8268">
                <text:p>10.8268</text:p>
              </table:table-cell>
              <table:table-cell office:value-type="float" office:value="5.55996">
                <text:p>5.55996</text:p>
              </table:table-cell>
              <table:table-cell office:value-type="float" office:value="10.82684">
                <text:p>10.82684</text:p>
              </table:table-cell>
              <table:table-cell office:value-type="float" office:value="5.560408">
                <text:p>5.560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108">
                <text:p>10.9108</text:p>
              </table:table-cell>
              <table:table-cell office:value-type="float" office:value="5.59347">
                <text:p>5.59347</text:p>
              </table:table-cell>
              <table:table-cell office:value-type="float" office:value="10.910804">
                <text:p>10.910804</text:p>
              </table:table-cell>
              <table:table-cell office:value-type="float" office:value="5.593923">
                <text:p>5.5939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941">
                <text:p>10.9941</text:p>
              </table:table-cell>
              <table:table-cell office:value-type="float" office:value="5.62626">
                <text:p>5.62626</text:p>
              </table:table-cell>
              <table:table-cell office:value-type="float" office:value="10.994062">
                <text:p>10.994062</text:p>
              </table:table-cell>
              <table:table-cell office:value-type="float" office:value="5.626727">
                <text:p>5.6267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0766">
                <text:p>11.0766</text:p>
              </table:table-cell>
              <table:table-cell office:value-type="float" office:value="5.65835">
                <text:p>5.65835</text:p>
              </table:table-cell>
              <table:table-cell office:value-type="float" office:value="11.076627">
                <text:p>11.076627</text:p>
              </table:table-cell>
              <table:table-cell office:value-type="float" office:value="5.658825">
                <text:p>5.658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1585">
                <text:p>11.1585</text:p>
              </table:table-cell>
              <table:table-cell office:value-type="float" office:value="5.68973">
                <text:p>5.68973</text:p>
              </table:table-cell>
              <table:table-cell office:value-type="float" office:value="11.158511">
                <text:p>11.158511</text:p>
              </table:table-cell>
              <table:table-cell office:value-type="float" office:value="5.690221">
                <text:p>5.690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2397">
                <text:p>11.2397</text:p>
              </table:table-cell>
              <table:table-cell office:value-type="float" office:value="5.72042">
                <text:p>5.72042</text:p>
              </table:table-cell>
              <table:table-cell office:value-type="float" office:value="11.239724">
                <text:p>11.239724</text:p>
              </table:table-cell>
              <table:table-cell office:value-type="float" office:value="5.72092">
                <text:p>5.72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3203">
                <text:p>11.3203</text:p>
              </table:table-cell>
              <table:table-cell office:value-type="float" office:value="5.75041">
                <text:p>5.75041</text:p>
              </table:table-cell>
              <table:table-cell office:value-type="float" office:value="11.320277">
                <text:p>11.320277</text:p>
              </table:table-cell>
              <table:table-cell office:value-type="float" office:value="5.750927">
                <text:p>5.750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002">
                <text:p>11.4002</text:p>
              </table:table-cell>
              <table:table-cell office:value-type="float" office:value="5.77972">
                <text:p>5.77972</text:p>
              </table:table-cell>
              <table:table-cell office:value-type="float" office:value="11.400182">
                <text:p>11.400182</text:p>
              </table:table-cell>
              <table:table-cell office:value-type="float" office:value="5.780245">
                <text:p>5.780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794">
                <text:p>11.4794</text:p>
              </table:table-cell>
              <table:table-cell office:value-type="float" office:value="5.80834">
                <text:p>5.80834</text:p>
              </table:table-cell>
              <table:table-cell office:value-type="float" office:value="11.479448">
                <text:p>11.479448</text:p>
              </table:table-cell>
              <table:table-cell office:value-type="float" office:value="5.808878">
                <text:p>5.808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5581">
                <text:p>11.5581</text:p>
              </table:table-cell>
              <table:table-cell office:value-type="float" office:value="5.83628">
                <text:p>5.83628</text:p>
              </table:table-cell>
              <table:table-cell office:value-type="float" office:value="11.558086">
                <text:p>11.558086</text:p>
              </table:table-cell>
              <table:table-cell office:value-type="float" office:value="5.836831">
                <text:p>5.8368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361">
                <text:p>11.6361</text:p>
              </table:table-cell>
              <table:table-cell office:value-type="float" office:value="5.86355">
                <text:p>5.86355</text:p>
              </table:table-cell>
              <table:table-cell office:value-type="float" office:value="11.636105">
                <text:p>11.636105</text:p>
              </table:table-cell>
              <table:table-cell office:value-type="float" office:value="5.864107">
                <text:p>5.864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7135">
                <text:p>11.7135</text:p>
              </table:table-cell>
              <table:table-cell office:value-type="float" office:value="5.89014">
                <text:p>5.89014</text:p>
              </table:table-cell>
              <table:table-cell office:value-type="float" office:value="11.713516">
                <text:p>11.713516</text:p>
              </table:table-cell>
              <table:table-cell office:value-type="float" office:value="5.89071">
                <text:p>5.890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903">
                <text:p>11.7903</text:p>
              </table:table-cell>
              <table:table-cell office:value-type="float" office:value="5.91606">
                <text:p>5.91606</text:p>
              </table:table-cell>
              <table:table-cell office:value-type="float" office:value="11.790327">
                <text:p>11.790327</text:p>
              </table:table-cell>
              <table:table-cell office:value-type="float" office:value="5.916644">
                <text:p>5.916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665">
                <text:p>11.8665</text:p>
              </table:table-cell>
              <table:table-cell office:value-type="float" office:value="5.94132">
                <text:p>5.94132</text:p>
              </table:table-cell>
              <table:table-cell office:value-type="float" office:value="11.866548">
                <text:p>11.866548</text:p>
              </table:table-cell>
              <table:table-cell office:value-type="float" office:value="5.941912">
                <text:p>5.941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9422">
                <text:p>11.9422</text:p>
              </table:table-cell>
              <table:table-cell office:value-type="float" office:value="5.96591">
                <text:p>5.96591</text:p>
              </table:table-cell>
              <table:table-cell office:value-type="float" office:value="11.942189">
                <text:p>11.942189</text:p>
              </table:table-cell>
              <table:table-cell office:value-type="float" office:value="5.966517">
                <text:p>5.966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0173">
                <text:p>12.0173</text:p>
              </table:table-cell>
              <table:table-cell office:value-type="float" office:value="5.98984">
                <text:p>5.98984</text:p>
              </table:table-cell>
              <table:table-cell office:value-type="float" office:value="12.017257">
                <text:p>12.017257</text:p>
              </table:table-cell>
              <table:table-cell office:value-type="float" office:value="5.990464">
                <text:p>5.99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918">
                <text:p>12.0918</text:p>
              </table:table-cell>
              <table:table-cell office:value-type="float" office:value="6.01312">
                <text:p>6.01312</text:p>
              </table:table-cell>
              <table:table-cell office:value-type="float" office:value="12.091762">
                <text:p>12.091762</text:p>
              </table:table-cell>
              <table:table-cell office:value-type="float" office:value="6.013755">
                <text:p>6.013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657">
                <text:p>12.1657</text:p>
              </table:table-cell>
              <table:table-cell office:value-type="float" office:value="6.03575">
                <text:p>6.03575</text:p>
              </table:table-cell>
              <table:table-cell office:value-type="float" office:value="12.165712">
                <text:p>12.165712</text:p>
              </table:table-cell>
              <table:table-cell office:value-type="float" office:value="6.036392">
                <text:p>6.036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391">
                <text:p>12.2391</text:p>
              </table:table-cell>
              <table:table-cell office:value-type="float" office:value="6.05772">
                <text:p>6.05772</text:p>
              </table:table-cell>
              <table:table-cell office:value-type="float" office:value="12.239115">
                <text:p>12.239115</text:p>
              </table:table-cell>
              <table:table-cell office:value-type="float" office:value="6.05838">
                <text:p>6.05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12">
                <text:p>12.312</text:p>
              </table:table-cell>
              <table:table-cell office:value-type="float" office:value="6.07905">
                <text:p>6.07905</text:p>
              </table:table-cell>
              <table:table-cell office:value-type="float" office:value="12.311979">
                <text:p>12.311979</text:p>
              </table:table-cell>
              <table:table-cell office:value-type="float" office:value="6.079722">
                <text:p>6.0797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843">
                <text:p>12.3843</text:p>
              </table:table-cell>
              <table:table-cell office:value-type="float" office:value="6.09973">
                <text:p>6.09973</text:p>
              </table:table-cell>
              <table:table-cell office:value-type="float" office:value="12.384312">
                <text:p>12.384312</text:p>
              </table:table-cell>
              <table:table-cell office:value-type="float" office:value="6.100419">
                <text:p>6.1004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561">
                <text:p>12.4561</text:p>
              </table:table-cell>
              <table:table-cell office:value-type="float" office:value="6.11977">
                <text:p>6.11977</text:p>
              </table:table-cell>
              <table:table-cell office:value-type="float" office:value="12.456122">
                <text:p>12.456122</text:p>
              </table:table-cell>
              <table:table-cell office:value-type="float" office:value="6.120474">
                <text:p>6.120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274">
                <text:p>12.5274</text:p>
              </table:table-cell>
              <table:table-cell office:value-type="float" office:value="6.13918">
                <text:p>6.13918</text:p>
              </table:table-cell>
              <table:table-cell office:value-type="float" office:value="12.527416">
                <text:p>12.527416</text:p>
              </table:table-cell>
              <table:table-cell office:value-type="float" office:value="6.139891">
                <text:p>6.139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5982">
                <text:p>12.5982</text:p>
              </table:table-cell>
              <table:table-cell office:value-type="float" office:value="6.15794">
                <text:p>6.15794</text:p>
              </table:table-cell>
              <table:table-cell office:value-type="float" office:value="12.598202">
                <text:p>12.598202</text:p>
              </table:table-cell>
              <table:table-cell office:value-type="float" office:value="6.158672">
                <text:p>6.158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685">
                <text:p>12.6685</text:p>
              </table:table-cell>
              <table:table-cell office:value-type="float" office:value="6.17608">
                <text:p>6.17608</text:p>
              </table:table-cell>
              <table:table-cell office:value-type="float" office:value="12.668487">
                <text:p>12.668487</text:p>
              </table:table-cell>
              <table:table-cell office:value-type="float" office:value="6.176819">
                <text:p>6.176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7383">
                <text:p>12.7383</text:p>
              </table:table-cell>
              <table:table-cell office:value-type="float" office:value="6.19358">
                <text:p>6.19358</text:p>
              </table:table-cell>
              <table:table-cell office:value-type="float" office:value="12.738278">
                <text:p>12.738278</text:p>
              </table:table-cell>
              <table:table-cell office:value-type="float" office:value="6.194334">
                <text:p>6.194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8076">
                <text:p>12.8076</text:p>
              </table:table-cell>
              <table:table-cell office:value-type="float" office:value="6.21045">
                <text:p>6.21045</text:p>
              </table:table-cell>
              <table:table-cell office:value-type="float" office:value="12.807581">
                <text:p>12.807581</text:p>
              </table:table-cell>
              <table:table-cell office:value-type="float" office:value="6.21122">
                <text:p>6.21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8764">
                <text:p>12.8764</text:p>
              </table:table-cell>
              <table:table-cell office:value-type="float" office:value="6.22669">
                <text:p>6.22669</text:p>
              </table:table-cell>
              <table:table-cell office:value-type="float" office:value="12.876405">
                <text:p>12.876405</text:p>
              </table:table-cell>
              <table:table-cell office:value-type="float" office:value="6.227479">
                <text:p>6.227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9448">
                <text:p>12.9448</text:p>
              </table:table-cell>
              <table:table-cell office:value-type="float" office:value="6.24231">
                <text:p>6.24231</text:p>
              </table:table-cell>
              <table:table-cell office:value-type="float" office:value="12.944755">
                <text:p>12.944755</text:p>
              </table:table-cell>
              <table:table-cell office:value-type="float" office:value="6.243113">
                <text:p>6.243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0126">
                <text:p>13.0126</text:p>
              </table:table-cell>
              <table:table-cell office:value-type="float" office:value="6.25731">
                <text:p>6.25731</text:p>
              </table:table-cell>
              <table:table-cell office:value-type="float" office:value="13.012637">
                <text:p>13.012637</text:p>
              </table:table-cell>
              <table:table-cell office:value-type="float" office:value="6.258124">
                <text:p>6.258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801">
                <text:p>13.0801</text:p>
              </table:table-cell>
              <table:table-cell office:value-type="float" office:value="6.27168">
                <text:p>6.27168</text:p>
              </table:table-cell>
              <table:table-cell office:value-type="float" office:value="13.080059">
                <text:p>13.080059</text:p>
              </table:table-cell>
              <table:table-cell office:value-type="float" office:value="6.272514">
                <text:p>6.272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47">
                <text:p>13.147</text:p>
              </table:table-cell>
              <table:table-cell office:value-type="float" office:value="6.28544">
                <text:p>6.28544</text:p>
              </table:table-cell>
              <table:table-cell office:value-type="float" office:value="13.147027">
                <text:p>13.147027</text:p>
              </table:table-cell>
              <table:table-cell office:value-type="float" office:value="6.286285">
                <text:p>6.286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135">
                <text:p>13.2135</text:p>
              </table:table-cell>
              <table:table-cell office:value-type="float" office:value="6.29858">
                <text:p>6.29858</text:p>
              </table:table-cell>
              <table:table-cell office:value-type="float" office:value="13.213545">
                <text:p>13.213545</text:p>
              </table:table-cell>
              <table:table-cell office:value-type="float" office:value="6.299438">
                <text:p>6.299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2796">
                <text:p>13.2796</text:p>
              </table:table-cell>
              <table:table-cell office:value-type="float" office:value="6.3111">
                <text:p>6.3111</text:p>
              </table:table-cell>
              <table:table-cell office:value-type="float" office:value="13.279622">
                <text:p>13.279622</text:p>
              </table:table-cell>
              <table:table-cell office:value-type="float" office:value="6.311976">
                <text:p>6.311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3453">
                <text:p>13.3453</text:p>
              </table:table-cell>
              <table:table-cell office:value-type="float" office:value="6.32301">
                <text:p>6.32301</text:p>
              </table:table-cell>
              <table:table-cell office:value-type="float" office:value="13.345262">
                <text:p>13.345262</text:p>
              </table:table-cell>
              <table:table-cell office:value-type="float" office:value="6.323899">
                <text:p>6.3238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105">
                <text:p>13.4105</text:p>
              </table:table-cell>
              <table:table-cell office:value-type="float" office:value="6.3343">
                <text:p>6.3343</text:p>
              </table:table-cell>
              <table:table-cell office:value-type="float" office:value="13.41047">
                <text:p>13.41047</text:p>
              </table:table-cell>
              <table:table-cell office:value-type="float" office:value="6.335209">
                <text:p>6.33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4753">
                <text:p>13.4753</text:p>
              </table:table-cell>
              <table:table-cell office:value-type="float" office:value="6.34498">
                <text:p>6.34498</text:p>
              </table:table-cell>
              <table:table-cell office:value-type="float" office:value="13.475254">
                <text:p>13.475254</text:p>
              </table:table-cell>
              <table:table-cell office:value-type="float" office:value="6.345908">
                <text:p>6.3459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5396">
                <text:p>13.5396</text:p>
              </table:table-cell>
              <table:table-cell office:value-type="float" office:value="6.35506">
                <text:p>6.35506</text:p>
              </table:table-cell>
              <table:table-cell office:value-type="float" office:value="13.539618">
                <text:p>13.539618</text:p>
              </table:table-cell>
              <table:table-cell office:value-type="float" office:value="6.355997">
                <text:p>6.355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6036">
                <text:p>13.6036</text:p>
              </table:table-cell>
              <table:table-cell office:value-type="float" office:value="6.36452">
                <text:p>6.36452</text:p>
              </table:table-cell>
              <table:table-cell office:value-type="float" office:value="13.603568">
                <text:p>13.603568</text:p>
              </table:table-cell>
              <table:table-cell office:value-type="float" office:value="6.365477">
                <text:p>6.365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6671">
                <text:p>13.6671</text:p>
              </table:table-cell>
              <table:table-cell office:value-type="float" office:value="6.37338">
                <text:p>6.37338</text:p>
              </table:table-cell>
              <table:table-cell office:value-type="float" office:value="13.667109">
                <text:p>13.667109</text:p>
              </table:table-cell>
              <table:table-cell office:value-type="float" office:value="6.37435">
                <text:p>6.37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7302">
                <text:p>13.7302</text:p>
              </table:table-cell>
              <table:table-cell office:value-type="float" office:value="6.38163">
                <text:p>6.38163</text:p>
              </table:table-cell>
              <table:table-cell office:value-type="float" office:value="13.730246">
                <text:p>13.730246</text:p>
              </table:table-cell>
              <table:table-cell office:value-type="float" office:value="6.382616">
                <text:p>6.382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793">
                <text:p>13.793</text:p>
              </table:table-cell>
              <table:table-cell office:value-type="float" office:value="6.38927">
                <text:p>6.38927</text:p>
              </table:table-cell>
              <table:table-cell office:value-type="float" office:value="13.792984">
                <text:p>13.792984</text:p>
              </table:table-cell>
              <table:table-cell office:value-type="float" office:value="6.390277">
                <text:p>6.390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8553">
                <text:p>13.8553</text:p>
              </table:table-cell>
              <table:table-cell office:value-type="float" office:value="6.39631">
                <text:p>6.39631</text:p>
              </table:table-cell>
              <table:table-cell office:value-type="float" office:value="13.855329">
                <text:p>13.855329</text:p>
              </table:table-cell>
              <table:table-cell office:value-type="float" office:value="6.397334">
                <text:p>6.397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9173">
                <text:p>13.9173</text:p>
              </table:table-cell>
              <table:table-cell office:value-type="float" office:value="6.40275">
                <text:p>6.40275</text:p>
              </table:table-cell>
              <table:table-cell office:value-type="float" office:value="13.917285">
                <text:p>13.917285</text:p>
              </table:table-cell>
              <table:table-cell office:value-type="float" office:value="6.403787">
                <text:p>6.403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9789">
                <text:p>13.9789</text:p>
              </table:table-cell>
              <table:table-cell office:value-type="float" office:value="6.40858">
                <text:p>6.40858</text:p>
              </table:table-cell>
              <table:table-cell office:value-type="float" office:value="13.978857">
                <text:p>13.978857</text:p>
              </table:table-cell>
              <table:table-cell office:value-type="float" office:value="6.409637">
                <text:p>6.409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0401">
                <text:p>14.0401</text:p>
              </table:table-cell>
              <table:table-cell office:value-type="float" office:value="6.41381">
                <text:p>6.41381</text:p>
              </table:table-cell>
              <table:table-cell office:value-type="float" office:value="14.04005">
                <text:p>14.04005</text:p>
              </table:table-cell>
              <table:table-cell office:value-type="float" office:value="6.414885">
                <text:p>6.414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009">
                <text:p>14.1009</text:p>
              </table:table-cell>
              <table:table-cell office:value-type="float" office:value="6.41844">
                <text:p>6.41844</text:p>
              </table:table-cell>
              <table:table-cell office:value-type="float" office:value="14.100869">
                <text:p>14.100869</text:p>
              </table:table-cell>
              <table:table-cell office:value-type="float" office:value="6.419532">
                <text:p>6.419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1613">
                <text:p>14.1613</text:p>
              </table:table-cell>
              <table:table-cell office:value-type="float" office:value="6.42247">
                <text:p>6.42247</text:p>
              </table:table-cell>
              <table:table-cell office:value-type="float" office:value="14.161318">
                <text:p>14.161318</text:p>
              </table:table-cell>
              <table:table-cell office:value-type="float" office:value="6.423578">
                <text:p>6.4235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2214">
                <text:p>14.2214</text:p>
              </table:table-cell>
              <table:table-cell office:value-type="float" office:value="6.4259">
                <text:p>6.4259</text:p>
              </table:table-cell>
              <table:table-cell office:value-type="float" office:value="14.221401">
                <text:p>14.221401</text:p>
              </table:table-cell>
              <table:table-cell office:value-type="float" office:value="6.427024">
                <text:p>6.427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2811">
                <text:p>14.2811</text:p>
              </table:table-cell>
              <table:table-cell office:value-type="float" office:value="6.42872">
                <text:p>6.42872</text:p>
              </table:table-cell>
              <table:table-cell office:value-type="float" office:value="14.281123">
                <text:p>14.281123</text:p>
              </table:table-cell>
              <table:table-cell office:value-type="float" office:value="6.429871">
                <text:p>6.4298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3405">
                <text:p>14.3405</text:p>
              </table:table-cell>
              <table:table-cell office:value-type="float" office:value="6.43095">
                <text:p>6.43095</text:p>
              </table:table-cell>
              <table:table-cell office:value-type="float" office:value="14.340489">
                <text:p>14.340489</text:p>
              </table:table-cell>
              <table:table-cell office:value-type="float" office:value="6.432118">
                <text:p>6.432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3995">
                <text:p>14.3995</text:p>
              </table:table-cell>
              <table:table-cell office:value-type="float" office:value="6.43258">
                <text:p>6.43258</text:p>
              </table:table-cell>
              <table:table-cell office:value-type="float" office:value="14.399502">
                <text:p>14.399502</text:p>
              </table:table-cell>
              <table:table-cell office:value-type="float" office:value="6.433766">
                <text:p>6.4337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4582">
                <text:p>14.4582</text:p>
              </table:table-cell>
              <table:table-cell office:value-type="float" office:value="6.43361">
                <text:p>6.43361</text:p>
              </table:table-cell>
              <table:table-cell office:value-type="float" office:value="14.458167">
                <text:p>14.458167</text:p>
              </table:table-cell>
              <table:table-cell office:value-type="float" office:value="6.434815">
                <text:p>6.434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5165">
                <text:p>14.5165</text:p>
              </table:table-cell>
              <table:table-cell office:value-type="float" office:value="6.43404">
                <text:p>6.43404</text:p>
              </table:table-cell>
              <table:table-cell office:value-type="float" office:value="14.516488">
                <text:p>14.516488</text:p>
              </table:table-cell>
              <table:table-cell office:value-type="float" office:value="6.435265">
                <text:p>6.435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5745">
                <text:p>14.5745</text:p>
              </table:table-cell>
              <table:table-cell office:value-type="float" office:value="6.43388">
                <text:p>6.43388</text:p>
              </table:table-cell>
              <table:table-cell office:value-type="float" office:value="14.574469">
                <text:p>14.574469</text:p>
              </table:table-cell>
              <table:table-cell office:value-type="float" office:value="6.435117">
                <text:p>6.435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6321">
                <text:p>14.6321</text:p>
              </table:table-cell>
              <table:table-cell office:value-type="float" office:value="6.43311">
                <text:p>6.43311</text:p>
              </table:table-cell>
              <table:table-cell office:value-type="float" office:value="14.632113">
                <text:p>14.632113</text:p>
              </table:table-cell>
              <table:table-cell office:value-type="float" office:value="6.434371">
                <text:p>6.434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894">
                <text:p>14.6894</text:p>
              </table:table-cell>
              <table:table-cell office:value-type="float" office:value="6.43174">
                <text:p>6.43174</text:p>
              </table:table-cell>
              <table:table-cell office:value-type="float" office:value="14.689426">
                <text:p>14.689426</text:p>
              </table:table-cell>
              <table:table-cell office:value-type="float" office:value="6.433025">
                <text:p>6.433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464">
                <text:p>14.7464</text:p>
              </table:table-cell>
              <table:table-cell office:value-type="float" office:value="6.42978">
                <text:p>6.42978</text:p>
              </table:table-cell>
              <table:table-cell office:value-type="float" office:value="14.746409">
                <text:p>14.746409</text:p>
              </table:table-cell>
              <table:table-cell office:value-type="float" office:value="6.431082">
                <text:p>6.431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031">
                <text:p>14.8031</text:p>
              </table:table-cell>
              <table:table-cell office:value-type="float" office:value="6.42722">
                <text:p>6.42722</text:p>
              </table:table-cell>
              <table:table-cell office:value-type="float" office:value="14.803068">
                <text:p>14.803068</text:p>
              </table:table-cell>
              <table:table-cell office:value-type="float" office:value="6.42854">
                <text:p>6.42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8594">
                <text:p>14.8594</text:p>
              </table:table-cell>
              <table:table-cell office:value-type="float" office:value="6.42406">
                <text:p>6.42406</text:p>
              </table:table-cell>
              <table:table-cell office:value-type="float" office:value="14.859407">
                <text:p>14.859407</text:p>
              </table:table-cell>
              <table:table-cell office:value-type="float" office:value="6.425401">
                <text:p>6.425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9154">
                <text:p>14.9154</text:p>
              </table:table-cell>
              <table:table-cell office:value-type="float" office:value="6.4203">
                <text:p>6.4203</text:p>
              </table:table-cell>
              <table:table-cell office:value-type="float" office:value="14.915427">
                <text:p>14.915427</text:p>
              </table:table-cell>
              <table:table-cell office:value-type="float" office:value="6.421663">
                <text:p>6.421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711">
                <text:p>14.9711</text:p>
              </table:table-cell>
              <table:table-cell office:value-type="float" office:value="6.41595">
                <text:p>6.41595</text:p>
              </table:table-cell>
              <table:table-cell office:value-type="float" office:value="14.971134">
                <text:p>14.971134</text:p>
              </table:table-cell>
              <table:table-cell office:value-type="float" office:value="6.417329">
                <text:p>6.417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0265">
                <text:p>15.0265</text:p>
              </table:table-cell>
              <table:table-cell office:value-type="float" office:value="6.41099">
                <text:p>6.41099</text:p>
              </table:table-cell>
              <table:table-cell office:value-type="float" office:value="15.02653">
                <text:p>15.02653</text:p>
              </table:table-cell>
              <table:table-cell office:value-type="float" office:value="6.412398">
                <text:p>6.412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0816">
                <text:p>15.0816</text:p>
              </table:table-cell>
              <table:table-cell office:value-type="float" office:value="6.40545">
                <text:p>6.40545</text:p>
              </table:table-cell>
              <table:table-cell office:value-type="float" office:value="15.08162">
                <text:p>15.08162</text:p>
              </table:table-cell>
              <table:table-cell office:value-type="float" office:value="6.406871">
                <text:p>6.406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364">
                <text:p>15.1364</text:p>
              </table:table-cell>
              <table:table-cell office:value-type="float" office:value="6.3993">
                <text:p>6.3993</text:p>
              </table:table-cell>
              <table:table-cell office:value-type="float" office:value="15.136406">
                <text:p>15.136406</text:p>
              </table:table-cell>
              <table:table-cell office:value-type="float" office:value="6.400749">
                <text:p>6.400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1909">
                <text:p>15.1909</text:p>
              </table:table-cell>
              <table:table-cell office:value-type="float" office:value="6.39256">
                <text:p>6.39256</text:p>
              </table:table-cell>
              <table:table-cell office:value-type="float" office:value="15.190892">
                <text:p>15.190892</text:p>
              </table:table-cell>
              <table:table-cell office:value-type="float" office:value="6.394031">
                <text:p>6.3940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2451">
                <text:p>15.2451</text:p>
              </table:table-cell>
              <table:table-cell office:value-type="float" office:value="6.38523">
                <text:p>6.38523</text:p>
              </table:table-cell>
              <table:table-cell office:value-type="float" office:value="15.245081">
                <text:p>15.245081</text:p>
              </table:table-cell>
              <table:table-cell office:value-type="float" office:value="6.38672">
                <text:p>6.38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299">
                <text:p>15.299</text:p>
              </table:table-cell>
              <table:table-cell office:value-type="float" office:value="6.3773">
                <text:p>6.3773</text:p>
              </table:table-cell>
              <table:table-cell office:value-type="float" office:value="15.298977">
                <text:p>15.298977</text:p>
              </table:table-cell>
              <table:table-cell office:value-type="float" office:value="6.378815">
                <text:p>6.378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3526">
                <text:p>15.3526</text:p>
              </table:table-cell>
              <table:table-cell office:value-type="float" office:value="6.36878">
                <text:p>6.36878</text:p>
              </table:table-cell>
              <table:table-cell office:value-type="float" office:value="15.352582">
                <text:p>15.352582</text:p>
              </table:table-cell>
              <table:table-cell office:value-type="float" office:value="6.370318">
                <text:p>6.3703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4059">
                <text:p>15.4059</text:p>
              </table:table-cell>
              <table:table-cell office:value-type="float" office:value="6.35967">
                <text:p>6.35967</text:p>
              </table:table-cell>
              <table:table-cell office:value-type="float" office:value="15.405899">
                <text:p>15.405899</text:p>
              </table:table-cell>
              <table:table-cell office:value-type="float" office:value="6.36123">
                <text:p>6.36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589">
                <text:p>15.4589</text:p>
              </table:table-cell>
              <table:table-cell office:value-type="float" office:value="6.34997">
                <text:p>6.34997</text:p>
              </table:table-cell>
              <table:table-cell office:value-type="float" office:value="15.458933">
                <text:p>15.458933</text:p>
              </table:table-cell>
              <table:table-cell office:value-type="float" office:value="6.351551">
                <text:p>6.3515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5117">
                <text:p>15.5117</text:p>
              </table:table-cell>
              <table:table-cell office:value-type="float" office:value="6.33968">
                <text:p>6.33968</text:p>
              </table:table-cell>
              <table:table-cell office:value-type="float" office:value="15.511685">
                <text:p>15.511685</text:p>
              </table:table-cell>
              <table:table-cell office:value-type="float" office:value="6.341284">
                <text:p>6.3412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5642">
                <text:p>15.5642</text:p>
              </table:table-cell>
              <table:table-cell office:value-type="float" office:value="6.3288">
                <text:p>6.3288</text:p>
              </table:table-cell>
              <table:table-cell office:value-type="float" office:value="15.564159">
                <text:p>15.564159</text:p>
              </table:table-cell>
              <table:table-cell office:value-type="float" office:value="6.330428">
                <text:p>6.330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6164">
                <text:p>15.6164</text:p>
              </table:table-cell>
              <table:table-cell office:value-type="float" office:value="6.31734">
                <text:p>6.31734</text:p>
              </table:table-cell>
              <table:table-cell office:value-type="float" office:value="15.616357">
                <text:p>15.616357</text:p>
              </table:table-cell>
              <table:table-cell office:value-type="float" office:value="6.318985">
                <text:p>6.3189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683">
                <text:p>15.6683</text:p>
              </table:table-cell>
              <table:table-cell office:value-type="float" office:value="6.30529">
                <text:p>6.30529</text:p>
              </table:table-cell>
              <table:table-cell office:value-type="float" office:value="15.668283">
                <text:p>15.668283</text:p>
              </table:table-cell>
              <table:table-cell office:value-type="float" office:value="6.306957">
                <text:p>6.306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199">
                <text:p>15.7199</text:p>
              </table:table-cell>
              <table:table-cell office:value-type="float" office:value="6.29265">
                <text:p>6.29265</text:p>
              </table:table-cell>
              <table:table-cell office:value-type="float" office:value="15.719939">
                <text:p>15.719939</text:p>
              </table:table-cell>
              <table:table-cell office:value-type="float" office:value="6.294345">
                <text:p>6.294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713">
                <text:p>15.7713</text:p>
              </table:table-cell>
              <table:table-cell office:value-type="float" office:value="6.27944">
                <text:p>6.27944</text:p>
              </table:table-cell>
              <table:table-cell office:value-type="float" office:value="15.771329">
                <text:p>15.771329</text:p>
              </table:table-cell>
              <table:table-cell office:value-type="float" office:value="6.281151">
                <text:p>6.281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225">
                <text:p>15.8225</text:p>
              </table:table-cell>
              <table:table-cell office:value-type="float" office:value="6.26564">
                <text:p>6.26564</text:p>
              </table:table-cell>
              <table:table-cell office:value-type="float" office:value="15.822454">
                <text:p>15.822454</text:p>
              </table:table-cell>
              <table:table-cell office:value-type="float" office:value="6.267375">
                <text:p>6.26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8733">
                <text:p>15.8733</text:p>
              </table:table-cell>
              <table:table-cell office:value-type="float" office:value="6.25126">
                <text:p>6.25126</text:p>
              </table:table-cell>
              <table:table-cell office:value-type="float" office:value="15.873318">
                <text:p>15.873318</text:p>
              </table:table-cell>
              <table:table-cell office:value-type="float" office:value="6.253019">
                <text:p>6.253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9239">
                <text:p>15.9239</text:p>
              </table:table-cell>
              <table:table-cell office:value-type="float" office:value="6.2363">
                <text:p>6.2363</text:p>
              </table:table-cell>
              <table:table-cell office:value-type="float" office:value="15.923924">
                <text:p>15.923924</text:p>
              </table:table-cell>
              <table:table-cell office:value-type="float" office:value="6.238086">
                <text:p>6.238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743">
                <text:p>15.9743</text:p>
              </table:table-cell>
              <table:table-cell office:value-type="float" office:value="6.22077">
                <text:p>6.22077</text:p>
              </table:table-cell>
              <table:table-cell office:value-type="float" office:value="15.974273">
                <text:p>15.974273</text:p>
              </table:table-cell>
              <table:table-cell office:value-type="float" office:value="6.222576">
                <text:p>6.222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0244">
                <text:p>16.0244</text:p>
              </table:table-cell>
              <table:table-cell office:value-type="float" office:value="6.20466">
                <text:p>6.20466</text:p>
              </table:table-cell>
              <table:table-cell office:value-type="float" office:value="16.024369">
                <text:p>16.024369</text:p>
              </table:table-cell>
              <table:table-cell office:value-type="float" office:value="6.206492">
                <text:p>6.206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742">
                <text:p>16.0742</text:p>
              </table:table-cell>
              <table:table-cell office:value-type="float" office:value="6.18798">
                <text:p>6.18798</text:p>
              </table:table-cell>
              <table:table-cell office:value-type="float" office:value="16.074214">
                <text:p>16.074214</text:p>
              </table:table-cell>
              <table:table-cell office:value-type="float" office:value="6.189836">
                <text:p>6.189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238">
                <text:p>16.1238</text:p>
              </table:table-cell>
              <table:table-cell office:value-type="float" office:value="6.17073">
                <text:p>6.17073</text:p>
              </table:table-cell>
              <table:table-cell office:value-type="float" office:value="16.12381">
                <text:p>16.12381</text:p>
              </table:table-cell>
              <table:table-cell office:value-type="float" office:value="6.172608">
                <text:p>6.172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732">
                <text:p>16.1732</text:p>
              </table:table-cell>
              <table:table-cell office:value-type="float" office:value="6.15291">
                <text:p>6.15291</text:p>
              </table:table-cell>
              <table:table-cell office:value-type="float" office:value="16.17316">
                <text:p>16.17316</text:p>
              </table:table-cell>
              <table:table-cell office:value-type="float" office:value="6.154811">
                <text:p>6.1548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223">
                <text:p>16.2223</text:p>
              </table:table-cell>
              <table:table-cell office:value-type="float" office:value="6.13452">
                <text:p>6.13452</text:p>
              </table:table-cell>
              <table:table-cell office:value-type="float" office:value="16.222267">
                <text:p>16.222267</text:p>
              </table:table-cell>
              <table:table-cell office:value-type="float" office:value="6.136448">
                <text:p>6.136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2711">
                <text:p>16.2711</text:p>
              </table:table-cell>
              <table:table-cell office:value-type="float" office:value="6.11557">
                <text:p>6.11557</text:p>
              </table:table-cell>
              <table:table-cell office:value-type="float" office:value="16.271133">
                <text:p>16.271133</text:p>
              </table:table-cell>
              <table:table-cell office:value-type="float" office:value="6.11752">
                <text:p>6.117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3198">
                <text:p>16.3198</text:p>
              </table:table-cell>
              <table:table-cell office:value-type="float" office:value="6.09605">
                <text:p>6.09605</text:p>
              </table:table-cell>
              <table:table-cell office:value-type="float" office:value="16.31976">
                <text:p>16.31976</text:p>
              </table:table-cell>
              <table:table-cell office:value-type="float" office:value="6.098029">
                <text:p>6.098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3682">
                <text:p>16.3682</text:p>
              </table:table-cell>
              <table:table-cell office:value-type="float" office:value="6.07597">
                <text:p>6.07597</text:p>
              </table:table-cell>
              <table:table-cell office:value-type="float" office:value="16.36815">
                <text:p>16.36815</text:p>
              </table:table-cell>
              <table:table-cell office:value-type="float" office:value="6.077978">
                <text:p>6.0779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4163">
                <text:p>16.4163</text:p>
              </table:table-cell>
              <table:table-cell office:value-type="float" office:value="6.05534">
                <text:p>6.05534</text:p>
              </table:table-cell>
              <table:table-cell office:value-type="float" office:value="16.416306">
                <text:p>16.416306</text:p>
              </table:table-cell>
              <table:table-cell office:value-type="float" office:value="6.057368">
                <text:p>6.0573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4642">
                <text:p>16.4642</text:p>
              </table:table-cell>
              <table:table-cell office:value-type="float" office:value="6.03415">
                <text:p>6.03415</text:p>
              </table:table-cell>
              <table:table-cell office:value-type="float" office:value="16.464231">
                <text:p>16.464231</text:p>
              </table:table-cell>
              <table:table-cell office:value-type="float" office:value="6.036202">
                <text:p>6.036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5119">
                <text:p>16.5119</text:p>
              </table:table-cell>
              <table:table-cell office:value-type="float" office:value="6.0124">
                <text:p>6.0124</text:p>
              </table:table-cell>
              <table:table-cell office:value-type="float" office:value="16.511925">
                <text:p>16.511925</text:p>
              </table:table-cell>
              <table:table-cell office:value-type="float" office:value="6.014482">
                <text:p>6.014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5594">
                <text:p>16.5594</text:p>
              </table:table-cell>
              <table:table-cell office:value-type="float" office:value="5.99011">
                <text:p>5.99011</text:p>
              </table:table-cell>
              <table:table-cell office:value-type="float" office:value="16.559393">
                <text:p>16.559393</text:p>
              </table:table-cell>
              <table:table-cell office:value-type="float" office:value="5.992211">
                <text:p>5.992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6066">
                <text:p>16.6066</text:p>
              </table:table-cell>
              <table:table-cell office:value-type="float" office:value="5.96726">
                <text:p>5.96726</text:p>
              </table:table-cell>
              <table:table-cell office:value-type="float" office:value="16.606634">
                <text:p>16.606634</text:p>
              </table:table-cell>
              <table:table-cell office:value-type="float" office:value="5.969391">
                <text:p>5.969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6537">
                <text:p>16.6537</text:p>
              </table:table-cell>
              <table:table-cell office:value-type="float" office:value="5.94387">
                <text:p>5.94387</text:p>
              </table:table-cell>
              <table:table-cell office:value-type="float" office:value="16.653653">
                <text:p>16.653653</text:p>
              </table:table-cell>
              <table:table-cell office:value-type="float" office:value="5.946025">
                <text:p>5.946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7005">
                <text:p>16.7005</text:p>
              </table:table-cell>
              <table:table-cell office:value-type="float" office:value="5.91993">
                <text:p>5.91993</text:p>
              </table:table-cell>
              <table:table-cell office:value-type="float" office:value="16.700451">
                <text:p>16.700451</text:p>
              </table:table-cell>
              <table:table-cell office:value-type="float" office:value="5.922115">
                <text:p>5.9221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747">
                <text:p>16.747</text:p>
              </table:table-cell>
              <table:table-cell office:value-type="float" office:value="5.89546">
                <text:p>5.89546</text:p>
              </table:table-cell>
              <table:table-cell office:value-type="float" office:value="16.747029">
                <text:p>16.747029</text:p>
              </table:table-cell>
              <table:table-cell office:value-type="float" office:value="5.897663">
                <text:p>5.897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7934">
                <text:p>16.7934</text:p>
              </table:table-cell>
              <table:table-cell office:value-type="float" office:value="5.87044">
                <text:p>5.87044</text:p>
              </table:table-cell>
              <table:table-cell office:value-type="float" office:value="16.793391">
                <text:p>16.793391</text:p>
              </table:table-cell>
              <table:table-cell office:value-type="float" office:value="5.872672">
                <text:p>5.8726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8395">
                <text:p>16.8395</text:p>
              </table:table-cell>
              <table:table-cell office:value-type="float" office:value="5.84489">
                <text:p>5.84489</text:p>
              </table:table-cell>
              <table:table-cell office:value-type="float" office:value="16.839538">
                <text:p>16.839538</text:p>
              </table:table-cell>
              <table:table-cell office:value-type="float" office:value="5.847146">
                <text:p>5.847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8855">
                <text:p>16.8855</text:p>
              </table:table-cell>
              <table:table-cell office:value-type="float" office:value="5.8188">
                <text:p>5.8188</text:p>
              </table:table-cell>
              <table:table-cell office:value-type="float" office:value="16.885472">
                <text:p>16.885472</text:p>
              </table:table-cell>
              <table:table-cell office:value-type="float" office:value="5.821086">
                <text:p>5.821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9312">
                <text:p>16.9312</text:p>
              </table:table-cell>
              <table:table-cell office:value-type="float" office:value="5.79219">
                <text:p>5.79219</text:p>
              </table:table-cell>
              <table:table-cell office:value-type="float" office:value="16.931194">
                <text:p>16.931194</text:p>
              </table:table-cell>
              <table:table-cell office:value-type="float" office:value="5.794495">
                <text:p>5.79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9767">
                <text:p>16.9767</text:p>
              </table:table-cell>
              <table:table-cell office:value-type="float" office:value="5.76504">
                <text:p>5.76504</text:p>
              </table:table-cell>
              <table:table-cell office:value-type="float" office:value="16.976708">
                <text:p>16.976708</text:p>
              </table:table-cell>
              <table:table-cell office:value-type="float" office:value="5.767377">
                <text:p>5.767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022">
                <text:p>17.022</text:p>
              </table:table-cell>
              <table:table-cell office:value-type="float" office:value="5.73737">
                <text:p>5.73737</text:p>
              </table:table-cell>
              <table:table-cell office:value-type="float" office:value="17.022015">
                <text:p>17.022015</text:p>
              </table:table-cell>
              <table:table-cell office:value-type="float" office:value="5.739733">
                <text:p>5.739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0671">
                <text:p>17.0671</text:p>
              </table:table-cell>
              <table:table-cell office:value-type="float" office:value="5.70918">
                <text:p>5.70918</text:p>
              </table:table-cell>
              <table:table-cell office:value-type="float" office:value="17.067116">
                <text:p>17.067116</text:p>
              </table:table-cell>
              <table:table-cell office:value-type="float" office:value="5.711568">
                <text:p>5.7115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12">
                <text:p>17.112</text:p>
              </table:table-cell>
              <table:table-cell office:value-type="float" office:value="5.68047">
                <text:p>5.68047</text:p>
              </table:table-cell>
              <table:table-cell office:value-type="float" office:value="17.112014">
                <text:p>17.112014</text:p>
              </table:table-cell>
              <table:table-cell office:value-type="float" office:value="5.682883">
                <text:p>5.6828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1567">
                <text:p>17.1567</text:p>
              </table:table-cell>
              <table:table-cell office:value-type="float" office:value="5.65124">
                <text:p>5.65124</text:p>
              </table:table-cell>
              <table:table-cell office:value-type="float" office:value="17.15671">
                <text:p>17.15671</text:p>
              </table:table-cell>
              <table:table-cell office:value-type="float" office:value="5.653682">
                <text:p>5.6536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2012">
                <text:p>17.2012</text:p>
              </table:table-cell>
              <table:table-cell office:value-type="float" office:value="5.6215">
                <text:p>5.6215</text:p>
              </table:table-cell>
              <table:table-cell office:value-type="float" office:value="17.201207">
                <text:p>17.201207</text:p>
              </table:table-cell>
              <table:table-cell office:value-type="float" office:value="5.623967">
                <text:p>5.6239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455">
                <text:p>17.2455</text:p>
              </table:table-cell>
              <table:table-cell office:value-type="float" office:value="5.59125">
                <text:p>5.59125</text:p>
              </table:table-cell>
              <table:table-cell office:value-type="float" office:value="17.245505">
                <text:p>17.245505</text:p>
              </table:table-cell>
              <table:table-cell office:value-type="float" office:value="5.593743">
                <text:p>5.593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2896">
                <text:p>17.2896</text:p>
              </table:table-cell>
              <table:table-cell office:value-type="float" office:value="5.56049">
                <text:p>5.56049</text:p>
              </table:table-cell>
              <table:table-cell office:value-type="float" office:value="17.289608">
                <text:p>17.289608</text:p>
              </table:table-cell>
              <table:table-cell office:value-type="float" office:value="5.563011">
                <text:p>5.563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3335">
                <text:p>17.3335</text:p>
              </table:table-cell>
              <table:table-cell office:value-type="float" office:value="5.52923">
                <text:p>5.52923</text:p>
              </table:table-cell>
              <table:table-cell office:value-type="float" office:value="17.333516">
                <text:p>17.333516</text:p>
              </table:table-cell>
              <table:table-cell office:value-type="float" office:value="5.531775">
                <text:p>5.531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3772">
                <text:p>17.3772</text:p>
              </table:table-cell>
              <table:table-cell office:value-type="float" office:value="5.49747">
                <text:p>5.49747</text:p>
              </table:table-cell>
              <table:table-cell office:value-type="float" office:value="17.377231">
                <text:p>17.377231</text:p>
              </table:table-cell>
              <table:table-cell office:value-type="float" office:value="5.500038">
                <text:p>5.5000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4208">
                <text:p>17.4208</text:p>
              </table:table-cell>
              <table:table-cell office:value-type="float" office:value="5.46521">
                <text:p>5.46521</text:p>
              </table:table-cell>
              <table:table-cell office:value-type="float" office:value="17.420755">
                <text:p>17.420755</text:p>
              </table:table-cell>
              <table:table-cell office:value-type="float" office:value="5.467803">
                <text:p>5.4678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4641">
                <text:p>17.4641</text:p>
              </table:table-cell>
              <table:table-cell office:value-type="float" office:value="5.43245">
                <text:p>5.43245</text:p>
              </table:table-cell>
              <table:table-cell office:value-type="float" office:value="17.464089">
                <text:p>17.464089</text:p>
              </table:table-cell>
              <table:table-cell office:value-type="float" office:value="5.435074">
                <text:p>5.435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072">
                <text:p>17.5072</text:p>
              </table:table-cell>
              <table:table-cell office:value-type="float" office:value="5.3992">
                <text:p>5.3992</text:p>
              </table:table-cell>
              <table:table-cell office:value-type="float" office:value="17.507236">
                <text:p>17.507236</text:p>
              </table:table-cell>
              <table:table-cell office:value-type="float" office:value="5.401853">
                <text:p>5.401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5502">
                <text:p>17.5502</text:p>
              </table:table-cell>
              <table:table-cell office:value-type="float" office:value="5.36547">
                <text:p>5.36547</text:p>
              </table:table-cell>
              <table:table-cell office:value-type="float" office:value="17.550196">
                <text:p>17.550196</text:p>
              </table:table-cell>
              <table:table-cell office:value-type="float" office:value="5.368144">
                <text:p>5.368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593">
                <text:p>17.593</text:p>
              </table:table-cell>
              <table:table-cell office:value-type="float" office:value="5.33125">
                <text:p>5.33125</text:p>
              </table:table-cell>
              <table:table-cell office:value-type="float" office:value="17.592972">
                <text:p>17.592972</text:p>
              </table:table-cell>
              <table:table-cell office:value-type="float" office:value="5.33395">
                <text:p>5.33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6356">
                <text:p>17.6356</text:p>
              </table:table-cell>
              <table:table-cell office:value-type="float" office:value="5.29655">
                <text:p>5.29655</text:p>
              </table:table-cell>
              <table:table-cell office:value-type="float" office:value="17.635565">
                <text:p>17.635565</text:p>
              </table:table-cell>
              <table:table-cell office:value-type="float" office:value="5.299274">
                <text:p>5.2992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678">
                <text:p>17.678</text:p>
              </table:table-cell>
              <table:table-cell office:value-type="float" office:value="5.26137">
                <text:p>5.26137</text:p>
              </table:table-cell>
              <table:table-cell office:value-type="float" office:value="17.677977">
                <text:p>17.677977</text:p>
              </table:table-cell>
              <table:table-cell office:value-type="float" office:value="5.26412">
                <text:p>5.264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7202">
                <text:p>17.7202</text:p>
              </table:table-cell>
              <table:table-cell office:value-type="float" office:value="5.22571">
                <text:p>5.22571</text:p>
              </table:table-cell>
              <table:table-cell office:value-type="float" office:value="17.720209">
                <text:p>17.720209</text:p>
              </table:table-cell>
              <table:table-cell office:value-type="float" office:value="5.228492">
                <text:p>5.2284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7623">
                <text:p>17.7623</text:p>
              </table:table-cell>
              <table:table-cell office:value-type="float" office:value="5.18958">
                <text:p>5.18958</text:p>
              </table:table-cell>
              <table:table-cell office:value-type="float" office:value="17.762262">
                <text:p>17.762262</text:p>
              </table:table-cell>
              <table:table-cell office:value-type="float" office:value="5.192391">
                <text:p>5.1923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8041">
                <text:p>17.8041</text:p>
              </table:table-cell>
              <table:table-cell office:value-type="float" office:value="5.15299">
                <text:p>5.15299</text:p>
              </table:table-cell>
              <table:table-cell office:value-type="float" office:value="17.804138">
                <text:p>17.804138</text:p>
              </table:table-cell>
              <table:table-cell office:value-type="float" office:value="5.155822">
                <text:p>5.15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8458">
                <text:p>17.8458</text:p>
              </table:table-cell>
              <table:table-cell office:value-type="float" office:value="5.11593">
                <text:p>5.11593</text:p>
              </table:table-cell>
              <table:table-cell office:value-type="float" office:value="17.84584">
                <text:p>17.84584</text:p>
              </table:table-cell>
              <table:table-cell office:value-type="float" office:value="5.118789">
                <text:p>5.118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8874">
                <text:p>17.8874</text:p>
              </table:table-cell>
              <table:table-cell office:value-type="float" office:value="5.07841">
                <text:p>5.07841</text:p>
              </table:table-cell>
              <table:table-cell office:value-type="float" office:value="17.887367">
                <text:p>17.887367</text:p>
              </table:table-cell>
              <table:table-cell office:value-type="float" office:value="5.081294">
                <text:p>5.081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9287">
                <text:p>17.9287</text:p>
              </table:table-cell>
              <table:table-cell office:value-type="float" office:value="5.04043">
                <text:p>5.04043</text:p>
              </table:table-cell>
              <table:table-cell office:value-type="float" office:value="17.928722">
                <text:p>17.928722</text:p>
              </table:table-cell>
              <table:table-cell office:value-type="float" office:value="5.043341">
                <text:p>5.0433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9699">
                <text:p>17.9699</text:p>
              </table:table-cell>
              <table:table-cell office:value-type="float" office:value="5.00199">
                <text:p>5.00199</text:p>
              </table:table-cell>
              <table:table-cell office:value-type="float" office:value="17.969905">
                <text:p>17.969905</text:p>
              </table:table-cell>
              <table:table-cell office:value-type="float" office:value="5.004934">
                <text:p>5.0049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0109">
                <text:p>18.0109</text:p>
              </table:table-cell>
              <table:table-cell office:value-type="float" office:value="4.96311">
                <text:p>4.96311</text:p>
              </table:table-cell>
              <table:table-cell office:value-type="float" office:value="18.01092">
                <text:p>18.01092</text:p>
              </table:table-cell>
              <table:table-cell office:value-type="float" office:value="4.966075">
                <text:p>4.966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0518">
                <text:p>18.0518</text:p>
              </table:table-cell>
              <table:table-cell office:value-type="float" office:value="4.92377">
                <text:p>4.92377</text:p>
              </table:table-cell>
              <table:table-cell office:value-type="float" office:value="18.051766">
                <text:p>18.051766</text:p>
              </table:table-cell>
              <table:table-cell office:value-type="float" office:value="4.926769">
                <text:p>4.926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0924">
                <text:p>18.0924</text:p>
              </table:table-cell>
              <table:table-cell office:value-type="float" office:value="4.884">
                <text:p>4.884</text:p>
              </table:table-cell>
              <table:table-cell office:value-type="float" office:value="18.092445">
                <text:p>18.092445</text:p>
              </table:table-cell>
              <table:table-cell office:value-type="float" office:value="4.887019">
                <text:p>4.887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133">
                <text:p>18.133</text:p>
              </table:table-cell>
              <table:table-cell office:value-type="float" office:value="4.84378">
                <text:p>4.84378</text:p>
              </table:table-cell>
              <table:table-cell office:value-type="float" office:value="18.132958">
                <text:p>18.132958</text:p>
              </table:table-cell>
              <table:table-cell office:value-type="float" office:value="4.846829">
                <text:p>4.846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1733">
                <text:p>18.1733</text:p>
              </table:table-cell>
              <table:table-cell office:value-type="float" office:value="4.80313">
                <text:p>4.80313</text:p>
              </table:table-cell>
              <table:table-cell office:value-type="float" office:value="18.173308">
                <text:p>18.173308</text:p>
              </table:table-cell>
              <table:table-cell office:value-type="float" office:value="4.806201">
                <text:p>4.8062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2135">
                <text:p>18.2135</text:p>
              </table:table-cell>
              <table:table-cell office:value-type="float" office:value="4.76204">
                <text:p>4.76204</text:p>
              </table:table-cell>
              <table:table-cell office:value-type="float" office:value="18.213494">
                <text:p>18.213494</text:p>
              </table:table-cell>
              <table:table-cell office:value-type="float" office:value="4.76514">
                <text:p>4.76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2535">
                <text:p>18.2535</text:p>
              </table:table-cell>
              <table:table-cell office:value-type="float" office:value="4.72052">
                <text:p>4.72052</text:p>
              </table:table-cell>
              <table:table-cell office:value-type="float" office:value="18.25352">
                <text:p>18.25352</text:p>
              </table:table-cell>
              <table:table-cell office:value-type="float" office:value="4.723649">
                <text:p>4.723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2934">
                <text:p>18.2934</text:p>
              </table:table-cell>
              <table:table-cell office:value-type="float" office:value="4.67858">
                <text:p>4.67858</text:p>
              </table:table-cell>
              <table:table-cell office:value-type="float" office:value="18.293385">
                <text:p>18.293385</text:p>
              </table:table-cell>
              <table:table-cell office:value-type="float" office:value="4.681732">
                <text:p>4.6817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3331">
                <text:p>18.3331</text:p>
              </table:table-cell>
              <table:table-cell office:value-type="float" office:value="4.63621">
                <text:p>4.63621</text:p>
              </table:table-cell>
              <table:table-cell office:value-type="float" office:value="18.333091">
                <text:p>18.333091</text:p>
              </table:table-cell>
              <table:table-cell office:value-type="float" office:value="4.639391">
                <text:p>4.639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3726">
                <text:p>18.3726</text:p>
              </table:table-cell>
              <table:table-cell office:value-type="float" office:value="4.59342">
                <text:p>4.59342</text:p>
              </table:table-cell>
              <table:table-cell office:value-type="float" office:value="18.372639">
                <text:p>18.372639</text:p>
              </table:table-cell>
              <table:table-cell office:value-type="float" office:value="4.596632">
                <text:p>4.5966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412">
                <text:p>18.412</text:p>
              </table:table-cell>
              <table:table-cell office:value-type="float" office:value="4.55022">
                <text:p>4.55022</text:p>
              </table:table-cell>
              <table:table-cell office:value-type="float" office:value="18.412031">
                <text:p>18.412031</text:p>
              </table:table-cell>
              <table:table-cell office:value-type="float" office:value="4.553456">
                <text:p>4.553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4513">
                <text:p>18.4513</text:p>
              </table:table-cell>
              <table:table-cell office:value-type="float" office:value="4.50661">
                <text:p>4.50661</text:p>
              </table:table-cell>
              <table:table-cell office:value-type="float" office:value="18.451268">
                <text:p>18.451268</text:p>
              </table:table-cell>
              <table:table-cell office:value-type="float" office:value="4.509869">
                <text:p>4.509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4904">
                <text:p>18.4904</text:p>
              </table:table-cell>
              <table:table-cell office:value-type="float" office:value="4.46259">
                <text:p>4.46259</text:p>
              </table:table-cell>
              <table:table-cell office:value-type="float" office:value="18.490351">
                <text:p>18.490351</text:p>
              </table:table-cell>
              <table:table-cell office:value-type="float" office:value="4.465873">
                <text:p>4.465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5293">
                <text:p>18.5293</text:p>
              </table:table-cell>
              <table:table-cell office:value-type="float" office:value="4.41816">
                <text:p>4.41816</text:p>
              </table:table-cell>
              <table:table-cell office:value-type="float" office:value="18.529281">
                <text:p>18.529281</text:p>
              </table:table-cell>
              <table:table-cell office:value-type="float" office:value="4.421472">
                <text:p>4.4214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5681">
                <text:p>18.5681</text:p>
              </table:table-cell>
              <table:table-cell office:value-type="float" office:value="4.37333">
                <text:p>4.37333</text:p>
              </table:table-cell>
              <table:table-cell office:value-type="float" office:value="18.568059">
                <text:p>18.568059</text:p>
              </table:table-cell>
              <table:table-cell office:value-type="float" office:value="4.37667">
                <text:p>4.37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6067">
                <text:p>18.6067</text:p>
              </table:table-cell>
              <table:table-cell office:value-type="float" office:value="4.3281">
                <text:p>4.3281</text:p>
              </table:table-cell>
              <table:table-cell office:value-type="float" office:value="18.606688">
                <text:p>18.606688</text:p>
              </table:table-cell>
              <table:table-cell office:value-type="float" office:value="4.33147">
                <text:p>4.331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6452">
                <text:p>18.6452</text:p>
              </table:table-cell>
              <table:table-cell office:value-type="float" office:value="4.28248">
                <text:p>4.28248</text:p>
              </table:table-cell>
              <table:table-cell office:value-type="float" office:value="18.645167">
                <text:p>18.645167</text:p>
              </table:table-cell>
              <table:table-cell office:value-type="float" office:value="4.285875">
                <text:p>4.285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6835">
                <text:p>18.6835</text:p>
              </table:table-cell>
              <table:table-cell office:value-type="float" office:value="4.23647">
                <text:p>4.23647</text:p>
              </table:table-cell>
              <table:table-cell office:value-type="float" office:value="18.683498">
                <text:p>18.683498</text:p>
              </table:table-cell>
              <table:table-cell office:value-type="float" office:value="4.23989">
                <text:p>4.23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7217">
                <text:p>18.7217</text:p>
              </table:table-cell>
              <table:table-cell office:value-type="float" office:value="4.19007">
                <text:p>4.19007</text:p>
              </table:table-cell>
              <table:table-cell office:value-type="float" office:value="18.721682">
                <text:p>18.721682</text:p>
              </table:table-cell>
              <table:table-cell office:value-type="float" office:value="4.193518">
                <text:p>4.193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7597">
                <text:p>18.7597</text:p>
              </table:table-cell>
              <table:table-cell office:value-type="float" office:value="4.14329">
                <text:p>4.14329</text:p>
              </table:table-cell>
              <table:table-cell office:value-type="float" office:value="18.75972">
                <text:p>18.75972</text:p>
              </table:table-cell>
              <table:table-cell office:value-type="float" office:value="4.146762">
                <text:p>4.1467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7976">
                <text:p>18.7976</text:p>
              </table:table-cell>
              <table:table-cell office:value-type="float" office:value="4.09613">
                <text:p>4.09613</text:p>
              </table:table-cell>
              <table:table-cell office:value-type="float" office:value="18.797613">
                <text:p>18.797613</text:p>
              </table:table-cell>
              <table:table-cell office:value-type="float" office:value="4.099626">
                <text:p>4.0996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8354">
                <text:p>18.8354</text:p>
              </table:table-cell>
              <table:table-cell office:value-type="float" office:value="4.04859">
                <text:p>4.04859</text:p>
              </table:table-cell>
              <table:table-cell office:value-type="float" office:value="18.835363">
                <text:p>18.835363</text:p>
              </table:table-cell>
              <table:table-cell office:value-type="float" office:value="4.052114">
                <text:p>4.052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873">
                <text:p>18.873</text:p>
              </table:table-cell>
              <table:table-cell office:value-type="float" office:value="4.00068">
                <text:p>4.00068</text:p>
              </table:table-cell>
              <table:table-cell office:value-type="float" office:value="18.872971">
                <text:p>18.872971</text:p>
              </table:table-cell>
              <table:table-cell office:value-type="float" office:value="4.00423">
                <text:p>4.004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9104">
                <text:p>18.9104</text:p>
              </table:table-cell>
              <table:table-cell office:value-type="float" office:value="3.9524">
                <text:p>3.9524</text:p>
              </table:table-cell>
              <table:table-cell office:value-type="float" office:value="18.910437">
                <text:p>18.910437</text:p>
              </table:table-cell>
              <table:table-cell office:value-type="float" office:value="3.955976">
                <text:p>3.9559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478">
                <text:p>18.9478</text:p>
              </table:table-cell>
              <table:table-cell office:value-type="float" office:value="3.90376">
                <text:p>3.90376</text:p>
              </table:table-cell>
              <table:table-cell office:value-type="float" office:value="18.947762">
                <text:p>18.947762</text:p>
              </table:table-cell>
              <table:table-cell office:value-type="float" office:value="3.907356">
                <text:p>3.907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9849">
                <text:p>18.9849</text:p>
              </table:table-cell>
              <table:table-cell office:value-type="float" office:value="3.85475">
                <text:p>3.85475</text:p>
              </table:table-cell>
              <table:table-cell office:value-type="float" office:value="18.984948">
                <text:p>18.984948</text:p>
              </table:table-cell>
              <table:table-cell office:value-type="float" office:value="3.858374">
                <text:p>3.8583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22">
                <text:p>19.022</text:p>
              </table:table-cell>
              <table:table-cell office:value-type="float" office:value="3.80538">
                <text:p>3.80538</text:p>
              </table:table-cell>
              <table:table-cell office:value-type="float" office:value="19.021996">
                <text:p>19.021996</text:p>
              </table:table-cell>
              <table:table-cell office:value-type="float" office:value="3.809033">
                <text:p>3.809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0589">
                <text:p>19.0589</text:p>
              </table:table-cell>
              <table:table-cell office:value-type="float" office:value="3.75566">
                <text:p>3.75566</text:p>
              </table:table-cell>
              <table:table-cell office:value-type="float" office:value="19.058907">
                <text:p>19.058907</text:p>
              </table:table-cell>
              <table:table-cell office:value-type="float" office:value="3.759338">
                <text:p>3.759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0957">
                <text:p>19.0957</text:p>
              </table:table-cell>
              <table:table-cell office:value-type="float" office:value="3.70559">
                <text:p>3.70559</text:p>
              </table:table-cell>
              <table:table-cell office:value-type="float" office:value="19.095682">
                <text:p>19.095682</text:p>
              </table:table-cell>
              <table:table-cell office:value-type="float" office:value="3.70929">
                <text:p>3.7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1323">
                <text:p>19.1323</text:p>
              </table:table-cell>
              <table:table-cell office:value-type="float" office:value="3.65517">
                <text:p>3.65517</text:p>
              </table:table-cell>
              <table:table-cell office:value-type="float" office:value="19.132321">
                <text:p>19.132321</text:p>
              </table:table-cell>
              <table:table-cell office:value-type="float" office:value="3.658895">
                <text:p>3.658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1688">
                <text:p>19.1688</text:p>
              </table:table-cell>
              <table:table-cell office:value-type="float" office:value="3.6044">
                <text:p>3.6044</text:p>
              </table:table-cell>
              <table:table-cell office:value-type="float" office:value="19.168826">
                <text:p>19.168826</text:p>
              </table:table-cell>
              <table:table-cell office:value-type="float" office:value="3.608155">
                <text:p>3.608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2052">
                <text:p>19.2052</text:p>
              </table:table-cell>
              <table:table-cell office:value-type="float" office:value="3.55329">
                <text:p>3.55329</text:p>
              </table:table-cell>
              <table:table-cell office:value-type="float" office:value="19.205198">
                <text:p>19.205198</text:p>
              </table:table-cell>
              <table:table-cell office:value-type="float" office:value="3.557074">
                <text:p>3.5570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2414">
                <text:p>19.2414</text:p>
              </table:table-cell>
              <table:table-cell office:value-type="float" office:value="3.50185">
                <text:p>3.50185</text:p>
              </table:table-cell>
              <table:table-cell office:value-type="float" office:value="19.241437">
                <text:p>19.241437</text:p>
              </table:table-cell>
              <table:table-cell office:value-type="float" office:value="3.505655">
                <text:p>3.505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2775">
                <text:p>19.2775</text:p>
              </table:table-cell>
              <table:table-cell office:value-type="float" office:value="3.45007">
                <text:p>3.45007</text:p>
              </table:table-cell>
              <table:table-cell office:value-type="float" office:value="19.277545">
                <text:p>19.277545</text:p>
              </table:table-cell>
              <table:table-cell office:value-type="float" office:value="3.453903">
                <text:p>3.4539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135">
                <text:p>19.3135</text:p>
              </table:table-cell>
              <table:table-cell office:value-type="float" office:value="3.39796">
                <text:p>3.39796</text:p>
              </table:table-cell>
              <table:table-cell office:value-type="float" office:value="19.313523">
                <text:p>19.313523</text:p>
              </table:table-cell>
              <table:table-cell office:value-type="float" office:value="3.401819">
                <text:p>3.4018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3494">
                <text:p>19.3494</text:p>
              </table:table-cell>
              <table:table-cell office:value-type="float" office:value="3.34553">
                <text:p>3.34553</text:p>
              </table:table-cell>
              <table:table-cell office:value-type="float" office:value="19.349371">
                <text:p>19.349371</text:p>
              </table:table-cell>
              <table:table-cell office:value-type="float" office:value="3.349408">
                <text:p>3.349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3851">
                <text:p>19.3851</text:p>
              </table:table-cell>
              <table:table-cell office:value-type="float" office:value="3.29277">
                <text:p>3.29277</text:p>
              </table:table-cell>
              <table:table-cell office:value-type="float" office:value="19.385091">
                <text:p>19.385091</text:p>
              </table:table-cell>
              <table:table-cell office:value-type="float" office:value="3.296674">
                <text:p>3.296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4207">
                <text:p>19.4207</text:p>
              </table:table-cell>
              <table:table-cell office:value-type="float" office:value="3.23968">
                <text:p>3.23968</text:p>
              </table:table-cell>
              <table:table-cell office:value-type="float" office:value="19.420683">
                <text:p>19.420683</text:p>
              </table:table-cell>
              <table:table-cell office:value-type="float" office:value="3.243618">
                <text:p>3.243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4561">
                <text:p>19.4561</text:p>
              </table:table-cell>
              <table:table-cell office:value-type="float" office:value="3.18629">
                <text:p>3.18629</text:p>
              </table:table-cell>
              <table:table-cell office:value-type="float" office:value="19.456149">
                <text:p>19.456149</text:p>
              </table:table-cell>
              <table:table-cell office:value-type="float" office:value="3.190246">
                <text:p>3.1902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.4915">
                <text:p>19.4915</text:p>
              </table:table-cell>
              <table:table-cell office:value-type="float" office:value="3.13258">
                <text:p>3.13258</text:p>
              </table:table-cell>
              <table:table-cell office:value-type="float" office:value="19.491489">
                <text:p>19.491489</text:p>
              </table:table-cell>
              <table:table-cell office:value-type="float" office:value="3.13656">
                <text:p>3.13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5267">
                <text:p>19.5267</text:p>
              </table:table-cell>
              <table:table-cell office:value-type="float" office:value="3.07856">
                <text:p>3.07856</text:p>
              </table:table-cell>
              <table:table-cell office:value-type="float" office:value="19.526704">
                <text:p>19.526704</text:p>
              </table:table-cell>
              <table:table-cell office:value-type="float" office:value="3.082564">
                <text:p>3.082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5618">
                <text:p>19.5618</text:p>
              </table:table-cell>
              <table:table-cell office:value-type="float" office:value="3.02423">
                <text:p>3.02423</text:p>
              </table:table-cell>
              <table:table-cell office:value-type="float" office:value="19.561795">
                <text:p>19.561795</text:p>
              </table:table-cell>
              <table:table-cell office:value-type="float" office:value="3.028261">
                <text:p>3.0282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5968">
                <text:p>19.5968</text:p>
              </table:table-cell>
              <table:table-cell office:value-type="float" office:value="2.9696">
                <text:p>2.9696</text:p>
              </table:table-cell>
              <table:table-cell office:value-type="float" office:value="19.596762">
                <text:p>19.596762</text:p>
              </table:table-cell>
              <table:table-cell office:value-type="float" office:value="2.973654">
                <text:p>2.9736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6316">
                <text:p>19.6316</text:p>
              </table:table-cell>
              <table:table-cell office:value-type="float" office:value="2.91466">
                <text:p>2.91466</text:p>
              </table:table-cell>
              <table:table-cell office:value-type="float" office:value="19.631608">
                <text:p>19.631608</text:p>
              </table:table-cell>
              <table:table-cell office:value-type="float" office:value="2.918747">
                <text:p>2.9187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6663">
                <text:p>19.6663</text:p>
              </table:table-cell>
              <table:table-cell office:value-type="float" office:value="2.85943">
                <text:p>2.85943</text:p>
              </table:table-cell>
              <table:table-cell office:value-type="float" office:value="19.666332">
                <text:p>19.666332</text:p>
              </table:table-cell>
              <table:table-cell office:value-type="float" office:value="2.863543">
                <text:p>2.8635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7009">
                <text:p>19.7009</text:p>
              </table:table-cell>
              <table:table-cell office:value-type="float" office:value="2.80391">
                <text:p>2.80391</text:p>
              </table:table-cell>
              <table:table-cell office:value-type="float" office:value="19.700935">
                <text:p>19.700935</text:p>
              </table:table-cell>
              <table:table-cell office:value-type="float" office:value="2.808045">
                <text:p>2.808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7354">
                <text:p>19.7354</text:p>
              </table:table-cell>
              <table:table-cell office:value-type="float" office:value="2.7481">
                <text:p>2.7481</text:p>
              </table:table-cell>
              <table:table-cell office:value-type="float" office:value="19.735419">
                <text:p>19.735419</text:p>
              </table:table-cell>
              <table:table-cell office:value-type="float" office:value="2.752256">
                <text:p>2.7522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7698">
                <text:p>19.7698</text:p>
              </table:table-cell>
              <table:table-cell office:value-type="float" office:value="2.692">
                <text:p>2.692</text:p>
              </table:table-cell>
              <table:table-cell office:value-type="float" office:value="19.769784">
                <text:p>19.769784</text:p>
              </table:table-cell>
              <table:table-cell office:value-type="float" office:value="2.69618">
                <text:p>2.696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.804">
                <text:p>19.804</text:p>
              </table:table-cell>
              <table:table-cell office:value-type="float" office:value="2.63561">
                <text:p>2.63561</text:p>
              </table:table-cell>
              <table:table-cell office:value-type="float" office:value="19.80403">
                <text:p>19.80403</text:p>
              </table:table-cell>
              <table:table-cell office:value-type="float" office:value="2.63982">
                <text:p>2.639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.8382">
                <text:p>19.8382</text:p>
              </table:table-cell>
              <table:table-cell office:value-type="float" office:value="2.57895">
                <text:p>2.57895</text:p>
              </table:table-cell>
              <table:table-cell office:value-type="float" office:value="19.83816">
                <text:p>19.83816</text:p>
              </table:table-cell>
              <table:table-cell office:value-type="float" office:value="2.583179">
                <text:p>2.5831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.8722">
                <text:p>19.8722</text:p>
              </table:table-cell>
              <table:table-cell office:value-type="float" office:value="2.522">
                <text:p>2.522</text:p>
              </table:table-cell>
              <table:table-cell office:value-type="float" office:value="19.872173">
                <text:p>19.872173</text:p>
              </table:table-cell>
              <table:table-cell office:value-type="float" office:value="2.52626">
                <text:p>2.52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.9061">
                <text:p>19.9061</text:p>
              </table:table-cell>
              <table:table-cell office:value-type="float" office:value="2.46479">
                <text:p>2.46479</text:p>
              </table:table-cell>
              <table:table-cell office:value-type="float" office:value="19.90607">
                <text:p>19.90607</text:p>
              </table:table-cell>
              <table:table-cell office:value-type="float" office:value="2.469067">
                <text:p>2.4690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9399">
                <text:p>19.9399</text:p>
              </table:table-cell>
              <table:table-cell office:value-type="float" office:value="2.4073">
                <text:p>2.4073</text:p>
              </table:table-cell>
              <table:table-cell office:value-type="float" office:value="19.939852">
                <text:p>19.939852</text:p>
              </table:table-cell>
              <table:table-cell office:value-type="float" office:value="2.411602">
                <text:p>2.41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9735">
                <text:p>19.9735</text:p>
              </table:table-cell>
              <table:table-cell office:value-type="float" office:value="2.34954">
                <text:p>2.34954</text:p>
              </table:table-cell>
              <table:table-cell office:value-type="float" office:value="19.973521">
                <text:p>19.973521</text:p>
              </table:table-cell>
              <table:table-cell office:value-type="float" office:value="2.353869">
                <text:p>2.353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0071">
                <text:p>20.0071</text:p>
              </table:table-cell>
              <table:table-cell office:value-type="float" office:value="2.29152">
                <text:p>2.29152</text:p>
              </table:table-cell>
              <table:table-cell office:value-type="float" office:value="20.007075">
                <text:p>20.00707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0405">
                <text:p>20.0405</text:p>
              </table:table-cell>
              <table:table-cell office:value-type="float" office:value="2.23323">
                <text:p>2.23323</text:p>
              </table:table-cell>
              <table:table-cell office:value-type="float" office:value="20.040518">
                <text:p>20.040518</text:p>
              </table:table-cell>
              <table:table-cell office:value-type="float" office:value="2.237611">
                <text:p>2.2376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0738">
                <text:p>20.0738</text:p>
              </table:table-cell>
              <table:table-cell office:value-type="float" office:value="2.17469">
                <text:p>2.17469</text:p>
              </table:table-cell>
              <table:table-cell office:value-type="float" office:value="20.073848">
                <text:p>20.073848</text:p>
              </table:table-cell>
              <table:table-cell office:value-type="float" office:value="2.179091">
                <text:p>2.1790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1071">
                <text:p>20.1071</text:p>
              </table:table-cell>
              <table:table-cell office:value-type="float" office:value="2.11589">
                <text:p>2.11589</text:p>
              </table:table-cell>
              <table:table-cell office:value-type="float" office:value="20.107068">
                <text:p>20.107068</text:p>
              </table:table-cell>
              <table:table-cell office:value-type="float" office:value="2.120315">
                <text:p>2.120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1402">
                <text:p>20.1402</text:p>
              </table:table-cell>
              <table:table-cell office:value-type="float" office:value="2.05684">
                <text:p>2.05684</text:p>
              </table:table-cell>
              <table:table-cell office:value-type="float" office:value="20.140177">
                <text:p>20.140177</text:p>
              </table:table-cell>
              <table:table-cell office:value-type="float" office:value="2.061287">
                <text:p>2.0612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1732">
                <text:p>20.1732</text:p>
              </table:table-cell>
              <table:table-cell office:value-type="float" office:value="1.99754">
                <text:p>1.99754</text:p>
              </table:table-cell>
              <table:table-cell office:value-type="float" office:value="20.173176">
                <text:p>20.173176</text:p>
              </table:table-cell>
              <table:table-cell office:value-type="float" office:value="2.002008">
                <text:p>2.002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.2061">
                <text:p>20.2061</text:p>
              </table:table-cell>
              <table:table-cell office:value-type="float" office:value="1.93799">
                <text:p>1.93799</text:p>
              </table:table-cell>
              <table:table-cell office:value-type="float" office:value="20.206066">
                <text:p>20.206066</text:p>
              </table:table-cell>
              <table:table-cell office:value-type="float" office:value="1.942482">
                <text:p>1.9424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2388">
                <text:p>20.2388</text:p>
              </table:table-cell>
              <table:table-cell office:value-type="float" office:value="1.87819">
                <text:p>1.87819</text:p>
              </table:table-cell>
              <table:table-cell office:value-type="float" office:value="20.238849">
                <text:p>20.238849</text:p>
              </table:table-cell>
              <table:table-cell office:value-type="float" office:value="1.882711">
                <text:p>1.8827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2715">
                <text:p>20.2715</text:p>
              </table:table-cell>
              <table:table-cell office:value-type="float" office:value="1.81816">
                <text:p>1.81816</text:p>
              </table:table-cell>
              <table:table-cell office:value-type="float" office:value="20.271524">
                <text:p>20.271524</text:p>
              </table:table-cell>
              <table:table-cell office:value-type="float" office:value="1.8227">
                <text:p>1.82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.3041">
                <text:p>20.3041</text:p>
              </table:table-cell>
              <table:table-cell office:value-type="float" office:value="1.75788">
                <text:p>1.75788</text:p>
              </table:table-cell>
              <table:table-cell office:value-type="float" office:value="20.304092">
                <text:p>20.304092</text:p>
              </table:table-cell>
              <table:table-cell office:value-type="float" office:value="1.76245">
                <text:p>1.762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.3366">
                <text:p>20.3366</text:p>
              </table:table-cell>
              <table:table-cell office:value-type="float" office:value="1.69738">
                <text:p>1.69738</text:p>
              </table:table-cell>
              <table:table-cell office:value-type="float" office:value="20.336554">
                <text:p>20.336554</text:p>
              </table:table-cell>
              <table:table-cell office:value-type="float" office:value="1.701964">
                <text:p>1.7019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.3689">
                <text:p>20.3689</text:p>
              </table:table-cell>
              <table:table-cell office:value-type="float" office:value="1.63663">
                <text:p>1.63663</text:p>
              </table:table-cell>
              <table:table-cell office:value-type="float" office:value="20.36891">
                <text:p>20.36891</text:p>
              </table:table-cell>
              <table:table-cell office:value-type="float" office:value="1.641246">
                <text:p>1.641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4012">
                <text:p>20.4012</text:p>
              </table:table-cell>
              <table:table-cell office:value-type="float" office:value="1.57566">
                <text:p>1.57566</text:p>
              </table:table-cell>
              <table:table-cell office:value-type="float" office:value="20.401162">
                <text:p>20.401162</text:p>
              </table:table-cell>
              <table:table-cell office:value-type="float" office:value="1.580298">
                <text:p>1.580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4333">
                <text:p>20.4333</text:p>
              </table:table-cell>
              <table:table-cell office:value-type="float" office:value="1.51446">
                <text:p>1.51446</text:p>
              </table:table-cell>
              <table:table-cell office:value-type="float" office:value="20.43331">
                <text:p>20.43331</text:p>
              </table:table-cell>
              <table:table-cell office:value-type="float" office:value="1.519123">
                <text:p>1.519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4654">
                <text:p>20.4654</text:p>
              </table:table-cell>
              <table:table-cell office:value-type="float" office:value="1.45304">
                <text:p>1.45304</text:p>
              </table:table-cell>
              <table:table-cell office:value-type="float" office:value="20.465355">
                <text:p>20.465355</text:p>
              </table:table-cell>
              <table:table-cell office:value-type="float" office:value="1.457723">
                <text:p>1.457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4973">
                <text:p>20.4973</text:p>
              </table:table-cell>
              <table:table-cell office:value-type="float" office:value="1.3914">
                <text:p>1.3914</text:p>
              </table:table-cell>
              <table:table-cell office:value-type="float" office:value="20.497297">
                <text:p>20.497297</text:p>
              </table:table-cell>
              <table:table-cell office:value-type="float" office:value="1.396102">
                <text:p>1.3961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5291">
                <text:p>20.5291</text:p>
              </table:table-cell>
              <table:table-cell office:value-type="float" office:value="1.32954">
                <text:p>1.32954</text:p>
              </table:table-cell>
              <table:table-cell office:value-type="float" office:value="20.529136">
                <text:p>20.529136</text:p>
              </table:table-cell>
              <table:table-cell office:value-type="float" office:value="1.334263">
                <text:p>1.3342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5609">
                <text:p>20.5609</text:p>
              </table:table-cell>
              <table:table-cell office:value-type="float" office:value="1.26746">
                <text:p>1.26746</text:p>
              </table:table-cell>
              <table:table-cell office:value-type="float" office:value="20.560875">
                <text:p>20.560875</text:p>
              </table:table-cell>
              <table:table-cell office:value-type="float" office:value="1.272207">
                <text:p>1.2722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5925">
                <text:p>20.5925</text:p>
              </table:table-cell>
              <table:table-cell office:value-type="float" office:value="1.20516">
                <text:p>1.20516</text:p>
              </table:table-cell>
              <table:table-cell office:value-type="float" office:value="20.592513">
                <text:p>20.592513</text:p>
              </table:table-cell>
              <table:table-cell office:value-type="float" office:value="1.209937">
                <text:p>1.2099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6241">
                <text:p>20.6241</text:p>
              </table:table-cell>
              <table:table-cell office:value-type="float" office:value="1.14266">
                <text:p>1.14266</text:p>
              </table:table-cell>
              <table:table-cell office:value-type="float" office:value="20.62405">
                <text:p>20.62405</text:p>
              </table:table-cell>
              <table:table-cell office:value-type="float" office:value="1.147457">
                <text:p>1.147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6555">
                <text:p>20.6555</text:p>
              </table:table-cell>
              <table:table-cell office:value-type="float" office:value="1.07995">
                <text:p>1.07995</text:p>
              </table:table-cell>
              <table:table-cell office:value-type="float" office:value="20.655488">
                <text:p>20.655488</text:p>
              </table:table-cell>
              <table:table-cell office:value-type="float" office:value="1.084768">
                <text:p>1.084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6868">
                <text:p>20.6868</text:p>
              </table:table-cell>
              <table:table-cell office:value-type="float" office:value="1.01703">
                <text:p>1.01703</text:p>
              </table:table-cell>
              <table:table-cell office:value-type="float" office:value="20.686828">
                <text:p>20.686828</text:p>
              </table:table-cell>
              <table:table-cell office:value-type="float" office:value="1.021874">
                <text:p>1.0218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.7181">
                <text:p>20.7181</text:p>
              </table:table-cell>
              <table:table-cell office:value-type="float" office:value="0.953915">
                <text:p>0.953915</text:p>
              </table:table-cell>
              <table:table-cell office:value-type="float" office:value="20.718069">
                <text:p>20.718069</text:p>
              </table:table-cell>
              <table:table-cell office:value-type="float" office:value="0.958777">
                <text:p>0.9587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7492">
                <text:p>20.7492</text:p>
              </table:table-cell>
              <table:table-cell office:value-type="float" office:value="0.890595">
                <text:p>0.890595</text:p>
              </table:table-cell>
              <table:table-cell office:value-type="float" office:value="20.749212">
                <text:p>20.749212</text:p>
              </table:table-cell>
              <table:table-cell office:value-type="float" office:value="0.89548">
                <text:p>0.89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7803">
                <text:p>20.7803</text:p>
              </table:table-cell>
              <table:table-cell office:value-type="float" office:value="0.827077">
                <text:p>0.827077</text:p>
              </table:table-cell>
              <table:table-cell office:value-type="float" office:value="20.780259">
                <text:p>20.780259</text:p>
              </table:table-cell>
              <table:table-cell office:value-type="float" office:value="0.831985">
                <text:p>0.831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8112">
                <text:p>20.8112</text:p>
              </table:table-cell>
              <table:table-cell office:value-type="float" office:value="0.763365">
                <text:p>0.763365</text:p>
              </table:table-cell>
              <table:table-cell office:value-type="float" office:value="20.811209">
                <text:p>20.811209</text:p>
              </table:table-cell>
              <table:table-cell office:value-type="float" office:value="0.768294">
                <text:p>0.7682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.8421">
                <text:p>20.8421</text:p>
              </table:table-cell>
              <table:table-cell office:value-type="float" office:value="0.699459">
                <text:p>0.699459</text:p>
              </table:table-cell>
              <table:table-cell office:value-type="float" office:value="20.842063">
                <text:p>20.842063</text:p>
              </table:table-cell>
              <table:table-cell office:value-type="float" office:value="0.70441">
                <text:p>0.704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8728">
                <text:p>20.8728</text:p>
              </table:table-cell>
              <table:table-cell office:value-type="float" office:value="0.635363">
                <text:p>0.635363</text:p>
              </table:table-cell>
              <table:table-cell office:value-type="float" office:value="20.872823">
                <text:p>20.872823</text:p>
              </table:table-cell>
              <table:table-cell office:value-type="float" office:value="0.640336">
                <text:p>0.640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9035">
                <text:p>20.9035</text:p>
              </table:table-cell>
              <table:table-cell office:value-type="float" office:value="0.571079">
                <text:p>0.571079</text:p>
              </table:table-cell>
              <table:table-cell office:value-type="float" office:value="20.903487">
                <text:p>20.903487</text:p>
              </table:table-cell>
              <table:table-cell office:value-type="float" office:value="0.576074">
                <text:p>0.5760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9341">
                <text:p>20.9341</text:p>
              </table:table-cell>
              <table:table-cell office:value-type="float" office:value="0.50661">
                <text:p>0.50661</text:p>
              </table:table-cell>
              <table:table-cell office:value-type="float" office:value="20.934058">
                <text:p>20.934058</text:p>
              </table:table-cell>
              <table:table-cell office:value-type="float" office:value="0.511627">
                <text:p>0.511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9645">
                <text:p>20.9645</text:p>
              </table:table-cell>
              <table:table-cell office:value-type="float" office:value="0.441957">
                <text:p>0.441957</text:p>
              </table:table-cell>
              <table:table-cell office:value-type="float" office:value="20.964535">
                <text:p>20.964535</text:p>
              </table:table-cell>
              <table:table-cell office:value-type="float" office:value="0.446996">
                <text:p>0.4469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9949">
                <text:p>20.9949</text:p>
              </table:table-cell>
              <table:table-cell office:value-type="float" office:value="0.377124">
                <text:p>0.377124</text:p>
              </table:table-cell>
              <table:table-cell office:value-type="float" office:value="20.994919">
                <text:p>20.994919</text:p>
              </table:table-cell>
              <table:table-cell office:value-type="float" office:value="0.382184">
                <text:p>0.382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.0252">
                <text:p>21.0252</text:p>
              </table:table-cell>
              <table:table-cell office:value-type="float" office:value="0.312112">
                <text:p>0.312112</text:p>
              </table:table-cell>
              <table:table-cell office:value-type="float" office:value="21.025211">
                <text:p>21.025211</text:p>
              </table:table-cell>
              <table:table-cell office:value-type="float" office:value="0.317194">
                <text:p>0.317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.0554">
                <text:p>21.0554</text:p>
              </table:table-cell>
              <table:table-cell office:value-type="float" office:value="0.246924">
                <text:p>0.246924</text:p>
              </table:table-cell>
              <table:table-cell office:value-type="float" office:value="21.055411">
                <text:p>21.055411</text:p>
              </table:table-cell>
              <table:table-cell office:value-type="float" office:value="0.252028">
                <text:p>0.252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.0855">
                <text:p>21.0855</text:p>
              </table:table-cell>
              <table:table-cell office:value-type="float" office:value="0.181562">
                <text:p>0.181562</text:p>
              </table:table-cell>
              <table:table-cell office:value-type="float" office:value="21.08552">
                <text:p>21.08552</text:p>
              </table:table-cell>
              <table:table-cell office:value-type="float" office:value="0.186688">
                <text:p>0.1866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.1155">
                <text:p>21.1155</text:p>
              </table:table-cell>
              <table:table-cell office:value-type="float" office:value="0.116029">
                <text:p>0.116029</text:p>
              </table:table-cell>
              <table:table-cell office:value-type="float" office:value="21.115538">
                <text:p>21.115538</text:p>
              </table:table-cell>
              <table:table-cell office:value-type="float" office:value="0.121176">
                <text:p>0.1211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.1455">
                <text:p>21.1455</text:p>
              </table:table-cell>
              <table:table-cell office:value-type="float" office:value="0.0503267">
                <text:p>0.0503267</text:p>
              </table:table-cell>
              <table:table-cell office:value-type="float" office:value="21.145466">
                <text:p>21.145466</text:p>
              </table:table-cell>
              <table:table-cell office:value-type="float" office:value="0.055495">
                <text:p>0.0554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.1753">
                <text:p>21.1753</text:p>
              </table:table-cell>
              <table:table-cell office:value-type="float" office:value="0">
                <text:p>0</text:p>
              </table:table-cell>
              <table:table-cell office:value-type="float" office:value="21.175305">
                <text:p>21.175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.4133">
                <text:p>21.4133</text:p>
              </table:table-cell>
              <table:table-cell office:value-type="float" office:value="0">
                <text:p>0</text:p>
              </table:table-cell>
              <table:table-cell office:value-type="float" office:value="21.413301">
                <text:p>21.41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.4431">
                <text:p>21.4431</text:p>
              </table:table-cell>
              <table:table-cell office:value-type="float" office:value="0.0658696">
                <text:p>0.0658696</text:p>
              </table:table-cell>
              <table:table-cell office:value-type="float" office:value="21.44305">
                <text:p>21.44305</text:p>
              </table:table-cell>
              <table:table-cell office:value-type="float" office:value="0.066013">
                <text:p>0.066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4727">
                <text:p>21.4727</text:p>
              </table:table-cell>
              <table:table-cell office:value-type="float" office:value="0.130707">
                <text:p>0.130707</text:p>
              </table:table-cell>
              <table:table-cell office:value-type="float" office:value="21.472711">
                <text:p>21.472711</text:p>
              </table:table-cell>
              <table:table-cell office:value-type="float" office:value="0.130992">
                <text:p>0.1309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5023">
                <text:p>21.5023</text:p>
              </table:table-cell>
              <table:table-cell office:value-type="float" office:value="0.194524">
                <text:p>0.194524</text:p>
              </table:table-cell>
              <table:table-cell office:value-type="float" office:value="21.502284">
                <text:p>21.502284</text:p>
              </table:table-cell>
              <table:table-cell office:value-type="float" office:value="0.19495">
                <text:p>0.194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5318">
                <text:p>21.5318</text:p>
              </table:table-cell>
              <table:table-cell office:value-type="float" office:value="0.257336">
                <text:p>0.257336</text:p>
              </table:table-cell>
              <table:table-cell office:value-type="float" office:value="21.53177">
                <text:p>21.53177</text:p>
              </table:table-cell>
              <table:table-cell office:value-type="float" office:value="0.257901">
                <text:p>0.25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5612">
                <text:p>21.5612</text:p>
              </table:table-cell>
              <table:table-cell office:value-type="float" office:value="0.319155">
                <text:p>0.319155</text:p>
              </table:table-cell>
              <table:table-cell office:value-type="float" office:value="21.561169">
                <text:p>21.561169</text:p>
              </table:table-cell>
              <table:table-cell office:value-type="float" office:value="0.319857">
                <text:p>0.3198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5905">
                <text:p>21.5905</text:p>
              </table:table-cell>
              <table:table-cell office:value-type="float" office:value="0.379992">
                <text:p>0.379992</text:p>
              </table:table-cell>
              <table:table-cell office:value-type="float" office:value="21.590481">
                <text:p>21.590481</text:p>
              </table:table-cell>
              <table:table-cell office:value-type="float" office:value="0.38083">
                <text:p>0.380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6197">
                <text:p>21.6197</text:p>
              </table:table-cell>
              <table:table-cell office:value-type="float" office:value="0.439861">
                <text:p>0.439861</text:p>
              </table:table-cell>
              <table:table-cell office:value-type="float" office:value="21.619707">
                <text:p>21.619707</text:p>
              </table:table-cell>
              <table:table-cell office:value-type="float" office:value="0.440833">
                <text:p>0.4408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6488">
                <text:p>21.6488</text:p>
              </table:table-cell>
              <table:table-cell office:value-type="float" office:value="0.498772">
                <text:p>0.498772</text:p>
              </table:table-cell>
              <table:table-cell office:value-type="float" office:value="21.648848">
                <text:p>21.648848</text:p>
              </table:table-cell>
              <table:table-cell office:value-type="float" office:value="0.499878">
                <text:p>0.4998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6779">
                <text:p>21.6779</text:p>
              </table:table-cell>
              <table:table-cell office:value-type="float" office:value="0.556738">
                <text:p>0.556738</text:p>
              </table:table-cell>
              <table:table-cell office:value-type="float" office:value="21.677904">
                <text:p>21.677904</text:p>
              </table:table-cell>
              <table:table-cell office:value-type="float" office:value="0.557975">
                <text:p>0.5579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7069">
                <text:p>21.7069</text:p>
              </table:table-cell>
              <table:table-cell office:value-type="float" office:value="0.613769">
                <text:p>0.613769</text:p>
              </table:table-cell>
              <table:table-cell office:value-type="float" office:value="21.706875">
                <text:p>21.706875</text:p>
              </table:table-cell>
              <table:table-cell office:value-type="float" office:value="0.615136">
                <text:p>0.6151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7358">
                <text:p>21.7358</text:p>
              </table:table-cell>
              <table:table-cell office:value-type="float" office:value="0.669876">
                <text:p>0.669876</text:p>
              </table:table-cell>
              <table:table-cell office:value-type="float" office:value="21.735763">
                <text:p>21.735763</text:p>
              </table:table-cell>
              <table:table-cell office:value-type="float" office:value="0.671372">
                <text:p>0.6713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7646">
                <text:p>21.7646</text:p>
              </table:table-cell>
              <table:table-cell office:value-type="float" office:value="0.725069">
                <text:p>0.725069</text:p>
              </table:table-cell>
              <table:table-cell office:value-type="float" office:value="21.764567">
                <text:p>21.764567</text:p>
              </table:table-cell>
              <table:table-cell office:value-type="float" office:value="0.726693">
                <text:p>0.7266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7933">
                <text:p>21.7933</text:p>
              </table:table-cell>
              <table:table-cell office:value-type="float" office:value="0.779359">
                <text:p>0.779359</text:p>
              </table:table-cell>
              <table:table-cell office:value-type="float" office:value="21.793288">
                <text:p>21.793288</text:p>
              </table:table-cell>
              <table:table-cell office:value-type="float" office:value="0.78111">
                <text:p>0.78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8219">
                <text:p>21.8219</text:p>
              </table:table-cell>
              <table:table-cell office:value-type="float" office:value="0.832756">
                <text:p>0.832756</text:p>
              </table:table-cell>
              <table:table-cell office:value-type="float" office:value="21.821927">
                <text:p>21.821927</text:p>
              </table:table-cell>
              <table:table-cell office:value-type="float" office:value="0.834631">
                <text:p>0.8346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8505">
                <text:p>21.8505</text:p>
              </table:table-cell>
              <table:table-cell office:value-type="float" office:value="0.885269">
                <text:p>0.885269</text:p>
              </table:table-cell>
              <table:table-cell office:value-type="float" office:value="21.850484">
                <text:p>21.850484</text:p>
              </table:table-cell>
              <table:table-cell office:value-type="float" office:value="0.887268">
                <text:p>0.887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879">
                <text:p>21.879</text:p>
              </table:table-cell>
              <table:table-cell office:value-type="float" office:value="0.936907">
                <text:p>0.936907</text:p>
              </table:table-cell>
              <table:table-cell office:value-type="float" office:value="21.878959">
                <text:p>21.878959</text:p>
              </table:table-cell>
              <table:table-cell office:value-type="float" office:value="0.939029">
                <text:p>0.939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9074">
                <text:p>21.9074</text:p>
              </table:table-cell>
              <table:table-cell office:value-type="float" office:value="0.987679">
                <text:p>0.987679</text:p>
              </table:table-cell>
              <table:table-cell office:value-type="float" office:value="21.907353">
                <text:p>21.907353</text:p>
              </table:table-cell>
              <table:table-cell office:value-type="float" office:value="0.989924">
                <text:p>0.9899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9357">
                <text:p>21.9357</text:p>
              </table:table-cell>
              <table:table-cell office:value-type="float" office:value="1.0376">
                <text:p>1.0376</text:p>
              </table:table-cell>
              <table:table-cell office:value-type="float" office:value="21.935666">
                <text:p>21.935666</text:p>
              </table:table-cell>
              <table:table-cell office:value-type="float" office:value="1.039961">
                <text:p>1.039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9639">
                <text:p>21.9639</text:p>
              </table:table-cell>
              <table:table-cell office:value-type="float" office:value="1.08666">
                <text:p>1.08666</text:p>
              </table:table-cell>
              <table:table-cell office:value-type="float" office:value="21.9639">
                <text:p>21.9639</text:p>
              </table:table-cell>
              <table:table-cell office:value-type="float" office:value="1.08915">
                <text:p>1.08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9921">
                <text:p>21.9921</text:p>
              </table:table-cell>
              <table:table-cell office:value-type="float" office:value="1.13489">
                <text:p>1.13489</text:p>
              </table:table-cell>
              <table:table-cell office:value-type="float" office:value="21.992053">
                <text:p>21.992053</text:p>
              </table:table-cell>
              <table:table-cell office:value-type="float" office:value="1.137497">
                <text:p>1.1374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0201">
                <text:p>22.0201</text:p>
              </table:table-cell>
              <table:table-cell office:value-type="float" office:value="1.18229">
                <text:p>1.18229</text:p>
              </table:table-cell>
              <table:table-cell office:value-type="float" office:value="22.020127">
                <text:p>22.020127</text:p>
              </table:table-cell>
              <table:table-cell office:value-type="float" office:value="1.185013">
                <text:p>1.185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0481">
                <text:p>22.0481</text:p>
              </table:table-cell>
              <table:table-cell office:value-type="float" office:value="1.22886">
                <text:p>1.22886</text:p>
              </table:table-cell>
              <table:table-cell office:value-type="float" office:value="22.048123">
                <text:p>22.048123</text:p>
              </table:table-cell>
              <table:table-cell office:value-type="float" office:value="1.231704">
                <text:p>1.2317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076">
                <text:p>22.076</text:p>
              </table:table-cell>
              <table:table-cell office:value-type="float" office:value="1.27462">
                <text:p>1.27462</text:p>
              </table:table-cell>
              <table:table-cell office:value-type="float" office:value="22.07604">
                <text:p>22.07604</text:p>
              </table:table-cell>
              <table:table-cell office:value-type="float" office:value="1.277579">
                <text:p>1.2775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1039">
                <text:p>22.1039</text:p>
              </table:table-cell>
              <table:table-cell office:value-type="float" office:value="1.31957">
                <text:p>1.31957</text:p>
              </table:table-cell>
              <table:table-cell office:value-type="float" office:value="22.103879">
                <text:p>22.103879</text:p>
              </table:table-cell>
              <table:table-cell office:value-type="float" office:value="1.322644">
                <text:p>1.322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316">
                <text:p>22.1316</text:p>
              </table:table-cell>
              <table:table-cell office:value-type="float" office:value="1.36372">
                <text:p>1.36372</text:p>
              </table:table-cell>
              <table:table-cell office:value-type="float" office:value="22.131641">
                <text:p>22.131641</text:p>
              </table:table-cell>
              <table:table-cell office:value-type="float" office:value="1.366908">
                <text:p>1.3669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1593">
                <text:p>22.1593</text:p>
              </table:table-cell>
              <table:table-cell office:value-type="float" office:value="1.40708">
                <text:p>1.40708</text:p>
              </table:table-cell>
              <table:table-cell office:value-type="float" office:value="22.159325">
                <text:p>22.159325</text:p>
              </table:table-cell>
              <table:table-cell office:value-type="float" office:value="1.410377">
                <text:p>1.4103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1869">
                <text:p>22.1869</text:p>
              </table:table-cell>
              <table:table-cell office:value-type="float" office:value="1.44965">
                <text:p>1.44965</text:p>
              </table:table-cell>
              <table:table-cell office:value-type="float" office:value="22.186933">
                <text:p>22.186933</text:p>
              </table:table-cell>
              <table:table-cell office:value-type="float" office:value="1.453059">
                <text:p>1.453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2145">
                <text:p>22.2145</text:p>
              </table:table-cell>
              <table:table-cell office:value-type="float" office:value="1.49144">
                <text:p>1.49144</text:p>
              </table:table-cell>
              <table:table-cell office:value-type="float" office:value="22.214465">
                <text:p>22.214465</text:p>
              </table:table-cell>
              <table:table-cell office:value-type="float" office:value="1.494961">
                <text:p>1.4949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2419">
                <text:p>22.2419</text:p>
              </table:table-cell>
              <table:table-cell office:value-type="float" office:value="1.53245">
                <text:p>1.53245</text:p>
              </table:table-cell>
              <table:table-cell office:value-type="float" office:value="22.241921">
                <text:p>22.241921</text:p>
              </table:table-cell>
              <table:table-cell office:value-type="float" office:value="1.536088">
                <text:p>1.536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2693">
                <text:p>22.2693</text:p>
              </table:table-cell>
              <table:table-cell office:value-type="float" office:value="1.5727">
                <text:p>1.5727</text:p>
              </table:table-cell>
              <table:table-cell office:value-type="float" office:value="22.269301">
                <text:p>22.269301</text:p>
              </table:table-cell>
              <table:table-cell office:value-type="float" office:value="1.576447">
                <text:p>1.5764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2966">
                <text:p>22.2966</text:p>
              </table:table-cell>
              <table:table-cell office:value-type="float" office:value="1.61219">
                <text:p>1.61219</text:p>
              </table:table-cell>
              <table:table-cell office:value-type="float" office:value="22.296607">
                <text:p>22.296607</text:p>
              </table:table-cell>
              <table:table-cell office:value-type="float" office:value="1.616045">
                <text:p>1.6160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3238">
                <text:p>22.3238</text:p>
              </table:table-cell>
              <table:table-cell office:value-type="float" office:value="1.65092">
                <text:p>1.65092</text:p>
              </table:table-cell>
              <table:table-cell office:value-type="float" office:value="22.323838">
                <text:p>22.323838</text:p>
              </table:table-cell>
              <table:table-cell office:value-type="float" office:value="1.654888">
                <text:p>1.6548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351">
                <text:p>22.351</text:p>
              </table:table-cell>
              <table:table-cell office:value-type="float" office:value="1.68891">
                <text:p>1.68891</text:p>
              </table:table-cell>
              <table:table-cell office:value-type="float" office:value="22.350995">
                <text:p>22.350995</text:p>
              </table:table-cell>
              <table:table-cell office:value-type="float" office:value="1.692981">
                <text:p>1.692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3781">
                <text:p>22.3781</text:p>
              </table:table-cell>
              <table:table-cell office:value-type="float" office:value="1.72615">
                <text:p>1.72615</text:p>
              </table:table-cell>
              <table:table-cell office:value-type="float" office:value="22.378078">
                <text:p>22.378078</text:p>
              </table:table-cell>
              <table:table-cell office:value-type="float" office:value="1.73033">
                <text:p>1.730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4051">
                <text:p>22.4051</text:p>
              </table:table-cell>
              <table:table-cell office:value-type="float" office:value="1.76265">
                <text:p>1.76265</text:p>
              </table:table-cell>
              <table:table-cell office:value-type="float" office:value="22.405088">
                <text:p>22.405088</text:p>
              </table:table-cell>
              <table:table-cell office:value-type="float" office:value="1.766942">
                <text:p>1.7669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432">
                <text:p>22.432</text:p>
              </table:table-cell>
              <table:table-cell office:value-type="float" office:value="1.79842">
                <text:p>1.79842</text:p>
              </table:table-cell>
              <table:table-cell office:value-type="float" office:value="22.432025">
                <text:p>22.432025</text:p>
              </table:table-cell>
              <table:table-cell office:value-type="float" office:value="1.802821">
                <text:p>1.802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4589">
                <text:p>22.4589</text:p>
              </table:table-cell>
              <table:table-cell office:value-type="float" office:value="1.83347">
                <text:p>1.83347</text:p>
              </table:table-cell>
              <table:table-cell office:value-type="float" office:value="22.458889">
                <text:p>22.458889</text:p>
              </table:table-cell>
              <table:table-cell office:value-type="float" office:value="1.837972">
                <text:p>1.8379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4857">
                <text:p>22.4857</text:p>
              </table:table-cell>
              <table:table-cell office:value-type="float" office:value="1.86779">
                <text:p>1.86779</text:p>
              </table:table-cell>
              <table:table-cell office:value-type="float" office:value="22.485681">
                <text:p>22.485681</text:p>
              </table:table-cell>
              <table:table-cell office:value-type="float" office:value="1.872402">
                <text:p>1.872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5124">
                <text:p>22.5124</text:p>
              </table:table-cell>
              <table:table-cell office:value-type="float" office:value="1.9014">
                <text:p>1.9014</text:p>
              </table:table-cell>
              <table:table-cell office:value-type="float" office:value="22.512401">
                <text:p>22.512401</text:p>
              </table:table-cell>
              <table:table-cell office:value-type="float" office:value="1.906114">
                <text:p>1.906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5391">
                <text:p>22.5391</text:p>
              </table:table-cell>
              <table:table-cell office:value-type="float" office:value="1.93429">
                <text:p>1.93429</text:p>
              </table:table-cell>
              <table:table-cell office:value-type="float" office:value="22.53905">
                <text:p>22.53905</text:p>
              </table:table-cell>
              <table:table-cell office:value-type="float" office:value="1.939114">
                <text:p>1.9391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5656">
                <text:p>22.5656</text:p>
              </table:table-cell>
              <table:table-cell office:value-type="float" office:value="1.96648">
                <text:p>1.96648</text:p>
              </table:table-cell>
              <table:table-cell office:value-type="float" office:value="22.565628">
                <text:p>22.565628</text:p>
              </table:table-cell>
              <table:table-cell office:value-type="float" office:value="1.971407">
                <text:p>1.9714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5921">
                <text:p>22.5921</text:p>
              </table:table-cell>
              <table:table-cell office:value-type="float" office:value="1.99797">
                <text:p>1.99797</text:p>
              </table:table-cell>
              <table:table-cell office:value-type="float" office:value="22.592135">
                <text:p>22.592135</text:p>
              </table:table-cell>
              <table:table-cell office:value-type="float" office:value="2.002997">
                <text:p>2.002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6186">
                <text:p>22.6186</text:p>
              </table:table-cell>
              <table:table-cell office:value-type="float" office:value="2.02876">
                <text:p>2.02876</text:p>
              </table:table-cell>
              <table:table-cell office:value-type="float" office:value="22.618572">
                <text:p>22.618572</text:p>
              </table:table-cell>
              <table:table-cell office:value-type="float" office:value="2.033889">
                <text:p>2.033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6449">
                <text:p>22.6449</text:p>
              </table:table-cell>
              <table:table-cell office:value-type="float" office:value="2.05885">
                <text:p>2.05885</text:p>
              </table:table-cell>
              <table:table-cell office:value-type="float" office:value="22.644939">
                <text:p>22.644939</text:p>
              </table:table-cell>
              <table:table-cell office:value-type="float" office:value="2.064086">
                <text:p>2.0640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6712">
                <text:p>22.6712</text:p>
              </table:table-cell>
              <table:table-cell office:value-type="float" office:value="2.08826">
                <text:p>2.08826</text:p>
              </table:table-cell>
              <table:table-cell office:value-type="float" office:value="22.671237">
                <text:p>22.671237</text:p>
              </table:table-cell>
              <table:table-cell office:value-type="float" office:value="2.093594">
                <text:p>2.0935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6975">
                <text:p>22.6975</text:p>
              </table:table-cell>
              <table:table-cell office:value-type="float" office:value="2.11698">
                <text:p>2.11698</text:p>
              </table:table-cell>
              <table:table-cell office:value-type="float" office:value="22.697465">
                <text:p>22.697465</text:p>
              </table:table-cell>
              <table:table-cell office:value-type="float" office:value="2.122416">
                <text:p>2.1224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.7236">
                <text:p>22.7236</text:p>
              </table:table-cell>
              <table:table-cell office:value-type="float" office:value="2.14501">
                <text:p>2.14501</text:p>
              </table:table-cell>
              <table:table-cell office:value-type="float" office:value="22.723625">
                <text:p>22.723625</text:p>
              </table:table-cell>
              <table:table-cell office:value-type="float" office:value="2.150557">
                <text:p>2.1505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.7497">
                <text:p>22.7497</text:p>
              </table:table-cell>
              <table:table-cell office:value-type="float" office:value="2.17238">
                <text:p>2.17238</text:p>
              </table:table-cell>
              <table:table-cell office:value-type="float" office:value="22.749716">
                <text:p>22.749716</text:p>
              </table:table-cell>
              <table:table-cell office:value-type="float" office:value="2.17802">
                <text:p>2.178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7757">
                <text:p>22.7757</text:p>
              </table:table-cell>
              <table:table-cell office:value-type="float" office:value="2.19906">
                <text:p>2.19906</text:p>
              </table:table-cell>
              <table:table-cell office:value-type="float" office:value="22.775739">
                <text:p>22.775739</text:p>
              </table:table-cell>
              <table:table-cell office:value-type="float" office:value="2.204809">
                <text:p>2.2048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.8017">
                <text:p>22.8017</text:p>
              </table:table-cell>
              <table:table-cell office:value-type="float" office:value="2.22508">
                <text:p>2.22508</text:p>
              </table:table-cell>
              <table:table-cell office:value-type="float" office:value="22.801694">
                <text:p>22.801694</text:p>
              </table:table-cell>
              <table:table-cell office:value-type="float" office:value="2.230927">
                <text:p>2.230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8276">
                <text:p>22.8276</text:p>
              </table:table-cell>
              <table:table-cell office:value-type="float" office:value="2.25043">
                <text:p>2.25043</text:p>
              </table:table-cell>
              <table:table-cell office:value-type="float" office:value="22.827582">
                <text:p>22.827582</text:p>
              </table:table-cell>
              <table:table-cell office:value-type="float" office:value="2.256379">
                <text:p>2.256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8534">
                <text:p>22.8534</text:p>
              </table:table-cell>
              <table:table-cell office:value-type="float" office:value="2.27512">
                <text:p>2.27512</text:p>
              </table:table-cell>
              <table:table-cell office:value-type="float" office:value="22.853403">
                <text:p>22.853403</text:p>
              </table:table-cell>
              <table:table-cell office:value-type="float" office:value="2.281168">
                <text:p>2.2811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8792">
                <text:p>22.8792</text:p>
              </table:table-cell>
              <table:table-cell office:value-type="float" office:value="2.29915">
                <text:p>2.29915</text:p>
              </table:table-cell>
              <table:table-cell office:value-type="float" office:value="22.879158">
                <text:p>22.879158</text:p>
              </table:table-cell>
              <table:table-cell office:value-type="float" office:value="2.305296">
                <text:p>2.3052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9048">
                <text:p>22.9048</text:p>
              </table:table-cell>
              <table:table-cell office:value-type="float" office:value="2.32252">
                <text:p>2.32252</text:p>
              </table:table-cell>
              <table:table-cell office:value-type="float" office:value="22.904846">
                <text:p>22.904846</text:p>
              </table:table-cell>
              <table:table-cell office:value-type="float" office:value="2.328768">
                <text:p>2.3287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9305">
                <text:p>22.9305</text:p>
              </table:table-cell>
              <table:table-cell office:value-type="float" office:value="2.34524">
                <text:p>2.34524</text:p>
              </table:table-cell>
              <table:table-cell office:value-type="float" office:value="22.930468">
                <text:p>22.930468</text:p>
              </table:table-cell>
              <table:table-cell office:value-type="float" office:value="2.351586">
                <text:p>2.3515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956">
                <text:p>22.956</text:p>
              </table:table-cell>
              <table:table-cell office:value-type="float" office:value="2.36731">
                <text:p>2.36731</text:p>
              </table:table-cell>
              <table:table-cell office:value-type="float" office:value="22.956024">
                <text:p>22.956024</text:p>
              </table:table-cell>
              <table:table-cell office:value-type="float" office:value="2.373753">
                <text:p>2.373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9815">
                <text:p>22.9815</text:p>
              </table:table-cell>
              <table:table-cell office:value-type="float" office:value="2.38873">
                <text:p>2.38873</text:p>
              </table:table-cell>
              <table:table-cell office:value-type="float" office:value="22.981515">
                <text:p>22.981515</text:p>
              </table:table-cell>
              <table:table-cell office:value-type="float" office:value="2.395273">
                <text:p>2.3952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0069">
                <text:p>23.0069</text:p>
              </table:table-cell>
              <table:table-cell office:value-type="float" office:value="2.40951">
                <text:p>2.40951</text:p>
              </table:table-cell>
              <table:table-cell office:value-type="float" office:value="23.006941">
                <text:p>23.006941</text:p>
              </table:table-cell>
              <table:table-cell office:value-type="float" office:value="2.416148">
                <text:p>2.4161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0323">
                <text:p>23.0323</text:p>
              </table:table-cell>
              <table:table-cell office:value-type="float" office:value="2.42964">
                <text:p>2.42964</text:p>
              </table:table-cell>
              <table:table-cell office:value-type="float" office:value="23.032303">
                <text:p>23.032303</text:p>
              </table:table-cell>
              <table:table-cell office:value-type="float" office:value="2.436381">
                <text:p>2.4363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0576">
                <text:p>23.0576</text:p>
              </table:table-cell>
              <table:table-cell office:value-type="float" office:value="2.44914">
                <text:p>2.44914</text:p>
              </table:table-cell>
              <table:table-cell office:value-type="float" office:value="23.0576">
                <text:p>23.0576</text:p>
              </table:table-cell>
              <table:table-cell office:value-type="float" office:value="2.455974">
                <text:p>2.455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0828">
                <text:p>23.0828</text:p>
              </table:table-cell>
              <table:table-cell office:value-type="float" office:value="2.468">
                <text:p>2.468</text:p>
              </table:table-cell>
              <table:table-cell office:value-type="float" office:value="23.082833">
                <text:p>23.082833</text:p>
              </table:table-cell>
              <table:table-cell office:value-type="float" office:value="2.47493">
                <text:p>2.474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108">
                <text:p>23.108</text:p>
              </table:table-cell>
              <table:table-cell office:value-type="float" office:value="2.48622">
                <text:p>2.48622</text:p>
              </table:table-cell>
              <table:table-cell office:value-type="float" office:value="23.108002">
                <text:p>23.108002</text:p>
              </table:table-cell>
              <table:table-cell office:value-type="float" office:value="2.493252">
                <text:p>2.4932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1331">
                <text:p>23.1331</text:p>
              </table:table-cell>
              <table:table-cell office:value-type="float" office:value="2.50381">
                <text:p>2.50381</text:p>
              </table:table-cell>
              <table:table-cell office:value-type="float" office:value="23.133108">
                <text:p>23.133108</text:p>
              </table:table-cell>
              <table:table-cell office:value-type="float" office:value="2.510942">
                <text:p>2.510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.1582">
                <text:p>23.1582</text:p>
              </table:table-cell>
              <table:table-cell office:value-type="float" office:value="2.52077">
                <text:p>2.52077</text:p>
              </table:table-cell>
              <table:table-cell office:value-type="float" office:value="23.158151">
                <text:p>23.158151</text:p>
              </table:table-cell>
              <table:table-cell office:value-type="float" office:value="2.528002">
                <text:p>2.528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.1831">
                <text:p>23.1831</text:p>
              </table:table-cell>
              <table:table-cell office:value-type="float" office:value="2.53711">
                <text:p>2.53711</text:p>
              </table:table-cell>
              <table:table-cell office:value-type="float" office:value="23.183132">
                <text:p>23.183132</text:p>
              </table:table-cell>
              <table:table-cell office:value-type="float" office:value="2.544434">
                <text:p>2.5444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.208">
                <text:p>23.208</text:p>
              </table:table-cell>
              <table:table-cell office:value-type="float" office:value="2.55282">
                <text:p>2.55282</text:p>
              </table:table-cell>
              <table:table-cell office:value-type="float" office:value="23.20805">
                <text:p>23.20805</text:p>
              </table:table-cell>
              <table:table-cell office:value-type="float" office:value="2.560241">
                <text:p>2.560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2329">
                <text:p>23.2329</text:p>
              </table:table-cell>
              <table:table-cell office:value-type="float" office:value="2.5679">
                <text:p>2.5679</text:p>
              </table:table-cell>
              <table:table-cell office:value-type="float" office:value="23.232906">
                <text:p>23.232906</text:p>
              </table:table-cell>
              <table:table-cell office:value-type="float" office:value="2.575424">
                <text:p>2.575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2577">
                <text:p>23.2577</text:p>
              </table:table-cell>
              <table:table-cell office:value-type="float" office:value="2.58237">
                <text:p>2.58237</text:p>
              </table:table-cell>
              <table:table-cell office:value-type="float" office:value="23.2577">
                <text:p>23.2577</text:p>
              </table:table-cell>
              <table:table-cell office:value-type="float" office:value="2.589986">
                <text:p>2.5899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2824">
                <text:p>23.2824</text:p>
              </table:table-cell>
              <table:table-cell office:value-type="float" office:value="2.59621">
                <text:p>2.59621</text:p>
              </table:table-cell>
              <table:table-cell office:value-type="float" office:value="23.282432">
                <text:p>23.282432</text:p>
              </table:table-cell>
              <table:table-cell office:value-type="float" office:value="2.603927">
                <text:p>2.6039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3071">
                <text:p>23.3071</text:p>
              </table:table-cell>
              <table:table-cell office:value-type="float" office:value="2.60944">
                <text:p>2.60944</text:p>
              </table:table-cell>
              <table:table-cell office:value-type="float" office:value="23.307104">
                <text:p>23.307104</text:p>
              </table:table-cell>
              <table:table-cell office:value-type="float" office:value="2.617251">
                <text:p>2.6172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317">
                <text:p>23.3317</text:p>
              </table:table-cell>
              <table:table-cell office:value-type="float" office:value="2.62205">
                <text:p>2.62205</text:p>
              </table:table-cell>
              <table:table-cell office:value-type="float" office:value="23.331714">
                <text:p>23.331714</text:p>
              </table:table-cell>
              <table:table-cell office:value-type="float" office:value="2.629959">
                <text:p>2.629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563">
                <text:p>23.3563</text:p>
              </table:table-cell>
              <table:table-cell office:value-type="float" office:value="2.63405">
                <text:p>2.63405</text:p>
              </table:table-cell>
              <table:table-cell office:value-type="float" office:value="23.356264">
                <text:p>23.356264</text:p>
              </table:table-cell>
              <table:table-cell office:value-type="float" office:value="2.642052">
                <text:p>2.6420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3808">
                <text:p>23.3808</text:p>
              </table:table-cell>
              <table:table-cell office:value-type="float" office:value="2.64543">
                <text:p>2.64543</text:p>
              </table:table-cell>
              <table:table-cell office:value-type="float" office:value="23.380754">
                <text:p>23.380754</text:p>
              </table:table-cell>
              <table:table-cell office:value-type="float" office:value="2.653531">
                <text:p>2.6535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4052">
                <text:p>23.4052</text:p>
              </table:table-cell>
              <table:table-cell office:value-type="float" office:value="2.6562">
                <text:p>2.6562</text:p>
              </table:table-cell>
              <table:table-cell office:value-type="float" office:value="23.405184">
                <text:p>23.405184</text:p>
              </table:table-cell>
              <table:table-cell office:value-type="float" office:value="2.664399">
                <text:p>2.6643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4296">
                <text:p>23.4296</text:p>
              </table:table-cell>
              <table:table-cell office:value-type="float" office:value="2.66636">
                <text:p>2.66636</text:p>
              </table:table-cell>
              <table:table-cell office:value-type="float" office:value="23.429554">
                <text:p>23.429554</text:p>
              </table:table-cell>
              <table:table-cell office:value-type="float" office:value="2.674657">
                <text:p>2.6746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4539">
                <text:p>23.4539</text:p>
              </table:table-cell>
              <table:table-cell office:value-type="float" office:value="2.67591">
                <text:p>2.67591</text:p>
              </table:table-cell>
              <table:table-cell office:value-type="float" office:value="23.453864">
                <text:p>23.453864</text:p>
              </table:table-cell>
              <table:table-cell office:value-type="float" office:value="2.684305">
                <text:p>2.6843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4781">
                <text:p>23.4781</text:p>
              </table:table-cell>
              <table:table-cell office:value-type="float" office:value="2.68486">
                <text:p>2.68486</text:p>
              </table:table-cell>
              <table:table-cell office:value-type="float" office:value="23.478116">
                <text:p>23.478116</text:p>
              </table:table-cell>
              <table:table-cell office:value-type="float" office:value="2.693346">
                <text:p>2.693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5023">
                <text:p>23.5023</text:p>
              </table:table-cell>
              <table:table-cell office:value-type="float" office:value="2.69319">
                <text:p>2.69319</text:p>
              </table:table-cell>
              <table:table-cell office:value-type="float" office:value="23.502309">
                <text:p>23.502309</text:p>
              </table:table-cell>
              <table:table-cell office:value-type="float" office:value="2.70178">
                <text:p>2.701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5264">
                <text:p>23.5264</text:p>
              </table:table-cell>
              <table:table-cell office:value-type="float" office:value="2.70092">
                <text:p>2.70092</text:p>
              </table:table-cell>
              <table:table-cell office:value-type="float" office:value="23.526443">
                <text:p>23.526443</text:p>
              </table:table-cell>
              <table:table-cell office:value-type="float" office:value="2.709608">
                <text:p>2.7096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5505">
                <text:p>23.5505</text:p>
              </table:table-cell>
              <table:table-cell office:value-type="float" office:value="2.70805">
                <text:p>2.70805</text:p>
              </table:table-cell>
              <table:table-cell office:value-type="float" office:value="23.550519">
                <text:p>23.550519</text:p>
              </table:table-cell>
              <table:table-cell office:value-type="float" office:value="2.716831">
                <text:p>2.7168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5745">
                <text:p>23.5745</text:p>
              </table:table-cell>
              <table:table-cell office:value-type="float" office:value="2.71457">
                <text:p>2.71457</text:p>
              </table:table-cell>
              <table:table-cell office:value-type="float" office:value="23.574537">
                <text:p>23.574537</text:p>
              </table:table-cell>
              <table:table-cell office:value-type="float" office:value="2.723451">
                <text:p>2.7234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.5985">
                <text:p>23.5985</text:p>
              </table:table-cell>
              <table:table-cell office:value-type="float" office:value="2.72049">
                <text:p>2.72049</text:p>
              </table:table-cell>
              <table:table-cell office:value-type="float" office:value="23.598497">
                <text:p>23.598497</text:p>
              </table:table-cell>
              <table:table-cell office:value-type="float" office:value="2.729468">
                <text:p>2.729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.6224">
                <text:p>23.6224</text:p>
              </table:table-cell>
              <table:table-cell office:value-type="float" office:value="2.72581">
                <text:p>2.72581</text:p>
              </table:table-cell>
              <table:table-cell office:value-type="float" office:value="23.6224">
                <text:p>23.6224</text:p>
              </table:table-cell>
              <table:table-cell office:value-type="float" office:value="2.734883">
                <text:p>2.7348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.6462">
                <text:p>23.6462</text:p>
              </table:table-cell>
              <table:table-cell office:value-type="float" office:value="2.73053">
                <text:p>2.73053</text:p>
              </table:table-cell>
              <table:table-cell office:value-type="float" office:value="23.646246">
                <text:p>23.646246</text:p>
              </table:table-cell>
              <table:table-cell office:value-type="float" office:value="2.739696">
                <text:p>2.7396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.67">
                <text:p>23.67</text:p>
              </table:table-cell>
              <table:table-cell office:value-type="float" office:value="2.73464">
                <text:p>2.73464</text:p>
              </table:table-cell>
              <table:table-cell office:value-type="float" office:value="23.670035">
                <text:p>23.670035</text:p>
              </table:table-cell>
              <table:table-cell office:value-type="float" office:value="2.743908">
                <text:p>2.7439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.6938">
                <text:p>23.6938</text:p>
              </table:table-cell>
              <table:table-cell office:value-type="float" office:value="2.73816">
                <text:p>2.73816</text:p>
              </table:table-cell>
              <table:table-cell office:value-type="float" office:value="23.693767">
                <text:p>23.693767</text:p>
              </table:table-cell>
              <table:table-cell office:value-type="float" office:value="2.74752">
                <text:p>2.747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.7174">
                <text:p>23.7174</text:p>
              </table:table-cell>
              <table:table-cell office:value-type="float" office:value="2.74107">
                <text:p>2.74107</text:p>
              </table:table-cell>
              <table:table-cell office:value-type="float" office:value="23.717443">
                <text:p>23.717443</text:p>
              </table:table-cell>
              <table:table-cell office:value-type="float" office:value="2.750532">
                <text:p>2.7505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7411">
                <text:p>23.7411</text:p>
              </table:table-cell>
              <table:table-cell office:value-type="float" office:value="2.74339">
                <text:p>2.74339</text:p>
              </table:table-cell>
              <table:table-cell office:value-type="float" office:value="23.741063">
                <text:p>23.741063</text:p>
              </table:table-cell>
              <table:table-cell office:value-type="float" office:value="2.752945">
                <text:p>2.7529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.7646">
                <text:p>23.7646</text:p>
              </table:table-cell>
              <table:table-cell office:value-type="float" office:value="2.7451">
                <text:p>2.7451</text:p>
              </table:table-cell>
              <table:table-cell office:value-type="float" office:value="23.764627">
                <text:p>23.764627</text:p>
              </table:table-cell>
              <table:table-cell office:value-type="float" office:value="2.754759">
                <text:p>2.7547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7881">
                <text:p>23.7881</text:p>
              </table:table-cell>
              <table:table-cell office:value-type="float" office:value="2.74622">
                <text:p>2.74622</text:p>
              </table:table-cell>
              <table:table-cell office:value-type="float" office:value="23.788136">
                <text:p>23.788136</text:p>
              </table:table-cell>
              <table:table-cell office:value-type="float" office:value="2.755973">
                <text:p>2.7559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.8116">
                <text:p>23.8116</text:p>
              </table:table-cell>
              <table:table-cell office:value-type="float" office:value="2.74674">
                <text:p>2.74674</text:p>
              </table:table-cell>
              <table:table-cell office:value-type="float" office:value="23.811589">
                <text:p>23.811589</text:p>
              </table:table-cell>
              <table:table-cell office:value-type="float" office:value="2.756589">
                <text:p>2.7565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835">
                <text:p>23.835</text:p>
              </table:table-cell>
              <table:table-cell office:value-type="float" office:value="2.74665">
                <text:p>2.74665</text:p>
              </table:table-cell>
              <table:table-cell office:value-type="float" office:value="23.834988">
                <text:p>23.834988</text:p>
              </table:table-cell>
              <table:table-cell office:value-type="float" office:value="2.756607">
                <text:p>2.7566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.8583">
                <text:p>23.8583</text:p>
              </table:table-cell>
              <table:table-cell office:value-type="float" office:value="2.74597">
                <text:p>2.74597</text:p>
              </table:table-cell>
              <table:table-cell office:value-type="float" office:value="23.858331">
                <text:p>23.858331</text:p>
              </table:table-cell>
              <table:table-cell office:value-type="float" office:value="2.756026">
                <text:p>2.7560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.8816">
                <text:p>23.8816</text:p>
              </table:table-cell>
              <table:table-cell office:value-type="float" office:value="2.7447">
                <text:p>2.7447</text:p>
              </table:table-cell>
              <table:table-cell office:value-type="float" office:value="23.88162">
                <text:p>23.88162</text:p>
              </table:table-cell>
              <table:table-cell office:value-type="float" office:value="2.754846">
                <text:p>2.754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.9049">
                <text:p>23.9049</text:p>
              </table:table-cell>
              <table:table-cell office:value-type="float" office:value="2.74282">
                <text:p>2.74282</text:p>
              </table:table-cell>
              <table:table-cell office:value-type="float" office:value="23.904855">
                <text:p>23.904855</text:p>
              </table:table-cell>
              <table:table-cell office:value-type="float" office:value="2.753068">
                <text:p>2.7530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.928">
                <text:p>23.928</text:p>
              </table:table-cell>
              <table:table-cell office:value-type="float" office:value="2.74034">
                <text:p>2.74034</text:p>
              </table:table-cell>
              <table:table-cell office:value-type="float" office:value="23.928036">
                <text:p>23.928036</text:p>
              </table:table-cell>
              <table:table-cell office:value-type="float" office:value="2.750692">
                <text:p>2.7506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.9512">
                <text:p>23.9512</text:p>
              </table:table-cell>
              <table:table-cell office:value-type="float" office:value="2.73727">
                <text:p>2.73727</text:p>
              </table:table-cell>
              <table:table-cell office:value-type="float" office:value="23.951163">
                <text:p>23.951163</text:p>
              </table:table-cell>
              <table:table-cell office:value-type="float" office:value="2.747717">
                <text:p>2.7477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.9742">
                <text:p>23.9742</text:p>
              </table:table-cell>
              <table:table-cell office:value-type="float" office:value="2.7336">
                <text:p>2.7336</text:p>
              </table:table-cell>
              <table:table-cell office:value-type="float" office:value="23.974237">
                <text:p>23.974237</text:p>
              </table:table-cell>
              <table:table-cell office:value-type="float" office:value="2.744145">
                <text:p>2.7441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9973">
                <text:p>23.9973</text:p>
              </table:table-cell>
              <table:table-cell office:value-type="float" office:value="2.72933">
                <text:p>2.72933</text:p>
              </table:table-cell>
              <table:table-cell office:value-type="float" office:value="23.997257">
                <text:p>23.997257</text:p>
              </table:table-cell>
              <table:table-cell office:value-type="float" office:value="2.739976">
                <text:p>2.7399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.0202">
                <text:p>24.0202</text:p>
              </table:table-cell>
              <table:table-cell office:value-type="float" office:value="2.72446">
                <text:p>2.72446</text:p>
              </table:table-cell>
              <table:table-cell office:value-type="float" office:value="24.020225">
                <text:p>24.020225</text:p>
              </table:table-cell>
              <table:table-cell office:value-type="float" office:value="2.73521">
                <text:p>2.735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.0431">
                <text:p>24.0431</text:p>
              </table:table-cell>
              <table:table-cell office:value-type="float" office:value="2.719">
                <text:p>2.719</text:p>
              </table:table-cell>
              <table:table-cell office:value-type="float" office:value="24.04314">
                <text:p>24.04314</text:p>
              </table:table-cell>
              <table:table-cell office:value-type="float" office:value="2.729848">
                <text:p>2.7298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.066">
                <text:p>24.066</text:p>
              </table:table-cell>
              <table:table-cell office:value-type="float" office:value="2.71294">
                <text:p>2.71294</text:p>
              </table:table-cell>
              <table:table-cell office:value-type="float" office:value="24.066002">
                <text:p>24.066002</text:p>
              </table:table-cell>
              <table:table-cell office:value-type="float" office:value="2.72389">
                <text:p>2.723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0888">
                <text:p>24.0888</text:p>
              </table:table-cell>
              <table:table-cell office:value-type="float" office:value="2.70629">
                <text:p>2.70629</text:p>
              </table:table-cell>
              <table:table-cell office:value-type="float" office:value="24.088812">
                <text:p>24.088812</text:p>
              </table:table-cell>
              <table:table-cell office:value-type="float" office:value="2.717337">
                <text:p>2.717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1116">
                <text:p>24.1116</text:p>
              </table:table-cell>
              <table:table-cell office:value-type="float" office:value="2.69904">
                <text:p>2.69904</text:p>
              </table:table-cell>
              <table:table-cell office:value-type="float" office:value="24.11157">
                <text:p>24.11157</text:p>
              </table:table-cell>
              <table:table-cell office:value-type="float" office:value="2.710189">
                <text:p>2.710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.1343">
                <text:p>24.1343</text:p>
              </table:table-cell>
              <table:table-cell office:value-type="float" office:value="2.6912">
                <text:p>2.6912</text:p>
              </table:table-cell>
              <table:table-cell office:value-type="float" office:value="24.134276">
                <text:p>24.134276</text:p>
              </table:table-cell>
              <table:table-cell office:value-type="float" office:value="2.702449">
                <text:p>2.7024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1569">
                <text:p>24.1569</text:p>
              </table:table-cell>
              <table:table-cell office:value-type="float" office:value="2.68277">
                <text:p>2.68277</text:p>
              </table:table-cell>
              <table:table-cell office:value-type="float" office:value="24.15693">
                <text:p>24.15693</text:p>
              </table:table-cell>
              <table:table-cell office:value-type="float" office:value="2.694115">
                <text:p>2.694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.1795">
                <text:p>24.1795</text:p>
              </table:table-cell>
              <table:table-cell office:value-type="float" office:value="2.67374">
                <text:p>2.67374</text:p>
              </table:table-cell>
              <table:table-cell office:value-type="float" office:value="24.179533">
                <text:p>24.179533</text:p>
              </table:table-cell>
              <table:table-cell office:value-type="float" office:value="2.68519">
                <text:p>2.685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.2021">
                <text:p>24.2021</text:p>
              </table:table-cell>
              <table:table-cell office:value-type="float" office:value="2.66413">
                <text:p>2.66413</text:p>
              </table:table-cell>
              <table:table-cell office:value-type="float" office:value="24.202086">
                <text:p>24.202086</text:p>
              </table:table-cell>
              <table:table-cell office:value-type="float" office:value="2.675675">
                <text:p>2.6756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.2246">
                <text:p>24.2246</text:p>
              </table:table-cell>
              <table:table-cell office:value-type="float" office:value="2.65392">
                <text:p>2.65392</text:p>
              </table:table-cell>
              <table:table-cell office:value-type="float" office:value="24.224587">
                <text:p>24.224587</text:p>
              </table:table-cell>
              <table:table-cell office:value-type="float" office:value="2.66557">
                <text:p>2.66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.247">
                <text:p>24.247</text:p>
              </table:table-cell>
              <table:table-cell office:value-type="float" office:value="2.64313">
                <text:p>2.64313</text:p>
              </table:table-cell>
              <table:table-cell office:value-type="float" office:value="24.247037">
                <text:p>24.247037</text:p>
              </table:table-cell>
              <table:table-cell office:value-type="float" office:value="2.654877">
                <text:p>2.6548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.2694">
                <text:p>24.2694</text:p>
              </table:table-cell>
              <table:table-cell office:value-type="float" office:value="2.63175">
                <text:p>2.63175</text:p>
              </table:table-cell>
              <table:table-cell office:value-type="float" office:value="24.269438">
                <text:p>24.269438</text:p>
              </table:table-cell>
              <table:table-cell office:value-type="float" office:value="2.643596">
                <text:p>2.6435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2918">
                <text:p>24.2918</text:p>
              </table:table-cell>
              <table:table-cell office:value-type="float" office:value="2.61978">
                <text:p>2.61978</text:p>
              </table:table-cell>
              <table:table-cell office:value-type="float" office:value="24.291788">
                <text:p>24.291788</text:p>
              </table:table-cell>
              <table:table-cell office:value-type="float" office:value="2.63173">
                <text:p>2.631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3141">
                <text:p>24.3141</text:p>
              </table:table-cell>
              <table:table-cell office:value-type="float" office:value="2.60723">
                <text:p>2.60723</text:p>
              </table:table-cell>
              <table:table-cell office:value-type="float" office:value="24.314088">
                <text:p>24.314088</text:p>
              </table:table-cell>
              <table:table-cell office:value-type="float" office:value="2.619279">
                <text:p>2.6192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.3363">
                <text:p>24.3363</text:p>
              </table:table-cell>
              <table:table-cell office:value-type="float" office:value="2.5941">
                <text:p>2.5941</text:p>
              </table:table-cell>
              <table:table-cell office:value-type="float" office:value="24.336338">
                <text:p>24.336338</text:p>
              </table:table-cell>
              <table:table-cell office:value-type="float" office:value="2.606246">
                <text:p>2.606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.3585">
                <text:p>24.3585</text:p>
              </table:table-cell>
              <table:table-cell office:value-type="float" office:value="2.58038">
                <text:p>2.58038</text:p>
              </table:table-cell>
              <table:table-cell office:value-type="float" office:value="24.358539">
                <text:p>24.358539</text:p>
              </table:table-cell>
              <table:table-cell office:value-type="float" office:value="2.59263">
                <text:p>2.592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.3807">
                <text:p>24.3807</text:p>
              </table:table-cell>
              <table:table-cell office:value-type="float" office:value="2.56608">
                <text:p>2.56608</text:p>
              </table:table-cell>
              <table:table-cell office:value-type="float" office:value="24.380691">
                <text:p>24.380691</text:p>
              </table:table-cell>
              <table:table-cell office:value-type="float" office:value="2.578435">
                <text:p>2.5784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.4028">
                <text:p>24.4028</text:p>
              </table:table-cell>
              <table:table-cell office:value-type="float" office:value="2.55121">
                <text:p>2.55121</text:p>
              </table:table-cell>
              <table:table-cell office:value-type="float" office:value="24.402793">
                <text:p>24.402793</text:p>
              </table:table-cell>
              <table:table-cell office:value-type="float" office:value="2.563661">
                <text:p>2.5636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.4248">
                <text:p>24.4248</text:p>
              </table:table-cell>
              <table:table-cell office:value-type="float" office:value="2.53576">
                <text:p>2.53576</text:p>
              </table:table-cell>
              <table:table-cell office:value-type="float" office:value="24.424847">
                <text:p>24.424847</text:p>
              </table:table-cell>
              <table:table-cell office:value-type="float" office:value="2.548311">
                <text:p>2.5483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4469">
                <text:p>24.4469</text:p>
              </table:table-cell>
              <table:table-cell office:value-type="float" office:value="2.51974">
                <text:p>2.51974</text:p>
              </table:table-cell>
              <table:table-cell office:value-type="float" office:value="24.446852">
                <text:p>24.446852</text:p>
              </table:table-cell>
              <table:table-cell office:value-type="float" office:value="2.532385">
                <text:p>2.5323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4688">
                <text:p>24.4688</text:p>
              </table:table-cell>
              <table:table-cell office:value-type="float" office:value="2.50314">
                <text:p>2.50314</text:p>
              </table:table-cell>
              <table:table-cell office:value-type="float" office:value="24.468808">
                <text:p>24.468808</text:p>
              </table:table-cell>
              <table:table-cell office:value-type="float" office:value="2.515887">
                <text:p>2.515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4907">
                <text:p>24.4907</text:p>
              </table:table-cell>
              <table:table-cell office:value-type="float" office:value="2.48597">
                <text:p>2.48597</text:p>
              </table:table-cell>
              <table:table-cell office:value-type="float" office:value="24.490717">
                <text:p>24.490717</text:p>
              </table:table-cell>
              <table:table-cell office:value-type="float" office:value="2.498817">
                <text:p>2.4988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5126">
                <text:p>24.5126</text:p>
              </table:table-cell>
              <table:table-cell office:value-type="float" office:value="2.46823">
                <text:p>2.46823</text:p>
              </table:table-cell>
              <table:table-cell office:value-type="float" office:value="24.512577">
                <text:p>24.512577</text:p>
              </table:table-cell>
              <table:table-cell office:value-type="float" office:value="2.481178">
                <text:p>2.4811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5344">
                <text:p>24.5344</text:p>
              </table:table-cell>
              <table:table-cell office:value-type="float" office:value="2.44992">
                <text:p>2.44992</text:p>
              </table:table-cell>
              <table:table-cell office:value-type="float" office:value="24.53439">
                <text:p>24.53439</text:p>
              </table:table-cell>
              <table:table-cell office:value-type="float" office:value="2.462971">
                <text:p>2.462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5562">
                <text:p>24.5562</text:p>
              </table:table-cell>
              <table:table-cell office:value-type="float" office:value="2.43105">
                <text:p>2.43105</text:p>
              </table:table-cell>
              <table:table-cell office:value-type="float" office:value="24.556155">
                <text:p>24.556155</text:p>
              </table:table-cell>
              <table:table-cell office:value-type="float" office:value="2.444198">
                <text:p>2.4441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5779">
                <text:p>24.5779</text:p>
              </table:table-cell>
              <table:table-cell office:value-type="float" office:value="2.41162">
                <text:p>2.41162</text:p>
              </table:table-cell>
              <table:table-cell office:value-type="float" office:value="24.577872">
                <text:p>24.577872</text:p>
              </table:table-cell>
              <table:table-cell office:value-type="float" office:value="2.424863">
                <text:p>2.424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5995">
                <text:p>24.5995</text:p>
              </table:table-cell>
              <table:table-cell office:value-type="float" office:value="2.39162">
                <text:p>2.39162</text:p>
              </table:table-cell>
              <table:table-cell office:value-type="float" office:value="24.599543">
                <text:p>24.599543</text:p>
              </table:table-cell>
              <table:table-cell office:value-type="float" office:value="2.404966">
                <text:p>2.4049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6212">
                <text:p>24.6212</text:p>
              </table:table-cell>
              <table:table-cell office:value-type="float" office:value="2.37107">
                <text:p>2.37107</text:p>
              </table:table-cell>
              <table:table-cell office:value-type="float" office:value="24.621166">
                <text:p>24.621166</text:p>
              </table:table-cell>
              <table:table-cell office:value-type="float" office:value="2.384511">
                <text:p>2.3845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6427">
                <text:p>24.6427</text:p>
              </table:table-cell>
              <table:table-cell office:value-type="float" office:value="2.34996">
                <text:p>2.34996</text:p>
              </table:table-cell>
              <table:table-cell office:value-type="float" office:value="24.642743">
                <text:p>24.642743</text:p>
              </table:table-cell>
              <table:table-cell office:value-type="float" office:value="2.363498">
                <text:p>2.3634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6643">
                <text:p>24.6643</text:p>
              </table:table-cell>
              <table:table-cell office:value-type="float" office:value="2.32829">
                <text:p>2.32829</text:p>
              </table:table-cell>
              <table:table-cell office:value-type="float" office:value="24.664273">
                <text:p>24.664273</text:p>
              </table:table-cell>
              <table:table-cell office:value-type="float" office:value="2.341932">
                <text:p>2.3419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6858">
                <text:p>24.6858</text:p>
              </table:table-cell>
              <table:table-cell office:value-type="float" office:value="2.30607">
                <text:p>2.30607</text:p>
              </table:table-cell>
              <table:table-cell office:value-type="float" office:value="24.685757">
                <text:p>24.685757</text:p>
              </table:table-cell>
              <table:table-cell office:value-type="float" office:value="2.319813">
                <text:p>2.3198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072">
                <text:p>24.7072</text:p>
              </table:table-cell>
              <table:table-cell office:value-type="float" office:value="2.28331">
                <text:p>2.28331</text:p>
              </table:table-cell>
              <table:table-cell office:value-type="float" office:value="24.707195">
                <text:p>24.707195</text:p>
              </table:table-cell>
              <table:table-cell office:value-type="float" office:value="2.297144">
                <text:p>2.297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286">
                <text:p>24.7286</text:p>
              </table:table-cell>
              <table:table-cell office:value-type="float" office:value="2.25999">
                <text:p>2.25999</text:p>
              </table:table-cell>
              <table:table-cell office:value-type="float" office:value="24.728587">
                <text:p>24.728587</text:p>
              </table:table-cell>
              <table:table-cell office:value-type="float" office:value="2.273929">
                <text:p>2.2739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7499">
                <text:p>24.7499</text:p>
              </table:table-cell>
              <table:table-cell office:value-type="float" office:value="2.23614">
                <text:p>2.23614</text:p>
              </table:table-cell>
              <table:table-cell office:value-type="float" office:value="24.749933">
                <text:p>24.749933</text:p>
              </table:table-cell>
              <table:table-cell office:value-type="float" office:value="2.250169">
                <text:p>2.2501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7712">
                <text:p>24.7712</text:p>
              </table:table-cell>
              <table:table-cell office:value-type="float" office:value="2.21174">
                <text:p>2.21174</text:p>
              </table:table-cell>
              <table:table-cell office:value-type="float" office:value="24.771233">
                <text:p>24.771233</text:p>
              </table:table-cell>
              <table:table-cell office:value-type="float" office:value="2.225866">
                <text:p>2.225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925">
                <text:p>24.7925</text:p>
              </table:table-cell>
              <table:table-cell office:value-type="float" office:value="2.1868">
                <text:p>2.1868</text:p>
              </table:table-cell>
              <table:table-cell office:value-type="float" office:value="24.792488">
                <text:p>24.792488</text:p>
              </table:table-cell>
              <table:table-cell office:value-type="float" office:value="2.201024">
                <text:p>2.2010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8137">
                <text:p>24.8137</text:p>
              </table:table-cell>
              <table:table-cell office:value-type="float" office:value="2.16132">
                <text:p>2.16132</text:p>
              </table:table-cell>
              <table:table-cell office:value-type="float" office:value="24.813698">
                <text:p>24.813698</text:p>
              </table:table-cell>
              <table:table-cell office:value-type="float" office:value="2.175646">
                <text:p>2.175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349">
                <text:p>24.8349</text:p>
              </table:table-cell>
              <table:table-cell office:value-type="float" office:value="2.13532">
                <text:p>2.13532</text:p>
              </table:table-cell>
              <table:table-cell office:value-type="float" office:value="24.834863">
                <text:p>24.834863</text:p>
              </table:table-cell>
              <table:table-cell office:value-type="float" office:value="2.149733">
                <text:p>2.1497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">
                <text:p>24.856</text:p>
              </table:table-cell>
              <table:table-cell office:value-type="float" office:value="2.10878">
                <text:p>2.10878</text:p>
              </table:table-cell>
              <table:table-cell office:value-type="float" office:value="24.855983">
                <text:p>24.855983</text:p>
              </table:table-cell>
              <table:table-cell office:value-type="float" office:value="2.123289">
                <text:p>2.1232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8771">
                <text:p>24.8771</text:p>
              </table:table-cell>
              <table:table-cell office:value-type="float" office:value="2.08171">
                <text:p>2.08171</text:p>
              </table:table-cell>
              <table:table-cell office:value-type="float" office:value="24.877059">
                <text:p>24.877059</text:p>
              </table:table-cell>
              <table:table-cell office:value-type="float" office:value="2.096316">
                <text:p>2.0963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8981">
                <text:p>24.8981</text:p>
              </table:table-cell>
              <table:table-cell office:value-type="float" office:value="2.05411">
                <text:p>2.05411</text:p>
              </table:table-cell>
              <table:table-cell office:value-type="float" office:value="24.89809">
                <text:p>24.89809</text:p>
              </table:table-cell>
              <table:table-cell office:value-type="float" office:value="2.068817">
                <text:p>2.068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9191">
                <text:p>24.9191</text:p>
              </table:table-cell>
              <table:table-cell office:value-type="float" office:value="2.026">
                <text:p>2.026</text:p>
              </table:table-cell>
              <table:table-cell office:value-type="float" office:value="24.919076">
                <text:p>24.919076</text:p>
              </table:table-cell>
              <table:table-cell office:value-type="float" office:value="2.040796">
                <text:p>2.0407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94">
                <text:p>24.94</text:p>
              </table:table-cell>
              <table:table-cell office:value-type="float" office:value="1.99736">
                <text:p>1.99736</text:p>
              </table:table-cell>
              <table:table-cell office:value-type="float" office:value="24.940019">
                <text:p>24.940019</text:p>
              </table:table-cell>
              <table:table-cell office:value-type="float" office:value="2.012254">
                <text:p>2.0122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9609">
                <text:p>24.9609</text:p>
              </table:table-cell>
              <table:table-cell office:value-type="float" office:value="1.96821">
                <text:p>1.96821</text:p>
              </table:table-cell>
              <table:table-cell office:value-type="float" office:value="24.960918">
                <text:p>24.960918</text:p>
              </table:table-cell>
              <table:table-cell office:value-type="float" office:value="1.983196">
                <text:p>1.983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9818">
                <text:p>24.9818</text:p>
              </table:table-cell>
              <table:table-cell office:value-type="float" office:value="1.93854">
                <text:p>1.93854</text:p>
              </table:table-cell>
              <table:table-cell office:value-type="float" office:value="24.981773">
                <text:p>24.981773</text:p>
              </table:table-cell>
              <table:table-cell office:value-type="float" office:value="1.953623">
                <text:p>1.9536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0026">
                <text:p>25.0026</text:p>
              </table:table-cell>
              <table:table-cell office:value-type="float" office:value="1.90836">
                <text:p>1.90836</text:p>
              </table:table-cell>
              <table:table-cell office:value-type="float" office:value="25.002585">
                <text:p>25.002585</text:p>
              </table:table-cell>
              <table:table-cell office:value-type="float" office:value="1.923539">
                <text:p>1.9235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0234">
                <text:p>25.0234</text:p>
              </table:table-cell>
              <table:table-cell office:value-type="float" office:value="1.87768">
                <text:p>1.87768</text:p>
              </table:table-cell>
              <table:table-cell office:value-type="float" office:value="25.023354">
                <text:p>25.023354</text:p>
              </table:table-cell>
              <table:table-cell office:value-type="float" office:value="1.892947">
                <text:p>1.8929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0441">
                <text:p>25.0441</text:p>
              </table:table-cell>
              <table:table-cell office:value-type="float" office:value="1.84649">
                <text:p>1.84649</text:p>
              </table:table-cell>
              <table:table-cell office:value-type="float" office:value="25.044079">
                <text:p>25.044079</text:p>
              </table:table-cell>
              <table:table-cell office:value-type="float" office:value="1.86185">
                <text:p>1.861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0648">
                <text:p>25.0648</text:p>
              </table:table-cell>
              <table:table-cell office:value-type="float" office:value="1.8148">
                <text:p>1.8148</text:p>
              </table:table-cell>
              <table:table-cell office:value-type="float" office:value="25.064761">
                <text:p>25.064761</text:p>
              </table:table-cell>
              <table:table-cell office:value-type="float" office:value="1.830251">
                <text:p>1.8302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0854">
                <text:p>25.0854</text:p>
              </table:table-cell>
              <table:table-cell office:value-type="float" office:value="1.78261">
                <text:p>1.78261</text:p>
              </table:table-cell>
              <table:table-cell office:value-type="float" office:value="25.085401">
                <text:p>25.085401</text:p>
              </table:table-cell>
              <table:table-cell office:value-type="float" office:value="1.798154">
                <text:p>1.7981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106">
                <text:p>25.106</text:p>
              </table:table-cell>
              <table:table-cell office:value-type="float" office:value="1.74992">
                <text:p>1.74992</text:p>
              </table:table-cell>
              <table:table-cell office:value-type="float" office:value="25.105998">
                <text:p>25.105998</text:p>
              </table:table-cell>
              <table:table-cell office:value-type="float" office:value="1.765561">
                <text:p>1.7655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1266">
                <text:p>25.1266</text:p>
              </table:table-cell>
              <table:table-cell office:value-type="float" office:value="1.71675">
                <text:p>1.71675</text:p>
              </table:table-cell>
              <table:table-cell office:value-type="float" office:value="25.126552">
                <text:p>25.126552</text:p>
              </table:table-cell>
              <table:table-cell office:value-type="float" office:value="1.732476">
                <text:p>1.732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1471">
                <text:p>25.1471</text:p>
              </table:table-cell>
              <table:table-cell office:value-type="float" office:value="1.68308">
                <text:p>1.68308</text:p>
              </table:table-cell>
              <table:table-cell office:value-type="float" office:value="25.147065">
                <text:p>25.147065</text:p>
              </table:table-cell>
              <table:table-cell office:value-type="float" office:value="1.698901">
                <text:p>1.6989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1675">
                <text:p>25.1675</text:p>
              </table:table-cell>
              <table:table-cell office:value-type="float" office:value="1.64893">
                <text:p>1.64893</text:p>
              </table:table-cell>
              <table:table-cell office:value-type="float" office:value="25.167535">
                <text:p>25.167535</text:p>
              </table:table-cell>
              <table:table-cell office:value-type="float" office:value="1.664841">
                <text:p>1.6648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188">
                <text:p>25.188</text:p>
              </table:table-cell>
              <table:table-cell office:value-type="float" office:value="1.6143">
                <text:p>1.6143</text:p>
              </table:table-cell>
              <table:table-cell office:value-type="float" office:value="25.187963">
                <text:p>25.187963</text:p>
              </table:table-cell>
              <table:table-cell office:value-type="float" office:value="1.630298">
                <text:p>1.6302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2083">
                <text:p>25.2083</text:p>
              </table:table-cell>
              <table:table-cell office:value-type="float" office:value="1.57919">
                <text:p>1.57919</text:p>
              </table:table-cell>
              <table:table-cell office:value-type="float" office:value="25.20835">
                <text:p>25.20835</text:p>
              </table:table-cell>
              <table:table-cell office:value-type="float" office:value="1.595276">
                <text:p>1.5952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2287">
                <text:p>25.2287</text:p>
              </table:table-cell>
              <table:table-cell office:value-type="float" office:value="1.5436">
                <text:p>1.5436</text:p>
              </table:table-cell>
              <table:table-cell office:value-type="float" office:value="25.228695">
                <text:p>25.228695</text:p>
              </table:table-cell>
              <table:table-cell office:value-type="float" office:value="1.559778">
                <text:p>1.559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249">
                <text:p>25.249</text:p>
              </table:table-cell>
              <table:table-cell office:value-type="float" office:value="1.50754">
                <text:p>1.50754</text:p>
              </table:table-cell>
              <table:table-cell office:value-type="float" office:value="25.248999">
                <text:p>25.248999</text:p>
              </table:table-cell>
              <table:table-cell office:value-type="float" office:value="1.523808">
                <text:p>1.5238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2693">
                <text:p>25.2693</text:p>
              </table:table-cell>
              <table:table-cell office:value-type="float" office:value="1.47101">
                <text:p>1.47101</text:p>
              </table:table-cell>
              <table:table-cell office:value-type="float" office:value="25.269261">
                <text:p>25.269261</text:p>
              </table:table-cell>
              <table:table-cell office:value-type="float" office:value="1.487369">
                <text:p>1.4873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2895">
                <text:p>25.2895</text:p>
              </table:table-cell>
              <table:table-cell office:value-type="float" office:value="1.43402">
                <text:p>1.43402</text:p>
              </table:table-cell>
              <table:table-cell office:value-type="float" office:value="25.289482">
                <text:p>25.289482</text:p>
              </table:table-cell>
              <table:table-cell office:value-type="float" office:value="1.450463">
                <text:p>1.4504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3097">
                <text:p>25.3097</text:p>
              </table:table-cell>
              <table:table-cell office:value-type="float" office:value="1.39656">
                <text:p>1.39656</text:p>
              </table:table-cell>
              <table:table-cell office:value-type="float" office:value="25.309663">
                <text:p>25.309663</text:p>
              </table:table-cell>
              <table:table-cell office:value-type="float" office:value="1.413096">
                <text:p>1.413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3298">
                <text:p>25.3298</text:p>
              </table:table-cell>
              <table:table-cell office:value-type="float" office:value="1.35865">
                <text:p>1.35865</text:p>
              </table:table-cell>
              <table:table-cell office:value-type="float" office:value="25.329803">
                <text:p>25.329803</text:p>
              </table:table-cell>
              <table:table-cell office:value-type="float" office:value="1.375269">
                <text:p>1.3752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3499">
                <text:p>25.3499</text:p>
              </table:table-cell>
              <table:table-cell office:value-type="float" office:value="1.32028">
                <text:p>1.32028</text:p>
              </table:table-cell>
              <table:table-cell office:value-type="float" office:value="25.349902">
                <text:p>25.349902</text:p>
              </table:table-cell>
              <table:table-cell office:value-type="float" office:value="1.336987">
                <text:p>1.3369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37">
                <text:p>25.37</text:p>
              </table:table-cell>
              <table:table-cell office:value-type="float" office:value="1.28146">
                <text:p>1.28146</text:p>
              </table:table-cell>
              <table:table-cell office:value-type="float" office:value="25.369961">
                <text:p>25.369961</text:p>
              </table:table-cell>
              <table:table-cell office:value-type="float" office:value="1.298253">
                <text:p>1.298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.39">
                <text:p>25.39</text:p>
              </table:table-cell>
              <table:table-cell office:value-type="float" office:value="1.24219">
                <text:p>1.24219</text:p>
              </table:table-cell>
              <table:table-cell office:value-type="float" office:value="25.389979">
                <text:p>25.389979</text:p>
              </table:table-cell>
              <table:table-cell office:value-type="float" office:value="1.25907">
                <text:p>1.259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41">
                <text:p>25.41</text:p>
              </table:table-cell>
              <table:table-cell office:value-type="float" office:value="1.20248">
                <text:p>1.20248</text:p>
              </table:table-cell>
              <table:table-cell office:value-type="float" office:value="25.409958">
                <text:p>25.409958</text:p>
              </table:table-cell>
              <table:table-cell office:value-type="float" office:value="1.219443">
                <text:p>1.219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.4299">
                <text:p>25.4299</text:p>
              </table:table-cell>
              <table:table-cell office:value-type="float" office:value="1.16233">
                <text:p>1.16233</text:p>
              </table:table-cell>
              <table:table-cell office:value-type="float" office:value="25.429896">
                <text:p>25.429896</text:p>
              </table:table-cell>
              <table:table-cell office:value-type="float" office:value="1.179373">
                <text:p>1.1793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4498">
                <text:p>25.4498</text:p>
              </table:table-cell>
              <table:table-cell office:value-type="float" office:value="1.12173">
                <text:p>1.12173</text:p>
              </table:table-cell>
              <table:table-cell office:value-type="float" office:value="25.449795">
                <text:p>25.449795</text:p>
              </table:table-cell>
              <table:table-cell office:value-type="float" office:value="1.138866">
                <text:p>1.1388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.4697">
                <text:p>25.4697</text:p>
              </table:table-cell>
              <table:table-cell office:value-type="float" office:value="1.08071">
                <text:p>1.08071</text:p>
              </table:table-cell>
              <table:table-cell office:value-type="float" office:value="25.469654">
                <text:p>25.469654</text:p>
              </table:table-cell>
              <table:table-cell office:value-type="float" office:value="1.097925">
                <text:p>1.0979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.4895">
                <text:p>25.4895</text:p>
              </table:table-cell>
              <table:table-cell office:value-type="float" office:value="1.03925">
                <text:p>1.03925</text:p>
              </table:table-cell>
              <table:table-cell office:value-type="float" office:value="25.489474">
                <text:p>25.489474</text:p>
              </table:table-cell>
              <table:table-cell office:value-type="float" office:value="1.056552">
                <text:p>1.0565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.5093">
                <text:p>25.5093</text:p>
              </table:table-cell>
              <table:table-cell office:value-type="float" office:value="0.99737">
                <text:p>0.99737</text:p>
              </table:table-cell>
              <table:table-cell office:value-type="float" office:value="25.509254">
                <text:p>25.509254</text:p>
              </table:table-cell>
              <table:table-cell office:value-type="float" office:value="1.014752">
                <text:p>1.0147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529">
                <text:p>25.529</text:p>
              </table:table-cell>
              <table:table-cell office:value-type="float" office:value="0.955064">
                <text:p>0.955064</text:p>
              </table:table-cell>
              <table:table-cell office:value-type="float" office:value="25.528996">
                <text:p>25.528996</text:p>
              </table:table-cell>
              <table:table-cell office:value-type="float" office:value="0.972529">
                <text:p>0.9725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.5487">
                <text:p>25.5487</text:p>
              </table:table-cell>
              <table:table-cell office:value-type="float" office:value="0.912338">
                <text:p>0.912338</text:p>
              </table:table-cell>
              <table:table-cell office:value-type="float" office:value="25.548698">
                <text:p>25.548698</text:p>
              </table:table-cell>
              <table:table-cell office:value-type="float" office:value="0.929885">
                <text:p>0.9298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.5684">
                <text:p>25.5684</text:p>
              </table:table-cell>
              <table:table-cell office:value-type="float" office:value="0.869196">
                <text:p>0.869196</text:p>
              </table:table-cell>
              <table:table-cell office:value-type="float" office:value="25.568362">
                <text:p>25.568362</text:p>
              </table:table-cell>
              <table:table-cell office:value-type="float" office:value="0.886824">
                <text:p>0.8868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.588">
                <text:p>25.588</text:p>
              </table:table-cell>
              <table:table-cell office:value-type="float" office:value="0.825641">
                <text:p>0.825641</text:p>
              </table:table-cell>
              <table:table-cell office:value-type="float" office:value="25.587987">
                <text:p>25.587987</text:p>
              </table:table-cell>
              <table:table-cell office:value-type="float" office:value="0.84335">
                <text:p>0.843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6076">
                <text:p>25.6076</text:p>
              </table:table-cell>
              <table:table-cell office:value-type="float" office:value="0.781678">
                <text:p>0.781678</text:p>
              </table:table-cell>
              <table:table-cell office:value-type="float" office:value="25.607573">
                <text:p>25.607573</text:p>
              </table:table-cell>
              <table:table-cell office:value-type="float" office:value="0.799467">
                <text:p>0.7994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.6271">
                <text:p>25.6271</text:p>
              </table:table-cell>
              <table:table-cell office:value-type="float" office:value="0.737308">
                <text:p>0.737308</text:p>
              </table:table-cell>
              <table:table-cell office:value-type="float" office:value="25.627121">
                <text:p>25.627121</text:p>
              </table:table-cell>
              <table:table-cell office:value-type="float" office:value="0.755177">
                <text:p>0.7551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6466">
                <text:p>25.6466</text:p>
              </table:table-cell>
              <table:table-cell office:value-type="float" office:value="0.692537">
                <text:p>0.692537</text:p>
              </table:table-cell>
              <table:table-cell office:value-type="float" office:value="25.646631">
                <text:p>25.646631</text:p>
              </table:table-cell>
              <table:table-cell office:value-type="float" office:value="0.710486">
                <text:p>0.7104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.6661">
                <text:p>25.6661</text:p>
              </table:table-cell>
              <table:table-cell office:value-type="float" office:value="0.647368">
                <text:p>0.647368</text:p>
              </table:table-cell>
              <table:table-cell office:value-type="float" office:value="25.666103">
                <text:p>25.666103</text:p>
              </table:table-cell>
              <table:table-cell office:value-type="float" office:value="0.665395">
                <text:p>0.665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.6855">
                <text:p>25.6855</text:p>
              </table:table-cell>
              <table:table-cell office:value-type="float" office:value="0.601804">
                <text:p>0.601804</text:p>
              </table:table-cell>
              <table:table-cell office:value-type="float" office:value="25.685537">
                <text:p>25.685537</text:p>
              </table:table-cell>
              <table:table-cell office:value-type="float" office:value="0.619909">
                <text:p>0.6199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.7049">
                <text:p>25.7049</text:p>
              </table:table-cell>
              <table:table-cell office:value-type="float" office:value="0.555849">
                <text:p>0.555849</text:p>
              </table:table-cell>
              <table:table-cell office:value-type="float" office:value="25.704933">
                <text:p>25.704933</text:p>
              </table:table-cell>
              <table:table-cell office:value-type="float" office:value="0.574032">
                <text:p>0.5740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7243">
                <text:p>25.7243</text:p>
              </table:table-cell>
              <table:table-cell office:value-type="float" office:value="0.509506">
                <text:p>0.509506</text:p>
              </table:table-cell>
              <table:table-cell office:value-type="float" office:value="25.724291">
                <text:p>25.724291</text:p>
              </table:table-cell>
              <table:table-cell office:value-type="float" office:value="0.527766">
                <text:p>0.527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.7436">
                <text:p>25.7436</text:p>
              </table:table-cell>
              <table:table-cell office:value-type="float" office:value="0.462779">
                <text:p>0.462779</text:p>
              </table:table-cell>
              <table:table-cell office:value-type="float" office:value="25.743612">
                <text:p>25.743612</text:p>
              </table:table-cell>
              <table:table-cell office:value-type="float" office:value="0.481116">
                <text:p>0.4811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.7629">
                <text:p>25.7629</text:p>
              </table:table-cell>
              <table:table-cell office:value-type="float" office:value="0.415672">
                <text:p>0.415672</text:p>
              </table:table-cell>
              <table:table-cell office:value-type="float" office:value="25.762896">
                <text:p>25.762896</text:p>
              </table:table-cell>
              <table:table-cell office:value-type="float" office:value="0.434085">
                <text:p>0.434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.7821">
                <text:p>25.7821</text:p>
              </table:table-cell>
              <table:table-cell office:value-type="float" office:value="0.368188">
                <text:p>0.368188</text:p>
              </table:table-cell>
              <table:table-cell office:value-type="float" office:value="25.782142">
                <text:p>25.782142</text:p>
              </table:table-cell>
              <table:table-cell office:value-type="float" office:value="0.386677">
                <text:p>0.3866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.8014">
                <text:p>25.8014</text:p>
              </table:table-cell>
              <table:table-cell office:value-type="float" office:value="0.32033">
                <text:p>0.32033</text:p>
              </table:table-cell>
              <table:table-cell office:value-type="float" office:value="25.801352">
                <text:p>25.801352</text:p>
              </table:table-cell>
              <table:table-cell office:value-type="float" office:value="0.338895">
                <text:p>0.338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.8205">
                <text:p>25.8205</text:p>
              </table:table-cell>
              <table:table-cell office:value-type="float" office:value="0.272103">
                <text:p>0.272103</text:p>
              </table:table-cell>
              <table:table-cell office:value-type="float" office:value="25.820524">
                <text:p>25.820524</text:p>
              </table:table-cell>
              <table:table-cell office:value-type="float" office:value="0.290743">
                <text:p>0.2907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8397">
                <text:p>25.8397</text:p>
              </table:table-cell>
              <table:table-cell office:value-type="float" office:value="0.22351">
                <text:p>0.22351</text:p>
              </table:table-cell>
              <table:table-cell office:value-type="float" office:value="25.83966">
                <text:p>25.83966</text:p>
              </table:table-cell>
              <table:table-cell office:value-type="float" office:value="0.242224">
                <text:p>0.2422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.8588">
                <text:p>25.8588</text:p>
              </table:table-cell>
              <table:table-cell office:value-type="float" office:value="0.174554">
                <text:p>0.174554</text:p>
              </table:table-cell>
              <table:table-cell office:value-type="float" office:value="25.858759">
                <text:p>25.858759</text:p>
              </table:table-cell>
              <table:table-cell office:value-type="float" office:value="0.193341">
                <text:p>0.193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8778">
                <text:p>25.8778</text:p>
              </table:table-cell>
              <table:table-cell office:value-type="float" office:value="0.125239">
                <text:p>0.125239</text:p>
              </table:table-cell>
              <table:table-cell office:value-type="float" office:value="25.877822">
                <text:p>25.877822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8968">
                <text:p>25.8968</text:p>
              </table:table-cell>
              <table:table-cell office:value-type="float" office:value="0.0755684">
                <text:p>0.0755684</text:p>
              </table:table-cell>
              <table:table-cell office:value-type="float" office:value="25.896848">
                <text:p>25.896848</text:p>
              </table:table-cell>
              <table:table-cell office:value-type="float" office:value="0.094502">
                <text:p>0.0945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9158">
                <text:p>25.9158</text:p>
              </table:table-cell>
              <table:table-cell office:value-type="float" office:value="0.0255459">
                <text:p>0.0255459</text:p>
              </table:table-cell>
              <table:table-cell office:value-type="float" office:value="25.915838">
                <text:p>25.915838</text:p>
              </table:table-cell>
              <table:table-cell office:value-type="float" office:value="0.044551">
                <text:p>0.044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9348">
                <text:p>25.9348</text:p>
              </table:table-cell>
              <table:table-cell office:value-type="float" office:value="0">
                <text:p>0</text:p>
              </table:table-cell>
              <table:table-cell office:value-type="float" office:value="25.934792">
                <text:p>25.934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.0861">
                <text:p>26.0861</text:p>
              </table:table-cell>
              <table:table-cell office:value-type="float" office:value="0">
                <text:p>0</text:p>
              </table:table-cell>
              <table:table-cell office:value-type="float" office:value="26.086137">
                <text:p>26.086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1051">
                <text:p>26.1051</text:p>
              </table:table-cell>
              <table:table-cell office:value-type="float" office:value="0.0503711">
                <text:p>0.0503711</text:p>
              </table:table-cell>
              <table:table-cell office:value-type="float" office:value="26.105056">
                <text:p>26.105056</text:p>
              </table:table-cell>
              <table:table-cell office:value-type="float" office:value="0.050645">
                <text:p>0.0506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.1239">
                <text:p>26.1239</text:p>
              </table:table-cell>
              <table:table-cell office:value-type="float" office:value="0.0998897">
                <text:p>0.0998897</text:p>
              </table:table-cell>
              <table:table-cell office:value-type="float" office:value="26.123938">
                <text:p>26.123938</text:p>
              </table:table-cell>
              <table:table-cell office:value-type="float" office:value="0.100435">
                <text:p>0.1004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.1428">
                <text:p>26.1428</text:p>
              </table:table-cell>
              <table:table-cell office:value-type="float" office:value="0.148564">
                <text:p>0.148564</text:p>
              </table:table-cell>
              <table:table-cell office:value-type="float" office:value="26.142785">
                <text:p>26.142785</text:p>
              </table:table-cell>
              <table:table-cell office:value-type="float" office:value="0.149378">
                <text:p>0.1493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.1616">
                <text:p>26.1616</text:p>
              </table:table-cell>
              <table:table-cell office:value-type="float" office:value="0.196403">
                <text:p>0.196403</text:p>
              </table:table-cell>
              <table:table-cell office:value-type="float" office:value="26.161596">
                <text:p>26.161596</text:p>
              </table:table-cell>
              <table:table-cell office:value-type="float" office:value="0.197484">
                <text:p>0.197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.1804">
                <text:p>26.1804</text:p>
              </table:table-cell>
              <table:table-cell office:value-type="float" office:value="0.243415">
                <text:p>0.243415</text:p>
              </table:table-cell>
              <table:table-cell office:value-type="float" office:value="26.180372">
                <text:p>26.180372</text:p>
              </table:table-cell>
              <table:table-cell office:value-type="float" office:value="0.244759">
                <text:p>0.2447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.1991">
                <text:p>26.1991</text:p>
              </table:table-cell>
              <table:table-cell office:value-type="float" office:value="0.289606">
                <text:p>0.289606</text:p>
              </table:table-cell>
              <table:table-cell office:value-type="float" office:value="26.199112">
                <text:p>26.199112</text:p>
              </table:table-cell>
              <table:table-cell office:value-type="float" office:value="0.291213">
                <text:p>0.291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.2178">
                <text:p>26.2178</text:p>
              </table:table-cell>
              <table:table-cell office:value-type="float" office:value="0.334986">
                <text:p>0.334986</text:p>
              </table:table-cell>
              <table:table-cell office:value-type="float" office:value="26.217818">
                <text:p>26.217818</text:p>
              </table:table-cell>
              <table:table-cell office:value-type="float" office:value="0.336852">
                <text:p>0.3368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.2365">
                <text:p>26.2365</text:p>
              </table:table-cell>
              <table:table-cell office:value-type="float" office:value="0.379561">
                <text:p>0.379561</text:p>
              </table:table-cell>
              <table:table-cell office:value-type="float" office:value="26.236488">
                <text:p>26.236488</text:p>
              </table:table-cell>
              <table:table-cell office:value-type="float" office:value="0.381684">
                <text:p>0.3816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.2551">
                <text:p>26.2551</text:p>
              </table:table-cell>
              <table:table-cell office:value-type="float" office:value="0.423338">
                <text:p>0.423338</text:p>
              </table:table-cell>
              <table:table-cell office:value-type="float" office:value="26.255124">
                <text:p>26.255124</text:p>
              </table:table-cell>
              <table:table-cell office:value-type="float" office:value="0.425717">
                <text:p>0.4257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.2737">
                <text:p>26.2737</text:p>
              </table:table-cell>
              <table:table-cell office:value-type="float" office:value="0.466325">
                <text:p>0.466325</text:p>
              </table:table-cell>
              <table:table-cell office:value-type="float" office:value="26.273724">
                <text:p>26.273724</text:p>
              </table:table-cell>
              <table:table-cell office:value-type="float" office:value="0.468957">
                <text:p>0.4689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.2923">
                <text:p>26.2923</text:p>
              </table:table-cell>
              <table:table-cell office:value-type="float" office:value="0.508528">
                <text:p>0.508528</text:p>
              </table:table-cell>
              <table:table-cell office:value-type="float" office:value="26.292291">
                <text:p>26.292291</text:p>
              </table:table-cell>
              <table:table-cell office:value-type="float" office:value="0.511412">
                <text:p>0.5114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.3108">
                <text:p>26.3108</text:p>
              </table:table-cell>
              <table:table-cell office:value-type="float" office:value="0.549955">
                <text:p>0.549955</text:p>
              </table:table-cell>
              <table:table-cell office:value-type="float" office:value="26.310822">
                <text:p>26.310822</text:p>
              </table:table-cell>
              <table:table-cell office:value-type="float" office:value="0.553087">
                <text:p>0.5530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.3293">
                <text:p>26.3293</text:p>
              </table:table-cell>
              <table:table-cell office:value-type="float" office:value="0.590611">
                <text:p>0.590611</text:p>
              </table:table-cell>
              <table:table-cell office:value-type="float" office:value="26.32932">
                <text:p>26.32932</text:p>
              </table:table-cell>
              <table:table-cell office:value-type="float" office:value="0.593991">
                <text:p>0.593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.3478">
                <text:p>26.3478</text:p>
              </table:table-cell>
              <table:table-cell office:value-type="float" office:value="0.630503">
                <text:p>0.630503</text:p>
              </table:table-cell>
              <table:table-cell office:value-type="float" office:value="26.347783">
                <text:p>26.347783</text:p>
              </table:table-cell>
              <table:table-cell office:value-type="float" office:value="0.634129">
                <text:p>0.6341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.3662">
                <text:p>26.3662</text:p>
              </table:table-cell>
              <table:table-cell office:value-type="float" office:value="0.669637">
                <text:p>0.669637</text:p>
              </table:table-cell>
              <table:table-cell office:value-type="float" office:value="26.366212">
                <text:p>26.366212</text:p>
              </table:table-cell>
              <table:table-cell office:value-type="float" office:value="0.673507">
                <text:p>0.6735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.3846">
                <text:p>26.3846</text:p>
              </table:table-cell>
              <table:table-cell office:value-type="float" office:value="0.70802">
                <text:p>0.70802</text:p>
              </table:table-cell>
              <table:table-cell office:value-type="float" office:value="26.384607">
                <text:p>26.384607</text:p>
              </table:table-cell>
              <table:table-cell office:value-type="float" office:value="0.712132">
                <text:p>0.7121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.403">
                <text:p>26.403</text:p>
              </table:table-cell>
              <table:table-cell office:value-type="float" office:value="0.745656">
                <text:p>0.745656</text:p>
              </table:table-cell>
              <table:table-cell office:value-type="float" office:value="26.402969">
                <text:p>26.402969</text:p>
              </table:table-cell>
              <table:table-cell office:value-type="float" office:value="0.750008">
                <text:p>0.7500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.4213">
                <text:p>26.4213</text:p>
              </table:table-cell>
              <table:table-cell office:value-type="float" office:value="0.782552">
                <text:p>0.782552</text:p>
              </table:table-cell>
              <table:table-cell office:value-type="float" office:value="26.421296">
                <text:p>26.421296</text:p>
              </table:table-cell>
              <table:table-cell office:value-type="float" office:value="0.787143">
                <text:p>0.7871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.4396">
                <text:p>26.4396</text:p>
              </table:table-cell>
              <table:table-cell office:value-type="float" office:value="0.818713">
                <text:p>0.818713</text:p>
              </table:table-cell>
              <table:table-cell office:value-type="float" office:value="26.43959">
                <text:p>26.43959</text:p>
              </table:table-cell>
              <table:table-cell office:value-type="float" office:value="0.823542">
                <text:p>0.8235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.4579">
                <text:p>26.4579</text:p>
              </table:table-cell>
              <table:table-cell office:value-type="float" office:value="0.854144">
                <text:p>0.854144</text:p>
              </table:table-cell>
              <table:table-cell office:value-type="float" office:value="26.457851">
                <text:p>26.457851</text:p>
              </table:table-cell>
              <table:table-cell office:value-type="float" office:value="0.859209">
                <text:p>0.859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.4761">
                <text:p>26.4761</text:p>
              </table:table-cell>
              <table:table-cell office:value-type="float" office:value="0.888851">
                <text:p>0.888851</text:p>
              </table:table-cell>
              <table:table-cell office:value-type="float" office:value="26.476078">
                <text:p>26.476078</text:p>
              </table:table-cell>
              <table:table-cell office:value-type="float" office:value="0.89415">
                <text:p>0.894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.4943">
                <text:p>26.4943</text:p>
              </table:table-cell>
              <table:table-cell office:value-type="float" office:value="0.922839">
                <text:p>0.922839</text:p>
              </table:table-cell>
              <table:table-cell office:value-type="float" office:value="26.494272">
                <text:p>26.494272</text:p>
              </table:table-cell>
              <table:table-cell office:value-type="float" office:value="0.928371">
                <text:p>0.9283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.5124">
                <text:p>26.5124</text:p>
              </table:table-cell>
              <table:table-cell office:value-type="float" office:value="0.956113">
                <text:p>0.956113</text:p>
              </table:table-cell>
              <table:table-cell office:value-type="float" office:value="26.512433">
                <text:p>26.512433</text:p>
              </table:table-cell>
              <table:table-cell office:value-type="float" office:value="0.961877">
                <text:p>0.9618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.5306">
                <text:p>26.5306</text:p>
              </table:table-cell>
              <table:table-cell office:value-type="float" office:value="0.988677">
                <text:p>0.988677</text:p>
              </table:table-cell>
              <table:table-cell office:value-type="float" office:value="26.530561">
                <text:p>26.530561</text:p>
              </table:table-cell>
              <table:table-cell office:value-type="float" office:value="0.994671">
                <text:p>0.9946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.5487">
                <text:p>26.5487</text:p>
              </table:table-cell>
              <table:table-cell office:value-type="float" office:value="1.02054">
                <text:p>1.02054</text:p>
              </table:table-cell>
              <table:table-cell office:value-type="float" office:value="26.548656">
                <text:p>26.548656</text:p>
              </table:table-cell>
              <table:table-cell office:value-type="float" office:value="1.026759">
                <text:p>1.0267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.5667">
                <text:p>26.5667</text:p>
              </table:table-cell>
              <table:table-cell office:value-type="float" office:value="1.0517">
                <text:p>1.0517</text:p>
              </table:table-cell>
              <table:table-cell office:value-type="float" office:value="26.566718">
                <text:p>26.566718</text:p>
              </table:table-cell>
              <table:table-cell office:value-type="float" office:value="1.058146">
                <text:p>1.0581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.5847">
                <text:p>26.5847</text:p>
              </table:table-cell>
              <table:table-cell office:value-type="float" office:value="1.08216">
                <text:p>1.08216</text:p>
              </table:table-cell>
              <table:table-cell office:value-type="float" office:value="26.584748">
                <text:p>26.584748</text:p>
              </table:table-cell>
              <table:table-cell office:value-type="float" office:value="1.088836">
                <text:p>1.0888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.6027">
                <text:p>26.6027</text:p>
              </table:table-cell>
              <table:table-cell office:value-type="float" office:value="1.11193">
                <text:p>1.11193</text:p>
              </table:table-cell>
              <table:table-cell office:value-type="float" office:value="26.602745">
                <text:p>26.602745</text:p>
              </table:table-cell>
              <table:table-cell office:value-type="float" office:value="1.118833">
                <text:p>1.1188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.6207">
                <text:p>26.6207</text:p>
              </table:table-cell>
              <table:table-cell office:value-type="float" office:value="1.14102">
                <text:p>1.14102</text:p>
              </table:table-cell>
              <table:table-cell office:value-type="float" office:value="26.62071">
                <text:p>26.62071</text:p>
              </table:table-cell>
              <table:table-cell office:value-type="float" office:value="1.148141">
                <text:p>1.1481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.6386">
                <text:p>26.6386</text:p>
              </table:table-cell>
              <table:table-cell office:value-type="float" office:value="1.16942">
                <text:p>1.16942</text:p>
              </table:table-cell>
              <table:table-cell office:value-type="float" office:value="26.638642">
                <text:p>26.638642</text:p>
              </table:table-cell>
              <table:table-cell office:value-type="float" office:value="1.176766">
                <text:p>1.1767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.6565">
                <text:p>26.6565</text:p>
              </table:table-cell>
              <table:table-cell office:value-type="float" office:value="1.19714">
                <text:p>1.19714</text:p>
              </table:table-cell>
              <table:table-cell office:value-type="float" office:value="26.656543">
                <text:p>26.656543</text:p>
              </table:table-cell>
              <table:table-cell office:value-type="float" office:value="1.204709">
                <text:p>1.2047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6744">
                <text:p>26.6744</text:p>
              </table:table-cell>
              <table:table-cell office:value-type="float" office:value="1.22418">
                <text:p>1.22418</text:p>
              </table:table-cell>
              <table:table-cell office:value-type="float" office:value="26.674411">
                <text:p>26.674411</text:p>
              </table:table-cell>
              <table:table-cell office:value-type="float" office:value="1.231976">
                <text:p>1.231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6922">
                <text:p>26.6922</text:p>
              </table:table-cell>
              <table:table-cell office:value-type="float" office:value="1.25056">
                <text:p>1.25056</text:p>
              </table:table-cell>
              <table:table-cell office:value-type="float" office:value="26.692247">
                <text:p>26.692247</text:p>
              </table:table-cell>
              <table:table-cell office:value-type="float" office:value="1.25857">
                <text:p>1.25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7101">
                <text:p>26.7101</text:p>
              </table:table-cell>
              <table:table-cell office:value-type="float" office:value="1.27626">
                <text:p>1.27626</text:p>
              </table:table-cell>
              <table:table-cell office:value-type="float" office:value="26.710052">
                <text:p>26.710052</text:p>
              </table:table-cell>
              <table:table-cell office:value-type="float" office:value="1.284495">
                <text:p>1.2844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7278">
                <text:p>26.7278</text:p>
              </table:table-cell>
              <table:table-cell office:value-type="float" office:value="1.3013">
                <text:p>1.3013</text:p>
              </table:table-cell>
              <table:table-cell office:value-type="float" office:value="26.727825">
                <text:p>26.727825</text:p>
              </table:table-cell>
              <table:table-cell office:value-type="float" office:value="1.309754">
                <text:p>1.3097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7456">
                <text:p>26.7456</text:p>
              </table:table-cell>
              <table:table-cell office:value-type="float" office:value="1.32568">
                <text:p>1.32568</text:p>
              </table:table-cell>
              <table:table-cell office:value-type="float" office:value="26.745566">
                <text:p>26.745566</text:p>
              </table:table-cell>
              <table:table-cell office:value-type="float" office:value="1.33435">
                <text:p>1.334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7633">
                <text:p>26.7633</text:p>
              </table:table-cell>
              <table:table-cell office:value-type="float" office:value="1.34941">
                <text:p>1.34941</text:p>
              </table:table-cell>
              <table:table-cell office:value-type="float" office:value="26.763276">
                <text:p>26.763276</text:p>
              </table:table-cell>
              <table:table-cell office:value-type="float" office:value="1.358288">
                <text:p>1.3582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781">
                <text:p>26.781</text:p>
              </table:table-cell>
              <table:table-cell office:value-type="float" office:value="1.37247">
                <text:p>1.37247</text:p>
              </table:table-cell>
              <table:table-cell office:value-type="float" office:value="26.780954">
                <text:p>26.780954</text:p>
              </table:table-cell>
              <table:table-cell office:value-type="float" office:value="1.38157">
                <text:p>1.381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7986">
                <text:p>26.7986</text:p>
              </table:table-cell>
              <table:table-cell office:value-type="float" office:value="1.39489">
                <text:p>1.39489</text:p>
              </table:table-cell>
              <table:table-cell office:value-type="float" office:value="26.798601">
                <text:p>26.798601</text:p>
              </table:table-cell>
              <table:table-cell office:value-type="float" office:value="1.404199">
                <text:p>1.4041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8162">
                <text:p>26.8162</text:p>
              </table:table-cell>
              <table:table-cell office:value-type="float" office:value="1.41665">
                <text:p>1.41665</text:p>
              </table:table-cell>
              <table:table-cell office:value-type="float" office:value="26.816217">
                <text:p>26.816217</text:p>
              </table:table-cell>
              <table:table-cell office:value-type="float" office:value="1.426178">
                <text:p>1.4261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8338">
                <text:p>26.8338</text:p>
              </table:table-cell>
              <table:table-cell office:value-type="float" office:value="1.43777">
                <text:p>1.43777</text:p>
              </table:table-cell>
              <table:table-cell office:value-type="float" office:value="26.833802">
                <text:p>26.833802</text:p>
              </table:table-cell>
              <table:table-cell office:value-type="float" office:value="1.44751">
                <text:p>1.447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8514">
                <text:p>26.8514</text:p>
              </table:table-cell>
              <table:table-cell office:value-type="float" office:value="1.45825">
                <text:p>1.45825</text:p>
              </table:table-cell>
              <table:table-cell office:value-type="float" office:value="26.851357">
                <text:p>26.851357</text:p>
              </table:table-cell>
              <table:table-cell office:value-type="float" office:value="1.468199">
                <text:p>1.4681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8689">
                <text:p>26.8689</text:p>
              </table:table-cell>
              <table:table-cell office:value-type="float" office:value="1.47808">
                <text:p>1.47808</text:p>
              </table:table-cell>
              <table:table-cell office:value-type="float" office:value="26.86888">
                <text:p>26.86888</text:p>
              </table:table-cell>
              <table:table-cell office:value-type="float" office:value="1.488246">
                <text:p>1.488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8864">
                <text:p>26.8864</text:p>
              </table:table-cell>
              <table:table-cell office:value-type="float" office:value="1.49728">
                <text:p>1.49728</text:p>
              </table:table-cell>
              <table:table-cell office:value-type="float" office:value="26.886372">
                <text:p>26.886372</text:p>
              </table:table-cell>
              <table:table-cell office:value-type="float" office:value="1.507654">
                <text:p>1.5076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9038">
                <text:p>26.9038</text:p>
              </table:table-cell>
              <table:table-cell office:value-type="float" office:value="1.51584">
                <text:p>1.51584</text:p>
              </table:table-cell>
              <table:table-cell office:value-type="float" office:value="26.903834">
                <text:p>26.903834</text:p>
              </table:table-cell>
              <table:table-cell office:value-type="float" office:value="1.526426">
                <text:p>1.5264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9213">
                <text:p>26.9213</text:p>
              </table:table-cell>
              <table:table-cell office:value-type="float" office:value="1.53377">
                <text:p>1.53377</text:p>
              </table:table-cell>
              <table:table-cell office:value-type="float" office:value="26.921266">
                <text:p>26.921266</text:p>
              </table:table-cell>
              <table:table-cell office:value-type="float" office:value="1.544564">
                <text:p>1.5445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9387">
                <text:p>26.9387</text:p>
              </table:table-cell>
              <table:table-cell office:value-type="float" office:value="1.55107">
                <text:p>1.55107</text:p>
              </table:table-cell>
              <table:table-cell office:value-type="float" office:value="26.938667">
                <text:p>26.938667</text:p>
              </table:table-cell>
              <table:table-cell office:value-type="float" office:value="1.562071">
                <text:p>1.5620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956">
                <text:p>26.956</text:p>
              </table:table-cell>
              <table:table-cell office:value-type="float" office:value="1.56773">
                <text:p>1.56773</text:p>
              </table:table-cell>
              <table:table-cell office:value-type="float" office:value="26.956038">
                <text:p>26.956038</text:p>
              </table:table-cell>
              <table:table-cell office:value-type="float" office:value="1.578948">
                <text:p>1.5789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9734">
                <text:p>26.9734</text:p>
              </table:table-cell>
              <table:table-cell office:value-type="float" office:value="1.58378">
                <text:p>1.58378</text:p>
              </table:table-cell>
              <table:table-cell office:value-type="float" office:value="26.973378">
                <text:p>26.973378</text:p>
              </table:table-cell>
              <table:table-cell office:value-type="float" office:value="1.595199">
                <text:p>1.5951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9907">
                <text:p>26.9907</text:p>
              </table:table-cell>
              <table:table-cell office:value-type="float" office:value="1.59919">
                <text:p>1.59919</text:p>
              </table:table-cell>
              <table:table-cell office:value-type="float" office:value="26.990689">
                <text:p>26.990689</text:p>
              </table:table-cell>
              <table:table-cell office:value-type="float" office:value="1.610824">
                <text:p>1.6108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.008">
                <text:p>27.008</text:p>
              </table:table-cell>
              <table:table-cell office:value-type="float" office:value="1.61399">
                <text:p>1.61399</text:p>
              </table:table-cell>
              <table:table-cell office:value-type="float" office:value="27.00797">
                <text:p>27.00797</text:p>
              </table:table-cell>
              <table:table-cell office:value-type="float" office:value="1.625827">
                <text:p>1.6258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.0252">
                <text:p>27.0252</text:p>
              </table:table-cell>
              <table:table-cell office:value-type="float" office:value="1.62816">
                <text:p>1.62816</text:p>
              </table:table-cell>
              <table:table-cell office:value-type="float" office:value="27.02522">
                <text:p>27.02522</text:p>
              </table:table-cell>
              <table:table-cell office:value-type="float" office:value="1.640208">
                <text:p>1.640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0424">
                <text:p>27.0424</text:p>
              </table:table-cell>
              <table:table-cell office:value-type="float" office:value="1.64172">
                <text:p>1.64172</text:p>
              </table:table-cell>
              <table:table-cell office:value-type="float" office:value="27.042441">
                <text:p>27.042441</text:p>
              </table:table-cell>
              <table:table-cell office:value-type="float" office:value="1.653971">
                <text:p>1.653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0596">
                <text:p>27.0596</text:p>
              </table:table-cell>
              <table:table-cell office:value-type="float" office:value="1.65466">
                <text:p>1.65466</text:p>
              </table:table-cell>
              <table:table-cell office:value-type="float" office:value="27.059633">
                <text:p>27.059633</text:p>
              </table:table-cell>
              <table:table-cell office:value-type="float" office:value="1.667116">
                <text:p>1.6671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0768">
                <text:p>27.0768</text:p>
              </table:table-cell>
              <table:table-cell office:value-type="float" office:value="1.66698">
                <text:p>1.66698</text:p>
              </table:table-cell>
              <table:table-cell office:value-type="float" office:value="27.076794">
                <text:p>27.076794</text:p>
              </table:table-cell>
              <table:table-cell office:value-type="float" office:value="1.679645">
                <text:p>1.6796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0939">
                <text:p>27.0939</text:p>
              </table:table-cell>
              <table:table-cell office:value-type="float" office:value="1.67869">
                <text:p>1.67869</text:p>
              </table:table-cell>
              <table:table-cell office:value-type="float" office:value="27.093927">
                <text:p>27.093927</text:p>
              </table:table-cell>
              <table:table-cell office:value-type="float" office:value="1.691559">
                <text:p>1.6915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111">
                <text:p>27.111</text:p>
              </table:table-cell>
              <table:table-cell office:value-type="float" office:value="1.68979">
                <text:p>1.68979</text:p>
              </table:table-cell>
              <table:table-cell office:value-type="float" office:value="27.11103">
                <text:p>27.11103</text:p>
              </table:table-cell>
              <table:table-cell office:value-type="float" office:value="1.702861">
                <text:p>1.7028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1281">
                <text:p>27.1281</text:p>
              </table:table-cell>
              <table:table-cell office:value-type="float" office:value="1.70027">
                <text:p>1.70027</text:p>
              </table:table-cell>
              <table:table-cell office:value-type="float" office:value="27.128103">
                <text:p>27.128103</text:p>
              </table:table-cell>
              <table:table-cell office:value-type="float" office:value="1.713552">
                <text:p>1.7135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1451">
                <text:p>27.1451</text:p>
              </table:table-cell>
              <table:table-cell office:value-type="float" office:value="1.71015">
                <text:p>1.71015</text:p>
              </table:table-cell>
              <table:table-cell office:value-type="float" office:value="27.145148">
                <text:p>27.145148</text:p>
              </table:table-cell>
              <table:table-cell office:value-type="float" office:value="1.723633">
                <text:p>1.7236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1622">
                <text:p>27.1622</text:p>
              </table:table-cell>
              <table:table-cell office:value-type="float" office:value="1.71941">
                <text:p>1.71941</text:p>
              </table:table-cell>
              <table:table-cell office:value-type="float" office:value="27.162163">
                <text:p>27.162163</text:p>
              </table:table-cell>
              <table:table-cell office:value-type="float" office:value="1.733105">
                <text:p>1.7331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1791">
                <text:p>27.1791</text:p>
              </table:table-cell>
              <table:table-cell office:value-type="float" office:value="1.72807">
                <text:p>1.72807</text:p>
              </table:table-cell>
              <table:table-cell office:value-type="float" office:value="27.17915">
                <text:p>27.17915</text:p>
              </table:table-cell>
              <table:table-cell office:value-type="float" office:value="1.741969">
                <text:p>1.7419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1961">
                <text:p>27.1961</text:p>
              </table:table-cell>
              <table:table-cell office:value-type="float" office:value="1.73613">
                <text:p>1.73613</text:p>
              </table:table-cell>
              <table:table-cell office:value-type="float" office:value="27.196108">
                <text:p>27.196108</text:p>
              </table:table-cell>
              <table:table-cell office:value-type="float" office:value="1.750227">
                <text:p>1.7502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213">
                <text:p>27.213</text:p>
              </table:table-cell>
              <table:table-cell office:value-type="float" office:value="1.74358">
                <text:p>1.74358</text:p>
              </table:table-cell>
              <table:table-cell office:value-type="float" office:value="27.213037">
                <text:p>27.213037</text:p>
              </table:table-cell>
              <table:table-cell office:value-type="float" office:value="1.75788">
                <text:p>1.757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2299">
                <text:p>27.2299</text:p>
              </table:table-cell>
              <table:table-cell office:value-type="float" office:value="1.75042">
                <text:p>1.75042</text:p>
              </table:table-cell>
              <table:table-cell office:value-type="float" office:value="27.229937">
                <text:p>27.229937</text:p>
              </table:table-cell>
              <table:table-cell office:value-type="float" office:value="1.764928">
                <text:p>1.7649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2468">
                <text:p>27.2468</text:p>
              </table:table-cell>
              <table:table-cell office:value-type="float" office:value="1.75666">
                <text:p>1.75666</text:p>
              </table:table-cell>
              <table:table-cell office:value-type="float" office:value="27.246809">
                <text:p>27.246809</text:p>
              </table:table-cell>
              <table:table-cell office:value-type="float" office:value="1.771373">
                <text:p>1.7713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2637">
                <text:p>27.2637</text:p>
              </table:table-cell>
              <table:table-cell office:value-type="float" office:value="1.7623">
                <text:p>1.7623</text:p>
              </table:table-cell>
              <table:table-cell office:value-type="float" office:value="27.263652">
                <text:p>27.263652</text:p>
              </table:table-cell>
              <table:table-cell office:value-type="float" office:value="1.777215">
                <text:p>1.7772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2805">
                <text:p>27.2805</text:p>
              </table:table-cell>
              <table:table-cell office:value-type="float" office:value="1.76734">
                <text:p>1.76734</text:p>
              </table:table-cell>
              <table:table-cell office:value-type="float" office:value="27.280467">
                <text:p>27.280467</text:p>
              </table:table-cell>
              <table:table-cell office:value-type="float" office:value="1.782455">
                <text:p>1.782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2973">
                <text:p>27.2973</text:p>
              </table:table-cell>
              <table:table-cell office:value-type="float" office:value="1.77177">
                <text:p>1.77177</text:p>
              </table:table-cell>
              <table:table-cell office:value-type="float" office:value="27.297253">
                <text:p>27.297253</text:p>
              </table:table-cell>
              <table:table-cell office:value-type="float" office:value="1.787094">
                <text:p>1.7870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314">
                <text:p>27.314</text:p>
              </table:table-cell>
              <table:table-cell office:value-type="float" office:value="1.7756">
                <text:p>1.7756</text:p>
              </table:table-cell>
              <table:table-cell office:value-type="float" office:value="27.314012">
                <text:p>27.314012</text:p>
              </table:table-cell>
              <table:table-cell office:value-type="float" office:value="1.791132">
                <text:p>1.7911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3307">
                <text:p>27.3307</text:p>
              </table:table-cell>
              <table:table-cell office:value-type="float" office:value="1.77884">
                <text:p>1.77884</text:p>
              </table:table-cell>
              <table:table-cell office:value-type="float" office:value="27.330742">
                <text:p>27.330742</text:p>
              </table:table-cell>
              <table:table-cell office:value-type="float" office:value="1.79457">
                <text:p>1.794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3474">
                <text:p>27.3474</text:p>
              </table:table-cell>
              <table:table-cell office:value-type="float" office:value="1.78147">
                <text:p>1.78147</text:p>
              </table:table-cell>
              <table:table-cell office:value-type="float" office:value="27.347444">
                <text:p>27.347444</text:p>
              </table:table-cell>
              <table:table-cell office:value-type="float" office:value="1.797408">
                <text:p>1.7974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3641">
                <text:p>27.3641</text:p>
              </table:table-cell>
              <table:table-cell office:value-type="float" office:value="1.78351">
                <text:p>1.78351</text:p>
              </table:table-cell>
              <table:table-cell office:value-type="float" office:value="27.364119">
                <text:p>27.364119</text:p>
              </table:table-cell>
              <table:table-cell office:value-type="float" office:value="1.799647">
                <text:p>1.7996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.3808">
                <text:p>27.3808</text:p>
              </table:table-cell>
              <table:table-cell office:value-type="float" office:value="1.78494">
                <text:p>1.78494</text:p>
              </table:table-cell>
              <table:table-cell office:value-type="float" office:value="27.380766">
                <text:p>27.380766</text:p>
              </table:table-cell>
              <table:table-cell office:value-type="float" office:value="1.801287">
                <text:p>1.8012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.3974">
                <text:p>27.3974</text:p>
              </table:table-cell>
              <table:table-cell office:value-type="float" office:value="1.78578">
                <text:p>1.78578</text:p>
              </table:table-cell>
              <table:table-cell office:value-type="float" office:value="27.397385">
                <text:p>27.397385</text:p>
              </table:table-cell>
              <table:table-cell office:value-type="float" office:value="1.802327">
                <text:p>1.8023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.414">
                <text:p>27.414</text:p>
              </table:table-cell>
              <table:table-cell office:value-type="float" office:value="1.78602">
                <text:p>1.78602</text:p>
              </table:table-cell>
              <table:table-cell office:value-type="float" office:value="27.413976">
                <text:p>27.413976</text:p>
              </table:table-cell>
              <table:table-cell office:value-type="float" office:value="1.80277">
                <text:p>1.80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.4305">
                <text:p>27.4305</text:p>
              </table:table-cell>
              <table:table-cell office:value-type="float" office:value="1.78566">
                <text:p>1.78566</text:p>
              </table:table-cell>
              <table:table-cell office:value-type="float" office:value="27.43054">
                <text:p>27.43054</text:p>
              </table:table-cell>
              <table:table-cell office:value-type="float" office:value="1.802614">
                <text:p>1.8026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4471">
                <text:p>27.4471</text:p>
              </table:table-cell>
              <table:table-cell office:value-type="float" office:value="1.7847">
                <text:p>1.7847</text:p>
              </table:table-cell>
              <table:table-cell office:value-type="float" office:value="27.447076">
                <text:p>27.447076</text:p>
              </table:table-cell>
              <table:table-cell office:value-type="float" office:value="1.801859">
                <text:p>1.8018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.4636">
                <text:p>27.4636</text:p>
              </table:table-cell>
              <table:table-cell office:value-type="float" office:value="1.78314">
                <text:p>1.78314</text:p>
              </table:table-cell>
              <table:table-cell office:value-type="float" office:value="27.463585">
                <text:p>27.463585</text:p>
              </table:table-cell>
              <table:table-cell office:value-type="float" office:value="1.800505">
                <text:p>1.8005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.4801">
                <text:p>27.4801</text:p>
              </table:table-cell>
              <table:table-cell office:value-type="float" office:value="1.78098">
                <text:p>1.78098</text:p>
              </table:table-cell>
              <table:table-cell office:value-type="float" office:value="27.480067">
                <text:p>27.480067</text:p>
              </table:table-cell>
              <table:table-cell office:value-type="float" office:value="1.798554">
                <text:p>1.798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.4965">
                <text:p>27.4965</text:p>
              </table:table-cell>
              <table:table-cell office:value-type="float" office:value="1.77822">
                <text:p>1.77822</text:p>
              </table:table-cell>
              <table:table-cell office:value-type="float" office:value="27.496521">
                <text:p>27.496521</text:p>
              </table:table-cell>
              <table:table-cell office:value-type="float" office:value="1.796004">
                <text:p>1.796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.5129">
                <text:p>27.5129</text:p>
              </table:table-cell>
              <table:table-cell office:value-type="float" office:value="1.77487">
                <text:p>1.77487</text:p>
              </table:table-cell>
              <table:table-cell office:value-type="float" office:value="27.512949">
                <text:p>27.512949</text:p>
              </table:table-cell>
              <table:table-cell office:value-type="float" office:value="1.792856">
                <text:p>1.7928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.5293">
                <text:p>27.5293</text:p>
              </table:table-cell>
              <table:table-cell office:value-type="float" office:value="1.77092">
                <text:p>1.77092</text:p>
              </table:table-cell>
              <table:table-cell office:value-type="float" office:value="27.529349">
                <text:p>27.529349</text:p>
              </table:table-cell>
              <table:table-cell office:value-type="float" office:value="1.789111">
                <text:p>1.7891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5457">
                <text:p>27.5457</text:p>
              </table:table-cell>
              <table:table-cell office:value-type="float" office:value="1.76637">
                <text:p>1.76637</text:p>
              </table:table-cell>
              <table:table-cell office:value-type="float" office:value="27.545723">
                <text:p>27.545723</text:p>
              </table:table-cell>
              <table:table-cell office:value-type="float" office:value="1.784769">
                <text:p>1.784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.5621">
                <text:p>27.5621</text:p>
              </table:table-cell>
              <table:table-cell office:value-type="float" office:value="1.76123">
                <text:p>1.76123</text:p>
              </table:table-cell>
              <table:table-cell office:value-type="float" office:value="27.56207">
                <text:p>27.56207</text:p>
              </table:table-cell>
              <table:table-cell office:value-type="float" office:value="1.779829">
                <text:p>1.7798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.5784">
                <text:p>27.5784</text:p>
              </table:table-cell>
              <table:table-cell office:value-type="float" office:value="1.75549">
                <text:p>1.75549</text:p>
              </table:table-cell>
              <table:table-cell office:value-type="float" office:value="27.57839">
                <text:p>27.57839</text:p>
              </table:table-cell>
              <table:table-cell office:value-type="float" office:value="1.774294">
                <text:p>1.774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.5947">
                <text:p>27.5947</text:p>
              </table:table-cell>
              <table:table-cell office:value-type="float" office:value="1.74915">
                <text:p>1.74915</text:p>
              </table:table-cell>
              <table:table-cell office:value-type="float" office:value="27.594684">
                <text:p>27.594684</text:p>
              </table:table-cell>
              <table:table-cell office:value-type="float" office:value="1.768164">
                <text:p>1.7681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611">
                <text:p>27.611</text:p>
              </table:table-cell>
              <table:table-cell office:value-type="float" office:value="1.74222">
                <text:p>1.74222</text:p>
              </table:table-cell>
              <table:table-cell office:value-type="float" office:value="27.61095">
                <text:p>27.61095</text:p>
              </table:table-cell>
              <table:table-cell office:value-type="float" office:value="1.761438">
                <text:p>1.7614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.6272">
                <text:p>27.6272</text:p>
              </table:table-cell>
              <table:table-cell office:value-type="float" office:value="1.73469">
                <text:p>1.73469</text:p>
              </table:table-cell>
              <table:table-cell office:value-type="float" office:value="27.627191">
                <text:p>27.627191</text:p>
              </table:table-cell>
              <table:table-cell office:value-type="float" office:value="1.754119">
                <text:p>1.754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.6434">
                <text:p>27.6434</text:p>
              </table:table-cell>
              <table:table-cell office:value-type="float" office:value="1.72658">
                <text:p>1.72658</text:p>
              </table:table-cell>
              <table:table-cell office:value-type="float" office:value="27.643405">
                <text:p>27.643405</text:p>
              </table:table-cell>
              <table:table-cell office:value-type="float" office:value="1.746206">
                <text:p>1.746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6596">
                <text:p>27.6596</text:p>
              </table:table-cell>
              <table:table-cell office:value-type="float" office:value="1.71787">
                <text:p>1.71787</text:p>
              </table:table-cell>
              <table:table-cell office:value-type="float" office:value="27.659593">
                <text:p>27.659593</text:p>
              </table:table-cell>
              <table:table-cell office:value-type="float" office:value="1.737701">
                <text:p>1.7377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.6758">
                <text:p>27.6758</text:p>
              </table:table-cell>
              <table:table-cell office:value-type="float" office:value="1.70856">
                <text:p>1.70856</text:p>
              </table:table-cell>
              <table:table-cell office:value-type="float" office:value="27.675754">
                <text:p>27.675754</text:p>
              </table:table-cell>
              <table:table-cell office:value-type="float" office:value="1.728605">
                <text:p>1.7286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.6919">
                <text:p>27.6919</text:p>
              </table:table-cell>
              <table:table-cell office:value-type="float" office:value="1.69867">
                <text:p>1.69867</text:p>
              </table:table-cell>
              <table:table-cell office:value-type="float" office:value="27.69189">
                <text:p>27.69189</text:p>
              </table:table-cell>
              <table:table-cell office:value-type="float" office:value="1.718918">
                <text:p>1.7189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.708">
                <text:p>27.708</text:p>
              </table:table-cell>
              <table:table-cell office:value-type="float" office:value="1.68819">
                <text:p>1.68819</text:p>
              </table:table-cell>
              <table:table-cell office:value-type="float" office:value="27.707999">
                <text:p>27.707999</text:p>
              </table:table-cell>
              <table:table-cell office:value-type="float" office:value="1.708642">
                <text:p>1.7086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.7241">
                <text:p>27.7241</text:p>
              </table:table-cell>
              <table:table-cell office:value-type="float" office:value="1.67712">
                <text:p>1.67712</text:p>
              </table:table-cell>
              <table:table-cell office:value-type="float" office:value="27.724083">
                <text:p>27.724083</text:p>
              </table:table-cell>
              <table:table-cell office:value-type="float" office:value="1.697778">
                <text:p>1.6977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.7401">
                <text:p>27.7401</text:p>
              </table:table-cell>
              <table:table-cell office:value-type="float" office:value="1.66547">
                <text:p>1.66547</text:p>
              </table:table-cell>
              <table:table-cell office:value-type="float" office:value="27.74014">
                <text:p>27.74014</text:p>
              </table:table-cell>
              <table:table-cell office:value-type="float" office:value="1.686328">
                <text:p>1.6863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.7562">
                <text:p>27.7562</text:p>
              </table:table-cell>
              <table:table-cell office:value-type="float" office:value="1.65323">
                <text:p>1.65323</text:p>
              </table:table-cell>
              <table:table-cell office:value-type="float" office:value="27.756172">
                <text:p>27.756172</text:p>
              </table:table-cell>
              <table:table-cell office:value-type="float" office:value="1.674292">
                <text:p>1.674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.7722">
                <text:p>27.7722</text:p>
              </table:table-cell>
              <table:table-cell office:value-type="float" office:value="1.6404">
                <text:p>1.6404</text:p>
              </table:table-cell>
              <table:table-cell office:value-type="float" office:value="27.772178">
                <text:p>27.772178</text:p>
              </table:table-cell>
              <table:table-cell office:value-type="float" office:value="1.661672">
                <text:p>1.661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.7882">
                <text:p>27.7882</text:p>
              </table:table-cell>
              <table:table-cell office:value-type="float" office:value="1.627">
                <text:p>1.627</text:p>
              </table:table-cell>
              <table:table-cell office:value-type="float" office:value="27.788159">
                <text:p>27.788159</text:p>
              </table:table-cell>
              <table:table-cell office:value-type="float" office:value="1.648469">
                <text:p>1.6484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.8041">
                <text:p>27.8041</text:p>
              </table:table-cell>
              <table:table-cell office:value-type="float" office:value="1.61301">
                <text:p>1.61301</text:p>
              </table:table-cell>
              <table:table-cell office:value-type="float" office:value="27.804114">
                <text:p>27.804114</text:p>
              </table:table-cell>
              <table:table-cell office:value-type="float" office:value="1.634686">
                <text:p>1.6346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.82">
                <text:p>27.82</text:p>
              </table:table-cell>
              <table:table-cell office:value-type="float" office:value="1.59845">
                <text:p>1.59845</text:p>
              </table:table-cell>
              <table:table-cell office:value-type="float" office:value="27.820043">
                <text:p>27.820043</text:p>
              </table:table-cell>
              <table:table-cell office:value-type="float" office:value="1.620322">
                <text:p>1.6203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.8359">
                <text:p>27.8359</text:p>
              </table:table-cell>
              <table:table-cell office:value-type="float" office:value="1.5833">
                <text:p>1.5833</text:p>
              </table:table-cell>
              <table:table-cell office:value-type="float" office:value="27.835948">
                <text:p>27.835948</text:p>
              </table:table-cell>
              <table:table-cell office:value-type="float" office:value="1.605381">
                <text:p>1.6053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.8518">
                <text:p>27.8518</text:p>
              </table:table-cell>
              <table:table-cell office:value-type="float" office:value="1.56758">
                <text:p>1.56758</text:p>
              </table:table-cell>
              <table:table-cell office:value-type="float" office:value="27.851826">
                <text:p>27.851826</text:p>
              </table:table-cell>
              <table:table-cell office:value-type="float" office:value="1.589864">
                <text:p>1.5898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8677">
                <text:p>27.8677</text:p>
              </table:table-cell>
              <table:table-cell office:value-type="float" office:value="1.55129">
                <text:p>1.55129</text:p>
              </table:table-cell>
              <table:table-cell office:value-type="float" office:value="27.86768">
                <text:p>27.86768</text:p>
              </table:table-cell>
              <table:table-cell office:value-type="float" office:value="1.573772">
                <text:p>1.5737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.8835">
                <text:p>27.8835</text:p>
              </table:table-cell>
              <table:table-cell office:value-type="float" office:value="1.53442">
                <text:p>1.53442</text:p>
              </table:table-cell>
              <table:table-cell office:value-type="float" office:value="27.883509">
                <text:p>27.883509</text:p>
              </table:table-cell>
              <table:table-cell office:value-type="float" office:value="1.557107">
                <text:p>1.5571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.8993">
                <text:p>27.8993</text:p>
              </table:table-cell>
              <table:table-cell office:value-type="float" office:value="1.51699">
                <text:p>1.51699</text:p>
              </table:table-cell>
              <table:table-cell office:value-type="float" office:value="27.899312">
                <text:p>27.899312</text:p>
              </table:table-cell>
              <table:table-cell office:value-type="float" office:value="1.539872">
                <text:p>1.5398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.9151">
                <text:p>27.9151</text:p>
              </table:table-cell>
              <table:table-cell office:value-type="float" office:value="1.49898">
                <text:p>1.49898</text:p>
              </table:table-cell>
              <table:table-cell office:value-type="float" office:value="27.915091">
                <text:p>27.915091</text:p>
              </table:table-cell>
              <table:table-cell office:value-type="float" office:value="1.522068">
                <text:p>1.5220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.9308">
                <text:p>27.9308</text:p>
              </table:table-cell>
              <table:table-cell office:value-type="float" office:value="1.48041">
                <text:p>1.48041</text:p>
              </table:table-cell>
              <table:table-cell office:value-type="float" office:value="27.930844">
                <text:p>27.930844</text:p>
              </table:table-cell>
              <table:table-cell office:value-type="float" office:value="1.503697">
                <text:p>1.503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.9466">
                <text:p>27.9466</text:p>
              </table:table-cell>
              <table:table-cell office:value-type="float" office:value="1.46128">
                <text:p>1.46128</text:p>
              </table:table-cell>
              <table:table-cell office:value-type="float" office:value="27.946573">
                <text:p>27.946573</text:p>
              </table:table-cell>
              <table:table-cell office:value-type="float" office:value="1.484761">
                <text:p>1.4847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.9623">
                <text:p>27.9623</text:p>
              </table:table-cell>
              <table:table-cell office:value-type="float" office:value="1.44158">
                <text:p>1.44158</text:p>
              </table:table-cell>
              <table:table-cell office:value-type="float" office:value="27.962277">
                <text:p>27.962277</text:p>
              </table:table-cell>
              <table:table-cell office:value-type="float" office:value="1.465262">
                <text:p>1.4652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.978">
                <text:p>27.978</text:p>
              </table:table-cell>
              <table:table-cell office:value-type="float" office:value="1.42132">
                <text:p>1.42132</text:p>
              </table:table-cell>
              <table:table-cell office:value-type="float" office:value="27.977956">
                <text:p>27.977956</text:p>
              </table:table-cell>
              <table:table-cell office:value-type="float" office:value="1.445203">
                <text:p>1.4452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.9936">
                <text:p>27.9936</text:p>
              </table:table-cell>
              <table:table-cell office:value-type="float" office:value="1.40051">
                <text:p>1.40051</text:p>
              </table:table-cell>
              <table:table-cell office:value-type="float" office:value="27.993611">
                <text:p>27.993611</text:p>
              </table:table-cell>
              <table:table-cell office:value-type="float" office:value="1.424586">
                <text:p>1.4245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.0092">
                <text:p>28.0092</text:p>
              </table:table-cell>
              <table:table-cell office:value-type="float" office:value="1.37914">
                <text:p>1.37914</text:p>
              </table:table-cell>
              <table:table-cell office:value-type="float" office:value="28.009241">
                <text:p>28.009241</text:p>
              </table:table-cell>
              <table:table-cell office:value-type="float" office:value="1.403412">
                <text:p>1.403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.0248">
                <text:p>28.0248</text:p>
              </table:table-cell>
              <table:table-cell office:value-type="float" office:value="1.35721">
                <text:p>1.35721</text:p>
              </table:table-cell>
              <table:table-cell office:value-type="float" office:value="28.024847">
                <text:p>28.024847</text:p>
              </table:table-cell>
              <table:table-cell office:value-type="float" office:value="1.381685">
                <text:p>1.3816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.0404">
                <text:p>28.0404</text:p>
              </table:table-cell>
              <table:table-cell office:value-type="float" office:value="1.33474">
                <text:p>1.33474</text:p>
              </table:table-cell>
              <table:table-cell office:value-type="float" office:value="28.040429">
                <text:p>28.040429</text:p>
              </table:table-cell>
              <table:table-cell office:value-type="float" office:value="1.359407">
                <text:p>1.3594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.056">
                <text:p>28.056</text:p>
              </table:table-cell>
              <table:table-cell office:value-type="float" office:value="1.31172">
                <text:p>1.31172</text:p>
              </table:table-cell>
              <table:table-cell office:value-type="float" office:value="28.055986">
                <text:p>28.055986</text:p>
              </table:table-cell>
              <table:table-cell office:value-type="float" office:value="1.336579">
                <text:p>1.3365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.0715">
                <text:p>28.0715</text:p>
              </table:table-cell>
              <table:table-cell office:value-type="float" office:value="1.28815">
                <text:p>1.28815</text:p>
              </table:table-cell>
              <table:table-cell office:value-type="float" office:value="28.071519">
                <text:p>28.071519</text:p>
              </table:table-cell>
              <table:table-cell office:value-type="float" office:value="1.313206">
                <text:p>1.3132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.087">
                <text:p>28.087</text:p>
              </table:table-cell>
              <table:table-cell office:value-type="float" office:value="1.26404">
                <text:p>1.26404</text:p>
              </table:table-cell>
              <table:table-cell office:value-type="float" office:value="28.087028">
                <text:p>28.087028</text:p>
              </table:table-cell>
              <table:table-cell office:value-type="float" office:value="1.289288">
                <text:p>1.2892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.1025">
                <text:p>28.1025</text:p>
              </table:table-cell>
              <table:table-cell office:value-type="float" office:value="1.23939">
                <text:p>1.23939</text:p>
              </table:table-cell>
              <table:table-cell office:value-type="float" office:value="28.102513">
                <text:p>28.102513</text:p>
              </table:table-cell>
              <table:table-cell office:value-type="float" office:value="1.264829">
                <text:p>1.2648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.118">
                <text:p>28.118</text:p>
              </table:table-cell>
              <table:table-cell office:value-type="float" office:value="1.2142">
                <text:p>1.2142</text:p>
              </table:table-cell>
              <table:table-cell office:value-type="float" office:value="28.117973">
                <text:p>28.117973</text:p>
              </table:table-cell>
              <table:table-cell office:value-type="float" office:value="1.239831">
                <text:p>1.2398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.1334">
                <text:p>28.1334</text:p>
              </table:table-cell>
              <table:table-cell office:value-type="float" office:value="1.18847">
                <text:p>1.18847</text:p>
              </table:table-cell>
              <table:table-cell office:value-type="float" office:value="28.13341">
                <text:p>28.13341</text:p>
              </table:table-cell>
              <table:table-cell office:value-type="float" office:value="1.214297">
                <text:p>1.2142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.1488">
                <text:p>28.1488</text:p>
              </table:table-cell>
              <table:table-cell office:value-type="float" office:value="1.16221">
                <text:p>1.16221</text:p>
              </table:table-cell>
              <table:table-cell office:value-type="float" office:value="28.148823">
                <text:p>28.148823</text:p>
              </table:table-cell>
              <table:table-cell office:value-type="float" office:value="1.18823">
                <text:p>1.188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.1642">
                <text:p>28.1642</text:p>
              </table:table-cell>
              <table:table-cell office:value-type="float" office:value="1.13543">
                <text:p>1.13543</text:p>
              </table:table-cell>
              <table:table-cell office:value-type="float" office:value="28.164213">
                <text:p>28.164213</text:p>
              </table:table-cell>
              <table:table-cell office:value-type="float" office:value="1.161632">
                <text:p>1.1616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.1796">
                <text:p>28.1796</text:p>
              </table:table-cell>
              <table:table-cell office:value-type="float" office:value="1.10811">
                <text:p>1.10811</text:p>
              </table:table-cell>
              <table:table-cell office:value-type="float" office:value="28.179578">
                <text:p>28.179578</text:p>
              </table:table-cell>
              <table:table-cell office:value-type="float" office:value="1.134506">
                <text:p>1.1345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.1949">
                <text:p>28.1949</text:p>
              </table:table-cell>
              <table:table-cell office:value-type="float" office:value="1.08027">
                <text:p>1.08027</text:p>
              </table:table-cell>
              <table:table-cell office:value-type="float" office:value="28.194921">
                <text:p>28.194921</text:p>
              </table:table-cell>
              <table:table-cell office:value-type="float" office:value="1.106856">
                <text:p>1.1068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.2102">
                <text:p>28.2102</text:p>
              </table:table-cell>
              <table:table-cell office:value-type="float" office:value="1.05191">
                <text:p>1.05191</text:p>
              </table:table-cell>
              <table:table-cell office:value-type="float" office:value="28.210239">
                <text:p>28.210239</text:p>
              </table:table-cell>
              <table:table-cell office:value-type="float" office:value="1.078683">
                <text:p>1.0786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.2255">
                <text:p>28.2255</text:p>
              </table:table-cell>
              <table:table-cell office:value-type="float" office:value="1.02304">
                <text:p>1.02304</text:p>
              </table:table-cell>
              <table:table-cell office:value-type="float" office:value="28.225534">
                <text:p>28.225534</text:p>
              </table:table-cell>
              <table:table-cell office:value-type="float" office:value="1.049991">
                <text:p>1.049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.2408">
                <text:p>28.2408</text:p>
              </table:table-cell>
              <table:table-cell office:value-type="float" office:value="0.993643">
                <text:p>0.993643</text:p>
              </table:table-cell>
              <table:table-cell office:value-type="float" office:value="28.240806">
                <text:p>28.240806</text:p>
              </table:table-cell>
              <table:table-cell office:value-type="float" office:value="1.020783">
                <text:p>1.0207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.2561">
                <text:p>28.2561</text:p>
              </table:table-cell>
              <table:table-cell office:value-type="float" office:value="0.963737">
                <text:p>0.963737</text:p>
              </table:table-cell>
              <table:table-cell office:value-type="float" office:value="28.256054">
                <text:p>28.256054</text:p>
              </table:table-cell>
              <table:table-cell office:value-type="float" office:value="0.991062">
                <text:p>0.9910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.2713">
                <text:p>28.2713</text:p>
              </table:table-cell>
              <table:table-cell office:value-type="float" office:value="0.933321">
                <text:p>0.933321</text:p>
              </table:table-cell>
              <table:table-cell office:value-type="float" office:value="28.271279">
                <text:p>28.271279</text:p>
              </table:table-cell>
              <table:table-cell office:value-type="float" office:value="0.96083">
                <text:p>0.960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.2865">
                <text:p>28.2865</text:p>
              </table:table-cell>
              <table:table-cell office:value-type="float" office:value="0.9024">
                <text:p>0.9024</text:p>
              </table:table-cell>
              <table:table-cell office:value-type="float" office:value="28.286481">
                <text:p>28.286481</text:p>
              </table:table-cell>
              <table:table-cell office:value-type="float" office:value="0.930091">
                <text:p>0.9300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.3017">
                <text:p>28.3017</text:p>
              </table:table-cell>
              <table:table-cell office:value-type="float" office:value="0.870975">
                <text:p>0.870975</text:p>
              </table:table-cell>
              <table:table-cell office:value-type="float" office:value="28.30166">
                <text:p>28.30166</text:p>
              </table:table-cell>
              <table:table-cell office:value-type="float" office:value="0.898848">
                <text:p>0.8988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.3168">
                <text:p>28.3168</text:p>
              </table:table-cell>
              <table:table-cell office:value-type="float" office:value="0.839051">
                <text:p>0.839051</text:p>
              </table:table-cell>
              <table:table-cell office:value-type="float" office:value="28.316816">
                <text:p>28.316816</text:p>
              </table:table-cell>
              <table:table-cell office:value-type="float" office:value="0.867105">
                <text:p>0.8671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.3319">
                <text:p>28.3319</text:p>
              </table:table-cell>
              <table:table-cell office:value-type="float" office:value="0.806629">
                <text:p>0.806629</text:p>
              </table:table-cell>
              <table:table-cell office:value-type="float" office:value="28.331949">
                <text:p>28.331949</text:p>
              </table:table-cell>
              <table:table-cell office:value-type="float" office:value="0.834863">
                <text:p>0.8348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.3471">
                <text:p>28.3471</text:p>
              </table:table-cell>
              <table:table-cell office:value-type="float" office:value="0.773714">
                <text:p>0.773714</text:p>
              </table:table-cell>
              <table:table-cell office:value-type="float" office:value="28.347058">
                <text:p>28.347058</text:p>
              </table:table-cell>
              <table:table-cell office:value-type="float" office:value="0.802127">
                <text:p>0.8021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.3621">
                <text:p>28.3621</text:p>
              </table:table-cell>
              <table:table-cell office:value-type="float" office:value="0.740309">
                <text:p>0.740309</text:p>
              </table:table-cell>
              <table:table-cell office:value-type="float" office:value="28.362145">
                <text:p>28.362145</text:p>
              </table:table-cell>
              <table:table-cell office:value-type="float" office:value="0.7689">
                <text:p>0.76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.3772">
                <text:p>28.3772</text:p>
              </table:table-cell>
              <table:table-cell office:value-type="float" office:value="0.706416">
                <text:p>0.706416</text:p>
              </table:table-cell>
              <table:table-cell office:value-type="float" office:value="28.37721">
                <text:p>28.37721</text:p>
              </table:table-cell>
              <table:table-cell office:value-type="float" office:value="0.735184">
                <text:p>0.7351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.3923">
                <text:p>28.3923</text:p>
              </table:table-cell>
              <table:table-cell office:value-type="float" office:value="0.672039">
                <text:p>0.672039</text:p>
              </table:table-cell>
              <table:table-cell office:value-type="float" office:value="28.392251">
                <text:p>28.392251</text:p>
              </table:table-cell>
              <table:table-cell office:value-type="float" office:value="0.700983">
                <text:p>0.7009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.4073">
                <text:p>28.4073</text:p>
              </table:table-cell>
              <table:table-cell office:value-type="float" office:value="0.637182">
                <text:p>0.637182</text:p>
              </table:table-cell>
              <table:table-cell office:value-type="float" office:value="28.40727">
                <text:p>28.40727</text:p>
              </table:table-cell>
              <table:table-cell office:value-type="float" office:value="0.666301">
                <text:p>0.6663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.4223">
                <text:p>28.4223</text:p>
              </table:table-cell>
              <table:table-cell office:value-type="float" office:value="0.601848">
                <text:p>0.601848</text:p>
              </table:table-cell>
              <table:table-cell office:value-type="float" office:value="28.422267">
                <text:p>28.422267</text:p>
              </table:table-cell>
              <table:table-cell office:value-type="float" office:value="0.631141">
                <text:p>0.631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.4372">
                <text:p>28.4372</text:p>
              </table:table-cell>
              <table:table-cell office:value-type="float" office:value="0.566039">
                <text:p>0.566039</text:p>
              </table:table-cell>
              <table:table-cell office:value-type="float" office:value="28.437241">
                <text:p>28.437241</text:p>
              </table:table-cell>
              <table:table-cell office:value-type="float" office:value="0.595506">
                <text:p>0.5955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.4522">
                <text:p>28.4522</text:p>
              </table:table-cell>
              <table:table-cell office:value-type="float" office:value="0.529761">
                <text:p>0.529761</text:p>
              </table:table-cell>
              <table:table-cell office:value-type="float" office:value="28.452192">
                <text:p>28.452192</text:p>
              </table:table-cell>
              <table:table-cell office:value-type="float" office:value="0.559399">
                <text:p>0.5593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.4671">
                <text:p>28.4671</text:p>
              </table:table-cell>
              <table:table-cell office:value-type="float" office:value="0.493015">
                <text:p>0.493015</text:p>
              </table:table-cell>
              <table:table-cell office:value-type="float" office:value="28.467121">
                <text:p>28.467121</text:p>
              </table:table-cell>
              <table:table-cell office:value-type="float" office:value="0.522824">
                <text:p>0.5228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.482">
                <text:p>28.482</text:p>
              </table:table-cell>
              <table:table-cell office:value-type="float" office:value="0.455805">
                <text:p>0.455805</text:p>
              </table:table-cell>
              <table:table-cell office:value-type="float" office:value="28.482028">
                <text:p>28.482028</text:p>
              </table:table-cell>
              <table:table-cell office:value-type="float" office:value="0.485784">
                <text:p>0.4857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.4969">
                <text:p>28.4969</text:p>
              </table:table-cell>
              <table:table-cell office:value-type="float" office:value="0.418135">
                <text:p>0.418135</text:p>
              </table:table-cell>
              <table:table-cell office:value-type="float" office:value="28.496913">
                <text:p>28.496913</text:p>
              </table:table-cell>
              <table:table-cell office:value-type="float" office:value="0.448283">
                <text:p>0.4482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.5118">
                <text:p>28.5118</text:p>
              </table:table-cell>
              <table:table-cell office:value-type="float" office:value="0.380008">
                <text:p>0.380008</text:p>
              </table:table-cell>
              <table:table-cell office:value-type="float" office:value="28.511775">
                <text:p>28.511775</text:p>
              </table:table-cell>
              <table:table-cell office:value-type="float" office:value="0.410324">
                <text:p>0.4103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.5266">
                <text:p>28.5266</text:p>
              </table:table-cell>
              <table:table-cell office:value-type="float" office:value="0.341428">
                <text:p>0.341428</text:p>
              </table:table-cell>
              <table:table-cell office:value-type="float" office:value="28.526616">
                <text:p>28.526616</text:p>
              </table:table-cell>
              <table:table-cell office:value-type="float" office:value="0.37191">
                <text:p>0.371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.5414">
                <text:p>28.5414</text:p>
              </table:table-cell>
              <table:table-cell office:value-type="float" office:value="0.302398">
                <text:p>0.302398</text:p>
              </table:table-cell>
              <table:table-cell office:value-type="float" office:value="28.541434">
                <text:p>28.541434</text:p>
              </table:table-cell>
              <table:table-cell office:value-type="float" office:value="0.333046">
                <text:p>0.3330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.5562">
                <text:p>28.5562</text:p>
              </table:table-cell>
              <table:table-cell office:value-type="float" office:value="0.262921">
                <text:p>0.262921</text:p>
              </table:table-cell>
              <table:table-cell office:value-type="float" office:value="28.556231">
                <text:p>28.556231</text:p>
              </table:table-cell>
              <table:table-cell office:value-type="float" office:value="0.293733">
                <text:p>0.2937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.571">
                <text:p>28.571</text:p>
              </table:table-cell>
              <table:table-cell office:value-type="float" office:value="0.223001">
                <text:p>0.223001</text:p>
              </table:table-cell>
              <table:table-cell office:value-type="float" office:value="28.571005">
                <text:p>28.571005</text:p>
              </table:table-cell>
              <table:table-cell office:value-type="float" office:value="0.253977">
                <text:p>0.2539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.5858">
                <text:p>28.5858</text:p>
              </table:table-cell>
              <table:table-cell office:value-type="float" office:value="0.182643">
                <text:p>0.182643</text:p>
              </table:table-cell>
              <table:table-cell office:value-type="float" office:value="28.585758">
                <text:p>28.585758</text:p>
              </table:table-cell>
              <table:table-cell office:value-type="float" office:value="0.213781">
                <text:p>0.2137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.6005">
                <text:p>28.6005</text:p>
              </table:table-cell>
              <table:table-cell office:value-type="float" office:value="0.141848">
                <text:p>0.141848</text:p>
              </table:table-cell>
              <table:table-cell office:value-type="float" office:value="28.600489">
                <text:p>28.600489</text:p>
              </table:table-cell>
              <table:table-cell office:value-type="float" office:value="0.173147">
                <text:p>0.1731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.6152">
                <text:p>28.6152</text:p>
              </table:table-cell>
              <table:table-cell office:value-type="float" office:value="0.100621">
                <text:p>0.100621</text:p>
              </table:table-cell>
              <table:table-cell office:value-type="float" office:value="28.615198">
                <text:p>28.615198</text:p>
              </table:table-cell>
              <table:table-cell office:value-type="float" office:value="0.13208">
                <text:p>0.132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.6299">
                <text:p>28.6299</text:p>
              </table:table-cell>
              <table:table-cell office:value-type="float" office:value="0.0589648">
                <text:p>0.0589648</text:p>
              </table:table-cell>
              <table:table-cell office:value-type="float" office:value="28.629886">
                <text:p>28.629886</text:p>
              </table:table-cell>
              <table:table-cell office:value-type="float" office:value="0.090584">
                <text:p>0.0905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.6446">
                <text:p>28.6446</text:p>
              </table:table-cell>
              <table:table-cell office:value-type="float" office:value="0.0168837">
                <text:p>0.0168837</text:p>
              </table:table-cell>
              <table:table-cell office:value-type="float" office:value="28.644552">
                <text:p>28.644552</text:p>
              </table:table-cell>
              <table:table-cell office:value-type="float" office:value="0.04866">
                <text:p>0.048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.6592">
                <text:p>28.6592</text:p>
              </table:table-cell>
              <table:table-cell office:value-type="float" office:value="0">
                <text:p>0</text:p>
              </table:table-cell>
              <table:table-cell office:value-type="float" office:value="28.659196">
                <text:p>28.659196</text:p>
              </table:table-cell>
              <table:table-cell office:value-type="float" office:value="0.006314">
                <text:p>0.0063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.7762">
                <text:p>28.7762</text:p>
              </table:table-cell>
              <table:table-cell office:value-type="float" office:value="0">
                <text:p>0</text:p>
              </table:table-cell>
              <table:table-cell office:value-type="float" office:value="28.673819">
                <text:p>28.67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.7908">
                <text:p>28.7908</text:p>
              </table:table-cell>
              <table:table-cell office:value-type="float" office:value="0.0425028">
                <text:p>0.0425028</text:p>
              </table:table-cell>
              <table:table-cell office:value-type="float" office:value="28.790633">
                <text:p>28.790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.8054">
                <text:p>28.8054</text:p>
              </table:table-cell>
              <table:table-cell office:value-type="float" office:value="0.0842262">
                <text:p>0.0842262</text:p>
              </table:table-cell>
              <table:table-cell office:value-type="float" office:value="28.805234">
                <text:p>28.805234</text:p>
              </table:table-cell>
              <table:table-cell office:value-type="float" office:value="0.043181">
                <text:p>0.0431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.82">
                <text:p>28.82</text:p>
              </table:table-cell>
              <table:table-cell office:value-type="float" office:value="0.125177">
                <text:p>0.125177</text:p>
              </table:table-cell>
              <table:table-cell office:value-type="float" office:value="28.819815">
                <text:p>28.819815</text:p>
              </table:table-cell>
              <table:table-cell office:value-type="float" office:value="0.085577">
                <text:p>0.0855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.8345">
                <text:p>28.8345</text:p>
              </table:table-cell>
              <table:table-cell office:value-type="float" office:value="0.165361">
                <text:p>0.165361</text:p>
              </table:table-cell>
              <table:table-cell office:value-type="float" office:value="28.834374">
                <text:p>28.834374</text:p>
              </table:table-cell>
              <table:table-cell office:value-type="float" office:value="0.127194">
                <text:p>0.1271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.8491">
                <text:p>28.8491</text:p>
              </table:table-cell>
              <table:table-cell office:value-type="float" office:value="0.204785">
                <text:p>0.204785</text:p>
              </table:table-cell>
              <table:table-cell office:value-type="float" office:value="28.848912">
                <text:p>28.848912</text:p>
              </table:table-cell>
              <table:table-cell office:value-type="float" office:value="0.16804">
                <text:p>0.168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.8636">
                <text:p>28.8636</text:p>
              </table:table-cell>
              <table:table-cell office:value-type="float" office:value="0.243454">
                <text:p>0.243454</text:p>
              </table:table-cell>
              <table:table-cell office:value-type="float" office:value="28.863429">
                <text:p>28.863429</text:p>
              </table:table-cell>
              <table:table-cell office:value-type="float" office:value="0.208121">
                <text:p>0.208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.8781">
                <text:p>28.8781</text:p>
              </table:table-cell>
              <table:table-cell office:value-type="float" office:value="0.281376">
                <text:p>0.281376</text:p>
              </table:table-cell>
              <table:table-cell office:value-type="float" office:value="28.877924">
                <text:p>28.877924</text:p>
              </table:table-cell>
              <table:table-cell office:value-type="float" office:value="0.247442">
                <text:p>0.2474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.8926">
                <text:p>28.8926</text:p>
              </table:table-cell>
              <table:table-cell office:value-type="float" office:value="0.318555">
                <text:p>0.318555</text:p>
              </table:table-cell>
              <table:table-cell office:value-type="float" office:value="28.892399">
                <text:p>28.892399</text:p>
              </table:table-cell>
              <table:table-cell office:value-type="float" office:value="0.28601">
                <text:p>0.286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.907">
                <text:p>28.907</text:p>
              </table:table-cell>
              <table:table-cell office:value-type="float" office:value="0.354997">
                <text:p>0.354997</text:p>
              </table:table-cell>
              <table:table-cell office:value-type="float" office:value="28.906853">
                <text:p>28.906853</text:p>
              </table:table-cell>
              <table:table-cell office:value-type="float" office:value="0.323831">
                <text:p>0.3238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.9215">
                <text:p>28.9215</text:p>
              </table:table-cell>
              <table:table-cell office:value-type="float" office:value="0.390707">
                <text:p>0.390707</text:p>
              </table:table-cell>
              <table:table-cell office:value-type="float" office:value="28.921286">
                <text:p>28.921286</text:p>
              </table:table-cell>
              <table:table-cell office:value-type="float" office:value="0.36091">
                <text:p>0.360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.9359">
                <text:p>28.9359</text:p>
              </table:table-cell>
              <table:table-cell office:value-type="float" office:value="0.425691">
                <text:p>0.425691</text:p>
              </table:table-cell>
              <table:table-cell office:value-type="float" office:value="28.935698">
                <text:p>28.935698</text:p>
              </table:table-cell>
              <table:table-cell office:value-type="float" office:value="0.397253">
                <text:p>0.3972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.9503">
                <text:p>28.9503</text:p>
              </table:table-cell>
              <table:table-cell office:value-type="float" office:value="0.459954">
                <text:p>0.459954</text:p>
              </table:table-cell>
              <table:table-cell office:value-type="float" office:value="28.950089">
                <text:p>28.950089</text:p>
              </table:table-cell>
              <table:table-cell office:value-type="float" office:value="0.432866">
                <text:p>0.432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.9646">
                <text:p>28.9646</text:p>
              </table:table-cell>
              <table:table-cell office:value-type="float" office:value="0.4935">
                <text:p>0.4935</text:p>
              </table:table-cell>
              <table:table-cell office:value-type="float" office:value="28.964459">
                <text:p>28.964459</text:p>
              </table:table-cell>
              <table:table-cell office:value-type="float" office:value="0.467753">
                <text:p>0.4677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.979">
                <text:p>28.979</text:p>
              </table:table-cell>
              <table:table-cell office:value-type="float" office:value="0.526336">
                <text:p>0.526336</text:p>
              </table:table-cell>
              <table:table-cell office:value-type="float" office:value="28.978809">
                <text:p>28.978809</text:p>
              </table:table-cell>
              <table:table-cell office:value-type="float" office:value="0.50192">
                <text:p>0.501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.9933">
                <text:p>28.9933</text:p>
              </table:table-cell>
              <table:table-cell office:value-type="float" office:value="0.558465">
                <text:p>0.558465</text:p>
              </table:table-cell>
              <table:table-cell office:value-type="float" office:value="28.993139">
                <text:p>28.993139</text:p>
              </table:table-cell>
              <table:table-cell office:value-type="float" office:value="0.535372">
                <text:p>0.5353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.0076">
                <text:p>29.0076</text:p>
              </table:table-cell>
              <table:table-cell office:value-type="float" office:value="0.589892">
                <text:p>0.589892</text:p>
              </table:table-cell>
              <table:table-cell office:value-type="float" office:value="29.007447">
                <text:p>29.007447</text:p>
              </table:table-cell>
              <table:table-cell office:value-type="float" office:value="0.568113">
                <text:p>0.5681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.0219">
                <text:p>29.0219</text:p>
              </table:table-cell>
              <table:table-cell office:value-type="float" office:value="0.620621">
                <text:p>0.620621</text:p>
              </table:table-cell>
              <table:table-cell office:value-type="float" office:value="29.021736">
                <text:p>29.021736</text:p>
              </table:table-cell>
              <table:table-cell office:value-type="float" office:value="0.600148">
                <text:p>0.6001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.0362">
                <text:p>29.0362</text:p>
              </table:table-cell>
              <table:table-cell office:value-type="float" office:value="0.650657">
                <text:p>0.650657</text:p>
              </table:table-cell>
              <table:table-cell office:value-type="float" office:value="29.036003">
                <text:p>29.036003</text:p>
              </table:table-cell>
              <table:table-cell office:value-type="float" office:value="0.631482">
                <text:p>0.6314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.0504">
                <text:p>29.0504</text:p>
              </table:table-cell>
              <table:table-cell office:value-type="float" office:value="0.680004">
                <text:p>0.680004</text:p>
              </table:table-cell>
              <table:table-cell office:value-type="float" office:value="29.050251">
                <text:p>29.050251</text:p>
              </table:table-cell>
              <table:table-cell office:value-type="float" office:value="0.66212">
                <text:p>0.662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.0646">
                <text:p>29.0646</text:p>
              </table:table-cell>
              <table:table-cell office:value-type="float" office:value="0.708667">
                <text:p>0.708667</text:p>
              </table:table-cell>
              <table:table-cell office:value-type="float" office:value="29.064478">
                <text:p>29.064478</text:p>
              </table:table-cell>
              <table:table-cell office:value-type="float" office:value="0.692065">
                <text:p>0.6920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.0789">
                <text:p>29.0789</text:p>
              </table:table-cell>
              <table:table-cell office:value-type="float" office:value="0.736648">
                <text:p>0.736648</text:p>
              </table:table-cell>
              <table:table-cell office:value-type="float" office:value="29.078685">
                <text:p>29.078685</text:p>
              </table:table-cell>
              <table:table-cell office:value-type="float" office:value="0.721322">
                <text:p>0.7213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.093">
                <text:p>29.093</text:p>
              </table:table-cell>
              <table:table-cell office:value-type="float" office:value="0.763953">
                <text:p>0.763953</text:p>
              </table:table-cell>
              <table:table-cell office:value-type="float" office:value="29.092872">
                <text:p>29.092872</text:p>
              </table:table-cell>
              <table:table-cell office:value-type="float" office:value="0.749895">
                <text:p>0.7498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.1072">
                <text:p>29.1072</text:p>
              </table:table-cell>
              <table:table-cell office:value-type="float" office:value="0.790584">
                <text:p>0.790584</text:p>
              </table:table-cell>
              <table:table-cell office:value-type="float" office:value="29.107039">
                <text:p>29.107039</text:p>
              </table:table-cell>
              <table:table-cell office:value-type="float" office:value="0.777787">
                <text:p>0.7777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.1214">
                <text:p>29.1214</text:p>
              </table:table-cell>
              <table:table-cell office:value-type="float" office:value="0.816545">
                <text:p>0.816545</text:p>
              </table:table-cell>
              <table:table-cell office:value-type="float" office:value="29.121185">
                <text:p>29.121185</text:p>
              </table:table-cell>
              <table:table-cell office:value-type="float" office:value="0.805003">
                <text:p>0.805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.1355">
                <text:p>29.1355</text:p>
              </table:table-cell>
              <table:table-cell office:value-type="float" office:value="0.84184">
                <text:p>0.84184</text:p>
              </table:table-cell>
              <table:table-cell office:value-type="float" office:value="29.135312">
                <text:p>29.135312</text:p>
              </table:table-cell>
              <table:table-cell office:value-type="float" office:value="0.831547">
                <text:p>0.8315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.1496">
                <text:p>29.1496</text:p>
              </table:table-cell>
              <table:table-cell office:value-type="float" office:value="0.866473">
                <text:p>0.866473</text:p>
              </table:table-cell>
              <table:table-cell office:value-type="float" office:value="29.149418">
                <text:p>29.149418</text:p>
              </table:table-cell>
              <table:table-cell office:value-type="float" office:value="0.857421">
                <text:p>0.8574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.1637">
                <text:p>29.1637</text:p>
              </table:table-cell>
              <table:table-cell office:value-type="float" office:value="0.890446">
                <text:p>0.890446</text:p>
              </table:table-cell>
              <table:table-cell office:value-type="float" office:value="29.163505">
                <text:p>29.163505</text:p>
              </table:table-cell>
              <table:table-cell office:value-type="float" office:value="0.88263">
                <text:p>0.882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.1777">
                <text:p>29.1777</text:p>
              </table:table-cell>
              <table:table-cell office:value-type="float" office:value="0.913763">
                <text:p>0.913763</text:p>
              </table:table-cell>
              <table:table-cell office:value-type="float" office:value="29.177572">
                <text:p>29.177572</text:p>
              </table:table-cell>
              <table:table-cell office:value-type="float" office:value="0.907177">
                <text:p>0.9071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.1918">
                <text:p>29.1918</text:p>
              </table:table-cell>
              <table:table-cell office:value-type="float" office:value="0.936426">
                <text:p>0.936426</text:p>
              </table:table-cell>
              <table:table-cell office:value-type="float" office:value="29.191619">
                <text:p>29.191619</text:p>
              </table:table-cell>
              <table:table-cell office:value-type="float" office:value="0.931065">
                <text:p>0.9310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2058">
                <text:p>29.2058</text:p>
              </table:table-cell>
              <table:table-cell office:value-type="float" office:value="0.95844">
                <text:p>0.95844</text:p>
              </table:table-cell>
              <table:table-cell office:value-type="float" office:value="29.205646">
                <text:p>29.205646</text:p>
              </table:table-cell>
              <table:table-cell office:value-type="float" office:value="0.954298">
                <text:p>0.9542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.2198">
                <text:p>29.2198</text:p>
              </table:table-cell>
              <table:table-cell office:value-type="float" office:value="0.979806">
                <text:p>0.979806</text:p>
              </table:table-cell>
              <table:table-cell office:value-type="float" office:value="29.219654">
                <text:p>29.219654</text:p>
              </table:table-cell>
              <table:table-cell office:value-type="float" office:value="0.976878">
                <text:p>0.9768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.2338">
                <text:p>29.2338</text:p>
              </table:table-cell>
              <table:table-cell office:value-type="float" office:value="1.00053">
                <text:p>1.00053</text:p>
              </table:table-cell>
              <table:table-cell office:value-type="float" office:value="29.233642">
                <text:p>29.233642</text:p>
              </table:table-cell>
              <table:table-cell office:value-type="float" office:value="0.998808">
                <text:p>0.9988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2478">
                <text:p>29.2478</text:p>
              </table:table-cell>
              <table:table-cell office:value-type="float" office:value="1.02061">
                <text:p>1.02061</text:p>
              </table:table-cell>
              <table:table-cell office:value-type="float" office:value="29.247611">
                <text:p>29.247611</text:p>
              </table:table-cell>
              <table:table-cell office:value-type="float" office:value="1.020092">
                <text:p>1.0200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.2617">
                <text:p>29.2617</text:p>
              </table:table-cell>
              <table:table-cell office:value-type="float" office:value="1.04005">
                <text:p>1.04005</text:p>
              </table:table-cell>
              <table:table-cell office:value-type="float" office:value="29.26156">
                <text:p>29.26156</text:p>
              </table:table-cell>
              <table:table-cell office:value-type="float" office:value="1.040732">
                <text:p>1.0407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.2757">
                <text:p>29.2757</text:p>
              </table:table-cell>
              <table:table-cell office:value-type="float" office:value="1.05885">
                <text:p>1.05885</text:p>
              </table:table-cell>
              <table:table-cell office:value-type="float" office:value="29.275489">
                <text:p>29.275489</text:p>
              </table:table-cell>
              <table:table-cell office:value-type="float" office:value="1.060731">
                <text:p>1.0607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.2896">
                <text:p>29.2896</text:p>
              </table:table-cell>
              <table:table-cell office:value-type="float" office:value="1.07703">
                <text:p>1.07703</text:p>
              </table:table-cell>
              <table:table-cell office:value-type="float" office:value="29.289399">
                <text:p>29.289399</text:p>
              </table:table-cell>
              <table:table-cell office:value-type="float" office:value="1.080091">
                <text:p>1.0800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.3035">
                <text:p>29.3035</text:p>
              </table:table-cell>
              <table:table-cell office:value-type="float" office:value="1.09456">
                <text:p>1.09456</text:p>
              </table:table-cell>
              <table:table-cell office:value-type="float" office:value="29.30329">
                <text:p>29.30329</text:p>
              </table:table-cell>
              <table:table-cell office:value-type="float" office:value="1.098816">
                <text:p>1.0988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.3173">
                <text:p>29.3173</text:p>
              </table:table-cell>
              <table:table-cell office:value-type="float" office:value="1.11147">
                <text:p>1.11147</text:p>
              </table:table-cell>
              <table:table-cell office:value-type="float" office:value="29.317162">
                <text:p>29.317162</text:p>
              </table:table-cell>
              <table:table-cell office:value-type="float" office:value="1.116906">
                <text:p>1.1169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.3312">
                <text:p>29.3312</text:p>
              </table:table-cell>
              <table:table-cell office:value-type="float" office:value="1.12775">
                <text:p>1.12775</text:p>
              </table:table-cell>
              <table:table-cell office:value-type="float" office:value="29.331014">
                <text:p>29.331014</text:p>
              </table:table-cell>
              <table:table-cell office:value-type="float" office:value="1.134366">
                <text:p>1.1343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345">
                <text:p>29.345</text:p>
              </table:table-cell>
              <table:table-cell office:value-type="float" office:value="1.14341">
                <text:p>1.14341</text:p>
              </table:table-cell>
              <table:table-cell office:value-type="float" office:value="29.344847">
                <text:p>29.344847</text:p>
              </table:table-cell>
              <table:table-cell office:value-type="float" office:value="1.151196">
                <text:p>1.1511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.3588">
                <text:p>29.3588</text:p>
              </table:table-cell>
              <table:table-cell office:value-type="float" office:value="1.15844">
                <text:p>1.15844</text:p>
              </table:table-cell>
              <table:table-cell office:value-type="float" office:value="29.358661">
                <text:p>29.358661</text:p>
              </table:table-cell>
              <table:table-cell office:value-type="float" office:value="1.167399">
                <text:p>1.1673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.3726">
                <text:p>29.3726</text:p>
              </table:table-cell>
              <table:table-cell office:value-type="float" office:value="1.17286">
                <text:p>1.17286</text:p>
              </table:table-cell>
              <table:table-cell office:value-type="float" office:value="29.372456">
                <text:p>29.372456</text:p>
              </table:table-cell>
              <table:table-cell office:value-type="float" office:value="1.182978">
                <text:p>1.1829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.3864">
                <text:p>29.3864</text:p>
              </table:table-cell>
              <table:table-cell office:value-type="float" office:value="1.18665">
                <text:p>1.18665</text:p>
              </table:table-cell>
              <table:table-cell office:value-type="float" office:value="29.386231">
                <text:p>29.386231</text:p>
              </table:table-cell>
              <table:table-cell office:value-type="float" office:value="1.197934">
                <text:p>1.1979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.4002">
                <text:p>29.4002</text:p>
              </table:table-cell>
              <table:table-cell office:value-type="float" office:value="1.19982">
                <text:p>1.19982</text:p>
              </table:table-cell>
              <table:table-cell office:value-type="float" office:value="29.399988">
                <text:p>29.399988</text:p>
              </table:table-cell>
              <table:table-cell office:value-type="float" office:value="1.212269">
                <text:p>1.2122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4139">
                <text:p>29.4139</text:p>
              </table:table-cell>
              <table:table-cell office:value-type="float" office:value="1.21238">
                <text:p>1.21238</text:p>
              </table:table-cell>
              <table:table-cell office:value-type="float" office:value="29.413726">
                <text:p>29.413726</text:p>
              </table:table-cell>
              <table:table-cell office:value-type="float" office:value="1.225985">
                <text:p>1.2259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.4276">
                <text:p>29.4276</text:p>
              </table:table-cell>
              <table:table-cell office:value-type="float" office:value="1.22433">
                <text:p>1.22433</text:p>
              </table:table-cell>
              <table:table-cell office:value-type="float" office:value="29.427445">
                <text:p>29.427445</text:p>
              </table:table-cell>
              <table:table-cell office:value-type="float" office:value="1.239083">
                <text:p>1.2390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.4413">
                <text:p>29.4413</text:p>
              </table:table-cell>
              <table:table-cell office:value-type="float" office:value="1.23566">
                <text:p>1.23566</text:p>
              </table:table-cell>
              <table:table-cell office:value-type="float" office:value="29.441145">
                <text:p>29.441145</text:p>
              </table:table-cell>
              <table:table-cell office:value-type="float" office:value="1.251566">
                <text:p>1.2515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.455">
                <text:p>29.455</text:p>
              </table:table-cell>
              <table:table-cell office:value-type="float" office:value="1.24638">
                <text:p>1.24638</text:p>
              </table:table-cell>
              <table:table-cell office:value-type="float" office:value="29.454827">
                <text:p>29.454827</text:p>
              </table:table-cell>
              <table:table-cell office:value-type="float" office:value="1.263434">
                <text:p>1.2634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.4687">
                <text:p>29.4687</text:p>
              </table:table-cell>
              <table:table-cell office:value-type="float" office:value="1.25649">
                <text:p>1.25649</text:p>
              </table:table-cell>
              <table:table-cell office:value-type="float" office:value="29.46849">
                <text:p>29.46849</text:p>
              </table:table-cell>
              <table:table-cell office:value-type="float" office:value="1.27469">
                <text:p>1.27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.4823">
                <text:p>29.4823</text:p>
              </table:table-cell>
              <table:table-cell office:value-type="float" office:value="1.26599">
                <text:p>1.26599</text:p>
              </table:table-cell>
              <table:table-cell office:value-type="float" office:value="29.482134">
                <text:p>29.482134</text:p>
              </table:table-cell>
              <table:table-cell office:value-type="float" office:value="1.285335">
                <text:p>1.2853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4959">
                <text:p>29.4959</text:p>
              </table:table-cell>
              <table:table-cell office:value-type="float" office:value="1.27488">
                <text:p>1.27488</text:p>
              </table:table-cell>
              <table:table-cell office:value-type="float" office:value="29.495759">
                <text:p>29.495759</text:p>
              </table:table-cell>
              <table:table-cell office:value-type="float" office:value="1.29537">
                <text:p>1.295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.5095">
                <text:p>29.5095</text:p>
              </table:table-cell>
              <table:table-cell office:value-type="float" office:value="1.28317">
                <text:p>1.28317</text:p>
              </table:table-cell>
              <table:table-cell office:value-type="float" office:value="29.509366">
                <text:p>29.509366</text:p>
              </table:table-cell>
              <table:table-cell office:value-type="float" office:value="1.304796">
                <text:p>1.3047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5231">
                <text:p>29.5231</text:p>
              </table:table-cell>
              <table:table-cell office:value-type="float" office:value="1.29085">
                <text:p>1.29085</text:p>
              </table:table-cell>
              <table:table-cell office:value-type="float" office:value="29.522954">
                <text:p>29.522954</text:p>
              </table:table-cell>
              <table:table-cell office:value-type="float" office:value="1.313615">
                <text:p>1.3136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.5367">
                <text:p>29.5367</text:p>
              </table:table-cell>
              <table:table-cell office:value-type="float" office:value="1.29792">
                <text:p>1.29792</text:p>
              </table:table-cell>
              <table:table-cell office:value-type="float" office:value="29.536524">
                <text:p>29.536524</text:p>
              </table:table-cell>
              <table:table-cell office:value-type="float" office:value="1.321827">
                <text:p>1.321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.5502">
                <text:p>29.5502</text:p>
              </table:table-cell>
              <table:table-cell office:value-type="float" office:value="1.30439">
                <text:p>1.30439</text:p>
              </table:table-cell>
              <table:table-cell office:value-type="float" office:value="29.550076">
                <text:p>29.550076</text:p>
              </table:table-cell>
              <table:table-cell office:value-type="float" office:value="1.329435">
                <text:p>1.3294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.5638">
                <text:p>29.5638</text:p>
              </table:table-cell>
              <table:table-cell office:value-type="float" office:value="1.31026">
                <text:p>1.31026</text:p>
              </table:table-cell>
              <table:table-cell office:value-type="float" office:value="29.563609">
                <text:p>29.563609</text:p>
              </table:table-cell>
              <table:table-cell office:value-type="float" office:value="1.336437">
                <text:p>1.336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.5773">
                <text:p>29.5773</text:p>
              </table:table-cell>
              <table:table-cell office:value-type="float" office:value="1.31553">
                <text:p>1.31553</text:p>
              </table:table-cell>
              <table:table-cell office:value-type="float" office:value="29.577124">
                <text:p>29.577124</text:p>
              </table:table-cell>
              <table:table-cell office:value-type="float" office:value="1.342837">
                <text:p>1.3428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.5908">
                <text:p>29.5908</text:p>
              </table:table-cell>
              <table:table-cell office:value-type="float" office:value="1.32019">
                <text:p>1.32019</text:p>
              </table:table-cell>
              <table:table-cell office:value-type="float" office:value="29.59062">
                <text:p>29.59062</text:p>
              </table:table-cell>
              <table:table-cell office:value-type="float" office:value="1.348634">
                <text:p>1.3486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6043">
                <text:p>29.6043</text:p>
              </table:table-cell>
              <table:table-cell office:value-type="float" office:value="1.32426">
                <text:p>1.32426</text:p>
              </table:table-cell>
              <table:table-cell office:value-type="float" office:value="29.604098">
                <text:p>29.604098</text:p>
              </table:table-cell>
              <table:table-cell office:value-type="float" office:value="1.353828">
                <text:p>1.3538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.6177">
                <text:p>29.6177</text:p>
              </table:table-cell>
              <table:table-cell office:value-type="float" office:value="1.32772">
                <text:p>1.32772</text:p>
              </table:table-cell>
              <table:table-cell office:value-type="float" office:value="29.617559">
                <text:p>29.617559</text:p>
              </table:table-cell>
              <table:table-cell office:value-type="float" office:value="1.358422">
                <text:p>1.3584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.6312">
                <text:p>29.6312</text:p>
              </table:table-cell>
              <table:table-cell office:value-type="float" office:value="1.33058">
                <text:p>1.33058</text:p>
              </table:table-cell>
              <table:table-cell office:value-type="float" office:value="29.631001">
                <text:p>29.631001</text:p>
              </table:table-cell>
              <table:table-cell office:value-type="float" office:value="1.362415">
                <text:p>1.3624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6446">
                <text:p>29.6446</text:p>
              </table:table-cell>
              <table:table-cell office:value-type="float" office:value="1.33285">
                <text:p>1.33285</text:p>
              </table:table-cell>
              <table:table-cell office:value-type="float" office:value="29.644425">
                <text:p>29.644425</text:p>
              </table:table-cell>
              <table:table-cell office:value-type="float" office:value="1.365808">
                <text:p>1.3658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.658">
                <text:p>29.658</text:p>
              </table:table-cell>
              <table:table-cell office:value-type="float" office:value="1.33451">
                <text:p>1.33451</text:p>
              </table:table-cell>
              <table:table-cell office:value-type="float" office:value="29.65783">
                <text:p>29.65783</text:p>
              </table:table-cell>
              <table:table-cell office:value-type="float" office:value="1.368601">
                <text:p>1.368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6714">
                <text:p>29.6714</text:p>
              </table:table-cell>
              <table:table-cell office:value-type="float" office:value="1.33558">
                <text:p>1.33558</text:p>
              </table:table-cell>
              <table:table-cell office:value-type="float" office:value="29.671218">
                <text:p>29.671218</text:p>
              </table:table-cell>
              <table:table-cell office:value-type="float" office:value="1.370795">
                <text:p>1.3707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.6848">
                <text:p>29.6848</text:p>
              </table:table-cell>
              <table:table-cell office:value-type="float" office:value="1.33605">
                <text:p>1.33605</text:p>
              </table:table-cell>
              <table:table-cell office:value-type="float" office:value="29.684588">
                <text:p>29.684588</text:p>
              </table:table-cell>
              <table:table-cell office:value-type="float" office:value="1.372389">
                <text:p>1.3723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6981">
                <text:p>29.6981</text:p>
              </table:table-cell>
              <table:table-cell office:value-type="float" office:value="1.33592">
                <text:p>1.33592</text:p>
              </table:table-cell>
              <table:table-cell office:value-type="float" office:value="29.697941">
                <text:p>29.697941</text:p>
              </table:table-cell>
              <table:table-cell office:value-type="float" office:value="1.373385">
                <text:p>1.3733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.7114">
                <text:p>29.7114</text:p>
              </table:table-cell>
              <table:table-cell office:value-type="float" office:value="1.33518">
                <text:p>1.33518</text:p>
              </table:table-cell>
              <table:table-cell office:value-type="float" office:value="29.711275">
                <text:p>29.711275</text:p>
              </table:table-cell>
              <table:table-cell office:value-type="float" office:value="1.373782">
                <text:p>1.3737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.7248">
                <text:p>29.7248</text:p>
              </table:table-cell>
              <table:table-cell office:value-type="float" office:value="1.33386">
                <text:p>1.33386</text:p>
              </table:table-cell>
              <table:table-cell office:value-type="float" office:value="29.724592">
                <text:p>29.724592</text:p>
              </table:table-cell>
              <table:table-cell office:value-type="float" office:value="1.373581">
                <text:p>1.3735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.7381">
                <text:p>29.7381</text:p>
              </table:table-cell>
              <table:table-cell office:value-type="float" office:value="1.33193">
                <text:p>1.33193</text:p>
              </table:table-cell>
              <table:table-cell office:value-type="float" office:value="29.73789">
                <text:p>29.73789</text:p>
              </table:table-cell>
              <table:table-cell office:value-type="float" office:value="1.372781">
                <text:p>1.372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.7513">
                <text:p>29.7513</text:p>
              </table:table-cell>
              <table:table-cell office:value-type="float" office:value="1.3294">
                <text:p>1.3294</text:p>
              </table:table-cell>
              <table:table-cell office:value-type="float" office:value="29.751172">
                <text:p>29.751172</text:p>
              </table:table-cell>
              <table:table-cell office:value-type="float" office:value="1.371383">
                <text:p>1.3713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.7646">
                <text:p>29.7646</text:p>
              </table:table-cell>
              <table:table-cell office:value-type="float" office:value="1.32628">
                <text:p>1.32628</text:p>
              </table:table-cell>
              <table:table-cell office:value-type="float" office:value="29.764435">
                <text:p>29.764435</text:p>
              </table:table-cell>
              <table:table-cell office:value-type="float" office:value="1.369386">
                <text:p>1.3693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.7779">
                <text:p>29.7779</text:p>
              </table:table-cell>
              <table:table-cell office:value-type="float" office:value="1.32256">
                <text:p>1.32256</text:p>
              </table:table-cell>
              <table:table-cell office:value-type="float" office:value="29.777681">
                <text:p>29.777681</text:p>
              </table:table-cell>
              <table:table-cell office:value-type="float" office:value="1.366792">
                <text:p>1.3667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.7911">
                <text:p>29.7911</text:p>
              </table:table-cell>
              <table:table-cell office:value-type="float" office:value="1.31824">
                <text:p>1.31824</text:p>
              </table:table-cell>
              <table:table-cell office:value-type="float" office:value="29.790909">
                <text:p>29.790909</text:p>
              </table:table-cell>
              <table:table-cell office:value-type="float" office:value="1.363599">
                <text:p>1.3635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.8043">
                <text:p>29.8043</text:p>
              </table:table-cell>
              <table:table-cell office:value-type="float" office:value="1.31332">
                <text:p>1.31332</text:p>
              </table:table-cell>
              <table:table-cell office:value-type="float" office:value="29.80412">
                <text:p>29.80412</text:p>
              </table:table-cell>
              <table:table-cell office:value-type="float" office:value="1.359809">
                <text:p>1.3598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.8175">
                <text:p>29.8175</text:p>
              </table:table-cell>
              <table:table-cell office:value-type="float" office:value="1.30781">
                <text:p>1.30781</text:p>
              </table:table-cell>
              <table:table-cell office:value-type="float" office:value="29.817314">
                <text:p>29.817314</text:p>
              </table:table-cell>
              <table:table-cell office:value-type="float" office:value="1.355421">
                <text:p>1.3554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.8307">
                <text:p>29.8307</text:p>
              </table:table-cell>
              <table:table-cell office:value-type="float" office:value="1.3017">
                <text:p>1.3017</text:p>
              </table:table-cell>
              <table:table-cell office:value-type="float" office:value="29.83049">
                <text:p>29.83049</text:p>
              </table:table-cell>
              <table:table-cell office:value-type="float" office:value="1.350437">
                <text:p>1.3504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.8438">
                <text:p>29.8438</text:p>
              </table:table-cell>
              <table:table-cell office:value-type="float" office:value="1.295">
                <text:p>1.295</text:p>
              </table:table-cell>
              <table:table-cell office:value-type="float" office:value="29.843648">
                <text:p>29.843648</text:p>
              </table:table-cell>
              <table:table-cell office:value-type="float" office:value="1.344857">
                <text:p>1.3448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.857">
                <text:p>29.857</text:p>
              </table:table-cell>
              <table:table-cell office:value-type="float" office:value="1.2877">
                <text:p>1.2877</text:p>
              </table:table-cell>
              <table:table-cell office:value-type="float" office:value="29.85679">
                <text:p>29.85679</text:p>
              </table:table-cell>
              <table:table-cell office:value-type="float" office:value="1.338682">
                <text:p>1.3386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8701">
                <text:p>29.8701</text:p>
              </table:table-cell>
              <table:table-cell office:value-type="float" office:value="1.27981">
                <text:p>1.27981</text:p>
              </table:table-cell>
              <table:table-cell office:value-type="float" office:value="29.869914">
                <text:p>29.869914</text:p>
              </table:table-cell>
              <table:table-cell office:value-type="float" office:value="1.331912">
                <text:p>1.3319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.8832">
                <text:p>29.8832</text:p>
              </table:table-cell>
              <table:table-cell office:value-type="float" office:value="1.27132">
                <text:p>1.27132</text:p>
              </table:table-cell>
              <table:table-cell office:value-type="float" office:value="29.883021">
                <text:p>29.883021</text:p>
              </table:table-cell>
              <table:table-cell office:value-type="float" office:value="1.324548">
                <text:p>1.3245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8963">
                <text:p>29.8963</text:p>
              </table:table-cell>
              <table:table-cell office:value-type="float" office:value="1.26225">
                <text:p>1.26225</text:p>
              </table:table-cell>
              <table:table-cell office:value-type="float" office:value="29.89611">
                <text:p>29.89611</text:p>
              </table:table-cell>
              <table:table-cell office:value-type="float" office:value="1.31659">
                <text:p>1.316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9094">
                <text:p>29.9094</text:p>
              </table:table-cell>
              <table:table-cell office:value-type="float" office:value="1.25258">
                <text:p>1.25258</text:p>
              </table:table-cell>
              <table:table-cell office:value-type="float" office:value="29.909183">
                <text:p>29.909183</text:p>
              </table:table-cell>
              <table:table-cell office:value-type="float" office:value="1.308041">
                <text:p>1.3080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9224">
                <text:p>29.9224</text:p>
              </table:table-cell>
              <table:table-cell office:value-type="float" office:value="1.24233">
                <text:p>1.24233</text:p>
              </table:table-cell>
              <table:table-cell office:value-type="float" office:value="29.922238">
                <text:p>29.922238</text:p>
              </table:table-cell>
              <table:table-cell office:value-type="float" office:value="1.2989">
                <text:p>1.29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9354">
                <text:p>29.9354</text:p>
              </table:table-cell>
              <table:table-cell office:value-type="float" office:value="1.23148">
                <text:p>1.23148</text:p>
              </table:table-cell>
              <table:table-cell office:value-type="float" office:value="29.935277">
                <text:p>29.935277</text:p>
              </table:table-cell>
              <table:table-cell office:value-type="float" office:value="1.289169">
                <text:p>1.2891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9485">
                <text:p>29.9485</text:p>
              </table:table-cell>
              <table:table-cell office:value-type="float" office:value="1.22005">
                <text:p>1.22005</text:p>
              </table:table-cell>
              <table:table-cell office:value-type="float" office:value="29.948298">
                <text:p>29.948298</text:p>
              </table:table-cell>
              <table:table-cell office:value-type="float" office:value="1.278849">
                <text:p>1.2788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9615">
                <text:p>29.9615</text:p>
              </table:table-cell>
              <table:table-cell office:value-type="float" office:value="1.20804">
                <text:p>1.20804</text:p>
              </table:table-cell>
              <table:table-cell office:value-type="float" office:value="29.961302">
                <text:p>29.961302</text:p>
              </table:table-cell>
              <table:table-cell office:value-type="float" office:value="1.267941">
                <text:p>1.2679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9745">
                <text:p>29.9745</text:p>
              </table:table-cell>
              <table:table-cell office:value-type="float" office:value="1.19544">
                <text:p>1.19544</text:p>
              </table:table-cell>
              <table:table-cell office:value-type="float" office:value="29.97429">
                <text:p>29.97429</text:p>
              </table:table-cell>
              <table:table-cell office:value-type="float" office:value="1.256447">
                <text:p>1.2564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9874">
                <text:p>29.9874</text:p>
              </table:table-cell>
              <table:table-cell office:value-type="float" office:value="1.18225">
                <text:p>1.18225</text:p>
              </table:table-cell>
              <table:table-cell office:value-type="float" office:value="29.987261">
                <text:p>29.987261</text:p>
              </table:table-cell>
              <table:table-cell office:value-type="float" office:value="1.244367">
                <text:p>1.244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.0004">
                <text:p>30.0004</text:p>
              </table:table-cell>
              <table:table-cell office:value-type="float" office:value="1.16849">
                <text:p>1.16849</text:p>
              </table:table-cell>
              <table:table-cell office:value-type="float" office:value="30.000214">
                <text:p>30.000214</text:p>
              </table:table-cell>
              <table:table-cell office:value-type="float" office:value="1.231703">
                <text:p>1.2317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0.0133">
                <text:p>30.0133</text:p>
              </table:table-cell>
              <table:table-cell office:value-type="float" office:value="1.15415">
                <text:p>1.15415</text:p>
              </table:table-cell>
              <table:table-cell office:value-type="float" office:value="30.013151">
                <text:p>30.013151</text:p>
              </table:table-cell>
              <table:table-cell office:value-type="float" office:value="1.218456">
                <text:p>1.218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.0262">
                <text:p>30.0262</text:p>
              </table:table-cell>
              <table:table-cell office:value-type="float" office:value="1.13922">
                <text:p>1.13922</text:p>
              </table:table-cell>
              <table:table-cell office:value-type="float" office:value="30.026072">
                <text:p>30.026072</text:p>
              </table:table-cell>
              <table:table-cell office:value-type="float" office:value="1.204629">
                <text:p>1.2046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0.0391">
                <text:p>30.0391</text:p>
              </table:table-cell>
              <table:table-cell office:value-type="float" office:value="1.12372">
                <text:p>1.12372</text:p>
              </table:table-cell>
              <table:table-cell office:value-type="float" office:value="30.038975">
                <text:p>30.038975</text:p>
              </table:table-cell>
              <table:table-cell office:value-type="float" office:value="1.190222">
                <text:p>1.1902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.052">
                <text:p>30.052</text:p>
              </table:table-cell>
              <table:table-cell office:value-type="float" office:value="1.10765">
                <text:p>1.10765</text:p>
              </table:table-cell>
              <table:table-cell office:value-type="float" office:value="30.051862">
                <text:p>30.051862</text:p>
              </table:table-cell>
              <table:table-cell office:value-type="float" office:value="1.175237">
                <text:p>1.175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0.0649">
                <text:p>30.0649</text:p>
              </table:table-cell>
              <table:table-cell office:value-type="float" office:value="1.091">
                <text:p>1.091</text:p>
              </table:table-cell>
              <table:table-cell office:value-type="float" office:value="30.064733">
                <text:p>30.064733</text:p>
              </table:table-cell>
              <table:table-cell office:value-type="float" office:value="1.159677">
                <text:p>1.1596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.0778">
                <text:p>30.0778</text:p>
              </table:table-cell>
              <table:table-cell office:value-type="float" office:value="1.07379">
                <text:p>1.07379</text:p>
              </table:table-cell>
              <table:table-cell office:value-type="float" office:value="30.077587">
                <text:p>30.077587</text:p>
              </table:table-cell>
              <table:table-cell office:value-type="float" office:value="1.143542">
                <text:p>1.1435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0.0906">
                <text:p>30.0906</text:p>
              </table:table-cell>
              <table:table-cell office:value-type="float" office:value="1.056">
                <text:p>1.056</text:p>
              </table:table-cell>
              <table:table-cell office:value-type="float" office:value="30.090424">
                <text:p>30.090424</text:p>
              </table:table-cell>
              <table:table-cell office:value-type="float" office:value="1.126834">
                <text:p>1.1268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0.1034">
                <text:p>30.1034</text:p>
              </table:table-cell>
              <table:table-cell office:value-type="float" office:value="1.03764">
                <text:p>1.03764</text:p>
              </table:table-cell>
              <table:table-cell office:value-type="float" office:value="30.103245">
                <text:p>30.103245</text:p>
              </table:table-cell>
              <table:table-cell office:value-type="float" office:value="1.109556">
                <text:p>1.109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.1162">
                <text:p>30.1162</text:p>
              </table:table-cell>
              <table:table-cell office:value-type="float" office:value="1.01873">
                <text:p>1.01873</text:p>
              </table:table-cell>
              <table:table-cell office:value-type="float" office:value="30.116049">
                <text:p>30.116049</text:p>
              </table:table-cell>
              <table:table-cell office:value-type="float" office:value="1.091709">
                <text:p>1.0917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0.129">
                <text:p>30.129</text:p>
              </table:table-cell>
              <table:table-cell office:value-type="float" office:value="0.999243">
                <text:p>0.999243</text:p>
              </table:table-cell>
              <table:table-cell office:value-type="float" office:value="30.128837">
                <text:p>30.128837</text:p>
              </table:table-cell>
              <table:table-cell office:value-type="float" office:value="1.073295">
                <text:p>1.0732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0.1418">
                <text:p>30.1418</text:p>
              </table:table-cell>
              <table:table-cell office:value-type="float" office:value="0.979201">
                <text:p>0.979201</text:p>
              </table:table-cell>
              <table:table-cell office:value-type="float" office:value="30.141609">
                <text:p>30.141609</text:p>
              </table:table-cell>
              <table:table-cell office:value-type="float" office:value="1.054317">
                <text:p>1.0543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.1545">
                <text:p>30.1545</text:p>
              </table:table-cell>
              <table:table-cell office:value-type="float" office:value="0.958599">
                <text:p>0.958599</text:p>
              </table:table-cell>
              <table:table-cell office:value-type="float" office:value="30.154364">
                <text:p>30.154364</text:p>
              </table:table-cell>
              <table:table-cell office:value-type="float" office:value="1.034776">
                <text:p>1.0347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0.1673">
                <text:p>30.1673</text:p>
              </table:table-cell>
              <table:table-cell office:value-type="float" office:value="0.937441">
                <text:p>0.937441</text:p>
              </table:table-cell>
              <table:table-cell office:value-type="float" office:value="30.167103">
                <text:p>30.167103</text:p>
              </table:table-cell>
              <table:table-cell office:value-type="float" office:value="1.014675">
                <text:p>1.0146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.18">
                <text:p>30.18</text:p>
              </table:table-cell>
              <table:table-cell office:value-type="float" office:value="0.91573">
                <text:p>0.91573</text:p>
              </table:table-cell>
              <table:table-cell office:value-type="float" office:value="30.179826">
                <text:p>30.179826</text:p>
              </table:table-cell>
              <table:table-cell office:value-type="float" office:value="0.994016">
                <text:p>0.9940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.1927">
                <text:p>30.1927</text:p>
              </table:table-cell>
              <table:table-cell office:value-type="float" office:value="0.893467">
                <text:p>0.893467</text:p>
              </table:table-cell>
              <table:table-cell office:value-type="float" office:value="30.192532">
                <text:p>30.192532</text:p>
              </table:table-cell>
              <table:table-cell office:value-type="float" office:value="0.972801">
                <text:p>0.9728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.2054">
                <text:p>30.2054</text:p>
              </table:table-cell>
              <table:table-cell office:value-type="float" office:value="0.870654">
                <text:p>0.870654</text:p>
              </table:table-cell>
              <table:table-cell office:value-type="float" office:value="30.205223">
                <text:p>30.205223</text:p>
              </table:table-cell>
              <table:table-cell office:value-type="float" office:value="0.951032">
                <text:p>0.9510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2181">
                <text:p>30.2181</text:p>
              </table:table-cell>
              <table:table-cell office:value-type="float" office:value="0.847295">
                <text:p>0.847295</text:p>
              </table:table-cell>
              <table:table-cell office:value-type="float" office:value="30.217897">
                <text:p>30.217897</text:p>
              </table:table-cell>
              <table:table-cell office:value-type="float" office:value="0.928712">
                <text:p>0.9287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2307">
                <text:p>30.2307</text:p>
              </table:table-cell>
              <table:table-cell office:value-type="float" office:value="0.823391">
                <text:p>0.823391</text:p>
              </table:table-cell>
              <table:table-cell office:value-type="float" office:value="30.230555">
                <text:p>30.230555</text:p>
              </table:table-cell>
              <table:table-cell office:value-type="float" office:value="0.905844">
                <text:p>0.9058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2434">
                <text:p>30.2434</text:p>
              </table:table-cell>
              <table:table-cell office:value-type="float" office:value="0.798946">
                <text:p>0.798946</text:p>
              </table:table-cell>
              <table:table-cell office:value-type="float" office:value="30.243198">
                <text:p>30.243198</text:p>
              </table:table-cell>
              <table:table-cell office:value-type="float" office:value="0.882429">
                <text:p>0.8824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256">
                <text:p>30.256</text:p>
              </table:table-cell>
              <table:table-cell office:value-type="float" office:value="0.773962">
                <text:p>0.773962</text:p>
              </table:table-cell>
              <table:table-cell office:value-type="float" office:value="30.255824">
                <text:p>30.255824</text:p>
              </table:table-cell>
              <table:table-cell office:value-type="float" office:value="0.85847">
                <text:p>0.858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2686">
                <text:p>30.2686</text:p>
              </table:table-cell>
              <table:table-cell office:value-type="float" office:value="0.748442">
                <text:p>0.748442</text:p>
              </table:table-cell>
              <table:table-cell office:value-type="float" office:value="30.268434">
                <text:p>30.268434</text:p>
              </table:table-cell>
              <table:table-cell office:value-type="float" office:value="0.833971">
                <text:p>0.8339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2812">
                <text:p>30.2812</text:p>
              </table:table-cell>
              <table:table-cell office:value-type="float" office:value="0.722388">
                <text:p>0.722388</text:p>
              </table:table-cell>
              <table:table-cell office:value-type="float" office:value="30.281029">
                <text:p>30.281029</text:p>
              </table:table-cell>
              <table:table-cell office:value-type="float" office:value="0.808932">
                <text:p>0.8089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2938">
                <text:p>30.2938</text:p>
              </table:table-cell>
              <table:table-cell office:value-type="float" office:value="0.695803">
                <text:p>0.695803</text:p>
              </table:table-cell>
              <table:table-cell office:value-type="float" office:value="30.293607">
                <text:p>30.293607</text:p>
              </table:table-cell>
              <table:table-cell office:value-type="float" office:value="0.783358">
                <text:p>0.7833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063">
                <text:p>30.3063</text:p>
              </table:table-cell>
              <table:table-cell office:value-type="float" office:value="0.66869">
                <text:p>0.66869</text:p>
              </table:table-cell>
              <table:table-cell office:value-type="float" office:value="30.30617">
                <text:p>30.30617</text:p>
              </table:table-cell>
              <table:table-cell office:value-type="float" office:value="0.757251">
                <text:p>0.7572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3189">
                <text:p>30.3189</text:p>
              </table:table-cell>
              <table:table-cell office:value-type="float" office:value="0.641052">
                <text:p>0.641052</text:p>
              </table:table-cell>
              <table:table-cell office:value-type="float" office:value="30.318717">
                <text:p>30.318717</text:p>
              </table:table-cell>
              <table:table-cell office:value-type="float" office:value="0.730613">
                <text:p>0.7306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3314">
                <text:p>30.3314</text:p>
              </table:table-cell>
              <table:table-cell office:value-type="float" office:value="0.612892">
                <text:p>0.612892</text:p>
              </table:table-cell>
              <table:table-cell office:value-type="float" office:value="30.331248">
                <text:p>30.331248</text:p>
              </table:table-cell>
              <table:table-cell office:value-type="float" office:value="0.703448">
                <text:p>0.7034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3439">
                <text:p>30.3439</text:p>
              </table:table-cell>
              <table:table-cell office:value-type="float" office:value="0.584212">
                <text:p>0.584212</text:p>
              </table:table-cell>
              <table:table-cell office:value-type="float" office:value="30.343764">
                <text:p>30.343764</text:p>
              </table:table-cell>
              <table:table-cell office:value-type="float" office:value="0.675758">
                <text:p>0.6757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3564">
                <text:p>30.3564</text:p>
              </table:table-cell>
              <table:table-cell office:value-type="float" office:value="0.555015">
                <text:p>0.555015</text:p>
              </table:table-cell>
              <table:table-cell office:value-type="float" office:value="30.356264">
                <text:p>30.356264</text:p>
              </table:table-cell>
              <table:table-cell office:value-type="float" office:value="0.647546">
                <text:p>0.6475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3689">
                <text:p>30.3689</text:p>
              </table:table-cell>
              <table:table-cell office:value-type="float" office:value="0.525305">
                <text:p>0.525305</text:p>
              </table:table-cell>
              <table:table-cell office:value-type="float" office:value="30.368748">
                <text:p>30.368748</text:p>
              </table:table-cell>
              <table:table-cell office:value-type="float" office:value="0.618815">
                <text:p>0.6188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3814">
                <text:p>30.3814</text:p>
              </table:table-cell>
              <table:table-cell office:value-type="float" office:value="0.495085">
                <text:p>0.495085</text:p>
              </table:table-cell>
              <table:table-cell office:value-type="float" office:value="30.381217">
                <text:p>30.381217</text:p>
              </table:table-cell>
              <table:table-cell office:value-type="float" office:value="0.589568">
                <text:p>0.5895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3938">
                <text:p>30.3938</text:p>
              </table:table-cell>
              <table:table-cell office:value-type="float" office:value="0.464357">
                <text:p>0.464357</text:p>
              </table:table-cell>
              <table:table-cell office:value-type="float" office:value="30.39367">
                <text:p>30.39367</text:p>
              </table:table-cell>
              <table:table-cell office:value-type="float" office:value="0.559809">
                <text:p>0.5598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4063">
                <text:p>30.4063</text:p>
              </table:table-cell>
              <table:table-cell office:value-type="float" office:value="0.433124">
                <text:p>0.433124</text:p>
              </table:table-cell>
              <table:table-cell office:value-type="float" office:value="30.406108">
                <text:p>30.406108</text:p>
              </table:table-cell>
              <table:table-cell office:value-type="float" office:value="0.529539">
                <text:p>0.5295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4187">
                <text:p>30.4187</text:p>
              </table:table-cell>
              <table:table-cell office:value-type="float" office:value="0.401391">
                <text:p>0.401391</text:p>
              </table:table-cell>
              <table:table-cell office:value-type="float" office:value="30.41853">
                <text:p>30.41853</text:p>
              </table:table-cell>
              <table:table-cell office:value-type="float" office:value="0.498762">
                <text:p>0.4987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4311">
                <text:p>30.4311</text:p>
              </table:table-cell>
              <table:table-cell office:value-type="float" office:value="0.369159">
                <text:p>0.369159</text:p>
              </table:table-cell>
              <table:table-cell office:value-type="float" office:value="30.430936">
                <text:p>30.430936</text:p>
              </table:table-cell>
              <table:table-cell office:value-type="float" office:value="0.467481">
                <text:p>0.4674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4435">
                <text:p>30.4435</text:p>
              </table:table-cell>
              <table:table-cell office:value-type="float" office:value="0.336433">
                <text:p>0.336433</text:p>
              </table:table-cell>
              <table:table-cell office:value-type="float" office:value="30.443328">
                <text:p>30.443328</text:p>
              </table:table-cell>
              <table:table-cell office:value-type="float" office:value="0.4357">
                <text:p>0.43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4559">
                <text:p>30.4559</text:p>
              </table:table-cell>
              <table:table-cell office:value-type="float" office:value="0.303215">
                <text:p>0.303215</text:p>
              </table:table-cell>
              <table:table-cell office:value-type="float" office:value="30.455704">
                <text:p>30.455704</text:p>
              </table:table-cell>
              <table:table-cell office:value-type="float" office:value="0.403421">
                <text:p>0.403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.4682">
                <text:p>30.4682</text:p>
              </table:table-cell>
              <table:table-cell office:value-type="float" office:value="0.269509">
                <text:p>0.269509</text:p>
              </table:table-cell>
              <table:table-cell office:value-type="float" office:value="30.468064">
                <text:p>30.468064</text:p>
              </table:table-cell>
              <table:table-cell office:value-type="float" office:value="0.370648">
                <text:p>0.3706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4806">
                <text:p>30.4806</text:p>
              </table:table-cell>
              <table:table-cell office:value-type="float" office:value="0.235317">
                <text:p>0.235317</text:p>
              </table:table-cell>
              <table:table-cell office:value-type="float" office:value="30.48041">
                <text:p>30.48041</text:p>
              </table:table-cell>
              <table:table-cell office:value-type="float" office:value="0.337384">
                <text:p>0.3373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.4929">
                <text:p>30.4929</text:p>
              </table:table-cell>
              <table:table-cell office:value-type="float" office:value="0.200644">
                <text:p>0.200644</text:p>
              </table:table-cell>
              <table:table-cell office:value-type="float" office:value="30.49274">
                <text:p>30.49274</text:p>
              </table:table-cell>
              <table:table-cell office:value-type="float" office:value="0.303632">
                <text:p>0.3036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.5052">
                <text:p>30.5052</text:p>
              </table:table-cell>
              <table:table-cell office:value-type="float" office:value="0.165492">
                <text:p>0.165492</text:p>
              </table:table-cell>
              <table:table-cell office:value-type="float" office:value="30.505055">
                <text:p>30.505055</text:p>
              </table:table-cell>
              <table:table-cell office:value-type="float" office:value="0.269395">
                <text:p>0.2693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.5175">
                <text:p>30.5175</text:p>
              </table:table-cell>
              <table:table-cell office:value-type="float" office:value="0.129864">
                <text:p>0.129864</text:p>
              </table:table-cell>
              <table:table-cell office:value-type="float" office:value="30.517354">
                <text:p>30.517354</text:p>
              </table:table-cell>
              <table:table-cell office:value-type="float" office:value="0.234676">
                <text:p>0.2346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.5298">
                <text:p>30.5298</text:p>
              </table:table-cell>
              <table:table-cell office:value-type="float" office:value="0.0937655">
                <text:p>0.0937655</text:p>
              </table:table-cell>
              <table:table-cell office:value-type="float" office:value="30.529639">
                <text:p>30.529639</text:p>
              </table:table-cell>
              <table:table-cell office:value-type="float" office:value="0.19948">
                <text:p>0.199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0.5421">
                <text:p>30.5421</text:p>
              </table:table-cell>
              <table:table-cell office:value-type="float" office:value="0.0571981">
                <text:p>0.0571981</text:p>
              </table:table-cell>
              <table:table-cell office:value-type="float" office:value="30.541909">
                <text:p>30.541909</text:p>
              </table:table-cell>
              <table:table-cell office:value-type="float" office:value="0.163809">
                <text:p>0.1638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0.5543">
                <text:p>30.5543</text:p>
              </table:table-cell>
              <table:table-cell office:value-type="float" office:value="0.0201656">
                <text:p>0.0201656</text:p>
              </table:table-cell>
              <table:table-cell office:value-type="float" office:value="30.554163">
                <text:p>30.554163</text:p>
              </table:table-cell>
              <table:table-cell office:value-type="float" office:value="0.127667">
                <text:p>0.1276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0.5666">
                <text:p>30.5666</text:p>
              </table:table-cell>
              <table:table-cell office:value-type="float" office:value="0">
                <text:p>0</text:p>
              </table:table-cell>
              <table:table-cell office:value-type="float" office:value="30.566403">
                <text:p>30.566403</text:p>
              </table:table-cell>
              <table:table-cell office:value-type="float" office:value="0.091057">
                <text:p>0.0910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0.6644">
                <text:p>30.6644</text:p>
              </table:table-cell>
              <table:table-cell office:value-type="float" office:value="0">
                <text:p>0</text:p>
              </table:table-cell>
              <table:table-cell office:value-type="float" office:value="30.578627">
                <text:p>30.578627</text:p>
              </table:table-cell>
              <table:table-cell office:value-type="float" office:value="0.053982">
                <text:p>0.0539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.6766">
                <text:p>30.6766</text:p>
              </table:table-cell>
              <table:table-cell office:value-type="float" office:value="0.0374941">
                <text:p>0.0374941</text:p>
              </table:table-cell>
              <table:table-cell office:value-type="float" office:value="30.590837">
                <text:p>30.590837</text:p>
              </table:table-cell>
              <table:table-cell office:value-type="float" office:value="0.016447">
                <text:p>0.0164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0.6888">
                <text:p>30.6888</text:p>
              </table:table-cell>
              <table:table-cell office:value-type="float" office:value="0.0742488">
                <text:p>0.0742488</text:p>
              </table:table-cell>
              <table:table-cell office:value-type="float" office:value="30.603031">
                <text:p>30.60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.701">
                <text:p>30.701</text:p>
              </table:table-cell>
              <table:table-cell office:value-type="float" office:value="0.11027">
                <text:p>0.11027</text:p>
              </table:table-cell>
              <table:table-cell office:value-type="float" office:value="30.700469">
                <text:p>30.70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.7132">
                <text:p>30.7132</text:p>
              </table:table-cell>
              <table:table-cell office:value-type="float" office:value="0.145562">
                <text:p>0.145562</text:p>
              </table:table-cell>
              <table:table-cell office:value-type="float" office:value="30.712649">
                <text:p>30.712649</text:p>
              </table:table-cell>
              <table:table-cell office:value-type="float" office:value="0.038448">
                <text:p>0.0384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.7253">
                <text:p>30.7253</text:p>
              </table:table-cell>
              <table:table-cell office:value-type="float" office:value="0.180131">
                <text:p>0.180131</text:p>
              </table:table-cell>
              <table:table-cell office:value-type="float" office:value="30.724814">
                <text:p>30.724814</text:p>
              </table:table-cell>
              <table:table-cell office:value-type="float" office:value="0.076149">
                <text:p>0.0761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.7375">
                <text:p>30.7375</text:p>
              </table:table-cell>
              <table:table-cell office:value-type="float" office:value="0.213982">
                <text:p>0.213982</text:p>
              </table:table-cell>
              <table:table-cell office:value-type="float" office:value="30.736964">
                <text:p>30.736964</text:p>
              </table:table-cell>
              <table:table-cell office:value-type="float" office:value="0.113109">
                <text:p>0.1131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.7496">
                <text:p>30.7496</text:p>
              </table:table-cell>
              <table:table-cell office:value-type="float" office:value="0.247119">
                <text:p>0.247119</text:p>
              </table:table-cell>
              <table:table-cell office:value-type="float" office:value="30.7491">
                <text:p>30.7491</text:p>
              </table:table-cell>
              <table:table-cell office:value-type="float" office:value="0.149335">
                <text:p>0.1493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.7617">
                <text:p>30.7617</text:p>
              </table:table-cell>
              <table:table-cell office:value-type="float" office:value="0.279548">
                <text:p>0.279548</text:p>
              </table:table-cell>
              <table:table-cell office:value-type="float" office:value="30.76122">
                <text:p>30.76122</text:p>
              </table:table-cell>
              <table:table-cell office:value-type="float" office:value="0.18483">
                <text:p>0.184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.7739">
                <text:p>30.7739</text:p>
              </table:table-cell>
              <table:table-cell office:value-type="float" office:value="0.311273">
                <text:p>0.311273</text:p>
              </table:table-cell>
              <table:table-cell office:value-type="float" office:value="30.773326">
                <text:p>30.773326</text:p>
              </table:table-cell>
              <table:table-cell office:value-type="float" office:value="0.219601">
                <text:p>0.2196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0.7859">
                <text:p>30.7859</text:p>
              </table:table-cell>
              <table:table-cell office:value-type="float" office:value="0.342299">
                <text:p>0.342299</text:p>
              </table:table-cell>
              <table:table-cell office:value-type="float" office:value="30.785418">
                <text:p>30.785418</text:p>
              </table:table-cell>
              <table:table-cell office:value-type="float" office:value="0.253653">
                <text:p>0.2536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.798">
                <text:p>30.798</text:p>
              </table:table-cell>
              <table:table-cell office:value-type="float" office:value="0.37263">
                <text:p>0.37263</text:p>
              </table:table-cell>
              <table:table-cell office:value-type="float" office:value="30.797494">
                <text:p>30.797494</text:p>
              </table:table-cell>
              <table:table-cell office:value-type="float" office:value="0.28699">
                <text:p>0.286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0.8101">
                <text:p>30.8101</text:p>
              </table:table-cell>
              <table:table-cell office:value-type="float" office:value="0.402269">
                <text:p>0.402269</text:p>
              </table:table-cell>
              <table:table-cell office:value-type="float" office:value="30.809556">
                <text:p>30.809556</text:p>
              </table:table-cell>
              <table:table-cell office:value-type="float" office:value="0.319618">
                <text:p>0.3196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0.8221">
                <text:p>30.8221</text:p>
              </table:table-cell>
              <table:table-cell office:value-type="float" office:value="0.431223">
                <text:p>0.431223</text:p>
              </table:table-cell>
              <table:table-cell office:value-type="float" office:value="30.821604">
                <text:p>30.821604</text:p>
              </table:table-cell>
              <table:table-cell office:value-type="float" office:value="0.35154">
                <text:p>0.351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.8342">
                <text:p>30.8342</text:p>
              </table:table-cell>
              <table:table-cell office:value-type="float" office:value="0.459493">
                <text:p>0.459493</text:p>
              </table:table-cell>
              <table:table-cell office:value-type="float" office:value="30.833637">
                <text:p>30.833637</text:p>
              </table:table-cell>
              <table:table-cell office:value-type="float" office:value="0.382762">
                <text:p>0.3827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0.8462">
                <text:p>30.8462</text:p>
              </table:table-cell>
              <table:table-cell office:value-type="float" office:value="0.487085">
                <text:p>0.487085</text:p>
              </table:table-cell>
              <table:table-cell office:value-type="float" office:value="30.845655">
                <text:p>30.845655</text:p>
              </table:table-cell>
              <table:table-cell office:value-type="float" office:value="0.413288">
                <text:p>0.4132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.8582">
                <text:p>30.8582</text:p>
              </table:table-cell>
              <table:table-cell office:value-type="float" office:value="0.514002">
                <text:p>0.514002</text:p>
              </table:table-cell>
              <table:table-cell office:value-type="float" office:value="30.85766">
                <text:p>30.85766</text:p>
              </table:table-cell>
              <table:table-cell office:value-type="float" office:value="0.443122">
                <text:p>0.4431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.8702">
                <text:p>30.8702</text:p>
              </table:table-cell>
              <table:table-cell office:value-type="float" office:value="0.540248">
                <text:p>0.540248</text:p>
              </table:table-cell>
              <table:table-cell office:value-type="float" office:value="30.869649">
                <text:p>30.869649</text:p>
              </table:table-cell>
              <table:table-cell office:value-type="float" office:value="0.472269">
                <text:p>0.4722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.8822">
                <text:p>30.8822</text:p>
              </table:table-cell>
              <table:table-cell office:value-type="float" office:value="0.565826">
                <text:p>0.565826</text:p>
              </table:table-cell>
              <table:table-cell office:value-type="float" office:value="30.881625">
                <text:p>30.881625</text:p>
              </table:table-cell>
              <table:table-cell office:value-type="float" office:value="0.500732">
                <text:p>0.5007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.8941">
                <text:p>30.8941</text:p>
              </table:table-cell>
              <table:table-cell office:value-type="float" office:value="0.59074">
                <text:p>0.59074</text:p>
              </table:table-cell>
              <table:table-cell office:value-type="float" office:value="30.893586">
                <text:p>30.893586</text:p>
              </table:table-cell>
              <table:table-cell office:value-type="float" office:value="0.528515">
                <text:p>0.5285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.9061">
                <text:p>30.9061</text:p>
              </table:table-cell>
              <table:table-cell office:value-type="float" office:value="0.614994">
                <text:p>0.614994</text:p>
              </table:table-cell>
              <table:table-cell office:value-type="float" office:value="30.905532">
                <text:p>30.905532</text:p>
              </table:table-cell>
              <table:table-cell office:value-type="float" office:value="0.555623">
                <text:p>0.5556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.918">
                <text:p>30.918</text:p>
              </table:table-cell>
              <table:table-cell office:value-type="float" office:value="0.638589">
                <text:p>0.638589</text:p>
              </table:table-cell>
              <table:table-cell office:value-type="float" office:value="30.917465">
                <text:p>30.917465</text:p>
              </table:table-cell>
              <table:table-cell office:value-type="float" office:value="0.582059">
                <text:p>0.5820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.9299">
                <text:p>30.9299</text:p>
              </table:table-cell>
              <table:table-cell office:value-type="float" office:value="0.661531">
                <text:p>0.661531</text:p>
              </table:table-cell>
              <table:table-cell office:value-type="float" office:value="30.929383">
                <text:p>30.929383</text:p>
              </table:table-cell>
              <table:table-cell office:value-type="float" office:value="0.607826">
                <text:p>0.6078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.9418">
                <text:p>30.9418</text:p>
              </table:table-cell>
              <table:table-cell office:value-type="float" office:value="0.68382">
                <text:p>0.68382</text:p>
              </table:table-cell>
              <table:table-cell office:value-type="float" office:value="30.941287">
                <text:p>30.941287</text:p>
              </table:table-cell>
              <table:table-cell office:value-type="float" office:value="0.632929">
                <text:p>0.6329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.9537">
                <text:p>30.9537</text:p>
              </table:table-cell>
              <table:table-cell office:value-type="float" office:value="0.705462">
                <text:p>0.705462</text:p>
              </table:table-cell>
              <table:table-cell office:value-type="float" office:value="30.953177">
                <text:p>30.953177</text:p>
              </table:table-cell>
              <table:table-cell office:value-type="float" office:value="0.65737">
                <text:p>0.657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.9656">
                <text:p>30.9656</text:p>
              </table:table-cell>
              <table:table-cell office:value-type="float" office:value="0.726458">
                <text:p>0.726458</text:p>
              </table:table-cell>
              <table:table-cell office:value-type="float" office:value="30.965052">
                <text:p>30.965052</text:p>
              </table:table-cell>
              <table:table-cell office:value-type="float" office:value="0.681152">
                <text:p>0.6811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.9774">
                <text:p>30.9774</text:p>
              </table:table-cell>
              <table:table-cell office:value-type="float" office:value="0.74681">
                <text:p>0.74681</text:p>
              </table:table-cell>
              <table:table-cell office:value-type="float" office:value="30.976914">
                <text:p>30.976914</text:p>
              </table:table-cell>
              <table:table-cell office:value-type="float" office:value="0.70428">
                <text:p>0.704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.9893">
                <text:p>30.9893</text:p>
              </table:table-cell>
              <table:table-cell office:value-type="float" office:value="0.766523">
                <text:p>0.766523</text:p>
              </table:table-cell>
              <table:table-cell office:value-type="float" office:value="30.988761">
                <text:p>30.988761</text:p>
              </table:table-cell>
              <table:table-cell office:value-type="float" office:value="0.726755">
                <text:p>0.7267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1.0011">
                <text:p>31.0011</text:p>
              </table:table-cell>
              <table:table-cell office:value-type="float" office:value="0.785598">
                <text:p>0.785598</text:p>
              </table:table-cell>
              <table:table-cell office:value-type="float" office:value="31.000595">
                <text:p>31.000595</text:p>
              </table:table-cell>
              <table:table-cell office:value-type="float" office:value="0.748581">
                <text:p>0.7485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.0129">
                <text:p>31.0129</text:p>
              </table:table-cell>
              <table:table-cell office:value-type="float" office:value="0.804038">
                <text:p>0.804038</text:p>
              </table:table-cell>
              <table:table-cell office:value-type="float" office:value="31.012414">
                <text:p>31.012414</text:p>
              </table:table-cell>
              <table:table-cell office:value-type="float" office:value="0.769761">
                <text:p>0.7697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1.0247">
                <text:p>31.0247</text:p>
              </table:table-cell>
              <table:table-cell office:value-type="float" office:value="0.821846">
                <text:p>0.821846</text:p>
              </table:table-cell>
              <table:table-cell office:value-type="float" office:value="31.02422">
                <text:p>31.02422</text:p>
              </table:table-cell>
              <table:table-cell office:value-type="float" office:value="0.790298">
                <text:p>0.7902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.0365">
                <text:p>31.0365</text:p>
              </table:table-cell>
              <table:table-cell office:value-type="float" office:value="0.839023">
                <text:p>0.839023</text:p>
              </table:table-cell>
              <table:table-cell office:value-type="float" office:value="31.036011">
                <text:p>31.036011</text:p>
              </table:table-cell>
              <table:table-cell office:value-type="float" office:value="0.810194">
                <text:p>0.8101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.0483">
                <text:p>31.0483</text:p>
              </table:table-cell>
              <table:table-cell office:value-type="float" office:value="0.855571">
                <text:p>0.855571</text:p>
              </table:table-cell>
              <table:table-cell office:value-type="float" office:value="31.047789">
                <text:p>31.047789</text:p>
              </table:table-cell>
              <table:table-cell office:value-type="float" office:value="0.829452">
                <text:p>0.8294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.0601">
                <text:p>31.0601</text:p>
              </table:table-cell>
              <table:table-cell office:value-type="float" office:value="0.871494">
                <text:p>0.871494</text:p>
              </table:table-cell>
              <table:table-cell office:value-type="float" office:value="31.059552">
                <text:p>31.059552</text:p>
              </table:table-cell>
              <table:table-cell office:value-type="float" office:value="0.848074">
                <text:p>0.848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.0718">
                <text:p>31.0718</text:p>
              </table:table-cell>
              <table:table-cell office:value-type="float" office:value="0.886792">
                <text:p>0.886792</text:p>
              </table:table-cell>
              <table:table-cell office:value-type="float" office:value="31.071302">
                <text:p>31.071302</text:p>
              </table:table-cell>
              <table:table-cell office:value-type="float" office:value="0.866063">
                <text:p>0.8660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.0836">
                <text:p>31.0836</text:p>
              </table:table-cell>
              <table:table-cell office:value-type="float" office:value="0.901468">
                <text:p>0.901468</text:p>
              </table:table-cell>
              <table:table-cell office:value-type="float" office:value="31.083038">
                <text:p>31.083038</text:p>
              </table:table-cell>
              <table:table-cell office:value-type="float" office:value="0.883421">
                <text:p>0.8834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.0953">
                <text:p>31.0953</text:p>
              </table:table-cell>
              <table:table-cell office:value-type="float" office:value="0.915524">
                <text:p>0.915524</text:p>
              </table:table-cell>
              <table:table-cell office:value-type="float" office:value="31.094761">
                <text:p>31.094761</text:p>
              </table:table-cell>
              <table:table-cell office:value-type="float" office:value="0.900151">
                <text:p>0.9001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.107">
                <text:p>31.107</text:p>
              </table:table-cell>
              <table:table-cell office:value-type="float" office:value="0.928961">
                <text:p>0.928961</text:p>
              </table:table-cell>
              <table:table-cell office:value-type="float" office:value="31.106469">
                <text:p>31.106469</text:p>
              </table:table-cell>
              <table:table-cell office:value-type="float" office:value="0.916254">
                <text:p>0.9162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.1187">
                <text:p>31.1187</text:p>
              </table:table-cell>
              <table:table-cell office:value-type="float" office:value="0.941782">
                <text:p>0.941782</text:p>
              </table:table-cell>
              <table:table-cell office:value-type="float" office:value="31.118164">
                <text:p>31.118164</text:p>
              </table:table-cell>
              <table:table-cell office:value-type="float" office:value="0.931732">
                <text:p>0.9317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1.1304">
                <text:p>31.1304</text:p>
              </table:table-cell>
              <table:table-cell office:value-type="float" office:value="0.953987">
                <text:p>0.953987</text:p>
              </table:table-cell>
              <table:table-cell office:value-type="float" office:value="31.129846">
                <text:p>31.129846</text:p>
              </table:table-cell>
              <table:table-cell office:value-type="float" office:value="0.946588">
                <text:p>0.9465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.142">
                <text:p>31.142</text:p>
              </table:table-cell>
              <table:table-cell office:value-type="float" office:value="0.965579">
                <text:p>0.965579</text:p>
              </table:table-cell>
              <table:table-cell office:value-type="float" office:value="31.141513">
                <text:p>31.141513</text:p>
              </table:table-cell>
              <table:table-cell office:value-type="float" office:value="0.960823">
                <text:p>0.9608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1.1537">
                <text:p>31.1537</text:p>
              </table:table-cell>
              <table:table-cell office:value-type="float" office:value="0.976558">
                <text:p>0.976558</text:p>
              </table:table-cell>
              <table:table-cell office:value-type="float" office:value="31.153167">
                <text:p>31.153167</text:p>
              </table:table-cell>
              <table:table-cell office:value-type="float" office:value="0.97444">
                <text:p>0.974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1.1653">
                <text:p>31.1653</text:p>
              </table:table-cell>
              <table:table-cell office:value-type="float" office:value="0.986927">
                <text:p>0.986927</text:p>
              </table:table-cell>
              <table:table-cell office:value-type="float" office:value="31.164807">
                <text:p>31.164807</text:p>
              </table:table-cell>
              <table:table-cell office:value-type="float" office:value="0.987439">
                <text:p>0.9874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1.177">
                <text:p>31.177</text:p>
              </table:table-cell>
              <table:table-cell office:value-type="float" office:value="0.996686">
                <text:p>0.996686</text:p>
              </table:table-cell>
              <table:table-cell office:value-type="float" office:value="31.176434">
                <text:p>31.176434</text:p>
              </table:table-cell>
              <table:table-cell office:value-type="float" office:value="0.999823">
                <text:p>0.9998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.1886">
                <text:p>31.1886</text:p>
              </table:table-cell>
              <table:table-cell office:value-type="float" office:value="1.00584">
                <text:p>1.00584</text:p>
              </table:table-cell>
              <table:table-cell office:value-type="float" office:value="31.188048">
                <text:p>31.188048</text:p>
              </table:table-cell>
              <table:table-cell office:value-type="float" office:value="1.011593">
                <text:p>1.0115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.2002">
                <text:p>31.2002</text:p>
              </table:table-cell>
              <table:table-cell office:value-type="float" office:value="1.01438">
                <text:p>1.01438</text:p>
              </table:table-cell>
              <table:table-cell office:value-type="float" office:value="31.199647">
                <text:p>31.199647</text:p>
              </table:table-cell>
              <table:table-cell office:value-type="float" office:value="1.022751">
                <text:p>1.0227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1.2118">
                <text:p>31.2118</text:p>
              </table:table-cell>
              <table:table-cell office:value-type="float" office:value="1.02232">
                <text:p>1.02232</text:p>
              </table:table-cell>
              <table:table-cell office:value-type="float" office:value="31.211234">
                <text:p>31.211234</text:p>
              </table:table-cell>
              <table:table-cell office:value-type="float" office:value="1.033297">
                <text:p>1.0332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.2233">
                <text:p>31.2233</text:p>
              </table:table-cell>
              <table:table-cell office:value-type="float" office:value="1.02965">
                <text:p>1.02965</text:p>
              </table:table-cell>
              <table:table-cell office:value-type="float" office:value="31.222807">
                <text:p>31.222807</text:p>
              </table:table-cell>
              <table:table-cell office:value-type="float" office:value="1.043234">
                <text:p>1.0432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1.2349">
                <text:p>31.2349</text:p>
              </table:table-cell>
              <table:table-cell office:value-type="float" office:value="1.03638">
                <text:p>1.03638</text:p>
              </table:table-cell>
              <table:table-cell office:value-type="float" office:value="31.234366">
                <text:p>31.234366</text:p>
              </table:table-cell>
              <table:table-cell office:value-type="float" office:value="1.052563">
                <text:p>1.0525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1.2464">
                <text:p>31.2464</text:p>
              </table:table-cell>
              <table:table-cell office:value-type="float" office:value="1.0425">
                <text:p>1.0425</text:p>
              </table:table-cell>
              <table:table-cell office:value-type="float" office:value="31.245912">
                <text:p>31.245912</text:p>
              </table:table-cell>
              <table:table-cell office:value-type="float" office:value="1.061284">
                <text:p>1.0612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1.258">
                <text:p>31.258</text:p>
              </table:table-cell>
              <table:table-cell office:value-type="float" office:value="1.04803">
                <text:p>1.04803</text:p>
              </table:table-cell>
              <table:table-cell office:value-type="float" office:value="31.257445">
                <text:p>31.257445</text:p>
              </table:table-cell>
              <table:table-cell office:value-type="float" office:value="1.069399">
                <text:p>1.069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1.2695">
                <text:p>31.2695</text:p>
              </table:table-cell>
              <table:table-cell office:value-type="float" office:value="1.05295">
                <text:p>1.05295</text:p>
              </table:table-cell>
              <table:table-cell office:value-type="float" office:value="31.268965">
                <text:p>31.268965</text:p>
              </table:table-cell>
              <table:table-cell office:value-type="float" office:value="1.076909">
                <text:p>1.0769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1.281">
                <text:p>31.281</text:p>
              </table:table-cell>
              <table:table-cell office:value-type="float" office:value="1.05727">
                <text:p>1.05727</text:p>
              </table:table-cell>
              <table:table-cell office:value-type="float" office:value="31.280471">
                <text:p>31.280471</text:p>
              </table:table-cell>
              <table:table-cell office:value-type="float" office:value="1.083815">
                <text:p>1.0838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.2925">
                <text:p>31.2925</text:p>
              </table:table-cell>
              <table:table-cell office:value-type="float" office:value="1.06099">
                <text:p>1.06099</text:p>
              </table:table-cell>
              <table:table-cell office:value-type="float" office:value="31.291964">
                <text:p>31.291964</text:p>
              </table:table-cell>
              <table:table-cell office:value-type="float" office:value="1.090117">
                <text:p>1.0901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1.304">
                <text:p>31.304</text:p>
              </table:table-cell>
              <table:table-cell office:value-type="float" office:value="1.06411">
                <text:p>1.06411</text:p>
              </table:table-cell>
              <table:table-cell office:value-type="float" office:value="31.303444">
                <text:p>31.303444</text:p>
              </table:table-cell>
              <table:table-cell office:value-type="float" office:value="1.095817">
                <text:p>1.0958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1.3154">
                <text:p>31.3154</text:p>
              </table:table-cell>
              <table:table-cell office:value-type="float" office:value="1.06663">
                <text:p>1.06663</text:p>
              </table:table-cell>
              <table:table-cell office:value-type="float" office:value="31.314911">
                <text:p>31.314911</text:p>
              </table:table-cell>
              <table:table-cell office:value-type="float" office:value="1.100916">
                <text:p>1.1009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1.3269">
                <text:p>31.3269</text:p>
              </table:table-cell>
              <table:table-cell office:value-type="float" office:value="1.06855">
                <text:p>1.06855</text:p>
              </table:table-cell>
              <table:table-cell office:value-type="float" office:value="31.326364">
                <text:p>31.326364</text:p>
              </table:table-cell>
              <table:table-cell office:value-type="float" office:value="1.105413">
                <text:p>1.1054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1.3383">
                <text:p>31.3383</text:p>
              </table:table-cell>
              <table:table-cell office:value-type="float" office:value="1.06987">
                <text:p>1.06987</text:p>
              </table:table-cell>
              <table:table-cell office:value-type="float" office:value="31.337804">
                <text:p>31.337804</text:p>
              </table:table-cell>
              <table:table-cell office:value-type="float" office:value="1.109309">
                <text:p>1.1093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1.3498">
                <text:p>31.3498</text:p>
              </table:table-cell>
              <table:table-cell office:value-type="float" office:value="1.07059">
                <text:p>1.07059</text:p>
              </table:table-cell>
              <table:table-cell office:value-type="float" office:value="31.349232">
                <text:p>31.349232</text:p>
              </table:table-cell>
              <table:table-cell office:value-type="float" office:value="1.112605">
                <text:p>1.1126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.3612">
                <text:p>31.3612</text:p>
              </table:table-cell>
              <table:table-cell office:value-type="float" office:value="1.07071">
                <text:p>1.07071</text:p>
              </table:table-cell>
              <table:table-cell office:value-type="float" office:value="31.360646">
                <text:p>31.360646</text:p>
              </table:table-cell>
              <table:table-cell office:value-type="float" office:value="1.115302">
                <text:p>1.1153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1.3726">
                <text:p>31.3726</text:p>
              </table:table-cell>
              <table:table-cell office:value-type="float" office:value="1.07024">
                <text:p>1.07024</text:p>
              </table:table-cell>
              <table:table-cell office:value-type="float" office:value="31.372047">
                <text:p>31.372047</text:p>
              </table:table-cell>
              <table:table-cell office:value-type="float" office:value="1.1174">
                <text:p>1.11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.384">
                <text:p>31.384</text:p>
              </table:table-cell>
              <table:table-cell office:value-type="float" office:value="1.06916">
                <text:p>1.06916</text:p>
              </table:table-cell>
              <table:table-cell office:value-type="float" office:value="31.383435">
                <text:p>31.383435</text:p>
              </table:table-cell>
              <table:table-cell office:value-type="float" office:value="1.118898">
                <text:p>1.1188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1.3953">
                <text:p>31.3953</text:p>
              </table:table-cell>
              <table:table-cell office:value-type="float" office:value="1.06749">
                <text:p>1.06749</text:p>
              </table:table-cell>
              <table:table-cell office:value-type="float" office:value="31.394811">
                <text:p>31.394811</text:p>
              </table:table-cell>
              <table:table-cell office:value-type="float" office:value="1.119798">
                <text:p>1.1197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.4067">
                <text:p>31.4067</text:p>
              </table:table-cell>
              <table:table-cell office:value-type="float" office:value="1.06522">
                <text:p>1.06522</text:p>
              </table:table-cell>
              <table:table-cell office:value-type="float" office:value="31.406173">
                <text:p>31.406173</text:p>
              </table:table-cell>
              <table:table-cell office:value-type="float" office:value="1.120099">
                <text:p>1.1200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.4181">
                <text:p>31.4181</text:p>
              </table:table-cell>
              <table:table-cell office:value-type="float" office:value="1.06235">
                <text:p>1.06235</text:p>
              </table:table-cell>
              <table:table-cell office:value-type="float" office:value="31.417522">
                <text:p>31.417522</text:p>
              </table:table-cell>
              <table:table-cell office:value-type="float" office:value="1.119801">
                <text:p>1.1198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.4294">
                <text:p>31.4294</text:p>
              </table:table-cell>
              <table:table-cell office:value-type="float" office:value="1.05888">
                <text:p>1.05888</text:p>
              </table:table-cell>
              <table:table-cell office:value-type="float" office:value="31.428859">
                <text:p>31.428859</text:p>
              </table:table-cell>
              <table:table-cell office:value-type="float" office:value="1.118905">
                <text:p>1.1189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1.4407">
                <text:p>31.4407</text:p>
              </table:table-cell>
              <table:table-cell office:value-type="float" office:value="1.05481">
                <text:p>1.05481</text:p>
              </table:table-cell>
              <table:table-cell office:value-type="float" office:value="31.440183">
                <text:p>31.440183</text:p>
              </table:table-cell>
              <table:table-cell office:value-type="float" office:value="1.117411">
                <text:p>1.1174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1.452">
                <text:p>31.452</text:p>
              </table:table-cell>
              <table:table-cell office:value-type="float" office:value="1.05015">
                <text:p>1.05015</text:p>
              </table:table-cell>
              <table:table-cell office:value-type="float" office:value="31.451493">
                <text:p>31.451493</text:p>
              </table:table-cell>
              <table:table-cell office:value-type="float" office:value="1.115318">
                <text:p>1.1153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1.4633">
                <text:p>31.4633</text:p>
              </table:table-cell>
              <table:table-cell office:value-type="float" office:value="1.04489">
                <text:p>1.04489</text:p>
              </table:table-cell>
              <table:table-cell office:value-type="float" office:value="31.462791">
                <text:p>31.462791</text:p>
              </table:table-cell>
              <table:table-cell office:value-type="float" office:value="1.112627">
                <text:p>1.1126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.4746">
                <text:p>31.4746</text:p>
              </table:table-cell>
              <table:table-cell office:value-type="float" office:value="1.03904">
                <text:p>1.03904</text:p>
              </table:table-cell>
              <table:table-cell office:value-type="float" office:value="31.474077">
                <text:p>31.474077</text:p>
              </table:table-cell>
              <table:table-cell office:value-type="float" office:value="1.109338">
                <text:p>1.1093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1.4859">
                <text:p>31.4859</text:p>
              </table:table-cell>
              <table:table-cell office:value-type="float" office:value="1.03259">
                <text:p>1.03259</text:p>
              </table:table-cell>
              <table:table-cell office:value-type="float" office:value="31.485349">
                <text:p>31.485349</text:p>
              </table:table-cell>
              <table:table-cell office:value-type="float" office:value="1.105452">
                <text:p>1.1054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1.4971">
                <text:p>31.4971</text:p>
              </table:table-cell>
              <table:table-cell office:value-type="float" office:value="1.02554">
                <text:p>1.02554</text:p>
              </table:table-cell>
              <table:table-cell office:value-type="float" office:value="31.496609">
                <text:p>31.496609</text:p>
              </table:table-cell>
              <table:table-cell office:value-type="float" office:value="1.100969">
                <text:p>1.1009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.5084">
                <text:p>31.5084</text:p>
              </table:table-cell>
              <table:table-cell office:value-type="float" office:value="1.0179">
                <text:p>1.0179</text:p>
              </table:table-cell>
              <table:table-cell office:value-type="float" office:value="31.507856">
                <text:p>31.507856</text:p>
              </table:table-cell>
              <table:table-cell office:value-type="float" office:value="1.095889">
                <text:p>1.0958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1.5196">
                <text:p>31.5196</text:p>
              </table:table-cell>
              <table:table-cell office:value-type="float" office:value="1.00967">
                <text:p>1.00967</text:p>
              </table:table-cell>
              <table:table-cell office:value-type="float" office:value="31.519091">
                <text:p>31.519091</text:p>
              </table:table-cell>
              <table:table-cell office:value-type="float" office:value="1.090213">
                <text:p>1.0902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1.5308">
                <text:p>31.5308</text:p>
              </table:table-cell>
              <table:table-cell office:value-type="float" office:value="1.00085">
                <text:p>1.00085</text:p>
              </table:table-cell>
              <table:table-cell office:value-type="float" office:value="31.530313">
                <text:p>31.530313</text:p>
              </table:table-cell>
              <table:table-cell office:value-type="float" office:value="1.083942">
                <text:p>1.0839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.5421">
                <text:p>31.5421</text:p>
              </table:table-cell>
              <table:table-cell office:value-type="float" office:value="0.991433">
                <text:p>0.991433</text:p>
              </table:table-cell>
              <table:table-cell office:value-type="float" office:value="31.541522">
                <text:p>31.541522</text:p>
              </table:table-cell>
              <table:table-cell office:value-type="float" office:value="1.077076">
                <text:p>1.0770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1.5532">
                <text:p>31.5532</text:p>
              </table:table-cell>
              <table:table-cell office:value-type="float" office:value="0.981429">
                <text:p>0.981429</text:p>
              </table:table-cell>
              <table:table-cell office:value-type="float" office:value="31.552719">
                <text:p>31.552719</text:p>
              </table:table-cell>
              <table:table-cell office:value-type="float" office:value="1.069617">
                <text:p>1.0696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.5644">
                <text:p>31.5644</text:p>
              </table:table-cell>
              <table:table-cell office:value-type="float" office:value="0.970836">
                <text:p>0.970836</text:p>
              </table:table-cell>
              <table:table-cell office:value-type="float" office:value="31.563903">
                <text:p>31.563903</text:p>
              </table:table-cell>
              <table:table-cell office:value-type="float" office:value="1.061564">
                <text:p>1.0615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1.5756">
                <text:p>31.5756</text:p>
              </table:table-cell>
              <table:table-cell office:value-type="float" office:value="0.959655">
                <text:p>0.959655</text:p>
              </table:table-cell>
              <table:table-cell office:value-type="float" office:value="31.575075">
                <text:p>31.575075</text:p>
              </table:table-cell>
              <table:table-cell office:value-type="float" office:value="1.052919">
                <text:p>1.0529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.5868">
                <text:p>31.5868</text:p>
              </table:table-cell>
              <table:table-cell office:value-type="float" office:value="0.947888">
                <text:p>0.947888</text:p>
              </table:table-cell>
              <table:table-cell office:value-type="float" office:value="31.586234">
                <text:p>31.586234</text:p>
              </table:table-cell>
              <table:table-cell office:value-type="float" office:value="1.043684">
                <text:p>1.043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1.5979">
                <text:p>31.5979</text:p>
              </table:table-cell>
              <table:table-cell office:value-type="float" office:value="0.935536">
                <text:p>0.935536</text:p>
              </table:table-cell>
              <table:table-cell office:value-type="float" office:value="31.59738">
                <text:p>31.59738</text:p>
              </table:table-cell>
              <table:table-cell office:value-type="float" office:value="1.033858">
                <text:p>1.0338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1.609">
                <text:p>31.609</text:p>
              </table:table-cell>
              <table:table-cell office:value-type="float" office:value="0.922601">
                <text:p>0.922601</text:p>
              </table:table-cell>
              <table:table-cell office:value-type="float" office:value="31.608515">
                <text:p>31.608515</text:p>
              </table:table-cell>
              <table:table-cell office:value-type="float" office:value="1.023443">
                <text:p>1.023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1.6202">
                <text:p>31.6202</text:p>
              </table:table-cell>
              <table:table-cell office:value-type="float" office:value="0.909083">
                <text:p>0.909083</text:p>
              </table:table-cell>
              <table:table-cell office:value-type="float" office:value="31.619637">
                <text:p>31.619637</text:p>
              </table:table-cell>
              <table:table-cell office:value-type="float" office:value="1.012441">
                <text:p>1.0124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.6313">
                <text:p>31.6313</text:p>
              </table:table-cell>
              <table:table-cell office:value-type="float" office:value="0.894985">
                <text:p>0.894985</text:p>
              </table:table-cell>
              <table:table-cell office:value-type="float" office:value="31.630746">
                <text:p>31.630746</text:p>
              </table:table-cell>
              <table:table-cell office:value-type="float" office:value="1.000852">
                <text:p>1.0008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1.6424">
                <text:p>31.6424</text:p>
              </table:table-cell>
              <table:table-cell office:value-type="float" office:value="0.880309">
                <text:p>0.880309</text:p>
              </table:table-cell>
              <table:table-cell office:value-type="float" office:value="31.641843">
                <text:p>31.641843</text:p>
              </table:table-cell>
              <table:table-cell office:value-type="float" office:value="0.988678">
                <text:p>0.9886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.6535">
                <text:p>31.6535</text:p>
              </table:table-cell>
              <table:table-cell office:value-type="float" office:value="0.865055">
                <text:p>0.865055</text:p>
              </table:table-cell>
              <table:table-cell office:value-type="float" office:value="31.652928">
                <text:p>31.652928</text:p>
              </table:table-cell>
              <table:table-cell office:value-type="float" office:value="0.975921">
                <text:p>0.9759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.6645">
                <text:p>31.6645</text:p>
              </table:table-cell>
              <table:table-cell office:value-type="float" office:value="0.849225">
                <text:p>0.849225</text:p>
              </table:table-cell>
              <table:table-cell office:value-type="float" office:value="31.664001">
                <text:p>31.664001</text:p>
              </table:table-cell>
              <table:table-cell office:value-type="float" office:value="0.962581">
                <text:p>0.96258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1.6756">
                <text:p>31.6756</text:p>
              </table:table-cell>
              <table:table-cell office:value-type="float" office:value="0.832822">
                <text:p>0.832822</text:p>
              </table:table-cell>
              <table:table-cell office:value-type="float" office:value="31.675061">
                <text:p>31.675061</text:p>
              </table:table-cell>
              <table:table-cell office:value-type="float" office:value="0.94866">
                <text:p>0.948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.6866">
                <text:p>31.6866</text:p>
              </table:table-cell>
              <table:table-cell office:value-type="float" office:value="0.815847">
                <text:p>0.815847</text:p>
              </table:table-cell>
              <table:table-cell office:value-type="float" office:value="31.686109">
                <text:p>31.686109</text:p>
              </table:table-cell>
              <table:table-cell office:value-type="float" office:value="0.93416">
                <text:p>0.934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.6977">
                <text:p>31.6977</text:p>
              </table:table-cell>
              <table:table-cell office:value-type="float" office:value="0.798302">
                <text:p>0.798302</text:p>
              </table:table-cell>
              <table:table-cell office:value-type="float" office:value="31.697145">
                <text:p>31.697145</text:p>
              </table:table-cell>
              <table:table-cell office:value-type="float" office:value="0.919083">
                <text:p>0.9190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1.7087">
                <text:p>31.7087</text:p>
              </table:table-cell>
              <table:table-cell office:value-type="float" office:value="0.780189">
                <text:p>0.780189</text:p>
              </table:table-cell>
              <table:table-cell office:value-type="float" office:value="31.708169">
                <text:p>31.708169</text:p>
              </table:table-cell>
              <table:table-cell office:value-type="float" office:value="0.90343">
                <text:p>0.903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.7197">
                <text:p>31.7197</text:p>
              </table:table-cell>
              <table:table-cell office:value-type="float" office:value="0.76151">
                <text:p>0.76151</text:p>
              </table:table-cell>
              <table:table-cell office:value-type="float" office:value="31.719181">
                <text:p>31.719181</text:p>
              </table:table-cell>
              <table:table-cell office:value-type="float" office:value="0.887203">
                <text:p>0.8872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.7307">
                <text:p>31.7307</text:p>
              </table:table-cell>
              <table:table-cell office:value-type="float" office:value="0.742267">
                <text:p>0.742267</text:p>
              </table:table-cell>
              <table:table-cell office:value-type="float" office:value="31.73018">
                <text:p>31.73018</text:p>
              </table:table-cell>
              <table:table-cell office:value-type="float" office:value="0.870403">
                <text:p>0.8704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.7417">
                <text:p>31.7417</text:p>
              </table:table-cell>
              <table:table-cell office:value-type="float" office:value="0.722463">
                <text:p>0.722463</text:p>
              </table:table-cell>
              <table:table-cell office:value-type="float" office:value="31.741168">
                <text:p>31.741168</text:p>
              </table:table-cell>
              <table:table-cell office:value-type="float" office:value="0.853034">
                <text:p>0.8530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1.7527">
                <text:p>31.7527</text:p>
              </table:table-cell>
              <table:table-cell office:value-type="float" office:value="0.702099">
                <text:p>0.702099</text:p>
              </table:table-cell>
              <table:table-cell office:value-type="float" office:value="31.752143">
                <text:p>31.752143</text:p>
              </table:table-cell>
              <table:table-cell office:value-type="float" office:value="0.835095">
                <text:p>0.835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1.7636">
                <text:p>31.7636</text:p>
              </table:table-cell>
              <table:table-cell office:value-type="float" office:value="0.681178">
                <text:p>0.681178</text:p>
              </table:table-cell>
              <table:table-cell office:value-type="float" office:value="31.763106">
                <text:p>31.763106</text:p>
              </table:table-cell>
              <table:table-cell office:value-type="float" office:value="0.816591">
                <text:p>0.8165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.7746">
                <text:p>31.7746</text:p>
              </table:table-cell>
              <table:table-cell office:value-type="float" office:value="0.659701">
                <text:p>0.659701</text:p>
              </table:table-cell>
              <table:table-cell office:value-type="float" office:value="31.774057">
                <text:p>31.774057</text:p>
              </table:table-cell>
              <table:table-cell office:value-type="float" office:value="0.797522">
                <text:p>0.7975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1.7855">
                <text:p>31.7855</text:p>
              </table:table-cell>
              <table:table-cell office:value-type="float" office:value="0.637672">
                <text:p>0.637672</text:p>
              </table:table-cell>
              <table:table-cell office:value-type="float" office:value="31.784997">
                <text:p>31.784997</text:p>
              </table:table-cell>
              <table:table-cell office:value-type="float" office:value="0.777891">
                <text:p>0.7778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1.7965">
                <text:p>31.7965</text:p>
              </table:table-cell>
              <table:table-cell office:value-type="float" office:value="0.615093">
                <text:p>0.615093</text:p>
              </table:table-cell>
              <table:table-cell office:value-type="float" office:value="31.795924">
                <text:p>31.795924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.8074">
                <text:p>31.8074</text:p>
              </table:table-cell>
              <table:table-cell office:value-type="float" office:value="0.591966">
                <text:p>0.591966</text:p>
              </table:table-cell>
              <table:table-cell office:value-type="float" office:value="31.806839">
                <text:p>31.806839</text:p>
              </table:table-cell>
              <table:table-cell office:value-type="float" office:value="0.736951">
                <text:p>0.7369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.8183">
                <text:p>31.8183</text:p>
              </table:table-cell>
              <table:table-cell office:value-type="float" office:value="0.568294">
                <text:p>0.568294</text:p>
              </table:table-cell>
              <table:table-cell office:value-type="float" office:value="31.817742">
                <text:p>31.817742</text:p>
              </table:table-cell>
              <table:table-cell office:value-type="float" office:value="0.715647">
                <text:p>0.7156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.8292">
                <text:p>31.8292</text:p>
              </table:table-cell>
              <table:table-cell office:value-type="float" office:value="0.544079">
                <text:p>0.544079</text:p>
              </table:table-cell>
              <table:table-cell office:value-type="float" office:value="31.828634">
                <text:p>31.828634</text:p>
              </table:table-cell>
              <table:table-cell office:value-type="float" office:value="0.69379">
                <text:p>0.693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1.84">
                <text:p>31.84</text:p>
              </table:table-cell>
              <table:table-cell office:value-type="float" office:value="0.519324">
                <text:p>0.519324</text:p>
              </table:table-cell>
              <table:table-cell office:value-type="float" office:value="31.839514">
                <text:p>31.839514</text:p>
              </table:table-cell>
              <table:table-cell office:value-type="float" office:value="0.671381">
                <text:p>0.6713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.8509">
                <text:p>31.8509</text:p>
              </table:table-cell>
              <table:table-cell office:value-type="float" office:value="0.494032">
                <text:p>0.494032</text:p>
              </table:table-cell>
              <table:table-cell office:value-type="float" office:value="31.850381">
                <text:p>31.850381</text:p>
              </table:table-cell>
              <table:table-cell office:value-type="float" office:value="0.648425">
                <text:p>0.6484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1.8618">
                <text:p>31.8618</text:p>
              </table:table-cell>
              <table:table-cell office:value-type="float" office:value="0.468205">
                <text:p>0.468205</text:p>
              </table:table-cell>
              <table:table-cell office:value-type="float" office:value="31.861237">
                <text:p>31.861237</text:p>
              </table:table-cell>
              <table:table-cell office:value-type="float" office:value="0.624922">
                <text:p>0.6249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1.8726">
                <text:p>31.8726</text:p>
              </table:table-cell>
              <table:table-cell office:value-type="float" office:value="0.441845">
                <text:p>0.441845</text:p>
              </table:table-cell>
              <table:table-cell office:value-type="float" office:value="31.872082">
                <text:p>31.872082</text:p>
              </table:table-cell>
              <table:table-cell office:value-type="float" office:value="0.600877">
                <text:p>0.6008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1.8834">
                <text:p>31.8834</text:p>
              </table:table-cell>
              <table:table-cell office:value-type="float" office:value="0.414957">
                <text:p>0.414957</text:p>
              </table:table-cell>
              <table:table-cell office:value-type="float" office:value="31.882914">
                <text:p>31.882914</text:p>
              </table:table-cell>
              <table:table-cell office:value-type="float" office:value="0.57629">
                <text:p>0.576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1.8943">
                <text:p>31.8943</text:p>
              </table:table-cell>
              <table:table-cell office:value-type="float" office:value="0.387542">
                <text:p>0.387542</text:p>
              </table:table-cell>
              <table:table-cell office:value-type="float" office:value="31.893735">
                <text:p>31.893735</text:p>
              </table:table-cell>
              <table:table-cell office:value-type="float" office:value="0.551166">
                <text:p>0.5511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1.9051">
                <text:p>31.9051</text:p>
              </table:table-cell>
              <table:table-cell office:value-type="float" office:value="0.359603">
                <text:p>0.359603</text:p>
              </table:table-cell>
              <table:table-cell office:value-type="float" office:value="31.904544">
                <text:p>31.904544</text:p>
              </table:table-cell>
              <table:table-cell office:value-type="float" office:value="0.525506">
                <text:p>0.5255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1.9159">
                <text:p>31.9159</text:p>
              </table:table-cell>
              <table:table-cell office:value-type="float" office:value="0.331144">
                <text:p>0.331144</text:p>
              </table:table-cell>
              <table:table-cell office:value-type="float" office:value="31.915341">
                <text:p>31.915341</text:p>
              </table:table-cell>
              <table:table-cell office:value-type="float" office:value="0.499313">
                <text:p>0.4993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.9267">
                <text:p>31.9267</text:p>
              </table:table-cell>
              <table:table-cell office:value-type="float" office:value="0.302166">
                <text:p>0.302166</text:p>
              </table:table-cell>
              <table:table-cell office:value-type="float" office:value="31.926127">
                <text:p>31.926127</text:p>
              </table:table-cell>
              <table:table-cell office:value-type="float" office:value="0.47259">
                <text:p>0.472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.9374">
                <text:p>31.9374</text:p>
              </table:table-cell>
              <table:table-cell office:value-type="float" office:value="0.272675">
                <text:p>0.272675</text:p>
              </table:table-cell>
              <table:table-cell office:value-type="float" office:value="31.936901">
                <text:p>31.936901</text:p>
              </table:table-cell>
              <table:table-cell office:value-type="float" office:value="0.44534">
                <text:p>0.445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.9482">
                <text:p>31.9482</text:p>
              </table:table-cell>
              <table:table-cell office:value-type="float" office:value="0.242671">
                <text:p>0.242671</text:p>
              </table:table-cell>
              <table:table-cell office:value-type="float" office:value="31.947663">
                <text:p>31.947663</text:p>
              </table:table-cell>
              <table:table-cell office:value-type="float" office:value="0.417566">
                <text:p>0.4175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.9589">
                <text:p>31.9589</text:p>
              </table:table-cell>
              <table:table-cell office:value-type="float" office:value="0.212158">
                <text:p>0.212158</text:p>
              </table:table-cell>
              <table:table-cell office:value-type="float" office:value="31.958414">
                <text:p>31.958414</text:p>
              </table:table-cell>
              <table:table-cell office:value-type="float" office:value="0.389271">
                <text:p>0.3892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.9697">
                <text:p>31.9697</text:p>
              </table:table-cell>
              <table:table-cell office:value-type="float" office:value="0.18114">
                <text:p>0.18114</text:p>
              </table:table-cell>
              <table:table-cell office:value-type="float" office:value="31.969154">
                <text:p>31.969154</text:p>
              </table:table-cell>
              <table:table-cell office:value-type="float" office:value="0.360457">
                <text:p>0.3604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1.9804">
                <text:p>31.9804</text:p>
              </table:table-cell>
              <table:table-cell office:value-type="float" office:value="0.14962">
                <text:p>0.14962</text:p>
              </table:table-cell>
              <table:table-cell office:value-type="float" office:value="31.979881">
                <text:p>31.979881</text:p>
              </table:table-cell>
              <table:table-cell office:value-type="float" office:value="0.331127">
                <text:p>0.3311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1.9911">
                <text:p>31.9911</text:p>
              </table:table-cell>
              <table:table-cell office:value-type="float" office:value="0.1176">
                <text:p>0.1176</text:p>
              </table:table-cell>
              <table:table-cell office:value-type="float" office:value="31.990598">
                <text:p>31.990598</text:p>
              </table:table-cell>
              <table:table-cell office:value-type="float" office:value="0.301285">
                <text:p>0.3012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.0018">
                <text:p>32.0018</text:p>
              </table:table-cell>
              <table:table-cell office:value-type="float" office:value="0.0850835">
                <text:p>0.0850835</text:p>
              </table:table-cell>
              <table:table-cell office:value-type="float" office:value="32.001302">
                <text:p>32.001302</text:p>
              </table:table-cell>
              <table:table-cell office:value-type="float" office:value="0.270934">
                <text:p>0.2709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.0125">
                <text:p>32.0125</text:p>
              </table:table-cell>
              <table:table-cell office:value-type="float" office:value="0.0520743">
                <text:p>0.0520743</text:p>
              </table:table-cell>
              <table:table-cell office:value-type="float" office:value="32.011996">
                <text:p>32.011996</text:p>
              </table:table-cell>
              <table:table-cell office:value-type="float" office:value="0.240076">
                <text:p>0.2400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2.0232">
                <text:p>32.0232</text:p>
              </table:table-cell>
              <table:table-cell office:value-type="float" office:value="0.0185752">
                <text:p>0.0185752</text:p>
              </table:table-cell>
              <table:table-cell office:value-type="float" office:value="32.022678">
                <text:p>32.022678</text:p>
              </table:table-cell>
              <table:table-cell office:value-type="float" office:value="0.208715">
                <text:p>0.2087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2.0339">
                <text:p>32.0339</text:p>
              </table:table-cell>
              <table:table-cell office:value-type="float" office:value="0">
                <text:p>0</text:p>
              </table:table-cell>
              <table:table-cell office:value-type="float" office:value="32.033348">
                <text:p>32.033348</text:p>
              </table:table-cell>
              <table:table-cell office:value-type="float" office:value="0.176853">
                <text:p>0.1768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2.1191">
                <text:p>32.1191</text:p>
              </table:table-cell>
              <table:table-cell office:value-type="float" office:value="0">
                <text:p>0</text:p>
              </table:table-cell>
              <table:table-cell office:value-type="float" office:value="32.044007">
                <text:p>32.044007</text:p>
              </table:table-cell>
              <table:table-cell office:value-type="float" office:value="0.144494">
                <text:p>0.1444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2.1298">
                <text:p>32.1298</text:p>
              </table:table-cell>
              <table:table-cell office:value-type="float" office:value="0.0339856">
                <text:p>0.0339856</text:p>
              </table:table-cell>
              <table:table-cell office:value-type="float" office:value="32.054655">
                <text:p>32.054655</text:p>
              </table:table-cell>
              <table:table-cell office:value-type="float" office:value="0.111642">
                <text:p>0.1116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2.1405">
                <text:p>32.1405</text:p>
              </table:table-cell>
              <table:table-cell office:value-type="float" office:value="0.0672569">
                <text:p>0.0672569</text:p>
              </table:table-cell>
              <table:table-cell office:value-type="float" office:value="32.065291">
                <text:p>32.065291</text:p>
              </table:table-cell>
              <table:table-cell office:value-type="float" office:value="0.078299">
                <text:p>0.0782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2.1511">
                <text:p>32.1511</text:p>
              </table:table-cell>
              <table:table-cell office:value-type="float" office:value="0.0998188">
                <text:p>0.0998188</text:p>
              </table:table-cell>
              <table:table-cell office:value-type="float" office:value="32.075916">
                <text:p>32.075916</text:p>
              </table:table-cell>
              <table:table-cell office:value-type="float" office:value="0.044469">
                <text:p>0.0444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2.1617">
                <text:p>32.1617</text:p>
              </table:table-cell>
              <table:table-cell office:value-type="float" office:value="0.131676">
                <text:p>0.131676</text:p>
              </table:table-cell>
              <table:table-cell office:value-type="float" office:value="32.08653">
                <text:p>32.08653</text:p>
              </table:table-cell>
              <table:table-cell office:value-type="float" office:value="0.010154">
                <text:p>0.0101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2.1723">
                <text:p>32.1723</text:p>
              </table:table-cell>
              <table:table-cell office:value-type="float" office:value="0.162833">
                <text:p>0.162833</text:p>
              </table:table-cell>
              <table:table-cell office:value-type="float" office:value="32.097133">
                <text:p>32.097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.1829">
                <text:p>32.1829</text:p>
              </table:table-cell>
              <table:table-cell office:value-type="float" office:value="0.193294">
                <text:p>0.193294</text:p>
              </table:table-cell>
              <table:table-cell office:value-type="float" office:value="32.181863">
                <text:p>32.18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2.1935">
                <text:p>32.1935</text:p>
              </table:table-cell>
              <table:table-cell office:value-type="float" office:value="0.223063">
                <text:p>0.223063</text:p>
              </table:table-cell>
              <table:table-cell office:value-type="float" office:value="32.192454">
                <text:p>32.192454</text:p>
              </table:table-cell>
              <table:table-cell office:value-type="float" office:value="0.035273">
                <text:p>0.0352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2.2041">
                <text:p>32.2041</text:p>
              </table:table-cell>
              <table:table-cell office:value-type="float" office:value="0.252145">
                <text:p>0.252145</text:p>
              </table:table-cell>
              <table:table-cell office:value-type="float" office:value="32.203034">
                <text:p>32.203034</text:p>
              </table:table-cell>
              <table:table-cell office:value-type="float" office:value="0.069823">
                <text:p>0.0698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.2147">
                <text:p>32.2147</text:p>
              </table:table-cell>
              <table:table-cell office:value-type="float" office:value="0.280544">
                <text:p>0.280544</text:p>
              </table:table-cell>
              <table:table-cell office:value-type="float" office:value="32.213603">
                <text:p>32.213603</text:p>
              </table:table-cell>
              <table:table-cell office:value-type="float" office:value="0.103654">
                <text:p>0.1036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.2252">
                <text:p>32.2252</text:p>
              </table:table-cell>
              <table:table-cell office:value-type="float" office:value="0.308263">
                <text:p>0.308263</text:p>
              </table:table-cell>
              <table:table-cell office:value-type="float" office:value="32.224161">
                <text:p>32.224161</text:p>
              </table:table-cell>
              <table:table-cell office:value-type="float" office:value="0.136773">
                <text:p>0.1367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2.2358">
                <text:p>32.2358</text:p>
              </table:table-cell>
              <table:table-cell office:value-type="float" office:value="0.335307">
                <text:p>0.335307</text:p>
              </table:table-cell>
              <table:table-cell office:value-type="float" office:value="32.234707">
                <text:p>32.234707</text:p>
              </table:table-cell>
              <table:table-cell office:value-type="float" office:value="0.169184">
                <text:p>0.1691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2.2463">
                <text:p>32.2463</text:p>
              </table:table-cell>
              <table:table-cell office:value-type="float" office:value="0.361679">
                <text:p>0.361679</text:p>
              </table:table-cell>
              <table:table-cell office:value-type="float" office:value="32.245243">
                <text:p>32.245243</text:p>
              </table:table-cell>
              <table:table-cell office:value-type="float" office:value="0.200891">
                <text:p>0.2008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2.2568">
                <text:p>32.2568</text:p>
              </table:table-cell>
              <table:table-cell office:value-type="float" office:value="0.387383">
                <text:p>0.387383</text:p>
              </table:table-cell>
              <table:table-cell office:value-type="float" office:value="32.255767">
                <text:p>32.255767</text:p>
              </table:table-cell>
              <table:table-cell office:value-type="float" office:value="0.231899">
                <text:p>0.2318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2.2674">
                <text:p>32.2674</text:p>
              </table:table-cell>
              <table:table-cell office:value-type="float" office:value="0.412421">
                <text:p>0.412421</text:p>
              </table:table-cell>
              <table:table-cell office:value-type="float" office:value="32.26628">
                <text:p>32.26628</text:p>
              </table:table-cell>
              <table:table-cell office:value-type="float" office:value="0.262212">
                <text:p>0.2622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2.2779">
                <text:p>32.2779</text:p>
              </table:table-cell>
              <table:table-cell office:value-type="float" office:value="0.436799">
                <text:p>0.436799</text:p>
              </table:table-cell>
              <table:table-cell office:value-type="float" office:value="32.276782">
                <text:p>32.276782</text:p>
              </table:table-cell>
              <table:table-cell office:value-type="float" office:value="0.291835">
                <text:p>0.2918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2.2883">
                <text:p>32.2883</text:p>
              </table:table-cell>
              <table:table-cell office:value-type="float" office:value="0.460518">
                <text:p>0.460518</text:p>
              </table:table-cell>
              <table:table-cell office:value-type="float" office:value="32.287274">
                <text:p>32.287274</text:p>
              </table:table-cell>
              <table:table-cell office:value-type="float" office:value="0.320771">
                <text:p>0.3207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2.2988">
                <text:p>32.2988</text:p>
              </table:table-cell>
              <table:table-cell office:value-type="float" office:value="0.483582">
                <text:p>0.483582</text:p>
              </table:table-cell>
              <table:table-cell office:value-type="float" office:value="32.297754">
                <text:p>32.297754</text:p>
              </table:table-cell>
              <table:table-cell office:value-type="float" office:value="0.349026">
                <text:p>0.3490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2.3093">
                <text:p>32.3093</text:p>
              </table:table-cell>
              <table:table-cell office:value-type="float" office:value="0.505994">
                <text:p>0.505994</text:p>
              </table:table-cell>
              <table:table-cell office:value-type="float" office:value="32.308223">
                <text:p>32.308223</text:p>
              </table:table-cell>
              <table:table-cell office:value-type="float" office:value="0.376601">
                <text:p>0.3766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2.3198">
                <text:p>32.3198</text:p>
              </table:table-cell>
              <table:table-cell office:value-type="float" office:value="0.527757">
                <text:p>0.527757</text:p>
              </table:table-cell>
              <table:table-cell office:value-type="float" office:value="32.318681">
                <text:p>32.318681</text:p>
              </table:table-cell>
              <table:table-cell office:value-type="float" office:value="0.403503">
                <text:p>0.4035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2.3302">
                <text:p>32.3302</text:p>
              </table:table-cell>
              <table:table-cell office:value-type="float" office:value="0.548874">
                <text:p>0.548874</text:p>
              </table:table-cell>
              <table:table-cell office:value-type="float" office:value="32.329128">
                <text:p>32.329128</text:p>
              </table:table-cell>
              <table:table-cell office:value-type="float" office:value="0.429733">
                <text:p>0.4297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2.3406">
                <text:p>32.3406</text:p>
              </table:table-cell>
              <table:table-cell office:value-type="float" office:value="0.569348">
                <text:p>0.569348</text:p>
              </table:table-cell>
              <table:table-cell office:value-type="float" office:value="32.339565">
                <text:p>32.339565</text:p>
              </table:table-cell>
              <table:table-cell office:value-type="float" office:value="0.455296">
                <text:p>0.4552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2.3511">
                <text:p>32.3511</text:p>
              </table:table-cell>
              <table:table-cell office:value-type="float" office:value="0.589181">
                <text:p>0.589181</text:p>
              </table:table-cell>
              <table:table-cell office:value-type="float" office:value="32.34999">
                <text:p>32.34999</text:p>
              </table:table-cell>
              <table:table-cell office:value-type="float" office:value="0.480195">
                <text:p>0.4801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2.3615">
                <text:p>32.3615</text:p>
              </table:table-cell>
              <table:table-cell office:value-type="float" office:value="0.608376">
                <text:p>0.608376</text:p>
              </table:table-cell>
              <table:table-cell office:value-type="float" office:value="32.360405">
                <text:p>32.360405</text:p>
              </table:table-cell>
              <table:table-cell office:value-type="float" office:value="0.504433">
                <text:p>0.5044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2.3719">
                <text:p>32.3719</text:p>
              </table:table-cell>
              <table:table-cell office:value-type="float" office:value="0.626935">
                <text:p>0.626935</text:p>
              </table:table-cell>
              <table:table-cell office:value-type="float" office:value="32.370809">
                <text:p>32.370809</text:p>
              </table:table-cell>
              <table:table-cell office:value-type="float" office:value="0.528015">
                <text:p>0.5280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.3823">
                <text:p>32.3823</text:p>
              </table:table-cell>
              <table:table-cell office:value-type="float" office:value="0.644862">
                <text:p>0.644862</text:p>
              </table:table-cell>
              <table:table-cell office:value-type="float" office:value="32.381201">
                <text:p>32.381201</text:p>
              </table:table-cell>
              <table:table-cell office:value-type="float" office:value="0.550942">
                <text:p>0.5509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2.3927">
                <text:p>32.3927</text:p>
              </table:table-cell>
              <table:table-cell office:value-type="float" office:value="0.662157">
                <text:p>0.662157</text:p>
              </table:table-cell>
              <table:table-cell office:value-type="float" office:value="32.391584">
                <text:p>32.391584</text:p>
              </table:table-cell>
              <table:table-cell office:value-type="float" office:value="0.573218">
                <text:p>0.5732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2.403">
                <text:p>32.403</text:p>
              </table:table-cell>
              <table:table-cell office:value-type="float" office:value="0.678823">
                <text:p>0.678823</text:p>
              </table:table-cell>
              <table:table-cell office:value-type="float" office:value="32.401955">
                <text:p>32.401955</text:p>
              </table:table-cell>
              <table:table-cell office:value-type="float" office:value="0.594845">
                <text:p>0.5948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.4134">
                <text:p>32.4134</text:p>
              </table:table-cell>
              <table:table-cell office:value-type="float" office:value="0.694864">
                <text:p>0.694864</text:p>
              </table:table-cell>
              <table:table-cell office:value-type="float" office:value="32.412316">
                <text:p>32.412316</text:p>
              </table:table-cell>
              <table:table-cell office:value-type="float" office:value="0.615828">
                <text:p>0.6158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.4237">
                <text:p>32.4237</text:p>
              </table:table-cell>
              <table:table-cell office:value-type="float" office:value="0.710279">
                <text:p>0.710279</text:p>
              </table:table-cell>
              <table:table-cell office:value-type="float" office:value="32.422665">
                <text:p>32.422665</text:p>
              </table:table-cell>
              <table:table-cell office:value-type="float" office:value="0.636168">
                <text:p>0.6361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.4341">
                <text:p>32.4341</text:p>
              </table:table-cell>
              <table:table-cell office:value-type="float" office:value="0.725072">
                <text:p>0.725072</text:p>
              </table:table-cell>
              <table:table-cell office:value-type="float" office:value="32.433005">
                <text:p>32.433005</text:p>
              </table:table-cell>
              <table:table-cell office:value-type="float" office:value="0.655868">
                <text:p>0.6558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.4444">
                <text:p>32.4444</text:p>
              </table:table-cell>
              <table:table-cell office:value-type="float" office:value="0.739245">
                <text:p>0.739245</text:p>
              </table:table-cell>
              <table:table-cell office:value-type="float" office:value="32.443333">
                <text:p>32.443333</text:p>
              </table:table-cell>
              <table:table-cell office:value-type="float" office:value="0.67493">
                <text:p>0.6749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.4547">
                <text:p>32.4547</text:p>
              </table:table-cell>
              <table:table-cell office:value-type="float" office:value="0.752798">
                <text:p>0.752798</text:p>
              </table:table-cell>
              <table:table-cell office:value-type="float" office:value="32.453651">
                <text:p>32.453651</text:p>
              </table:table-cell>
              <table:table-cell office:value-type="float" office:value="0.693358">
                <text:p>0.6933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2.465">
                <text:p>32.465</text:p>
              </table:table-cell>
              <table:table-cell office:value-type="float" office:value="0.765735">
                <text:p>0.765735</text:p>
              </table:table-cell>
              <table:table-cell office:value-type="float" office:value="32.463958">
                <text:p>32.463958</text:p>
              </table:table-cell>
              <table:table-cell office:value-type="float" office:value="0.711153">
                <text:p>0.7111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.4753">
                <text:p>32.4753</text:p>
              </table:table-cell>
              <table:table-cell office:value-type="float" office:value="0.778056">
                <text:p>0.778056</text:p>
              </table:table-cell>
              <table:table-cell office:value-type="float" office:value="32.474254">
                <text:p>32.474254</text:p>
              </table:table-cell>
              <table:table-cell office:value-type="float" office:value="0.728318">
                <text:p>0.7283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.4856">
                <text:p>32.4856</text:p>
              </table:table-cell>
              <table:table-cell office:value-type="float" office:value="0.789763">
                <text:p>0.789763</text:p>
              </table:table-cell>
              <table:table-cell office:value-type="float" office:value="32.48454">
                <text:p>32.48454</text:p>
              </table:table-cell>
              <table:table-cell office:value-type="float" office:value="0.744855">
                <text:p>0.7448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2.4959">
                <text:p>32.4959</text:p>
              </table:table-cell>
              <table:table-cell office:value-type="float" office:value="0.800857">
                <text:p>0.800857</text:p>
              </table:table-cell>
              <table:table-cell office:value-type="float" office:value="32.494816">
                <text:p>32.494816</text:p>
              </table:table-cell>
              <table:table-cell office:value-type="float" office:value="0.760766">
                <text:p>0.7607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2.5062">
                <text:p>32.5062</text:p>
              </table:table-cell>
              <table:table-cell office:value-type="float" office:value="0.811341">
                <text:p>0.811341</text:p>
              </table:table-cell>
              <table:table-cell office:value-type="float" office:value="32.50508">
                <text:p>32.50508</text:p>
              </table:table-cell>
              <table:table-cell office:value-type="float" office:value="0.776053">
                <text:p>0.7760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2.5164">
                <text:p>32.5164</text:p>
              </table:table-cell>
              <table:table-cell office:value-type="float" office:value="0.821214">
                <text:p>0.821214</text:p>
              </table:table-cell>
              <table:table-cell office:value-type="float" office:value="32.515335">
                <text:p>32.515335</text:p>
              </table:table-cell>
              <table:table-cell office:value-type="float" office:value="0.790719">
                <text:p>0.7907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2.5266">
                <text:p>32.5266</text:p>
              </table:table-cell>
              <table:table-cell office:value-type="float" office:value="0.83048">
                <text:p>0.83048</text:p>
              </table:table-cell>
              <table:table-cell office:value-type="float" office:value="32.525578">
                <text:p>32.525578</text:p>
              </table:table-cell>
              <table:table-cell office:value-type="float" office:value="0.804764">
                <text:p>0.8047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2.5369">
                <text:p>32.5369</text:p>
              </table:table-cell>
              <table:table-cell office:value-type="float" office:value="0.839138">
                <text:p>0.839138</text:p>
              </table:table-cell>
              <table:table-cell office:value-type="float" office:value="32.535812">
                <text:p>32.535812</text:p>
              </table:table-cell>
              <table:table-cell office:value-type="float" office:value="0.818191">
                <text:p>0.8181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2.5471">
                <text:p>32.5471</text:p>
              </table:table-cell>
              <table:table-cell office:value-type="float" office:value="0.847189">
                <text:p>0.847189</text:p>
              </table:table-cell>
              <table:table-cell office:value-type="float" office:value="32.546034">
                <text:p>32.546034</text:p>
              </table:table-cell>
              <table:table-cell office:value-type="float" office:value="0.831001">
                <text:p>0.831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2.5573">
                <text:p>32.5573</text:p>
              </table:table-cell>
              <table:table-cell office:value-type="float" office:value="0.854636">
                <text:p>0.854636</text:p>
              </table:table-cell>
              <table:table-cell office:value-type="float" office:value="32.556247">
                <text:p>32.556247</text:p>
              </table:table-cell>
              <table:table-cell office:value-type="float" office:value="0.843197">
                <text:p>0.8431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2.5675">
                <text:p>32.5675</text:p>
              </table:table-cell>
              <table:table-cell office:value-type="float" office:value="0.861478">
                <text:p>0.861478</text:p>
              </table:table-cell>
              <table:table-cell office:value-type="float" office:value="32.566449">
                <text:p>32.566449</text:p>
              </table:table-cell>
              <table:table-cell office:value-type="float" office:value="0.854779">
                <text:p>0.8547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2.5777">
                <text:p>32.5777</text:p>
              </table:table-cell>
              <table:table-cell office:value-type="float" office:value="0.867717">
                <text:p>0.867717</text:p>
              </table:table-cell>
              <table:table-cell office:value-type="float" office:value="32.57664">
                <text:p>32.57664</text:p>
              </table:table-cell>
              <table:table-cell office:value-type="float" office:value="0.865749">
                <text:p>0.8657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.5879">
                <text:p>32.5879</text:p>
              </table:table-cell>
              <table:table-cell office:value-type="float" office:value="0.873353">
                <text:p>0.873353</text:p>
              </table:table-cell>
              <table:table-cell office:value-type="float" office:value="32.586821">
                <text:p>32.586821</text:p>
              </table:table-cell>
              <table:table-cell office:value-type="float" office:value="0.876108">
                <text:p>0.8761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2.5981">
                <text:p>32.5981</text:p>
              </table:table-cell>
              <table:table-cell office:value-type="float" office:value="0.878387">
                <text:p>0.878387</text:p>
              </table:table-cell>
              <table:table-cell office:value-type="float" office:value="32.596992">
                <text:p>32.596992</text:p>
              </table:table-cell>
              <table:table-cell office:value-type="float" office:value="0.885858">
                <text:p>0.8858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2.6082">
                <text:p>32.6082</text:p>
              </table:table-cell>
              <table:table-cell office:value-type="float" office:value="0.88282">
                <text:p>0.88282</text:p>
              </table:table-cell>
              <table:table-cell office:value-type="float" office:value="32.607152">
                <text:p>32.607152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2.6184">
                <text:p>32.6184</text:p>
              </table:table-cell>
              <table:table-cell office:value-type="float" office:value="0.886652">
                <text:p>0.886652</text:p>
              </table:table-cell>
              <table:table-cell office:value-type="float" office:value="32.617302">
                <text:p>32.617302</text:p>
              </table:table-cell>
              <table:table-cell office:value-type="float" office:value="0.903536">
                <text:p>0.9035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2.6285">
                <text:p>32.6285</text:p>
              </table:table-cell>
              <table:table-cell office:value-type="float" office:value="0.889884">
                <text:p>0.889884</text:p>
              </table:table-cell>
              <table:table-cell office:value-type="float" office:value="32.627442">
                <text:p>32.627442</text:p>
              </table:table-cell>
              <table:table-cell office:value-type="float" office:value="0.911465">
                <text:p>0.9114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2.6386">
                <text:p>32.6386</text:p>
              </table:table-cell>
              <table:table-cell office:value-type="float" office:value="0.892516">
                <text:p>0.892516</text:p>
              </table:table-cell>
              <table:table-cell office:value-type="float" office:value="32.637572">
                <text:p>32.637572</text:p>
              </table:table-cell>
              <table:table-cell office:value-type="float" office:value="0.918789">
                <text:p>0.9187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2.6488">
                <text:p>32.6488</text:p>
              </table:table-cell>
              <table:table-cell office:value-type="float" office:value="0.894548">
                <text:p>0.894548</text:p>
              </table:table-cell>
              <table:table-cell office:value-type="float" office:value="32.647691">
                <text:p>32.647691</text:p>
              </table:table-cell>
              <table:table-cell office:value-type="float" office:value="0.92551">
                <text:p>0.925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.6589">
                <text:p>32.6589</text:p>
              </table:table-cell>
              <table:table-cell office:value-type="float" office:value="0.895982">
                <text:p>0.895982</text:p>
              </table:table-cell>
              <table:table-cell office:value-type="float" office:value="32.6578">
                <text:p>32.6578</text:p>
              </table:table-cell>
              <table:table-cell office:value-type="float" office:value="0.931628">
                <text:p>0.9316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2.669">
                <text:p>32.669</text:p>
              </table:table-cell>
              <table:table-cell office:value-type="float" office:value="0.896816">
                <text:p>0.896816</text:p>
              </table:table-cell>
              <table:table-cell office:value-type="float" office:value="32.667899">
                <text:p>32.667899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.6791">
                <text:p>32.6791</text:p>
              </table:table-cell>
              <table:table-cell office:value-type="float" office:value="0.897052">
                <text:p>0.897052</text:p>
              </table:table-cell>
              <table:table-cell office:value-type="float" office:value="32.677987">
                <text:p>32.677987</text:p>
              </table:table-cell>
              <table:table-cell office:value-type="float" office:value="0.942056">
                <text:p>0.9420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2.6891">
                <text:p>32.6891</text:p>
              </table:table-cell>
              <table:table-cell office:value-type="float" office:value="0.896689">
                <text:p>0.896689</text:p>
              </table:table-cell>
              <table:table-cell office:value-type="float" office:value="32.688065">
                <text:p>32.688065</text:p>
              </table:table-cell>
              <table:table-cell office:value-type="float" office:value="0.946369">
                <text:p>0.9463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2.6992">
                <text:p>32.6992</text:p>
              </table:table-cell>
              <table:table-cell office:value-type="float" office:value="0.895727">
                <text:p>0.895727</text:p>
              </table:table-cell>
              <table:table-cell office:value-type="float" office:value="32.698134">
                <text:p>32.698134</text:p>
              </table:table-cell>
              <table:table-cell office:value-type="float" office:value="0.950081">
                <text:p>0.9500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2.7093">
                <text:p>32.7093</text:p>
              </table:table-cell>
              <table:table-cell office:value-type="float" office:value="0.894167">
                <text:p>0.894167</text:p>
              </table:table-cell>
              <table:table-cell office:value-type="float" office:value="32.708192">
                <text:p>32.708192</text:p>
              </table:table-cell>
              <table:table-cell office:value-type="float" office:value="0.953194">
                <text:p>0.9531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.7193">
                <text:p>32.7193</text:p>
              </table:table-cell>
              <table:table-cell office:value-type="float" office:value="0.892008">
                <text:p>0.892008</text:p>
              </table:table-cell>
              <table:table-cell office:value-type="float" office:value="32.71824">
                <text:p>32.71824</text:p>
              </table:table-cell>
              <table:table-cell office:value-type="float" office:value="0.955706">
                <text:p>0.9557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7293">
                <text:p>32.7293</text:p>
              </table:table-cell>
              <table:table-cell office:value-type="float" office:value="0.88925">
                <text:p>0.88925</text:p>
              </table:table-cell>
              <table:table-cell office:value-type="float" office:value="32.728278">
                <text:p>32.728278</text:p>
              </table:table-cell>
              <table:table-cell office:value-type="float" office:value="0.95762">
                <text:p>0.957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7394">
                <text:p>32.7394</text:p>
              </table:table-cell>
              <table:table-cell office:value-type="float" office:value="0.885895">
                <text:p>0.885895</text:p>
              </table:table-cell>
              <table:table-cell office:value-type="float" office:value="32.738305">
                <text:p>32.738305</text:p>
              </table:table-cell>
              <table:table-cell office:value-type="float" office:value="0.958935">
                <text:p>0.9589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7494">
                <text:p>32.7494</text:p>
              </table:table-cell>
              <table:table-cell office:value-type="float" office:value="0.881942">
                <text:p>0.881942</text:p>
              </table:table-cell>
              <table:table-cell office:value-type="float" office:value="32.748323">
                <text:p>32.748323</text:p>
              </table:table-cell>
              <table:table-cell office:value-type="float" office:value="0.959651">
                <text:p>0.9596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7594">
                <text:p>32.7594</text:p>
              </table:table-cell>
              <table:table-cell office:value-type="float" office:value="0.877392">
                <text:p>0.877392</text:p>
              </table:table-cell>
              <table:table-cell office:value-type="float" office:value="32.758331">
                <text:p>32.758331</text:p>
              </table:table-cell>
              <table:table-cell office:value-type="float" office:value="0.959768">
                <text:p>0.9597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7694">
                <text:p>32.7694</text:p>
              </table:table-cell>
              <table:table-cell office:value-type="float" office:value="0.872245">
                <text:p>0.872245</text:p>
              </table:table-cell>
              <table:table-cell office:value-type="float" office:value="32.768329">
                <text:p>32.768329</text:p>
              </table:table-cell>
              <table:table-cell office:value-type="float" office:value="0.959287">
                <text:p>0.9592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7794">
                <text:p>32.7794</text:p>
              </table:table-cell>
              <table:table-cell office:value-type="float" office:value="0.866502">
                <text:p>0.866502</text:p>
              </table:table-cell>
              <table:table-cell office:value-type="float" office:value="32.778316">
                <text:p>32.778316</text:p>
              </table:table-cell>
              <table:table-cell office:value-type="float" office:value="0.958207">
                <text:p>0.9582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7894">
                <text:p>32.7894</text:p>
              </table:table-cell>
              <table:table-cell office:value-type="float" office:value="0.860164">
                <text:p>0.860164</text:p>
              </table:table-cell>
              <table:table-cell office:value-type="float" office:value="32.788294">
                <text:p>32.788294</text:p>
              </table:table-cell>
              <table:table-cell office:value-type="float" office:value="0.956529">
                <text:p>0.956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7993">
                <text:p>32.7993</text:p>
              </table:table-cell>
              <table:table-cell office:value-type="float" office:value="0.853231">
                <text:p>0.853231</text:p>
              </table:table-cell>
              <table:table-cell office:value-type="float" office:value="32.798262">
                <text:p>32.798262</text:p>
              </table:table-cell>
              <table:table-cell office:value-type="float" office:value="0.954253">
                <text:p>0.9542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8093">
                <text:p>32.8093</text:p>
              </table:table-cell>
              <table:table-cell office:value-type="float" office:value="0.845704">
                <text:p>0.845704</text:p>
              </table:table-cell>
              <table:table-cell office:value-type="float" office:value="32.80822">
                <text:p>32.80822</text:p>
              </table:table-cell>
              <table:table-cell office:value-type="float" office:value="0.951379">
                <text:p>0.9513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8192">
                <text:p>32.8192</text:p>
              </table:table-cell>
              <table:table-cell office:value-type="float" office:value="0.837584">
                <text:p>0.837584</text:p>
              </table:table-cell>
              <table:table-cell office:value-type="float" office:value="32.818167">
                <text:p>32.818167</text:p>
              </table:table-cell>
              <table:table-cell office:value-type="float" office:value="0.947906">
                <text:p>0.9479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8292">
                <text:p>32.8292</text:p>
              </table:table-cell>
              <table:table-cell office:value-type="float" office:value="0.828871">
                <text:p>0.828871</text:p>
              </table:table-cell>
              <table:table-cell office:value-type="float" office:value="32.828105">
                <text:p>32.828105</text:p>
              </table:table-cell>
              <table:table-cell office:value-type="float" office:value="0.943837">
                <text:p>0.9438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8391">
                <text:p>32.8391</text:p>
              </table:table-cell>
              <table:table-cell office:value-type="float" office:value="0.819568">
                <text:p>0.819568</text:p>
              </table:table-cell>
              <table:table-cell office:value-type="float" office:value="32.838034">
                <text:p>32.838034</text:p>
              </table:table-cell>
              <table:table-cell office:value-type="float" office:value="0.939171">
                <text:p>0.9391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849">
                <text:p>32.849</text:p>
              </table:table-cell>
              <table:table-cell office:value-type="float" office:value="0.809674">
                <text:p>0.809674</text:p>
              </table:table-cell>
              <table:table-cell office:value-type="float" office:value="32.847952">
                <text:p>32.847952</text:p>
              </table:table-cell>
              <table:table-cell office:value-type="float" office:value="0.933908">
                <text:p>0.9339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8589">
                <text:p>32.8589</text:p>
              </table:table-cell>
              <table:table-cell office:value-type="float" office:value="0.799192">
                <text:p>0.799192</text:p>
              </table:table-cell>
              <table:table-cell office:value-type="float" office:value="32.85786">
                <text:p>32.85786</text:p>
              </table:table-cell>
              <table:table-cell office:value-type="float" office:value="0.928049">
                <text:p>0.9280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8688">
                <text:p>32.8688</text:p>
              </table:table-cell>
              <table:table-cell office:value-type="float" office:value="0.788122">
                <text:p>0.788122</text:p>
              </table:table-cell>
              <table:table-cell office:value-type="float" office:value="32.867759">
                <text:p>32.867759</text:p>
              </table:table-cell>
              <table:table-cell office:value-type="float" office:value="0.921596">
                <text:p>0.9215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8787">
                <text:p>32.8787</text:p>
              </table:table-cell>
              <table:table-cell office:value-type="float" office:value="0.776465">
                <text:p>0.776465</text:p>
              </table:table-cell>
              <table:table-cell office:value-type="float" office:value="32.877648">
                <text:p>32.877648</text:p>
              </table:table-cell>
              <table:table-cell office:value-type="float" office:value="0.914548">
                <text:p>0.9145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8886">
                <text:p>32.8886</text:p>
              </table:table-cell>
              <table:table-cell office:value-type="float" office:value="0.764223">
                <text:p>0.764223</text:p>
              </table:table-cell>
              <table:table-cell office:value-type="float" office:value="32.887527">
                <text:p>32.887527</text:p>
              </table:table-cell>
              <table:table-cell office:value-type="float" office:value="0.906906">
                <text:p>0.9069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8985">
                <text:p>32.8985</text:p>
              </table:table-cell>
              <table:table-cell office:value-type="float" office:value="0.751397">
                <text:p>0.751397</text:p>
              </table:table-cell>
              <table:table-cell office:value-type="float" office:value="32.897396">
                <text:p>32.897396</text:p>
              </table:table-cell>
              <table:table-cell office:value-type="float" office:value="0.898672">
                <text:p>0.8986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9083">
                <text:p>32.9083</text:p>
              </table:table-cell>
              <table:table-cell office:value-type="float" office:value="0.737989">
                <text:p>0.737989</text:p>
              </table:table-cell>
              <table:table-cell office:value-type="float" office:value="32.907256">
                <text:p>32.907256</text:p>
              </table:table-cell>
              <table:table-cell office:value-type="float" office:value="0.889846">
                <text:p>0.8898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9182">
                <text:p>32.9182</text:p>
              </table:table-cell>
              <table:table-cell office:value-type="float" office:value="0.724">
                <text:p>0.724</text:p>
              </table:table-cell>
              <table:table-cell office:value-type="float" office:value="32.917105">
                <text:p>32.917105</text:p>
              </table:table-cell>
              <table:table-cell office:value-type="float" office:value="0.880429">
                <text:p>0.8804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928">
                <text:p>32.928</text:p>
              </table:table-cell>
              <table:table-cell office:value-type="float" office:value="0.709432">
                <text:p>0.709432</text:p>
              </table:table-cell>
              <table:table-cell office:value-type="float" office:value="32.926946">
                <text:p>32.926946</text:p>
              </table:table-cell>
              <table:table-cell office:value-type="float" office:value="0.870422">
                <text:p>0.8704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9378">
                <text:p>32.9378</text:p>
              </table:table-cell>
              <table:table-cell office:value-type="float" office:value="0.694287">
                <text:p>0.694287</text:p>
              </table:table-cell>
              <table:table-cell office:value-type="float" office:value="32.936776">
                <text:p>32.936776</text:p>
              </table:table-cell>
              <table:table-cell office:value-type="float" office:value="0.859827">
                <text:p>0.8598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9477">
                <text:p>32.9477</text:p>
              </table:table-cell>
              <table:table-cell office:value-type="float" office:value="0.678566">
                <text:p>0.678566</text:p>
              </table:table-cell>
              <table:table-cell office:value-type="float" office:value="32.946597">
                <text:p>32.946597</text:p>
              </table:table-cell>
              <table:table-cell office:value-type="float" office:value="0.848645">
                <text:p>0.8486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9575">
                <text:p>32.9575</text:p>
              </table:table-cell>
              <table:table-cell office:value-type="float" office:value="0.66227">
                <text:p>0.66227</text:p>
              </table:table-cell>
              <table:table-cell office:value-type="float" office:value="32.956408">
                <text:p>32.956408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9673">
                <text:p>32.9673</text:p>
              </table:table-cell>
              <table:table-cell office:value-type="float" office:value="0.645403">
                <text:p>0.645403</text:p>
              </table:table-cell>
              <table:table-cell office:value-type="float" office:value="32.966209">
                <text:p>32.966209</text:p>
              </table:table-cell>
              <table:table-cell office:value-type="float" office:value="0.824523">
                <text:p>0.8245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9771">
                <text:p>32.9771</text:p>
              </table:table-cell>
              <table:table-cell office:value-type="float" office:value="0.627965">
                <text:p>0.627965</text:p>
              </table:table-cell>
              <table:table-cell office:value-type="float" office:value="32.976001">
                <text:p>32.976001</text:p>
              </table:table-cell>
              <table:table-cell office:value-type="float" office:value="0.811587">
                <text:p>0.8115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9869">
                <text:p>32.9869</text:p>
              </table:table-cell>
              <table:table-cell office:value-type="float" office:value="0.609958">
                <text:p>0.609958</text:p>
              </table:table-cell>
              <table:table-cell office:value-type="float" office:value="32.985784">
                <text:p>32.985784</text:p>
              </table:table-cell>
              <table:table-cell office:value-type="float" office:value="0.798068">
                <text:p>0.7980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966">
                <text:p>32.9966</text:p>
              </table:table-cell>
              <table:table-cell office:value-type="float" office:value="0.591386">
                <text:p>0.591386</text:p>
              </table:table-cell>
              <table:table-cell office:value-type="float" office:value="32.995556">
                <text:p>32.995556</text:p>
              </table:table-cell>
              <table:table-cell office:value-type="float" office:value="0.78397">
                <text:p>0.783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3.0064">
                <text:p>33.0064</text:p>
              </table:table-cell>
              <table:table-cell office:value-type="float" office:value="0.572249">
                <text:p>0.572249</text:p>
              </table:table-cell>
              <table:table-cell office:value-type="float" office:value="33.00532">
                <text:p>33.00532</text:p>
              </table:table-cell>
              <table:table-cell office:value-type="float" office:value="0.769293">
                <text:p>0.7692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.0161">
                <text:p>33.0161</text:p>
              </table:table-cell>
              <table:table-cell office:value-type="float" office:value="0.55255">
                <text:p>0.55255</text:p>
              </table:table-cell>
              <table:table-cell office:value-type="float" office:value="33.015073">
                <text:p>33.015073</text:p>
              </table:table-cell>
              <table:table-cell office:value-type="float" office:value="0.754038">
                <text:p>0.7540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259">
                <text:p>33.0259</text:p>
              </table:table-cell>
              <table:table-cell office:value-type="float" office:value="0.532291">
                <text:p>0.532291</text:p>
              </table:table-cell>
              <table:table-cell office:value-type="float" office:value="33.024817">
                <text:p>33.024817</text:p>
              </table:table-cell>
              <table:table-cell office:value-type="float" office:value="0.738209">
                <text:p>0.7382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56">
                <text:p>33.0356</text:p>
              </table:table-cell>
              <table:table-cell office:value-type="float" office:value="0.511475">
                <text:p>0.511475</text:p>
              </table:table-cell>
              <table:table-cell office:value-type="float" office:value="33.034552">
                <text:p>33.034552</text:p>
              </table:table-cell>
              <table:table-cell office:value-type="float" office:value="0.721806">
                <text:p>0.7218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453">
                <text:p>33.0453</text:p>
              </table:table-cell>
              <table:table-cell office:value-type="float" office:value="0.490103">
                <text:p>0.490103</text:p>
              </table:table-cell>
              <table:table-cell office:value-type="float" office:value="33.044277">
                <text:p>33.044277</text:p>
              </table:table-cell>
              <table:table-cell office:value-type="float" office:value="0.704831">
                <text:p>0.7048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0551">
                <text:p>33.0551</text:p>
              </table:table-cell>
              <table:table-cell office:value-type="float" office:value="0.468178">
                <text:p>0.468178</text:p>
              </table:table-cell>
              <table:table-cell office:value-type="float" office:value="33.053993">
                <text:p>33.053993</text:p>
              </table:table-cell>
              <table:table-cell office:value-type="float" office:value="0.687287">
                <text:p>0.6872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0648">
                <text:p>33.0648</text:p>
              </table:table-cell>
              <table:table-cell office:value-type="float" office:value="0.445702">
                <text:p>0.445702</text:p>
              </table:table-cell>
              <table:table-cell office:value-type="float" office:value="33.063699">
                <text:p>33.063699</text:p>
              </table:table-cell>
              <table:table-cell office:value-type="float" office:value="0.669175">
                <text:p>0.6691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0745">
                <text:p>33.0745</text:p>
              </table:table-cell>
              <table:table-cell office:value-type="float" office:value="0.422678">
                <text:p>0.422678</text:p>
              </table:table-cell>
              <table:table-cell office:value-type="float" office:value="33.073396">
                <text:p>33.073396</text:p>
              </table:table-cell>
              <table:table-cell office:value-type="float" office:value="0.650497">
                <text:p>0.6504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0842">
                <text:p>33.0842</text:p>
              </table:table-cell>
              <table:table-cell office:value-type="float" office:value="0.399108">
                <text:p>0.399108</text:p>
              </table:table-cell>
              <table:table-cell office:value-type="float" office:value="33.083084">
                <text:p>33.083084</text:p>
              </table:table-cell>
              <table:table-cell office:value-type="float" office:value="0.631255">
                <text:p>0.6312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0938">
                <text:p>33.0938</text:p>
              </table:table-cell>
              <table:table-cell office:value-type="float" office:value="0.374995">
                <text:p>0.374995</text:p>
              </table:table-cell>
              <table:table-cell office:value-type="float" office:value="33.092762">
                <text:p>33.092762</text:p>
              </table:table-cell>
              <table:table-cell office:value-type="float" office:value="0.611452">
                <text:p>0.6114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1035">
                <text:p>33.1035</text:p>
              </table:table-cell>
              <table:table-cell office:value-type="float" office:value="0.350341">
                <text:p>0.350341</text:p>
              </table:table-cell>
              <table:table-cell office:value-type="float" office:value="33.10243">
                <text:p>33.10243</text:p>
              </table:table-cell>
              <table:table-cell office:value-type="float" office:value="0.59109">
                <text:p>0.591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1132">
                <text:p>33.1132</text:p>
              </table:table-cell>
              <table:table-cell office:value-type="float" office:value="0.32515">
                <text:p>0.32515</text:p>
              </table:table-cell>
              <table:table-cell office:value-type="float" office:value="33.11209">
                <text:p>33.11209</text:p>
              </table:table-cell>
              <table:table-cell office:value-type="float" office:value="0.57017">
                <text:p>0.570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1228">
                <text:p>33.1228</text:p>
              </table:table-cell>
              <table:table-cell office:value-type="float" office:value="0.299423">
                <text:p>0.299423</text:p>
              </table:table-cell>
              <table:table-cell office:value-type="float" office:value="33.12174">
                <text:p>33.12174</text:p>
              </table:table-cell>
              <table:table-cell office:value-type="float" office:value="0.548696">
                <text:p>0.54869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1325">
                <text:p>33.1325</text:p>
              </table:table-cell>
              <table:table-cell office:value-type="float" office:value="0.273163">
                <text:p>0.273163</text:p>
              </table:table-cell>
              <table:table-cell office:value-type="float" office:value="33.13138">
                <text:p>33.13138</text:p>
              </table:table-cell>
              <table:table-cell office:value-type="float" office:value="0.526669">
                <text:p>0.526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1421">
                <text:p>33.1421</text:p>
              </table:table-cell>
              <table:table-cell office:value-type="float" office:value="0.246374">
                <text:p>0.246374</text:p>
              </table:table-cell>
              <table:table-cell office:value-type="float" office:value="33.141012">
                <text:p>33.141012</text:p>
              </table:table-cell>
              <table:table-cell office:value-type="float" office:value="0.504093">
                <text:p>0.5040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1517">
                <text:p>33.1517</text:p>
              </table:table-cell>
              <table:table-cell office:value-type="float" office:value="0.219058">
                <text:p>0.219058</text:p>
              </table:table-cell>
              <table:table-cell office:value-type="float" office:value="33.150634">
                <text:p>33.150634</text:p>
              </table:table-cell>
              <table:table-cell office:value-type="float" office:value="0.480968">
                <text:p>0.4809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1613">
                <text:p>33.1613</text:p>
              </table:table-cell>
              <table:table-cell office:value-type="float" office:value="0.191218">
                <text:p>0.191218</text:p>
              </table:table-cell>
              <table:table-cell office:value-type="float" office:value="33.160247">
                <text:p>33.160247</text:p>
              </table:table-cell>
              <table:table-cell office:value-type="float" office:value="0.457299">
                <text:p>0.4572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1709">
                <text:p>33.1709</text:p>
              </table:table-cell>
              <table:table-cell office:value-type="float" office:value="0.162856">
                <text:p>0.162856</text:p>
              </table:table-cell>
              <table:table-cell office:value-type="float" office:value="33.169851">
                <text:p>33.169851</text:p>
              </table:table-cell>
              <table:table-cell office:value-type="float" office:value="0.433087">
                <text:p>0.4330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1805">
                <text:p>33.1805</text:p>
              </table:table-cell>
              <table:table-cell office:value-type="float" office:value="0.133976">
                <text:p>0.133976</text:p>
              </table:table-cell>
              <table:table-cell office:value-type="float" office:value="33.179445">
                <text:p>33.179445</text:p>
              </table:table-cell>
              <table:table-cell office:value-type="float" office:value="0.408335">
                <text:p>0.4083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1901">
                <text:p>33.1901</text:p>
              </table:table-cell>
              <table:table-cell office:value-type="float" office:value="0.104581">
                <text:p>0.104581</text:p>
              </table:table-cell>
              <table:table-cell office:value-type="float" office:value="33.18903">
                <text:p>33.18903</text:p>
              </table:table-cell>
              <table:table-cell office:value-type="float" office:value="0.383046">
                <text:p>0.3830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1997">
                <text:p>33.1997</text:p>
              </table:table-cell>
              <table:table-cell office:value-type="float" office:value="0.0746733">
                <text:p>0.0746733</text:p>
              </table:table-cell>
              <table:table-cell office:value-type="float" office:value="33.198606">
                <text:p>33.198606</text:p>
              </table:table-cell>
              <table:table-cell office:value-type="float" office:value="0.357222">
                <text:p>0.3572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2092">
                <text:p>33.2092</text:p>
              </table:table-cell>
              <table:table-cell office:value-type="float" office:value="0.0442564">
                <text:p>0.0442564</text:p>
              </table:table-cell>
              <table:table-cell office:value-type="float" office:value="33.208173">
                <text:p>33.208173</text:p>
              </table:table-cell>
              <table:table-cell office:value-type="float" office:value="0.330867">
                <text:p>0.3308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2188">
                <text:p>33.2188</text:p>
              </table:table-cell>
              <table:table-cell office:value-type="float" office:value="0.0133332">
                <text:p>0.0133332</text:p>
              </table:table-cell>
              <table:table-cell office:value-type="float" office:value="33.217731">
                <text:p>33.217731</text:p>
              </table:table-cell>
              <table:table-cell office:value-type="float" office:value="0.303982">
                <text:p>0.3039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2284">
                <text:p>33.2284</text:p>
              </table:table-cell>
              <table:table-cell office:value-type="float" office:value="0">
                <text:p>0</text:p>
              </table:table-cell>
              <table:table-cell office:value-type="float" office:value="33.227279">
                <text:p>33.227279</text:p>
              </table:table-cell>
              <table:table-cell office:value-type="float" office:value="0.276571">
                <text:p>0.27657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3047">
                <text:p>33.3047</text:p>
              </table:table-cell>
              <table:table-cell office:value-type="float" office:value="0">
                <text:p>0</text:p>
              </table:table-cell>
              <table:table-cell office:value-type="float" office:value="33.236819">
                <text:p>33.236819</text:p>
              </table:table-cell>
              <table:table-cell office:value-type="float" office:value="0.248637">
                <text:p>0.24863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3142">
                <text:p>33.3142</text:p>
              </table:table-cell>
              <table:table-cell office:value-type="float" office:value="0.0314263">
                <text:p>0.0314263</text:p>
              </table:table-cell>
              <table:table-cell office:value-type="float" office:value="33.246349">
                <text:p>33.246349</text:p>
              </table:table-cell>
              <table:table-cell office:value-type="float" office:value="0.220182">
                <text:p>0.22018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3237">
                <text:p>33.3237</text:p>
              </table:table-cell>
              <table:table-cell office:value-type="float" office:value="0.0621551">
                <text:p>0.0621551</text:p>
              </table:table-cell>
              <table:table-cell office:value-type="float" office:value="33.25587">
                <text:p>33.25587</text:p>
              </table:table-cell>
              <table:table-cell office:value-type="float" office:value="0.191209">
                <text:p>0.1912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3333">
                <text:p>33.3333</text:p>
              </table:table-cell>
              <table:table-cell office:value-type="float" office:value="0.0921906">
                <text:p>0.0921906</text:p>
              </table:table-cell>
              <table:table-cell office:value-type="float" office:value="33.265383">
                <text:p>33.265383</text:p>
              </table:table-cell>
              <table:table-cell office:value-type="float" office:value="0.161722">
                <text:p>0.1617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3428">
                <text:p>33.3428</text:p>
              </table:table-cell>
              <table:table-cell office:value-type="float" office:value="0.121537">
                <text:p>0.121537</text:p>
              </table:table-cell>
              <table:table-cell office:value-type="float" office:value="33.274886">
                <text:p>33.274886</text:p>
              </table:table-cell>
              <table:table-cell office:value-type="float" office:value="0.131723">
                <text:p>0.1317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3523">
                <text:p>33.3523</text:p>
              </table:table-cell>
              <table:table-cell office:value-type="float" office:value="0.150199">
                <text:p>0.150199</text:p>
              </table:table-cell>
              <table:table-cell office:value-type="float" office:value="33.28438">
                <text:p>33.28438</text:p>
              </table:table-cell>
              <table:table-cell office:value-type="float" office:value="0.101216">
                <text:p>0.1012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3618">
                <text:p>33.3618</text:p>
              </table:table-cell>
              <table:table-cell office:value-type="float" office:value="0.17818">
                <text:p>0.17818</text:p>
              </table:table-cell>
              <table:table-cell office:value-type="float" office:value="33.293865">
                <text:p>33.293865</text:p>
              </table:table-cell>
              <table:table-cell office:value-type="float" office:value="0.070203">
                <text:p>0.0702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3713">
                <text:p>33.3713</text:p>
              </table:table-cell>
              <table:table-cell office:value-type="float" office:value="0.205484">
                <text:p>0.205484</text:p>
              </table:table-cell>
              <table:table-cell office:value-type="float" office:value="33.303341">
                <text:p>33.303341</text:p>
              </table:table-cell>
              <table:table-cell office:value-type="float" office:value="0.038688">
                <text:p>0.03868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3.3807">
                <text:p>33.3807</text:p>
              </table:table-cell>
              <table:table-cell office:value-type="float" office:value="0.232114">
                <text:p>0.232114</text:p>
              </table:table-cell>
              <table:table-cell office:value-type="float" office:value="33.312808">
                <text:p>33.312808</text:p>
              </table:table-cell>
              <table:table-cell office:value-type="float" office:value="0.006674">
                <text:p>0.00667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3.3902">
                <text:p>33.3902</text:p>
              </table:table-cell>
              <table:table-cell office:value-type="float" office:value="0.258075">
                <text:p>0.258075</text:p>
              </table:table-cell>
              <table:table-cell office:value-type="float" office:value="33.322266">
                <text:p>33.32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3.3997">
                <text:p>33.3997</text:p>
              </table:table-cell>
              <table:table-cell office:value-type="float" office:value="0.28337">
                <text:p>0.28337</text:p>
              </table:table-cell>
              <table:table-cell office:value-type="float" office:value="33.39786">
                <text:p>33.3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3.4091">
                <text:p>33.4091</text:p>
              </table:table-cell>
              <table:table-cell office:value-type="float" office:value="0.308002">
                <text:p>0.308002</text:p>
              </table:table-cell>
              <table:table-cell office:value-type="float" office:value="33.407309">
                <text:p>33.407309</text:p>
              </table:table-cell>
              <table:table-cell office:value-type="float" office:value="0.033003">
                <text:p>0.0330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3.4185">
                <text:p>33.4185</text:p>
              </table:table-cell>
              <table:table-cell office:value-type="float" office:value="0.331974">
                <text:p>0.331974</text:p>
              </table:table-cell>
              <table:table-cell office:value-type="float" office:value="33.41675">
                <text:p>33.41675</text:p>
              </table:table-cell>
              <table:table-cell office:value-type="float" office:value="0.065299">
                <text:p>0.0652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3.428">
                <text:p>33.428</text:p>
              </table:table-cell>
              <table:table-cell office:value-type="float" office:value="0.35529">
                <text:p>0.35529</text:p>
              </table:table-cell>
              <table:table-cell office:value-type="float" office:value="33.426181">
                <text:p>33.426181</text:p>
              </table:table-cell>
              <table:table-cell office:value-type="float" office:value="0.096892">
                <text:p>0.0968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3.4374">
                <text:p>33.4374</text:p>
              </table:table-cell>
              <table:table-cell office:value-type="float" office:value="0.377953">
                <text:p>0.377953</text:p>
              </table:table-cell>
              <table:table-cell office:value-type="float" office:value="33.435604">
                <text:p>33.435604</text:p>
              </table:table-cell>
              <table:table-cell office:value-type="float" office:value="0.127787">
                <text:p>0.12778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3.4468">
                <text:p>33.4468</text:p>
              </table:table-cell>
              <table:table-cell office:value-type="float" office:value="0.399967">
                <text:p>0.399967</text:p>
              </table:table-cell>
              <table:table-cell office:value-type="float" office:value="33.445017">
                <text:p>33.445017</text:p>
              </table:table-cell>
              <table:table-cell office:value-type="float" office:value="0.157987">
                <text:p>0.1579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3.4562">
                <text:p>33.4562</text:p>
              </table:table-cell>
              <table:table-cell office:value-type="float" office:value="0.421332">
                <text:p>0.421332</text:p>
              </table:table-cell>
              <table:table-cell office:value-type="float" office:value="33.454422">
                <text:p>33.454422</text:p>
              </table:table-cell>
              <table:table-cell office:value-type="float" office:value="0.187498">
                <text:p>0.1874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3.4656">
                <text:p>33.4656</text:p>
              </table:table-cell>
              <table:table-cell office:value-type="float" office:value="0.442054">
                <text:p>0.442054</text:p>
              </table:table-cell>
              <table:table-cell office:value-type="float" office:value="33.463818">
                <text:p>33.463818</text:p>
              </table:table-cell>
              <table:table-cell office:value-type="float" office:value="0.216323">
                <text:p>0.2163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3.475">
                <text:p>33.475</text:p>
              </table:table-cell>
              <table:table-cell office:value-type="float" office:value="0.462133">
                <text:p>0.462133</text:p>
              </table:table-cell>
              <table:table-cell office:value-type="float" office:value="33.473205">
                <text:p>33.473205</text:p>
              </table:table-cell>
              <table:table-cell office:value-type="float" office:value="0.244467">
                <text:p>0.24446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3.4844">
                <text:p>33.4844</text:p>
              </table:table-cell>
              <table:table-cell office:value-type="float" office:value="0.481574">
                <text:p>0.481574</text:p>
              </table:table-cell>
              <table:table-cell office:value-type="float" office:value="33.482583">
                <text:p>33.482583</text:p>
              </table:table-cell>
              <table:table-cell office:value-type="float" office:value="0.271932">
                <text:p>0.2719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3.4937">
                <text:p>33.4937</text:p>
              </table:table-cell>
              <table:table-cell office:value-type="float" office:value="0.500378">
                <text:p>0.500378</text:p>
              </table:table-cell>
              <table:table-cell office:value-type="float" office:value="33.491953">
                <text:p>33.491953</text:p>
              </table:table-cell>
              <table:table-cell office:value-type="float" office:value="0.298724">
                <text:p>0.29872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3.5031">
                <text:p>33.5031</text:p>
              </table:table-cell>
              <table:table-cell office:value-type="float" office:value="0.518548">
                <text:p>0.518548</text:p>
              </table:table-cell>
              <table:table-cell office:value-type="float" office:value="33.501313">
                <text:p>33.501313</text:p>
              </table:table-cell>
              <table:table-cell office:value-type="float" office:value="0.324846">
                <text:p>0.3248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3.5125">
                <text:p>33.5125</text:p>
              </table:table-cell>
              <table:table-cell office:value-type="float" office:value="0.536086">
                <text:p>0.536086</text:p>
              </table:table-cell>
              <table:table-cell office:value-type="float" office:value="33.510665">
                <text:p>33.510665</text:p>
              </table:table-cell>
              <table:table-cell office:value-type="float" office:value="0.3503">
                <text:p>0.35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3.5218">
                <text:p>33.5218</text:p>
              </table:table-cell>
              <table:table-cell office:value-type="float" office:value="0.552995">
                <text:p>0.552995</text:p>
              </table:table-cell>
              <table:table-cell office:value-type="float" office:value="33.520008">
                <text:p>33.520008</text:p>
              </table:table-cell>
              <table:table-cell office:value-type="float" office:value="0.375092">
                <text:p>0.3750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3.5311">
                <text:p>33.5311</text:p>
              </table:table-cell>
              <table:table-cell office:value-type="float" office:value="0.569277">
                <text:p>0.569277</text:p>
              </table:table-cell>
              <table:table-cell office:value-type="float" office:value="33.529343">
                <text:p>33.529343</text:p>
              </table:table-cell>
              <table:table-cell office:value-type="float" office:value="0.399223">
                <text:p>0.39922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3.5405">
                <text:p>33.5405</text:p>
              </table:table-cell>
              <table:table-cell office:value-type="float" office:value="0.584933">
                <text:p>0.584933</text:p>
              </table:table-cell>
              <table:table-cell office:value-type="float" office:value="33.538669">
                <text:p>33.538669</text:p>
              </table:table-cell>
              <table:table-cell office:value-type="float" office:value="0.422698">
                <text:p>0.4226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3.5498">
                <text:p>33.5498</text:p>
              </table:table-cell>
              <table:table-cell office:value-type="float" office:value="0.599965">
                <text:p>0.599965</text:p>
              </table:table-cell>
              <table:table-cell office:value-type="float" office:value="33.547986">
                <text:p>33.547986</text:p>
              </table:table-cell>
              <table:table-cell office:value-type="float" office:value="0.445518">
                <text:p>0.44551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3.5591">
                <text:p>33.5591</text:p>
              </table:table-cell>
              <table:table-cell office:value-type="float" office:value="0.614377">
                <text:p>0.614377</text:p>
              </table:table-cell>
              <table:table-cell office:value-type="float" office:value="33.557294">
                <text:p>33.557294</text:p>
              </table:table-cell>
              <table:table-cell office:value-type="float" office:value="0.467689">
                <text:p>0.4676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3.5684">
                <text:p>33.5684</text:p>
              </table:table-cell>
              <table:table-cell office:value-type="float" office:value="0.628169">
                <text:p>0.628169</text:p>
              </table:table-cell>
              <table:table-cell office:value-type="float" office:value="33.566594">
                <text:p>33.566594</text:p>
              </table:table-cell>
              <table:table-cell office:value-type="float" office:value="0.489211">
                <text:p>0.4892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3.5777">
                <text:p>33.5777</text:p>
              </table:table-cell>
              <table:table-cell office:value-type="float" office:value="0.641343">
                <text:p>0.641343</text:p>
              </table:table-cell>
              <table:table-cell office:value-type="float" office:value="33.575885">
                <text:p>33.575885</text:p>
              </table:table-cell>
              <table:table-cell office:value-type="float" office:value="0.510089">
                <text:p>0.5100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3.587">
                <text:p>33.587</text:p>
              </table:table-cell>
              <table:table-cell office:value-type="float" office:value="0.653901">
                <text:p>0.653901</text:p>
              </table:table-cell>
              <table:table-cell office:value-type="float" office:value="33.585167">
                <text:p>33.585167</text:p>
              </table:table-cell>
              <table:table-cell office:value-type="float" office:value="0.530324">
                <text:p>0.5303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3.5962">
                <text:p>33.5962</text:p>
              </table:table-cell>
              <table:table-cell office:value-type="float" office:value="0.665845">
                <text:p>0.665845</text:p>
              </table:table-cell>
              <table:table-cell office:value-type="float" office:value="33.594441">
                <text:p>33.594441</text:p>
              </table:table-cell>
              <table:table-cell office:value-type="float" office:value="0.54992">
                <text:p>0.549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3.6055">
                <text:p>33.6055</text:p>
              </table:table-cell>
              <table:table-cell office:value-type="float" office:value="0.677175">
                <text:p>0.677175</text:p>
              </table:table-cell>
              <table:table-cell office:value-type="float" office:value="33.603706">
                <text:p>33.603706</text:p>
              </table:table-cell>
              <table:table-cell office:value-type="float" office:value="0.56888">
                <text:p>0.568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3.6148">
                <text:p>33.6148</text:p>
              </table:table-cell>
              <table:table-cell office:value-type="float" office:value="0.687894">
                <text:p>0.687894</text:p>
              </table:table-cell>
              <table:table-cell office:value-type="float" office:value="33.612963">
                <text:p>33.612963</text:p>
              </table:table-cell>
              <table:table-cell office:value-type="float" office:value="0.587204">
                <text:p>0.58720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3.624">
                <text:p>33.624</text:p>
              </table:table-cell>
              <table:table-cell office:value-type="float" office:value="0.698003">
                <text:p>0.698003</text:p>
              </table:table-cell>
              <table:table-cell office:value-type="float" office:value="33.622211">
                <text:p>33.622211</text:p>
              </table:table-cell>
              <table:table-cell office:value-type="float" office:value="0.604897">
                <text:p>0.6048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.6332">
                <text:p>33.6332</text:p>
              </table:table-cell>
              <table:table-cell office:value-type="float" office:value="0.707503">
                <text:p>0.707503</text:p>
              </table:table-cell>
              <table:table-cell office:value-type="float" office:value="33.63145">
                <text:p>33.63145</text:p>
              </table:table-cell>
              <table:table-cell office:value-type="float" office:value="0.621959">
                <text:p>0.6219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.6425">
                <text:p>33.6425</text:p>
              </table:table-cell>
              <table:table-cell office:value-type="float" office:value="0.716394">
                <text:p>0.716394</text:p>
              </table:table-cell>
              <table:table-cell office:value-type="float" office:value="33.640681">
                <text:p>33.640681</text:p>
              </table:table-cell>
              <table:table-cell office:value-type="float" office:value="0.638394">
                <text:p>0.6383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.6517">
                <text:p>33.6517</text:p>
              </table:table-cell>
              <table:table-cell office:value-type="float" office:value="0.72468">
                <text:p>0.72468</text:p>
              </table:table-cell>
              <table:table-cell office:value-type="float" office:value="33.649904">
                <text:p>33.649904</text:p>
              </table:table-cell>
              <table:table-cell office:value-type="float" office:value="0.654204">
                <text:p>0.6542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.6609">
                <text:p>33.6609</text:p>
              </table:table-cell>
              <table:table-cell office:value-type="float" office:value="0.732359">
                <text:p>0.732359</text:p>
              </table:table-cell>
              <table:table-cell office:value-type="float" office:value="33.659118">
                <text:p>33.659118</text:p>
              </table:table-cell>
              <table:table-cell office:value-type="float" office:value="0.669389">
                <text:p>0.6693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3.6701">
                <text:p>33.6701</text:p>
              </table:table-cell>
              <table:table-cell office:value-type="float" office:value="0.739434">
                <text:p>0.739434</text:p>
              </table:table-cell>
              <table:table-cell office:value-type="float" office:value="33.668323">
                <text:p>33.668323</text:p>
              </table:table-cell>
              <table:table-cell office:value-type="float" office:value="0.683954">
                <text:p>0.68395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3.6793">
                <text:p>33.6793</text:p>
              </table:table-cell>
              <table:table-cell office:value-type="float" office:value="0.745906">
                <text:p>0.745906</text:p>
              </table:table-cell>
              <table:table-cell office:value-type="float" office:value="33.67752">
                <text:p>33.67752</text:p>
              </table:table-cell>
              <table:table-cell office:value-type="float" office:value="0.697898">
                <text:p>0.69789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3.6885">
                <text:p>33.6885</text:p>
              </table:table-cell>
              <table:table-cell office:value-type="float" office:value="0.751774">
                <text:p>0.751774</text:p>
              </table:table-cell>
              <table:table-cell office:value-type="float" office:value="33.686709">
                <text:p>33.686709</text:p>
              </table:table-cell>
              <table:table-cell office:value-type="float" office:value="0.711225">
                <text:p>0.7112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3.6977">
                <text:p>33.6977</text:p>
              </table:table-cell>
              <table:table-cell office:value-type="float" office:value="0.75704">
                <text:p>0.75704</text:p>
              </table:table-cell>
              <table:table-cell office:value-type="float" office:value="33.695889">
                <text:p>33.695889</text:p>
              </table:table-cell>
              <table:table-cell office:value-type="float" office:value="0.723935">
                <text:p>0.72393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3.7069">
                <text:p>33.7069</text:p>
              </table:table-cell>
              <table:table-cell office:value-type="float" office:value="0.761705">
                <text:p>0.761705</text:p>
              </table:table-cell>
              <table:table-cell office:value-type="float" office:value="33.70506">
                <text:p>33.70506</text:p>
              </table:table-cell>
              <table:table-cell office:value-type="float" office:value="0.73603">
                <text:p>0.7360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.716">
                <text:p>33.716</text:p>
              </table:table-cell>
              <table:table-cell office:value-type="float" office:value="0.765768">
                <text:p>0.765768</text:p>
              </table:table-cell>
              <table:table-cell office:value-type="float" office:value="33.714224">
                <text:p>33.714224</text:p>
              </table:table-cell>
              <table:table-cell office:value-type="float" office:value="0.747512">
                <text:p>0.7475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3.7252">
                <text:p>33.7252</text:p>
              </table:table-cell>
              <table:table-cell office:value-type="float" office:value="0.769231">
                <text:p>0.769231</text:p>
              </table:table-cell>
              <table:table-cell office:value-type="float" office:value="33.723378">
                <text:p>33.723378</text:p>
              </table:table-cell>
              <table:table-cell office:value-type="float" office:value="0.758383">
                <text:p>0.75838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3.7343">
                <text:p>33.7343</text:p>
              </table:table-cell>
              <table:table-cell office:value-type="float" office:value="0.772095">
                <text:p>0.772095</text:p>
              </table:table-cell>
              <table:table-cell office:value-type="float" office:value="33.732525">
                <text:p>33.732525</text:p>
              </table:table-cell>
              <table:table-cell office:value-type="float" office:value="0.768643">
                <text:p>0.7686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.7435">
                <text:p>33.7435</text:p>
              </table:table-cell>
              <table:table-cell office:value-type="float" office:value="0.774358">
                <text:p>0.774358</text:p>
              </table:table-cell>
              <table:table-cell office:value-type="float" office:value="33.741663">
                <text:p>33.741663</text:p>
              </table:table-cell>
              <table:table-cell office:value-type="float" office:value="0.778294">
                <text:p>0.7782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3.7526">
                <text:p>33.7526</text:p>
              </table:table-cell>
              <table:table-cell office:value-type="float" office:value="0.776023">
                <text:p>0.776023</text:p>
              </table:table-cell>
              <table:table-cell office:value-type="float" office:value="33.750793">
                <text:p>33.750793</text:p>
              </table:table-cell>
              <table:table-cell office:value-type="float" office:value="0.787338">
                <text:p>0.7873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3.7617">
                <text:p>33.7617</text:p>
              </table:table-cell>
              <table:table-cell office:value-type="float" office:value="0.777088">
                <text:p>0.777088</text:p>
              </table:table-cell>
              <table:table-cell office:value-type="float" office:value="33.759914">
                <text:p>33.759914</text:p>
              </table:table-cell>
              <table:table-cell office:value-type="float" office:value="0.795774">
                <text:p>0.7957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3.7708">
                <text:p>33.7708</text:p>
              </table:table-cell>
              <table:table-cell office:value-type="float" office:value="0.777555">
                <text:p>0.777555</text:p>
              </table:table-cell>
              <table:table-cell office:value-type="float" office:value="33.769027">
                <text:p>33.769027</text:p>
              </table:table-cell>
              <table:table-cell office:value-type="float" office:value="0.803605">
                <text:p>0.8036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3.7799">
                <text:p>33.7799</text:p>
              </table:table-cell>
              <table:table-cell office:value-type="float" office:value="0.777423">
                <text:p>0.777423</text:p>
              </table:table-cell>
              <table:table-cell office:value-type="float" office:value="33.778132">
                <text:p>33.778132</text:p>
              </table:table-cell>
              <table:table-cell office:value-type="float" office:value="0.810831">
                <text:p>0.81083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3.789">
                <text:p>33.789</text:p>
              </table:table-cell>
              <table:table-cell office:value-type="float" office:value="0.776692">
                <text:p>0.776692</text:p>
              </table:table-cell>
              <table:table-cell office:value-type="float" office:value="33.787228">
                <text:p>33.787228</text:p>
              </table:table-cell>
              <table:table-cell office:value-type="float" office:value="0.817453">
                <text:p>0.8174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3.7981">
                <text:p>33.7981</text:p>
              </table:table-cell>
              <table:table-cell office:value-type="float" office:value="0.775362">
                <text:p>0.775362</text:p>
              </table:table-cell>
              <table:table-cell office:value-type="float" office:value="33.796317">
                <text:p>33.796317</text:p>
              </table:table-cell>
              <table:table-cell office:value-type="float" office:value="0.823473">
                <text:p>0.8234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3.8072">
                <text:p>33.8072</text:p>
              </table:table-cell>
              <table:table-cell office:value-type="float" office:value="0.773434">
                <text:p>0.773434</text:p>
              </table:table-cell>
              <table:table-cell office:value-type="float" office:value="33.805397">
                <text:p>33.805397</text:p>
              </table:table-cell>
              <table:table-cell office:value-type="float" office:value="0.82889">
                <text:p>0.828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3.8163">
                <text:p>33.8163</text:p>
              </table:table-cell>
              <table:table-cell office:value-type="float" office:value="0.770907">
                <text:p>0.770907</text:p>
              </table:table-cell>
              <table:table-cell office:value-type="float" office:value="33.814468">
                <text:p>33.814468</text:p>
              </table:table-cell>
              <table:table-cell office:value-type="float" office:value="0.833706">
                <text:p>0.83370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3.8253">
                <text:p>33.8253</text:p>
              </table:table-cell>
              <table:table-cell office:value-type="float" office:value="0.767782">
                <text:p>0.767782</text:p>
              </table:table-cell>
              <table:table-cell office:value-type="float" office:value="33.823532">
                <text:p>33.823532</text:p>
              </table:table-cell>
              <table:table-cell office:value-type="float" office:value="0.837921">
                <text:p>0.83792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3.8344">
                <text:p>33.8344</text:p>
              </table:table-cell>
              <table:table-cell office:value-type="float" office:value="0.76406">
                <text:p>0.76406</text:p>
              </table:table-cell>
              <table:table-cell office:value-type="float" office:value="33.832587">
                <text:p>33.832587</text:p>
              </table:table-cell>
              <table:table-cell office:value-type="float" office:value="0.841535">
                <text:p>0.8415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3.8434">
                <text:p>33.8434</text:p>
              </table:table-cell>
              <table:table-cell office:value-type="float" office:value="0.75974">
                <text:p>0.75974</text:p>
              </table:table-cell>
              <table:table-cell office:value-type="float" office:value="33.841634">
                <text:p>33.841634</text:p>
              </table:table-cell>
              <table:table-cell office:value-type="float" office:value="0.84455">
                <text:p>0.844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3.8525">
                <text:p>33.8525</text:p>
              </table:table-cell>
              <table:table-cell office:value-type="float" office:value="0.754823">
                <text:p>0.754823</text:p>
              </table:table-cell>
              <table:table-cell office:value-type="float" office:value="33.850673">
                <text:p>33.850673</text:p>
              </table:table-cell>
              <table:table-cell office:value-type="float" office:value="0.846965">
                <text:p>0.84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3.8615">
                <text:p>33.8615</text:p>
              </table:table-cell>
              <table:table-cell office:value-type="float" office:value="0.74931">
                <text:p>0.74931</text:p>
              </table:table-cell>
              <table:table-cell office:value-type="float" office:value="33.859704">
                <text:p>33.859704</text:p>
              </table:table-cell>
              <table:table-cell office:value-type="float" office:value="0.848782">
                <text:p>0.8487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3.8705">
                <text:p>33.8705</text:p>
              </table:table-cell>
              <table:table-cell office:value-type="float" office:value="0.743201">
                <text:p>0.743201</text:p>
              </table:table-cell>
              <table:table-cell office:value-type="float" office:value="33.868726">
                <text:p>33.868726</text:p>
              </table:table-cell>
              <table:table-cell office:value-type="float" office:value="0.849999">
                <text:p>0.8499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3.8795">
                <text:p>33.8795</text:p>
              </table:table-cell>
              <table:table-cell office:value-type="float" office:value="0.736497">
                <text:p>0.736497</text:p>
              </table:table-cell>
              <table:table-cell office:value-type="float" office:value="33.877741">
                <text:p>33.877741</text:p>
              </table:table-cell>
              <table:table-cell office:value-type="float" office:value="0.850617">
                <text:p>0.8506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3.8885">
                <text:p>33.8885</text:p>
              </table:table-cell>
              <table:table-cell office:value-type="float" office:value="0.729199">
                <text:p>0.729199</text:p>
              </table:table-cell>
              <table:table-cell office:value-type="float" office:value="33.886747">
                <text:p>33.886747</text:p>
              </table:table-cell>
              <table:table-cell office:value-type="float" office:value="0.850637">
                <text:p>0.8506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3.8975">
                <text:p>33.8975</text:p>
              </table:table-cell>
              <table:table-cell office:value-type="float" office:value="0.721307">
                <text:p>0.721307</text:p>
              </table:table-cell>
              <table:table-cell office:value-type="float" office:value="33.895745">
                <text:p>33.895745</text:p>
              </table:table-cell>
              <table:table-cell office:value-type="float" office:value="0.850059">
                <text:p>0.8500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3.9065">
                <text:p>33.9065</text:p>
              </table:table-cell>
              <table:table-cell office:value-type="float" office:value="0.712823">
                <text:p>0.712823</text:p>
              </table:table-cell>
              <table:table-cell office:value-type="float" office:value="33.904735">
                <text:p>33.904735</text:p>
              </table:table-cell>
              <table:table-cell office:value-type="float" office:value="0.848882">
                <text:p>0.84888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3.9155">
                <text:p>33.9155</text:p>
              </table:table-cell>
              <table:table-cell office:value-type="float" office:value="0.703748">
                <text:p>0.703748</text:p>
              </table:table-cell>
              <table:table-cell office:value-type="float" office:value="33.913717">
                <text:p>33.913717</text:p>
              </table:table-cell>
              <table:table-cell office:value-type="float" office:value="0.847106">
                <text:p>0.8471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3.9245">
                <text:p>33.9245</text:p>
              </table:table-cell>
              <table:table-cell office:value-type="float" office:value="0.694081">
                <text:p>0.694081</text:p>
              </table:table-cell>
              <table:table-cell office:value-type="float" office:value="33.922691">
                <text:p>33.922691</text:p>
              </table:table-cell>
              <table:table-cell office:value-type="float" office:value="0.844732">
                <text:p>0.8447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.9335">
                <text:p>33.9335</text:p>
              </table:table-cell>
              <table:table-cell office:value-type="float" office:value="0.683826">
                <text:p>0.683826</text:p>
              </table:table-cell>
              <table:table-cell office:value-type="float" office:value="33.931657">
                <text:p>33.931657</text:p>
              </table:table-cell>
              <table:table-cell office:value-type="float" office:value="0.841761">
                <text:p>0.84176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3.9424">
                <text:p>33.9424</text:p>
              </table:table-cell>
              <table:table-cell office:value-type="float" office:value="0.672982">
                <text:p>0.672982</text:p>
              </table:table-cell>
              <table:table-cell office:value-type="float" office:value="33.940615">
                <text:p>33.940615</text:p>
              </table:table-cell>
              <table:table-cell office:value-type="float" office:value="0.838191">
                <text:p>0.8381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3.9514">
                <text:p>33.9514</text:p>
              </table:table-cell>
              <table:table-cell office:value-type="float" office:value="0.661551">
                <text:p>0.661551</text:p>
              </table:table-cell>
              <table:table-cell office:value-type="float" office:value="33.949565">
                <text:p>33.949565</text:p>
              </table:table-cell>
              <table:table-cell office:value-type="float" office:value="0.834025">
                <text:p>0.8340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3.9603">
                <text:p>33.9603</text:p>
              </table:table-cell>
              <table:table-cell office:value-type="float" office:value="0.649535">
                <text:p>0.649535</text:p>
              </table:table-cell>
              <table:table-cell office:value-type="float" office:value="33.958506">
                <text:p>33.958506</text:p>
              </table:table-cell>
              <table:table-cell office:value-type="float" office:value="0.829261">
                <text:p>0.82926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3.9692">
                <text:p>33.9692</text:p>
              </table:table-cell>
              <table:table-cell office:value-type="float" office:value="0.636934">
                <text:p>0.636934</text:p>
              </table:table-cell>
              <table:table-cell office:value-type="float" office:value="33.96744">
                <text:p>33.96744</text:p>
              </table:table-cell>
              <table:table-cell office:value-type="float" office:value="0.823901">
                <text:p>0.8239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3.9782">
                <text:p>33.9782</text:p>
              </table:table-cell>
              <table:table-cell office:value-type="float" office:value="0.62375">
                <text:p>0.62375</text:p>
              </table:table-cell>
              <table:table-cell office:value-type="float" office:value="33.976366">
                <text:p>33.976366</text:p>
              </table:table-cell>
              <table:table-cell office:value-type="float" office:value="0.817946">
                <text:p>0.81794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3.9871">
                <text:p>33.9871</text:p>
              </table:table-cell>
              <table:table-cell office:value-type="float" office:value="0.609985">
                <text:p>0.609985</text:p>
              </table:table-cell>
              <table:table-cell office:value-type="float" office:value="33.985284">
                <text:p>33.985284</text:p>
              </table:table-cell>
              <table:table-cell office:value-type="float" office:value="0.811396">
                <text:p>0.8113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3.996">
                <text:p>33.996</text:p>
              </table:table-cell>
              <table:table-cell office:value-type="float" office:value="0.59564">
                <text:p>0.59564</text:p>
              </table:table-cell>
              <table:table-cell office:value-type="float" office:value="33.994194">
                <text:p>33.994194</text:p>
              </table:table-cell>
              <table:table-cell office:value-type="float" office:value="0.804251">
                <text:p>0.8042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4.0049">
                <text:p>34.0049</text:p>
              </table:table-cell>
              <table:table-cell office:value-type="float" office:value="0.580717">
                <text:p>0.580717</text:p>
              </table:table-cell>
              <table:table-cell office:value-type="float" office:value="34.003096">
                <text:p>34.003096</text:p>
              </table:table-cell>
              <table:table-cell office:value-type="float" office:value="0.796513">
                <text:p>0.7965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4.0138">
                <text:p>34.0138</text:p>
              </table:table-cell>
              <table:table-cell office:value-type="float" office:value="0.565218">
                <text:p>0.565218</text:p>
              </table:table-cell>
              <table:table-cell office:value-type="float" office:value="34.01199">
                <text:p>34.01199</text:p>
              </table:table-cell>
              <table:table-cell office:value-type="float" office:value="0.788182">
                <text:p>0.78818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.0227">
                <text:p>34.0227</text:p>
              </table:table-cell>
              <table:table-cell office:value-type="float" office:value="0.549143">
                <text:p>0.549143</text:p>
              </table:table-cell>
              <table:table-cell office:value-type="float" office:value="34.020876">
                <text:p>34.020876</text:p>
              </table:table-cell>
              <table:table-cell office:value-type="float" office:value="0.77926">
                <text:p>0.7792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.0315">
                <text:p>34.0315</text:p>
              </table:table-cell>
              <table:table-cell office:value-type="float" office:value="0.532496">
                <text:p>0.532496</text:p>
              </table:table-cell>
              <table:table-cell office:value-type="float" office:value="34.029754">
                <text:p>34.029754</text:p>
              </table:table-cell>
              <table:table-cell office:value-type="float" office:value="0.769747">
                <text:p>0.7697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.0404">
                <text:p>34.0404</text:p>
              </table:table-cell>
              <table:table-cell office:value-type="float" office:value="0.515278">
                <text:p>0.515278</text:p>
              </table:table-cell>
              <table:table-cell office:value-type="float" office:value="34.038625">
                <text:p>34.038625</text:p>
              </table:table-cell>
              <table:table-cell office:value-type="float" office:value="0.759644">
                <text:p>0.7596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4.0493">
                <text:p>34.0493</text:p>
              </table:table-cell>
              <table:table-cell office:value-type="float" office:value="0.497491">
                <text:p>0.497491</text:p>
              </table:table-cell>
              <table:table-cell office:value-type="float" office:value="34.047487">
                <text:p>34.047487</text:p>
              </table:table-cell>
              <table:table-cell office:value-type="float" office:value="0.748954">
                <text:p>0.7489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4.0581">
                <text:p>34.0581</text:p>
              </table:table-cell>
              <table:table-cell office:value-type="float" office:value="0.479136">
                <text:p>0.479136</text:p>
              </table:table-cell>
              <table:table-cell office:value-type="float" office:value="34.056342">
                <text:p>34.056342</text:p>
              </table:table-cell>
              <table:table-cell office:value-type="float" office:value="0.737676">
                <text:p>0.73767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.067">
                <text:p>34.067</text:p>
              </table:table-cell>
              <table:table-cell office:value-type="float" office:value="0.460217">
                <text:p>0.460217</text:p>
              </table:table-cell>
              <table:table-cell office:value-type="float" office:value="34.065188">
                <text:p>34.065188</text:p>
              </table:table-cell>
              <table:table-cell office:value-type="float" office:value="0.725812">
                <text:p>0.7258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4.0758">
                <text:p>34.0758</text:p>
              </table:table-cell>
              <table:table-cell office:value-type="float" office:value="0.440734">
                <text:p>0.440734</text:p>
              </table:table-cell>
              <table:table-cell office:value-type="float" office:value="34.074027">
                <text:p>34.074027</text:p>
              </table:table-cell>
              <table:table-cell office:value-type="float" office:value="0.713364">
                <text:p>0.7133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4.0847">
                <text:p>34.0847</text:p>
              </table:table-cell>
              <table:table-cell office:value-type="float" office:value="0.420691">
                <text:p>0.420691</text:p>
              </table:table-cell>
              <table:table-cell office:value-type="float" office:value="34.082859">
                <text:p>34.082859</text:p>
              </table:table-cell>
              <table:table-cell office:value-type="float" office:value="0.700333">
                <text:p>0.7003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4.0935">
                <text:p>34.0935</text:p>
              </table:table-cell>
              <table:table-cell office:value-type="float" office:value="0.400089">
                <text:p>0.400089</text:p>
              </table:table-cell>
              <table:table-cell office:value-type="float" office:value="34.091682">
                <text:p>34.09168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.1023">
                <text:p>34.1023</text:p>
              </table:table-cell>
              <table:table-cell office:value-type="float" office:value="0.378931">
                <text:p>0.378931</text:p>
              </table:table-cell>
              <table:table-cell office:value-type="float" office:value="34.100497">
                <text:p>34.100497</text:p>
              </table:table-cell>
              <table:table-cell office:value-type="float" office:value="0.672527">
                <text:p>0.67252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4.1111">
                <text:p>34.1111</text:p>
              </table:table-cell>
              <table:table-cell office:value-type="float" office:value="0.357219">
                <text:p>0.357219</text:p>
              </table:table-cell>
              <table:table-cell office:value-type="float" office:value="34.109305">
                <text:p>34.109305</text:p>
              </table:table-cell>
              <table:table-cell office:value-type="float" office:value="0.657756">
                <text:p>0.65775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.1199">
                <text:p>34.1199</text:p>
              </table:table-cell>
              <table:table-cell office:value-type="float" office:value="0.334955">
                <text:p>0.334955</text:p>
              </table:table-cell>
              <table:table-cell office:value-type="float" office:value="34.118105">
                <text:p>34.118105</text:p>
              </table:table-cell>
              <table:table-cell office:value-type="float" office:value="0.642408">
                <text:p>0.6424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4.1287">
                <text:p>34.1287</text:p>
              </table:table-cell>
              <table:table-cell office:value-type="float" office:value="0.312142">
                <text:p>0.312142</text:p>
              </table:table-cell>
              <table:table-cell office:value-type="float" office:value="34.126898">
                <text:p>34.126898</text:p>
              </table:table-cell>
              <table:table-cell office:value-type="float" office:value="0.626485">
                <text:p>0.6264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4.1375">
                <text:p>34.1375</text:p>
              </table:table-cell>
              <table:table-cell office:value-type="float" office:value="0.288782">
                <text:p>0.288782</text:p>
              </table:table-cell>
              <table:table-cell office:value-type="float" office:value="34.135682">
                <text:p>34.135682</text:p>
              </table:table-cell>
              <table:table-cell office:value-type="float" office:value="0.609989">
                <text:p>0.6099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4.1463">
                <text:p>34.1463</text:p>
              </table:table-cell>
              <table:table-cell office:value-type="float" office:value="0.264878">
                <text:p>0.264878</text:p>
              </table:table-cell>
              <table:table-cell office:value-type="float" office:value="34.144459">
                <text:p>34.144459</text:p>
              </table:table-cell>
              <table:table-cell office:value-type="float" office:value="0.592921">
                <text:p>0.5929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.155">
                <text:p>34.155</text:p>
              </table:table-cell>
              <table:table-cell office:value-type="float" office:value="0.240433">
                <text:p>0.240433</text:p>
              </table:table-cell>
              <table:table-cell office:value-type="float" office:value="34.153228">
                <text:p>34.153228</text:p>
              </table:table-cell>
              <table:table-cell office:value-type="float" office:value="0.575284">
                <text:p>0.5752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4.1638">
                <text:p>34.1638</text:p>
              </table:table-cell>
              <table:table-cell office:value-type="float" office:value="0.215448">
                <text:p>0.215448</text:p>
              </table:table-cell>
              <table:table-cell office:value-type="float" office:value="34.16199">
                <text:p>34.16199</text:p>
              </table:table-cell>
              <table:table-cell office:value-type="float" office:value="0.55708">
                <text:p>0.557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4.1725">
                <text:p>34.1725</text:p>
              </table:table-cell>
              <table:table-cell office:value-type="float" office:value="0.189928">
                <text:p>0.189928</text:p>
              </table:table-cell>
              <table:table-cell office:value-type="float" office:value="34.170743">
                <text:p>34.170743</text:p>
              </table:table-cell>
              <table:table-cell office:value-type="float" office:value="0.53831">
                <text:p>0.5383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4.1813">
                <text:p>34.1813</text:p>
              </table:table-cell>
              <table:table-cell office:value-type="float" office:value="0.163873">
                <text:p>0.163873</text:p>
              </table:table-cell>
              <table:table-cell office:value-type="float" office:value="34.179489">
                <text:p>34.179489</text:p>
              </table:table-cell>
              <table:table-cell office:value-type="float" office:value="0.518977">
                <text:p>0.5189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4.19">
                <text:p>34.19</text:p>
              </table:table-cell>
              <table:table-cell office:value-type="float" office:value="0.137288">
                <text:p>0.137288</text:p>
              </table:table-cell>
              <table:table-cell office:value-type="float" office:value="34.188228">
                <text:p>34.188228</text:p>
              </table:table-cell>
              <table:table-cell office:value-type="float" office:value="0.499083">
                <text:p>0.4990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4.1988">
                <text:p>34.1988</text:p>
              </table:table-cell>
              <table:table-cell office:value-type="float" office:value="0.110174">
                <text:p>0.110174</text:p>
              </table:table-cell>
              <table:table-cell office:value-type="float" office:value="34.196959">
                <text:p>34.196959</text:p>
              </table:table-cell>
              <table:table-cell office:value-type="float" office:value="0.478629">
                <text:p>0.4786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4.2075">
                <text:p>34.2075</text:p>
              </table:table-cell>
              <table:table-cell office:value-type="float" office:value="0.0825358">
                <text:p>0.0825358</text:p>
              </table:table-cell>
              <table:table-cell office:value-type="float" office:value="34.205682">
                <text:p>34.205682</text:p>
              </table:table-cell>
              <table:table-cell office:value-type="float" office:value="0.457619">
                <text:p>0.45761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4.2162">
                <text:p>34.2162</text:p>
              </table:table-cell>
              <table:table-cell office:value-type="float" office:value="0.0543748">
                <text:p>0.0543748</text:p>
              </table:table-cell>
              <table:table-cell office:value-type="float" office:value="34.214398">
                <text:p>34.214398</text:p>
              </table:table-cell>
              <table:table-cell office:value-type="float" office:value="0.436055">
                <text:p>0.4360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4.2249">
                <text:p>34.2249</text:p>
              </table:table-cell>
              <table:table-cell office:value-type="float" office:value="0.0256943">
                <text:p>0.0256943</text:p>
              </table:table-cell>
              <table:table-cell office:value-type="float" office:value="34.223106">
                <text:p>34.223106</text:p>
              </table:table-cell>
              <table:table-cell office:value-type="float" office:value="0.413939">
                <text:p>0.41393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4.2336">
                <text:p>34.2336</text:p>
              </table:table-cell>
              <table:table-cell office:value-type="float" office:value="0">
                <text:p>0</text:p>
              </table:table-cell>
              <table:table-cell office:value-type="float" office:value="34.231806">
                <text:p>34.231806</text:p>
              </table:table-cell>
              <table:table-cell office:value-type="float" office:value="0.391273">
                <text:p>0.39127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4.3031">
                <text:p>34.3031</text:p>
              </table:table-cell>
              <table:table-cell office:value-type="float" office:value="0">
                <text:p>0</text:p>
              </table:table-cell>
              <table:table-cell office:value-type="float" office:value="34.240499">
                <text:p>34.240499</text:p>
              </table:table-cell>
              <table:table-cell office:value-type="float" office:value="0.368059">
                <text:p>0.3680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4.3118">
                <text:p>34.3118</text:p>
              </table:table-cell>
              <table:table-cell office:value-type="float" office:value="0.0291969">
                <text:p>0.0291969</text:p>
              </table:table-cell>
              <table:table-cell office:value-type="float" office:value="34.249184">
                <text:p>34.249184</text:p>
              </table:table-cell>
              <table:table-cell office:value-type="float" office:value="0.344301">
                <text:p>0.3443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4.3205">
                <text:p>34.3205</text:p>
              </table:table-cell>
              <table:table-cell office:value-type="float" office:value="0.0577099">
                <text:p>0.0577099</text:p>
              </table:table-cell>
              <table:table-cell office:value-type="float" office:value="34.257862">
                <text:p>34.257862</text:p>
              </table:table-cell>
              <table:table-cell office:value-type="float" office:value="0.320001">
                <text:p>0.32000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4.3292">
                <text:p>34.3292</text:p>
              </table:table-cell>
              <table:table-cell office:value-type="float" office:value="0.0855428">
                <text:p>0.0855428</text:p>
              </table:table-cell>
              <table:table-cell office:value-type="float" office:value="34.266532">
                <text:p>34.266532</text:p>
              </table:table-cell>
              <table:table-cell office:value-type="float" office:value="0.295162">
                <text:p>0.2951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4.3379">
                <text:p>34.3379</text:p>
              </table:table-cell>
              <table:table-cell office:value-type="float" office:value="0.112699">
                <text:p>0.112699</text:p>
              </table:table-cell>
              <table:table-cell office:value-type="float" office:value="34.275195">
                <text:p>34.275195</text:p>
              </table:table-cell>
              <table:table-cell office:value-type="float" office:value="0.269786">
                <text:p>0.2697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4.3465">
                <text:p>34.3465</text:p>
              </table:table-cell>
              <table:table-cell office:value-type="float" office:value="0.139184">
                <text:p>0.139184</text:p>
              </table:table-cell>
              <table:table-cell office:value-type="float" office:value="34.28385">
                <text:p>34.28385</text:p>
              </table:table-cell>
              <table:table-cell office:value-type="float" office:value="0.243875">
                <text:p>0.2438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4.3552">
                <text:p>34.3552</text:p>
              </table:table-cell>
              <table:table-cell office:value-type="float" office:value="0.164999">
                <text:p>0.164999</text:p>
              </table:table-cell>
              <table:table-cell office:value-type="float" office:value="34.292498">
                <text:p>34.292498</text:p>
              </table:table-cell>
              <table:table-cell office:value-type="float" office:value="0.217433">
                <text:p>0.2174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4.3638">
                <text:p>34.3638</text:p>
              </table:table-cell>
              <table:table-cell office:value-type="float" office:value="0.190149">
                <text:p>0.190149</text:p>
              </table:table-cell>
              <table:table-cell office:value-type="float" office:value="34.301138">
                <text:p>34.301138</text:p>
              </table:table-cell>
              <table:table-cell office:value-type="float" office:value="0.190463">
                <text:p>0.1904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4.3725">
                <text:p>34.3725</text:p>
              </table:table-cell>
              <table:table-cell office:value-type="float" office:value="0.214637">
                <text:p>0.214637</text:p>
              </table:table-cell>
              <table:table-cell office:value-type="float" office:value="34.309771">
                <text:p>34.309771</text:p>
              </table:table-cell>
              <table:table-cell office:value-type="float" office:value="0.162966">
                <text:p>0.1629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4.3811">
                <text:p>34.3811</text:p>
              </table:table-cell>
              <table:table-cell office:value-type="float" office:value="0.238466">
                <text:p>0.238466</text:p>
              </table:table-cell>
              <table:table-cell office:value-type="float" office:value="34.318396">
                <text:p>34.318396</text:p>
              </table:table-cell>
              <table:table-cell office:value-type="float" office:value="0.134947">
                <text:p>0.13494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4.3897">
                <text:p>34.3897</text:p>
              </table:table-cell>
              <table:table-cell office:value-type="float" office:value="0.261639">
                <text:p>0.261639</text:p>
              </table:table-cell>
              <table:table-cell office:value-type="float" office:value="34.327014">
                <text:p>34.327014</text:p>
              </table:table-cell>
              <table:table-cell office:value-type="float" office:value="0.106408">
                <text:p>0.1064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4.3983">
                <text:p>34.3983</text:p>
              </table:table-cell>
              <table:table-cell office:value-type="float" office:value="0.28416">
                <text:p>0.28416</text:p>
              </table:table-cell>
              <table:table-cell office:value-type="float" office:value="34.335624">
                <text:p>34.335624</text:p>
              </table:table-cell>
              <table:table-cell office:value-type="float" office:value="0.077351">
                <text:p>0.07735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4.407">
                <text:p>34.407</text:p>
              </table:table-cell>
              <table:table-cell office:value-type="float" office:value="0.306032">
                <text:p>0.306032</text:p>
              </table:table-cell>
              <table:table-cell office:value-type="float" office:value="34.344227">
                <text:p>34.344227</text:p>
              </table:table-cell>
              <table:table-cell office:value-type="float" office:value="0.047781">
                <text:p>0.0477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4.4156">
                <text:p>34.4156</text:p>
              </table:table-cell>
              <table:table-cell office:value-type="float" office:value="0.327257">
                <text:p>0.327257</text:p>
              </table:table-cell>
              <table:table-cell office:value-type="float" office:value="34.352823">
                <text:p>34.352823</text:p>
              </table:table-cell>
              <table:table-cell office:value-type="float" office:value="0.017699">
                <text:p>0.0176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4.4242">
                <text:p>34.4242</text:p>
              </table:table-cell>
              <table:table-cell office:value-type="float" office:value="0.347838">
                <text:p>0.347838</text:p>
              </table:table-cell>
              <table:table-cell office:value-type="float" office:value="34.361411">
                <text:p>34.36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4.4327">
                <text:p>34.4327</text:p>
              </table:table-cell>
              <table:table-cell office:value-type="float" office:value="0.367779">
                <text:p>0.367779</text:p>
              </table:table-cell>
              <table:table-cell office:value-type="float" office:value="34.430058">
                <text:p>34.43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4.4413">
                <text:p>34.4413</text:p>
              </table:table-cell>
              <table:table-cell office:value-type="float" office:value="0.38708">
                <text:p>0.38708</text:p>
              </table:table-cell>
              <table:table-cell office:value-type="float" office:value="34.438639">
                <text:p>34.438639</text:p>
              </table:table-cell>
              <table:table-cell office:value-type="float" office:value="0.031095">
                <text:p>0.0310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4.4499">
                <text:p>34.4499</text:p>
              </table:table-cell>
              <table:table-cell office:value-type="float" office:value="0.405746">
                <text:p>0.405746</text:p>
              </table:table-cell>
              <table:table-cell office:value-type="float" office:value="34.447212">
                <text:p>34.447212</text:p>
              </table:table-cell>
              <table:table-cell office:value-type="float" office:value="0.061494">
                <text:p>0.0614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4.4585">
                <text:p>34.4585</text:p>
              </table:table-cell>
              <table:table-cell office:value-type="float" office:value="0.423778">
                <text:p>0.423778</text:p>
              </table:table-cell>
              <table:table-cell office:value-type="float" office:value="34.455779">
                <text:p>34.455779</text:p>
              </table:table-cell>
              <table:table-cell office:value-type="float" office:value="0.091203">
                <text:p>0.0912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4.467">
                <text:p>34.467</text:p>
              </table:table-cell>
              <table:table-cell office:value-type="float" office:value="0.441179">
                <text:p>0.441179</text:p>
              </table:table-cell>
              <table:table-cell office:value-type="float" office:value="34.464337">
                <text:p>34.464337</text:p>
              </table:table-cell>
              <table:table-cell office:value-type="float" office:value="0.120224">
                <text:p>0.12022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4.4756">
                <text:p>34.4756</text:p>
              </table:table-cell>
              <table:table-cell office:value-type="float" office:value="0.45795">
                <text:p>0.45795</text:p>
              </table:table-cell>
              <table:table-cell office:value-type="float" office:value="34.472889">
                <text:p>34.472889</text:p>
              </table:table-cell>
              <table:table-cell office:value-type="float" office:value="0.148563">
                <text:p>0.14856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4.4841">
                <text:p>34.4841</text:p>
              </table:table-cell>
              <table:table-cell office:value-type="float" office:value="0.474095">
                <text:p>0.474095</text:p>
              </table:table-cell>
              <table:table-cell office:value-type="float" office:value="34.481433">
                <text:p>34.481433</text:p>
              </table:table-cell>
              <table:table-cell office:value-type="float" office:value="0.176223">
                <text:p>0.1762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4.4927">
                <text:p>34.4927</text:p>
              </table:table-cell>
              <table:table-cell office:value-type="float" office:value="0.489615">
                <text:p>0.489615</text:p>
              </table:table-cell>
              <table:table-cell office:value-type="float" office:value="34.48997">
                <text:p>34.48997</text:p>
              </table:table-cell>
              <table:table-cell office:value-type="float" office:value="0.203208">
                <text:p>0.2032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4.5012">
                <text:p>34.5012</text:p>
              </table:table-cell>
              <table:table-cell office:value-type="float" office:value="0.504512">
                <text:p>0.504512</text:p>
              </table:table-cell>
              <table:table-cell office:value-type="float" office:value="34.498499">
                <text:p>34.498499</text:p>
              </table:table-cell>
              <table:table-cell office:value-type="float" office:value="0.229522">
                <text:p>0.2295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4.5097">
                <text:p>34.5097</text:p>
              </table:table-cell>
              <table:table-cell office:value-type="float" office:value="0.518789">
                <text:p>0.518789</text:p>
              </table:table-cell>
              <table:table-cell office:value-type="float" office:value="34.507022">
                <text:p>34.507022</text:p>
              </table:table-cell>
              <table:table-cell office:value-type="float" office:value="0.255168">
                <text:p>0.2551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.5182">
                <text:p>34.5182</text:p>
              </table:table-cell>
              <table:table-cell office:value-type="float" office:value="0.532446">
                <text:p>0.532446</text:p>
              </table:table-cell>
              <table:table-cell office:value-type="float" office:value="34.515537">
                <text:p>34.515537</text:p>
              </table:table-cell>
              <table:table-cell office:value-type="float" office:value="0.280149">
                <text:p>0.28014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4.5267">
                <text:p>34.5267</text:p>
              </table:table-cell>
              <table:table-cell office:value-type="float" office:value="0.545485">
                <text:p>0.545485</text:p>
              </table:table-cell>
              <table:table-cell office:value-type="float" office:value="34.524045">
                <text:p>34.524045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4.5352">
                <text:p>34.5352</text:p>
              </table:table-cell>
              <table:table-cell office:value-type="float" office:value="0.557909">
                <text:p>0.557909</text:p>
              </table:table-cell>
              <table:table-cell office:value-type="float" office:value="34.532545">
                <text:p>34.532545</text:p>
              </table:table-cell>
              <table:table-cell office:value-type="float" office:value="0.328133">
                <text:p>0.3281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4.5437">
                <text:p>34.5437</text:p>
              </table:table-cell>
              <table:table-cell office:value-type="float" office:value="0.569719">
                <text:p>0.569719</text:p>
              </table:table-cell>
              <table:table-cell office:value-type="float" office:value="34.541038">
                <text:p>34.541038</text:p>
              </table:table-cell>
              <table:table-cell office:value-type="float" office:value="0.351141">
                <text:p>0.3511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4.5522">
                <text:p>34.5522</text:p>
              </table:table-cell>
              <table:table-cell office:value-type="float" office:value="0.580916">
                <text:p>0.580916</text:p>
              </table:table-cell>
              <table:table-cell office:value-type="float" office:value="34.549525">
                <text:p>34.549525</text:p>
              </table:table-cell>
              <table:table-cell office:value-type="float" office:value="0.373498">
                <text:p>0.3734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4.5607">
                <text:p>34.5607</text:p>
              </table:table-cell>
              <table:table-cell office:value-type="float" office:value="0.591502">
                <text:p>0.591502</text:p>
              </table:table-cell>
              <table:table-cell office:value-type="float" office:value="34.558004">
                <text:p>34.558004</text:p>
              </table:table-cell>
              <table:table-cell office:value-type="float" office:value="0.395206">
                <text:p>0.39520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4.5692">
                <text:p>34.5692</text:p>
              </table:table-cell>
              <table:table-cell office:value-type="float" office:value="0.601478">
                <text:p>0.601478</text:p>
              </table:table-cell>
              <table:table-cell office:value-type="float" office:value="34.566475">
                <text:p>34.566475</text:p>
              </table:table-cell>
              <table:table-cell office:value-type="float" office:value="0.416269">
                <text:p>0.4162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4.5776">
                <text:p>34.5776</text:p>
              </table:table-cell>
              <table:table-cell office:value-type="float" office:value="0.610845">
                <text:p>0.610845</text:p>
              </table:table-cell>
              <table:table-cell office:value-type="float" office:value="34.57494">
                <text:p>34.57494</text:p>
              </table:table-cell>
              <table:table-cell office:value-type="float" office:value="0.436689">
                <text:p>0.43668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4.5861">
                <text:p>34.5861</text:p>
              </table:table-cell>
              <table:table-cell office:value-type="float" office:value="0.619604">
                <text:p>0.619604</text:p>
              </table:table-cell>
              <table:table-cell office:value-type="float" office:value="34.583397">
                <text:p>34.583397</text:p>
              </table:table-cell>
              <table:table-cell office:value-type="float" office:value="0.456468">
                <text:p>0.4564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4.5945">
                <text:p>34.5945</text:p>
              </table:table-cell>
              <table:table-cell office:value-type="float" office:value="0.627758">
                <text:p>0.627758</text:p>
              </table:table-cell>
              <table:table-cell office:value-type="float" office:value="34.591847">
                <text:p>34.591847</text:p>
              </table:table-cell>
              <table:table-cell office:value-type="float" office:value="0.47561">
                <text:p>0.4756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4.603">
                <text:p>34.603</text:p>
              </table:table-cell>
              <table:table-cell office:value-type="float" office:value="0.635305">
                <text:p>0.635305</text:p>
              </table:table-cell>
              <table:table-cell office:value-type="float" office:value="34.60029">
                <text:p>34.60029</text:p>
              </table:table-cell>
              <table:table-cell office:value-type="float" office:value="0.494117">
                <text:p>0.4941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.6114">
                <text:p>34.6114</text:p>
              </table:table-cell>
              <table:table-cell office:value-type="float" office:value="0.642249">
                <text:p>0.642249</text:p>
              </table:table-cell>
              <table:table-cell office:value-type="float" office:value="34.608726">
                <text:p>34.608726</text:p>
              </table:table-cell>
              <table:table-cell office:value-type="float" office:value="0.51199">
                <text:p>0.511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4.6198">
                <text:p>34.6198</text:p>
              </table:table-cell>
              <table:table-cell office:value-type="float" office:value="0.648588">
                <text:p>0.648588</text:p>
              </table:table-cell>
              <table:table-cell office:value-type="float" office:value="34.617155">
                <text:p>34.617155</text:p>
              </table:table-cell>
              <table:table-cell office:value-type="float" office:value="0.529234">
                <text:p>0.5292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4.6283">
                <text:p>34.6283</text:p>
              </table:table-cell>
              <table:table-cell office:value-type="float" office:value="0.654325">
                <text:p>0.654325</text:p>
              </table:table-cell>
              <table:table-cell office:value-type="float" office:value="34.625577">
                <text:p>34.625577</text:p>
              </table:table-cell>
              <table:table-cell office:value-type="float" office:value="0.545849">
                <text:p>0.5458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4.6367">
                <text:p>34.6367</text:p>
              </table:table-cell>
              <table:table-cell office:value-type="float" office:value="0.65946">
                <text:p>0.65946</text:p>
              </table:table-cell>
              <table:table-cell office:value-type="float" office:value="34.633992">
                <text:p>34.633992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4.6451">
                <text:p>34.6451</text:p>
              </table:table-cell>
              <table:table-cell office:value-type="float" office:value="0.663993">
                <text:p>0.663993</text:p>
              </table:table-cell>
              <table:table-cell office:value-type="float" office:value="34.642399">
                <text:p>34.642399</text:p>
              </table:table-cell>
              <table:table-cell office:value-type="float" office:value="0.577202">
                <text:p>0.57720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.6535">
                <text:p>34.6535</text:p>
              </table:table-cell>
              <table:table-cell office:value-type="float" office:value="0.667926">
                <text:p>0.667926</text:p>
              </table:table-cell>
              <table:table-cell office:value-type="float" office:value="34.6508">
                <text:p>34.6508</text:p>
              </table:table-cell>
              <table:table-cell office:value-type="float" office:value="0.591945">
                <text:p>0.5919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4.6619">
                <text:p>34.6619</text:p>
              </table:table-cell>
              <table:table-cell office:value-type="float" office:value="0.671259">
                <text:p>0.671259</text:p>
              </table:table-cell>
              <table:table-cell office:value-type="float" office:value="34.659193">
                <text:p>34.659193</text:p>
              </table:table-cell>
              <table:table-cell office:value-type="float" office:value="0.606067">
                <text:p>0.6060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4.6703">
                <text:p>34.6703</text:p>
              </table:table-cell>
              <table:table-cell office:value-type="float" office:value="0.673991">
                <text:p>0.673991</text:p>
              </table:table-cell>
              <table:table-cell office:value-type="float" office:value="34.66758">
                <text:p>34.66758</text:p>
              </table:table-cell>
              <table:table-cell office:value-type="float" office:value="0.619571">
                <text:p>0.6195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4.6786">
                <text:p>34.6786</text:p>
              </table:table-cell>
              <table:table-cell office:value-type="float" office:value="0.676124">
                <text:p>0.676124</text:p>
              </table:table-cell>
              <table:table-cell office:value-type="float" office:value="34.675959">
                <text:p>34.675959</text:p>
              </table:table-cell>
              <table:table-cell office:value-type="float" office:value="0.632458">
                <text:p>0.6324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4.687">
                <text:p>34.687</text:p>
              </table:table-cell>
              <table:table-cell office:value-type="float" office:value="0.677658">
                <text:p>0.677658</text:p>
              </table:table-cell>
              <table:table-cell office:value-type="float" office:value="34.684331">
                <text:p>34.684331</text:p>
              </table:table-cell>
              <table:table-cell office:value-type="float" office:value="0.64473">
                <text:p>0.644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4.6954">
                <text:p>34.6954</text:p>
              </table:table-cell>
              <table:table-cell office:value-type="float" office:value="0.678593">
                <text:p>0.678593</text:p>
              </table:table-cell>
              <table:table-cell office:value-type="float" office:value="34.692697">
                <text:p>34.692697</text:p>
              </table:table-cell>
              <table:table-cell office:value-type="float" office:value="0.656388">
                <text:p>0.6563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4.7037">
                <text:p>34.7037</text:p>
              </table:table-cell>
              <table:table-cell office:value-type="float" office:value="0.678929">
                <text:p>0.678929</text:p>
              </table:table-cell>
              <table:table-cell office:value-type="float" office:value="34.701055">
                <text:p>34.701055</text:p>
              </table:table-cell>
              <table:table-cell office:value-type="float" office:value="0.667434">
                <text:p>0.6674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.7121">
                <text:p>34.7121</text:p>
              </table:table-cell>
              <table:table-cell office:value-type="float" office:value="0.678666">
                <text:p>0.678666</text:p>
              </table:table-cell>
              <table:table-cell office:value-type="float" office:value="34.709406">
                <text:p>34.709406</text:p>
              </table:table-cell>
              <table:table-cell office:value-type="float" office:value="0.67787">
                <text:p>0.677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4.7204">
                <text:p>34.7204</text:p>
              </table:table-cell>
              <table:table-cell office:value-type="float" office:value="0.677804">
                <text:p>0.677804</text:p>
              </table:table-cell>
              <table:table-cell office:value-type="float" office:value="34.717751">
                <text:p>34.717751</text:p>
              </table:table-cell>
              <table:table-cell office:value-type="float" office:value="0.687696">
                <text:p>0.6876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4.7288">
                <text:p>34.7288</text:p>
              </table:table-cell>
              <table:table-cell office:value-type="float" office:value="0.676344">
                <text:p>0.676344</text:p>
              </table:table-cell>
              <table:table-cell office:value-type="float" office:value="34.726088">
                <text:p>34.726088</text:p>
              </table:table-cell>
              <table:table-cell office:value-type="float" office:value="0.696913">
                <text:p>0.6969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4.7371">
                <text:p>34.7371</text:p>
              </table:table-cell>
              <table:table-cell office:value-type="float" office:value="0.674285">
                <text:p>0.674285</text:p>
              </table:table-cell>
              <table:table-cell office:value-type="float" office:value="34.734419">
                <text:p>34.734419</text:p>
              </table:table-cell>
              <table:table-cell office:value-type="float" office:value="0.705524">
                <text:p>0.7055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4.7454">
                <text:p>34.7454</text:p>
              </table:table-cell>
              <table:table-cell office:value-type="float" office:value="0.671628">
                <text:p>0.671628</text:p>
              </table:table-cell>
              <table:table-cell office:value-type="float" office:value="34.742742">
                <text:p>34.742742</text:p>
              </table:table-cell>
              <table:table-cell office:value-type="float" office:value="0.713529">
                <text:p>0.71352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4.7537">
                <text:p>34.7537</text:p>
              </table:table-cell>
              <table:table-cell office:value-type="float" office:value="0.668373">
                <text:p>0.668373</text:p>
              </table:table-cell>
              <table:table-cell office:value-type="float" office:value="34.751059">
                <text:p>34.751059</text:p>
              </table:table-cell>
              <table:table-cell office:value-type="float" office:value="0.720929">
                <text:p>0.72092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4.7621">
                <text:p>34.7621</text:p>
              </table:table-cell>
              <table:table-cell office:value-type="float" office:value="0.66452">
                <text:p>0.66452</text:p>
              </table:table-cell>
              <table:table-cell office:value-type="float" office:value="34.759368">
                <text:p>34.759368</text:p>
              </table:table-cell>
              <table:table-cell office:value-type="float" office:value="0.727724">
                <text:p>0.7277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4.7704">
                <text:p>34.7704</text:p>
              </table:table-cell>
              <table:table-cell office:value-type="float" office:value="0.66007">
                <text:p>0.66007</text:p>
              </table:table-cell>
              <table:table-cell office:value-type="float" office:value="34.767671">
                <text:p>34.767671</text:p>
              </table:table-cell>
              <table:table-cell office:value-type="float" office:value="0.733917">
                <text:p>0.73391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.7787">
                <text:p>34.7787</text:p>
              </table:table-cell>
              <table:table-cell office:value-type="float" office:value="0.655023">
                <text:p>0.655023</text:p>
              </table:table-cell>
              <table:table-cell office:value-type="float" office:value="34.775967">
                <text:p>34.775967</text:p>
              </table:table-cell>
              <table:table-cell office:value-type="float" office:value="0.739507">
                <text:p>0.7395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4.7869">
                <text:p>34.7869</text:p>
              </table:table-cell>
              <table:table-cell office:value-type="float" office:value="0.64938">
                <text:p>0.64938</text:p>
              </table:table-cell>
              <table:table-cell office:value-type="float" office:value="34.784256">
                <text:p>34.784256</text:p>
              </table:table-cell>
              <table:table-cell office:value-type="float" office:value="0.744495">
                <text:p>0.7444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4.7952">
                <text:p>34.7952</text:p>
              </table:table-cell>
              <table:table-cell office:value-type="float" office:value="0.643141">
                <text:p>0.643141</text:p>
              </table:table-cell>
              <table:table-cell office:value-type="float" office:value="34.792538">
                <text:p>34.792538</text:p>
              </table:table-cell>
              <table:table-cell office:value-type="float" office:value="0.748883">
                <text:p>0.7488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4.8035">
                <text:p>34.8035</text:p>
              </table:table-cell>
              <table:table-cell office:value-type="float" office:value="0.636308">
                <text:p>0.636308</text:p>
              </table:table-cell>
              <table:table-cell office:value-type="float" office:value="34.800813">
                <text:p>34.800813</text:p>
              </table:table-cell>
              <table:table-cell office:value-type="float" office:value="0.75267">
                <text:p>0.7526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4.8118">
                <text:p>34.8118</text:p>
              </table:table-cell>
              <table:table-cell office:value-type="float" office:value="0.62888">
                <text:p>0.62888</text:p>
              </table:table-cell>
              <table:table-cell office:value-type="float" office:value="34.809082">
                <text:p>34.809082</text:p>
              </table:table-cell>
              <table:table-cell office:value-type="float" office:value="0.755857">
                <text:p>0.75585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4.82">
                <text:p>34.82</text:p>
              </table:table-cell>
              <table:table-cell office:value-type="float" office:value="0.620859">
                <text:p>0.620859</text:p>
              </table:table-cell>
              <table:table-cell office:value-type="float" office:value="34.817343">
                <text:p>34.817343</text:p>
              </table:table-cell>
              <table:table-cell office:value-type="float" office:value="0.758444">
                <text:p>0.75844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4.8283">
                <text:p>34.8283</text:p>
              </table:table-cell>
              <table:table-cell office:value-type="float" office:value="0.612246">
                <text:p>0.612246</text:p>
              </table:table-cell>
              <table:table-cell office:value-type="float" office:value="34.825598">
                <text:p>34.825598</text:p>
              </table:table-cell>
              <table:table-cell office:value-type="float" office:value="0.760433">
                <text:p>0.7604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4.8365">
                <text:p>34.8365</text:p>
              </table:table-cell>
              <table:table-cell office:value-type="float" office:value="0.603042">
                <text:p>0.603042</text:p>
              </table:table-cell>
              <table:table-cell office:value-type="float" office:value="34.833846">
                <text:p>34.833846</text:p>
              </table:table-cell>
              <table:table-cell office:value-type="float" office:value="0.761822">
                <text:p>0.7618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4.8448">
                <text:p>34.8448</text:p>
              </table:table-cell>
              <table:table-cell office:value-type="float" office:value="0.593247">
                <text:p>0.593247</text:p>
              </table:table-cell>
              <table:table-cell office:value-type="float" office:value="34.842087">
                <text:p>34.842087</text:p>
              </table:table-cell>
              <table:table-cell office:value-type="float" office:value="0.762612">
                <text:p>0.7626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4.853">
                <text:p>34.853</text:p>
              </table:table-cell>
              <table:table-cell office:value-type="float" office:value="0.582863">
                <text:p>0.582863</text:p>
              </table:table-cell>
              <table:table-cell office:value-type="float" office:value="34.850322">
                <text:p>34.850322</text:p>
              </table:table-cell>
              <table:table-cell office:value-type="float" office:value="0.762804">
                <text:p>0.7628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4.8612">
                <text:p>34.8612</text:p>
              </table:table-cell>
              <table:table-cell office:value-type="float" office:value="0.571891">
                <text:p>0.571891</text:p>
              </table:table-cell>
              <table:table-cell office:value-type="float" office:value="34.858549">
                <text:p>34.858549</text:p>
              </table:table-cell>
              <table:table-cell office:value-type="float" office:value="0.762398">
                <text:p>0.7623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4.8695">
                <text:p>34.8695</text:p>
              </table:table-cell>
              <table:table-cell office:value-type="float" office:value="0.560332">
                <text:p>0.560332</text:p>
              </table:table-cell>
              <table:table-cell office:value-type="float" office:value="34.86677">
                <text:p>34.86677</text:p>
              </table:table-cell>
              <table:table-cell office:value-type="float" office:value="0.761392">
                <text:p>0.76139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4.8777">
                <text:p>34.8777</text:p>
              </table:table-cell>
              <table:table-cell office:value-type="float" office:value="0.548188">
                <text:p>0.548188</text:p>
              </table:table-cell>
              <table:table-cell office:value-type="float" office:value="34.874984">
                <text:p>34.874984</text:p>
              </table:table-cell>
              <table:table-cell office:value-type="float" office:value="0.759789">
                <text:p>0.7597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4.8859">
                <text:p>34.8859</text:p>
              </table:table-cell>
              <table:table-cell office:value-type="float" office:value="0.53546">
                <text:p>0.53546</text:p>
              </table:table-cell>
              <table:table-cell office:value-type="float" office:value="34.883191">
                <text:p>34.883191</text:p>
              </table:table-cell>
              <table:table-cell office:value-type="float" office:value="0.757587">
                <text:p>0.7575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4.8941">
                <text:p>34.8941</text:p>
              </table:table-cell>
              <table:table-cell office:value-type="float" office:value="0.52215">
                <text:p>0.52215</text:p>
              </table:table-cell>
              <table:table-cell office:value-type="float" office:value="34.891392">
                <text:p>34.891392</text:p>
              </table:table-cell>
              <table:table-cell office:value-type="float" office:value="0.754787">
                <text:p>0.7547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4.9023">
                <text:p>34.9023</text:p>
              </table:table-cell>
              <table:table-cell office:value-type="float" office:value="0.508258">
                <text:p>0.508258</text:p>
              </table:table-cell>
              <table:table-cell office:value-type="float" office:value="34.899586">
                <text:p>34.899586</text:p>
              </table:table-cell>
              <table:table-cell office:value-type="float" office:value="0.751389">
                <text:p>0.75138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.9105">
                <text:p>34.9105</text:p>
              </table:table-cell>
              <table:table-cell office:value-type="float" office:value="0.493787">
                <text:p>0.493787</text:p>
              </table:table-cell>
              <table:table-cell office:value-type="float" office:value="34.907773">
                <text:p>34.907773</text:p>
              </table:table-cell>
              <table:table-cell office:value-type="float" office:value="0.747394">
                <text:p>0.7473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.9186">
                <text:p>34.9186</text:p>
              </table:table-cell>
              <table:table-cell office:value-type="float" office:value="0.478738">
                <text:p>0.478738</text:p>
              </table:table-cell>
              <table:table-cell office:value-type="float" office:value="34.915953">
                <text:p>34.915953</text:p>
              </table:table-cell>
              <table:table-cell office:value-type="float" office:value="0.742802">
                <text:p>0.7428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.9268">
                <text:p>34.9268</text:p>
              </table:table-cell>
              <table:table-cell office:value-type="float" office:value="0.463113">
                <text:p>0.463113</text:p>
              </table:table-cell>
              <table:table-cell office:value-type="float" office:value="34.924127">
                <text:p>34.924127</text:p>
              </table:table-cell>
              <table:table-cell office:value-type="float" office:value="0.737613">
                <text:p>0.7376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4.935">
                <text:p>34.935</text:p>
              </table:table-cell>
              <table:table-cell office:value-type="float" office:value="0.446914">
                <text:p>0.446914</text:p>
              </table:table-cell>
              <table:table-cell office:value-type="float" office:value="34.932294">
                <text:p>34.932294</text:p>
              </table:table-cell>
              <table:table-cell office:value-type="float" office:value="0.731829">
                <text:p>0.73182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4.9431">
                <text:p>34.9431</text:p>
              </table:table-cell>
              <table:table-cell office:value-type="float" office:value="0.430142">
                <text:p>0.430142</text:p>
              </table:table-cell>
              <table:table-cell office:value-type="float" office:value="34.940454">
                <text:p>34.940454</text:p>
              </table:table-cell>
              <table:table-cell office:value-type="float" office:value="0.725449">
                <text:p>0.72544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.9513">
                <text:p>34.9513</text:p>
              </table:table-cell>
              <table:table-cell office:value-type="float" office:value="0.412799">
                <text:p>0.412799</text:p>
              </table:table-cell>
              <table:table-cell office:value-type="float" office:value="34.948608">
                <text:p>34.948608</text:p>
              </table:table-cell>
              <table:table-cell office:value-type="float" office:value="0.718475">
                <text:p>0.7184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4.9594">
                <text:p>34.9594</text:p>
              </table:table-cell>
              <table:table-cell office:value-type="float" office:value="0.394888">
                <text:p>0.394888</text:p>
              </table:table-cell>
              <table:table-cell office:value-type="float" office:value="34.956755">
                <text:p>34.956755</text:p>
              </table:table-cell>
              <table:table-cell office:value-type="float" office:value="0.710908">
                <text:p>0.71090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4.9676">
                <text:p>34.9676</text:p>
              </table:table-cell>
              <table:table-cell office:value-type="float" office:value="0.37641">
                <text:p>0.37641</text:p>
              </table:table-cell>
              <table:table-cell office:value-type="float" office:value="34.964896">
                <text:p>34.964896</text:p>
              </table:table-cell>
              <table:table-cell office:value-type="float" office:value="0.702747">
                <text:p>0.7027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4.9757">
                <text:p>34.9757</text:p>
              </table:table-cell>
              <table:table-cell office:value-type="float" office:value="0.357368">
                <text:p>0.357368</text:p>
              </table:table-cell>
              <table:table-cell office:value-type="float" office:value="34.973029">
                <text:p>34.973029</text:p>
              </table:table-cell>
              <table:table-cell office:value-type="float" office:value="0.693995">
                <text:p>0.6939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.9838">
                <text:p>34.9838</text:p>
              </table:table-cell>
              <table:table-cell office:value-type="float" office:value="0.337763">
                <text:p>0.337763</text:p>
              </table:table-cell>
              <table:table-cell office:value-type="float" office:value="34.981156">
                <text:p>34.981156</text:p>
              </table:table-cell>
              <table:table-cell office:value-type="float" office:value="0.684651">
                <text:p>0.68465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4.992">
                <text:p>34.992</text:p>
              </table:table-cell>
              <table:table-cell office:value-type="float" office:value="0.317598">
                <text:p>0.317598</text:p>
              </table:table-cell>
              <table:table-cell office:value-type="float" office:value="34.989277">
                <text:p>34.989277</text:p>
              </table:table-cell>
              <table:table-cell office:value-type="float" office:value="0.674718">
                <text:p>0.6747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5.0001">
                <text:p>35.0001</text:p>
              </table:table-cell>
              <table:table-cell office:value-type="float" office:value="0.296874">
                <text:p>0.296874</text:p>
              </table:table-cell>
              <table:table-cell office:value-type="float" office:value="34.997391">
                <text:p>34.997391</text:p>
              </table:table-cell>
              <table:table-cell office:value-type="float" office:value="0.664196">
                <text:p>0.6641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5.0082">
                <text:p>35.0082</text:p>
              </table:table-cell>
              <table:table-cell office:value-type="float" office:value="0.275595">
                <text:p>0.275595</text:p>
              </table:table-cell>
              <table:table-cell office:value-type="float" office:value="35.005498">
                <text:p>35.005498</text:p>
              </table:table-cell>
              <table:table-cell office:value-type="float" office:value="0.653087">
                <text:p>0.6530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5.0163">
                <text:p>35.0163</text:p>
              </table:table-cell>
              <table:table-cell office:value-type="float" office:value="0.253762">
                <text:p>0.253762</text:p>
              </table:table-cell>
              <table:table-cell office:value-type="float" office:value="35.013599">
                <text:p>35.013599</text:p>
              </table:table-cell>
              <table:table-cell office:value-type="float" office:value="0.641391">
                <text:p>0.6413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5.0244">
                <text:p>35.0244</text:p>
              </table:table-cell>
              <table:table-cell office:value-type="float" office:value="0.231379">
                <text:p>0.231379</text:p>
              </table:table-cell>
              <table:table-cell office:value-type="float" office:value="35.021694">
                <text:p>35.021694</text:p>
              </table:table-cell>
              <table:table-cell office:value-type="float" office:value="0.629111">
                <text:p>0.6291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5.0325">
                <text:p>35.0325</text:p>
              </table:table-cell>
              <table:table-cell office:value-type="float" office:value="0.208446">
                <text:p>0.208446</text:p>
              </table:table-cell>
              <table:table-cell office:value-type="float" office:value="35.029781">
                <text:p>35.029781</text:p>
              </table:table-cell>
              <table:table-cell office:value-type="float" office:value="0.616247">
                <text:p>0.61624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5.0406">
                <text:p>35.0406</text:p>
              </table:table-cell>
              <table:table-cell office:value-type="float" office:value="0.184968">
                <text:p>0.184968</text:p>
              </table:table-cell>
              <table:table-cell office:value-type="float" office:value="35.037862">
                <text:p>35.037862</text:p>
              </table:table-cell>
              <table:table-cell office:value-type="float" office:value="0.602801">
                <text:p>0.6028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5.0486">
                <text:p>35.0486</text:p>
              </table:table-cell>
              <table:table-cell office:value-type="float" office:value="0.160946">
                <text:p>0.160946</text:p>
              </table:table-cell>
              <table:table-cell office:value-type="float" office:value="35.045937">
                <text:p>35.045937</text:p>
              </table:table-cell>
              <table:table-cell office:value-type="float" office:value="0.588775">
                <text:p>0.5887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.0567">
                <text:p>35.0567</text:p>
              </table:table-cell>
              <table:table-cell office:value-type="float" office:value="0.136382">
                <text:p>0.136382</text:p>
              </table:table-cell>
              <table:table-cell office:value-type="float" office:value="35.054005">
                <text:p>35.054005</text:p>
              </table:table-cell>
              <table:table-cell office:value-type="float" office:value="0.574169">
                <text:p>0.5741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5.0648">
                <text:p>35.0648</text:p>
              </table:table-cell>
              <table:table-cell office:value-type="float" office:value="0.111281">
                <text:p>0.111281</text:p>
              </table:table-cell>
              <table:table-cell office:value-type="float" office:value="35.062067">
                <text:p>35.062067</text:p>
              </table:table-cell>
              <table:table-cell office:value-type="float" office:value="0.558987">
                <text:p>0.5589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.0728">
                <text:p>35.0728</text:p>
              </table:table-cell>
              <table:table-cell office:value-type="float" office:value="0.0856432">
                <text:p>0.0856432</text:p>
              </table:table-cell>
              <table:table-cell office:value-type="float" office:value="35.070122">
                <text:p>35.070122</text:p>
              </table:table-cell>
              <table:table-cell office:value-type="float" office:value="0.543229">
                <text:p>0.54322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.0809">
                <text:p>35.0809</text:p>
              </table:table-cell>
              <table:table-cell office:value-type="float" office:value="0.0594728">
                <text:p>0.0594728</text:p>
              </table:table-cell>
              <table:table-cell office:value-type="float" office:value="35.078171">
                <text:p>35.078171</text:p>
              </table:table-cell>
              <table:table-cell office:value-type="float" office:value="0.526897">
                <text:p>0.5268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.0889">
                <text:p>35.0889</text:p>
              </table:table-cell>
              <table:table-cell office:value-type="float" office:value="0.0327721">
                <text:p>0.0327721</text:p>
              </table:table-cell>
              <table:table-cell office:value-type="float" office:value="35.086213">
                <text:p>35.086213</text:p>
              </table:table-cell>
              <table:table-cell office:value-type="float" office:value="0.509994">
                <text:p>0.5099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.0969">
                <text:p>35.0969</text:p>
              </table:table-cell>
              <table:table-cell office:value-type="float" office:value="0.00554396">
                <text:p>0.00554396</text:p>
              </table:table-cell>
              <table:table-cell office:value-type="float" office:value="35.094248">
                <text:p>35.094248</text:p>
              </table:table-cell>
              <table:table-cell office:value-type="float" office:value="0.49252">
                <text:p>0.4925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.105">
                <text:p>35.105</text:p>
              </table:table-cell>
              <table:table-cell office:value-type="float" office:value="0">
                <text:p>0</text:p>
              </table:table-cell>
              <table:table-cell office:value-type="float" office:value="35.102278">
                <text:p>35.102278</text:p>
              </table:table-cell>
              <table:table-cell office:value-type="float" office:value="0.474478">
                <text:p>0.47447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.1691">
                <text:p>35.1691</text:p>
              </table:table-cell>
              <table:table-cell office:value-type="float" office:value="0">
                <text:p>0</text:p>
              </table:table-cell>
              <table:table-cell office:value-type="float" office:value="35.1103">
                <text:p>35.1103</text:p>
              </table:table-cell>
              <table:table-cell office:value-type="float" office:value="0.455871">
                <text:p>0.45587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.1772">
                <text:p>35.1772</text:p>
              </table:table-cell>
              <table:table-cell office:value-type="float" office:value="0.0277528">
                <text:p>0.0277528</text:p>
              </table:table-cell>
              <table:table-cell office:value-type="float" office:value="35.118317">
                <text:p>35.118317</text:p>
              </table:table-cell>
              <table:table-cell office:value-type="float" office:value="0.436699">
                <text:p>0.43669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.1852">
                <text:p>35.1852</text:p>
              </table:table-cell>
              <table:table-cell office:value-type="float" office:value="0.0548298">
                <text:p>0.0548298</text:p>
              </table:table-cell>
              <table:table-cell office:value-type="float" office:value="35.126327">
                <text:p>35.126327</text:p>
              </table:table-cell>
              <table:table-cell office:value-type="float" office:value="0.416966">
                <text:p>0.4169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.1932">
                <text:p>35.1932</text:p>
              </table:table-cell>
              <table:table-cell office:value-type="float" office:value="0.0812347">
                <text:p>0.0812347</text:p>
              </table:table-cell>
              <table:table-cell office:value-type="float" office:value="35.13433">
                <text:p>35.13433</text:p>
              </table:table-cell>
              <table:table-cell office:value-type="float" office:value="0.396673">
                <text:p>0.39667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.2012">
                <text:p>35.2012</text:p>
              </table:table-cell>
              <table:table-cell office:value-type="float" office:value="0.106971">
                <text:p>0.106971</text:p>
              </table:table-cell>
              <table:table-cell office:value-type="float" office:value="35.142327">
                <text:p>35.142327</text:p>
              </table:table-cell>
              <table:table-cell office:value-type="float" office:value="0.375823">
                <text:p>0.37582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.2092">
                <text:p>35.2092</text:p>
              </table:table-cell>
              <table:table-cell office:value-type="float" office:value="0.132043">
                <text:p>0.132043</text:p>
              </table:table-cell>
              <table:table-cell office:value-type="float" office:value="35.150318">
                <text:p>35.150318</text:p>
              </table:table-cell>
              <table:table-cell office:value-type="float" office:value="0.354418">
                <text:p>0.3544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.2172">
                <text:p>35.2172</text:p>
              </table:table-cell>
              <table:table-cell office:value-type="float" office:value="0.156452">
                <text:p>0.156452</text:p>
              </table:table-cell>
              <table:table-cell office:value-type="float" office:value="35.158302">
                <text:p>35.158302</text:p>
              </table:table-cell>
              <table:table-cell office:value-type="float" office:value="0.33246">
                <text:p>0.332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.2252">
                <text:p>35.2252</text:p>
              </table:table-cell>
              <table:table-cell office:value-type="float" office:value="0.180204">
                <text:p>0.180204</text:p>
              </table:table-cell>
              <table:table-cell office:value-type="float" office:value="35.16628">
                <text:p>35.16628</text:p>
              </table:table-cell>
              <table:table-cell office:value-type="float" office:value="0.309951">
                <text:p>0.30995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.2332">
                <text:p>35.2332</text:p>
              </table:table-cell>
              <table:table-cell office:value-type="float" office:value="0.2033">
                <text:p>0.2033</text:p>
              </table:table-cell>
              <table:table-cell office:value-type="float" office:value="35.174252">
                <text:p>35.174252</text:p>
              </table:table-cell>
              <table:table-cell office:value-type="float" office:value="0.286895">
                <text:p>0.2868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.2411">
                <text:p>35.2411</text:p>
              </table:table-cell>
              <table:table-cell office:value-type="float" office:value="0.225745">
                <text:p>0.225745</text:p>
              </table:table-cell>
              <table:table-cell office:value-type="float" office:value="35.182217">
                <text:p>35.182217</text:p>
              </table:table-cell>
              <table:table-cell office:value-type="float" office:value="0.263293">
                <text:p>0.26329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.2491">
                <text:p>35.2491</text:p>
              </table:table-cell>
              <table:table-cell office:value-type="float" office:value="0.24754">
                <text:p>0.24754</text:p>
              </table:table-cell>
              <table:table-cell office:value-type="float" office:value="35.190176">
                <text:p>35.190176</text:p>
              </table:table-cell>
              <table:table-cell office:value-type="float" office:value="0.239149">
                <text:p>0.23914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.257">
                <text:p>35.257</text:p>
              </table:table-cell>
              <table:table-cell office:value-type="float" office:value="0.268688">
                <text:p>0.268688</text:p>
              </table:table-cell>
              <table:table-cell office:value-type="float" office:value="35.198128">
                <text:p>35.198128</text:p>
              </table:table-cell>
              <table:table-cell office:value-type="float" office:value="0.214464">
                <text:p>0.2144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.265">
                <text:p>35.265</text:p>
              </table:table-cell>
              <table:table-cell office:value-type="float" office:value="0.289194">
                <text:p>0.289194</text:p>
              </table:table-cell>
              <table:table-cell office:value-type="float" office:value="35.206075">
                <text:p>35.206075</text:p>
              </table:table-cell>
              <table:table-cell office:value-type="float" office:value="0.189241">
                <text:p>0.18924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.2729">
                <text:p>35.2729</text:p>
              </table:table-cell>
              <table:table-cell office:value-type="float" office:value="0.309058">
                <text:p>0.309058</text:p>
              </table:table-cell>
              <table:table-cell office:value-type="float" office:value="35.214014">
                <text:p>35.214014</text:p>
              </table:table-cell>
              <table:table-cell office:value-type="float" office:value="0.163484">
                <text:p>0.16348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.2809">
                <text:p>35.2809</text:p>
              </table:table-cell>
              <table:table-cell office:value-type="float" office:value="0.328285">
                <text:p>0.328285</text:p>
              </table:table-cell>
              <table:table-cell office:value-type="float" office:value="35.221948">
                <text:p>35.221948</text:p>
              </table:table-cell>
              <table:table-cell office:value-type="float" office:value="0.137195">
                <text:p>0.1371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5.2888">
                <text:p>35.2888</text:p>
              </table:table-cell>
              <table:table-cell office:value-type="float" office:value="0.346875">
                <text:p>0.346875</text:p>
              </table:table-cell>
              <table:table-cell office:value-type="float" office:value="35.229875">
                <text:p>35.229875</text:p>
              </table:table-cell>
              <table:table-cell office:value-type="float" office:value="0.110376">
                <text:p>0.11037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5.2967">
                <text:p>35.2967</text:p>
              </table:table-cell>
              <table:table-cell office:value-type="float" office:value="0.364833">
                <text:p>0.364833</text:p>
              </table:table-cell>
              <table:table-cell office:value-type="float" office:value="35.237796">
                <text:p>35.237796</text:p>
              </table:table-cell>
              <table:table-cell office:value-type="float" office:value="0.08303">
                <text:p>0.083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5.3047">
                <text:p>35.3047</text:p>
              </table:table-cell>
              <table:table-cell office:value-type="float" office:value="0.382159">
                <text:p>0.382159</text:p>
              </table:table-cell>
              <table:table-cell office:value-type="float" office:value="35.245711">
                <text:p>35.245711</text:p>
              </table:table-cell>
              <table:table-cell office:value-type="float" office:value="0.055161">
                <text:p>0.05516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5.3126">
                <text:p>35.3126</text:p>
              </table:table-cell>
              <table:table-cell office:value-type="float" office:value="0.398857">
                <text:p>0.398857</text:p>
              </table:table-cell>
              <table:table-cell office:value-type="float" office:value="35.25362">
                <text:p>35.25362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5.3205">
                <text:p>35.3205</text:p>
              </table:table-cell>
              <table:table-cell office:value-type="float" office:value="0.414927">
                <text:p>0.414927</text:p>
              </table:table-cell>
              <table:table-cell office:value-type="float" office:value="35.261522">
                <text:p>35.26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5.3284">
                <text:p>35.3284</text:p>
              </table:table-cell>
              <table:table-cell office:value-type="float" office:value="0.430374">
                <text:p>0.430374</text:p>
              </table:table-cell>
              <table:table-cell office:value-type="float" office:value="35.32469">
                <text:p>35.3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5.3363">
                <text:p>35.3363</text:p>
              </table:table-cell>
              <table:table-cell office:value-type="float" office:value="0.445197">
                <text:p>0.445197</text:p>
              </table:table-cell>
              <table:table-cell office:value-type="float" office:value="35.332586">
                <text:p>35.332586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5.3442">
                <text:p>35.3442</text:p>
              </table:table-cell>
              <table:table-cell office:value-type="float" office:value="0.4594">
                <text:p>0.4594</text:p>
              </table:table-cell>
              <table:table-cell office:value-type="float" office:value="35.340475">
                <text:p>35.340475</text:p>
              </table:table-cell>
              <table:table-cell office:value-type="float" office:value="0.058161">
                <text:p>0.0581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.3521">
                <text:p>35.3521</text:p>
              </table:table-cell>
              <table:table-cell office:value-type="float" office:value="0.472985">
                <text:p>0.472985</text:p>
              </table:table-cell>
              <table:table-cell office:value-type="float" office:value="35.348359">
                <text:p>35.348359</text:p>
              </table:table-cell>
              <table:table-cell office:value-type="float" office:value="0.086218">
                <text:p>0.0862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5.3599">
                <text:p>35.3599</text:p>
              </table:table-cell>
              <table:table-cell office:value-type="float" office:value="0.485951">
                <text:p>0.485951</text:p>
              </table:table-cell>
              <table:table-cell office:value-type="float" office:value="35.356236">
                <text:p>35.356236</text:p>
              </table:table-cell>
              <table:table-cell office:value-type="float" office:value="0.113598">
                <text:p>0.11359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5.3678">
                <text:p>35.3678</text:p>
              </table:table-cell>
              <table:table-cell office:value-type="float" office:value="0.498303">
                <text:p>0.498303</text:p>
              </table:table-cell>
              <table:table-cell office:value-type="float" office:value="35.364107">
                <text:p>35.364107</text:p>
              </table:table-cell>
              <table:table-cell office:value-type="float" office:value="0.140304">
                <text:p>0.1403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5.3757">
                <text:p>35.3757</text:p>
              </table:table-cell>
              <table:table-cell office:value-type="float" office:value="0.51004">
                <text:p>0.51004</text:p>
              </table:table-cell>
              <table:table-cell office:value-type="float" office:value="35.371972">
                <text:p>35.371972</text:p>
              </table:table-cell>
              <table:table-cell office:value-type="float" office:value="0.16634">
                <text:p>0.1663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.3835">
                <text:p>35.3835</text:p>
              </table:table-cell>
              <table:table-cell office:value-type="float" office:value="0.521165">
                <text:p>0.521165</text:p>
              </table:table-cell>
              <table:table-cell office:value-type="float" office:value="35.379831">
                <text:p>35.379831</text:p>
              </table:table-cell>
              <table:table-cell office:value-type="float" office:value="0.19171">
                <text:p>0.1917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5.3914">
                <text:p>35.3914</text:p>
              </table:table-cell>
              <table:table-cell office:value-type="float" office:value="0.531678">
                <text:p>0.531678</text:p>
              </table:table-cell>
              <table:table-cell office:value-type="float" office:value="35.387683">
                <text:p>35.387683</text:p>
              </table:table-cell>
              <table:table-cell office:value-type="float" office:value="0.216417">
                <text:p>0.21641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5.3992">
                <text:p>35.3992</text:p>
              </table:table-cell>
              <table:table-cell office:value-type="float" office:value="0.541582">
                <text:p>0.541582</text:p>
              </table:table-cell>
              <table:table-cell office:value-type="float" office:value="35.39553">
                <text:p>35.39553</text:p>
              </table:table-cell>
              <table:table-cell office:value-type="float" office:value="0.240465">
                <text:p>0.2404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5.4071">
                <text:p>35.4071</text:p>
              </table:table-cell>
              <table:table-cell office:value-type="float" office:value="0.550877">
                <text:p>0.550877</text:p>
              </table:table-cell>
              <table:table-cell office:value-type="float" office:value="35.40337">
                <text:p>35.40337</text:p>
              </table:table-cell>
              <table:table-cell office:value-type="float" office:value="0.263856">
                <text:p>0.2638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5.4149">
                <text:p>35.4149</text:p>
              </table:table-cell>
              <table:table-cell office:value-type="float" office:value="0.559565">
                <text:p>0.559565</text:p>
              </table:table-cell>
              <table:table-cell office:value-type="float" office:value="35.411204">
                <text:p>35.411204</text:p>
              </table:table-cell>
              <table:table-cell office:value-type="float" office:value="0.286593">
                <text:p>0.28659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5.4227">
                <text:p>35.4227</text:p>
              </table:table-cell>
              <table:table-cell office:value-type="float" office:value="0.567647">
                <text:p>0.567647</text:p>
              </table:table-cell>
              <table:table-cell office:value-type="float" office:value="35.419032">
                <text:p>35.419032</text:p>
              </table:table-cell>
              <table:table-cell office:value-type="float" office:value="0.308681">
                <text:p>0.3086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5.4306">
                <text:p>35.4306</text:p>
              </table:table-cell>
              <table:table-cell office:value-type="float" office:value="0.575123">
                <text:p>0.575123</text:p>
              </table:table-cell>
              <table:table-cell office:value-type="float" office:value="35.426854">
                <text:p>35.426854</text:p>
              </table:table-cell>
              <table:table-cell office:value-type="float" office:value="0.330121">
                <text:p>0.3301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5.4384">
                <text:p>35.4384</text:p>
              </table:table-cell>
              <table:table-cell office:value-type="float" office:value="0.581995">
                <text:p>0.581995</text:p>
              </table:table-cell>
              <table:table-cell office:value-type="float" office:value="35.43467">
                <text:p>35.43467</text:p>
              </table:table-cell>
              <table:table-cell office:value-type="float" office:value="0.350917">
                <text:p>0.3509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5.4462">
                <text:p>35.4462</text:p>
              </table:table-cell>
              <table:table-cell office:value-type="float" office:value="0.588263">
                <text:p>0.588263</text:p>
              </table:table-cell>
              <table:table-cell office:value-type="float" office:value="35.442479">
                <text:p>35.442479</text:p>
              </table:table-cell>
              <table:table-cell office:value-type="float" office:value="0.371071">
                <text:p>0.37107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5.454">
                <text:p>35.454</text:p>
              </table:table-cell>
              <table:table-cell office:value-type="float" office:value="0.593929">
                <text:p>0.593929</text:p>
              </table:table-cell>
              <table:table-cell office:value-type="float" office:value="35.450283">
                <text:p>35.450283</text:p>
              </table:table-cell>
              <table:table-cell office:value-type="float" office:value="0.390586">
                <text:p>0.3905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5.4618">
                <text:p>35.4618</text:p>
              </table:table-cell>
              <table:table-cell office:value-type="float" office:value="0.598993">
                <text:p>0.598993</text:p>
              </table:table-cell>
              <table:table-cell office:value-type="float" office:value="35.45808">
                <text:p>35.45808</text:p>
              </table:table-cell>
              <table:table-cell office:value-type="float" office:value="0.409464">
                <text:p>0.4094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5.4696">
                <text:p>35.4696</text:p>
              </table:table-cell>
              <table:table-cell office:value-type="float" office:value="0.603455">
                <text:p>0.603455</text:p>
              </table:table-cell>
              <table:table-cell office:value-type="float" office:value="35.465871">
                <text:p>35.465871</text:p>
              </table:table-cell>
              <table:table-cell office:value-type="float" office:value="0.427707">
                <text:p>0.42770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5.4774">
                <text:p>35.4774</text:p>
              </table:table-cell>
              <table:table-cell office:value-type="float" office:value="0.607317">
                <text:p>0.607317</text:p>
              </table:table-cell>
              <table:table-cell office:value-type="float" office:value="35.473657">
                <text:p>35.473657</text:p>
              </table:table-cell>
              <table:table-cell office:value-type="float" office:value="0.44532">
                <text:p>0.445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5.4851">
                <text:p>35.4851</text:p>
              </table:table-cell>
              <table:table-cell office:value-type="float" office:value="0.610578">
                <text:p>0.610578</text:p>
              </table:table-cell>
              <table:table-cell office:value-type="float" office:value="35.481436">
                <text:p>35.481436</text:p>
              </table:table-cell>
              <table:table-cell office:value-type="float" office:value="0.462302">
                <text:p>0.46230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5.4929">
                <text:p>35.4929</text:p>
              </table:table-cell>
              <table:table-cell office:value-type="float" office:value="0.61324">
                <text:p>0.61324</text:p>
              </table:table-cell>
              <table:table-cell office:value-type="float" office:value="35.489209">
                <text:p>35.489209</text:p>
              </table:table-cell>
              <table:table-cell office:value-type="float" office:value="0.478657">
                <text:p>0.4786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5.5007">
                <text:p>35.5007</text:p>
              </table:table-cell>
              <table:table-cell office:value-type="float" office:value="0.615302">
                <text:p>0.615302</text:p>
              </table:table-cell>
              <table:table-cell office:value-type="float" office:value="35.496976">
                <text:p>35.496976</text:p>
              </table:table-cell>
              <table:table-cell office:value-type="float" office:value="0.494387">
                <text:p>0.4943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5.5084">
                <text:p>35.5084</text:p>
              </table:table-cell>
              <table:table-cell office:value-type="float" office:value="0.616765">
                <text:p>0.616765</text:p>
              </table:table-cell>
              <table:table-cell office:value-type="float" office:value="35.504737">
                <text:p>35.504737</text:p>
              </table:table-cell>
              <table:table-cell office:value-type="float" office:value="0.509493">
                <text:p>0.5094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5.5162">
                <text:p>35.5162</text:p>
              </table:table-cell>
              <table:table-cell office:value-type="float" office:value="0.617629">
                <text:p>0.617629</text:p>
              </table:table-cell>
              <table:table-cell office:value-type="float" office:value="35.512492">
                <text:p>35.512492</text:p>
              </table:table-cell>
              <table:table-cell office:value-type="float" office:value="0.523979">
                <text:p>0.52397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5.5239">
                <text:p>35.5239</text:p>
              </table:table-cell>
              <table:table-cell office:value-type="float" office:value="0.617894">
                <text:p>0.617894</text:p>
              </table:table-cell>
              <table:table-cell office:value-type="float" office:value="35.520241">
                <text:p>35.520241</text:p>
              </table:table-cell>
              <table:table-cell office:value-type="float" office:value="0.537844">
                <text:p>0.5378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5.5317">
                <text:p>35.5317</text:p>
              </table:table-cell>
              <table:table-cell office:value-type="float" office:value="0.617561">
                <text:p>0.617561</text:p>
              </table:table-cell>
              <table:table-cell office:value-type="float" office:value="35.527984">
                <text:p>35.527984</text:p>
              </table:table-cell>
              <table:table-cell office:value-type="float" office:value="0.551092">
                <text:p>0.55109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5.5394">
                <text:p>35.5394</text:p>
              </table:table-cell>
              <table:table-cell office:value-type="float" office:value="0.616629">
                <text:p>0.616629</text:p>
              </table:table-cell>
              <table:table-cell office:value-type="float" office:value="35.535721">
                <text:p>35.535721</text:p>
              </table:table-cell>
              <table:table-cell office:value-type="float" office:value="0.563724">
                <text:p>0.56372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5.5472">
                <text:p>35.5472</text:p>
              </table:table-cell>
              <table:table-cell office:value-type="float" office:value="0.615098">
                <text:p>0.615098</text:p>
              </table:table-cell>
              <table:table-cell office:value-type="float" office:value="35.543452">
                <text:p>35.543452</text:p>
              </table:table-cell>
              <table:table-cell office:value-type="float" office:value="0.575741">
                <text:p>0.5757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5.5549">
                <text:p>35.5549</text:p>
              </table:table-cell>
              <table:table-cell office:value-type="float" office:value="0.612968">
                <text:p>0.612968</text:p>
              </table:table-cell>
              <table:table-cell office:value-type="float" office:value="35.551177">
                <text:p>35.551177</text:p>
              </table:table-cell>
              <table:table-cell office:value-type="float" office:value="0.587145">
                <text:p>0.58714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5.5626">
                <text:p>35.5626</text:p>
              </table:table-cell>
              <table:table-cell office:value-type="float" office:value="0.61024">
                <text:p>0.61024</text:p>
              </table:table-cell>
              <table:table-cell office:value-type="float" office:value="35.558896">
                <text:p>35.558896</text:p>
              </table:table-cell>
              <table:table-cell office:value-type="float" office:value="0.597938">
                <text:p>0.5979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.5703">
                <text:p>35.5703</text:p>
              </table:table-cell>
              <table:table-cell office:value-type="float" office:value="0.606914">
                <text:p>0.606914</text:p>
              </table:table-cell>
              <table:table-cell office:value-type="float" office:value="35.566609">
                <text:p>35.566609</text:p>
              </table:table-cell>
              <table:table-cell office:value-type="float" office:value="0.60812">
                <text:p>0.608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5.578">
                <text:p>35.578</text:p>
              </table:table-cell>
              <table:table-cell office:value-type="float" office:value="0.602991">
                <text:p>0.602991</text:p>
              </table:table-cell>
              <table:table-cell office:value-type="float" office:value="35.574317">
                <text:p>35.574317</text:p>
              </table:table-cell>
              <table:table-cell office:value-type="float" office:value="0.617694">
                <text:p>0.6176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5.5857">
                <text:p>35.5857</text:p>
              </table:table-cell>
              <table:table-cell office:value-type="float" office:value="0.59847">
                <text:p>0.59847</text:p>
              </table:table-cell>
              <table:table-cell office:value-type="float" office:value="35.582018">
                <text:p>35.582018</text:p>
              </table:table-cell>
              <table:table-cell office:value-type="float" office:value="0.62666">
                <text:p>0.6266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5.5934">
                <text:p>35.5934</text:p>
              </table:table-cell>
              <table:table-cell office:value-type="float" office:value="0.593353">
                <text:p>0.593353</text:p>
              </table:table-cell>
              <table:table-cell office:value-type="float" office:value="35.589713">
                <text:p>35.589713</text:p>
              </table:table-cell>
              <table:table-cell office:value-type="float" office:value="0.635019">
                <text:p>0.6350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5.6011">
                <text:p>35.6011</text:p>
              </table:table-cell>
              <table:table-cell office:value-type="float" office:value="0.587639">
                <text:p>0.587639</text:p>
              </table:table-cell>
              <table:table-cell office:value-type="float" office:value="35.597403">
                <text:p>35.597403</text:p>
              </table:table-cell>
              <table:table-cell office:value-type="float" office:value="0.642773">
                <text:p>0.6427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5.6088">
                <text:p>35.6088</text:p>
              </table:table-cell>
              <table:table-cell office:value-type="float" office:value="0.58133">
                <text:p>0.58133</text:p>
              </table:table-cell>
              <table:table-cell office:value-type="float" office:value="35.605086">
                <text:p>35.605086</text:p>
              </table:table-cell>
              <table:table-cell office:value-type="float" office:value="0.649922">
                <text:p>0.64992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5.6165">
                <text:p>35.6165</text:p>
              </table:table-cell>
              <table:table-cell office:value-type="float" office:value="0.574427">
                <text:p>0.574427</text:p>
              </table:table-cell>
              <table:table-cell office:value-type="float" office:value="35.612764">
                <text:p>35.612764</text:p>
              </table:table-cell>
              <table:table-cell office:value-type="float" office:value="0.656467">
                <text:p>0.6564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5.6241">
                <text:p>35.6241</text:p>
              </table:table-cell>
              <table:table-cell office:value-type="float" office:value="0.566929">
                <text:p>0.566929</text:p>
              </table:table-cell>
              <table:table-cell office:value-type="float" office:value="35.620435">
                <text:p>35.620435</text:p>
              </table:table-cell>
              <table:table-cell office:value-type="float" office:value="0.66241">
                <text:p>0.662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5.6318">
                <text:p>35.6318</text:p>
              </table:table-cell>
              <table:table-cell office:value-type="float" office:value="0.558838">
                <text:p>0.558838</text:p>
              </table:table-cell>
              <table:table-cell office:value-type="float" office:value="35.628101">
                <text:p>35.628101</text:p>
              </table:table-cell>
              <table:table-cell office:value-type="float" office:value="0.667751">
                <text:p>0.66775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5.6395">
                <text:p>35.6395</text:p>
              </table:table-cell>
              <table:table-cell office:value-type="float" office:value="0.550155">
                <text:p>0.550155</text:p>
              </table:table-cell>
              <table:table-cell office:value-type="float" office:value="35.635761">
                <text:p>35.635761</text:p>
              </table:table-cell>
              <table:table-cell office:value-type="float" office:value="0.67249">
                <text:p>0.672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5.6471">
                <text:p>35.6471</text:p>
              </table:table-cell>
              <table:table-cell office:value-type="float" office:value="0.540881">
                <text:p>0.540881</text:p>
              </table:table-cell>
              <table:table-cell office:value-type="float" office:value="35.643415">
                <text:p>35.643415</text:p>
              </table:table-cell>
              <table:table-cell office:value-type="float" office:value="0.676628">
                <text:p>0.67662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5.6548">
                <text:p>35.6548</text:p>
              </table:table-cell>
              <table:table-cell office:value-type="float" office:value="0.531016">
                <text:p>0.531016</text:p>
              </table:table-cell>
              <table:table-cell office:value-type="float" office:value="35.651063">
                <text:p>35.651063</text:p>
              </table:table-cell>
              <table:table-cell office:value-type="float" office:value="0.680166">
                <text:p>0.6801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5.6624">
                <text:p>35.6624</text:p>
              </table:table-cell>
              <table:table-cell office:value-type="float" office:value="0.520563">
                <text:p>0.520563</text:p>
              </table:table-cell>
              <table:table-cell office:value-type="float" office:value="35.658706">
                <text:p>35.658706</text:p>
              </table:table-cell>
              <table:table-cell office:value-type="float" office:value="0.683104">
                <text:p>0.68310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5.67">
                <text:p>35.67</text:p>
              </table:table-cell>
              <table:table-cell office:value-type="float" office:value="0.509521">
                <text:p>0.509521</text:p>
              </table:table-cell>
              <table:table-cell office:value-type="float" office:value="35.666342">
                <text:p>35.666342</text:p>
              </table:table-cell>
              <table:table-cell office:value-type="float" office:value="0.685443">
                <text:p>0.6854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5.6777">
                <text:p>35.6777</text:p>
              </table:table-cell>
              <table:table-cell office:value-type="float" office:value="0.497893">
                <text:p>0.497893</text:p>
              </table:table-cell>
              <table:table-cell office:value-type="float" office:value="35.673973">
                <text:p>35.673973</text:p>
              </table:table-cell>
              <table:table-cell office:value-type="float" office:value="0.687183">
                <text:p>0.68718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5.6853">
                <text:p>35.6853</text:p>
              </table:table-cell>
              <table:table-cell office:value-type="float" office:value="0.48568">
                <text:p>0.48568</text:p>
              </table:table-cell>
              <table:table-cell office:value-type="float" office:value="35.681598">
                <text:p>35.681598</text:p>
              </table:table-cell>
              <table:table-cell office:value-type="float" office:value="0.688324">
                <text:p>0.6883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5.6929">
                <text:p>35.6929</text:p>
              </table:table-cell>
              <table:table-cell office:value-type="float" office:value="0.472883">
                <text:p>0.472883</text:p>
              </table:table-cell>
              <table:table-cell office:value-type="float" office:value="35.689217">
                <text:p>35.689217</text:p>
              </table:table-cell>
              <table:table-cell office:value-type="float" office:value="0.688866">
                <text:p>0.6888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5.7005">
                <text:p>35.7005</text:p>
              </table:table-cell>
              <table:table-cell office:value-type="float" office:value="0.459504">
                <text:p>0.459504</text:p>
              </table:table-cell>
              <table:table-cell office:value-type="float" office:value="35.69683">
                <text:p>35.69683</text:p>
              </table:table-cell>
              <table:table-cell office:value-type="float" office:value="0.68881">
                <text:p>0.688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5.7081">
                <text:p>35.7081</text:p>
              </table:table-cell>
              <table:table-cell office:value-type="float" office:value="0.445544">
                <text:p>0.445544</text:p>
              </table:table-cell>
              <table:table-cell office:value-type="float" office:value="35.704437">
                <text:p>35.704437</text:p>
              </table:table-cell>
              <table:table-cell office:value-type="float" office:value="0.688155">
                <text:p>0.6881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5.7157">
                <text:p>35.7157</text:p>
              </table:table-cell>
              <table:table-cell office:value-type="float" office:value="0.431004">
                <text:p>0.431004</text:p>
              </table:table-cell>
              <table:table-cell office:value-type="float" office:value="35.712039">
                <text:p>35.712039</text:p>
              </table:table-cell>
              <table:table-cell office:value-type="float" office:value="0.686902">
                <text:p>0.68690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5.7233">
                <text:p>35.7233</text:p>
              </table:table-cell>
              <table:table-cell office:value-type="float" office:value="0.415887">
                <text:p>0.415887</text:p>
              </table:table-cell>
              <table:table-cell office:value-type="float" office:value="35.719635">
                <text:p>35.719635</text:p>
              </table:table-cell>
              <table:table-cell office:value-type="float" office:value="0.68505">
                <text:p>0.685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5.7309">
                <text:p>35.7309</text:p>
              </table:table-cell>
              <table:table-cell office:value-type="float" office:value="0.400194">
                <text:p>0.400194</text:p>
              </table:table-cell>
              <table:table-cell office:value-type="float" office:value="35.727225">
                <text:p>35.727225</text:p>
              </table:table-cell>
              <table:table-cell office:value-type="float" office:value="0.6826">
                <text:p>0.68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5.7385">
                <text:p>35.7385</text:p>
              </table:table-cell>
              <table:table-cell office:value-type="float" office:value="0.383927">
                <text:p>0.383927</text:p>
              </table:table-cell>
              <table:table-cell office:value-type="float" office:value="35.734809">
                <text:p>35.734809</text:p>
              </table:table-cell>
              <table:table-cell office:value-type="float" office:value="0.679552">
                <text:p>0.67955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5.7461">
                <text:p>35.7461</text:p>
              </table:table-cell>
              <table:table-cell office:value-type="float" office:value="0.367088">
                <text:p>0.367088</text:p>
              </table:table-cell>
              <table:table-cell office:value-type="float" office:value="35.742388">
                <text:p>35.742388</text:p>
              </table:table-cell>
              <table:table-cell office:value-type="float" office:value="0.675907">
                <text:p>0.67590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5.7537">
                <text:p>35.7537</text:p>
              </table:table-cell>
              <table:table-cell office:value-type="float" office:value="0.349678">
                <text:p>0.349678</text:p>
              </table:table-cell>
              <table:table-cell office:value-type="float" office:value="35.749961">
                <text:p>35.749961</text:p>
              </table:table-cell>
              <table:table-cell office:value-type="float" office:value="0.671664">
                <text:p>0.67166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5.7612">
                <text:p>35.7612</text:p>
              </table:table-cell>
              <table:table-cell office:value-type="float" office:value="0.3317">
                <text:p>0.3317</text:p>
              </table:table-cell>
              <table:table-cell office:value-type="float" office:value="35.757528">
                <text:p>35.757528</text:p>
              </table:table-cell>
              <table:table-cell office:value-type="float" office:value="0.666825">
                <text:p>0.6668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5.7688">
                <text:p>35.7688</text:p>
              </table:table-cell>
              <table:table-cell office:value-type="float" office:value="0.313155">
                <text:p>0.313155</text:p>
              </table:table-cell>
              <table:table-cell office:value-type="float" office:value="35.765089">
                <text:p>35.765089</text:p>
              </table:table-cell>
              <table:table-cell office:value-type="float" office:value="0.661389">
                <text:p>0.6613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5.7763">
                <text:p>35.7763</text:p>
              </table:table-cell>
              <table:table-cell office:value-type="float" office:value="0.294046">
                <text:p>0.294046</text:p>
              </table:table-cell>
              <table:table-cell office:value-type="float" office:value="35.772645">
                <text:p>35.772645</text:p>
              </table:table-cell>
              <table:table-cell office:value-type="float" office:value="0.655358">
                <text:p>0.65535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5.7839">
                <text:p>35.7839</text:p>
              </table:table-cell>
              <table:table-cell office:value-type="float" office:value="0.274375">
                <text:p>0.274375</text:p>
              </table:table-cell>
              <table:table-cell office:value-type="float" office:value="35.780195">
                <text:p>35.780195</text:p>
              </table:table-cell>
              <table:table-cell office:value-type="float" office:value="0.648732">
                <text:p>0.6487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5.7914">
                <text:p>35.7914</text:p>
              </table:table-cell>
              <table:table-cell office:value-type="float" office:value="0.254143">
                <text:p>0.254143</text:p>
              </table:table-cell>
              <table:table-cell office:value-type="float" office:value="35.787739">
                <text:p>35.787739</text:p>
              </table:table-cell>
              <table:table-cell office:value-type="float" office:value="0.641511">
                <text:p>0.6415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5.799">
                <text:p>35.799</text:p>
              </table:table-cell>
              <table:table-cell office:value-type="float" office:value="0.233354">
                <text:p>0.233354</text:p>
              </table:table-cell>
              <table:table-cell office:value-type="float" office:value="35.795277">
                <text:p>35.795277</text:p>
              </table:table-cell>
              <table:table-cell office:value-type="float" office:value="0.633698">
                <text:p>0.63369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5.8065">
                <text:p>35.8065</text:p>
              </table:table-cell>
              <table:table-cell office:value-type="float" office:value="0.212009">
                <text:p>0.212009</text:p>
              </table:table-cell>
              <table:table-cell office:value-type="float" office:value="35.80281">
                <text:p>35.80281</text:p>
              </table:table-cell>
              <table:table-cell office:value-type="float" office:value="0.625292">
                <text:p>0.6252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5.814">
                <text:p>35.814</text:p>
              </table:table-cell>
              <table:table-cell office:value-type="float" office:value="0.190112">
                <text:p>0.190112</text:p>
              </table:table-cell>
              <table:table-cell office:value-type="float" office:value="35.810338">
                <text:p>35.810338</text:p>
              </table:table-cell>
              <table:table-cell office:value-type="float" office:value="0.616294">
                <text:p>0.6162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5.8216">
                <text:p>35.8216</text:p>
              </table:table-cell>
              <table:table-cell office:value-type="float" office:value="0.167663">
                <text:p>0.167663</text:p>
              </table:table-cell>
              <table:table-cell office:value-type="float" office:value="35.817859">
                <text:p>35.817859</text:p>
              </table:table-cell>
              <table:table-cell office:value-type="float" office:value="0.606706">
                <text:p>0.60670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5.8291">
                <text:p>35.8291</text:p>
              </table:table-cell>
              <table:table-cell office:value-type="float" office:value="0.144666">
                <text:p>0.144666</text:p>
              </table:table-cell>
              <table:table-cell office:value-type="float" office:value="35.825375">
                <text:p>35.825375</text:p>
              </table:table-cell>
              <table:table-cell office:value-type="float" office:value="0.596528">
                <text:p>0.5965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5.8366">
                <text:p>35.8366</text:p>
              </table:table-cell>
              <table:table-cell office:value-type="float" office:value="0.121123">
                <text:p>0.121123</text:p>
              </table:table-cell>
              <table:table-cell office:value-type="float" office:value="35.832885">
                <text:p>35.832885</text:p>
              </table:table-cell>
              <table:table-cell office:value-type="float" office:value="0.585763">
                <text:p>0.58576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5.8441">
                <text:p>35.8441</text:p>
              </table:table-cell>
              <table:table-cell office:value-type="float" office:value="0.0970366">
                <text:p>0.0970366</text:p>
              </table:table-cell>
              <table:table-cell office:value-type="float" office:value="35.84039">
                <text:p>35.84039</text:p>
              </table:table-cell>
              <table:table-cell office:value-type="float" office:value="0.57441">
                <text:p>0.574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5.8516">
                <text:p>35.8516</text:p>
              </table:table-cell>
              <table:table-cell office:value-type="float" office:value="0.0724096">
                <text:p>0.0724096</text:p>
              </table:table-cell>
              <table:table-cell office:value-type="float" office:value="35.847889">
                <text:p>35.847889</text:p>
              </table:table-cell>
              <table:table-cell office:value-type="float" office:value="0.562472">
                <text:p>0.56247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5.8591">
                <text:p>35.8591</text:p>
              </table:table-cell>
              <table:table-cell office:value-type="float" office:value="0.0472445">
                <text:p>0.0472445</text:p>
              </table:table-cell>
              <table:table-cell office:value-type="float" office:value="35.855382">
                <text:p>35.855382</text:p>
              </table:table-cell>
              <table:table-cell office:value-type="float" office:value="0.54995">
                <text:p>0.549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5.8666">
                <text:p>35.8666</text:p>
              </table:table-cell>
              <table:table-cell office:value-type="float" office:value="0.0215439">
                <text:p>0.0215439</text:p>
              </table:table-cell>
              <table:table-cell office:value-type="float" office:value="35.86287">
                <text:p>35.86287</text:p>
              </table:table-cell>
              <table:table-cell office:value-type="float" office:value="0.536844">
                <text:p>0.5368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5.8741">
                <text:p>35.8741</text:p>
              </table:table-cell>
              <table:table-cell office:value-type="float" office:value="0">
                <text:p>0</text:p>
              </table:table-cell>
              <table:table-cell office:value-type="float" office:value="35.870352">
                <text:p>35.870352</text:p>
              </table:table-cell>
              <table:table-cell office:value-type="float" office:value="0.523157">
                <text:p>0.52315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5.9339">
                <text:p>35.9339</text:p>
              </table:table-cell>
              <table:table-cell office:value-type="float" office:value="0">
                <text:p>0</text:p>
              </table:table-cell>
              <table:table-cell office:value-type="float" office:value="35.877828">
                <text:p>35.877828</text:p>
              </table:table-cell>
              <table:table-cell office:value-type="float" office:value="0.508891">
                <text:p>0.5088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5.9413">
                <text:p>35.9413</text:p>
              </table:table-cell>
              <table:table-cell office:value-type="float" office:value="0.0262332">
                <text:p>0.0262332</text:p>
              </table:table-cell>
              <table:table-cell office:value-type="float" office:value="35.885299">
                <text:p>35.885299</text:p>
              </table:table-cell>
              <table:table-cell office:value-type="float" office:value="0.494046">
                <text:p>0.4940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5.9488">
                <text:p>35.9488</text:p>
              </table:table-cell>
              <table:table-cell office:value-type="float" office:value="0.0517989">
                <text:p>0.0517989</text:p>
              </table:table-cell>
              <table:table-cell office:value-type="float" office:value="35.892765">
                <text:p>35.892765</text:p>
              </table:table-cell>
              <table:table-cell office:value-type="float" office:value="0.478625">
                <text:p>0.4786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5.9563">
                <text:p>35.9563</text:p>
              </table:table-cell>
              <table:table-cell office:value-type="float" office:value="0.0767004">
                <text:p>0.0767004</text:p>
              </table:table-cell>
              <table:table-cell office:value-type="float" office:value="35.900224">
                <text:p>35.900224</text:p>
              </table:table-cell>
              <table:table-cell office:value-type="float" office:value="0.462629">
                <text:p>0.4626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5.9637">
                <text:p>35.9637</text:p>
              </table:table-cell>
              <table:table-cell office:value-type="float" office:value="0.100941">
                <text:p>0.100941</text:p>
              </table:table-cell>
              <table:table-cell office:value-type="float" office:value="35.907679">
                <text:p>35.907679</text:p>
              </table:table-cell>
              <table:table-cell office:value-type="float" office:value="0.44606">
                <text:p>0.4460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5.9712">
                <text:p>35.9712</text:p>
              </table:table-cell>
              <table:table-cell office:value-type="float" office:value="0.124524">
                <text:p>0.124524</text:p>
              </table:table-cell>
              <table:table-cell office:value-type="float" office:value="35.915127">
                <text:p>35.915127</text:p>
              </table:table-cell>
              <table:table-cell office:value-type="float" office:value="0.428919">
                <text:p>0.42891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5.9786">
                <text:p>35.9786</text:p>
              </table:table-cell>
              <table:table-cell office:value-type="float" office:value="0.147453">
                <text:p>0.147453</text:p>
              </table:table-cell>
              <table:table-cell office:value-type="float" office:value="35.92257">
                <text:p>35.92257</text:p>
              </table:table-cell>
              <table:table-cell office:value-type="float" office:value="0.41121">
                <text:p>0.411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5.9861">
                <text:p>35.9861</text:p>
              </table:table-cell>
              <table:table-cell office:value-type="float" office:value="0.169731">
                <text:p>0.169731</text:p>
              </table:table-cell>
              <table:table-cell office:value-type="float" office:value="35.930008">
                <text:p>35.930008</text:p>
              </table:table-cell>
              <table:table-cell office:value-type="float" office:value="0.392934">
                <text:p>0.3929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5.9935">
                <text:p>35.9935</text:p>
              </table:table-cell>
              <table:table-cell office:value-type="float" office:value="0.19136">
                <text:p>0.19136</text:p>
              </table:table-cell>
              <table:table-cell office:value-type="float" office:value="35.93744">
                <text:p>35.93744</text:p>
              </table:table-cell>
              <table:table-cell office:value-type="float" office:value="0.374092">
                <text:p>0.3740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6.001">
                <text:p>36.001</text:p>
              </table:table-cell>
              <table:table-cell office:value-type="float" office:value="0.212344">
                <text:p>0.212344</text:p>
              </table:table-cell>
              <table:table-cell office:value-type="float" office:value="35.944866">
                <text:p>35.944866</text:p>
              </table:table-cell>
              <table:table-cell office:value-type="float" office:value="0.354687">
                <text:p>0.3546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6.0084">
                <text:p>36.0084</text:p>
              </table:table-cell>
              <table:table-cell office:value-type="float" office:value="0.232685">
                <text:p>0.232685</text:p>
              </table:table-cell>
              <table:table-cell office:value-type="float" office:value="35.952287">
                <text:p>35.952287</text:p>
              </table:table-cell>
              <table:table-cell office:value-type="float" office:value="0.334722">
                <text:p>0.3347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6.0158">
                <text:p>36.0158</text:p>
              </table:table-cell>
              <table:table-cell office:value-type="float" office:value="0.252385">
                <text:p>0.252385</text:p>
              </table:table-cell>
              <table:table-cell office:value-type="float" office:value="35.959703">
                <text:p>35.959703</text:p>
              </table:table-cell>
              <table:table-cell office:value-type="float" office:value="0.314197">
                <text:p>0.3141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6.0232">
                <text:p>36.0232</text:p>
              </table:table-cell>
              <table:table-cell office:value-type="float" office:value="0.271449">
                <text:p>0.271449</text:p>
              </table:table-cell>
              <table:table-cell office:value-type="float" office:value="35.967113">
                <text:p>35.967113</text:p>
              </table:table-cell>
              <table:table-cell office:value-type="float" office:value="0.293117">
                <text:p>0.29311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.0306">
                <text:p>36.0306</text:p>
              </table:table-cell>
              <table:table-cell office:value-type="float" office:value="0.289877">
                <text:p>0.289877</text:p>
              </table:table-cell>
              <table:table-cell office:value-type="float" office:value="35.974517">
                <text:p>35.974517</text:p>
              </table:table-cell>
              <table:table-cell office:value-type="float" office:value="0.271482">
                <text:p>0.27148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6.038">
                <text:p>36.038</text:p>
              </table:table-cell>
              <table:table-cell office:value-type="float" office:value="0.307672">
                <text:p>0.307672</text:p>
              </table:table-cell>
              <table:table-cell office:value-type="float" office:value="35.981916">
                <text:p>35.981916</text:p>
              </table:table-cell>
              <table:table-cell office:value-type="float" office:value="0.249295">
                <text:p>0.24929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.0454">
                <text:p>36.0454</text:p>
              </table:table-cell>
              <table:table-cell office:value-type="float" office:value="0.324837">
                <text:p>0.324837</text:p>
              </table:table-cell>
              <table:table-cell office:value-type="float" office:value="35.98931">
                <text:p>35.98931</text:p>
              </table:table-cell>
              <table:table-cell office:value-type="float" office:value="0.22656">
                <text:p>0.226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6.0528">
                <text:p>36.0528</text:p>
              </table:table-cell>
              <table:table-cell office:value-type="float" office:value="0.341374">
                <text:p>0.341374</text:p>
              </table:table-cell>
              <table:table-cell office:value-type="float" office:value="35.996698">
                <text:p>35.996698</text:p>
              </table:table-cell>
              <table:table-cell office:value-type="float" office:value="0.203277">
                <text:p>0.20327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6.0602">
                <text:p>36.0602</text:p>
              </table:table-cell>
              <table:table-cell office:value-type="float" office:value="0.357284">
                <text:p>0.357284</text:p>
              </table:table-cell>
              <table:table-cell office:value-type="float" office:value="36.004081">
                <text:p>36.004081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.0676">
                <text:p>36.0676</text:p>
              </table:table-cell>
              <table:table-cell office:value-type="float" office:value="0.372571">
                <text:p>0.372571</text:p>
              </table:table-cell>
              <table:table-cell office:value-type="float" office:value="36.011458">
                <text:p>36.011458</text:p>
              </table:table-cell>
              <table:table-cell office:value-type="float" office:value="0.155081">
                <text:p>0.1550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6.075">
                <text:p>36.075</text:p>
              </table:table-cell>
              <table:table-cell office:value-type="float" office:value="0.387235">
                <text:p>0.387235</text:p>
              </table:table-cell>
              <table:table-cell office:value-type="float" office:value="36.018829">
                <text:p>36.018829</text:p>
              </table:table-cell>
              <table:table-cell office:value-type="float" office:value="0.130173">
                <text:p>0.13017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6.0823">
                <text:p>36.0823</text:p>
              </table:table-cell>
              <table:table-cell office:value-type="float" office:value="0.401279">
                <text:p>0.401279</text:p>
              </table:table-cell>
              <table:table-cell office:value-type="float" office:value="36.026196">
                <text:p>36.026196</text:p>
              </table:table-cell>
              <table:table-cell office:value-type="float" office:value="0.104728">
                <text:p>0.1047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.0897">
                <text:p>36.0897</text:p>
              </table:table-cell>
              <table:table-cell office:value-type="float" office:value="0.414705">
                <text:p>0.414705</text:p>
              </table:table-cell>
              <table:table-cell office:value-type="float" office:value="36.033557">
                <text:p>36.033557</text:p>
              </table:table-cell>
              <table:table-cell office:value-type="float" office:value="0.07875">
                <text:p>0.078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6.0971">
                <text:p>36.0971</text:p>
              </table:table-cell>
              <table:table-cell office:value-type="float" office:value="0.427514">
                <text:p>0.427514</text:p>
              </table:table-cell>
              <table:table-cell office:value-type="float" office:value="36.040912">
                <text:p>36.040912</text:p>
              </table:table-cell>
              <table:table-cell office:value-type="float" office:value="0.052241">
                <text:p>0.05224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6.1044">
                <text:p>36.1044</text:p>
              </table:table-cell>
              <table:table-cell office:value-type="float" office:value="0.439708">
                <text:p>0.439708</text:p>
              </table:table-cell>
              <table:table-cell office:value-type="float" office:value="36.048262">
                <text:p>36.048262</text:p>
              </table:table-cell>
              <table:table-cell office:value-type="float" office:value="0.025203">
                <text:p>0.0252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.1118">
                <text:p>36.1118</text:p>
              </table:table-cell>
              <table:table-cell office:value-type="float" office:value="0.451288">
                <text:p>0.451288</text:p>
              </table:table-cell>
              <table:table-cell office:value-type="float" office:value="36.055607">
                <text:p>36.05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.1191">
                <text:p>36.1191</text:p>
              </table:table-cell>
              <table:table-cell office:value-type="float" office:value="0.462256">
                <text:p>0.462256</text:p>
              </table:table-cell>
              <table:table-cell office:value-type="float" office:value="36.114321">
                <text:p>36.11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6.1265">
                <text:p>36.1265</text:p>
              </table:table-cell>
              <table:table-cell office:value-type="float" office:value="0.472613">
                <text:p>0.472613</text:p>
              </table:table-cell>
              <table:table-cell office:value-type="float" office:value="36.12166">
                <text:p>36.12166</text:p>
              </table:table-cell>
              <table:table-cell office:value-type="float" office:value="0.028086">
                <text:p>0.0280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6.1338">
                <text:p>36.1338</text:p>
              </table:table-cell>
              <table:table-cell office:value-type="float" office:value="0.482361">
                <text:p>0.482361</text:p>
              </table:table-cell>
              <table:table-cell office:value-type="float" office:value="36.128994">
                <text:p>36.128994</text:p>
              </table:table-cell>
              <table:table-cell office:value-type="float" office:value="0.055494">
                <text:p>0.05549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.1411">
                <text:p>36.1411</text:p>
              </table:table-cell>
              <table:table-cell office:value-type="float" office:value="0.4915">
                <text:p>0.4915</text:p>
              </table:table-cell>
              <table:table-cell office:value-type="float" office:value="36.136322">
                <text:p>36.136322</text:p>
              </table:table-cell>
              <table:table-cell office:value-type="float" office:value="0.082229">
                <text:p>0.0822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6.1484">
                <text:p>36.1484</text:p>
              </table:table-cell>
              <table:table-cell office:value-type="float" office:value="0.500032">
                <text:p>0.500032</text:p>
              </table:table-cell>
              <table:table-cell office:value-type="float" office:value="36.143645">
                <text:p>36.143645</text:p>
              </table:table-cell>
              <table:table-cell office:value-type="float" office:value="0.108293">
                <text:p>0.1082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6.1558">
                <text:p>36.1558</text:p>
              </table:table-cell>
              <table:table-cell office:value-type="float" office:value="0.507959">
                <text:p>0.507959</text:p>
              </table:table-cell>
              <table:table-cell office:value-type="float" office:value="36.150963">
                <text:p>36.150963</text:p>
              </table:table-cell>
              <table:table-cell office:value-type="float" office:value="0.133691">
                <text:p>0.1336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6.1631">
                <text:p>36.1631</text:p>
              </table:table-cell>
              <table:table-cell office:value-type="float" office:value="0.51528">
                <text:p>0.51528</text:p>
              </table:table-cell>
              <table:table-cell office:value-type="float" office:value="36.158275">
                <text:p>36.158275</text:p>
              </table:table-cell>
              <table:table-cell office:value-type="float" office:value="0.158426">
                <text:p>0.15842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6.1704">
                <text:p>36.1704</text:p>
              </table:table-cell>
              <table:table-cell office:value-type="float" office:value="0.521997">
                <text:p>0.521997</text:p>
              </table:table-cell>
              <table:table-cell office:value-type="float" office:value="36.165582">
                <text:p>36.165582</text:p>
              </table:table-cell>
              <table:table-cell office:value-type="float" office:value="0.182502">
                <text:p>0.18250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.1777">
                <text:p>36.1777</text:p>
              </table:table-cell>
              <table:table-cell office:value-type="float" office:value="0.528111">
                <text:p>0.528111</text:p>
              </table:table-cell>
              <table:table-cell office:value-type="float" office:value="36.172884">
                <text:p>36.172884</text:p>
              </table:table-cell>
              <table:table-cell office:value-type="float" office:value="0.20592">
                <text:p>0.205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6.185">
                <text:p>36.185</text:p>
              </table:table-cell>
              <table:table-cell office:value-type="float" office:value="0.533622">
                <text:p>0.533622</text:p>
              </table:table-cell>
              <table:table-cell office:value-type="float" office:value="36.18018">
                <text:p>36.18018</text:p>
              </table:table-cell>
              <table:table-cell office:value-type="float" office:value="0.228686">
                <text:p>0.2286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.1923">
                <text:p>36.1923</text:p>
              </table:table-cell>
              <table:table-cell office:value-type="float" office:value="0.538532">
                <text:p>0.538532</text:p>
              </table:table-cell>
              <table:table-cell office:value-type="float" office:value="36.187471">
                <text:p>36.187471</text:p>
              </table:table-cell>
              <table:table-cell office:value-type="float" office:value="0.250801">
                <text:p>0.2508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6.1996">
                <text:p>36.1996</text:p>
              </table:table-cell>
              <table:table-cell office:value-type="float" office:value="0.54284">
                <text:p>0.54284</text:p>
              </table:table-cell>
              <table:table-cell office:value-type="float" office:value="36.194757">
                <text:p>36.194757</text:p>
              </table:table-cell>
              <table:table-cell office:value-type="float" office:value="0.272268">
                <text:p>0.2722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6.2068">
                <text:p>36.2068</text:p>
              </table:table-cell>
              <table:table-cell office:value-type="float" office:value="0.546548">
                <text:p>0.546548</text:p>
              </table:table-cell>
              <table:table-cell office:value-type="float" office:value="36.202038">
                <text:p>36.202038</text:p>
              </table:table-cell>
              <table:table-cell office:value-type="float" office:value="0.293091">
                <text:p>0.29309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6.2141">
                <text:p>36.2141</text:p>
              </table:table-cell>
              <table:table-cell office:value-type="float" office:value="0.549656">
                <text:p>0.549656</text:p>
              </table:table-cell>
              <table:table-cell office:value-type="float" office:value="36.209313">
                <text:p>36.209313</text:p>
              </table:table-cell>
              <table:table-cell office:value-type="float" office:value="0.313272">
                <text:p>0.31327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6.2214">
                <text:p>36.2214</text:p>
              </table:table-cell>
              <table:table-cell office:value-type="float" office:value="0.552164">
                <text:p>0.552164</text:p>
              </table:table-cell>
              <table:table-cell office:value-type="float" office:value="36.216582">
                <text:p>36.216582</text:p>
              </table:table-cell>
              <table:table-cell office:value-type="float" office:value="0.332814">
                <text:p>0.33281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6.2286">
                <text:p>36.2286</text:p>
              </table:table-cell>
              <table:table-cell office:value-type="float" office:value="0.554072">
                <text:p>0.554072</text:p>
              </table:table-cell>
              <table:table-cell office:value-type="float" office:value="36.223847">
                <text:p>36.223847</text:p>
              </table:table-cell>
              <table:table-cell office:value-type="float" office:value="0.351719">
                <text:p>0.3517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6.2359">
                <text:p>36.2359</text:p>
              </table:table-cell>
              <table:table-cell office:value-type="float" office:value="0.555382">
                <text:p>0.555382</text:p>
              </table:table-cell>
              <table:table-cell office:value-type="float" office:value="36.231106">
                <text:p>36.231106</text:p>
              </table:table-cell>
              <table:table-cell office:value-type="float" office:value="0.36999">
                <text:p>0.369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6.2432">
                <text:p>36.2432</text:p>
              </table:table-cell>
              <table:table-cell office:value-type="float" office:value="0.556092">
                <text:p>0.556092</text:p>
              </table:table-cell>
              <table:table-cell office:value-type="float" office:value="36.23836">
                <text:p>36.23836</text:p>
              </table:table-cell>
              <table:table-cell office:value-type="float" office:value="0.387628">
                <text:p>0.3876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.2504">
                <text:p>36.2504</text:p>
              </table:table-cell>
              <table:table-cell office:value-type="float" office:value="0.556204">
                <text:p>0.556204</text:p>
              </table:table-cell>
              <table:table-cell office:value-type="float" office:value="36.245609">
                <text:p>36.245609</text:p>
              </table:table-cell>
              <table:table-cell office:value-type="float" office:value="0.404638">
                <text:p>0.40463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6.2577">
                <text:p>36.2577</text:p>
              </table:table-cell>
              <table:table-cell office:value-type="float" office:value="0.555717">
                <text:p>0.555717</text:p>
              </table:table-cell>
              <table:table-cell office:value-type="float" office:value="36.252852">
                <text:p>36.252852</text:p>
              </table:table-cell>
              <table:table-cell office:value-type="float" office:value="0.421019">
                <text:p>0.4210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.2649">
                <text:p>36.2649</text:p>
              </table:table-cell>
              <table:table-cell office:value-type="float" office:value="0.554631">
                <text:p>0.554631</text:p>
              </table:table-cell>
              <table:table-cell office:value-type="float" office:value="36.260091">
                <text:p>36.260091</text:p>
              </table:table-cell>
              <table:table-cell office:value-type="float" office:value="0.436775">
                <text:p>0.43677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.2721">
                <text:p>36.2721</text:p>
              </table:table-cell>
              <table:table-cell office:value-type="float" office:value="0.552947">
                <text:p>0.552947</text:p>
              </table:table-cell>
              <table:table-cell office:value-type="float" office:value="36.267324">
                <text:p>36.267324</text:p>
              </table:table-cell>
              <table:table-cell office:value-type="float" office:value="0.451908">
                <text:p>0.4519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.2794">
                <text:p>36.2794</text:p>
              </table:table-cell>
              <table:table-cell office:value-type="float" office:value="0.550664">
                <text:p>0.550664</text:p>
              </table:table-cell>
              <table:table-cell office:value-type="float" office:value="36.274551">
                <text:p>36.274551</text:p>
              </table:table-cell>
              <table:table-cell office:value-type="float" office:value="0.46642">
                <text:p>0.466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6.2866">
                <text:p>36.2866</text:p>
              </table:table-cell>
              <table:table-cell office:value-type="float" office:value="0.547783">
                <text:p>0.547783</text:p>
              </table:table-cell>
              <table:table-cell office:value-type="float" office:value="36.281774">
                <text:p>36.281774</text:p>
              </table:table-cell>
              <table:table-cell office:value-type="float" office:value="0.480312">
                <text:p>0.4803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6.2938">
                <text:p>36.2938</text:p>
              </table:table-cell>
              <table:table-cell office:value-type="float" office:value="0.544304">
                <text:p>0.544304</text:p>
              </table:table-cell>
              <table:table-cell office:value-type="float" office:value="36.288991">
                <text:p>36.288991</text:p>
              </table:table-cell>
              <table:table-cell office:value-type="float" office:value="0.493586">
                <text:p>0.4935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6.301">
                <text:p>36.301</text:p>
              </table:table-cell>
              <table:table-cell office:value-type="float" office:value="0.540227">
                <text:p>0.540227</text:p>
              </table:table-cell>
              <table:table-cell office:value-type="float" office:value="36.296203">
                <text:p>36.296203</text:p>
              </table:table-cell>
              <table:table-cell office:value-type="float" office:value="0.506243">
                <text:p>0.5062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6.3082">
                <text:p>36.3082</text:p>
              </table:table-cell>
              <table:table-cell office:value-type="float" office:value="0.535553">
                <text:p>0.535553</text:p>
              </table:table-cell>
              <table:table-cell office:value-type="float" office:value="36.30341">
                <text:p>36.30341</text:p>
              </table:table-cell>
              <table:table-cell office:value-type="float" office:value="0.518287">
                <text:p>0.5182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6.3154">
                <text:p>36.3154</text:p>
              </table:table-cell>
              <table:table-cell office:value-type="float" office:value="0.530283">
                <text:p>0.530283</text:p>
              </table:table-cell>
              <table:table-cell office:value-type="float" office:value="36.310612">
                <text:p>36.310612</text:p>
              </table:table-cell>
              <table:table-cell office:value-type="float" office:value="0.529717">
                <text:p>0.52971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6.3226">
                <text:p>36.3226</text:p>
              </table:table-cell>
              <table:table-cell office:value-type="float" office:value="0.524417">
                <text:p>0.524417</text:p>
              </table:table-cell>
              <table:table-cell office:value-type="float" office:value="36.317808">
                <text:p>36.317808</text:p>
              </table:table-cell>
              <table:table-cell office:value-type="float" office:value="0.540535">
                <text:p>0.54053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6.3298">
                <text:p>36.3298</text:p>
              </table:table-cell>
              <table:table-cell office:value-type="float" office:value="0.517955">
                <text:p>0.517955</text:p>
              </table:table-cell>
              <table:table-cell office:value-type="float" office:value="36.325">
                <text:p>36.325</text:p>
              </table:table-cell>
              <table:table-cell office:value-type="float" office:value="0.550744">
                <text:p>0.5507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6.337">
                <text:p>36.337</text:p>
              </table:table-cell>
              <table:table-cell office:value-type="float" office:value="0.510899">
                <text:p>0.510899</text:p>
              </table:table-cell>
              <table:table-cell office:value-type="float" office:value="36.332186">
                <text:p>36.332186</text:p>
              </table:table-cell>
              <table:table-cell office:value-type="float" office:value="0.560343">
                <text:p>0.5603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6.3442">
                <text:p>36.3442</text:p>
              </table:table-cell>
              <table:table-cell office:value-type="float" office:value="0.503249">
                <text:p>0.503249</text:p>
              </table:table-cell>
              <table:table-cell office:value-type="float" office:value="36.339367">
                <text:p>36.339367</text:p>
              </table:table-cell>
              <table:table-cell office:value-type="float" office:value="0.569334">
                <text:p>0.56933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6.3513">
                <text:p>36.3513</text:p>
              </table:table-cell>
              <table:table-cell office:value-type="float" office:value="0.495007">
                <text:p>0.495007</text:p>
              </table:table-cell>
              <table:table-cell office:value-type="float" office:value="36.346543">
                <text:p>36.346543</text:p>
              </table:table-cell>
              <table:table-cell office:value-type="float" office:value="0.577719">
                <text:p>0.5777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6.3585">
                <text:p>36.3585</text:p>
              </table:table-cell>
              <table:table-cell office:value-type="float" office:value="0.486172">
                <text:p>0.486172</text:p>
              </table:table-cell>
              <table:table-cell office:value-type="float" office:value="36.353714">
                <text:p>36.353714</text:p>
              </table:table-cell>
              <table:table-cell office:value-type="float" office:value="0.585499">
                <text:p>0.5854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.3657">
                <text:p>36.3657</text:p>
              </table:table-cell>
              <table:table-cell office:value-type="float" office:value="0.476746">
                <text:p>0.476746</text:p>
              </table:table-cell>
              <table:table-cell office:value-type="float" office:value="36.360879">
                <text:p>36.360879</text:p>
              </table:table-cell>
              <table:table-cell office:value-type="float" office:value="0.592673">
                <text:p>0.5926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6.3728">
                <text:p>36.3728</text:p>
              </table:table-cell>
              <table:table-cell office:value-type="float" office:value="0.466731">
                <text:p>0.466731</text:p>
              </table:table-cell>
              <table:table-cell office:value-type="float" office:value="36.36804">
                <text:p>36.36804</text:p>
              </table:table-cell>
              <table:table-cell office:value-type="float" office:value="0.599244">
                <text:p>0.5992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6.38">
                <text:p>36.38</text:p>
              </table:table-cell>
              <table:table-cell office:value-type="float" office:value="0.456126">
                <text:p>0.456126</text:p>
              </table:table-cell>
              <table:table-cell office:value-type="float" office:value="36.375195">
                <text:p>36.375195</text:p>
              </table:table-cell>
              <table:table-cell office:value-type="float" office:value="0.605213">
                <text:p>0.60521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6.3871">
                <text:p>36.3871</text:p>
              </table:table-cell>
              <table:table-cell office:value-type="float" office:value="0.444934">
                <text:p>0.444934</text:p>
              </table:table-cell>
              <table:table-cell office:value-type="float" office:value="36.382345">
                <text:p>36.382345</text:p>
              </table:table-cell>
              <table:table-cell office:value-type="float" office:value="0.610579">
                <text:p>0.61057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6.3943">
                <text:p>36.3943</text:p>
              </table:table-cell>
              <table:table-cell office:value-type="float" office:value="0.433156">
                <text:p>0.433156</text:p>
              </table:table-cell>
              <table:table-cell office:value-type="float" office:value="36.38949">
                <text:p>36.38949</text:p>
              </table:table-cell>
              <table:table-cell office:value-type="float" office:value="0.615343">
                <text:p>0.6153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6.4014">
                <text:p>36.4014</text:p>
              </table:table-cell>
              <table:table-cell office:value-type="float" office:value="0.420794">
                <text:p>0.420794</text:p>
              </table:table-cell>
              <table:table-cell office:value-type="float" office:value="36.39663">
                <text:p>36.39663</text:p>
              </table:table-cell>
              <table:table-cell office:value-type="float" office:value="0.619507">
                <text:p>0.6195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.4086">
                <text:p>36.4086</text:p>
              </table:table-cell>
              <table:table-cell office:value-type="float" office:value="0.407847">
                <text:p>0.407847</text:p>
              </table:table-cell>
              <table:table-cell office:value-type="float" office:value="36.403765">
                <text:p>36.403765</text:p>
              </table:table-cell>
              <table:table-cell office:value-type="float" office:value="0.623071">
                <text:p>0.6230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6.4157">
                <text:p>36.4157</text:p>
              </table:table-cell>
              <table:table-cell office:value-type="float" office:value="0.394319">
                <text:p>0.394319</text:p>
              </table:table-cell>
              <table:table-cell office:value-type="float" office:value="36.410895">
                <text:p>36.410895</text:p>
              </table:table-cell>
              <table:table-cell office:value-type="float" office:value="0.626034">
                <text:p>0.6260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6.4228">
                <text:p>36.4228</text:p>
              </table:table-cell>
              <table:table-cell office:value-type="float" office:value="0.38021">
                <text:p>0.38021</text:p>
              </table:table-cell>
              <table:table-cell office:value-type="float" office:value="36.418019">
                <text:p>36.418019</text:p>
              </table:table-cell>
              <table:table-cell office:value-type="float" office:value="0.628399">
                <text:p>0.6283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6.4299">
                <text:p>36.4299</text:p>
              </table:table-cell>
              <table:table-cell office:value-type="float" office:value="0.365522">
                <text:p>0.365522</text:p>
              </table:table-cell>
              <table:table-cell office:value-type="float" office:value="36.425139">
                <text:p>36.425139</text:p>
              </table:table-cell>
              <table:table-cell office:value-type="float" office:value="0.630164">
                <text:p>0.6301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6.4371">
                <text:p>36.4371</text:p>
              </table:table-cell>
              <table:table-cell office:value-type="float" office:value="0.350257">
                <text:p>0.350257</text:p>
              </table:table-cell>
              <table:table-cell office:value-type="float" office:value="36.432254">
                <text:p>36.432254</text:p>
              </table:table-cell>
              <table:table-cell office:value-type="float" office:value="0.63133">
                <text:p>0.631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.4442">
                <text:p>36.4442</text:p>
              </table:table-cell>
              <table:table-cell office:value-type="float" office:value="0.334417">
                <text:p>0.334417</text:p>
              </table:table-cell>
              <table:table-cell office:value-type="float" office:value="36.439363">
                <text:p>36.439363</text:p>
              </table:table-cell>
              <table:table-cell office:value-type="float" office:value="0.631898">
                <text:p>0.63189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6.4513">
                <text:p>36.4513</text:p>
              </table:table-cell>
              <table:table-cell office:value-type="float" office:value="0.318003">
                <text:p>0.318003</text:p>
              </table:table-cell>
              <table:table-cell office:value-type="float" office:value="36.446467">
                <text:p>36.446467</text:p>
              </table:table-cell>
              <table:table-cell office:value-type="float" office:value="0.631867">
                <text:p>0.63186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6.4584">
                <text:p>36.4584</text:p>
              </table:table-cell>
              <table:table-cell office:value-type="float" office:value="0.301017">
                <text:p>0.301017</text:p>
              </table:table-cell>
              <table:table-cell office:value-type="float" office:value="36.453567">
                <text:p>36.453567</text:p>
              </table:table-cell>
              <table:table-cell office:value-type="float" office:value="0.631237">
                <text:p>0.6312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6.4655">
                <text:p>36.4655</text:p>
              </table:table-cell>
              <table:table-cell office:value-type="float" office:value="0.283462">
                <text:p>0.283462</text:p>
              </table:table-cell>
              <table:table-cell office:value-type="float" office:value="36.460661">
                <text:p>36.460661</text:p>
              </table:table-cell>
              <table:table-cell office:value-type="float" office:value="0.630009">
                <text:p>0.63000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6.4726">
                <text:p>36.4726</text:p>
              </table:table-cell>
              <table:table-cell office:value-type="float" office:value="0.265338">
                <text:p>0.265338</text:p>
              </table:table-cell>
              <table:table-cell office:value-type="float" office:value="36.46775">
                <text:p>36.46775</text:p>
              </table:table-cell>
              <table:table-cell office:value-type="float" office:value="0.628183">
                <text:p>0.62818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.4796">
                <text:p>36.4796</text:p>
              </table:table-cell>
              <table:table-cell office:value-type="float" office:value="0.246648">
                <text:p>0.246648</text:p>
              </table:table-cell>
              <table:table-cell office:value-type="float" office:value="36.474835">
                <text:p>36.474835</text:p>
              </table:table-cell>
              <table:table-cell office:value-type="float" office:value="0.625758">
                <text:p>0.62575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6.4867">
                <text:p>36.4867</text:p>
              </table:table-cell>
              <table:table-cell office:value-type="float" office:value="0.227395">
                <text:p>0.227395</text:p>
              </table:table-cell>
              <table:table-cell office:value-type="float" office:value="36.481914">
                <text:p>36.481914</text:p>
              </table:table-cell>
              <table:table-cell office:value-type="float" office:value="0.622736">
                <text:p>0.62273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6.4938">
                <text:p>36.4938</text:p>
              </table:table-cell>
              <table:table-cell office:value-type="float" office:value="0.20758">
                <text:p>0.20758</text:p>
              </table:table-cell>
              <table:table-cell office:value-type="float" office:value="36.488988">
                <text:p>36.488988</text:p>
              </table:table-cell>
              <table:table-cell office:value-type="float" office:value="0.619116">
                <text:p>0.6191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6.5009">
                <text:p>36.5009</text:p>
              </table:table-cell>
              <table:table-cell office:value-type="float" office:value="0.187205">
                <text:p>0.187205</text:p>
              </table:table-cell>
              <table:table-cell office:value-type="float" office:value="36.496057">
                <text:p>36.496057</text:p>
              </table:table-cell>
              <table:table-cell office:value-type="float" office:value="0.614898">
                <text:p>0.61489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6.5079">
                <text:p>36.5079</text:p>
              </table:table-cell>
              <table:table-cell office:value-type="float" office:value="0.166274">
                <text:p>0.166274</text:p>
              </table:table-cell>
              <table:table-cell office:value-type="float" office:value="36.503122">
                <text:p>36.503122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.515">
                <text:p>36.515</text:p>
              </table:table-cell>
              <table:table-cell office:value-type="float" office:value="0.144787">
                <text:p>0.144787</text:p>
              </table:table-cell>
              <table:table-cell office:value-type="float" office:value="36.510181">
                <text:p>36.510181</text:p>
              </table:table-cell>
              <table:table-cell office:value-type="float" office:value="0.604674">
                <text:p>0.60467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.522">
                <text:p>36.522</text:p>
              </table:table-cell>
              <table:table-cell office:value-type="float" office:value="0.122748">
                <text:p>0.122748</text:p>
              </table:table-cell>
              <table:table-cell office:value-type="float" office:value="36.517235">
                <text:p>36.517235</text:p>
              </table:table-cell>
              <table:table-cell office:value-type="float" office:value="0.598668">
                <text:p>0.59866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.5291">
                <text:p>36.5291</text:p>
              </table:table-cell>
              <table:table-cell office:value-type="float" office:value="0.100158">
                <text:p>0.100158</text:p>
              </table:table-cell>
              <table:table-cell office:value-type="float" office:value="36.524285">
                <text:p>36.524285</text:p>
              </table:table-cell>
              <table:table-cell office:value-type="float" office:value="0.592067">
                <text:p>0.59206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.5361">
                <text:p>36.5361</text:p>
              </table:table-cell>
              <table:table-cell office:value-type="float" office:value="0.0770208">
                <text:p>0.0770208</text:p>
              </table:table-cell>
              <table:table-cell office:value-type="float" office:value="36.531329">
                <text:p>36.531329</text:p>
              </table:table-cell>
              <table:table-cell office:value-type="float" office:value="0.584872">
                <text:p>0.5848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.5432">
                <text:p>36.5432</text:p>
              </table:table-cell>
              <table:table-cell office:value-type="float" office:value="0.0533384">
                <text:p>0.0533384</text:p>
              </table:table-cell>
              <table:table-cell office:value-type="float" office:value="36.538368">
                <text:p>36.538368</text:p>
              </table:table-cell>
              <table:table-cell office:value-type="float" office:value="0.577083">
                <text:p>0.57708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.5502">
                <text:p>36.5502</text:p>
              </table:table-cell>
              <table:table-cell office:value-type="float" office:value="0.0291133">
                <text:p>0.0291133</text:p>
              </table:table-cell>
              <table:table-cell office:value-type="float" office:value="36.545403">
                <text:p>36.545403</text:p>
              </table:table-cell>
              <table:table-cell office:value-type="float" office:value="0.568702">
                <text:p>0.56870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.5572">
                <text:p>36.5572</text:p>
              </table:table-cell>
              <table:table-cell office:value-type="float" office:value="0.00434809">
                <text:p>0.00434809</text:p>
              </table:table-cell>
              <table:table-cell office:value-type="float" office:value="36.552432">
                <text:p>36.552432</text:p>
              </table:table-cell>
              <table:table-cell office:value-type="float" office:value="0.559729">
                <text:p>0.5597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.5643">
                <text:p>36.5643</text:p>
              </table:table-cell>
              <table:table-cell office:value-type="float" office:value="0">
                <text:p>0</text:p>
              </table:table-cell>
              <table:table-cell office:value-type="float" office:value="36.559457">
                <text:p>36.559457</text:p>
              </table:table-cell>
              <table:table-cell office:value-type="float" office:value="0.550166">
                <text:p>0.5501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.6204">
                <text:p>36.6204</text:p>
              </table:table-cell>
              <table:table-cell office:value-type="float" office:value="0">
                <text:p>0</text:p>
              </table:table-cell>
              <table:table-cell office:value-type="float" office:value="36.566476">
                <text:p>36.566476</text:p>
              </table:table-cell>
              <table:table-cell office:value-type="float" office:value="0.540014">
                <text:p>0.5400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.6274">
                <text:p>36.6274</text:p>
              </table:table-cell>
              <table:table-cell office:value-type="float" office:value="0.0253026">
                <text:p>0.0253026</text:p>
              </table:table-cell>
              <table:table-cell office:value-type="float" office:value="36.573491">
                <text:p>36.573491</text:p>
              </table:table-cell>
              <table:table-cell office:value-type="float" office:value="0.529273">
                <text:p>0.5292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.6344">
                <text:p>36.6344</text:p>
              </table:table-cell>
              <table:table-cell office:value-type="float" office:value="0.0499424">
                <text:p>0.0499424</text:p>
              </table:table-cell>
              <table:table-cell office:value-type="float" office:value="36.580501">
                <text:p>36.580501</text:p>
              </table:table-cell>
              <table:table-cell office:value-type="float" office:value="0.517945">
                <text:p>0.51794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.6415">
                <text:p>36.6415</text:p>
              </table:table-cell>
              <table:table-cell office:value-type="float" office:value="0.0739228">
                <text:p>0.0739228</text:p>
              </table:table-cell>
              <table:table-cell office:value-type="float" office:value="36.587505">
                <text:p>36.587505</text:p>
              </table:table-cell>
              <table:table-cell office:value-type="float" office:value="0.506032">
                <text:p>0.5060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.6485">
                <text:p>36.6485</text:p>
              </table:table-cell>
              <table:table-cell office:value-type="float" office:value="0.0972469">
                <text:p>0.0972469</text:p>
              </table:table-cell>
              <table:table-cell office:value-type="float" office:value="36.594505">
                <text:p>36.594505</text:p>
              </table:table-cell>
              <table:table-cell office:value-type="float" office:value="0.493534">
                <text:p>0.49353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.6555">
                <text:p>36.6555</text:p>
              </table:table-cell>
              <table:table-cell office:value-type="float" office:value="0.119918">
                <text:p>0.119918</text:p>
              </table:table-cell>
              <table:table-cell office:value-type="float" office:value="36.6015">
                <text:p>36.6015</text:p>
              </table:table-cell>
              <table:table-cell office:value-type="float" office:value="0.480453">
                <text:p>0.48045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.6625">
                <text:p>36.6625</text:p>
              </table:table-cell>
              <table:table-cell office:value-type="float" office:value="0.141939">
                <text:p>0.141939</text:p>
              </table:table-cell>
              <table:table-cell office:value-type="float" office:value="36.608491">
                <text:p>36.608491</text:p>
              </table:table-cell>
              <table:table-cell office:value-type="float" office:value="0.466791">
                <text:p>0.46679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.6694">
                <text:p>36.6694</text:p>
              </table:table-cell>
              <table:table-cell office:value-type="float" office:value="0.163312">
                <text:p>0.163312</text:p>
              </table:table-cell>
              <table:table-cell office:value-type="float" office:value="36.615476">
                <text:p>36.615476</text:p>
              </table:table-cell>
              <table:table-cell office:value-type="float" office:value="0.452549">
                <text:p>0.4525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.6764">
                <text:p>36.6764</text:p>
              </table:table-cell>
              <table:table-cell office:value-type="float" office:value="0.184041">
                <text:p>0.184041</text:p>
              </table:table-cell>
              <table:table-cell office:value-type="float" office:value="36.622456">
                <text:p>36.622456</text:p>
              </table:table-cell>
              <table:table-cell office:value-type="float" office:value="0.437729">
                <text:p>0.4377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6.6834">
                <text:p>36.6834</text:p>
              </table:table-cell>
              <table:table-cell office:value-type="float" office:value="0.204129">
                <text:p>0.204129</text:p>
              </table:table-cell>
              <table:table-cell office:value-type="float" office:value="36.629432">
                <text:p>36.629432</text:p>
              </table:table-cell>
              <table:table-cell office:value-type="float" office:value="0.422332">
                <text:p>0.4223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6.6904">
                <text:p>36.6904</text:p>
              </table:table-cell>
              <table:table-cell office:value-type="float" office:value="0.223577">
                <text:p>0.223577</text:p>
              </table:table-cell>
              <table:table-cell office:value-type="float" office:value="36.636402">
                <text:p>36.636402</text:p>
              </table:table-cell>
              <table:table-cell office:value-type="float" office:value="0.40636">
                <text:p>0.406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6.6974">
                <text:p>36.6974</text:p>
              </table:table-cell>
              <table:table-cell office:value-type="float" office:value="0.242389">
                <text:p>0.242389</text:p>
              </table:table-cell>
              <table:table-cell office:value-type="float" office:value="36.643368">
                <text:p>36.643368</text:p>
              </table:table-cell>
              <table:table-cell office:value-type="float" office:value="0.389815">
                <text:p>0.3898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6.7043">
                <text:p>36.7043</text:p>
              </table:table-cell>
              <table:table-cell office:value-type="float" office:value="0.260566">
                <text:p>0.260566</text:p>
              </table:table-cell>
              <table:table-cell office:value-type="float" office:value="36.650329">
                <text:p>36.650329</text:p>
              </table:table-cell>
              <table:table-cell office:value-type="float" office:value="0.372699">
                <text:p>0.37269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.7113">
                <text:p>36.7113</text:p>
              </table:table-cell>
              <table:table-cell office:value-type="float" office:value="0.278112">
                <text:p>0.278112</text:p>
              </table:table-cell>
              <table:table-cell office:value-type="float" office:value="36.657285">
                <text:p>36.657285</text:p>
              </table:table-cell>
              <table:table-cell office:value-type="float" office:value="0.355014">
                <text:p>0.35501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6.7182">
                <text:p>36.7182</text:p>
              </table:table-cell>
              <table:table-cell office:value-type="float" office:value="0.295028">
                <text:p>0.295028</text:p>
              </table:table-cell>
              <table:table-cell office:value-type="float" office:value="36.664236">
                <text:p>36.664236</text:p>
              </table:table-cell>
              <table:table-cell office:value-type="float" office:value="0.336762">
                <text:p>0.33676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6.7252">
                <text:p>36.7252</text:p>
              </table:table-cell>
              <table:table-cell office:value-type="float" office:value="0.311317">
                <text:p>0.311317</text:p>
              </table:table-cell>
              <table:table-cell office:value-type="float" office:value="36.671183">
                <text:p>36.671183</text:p>
              </table:table-cell>
              <table:table-cell office:value-type="float" office:value="0.317944">
                <text:p>0.3179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6.7321">
                <text:p>36.7321</text:p>
              </table:table-cell>
              <table:table-cell office:value-type="float" office:value="0.326981">
                <text:p>0.326981</text:p>
              </table:table-cell>
              <table:table-cell office:value-type="float" office:value="36.678124">
                <text:p>36.678124</text:p>
              </table:table-cell>
              <table:table-cell office:value-type="float" office:value="0.298563">
                <text:p>0.2985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6.7391">
                <text:p>36.7391</text:p>
              </table:table-cell>
              <table:table-cell office:value-type="float" office:value="0.342021">
                <text:p>0.342021</text:p>
              </table:table-cell>
              <table:table-cell office:value-type="float" office:value="36.685061">
                <text:p>36.685061</text:p>
              </table:table-cell>
              <table:table-cell office:value-type="float" office:value="0.278621">
                <text:p>0.27862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6.746">
                <text:p>36.746</text:p>
              </table:table-cell>
              <table:table-cell office:value-type="float" office:value="0.35644">
                <text:p>0.35644</text:p>
              </table:table-cell>
              <table:table-cell office:value-type="float" office:value="36.691993">
                <text:p>36.691993</text:p>
              </table:table-cell>
              <table:table-cell office:value-type="float" office:value="0.258121">
                <text:p>0.25812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6.753">
                <text:p>36.753</text:p>
              </table:table-cell>
              <table:table-cell office:value-type="float" office:value="0.370239">
                <text:p>0.370239</text:p>
              </table:table-cell>
              <table:table-cell office:value-type="float" office:value="36.69892">
                <text:p>36.69892</text:p>
              </table:table-cell>
              <table:table-cell office:value-type="float" office:value="0.237063">
                <text:p>0.23706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6.7599">
                <text:p>36.7599</text:p>
              </table:table-cell>
              <table:table-cell office:value-type="float" office:value="0.383421">
                <text:p>0.383421</text:p>
              </table:table-cell>
              <table:table-cell office:value-type="float" office:value="36.705842">
                <text:p>36.705842</text:p>
              </table:table-cell>
              <table:table-cell office:value-type="float" office:value="0.215452">
                <text:p>0.21545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.7668">
                <text:p>36.7668</text:p>
              </table:table-cell>
              <table:table-cell office:value-type="float" office:value="0.395986">
                <text:p>0.395986</text:p>
              </table:table-cell>
              <table:table-cell office:value-type="float" office:value="36.71276">
                <text:p>36.71276</text:p>
              </table:table-cell>
              <table:table-cell office:value-type="float" office:value="0.193289">
                <text:p>0.19328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6.7737">
                <text:p>36.7737</text:p>
              </table:table-cell>
              <table:table-cell office:value-type="float" office:value="0.407937">
                <text:p>0.407937</text:p>
              </table:table-cell>
              <table:table-cell office:value-type="float" office:value="36.719673">
                <text:p>36.719673</text:p>
              </table:table-cell>
              <table:table-cell office:value-type="float" office:value="0.170576">
                <text:p>0.1705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6.7806">
                <text:p>36.7806</text:p>
              </table:table-cell>
              <table:table-cell office:value-type="float" office:value="0.419275">
                <text:p>0.419275</text:p>
              </table:table-cell>
              <table:table-cell office:value-type="float" office:value="36.726581">
                <text:p>36.726581</text:p>
              </table:table-cell>
              <table:table-cell office:value-type="float" office:value="0.147317">
                <text:p>0.1473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6.7875">
                <text:p>36.7875</text:p>
              </table:table-cell>
              <table:table-cell office:value-type="float" office:value="0.430001">
                <text:p>0.430001</text:p>
              </table:table-cell>
              <table:table-cell office:value-type="float" office:value="36.733484">
                <text:p>36.733484</text:p>
              </table:table-cell>
              <table:table-cell office:value-type="float" office:value="0.123512">
                <text:p>0.1235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6.7944">
                <text:p>36.7944</text:p>
              </table:table-cell>
              <table:table-cell office:value-type="float" office:value="0.440117">
                <text:p>0.440117</text:p>
              </table:table-cell>
              <table:table-cell office:value-type="float" office:value="36.740382">
                <text:p>36.740382</text:p>
              </table:table-cell>
              <table:table-cell office:value-type="float" office:value="0.099167">
                <text:p>0.0991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6.8013">
                <text:p>36.8013</text:p>
              </table:table-cell>
              <table:table-cell office:value-type="float" office:value="0.449624">
                <text:p>0.449624</text:p>
              </table:table-cell>
              <table:table-cell office:value-type="float" office:value="36.747276">
                <text:p>36.747276</text:p>
              </table:table-cell>
              <table:table-cell office:value-type="float" office:value="0.074281">
                <text:p>0.0742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6.8082">
                <text:p>36.8082</text:p>
              </table:table-cell>
              <table:table-cell office:value-type="float" office:value="0.458523">
                <text:p>0.458523</text:p>
              </table:table-cell>
              <table:table-cell office:value-type="float" office:value="36.754165">
                <text:p>36.754165</text:p>
              </table:table-cell>
              <table:table-cell office:value-type="float" office:value="0.048859">
                <text:p>0.04885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6.8151">
                <text:p>36.8151</text:p>
              </table:table-cell>
              <table:table-cell office:value-type="float" office:value="0.466816">
                <text:p>0.466816</text:p>
              </table:table-cell>
              <table:table-cell office:value-type="float" office:value="36.761049">
                <text:p>36.761049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.822">
                <text:p>36.822</text:p>
              </table:table-cell>
              <table:table-cell office:value-type="float" office:value="0.474503">
                <text:p>0.474503</text:p>
              </table:table-cell>
              <table:table-cell office:value-type="float" office:value="36.767929">
                <text:p>36.76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.8289">
                <text:p>36.8289</text:p>
              </table:table-cell>
              <table:table-cell office:value-type="float" office:value="0.481585">
                <text:p>0.481585</text:p>
              </table:table-cell>
              <table:table-cell office:value-type="float" office:value="36.822926">
                <text:p>36.82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.8358">
                <text:p>36.8358</text:p>
              </table:table-cell>
              <table:table-cell office:value-type="float" office:value="0.488063">
                <text:p>0.488063</text:p>
              </table:table-cell>
              <table:table-cell office:value-type="float" office:value="36.829801">
                <text:p>36.829801</text:p>
              </table:table-cell>
              <table:table-cell office:value-type="float" office:value="0.027015">
                <text:p>0.0270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6.8426">
                <text:p>36.8426</text:p>
              </table:table-cell>
              <table:table-cell office:value-type="float" office:value="0.493939">
                <text:p>0.493939</text:p>
              </table:table-cell>
              <table:table-cell office:value-type="float" office:value="36.836671">
                <text:p>36.836671</text:p>
              </table:table-cell>
              <table:table-cell office:value-type="float" office:value="0.053359">
                <text:p>0.05335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.8495">
                <text:p>36.8495</text:p>
              </table:table-cell>
              <table:table-cell office:value-type="float" office:value="0.499212">
                <text:p>0.499212</text:p>
              </table:table-cell>
              <table:table-cell office:value-type="float" office:value="36.843536">
                <text:p>36.843536</text:p>
              </table:table-cell>
              <table:table-cell office:value-type="float" office:value="0.079035">
                <text:p>0.0790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6.8564">
                <text:p>36.8564</text:p>
              </table:table-cell>
              <table:table-cell office:value-type="float" office:value="0.503884">
                <text:p>0.503884</text:p>
              </table:table-cell>
              <table:table-cell office:value-type="float" office:value="36.850397">
                <text:p>36.850397</text:p>
              </table:table-cell>
              <table:table-cell office:value-type="float" office:value="0.104046">
                <text:p>0.1040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6.8632">
                <text:p>36.8632</text:p>
              </table:table-cell>
              <table:table-cell office:value-type="float" office:value="0.507955">
                <text:p>0.507955</text:p>
              </table:table-cell>
              <table:table-cell office:value-type="float" office:value="36.857253">
                <text:p>36.857253</text:p>
              </table:table-cell>
              <table:table-cell office:value-type="float" office:value="0.128397">
                <text:p>0.12839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6.8701">
                <text:p>36.8701</text:p>
              </table:table-cell>
              <table:table-cell office:value-type="float" office:value="0.511425">
                <text:p>0.511425</text:p>
              </table:table-cell>
              <table:table-cell office:value-type="float" office:value="36.864104">
                <text:p>36.864104</text:p>
              </table:table-cell>
              <table:table-cell office:value-type="float" office:value="0.152089">
                <text:p>0.15208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6.8769">
                <text:p>36.8769</text:p>
              </table:table-cell>
              <table:table-cell office:value-type="float" office:value="0.514296">
                <text:p>0.514296</text:p>
              </table:table-cell>
              <table:table-cell office:value-type="float" office:value="36.87095">
                <text:p>36.87095</text:p>
              </table:table-cell>
              <table:table-cell office:value-type="float" office:value="0.175127">
                <text:p>0.17512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6.8838">
                <text:p>36.8838</text:p>
              </table:table-cell>
              <table:table-cell office:value-type="float" office:value="0.516566">
                <text:p>0.516566</text:p>
              </table:table-cell>
              <table:table-cell office:value-type="float" office:value="36.877792">
                <text:p>36.877792</text:p>
              </table:table-cell>
              <table:table-cell office:value-type="float" office:value="0.197513">
                <text:p>0.1975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6.8906">
                <text:p>36.8906</text:p>
              </table:table-cell>
              <table:table-cell office:value-type="float" office:value="0.518238">
                <text:p>0.518238</text:p>
              </table:table-cell>
              <table:table-cell office:value-type="float" office:value="36.884629">
                <text:p>36.884629</text:p>
              </table:table-cell>
              <table:table-cell office:value-type="float" office:value="0.219251">
                <text:p>0.21925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.8974">
                <text:p>36.8974</text:p>
              </table:table-cell>
              <table:table-cell office:value-type="float" office:value="0.519311">
                <text:p>0.519311</text:p>
              </table:table-cell>
              <table:table-cell office:value-type="float" office:value="36.891461">
                <text:p>36.891461</text:p>
              </table:table-cell>
              <table:table-cell office:value-type="float" office:value="0.240342">
                <text:p>0.24034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6.9042">
                <text:p>36.9042</text:p>
              </table:table-cell>
              <table:table-cell office:value-type="float" office:value="0.519784">
                <text:p>0.519784</text:p>
              </table:table-cell>
              <table:table-cell office:value-type="float" office:value="36.898289">
                <text:p>36.898289</text:p>
              </table:table-cell>
              <table:table-cell office:value-type="float" office:value="0.260791">
                <text:p>0.2607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6.9111">
                <text:p>36.9111</text:p>
              </table:table-cell>
              <table:table-cell office:value-type="float" office:value="0.519659">
                <text:p>0.519659</text:p>
              </table:table-cell>
              <table:table-cell office:value-type="float" office:value="36.905112">
                <text:p>36.905112</text:p>
              </table:table-cell>
              <table:table-cell office:value-type="float" office:value="0.280599">
                <text:p>0.28059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6.9179">
                <text:p>36.9179</text:p>
              </table:table-cell>
              <table:table-cell office:value-type="float" office:value="0.518935">
                <text:p>0.518935</text:p>
              </table:table-cell>
              <table:table-cell office:value-type="float" office:value="36.911931">
                <text:p>36.911931</text:p>
              </table:table-cell>
              <table:table-cell office:value-type="float" office:value="0.29977">
                <text:p>0.299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6.9247">
                <text:p>36.9247</text:p>
              </table:table-cell>
              <table:table-cell office:value-type="float" office:value="0.517613">
                <text:p>0.517613</text:p>
              </table:table-cell>
              <table:table-cell office:value-type="float" office:value="36.918744">
                <text:p>36.918744</text:p>
              </table:table-cell>
              <table:table-cell office:value-type="float" office:value="0.318305">
                <text:p>0.3183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6.9315">
                <text:p>36.9315</text:p>
              </table:table-cell>
              <table:table-cell office:value-type="float" office:value="0.515692">
                <text:p>0.515692</text:p>
              </table:table-cell>
              <table:table-cell office:value-type="float" office:value="36.925554">
                <text:p>36.925554</text:p>
              </table:table-cell>
              <table:table-cell office:value-type="float" office:value="0.336207">
                <text:p>0.33620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6.9383">
                <text:p>36.9383</text:p>
              </table:table-cell>
              <table:table-cell office:value-type="float" office:value="0.513172">
                <text:p>0.513172</text:p>
              </table:table-cell>
              <table:table-cell office:value-type="float" office:value="36.932358">
                <text:p>36.932358</text:p>
              </table:table-cell>
              <table:table-cell office:value-type="float" office:value="0.353479">
                <text:p>0.3534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6.9451">
                <text:p>36.9451</text:p>
              </table:table-cell>
              <table:table-cell office:value-type="float" office:value="0.510055">
                <text:p>0.510055</text:p>
              </table:table-cell>
              <table:table-cell office:value-type="float" office:value="36.939158">
                <text:p>36.939158</text:p>
              </table:table-cell>
              <table:table-cell office:value-type="float" office:value="0.370122">
                <text:p>0.37012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6.9519">
                <text:p>36.9519</text:p>
              </table:table-cell>
              <table:table-cell office:value-type="float" office:value="0.506339">
                <text:p>0.506339</text:p>
              </table:table-cell>
              <table:table-cell office:value-type="float" office:value="36.945953">
                <text:p>36.945953</text:p>
              </table:table-cell>
              <table:table-cell office:value-type="float" office:value="0.386139">
                <text:p>0.38613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6.9587">
                <text:p>36.9587</text:p>
              </table:table-cell>
              <table:table-cell office:value-type="float" office:value="0.502026">
                <text:p>0.502026</text:p>
              </table:table-cell>
              <table:table-cell office:value-type="float" office:value="36.952744">
                <text:p>36.952744</text:p>
              </table:table-cell>
              <table:table-cell office:value-type="float" office:value="0.401532">
                <text:p>0.4015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6.9655">
                <text:p>36.9655</text:p>
              </table:table-cell>
              <table:table-cell office:value-type="float" office:value="0.497117">
                <text:p>0.497117</text:p>
              </table:table-cell>
              <table:table-cell office:value-type="float" office:value="36.95953">
                <text:p>36.95953</text:p>
              </table:table-cell>
              <table:table-cell office:value-type="float" office:value="0.416302">
                <text:p>0.4163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6.9723">
                <text:p>36.9723</text:p>
              </table:table-cell>
              <table:table-cell office:value-type="float" office:value="0.491611">
                <text:p>0.491611</text:p>
              </table:table-cell>
              <table:table-cell office:value-type="float" office:value="36.966311">
                <text:p>36.966311</text:p>
              </table:table-cell>
              <table:table-cell office:value-type="float" office:value="0.430453">
                <text:p>0.4304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.979">
                <text:p>36.979</text:p>
              </table:table-cell>
              <table:table-cell office:value-type="float" office:value="0.485509">
                <text:p>0.485509</text:p>
              </table:table-cell>
              <table:table-cell office:value-type="float" office:value="36.973088">
                <text:p>36.973088</text:p>
              </table:table-cell>
              <table:table-cell office:value-type="float" office:value="0.443984">
                <text:p>0.4439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6.9858">
                <text:p>36.9858</text:p>
              </table:table-cell>
              <table:table-cell office:value-type="float" office:value="0.478812">
                <text:p>0.478812</text:p>
              </table:table-cell>
              <table:table-cell office:value-type="float" office:value="36.97986">
                <text:p>36.97986</text:p>
              </table:table-cell>
              <table:table-cell office:value-type="float" office:value="0.456899">
                <text:p>0.45689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6.9926">
                <text:p>36.9926</text:p>
              </table:table-cell>
              <table:table-cell office:value-type="float" office:value="0.471521">
                <text:p>0.471521</text:p>
              </table:table-cell>
              <table:table-cell office:value-type="float" office:value="36.986628">
                <text:p>36.986628</text:p>
              </table:table-cell>
              <table:table-cell office:value-type="float" office:value="0.469199">
                <text:p>0.46919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6.9994">
                <text:p>36.9994</text:p>
              </table:table-cell>
              <table:table-cell office:value-type="float" office:value="0.463637">
                <text:p>0.463637</text:p>
              </table:table-cell>
              <table:table-cell office:value-type="float" office:value="36.993391">
                <text:p>36.993391</text:p>
              </table:table-cell>
              <table:table-cell office:value-type="float" office:value="0.480885">
                <text:p>0.4808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7.0061">
                <text:p>37.0061</text:p>
              </table:table-cell>
              <table:table-cell office:value-type="float" office:value="0.45516">
                <text:p>0.45516</text:p>
              </table:table-cell>
              <table:table-cell office:value-type="float" office:value="37.000149">
                <text:p>37.000149</text:p>
              </table:table-cell>
              <table:table-cell office:value-type="float" office:value="0.491958">
                <text:p>0.4919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7.0129">
                <text:p>37.0129</text:p>
              </table:table-cell>
              <table:table-cell office:value-type="float" office:value="0.446091">
                <text:p>0.446091</text:p>
              </table:table-cell>
              <table:table-cell office:value-type="float" office:value="37.006903">
                <text:p>37.006903</text:p>
              </table:table-cell>
              <table:table-cell office:value-type="float" office:value="0.502421">
                <text:p>0.50242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.0196">
                <text:p>37.0196</text:p>
              </table:table-cell>
              <table:table-cell office:value-type="float" office:value="0.436432">
                <text:p>0.436432</text:p>
              </table:table-cell>
              <table:table-cell office:value-type="float" office:value="37.013653">
                <text:p>37.013653</text:p>
              </table:table-cell>
              <table:table-cell office:value-type="float" office:value="0.512275">
                <text:p>0.51227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7.0264">
                <text:p>37.0264</text:p>
              </table:table-cell>
              <table:table-cell office:value-type="float" office:value="0.426183">
                <text:p>0.426183</text:p>
              </table:table-cell>
              <table:table-cell office:value-type="float" office:value="37.020398">
                <text:p>37.020398</text:p>
              </table:table-cell>
              <table:table-cell office:value-type="float" office:value="0.52152">
                <text:p>0.5215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7.0331">
                <text:p>37.0331</text:p>
              </table:table-cell>
              <table:table-cell office:value-type="float" office:value="0.415347">
                <text:p>0.415347</text:p>
              </table:table-cell>
              <table:table-cell office:value-type="float" office:value="37.027138">
                <text:p>37.027138</text:p>
              </table:table-cell>
              <table:table-cell office:value-type="float" office:value="0.530158">
                <text:p>0.5301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7.0398">
                <text:p>37.0398</text:p>
              </table:table-cell>
              <table:table-cell office:value-type="float" office:value="0.403923">
                <text:p>0.403923</text:p>
              </table:table-cell>
              <table:table-cell office:value-type="float" office:value="37.033873">
                <text:p>37.033873</text:p>
              </table:table-cell>
              <table:table-cell office:value-type="float" office:value="0.53819">
                <text:p>0.538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7.0466">
                <text:p>37.0466</text:p>
              </table:table-cell>
              <table:table-cell office:value-type="float" office:value="0.391913">
                <text:p>0.391913</text:p>
              </table:table-cell>
              <table:table-cell office:value-type="float" office:value="37.040605">
                <text:p>37.040605</text:p>
              </table:table-cell>
              <table:table-cell office:value-type="float" office:value="0.545617">
                <text:p>0.5456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7.0533">
                <text:p>37.0533</text:p>
              </table:table-cell>
              <table:table-cell office:value-type="float" office:value="0.379319">
                <text:p>0.379319</text:p>
              </table:table-cell>
              <table:table-cell office:value-type="float" office:value="37.047331">
                <text:p>37.047331</text:p>
              </table:table-cell>
              <table:table-cell office:value-type="float" office:value="0.55244">
                <text:p>0.5524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7.06">
                <text:p>37.06</text:p>
              </table:table-cell>
              <table:table-cell office:value-type="float" office:value="0.366143">
                <text:p>0.366143</text:p>
              </table:table-cell>
              <table:table-cell office:value-type="float" office:value="37.054053">
                <text:p>37.054053</text:p>
              </table:table-cell>
              <table:table-cell office:value-type="float" office:value="0.558659">
                <text:p>0.5586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7.0667">
                <text:p>37.0667</text:p>
              </table:table-cell>
              <table:table-cell office:value-type="float" office:value="0.352385">
                <text:p>0.352385</text:p>
              </table:table-cell>
              <table:table-cell office:value-type="float" office:value="37.060771">
                <text:p>37.060771</text:p>
              </table:table-cell>
              <table:table-cell office:value-type="float" office:value="0.564277">
                <text:p>0.5642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7.0734">
                <text:p>37.0734</text:p>
              </table:table-cell>
              <table:table-cell office:value-type="float" office:value="0.338047">
                <text:p>0.338047</text:p>
              </table:table-cell>
              <table:table-cell office:value-type="float" office:value="37.067484">
                <text:p>37.067484</text:p>
              </table:table-cell>
              <table:table-cell office:value-type="float" office:value="0.569292">
                <text:p>0.56929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7.0802">
                <text:p>37.0802</text:p>
              </table:table-cell>
              <table:table-cell office:value-type="float" office:value="0.32313">
                <text:p>0.32313</text:p>
              </table:table-cell>
              <table:table-cell office:value-type="float" office:value="37.074193">
                <text:p>37.074193</text:p>
              </table:table-cell>
              <table:table-cell office:value-type="float" office:value="0.573707">
                <text:p>0.57370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7.0869">
                <text:p>37.0869</text:p>
              </table:table-cell>
              <table:table-cell office:value-type="float" office:value="0.307638">
                <text:p>0.307638</text:p>
              </table:table-cell>
              <table:table-cell office:value-type="float" office:value="37.080897">
                <text:p>37.080897</text:p>
              </table:table-cell>
              <table:table-cell office:value-type="float" office:value="0.577521">
                <text:p>0.5775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7.0936">
                <text:p>37.0936</text:p>
              </table:table-cell>
              <table:table-cell office:value-type="float" office:value="0.29157">
                <text:p>0.29157</text:p>
              </table:table-cell>
              <table:table-cell office:value-type="float" office:value="37.087596">
                <text:p>37.087596</text:p>
              </table:table-cell>
              <table:table-cell office:value-type="float" office:value="0.580735">
                <text:p>0.58073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7.1003">
                <text:p>37.1003</text:p>
              </table:table-cell>
              <table:table-cell office:value-type="float" office:value="0.27493">
                <text:p>0.27493</text:p>
              </table:table-cell>
              <table:table-cell office:value-type="float" office:value="37.094291">
                <text:p>37.094291</text:p>
              </table:table-cell>
              <table:table-cell office:value-type="float" office:value="0.583349">
                <text:p>0.5833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7.1069">
                <text:p>37.1069</text:p>
              </table:table-cell>
              <table:table-cell office:value-type="float" office:value="0.257719">
                <text:p>0.257719</text:p>
              </table:table-cell>
              <table:table-cell office:value-type="float" office:value="37.100982">
                <text:p>37.100982</text:p>
              </table:table-cell>
              <table:table-cell office:value-type="float" office:value="0.585364">
                <text:p>0.58536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7.1136">
                <text:p>37.1136</text:p>
              </table:table-cell>
              <table:table-cell office:value-type="float" office:value="0.239938">
                <text:p>0.239938</text:p>
              </table:table-cell>
              <table:table-cell office:value-type="float" office:value="37.107668">
                <text:p>37.107668</text:p>
              </table:table-cell>
              <table:table-cell office:value-type="float" office:value="0.586781">
                <text:p>0.5867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7.1203">
                <text:p>37.1203</text:p>
              </table:table-cell>
              <table:table-cell office:value-type="float" office:value="0.22159">
                <text:p>0.22159</text:p>
              </table:table-cell>
              <table:table-cell office:value-type="float" office:value="37.11435">
                <text:p>37.11435</text:p>
              </table:table-cell>
              <table:table-cell office:value-type="float" office:value="0.587598">
                <text:p>0.5875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7.127">
                <text:p>37.127</text:p>
              </table:table-cell>
              <table:table-cell office:value-type="float" office:value="0.202678">
                <text:p>0.202678</text:p>
              </table:table-cell>
              <table:table-cell office:value-type="float" office:value="37.121027">
                <text:p>37.121027</text:p>
              </table:table-cell>
              <table:table-cell office:value-type="float" office:value="0.587817">
                <text:p>0.58781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7.1337">
                <text:p>37.1337</text:p>
              </table:table-cell>
              <table:table-cell office:value-type="float" office:value="0.183202">
                <text:p>0.183202</text:p>
              </table:table-cell>
              <table:table-cell office:value-type="float" office:value="37.1277">
                <text:p>37.1277</text:p>
              </table:table-cell>
              <table:table-cell office:value-type="float" office:value="0.587437">
                <text:p>0.5874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7.1403">
                <text:p>37.1403</text:p>
              </table:table-cell>
              <table:table-cell office:value-type="float" office:value="0.163165">
                <text:p>0.163165</text:p>
              </table:table-cell>
              <table:table-cell office:value-type="float" office:value="37.134368">
                <text:p>37.134368</text:p>
              </table:table-cell>
              <table:table-cell office:value-type="float" office:value="0.586459">
                <text:p>0.5864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7.147">
                <text:p>37.147</text:p>
              </table:table-cell>
              <table:table-cell office:value-type="float" office:value="0.14257">
                <text:p>0.14257</text:p>
              </table:table-cell>
              <table:table-cell office:value-type="float" office:value="37.141032">
                <text:p>37.141032</text:p>
              </table:table-cell>
              <table:table-cell office:value-type="float" office:value="0.584883">
                <text:p>0.5848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7.1537">
                <text:p>37.1537</text:p>
              </table:table-cell>
              <table:table-cell office:value-type="float" office:value="0.121418">
                <text:p>0.121418</text:p>
              </table:table-cell>
              <table:table-cell office:value-type="float" office:value="37.147691">
                <text:p>37.147691</text:p>
              </table:table-cell>
              <table:table-cell office:value-type="float" office:value="0.582708">
                <text:p>0.58270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7.1603">
                <text:p>37.1603</text:p>
              </table:table-cell>
              <table:table-cell office:value-type="float" office:value="0.0997129">
                <text:p>0.0997129</text:p>
              </table:table-cell>
              <table:table-cell office:value-type="float" office:value="37.154346">
                <text:p>37.154346</text:p>
              </table:table-cell>
              <table:table-cell office:value-type="float" office:value="0.579935">
                <text:p>0.5799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7.167">
                <text:p>37.167</text:p>
              </table:table-cell>
              <table:table-cell office:value-type="float" office:value="0.0774557">
                <text:p>0.0774557</text:p>
              </table:table-cell>
              <table:table-cell office:value-type="float" office:value="37.160997">
                <text:p>37.160997</text:p>
              </table:table-cell>
              <table:table-cell office:value-type="float" office:value="0.576564">
                <text:p>0.5765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7.1736">
                <text:p>37.1736</text:p>
              </table:table-cell>
              <table:table-cell office:value-type="float" office:value="0.0546493">
                <text:p>0.0546493</text:p>
              </table:table-cell>
              <table:table-cell office:value-type="float" office:value="37.167643">
                <text:p>37.167643</text:p>
              </table:table-cell>
              <table:table-cell office:value-type="float" office:value="0.572596">
                <text:p>0.57259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7.1802">
                <text:p>37.1802</text:p>
              </table:table-cell>
              <table:table-cell office:value-type="float" office:value="0.0312962">
                <text:p>0.0312962</text:p>
              </table:table-cell>
              <table:table-cell office:value-type="float" office:value="37.174284">
                <text:p>37.174284</text:p>
              </table:table-cell>
              <table:table-cell office:value-type="float" office:value="0.56803">
                <text:p>0.5680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7.1869">
                <text:p>37.1869</text:p>
              </table:table-cell>
              <table:table-cell office:value-type="float" office:value="0.00739879">
                <text:p>0.00739879</text:p>
              </table:table-cell>
              <table:table-cell office:value-type="float" office:value="37.180922">
                <text:p>37.180922</text:p>
              </table:table-cell>
              <table:table-cell office:value-type="float" office:value="0.562869">
                <text:p>0.5628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7.1935">
                <text:p>37.1935</text:p>
              </table:table-cell>
              <table:table-cell office:value-type="float" office:value="0">
                <text:p>0</text:p>
              </table:table-cell>
              <table:table-cell office:value-type="float" office:value="37.187555">
                <text:p>37.187555</text:p>
              </table:table-cell>
              <table:table-cell office:value-type="float" office:value="0.557111">
                <text:p>0.5571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7.2465">
                <text:p>37.2465</text:p>
              </table:table-cell>
              <table:table-cell office:value-type="float" office:value="0">
                <text:p>0</text:p>
              </table:table-cell>
              <table:table-cell office:value-type="float" office:value="37.194183">
                <text:p>37.194183</text:p>
              </table:table-cell>
              <table:table-cell office:value-type="float" office:value="0.550758">
                <text:p>0.55075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7.2532">
                <text:p>37.2532</text:p>
              </table:table-cell>
              <table:table-cell office:value-type="float" office:value="0.024439">
                <text:p>0.024439</text:p>
              </table:table-cell>
              <table:table-cell office:value-type="float" office:value="37.200807">
                <text:p>37.200807</text:p>
              </table:table-cell>
              <table:table-cell office:value-type="float" office:value="0.543811">
                <text:p>0.5438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7.2598">
                <text:p>37.2598</text:p>
              </table:table-cell>
              <table:table-cell office:value-type="float" office:value="0.0482196">
                <text:p>0.0482196</text:p>
              </table:table-cell>
              <table:table-cell office:value-type="float" office:value="37.207427">
                <text:p>37.207427</text:p>
              </table:table-cell>
              <table:table-cell office:value-type="float" office:value="0.53627">
                <text:p>0.5362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7.2664">
                <text:p>37.2664</text:p>
              </table:table-cell>
              <table:table-cell office:value-type="float" office:value="0.0713448">
                <text:p>0.0713448</text:p>
              </table:table-cell>
              <table:table-cell office:value-type="float" office:value="37.214042">
                <text:p>37.214042</text:p>
              </table:table-cell>
              <table:table-cell office:value-type="float" office:value="0.528136">
                <text:p>0.5281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7.273">
                <text:p>37.273</text:p>
              </table:table-cell>
              <table:table-cell office:value-type="float" office:value="0.0938178">
                <text:p>0.0938178</text:p>
              </table:table-cell>
              <table:table-cell office:value-type="float" office:value="37.220653">
                <text:p>37.220653</text:p>
              </table:table-cell>
              <table:table-cell office:value-type="float" office:value="0.51941">
                <text:p>0.5194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7.2796">
                <text:p>37.2796</text:p>
              </table:table-cell>
              <table:table-cell office:value-type="float" office:value="0.115642">
                <text:p>0.115642</text:p>
              </table:table-cell>
              <table:table-cell office:value-type="float" office:value="37.22726">
                <text:p>37.22726</text:p>
              </table:table-cell>
              <table:table-cell office:value-type="float" office:value="0.510094">
                <text:p>0.5100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7.2862">
                <text:p>37.2862</text:p>
              </table:table-cell>
              <table:table-cell office:value-type="float" office:value="0.136819">
                <text:p>0.136819</text:p>
              </table:table-cell>
              <table:table-cell office:value-type="float" office:value="37.233862">
                <text:p>37.233862</text:p>
              </table:table-cell>
              <table:table-cell office:value-type="float" office:value="0.500187">
                <text:p>0.50018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7.2929">
                <text:p>37.2929</text:p>
              </table:table-cell>
              <table:table-cell office:value-type="float" office:value="0.157353">
                <text:p>0.157353</text:p>
              </table:table-cell>
              <table:table-cell office:value-type="float" office:value="37.24046">
                <text:p>37.24046</text:p>
              </table:table-cell>
              <table:table-cell office:value-type="float" office:value="0.489692">
                <text:p>0.48969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7.2994">
                <text:p>37.2994</text:p>
              </table:table-cell>
              <table:table-cell office:value-type="float" office:value="0.177245">
                <text:p>0.177245</text:p>
              </table:table-cell>
              <table:table-cell office:value-type="float" office:value="37.247053">
                <text:p>37.247053</text:p>
              </table:table-cell>
              <table:table-cell office:value-type="float" office:value="0.478609">
                <text:p>0.4786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7.306">
                <text:p>37.306</text:p>
              </table:table-cell>
              <table:table-cell office:value-type="float" office:value="0.1965">
                <text:p>0.1965</text:p>
              </table:table-cell>
              <table:table-cell office:value-type="float" office:value="37.253642">
                <text:p>37.253642</text:p>
              </table:table-cell>
              <table:table-cell office:value-type="float" office:value="0.466939">
                <text:p>0.46693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7.3126">
                <text:p>37.3126</text:p>
              </table:table-cell>
              <table:table-cell office:value-type="float" office:value="0.215119">
                <text:p>0.215119</text:p>
              </table:table-cell>
              <table:table-cell office:value-type="float" office:value="37.260227">
                <text:p>37.260227</text:p>
              </table:table-cell>
              <table:table-cell office:value-type="float" office:value="0.454685">
                <text:p>0.4546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7.3192">
                <text:p>37.3192</text:p>
              </table:table-cell>
              <table:table-cell office:value-type="float" office:value="0.233104">
                <text:p>0.233104</text:p>
              </table:table-cell>
              <table:table-cell office:value-type="float" office:value="37.266808">
                <text:p>37.266808</text:p>
              </table:table-cell>
              <table:table-cell office:value-type="float" office:value="0.441848">
                <text:p>0.4418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.3258">
                <text:p>37.3258</text:p>
              </table:table-cell>
              <table:table-cell office:value-type="float" office:value="0.250458">
                <text:p>0.250458</text:p>
              </table:table-cell>
              <table:table-cell office:value-type="float" office:value="37.273384">
                <text:p>37.273384</text:p>
              </table:table-cell>
              <table:table-cell office:value-type="float" office:value="0.428428">
                <text:p>0.4284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7.3324">
                <text:p>37.3324</text:p>
              </table:table-cell>
              <table:table-cell office:value-type="float" office:value="0.267183">
                <text:p>0.267183</text:p>
              </table:table-cell>
              <table:table-cell office:value-type="float" office:value="37.279956">
                <text:p>37.279956</text:p>
              </table:table-cell>
              <table:table-cell office:value-type="float" office:value="0.414428">
                <text:p>0.41442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7.3389">
                <text:p>37.3389</text:p>
              </table:table-cell>
              <table:table-cell office:value-type="float" office:value="0.283282">
                <text:p>0.283282</text:p>
              </table:table-cell>
              <table:table-cell office:value-type="float" office:value="37.286523">
                <text:p>37.286523</text:p>
              </table:table-cell>
              <table:table-cell office:value-type="float" office:value="0.399849">
                <text:p>0.39984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7.3455">
                <text:p>37.3455</text:p>
              </table:table-cell>
              <table:table-cell office:value-type="float" office:value="0.298756">
                <text:p>0.298756</text:p>
              </table:table-cell>
              <table:table-cell office:value-type="float" office:value="37.293086">
                <text:p>37.293086</text:p>
              </table:table-cell>
              <table:table-cell office:value-type="float" office:value="0.384692">
                <text:p>0.3846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7.3521">
                <text:p>37.3521</text:p>
              </table:table-cell>
              <table:table-cell office:value-type="float" office:value="0.313607">
                <text:p>0.313607</text:p>
              </table:table-cell>
              <table:table-cell office:value-type="float" office:value="37.299645">
                <text:p>37.299645</text:p>
              </table:table-cell>
              <table:table-cell office:value-type="float" office:value="0.36896">
                <text:p>0.3689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7.3586">
                <text:p>37.3586</text:p>
              </table:table-cell>
              <table:table-cell office:value-type="float" office:value="0.327837">
                <text:p>0.327837</text:p>
              </table:table-cell>
              <table:table-cell office:value-type="float" office:value="37.3062">
                <text:p>37.3062</text:p>
              </table:table-cell>
              <table:table-cell office:value-type="float" office:value="0.352654">
                <text:p>0.3526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7.3652">
                <text:p>37.3652</text:p>
              </table:table-cell>
              <table:table-cell office:value-type="float" office:value="0.341449">
                <text:p>0.341449</text:p>
              </table:table-cell>
              <table:table-cell office:value-type="float" office:value="37.31275">
                <text:p>37.31275</text:p>
              </table:table-cell>
              <table:table-cell office:value-type="float" office:value="0.335776">
                <text:p>0.33577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7.3717">
                <text:p>37.3717</text:p>
              </table:table-cell>
              <table:table-cell office:value-type="float" office:value="0.354443">
                <text:p>0.354443</text:p>
              </table:table-cell>
              <table:table-cell office:value-type="float" office:value="37.319296">
                <text:p>37.319296</text:p>
              </table:table-cell>
              <table:table-cell office:value-type="float" office:value="0.318328">
                <text:p>0.3183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7.3783">
                <text:p>37.3783</text:p>
              </table:table-cell>
              <table:table-cell office:value-type="float" office:value="0.366821">
                <text:p>0.366821</text:p>
              </table:table-cell>
              <table:table-cell office:value-type="float" office:value="37.325838">
                <text:p>37.325838</text:p>
              </table:table-cell>
              <table:table-cell office:value-type="float" office:value="0.300312">
                <text:p>0.30031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7.3848">
                <text:p>37.3848</text:p>
              </table:table-cell>
              <table:table-cell office:value-type="float" office:value="0.378586">
                <text:p>0.378586</text:p>
              </table:table-cell>
              <table:table-cell office:value-type="float" office:value="37.332375">
                <text:p>37.332375</text:p>
              </table:table-cell>
              <table:table-cell office:value-type="float" office:value="0.28173">
                <text:p>0.281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7.3914">
                <text:p>37.3914</text:p>
              </table:table-cell>
              <table:table-cell office:value-type="float" office:value="0.389737">
                <text:p>0.389737</text:p>
              </table:table-cell>
              <table:table-cell office:value-type="float" office:value="37.338908">
                <text:p>37.338908</text:p>
              </table:table-cell>
              <table:table-cell office:value-type="float" office:value="0.262584">
                <text:p>0.26258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7.3979">
                <text:p>37.3979</text:p>
              </table:table-cell>
              <table:table-cell office:value-type="float" office:value="0.400278">
                <text:p>0.400278</text:p>
              </table:table-cell>
              <table:table-cell office:value-type="float" office:value="37.345437">
                <text:p>37.345437</text:p>
              </table:table-cell>
              <table:table-cell office:value-type="float" office:value="0.242876">
                <text:p>0.24287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7.4044">
                <text:p>37.4044</text:p>
              </table:table-cell>
              <table:table-cell office:value-type="float" office:value="0.410209">
                <text:p>0.410209</text:p>
              </table:table-cell>
              <table:table-cell office:value-type="float" office:value="37.351962">
                <text:p>37.351962</text:p>
              </table:table-cell>
              <table:table-cell office:value-type="float" office:value="0.222608">
                <text:p>0.22260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7.411">
                <text:p>37.411</text:p>
              </table:table-cell>
              <table:table-cell office:value-type="float" office:value="0.419531">
                <text:p>0.419531</text:p>
              </table:table-cell>
              <table:table-cell office:value-type="float" office:value="37.358482">
                <text:p>37.358482</text:p>
              </table:table-cell>
              <table:table-cell office:value-type="float" office:value="0.201783">
                <text:p>0.20178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7.4175">
                <text:p>37.4175</text:p>
              </table:table-cell>
              <table:table-cell office:value-type="float" office:value="0.428246">
                <text:p>0.428246</text:p>
              </table:table-cell>
              <table:table-cell office:value-type="float" office:value="37.364998">
                <text:p>37.364998</text:p>
              </table:table-cell>
              <table:table-cell office:value-type="float" office:value="0.180403">
                <text:p>0.18040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7.424">
                <text:p>37.424</text:p>
              </table:table-cell>
              <table:table-cell office:value-type="float" office:value="0.436354">
                <text:p>0.436354</text:p>
              </table:table-cell>
              <table:table-cell office:value-type="float" office:value="37.37151">
                <text:p>37.37151</text:p>
              </table:table-cell>
              <table:table-cell office:value-type="float" office:value="0.15847">
                <text:p>0.1584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7.4305">
                <text:p>37.4305</text:p>
              </table:table-cell>
              <table:table-cell office:value-type="float" office:value="0.443857">
                <text:p>0.443857</text:p>
              </table:table-cell>
              <table:table-cell office:value-type="float" office:value="37.378018">
                <text:p>37.378018</text:p>
              </table:table-cell>
              <table:table-cell office:value-type="float" office:value="0.135986">
                <text:p>0.13598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7.437">
                <text:p>37.437</text:p>
              </table:table-cell>
              <table:table-cell office:value-type="float" office:value="0.450755">
                <text:p>0.450755</text:p>
              </table:table-cell>
              <table:table-cell office:value-type="float" office:value="37.384521">
                <text:p>37.384521</text:p>
              </table:table-cell>
              <table:table-cell office:value-type="float" office:value="0.112954">
                <text:p>0.1129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7.4435">
                <text:p>37.4435</text:p>
              </table:table-cell>
              <table:table-cell office:value-type="float" office:value="0.45705">
                <text:p>0.45705</text:p>
              </table:table-cell>
              <table:table-cell office:value-type="float" office:value="37.39102">
                <text:p>37.39102</text:p>
              </table:table-cell>
              <table:table-cell office:value-type="float" office:value="0.089377">
                <text:p>0.0893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7.45">
                <text:p>37.45</text:p>
              </table:table-cell>
              <table:table-cell office:value-type="float" office:value="0.462743">
                <text:p>0.462743</text:p>
              </table:table-cell>
              <table:table-cell office:value-type="float" office:value="37.397515">
                <text:p>37.397515</text:p>
              </table:table-cell>
              <table:table-cell office:value-type="float" office:value="0.065257">
                <text:p>0.06525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7.4565">
                <text:p>37.4565</text:p>
              </table:table-cell>
              <table:table-cell office:value-type="float" office:value="0.467833">
                <text:p>0.467833</text:p>
              </table:table-cell>
              <table:table-cell office:value-type="float" office:value="37.404006">
                <text:p>37.404006</text:p>
              </table:table-cell>
              <table:table-cell office:value-type="float" office:value="0.040597">
                <text:p>0.04059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7.463">
                <text:p>37.463</text:p>
              </table:table-cell>
              <table:table-cell office:value-type="float" office:value="0.472322">
                <text:p>0.472322</text:p>
              </table:table-cell>
              <table:table-cell office:value-type="float" office:value="37.410492">
                <text:p>37.410492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7.4695">
                <text:p>37.4695</text:p>
              </table:table-cell>
              <table:table-cell office:value-type="float" office:value="0.47621">
                <text:p>0.47621</text:p>
              </table:table-cell>
              <table:table-cell office:value-type="float" office:value="37.416975">
                <text:p>37.41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7.476">
                <text:p>37.476</text:p>
              </table:table-cell>
              <table:table-cell office:value-type="float" office:value="0.479498">
                <text:p>0.479498</text:p>
              </table:table-cell>
              <table:table-cell office:value-type="float" office:value="37.468799">
                <text:p>37.468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.4824">
                <text:p>37.4824</text:p>
              </table:table-cell>
              <table:table-cell office:value-type="float" office:value="0.482187">
                <text:p>0.482187</text:p>
              </table:table-cell>
              <table:table-cell office:value-type="float" office:value="37.475277">
                <text:p>37.475277</text:p>
              </table:table-cell>
              <table:table-cell office:value-type="float" office:value="0.026266">
                <text:p>0.02626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7.4889">
                <text:p>37.4889</text:p>
              </table:table-cell>
              <table:table-cell office:value-type="float" office:value="0.484275">
                <text:p>0.484275</text:p>
              </table:table-cell>
              <table:table-cell office:value-type="float" office:value="37.481751">
                <text:p>37.481751</text:p>
              </table:table-cell>
              <table:table-cell office:value-type="float" office:value="0.051864">
                <text:p>0.05186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7.4954">
                <text:p>37.4954</text:p>
              </table:table-cell>
              <table:table-cell office:value-type="float" office:value="0.485765">
                <text:p>0.485765</text:p>
              </table:table-cell>
              <table:table-cell office:value-type="float" office:value="37.488221">
                <text:p>37.488221</text:p>
              </table:table-cell>
              <table:table-cell office:value-type="float" office:value="0.076798">
                <text:p>0.07679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7.5019">
                <text:p>37.5019</text:p>
              </table:table-cell>
              <table:table-cell office:value-type="float" office:value="0.486655">
                <text:p>0.486655</text:p>
              </table:table-cell>
              <table:table-cell office:value-type="float" office:value="37.494686">
                <text:p>37.494686</text:p>
              </table:table-cell>
              <table:table-cell office:value-type="float" office:value="0.101071">
                <text:p>0.1010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7.5083">
                <text:p>37.5083</text:p>
              </table:table-cell>
              <table:table-cell office:value-type="float" office:value="0.486947">
                <text:p>0.486947</text:p>
              </table:table-cell>
              <table:table-cell office:value-type="float" office:value="37.501148">
                <text:p>37.501148</text:p>
              </table:table-cell>
              <table:table-cell office:value-type="float" office:value="0.124687">
                <text:p>0.12468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7.5148">
                <text:p>37.5148</text:p>
              </table:table-cell>
              <table:table-cell office:value-type="float" office:value="0.48664">
                <text:p>0.48664</text:p>
              </table:table-cell>
              <table:table-cell office:value-type="float" office:value="37.507605">
                <text:p>37.507605</text:p>
              </table:table-cell>
              <table:table-cell office:value-type="float" office:value="0.147648">
                <text:p>0.1476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7.5212">
                <text:p>37.5212</text:p>
              </table:table-cell>
              <table:table-cell office:value-type="float" office:value="0.485734">
                <text:p>0.485734</text:p>
              </table:table-cell>
              <table:table-cell office:value-type="float" office:value="37.514058">
                <text:p>37.514058</text:p>
              </table:table-cell>
              <table:table-cell office:value-type="float" office:value="0.169959">
                <text:p>0.16995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7.5277">
                <text:p>37.5277</text:p>
              </table:table-cell>
              <table:table-cell office:value-type="float" office:value="0.48423">
                <text:p>0.48423</text:p>
              </table:table-cell>
              <table:table-cell office:value-type="float" office:value="37.520507">
                <text:p>37.520507</text:p>
              </table:table-cell>
              <table:table-cell office:value-type="float" office:value="0.19162">
                <text:p>0.1916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7.5341">
                <text:p>37.5341</text:p>
              </table:table-cell>
              <table:table-cell office:value-type="float" office:value="0.482126">
                <text:p>0.482126</text:p>
              </table:table-cell>
              <table:table-cell office:value-type="float" office:value="37.526951">
                <text:p>37.526951</text:p>
              </table:table-cell>
              <table:table-cell office:value-type="float" office:value="0.212637">
                <text:p>0.21263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7.5406">
                <text:p>37.5406</text:p>
              </table:table-cell>
              <table:table-cell office:value-type="float" office:value="0.479425">
                <text:p>0.479425</text:p>
              </table:table-cell>
              <table:table-cell office:value-type="float" office:value="37.533392">
                <text:p>37.533392</text:p>
              </table:table-cell>
              <table:table-cell office:value-type="float" office:value="0.233011">
                <text:p>0.2330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7.547">
                <text:p>37.547</text:p>
              </table:table-cell>
              <table:table-cell office:value-type="float" office:value="0.476126">
                <text:p>0.476126</text:p>
              </table:table-cell>
              <table:table-cell office:value-type="float" office:value="37.539828">
                <text:p>37.539828</text:p>
              </table:table-cell>
              <table:table-cell office:value-type="float" office:value="0.252744">
                <text:p>0.25274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7.5534">
                <text:p>37.5534</text:p>
              </table:table-cell>
              <table:table-cell office:value-type="float" office:value="0.472229">
                <text:p>0.472229</text:p>
              </table:table-cell>
              <table:table-cell office:value-type="float" office:value="37.546261">
                <text:p>37.546261</text:p>
              </table:table-cell>
              <table:table-cell office:value-type="float" office:value="0.27184">
                <text:p>0.2718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7.5599">
                <text:p>37.5599</text:p>
              </table:table-cell>
              <table:table-cell office:value-type="float" office:value="0.467734">
                <text:p>0.467734</text:p>
              </table:table-cell>
              <table:table-cell office:value-type="float" office:value="37.552689">
                <text:p>37.552689</text:p>
              </table:table-cell>
              <table:table-cell office:value-type="float" office:value="0.290301">
                <text:p>0.29030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7.5663">
                <text:p>37.5663</text:p>
              </table:table-cell>
              <table:table-cell office:value-type="float" office:value="0.462643">
                <text:p>0.462643</text:p>
              </table:table-cell>
              <table:table-cell office:value-type="float" office:value="37.559113">
                <text:p>37.559113</text:p>
              </table:table-cell>
              <table:table-cell office:value-type="float" office:value="0.30813">
                <text:p>0.308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7.5727">
                <text:p>37.5727</text:p>
              </table:table-cell>
              <table:table-cell office:value-type="float" office:value="0.456956">
                <text:p>0.456956</text:p>
              </table:table-cell>
              <table:table-cell office:value-type="float" office:value="37.565532">
                <text:p>37.565532</text:p>
              </table:table-cell>
              <table:table-cell office:value-type="float" office:value="0.325328">
                <text:p>0.3253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7.5791">
                <text:p>37.5791</text:p>
              </table:table-cell>
              <table:table-cell office:value-type="float" office:value="0.450674">
                <text:p>0.450674</text:p>
              </table:table-cell>
              <table:table-cell office:value-type="float" office:value="37.571948">
                <text:p>37.571948</text:p>
              </table:table-cell>
              <table:table-cell office:value-type="float" office:value="0.341898">
                <text:p>0.34189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7.5855">
                <text:p>37.5855</text:p>
              </table:table-cell>
              <table:table-cell office:value-type="float" office:value="0.443796">
                <text:p>0.443796</text:p>
              </table:table-cell>
              <table:table-cell office:value-type="float" office:value="37.57836">
                <text:p>37.57836</text:p>
              </table:table-cell>
              <table:table-cell office:value-type="float" office:value="0.357842">
                <text:p>0.35784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7.5919">
                <text:p>37.5919</text:p>
              </table:table-cell>
              <table:table-cell office:value-type="float" office:value="0.436325">
                <text:p>0.436325</text:p>
              </table:table-cell>
              <table:table-cell office:value-type="float" office:value="37.584767">
                <text:p>37.584767</text:p>
              </table:table-cell>
              <table:table-cell office:value-type="float" office:value="0.373162">
                <text:p>0.3731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7.5983">
                <text:p>37.5983</text:p>
              </table:table-cell>
              <table:table-cell office:value-type="float" office:value="0.42826">
                <text:p>0.42826</text:p>
              </table:table-cell>
              <table:table-cell office:value-type="float" office:value="37.591171">
                <text:p>37.591171</text:p>
              </table:table-cell>
              <table:table-cell office:value-type="float" office:value="0.38786">
                <text:p>0.3878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7.6047">
                <text:p>37.6047</text:p>
              </table:table-cell>
              <table:table-cell office:value-type="float" office:value="0.419603">
                <text:p>0.419603</text:p>
              </table:table-cell>
              <table:table-cell office:value-type="float" office:value="37.59757">
                <text:p>37.59757</text:p>
              </table:table-cell>
              <table:table-cell office:value-type="float" office:value="0.401938">
                <text:p>0.40193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7.6111">
                <text:p>37.6111</text:p>
              </table:table-cell>
              <table:table-cell office:value-type="float" office:value="0.410355">
                <text:p>0.410355</text:p>
              </table:table-cell>
              <table:table-cell office:value-type="float" office:value="37.603965">
                <text:p>37.603965</text:p>
              </table:table-cell>
              <table:table-cell office:value-type="float" office:value="0.415398">
                <text:p>0.4153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7.6175">
                <text:p>37.6175</text:p>
              </table:table-cell>
              <table:table-cell office:value-type="float" office:value="0.400516">
                <text:p>0.400516</text:p>
              </table:table-cell>
              <table:table-cell office:value-type="float" office:value="37.610356">
                <text:p>37.610356</text:p>
              </table:table-cell>
              <table:table-cell office:value-type="float" office:value="0.428241">
                <text:p>0.42824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7.6239">
                <text:p>37.6239</text:p>
              </table:table-cell>
              <table:table-cell office:value-type="float" office:value="0.390089">
                <text:p>0.390089</text:p>
              </table:table-cell>
              <table:table-cell office:value-type="float" office:value="37.616743">
                <text:p>37.616743</text:p>
              </table:table-cell>
              <table:table-cell office:value-type="float" office:value="0.440468">
                <text:p>0.44046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7.6303">
                <text:p>37.6303</text:p>
              </table:table-cell>
              <table:table-cell office:value-type="float" office:value="0.379073">
                <text:p>0.379073</text:p>
              </table:table-cell>
              <table:table-cell office:value-type="float" office:value="37.623126">
                <text:p>37.623126</text:p>
              </table:table-cell>
              <table:table-cell office:value-type="float" office:value="0.452083">
                <text:p>0.45208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7.6367">
                <text:p>37.6367</text:p>
              </table:table-cell>
              <table:table-cell office:value-type="float" office:value="0.367471">
                <text:p>0.367471</text:p>
              </table:table-cell>
              <table:table-cell office:value-type="float" office:value="37.629505">
                <text:p>37.629505</text:p>
              </table:table-cell>
              <table:table-cell office:value-type="float" office:value="0.463085">
                <text:p>0.46308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7.643">
                <text:p>37.643</text:p>
              </table:table-cell>
              <table:table-cell office:value-type="float" office:value="0.355284">
                <text:p>0.355284</text:p>
              </table:table-cell>
              <table:table-cell office:value-type="float" office:value="37.63588">
                <text:p>37.63588</text:p>
              </table:table-cell>
              <table:table-cell office:value-type="float" office:value="0.473477">
                <text:p>0.47347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7.6494">
                <text:p>37.6494</text:p>
              </table:table-cell>
              <table:table-cell office:value-type="float" office:value="0.342513">
                <text:p>0.342513</text:p>
              </table:table-cell>
              <table:table-cell office:value-type="float" office:value="37.64225">
                <text:p>37.64225</text:p>
              </table:table-cell>
              <table:table-cell office:value-type="float" office:value="0.483259">
                <text:p>0.48325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7.6558">
                <text:p>37.6558</text:p>
              </table:table-cell>
              <table:table-cell office:value-type="float" office:value="0.329159">
                <text:p>0.329159</text:p>
              </table:table-cell>
              <table:table-cell office:value-type="float" office:value="37.648617">
                <text:p>37.648617</text:p>
              </table:table-cell>
              <table:table-cell office:value-type="float" office:value="0.492433">
                <text:p>0.4924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7.6621">
                <text:p>37.6621</text:p>
              </table:table-cell>
              <table:table-cell office:value-type="float" office:value="0.315225">
                <text:p>0.315225</text:p>
              </table:table-cell>
              <table:table-cell office:value-type="float" office:value="37.65498">
                <text:p>37.6549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7.6685">
                <text:p>37.6685</text:p>
              </table:table-cell>
              <table:table-cell office:value-type="float" office:value="0.300711">
                <text:p>0.300711</text:p>
              </table:table-cell>
              <table:table-cell office:value-type="float" office:value="37.661338">
                <text:p>37.661338</text:p>
              </table:table-cell>
              <table:table-cell office:value-type="float" office:value="0.508961">
                <text:p>0.50896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7.6749">
                <text:p>37.6749</text:p>
              </table:table-cell>
              <table:table-cell office:value-type="float" office:value="0.285619">
                <text:p>0.285619</text:p>
              </table:table-cell>
              <table:table-cell office:value-type="float" office:value="37.667693">
                <text:p>37.667693</text:p>
              </table:table-cell>
              <table:table-cell office:value-type="float" office:value="0.516318">
                <text:p>0.51631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7.6812">
                <text:p>37.6812</text:p>
              </table:table-cell>
              <table:table-cell office:value-type="float" office:value="0.269952">
                <text:p>0.269952</text:p>
              </table:table-cell>
              <table:table-cell office:value-type="float" office:value="37.674043">
                <text:p>37.674043</text:p>
              </table:table-cell>
              <table:table-cell office:value-type="float" office:value="0.52307">
                <text:p>0.523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7.6876">
                <text:p>37.6876</text:p>
              </table:table-cell>
              <table:table-cell office:value-type="float" office:value="0.25371">
                <text:p>0.25371</text:p>
              </table:table-cell>
              <table:table-cell office:value-type="float" office:value="37.68039">
                <text:p>37.68039</text:p>
              </table:table-cell>
              <table:table-cell office:value-type="float" office:value="0.529219">
                <text:p>0.52921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7.6939">
                <text:p>37.6939</text:p>
              </table:table-cell>
              <table:table-cell office:value-type="float" office:value="0.236896">
                <text:p>0.236896</text:p>
              </table:table-cell>
              <table:table-cell office:value-type="float" office:value="37.686732">
                <text:p>37.686732</text:p>
              </table:table-cell>
              <table:table-cell office:value-type="float" office:value="0.534766">
                <text:p>0.53476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7.7002">
                <text:p>37.7002</text:p>
              </table:table-cell>
              <table:table-cell office:value-type="float" office:value="0.219511">
                <text:p>0.219511</text:p>
              </table:table-cell>
              <table:table-cell office:value-type="float" office:value="37.69307">
                <text:p>37.69307</text:p>
              </table:table-cell>
              <table:table-cell office:value-type="float" office:value="0.539712">
                <text:p>0.53971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7.7066">
                <text:p>37.7066</text:p>
              </table:table-cell>
              <table:table-cell office:value-type="float" office:value="0.201558">
                <text:p>0.201558</text:p>
              </table:table-cell>
              <table:table-cell office:value-type="float" office:value="37.699405">
                <text:p>37.699405</text:p>
              </table:table-cell>
              <table:table-cell office:value-type="float" office:value="0.544056">
                <text:p>0.5440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7.7129">
                <text:p>37.7129</text:p>
              </table:table-cell>
              <table:table-cell office:value-type="float" office:value="0.183038">
                <text:p>0.183038</text:p>
              </table:table-cell>
              <table:table-cell office:value-type="float" office:value="37.705735">
                <text:p>37.705735</text:p>
              </table:table-cell>
              <table:table-cell office:value-type="float" office:value="0.5478">
                <text:p>0.547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7.7192">
                <text:p>37.7192</text:p>
              </table:table-cell>
              <table:table-cell office:value-type="float" office:value="0.163954">
                <text:p>0.163954</text:p>
              </table:table-cell>
              <table:table-cell office:value-type="float" office:value="37.712062">
                <text:p>37.712062</text:p>
              </table:table-cell>
              <table:table-cell office:value-type="float" office:value="0.550944">
                <text:p>0.55094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7.7255">
                <text:p>37.7255</text:p>
              </table:table-cell>
              <table:table-cell office:value-type="float" office:value="0.144308">
                <text:p>0.144308</text:p>
              </table:table-cell>
              <table:table-cell office:value-type="float" office:value="37.718384">
                <text:p>37.718384</text:p>
              </table:table-cell>
              <table:table-cell office:value-type="float" office:value="0.553489">
                <text:p>0.55348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.7319">
                <text:p>37.7319</text:p>
              </table:table-cell>
              <table:table-cell office:value-type="float" office:value="0.124101">
                <text:p>0.124101</text:p>
              </table:table-cell>
              <table:table-cell office:value-type="float" office:value="37.724702">
                <text:p>37.724702</text:p>
              </table:table-cell>
              <table:table-cell office:value-type="float" office:value="0.555434">
                <text:p>0.55543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7.7382">
                <text:p>37.7382</text:p>
              </table:table-cell>
              <table:table-cell office:value-type="float" office:value="0.103336">
                <text:p>0.103336</text:p>
              </table:table-cell>
              <table:table-cell office:value-type="float" office:value="37.731017">
                <text:p>37.731017</text:p>
              </table:table-cell>
              <table:table-cell office:value-type="float" office:value="0.55678">
                <text:p>0.5567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7.7445">
                <text:p>37.7445</text:p>
              </table:table-cell>
              <table:table-cell office:value-type="float" office:value="0.0820162">
                <text:p>0.0820162</text:p>
              </table:table-cell>
              <table:table-cell office:value-type="float" office:value="37.737327">
                <text:p>37.737327</text:p>
              </table:table-cell>
              <table:table-cell office:value-type="float" office:value="0.557528">
                <text:p>0.55752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7.7508">
                <text:p>37.7508</text:p>
              </table:table-cell>
              <table:table-cell office:value-type="float" office:value="0.0601427">
                <text:p>0.0601427</text:p>
              </table:table-cell>
              <table:table-cell office:value-type="float" office:value="37.743633">
                <text:p>37.743633</text:p>
              </table:table-cell>
              <table:table-cell office:value-type="float" office:value="0.557677">
                <text:p>0.55767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7.7571">
                <text:p>37.7571</text:p>
              </table:table-cell>
              <table:table-cell office:value-type="float" office:value="0.0377183">
                <text:p>0.0377183</text:p>
              </table:table-cell>
              <table:table-cell office:value-type="float" office:value="37.749936">
                <text:p>37.749936</text:p>
              </table:table-cell>
              <table:table-cell office:value-type="float" office:value="0.557227">
                <text:p>0.55722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7.7634">
                <text:p>37.7634</text:p>
              </table:table-cell>
              <table:table-cell office:value-type="float" office:value="0.0147455">
                <text:p>0.0147455</text:p>
              </table:table-cell>
              <table:table-cell office:value-type="float" office:value="37.756234">
                <text:p>37.756234</text:p>
              </table:table-cell>
              <table:table-cell office:value-type="float" office:value="0.556179">
                <text:p>0.55617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7.7697">
                <text:p>37.7697</text:p>
              </table:table-cell>
              <table:table-cell office:value-type="float" office:value="0">
                <text:p>0</text:p>
              </table:table-cell>
              <table:table-cell office:value-type="float" office:value="37.762529">
                <text:p>37.762529</text:p>
              </table:table-cell>
              <table:table-cell office:value-type="float" office:value="0.554532">
                <text:p>0.5545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7.82">
                <text:p>37.82</text:p>
              </table:table-cell>
              <table:table-cell office:value-type="float" office:value="0">
                <text:p>0</text:p>
              </table:table-cell>
              <table:table-cell office:value-type="float" office:value="37.768819">
                <text:p>37.768819</text:p>
              </table:table-cell>
              <table:table-cell office:value-type="float" office:value="0.552288">
                <text:p>0.55228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.8263">
                <text:p>37.8263</text:p>
              </table:table-cell>
              <table:table-cell office:value-type="float" office:value="0.0235189">
                <text:p>0.0235189</text:p>
              </table:table-cell>
              <table:table-cell office:value-type="float" office:value="37.775106">
                <text:p>37.775106</text:p>
              </table:table-cell>
              <table:table-cell office:value-type="float" office:value="0.549445">
                <text:p>0.5494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7.8326">
                <text:p>37.8326</text:p>
              </table:table-cell>
              <table:table-cell office:value-type="float" office:value="0.0463836">
                <text:p>0.0463836</text:p>
              </table:table-cell>
              <table:table-cell office:value-type="float" office:value="37.781388">
                <text:p>37.781388</text:p>
              </table:table-cell>
              <table:table-cell office:value-type="float" office:value="0.546004">
                <text:p>0.54600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7.8389">
                <text:p>37.8389</text:p>
              </table:table-cell>
              <table:table-cell office:value-type="float" office:value="0.0685974">
                <text:p>0.0685974</text:p>
              </table:table-cell>
              <table:table-cell office:value-type="float" office:value="37.787667">
                <text:p>37.787667</text:p>
              </table:table-cell>
              <table:table-cell office:value-type="float" office:value="0.541966">
                <text:p>0.54196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7.8452">
                <text:p>37.8452</text:p>
              </table:table-cell>
              <table:table-cell office:value-type="float" office:value="0.090163">
                <text:p>0.090163</text:p>
              </table:table-cell>
              <table:table-cell office:value-type="float" office:value="37.793942">
                <text:p>37.793942</text:p>
              </table:table-cell>
              <table:table-cell office:value-type="float" office:value="0.537331">
                <text:p>0.53733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7.8514">
                <text:p>37.8514</text:p>
              </table:table-cell>
              <table:table-cell office:value-type="float" office:value="0.111083">
                <text:p>0.111083</text:p>
              </table:table-cell>
              <table:table-cell office:value-type="float" office:value="37.800213">
                <text:p>37.800213</text:p>
              </table:table-cell>
              <table:table-cell office:value-type="float" office:value="0.5321">
                <text:p>0.532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7.8577">
                <text:p>37.8577</text:p>
              </table:table-cell>
              <table:table-cell office:value-type="float" office:value="0.131361">
                <text:p>0.131361</text:p>
              </table:table-cell>
              <table:table-cell office:value-type="float" office:value="37.806479">
                <text:p>37.806479</text:p>
              </table:table-cell>
              <table:table-cell office:value-type="float" office:value="0.526273">
                <text:p>0.5262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7.864">
                <text:p>37.864</text:p>
              </table:table-cell>
              <table:table-cell office:value-type="float" office:value="0.150999">
                <text:p>0.150999</text:p>
              </table:table-cell>
              <table:table-cell office:value-type="float" office:value="37.812742">
                <text:p>37.812742</text:p>
              </table:table-cell>
              <table:table-cell office:value-type="float" office:value="0.519851">
                <text:p>0.51985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7.8702">
                <text:p>37.8702</text:p>
              </table:table-cell>
              <table:table-cell office:value-type="float" office:value="0.17">
                <text:p>0.17</text:p>
              </table:table-cell>
              <table:table-cell office:value-type="float" office:value="37.819001">
                <text:p>37.819001</text:p>
              </table:table-cell>
              <table:table-cell office:value-type="float" office:value="0.512834">
                <text:p>0.51283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7.8765">
                <text:p>37.8765</text:p>
              </table:table-cell>
              <table:table-cell office:value-type="float" office:value="0.188366">
                <text:p>0.188366</text:p>
              </table:table-cell>
              <table:table-cell office:value-type="float" office:value="37.825256">
                <text:p>37.825256</text:p>
              </table:table-cell>
              <table:table-cell office:value-type="float" office:value="0.505224">
                <text:p>0.5052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7.8827">
                <text:p>37.8827</text:p>
              </table:table-cell>
              <table:table-cell office:value-type="float" office:value="0.206099">
                <text:p>0.206099</text:p>
              </table:table-cell>
              <table:table-cell office:value-type="float" office:value="37.831508">
                <text:p>37.831508</text:p>
              </table:table-cell>
              <table:table-cell office:value-type="float" office:value="0.49702">
                <text:p>0.4970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7.889">
                <text:p>37.889</text:p>
              </table:table-cell>
              <table:table-cell office:value-type="float" office:value="0.223202">
                <text:p>0.223202</text:p>
              </table:table-cell>
              <table:table-cell office:value-type="float" office:value="37.837755">
                <text:p>37.837755</text:p>
              </table:table-cell>
              <table:table-cell office:value-type="float" office:value="0.488226">
                <text:p>0.48822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7.8952">
                <text:p>37.8952</text:p>
              </table:table-cell>
              <table:table-cell office:value-type="float" office:value="0.239677">
                <text:p>0.239677</text:p>
              </table:table-cell>
              <table:table-cell office:value-type="float" office:value="37.843998">
                <text:p>37.843998</text:p>
              </table:table-cell>
              <table:table-cell office:value-type="float" office:value="0.47884">
                <text:p>0.4788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7.9015">
                <text:p>37.9015</text:p>
              </table:table-cell>
              <table:table-cell office:value-type="float" office:value="0.255527">
                <text:p>0.255527</text:p>
              </table:table-cell>
              <table:table-cell office:value-type="float" office:value="37.850238">
                <text:p>37.850238</text:p>
              </table:table-cell>
              <table:table-cell office:value-type="float" office:value="0.468864">
                <text:p>0.46886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7.9077">
                <text:p>37.9077</text:p>
              </table:table-cell>
              <table:table-cell office:value-type="float" office:value="0.270752">
                <text:p>0.270752</text:p>
              </table:table-cell>
              <table:table-cell office:value-type="float" office:value="37.856473">
                <text:p>37.856473</text:p>
              </table:table-cell>
              <table:table-cell office:value-type="float" office:value="0.4583">
                <text:p>0.458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7.914">
                <text:p>37.914</text:p>
              </table:table-cell>
              <table:table-cell office:value-type="float" office:value="0.285355">
                <text:p>0.285355</text:p>
              </table:table-cell>
              <table:table-cell office:value-type="float" office:value="37.862705">
                <text:p>37.862705</text:p>
              </table:table-cell>
              <table:table-cell office:value-type="float" office:value="0.447149">
                <text:p>0.44714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7.9202">
                <text:p>37.9202</text:p>
              </table:table-cell>
              <table:table-cell office:value-type="float" office:value="0.299339">
                <text:p>0.299339</text:p>
              </table:table-cell>
              <table:table-cell office:value-type="float" office:value="37.868933">
                <text:p>37.868933</text:p>
              </table:table-cell>
              <table:table-cell office:value-type="float" office:value="0.435411">
                <text:p>0.4354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7.9264">
                <text:p>37.9264</text:p>
              </table:table-cell>
              <table:table-cell office:value-type="float" office:value="0.312704">
                <text:p>0.312704</text:p>
              </table:table-cell>
              <table:table-cell office:value-type="float" office:value="37.875157">
                <text:p>37.875157</text:p>
              </table:table-cell>
              <table:table-cell office:value-type="float" office:value="0.423089">
                <text:p>0.42308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7.9326">
                <text:p>37.9326</text:p>
              </table:table-cell>
              <table:table-cell office:value-type="float" office:value="0.325452">
                <text:p>0.325452</text:p>
              </table:table-cell>
              <table:table-cell office:value-type="float" office:value="37.881377">
                <text:p>37.881377</text:p>
              </table:table-cell>
              <table:table-cell office:value-type="float" office:value="0.410183">
                <text:p>0.41018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7.9389">
                <text:p>37.9389</text:p>
              </table:table-cell>
              <table:table-cell office:value-type="float" office:value="0.337586">
                <text:p>0.337586</text:p>
              </table:table-cell>
              <table:table-cell office:value-type="float" office:value="37.887593">
                <text:p>37.887593</text:p>
              </table:table-cell>
              <table:table-cell office:value-type="float" office:value="0.396696">
                <text:p>0.39669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7.9451">
                <text:p>37.9451</text:p>
              </table:table-cell>
              <table:table-cell office:value-type="float" office:value="0.349105">
                <text:p>0.349105</text:p>
              </table:table-cell>
              <table:table-cell office:value-type="float" office:value="37.893805">
                <text:p>37.893805</text:p>
              </table:table-cell>
              <table:table-cell office:value-type="float" office:value="0.382628">
                <text:p>0.38262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7.9513">
                <text:p>37.9513</text:p>
              </table:table-cell>
              <table:table-cell office:value-type="float" office:value="0.360013">
                <text:p>0.360013</text:p>
              </table:table-cell>
              <table:table-cell office:value-type="float" office:value="37.900014">
                <text:p>37.900014</text:p>
              </table:table-cell>
              <table:table-cell office:value-type="float" office:value="0.367981">
                <text:p>0.3679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7.9575">
                <text:p>37.9575</text:p>
              </table:table-cell>
              <table:table-cell office:value-type="float" office:value="0.370311">
                <text:p>0.370311</text:p>
              </table:table-cell>
              <table:table-cell office:value-type="float" office:value="37.906218">
                <text:p>37.906218</text:p>
              </table:table-cell>
              <table:table-cell office:value-type="float" office:value="0.352757">
                <text:p>0.35275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7.9637">
                <text:p>37.9637</text:p>
              </table:table-cell>
              <table:table-cell office:value-type="float" office:value="0.379998">
                <text:p>0.379998</text:p>
              </table:table-cell>
              <table:table-cell office:value-type="float" office:value="37.912419">
                <text:p>37.912419</text:p>
              </table:table-cell>
              <table:table-cell office:value-type="float" office:value="0.336958">
                <text:p>0.33695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7.9699">
                <text:p>37.9699</text:p>
              </table:table-cell>
              <table:table-cell office:value-type="float" office:value="0.389078">
                <text:p>0.389078</text:p>
              </table:table-cell>
              <table:table-cell office:value-type="float" office:value="37.918616">
                <text:p>37.918616</text:p>
              </table:table-cell>
              <table:table-cell office:value-type="float" office:value="0.320585">
                <text:p>0.3205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7.9761">
                <text:p>37.9761</text:p>
              </table:table-cell>
              <table:table-cell office:value-type="float" office:value="0.397551">
                <text:p>0.397551</text:p>
              </table:table-cell>
              <table:table-cell office:value-type="float" office:value="37.924809">
                <text:p>37.924809</text:p>
              </table:table-cell>
              <table:table-cell office:value-type="float" office:value="0.303641">
                <text:p>0.30364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7.9823">
                <text:p>37.9823</text:p>
              </table:table-cell>
              <table:table-cell office:value-type="float" office:value="0.405418">
                <text:p>0.405418</text:p>
              </table:table-cell>
              <table:table-cell office:value-type="float" office:value="37.930998">
                <text:p>37.930998</text:p>
              </table:table-cell>
              <table:table-cell office:value-type="float" office:value="0.286126">
                <text:p>0.2861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7.9885">
                <text:p>37.9885</text:p>
              </table:table-cell>
              <table:table-cell office:value-type="float" office:value="0.41268">
                <text:p>0.41268</text:p>
              </table:table-cell>
              <table:table-cell office:value-type="float" office:value="37.937183">
                <text:p>37.937183</text:p>
              </table:table-cell>
              <table:table-cell office:value-type="float" office:value="0.268044">
                <text:p>0.26804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7.9947">
                <text:p>37.9947</text:p>
              </table:table-cell>
              <table:table-cell office:value-type="float" office:value="0.419338">
                <text:p>0.419338</text:p>
              </table:table-cell>
              <table:table-cell office:value-type="float" office:value="37.943365">
                <text:p>37.943365</text:p>
              </table:table-cell>
              <table:table-cell office:value-type="float" office:value="0.249396">
                <text:p>0.24939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8.0009">
                <text:p>38.0009</text:p>
              </table:table-cell>
              <table:table-cell office:value-type="float" office:value="0.425392">
                <text:p>0.425392</text:p>
              </table:table-cell>
              <table:table-cell office:value-type="float" office:value="37.949543">
                <text:p>37.949543</text:p>
              </table:table-cell>
              <table:table-cell office:value-type="float" office:value="0.230184">
                <text:p>0.23018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8.007">
                <text:p>38.007</text:p>
              </table:table-cell>
              <table:table-cell office:value-type="float" office:value="0.430844">
                <text:p>0.430844</text:p>
              </table:table-cell>
              <table:table-cell office:value-type="float" office:value="37.955717">
                <text:p>37.955717</text:p>
              </table:table-cell>
              <table:table-cell office:value-type="float" office:value="0.210411">
                <text:p>0.2104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8.0132">
                <text:p>38.0132</text:p>
              </table:table-cell>
              <table:table-cell office:value-type="float" office:value="0.435695">
                <text:p>0.435695</text:p>
              </table:table-cell>
              <table:table-cell office:value-type="float" office:value="37.961887">
                <text:p>37.961887</text:p>
              </table:table-cell>
              <table:table-cell office:value-type="float" office:value="0.190078">
                <text:p>0.19007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8.0194">
                <text:p>38.0194</text:p>
              </table:table-cell>
              <table:table-cell office:value-type="float" office:value="0.439944">
                <text:p>0.439944</text:p>
              </table:table-cell>
              <table:table-cell office:value-type="float" office:value="37.968053">
                <text:p>37.968053</text:p>
              </table:table-cell>
              <table:table-cell office:value-type="float" office:value="0.169187">
                <text:p>0.16918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8.0255">
                <text:p>38.0255</text:p>
              </table:table-cell>
              <table:table-cell office:value-type="float" office:value="0.443593">
                <text:p>0.443593</text:p>
              </table:table-cell>
              <table:table-cell office:value-type="float" office:value="37.974216">
                <text:p>37.974216</text:p>
              </table:table-cell>
              <table:table-cell office:value-type="float" office:value="0.147742">
                <text:p>0.1477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8.0317">
                <text:p>38.0317</text:p>
              </table:table-cell>
              <table:table-cell office:value-type="float" office:value="0.446642">
                <text:p>0.446642</text:p>
              </table:table-cell>
              <table:table-cell office:value-type="float" office:value="37.980374">
                <text:p>37.980374</text:p>
              </table:table-cell>
              <table:table-cell office:value-type="float" office:value="0.125745">
                <text:p>0.1257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8.0379">
                <text:p>38.0379</text:p>
              </table:table-cell>
              <table:table-cell office:value-type="float" office:value="0.449091">
                <text:p>0.449091</text:p>
              </table:table-cell>
              <table:table-cell office:value-type="float" office:value="37.986529">
                <text:p>37.986529</text:p>
              </table:table-cell>
              <table:table-cell office:value-type="float" office:value="0.103197">
                <text:p>0.10319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8.044">
                <text:p>38.044</text:p>
              </table:table-cell>
              <table:table-cell office:value-type="float" office:value="0.450941">
                <text:p>0.450941</text:p>
              </table:table-cell>
              <table:table-cell office:value-type="float" office:value="37.99268">
                <text:p>37.99268</text:p>
              </table:table-cell>
              <table:table-cell office:value-type="float" office:value="0.080101">
                <text:p>0.0801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8.0502">
                <text:p>38.0502</text:p>
              </table:table-cell>
              <table:table-cell office:value-type="float" office:value="0.452191">
                <text:p>0.452191</text:p>
              </table:table-cell>
              <table:table-cell office:value-type="float" office:value="37.998828">
                <text:p>37.998828</text:p>
              </table:table-cell>
              <table:table-cell office:value-type="float" office:value="0.056461">
                <text:p>0.05646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8.0563">
                <text:p>38.0563</text:p>
              </table:table-cell>
              <table:table-cell office:value-type="float" office:value="0.452843">
                <text:p>0.452843</text:p>
              </table:table-cell>
              <table:table-cell office:value-type="float" office:value="38.004971">
                <text:p>38.004971</text:p>
              </table:table-cell>
              <table:table-cell office:value-type="float" office:value="0.032277">
                <text:p>0.03227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8.0625">
                <text:p>38.0625</text:p>
              </table:table-cell>
              <table:table-cell office:value-type="float" office:value="0.452896">
                <text:p>0.452896</text:p>
              </table:table-cell>
              <table:table-cell office:value-type="float" office:value="38.011111">
                <text:p>38.011111</text:p>
              </table:table-cell>
              <table:table-cell office:value-type="float" office:value="0.007554">
                <text:p>0.00755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8.0686">
                <text:p>38.0686</text:p>
              </table:table-cell>
              <table:table-cell office:value-type="float" office:value="0.45235">
                <text:p>0.45235</text:p>
              </table:table-cell>
              <table:table-cell office:value-type="float" office:value="38.017247">
                <text:p>38.01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8.0747">
                <text:p>38.0747</text:p>
              </table:table-cell>
              <table:table-cell office:value-type="float" office:value="0.451205">
                <text:p>0.451205</text:p>
              </table:table-cell>
              <table:table-cell office:value-type="float" office:value="38.066305">
                <text:p>38.06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8.0809">
                <text:p>38.0809</text:p>
              </table:table-cell>
              <table:table-cell office:value-type="float" office:value="0.449462">
                <text:p>0.449462</text:p>
              </table:table-cell>
              <table:table-cell office:value-type="float" office:value="38.072437">
                <text:p>38.072437</text:p>
              </table:table-cell>
              <table:table-cell office:value-type="float" office:value="0.025796">
                <text:p>0.0257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8.087">
                <text:p>38.087</text:p>
              </table:table-cell>
              <table:table-cell office:value-type="float" office:value="0.447121">
                <text:p>0.447121</text:p>
              </table:table-cell>
              <table:table-cell office:value-type="float" office:value="38.078566">
                <text:p>38.078566</text:p>
              </table:table-cell>
              <table:table-cell office:value-type="float" office:value="0.050926">
                <text:p>0.0509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8.0931">
                <text:p>38.0931</text:p>
              </table:table-cell>
              <table:table-cell office:value-type="float" office:value="0.444181">
                <text:p>0.444181</text:p>
              </table:table-cell>
              <table:table-cell office:value-type="float" office:value="38.084691">
                <text:p>38.084691</text:p>
              </table:table-cell>
              <table:table-cell office:value-type="float" office:value="0.075395">
                <text:p>0.07539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8.0992">
                <text:p>38.0992</text:p>
              </table:table-cell>
              <table:table-cell office:value-type="float" office:value="0.440643">
                <text:p>0.440643</text:p>
              </table:table-cell>
              <table:table-cell office:value-type="float" office:value="38.090812">
                <text:p>38.090812</text:p>
              </table:table-cell>
              <table:table-cell office:value-type="float" office:value="0.099205">
                <text:p>0.0992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8.1054">
                <text:p>38.1054</text:p>
              </table:table-cell>
              <table:table-cell office:value-type="float" office:value="0.436508">
                <text:p>0.436508</text:p>
              </table:table-cell>
              <table:table-cell office:value-type="float" office:value="38.096929">
                <text:p>38.096929</text:p>
              </table:table-cell>
              <table:table-cell office:value-type="float" office:value="0.12236">
                <text:p>0.1223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8.1115">
                <text:p>38.1115</text:p>
              </table:table-cell>
              <table:table-cell office:value-type="float" office:value="0.431775">
                <text:p>0.431775</text:p>
              </table:table-cell>
              <table:table-cell office:value-type="float" office:value="38.103042">
                <text:p>38.103042</text:p>
              </table:table-cell>
              <table:table-cell office:value-type="float" office:value="0.144863">
                <text:p>0.14486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8.1176">
                <text:p>38.1176</text:p>
              </table:table-cell>
              <table:table-cell office:value-type="float" office:value="0.426447">
                <text:p>0.426447</text:p>
              </table:table-cell>
              <table:table-cell office:value-type="float" office:value="38.109152">
                <text:p>38.109152</text:p>
              </table:table-cell>
              <table:table-cell office:value-type="float" office:value="0.166717">
                <text:p>0.16671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8.1237">
                <text:p>38.1237</text:p>
              </table:table-cell>
              <table:table-cell office:value-type="float" office:value="0.420522">
                <text:p>0.420522</text:p>
              </table:table-cell>
              <table:table-cell office:value-type="float" office:value="38.115258">
                <text:p>38.115258</text:p>
              </table:table-cell>
              <table:table-cell office:value-type="float" office:value="0.187925">
                <text:p>0.1879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8.1298">
                <text:p>38.1298</text:p>
              </table:table-cell>
              <table:table-cell office:value-type="float" office:value="0.414002">
                <text:p>0.414002</text:p>
              </table:table-cell>
              <table:table-cell office:value-type="float" office:value="38.121361">
                <text:p>38.121361</text:p>
              </table:table-cell>
              <table:table-cell office:value-type="float" office:value="0.208489">
                <text:p>0.20848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8.1359">
                <text:p>38.1359</text:p>
              </table:table-cell>
              <table:table-cell office:value-type="float" office:value="0.406888">
                <text:p>0.406888</text:p>
              </table:table-cell>
              <table:table-cell office:value-type="float" office:value="38.127459">
                <text:p>38.127459</text:p>
              </table:table-cell>
              <table:table-cell office:value-type="float" office:value="0.228412">
                <text:p>0.22841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8.142">
                <text:p>38.142</text:p>
              </table:table-cell>
              <table:table-cell office:value-type="float" office:value="0.399179">
                <text:p>0.399179</text:p>
              </table:table-cell>
              <table:table-cell office:value-type="float" office:value="38.133554">
                <text:p>38.133554</text:p>
              </table:table-cell>
              <table:table-cell office:value-type="float" office:value="0.247697">
                <text:p>0.24769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8.1481">
                <text:p>38.1481</text:p>
              </table:table-cell>
              <table:table-cell office:value-type="float" office:value="0.390878">
                <text:p>0.390878</text:p>
              </table:table-cell>
              <table:table-cell office:value-type="float" office:value="38.139645">
                <text:p>38.139645</text:p>
              </table:table-cell>
              <table:table-cell office:value-type="float" office:value="0.266346">
                <text:p>0.26634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8.1542">
                <text:p>38.1542</text:p>
              </table:table-cell>
              <table:table-cell office:value-type="float" office:value="0.381986">
                <text:p>0.381986</text:p>
              </table:table-cell>
              <table:table-cell office:value-type="float" office:value="38.145733">
                <text:p>38.145733</text:p>
              </table:table-cell>
              <table:table-cell office:value-type="float" office:value="0.284362">
                <text:p>0.28436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8.1602">
                <text:p>38.1602</text:p>
              </table:table-cell>
              <table:table-cell office:value-type="float" office:value="0.372502">
                <text:p>0.372502</text:p>
              </table:table-cell>
              <table:table-cell office:value-type="float" office:value="38.151816">
                <text:p>38.151816</text:p>
              </table:table-cell>
              <table:table-cell office:value-type="float" office:value="0.301746">
                <text:p>0.30174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8.1663">
                <text:p>38.1663</text:p>
              </table:table-cell>
              <table:table-cell office:value-type="float" office:value="0.362428">
                <text:p>0.362428</text:p>
              </table:table-cell>
              <table:table-cell office:value-type="float" office:value="38.157896">
                <text:p>38.157896</text:p>
              </table:table-cell>
              <table:table-cell office:value-type="float" office:value="0.318502">
                <text:p>0.31850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8.1724">
                <text:p>38.1724</text:p>
              </table:table-cell>
              <table:table-cell office:value-type="float" office:value="0.351766">
                <text:p>0.351766</text:p>
              </table:table-cell>
              <table:table-cell office:value-type="float" office:value="38.163973">
                <text:p>38.163973</text:p>
              </table:table-cell>
              <table:table-cell office:value-type="float" office:value="0.334632">
                <text:p>0.3346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8.1785">
                <text:p>38.1785</text:p>
              </table:table-cell>
              <table:table-cell office:value-type="float" office:value="0.340517">
                <text:p>0.340517</text:p>
              </table:table-cell>
              <table:table-cell office:value-type="float" office:value="38.170045">
                <text:p>38.170045</text:p>
              </table:table-cell>
              <table:table-cell office:value-type="float" office:value="0.350137">
                <text:p>0.35013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8.1845">
                <text:p>38.1845</text:p>
              </table:table-cell>
              <table:table-cell office:value-type="float" office:value="0.328681">
                <text:p>0.328681</text:p>
              </table:table-cell>
              <table:table-cell office:value-type="float" office:value="38.176114">
                <text:p>38.176114</text:p>
              </table:table-cell>
              <table:table-cell office:value-type="float" office:value="0.365019">
                <text:p>0.36501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8.1906">
                <text:p>38.1906</text:p>
              </table:table-cell>
              <table:table-cell office:value-type="float" office:value="0.316261">
                <text:p>0.316261</text:p>
              </table:table-cell>
              <table:table-cell office:value-type="float" office:value="38.18218">
                <text:p>38.18218</text:p>
              </table:table-cell>
              <table:table-cell office:value-type="float" office:value="0.379281">
                <text:p>0.37928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8.1967">
                <text:p>38.1967</text:p>
              </table:table-cell>
              <table:table-cell office:value-type="float" office:value="0.303257">
                <text:p>0.303257</text:p>
              </table:table-cell>
              <table:table-cell office:value-type="float" office:value="38.188241">
                <text:p>38.188241</text:p>
              </table:table-cell>
              <table:table-cell office:value-type="float" office:value="0.392923">
                <text:p>0.39292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8.2027">
                <text:p>38.2027</text:p>
              </table:table-cell>
              <table:table-cell office:value-type="float" office:value="0.289672">
                <text:p>0.289672</text:p>
              </table:table-cell>
              <table:table-cell office:value-type="float" office:value="38.194299">
                <text:p>38.194299</text:p>
              </table:table-cell>
              <table:table-cell office:value-type="float" office:value="0.405949">
                <text:p>0.40594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8.2088">
                <text:p>38.2088</text:p>
              </table:table-cell>
              <table:table-cell office:value-type="float" office:value="0.275506">
                <text:p>0.275506</text:p>
              </table:table-cell>
              <table:table-cell office:value-type="float" office:value="38.200353">
                <text:p>38.200353</text:p>
              </table:table-cell>
              <table:table-cell office:value-type="float" office:value="0.418359">
                <text:p>0.41835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8.2148">
                <text:p>38.2148</text:p>
              </table:table-cell>
              <table:table-cell office:value-type="float" office:value="0.260762">
                <text:p>0.260762</text:p>
              </table:table-cell>
              <table:table-cell office:value-type="float" office:value="38.206404">
                <text:p>38.206404</text:p>
              </table:table-cell>
              <table:table-cell office:value-type="float" office:value="0.430155">
                <text:p>0.4301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8.2209">
                <text:p>38.2209</text:p>
              </table:table-cell>
              <table:table-cell office:value-type="float" office:value="0.24544">
                <text:p>0.24544</text:p>
              </table:table-cell>
              <table:table-cell office:value-type="float" office:value="38.212451">
                <text:p>38.212451</text:p>
              </table:table-cell>
              <table:table-cell office:value-type="float" office:value="0.441338">
                <text:p>0.44133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8.2269">
                <text:p>38.2269</text:p>
              </table:table-cell>
              <table:table-cell office:value-type="float" office:value="0.229544">
                <text:p>0.229544</text:p>
              </table:table-cell>
              <table:table-cell office:value-type="float" office:value="38.218494">
                <text:p>38.218494</text:p>
              </table:table-cell>
              <table:table-cell office:value-type="float" office:value="0.451911">
                <text:p>0.45191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8.233">
                <text:p>38.233</text:p>
              </table:table-cell>
              <table:table-cell office:value-type="float" office:value="0.213073">
                <text:p>0.213073</text:p>
              </table:table-cell>
              <table:table-cell office:value-type="float" office:value="38.224534">
                <text:p>38.224534</text:p>
              </table:table-cell>
              <table:table-cell office:value-type="float" office:value="0.461873">
                <text:p>0.4618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8.239">
                <text:p>38.239</text:p>
              </table:table-cell>
              <table:table-cell office:value-type="float" office:value="0.196031">
                <text:p>0.196031</text:p>
              </table:table-cell>
              <table:table-cell office:value-type="float" office:value="38.23057">
                <text:p>38.23057</text:p>
              </table:table-cell>
              <table:table-cell office:value-type="float" office:value="0.471228">
                <text:p>0.4712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8.245">
                <text:p>38.245</text:p>
              </table:table-cell>
              <table:table-cell office:value-type="float" office:value="0.17842">
                <text:p>0.17842</text:p>
              </table:table-cell>
              <table:table-cell office:value-type="float" office:value="38.236602">
                <text:p>38.236602</text:p>
              </table:table-cell>
              <table:table-cell office:value-type="float" office:value="0.479975">
                <text:p>0.47997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8.2511">
                <text:p>38.2511</text:p>
              </table:table-cell>
              <table:table-cell office:value-type="float" office:value="0.160241">
                <text:p>0.160241</text:p>
              </table:table-cell>
              <table:table-cell office:value-type="float" office:value="38.242631">
                <text:p>38.242631</text:p>
              </table:table-cell>
              <table:table-cell office:value-type="float" office:value="0.488116">
                <text:p>0.48811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8.2571">
                <text:p>38.2571</text:p>
              </table:table-cell>
              <table:table-cell office:value-type="float" office:value="0.141496">
                <text:p>0.141496</text:p>
              </table:table-cell>
              <table:table-cell office:value-type="float" office:value="38.248656">
                <text:p>38.248656</text:p>
              </table:table-cell>
              <table:table-cell office:value-type="float" office:value="0.495651">
                <text:p>0.49565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8.2631">
                <text:p>38.2631</text:p>
              </table:table-cell>
              <table:table-cell office:value-type="float" office:value="0.122187">
                <text:p>0.122187</text:p>
              </table:table-cell>
              <table:table-cell office:value-type="float" office:value="38.254677">
                <text:p>38.254677</text:p>
              </table:table-cell>
              <table:table-cell office:value-type="float" office:value="0.502583">
                <text:p>0.50258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8.2691">
                <text:p>38.2691</text:p>
              </table:table-cell>
              <table:table-cell office:value-type="float" office:value="0.102317">
                <text:p>0.102317</text:p>
              </table:table-cell>
              <table:table-cell office:value-type="float" office:value="38.260695">
                <text:p>38.260695</text:p>
              </table:table-cell>
              <table:table-cell office:value-type="float" office:value="0.508911">
                <text:p>0.50891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8.2751">
                <text:p>38.2751</text:p>
              </table:table-cell>
              <table:table-cell office:value-type="float" office:value="0.0818874">
                <text:p>0.0818874</text:p>
              </table:table-cell>
              <table:table-cell office:value-type="float" office:value="38.266709">
                <text:p>38.266709</text:p>
              </table:table-cell>
              <table:table-cell office:value-type="float" office:value="0.514636">
                <text:p>0.51463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8.2811">
                <text:p>38.2811</text:p>
              </table:table-cell>
              <table:table-cell office:value-type="float" office:value="0.060901">
                <text:p>0.060901</text:p>
              </table:table-cell>
              <table:table-cell office:value-type="float" office:value="38.27272">
                <text:p>38.27272</text:p>
              </table:table-cell>
              <table:table-cell office:value-type="float" office:value="0.51976">
                <text:p>0.519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8.2872">
                <text:p>38.2872</text:p>
              </table:table-cell>
              <table:table-cell office:value-type="float" office:value="0.0393599">
                <text:p>0.0393599</text:p>
              </table:table-cell>
              <table:table-cell office:value-type="float" office:value="38.278727">
                <text:p>38.278727</text:p>
              </table:table-cell>
              <table:table-cell office:value-type="float" office:value="0.524282">
                <text:p>0.52428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8.2932">
                <text:p>38.2932</text:p>
              </table:table-cell>
              <table:table-cell office:value-type="float" office:value="0.0172664">
                <text:p>0.0172664</text:p>
              </table:table-cell>
              <table:table-cell office:value-type="float" office:value="38.28473">
                <text:p>38.28473</text:p>
              </table:table-cell>
              <table:table-cell office:value-type="float" office:value="0.528204">
                <text:p>0.5282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8.2992">
                <text:p>38.2992</text:p>
              </table:table-cell>
              <table:table-cell office:value-type="float" office:value="0">
                <text:p>0</text:p>
              </table:table-cell>
              <table:table-cell office:value-type="float" office:value="38.29073">
                <text:p>38.29073</text:p>
              </table:table-cell>
              <table:table-cell office:value-type="float" office:value="0.531526">
                <text:p>0.53152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8.3471">
                <text:p>38.3471</text:p>
              </table:table-cell>
              <table:table-cell office:value-type="float" office:value="0">
                <text:p>0</text:p>
              </table:table-cell>
              <table:table-cell office:value-type="float" office:value="38.296726">
                <text:p>38.296726</text:p>
              </table:table-cell>
              <table:table-cell office:value-type="float" office:value="0.534248">
                <text:p>0.53424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8.3531">
                <text:p>38.3531</text:p>
              </table:table-cell>
              <table:table-cell office:value-type="float" office:value="0.0226434">
                <text:p>0.0226434</text:p>
              </table:table-cell>
              <table:table-cell office:value-type="float" office:value="38.302718">
                <text:p>38.302718</text:p>
              </table:table-cell>
              <table:table-cell office:value-type="float" office:value="0.536371">
                <text:p>0.5363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8.3591">
                <text:p>38.3591</text:p>
              </table:table-cell>
              <table:table-cell office:value-type="float" office:value="0.0446368">
                <text:p>0.0446368</text:p>
              </table:table-cell>
              <table:table-cell office:value-type="float" office:value="38.308707">
                <text:p>38.308707</text:p>
              </table:table-cell>
              <table:table-cell office:value-type="float" office:value="0.537895">
                <text:p>0.5378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.3651">
                <text:p>38.3651</text:p>
              </table:table-cell>
              <table:table-cell office:value-type="float" office:value="0.065983">
                <text:p>0.065983</text:p>
              </table:table-cell>
              <table:table-cell office:value-type="float" office:value="38.314693">
                <text:p>38.314693</text:p>
              </table:table-cell>
              <table:table-cell office:value-type="float" office:value="0.53882">
                <text:p>0.538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8.3711">
                <text:p>38.3711</text:p>
              </table:table-cell>
              <table:table-cell office:value-type="float" office:value="0.086685">
                <text:p>0.086685</text:p>
              </table:table-cell>
              <table:table-cell office:value-type="float" office:value="38.320674">
                <text:p>38.320674</text:p>
              </table:table-cell>
              <table:table-cell office:value-type="float" office:value="0.539146">
                <text:p>0.53914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8.3771">
                <text:p>38.3771</text:p>
              </table:table-cell>
              <table:table-cell office:value-type="float" office:value="0.106745">
                <text:p>0.106745</text:p>
              </table:table-cell>
              <table:table-cell office:value-type="float" office:value="38.326653">
                <text:p>38.326653</text:p>
              </table:table-cell>
              <table:table-cell office:value-type="float" office:value="0.538874">
                <text:p>0.53887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8.3831">
                <text:p>38.3831</text:p>
              </table:table-cell>
              <table:table-cell office:value-type="float" office:value="0.126167">
                <text:p>0.126167</text:p>
              </table:table-cell>
              <table:table-cell office:value-type="float" office:value="38.332627">
                <text:p>38.332627</text:p>
              </table:table-cell>
              <table:table-cell office:value-type="float" office:value="0.538003">
                <text:p>0.53800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8.389">
                <text:p>38.389</text:p>
              </table:table-cell>
              <table:table-cell office:value-type="float" office:value="0.144951">
                <text:p>0.144951</text:p>
              </table:table-cell>
              <table:table-cell office:value-type="float" office:value="38.338598">
                <text:p>38.338598</text:p>
              </table:table-cell>
              <table:table-cell office:value-type="float" office:value="0.536534">
                <text:p>0.5365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8.395">
                <text:p>38.395</text:p>
              </table:table-cell>
              <table:table-cell office:value-type="float" office:value="0.163102">
                <text:p>0.163102</text:p>
              </table:table-cell>
              <table:table-cell office:value-type="float" office:value="38.344566">
                <text:p>38.344566</text:p>
              </table:table-cell>
              <table:table-cell office:value-type="float" office:value="0.534467">
                <text:p>0.5344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8.401">
                <text:p>38.401</text:p>
              </table:table-cell>
              <table:table-cell office:value-type="float" office:value="0.180621">
                <text:p>0.180621</text:p>
              </table:table-cell>
              <table:table-cell office:value-type="float" office:value="38.35053">
                <text:p>38.35053</text:p>
              </table:table-cell>
              <table:table-cell office:value-type="float" office:value="0.531801">
                <text:p>0.53180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8.4069">
                <text:p>38.4069</text:p>
              </table:table-cell>
              <table:table-cell office:value-type="float" office:value="0.197511">
                <text:p>0.197511</text:p>
              </table:table-cell>
              <table:table-cell office:value-type="float" office:value="38.35649">
                <text:p>38.35649</text:p>
              </table:table-cell>
              <table:table-cell office:value-type="float" office:value="0.528538">
                <text:p>0.52853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8.4129">
                <text:p>38.4129</text:p>
              </table:table-cell>
              <table:table-cell office:value-type="float" office:value="0.213773">
                <text:p>0.213773</text:p>
              </table:table-cell>
              <table:table-cell office:value-type="float" office:value="38.362447">
                <text:p>38.362447</text:p>
              </table:table-cell>
              <table:table-cell office:value-type="float" office:value="0.524677">
                <text:p>0.52467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8.4188">
                <text:p>38.4188</text:p>
              </table:table-cell>
              <table:table-cell office:value-type="float" office:value="0.229411">
                <text:p>0.229411</text:p>
              </table:table-cell>
              <table:table-cell office:value-type="float" office:value="38.3684">
                <text:p>38.3684</text:p>
              </table:table-cell>
              <table:table-cell office:value-type="float" office:value="0.520219">
                <text:p>0.5202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8.4248">
                <text:p>38.4248</text:p>
              </table:table-cell>
              <table:table-cell office:value-type="float" office:value="0.244425">
                <text:p>0.244425</text:p>
              </table:table-cell>
              <table:table-cell office:value-type="float" office:value="38.37435">
                <text:p>38.37435</text:p>
              </table:table-cell>
              <table:table-cell office:value-type="float" office:value="0.515164">
                <text:p>0.5151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8.4307">
                <text:p>38.4307</text:p>
              </table:table-cell>
              <table:table-cell office:value-type="float" office:value="0.258817">
                <text:p>0.258817</text:p>
              </table:table-cell>
              <table:table-cell office:value-type="float" office:value="38.380296">
                <text:p>38.380296</text:p>
              </table:table-cell>
              <table:table-cell office:value-type="float" office:value="0.509514">
                <text:p>0.5095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8.4367">
                <text:p>38.4367</text:p>
              </table:table-cell>
              <table:table-cell office:value-type="float" office:value="0.27259">
                <text:p>0.27259</text:p>
              </table:table-cell>
              <table:table-cell office:value-type="float" office:value="38.386239">
                <text:p>38.386239</text:p>
              </table:table-cell>
              <table:table-cell office:value-type="float" office:value="0.503268">
                <text:p>0.50326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8.4426">
                <text:p>38.4426</text:p>
              </table:table-cell>
              <table:table-cell office:value-type="float" office:value="0.285746">
                <text:p>0.285746</text:p>
              </table:table-cell>
              <table:table-cell office:value-type="float" office:value="38.392178">
                <text:p>38.392178</text:p>
              </table:table-cell>
              <table:table-cell office:value-type="float" office:value="0.496427">
                <text:p>0.49642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8.4486">
                <text:p>38.4486</text:p>
              </table:table-cell>
              <table:table-cell office:value-type="float" office:value="0.298285">
                <text:p>0.298285</text:p>
              </table:table-cell>
              <table:table-cell office:value-type="float" office:value="38.398113">
                <text:p>38.398113</text:p>
              </table:table-cell>
              <table:table-cell office:value-type="float" office:value="0.488993">
                <text:p>0.48899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8.4545">
                <text:p>38.4545</text:p>
              </table:table-cell>
              <table:table-cell office:value-type="float" office:value="0.31021">
                <text:p>0.31021</text:p>
              </table:table-cell>
              <table:table-cell office:value-type="float" office:value="38.404045">
                <text:p>38.404045</text:p>
              </table:table-cell>
              <table:table-cell office:value-type="float" office:value="0.480966">
                <text:p>0.48096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8.4604">
                <text:p>38.4604</text:p>
              </table:table-cell>
              <table:table-cell office:value-type="float" office:value="0.321522">
                <text:p>0.321522</text:p>
              </table:table-cell>
              <table:table-cell office:value-type="float" office:value="38.409974">
                <text:p>38.409974</text:p>
              </table:table-cell>
              <table:table-cell office:value-type="float" office:value="0.472346">
                <text:p>0.47234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.4664">
                <text:p>38.4664</text:p>
              </table:table-cell>
              <table:table-cell office:value-type="float" office:value="0.332223">
                <text:p>0.332223</text:p>
              </table:table-cell>
              <table:table-cell office:value-type="float" office:value="38.415899">
                <text:p>38.415899</text:p>
              </table:table-cell>
              <table:table-cell office:value-type="float" office:value="0.463135">
                <text:p>0.4631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8.4723">
                <text:p>38.4723</text:p>
              </table:table-cell>
              <table:table-cell office:value-type="float" office:value="0.342313">
                <text:p>0.342313</text:p>
              </table:table-cell>
              <table:table-cell office:value-type="float" office:value="38.421821">
                <text:p>38.421821</text:p>
              </table:table-cell>
              <table:table-cell office:value-type="float" office:value="0.453335">
                <text:p>0.45333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8.4782">
                <text:p>38.4782</text:p>
              </table:table-cell>
              <table:table-cell office:value-type="float" office:value="0.351794">
                <text:p>0.351794</text:p>
              </table:table-cell>
              <table:table-cell office:value-type="float" office:value="38.427739">
                <text:p>38.427739</text:p>
              </table:table-cell>
              <table:table-cell office:value-type="float" office:value="0.442945">
                <text:p>0.44294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8.4841">
                <text:p>38.4841</text:p>
              </table:table-cell>
              <table:table-cell office:value-type="float" office:value="0.360668">
                <text:p>0.360668</text:p>
              </table:table-cell>
              <table:table-cell office:value-type="float" office:value="38.433653">
                <text:p>38.433653</text:p>
              </table:table-cell>
              <table:table-cell office:value-type="float" office:value="0.431968">
                <text:p>0.43196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8.4901">
                <text:p>38.4901</text:p>
              </table:table-cell>
              <table:table-cell office:value-type="float" office:value="0.368935">
                <text:p>0.368935</text:p>
              </table:table-cell>
              <table:table-cell office:value-type="float" office:value="38.439564">
                <text:p>38.439564</text:p>
              </table:table-cell>
              <table:table-cell office:value-type="float" office:value="0.420404">
                <text:p>0.42040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8.496">
                <text:p>38.496</text:p>
              </table:table-cell>
              <table:table-cell office:value-type="float" office:value="0.376596">
                <text:p>0.376596</text:p>
              </table:table-cell>
              <table:table-cell office:value-type="float" office:value="38.445472">
                <text:p>38.445472</text:p>
              </table:table-cell>
              <table:table-cell office:value-type="float" office:value="0.408255">
                <text:p>0.4082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8.5019">
                <text:p>38.5019</text:p>
              </table:table-cell>
              <table:table-cell office:value-type="float" office:value="0.383653">
                <text:p>0.383653</text:p>
              </table:table-cell>
              <table:table-cell office:value-type="float" office:value="38.451376">
                <text:p>38.451376</text:p>
              </table:table-cell>
              <table:table-cell office:value-type="float" office:value="0.395522">
                <text:p>0.39552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8.5078">
                <text:p>38.5078</text:p>
              </table:table-cell>
              <table:table-cell office:value-type="float" office:value="0.390106">
                <text:p>0.390106</text:p>
              </table:table-cell>
              <table:table-cell office:value-type="float" office:value="38.457276">
                <text:p>38.457276</text:p>
              </table:table-cell>
              <table:table-cell office:value-type="float" office:value="0.382206">
                <text:p>0.3822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8.5137">
                <text:p>38.5137</text:p>
              </table:table-cell>
              <table:table-cell office:value-type="float" office:value="0.395956">
                <text:p>0.395956</text:p>
              </table:table-cell>
              <table:table-cell office:value-type="float" office:value="38.463173">
                <text:p>38.463173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8.5196">
                <text:p>38.5196</text:p>
              </table:table-cell>
              <table:table-cell office:value-type="float" office:value="0.401203">
                <text:p>0.401203</text:p>
              </table:table-cell>
              <table:table-cell office:value-type="float" office:value="38.469067">
                <text:p>38.469067</text:p>
              </table:table-cell>
              <table:table-cell office:value-type="float" office:value="0.353835">
                <text:p>0.35383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8.5255">
                <text:p>38.5255</text:p>
              </table:table-cell>
              <table:table-cell office:value-type="float" office:value="0.40585">
                <text:p>0.40585</text:p>
              </table:table-cell>
              <table:table-cell office:value-type="float" office:value="38.474957">
                <text:p>38.474957</text:p>
              </table:table-cell>
              <table:table-cell office:value-type="float" office:value="0.338782">
                <text:p>0.33878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8.5314">
                <text:p>38.5314</text:p>
              </table:table-cell>
              <table:table-cell office:value-type="float" office:value="0.409895">
                <text:p>0.409895</text:p>
              </table:table-cell>
              <table:table-cell office:value-type="float" office:value="38.480844">
                <text:p>38.480844</text:p>
              </table:table-cell>
              <table:table-cell office:value-type="float" office:value="0.323153">
                <text:p>0.32315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8.5372">
                <text:p>38.5372</text:p>
              </table:table-cell>
              <table:table-cell office:value-type="float" office:value="0.41334">
                <text:p>0.41334</text:p>
              </table:table-cell>
              <table:table-cell office:value-type="float" office:value="38.486727">
                <text:p>38.486727</text:p>
              </table:table-cell>
              <table:table-cell office:value-type="float" office:value="0.30695">
                <text:p>0.3069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8.5431">
                <text:p>38.5431</text:p>
              </table:table-cell>
              <table:table-cell office:value-type="float" office:value="0.416185">
                <text:p>0.416185</text:p>
              </table:table-cell>
              <table:table-cell office:value-type="float" office:value="38.492606">
                <text:p>38.492606</text:p>
              </table:table-cell>
              <table:table-cell office:value-type="float" office:value="0.290175">
                <text:p>0.29017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8.549">
                <text:p>38.549</text:p>
              </table:table-cell>
              <table:table-cell office:value-type="float" office:value="0.418431">
                <text:p>0.418431</text:p>
              </table:table-cell>
              <table:table-cell office:value-type="float" office:value="38.498483">
                <text:p>38.498483</text:p>
              </table:table-cell>
              <table:table-cell office:value-type="float" office:value="0.27283">
                <text:p>0.272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8.5549">
                <text:p>38.5549</text:p>
              </table:table-cell>
              <table:table-cell office:value-type="float" office:value="0.420077">
                <text:p>0.420077</text:p>
              </table:table-cell>
              <table:table-cell office:value-type="float" office:value="38.504356">
                <text:p>38.504356</text:p>
              </table:table-cell>
              <table:table-cell office:value-type="float" office:value="0.254916">
                <text:p>0.25491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8.5608">
                <text:p>38.5608</text:p>
              </table:table-cell>
              <table:table-cell office:value-type="float" office:value="0.421124">
                <text:p>0.421124</text:p>
              </table:table-cell>
              <table:table-cell office:value-type="float" office:value="38.510225">
                <text:p>38.510225</text:p>
              </table:table-cell>
              <table:table-cell office:value-type="float" office:value="0.236435">
                <text:p>0.23643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8.5666">
                <text:p>38.5666</text:p>
              </table:table-cell>
              <table:table-cell office:value-type="float" office:value="0.421573">
                <text:p>0.421573</text:p>
              </table:table-cell>
              <table:table-cell office:value-type="float" office:value="38.516091">
                <text:p>38.516091</text:p>
              </table:table-cell>
              <table:table-cell office:value-type="float" office:value="0.21739">
                <text:p>0.2173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8.5725">
                <text:p>38.5725</text:p>
              </table:table-cell>
              <table:table-cell office:value-type="float" office:value="0.421422">
                <text:p>0.421422</text:p>
              </table:table-cell>
              <table:table-cell office:value-type="float" office:value="38.521953">
                <text:p>38.521953</text:p>
              </table:table-cell>
              <table:table-cell office:value-type="float" office:value="0.197783">
                <text:p>0.19778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8.5784">
                <text:p>38.5784</text:p>
              </table:table-cell>
              <table:table-cell office:value-type="float" office:value="0.420673">
                <text:p>0.420673</text:p>
              </table:table-cell>
              <table:table-cell office:value-type="float" office:value="38.527812">
                <text:p>38.527812</text:p>
              </table:table-cell>
              <table:table-cell office:value-type="float" office:value="0.177616">
                <text:p>0.17761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8.5842">
                <text:p>38.5842</text:p>
              </table:table-cell>
              <table:table-cell office:value-type="float" office:value="0.419325">
                <text:p>0.419325</text:p>
              </table:table-cell>
              <table:table-cell office:value-type="float" office:value="38.533668">
                <text:p>38.533668</text:p>
              </table:table-cell>
              <table:table-cell office:value-type="float" office:value="0.15689">
                <text:p>0.156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8.5901">
                <text:p>38.5901</text:p>
              </table:table-cell>
              <table:table-cell office:value-type="float" office:value="0.417379">
                <text:p>0.417379</text:p>
              </table:table-cell>
              <table:table-cell office:value-type="float" office:value="38.53952">
                <text:p>38.53952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8.5959">
                <text:p>38.5959</text:p>
              </table:table-cell>
              <table:table-cell office:value-type="float" office:value="0.414834">
                <text:p>0.414834</text:p>
              </table:table-cell>
              <table:table-cell office:value-type="float" office:value="38.545369">
                <text:p>38.545369</text:p>
              </table:table-cell>
              <table:table-cell office:value-type="float" office:value="0.113775">
                <text:p>0.11377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.6018">
                <text:p>38.6018</text:p>
              </table:table-cell>
              <table:table-cell office:value-type="float" office:value="0.411691">
                <text:p>0.411691</text:p>
              </table:table-cell>
              <table:table-cell office:value-type="float" office:value="38.551214">
                <text:p>38.551214</text:p>
              </table:table-cell>
              <table:table-cell office:value-type="float" office:value="0.091391">
                <text:p>0.09139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8.6076">
                <text:p>38.6076</text:p>
              </table:table-cell>
              <table:table-cell office:value-type="float" office:value="0.407951">
                <text:p>0.407951</text:p>
              </table:table-cell>
              <table:table-cell office:value-type="float" office:value="38.557056">
                <text:p>38.557056</text:p>
              </table:table-cell>
              <table:table-cell office:value-type="float" office:value="0.068457">
                <text:p>0.06845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8.6135">
                <text:p>38.6135</text:p>
              </table:table-cell>
              <table:table-cell office:value-type="float" office:value="0.403613">
                <text:p>0.403613</text:p>
              </table:table-cell>
              <table:table-cell office:value-type="float" office:value="38.562895">
                <text:p>38.562895</text:p>
              </table:table-cell>
              <table:table-cell office:value-type="float" office:value="0.044978">
                <text:p>0.04497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8.6193">
                <text:p>38.6193</text:p>
              </table:table-cell>
              <table:table-cell office:value-type="float" office:value="0.398678">
                <text:p>0.398678</text:p>
              </table:table-cell>
              <table:table-cell office:value-type="float" office:value="38.56873">
                <text:p>38.56873</text:p>
              </table:table-cell>
              <table:table-cell office:value-type="float" office:value="0.020955">
                <text:p>0.02095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8.6251">
                <text:p>38.6251</text:p>
              </table:table-cell>
              <table:table-cell office:value-type="float" office:value="0.393147">
                <text:p>0.393147</text:p>
              </table:table-cell>
              <table:table-cell office:value-type="float" office:value="38.574561">
                <text:p>38.574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8.631">
                <text:p>38.631</text:p>
              </table:table-cell>
              <table:table-cell office:value-type="float" office:value="0.38702">
                <text:p>0.38702</text:p>
              </table:table-cell>
              <table:table-cell office:value-type="float" office:value="38.621188">
                <text:p>38.62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8.6368">
                <text:p>38.6368</text:p>
              </table:table-cell>
              <table:table-cell office:value-type="float" office:value="0.380298">
                <text:p>0.380298</text:p>
              </table:table-cell>
              <table:table-cell office:value-type="float" office:value="38.627016">
                <text:p>38.627016</text:p>
              </table:table-cell>
              <table:table-cell office:value-type="float" office:value="0.025102">
                <text:p>0.02510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8.6426">
                <text:p>38.6426</text:p>
              </table:table-cell>
              <table:table-cell office:value-type="float" office:value="0.372982">
                <text:p>0.372982</text:p>
              </table:table-cell>
              <table:table-cell office:value-type="float" office:value="38.632841">
                <text:p>38.632841</text:p>
              </table:table-cell>
              <table:table-cell office:value-type="float" office:value="0.049542">
                <text:p>0.04954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8.6484">
                <text:p>38.6484</text:p>
              </table:table-cell>
              <table:table-cell office:value-type="float" office:value="0.365072">
                <text:p>0.365072</text:p>
              </table:table-cell>
              <table:table-cell office:value-type="float" office:value="38.638662">
                <text:p>38.638662</text:p>
              </table:table-cell>
              <table:table-cell office:value-type="float" office:value="0.073324">
                <text:p>0.07332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8.6543">
                <text:p>38.6543</text:p>
              </table:table-cell>
              <table:table-cell office:value-type="float" office:value="0.35657">
                <text:p>0.35657</text:p>
              </table:table-cell>
              <table:table-cell office:value-type="float" office:value="38.64448">
                <text:p>38.64448</text:p>
              </table:table-cell>
              <table:table-cell office:value-type="float" office:value="0.096451">
                <text:p>0.09645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8.6601">
                <text:p>38.6601</text:p>
              </table:table-cell>
              <table:table-cell office:value-type="float" office:value="0.347476">
                <text:p>0.347476</text:p>
              </table:table-cell>
              <table:table-cell office:value-type="float" office:value="38.650295">
                <text:p>38.650295</text:p>
              </table:table-cell>
              <table:table-cell office:value-type="float" office:value="0.118926">
                <text:p>0.11892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8.6659">
                <text:p>38.6659</text:p>
              </table:table-cell>
              <table:table-cell office:value-type="float" office:value="0.337792">
                <text:p>0.337792</text:p>
              </table:table-cell>
              <table:table-cell office:value-type="float" office:value="38.656106">
                <text:p>38.656106</text:p>
              </table:table-cell>
              <table:table-cell office:value-type="float" office:value="0.140751">
                <text:p>0.14075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8.6717">
                <text:p>38.6717</text:p>
              </table:table-cell>
              <table:table-cell office:value-type="float" office:value="0.327519">
                <text:p>0.327519</text:p>
              </table:table-cell>
              <table:table-cell office:value-type="float" office:value="38.661914">
                <text:p>38.661914</text:p>
              </table:table-cell>
              <table:table-cell office:value-type="float" office:value="0.161931">
                <text:p>0.16193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8.6775">
                <text:p>38.6775</text:p>
              </table:table-cell>
              <table:table-cell office:value-type="float" office:value="0.316657">
                <text:p>0.316657</text:p>
              </table:table-cell>
              <table:table-cell office:value-type="float" office:value="38.667719">
                <text:p>38.667719</text:p>
              </table:table-cell>
              <table:table-cell office:value-type="float" office:value="0.182467">
                <text:p>0.18246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8.6833">
                <text:p>38.6833</text:p>
              </table:table-cell>
              <table:table-cell office:value-type="float" office:value="0.305209">
                <text:p>0.305209</text:p>
              </table:table-cell>
              <table:table-cell office:value-type="float" office:value="38.67352">
                <text:p>38.67352</text:p>
              </table:table-cell>
              <table:table-cell office:value-type="float" office:value="0.202363">
                <text:p>0.20236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8.6891">
                <text:p>38.6891</text:p>
              </table:table-cell>
              <table:table-cell office:value-type="float" office:value="0.293174">
                <text:p>0.293174</text:p>
              </table:table-cell>
              <table:table-cell office:value-type="float" office:value="38.679318">
                <text:p>38.679318</text:p>
              </table:table-cell>
              <table:table-cell office:value-type="float" office:value="0.22162">
                <text:p>0.221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8.6949">
                <text:p>38.6949</text:p>
              </table:table-cell>
              <table:table-cell office:value-type="float" office:value="0.280556">
                <text:p>0.280556</text:p>
              </table:table-cell>
              <table:table-cell office:value-type="float" office:value="38.685113">
                <text:p>38.685113</text:p>
              </table:table-cell>
              <table:table-cell office:value-type="float" office:value="0.240242">
                <text:p>0.2402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8.7007">
                <text:p>38.7007</text:p>
              </table:table-cell>
              <table:table-cell office:value-type="float" office:value="0.267355">
                <text:p>0.267355</text:p>
              </table:table-cell>
              <table:table-cell office:value-type="float" office:value="38.690904">
                <text:p>38.690904</text:p>
              </table:table-cell>
              <table:table-cell office:value-type="float" office:value="0.25823">
                <text:p>0.258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8.7065">
                <text:p>38.7065</text:p>
              </table:table-cell>
              <table:table-cell office:value-type="float" office:value="0.253572">
                <text:p>0.253572</text:p>
              </table:table-cell>
              <table:table-cell office:value-type="float" office:value="38.696691">
                <text:p>38.696691</text:p>
              </table:table-cell>
              <table:table-cell office:value-type="float" office:value="0.275588">
                <text:p>0.2755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8.7122">
                <text:p>38.7122</text:p>
              </table:table-cell>
              <table:table-cell office:value-type="float" office:value="0.239209">
                <text:p>0.239209</text:p>
              </table:table-cell>
              <table:table-cell office:value-type="float" office:value="38.702476">
                <text:p>38.702476</text:p>
              </table:table-cell>
              <table:table-cell office:value-type="float" office:value="0.292317">
                <text:p>0.29231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8.718">
                <text:p>38.718</text:p>
              </table:table-cell>
              <table:table-cell office:value-type="float" office:value="0.224269">
                <text:p>0.224269</text:p>
              </table:table-cell>
              <table:table-cell office:value-type="float" office:value="38.708257">
                <text:p>38.708257</text:p>
              </table:table-cell>
              <table:table-cell office:value-type="float" office:value="0.308419">
                <text:p>0.30841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8.7238">
                <text:p>38.7238</text:p>
              </table:table-cell>
              <table:table-cell office:value-type="float" office:value="0.208752">
                <text:p>0.208752</text:p>
              </table:table-cell>
              <table:table-cell office:value-type="float" office:value="38.714035">
                <text:p>38.714035</text:p>
              </table:table-cell>
              <table:table-cell office:value-type="float" office:value="0.323897">
                <text:p>0.32389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8.7296">
                <text:p>38.7296</text:p>
              </table:table-cell>
              <table:table-cell office:value-type="float" office:value="0.19266">
                <text:p>0.19266</text:p>
              </table:table-cell>
              <table:table-cell office:value-type="float" office:value="38.719809">
                <text:p>38.719809</text:p>
              </table:table-cell>
              <table:table-cell office:value-type="float" office:value="0.338752">
                <text:p>0.33875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8.7354">
                <text:p>38.7354</text:p>
              </table:table-cell>
              <table:table-cell office:value-type="float" office:value="0.175996">
                <text:p>0.175996</text:p>
              </table:table-cell>
              <table:table-cell office:value-type="float" office:value="38.72558">
                <text:p>38.72558</text:p>
              </table:table-cell>
              <table:table-cell office:value-type="float" office:value="0.352987">
                <text:p>0.35298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8.7411">
                <text:p>38.7411</text:p>
              </table:table-cell>
              <table:table-cell office:value-type="float" office:value="0.15876">
                <text:p>0.15876</text:p>
              </table:table-cell>
              <table:table-cell office:value-type="float" office:value="38.731348">
                <text:p>38.731348</text:p>
              </table:table-cell>
              <table:table-cell office:value-type="float" office:value="0.366603">
                <text:p>0.36660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8.7469">
                <text:p>38.7469</text:p>
              </table:table-cell>
              <table:table-cell office:value-type="float" office:value="0.140956">
                <text:p>0.140956</text:p>
              </table:table-cell>
              <table:table-cell office:value-type="float" office:value="38.737112">
                <text:p>38.737112</text:p>
              </table:table-cell>
              <table:table-cell office:value-type="float" office:value="0.379601">
                <text:p>0.37960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8.7526">
                <text:p>38.7526</text:p>
              </table:table-cell>
              <table:table-cell office:value-type="float" office:value="0.122584">
                <text:p>0.122584</text:p>
              </table:table-cell>
              <table:table-cell office:value-type="float" office:value="38.742873">
                <text:p>38.742873</text:p>
              </table:table-cell>
              <table:table-cell office:value-type="float" office:value="0.391985">
                <text:p>0.39198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8.7584">
                <text:p>38.7584</text:p>
              </table:table-cell>
              <table:table-cell office:value-type="float" office:value="0.103647">
                <text:p>0.103647</text:p>
              </table:table-cell>
              <table:table-cell office:value-type="float" office:value="38.748631">
                <text:p>38.748631</text:p>
              </table:table-cell>
              <table:table-cell office:value-type="float" office:value="0.403754">
                <text:p>0.40375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8.7642">
                <text:p>38.7642</text:p>
              </table:table-cell>
              <table:table-cell office:value-type="float" office:value="0.0841479">
                <text:p>0.0841479</text:p>
              </table:table-cell>
              <table:table-cell office:value-type="float" office:value="38.754386">
                <text:p>38.754386</text:p>
              </table:table-cell>
              <table:table-cell office:value-type="float" office:value="0.414911">
                <text:p>0.41491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8.7699">
                <text:p>38.7699</text:p>
              </table:table-cell>
              <table:table-cell office:value-type="float" office:value="0.0640876">
                <text:p>0.0640876</text:p>
              </table:table-cell>
              <table:table-cell office:value-type="float" office:value="38.760137">
                <text:p>38.760137</text:p>
              </table:table-cell>
              <table:table-cell office:value-type="float" office:value="0.425458">
                <text:p>0.4254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8.7757">
                <text:p>38.7757</text:p>
              </table:table-cell>
              <table:table-cell office:value-type="float" office:value="0.0434689">
                <text:p>0.0434689</text:p>
              </table:table-cell>
              <table:table-cell office:value-type="float" office:value="38.765885">
                <text:p>38.765885</text:p>
              </table:table-cell>
              <table:table-cell office:value-type="float" office:value="0.435394">
                <text:p>0.43539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8.7814">
                <text:p>38.7814</text:p>
              </table:table-cell>
              <table:table-cell office:value-type="float" office:value="0.0222939">
                <text:p>0.0222939</text:p>
              </table:table-cell>
              <table:table-cell office:value-type="float" office:value="38.771629">
                <text:p>38.771629</text:p>
              </table:table-cell>
              <table:table-cell office:value-type="float" office:value="0.444722">
                <text:p>0.44472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8.7871">
                <text:p>38.7871</text:p>
              </table:table-cell>
              <table:table-cell office:value-type="float" office:value="0.000564949">
                <text:p>0.000564949</text:p>
              </table:table-cell>
              <table:table-cell office:value-type="float" office:value="38.77737">
                <text:p>38.77737</text:p>
              </table:table-cell>
              <table:table-cell office:value-type="float" office:value="0.453443">
                <text:p>0.45344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8.7929">
                <text:p>38.7929</text:p>
              </table:table-cell>
              <table:table-cell office:value-type="float" office:value="0">
                <text:p>0</text:p>
              </table:table-cell>
              <table:table-cell office:value-type="float" office:value="38.783108">
                <text:p>38.783108</text:p>
              </table:table-cell>
              <table:table-cell office:value-type="float" office:value="0.461557">
                <text:p>0.46155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8.8388">
                <text:p>38.8388</text:p>
              </table:table-cell>
              <table:table-cell office:value-type="float" office:value="0">
                <text:p>0</text:p>
              </table:table-cell>
              <table:table-cell office:value-type="float" office:value="38.788843">
                <text:p>38.788843</text:p>
              </table:table-cell>
              <table:table-cell office:value-type="float" office:value="0.469067">
                <text:p>0.46906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8.8445">
                <text:p>38.8445</text:p>
              </table:table-cell>
              <table:table-cell office:value-type="float" office:value="0.0222805">
                <text:p>0.0222805</text:p>
              </table:table-cell>
              <table:table-cell office:value-type="float" office:value="38.794574">
                <text:p>38.794574</text:p>
              </table:table-cell>
              <table:table-cell office:value-type="float" office:value="0.475972">
                <text:p>0.47597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.8502">
                <text:p>38.8502</text:p>
              </table:table-cell>
              <table:table-cell office:value-type="float" office:value="0.0439125">
                <text:p>0.0439125</text:p>
              </table:table-cell>
              <table:table-cell office:value-type="float" office:value="38.800302">
                <text:p>38.800302</text:p>
              </table:table-cell>
              <table:table-cell office:value-type="float" office:value="0.482274">
                <text:p>0.48227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8.856">
                <text:p>38.856</text:p>
              </table:table-cell>
              <table:table-cell office:value-type="float" office:value="0.064899">
                <text:p>0.064899</text:p>
              </table:table-cell>
              <table:table-cell office:value-type="float" office:value="38.806027">
                <text:p>38.806027</text:p>
              </table:table-cell>
              <table:table-cell office:value-type="float" office:value="0.487973">
                <text:p>0.48797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8.8617">
                <text:p>38.8617</text:p>
              </table:table-cell>
              <table:table-cell office:value-type="float" office:value="0.0852428">
                <text:p>0.0852428</text:p>
              </table:table-cell>
              <table:table-cell office:value-type="float" office:value="38.811749">
                <text:p>38.811749</text:p>
              </table:table-cell>
              <table:table-cell office:value-type="float" office:value="0.493071">
                <text:p>0.49307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8.8674">
                <text:p>38.8674</text:p>
              </table:table-cell>
              <table:table-cell office:value-type="float" office:value="0.104946">
                <text:p>0.104946</text:p>
              </table:table-cell>
              <table:table-cell office:value-type="float" office:value="38.817467">
                <text:p>38.817467</text:p>
              </table:table-cell>
              <table:table-cell office:value-type="float" office:value="0.497567">
                <text:p>0.49756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8.8731">
                <text:p>38.8731</text:p>
              </table:table-cell>
              <table:table-cell office:value-type="float" office:value="0.124012">
                <text:p>0.124012</text:p>
              </table:table-cell>
              <table:table-cell office:value-type="float" office:value="38.823182">
                <text:p>38.823182</text:p>
              </table:table-cell>
              <table:table-cell office:value-type="float" office:value="0.501463">
                <text:p>0.50146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8.8788">
                <text:p>38.8788</text:p>
              </table:table-cell>
              <table:table-cell office:value-type="float" office:value="0.142443">
                <text:p>0.142443</text:p>
              </table:table-cell>
              <table:table-cell office:value-type="float" office:value="38.828894">
                <text:p>38.828894</text:p>
              </table:table-cell>
              <table:table-cell office:value-type="float" office:value="0.504759">
                <text:p>0.50475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8.8845">
                <text:p>38.8845</text:p>
              </table:table-cell>
              <table:table-cell office:value-type="float" office:value="0.160241">
                <text:p>0.160241</text:p>
              </table:table-cell>
              <table:table-cell office:value-type="float" office:value="38.834602">
                <text:p>38.834602</text:p>
              </table:table-cell>
              <table:table-cell office:value-type="float" office:value="0.507455">
                <text:p>0.5074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8.8903">
                <text:p>38.8903</text:p>
              </table:table-cell>
              <table:table-cell office:value-type="float" office:value="0.177409">
                <text:p>0.177409</text:p>
              </table:table-cell>
              <table:table-cell office:value-type="float" office:value="38.840307">
                <text:p>38.840307</text:p>
              </table:table-cell>
              <table:table-cell office:value-type="float" office:value="0.509552">
                <text:p>0.5095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8.896">
                <text:p>38.896</text:p>
              </table:table-cell>
              <table:table-cell office:value-type="float" office:value="0.193949">
                <text:p>0.193949</text:p>
              </table:table-cell>
              <table:table-cell office:value-type="float" office:value="38.846009">
                <text:p>38.846009</text:p>
              </table:table-cell>
              <table:table-cell office:value-type="float" office:value="0.51105">
                <text:p>0.5110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8.9017">
                <text:p>38.9017</text:p>
              </table:table-cell>
              <table:table-cell office:value-type="float" office:value="0.209862">
                <text:p>0.209862</text:p>
              </table:table-cell>
              <table:table-cell office:value-type="float" office:value="38.851708">
                <text:p>38.851708</text:p>
              </table:table-cell>
              <table:table-cell office:value-type="float" office:value="0.511949">
                <text:p>0.51194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8.9074">
                <text:p>38.9074</text:p>
              </table:table-cell>
              <table:table-cell office:value-type="float" office:value="0.225151">
                <text:p>0.225151</text:p>
              </table:table-cell>
              <table:table-cell office:value-type="float" office:value="38.857403">
                <text:p>38.857403</text:p>
              </table:table-cell>
              <table:table-cell office:value-type="float" office:value="0.51225">
                <text:p>0.5122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8.9131">
                <text:p>38.9131</text:p>
              </table:table-cell>
              <table:table-cell office:value-type="float" office:value="0.239819">
                <text:p>0.239819</text:p>
              </table:table-cell>
              <table:table-cell office:value-type="float" office:value="38.863095">
                <text:p>38.863095</text:p>
              </table:table-cell>
              <table:table-cell office:value-type="float" office:value="0.511952">
                <text:p>0.51195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8.9187">
                <text:p>38.9187</text:p>
              </table:table-cell>
              <table:table-cell office:value-type="float" office:value="0.253865">
                <text:p>0.253865</text:p>
              </table:table-cell>
              <table:table-cell office:value-type="float" office:value="38.868784">
                <text:p>38.868784</text:p>
              </table:table-cell>
              <table:table-cell office:value-type="float" office:value="0.511055">
                <text:p>0.51105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.9244">
                <text:p>38.9244</text:p>
              </table:table-cell>
              <table:table-cell office:value-type="float" office:value="0.267294">
                <text:p>0.267294</text:p>
              </table:table-cell>
              <table:table-cell office:value-type="float" office:value="38.87447">
                <text:p>38.87447</text:p>
              </table:table-cell>
              <table:table-cell office:value-type="float" office:value="0.50956">
                <text:p>0.5095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8.9301">
                <text:p>38.9301</text:p>
              </table:table-cell>
              <table:table-cell office:value-type="float" office:value="0.280105">
                <text:p>0.280105</text:p>
              </table:table-cell>
              <table:table-cell office:value-type="float" office:value="38.880153">
                <text:p>38.880153</text:p>
              </table:table-cell>
              <table:table-cell office:value-type="float" office:value="0.507467">
                <text:p>0.5074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8.9358">
                <text:p>38.9358</text:p>
              </table:table-cell>
              <table:table-cell office:value-type="float" office:value="0.292302">
                <text:p>0.292302</text:p>
              </table:table-cell>
              <table:table-cell office:value-type="float" office:value="38.885832">
                <text:p>38.885832</text:p>
              </table:table-cell>
              <table:table-cell office:value-type="float" office:value="0.504775">
                <text:p>0.50477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8.9415">
                <text:p>38.9415</text:p>
              </table:table-cell>
              <table:table-cell office:value-type="float" office:value="0.303885">
                <text:p>0.303885</text:p>
              </table:table-cell>
              <table:table-cell office:value-type="float" office:value="38.891508">
                <text:p>38.891508</text:p>
              </table:table-cell>
              <table:table-cell office:value-type="float" office:value="0.501486">
                <text:p>0.50148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8.9472">
                <text:p>38.9472</text:p>
              </table:table-cell>
              <table:table-cell office:value-type="float" office:value="0.314855">
                <text:p>0.314855</text:p>
              </table:table-cell>
              <table:table-cell office:value-type="float" office:value="38.897181">
                <text:p>38.897181</text:p>
              </table:table-cell>
              <table:table-cell office:value-type="float" office:value="0.497599">
                <text:p>0.49759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.9528">
                <text:p>38.9528</text:p>
              </table:table-cell>
              <table:table-cell office:value-type="float" office:value="0.325215">
                <text:p>0.325215</text:p>
              </table:table-cell>
              <table:table-cell office:value-type="float" office:value="38.90285">
                <text:p>38.90285</text:p>
              </table:table-cell>
              <table:table-cell office:value-type="float" office:value="0.493115">
                <text:p>0.4931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8.9585">
                <text:p>38.9585</text:p>
              </table:table-cell>
              <table:table-cell office:value-type="float" office:value="0.334966">
                <text:p>0.334966</text:p>
              </table:table-cell>
              <table:table-cell office:value-type="float" office:value="38.908517">
                <text:p>38.908517</text:p>
              </table:table-cell>
              <table:table-cell office:value-type="float" office:value="0.488035">
                <text:p>0.48803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8.9642">
                <text:p>38.9642</text:p>
              </table:table-cell>
              <table:table-cell office:value-type="float" office:value="0.344108">
                <text:p>0.344108</text:p>
              </table:table-cell>
              <table:table-cell office:value-type="float" office:value="38.91418">
                <text:p>38.91418</text:p>
              </table:table-cell>
              <table:table-cell office:value-type="float" office:value="0.482359">
                <text:p>0.48235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8.9698">
                <text:p>38.9698</text:p>
              </table:table-cell>
              <table:table-cell office:value-type="float" office:value="0.352643">
                <text:p>0.352643</text:p>
              </table:table-cell>
              <table:table-cell office:value-type="float" office:value="38.91984">
                <text:p>38.91984</text:p>
              </table:table-cell>
              <table:table-cell office:value-type="float" office:value="0.476087">
                <text:p>0.47608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8.9755">
                <text:p>38.9755</text:p>
              </table:table-cell>
              <table:table-cell office:value-type="float" office:value="0.360572">
                <text:p>0.360572</text:p>
              </table:table-cell>
              <table:table-cell office:value-type="float" office:value="38.925496">
                <text:p>38.925496</text:p>
              </table:table-cell>
              <table:table-cell office:value-type="float" office:value="0.469221">
                <text:p>0.4692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8.9811">
                <text:p>38.9811</text:p>
              </table:table-cell>
              <table:table-cell office:value-type="float" office:value="0.367896">
                <text:p>0.367896</text:p>
              </table:table-cell>
              <table:table-cell office:value-type="float" office:value="38.93115">
                <text:p>38.93115</text:p>
              </table:table-cell>
              <table:table-cell office:value-type="float" office:value="0.461761">
                <text:p>0.46176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8.9868">
                <text:p>38.9868</text:p>
              </table:table-cell>
              <table:table-cell office:value-type="float" office:value="0.374616">
                <text:p>0.374616</text:p>
              </table:table-cell>
              <table:table-cell office:value-type="float" office:value="38.9368">
                <text:p>38.9368</text:p>
              </table:table-cell>
              <table:table-cell office:value-type="float" office:value="0.453708">
                <text:p>0.45370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8.9924">
                <text:p>38.9924</text:p>
              </table:table-cell>
              <table:table-cell office:value-type="float" office:value="0.380732">
                <text:p>0.380732</text:p>
              </table:table-cell>
              <table:table-cell office:value-type="float" office:value="38.942447">
                <text:p>38.942447</text:p>
              </table:table-cell>
              <table:table-cell office:value-type="float" office:value="0.445063">
                <text:p>0.44506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8.9981">
                <text:p>38.9981</text:p>
              </table:table-cell>
              <table:table-cell office:value-type="float" office:value="0.386246">
                <text:p>0.386246</text:p>
              </table:table-cell>
              <table:table-cell office:value-type="float" office:value="38.948091">
                <text:p>38.948091</text:p>
              </table:table-cell>
              <table:table-cell office:value-type="float" office:value="0.435826">
                <text:p>0.43582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9.0037">
                <text:p>39.0037</text:p>
              </table:table-cell>
              <table:table-cell office:value-type="float" office:value="0.391159">
                <text:p>0.391159</text:p>
              </table:table-cell>
              <table:table-cell office:value-type="float" office:value="38.953732">
                <text:p>38.953732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9.0094">
                <text:p>39.0094</text:p>
              </table:table-cell>
              <table:table-cell office:value-type="float" office:value="0.39547">
                <text:p>0.39547</text:p>
              </table:table-cell>
              <table:table-cell office:value-type="float" office:value="38.95937">
                <text:p>38.95937</text:p>
              </table:table-cell>
              <table:table-cell office:value-type="float" office:value="0.415585">
                <text:p>0.41558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9.015">
                <text:p>39.015</text:p>
              </table:table-cell>
              <table:table-cell office:value-type="float" office:value="0.39918">
                <text:p>0.39918</text:p>
              </table:table-cell>
              <table:table-cell office:value-type="float" office:value="38.965004">
                <text:p>38.965004</text:p>
              </table:table-cell>
              <table:table-cell office:value-type="float" office:value="0.404582">
                <text:p>0.40458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9.0207">
                <text:p>39.0207</text:p>
              </table:table-cell>
              <table:table-cell office:value-type="float" office:value="0.40229">
                <text:p>0.40229</text:p>
              </table:table-cell>
              <table:table-cell office:value-type="float" office:value="38.970635">
                <text:p>38.970635</text:p>
              </table:table-cell>
              <table:table-cell office:value-type="float" office:value="0.392993">
                <text:p>0.3929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9.0263">
                <text:p>39.0263</text:p>
              </table:table-cell>
              <table:table-cell office:value-type="float" office:value="0.404801">
                <text:p>0.404801</text:p>
              </table:table-cell>
              <table:table-cell office:value-type="float" office:value="38.976264">
                <text:p>38.976264</text:p>
              </table:table-cell>
              <table:table-cell office:value-type="float" office:value="0.380818">
                <text:p>0.3808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9.0319">
                <text:p>39.0319</text:p>
              </table:table-cell>
              <table:table-cell office:value-type="float" office:value="0.406712">
                <text:p>0.406712</text:p>
              </table:table-cell>
              <table:table-cell office:value-type="float" office:value="38.981888">
                <text:p>38.981888</text:p>
              </table:table-cell>
              <table:table-cell office:value-type="float" office:value="0.36806">
                <text:p>0.3680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9.0375">
                <text:p>39.0375</text:p>
              </table:table-cell>
              <table:table-cell office:value-type="float" office:value="0.408024">
                <text:p>0.408024</text:p>
              </table:table-cell>
              <table:table-cell office:value-type="float" office:value="38.98751">
                <text:p>38.98751</text:p>
              </table:table-cell>
              <table:table-cell office:value-type="float" office:value="0.35472">
                <text:p>0.3547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9.0432">
                <text:p>39.0432</text:p>
              </table:table-cell>
              <table:table-cell office:value-type="float" office:value="0.408738">
                <text:p>0.408738</text:p>
              </table:table-cell>
              <table:table-cell office:value-type="float" office:value="38.993129">
                <text:p>38.993129</text:p>
              </table:table-cell>
              <table:table-cell office:value-type="float" office:value="0.340799">
                <text:p>0.34079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9.0488">
                <text:p>39.0488</text:p>
              </table:table-cell>
              <table:table-cell office:value-type="float" office:value="0.408852">
                <text:p>0.408852</text:p>
              </table:table-cell>
              <table:table-cell office:value-type="float" office:value="38.998744">
                <text:p>38.998744</text:p>
              </table:table-cell>
              <table:table-cell office:value-type="float" office:value="0.326298">
                <text:p>0.32629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9.0544">
                <text:p>39.0544</text:p>
              </table:table-cell>
              <table:table-cell office:value-type="float" office:value="0.408368">
                <text:p>0.408368</text:p>
              </table:table-cell>
              <table:table-cell office:value-type="float" office:value="39.004357">
                <text:p>39.004357</text:p>
              </table:table-cell>
              <table:table-cell office:value-type="float" office:value="0.311221">
                <text:p>0.31122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9.06">
                <text:p>39.06</text:p>
              </table:table-cell>
              <table:table-cell office:value-type="float" office:value="0.407285">
                <text:p>0.407285</text:p>
              </table:table-cell>
              <table:table-cell office:value-type="float" office:value="39.009966">
                <text:p>39.009966</text:p>
              </table:table-cell>
              <table:table-cell office:value-type="float" office:value="0.295567">
                <text:p>0.29556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9.0656">
                <text:p>39.0656</text:p>
              </table:table-cell>
              <table:table-cell office:value-type="float" office:value="0.405603">
                <text:p>0.405603</text:p>
              </table:table-cell>
              <table:table-cell office:value-type="float" office:value="39.015572">
                <text:p>39.015572</text:p>
              </table:table-cell>
              <table:table-cell office:value-type="float" office:value="0.279339">
                <text:p>0.27933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9.0712">
                <text:p>39.0712</text:p>
              </table:table-cell>
              <table:table-cell office:value-type="float" office:value="0.403323">
                <text:p>0.403323</text:p>
              </table:table-cell>
              <table:table-cell office:value-type="float" office:value="39.021174">
                <text:p>39.021174</text:p>
              </table:table-cell>
              <table:table-cell office:value-type="float" office:value="0.262539">
                <text:p>0.26253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.0768">
                <text:p>39.0768</text:p>
              </table:table-cell>
              <table:table-cell office:value-type="float" office:value="0.400444">
                <text:p>0.400444</text:p>
              </table:table-cell>
              <table:table-cell office:value-type="float" office:value="39.026774">
                <text:p>39.026774</text:p>
              </table:table-cell>
              <table:table-cell office:value-type="float" office:value="0.245169">
                <text:p>0.24516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9.0824">
                <text:p>39.0824</text:p>
              </table:table-cell>
              <table:table-cell office:value-type="float" office:value="0.396968">
                <text:p>0.396968</text:p>
              </table:table-cell>
              <table:table-cell office:value-type="float" office:value="39.032371">
                <text:p>39.032371</text:p>
              </table:table-cell>
              <table:table-cell office:value-type="float" office:value="0.22723">
                <text:p>0.227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9.088">
                <text:p>39.088</text:p>
              </table:table-cell>
              <table:table-cell office:value-type="float" office:value="0.392894">
                <text:p>0.392894</text:p>
              </table:table-cell>
              <table:table-cell office:value-type="float" office:value="39.037964">
                <text:p>39.037964</text:p>
              </table:table-cell>
              <table:table-cell office:value-type="float" office:value="0.208725">
                <text:p>0.2087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9.0936">
                <text:p>39.0936</text:p>
              </table:table-cell>
              <table:table-cell office:value-type="float" office:value="0.388223">
                <text:p>0.388223</text:p>
              </table:table-cell>
              <table:table-cell office:value-type="float" office:value="39.043554">
                <text:p>39.043554</text:p>
              </table:table-cell>
              <table:table-cell office:value-type="float" office:value="0.189656">
                <text:p>0.18965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9.0992">
                <text:p>39.0992</text:p>
              </table:table-cell>
              <table:table-cell office:value-type="float" office:value="0.382955">
                <text:p>0.382955</text:p>
              </table:table-cell>
              <table:table-cell office:value-type="float" office:value="39.049142">
                <text:p>39.049142</text:p>
              </table:table-cell>
              <table:table-cell office:value-type="float" office:value="0.170024">
                <text:p>0.17002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9.1048">
                <text:p>39.1048</text:p>
              </table:table-cell>
              <table:table-cell office:value-type="float" office:value="0.377092">
                <text:p>0.377092</text:p>
              </table:table-cell>
              <table:table-cell office:value-type="float" office:value="39.054726">
                <text:p>39.054726</text:p>
              </table:table-cell>
              <table:table-cell office:value-type="float" office:value="0.149833">
                <text:p>0.14983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9.1104">
                <text:p>39.1104</text:p>
              </table:table-cell>
              <table:table-cell office:value-type="float" office:value="0.370633">
                <text:p>0.370633</text:p>
              </table:table-cell>
              <table:table-cell office:value-type="float" office:value="39.060307">
                <text:p>39.060307</text:p>
              </table:table-cell>
              <table:table-cell office:value-type="float" office:value="0.129084">
                <text:p>0.12908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9.116">
                <text:p>39.116</text:p>
              </table:table-cell>
              <table:table-cell office:value-type="float" office:value="0.363579">
                <text:p>0.363579</text:p>
              </table:table-cell>
              <table:table-cell office:value-type="float" office:value="39.065884">
                <text:p>39.065884</text:p>
              </table:table-cell>
              <table:table-cell office:value-type="float" office:value="0.107779">
                <text:p>0.10777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9.1215">
                <text:p>39.1215</text:p>
              </table:table-cell>
              <table:table-cell office:value-type="float" office:value="0.355932">
                <text:p>0.355932</text:p>
              </table:table-cell>
              <table:table-cell office:value-type="float" office:value="39.071459">
                <text:p>39.071459</text:p>
              </table:table-cell>
              <table:table-cell office:value-type="float" office:value="0.085921">
                <text:p>0.08592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9.1271">
                <text:p>39.1271</text:p>
              </table:table-cell>
              <table:table-cell office:value-type="float" office:value="0.347692">
                <text:p>0.347692</text:p>
              </table:table-cell>
              <table:table-cell office:value-type="float" office:value="39.077031">
                <text:p>39.077031</text:p>
              </table:table-cell>
              <table:table-cell office:value-type="float" office:value="0.063512">
                <text:p>0.0635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9.1327">
                <text:p>39.1327</text:p>
              </table:table-cell>
              <table:table-cell office:value-type="float" office:value="0.33886">
                <text:p>0.33886</text:p>
              </table:table-cell>
              <table:table-cell office:value-type="float" office:value="39.082599">
                <text:p>39.082599</text:p>
              </table:table-cell>
              <table:table-cell office:value-type="float" office:value="0.040555">
                <text:p>0.0405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9.1382">
                <text:p>39.1382</text:p>
              </table:table-cell>
              <table:table-cell office:value-type="float" office:value="0.329437">
                <text:p>0.329437</text:p>
              </table:table-cell>
              <table:table-cell office:value-type="float" office:value="39.088165">
                <text:p>39.088165</text:p>
              </table:table-cell>
              <table:table-cell office:value-type="float" office:value="0.017052">
                <text:p>0.01705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9.1438">
                <text:p>39.1438</text:p>
              </table:table-cell>
              <table:table-cell office:value-type="float" office:value="0.319424">
                <text:p>0.319424</text:p>
              </table:table-cell>
              <table:table-cell office:value-type="float" office:value="39.093727">
                <text:p>39.09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9.1494">
                <text:p>39.1494</text:p>
              </table:table-cell>
              <table:table-cell office:value-type="float" office:value="0.308822">
                <text:p>0.308822</text:p>
              </table:table-cell>
              <table:table-cell office:value-type="float" office:value="39.138201">
                <text:p>39.13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9.1549">
                <text:p>39.1549</text:p>
              </table:table-cell>
              <table:table-cell office:value-type="float" office:value="0.297633">
                <text:p>0.297633</text:p>
              </table:table-cell>
              <table:table-cell office:value-type="float" office:value="39.14376">
                <text:p>39.14376</text:p>
              </table:table-cell>
              <table:table-cell office:value-type="float" office:value="0.024587">
                <text:p>0.02458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.1605">
                <text:p>39.1605</text:p>
              </table:table-cell>
              <table:table-cell office:value-type="float" office:value="0.285857">
                <text:p>0.285857</text:p>
              </table:table-cell>
              <table:table-cell office:value-type="float" office:value="39.149316">
                <text:p>39.149316</text:p>
              </table:table-cell>
              <table:table-cell office:value-type="float" office:value="0.048515">
                <text:p>0.04851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9.166">
                <text:p>39.166</text:p>
              </table:table-cell>
              <table:table-cell office:value-type="float" office:value="0.273497">
                <text:p>0.273497</text:p>
              </table:table-cell>
              <table:table-cell office:value-type="float" office:value="39.154869">
                <text:p>39.154869</text:p>
              </table:table-cell>
              <table:table-cell office:value-type="float" office:value="0.071787">
                <text:p>0.07178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9.1716">
                <text:p>39.1716</text:p>
              </table:table-cell>
              <table:table-cell office:value-type="float" office:value="0.260553">
                <text:p>0.260553</text:p>
              </table:table-cell>
              <table:table-cell office:value-type="float" office:value="39.160419">
                <text:p>39.160419</text:p>
              </table:table-cell>
              <table:table-cell office:value-type="float" office:value="0.094406">
                <text:p>0.09440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9.1771">
                <text:p>39.1771</text:p>
              </table:table-cell>
              <table:table-cell office:value-type="float" office:value="0.247028">
                <text:p>0.247028</text:p>
              </table:table-cell>
              <table:table-cell office:value-type="float" office:value="39.165966">
                <text:p>39.165966</text:p>
              </table:table-cell>
              <table:table-cell office:value-type="float" office:value="0.116376">
                <text:p>0.11637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9.1827">
                <text:p>39.1827</text:p>
              </table:table-cell>
              <table:table-cell office:value-type="float" office:value="0.232921">
                <text:p>0.232921</text:p>
              </table:table-cell>
              <table:table-cell office:value-type="float" office:value="39.171509">
                <text:p>39.171509</text:p>
              </table:table-cell>
              <table:table-cell office:value-type="float" office:value="0.137699">
                <text:p>0.13769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.1882">
                <text:p>39.1882</text:p>
              </table:table-cell>
              <table:table-cell office:value-type="float" office:value="0.218236">
                <text:p>0.218236</text:p>
              </table:table-cell>
              <table:table-cell office:value-type="float" office:value="39.17705">
                <text:p>39.17705</text:p>
              </table:table-cell>
              <table:table-cell office:value-type="float" office:value="0.158378">
                <text:p>0.15837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9.1938">
                <text:p>39.1938</text:p>
              </table:table-cell>
              <table:table-cell office:value-type="float" office:value="0.202974">
                <text:p>0.202974</text:p>
              </table:table-cell>
              <table:table-cell office:value-type="float" office:value="39.182588">
                <text:p>39.182588</text:p>
              </table:table-cell>
              <table:table-cell office:value-type="float" office:value="0.178416">
                <text:p>0.17841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9.1993">
                <text:p>39.1993</text:p>
              </table:table-cell>
              <table:table-cell office:value-type="float" office:value="0.187136">
                <text:p>0.187136</text:p>
              </table:table-cell>
              <table:table-cell office:value-type="float" office:value="39.188122">
                <text:p>39.188122</text:p>
              </table:table-cell>
              <table:table-cell office:value-type="float" office:value="0.197814">
                <text:p>0.1978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.2048">
                <text:p>39.2048</text:p>
              </table:table-cell>
              <table:table-cell office:value-type="float" office:value="0.170725">
                <text:p>0.170725</text:p>
              </table:table-cell>
              <table:table-cell office:value-type="float" office:value="39.193654">
                <text:p>39.193654</text:p>
              </table:table-cell>
              <table:table-cell office:value-type="float" office:value="0.216577">
                <text:p>0.21657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.2104">
                <text:p>39.2104</text:p>
              </table:table-cell>
              <table:table-cell office:value-type="float" office:value="0.153741">
                <text:p>0.153741</text:p>
              </table:table-cell>
              <table:table-cell office:value-type="float" office:value="39.199182">
                <text:p>39.199182</text:p>
              </table:table-cell>
              <table:table-cell office:value-type="float" office:value="0.234706">
                <text:p>0.23470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9.2159">
                <text:p>39.2159</text:p>
              </table:table-cell>
              <table:table-cell office:value-type="float" office:value="0.136188">
                <text:p>0.136188</text:p>
              </table:table-cell>
              <table:table-cell office:value-type="float" office:value="39.204708">
                <text:p>39.204708</text:p>
              </table:table-cell>
              <table:table-cell office:value-type="float" office:value="0.252204">
                <text:p>0.2522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9.2214">
                <text:p>39.2214</text:p>
              </table:table-cell>
              <table:table-cell office:value-type="float" office:value="0.118067">
                <text:p>0.118067</text:p>
              </table:table-cell>
              <table:table-cell office:value-type="float" office:value="39.21023">
                <text:p>39.21023</text:p>
              </table:table-cell>
              <table:table-cell office:value-type="float" office:value="0.269072">
                <text:p>0.26907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.2269">
                <text:p>39.2269</text:p>
              </table:table-cell>
              <table:table-cell office:value-type="float" office:value="0.0993801">
                <text:p>0.0993801</text:p>
              </table:table-cell>
              <table:table-cell office:value-type="float" office:value="39.215749">
                <text:p>39.215749</text:p>
              </table:table-cell>
              <table:table-cell office:value-type="float" office:value="0.285313">
                <text:p>0.28531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.2324">
                <text:p>39.2324</text:p>
              </table:table-cell>
              <table:table-cell office:value-type="float" office:value="0.0801292">
                <text:p>0.0801292</text:p>
              </table:table-cell>
              <table:table-cell office:value-type="float" office:value="39.221266">
                <text:p>39.221266</text:p>
              </table:table-cell>
              <table:table-cell office:value-type="float" office:value="0.30093">
                <text:p>0.3009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.238">
                <text:p>39.238</text:p>
              </table:table-cell>
              <table:table-cell office:value-type="float" office:value="0.0603167">
                <text:p>0.0603167</text:p>
              </table:table-cell>
              <table:table-cell office:value-type="float" office:value="39.226779">
                <text:p>39.226779</text:p>
              </table:table-cell>
              <table:table-cell office:value-type="float" office:value="0.315923">
                <text:p>0.31592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.2435">
                <text:p>39.2435</text:p>
              </table:table-cell>
              <table:table-cell office:value-type="float" office:value="0.0399446">
                <text:p>0.0399446</text:p>
              </table:table-cell>
              <table:table-cell office:value-type="float" office:value="39.232289">
                <text:p>39.232289</text:p>
              </table:table-cell>
              <table:table-cell office:value-type="float" office:value="0.330296">
                <text:p>0.33029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.249">
                <text:p>39.249</text:p>
              </table:table-cell>
              <table:table-cell office:value-type="float" office:value="0.0190153">
                <text:p>0.0190153</text:p>
              </table:table-cell>
              <table:table-cell office:value-type="float" office:value="39.237796">
                <text:p>39.237796</text:p>
              </table:table-cell>
              <table:table-cell office:value-type="float" office:value="0.344049">
                <text:p>0.34404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.2545">
                <text:p>39.2545</text:p>
              </table:table-cell>
              <table:table-cell office:value-type="float" office:value="0">
                <text:p>0</text:p>
              </table:table-cell>
              <table:table-cell office:value-type="float" office:value="39.2433">
                <text:p>39.2433</text:p>
              </table:table-cell>
              <table:table-cell office:value-type="float" office:value="0.357185">
                <text:p>0.35718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.2985">
                <text:p>39.2985</text:p>
              </table:table-cell>
              <table:table-cell office:value-type="float" office:value="0">
                <text:p>0</text:p>
              </table:table-cell>
              <table:table-cell office:value-type="float" office:value="39.248801">
                <text:p>39.248801</text:p>
              </table:table-cell>
              <table:table-cell office:value-type="float" office:value="0.369705">
                <text:p>0.36970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.304">
                <text:p>39.304</text:p>
              </table:table-cell>
              <table:table-cell office:value-type="float" office:value="0.0214843">
                <text:p>0.0214843</text:p>
              </table:table-cell>
              <table:table-cell office:value-type="float" office:value="39.254299">
                <text:p>39.254299</text:p>
              </table:table-cell>
              <table:table-cell office:value-type="float" office:value="0.38161">
                <text:p>0.381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.3095">
                <text:p>39.3095</text:p>
              </table:table-cell>
              <table:table-cell office:value-type="float" office:value="0.0423236">
                <text:p>0.0423236</text:p>
              </table:table-cell>
              <table:table-cell office:value-type="float" office:value="39.259794">
                <text:p>39.259794</text:p>
              </table:table-cell>
              <table:table-cell office:value-type="float" office:value="0.392903">
                <text:p>0.3929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.315">
                <text:p>39.315</text:p>
              </table:table-cell>
              <table:table-cell office:value-type="float" office:value="0.0625208">
                <text:p>0.0625208</text:p>
              </table:table-cell>
              <table:table-cell office:value-type="float" office:value="39.265286">
                <text:p>39.265286</text:p>
              </table:table-cell>
              <table:table-cell office:value-type="float" office:value="0.403585">
                <text:p>0.40358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.3205">
                <text:p>39.3205</text:p>
              </table:table-cell>
              <table:table-cell office:value-type="float" office:value="0.0820784">
                <text:p>0.0820784</text:p>
              </table:table-cell>
              <table:table-cell office:value-type="float" office:value="39.270775">
                <text:p>39.270775</text:p>
              </table:table-cell>
              <table:table-cell office:value-type="float" office:value="0.413657">
                <text:p>0.41365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.326">
                <text:p>39.326</text:p>
              </table:table-cell>
              <table:table-cell office:value-type="float" office:value="0.100999">
                <text:p>0.100999</text:p>
              </table:table-cell>
              <table:table-cell office:value-type="float" office:value="39.276261">
                <text:p>39.276261</text:p>
              </table:table-cell>
              <table:table-cell office:value-type="float" office:value="0.42312">
                <text:p>0.4231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.3314">
                <text:p>39.3314</text:p>
              </table:table-cell>
              <table:table-cell office:value-type="float" office:value="0.119285">
                <text:p>0.119285</text:p>
              </table:table-cell>
              <table:table-cell office:value-type="float" office:value="39.281744">
                <text:p>39.281744</text:p>
              </table:table-cell>
              <table:table-cell office:value-type="float" office:value="0.431976">
                <text:p>0.4319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.3369">
                <text:p>39.3369</text:p>
              </table:table-cell>
              <table:table-cell office:value-type="float" office:value="0.136939">
                <text:p>0.136939</text:p>
              </table:table-cell>
              <table:table-cell office:value-type="float" office:value="39.287224">
                <text:p>39.287224</text:p>
              </table:table-cell>
              <table:table-cell office:value-type="float" office:value="0.440225">
                <text:p>0.44022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.3424">
                <text:p>39.3424</text:p>
              </table:table-cell>
              <table:table-cell office:value-type="float" office:value="0.153963">
                <text:p>0.153963</text:p>
              </table:table-cell>
              <table:table-cell office:value-type="float" office:value="39.292701">
                <text:p>39.292701</text:p>
              </table:table-cell>
              <table:table-cell office:value-type="float" office:value="0.447868">
                <text:p>0.44786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.3479">
                <text:p>39.3479</text:p>
              </table:table-cell>
              <table:table-cell office:value-type="float" office:value="0.170359">
                <text:p>0.170359</text:p>
              </table:table-cell>
              <table:table-cell office:value-type="float" office:value="39.298175">
                <text:p>39.298175</text:p>
              </table:table-cell>
              <table:table-cell office:value-type="float" office:value="0.454908">
                <text:p>0.45490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.3534">
                <text:p>39.3534</text:p>
              </table:table-cell>
              <table:table-cell office:value-type="float" office:value="0.18613">
                <text:p>0.18613</text:p>
              </table:table-cell>
              <table:table-cell office:value-type="float" office:value="39.303646">
                <text:p>39.303646</text:p>
              </table:table-cell>
              <table:table-cell office:value-type="float" office:value="0.461344">
                <text:p>0.46134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.3588">
                <text:p>39.3588</text:p>
              </table:table-cell>
              <table:table-cell office:value-type="float" office:value="0.201277">
                <text:p>0.201277</text:p>
              </table:table-cell>
              <table:table-cell office:value-type="float" office:value="39.309114">
                <text:p>39.309114</text:p>
              </table:table-cell>
              <table:table-cell office:value-type="float" office:value="0.467177">
                <text:p>0.46717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.3643">
                <text:p>39.3643</text:p>
              </table:table-cell>
              <table:table-cell office:value-type="float" office:value="0.215802">
                <text:p>0.215802</text:p>
              </table:table-cell>
              <table:table-cell office:value-type="float" office:value="39.314579">
                <text:p>39.314579</text:p>
              </table:table-cell>
              <table:table-cell office:value-type="float" office:value="0.472408">
                <text:p>0.47240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.3698">
                <text:p>39.3698</text:p>
              </table:table-cell>
              <table:table-cell office:value-type="float" office:value="0.229707">
                <text:p>0.229707</text:p>
              </table:table-cell>
              <table:table-cell office:value-type="float" office:value="39.320041">
                <text:p>39.320041</text:p>
              </table:table-cell>
              <table:table-cell office:value-type="float" office:value="0.477038">
                <text:p>0.47703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.3752">
                <text:p>39.3752</text:p>
              </table:table-cell>
              <table:table-cell office:value-type="float" office:value="0.242995">
                <text:p>0.242995</text:p>
              </table:table-cell>
              <table:table-cell office:value-type="float" office:value="39.3255">
                <text:p>39.3255</text:p>
              </table:table-cell>
              <table:table-cell office:value-type="float" office:value="0.481068">
                <text:p>0.48106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.3807">
                <text:p>39.3807</text:p>
              </table:table-cell>
              <table:table-cell office:value-type="float" office:value="0.255665">
                <text:p>0.255665</text:p>
              </table:table-cell>
              <table:table-cell office:value-type="float" office:value="39.330956">
                <text:p>39.330956</text:p>
              </table:table-cell>
              <table:table-cell office:value-type="float" office:value="0.484497">
                <text:p>0.48449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.3861">
                <text:p>39.3861</text:p>
              </table:table-cell>
              <table:table-cell office:value-type="float" office:value="0.267722">
                <text:p>0.267722</text:p>
              </table:table-cell>
              <table:table-cell office:value-type="float" office:value="39.336409">
                <text:p>39.336409</text:p>
              </table:table-cell>
              <table:table-cell office:value-type="float" office:value="0.487326">
                <text:p>0.4873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.3916">
                <text:p>39.3916</text:p>
              </table:table-cell>
              <table:table-cell office:value-type="float" office:value="0.279164">
                <text:p>0.279164</text:p>
              </table:table-cell>
              <table:table-cell office:value-type="float" office:value="39.341859">
                <text:p>39.341859</text:p>
              </table:table-cell>
              <table:table-cell office:value-type="float" office:value="0.489556">
                <text:p>0.48955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.397">
                <text:p>39.397</text:p>
              </table:table-cell>
              <table:table-cell office:value-type="float" office:value="0.289995">
                <text:p>0.289995</text:p>
              </table:table-cell>
              <table:table-cell office:value-type="float" office:value="39.347306">
                <text:p>39.347306</text:p>
              </table:table-cell>
              <table:table-cell office:value-type="float" office:value="0.491187">
                <text:p>0.49118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.4025">
                <text:p>39.4025</text:p>
              </table:table-cell>
              <table:table-cell office:value-type="float" office:value="0.300216">
                <text:p>0.300216</text:p>
              </table:table-cell>
              <table:table-cell office:value-type="float" office:value="39.35275">
                <text:p>39.35275</text:p>
              </table:table-cell>
              <table:table-cell office:value-type="float" office:value="0.492219">
                <text:p>0.49221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9.4079">
                <text:p>39.4079</text:p>
              </table:table-cell>
              <table:table-cell office:value-type="float" office:value="0.309827">
                <text:p>0.309827</text:p>
              </table:table-cell>
              <table:table-cell office:value-type="float" office:value="39.358192">
                <text:p>39.358192</text:p>
              </table:table-cell>
              <table:table-cell office:value-type="float" office:value="0.492653">
                <text:p>0.49265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.4134">
                <text:p>39.4134</text:p>
              </table:table-cell>
              <table:table-cell office:value-type="float" office:value="0.31883">
                <text:p>0.31883</text:p>
              </table:table-cell>
              <table:table-cell office:value-type="float" office:value="39.36363">
                <text:p>39.36363</text:p>
              </table:table-cell>
              <table:table-cell office:value-type="float" office:value="0.492488">
                <text:p>0.49248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9.4188">
                <text:p>39.4188</text:p>
              </table:table-cell>
              <table:table-cell office:value-type="float" office:value="0.327227">
                <text:p>0.327227</text:p>
              </table:table-cell>
              <table:table-cell office:value-type="float" office:value="39.369065">
                <text:p>39.369065</text:p>
              </table:table-cell>
              <table:table-cell office:value-type="float" office:value="0.491724">
                <text:p>0.49172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.4242">
                <text:p>39.4242</text:p>
              </table:table-cell>
              <table:table-cell office:value-type="float" office:value="0.335017">
                <text:p>0.335017</text:p>
              </table:table-cell>
              <table:table-cell office:value-type="float" office:value="39.374497">
                <text:p>39.374497</text:p>
              </table:table-cell>
              <table:table-cell office:value-type="float" office:value="0.490362">
                <text:p>0.49036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.4297">
                <text:p>39.4297</text:p>
              </table:table-cell>
              <table:table-cell office:value-type="float" office:value="0.342203">
                <text:p>0.342203</text:p>
              </table:table-cell>
              <table:table-cell office:value-type="float" office:value="39.379927">
                <text:p>39.379927</text:p>
              </table:table-cell>
              <table:table-cell office:value-type="float" office:value="0.488402">
                <text:p>0.48840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9.4351">
                <text:p>39.4351</text:p>
              </table:table-cell>
              <table:table-cell office:value-type="float" office:value="0.348785">
                <text:p>0.348785</text:p>
              </table:table-cell>
              <table:table-cell office:value-type="float" office:value="39.385353">
                <text:p>39.385353</text:p>
              </table:table-cell>
              <table:table-cell office:value-type="float" office:value="0.485843">
                <text:p>0.48584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9.4405">
                <text:p>39.4405</text:p>
              </table:table-cell>
              <table:table-cell office:value-type="float" office:value="0.354764">
                <text:p>0.354764</text:p>
              </table:table-cell>
              <table:table-cell office:value-type="float" office:value="39.390777">
                <text:p>39.390777</text:p>
              </table:table-cell>
              <table:table-cell office:value-type="float" office:value="0.482687">
                <text:p>0.48268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9.446">
                <text:p>39.446</text:p>
              </table:table-cell>
              <table:table-cell office:value-type="float" office:value="0.36014">
                <text:p>0.36014</text:p>
              </table:table-cell>
              <table:table-cell office:value-type="float" office:value="39.396197">
                <text:p>39.396197</text:p>
              </table:table-cell>
              <table:table-cell office:value-type="float" office:value="0.478933">
                <text:p>0.47893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9.4514">
                <text:p>39.4514</text:p>
              </table:table-cell>
              <table:table-cell office:value-type="float" office:value="0.364915">
                <text:p>0.364915</text:p>
              </table:table-cell>
              <table:table-cell office:value-type="float" office:value="39.401615">
                <text:p>39.401615</text:p>
              </table:table-cell>
              <table:table-cell office:value-type="float" office:value="0.474581">
                <text:p>0.47458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.4568">
                <text:p>39.4568</text:p>
              </table:table-cell>
              <table:table-cell office:value-type="float" office:value="0.369089">
                <text:p>0.369089</text:p>
              </table:table-cell>
              <table:table-cell office:value-type="float" office:value="39.407029">
                <text:p>39.407029</text:p>
              </table:table-cell>
              <table:table-cell office:value-type="float" office:value="0.469634">
                <text:p>0.46963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9.4622">
                <text:p>39.4622</text:p>
              </table:table-cell>
              <table:table-cell office:value-type="float" office:value="0.372662">
                <text:p>0.372662</text:p>
              </table:table-cell>
              <table:table-cell office:value-type="float" office:value="39.412441">
                <text:p>39.412441</text:p>
              </table:table-cell>
              <table:table-cell office:value-type="float" office:value="0.46409">
                <text:p>0.4640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9.4676">
                <text:p>39.4676</text:p>
              </table:table-cell>
              <table:table-cell office:value-type="float" office:value="0.375635">
                <text:p>0.375635</text:p>
              </table:table-cell>
              <table:table-cell office:value-type="float" office:value="39.41785">
                <text:p>39.41785</text:p>
              </table:table-cell>
              <table:table-cell office:value-type="float" office:value="0.45795">
                <text:p>0.4579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.473">
                <text:p>39.473</text:p>
              </table:table-cell>
              <table:table-cell office:value-type="float" office:value="0.378009">
                <text:p>0.378009</text:p>
              </table:table-cell>
              <table:table-cell office:value-type="float" office:value="39.423256">
                <text:p>39.423256</text:p>
              </table:table-cell>
              <table:table-cell office:value-type="float" office:value="0.451216">
                <text:p>0.45121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9.4784">
                <text:p>39.4784</text:p>
              </table:table-cell>
              <table:table-cell office:value-type="float" office:value="0.379783">
                <text:p>0.379783</text:p>
              </table:table-cell>
              <table:table-cell office:value-type="float" office:value="39.428659">
                <text:p>39.428659</text:p>
              </table:table-cell>
              <table:table-cell office:value-type="float" office:value="0.443888">
                <text:p>0.44388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.4838">
                <text:p>39.4838</text:p>
              </table:table-cell>
              <table:table-cell office:value-type="float" office:value="0.380958">
                <text:p>0.380958</text:p>
              </table:table-cell>
              <table:table-cell office:value-type="float" office:value="39.434059">
                <text:p>39.434059</text:p>
              </table:table-cell>
              <table:table-cell office:value-type="float" office:value="0.435966">
                <text:p>0.43596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9.4892">
                <text:p>39.4892</text:p>
              </table:table-cell>
              <table:table-cell office:value-type="float" office:value="0.381535">
                <text:p>0.381535</text:p>
              </table:table-cell>
              <table:table-cell office:value-type="float" office:value="39.439456">
                <text:p>39.439456</text:p>
              </table:table-cell>
              <table:table-cell office:value-type="float" office:value="0.427453">
                <text:p>0.42745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9.4946">
                <text:p>39.4946</text:p>
              </table:table-cell>
              <table:table-cell office:value-type="float" office:value="0.381512">
                <text:p>0.381512</text:p>
              </table:table-cell>
              <table:table-cell office:value-type="float" office:value="39.44485">
                <text:p>39.44485</text:p>
              </table:table-cell>
              <table:table-cell office:value-type="float" office:value="0.418348">
                <text:p>0.41834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.5">
                <text:p>39.5</text:p>
              </table:table-cell>
              <table:table-cell office:value-type="float" office:value="0.380891">
                <text:p>0.380891</text:p>
              </table:table-cell>
              <table:table-cell office:value-type="float" office:value="39.450241">
                <text:p>39.450241</text:p>
              </table:table-cell>
              <table:table-cell office:value-type="float" office:value="0.408653">
                <text:p>0.40865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9.5054">
                <text:p>39.5054</text:p>
              </table:table-cell>
              <table:table-cell office:value-type="float" office:value="0.379671">
                <text:p>0.379671</text:p>
              </table:table-cell>
              <table:table-cell office:value-type="float" office:value="39.455629">
                <text:p>39.455629</text:p>
              </table:table-cell>
              <table:table-cell office:value-type="float" office:value="0.398368">
                <text:p>0.39836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9.5108">
                <text:p>39.5108</text:p>
              </table:table-cell>
              <table:table-cell office:value-type="float" office:value="0.377852">
                <text:p>0.377852</text:p>
              </table:table-cell>
              <table:table-cell office:value-type="float" office:value="39.461015">
                <text:p>39.461015</text:p>
              </table:table-cell>
              <table:table-cell office:value-type="float" office:value="0.387496">
                <text:p>0.38749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9.5162">
                <text:p>39.5162</text:p>
              </table:table-cell>
              <table:table-cell office:value-type="float" office:value="0.375435">
                <text:p>0.375435</text:p>
              </table:table-cell>
              <table:table-cell office:value-type="float" office:value="39.466398">
                <text:p>39.466398</text:p>
              </table:table-cell>
              <table:table-cell office:value-type="float" office:value="0.376037">
                <text:p>0.3760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9.5216">
                <text:p>39.5216</text:p>
              </table:table-cell>
              <table:table-cell office:value-type="float" office:value="0.37242">
                <text:p>0.37242</text:p>
              </table:table-cell>
              <table:table-cell office:value-type="float" office:value="39.471777">
                <text:p>39.471777</text:p>
              </table:table-cell>
              <table:table-cell office:value-type="float" office:value="0.363992">
                <text:p>0.36399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9.527">
                <text:p>39.527</text:p>
              </table:table-cell>
              <table:table-cell office:value-type="float" office:value="0.368807">
                <text:p>0.368807</text:p>
              </table:table-cell>
              <table:table-cell office:value-type="float" office:value="39.477154">
                <text:p>39.477154</text:p>
              </table:table-cell>
              <table:table-cell office:value-type="float" office:value="0.351364">
                <text:p>0.35136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9.5323">
                <text:p>39.5323</text:p>
              </table:table-cell>
              <table:table-cell office:value-type="float" office:value="0.364597">
                <text:p>0.364597</text:p>
              </table:table-cell>
              <table:table-cell office:value-type="float" office:value="39.482528">
                <text:p>39.482528</text:p>
              </table:table-cell>
              <table:table-cell office:value-type="float" office:value="0.338153">
                <text:p>0.33815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9.5377">
                <text:p>39.5377</text:p>
              </table:table-cell>
              <table:table-cell office:value-type="float" office:value="0.359789">
                <text:p>0.359789</text:p>
              </table:table-cell>
              <table:table-cell office:value-type="float" office:value="39.487899">
                <text:p>39.487899</text:p>
              </table:table-cell>
              <table:table-cell office:value-type="float" office:value="0.32436">
                <text:p>0.3243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9.5431">
                <text:p>39.5431</text:p>
              </table:table-cell>
              <table:table-cell office:value-type="float" office:value="0.354386">
                <text:p>0.354386</text:p>
              </table:table-cell>
              <table:table-cell office:value-type="float" office:value="39.493267">
                <text:p>39.493267</text:p>
              </table:table-cell>
              <table:table-cell office:value-type="float" office:value="0.309989">
                <text:p>0.30998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9.5485">
                <text:p>39.5485</text:p>
              </table:table-cell>
              <table:table-cell office:value-type="float" office:value="0.348386">
                <text:p>0.348386</text:p>
              </table:table-cell>
              <table:table-cell office:value-type="float" office:value="39.498632">
                <text:p>39.498632</text:p>
              </table:table-cell>
              <table:table-cell office:value-type="float" office:value="0.295039">
                <text:p>0.29503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9.5538">
                <text:p>39.5538</text:p>
              </table:table-cell>
              <table:table-cell office:value-type="float" office:value="0.341791">
                <text:p>0.341791</text:p>
              </table:table-cell>
              <table:table-cell office:value-type="float" office:value="39.503995">
                <text:p>39.503995</text:p>
              </table:table-cell>
              <table:table-cell office:value-type="float" office:value="0.279513">
                <text:p>0.27951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9.5592">
                <text:p>39.5592</text:p>
              </table:table-cell>
              <table:table-cell office:value-type="float" office:value="0.334602">
                <text:p>0.334602</text:p>
              </table:table-cell>
              <table:table-cell office:value-type="float" office:value="39.509354">
                <text:p>39.509354</text:p>
              </table:table-cell>
              <table:table-cell office:value-type="float" office:value="0.263413">
                <text:p>0.26341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9.5645">
                <text:p>39.5645</text:p>
              </table:table-cell>
              <table:table-cell office:value-type="float" office:value="0.326819">
                <text:p>0.326819</text:p>
              </table:table-cell>
              <table:table-cell office:value-type="float" office:value="39.514711">
                <text:p>39.514711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9.5699">
                <text:p>39.5699</text:p>
              </table:table-cell>
              <table:table-cell office:value-type="float" office:value="0.318443">
                <text:p>0.318443</text:p>
              </table:table-cell>
              <table:table-cell office:value-type="float" office:value="39.520064">
                <text:p>39.520064</text:p>
              </table:table-cell>
              <table:table-cell office:value-type="float" office:value="0.229496">
                <text:p>0.2294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9.5752">
                <text:p>39.5752</text:p>
              </table:table-cell>
              <table:table-cell office:value-type="float" office:value="0.309476">
                <text:p>0.309476</text:p>
              </table:table-cell>
              <table:table-cell office:value-type="float" office:value="39.525415">
                <text:p>39.525415</text:p>
              </table:table-cell>
              <table:table-cell office:value-type="float" office:value="0.211683">
                <text:p>0.21168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9.5806">
                <text:p>39.5806</text:p>
              </table:table-cell>
              <table:table-cell office:value-type="float" office:value="0.299918">
                <text:p>0.299918</text:p>
              </table:table-cell>
              <table:table-cell office:value-type="float" office:value="39.530763">
                <text:p>39.530763</text:p>
              </table:table-cell>
              <table:table-cell office:value-type="float" office:value="0.193304">
                <text:p>0.19330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9.5859">
                <text:p>39.5859</text:p>
              </table:table-cell>
              <table:table-cell office:value-type="float" office:value="0.28977">
                <text:p>0.28977</text:p>
              </table:table-cell>
              <table:table-cell office:value-type="float" office:value="39.536108">
                <text:p>39.536108</text:p>
              </table:table-cell>
              <table:table-cell office:value-type="float" office:value="0.17436">
                <text:p>0.1743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9.5913">
                <text:p>39.5913</text:p>
              </table:table-cell>
              <table:table-cell office:value-type="float" office:value="0.279034">
                <text:p>0.279034</text:p>
              </table:table-cell>
              <table:table-cell office:value-type="float" office:value="39.541451">
                <text:p>39.541451</text:p>
              </table:table-cell>
              <table:table-cell office:value-type="float" office:value="0.154853">
                <text:p>0.15485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9.5966">
                <text:p>39.5966</text:p>
              </table:table-cell>
              <table:table-cell office:value-type="float" office:value="0.267711">
                <text:p>0.267711</text:p>
              </table:table-cell>
              <table:table-cell office:value-type="float" office:value="39.54679">
                <text:p>39.54679</text:p>
              </table:table-cell>
              <table:table-cell office:value-type="float" office:value="0.134786">
                <text:p>0.13478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9.602">
                <text:p>39.602</text:p>
              </table:table-cell>
              <table:table-cell office:value-type="float" office:value="0.255802">
                <text:p>0.255802</text:p>
              </table:table-cell>
              <table:table-cell office:value-type="float" office:value="39.552127">
                <text:p>39.552127</text:p>
              </table:table-cell>
              <table:table-cell office:value-type="float" office:value="0.11416">
                <text:p>0.1141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9.6073">
                <text:p>39.6073</text:p>
              </table:table-cell>
              <table:table-cell office:value-type="float" office:value="0.243308">
                <text:p>0.243308</text:p>
              </table:table-cell>
              <table:table-cell office:value-type="float" office:value="39.55746">
                <text:p>39.55746</text:p>
              </table:table-cell>
              <table:table-cell office:value-type="float" office:value="0.092979">
                <text:p>0.09297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9.6126">
                <text:p>39.6126</text:p>
              </table:table-cell>
              <table:table-cell office:value-type="float" office:value="0.230231">
                <text:p>0.230231</text:p>
              </table:table-cell>
              <table:table-cell office:value-type="float" office:value="39.562791">
                <text:p>39.562791</text:p>
              </table:table-cell>
              <table:table-cell office:value-type="float" office:value="0.071244">
                <text:p>0.07124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9.618">
                <text:p>39.618</text:p>
              </table:table-cell>
              <table:table-cell office:value-type="float" office:value="0.216572">
                <text:p>0.216572</text:p>
              </table:table-cell>
              <table:table-cell office:value-type="float" office:value="39.568119">
                <text:p>39.568119</text:p>
              </table:table-cell>
              <table:table-cell office:value-type="float" office:value="0.048957">
                <text:p>0.04895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9.6233">
                <text:p>39.6233</text:p>
              </table:table-cell>
              <table:table-cell office:value-type="float" office:value="0.202334">
                <text:p>0.202334</text:p>
              </table:table-cell>
              <table:table-cell office:value-type="float" office:value="39.573445">
                <text:p>39.573445</text:p>
              </table:table-cell>
              <table:table-cell office:value-type="float" office:value="0.026122">
                <text:p>0.0261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9.6286">
                <text:p>39.6286</text:p>
              </table:table-cell>
              <table:table-cell office:value-type="float" office:value="0.187517">
                <text:p>0.187517</text:p>
              </table:table-cell>
              <table:table-cell office:value-type="float" office:value="39.578767">
                <text:p>39.57876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9.634">
                <text:p>39.634</text:p>
              </table:table-cell>
              <table:table-cell office:value-type="float" office:value="0.172123">
                <text:p>0.172123</text:p>
              </table:table-cell>
              <table:table-cell office:value-type="float" office:value="39.584086">
                <text:p>39.58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9.6393">
                <text:p>39.6393</text:p>
              </table:table-cell>
              <table:table-cell office:value-type="float" office:value="0.156154">
                <text:p>0.156154</text:p>
              </table:table-cell>
              <table:table-cell office:value-type="float" office:value="39.62662">
                <text:p>39.6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9.6446">
                <text:p>39.6446</text:p>
              </table:table-cell>
              <table:table-cell office:value-type="float" office:value="0.139611">
                <text:p>0.139611</text:p>
              </table:table-cell>
              <table:table-cell office:value-type="float" office:value="39.631937">
                <text:p>39.631937</text:p>
              </table:table-cell>
              <table:table-cell office:value-type="float" office:value="0.024467">
                <text:p>0.02446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9.6499">
                <text:p>39.6499</text:p>
              </table:table-cell>
              <table:table-cell office:value-type="float" office:value="0.122498">
                <text:p>0.122498</text:p>
              </table:table-cell>
              <table:table-cell office:value-type="float" office:value="39.637251">
                <text:p>39.637251</text:p>
              </table:table-cell>
              <table:table-cell office:value-type="float" office:value="0.048276">
                <text:p>0.04827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9.6552">
                <text:p>39.6552</text:p>
              </table:table-cell>
              <table:table-cell office:value-type="float" office:value="0.104814">
                <text:p>0.104814</text:p>
              </table:table-cell>
              <table:table-cell office:value-type="float" office:value="39.642562">
                <text:p>39.642562</text:p>
              </table:table-cell>
              <table:table-cell office:value-type="float" office:value="0.071429">
                <text:p>0.07142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9.6605">
                <text:p>39.6605</text:p>
              </table:table-cell>
              <table:table-cell office:value-type="float" office:value="0.0865637">
                <text:p>0.0865637</text:p>
              </table:table-cell>
              <table:table-cell office:value-type="float" office:value="39.64787">
                <text:p>39.64787</text:p>
              </table:table-cell>
              <table:table-cell office:value-type="float" office:value="0.09393">
                <text:p>0.0939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9.6658">
                <text:p>39.6658</text:p>
              </table:table-cell>
              <table:table-cell office:value-type="float" office:value="0.0677476">
                <text:p>0.0677476</text:p>
              </table:table-cell>
              <table:table-cell office:value-type="float" office:value="39.653175">
                <text:p>39.653175</text:p>
              </table:table-cell>
              <table:table-cell office:value-type="float" office:value="0.115782">
                <text:p>0.11578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9.6711">
                <text:p>39.6711</text:p>
              </table:table-cell>
              <table:table-cell office:value-type="float" office:value="0.0483682">
                <text:p>0.0483682</text:p>
              </table:table-cell>
              <table:table-cell office:value-type="float" office:value="39.658478">
                <text:p>39.658478</text:p>
              </table:table-cell>
              <table:table-cell office:value-type="float" office:value="0.136988">
                <text:p>0.13698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9.6764">
                <text:p>39.6764</text:p>
              </table:table-cell>
              <table:table-cell office:value-type="float" office:value="0.0284276">
                <text:p>0.0284276</text:p>
              </table:table-cell>
              <table:table-cell office:value-type="float" office:value="39.663778">
                <text:p>39.663778</text:p>
              </table:table-cell>
              <table:table-cell office:value-type="float" office:value="0.15755">
                <text:p>0.1575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9.6817">
                <text:p>39.6817</text:p>
              </table:table-cell>
              <table:table-cell office:value-type="float" office:value="0.00792792">
                <text:p>0.00792792</text:p>
              </table:table-cell>
              <table:table-cell office:value-type="float" office:value="39.669075">
                <text:p>39.669075</text:p>
              </table:table-cell>
              <table:table-cell office:value-type="float" office:value="0.177472">
                <text:p>0.17747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9.687">
                <text:p>39.687</text:p>
              </table:table-cell>
              <table:table-cell office:value-type="float" office:value="0">
                <text:p>0</text:p>
              </table:table-cell>
              <table:table-cell office:value-type="float" office:value="39.674369">
                <text:p>39.674369</text:p>
              </table:table-cell>
              <table:table-cell office:value-type="float" office:value="0.196755">
                <text:p>0.19675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9.7294">
                <text:p>39.7294</text:p>
              </table:table-cell>
              <table:table-cell office:value-type="float" office:value="0">
                <text:p>0</text:p>
              </table:table-cell>
              <table:table-cell office:value-type="float" office:value="39.67966">
                <text:p>39.67966</text:p>
              </table:table-cell>
              <table:table-cell office:value-type="float" office:value="0.215402">
                <text:p>0.21540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9.7346">
                <text:p>39.7346</text:p>
              </table:table-cell>
              <table:table-cell office:value-type="float" office:value="0.0210564">
                <text:p>0.0210564</text:p>
              </table:table-cell>
              <table:table-cell office:value-type="float" office:value="39.684949">
                <text:p>39.684949</text:p>
              </table:table-cell>
              <table:table-cell office:value-type="float" office:value="0.233416">
                <text:p>0.23341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9.7399">
                <text:p>39.7399</text:p>
              </table:table-cell>
              <table:table-cell office:value-type="float" office:value="0.0414696">
                <text:p>0.0414696</text:p>
              </table:table-cell>
              <table:table-cell office:value-type="float" office:value="39.690235">
                <text:p>39.690235</text:p>
              </table:table-cell>
              <table:table-cell office:value-type="float" office:value="0.250799">
                <text:p>0.25079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9.7452">
                <text:p>39.7452</text:p>
              </table:table-cell>
              <table:table-cell office:value-type="float" office:value="0.0612425">
                <text:p>0.0612425</text:p>
              </table:table-cell>
              <table:table-cell office:value-type="float" office:value="39.695518">
                <text:p>39.695518</text:p>
              </table:table-cell>
              <table:table-cell office:value-type="float" office:value="0.267554">
                <text:p>0.26755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9.7505">
                <text:p>39.7505</text:p>
              </table:table-cell>
              <table:table-cell office:value-type="float" office:value="0.0803775">
                <text:p>0.0803775</text:p>
              </table:table-cell>
              <table:table-cell office:value-type="float" office:value="39.700798">
                <text:p>39.700798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9.7558">
                <text:p>39.7558</text:p>
              </table:table-cell>
              <table:table-cell office:value-type="float" office:value="0.0988771">
                <text:p>0.0988771</text:p>
              </table:table-cell>
              <table:table-cell office:value-type="float" office:value="39.706075">
                <text:p>39.706075</text:p>
              </table:table-cell>
              <table:table-cell office:value-type="float" office:value="0.299184">
                <text:p>0.2991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9.7611">
                <text:p>39.7611</text:p>
              </table:table-cell>
              <table:table-cell office:value-type="float" office:value="0.116744">
                <text:p>0.116744</text:p>
              </table:table-cell>
              <table:table-cell office:value-type="float" office:value="39.71135">
                <text:p>39.71135</text:p>
              </table:table-cell>
              <table:table-cell office:value-type="float" office:value="0.314065">
                <text:p>0.31406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9.7663">
                <text:p>39.7663</text:p>
              </table:table-cell>
              <table:table-cell office:value-type="float" office:value="0.13398">
                <text:p>0.13398</text:p>
              </table:table-cell>
              <table:table-cell office:value-type="float" office:value="39.716622">
                <text:p>39.716622</text:p>
              </table:table-cell>
              <table:table-cell office:value-type="float" office:value="0.328325">
                <text:p>0.32832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9.7716">
                <text:p>39.7716</text:p>
              </table:table-cell>
              <table:table-cell office:value-type="float" office:value="0.150587">
                <text:p>0.150587</text:p>
              </table:table-cell>
              <table:table-cell office:value-type="float" office:value="39.721891">
                <text:p>39.721891</text:p>
              </table:table-cell>
              <table:table-cell office:value-type="float" office:value="0.341966">
                <text:p>0.34196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9.7769">
                <text:p>39.7769</text:p>
              </table:table-cell>
              <table:table-cell office:value-type="float" office:value="0.166568">
                <text:p>0.166568</text:p>
              </table:table-cell>
              <table:table-cell office:value-type="float" office:value="39.727157">
                <text:p>39.727157</text:p>
              </table:table-cell>
              <table:table-cell office:value-type="float" office:value="0.35499">
                <text:p>0.354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9.7821">
                <text:p>39.7821</text:p>
              </table:table-cell>
              <table:table-cell office:value-type="float" office:value="0.181925">
                <text:p>0.181925</text:p>
              </table:table-cell>
              <table:table-cell office:value-type="float" office:value="39.732421">
                <text:p>39.732421</text:p>
              </table:table-cell>
              <table:table-cell office:value-type="float" office:value="0.367398">
                <text:p>0.36739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9.7874">
                <text:p>39.7874</text:p>
              </table:table-cell>
              <table:table-cell office:value-type="float" office:value="0.19666">
                <text:p>0.19666</text:p>
              </table:table-cell>
              <table:table-cell office:value-type="float" office:value="39.737681">
                <text:p>39.737681</text:p>
              </table:table-cell>
              <table:table-cell office:value-type="float" office:value="0.379192">
                <text:p>0.37919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9.7927">
                <text:p>39.7927</text:p>
              </table:table-cell>
              <table:table-cell office:value-type="float" office:value="0.210774">
                <text:p>0.210774</text:p>
              </table:table-cell>
              <table:table-cell office:value-type="float" office:value="39.742939">
                <text:p>39.742939</text:p>
              </table:table-cell>
              <table:table-cell office:value-type="float" office:value="0.390374">
                <text:p>0.39037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9.7979">
                <text:p>39.7979</text:p>
              </table:table-cell>
              <table:table-cell office:value-type="float" office:value="0.224269">
                <text:p>0.224269</text:p>
              </table:table-cell>
              <table:table-cell office:value-type="float" office:value="39.748194">
                <text:p>39.748194</text:p>
              </table:table-cell>
              <table:table-cell office:value-type="float" office:value="0.400945">
                <text:p>0.4009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9.8032">
                <text:p>39.8032</text:p>
              </table:table-cell>
              <table:table-cell office:value-type="float" office:value="0.237148">
                <text:p>0.237148</text:p>
              </table:table-cell>
              <table:table-cell office:value-type="float" office:value="39.753447">
                <text:p>39.753447</text:p>
              </table:table-cell>
              <table:table-cell office:value-type="float" office:value="0.410906">
                <text:p>0.41090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9.8084">
                <text:p>39.8084</text:p>
              </table:table-cell>
              <table:table-cell office:value-type="float" office:value="0.249411">
                <text:p>0.249411</text:p>
              </table:table-cell>
              <table:table-cell office:value-type="float" office:value="39.758697">
                <text:p>39.758697</text:p>
              </table:table-cell>
              <table:table-cell office:value-type="float" office:value="0.420259">
                <text:p>0.42025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.8137">
                <text:p>39.8137</text:p>
              </table:table-cell>
              <table:table-cell office:value-type="float" office:value="0.26106">
                <text:p>0.26106</text:p>
              </table:table-cell>
              <table:table-cell office:value-type="float" office:value="39.763944">
                <text:p>39.763944</text:p>
              </table:table-cell>
              <table:table-cell office:value-type="float" office:value="0.429004">
                <text:p>0.42900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9.8189">
                <text:p>39.8189</text:p>
              </table:table-cell>
              <table:table-cell office:value-type="float" office:value="0.272097">
                <text:p>0.272097</text:p>
              </table:table-cell>
              <table:table-cell office:value-type="float" office:value="39.769188">
                <text:p>39.769188</text:p>
              </table:table-cell>
              <table:table-cell office:value-type="float" office:value="0.437143">
                <text:p>0.43714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9.8242">
                <text:p>39.8242</text:p>
              </table:table-cell>
              <table:table-cell office:value-type="float" office:value="0.282523">
                <text:p>0.282523</text:p>
              </table:table-cell>
              <table:table-cell office:value-type="float" office:value="39.774429">
                <text:p>39.774429</text:p>
              </table:table-cell>
              <table:table-cell office:value-type="float" office:value="0.444677">
                <text:p>0.4446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.8294">
                <text:p>39.8294</text:p>
              </table:table-cell>
              <table:table-cell office:value-type="float" office:value="0.292339">
                <text:p>0.292339</text:p>
              </table:table-cell>
              <table:table-cell office:value-type="float" office:value="39.779668">
                <text:p>39.779668</text:p>
              </table:table-cell>
              <table:table-cell office:value-type="float" office:value="0.451607">
                <text:p>0.45160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9.8346">
                <text:p>39.8346</text:p>
              </table:table-cell>
              <table:table-cell office:value-type="float" office:value="0.301548">
                <text:p>0.301548</text:p>
              </table:table-cell>
              <table:table-cell office:value-type="float" office:value="39.784904">
                <text:p>39.784904</text:p>
              </table:table-cell>
              <table:table-cell office:value-type="float" office:value="0.457933">
                <text:p>0.45793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9.8399">
                <text:p>39.8399</text:p>
              </table:table-cell>
              <table:table-cell office:value-type="float" office:value="0.310148">
                <text:p>0.310148</text:p>
              </table:table-cell>
              <table:table-cell office:value-type="float" office:value="39.790137">
                <text:p>39.790137</text:p>
              </table:table-cell>
              <table:table-cell office:value-type="float" office:value="0.463657">
                <text:p>0.46365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9.8451">
                <text:p>39.8451</text:p>
              </table:table-cell>
              <table:table-cell office:value-type="float" office:value="0.318143">
                <text:p>0.318143</text:p>
              </table:table-cell>
              <table:table-cell office:value-type="float" office:value="39.795367">
                <text:p>39.795367</text:p>
              </table:table-cell>
              <table:table-cell office:value-type="float" office:value="0.468779">
                <text:p>0.46877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9.8503">
                <text:p>39.8503</text:p>
              </table:table-cell>
              <table:table-cell office:value-type="float" office:value="0.325532">
                <text:p>0.325532</text:p>
              </table:table-cell>
              <table:table-cell office:value-type="float" office:value="39.800595">
                <text:p>39.800595</text:p>
              </table:table-cell>
              <table:table-cell office:value-type="float" office:value="0.4733">
                <text:p>0.473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9.8556">
                <text:p>39.8556</text:p>
              </table:table-cell>
              <table:table-cell office:value-type="float" office:value="0.332318">
                <text:p>0.332318</text:p>
              </table:table-cell>
              <table:table-cell office:value-type="float" office:value="39.80582">
                <text:p>39.80582</text:p>
              </table:table-cell>
              <table:table-cell office:value-type="float" office:value="0.47722">
                <text:p>0.477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9.8608">
                <text:p>39.8608</text:p>
              </table:table-cell>
              <table:table-cell office:value-type="float" office:value="0.3385">
                <text:p>0.3385</text:p>
              </table:table-cell>
              <table:table-cell office:value-type="float" office:value="39.811042">
                <text:p>39.811042</text:p>
              </table:table-cell>
              <table:table-cell office:value-type="float" office:value="0.480541">
                <text:p>0.48054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9.866">
                <text:p>39.866</text:p>
              </table:table-cell>
              <table:table-cell office:value-type="float" office:value="0.344079">
                <text:p>0.344079</text:p>
              </table:table-cell>
              <table:table-cell office:value-type="float" office:value="39.816262">
                <text:p>39.816262</text:p>
              </table:table-cell>
              <table:table-cell office:value-type="float" office:value="0.483261">
                <text:p>0.48326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9.8712">
                <text:p>39.8712</text:p>
              </table:table-cell>
              <table:table-cell office:value-type="float" office:value="0.349056">
                <text:p>0.349056</text:p>
              </table:table-cell>
              <table:table-cell office:value-type="float" office:value="39.821479">
                <text:p>39.821479</text:p>
              </table:table-cell>
              <table:table-cell office:value-type="float" office:value="0.485382">
                <text:p>0.48538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9.8765">
                <text:p>39.8765</text:p>
              </table:table-cell>
              <table:table-cell office:value-type="float" office:value="0.353433">
                <text:p>0.353433</text:p>
              </table:table-cell>
              <table:table-cell office:value-type="float" office:value="39.826693">
                <text:p>39.826693</text:p>
              </table:table-cell>
              <table:table-cell office:value-type="float" office:value="0.486904">
                <text:p>0.48690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9.8817">
                <text:p>39.8817</text:p>
              </table:table-cell>
              <table:table-cell office:value-type="float" office:value="0.357208">
                <text:p>0.357208</text:p>
              </table:table-cell>
              <table:table-cell office:value-type="float" office:value="39.831904">
                <text:p>39.831904</text:p>
              </table:table-cell>
              <table:table-cell office:value-type="float" office:value="0.487828">
                <text:p>0.4878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9.8869">
                <text:p>39.8869</text:p>
              </table:table-cell>
              <table:table-cell office:value-type="float" office:value="0.360384">
                <text:p>0.360384</text:p>
              </table:table-cell>
              <table:table-cell office:value-type="float" office:value="39.837113">
                <text:p>39.837113</text:p>
              </table:table-cell>
              <table:table-cell office:value-type="float" office:value="0.488153">
                <text:p>0.48815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9.8921">
                <text:p>39.8921</text:p>
              </table:table-cell>
              <table:table-cell office:value-type="float" office:value="0.362959">
                <text:p>0.362959</text:p>
              </table:table-cell>
              <table:table-cell office:value-type="float" office:value="39.842319">
                <text:p>39.842319</text:p>
              </table:table-cell>
              <table:table-cell office:value-type="float" office:value="0.487879">
                <text:p>0.48787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9.8973">
                <text:p>39.8973</text:p>
              </table:table-cell>
              <table:table-cell office:value-type="float" office:value="0.364935">
                <text:p>0.364935</text:p>
              </table:table-cell>
              <table:table-cell office:value-type="float" office:value="39.847522">
                <text:p>39.847522</text:p>
              </table:table-cell>
              <table:table-cell office:value-type="float" office:value="0.487007">
                <text:p>0.48700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9.9025">
                <text:p>39.9025</text:p>
              </table:table-cell>
              <table:table-cell office:value-type="float" office:value="0.366312">
                <text:p>0.366312</text:p>
              </table:table-cell>
              <table:table-cell office:value-type="float" office:value="39.852722">
                <text:p>39.852722</text:p>
              </table:table-cell>
              <table:table-cell office:value-type="float" office:value="0.485536">
                <text:p>0.48553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9.9077">
                <text:p>39.9077</text:p>
              </table:table-cell>
              <table:table-cell office:value-type="float" office:value="0.367091">
                <text:p>0.367091</text:p>
              </table:table-cell>
              <table:table-cell office:value-type="float" office:value="39.85792">
                <text:p>39.85792</text:p>
              </table:table-cell>
              <table:table-cell office:value-type="float" office:value="0.483467">
                <text:p>0.4834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9.9129">
                <text:p>39.9129</text:p>
              </table:table-cell>
              <table:table-cell office:value-type="float" office:value="0.36727">
                <text:p>0.36727</text:p>
              </table:table-cell>
              <table:table-cell office:value-type="float" office:value="39.863115">
                <text:p>39.863115</text:p>
              </table:table-cell>
              <table:table-cell office:value-type="float" office:value="0.4808">
                <text:p>0.48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9.9181">
                <text:p>39.9181</text:p>
              </table:table-cell>
              <table:table-cell office:value-type="float" office:value="0.36685">
                <text:p>0.36685</text:p>
              </table:table-cell>
              <table:table-cell office:value-type="float" office:value="39.868308">
                <text:p>39.868308</text:p>
              </table:table-cell>
              <table:table-cell office:value-type="float" office:value="0.477535">
                <text:p>0.47753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9.9233">
                <text:p>39.9233</text:p>
              </table:table-cell>
              <table:table-cell office:value-type="float" office:value="0.365832">
                <text:p>0.365832</text:p>
              </table:table-cell>
              <table:table-cell office:value-type="float" office:value="39.873498">
                <text:p>39.873498</text:p>
              </table:table-cell>
              <table:table-cell office:value-type="float" office:value="0.473672">
                <text:p>0.47367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9.9285">
                <text:p>39.9285</text:p>
              </table:table-cell>
              <table:table-cell office:value-type="float" office:value="0.364215">
                <text:p>0.364215</text:p>
              </table:table-cell>
              <table:table-cell office:value-type="float" office:value="39.878685">
                <text:p>39.878685</text:p>
              </table:table-cell>
              <table:table-cell office:value-type="float" office:value="0.469212">
                <text:p>0.46921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9.9337">
                <text:p>39.9337</text:p>
              </table:table-cell>
              <table:table-cell office:value-type="float" office:value="0.362">
                <text:p>0.362</text:p>
              </table:table-cell>
              <table:table-cell office:value-type="float" office:value="39.883869">
                <text:p>39.883869</text:p>
              </table:table-cell>
              <table:table-cell office:value-type="float" office:value="0.464156">
                <text:p>0.46415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9.9389">
                <text:p>39.9389</text:p>
              </table:table-cell>
              <table:table-cell office:value-type="float" office:value="0.359186">
                <text:p>0.359186</text:p>
              </table:table-cell>
              <table:table-cell office:value-type="float" office:value="39.889051">
                <text:p>39.889051</text:p>
              </table:table-cell>
              <table:table-cell office:value-type="float" office:value="0.458504">
                <text:p>0.45850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9.944">
                <text:p>39.944</text:p>
              </table:table-cell>
              <table:table-cell office:value-type="float" office:value="0.355775">
                <text:p>0.355775</text:p>
              </table:table-cell>
              <table:table-cell office:value-type="float" office:value="39.89423">
                <text:p>39.89423</text:p>
              </table:table-cell>
              <table:table-cell office:value-type="float" office:value="0.452257">
                <text:p>0.45225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9.9492">
                <text:p>39.9492</text:p>
              </table:table-cell>
              <table:table-cell office:value-type="float" office:value="0.351766">
                <text:p>0.351766</text:p>
              </table:table-cell>
              <table:table-cell office:value-type="float" office:value="39.899406">
                <text:p>39.899406</text:p>
              </table:table-cell>
              <table:table-cell office:value-type="float" office:value="0.445414">
                <text:p>0.4454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9.9544">
                <text:p>39.9544</text:p>
              </table:table-cell>
              <table:table-cell office:value-type="float" office:value="0.347159">
                <text:p>0.347159</text:p>
              </table:table-cell>
              <table:table-cell office:value-type="float" office:value="39.904579">
                <text:p>39.904579</text:p>
              </table:table-cell>
              <table:table-cell office:value-type="float" office:value="0.437978">
                <text:p>0.43797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9.9596">
                <text:p>39.9596</text:p>
              </table:table-cell>
              <table:table-cell office:value-type="float" office:value="0.341956">
                <text:p>0.341956</text:p>
              </table:table-cell>
              <table:table-cell office:value-type="float" office:value="39.90975">
                <text:p>39.90975</text:p>
              </table:table-cell>
              <table:table-cell office:value-type="float" office:value="0.429949">
                <text:p>0.42994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.9647">
                <text:p>39.9647</text:p>
              </table:table-cell>
              <table:table-cell office:value-type="float" office:value="0.336157">
                <text:p>0.336157</text:p>
              </table:table-cell>
              <table:table-cell office:value-type="float" office:value="39.914919">
                <text:p>39.914919</text:p>
              </table:table-cell>
              <table:table-cell office:value-type="float" office:value="0.421328">
                <text:p>0.42132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9.9699">
                <text:p>39.9699</text:p>
              </table:table-cell>
              <table:table-cell office:value-type="float" office:value="0.329763">
                <text:p>0.329763</text:p>
              </table:table-cell>
              <table:table-cell office:value-type="float" office:value="39.920084">
                <text:p>39.920084</text:p>
              </table:table-cell>
              <table:table-cell office:value-type="float" office:value="0.412116">
                <text:p>0.41211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9.9751">
                <text:p>39.9751</text:p>
              </table:table-cell>
              <table:table-cell office:value-type="float" office:value="0.322774">
                <text:p>0.322774</text:p>
              </table:table-cell>
              <table:table-cell office:value-type="float" office:value="39.925247">
                <text:p>39.925247</text:p>
              </table:table-cell>
              <table:table-cell office:value-type="float" office:value="0.402314">
                <text:p>0.4023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9.9802">
                <text:p>39.9802</text:p>
              </table:table-cell>
              <table:table-cell office:value-type="float" office:value="0.315191">
                <text:p>0.315191</text:p>
              </table:table-cell>
              <table:table-cell office:value-type="float" office:value="39.930407">
                <text:p>39.930407</text:p>
              </table:table-cell>
              <table:table-cell office:value-type="float" office:value="0.391922">
                <text:p>0.39192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9.9854">
                <text:p>39.9854</text:p>
              </table:table-cell>
              <table:table-cell office:value-type="float" office:value="0.307015">
                <text:p>0.307015</text:p>
              </table:table-cell>
              <table:table-cell office:value-type="float" office:value="39.935565">
                <text:p>39.935565</text:p>
              </table:table-cell>
              <table:table-cell office:value-type="float" office:value="0.380943">
                <text:p>0.38094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9.9905">
                <text:p>39.9905</text:p>
              </table:table-cell>
              <table:table-cell office:value-type="float" office:value="0.298247">
                <text:p>0.298247</text:p>
              </table:table-cell>
              <table:table-cell office:value-type="float" office:value="39.94072">
                <text:p>39.94072</text:p>
              </table:table-cell>
              <table:table-cell office:value-type="float" office:value="0.369378">
                <text:p>0.36937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.9957">
                <text:p>39.9957</text:p>
              </table:table-cell>
              <table:table-cell office:value-type="float" office:value="0.288888">
                <text:p>0.288888</text:p>
              </table:table-cell>
              <table:table-cell office:value-type="float" office:value="39.945872">
                <text:p>39.945872</text:p>
              </table:table-cell>
              <table:table-cell office:value-type="float" office:value="0.357227">
                <text:p>0.3572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0.0009">
                <text:p>40.0009</text:p>
              </table:table-cell>
              <table:table-cell office:value-type="float" office:value="0.278939">
                <text:p>0.278939</text:p>
              </table:table-cell>
              <table:table-cell office:value-type="float" office:value="39.951022">
                <text:p>39.951022</text:p>
              </table:table-cell>
              <table:table-cell office:value-type="float" office:value="0.344493">
                <text:p>0.34449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0.006">
                <text:p>40.006</text:p>
              </table:table-cell>
              <table:table-cell office:value-type="float" office:value="0.268401">
                <text:p>0.268401</text:p>
              </table:table-cell>
              <table:table-cell office:value-type="float" office:value="39.956169">
                <text:p>39.956169</text:p>
              </table:table-cell>
              <table:table-cell office:value-type="float" office:value="0.331176">
                <text:p>0.331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0.0112">
                <text:p>40.0112</text:p>
              </table:table-cell>
              <table:table-cell office:value-type="float" office:value="0.257276">
                <text:p>0.257276</text:p>
              </table:table-cell>
              <table:table-cell office:value-type="float" office:value="39.961313">
                <text:p>39.961313</text:p>
              </table:table-cell>
              <table:table-cell office:value-type="float" office:value="0.317278">
                <text:p>0.31727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0.0163">
                <text:p>40.0163</text:p>
              </table:table-cell>
              <table:table-cell office:value-type="float" office:value="0.245564">
                <text:p>0.245564</text:p>
              </table:table-cell>
              <table:table-cell office:value-type="float" office:value="39.966455">
                <text:p>39.966455</text:p>
              </table:table-cell>
              <table:table-cell office:value-type="float" office:value="0.302801">
                <text:p>0.30280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0.0214">
                <text:p>40.0214</text:p>
              </table:table-cell>
              <table:table-cell office:value-type="float" office:value="0.233267">
                <text:p>0.233267</text:p>
              </table:table-cell>
              <table:table-cell office:value-type="float" office:value="39.971594">
                <text:p>39.971594</text:p>
              </table:table-cell>
              <table:table-cell office:value-type="float" office:value="0.287747">
                <text:p>0.28774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0.0266">
                <text:p>40.0266</text:p>
              </table:table-cell>
              <table:table-cell office:value-type="float" office:value="0.220386">
                <text:p>0.220386</text:p>
              </table:table-cell>
              <table:table-cell office:value-type="float" office:value="39.97673">
                <text:p>39.97673</text:p>
              </table:table-cell>
              <table:table-cell office:value-type="float" office:value="0.272116">
                <text:p>0.27211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0.0317">
                <text:p>40.0317</text:p>
              </table:table-cell>
              <table:table-cell office:value-type="float" office:value="0.206923">
                <text:p>0.206923</text:p>
              </table:table-cell>
              <table:table-cell office:value-type="float" office:value="39.981864">
                <text:p>39.981864</text:p>
              </table:table-cell>
              <table:table-cell office:value-type="float" office:value="0.255912">
                <text:p>0.25591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0.0368">
                <text:p>40.0368</text:p>
              </table:table-cell>
              <table:table-cell office:value-type="float" office:value="0.19288">
                <text:p>0.19288</text:p>
              </table:table-cell>
              <table:table-cell office:value-type="float" office:value="39.986995">
                <text:p>39.986995</text:p>
              </table:table-cell>
              <table:table-cell office:value-type="float" office:value="0.239135">
                <text:p>0.23913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0.042">
                <text:p>40.042</text:p>
              </table:table-cell>
              <table:table-cell office:value-type="float" office:value="0.178257">
                <text:p>0.178257</text:p>
              </table:table-cell>
              <table:table-cell office:value-type="float" office:value="39.992123">
                <text:p>39.992123</text:p>
              </table:table-cell>
              <table:table-cell office:value-type="float" office:value="0.221788">
                <text:p>0.22178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0.0471">
                <text:p>40.0471</text:p>
              </table:table-cell>
              <table:table-cell office:value-type="float" office:value="0.163058">
                <text:p>0.163058</text:p>
              </table:table-cell>
              <table:table-cell office:value-type="float" office:value="39.997249">
                <text:p>39.997249</text:p>
              </table:table-cell>
              <table:table-cell office:value-type="float" office:value="0.203872">
                <text:p>0.20387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0.0522">
                <text:p>40.0522</text:p>
              </table:table-cell>
              <table:table-cell office:value-type="float" office:value="0.147282">
                <text:p>0.147282</text:p>
              </table:table-cell>
              <table:table-cell office:value-type="float" office:value="40.002372">
                <text:p>40.002372</text:p>
              </table:table-cell>
              <table:table-cell office:value-type="float" office:value="0.18539">
                <text:p>0.1853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0.0574">
                <text:p>40.0574</text:p>
              </table:table-cell>
              <table:table-cell office:value-type="float" office:value="0.130933">
                <text:p>0.130933</text:p>
              </table:table-cell>
              <table:table-cell office:value-type="float" office:value="40.007493">
                <text:p>40.007493</text:p>
              </table:table-cell>
              <table:table-cell office:value-type="float" office:value="0.166344">
                <text:p>0.16634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0.0625">
                <text:p>40.0625</text:p>
              </table:table-cell>
              <table:table-cell office:value-type="float" office:value="0.114011">
                <text:p>0.114011</text:p>
              </table:table-cell>
              <table:table-cell office:value-type="float" office:value="40.012611">
                <text:p>40.012611</text:p>
              </table:table-cell>
              <table:table-cell office:value-type="float" office:value="0.146735">
                <text:p>0.14673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0.0676">
                <text:p>40.0676</text:p>
              </table:table-cell>
              <table:table-cell office:value-type="float" office:value="0.09652">
                <text:p>0.09652</text:p>
              </table:table-cell>
              <table:table-cell office:value-type="float" office:value="40.017726">
                <text:p>40.017726</text:p>
              </table:table-cell>
              <table:table-cell office:value-type="float" office:value="0.126566">
                <text:p>0.1265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0.0727">
                <text:p>40.0727</text:p>
              </table:table-cell>
              <table:table-cell office:value-type="float" office:value="0.0784604">
                <text:p>0.0784604</text:p>
              </table:table-cell>
              <table:table-cell office:value-type="float" office:value="40.022839">
                <text:p>40.022839</text:p>
              </table:table-cell>
              <table:table-cell office:value-type="float" office:value="0.10584">
                <text:p>0.1058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.0778">
                <text:p>40.0778</text:p>
              </table:table-cell>
              <table:table-cell office:value-type="float" office:value="0.0598346">
                <text:p>0.0598346</text:p>
              </table:table-cell>
              <table:table-cell office:value-type="float" office:value="40.027949">
                <text:p>40.027949</text:p>
              </table:table-cell>
              <table:table-cell office:value-type="float" office:value="0.084557">
                <text:p>0.0845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0.0829">
                <text:p>40.0829</text:p>
              </table:table-cell>
              <table:table-cell office:value-type="float" office:value="0.0406448">
                <text:p>0.0406448</text:p>
              </table:table-cell>
              <table:table-cell office:value-type="float" office:value="40.033057">
                <text:p>40.033057</text:p>
              </table:table-cell>
              <table:table-cell office:value-type="float" office:value="0.062722">
                <text:p>0.06272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0.088">
                <text:p>40.088</text:p>
              </table:table-cell>
              <table:table-cell office:value-type="float" office:value="0.020893">
                <text:p>0.020893</text:p>
              </table:table-cell>
              <table:table-cell office:value-type="float" office:value="40.038161">
                <text:p>40.038161</text:p>
              </table:table-cell>
              <table:table-cell office:value-type="float" office:value="0.040335">
                <text:p>0.04033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0.0931">
                <text:p>40.0931</text:p>
              </table:table-cell>
              <table:table-cell office:value-type="float" office:value="0.000581471">
                <text:p>0.000581471</text:p>
              </table:table-cell>
              <table:table-cell office:value-type="float" office:value="40.043264">
                <text:p>40.043264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0.0982">
                <text:p>40.0982</text:p>
              </table:table-cell>
              <table:table-cell office:value-type="float" office:value="0">
                <text:p>0</text:p>
              </table:table-cell>
              <table:table-cell office:value-type="float" office:value="40.048363">
                <text:p>40.04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0.139">
                <text:p>40.139</text:p>
              </table:table-cell>
              <table:table-cell office:value-type="float" office:value="0">
                <text:p>0</text:p>
              </table:table-cell>
              <table:table-cell office:value-type="float" office:value="40.08914">
                <text:p>40.0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0.1441">
                <text:p>40.1441</text:p>
              </table:table-cell>
              <table:table-cell office:value-type="float" office:value="0.020869">
                <text:p>0.020869</text:p>
              </table:table-cell>
              <table:table-cell office:value-type="float" office:value="40.094237">
                <text:p>40.094237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0.1492">
                <text:p>40.1492</text:p>
              </table:table-cell>
              <table:table-cell office:value-type="float" office:value="0.0410957">
                <text:p>0.0410957</text:p>
              </table:table-cell>
              <table:table-cell office:value-type="float" office:value="40.099332">
                <text:p>40.099332</text:p>
              </table:table-cell>
              <table:table-cell office:value-type="float" office:value="0.047392">
                <text:p>0.04739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0.1543">
                <text:p>40.1543</text:p>
              </table:table-cell>
              <table:table-cell office:value-type="float" office:value="0.0606828">
                <text:p>0.0606828</text:p>
              </table:table-cell>
              <table:table-cell office:value-type="float" office:value="40.104424">
                <text:p>40.104424</text:p>
              </table:table-cell>
              <table:table-cell office:value-type="float" office:value="0.070107">
                <text:p>0.07010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0.1594">
                <text:p>40.1594</text:p>
              </table:table-cell>
              <table:table-cell office:value-type="float" office:value="0.0796327">
                <text:p>0.0796327</text:p>
              </table:table-cell>
              <table:table-cell office:value-type="float" office:value="40.109513">
                <text:p>40.109513</text:p>
              </table:table-cell>
              <table:table-cell office:value-type="float" office:value="0.092172">
                <text:p>0.0921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0.1645">
                <text:p>40.1645</text:p>
              </table:table-cell>
              <table:table-cell office:value-type="float" office:value="0.0979479">
                <text:p>0.0979479</text:p>
              </table:table-cell>
              <table:table-cell office:value-type="float" office:value="40.1146">
                <text:p>40.1146</text:p>
              </table:table-cell>
              <table:table-cell office:value-type="float" office:value="0.113589">
                <text:p>0.11358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0.1696">
                <text:p>40.1696</text:p>
              </table:table-cell>
              <table:table-cell office:value-type="float" office:value="0.115631">
                <text:p>0.115631</text:p>
              </table:table-cell>
              <table:table-cell office:value-type="float" office:value="40.119684">
                <text:p>40.119684</text:p>
              </table:table-cell>
              <table:table-cell office:value-type="float" office:value="0.134362">
                <text:p>0.13436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0.1747">
                <text:p>40.1747</text:p>
              </table:table-cell>
              <table:table-cell office:value-type="float" office:value="0.132684">
                <text:p>0.132684</text:p>
              </table:table-cell>
              <table:table-cell office:value-type="float" office:value="40.124765">
                <text:p>40.124765</text:p>
              </table:table-cell>
              <table:table-cell office:value-type="float" office:value="0.154493">
                <text:p>0.15449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0.1798">
                <text:p>40.1798</text:p>
              </table:table-cell>
              <table:table-cell office:value-type="float" office:value="0.149109">
                <text:p>0.149109</text:p>
              </table:table-cell>
              <table:table-cell office:value-type="float" office:value="40.129844">
                <text:p>40.129844</text:p>
              </table:table-cell>
              <table:table-cell office:value-type="float" office:value="0.173986">
                <text:p>0.1739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0.1848">
                <text:p>40.1848</text:p>
              </table:table-cell>
              <table:table-cell office:value-type="float" office:value="0.164908">
                <text:p>0.164908</text:p>
              </table:table-cell>
              <table:table-cell office:value-type="float" office:value="40.134921">
                <text:p>40.134921</text:p>
              </table:table-cell>
              <table:table-cell office:value-type="float" office:value="0.192841">
                <text:p>0.19284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0.1899">
                <text:p>40.1899</text:p>
              </table:table-cell>
              <table:table-cell office:value-type="float" office:value="0.180084">
                <text:p>0.180084</text:p>
              </table:table-cell>
              <table:table-cell office:value-type="float" office:value="40.139994">
                <text:p>40.139994</text:p>
              </table:table-cell>
              <table:table-cell office:value-type="float" office:value="0.211063">
                <text:p>0.21106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0.195">
                <text:p>40.195</text:p>
              </table:table-cell>
              <table:table-cell office:value-type="float" office:value="0.194638">
                <text:p>0.194638</text:p>
              </table:table-cell>
              <table:table-cell office:value-type="float" office:value="40.145066">
                <text:p>40.145066</text:p>
              </table:table-cell>
              <table:table-cell office:value-type="float" office:value="0.228653">
                <text:p>0.22865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0.2001">
                <text:p>40.2001</text:p>
              </table:table-cell>
              <table:table-cell office:value-type="float" office:value="0.208572">
                <text:p>0.208572</text:p>
              </table:table-cell>
              <table:table-cell office:value-type="float" office:value="40.150134">
                <text:p>40.150134</text:p>
              </table:table-cell>
              <table:table-cell office:value-type="float" office:value="0.245613">
                <text:p>0.24561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0.2051">
                <text:p>40.2051</text:p>
              </table:table-cell>
              <table:table-cell office:value-type="float" office:value="0.221887">
                <text:p>0.221887</text:p>
              </table:table-cell>
              <table:table-cell office:value-type="float" office:value="40.1552">
                <text:p>40.1552</text:p>
              </table:table-cell>
              <table:table-cell office:value-type="float" office:value="0.261946">
                <text:p>0.26194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0.2102">
                <text:p>40.2102</text:p>
              </table:table-cell>
              <table:table-cell office:value-type="float" office:value="0.234587">
                <text:p>0.234587</text:p>
              </table:table-cell>
              <table:table-cell office:value-type="float" office:value="40.160264">
                <text:p>40.160264</text:p>
              </table:table-cell>
              <table:table-cell office:value-type="float" office:value="0.277654">
                <text:p>0.27765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0.2153">
                <text:p>40.2153</text:p>
              </table:table-cell>
              <table:table-cell office:value-type="float" office:value="0.246671">
                <text:p>0.246671</text:p>
              </table:table-cell>
              <table:table-cell office:value-type="float" office:value="40.165325">
                <text:p>40.165325</text:p>
              </table:table-cell>
              <table:table-cell office:value-type="float" office:value="0.292738">
                <text:p>0.29273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0.2203">
                <text:p>40.2203</text:p>
              </table:table-cell>
              <table:table-cell office:value-type="float" office:value="0.258142">
                <text:p>0.258142</text:p>
              </table:table-cell>
              <table:table-cell office:value-type="float" office:value="40.170383">
                <text:p>40.170383</text:p>
              </table:table-cell>
              <table:table-cell office:value-type="float" office:value="0.307202">
                <text:p>0.30720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0.2254">
                <text:p>40.2254</text:p>
              </table:table-cell>
              <table:table-cell office:value-type="float" office:value="0.269001">
                <text:p>0.269001</text:p>
              </table:table-cell>
              <table:table-cell office:value-type="float" office:value="40.175439">
                <text:p>40.175439</text:p>
              </table:table-cell>
              <table:table-cell office:value-type="float" office:value="0.321045">
                <text:p>0.32104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0.2304">
                <text:p>40.2304</text:p>
              </table:table-cell>
              <table:table-cell office:value-type="float" office:value="0.27925">
                <text:p>0.27925</text:p>
              </table:table-cell>
              <table:table-cell office:value-type="float" office:value="40.180492">
                <text:p>40.180492</text:p>
              </table:table-cell>
              <table:table-cell office:value-type="float" office:value="0.334272">
                <text:p>0.33427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0.2355">
                <text:p>40.2355</text:p>
              </table:table-cell>
              <table:table-cell office:value-type="float" office:value="0.288889">
                <text:p>0.288889</text:p>
              </table:table-cell>
              <table:table-cell office:value-type="float" office:value="40.185543">
                <text:p>40.185543</text:p>
              </table:table-cell>
              <table:table-cell office:value-type="float" office:value="0.346882">
                <text:p>0.34688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0.2405">
                <text:p>40.2405</text:p>
              </table:table-cell>
              <table:table-cell office:value-type="float" office:value="0.29792">
                <text:p>0.29792</text:p>
              </table:table-cell>
              <table:table-cell office:value-type="float" office:value="40.190591">
                <text:p>40.190591</text:p>
              </table:table-cell>
              <table:table-cell office:value-type="float" office:value="0.358877">
                <text:p>0.35887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0.2456">
                <text:p>40.2456</text:p>
              </table:table-cell>
              <table:table-cell office:value-type="float" office:value="0.306345">
                <text:p>0.306345</text:p>
              </table:table-cell>
              <table:table-cell office:value-type="float" office:value="40.195637">
                <text:p>40.195637</text:p>
              </table:table-cell>
              <table:table-cell office:value-type="float" office:value="0.37026">
                <text:p>0.3702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0.2506">
                <text:p>40.2506</text:p>
              </table:table-cell>
              <table:table-cell office:value-type="float" office:value="0.314163">
                <text:p>0.314163</text:p>
              </table:table-cell>
              <table:table-cell office:value-type="float" office:value="40.20068">
                <text:p>40.20068</text:p>
              </table:table-cell>
              <table:table-cell office:value-type="float" office:value="0.381031">
                <text:p>0.38103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0.2557">
                <text:p>40.2557</text:p>
              </table:table-cell>
              <table:table-cell office:value-type="float" office:value="0.321377">
                <text:p>0.321377</text:p>
              </table:table-cell>
              <table:table-cell office:value-type="float" office:value="40.20572">
                <text:p>40.20572</text:p>
              </table:table-cell>
              <table:table-cell office:value-type="float" office:value="0.391192">
                <text:p>0.3911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0.2607">
                <text:p>40.2607</text:p>
              </table:table-cell>
              <table:table-cell office:value-type="float" office:value="0.327987">
                <text:p>0.327987</text:p>
              </table:table-cell>
              <table:table-cell office:value-type="float" office:value="40.210758">
                <text:p>40.210758</text:p>
              </table:table-cell>
              <table:table-cell office:value-type="float" office:value="0.400744">
                <text:p>0.40074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0.2658">
                <text:p>40.2658</text:p>
              </table:table-cell>
              <table:table-cell office:value-type="float" office:value="0.333993">
                <text:p>0.333993</text:p>
              </table:table-cell>
              <table:table-cell office:value-type="float" office:value="40.215794">
                <text:p>40.215794</text:p>
              </table:table-cell>
              <table:table-cell office:value-type="float" office:value="0.409689">
                <text:p>0.40968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0.2708">
                <text:p>40.2708</text:p>
              </table:table-cell>
              <table:table-cell office:value-type="float" office:value="0.339397">
                <text:p>0.339397</text:p>
              </table:table-cell>
              <table:table-cell office:value-type="float" office:value="40.220827">
                <text:p>40.220827</text:p>
              </table:table-cell>
              <table:table-cell office:value-type="float" office:value="0.418026">
                <text:p>0.41802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0.2758">
                <text:p>40.2758</text:p>
              </table:table-cell>
              <table:table-cell office:value-type="float" office:value="0.3442">
                <text:p>0.3442</text:p>
              </table:table-cell>
              <table:table-cell office:value-type="float" office:value="40.225857">
                <text:p>40.225857</text:p>
              </table:table-cell>
              <table:table-cell office:value-type="float" office:value="0.425759">
                <text:p>0.42575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0.2809">
                <text:p>40.2809</text:p>
              </table:table-cell>
              <table:table-cell office:value-type="float" office:value="0.348401">
                <text:p>0.348401</text:p>
              </table:table-cell>
              <table:table-cell office:value-type="float" office:value="40.230885">
                <text:p>40.230885</text:p>
              </table:table-cell>
              <table:table-cell office:value-type="float" office:value="0.432887">
                <text:p>0.43288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0.2859">
                <text:p>40.2859</text:p>
              </table:table-cell>
              <table:table-cell office:value-type="float" office:value="0.352002">
                <text:p>0.352002</text:p>
              </table:table-cell>
              <table:table-cell office:value-type="float" office:value="40.23591">
                <text:p>40.23591</text:p>
              </table:table-cell>
              <table:table-cell office:value-type="float" office:value="0.439411">
                <text:p>0.43941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0.2909">
                <text:p>40.2909</text:p>
              </table:table-cell>
              <table:table-cell office:value-type="float" office:value="0.355003">
                <text:p>0.355003</text:p>
              </table:table-cell>
              <table:table-cell office:value-type="float" office:value="40.240933">
                <text:p>40.240933</text:p>
              </table:table-cell>
              <table:table-cell office:value-type="float" office:value="0.445332">
                <text:p>0.44533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0.2959">
                <text:p>40.2959</text:p>
              </table:table-cell>
              <table:table-cell office:value-type="float" office:value="0.357404">
                <text:p>0.357404</text:p>
              </table:table-cell>
              <table:table-cell office:value-type="float" office:value="40.245954">
                <text:p>40.245954</text:p>
              </table:table-cell>
              <table:table-cell office:value-type="float" office:value="0.450652">
                <text:p>0.45065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0.301">
                <text:p>40.301</text:p>
              </table:table-cell>
              <table:table-cell office:value-type="float" office:value="0.359206">
                <text:p>0.359206</text:p>
              </table:table-cell>
              <table:table-cell office:value-type="float" office:value="40.250971">
                <text:p>40.250971</text:p>
              </table:table-cell>
              <table:table-cell office:value-type="float" office:value="0.45537">
                <text:p>0.455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0.306">
                <text:p>40.306</text:p>
              </table:table-cell>
              <table:table-cell office:value-type="float" office:value="0.360409">
                <text:p>0.360409</text:p>
              </table:table-cell>
              <table:table-cell office:value-type="float" office:value="40.255987">
                <text:p>40.255987</text:p>
              </table:table-cell>
              <table:table-cell office:value-type="float" office:value="0.459487">
                <text:p>0.4594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0.311">
                <text:p>40.311</text:p>
              </table:table-cell>
              <table:table-cell office:value-type="float" office:value="0.361013">
                <text:p>0.361013</text:p>
              </table:table-cell>
              <table:table-cell office:value-type="float" office:value="40.260999">
                <text:p>40.260999</text:p>
              </table:table-cell>
              <table:table-cell office:value-type="float" office:value="0.463004">
                <text:p>0.46300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0.316">
                <text:p>40.316</text:p>
              </table:table-cell>
              <table:table-cell office:value-type="float" office:value="0.361018">
                <text:p>0.361018</text:p>
              </table:table-cell>
              <table:table-cell office:value-type="float" office:value="40.266009">
                <text:p>40.266009</text:p>
              </table:table-cell>
              <table:table-cell office:value-type="float" office:value="0.465921">
                <text:p>0.46592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0.321">
                <text:p>40.321</text:p>
              </table:table-cell>
              <table:table-cell office:value-type="float" office:value="0.360424">
                <text:p>0.360424</text:p>
              </table:table-cell>
              <table:table-cell office:value-type="float" office:value="40.271017">
                <text:p>40.271017</text:p>
              </table:table-cell>
              <table:table-cell office:value-type="float" office:value="0.468239">
                <text:p>0.46823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.326">
                <text:p>40.326</text:p>
              </table:table-cell>
              <table:table-cell office:value-type="float" office:value="0.359232">
                <text:p>0.359232</text:p>
              </table:table-cell>
              <table:table-cell office:value-type="float" office:value="40.276022">
                <text:p>40.276022</text:p>
              </table:table-cell>
              <table:table-cell office:value-type="float" office:value="0.469957">
                <text:p>0.46995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0.331">
                <text:p>40.331</text:p>
              </table:table-cell>
              <table:table-cell office:value-type="float" office:value="0.357441">
                <text:p>0.357441</text:p>
              </table:table-cell>
              <table:table-cell office:value-type="float" office:value="40.281025">
                <text:p>40.281025</text:p>
              </table:table-cell>
              <table:table-cell office:value-type="float" office:value="0.471077">
                <text:p>0.4710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0.336">
                <text:p>40.336</text:p>
              </table:table-cell>
              <table:table-cell office:value-type="float" office:value="0.355052">
                <text:p>0.355052</text:p>
              </table:table-cell>
              <table:table-cell office:value-type="float" office:value="40.286025">
                <text:p>40.286025</text:p>
              </table:table-cell>
              <table:table-cell office:value-type="float" office:value="0.471598">
                <text:p>0.47159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0.341">
                <text:p>40.341</text:p>
              </table:table-cell>
              <table:table-cell office:value-type="float" office:value="0.352064">
                <text:p>0.352064</text:p>
              </table:table-cell>
              <table:table-cell office:value-type="float" office:value="40.291023">
                <text:p>40.291023</text:p>
              </table:table-cell>
              <table:table-cell office:value-type="float" office:value="0.471521">
                <text:p>0.47152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0.346">
                <text:p>40.346</text:p>
              </table:table-cell>
              <table:table-cell office:value-type="float" office:value="0.348479">
                <text:p>0.348479</text:p>
              </table:table-cell>
              <table:table-cell office:value-type="float" office:value="40.296018">
                <text:p>40.296018</text:p>
              </table:table-cell>
              <table:table-cell office:value-type="float" office:value="0.470845">
                <text:p>0.47084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0.351">
                <text:p>40.351</text:p>
              </table:table-cell>
              <table:table-cell office:value-type="float" office:value="0.344296">
                <text:p>0.344296</text:p>
              </table:table-cell>
              <table:table-cell office:value-type="float" office:value="40.301011">
                <text:p>40.301011</text:p>
              </table:table-cell>
              <table:table-cell office:value-type="float" office:value="0.469571">
                <text:p>0.46957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0.356">
                <text:p>40.356</text:p>
              </table:table-cell>
              <table:table-cell office:value-type="float" office:value="0.339516">
                <text:p>0.339516</text:p>
              </table:table-cell>
              <table:table-cell office:value-type="float" office:value="40.306001">
                <text:p>40.306001</text:p>
              </table:table-cell>
              <table:table-cell office:value-type="float" office:value="0.467698">
                <text:p>0.46769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0.361">
                <text:p>40.361</text:p>
              </table:table-cell>
              <table:table-cell office:value-type="float" office:value="0.334139">
                <text:p>0.334139</text:p>
              </table:table-cell>
              <table:table-cell office:value-type="float" office:value="40.310989">
                <text:p>40.310989</text:p>
              </table:table-cell>
              <table:table-cell office:value-type="float" office:value="0.465227">
                <text:p>0.46522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0.366">
                <text:p>40.366</text:p>
              </table:table-cell>
              <table:table-cell office:value-type="float" office:value="0.328167">
                <text:p>0.328167</text:p>
              </table:table-cell>
              <table:table-cell office:value-type="float" office:value="40.315974">
                <text:p>40.315974</text:p>
              </table:table-cell>
              <table:table-cell office:value-type="float" office:value="0.462158">
                <text:p>0.46215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0.371">
                <text:p>40.371</text:p>
              </table:table-cell>
              <table:table-cell office:value-type="float" office:value="0.3216">
                <text:p>0.3216</text:p>
              </table:table-cell>
              <table:table-cell office:value-type="float" office:value="40.320957">
                <text:p>40.320957</text:p>
              </table:table-cell>
              <table:table-cell office:value-type="float" office:value="0.458491">
                <text:p>0.45849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0.376">
                <text:p>40.376</text:p>
              </table:table-cell>
              <table:table-cell office:value-type="float" office:value="0.314438">
                <text:p>0.314438</text:p>
              </table:table-cell>
              <table:table-cell office:value-type="float" office:value="40.325937">
                <text:p>40.325937</text:p>
              </table:table-cell>
              <table:table-cell office:value-type="float" office:value="0.454228">
                <text:p>0.4542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0.3809">
                <text:p>40.3809</text:p>
              </table:table-cell>
              <table:table-cell office:value-type="float" office:value="0.306682">
                <text:p>0.306682</text:p>
              </table:table-cell>
              <table:table-cell office:value-type="float" office:value="40.330915">
                <text:p>40.330915</text:p>
              </table:table-cell>
              <table:table-cell office:value-type="float" office:value="0.449367">
                <text:p>0.44936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0.3859">
                <text:p>40.3859</text:p>
              </table:table-cell>
              <table:table-cell office:value-type="float" office:value="0.298334">
                <text:p>0.298334</text:p>
              </table:table-cell>
              <table:table-cell office:value-type="float" office:value="40.33589">
                <text:p>40.33589</text:p>
              </table:table-cell>
              <table:table-cell office:value-type="float" office:value="0.44391">
                <text:p>0.4439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0.3909">
                <text:p>40.3909</text:p>
              </table:table-cell>
              <table:table-cell office:value-type="float" office:value="0.289394">
                <text:p>0.289394</text:p>
              </table:table-cell>
              <table:table-cell office:value-type="float" office:value="40.340863">
                <text:p>40.340863</text:p>
              </table:table-cell>
              <table:table-cell office:value-type="float" office:value="0.437858">
                <text:p>0.43785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0.3959">
                <text:p>40.3959</text:p>
              </table:table-cell>
              <table:table-cell office:value-type="float" office:value="0.279863">
                <text:p>0.279863</text:p>
              </table:table-cell>
              <table:table-cell office:value-type="float" office:value="40.345833">
                <text:p>40.345833</text:p>
              </table:table-cell>
              <table:table-cell office:value-type="float" office:value="0.431211">
                <text:p>0.43121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0.4008">
                <text:p>40.4008</text:p>
              </table:table-cell>
              <table:table-cell office:value-type="float" office:value="0.269743">
                <text:p>0.269743</text:p>
              </table:table-cell>
              <table:table-cell office:value-type="float" office:value="40.350801">
                <text:p>40.350801</text:p>
              </table:table-cell>
              <table:table-cell office:value-type="float" office:value="0.42397">
                <text:p>0.4239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0.4058">
                <text:p>40.4058</text:p>
              </table:table-cell>
              <table:table-cell office:value-type="float" office:value="0.259034">
                <text:p>0.259034</text:p>
              </table:table-cell>
              <table:table-cell office:value-type="float" office:value="40.355767">
                <text:p>40.355767</text:p>
              </table:table-cell>
              <table:table-cell office:value-type="float" office:value="0.416135">
                <text:p>0.41613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0.4108">
                <text:p>40.4108</text:p>
              </table:table-cell>
              <table:table-cell office:value-type="float" office:value="0.247737">
                <text:p>0.247737</text:p>
              </table:table-cell>
              <table:table-cell office:value-type="float" office:value="40.360729">
                <text:p>40.360729</text:p>
              </table:table-cell>
              <table:table-cell office:value-type="float" office:value="0.407708">
                <text:p>0.40770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0.4157">
                <text:p>40.4157</text:p>
              </table:table-cell>
              <table:table-cell office:value-type="float" office:value="0.235855">
                <text:p>0.235855</text:p>
              </table:table-cell>
              <table:table-cell office:value-type="float" office:value="40.36569">
                <text:p>40.36569</text:p>
              </table:table-cell>
              <table:table-cell office:value-type="float" office:value="0.39869">
                <text:p>0.3986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0.4207">
                <text:p>40.4207</text:p>
              </table:table-cell>
              <table:table-cell office:value-type="float" office:value="0.223388">
                <text:p>0.223388</text:p>
              </table:table-cell>
              <table:table-cell office:value-type="float" office:value="40.370648">
                <text:p>40.370648</text:p>
              </table:table-cell>
              <table:table-cell office:value-type="float" office:value="0.389081">
                <text:p>0.38908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0.4257">
                <text:p>40.4257</text:p>
              </table:table-cell>
              <table:table-cell office:value-type="float" office:value="0.210338">
                <text:p>0.210338</text:p>
              </table:table-cell>
              <table:table-cell office:value-type="float" office:value="40.375604">
                <text:p>40.375604</text:p>
              </table:table-cell>
              <table:table-cell office:value-type="float" office:value="0.378883">
                <text:p>0.37888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0.4306">
                <text:p>40.4306</text:p>
              </table:table-cell>
              <table:table-cell office:value-type="float" office:value="0.196706">
                <text:p>0.196706</text:p>
              </table:table-cell>
              <table:table-cell office:value-type="float" office:value="40.380557">
                <text:p>40.380557</text:p>
              </table:table-cell>
              <table:table-cell office:value-type="float" office:value="0.368096">
                <text:p>0.36809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0.4356">
                <text:p>40.4356</text:p>
              </table:table-cell>
              <table:table-cell office:value-type="float" office:value="0.182494">
                <text:p>0.182494</text:p>
              </table:table-cell>
              <table:table-cell office:value-type="float" office:value="40.385507">
                <text:p>40.385507</text:p>
              </table:table-cell>
              <table:table-cell office:value-type="float" office:value="0.356723">
                <text:p>0.3567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0.4405">
                <text:p>40.4405</text:p>
              </table:table-cell>
              <table:table-cell office:value-type="float" office:value="0.167704">
                <text:p>0.167704</text:p>
              </table:table-cell>
              <table:table-cell office:value-type="float" office:value="40.390455">
                <text:p>40.390455</text:p>
              </table:table-cell>
              <table:table-cell office:value-type="float" office:value="0.344764">
                <text:p>0.34476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0.4455">
                <text:p>40.4455</text:p>
              </table:table-cell>
              <table:table-cell office:value-type="float" office:value="0.152336">
                <text:p>0.152336</text:p>
              </table:table-cell>
              <table:table-cell office:value-type="float" office:value="40.395401">
                <text:p>40.395401</text:p>
              </table:table-cell>
              <table:table-cell office:value-type="float" office:value="0.332221">
                <text:p>0.33222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0.4504">
                <text:p>40.4504</text:p>
              </table:table-cell>
              <table:table-cell office:value-type="float" office:value="0.136394">
                <text:p>0.136394</text:p>
              </table:table-cell>
              <table:table-cell office:value-type="float" office:value="40.400345">
                <text:p>40.400345</text:p>
              </table:table-cell>
              <table:table-cell office:value-type="float" office:value="0.319095">
                <text:p>0.31909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0.4553">
                <text:p>40.4553</text:p>
              </table:table-cell>
              <table:table-cell office:value-type="float" office:value="0.119878">
                <text:p>0.119878</text:p>
              </table:table-cell>
              <table:table-cell office:value-type="float" office:value="40.405285">
                <text:p>40.405285</text:p>
              </table:table-cell>
              <table:table-cell office:value-type="float" office:value="0.305388">
                <text:p>0.30538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0.4603">
                <text:p>40.4603</text:p>
              </table:table-cell>
              <table:table-cell office:value-type="float" office:value="0.10279">
                <text:p>0.10279</text:p>
              </table:table-cell>
              <table:table-cell office:value-type="float" office:value="40.410224">
                <text:p>40.410224</text:p>
              </table:table-cell>
              <table:table-cell office:value-type="float" office:value="0.291101">
                <text:p>0.29110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0.4652">
                <text:p>40.4652</text:p>
              </table:table-cell>
              <table:table-cell office:value-type="float" office:value="0.0851334">
                <text:p>0.0851334</text:p>
              </table:table-cell>
              <table:table-cell office:value-type="float" office:value="40.41516">
                <text:p>40.41516</text:p>
              </table:table-cell>
              <table:table-cell office:value-type="float" office:value="0.276236">
                <text:p>0.2762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0.4702">
                <text:p>40.4702</text:p>
              </table:table-cell>
              <table:table-cell office:value-type="float" office:value="0.0669089">
                <text:p>0.0669089</text:p>
              </table:table-cell>
              <table:table-cell office:value-type="float" office:value="40.420093">
                <text:p>40.420093</text:p>
              </table:table-cell>
              <table:table-cell office:value-type="float" office:value="0.260794">
                <text:p>0.26079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.4751">
                <text:p>40.4751</text:p>
              </table:table-cell>
              <table:table-cell office:value-type="float" office:value="0.0481188">
                <text:p>0.0481188</text:p>
              </table:table-cell>
              <table:table-cell office:value-type="float" office:value="40.425025">
                <text:p>40.425025</text:p>
              </table:table-cell>
              <table:table-cell office:value-type="float" office:value="0.244778">
                <text:p>0.24477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.48">
                <text:p>40.48</text:p>
              </table:table-cell>
              <table:table-cell office:value-type="float" office:value="0.0287653">
                <text:p>0.0287653</text:p>
              </table:table-cell>
              <table:table-cell office:value-type="float" office:value="40.429953">
                <text:p>40.429953</text:p>
              </table:table-cell>
              <table:table-cell office:value-type="float" office:value="0.228189">
                <text:p>0.22818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.485">
                <text:p>40.485</text:p>
              </table:table-cell>
              <table:table-cell office:value-type="float" office:value="0.00885047">
                <text:p>0.00885047</text:p>
              </table:table-cell>
              <table:table-cell office:value-type="float" office:value="40.434879">
                <text:p>40.434879</text:p>
              </table:table-cell>
              <table:table-cell office:value-type="float" office:value="0.211028">
                <text:p>0.21102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.4899">
                <text:p>40.4899</text:p>
              </table:table-cell>
              <table:table-cell office:value-type="float" office:value="0">
                <text:p>0</text:p>
              </table:table-cell>
              <table:table-cell office:value-type="float" office:value="40.439803">
                <text:p>40.439803</text:p>
              </table:table-cell>
              <table:table-cell office:value-type="float" office:value="0.193299">
                <text:p>0.19329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.5293">
                <text:p>40.5293</text:p>
              </table:table-cell>
              <table:table-cell office:value-type="float" office:value="0">
                <text:p>0</text:p>
              </table:table-cell>
              <table:table-cell office:value-type="float" office:value="40.444725">
                <text:p>40.444725</text:p>
              </table:table-cell>
              <table:table-cell office:value-type="float" office:value="0.175003">
                <text:p>0.17500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.5342">
                <text:p>40.5342</text:p>
              </table:table-cell>
              <table:table-cell office:value-type="float" office:value="0.0204739">
                <text:p>0.0204739</text:p>
              </table:table-cell>
              <table:table-cell office:value-type="float" office:value="40.449644">
                <text:p>40.449644</text:p>
              </table:table-cell>
              <table:table-cell office:value-type="float" office:value="0.156141">
                <text:p>0.15614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0.5391">
                <text:p>40.5391</text:p>
              </table:table-cell>
              <table:table-cell office:value-type="float" office:value="0.0403072">
                <text:p>0.0403072</text:p>
              </table:table-cell>
              <table:table-cell office:value-type="float" office:value="40.45456">
                <text:p>40.45456</text:p>
              </table:table-cell>
              <table:table-cell office:value-type="float" office:value="0.136717">
                <text:p>0.13671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0.544">
                <text:p>40.544</text:p>
              </table:table-cell>
              <table:table-cell office:value-type="float" office:value="0.0595023">
                <text:p>0.0595023</text:p>
              </table:table-cell>
              <table:table-cell office:value-type="float" office:value="40.459474">
                <text:p>40.459474</text:p>
              </table:table-cell>
              <table:table-cell office:value-type="float" office:value="0.116731">
                <text:p>0.11673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.549">
                <text:p>40.549</text:p>
              </table:table-cell>
              <table:table-cell office:value-type="float" office:value="0.0780619">
                <text:p>0.0780619</text:p>
              </table:table-cell>
              <table:table-cell office:value-type="float" office:value="40.464386">
                <text:p>40.464386</text:p>
              </table:table-cell>
              <table:table-cell office:value-type="float" office:value="0.096187">
                <text:p>0.09618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.5539">
                <text:p>40.5539</text:p>
              </table:table-cell>
              <table:table-cell office:value-type="float" office:value="0.0959882">
                <text:p>0.0959882</text:p>
              </table:table-cell>
              <table:table-cell office:value-type="float" office:value="40.469295">
                <text:p>40.469295</text:p>
              </table:table-cell>
              <table:table-cell office:value-type="float" office:value="0.075087">
                <text:p>0.07508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.5588">
                <text:p>40.5588</text:p>
              </table:table-cell>
              <table:table-cell office:value-type="float" office:value="0.113284">
                <text:p>0.113284</text:p>
              </table:table-cell>
              <table:table-cell office:value-type="float" office:value="40.474202">
                <text:p>40.474202</text:p>
              </table:table-cell>
              <table:table-cell office:value-type="float" office:value="0.053433">
                <text:p>0.05343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0.5637">
                <text:p>40.5637</text:p>
              </table:table-cell>
              <table:table-cell office:value-type="float" office:value="0.12995">
                <text:p>0.12995</text:p>
              </table:table-cell>
              <table:table-cell office:value-type="float" office:value="40.479107">
                <text:p>40.479107</text:p>
              </table:table-cell>
              <table:table-cell office:value-type="float" office:value="0.031227">
                <text:p>0.03122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.5686">
                <text:p>40.5686</text:p>
              </table:table-cell>
              <table:table-cell office:value-type="float" office:value="0.145991">
                <text:p>0.145991</text:p>
              </table:table-cell>
              <table:table-cell office:value-type="float" office:value="40.484009">
                <text:p>40.484009</text:p>
              </table:table-cell>
              <table:table-cell office:value-type="float" office:value="0.008472">
                <text:p>0.00847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0.5735">
                <text:p>40.5735</text:p>
              </table:table-cell>
              <table:table-cell office:value-type="float" office:value="0.161407">
                <text:p>0.161407</text:p>
              </table:table-cell>
              <table:table-cell office:value-type="float" office:value="40.488909">
                <text:p>40.48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.5784">
                <text:p>40.5784</text:p>
              </table:table-cell>
              <table:table-cell office:value-type="float" office:value="0.1762">
                <text:p>0.1762</text:p>
              </table:table-cell>
              <table:table-cell office:value-type="float" office:value="40.528087">
                <text:p>40.52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.5833">
                <text:p>40.5833</text:p>
              </table:table-cell>
              <table:table-cell office:value-type="float" office:value="0.190372">
                <text:p>0.190372</text:p>
              </table:table-cell>
              <table:table-cell office:value-type="float" office:value="40.532984">
                <text:p>40.532984</text:p>
              </table:table-cell>
              <table:table-cell office:value-type="float" office:value="0.023846">
                <text:p>0.0238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.5882">
                <text:p>40.5882</text:p>
              </table:table-cell>
              <table:table-cell office:value-type="float" office:value="0.203926">
                <text:p>0.203926</text:p>
              </table:table-cell>
              <table:table-cell office:value-type="float" office:value="40.537879">
                <text:p>40.537879</text:p>
              </table:table-cell>
              <table:table-cell office:value-type="float" office:value="0.047037">
                <text:p>0.04703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.5931">
                <text:p>40.5931</text:p>
              </table:table-cell>
              <table:table-cell office:value-type="float" office:value="0.216863">
                <text:p>0.216863</text:p>
              </table:table-cell>
              <table:table-cell office:value-type="float" office:value="40.542772">
                <text:p>40.542772</text:p>
              </table:table-cell>
              <table:table-cell office:value-type="float" office:value="0.069576">
                <text:p>0.0695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0.598">
                <text:p>40.598</text:p>
              </table:table-cell>
              <table:table-cell office:value-type="float" office:value="0.229184">
                <text:p>0.229184</text:p>
              </table:table-cell>
              <table:table-cell office:value-type="float" office:value="40.547662">
                <text:p>40.547662</text:p>
              </table:table-cell>
              <table:table-cell office:value-type="float" office:value="0.091465">
                <text:p>0.09146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.6029">
                <text:p>40.6029</text:p>
              </table:table-cell>
              <table:table-cell office:value-type="float" office:value="0.240891">
                <text:p>0.240891</text:p>
              </table:table-cell>
              <table:table-cell office:value-type="float" office:value="40.552549">
                <text:p>40.552549</text:p>
              </table:table-cell>
              <table:table-cell office:value-type="float" office:value="0.112707">
                <text:p>0.11270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.6078">
                <text:p>40.6078</text:p>
              </table:table-cell>
              <table:table-cell office:value-type="float" office:value="0.251986">
                <text:p>0.251986</text:p>
              </table:table-cell>
              <table:table-cell office:value-type="float" office:value="40.557435">
                <text:p>40.557435</text:p>
              </table:table-cell>
              <table:table-cell office:value-type="float" office:value="0.133306">
                <text:p>0.13330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.6126">
                <text:p>40.6126</text:p>
              </table:table-cell>
              <table:table-cell office:value-type="float" office:value="0.26247">
                <text:p>0.26247</text:p>
              </table:table-cell>
              <table:table-cell office:value-type="float" office:value="40.562318">
                <text:p>40.562318</text:p>
              </table:table-cell>
              <table:table-cell office:value-type="float" office:value="0.153264">
                <text:p>0.15326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0.6175">
                <text:p>40.6175</text:p>
              </table:table-cell>
              <table:table-cell office:value-type="float" office:value="0.272344">
                <text:p>0.272344</text:p>
              </table:table-cell>
              <table:table-cell office:value-type="float" office:value="40.567198">
                <text:p>40.567198</text:p>
              </table:table-cell>
              <table:table-cell office:value-type="float" office:value="0.172584">
                <text:p>0.17258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.6224">
                <text:p>40.6224</text:p>
              </table:table-cell>
              <table:table-cell office:value-type="float" office:value="0.281609">
                <text:p>0.281609</text:p>
              </table:table-cell>
              <table:table-cell office:value-type="float" office:value="40.572076">
                <text:p>40.572076</text:p>
              </table:table-cell>
              <table:table-cell office:value-type="float" office:value="0.191268">
                <text:p>0.19126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.6273">
                <text:p>40.6273</text:p>
              </table:table-cell>
              <table:table-cell office:value-type="float" office:value="0.290267">
                <text:p>0.290267</text:p>
              </table:table-cell>
              <table:table-cell office:value-type="float" office:value="40.576952">
                <text:p>40.576952</text:p>
              </table:table-cell>
              <table:table-cell office:value-type="float" office:value="0.209318">
                <text:p>0.20931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.6322">
                <text:p>40.6322</text:p>
              </table:table-cell>
              <table:table-cell office:value-type="float" office:value="0.298319">
                <text:p>0.298319</text:p>
              </table:table-cell>
              <table:table-cell office:value-type="float" office:value="40.581826">
                <text:p>40.581826</text:p>
              </table:table-cell>
              <table:table-cell office:value-type="float" office:value="0.226737">
                <text:p>0.22673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.637">
                <text:p>40.637</text:p>
              </table:table-cell>
              <table:table-cell office:value-type="float" office:value="0.305766">
                <text:p>0.305766</text:p>
              </table:table-cell>
              <table:table-cell office:value-type="float" office:value="40.586697">
                <text:p>40.586697</text:p>
              </table:table-cell>
              <table:table-cell office:value-type="float" office:value="0.243527">
                <text:p>0.2435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.6419">
                <text:p>40.6419</text:p>
              </table:table-cell>
              <table:table-cell office:value-type="float" office:value="0.312608">
                <text:p>0.312608</text:p>
              </table:table-cell>
              <table:table-cell office:value-type="float" office:value="40.591565">
                <text:p>40.591565</text:p>
              </table:table-cell>
              <table:table-cell office:value-type="float" office:value="0.259691">
                <text:p>0.25969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.6468">
                <text:p>40.6468</text:p>
              </table:table-cell>
              <table:table-cell office:value-type="float" office:value="0.318847">
                <text:p>0.318847</text:p>
              </table:table-cell>
              <table:table-cell office:value-type="float" office:value="40.596432">
                <text:p>40.596432</text:p>
              </table:table-cell>
              <table:table-cell office:value-type="float" office:value="0.27523">
                <text:p>0.2752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.6516">
                <text:p>40.6516</text:p>
              </table:table-cell>
              <table:table-cell office:value-type="float" office:value="0.324483">
                <text:p>0.324483</text:p>
              </table:table-cell>
              <table:table-cell office:value-type="float" office:value="40.601296">
                <text:p>40.601296</text:p>
              </table:table-cell>
              <table:table-cell office:value-type="float" office:value="0.290146">
                <text:p>0.29014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40.6565">
                <text:p>40.6565</text:p>
              </table:table-cell>
              <table:table-cell office:value-type="float" office:value="0.329517">
                <text:p>0.329517</text:p>
              </table:table-cell>
              <table:table-cell office:value-type="float" office:value="40.606157">
                <text:p>40.606157</text:p>
              </table:table-cell>
              <table:table-cell office:value-type="float" office:value="0.304441">
                <text:p>0.30444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0.6614">
                <text:p>40.6614</text:p>
              </table:table-cell>
              <table:table-cell office:value-type="float" office:value="0.33395">
                <text:p>0.33395</text:p>
              </table:table-cell>
              <table:table-cell office:value-type="float" office:value="40.611016">
                <text:p>40.611016</text:p>
              </table:table-cell>
              <table:table-cell office:value-type="float" office:value="0.318118">
                <text:p>0.31811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0.6662">
                <text:p>40.6662</text:p>
              </table:table-cell>
              <table:table-cell office:value-type="float" office:value="0.337783">
                <text:p>0.337783</text:p>
              </table:table-cell>
              <table:table-cell office:value-type="float" office:value="40.615873">
                <text:p>40.615873</text:p>
              </table:table-cell>
              <table:table-cell office:value-type="float" office:value="0.331177">
                <text:p>0.33117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0.6711">
                <text:p>40.6711</text:p>
              </table:table-cell>
              <table:table-cell office:value-type="float" office:value="0.341015">
                <text:p>0.341015</text:p>
              </table:table-cell>
              <table:table-cell office:value-type="float" office:value="40.620728">
                <text:p>40.620728</text:p>
              </table:table-cell>
              <table:table-cell office:value-type="float" office:value="0.34362">
                <text:p>0.3436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0.6759">
                <text:p>40.6759</text:p>
              </table:table-cell>
              <table:table-cell office:value-type="float" office:value="0.343647">
                <text:p>0.343647</text:p>
              </table:table-cell>
              <table:table-cell office:value-type="float" office:value="40.62558">
                <text:p>40.62558</text:p>
              </table:table-cell>
              <table:table-cell office:value-type="float" office:value="0.35545">
                <text:p>0.3554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.6808">
                <text:p>40.6808</text:p>
              </table:table-cell>
              <table:table-cell office:value-type="float" office:value="0.34568">
                <text:p>0.34568</text:p>
              </table:table-cell>
              <table:table-cell office:value-type="float" office:value="40.63043">
                <text:p>40.63043</text:p>
              </table:table-cell>
              <table:table-cell office:value-type="float" office:value="0.366667">
                <text:p>0.3666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0.6856">
                <text:p>40.6856</text:p>
              </table:table-cell>
              <table:table-cell office:value-type="float" office:value="0.347114">
                <text:p>0.347114</text:p>
              </table:table-cell>
              <table:table-cell office:value-type="float" office:value="40.635277">
                <text:p>40.635277</text:p>
              </table:table-cell>
              <table:table-cell office:value-type="float" office:value="0.377273">
                <text:p>0.37727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.6905">
                <text:p>40.6905</text:p>
              </table:table-cell>
              <table:table-cell office:value-type="float" office:value="0.347948">
                <text:p>0.347948</text:p>
              </table:table-cell>
              <table:table-cell office:value-type="float" office:value="40.640122">
                <text:p>40.640122</text:p>
              </table:table-cell>
              <table:table-cell office:value-type="float" office:value="0.387269">
                <text:p>0.38726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0.6953">
                <text:p>40.6953</text:p>
              </table:table-cell>
              <table:table-cell office:value-type="float" office:value="0.348184">
                <text:p>0.348184</text:p>
              </table:table-cell>
              <table:table-cell office:value-type="float" office:value="40.644965">
                <text:p>40.644965</text:p>
              </table:table-cell>
              <table:table-cell office:value-type="float" office:value="0.396656">
                <text:p>0.3966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0.7002">
                <text:p>40.7002</text:p>
              </table:table-cell>
              <table:table-cell office:value-type="float" office:value="0.347821">
                <text:p>0.347821</text:p>
              </table:table-cell>
              <table:table-cell office:value-type="float" office:value="40.649805">
                <text:p>40.649805</text:p>
              </table:table-cell>
              <table:table-cell office:value-type="float" office:value="0.405436">
                <text:p>0.40543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.705">
                <text:p>40.705</text:p>
              </table:table-cell>
              <table:table-cell office:value-type="float" office:value="0.34686">
                <text:p>0.34686</text:p>
              </table:table-cell>
              <table:table-cell office:value-type="float" office:value="40.654643">
                <text:p>40.654643</text:p>
              </table:table-cell>
              <table:table-cell office:value-type="float" office:value="0.41361">
                <text:p>0.413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0.7099">
                <text:p>40.7099</text:p>
              </table:table-cell>
              <table:table-cell office:value-type="float" office:value="0.345299">
                <text:p>0.345299</text:p>
              </table:table-cell>
              <table:table-cell office:value-type="float" office:value="40.659479">
                <text:p>40.659479</text:p>
              </table:table-cell>
              <table:table-cell office:value-type="float" office:value="0.421179">
                <text:p>0.42117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0.7147">
                <text:p>40.7147</text:p>
              </table:table-cell>
              <table:table-cell office:value-type="float" office:value="0.343141">
                <text:p>0.343141</text:p>
              </table:table-cell>
              <table:table-cell office:value-type="float" office:value="40.664312">
                <text:p>40.664312</text:p>
              </table:table-cell>
              <table:table-cell office:value-type="float" office:value="0.428143">
                <text:p>0.42814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40.7195">
                <text:p>40.7195</text:p>
              </table:table-cell>
              <table:table-cell office:value-type="float" office:value="0.340383">
                <text:p>0.340383</text:p>
              </table:table-cell>
              <table:table-cell office:value-type="float" office:value="40.669143">
                <text:p>40.669143</text:p>
              </table:table-cell>
              <table:table-cell office:value-type="float" office:value="0.434504">
                <text:p>0.43450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.7244">
                <text:p>40.7244</text:p>
              </table:table-cell>
              <table:table-cell office:value-type="float" office:value="0.337028">
                <text:p>0.337028</text:p>
              </table:table-cell>
              <table:table-cell office:value-type="float" office:value="40.673972">
                <text:p>40.673972</text:p>
              </table:table-cell>
              <table:table-cell office:value-type="float" office:value="0.440262">
                <text:p>0.44026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40.7292">
                <text:p>40.7292</text:p>
              </table:table-cell>
              <table:table-cell office:value-type="float" office:value="0.333076">
                <text:p>0.333076</text:p>
              </table:table-cell>
              <table:table-cell office:value-type="float" office:value="40.678798">
                <text:p>40.678798</text:p>
              </table:table-cell>
              <table:table-cell office:value-type="float" office:value="0.445419">
                <text:p>0.44541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.734">
                <text:p>40.734</text:p>
              </table:table-cell>
              <table:table-cell office:value-type="float" office:value="0.328526">
                <text:p>0.328526</text:p>
              </table:table-cell>
              <table:table-cell office:value-type="float" office:value="40.683622">
                <text:p>40.683622</text:p>
              </table:table-cell>
              <table:table-cell office:value-type="float" office:value="0.449974">
                <text:p>0.449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